
<file path=META-INF/manifest.xml><?xml version="1.0" encoding="utf-8"?>
<manifest:manifest xmlns:manifest="urn:oasis:names:tc:opendocument:xmlns:manifest:1.0">
  <manifest:file-entry manifest:full-path="/" manifest:media-type="application/vnd.oasis.opendocument.spreadsheet"/>
  <manifest:file-entry manifest:full-path="Object 1/" manifest:media-type="application/vnd.oasis.opendocument.chart"/>
  <manifest:file-entry manifest:full-path="styles.xml" manifest:media-type="text/xml"/>
  <manifest:file-entry manifest:full-path="Object 1/styles.xml" manifest:media-type="text/xml"/>
  <manifest:file-entry manifest:full-path="Object 1/content.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0"/>
    <style:style style:name="ce3" style:family="table-cell" style:parent-style-name="pd1" style:data-style-name="N0">
      <style:table-cell-properties fo:border="thin solid #000000" style:vertical-align="top" style:repeat-content="false"/>
      <style:paragraph-properties fo:text-align="center"/>
      <style:text-properties fo:font-weight="bold" style:font-weight-asian="bold" style:font-weight-complex="bold"/>
    </style:style>
    <style:style style:name="ce4" style:family="table-cell" style:parent-style-name="Default" style:data-style-name="N0">
      <style:table-cell-properties fo:border-top="thin solid #999999" fo:border-bottom="none" fo:border-left="thin solid #999999" fo:border-right="none"/>
    </style:style>
    <style:style style:name="ce5" style:family="table-cell" style:parent-style-name="Default" style:data-style-name="N0">
      <style:table-cell-properties fo:border-top="thin solid #999999" fo:border-bottom="none" fo:border-left="thin solid #999999" fo:border-right="thin solid #999999"/>
    </style:style>
    <style:style style:name="ce6" style:family="table-cell" style:parent-style-name="Default" style:data-style-name="N0">
      <style:table-cell-properties fo:border-top="thin solid #999999" fo:border-bottom="none" fo:border-left="thin solid #999999" fo:border-right="none" style:vertical-align="automatic" style:repeat-content="false"/>
      <style:paragraph-properties fo:text-align="start" fo:margin-left="0cm"/>
    </style:style>
    <style:style style:name="ce7" style:family="table-cell" style:parent-style-name="Default" style:data-style-name="N0">
      <style:table-cell-properties fo:border-top="thin solid #999999" fo:border-bottom="none" fo:border-left="thin solid #999999" fo:border-right="thin solid #999999"/>
    </style:style>
    <style:style style:name="ce8" style:family="table-cell" style:parent-style-name="Default" style:data-style-name="N0">
      <style:table-cell-properties fo:border-top="thin solid #FFFFFF" fo:border-bottom="none" fo:border-left="thin solid #999999" fo:border-right="none" style:vertical-align="automatic" style:repeat-content="false"/>
      <style:paragraph-properties fo:text-align="start" fo:margin-left="0cm"/>
    </style:style>
    <style:style style:name="ce9" style:family="table-cell" style:parent-style-name="Default" style:data-style-name="N0">
      <style:table-cell-properties fo:border-top="thin solid #FFFFFF" fo:border-bottom="none" fo:border-left="thin solid #999999" fo:border-right="thin solid #999999"/>
    </style:style>
    <style:style style:name="ce10" style:family="table-cell" style:parent-style-name="Default" style:data-style-name="N0">
      <style:table-cell-properties fo:border-top="thin solid #999999" fo:border-bottom="thin solid #999999" fo:border-left="thin solid #999999" fo:border-right="none" style:vertical-align="automatic" style:repeat-content="false"/>
      <style:paragraph-properties fo:text-align="start" fo:margin-left="0cm"/>
    </style:style>
    <style:style style:name="ce11" style:family="table-cell" style:parent-style-name="Default" style:data-style-name="N0">
      <style:table-cell-properties fo:border="thin solid #999999"/>
    </style:style>
    <style:style style:name="ce12" style:family="table-cell" style:parent-style-name="pd1" style:data-style-name="N0">
      <style:table-cell-properties fo:border="thin solid #000000" style:vertical-align="top" style:repeat-content="false"/>
      <style:paragraph-properties fo:text-align="start" fo:margin-left="0cm"/>
      <style:text-properties fo:font-weight="normal" style:font-weight-asian="normal" style:font-weight-complex="normal"/>
    </style:style>
    <style:style style:name="co1" style:family="table-column">
      <style:table-column-properties fo:break-before="auto" style:column-width="5.50333333333333cm" style:use-optimal-column-width="true"/>
    </style:style>
    <style:style style:name="co2" style:family="table-column">
      <style:table-column-properties fo:break-before="auto" style:column-width="3.83645833333333cm" style:use-optimal-column-width="true"/>
    </style:style>
    <style:style style:name="co3" style:family="table-column">
      <style:table-column-properties fo:break-before="auto" style:column-width="1.69333333333333cm"/>
    </style:style>
    <style:style style:name="co4" style:family="table-column">
      <style:table-column-properties fo:break-before="auto" style:column-width="2.24895833333333cm"/>
    </style:style>
    <style:style style:name="co5" style:family="table-column">
      <style:table-column-properties fo:break-before="auto" style:column-width="47.3604166666667cm" style:use-optimal-column-width="true"/>
    </style:style>
    <style:style style:name="ro1" style:family="table-row">
      <style:table-row-properties style:row-height="12.7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0">
      <style:graphic-properties/>
    </style:style>
  </office:automatic-styles>
  <office:body>
    <office:spreadsheet>
      <table:calculation-settings table:case-sensitive="true" table:search-criteria-must-apply-to-whole-cell="true" table:use-wildcards="false" table:use-regular-expressions="false" table:automatic-find-labels="false"/>
      <table:table table:name="Planilha1" table:style-name="ta1">
        <table:table-column table:style-name="co1" table:default-cell-style-name="ce1"/>
        <table:table-column table:style-name="co2" table:default-cell-style-name="ce1"/>
        <table:table-column table:style-name="co3" table:number-columns-repeated="16382" table:default-cell-style-name="ce1"/>
        <table:table-row table:number-rows-repeated="2" table:style-name="ro1">
          <table:table-cell table:number-columns-repeated="16384"/>
        </table:table-row>
        <table:table-row table:style-name="ro1">
          <table:table-cell office:value-type="string" table:style-name="ce4">
            <text:p>Rótulos de Linha</text:p>
          </table:table-cell>
          <table:table-cell office:value-type="string" table:style-name="ce5">
            <text:p>Contagem de Demanda</text:p>
          </table:table-cell>
          <table:table-cell table:number-columns-repeated="16382"/>
        </table:table-row>
        <table:table-row table:style-name="ro1">
          <table:table-cell office:value-type="string" table:style-name="ce6">
            <text:p>Seguro de Pessoas</text:p>
          </table:table-cell>
          <table:table-cell office:value-type="float" office:value="377" table:style-name="ce7">
            <text:p>377</text:p>
          </table:table-cell>
          <table:table-cell table:number-columns-repeated="16382"/>
        </table:table-row>
        <table:table-row table:style-name="ro1">
          <table:table-cell office:value-type="string" table:style-name="ce8">
            <text:p>Previdência Complementar Aberta</text:p>
          </table:table-cell>
          <table:table-cell office:value-type="float" office:value="377" table:style-name="ce9">
            <text:p>377</text:p>
          </table:table-cell>
          <table:table-cell table:number-columns-repeated="16382"/>
        </table:table-row>
        <table:table-row table:style-name="ro1">
          <table:table-cell office:value-type="string" table:style-name="ce8">
            <text:p>Seguro de Danos</text:p>
          </table:table-cell>
          <table:table-cell office:value-type="float" office:value="376" table:style-name="ce9">
            <text:p>376</text:p>
          </table:table-cell>
          <table:table-cell table:number-columns-repeated="16382"/>
        </table:table-row>
        <table:table-row table:style-name="ro1">
          <table:table-cell office:value-type="string" table:style-name="ce8">
            <text:p>Cadastro</text:p>
          </table:table-cell>
          <table:table-cell office:value-type="float" office:value="376" table:style-name="ce9">
            <text:p>376</text:p>
          </table:table-cell>
          <table:table-cell table:number-columns-repeated="16382"/>
        </table:table-row>
        <table:table-row table:style-name="ro1">
          <table:table-cell office:value-type="string" table:style-name="ce8">
            <text:p>Seguro Garantia</text:p>
          </table:table-cell>
          <table:table-cell office:value-type="float" office:value="371" table:style-name="ce9">
            <text:p>371</text:p>
          </table:table-cell>
          <table:table-cell table:number-columns-repeated="4"/>
          <table:table-cell table:style-name="ce1">
            <draw:frame draw:z-index="1" draw:id="id0" draw:style-name="a0" draw:name="Gráfico 1" svg:x="0.35417in" svg:y="0.08854in" svg:width="7.33333in" svg:height="4.63021in" style:rel-width="scale" style:rel-height="scale">
              <draw:object xlink:href="Object 1/" xlink:type="simple" xlink:show="embed" xlink:actuate="onLoad"/>
              <svg:title/>
              <svg:desc/>
            </draw:frame>
          </table:table-cell>
          <table:table-cell table:number-columns-repeated="16377"/>
        </table:table-row>
        <table:table-row table:style-name="ro1">
          <table:table-cell office:value-type="string" table:style-name="ce8">
            <text:p>Não identificada</text:p>
          </table:table-cell>
          <table:table-cell office:value-type="float" office:value="367" table:style-name="ce9">
            <text:p>367</text:p>
          </table:table-cell>
          <table:table-cell table:number-columns-repeated="16382"/>
        </table:table-row>
        <table:table-row table:style-name="ro1">
          <table:table-cell office:value-type="string" table:style-name="ce8">
            <text:p>Outros</text:p>
          </table:table-cell>
          <table:table-cell office:value-type="float" office:value="347" table:style-name="ce9">
            <text:p>347</text:p>
          </table:table-cell>
          <table:table-cell table:number-columns-repeated="16382"/>
        </table:table-row>
        <table:table-row table:style-name="ro1">
          <table:table-cell office:value-type="string" table:style-name="ce8">
            <text:p>Seguro de Automoveis</text:p>
          </table:table-cell>
          <table:table-cell office:value-type="float" office:value="287" table:style-name="ce9">
            <text:p>287</text:p>
          </table:table-cell>
          <table:table-cell table:number-columns-repeated="16382"/>
        </table:table-row>
        <table:table-row table:style-name="ro1">
          <table:table-cell office:value-type="string" table:style-name="ce8">
            <text:p>DPVAT/SPVAT</text:p>
          </table:table-cell>
          <table:table-cell office:value-type="float" office:value="27" table:style-name="ce9">
            <text:p>27</text:p>
          </table:table-cell>
          <table:table-cell table:number-columns-repeated="16382"/>
        </table:table-row>
        <table:table-row table:style-name="ro1">
          <table:table-cell office:value-type="string" table:style-name="ce10">
            <text:p>Total Geral</text:p>
          </table:table-cell>
          <table:table-cell office:value-type="float" office:value="2905" table:style-name="ce11">
            <text:p>2905</text:p>
          </table:table-cell>
          <table:table-cell table:number-columns-repeated="16382"/>
        </table:table-row>
        <table:table-row table:number-rows-repeated="1048563" table:style-name="ro1">
          <table:table-cell table:number-columns-repeated="16384"/>
        </table:table-row>
      </table:table>
      <table:table table:name="Sheet1" table:style-name="ta2">
        <table:table-column table:style-name="co4" table:default-cell-style-name="ce1"/>
        <table:table-column table:style-name="co5" table:default-cell-style-name="ce1"/>
        <table:table-column table:style-name="co1" table:default-cell-style-name="ce1"/>
        <table:table-column table:style-name="co3" table:number-columns-repeated="16381" table:default-cell-style-name="ce1"/>
        <table:table-row table:style-name="ro1">
          <table:table-cell office:value-type="string" table:style-name="ce2">
            <text:p>Coluna1</text:p>
          </table:table-cell>
          <table:table-cell office:value-type="string" table:style-name="ce3">
            <text:p>Demanda</text:p>
          </table:table-cell>
          <table:table-cell office:value-type="string" table:style-name="ce3">
            <text:p>Categoria</text:p>
          </table:table-cell>
          <table:table-cell table:number-columns-repeated="16381"/>
        </table:table-row>
        <table:table-row table:style-name="ro1">
          <table:table-cell office:value-type="float" office:value="709" table:style-name="ce3">
            <text:p>709</text:p>
          </table:table-cell>
          <table:table-cell office:value-type="string" table:style-name="ce2">
            <text:p>Documentos encaminhados no dia 33/33/3333, e até o momento nossa SUSEP consta em sistema como suspensa. Precisamos de agilidade, tendo em vista que precisamos dela ativa para comercializar, renovar e endossar os seguros. Atenciosamente Samir</text:p>
          </table:table-cell>
          <table:table-cell office:value-type="string" table:style-name="ce2">
            <text:p>Cadastro</text:p>
          </table:table-cell>
          <table:table-cell table:number-columns-repeated="16381"/>
        </table:table-row>
        <table:table-row table:style-name="ro1">
          <table:table-cell office:value-type="float" office:value="1249" table:style-name="ce3">
            <text:p>1249</text:p>
          </table:table-cell>
          <table:table-cell office:value-type="string" table:style-name="ce2">
            <text:p>Prezados,Tenho dúvidas relacionadas à Circular Susep nº 333, de 33 de agosto de 3333, que dispõe sobre as regras e os critérios para operação de seguros do grupo automóvel, mais precisamente em seu Art. 33:"Art. 33. <text:s/>Para fins de reparação do veículo em caso de sinistro, é admitido o uso de peças novas, originais ou não, nacionais ou importadas, desde que mantenham as especificações técnicas do fabricante.(...)§ 3º As condições contratuais deverão esclarecer em quais componentes poderão ser utilizados os diferentes tipos de peças, conforme as opções de que trata este artigo."DÚVIDAS:(3) Qual a definição de "PEÇAS ORIGINAIS"? Como classificar uma peça como original ou não original para uma data marca/modelo/versão de automóvel?(3) O § 3º do Art. 33 estabelece que "as condições contratuais DEVERÃO ESCLARECER em QUAIS COMPONENTES PODERÃO ser utilizados os diferentes tipos de peças". Quando a apólice do seguro NÃO ESCLARECE e NÃO discrimina em quais componentes poderão ser utilizados os diferentes tipos de peças, como se deve interpretar o Art. 33? Deve ser presumido que as peças devam ser originais, neste caso, tomando-se que na ausência de qualquer esclarecimento temos que "peças originais" é a regra?Fiz uma pesquisa no sistema de legislação da Susep e não encontrei a definição da pergunta (3), tampouco um esclarecimento sobre a interpretação da situação da pergunta (3) em nenhum ato normativo .Fico no aguardo das respostas e desde já agradeço a atenção.Atenciosamente,RicardoP.S.: Utilizei o recurso de CAIXA ALTA somente para dar ênfase no texto, pois nesta caixa de texto em que redigo a solicitação eu não posso negritar ou sublinhar o texto.Anexos Originais</text:p>
          </table:table-cell>
          <table:table-cell office:value-type="string" table:style-name="ce2">
            <text:p>Seguro de Automoveis</text:p>
          </table:table-cell>
          <table:table-cell table:number-columns-repeated="16381"/>
        </table:table-row>
        <table:table-row table:style-name="ro1">
          <table:table-cell office:value-type="float" office:value="1086" table:style-name="ce3">
            <text:p>1086</text:p>
          </table:table-cell>
          <table:table-cell office:value-type="string" table:style-name="ce2">
            <text:p>Sou segurada, possuo seguro junto a HDI SEGURO S.A -SOB APOLICE 33-333-333333333- infelizmente tive um sinistro no meu carro (HB33) em 33/33/3333, desde então venho solicitando um dos serviços incluso em meu seguro o Carro Reserva, e até a presente data 33/33/33 não consegui obter o veicula, seguradora está terceirizando <text:s/>e repassando sua obrigações a uma locadora de veículos, gostaria de ressaltar que não possuo qualquer contrato com empresa de locação de veiculo e que meu contrato é estritamente com a HDI, diante disso a mesma deve honrar o que está em contrato e honrar os serviços fornecido e por mim pago. Necessito do veiculo para locomoção até o meu trabalho. Estou a 33 dias dependendo de outros meios para chegar ate ao meu trabalho, tem impactado a minha rotina. Necessito de vosso apoio afim de auxiliar a resolução e agilizar a situação.</text:p>
          </table:table-cell>
          <table:table-cell office:value-type="string" table:style-name="ce2">
            <text:p>Seguro de Automoveis</text:p>
          </table:table-cell>
          <table:table-cell table:number-columns-repeated="16381"/>
        </table:table-row>
        <table:table-row table:style-name="ro1">
          <table:table-cell office:value-type="float" office:value="1083" table:style-name="ce3">
            <text:p>1083</text:p>
          </table:table-cell>
          <table:table-cell office:value-type="string" table:style-name="ce2">
            <text:p>Boa tarde, Recebo um pequeno seguro-previdencia da Mongeral Aegon, MAG Seguros Seguros e Previdência S.A. / CNPJ 33.333.333.3333/33, Rua Travessa Belas Artes, 33 - Centro - 33333-333 - Rio de Janeiro, RJEntretanto desde o mês referência junho, que seria pago em julho deste ano não fizeram o pagamento com o reajuste anual devido.Já fiz diversas reclamações junto à seguradora e apesar de ser verba alimentar e eu ser uma idosa doente com oitenta e dois anos não tomaram providencias.As reclamações na Mongeral Aegon foram em 33/33/3333 registros ns. 33333333333 e 33333333333.No dia 33/33/3333 efetuei nova reclamação, desta vez na Ouvidoria deles sob o n. 33333/3333 e nada resolveram.</text:p>
          </table:table-cell>
          <table:table-cell office:value-type="string" table:style-name="ce2">
            <text:p>Seguro de Pessoas</text:p>
          </table:table-cell>
          <table:table-cell table:number-columns-repeated="16381"/>
        </table:table-row>
        <table:table-row table:style-name="ro1">
          <table:table-cell office:value-type="float" office:value="1284" table:style-name="ce3">
            <text:p>1284</text:p>
          </table:table-cell>
          <table:table-cell office:value-type="string" table:style-name="ce2">
            <text:p>Minha Susep de nº 333333333 está suspensa e não consigo saber o porque ela está SUSPENSA, e nem tão pouco como faço para regulariza-la, pois no site não há como fazer nenhum tipo de regularização.Por favor, solicito ajuda com relação a esse assunto, ´pois estou bloqueado na seguradora sem poder faturar.Fico na expectativa de um possível contato.AbraçosJoão Carlos</text:p>
          </table:table-cell>
          <table:table-cell office:value-type="string" table:style-name="ce2">
            <text:p>Cadastro</text:p>
          </table:table-cell>
          <table:table-cell table:number-columns-repeated="16381"/>
        </table:table-row>
        <table:table-row table:style-name="ro1">
          <table:table-cell office:value-type="float" office:value="482" table:style-name="ce3">
            <text:p>482</text:p>
          </table:table-cell>
          <table:table-cell office:value-type="string" table:style-name="ce2">
            <text:p>Estou precisando urgentemente que seja feito o desbloqueio da susep da Empresa, pois consta como suspensa, e já regularizamos conforme solicitado o envio do contrato social. Já não sei mais a quem recorrer, os prejuizos já são grandes com o fato do nosso código está suspenso.</text:p>
          </table:table-cell>
          <table:table-cell office:value-type="string" table:style-name="ce2">
            <text:p>Cadastro</text:p>
          </table:table-cell>
          <table:table-cell table:number-columns-repeated="16381"/>
        </table:table-row>
        <table:table-row table:style-name="ro1">
          <table:table-cell office:value-type="float" office:value="244" table:style-name="ce3">
            <text:p>244</text:p>
          </table:table-cell>
          <table:table-cell office:value-type="string" table:style-name="ce2">
            <text:p>AO REPRESENTATE DA SUPERINTENDÊNCIA DE SEGUROS PRIVADOSREF.: REQUERIMENTO DE INFORMAÇÕESEu, J, brasileiro, solteiro, autônomo, portador da identidade nº 33.333.333-3, inscrito no CPF sob nº 333.333.333-33, residente e domiciliado na Rua , 333, CEP 33333-333, São Paulo/SP, endereço eletrônico: joao_email, vem mui respeitosamente à presença de V. Exa., com fundamento no artigo 3º (XXXIII) da CF/33 c/c Lei 33.333/3333, art. 3º, IV, pelos motivos a seguir aduzidos.Na data de 33/33/3333, E, veio a falecer, conforme demonstra a certidão de óbito - <text:s/>matrícula (333333 33 33 3333 3 33333 333 3333333-33).Assim, considerando os fatos e direito, solicita-se informações a respeito da existência de seguro (s) de vida e/ou semelhantes em que E tenha deixado como beneficiários os herdeiros legais.Desta feita, requer o levantamento das informações supramencionadas com a maior brevidade possível, pelo que há de mais justo.Nesses termos,Pede deferimento.São Paulo, 33 de fevereiro de 3333J</text:p>
          </table:table-cell>
          <table:table-cell office:value-type="string" table:style-name="ce2">
            <text:p>Seguro de Pessoas</text:p>
          </table:table-cell>
          <table:table-cell table:number-columns-repeated="16381"/>
        </table:table-row>
        <table:table-row table:style-name="ro1">
          <table:table-cell office:value-type="float" office:value="543" table:style-name="ce3">
            <text:p>543</text:p>
          </table:table-cell>
          <table:table-cell office:value-type="string" table:style-name="ce2">
            <text:p>Sou desenvolvedor de sistema para o mercado de seguros, estou procurando uma forma de descobrir o número das apólices emitidas para o "tomador",Existe alguma forma de pesquisar os números das apólices, com qualquer outro dado, por exemplo CNPJ, CNJ etc...</text:p>
          </table:table-cell>
          <table:table-cell office:value-type="string" table:style-name="ce2">
            <text:p>Seguro de Pessoas</text:p>
          </table:table-cell>
          <table:table-cell table:number-columns-repeated="16381"/>
        </table:table-row>
        <table:table-row table:style-name="ro1">
          <table:table-cell office:value-type="float" office:value="509" table:style-name="ce3">
            <text:p>509</text:p>
          </table:table-cell>
          <table:table-cell office:value-type="string" table:style-name="ce2">
            <text:p>Tenho um seguro de um carro na Youse ao qual a seguradora está me enrolando o pagamento do sinistro querendo que eu pegue no Uber e 33 cadastro do meu carro como posso fazer isso se não tenho este cadastro junto estas empresas</text:p>
          </table:table-cell>
          <table:table-cell office:value-type="string" table:style-name="ce2">
            <text:p>Não identificada</text:p>
          </table:table-cell>
          <table:table-cell table:number-columns-repeated="16381"/>
        </table:table-row>
        <table:table-row table:style-name="ro1">
          <table:table-cell office:value-type="float" office:value="1190" table:style-name="ce3">
            <text:p>1190</text:p>
          </table:table-cell>
          <table:table-cell office:value-type="string" table:style-name="ce2">
            <text:p>em resposta ao e-mail me enviado, eis abaixo a reclamação feita no dia 33/33. não o farei novamente. protocolo 3fd3333df3bc3e3c</text:p>
          </table:table-cell>
          <table:table-cell office:value-type="string" table:style-name="ce2">
            <text:p>Não identificada</text:p>
          </table:table-cell>
          <table:table-cell table:number-columns-repeated="16381"/>
        </table:table-row>
        <table:table-row table:style-name="ro1">
          <table:table-cell office:value-type="float" office:value="604" table:style-name="ce3">
            <text:p>604</text:p>
          </table:table-cell>
          <table:table-cell office:value-type="string" table:style-name="ce2">
            <text:p>Bom Dia, tudo bem?Teria como saber se uma pessoa falecida e que tinha divida com o Banco, possuia seguro prestamista? Tentei esta informação junto ao Banco e não consegui.Inclusive, pesquisei na internet, e não sei se entendi direito, mas parece que o Banco pode fazer esse seguro prestamista após o falecimento.Poderia por favor me ajudar a entender?O falecido seria o Sr. B, CPF(MF) 333.333.333-33.Atenciosamente.COAB/SP 333.333</text:p>
          </table:table-cell>
          <table:table-cell office:value-type="string" table:style-name="ce2">
            <text:p>Seguro de Pessoas</text:p>
          </table:table-cell>
          <table:table-cell table:number-columns-repeated="16381"/>
        </table:table-row>
        <table:table-row table:style-name="ro1">
          <table:table-cell office:value-type="float" office:value="1098" table:style-name="ce3">
            <text:p>1098</text:p>
          </table:table-cell>
          <table:table-cell office:value-type="string" table:style-name="ce2">
            <text:p>Preciso ter acesso às regras do seguro de vida em grupo, contratado junto a um consórcio. Se possível, ter acesso à uma apólice.A seguradora me informa que o número da minha apólice é 3333333333333. Caso seja possível, gostaria de ter acesso à esta apólice específica, na íntegra. Caso naõ, gostaria de saber o que cobre um seguro em grupo.O meu contratato de adesão diz se tratar de um seguro prestamista. Porém, o banco diz se tratar de um seguro de vida em grupo.Fato é que contratei um consórcio de imóvel em 3333. O seguro me foi vendido sem a informação básica de que sua contratação era facultativa. Agora preciso saber em que situações posso acionar o seguro e como. Para isso preciso ter acesso à íntegra da apólice.</text:p>
          </table:table-cell>
          <table:table-cell office:value-type="string" table:style-name="ce2">
            <text:p>Seguro de Pessoas</text:p>
          </table:table-cell>
          <table:table-cell table:number-columns-repeated="16381"/>
        </table:table-row>
        <table:table-row table:style-name="ro1">
          <table:table-cell office:value-type="float" office:value="211" table:style-name="ce3">
            <text:p>211</text:p>
          </table:table-cell>
          <table:table-cell office:value-type="string" table:style-name="ce2">
            <text:p>Abri um sinistro (3333333333333) com a Porto Seguro e deixei o veículo na oficina credenciada dia 33/33/33. Após 33 dias, fui informada pela oficina que estava sem peças de reposição para o conserto nas montadoras/fabricante. Aí, a seguradora me enviou um e-mail dizendo que tinha disponibilizado um valor para eu, cliente, fazer a aquisição das peças que estavam faltando. Liguei nas concessionárias da FIAT e me confirmaram que a fábrica não tem produzido mais as peças necessárias ao conserto, mas que eu conseguiria achá-las usadas ou no mercado paralelo. Eu disse que tinha seguradora e que ela tinha falado para eu, cliente, procurá-las e o funcionário da própria fábrica disse que era um absurdo passar esse ônus ao cliente, que não tem conhecimento técnico (o que eu concordei, óbvio). Com indignação, entrei em contato novamente pelo chat da seguradora e não me deram outra opção. Disseram que a culpa é da montadora, e agora ficam nesse empurra-empurra (seguradora e montadora), enquanto o cliente fica desassistido, sem veículo, sem previsão de conserto e aguardando sabe-se lá o quê. Eu com dois filhos pequenos em idade escolar, minha mãe cadeirante e tendo ainda gastos com Uber, pois a seguradora se nega a dar voucher até a resolução do problema. Ou seja, pagamos caríssimo um seguro por anos, e pela primeira vez quando vamos usá-lo, não temos solução ao caso. Vou ser obrigada a procurar a justiça? Gostaria que a SUSEP notificasse a seguradora para que cumpra o contrato de seguro e faça a aquisição das peças necessárias ao conserto do veículo.</text:p>
          </table:table-cell>
          <table:table-cell office:value-type="string" table:style-name="ce2">
            <text:p>Seguro de Automoveis</text:p>
          </table:table-cell>
          <table:table-cell table:number-columns-repeated="16381"/>
        </table:table-row>
        <table:table-row table:style-name="ro1">
          <table:table-cell office:value-type="float" office:value="357" table:style-name="ce3">
            <text:p>357</text:p>
          </table:table-cell>
          <table:table-cell office:value-type="string" table:style-name="ce2">
            <text:p>Acesso ao processo administrativo para protocolar habilitação, segue o link do processo: https://sei.susep.gov.br/sei/modulos/pesquisa/md_pesq_processo_pesquisar.php acao_externa=protocolo_pesquisar&amp;acao_origem_externa=protocolo_pesquisar&amp;id_orgao_acesso_externo=3 nº do processo 33333.333333/3333-33</text:p>
          </table:table-cell>
          <table:table-cell office:value-type="string" table:style-name="ce2">
            <text:p>Não identificada</text:p>
          </table:table-cell>
          <table:table-cell table:number-columns-repeated="16381"/>
        </table:table-row>
        <table:table-row table:style-name="ro1">
          <table:table-cell office:value-type="float" office:value="835" table:style-name="ce3">
            <text:p>835</text:p>
          </table:table-cell>
          <table:table-cell office:value-type="string" table:style-name="ce2">
            <text:p>Prezados, boa tarde.Recebemos uma reclamação do segurado, dizendo que não esta conseguindo verificar o registro do endosso 3333333333333333333333333, segue abaixo:&gt; De: Thiago <text:s/>email&gt; em nome de CESUP GEFOR BH - GEFOR 3 <text:s/>email&gt;&gt; Enviado: terça-feira, 3 de agosto de 3333 33:33&gt; Para: Brasifort <text:s/>email&gt;&gt; Cc: Vania <text:s/>email&gt;; Sueli <text:s text:c="2"/>email&gt;; Patricia <text:s/>email&gt;&gt; Assunto: GEFOR33: 333333333333 - BRASIFORT - Endosso da garantia contratual para cobertura do aditivo 33&gt; <text:s/>&gt;&gt; #intern&gt; Prezados (as), &gt;&gt;&gt; Estou tentando validar o endosso para cobertura do aditivo 33 no site da SUSEP desde que nos enviado, porém o site retorna a mensagem que a apólice não se encontra na base de dados da instituição. <text:s/>&gt;&gt; Tentei fazer a validade de duas formas que seguem abaixo:&gt;&gt; 3- Pelo número da apólice e do endosso que se encontram logo no início do documento: A resposta que o site traz é que o documento foi emitido no ano de 3333 e que se refere ao aditivo 33, conforme segue o documento em anexo e a foto abaixo: &gt; <text:s/>Assim, pedimos a gentileza de verificar junto a seguradora o que está ocasionando essa inconsistência. &gt;&gt; Atenciosamente, &gt;&gt; Thiago Peço por gentileza uma ajuda no questionamento acima, precisamos enviar para o segurado o comprovante de registro desse endosso, com urgência.Fotos mencionadas acima estão em anexo.Fico no aguardo e agradeço desde já.Atenciosamente,</text:p>
          </table:table-cell>
          <table:table-cell office:value-type="string" table:style-name="ce2">
            <text:p>Seguro Garantia</text:p>
          </table:table-cell>
          <table:table-cell table:number-columns-repeated="16381"/>
        </table:table-row>
        <table:table-row table:style-name="ro1">
          <table:table-cell office:value-type="float" office:value="297" table:style-name="ce3">
            <text:p>297</text:p>
          </table:table-cell>
          <table:table-cell office:value-type="string" table:style-name="ce2">
            <text:p>Gostaria de ter acesso ás Condições Gerais das Apólices de Transportes de Mercadoria</text:p>
          </table:table-cell>
          <table:table-cell office:value-type="string" table:style-name="ce2">
            <text:p>Outros</text:p>
          </table:table-cell>
          <table:table-cell table:number-columns-repeated="16381"/>
        </table:table-row>
        <table:table-row table:style-name="ro1">
          <table:table-cell office:value-type="float" office:value="577" table:style-name="ce3">
            <text:p>577</text:p>
          </table:table-cell>
          <table:table-cell office:value-type="string" table:style-name="ce2">
            <text:p>Boa noite. Sou advogada e preciso pesquisar se duas pessoas que vieram a obtido possuem algum tipo de seguro. Uma delas é minha avó, a qual envio certidão de óbito da qual foi a declarante. Outra também é de uma amiga, a qual o filho ainda me trará a certidão de óbito (RG anexo). Podem me auxiliar? Desde já agradeço</text:p>
          </table:table-cell>
          <table:table-cell office:value-type="string" table:style-name="ce2">
            <text:p>Seguro de Pessoas</text:p>
          </table:table-cell>
          <table:table-cell table:number-columns-repeated="16381"/>
        </table:table-row>
        <table:table-row table:style-name="ro1">
          <table:table-cell office:value-type="float" office:value="809" table:style-name="ce3">
            <text:p>809</text:p>
          </table:table-cell>
          <table:table-cell office:value-type="string" table:style-name="ce2">
            <text:p>Prezados, Boa Tarde! A mais ou menos 33 meses fiz seguro de meu automóvel em uma associação, caso se relevante o nome informarei posteriormente, ao qual os boletos vencem sempre no dia 33 de cada mês, porém por dificuldades financeiras entrei em contato no dia 33/33 após pagar o boleto vencido no dia 33/33/3333 <text:s/>para não ficar inadimplente, o que foi de imediato concedido e interrompido, todos os benefícios inclusive desligamento do rastreador, mas para minha surpresa no dia 33/33/3333 me enviaram um boleto integral com vencimento em 33/33/3333 mais o valor de uma taxa para retirar o rastreador qu não questionei, o boleto foi no valor integral da da mensalidade, questionei esse valor com os atendentes que me falaram caso <text:s/>não pagasse colocaria meu nome no SPC, questionei pedindo para enviar boleto proporcional já que o boleto do mês de julho havia sido pago, ela informou que não, pois aquele boleto se referia a junho/3333, mas uma vez questionei porque tem cláusula no contrato que para pedir o cancelamento tenho que estar adimplente, e foi o que fiz paguei o boleto que vencia em 33/33/3333 e em seguida pedi o cancelamento, estão me cobrando mais um mês, então informaei que deveriam cobrar proporcional o justo a fazer, mas não concordaram e mantiveram o valor integral, qual o procedimento a tomar? Caso precisem do boleto e o contrato e as conversas informar que enviarei posteriormente. Atenciosamente, Walcimar Diniz</text:p>
          </table:table-cell>
          <table:table-cell office:value-type="string" table:style-name="ce2">
            <text:p>Seguro de Automoveis</text:p>
          </table:table-cell>
          <table:table-cell table:number-columns-repeated="16381"/>
        </table:table-row>
        <table:table-row table:style-name="ro1">
          <table:table-cell office:value-type="float" office:value="65" table:style-name="ce3">
            <text:p>65</text:p>
          </table:table-cell>
          <table:table-cell office:value-type="string" table:style-name="ce2">
            <text:p>Estou tendo dificuldade para perquisar a validade das apólice , meu telefone <text:s/>gostaria de retorno</text:p>
          </table:table-cell>
          <table:table-cell office:value-type="string" table:style-name="ce2">
            <text:p>Seguro Garantia</text:p>
          </table:table-cell>
          <table:table-cell table:number-columns-repeated="16381"/>
        </table:table-row>
        <table:table-row table:style-name="ro1">
          <table:table-cell office:value-type="float" office:value="646" table:style-name="ce3">
            <text:p>646</text:p>
          </table:table-cell>
          <table:table-cell office:value-type="string" table:style-name="ce2">
            <text:p>Boa noite! Tenho uma Van de transporte de passageiros com seguro (APP)e recebi a notícia da seguradora me informando, pelo motivo na qual o veículo se encontra com débitos de IPVA vencidos , mesmo com CRLV em dia ,os passageiros não teria direito a indenização em caso de acidente!!Gostaria de saber se procede essa informação?</text:p>
          </table:table-cell>
          <table:table-cell office:value-type="string" table:style-name="ce2">
            <text:p>Não identificada</text:p>
          </table:table-cell>
          <table:table-cell table:number-columns-repeated="16381"/>
        </table:table-row>
        <table:table-row table:style-name="ro1">
          <table:table-cell office:value-type="float" office:value="743" table:style-name="ce3">
            <text:p>743</text:p>
          </table:table-cell>
          <table:table-cell office:value-type="string" table:style-name="ce2">
            <text:p>Olá.Gostaria de saber se tem a possibilidade de consultar, a partir do CPF da minha tia, se ela tinha algum seguro de vida.Isso porque ela tinha um seguro de vida pago pelo seu ex-marido. Eles se divorciaram e depois de um ano e meio ela veio a falecer.Até então eu era o beneficiário do seguro, mas não tenho contato com meu ex-tio. Portanto, gostaria de saber da possibilidade.O CPF dela é: 333.333.333-33 - Izabel</text:p>
          </table:table-cell>
          <table:table-cell office:value-type="string" table:style-name="ce2">
            <text:p>Seguro de Pessoas</text:p>
          </table:table-cell>
          <table:table-cell table:number-columns-repeated="16381"/>
        </table:table-row>
        <table:table-row table:style-name="ro1">
          <table:table-cell office:value-type="float" office:value="1525" table:style-name="ce3">
            <text:p>1525</text:p>
          </table:table-cell>
          <table:table-cell office:value-type="string" table:style-name="ce2">
            <text:p>Solicito informação para declarar extrato de VGBL com campos com valores na coluna Participante/Segurado: <text:s/>Provisão matemática de benefícios a conceder no início do período; Contribuição paga no período; <text:s/>Rendimentos e extrato PGBL com os mesmos campos também com valores, mas na coluna Instituidora.Obrigada.</text:p>
          </table:table-cell>
          <table:table-cell office:value-type="string" table:style-name="ce2">
            <text:p>Não identificada</text:p>
          </table:table-cell>
          <table:table-cell table:number-columns-repeated="16381"/>
        </table:table-row>
        <table:table-row table:style-name="ro1">
          <table:table-cell office:value-type="float" office:value="683" table:style-name="ce3">
            <text:p>683</text:p>
          </table:table-cell>
          <table:table-cell office:value-type="string" table:style-name="ce2">
            <text:p>Sou corretor de seguros e preciso cadastrar uma nova empresa. Mas nao lembro a senha do login em https://www3.susep.gov.br/safe/Corretores/.Poderiam resetar para o email email, por favor.</text:p>
          </table:table-cell>
          <table:table-cell office:value-type="string" table:style-name="ce2">
            <text:p>Cadastro</text:p>
          </table:table-cell>
          <table:table-cell table:number-columns-repeated="16381"/>
        </table:table-row>
        <table:table-row table:style-name="ro1">
          <table:table-cell office:value-type="float" office:value="1446" table:style-name="ce3">
            <text:p>1446</text:p>
          </table:table-cell>
          <table:table-cell office:value-type="string" table:style-name="ce2">
            <text:p>Bom diaEstou com diversos problemas pertinente a minha previdência privada EVIDENCE SANTANTER. Contribui por mais de 33 anos nesse plano de previdência porém na data do dia 33 de Setembro, data onde eu iria começar a receber os meus benefícios vitalícios, a mesma SE RECUSA e efetuar os devidos pagamentos mensais.Já registrei duas reclamações ( protocolos 333333333 em 33 de Setembro de 3333 e 333333333 em 33 de Outubro de 3333) através do canal de atendimento por telefone 3333-3333333 (atendimento via Banco Santander) e a EVIDENCE se recusa a começar a me depositar os meus vencimentos vitalícios alegando que existe um processo sobre essa previdência que ainda não fora 'tramitado e julgado".O referido processo ao que a EVIDENCE se apoia para não efetuar os pagamentos é devido a EVIDENCE / SANTANDER estar tentando mudar as cláusulas contratuais (processo nº 3333333-33.3333.3.33.3333) para que os participantes do plano não recebam o valor contratuado de IGPM + 3% AA. Conforme já é de pleno conhecimento da SUSEP, desde 3333 a EVIDENCE / SANTANDER está tentando que os participantes do plano mudem de plano abdicando de seus direitos mesmo que a SUSEP já tenha informado a EVIDENCE / SANTANDER <text:s/>que <text:s/>qualquer repactuação deverá ser feita DE COMUM ACORDO entre as partes.A EVIDENCE SANTANDER está tentando criar uma instabilidade jurídica pois ela quer mudar as clásulas de um contrato de adesão firmado à mais de 33 anos.O que a EVIDENCE <text:s/>SANTANDER me sugere para que eles comecem a efetuar os pagamentos é que eu mude para um outro plano de previdência ou que retire o montante total investindo, descontando-se o IR devido.O fato me questão é: Estamos falando de um Plano de Previdência Privado.Eu, como participante deste plano de adesão sem nunca ter atrasado uma parcela não estou tendo os meus direitos assegurados de receber os meus benefícios vitalícios.A SUSEP já vem informando a EVIDENCE <text:s/>SANTANDER desde 3333 que qualquer repactuação necessitaria a anuência dos participantes do plano.O referido processo já fora julgado em 3 instâncias da justiça brasileira, com a EVIDENCE SANTANDER perdendo nessas duas instâncias.A falta de lisura dessa instituição compromete a dignidade dos participantes do plano que contribuiram nesse plano por mais de 33 anos.Realizando a reclamação no atendimento a SUSEP por telefone hoje (infelizmente o atendimento não gera número de protocolo), fui informado que a SUSEP monitora as reclamações pelo portal consumidor,gov.br entretanto já fiz uma reclamação nesse portal e não fui atendido, sugerindo que eu entre em uma ação com a delegacia do direito do consumidor.Entretanto, como estamos falando sobre a credibilidade do sistema de Seguros Privados, SUGIRO QUE AMBOS EVIDENCE / SANTANDER SEJAM PROIBIDOS IMEDIATAMENTE DE VENDER QUALQUER PRODUTO OU SERVIÇO ENQUANTO NÃO HONRAREM SEUS COMPROMISSOS.Solicito também que a SUSEP entre em contato com a EVIDENCE / SANTANDER como órgão regulador do estado brasileiro e tome as devidas providências para que eu comece a receber imediatamente o que me é de direito pois já será o quarto mês que eu deveria estar recebendo os meus benefícios vitalícios e que a mesma divulgue a bsase de cálculo desses valores mensais aos quais eu tenho direito.Envio anexo alguns documentos divulgados na mídia sobre esse assunto, inclusive documento publicado na homepage da SUSEP em 33 de Julho de 3333 e também em 33 de Janeiro de 3333 sobre o referido tema e o direcionamento da própria SUSEP.Erick Tel: (33) 33333-3333</text:p>
          </table:table-cell>
          <table:table-cell office:value-type="string" table:style-name="ce2">
            <text:p>Previdência Complementar Aberta</text:p>
          </table:table-cell>
          <table:table-cell table:number-columns-repeated="16381"/>
        </table:table-row>
        <table:table-row table:style-name="ro1">
          <table:table-cell office:value-type="float" office:value="946" table:style-name="ce3">
            <text:p>946</text:p>
          </table:table-cell>
          <table:table-cell office:value-type="string" table:style-name="ce2">
            <text:p>Sou o Dr. Alvarenga, estou entrando em contato pois a Seguradora Zurich Santander, não atende aos pedido de minha cliente para apresentar a cópia de contrato de seguro e prestação de contas do pagamento de seguro em nome de :JOÃO CARLOS, CPF nº 333.333.333-33falecido em: 33/33/3333 ( certidão óbito anexa) <text:s text:c="35"/>Represento sua filha Sra. Aléxia ( rg e procuração anexa) <text:s text:c="35"/>Ocorre que na data de 33/33/3333, a filha do Segurado falecido enviou um email para a Seguradora Zurich, requerendo o pagamento do seguro e a prestação de contas, entre diversos outros emails e telefonemas anteriores a data acima descrita até conseguir. <text:s text:c="38"/>Na data de 33/33/3333, foi feito o pagamento do <text:s/>seguro de vida no valor de R$ 333.333,33, na conta da filha do segurado falecido que represento. <text:s text:c="39"/>Entretanto, não foi repassado a minha cliente e filha do falecido segurado Sra. Aléxia , a prestação de contas do pagamento do seguro de vida e nem a cópia do contrato de seguro de vida originário da época do falecimento do segurado. <text:s text:c="42"/>Na data de 33/33/3333, foi novamente em contato telefonico da Sra. Aléxia , foi orientada que entrasse em contato através <text:s/>do call center de número 3333-3333, fez contato ( protocolo nº 333333333) solicitou cópia da apólice e prestação de contas, foi transferida novamente a ligação ( protocolo 333333333), onde orientou a Sra. Aléxia a procurar uma agencia bancária do Santander para pedir cópia do contrato de seguro e prestação de contas. <text:s text:c="43"/>Na data de 33/33/3333, procurou a agencia bancária e lá foi informada que nada sabiam e não era <text:s/>na agencia o lugar a solicitar esses documentos. <text:s text:c="45"/>Na data de 33/33/3333, novamente entrou em contato pelo call center, solicitando cópia do contrato ( protocolo 333333333), foi transferida novamente ( protocolo 333333333), nesse protocolo com a promessa de envio de cópia para o email, porém nunca chegava o email, transferiram novamente a ligação para o atendente de nome Lucas ( protocolo 333333333), que afirmou que estaria atendendo a solicitação, encaminhando uma cópia do contrato de seguro de vida do falecido ( cópia contrato anexa) ao qual sua vigência se iniciou quase 3 meses após o óbito do segurado. <text:s text:c="44"/>Entende que a Seguradora Zurich, está se omitindo de apresentar a cópia do seguro vigente à época do falecimento do segurado e de prestar contas conforme esclarecido acima e solicitado diversas vezes e com ligações que demoravam muitas horas para ser atendido, onde diversas vezes também desligavam o telefonema. <text:s text:c="46"/>Volto a enfatizar, que na data de 33/33/3333, encaminhei email há alguns departamentos da Zurich Santander, onde responderam o protocolo de nº 333333333, solicitando novamente documentação ao qual a Seguradora já havia recebido e efetuado parcialidade do premio de seguro, entretanto foi respondido novamente o email com a documentação solicitada e novamente a Seguradora Zurich insiste em apresentar/enviar um contrato de seguro de vida que não estava em vigência, para a filha do segurado falecido. <text:s text:c="48"/>Na data de 33/33/3333, foi respondido o email de protocolo nº 333333333, informando que o contrato de seguro de vida encaminhado a filha do segurado falecido estava incorreto e não foi feita ainda a prestação de contas do pagamento do seguro de vida. <text:s text:c="50"/>Peço novamente através da SUSEP, que apresentem a cópia do contrato de seguro de vida vigente à época do falecimento do segurado; bem como a prestação de contas da totalidade do pagamento do seguro de vida. <text:s text:c="103"/>Desde já agradeço e peço encarecidamente a colaboração de todos. <text:s text:c="51"/>Atenciosamente, <text:s text:c="10"/>São Paulo, 33 de agosto de 3333. <text:s text:c="11"/>Alvarenga <text:s text:c="11"/>OAB/SP – 333.333 <text:s text:c="12"/>Tel: 33 – 3333-3333 <text:s text:c="12"/>Email: <text:s text:c="2"/>email</text:p>
          </table:table-cell>
          <table:table-cell office:value-type="string" table:style-name="ce2">
            <text:p>Seguro de Pessoas</text:p>
          </table:table-cell>
          <table:table-cell table:number-columns-repeated="16381"/>
        </table:table-row>
        <table:table-row table:style-name="ro1">
          <table:table-cell office:value-type="float" office:value="545" table:style-name="ce3">
            <text:p>545</text:p>
          </table:table-cell>
          <table:table-cell office:value-type="string" table:style-name="ce2">
            <text:p>Boa tarde gostaria de saber o número dos seguros que tem ou tinha no meu CPF pois o banco não me passou o número e não consigo acessar pelo CPF. Muito obrigada pela atenção</text:p>
          </table:table-cell>
          <table:table-cell office:value-type="string" table:style-name="ce2">
            <text:p>Seguro de Pessoas</text:p>
          </table:table-cell>
          <table:table-cell table:number-columns-repeated="16381"/>
        </table:table-row>
        <table:table-row table:style-name="ro1">
          <table:table-cell office:value-type="float" office:value="807" table:style-name="ce3">
            <text:p>807</text:p>
          </table:table-cell>
          <table:table-cell office:value-type="string" table:style-name="ce2">
            <text:p>Bom dia, gostaria de saber se minha susep 333333333 / 333333333 estão suspensas. E se sim qual seria o motivo?Obrigado</text:p>
          </table:table-cell>
          <table:table-cell office:value-type="string" table:style-name="ce2">
            <text:p>Cadastro</text:p>
          </table:table-cell>
          <table:table-cell table:number-columns-repeated="16381"/>
        </table:table-row>
        <table:table-row table:style-name="ro1">
          <table:table-cell office:value-type="float" office:value="1347" table:style-name="ce3">
            <text:p>1347</text:p>
          </table:table-cell>
          <table:table-cell office:value-type="string" table:style-name="ce2">
            <text:p>Meu acidente aconteceu no dia 33/33, no mesmo dia acionei a BEM PROTEGE via telefone solicitando orientação de como deveria proceder. No sábado pela manhã 33/33 enviei as documentações e fotos solicitadas por e-mail e após aprovação da documentação pela seguradora, escolhi a oficina e em 33/33 terça-feira solicitei o guincho para deslocamento (ele não tinha/tem condições de andar) para a oficina WM. O prazo de retorno de orçamento e validação do sinistro dado pela Bem Protege via contrato/apólice é de 33 dias uteis. Hoje, 33 dias uteis após a abertura de todo o processo, não tenho nenhuma resposta da BEM PROTEGE com a decisão do que será feito com meu bem. Após inúmeras ligações para o telefone indicado a própria empresa não tem clareza do que farão e me relatam diversas histórias. Quando o prazo de 33 dias uteis foi estourado, liguei no SAC e foram diversas desculpas passadas a mim. Que a oficina não tinha mandado todas as fotos, depois, que as fotos que a oficina enviou não foram recepcionadas, as fotos que eles enviaram e chegaram não estavam de acordo e seria necessária uma nova imagem e assim, sigo até hoje. O carro visivelmente não tem condições de reparo pois está totalmente sem alinhamento e com as longarinas tortas, o que faria o carro andar torto, laudos sem aprovação e desvalorização na venda.Após muitas ligações e tentativas amigáveis de resolver diretamente com a Bem Protege, informei que estaria pagando um perito particular para verificar e avaliar o carro IN LOCO, e inclusive, mencionei para eles que se as fotos estão ruins, eles deveriam ter tido o mínimo de respeito em pedir que um perito de uma empresa terceira fosse até o local fazer a tal avaliação.Além disso, solicitei para que eles providenciem o laudo PMG ou LCD para sabermos se o carro será caracterizado como pequena, média ou grande monta e eles disseram que isso não é feito, deveria constar em um boletim de ocorrência (?????????). Mais algumas tentativas e após mencionar que estaria solicitando a perícia, eles informaram que enviariam um perito no local. Pedi também amigavelmente que eles me informassem o dia e horário dessa visita para acompanhamento e para minha surpresa, o perito apareceu de surpresa, vistoriou o carro (em 33/33/33) e sigo ainda aguardando esse laudo – 33h estimado para obter esse retorno.Dentre todas essas histórias, quinta-feira, 33/33 fui informado após ligar novamente que as cotações tinham finalizado e que uma peça estava com o período de entrega em 33 dias uteis pela BEM PROTEGE e que eles iriam pedir para que a oficina fizesse o orçamento para ver se a entrega seria mais rápida. Não recebi retorno.Na segunda, tive a nova informação que o carro seria caracterizado como PERDA TOTAL, entrei novamente em contato com a BEM PROTEGE e eles sequer deram um parecer, que não sabiam em qual embasamento a oficina caracterizou isso e que iriam entrar em contato com a WM.Ainda ontem, 33/33 recebi mais uma ligação da Bem Protege (através da representante comercial que fechou meu contrato) com mais uma nova história, informaram, que a oficina superfaturou uma peça e por esse motivo estavam pedindo esclarecimentos disso e uma nova imagem, bla bla bla.Nesse meio tempo, estou dependendo de carros emprestados, andar de transporte publico, a pé e sem deslocamento por muitos dias, com um bebê de 3 ano e 3 meses e se virando com a situação como dá, além de todo trauma pelo acidente, o desgaste emocional, totalmente desnecessário e EXTREMAMENTE DESRESPEITOSO pela cooperativa/seguradora que se nomeia como “PROTEÇÃO”. Não tiveram a decência de me posicionar desde o início com o que está acontecendo e muito menos agora, cada dia que passa é uma história nova, um prazo novo e eu sigo a mercê esperando apenas que essa situação seja resolvida. Eu como vítima estou abalado e já sem condições de seguir com o tema e ouvir cada hora uma coisa nova, além de estar sem o carro e dependendo da boa vontade de alguém, dia após dia em que essa história não se resolve é sofrimento a mais para mim. Pontos importantes:• Todas as parcelas do seguro estão em dia tal qual o licenciamento do carro.• Como mencionei, estou indo atrás da seguradora em todos os momentos pois eles não fazem retorno quando prometido, os custeios de ligação fora de SP todos arcados por mim.• Deslocamento de Uber, carro emprestado, impactos no trabalho devido total mudança da rotina e logistica para me virar com tudo sem o mínimo de respaldo da Bem protege.• A Regiane - comercial também ficou sendo “enrolada” com as diversas histórias do SAC/SETOR DE PERÍCIA e se sentiu da mesma forma como eu, relato via telefone, pois ela não estava entendendo o que aconteceu para uma demora tão grande e uma falta de respeito enorme comigo.•Reforço que quando escolhi a oficina WM, a Regiane também informou que diversos clientes dela fecharam serviço com essa oficina e a referência era boa, aparentemente uma oficina extremamente rápida no retorno com os orçamentos ( o que nos da a entender que tem algo de errado na história, uma vez que estamos em 33 dias uteis e nada de resposta) e mais rápida ainda com a finalização dos serviços.Diante das minhas tentativas frustradas de saber o que esta acontecendo e o que acontecerá com meu veiculo, registro a reclamação em todos esses órgãos para que a BEM PROTEGE não cometa mais essa negligencia com outros clientes.</text:p>
          </table:table-cell>
          <table:table-cell office:value-type="string" table:style-name="ce2">
            <text:p>Seguro de Automoveis</text:p>
          </table:table-cell>
          <table:table-cell table:number-columns-repeated="16381"/>
        </table:table-row>
        <table:table-row table:style-name="ro1">
          <table:table-cell office:value-type="float" office:value="388" table:style-name="ce3">
            <text:p>388</text:p>
          </table:table-cell>
          <table:table-cell office:value-type="string" table:style-name="ce2">
            <text:p>Bom dia me chamo T gostaria de uma ajuda para rever um acidente de trânsito no sinistro 333333-333,somos terceiros,sou esposa do G,placa do veículo itf-3333, acidente ocorrido em Canoas dia 33/33 ,foi feita a vistoria tinham nos dado perca total no nosso carro,no da seguradora da mesma forma,ela assumiu a culpa pois tava em alta velocidade e distraída e não nos viu, ocorrendo o acidente, gostaria de saber se temos como resolver,se vcs podem nos ajudar.</text:p>
          </table:table-cell>
          <table:table-cell office:value-type="string" table:style-name="ce2">
            <text:p>DPVAT/SPVAT</text:p>
          </table:table-cell>
          <table:table-cell table:number-columns-repeated="16381"/>
        </table:table-row>
        <table:table-row table:style-name="ro1">
          <table:table-cell office:value-type="float" office:value="961" table:style-name="ce3">
            <text:p>961</text:p>
          </table:table-cell>
          <table:table-cell office:value-type="string" table:style-name="ce2">
            <text:p>Olá. Acabei de formular denúncia junto à SUSEP em desfavor da seguradora MAG SEGUROS -GRUPO MONGERAL, por estarem fazendo cobranças indevidas em nome de minha mãe, LUÍZA, CPF 333.333.333-33., conforme anexos. Ela desconhece tais cobranças. Apesar de eu estar logado via conta GOV.BR, o sistema concluiu a denúncia dizendo ter sido "anônima", e que por isso eu não receberia informações sobre a mesma. Todavia, eu estava logado. Portanto, renovo esta denúncia e gostaria de receber informações sobre a mesma, através de meu e-mail cadastrado no sistema GOV.BR. Obrigado. Glaicon (e-mail).</text:p>
          </table:table-cell>
          <table:table-cell office:value-type="string" table:style-name="ce2">
            <text:p>Seguro de Pessoas</text:p>
          </table:table-cell>
          <table:table-cell table:number-columns-repeated="16381"/>
        </table:table-row>
        <table:table-row table:style-name="ro1">
          <table:table-cell office:value-type="float" office:value="844" table:style-name="ce3">
            <text:p>844</text:p>
          </table:table-cell>
          <table:table-cell office:value-type="string" table:style-name="ce2">
            <text:p>ESTOU COM UM PROBLEMA NA SEGURADORA ALLIANZ QUE HÁ MAIS DE 33 DIAS ESTÃO ANALISANDO UM PAGAMENTO DE INDENIZAÇÃO, OU REJEIÇÃO, NO QUAL ESTOU COMO TERCEIRO EM ACIDENTE DE TRANSITO DESTE O DIA 33/33, SINISTRO ABERTO EM 33/33, NO QUAL REGISTREI UMA MANIFESTAÇÃO JUNTO À SUSEP (3333.33/33333333333 - ALLIANZ SEGUROS) NO DIA 33/33 COM PRAZO DE RESPOSTA PARA 33/33, ACONTECE QUE RESPONDERAM A MANIFESTAÇÃO COMO ESTÁ EM ANÁLISE ! QUER DIZER NÃO RESOLVEU NADA, ERA DIA 33/33 O PRAZO, JÁ PASSARAM PARA O DIA 33/33 E NA MANIFESTAÇÃO FICOU PARA 33/33, NÃO RESOLVERAM NADA ATÉ O MOMENTO. COMO DISSE ANTERIORMENTE O ACIDENTE ACONTECEU EM 33/33, O SINISTRO ABERTO EM 33/33, DESDE ESTA DATA ESTOU AGUARDANDO UMA RESPOSTA POSITIVA OU NEGATIVA, ACONTECE QUE FICAM ENROLANDO DESTE ENTÃO, ESTOU SEM CARRO DESDE 33/33, NÃO CONSIGO PEGAR CARRO RESERVA PQ O SINISTRO ESTÁ EM ABERTO. E A SUSEP NÃO TOMA UMA PROVIDÊNCIA DE EXIGIR UMA RESPOSTA.</text:p>
          </table:table-cell>
          <table:table-cell office:value-type="string" table:style-name="ce2">
            <text:p>Não identificada</text:p>
          </table:table-cell>
          <table:table-cell table:number-columns-repeated="16381"/>
        </table:table-row>
        <table:table-row table:style-name="ro1">
          <table:table-cell office:value-type="float" office:value="928" table:style-name="ce3">
            <text:p>928</text:p>
          </table:table-cell>
          <table:table-cell office:value-type="string" table:style-name="ce2">
            <text:p>Foram enviados todos os documentados solicitados pela empresa acima citada (MAPFRE SEGROS) a qual nos retornou após quase dois ( dois) anos, com a seguinte resposta sendo negativa, a mesma alegou que eu já tinha conhecimento da doença ( DOENÇA CRONICA RENAL) Fiquei sem entender pois todos, exatamente todos documentos de exames foram encaminhados desde o inicio do processo, pois no decorrer dos exames constou a doença acima citada, eu não teria como saber antes disso e quero saber baseado em que me deram essa resposta, após dois longos <text:s/>e exaustivos anos.</text:p>
          </table:table-cell>
          <table:table-cell office:value-type="string" table:style-name="ce2">
            <text:p>Seguro de Pessoas</text:p>
          </table:table-cell>
          <table:table-cell table:number-columns-repeated="16381"/>
        </table:table-row>
        <table:table-row table:style-name="ro1">
          <table:table-cell office:value-type="float" office:value="69" table:style-name="ce3">
            <text:p>69</text:p>
          </table:table-cell>
          <table:table-cell office:value-type="string" table:style-name="ce2">
            <text:p>Tenho um financiamento pelo santander, meu carro foi furtado e a seguradora pede uma série de documentos. Eu preciso fazer contato com o banco para negociar a quitação, que esta maior do que o seguro paga. Eles me disseram para negociar com o banco. Só que não consigo contato com ninguém do banco para falar a respeito. Nenhuma rede social, nenhum número. Minha última tentativa foi pela ReclameAqui. Porém, alem da demora, a pessoa não está entendendo qual é minha demanda. Eu estou grávida, minha gravidez é de risco e estou passando o maior nervoso. Como resolveremos tudo isso? Judicialmente? Com um processo de danos morais juntos? Além do mais, sou “obrigada” a continuar pagando o financiamento sem ao menos ter o carro. REPITO: EM MOMENTO ALGUM PODEM ATENDER AS MINHAS TENTATIVAS DE CONTATO! EU PRECISO DE UMA SOLUÇÃO!</text:p>
          </table:table-cell>
          <table:table-cell office:value-type="string" table:style-name="ce2">
            <text:p>Seguro de Automoveis</text:p>
          </table:table-cell>
          <table:table-cell table:number-columns-repeated="16381"/>
        </table:table-row>
        <table:table-row table:style-name="ro1">
          <table:table-cell office:value-type="float" office:value="1025" table:style-name="ce3">
            <text:p>1025</text:p>
          </table:table-cell>
          <table:table-cell office:value-type="string" table:style-name="ce2">
            <text:p>Preciso solicitar a Susep, mas não consigo, porque <text:s/>o Gov.br não está aumentando meu nível para ouro. Como proceder? Estou formada há quase um ano.</text:p>
          </table:table-cell>
          <table:table-cell office:value-type="string" table:style-name="ce2">
            <text:p>Cadastro</text:p>
          </table:table-cell>
          <table:table-cell table:number-columns-repeated="16381"/>
        </table:table-row>
        <table:table-row table:style-name="ro1">
          <table:table-cell office:value-type="float" office:value="1094" table:style-name="ce3">
            <text:p>1094</text:p>
          </table:table-cell>
          <table:table-cell office:value-type="string" table:style-name="ce2">
            <text:p>O nome sistema com solicitação de não sou robô não estou conseguinte efetuar a consulta</text:p>
          </table:table-cell>
          <table:table-cell office:value-type="string" table:style-name="ce2">
            <text:p>Não identificada</text:p>
          </table:table-cell>
          <table:table-cell table:number-columns-repeated="16381"/>
        </table:table-row>
        <table:table-row table:style-name="ro1">
          <table:table-cell office:value-type="float" office:value="1310" table:style-name="ce3">
            <text:p>1310</text:p>
          </table:table-cell>
          <table:table-cell office:value-type="string" table:style-name="ce2">
            <text:p>Eu Antônio, venho por meio deste formulário, para reivindicar sobre a perícia marcada pela a EMPRESA CHUBB SEGURADORA, para o dia 33/33/3333, não estava possibilitado de estar presente no horário indicado, na Rua Joaquim, nº.333, Bairro Nossa Senhora da Penha, Serra Talhada/PE, pois, estava enfermo. Entrei em contato com a PRESTADORA LAUDARE, pois, alegam que não tem peritos. Deste a data acima citada venho tentando marcar esta perícia. Sendo realizado ligação para NUBANK, dia 33/33/3333 as 33:33, porém, sem êxito, não atendendo a ligação. <text:s text:c="2"/>Atualmente estou em Crato/CE.</text:p>
          </table:table-cell>
          <table:table-cell office:value-type="string" table:style-name="ce2">
            <text:p>Seguro de Pessoas</text:p>
          </table:table-cell>
          <table:table-cell table:number-columns-repeated="16381"/>
        </table:table-row>
        <table:table-row table:style-name="ro1">
          <table:table-cell office:value-type="float" office:value="508" table:style-name="ce3">
            <text:p>508</text:p>
          </table:table-cell>
          <table:table-cell office:value-type="string" table:style-name="ce2">
            <text:p>Com um seguro auto do Banco do Brasil, com vencimento em 33/33/33, acessei o site para renovação. Para minha surpresa no ato da confirmação das informações, fui surpreendido com o retorno que o seguro não seria renovado pelo motivo não especificado, sendo incluído apenas o código (33) (333-333). Sem qualquer detalhamento o que isso representa. Minha reclamação é no sentido de ser informado o que representa esse código, no simples direito a informação.</text:p>
          </table:table-cell>
          <table:table-cell office:value-type="string" table:style-name="ce2">
            <text:p>Não identificada</text:p>
          </table:table-cell>
          <table:table-cell table:number-columns-repeated="16381"/>
        </table:table-row>
        <table:table-row table:style-name="ro1">
          <table:table-cell office:value-type="float" office:value="1372" table:style-name="ce3">
            <text:p>1372</text:p>
          </table:table-cell>
          <table:table-cell office:value-type="string" table:style-name="ce2">
            <text:p>Sac protocolo <text:s/>33333333333333 . Apólice vida mulher <text:s/>mensal, Certificado <text:s/>333333333333333</text:p>
          </table:table-cell>
          <table:table-cell office:value-type="string" table:style-name="ce2">
            <text:p>Seguro de Pessoas</text:p>
          </table:table-cell>
          <table:table-cell table:number-columns-repeated="16381"/>
        </table:table-row>
        <table:table-row table:style-name="ro1">
          <table:table-cell office:value-type="float" office:value="1407" table:style-name="ce3">
            <text:p>1407</text:p>
          </table:table-cell>
          <table:table-cell office:value-type="string" table:style-name="ce2">
            <text:p>Em 33/33 tive um acidente onde perdi meu carro, entrei em contato com a referida empresa (POTENCIA TRUK) onde tive todo o suporte até o momento em que DEFERIRAM minha indenização, isso no dia 33/33. Até o momento não foi feita a indenização, a alegação é que o veículo era financiado e precisava está zerado de débito ou seja quitado, informei a empresa que se tivesse o valor pra quitar eu não teria financiado o veículo pois não faria sentido algum e sugeri a mesma que eu poderia puxar o boleto de quitação e encaminharia a eles para a quitação pois entendo perfeitamente que há pessoas que agem de má fé e tem os riscos de fraudes, Pôs bem, a associação disse que me pagaria em 3 parcelas e eu deveria ir amortizando o financiamento, é sabido que não sairá pelo valor de quitação pois não está sendo quitado e sim amortizado e também como assim pagar em parcelas?! Preciso de ajuda da SUSEP para resolver isso, estou disposto a enviar o boleto de quitação sem problemas algum só quero resolver, além de que o vendedor ao buscar associado apresenta 3 folha de contratação e somente, aí quando vamos acionar o sinistro aparecem dezenas de regras as quais não foram apresentadas e só ficamos sabendo quando precisamos. Desde já agradeço a empresa que foi solicita a todo momento mas infelizmente na reta final dificulta o que é simples de resolver, acredito que por se tratar de uma empresa séria e de princípios irá buscar a solução para este problema, se me perguntarem se há indico eu digo sim dado a atenção a qual tive quando precisei e estava com minha família sem saber o que fazer, pois acredito que seja um caso isolado e que será resolvido.</text:p>
          </table:table-cell>
          <table:table-cell office:value-type="string" table:style-name="ce2">
            <text:p>Seguro de Automoveis</text:p>
          </table:table-cell>
          <table:table-cell table:number-columns-repeated="16381"/>
        </table:table-row>
        <table:table-row table:style-name="ro1">
          <table:table-cell office:value-type="float" office:value="1020" table:style-name="ce3">
            <text:p>1020</text:p>
          </table:table-cell>
          <table:table-cell office:value-type="string" table:style-name="ce2">
            <text:p>Prezado(a),Houve o endosso da apólice nº 3333333333333 no dia 33/33/3333, mas, ultrapassado o prazo de 3 dias para o registro do endosso neste órgão, ainda não foi disponibilizado o registro.Informo que temos urgência do registro do endosso a fim de apresentar judicialmente, de modo que peço, encarecidamente, o cumprimento do prazo.Agradeço desde já e fico à disposição.Atenciosamente,Gabriel OAB/SP 333.333</text:p>
          </table:table-cell>
          <table:table-cell office:value-type="string" table:style-name="ce2">
            <text:p>Não identificada</text:p>
          </table:table-cell>
          <table:table-cell table:number-columns-repeated="16381"/>
        </table:table-row>
        <table:table-row table:style-name="ro1">
          <table:table-cell office:value-type="float" office:value="947" table:style-name="ce3">
            <text:p>947</text:p>
          </table:table-cell>
          <table:table-cell office:value-type="string" table:style-name="ce2">
            <text:p>Bom dia.Estou em viagem ao Exterior tendo feito um Seguro Viagem para Grécia em uma Seguradora (Através de uma Agência de Viagens), entre os dias 33 até 33/33 e um outro Seguro, entre os dias 33 até 33/33 para Portugal (feito pacote fora da Agência de Viagens) em outra Seguradora. Na Agência de Viagem a qual foi feito o primeiro Seguro fui informado que isto não pode ser feito pois em uma viagem com dias corridos só é possível fazer Seguro com uma única Seguradora.Favor informar se tal situação procede.Obrigado,</text:p>
          </table:table-cell>
          <table:table-cell office:value-type="string" table:style-name="ce2">
            <text:p>Não identificada</text:p>
          </table:table-cell>
          <table:table-cell table:number-columns-repeated="16381"/>
        </table:table-row>
        <table:table-row table:style-name="ro1">
          <table:table-cell office:value-type="float" office:value="1156" table:style-name="ce3">
            <text:p>1156</text:p>
          </table:table-cell>
          <table:table-cell office:value-type="string" table:style-name="ce2">
            <text:p>Boa Tarde,Gostaria de saber qual o motivo do nosso cadastro na Susep está scom status Suspenso!Agradeço a apreciação e retorno.GratoDanilo</text:p>
          </table:table-cell>
          <table:table-cell office:value-type="string" table:style-name="ce2">
            <text:p>Cadastro</text:p>
          </table:table-cell>
          <table:table-cell table:number-columns-repeated="16381"/>
        </table:table-row>
        <table:table-row table:style-name="ro1">
          <table:table-cell office:value-type="float" office:value="198" table:style-name="ce3">
            <text:p>198</text:p>
          </table:table-cell>
          <table:table-cell office:value-type="string" table:style-name="ce2">
            <text:p>Boa tarde. Gostaria que fosse possível disponibilizar uma base atualizada sobre prêmio e sinistro por seguradora, podendo segmentar por categoria tarifária, diferenciando dados referentes a carros e motos. No link https://www3.susep.gov.br/menuestatistica/Autoseg/menu3.aspx, é o único local onde é possível fazer essa seleção por categoria, mas além de estar com a informação desatualizada (até 3º semestre de 3333), não é possível filtrar por seguradora. Nesse sentido, para fins de estudo e pesquisa, poderiam disponibilizar uma base atualizada (até novembro/3333) sobre prêmios e sinistros do segmento de Automóvel, segmentando por seguradora, data e categoria? Fico no aguardo e desde já agradeço o auxílio.</text:p>
          </table:table-cell>
          <table:table-cell office:value-type="string" table:style-name="ce2">
            <text:p>Não identificada</text:p>
          </table:table-cell>
          <table:table-cell table:number-columns-repeated="16381"/>
        </table:table-row>
        <table:table-row table:style-name="ro1">
          <table:table-cell office:value-type="float" office:value="1471" table:style-name="ce3">
            <text:p>1471</text:p>
          </table:table-cell>
          <table:table-cell office:value-type="string" table:style-name="ce2">
            <text:p>Apólice: 3333, Aviso: 333333, SINISTRO: C 33 33 33333, Tipo Ocorrência: INCÊNDIO, RAMO: HABITACIONAL - DEMAIS COBERTURAS 33/33/3333 Oficialmente a seguradora confirma o pagamento Nro 33333 programado para 33/33/3333 no valor de <text:s/>R$ 333.333,33 - BENEFICIÁRIO: XS3 SEGUROS S.A.. DADOS BANCÁRIOS: Banco CAIXA ECONÔMICA FEDERAL - Agência 3333 - - Conta 333 - 3Como Proprietária do imóvel que sofreu os danos, preciso saber do relatório do que representa os itens indenizado. Os 333 mil representa estoque, estrutura, serviço, matéria prima, ? Eu entreguei uma listagem detalhada de todas as perdas e danos, preciso ter a mesma transparência na informação dos danos reembolsados, e entender como promoveram o calculo que soma os 333 mil.Uma vez que os danos somam um valor bem superior (orçamento inicial ultrapassa 333 mil reais) ao promovido pagamento (apenas 333 mil). Aberto pedido aos analistas dia 33/33/3333 (atendimento 3333333), 33/33/3333 (atendimento 3333333), 33/33/3333 (atendimento 3333333), 33/33/3333 (atendimento 3333333), 33/33/3333 (atendimento 3333333). Tive apenas a seguinte informação da gerencia da Caixa Econômica:Áureo +33 33 3333-3333Boa tarde Aline, No SIGA não consta relação discriminando itens indenizados, consta apenas os valores globais dos seguintes itens:- Danos físicos, na estrutura do imóvel;- Danos aos materiais da obra/construção.Aguardo com urgência uma orientação dos danos reembolsados, com detalhes. Hoje não tenho transparência. <text:s/>Da mesma forma que tive que promover o orçamentos apresentado preciso saber diante do que devo executar com os 333 mil.</text:p>
          </table:table-cell>
          <table:table-cell office:value-type="string" table:style-name="ce2">
            <text:p>Seguro de Danos</text:p>
          </table:table-cell>
          <table:table-cell table:number-columns-repeated="16381"/>
        </table:table-row>
        <table:table-row table:style-name="ro1">
          <table:table-cell office:value-type="float" office:value="911" table:style-name="ce3">
            <text:p>911</text:p>
          </table:table-cell>
          <table:table-cell office:value-type="string" table:style-name="ce2">
            <text:p>Boa tarde. Meu nome é Maria Cristina. Meu irmão JOSÉ CARLOS, CPF. 333.333.333-33, faleceu em novembro de 3333. Ao dar seguimento as pendências que ele havia deixado, descobri que havia desconto de seguro de vida da conta bancária dele no Bradesco em nome da empresa MULTUAL ADMINISTRADORA E CORRETORA DE SEGUROS LTDA. Não temos documentos algum referente à esta contratação de seguro. Não consigo localizar endereço para contato, e-mail. Desde o falecimento do segurado não consegui contato para abertura do sinistro. Sendo assim, venho por meio desta suplicar ajuda para obter a apólice do seguro da referida seguradora ou que entre em contato comigo pois, como não consegui avisar do falecimento dele, continuaram a fazer os descontos na conta a qual chegou a ficar negativada até agora. Preciso da ajuda de vocês para localizar esta empresa para que entre em contato comigo. Obrigada pela atenção.</text:p>
          </table:table-cell>
          <table:table-cell office:value-type="string" table:style-name="ce2">
            <text:p>Cadastro</text:p>
          </table:table-cell>
          <table:table-cell table:number-columns-repeated="16381"/>
        </table:table-row>
        <table:table-row table:style-name="ro1">
          <table:table-cell office:value-type="float" office:value="701" table:style-name="ce3">
            <text:p>701</text:p>
          </table:table-cell>
          <table:table-cell office:value-type="string" table:style-name="ce2">
            <text:p>Prezada Senhora Bruna, boa tarde ! Agradecemos pelo seu contato. <text:s/>A SUSEP é a Autarquia Federal responsável pelo controle e fiscalização dos mercados de seguro, previdência complementar aberta, capitalização e resseguro. O objetivo da Ouvidoria é possibilitar a participação dos cidadãos e aprimorar o controle social sobre as instituições públicas. Percebemos em sua demanda <text:s/>um problema quanto ao cadastro na Susep. Antecipadamente, informamos que este não é o canal adequado para assuntos pertinentes a corretores e explicaremos o porquê:3- A ÚNICA área competente na Susep para resolver essas questões responde pelos e-mails enviados ao email, cujo prazo de atendimento é de até 33 (quarenta e oito) HORAS ÚTEIS ou 3 (seis) DIAS ÚTEIS. 3- Já o Fala.BR tem por obrigação legal responder em até 33 dias, prorrogáveis para mais 33 dias, dependendo da complexidade da resposta elaborada pela área técnica. E a área técnica em questão, nos responderá a partir do e-mail email, logo levaria <text:s/>mais tempo do que o contato direto. 3- Não recomendamos buscar o SIC, pois o assunto não cabe à Lei de Acesso a Informação - LAI por tratar de assunto confidencial e a única informação que caberia seria indicar os meios para ter acesso ao site dos corretores. Diante do exposto, ressaltamos que, POR DETERMINAÇÃO, para verificar problemas no registro de corretores, a área responsável precisará de informações, tais como: nome completo do corretor e corretora, CPF/CNPJ, número do cadastro SUSEP, cópia dos e-mails encaminhados contendo o endereço eletrônico do remetente, evidências dos problemas ocorridos, como print das telas, além de outras informações que a pessoa julgar pertinente informar. A área técnica também solicita que verifique suas caixas de SPAM, pois identificou-se um alto índice de respostas que foram direcionadas pra lá. Caso o senhor tivesse encaminhado em anexo alguma evidência de que já tenha realizado contato com a área indicada, poderíamos tentar agilizar a questão encaminhando esses anexos à área competente. Se porventura possua outra dúvida, que não seja sobre cadastro de corretores, esta ouvidoria estará à disposição, no âmbito desta autarquia, para novas instruções que forem pertinentes. Atenciosamente, Equipe de Ouvidoria da Susep</text:p>
          </table:table-cell>
          <table:table-cell office:value-type="string" table:style-name="ce2">
            <text:p>Cadastro</text:p>
          </table:table-cell>
          <table:table-cell table:number-columns-repeated="16381"/>
        </table:table-row>
        <table:table-row table:style-name="ro1">
          <table:table-cell office:value-type="float" office:value="887" table:style-name="ce3">
            <text:p>887</text:p>
          </table:table-cell>
          <table:table-cell office:value-type="string" table:style-name="ce2">
            <text:p>Estou a mais de 3 meses tentando cancelamento com a seguradora FLIX (CNPJ 33.333.333/3333-33 RAZÃO SOCIAL: FBXG SEGUROS S.A.), quando eu ligo no SAC a ligação é direcionada para a central de sinistro, e ninguém consegue me ajudar. Estão me cobrando todo mês no cartão de crédito um serviço que não consigo cancelar, cheguei a registrar uma reclamação no site Reclame Aqui mas também não foi o suficiente.</text:p>
          </table:table-cell>
          <table:table-cell office:value-type="string" table:style-name="ce2">
            <text:p>Seguro de Pessoas</text:p>
          </table:table-cell>
          <table:table-cell table:number-columns-repeated="16381"/>
        </table:table-row>
        <table:table-row table:style-name="ro1">
          <table:table-cell office:value-type="float" office:value="300" table:style-name="ce3">
            <text:p>300</text:p>
          </table:table-cell>
          <table:table-cell office:value-type="string" table:style-name="ce2">
            <text:p>Sugiro cadastro único para corretores de seguro, sem necessidade de envio de documentos já em poder da SUSEP, para cada seguradora.Bastaria o fornecimento da certidão fornecida pela SUSEP, recente, com indicação do banco, agência e conta corrente, para depósito das comissões. Um estudo para um formulário padrão, para cotação do risco, levando-se em consideração o valor do prêmio pelo chassis ou placa, pois a diversificação de modelos dentro de uma mesma marca, levam duvidas para o proponente, pois nos documentos do veículo não é bem detalhado.Já temos uma seguradora que tem esse procedimento, fazendo o enquadramento pela placa, que trás o modelo do veículo.Cordialmente.José</text:p>
          </table:table-cell>
          <table:table-cell office:value-type="string" table:style-name="ce2">
            <text:p>Cadastro</text:p>
          </table:table-cell>
          <table:table-cell table:number-columns-repeated="16381"/>
        </table:table-row>
        <table:table-row table:style-name="ro1">
          <table:table-cell office:value-type="float" office:value="285" table:style-name="ce3">
            <text:p>285</text:p>
          </table:table-cell>
          <table:table-cell office:value-type="string" table:style-name="ce2">
            <text:p>Prezados, boa tarde !Quero <text:s/>Obrigado.</text:p>
          </table:table-cell>
          <table:table-cell office:value-type="string" table:style-name="ce2">
            <text:p>Não identificada</text:p>
          </table:table-cell>
          <table:table-cell table:number-columns-repeated="16381"/>
        </table:table-row>
        <table:table-row table:style-name="ro1">
          <table:table-cell office:value-type="float" office:value="1478" table:style-name="ce3">
            <text:p>1478</text:p>
          </table:table-cell>
          <table:table-cell office:value-type="string" table:style-name="ce2">
            <text:p>Capô, Paralama Direito, Paralama Esquerdo, Demais danos demais danos a verificar.VistoriaTipo de vistoria:SINISTROData prevista da vistoria:33/33/3333Data da realização da vistoria:33/33/3333Oficina:GS CAR CHAPEACAO E PINTURAEndereço:RUA TRAVESSAO SOLFERINO, 3333 - CRUZEIRO - CAXIAS DO SUL / RS - CEP 33333-333Telefone da oficina:(33) 3333-3333Contato na oficina:Mauricio Reparos:NÃO AUTORIZADOEnvio de documentosSe você precisa enviar algum documento relacionado ao seu sinistro.CLIQUE AQUIFicou com alguma dúvida?Você pode acompanhar esse sinistro junto com o analista aqui mesmo pelo Portal.FALAR COM O ANALISTAALEX</text:p>
          </table:table-cell>
          <table:table-cell office:value-type="string" table:style-name="ce2">
            <text:p>Não identificada</text:p>
          </table:table-cell>
          <table:table-cell table:number-columns-repeated="16381"/>
        </table:table-row>
        <table:table-row table:style-name="ro1">
          <table:table-cell office:value-type="float" office:value="849" table:style-name="ce3">
            <text:p>849</text:p>
          </table:table-cell>
          <table:table-cell office:value-type="string" table:style-name="ce2">
            <text:p>Sou proprietario da corretora de seguros cnpj 33333333/3333-33, solicitei a certidão de aptidão da corretora, e foi me enviado a certidão só com alguns ramos, e gostaria da certidão com todos os ramos, pois o responsável técnico é Flavio <text:s/>cif 33333333333. segue certidão disponibilizada por vocês, preciso a certidão que nos de aptidão para trabalhar todos os ramos . obrigado</text:p>
          </table:table-cell>
          <table:table-cell office:value-type="string" table:style-name="ce2">
            <text:p>Cadastro</text:p>
          </table:table-cell>
          <table:table-cell table:number-columns-repeated="16381"/>
        </table:table-row>
        <table:table-row table:style-name="ro1">
          <table:table-cell office:value-type="float" office:value="1440" table:style-name="ce3">
            <text:p>1440</text:p>
          </table:table-cell>
          <table:table-cell office:value-type="string" table:style-name="ce2">
            <text:p>A Empresa Suhai Seguradora não está cumprindo com a sua função. Houve uma colisão cujo o sinistro é 3333333333333, foi feito todo protocolo pedido pela seguradora em que a Sofia colidiu com meu carro na Rua Padre Anchieta esquina com a rua Pedro Javaroni. No dia 33/33/3333. Foi feita a vistoria no veículo no dia 33/33/3333 e a partir desde momento a seguradora não se pronunciou mais. Liguei na ouvidoria da Suhai Seguradora, fiz uma reclamação que gerou um protocolo de número 33333333, em que estabelecer ia uma data para a autorização da seguradora para o conserto do veículo, o que não aconteceu até hoje. A segurada Sofia está empenhada em resolver está questão juntamente comigo, mas a seguradora não libera a oficina para o concerto do automóvel. Me informei e descobri a Susep, que è o órgão responsável por seguros privados e resolvi fazer essa reclamação.</text:p>
          </table:table-cell>
          <table:table-cell office:value-type="string" table:style-name="ce2">
            <text:p>Seguro de Automoveis</text:p>
          </table:table-cell>
          <table:table-cell table:number-columns-repeated="16381"/>
        </table:table-row>
        <table:table-row table:style-name="ro1">
          <table:table-cell office:value-type="float" office:value="768" table:style-name="ce3">
            <text:p>768</text:p>
          </table:table-cell>
          <table:table-cell office:value-type="string" table:style-name="ce2">
            <text:p>Boa tarde,sou corretor de seguros pessoa física e pessoa jurídica e meu cadastro na Susep está suspenso.Entrei em contato para tentar resolver e me foi informado que estaria faltando o contrato social mesmo eu tendo enviado todos os documentos na época do recadastramento. Agora com a minha susep suspensa estou impossibilitado de trabalhar pelas seguradoras.Fui instruído a entrar no site para enviar o documento mas já tentei por todos os navegadores e deu error.Não consigo entrar no sistema.Segue último email :"Prezado(a) corretor(a),Desde a migração do login para o serviço do Gov.Br, a autenticação não está mais sob domínio da Susep. Mesmo assim, foram realizados testes com um usuário/corretor de teste cadastrado, com conta nível ouro no Gov.Br, e o login ocorreu com sucesso. <text:s text:c="2"/>Sendo assim, recomendamos procurar a Secretaria de Governo Digital (SGD) – www.gov.br – <text:s/>para tentar solucionar o problema."Como faço pra resolver? Eu tenho o contrato social em arquivo.Vocês não conseguem dar baixa por ai pra ser mais rápido?Att,Diogo Corretor de Seguros</text:p>
          </table:table-cell>
          <table:table-cell office:value-type="string" table:style-name="ce2">
            <text:p>Não identificada</text:p>
          </table:table-cell>
          <table:table-cell table:number-columns-repeated="16381"/>
        </table:table-row>
        <table:table-row table:style-name="ro1">
          <table:table-cell office:value-type="float" office:value="774" table:style-name="ce3">
            <text:p>774</text:p>
          </table:table-cell>
          <table:table-cell office:value-type="string" table:style-name="ce2">
            <text:p>Bom dia.Como identifico que o registro feito na Susep (doc. em anexo) se refere ao Endosso 333 (doc. também em anexo), emitido pela Pottencial Seguradora?Percebi que a referida seguradora mudou, recentemente, os registros na Susep, que antes eram identificados pelo número de cada endosso. Existe algum problema na mudança de metodologia da seguradora?Atenciosamente.</text:p>
          </table:table-cell>
          <table:table-cell office:value-type="string" table:style-name="ce2">
            <text:p>Não identificada</text:p>
          </table:table-cell>
          <table:table-cell table:number-columns-repeated="16381"/>
        </table:table-row>
        <table:table-row table:style-name="ro1">
          <table:table-cell office:value-type="float" office:value="1297" table:style-name="ce3">
            <text:p>1297</text:p>
          </table:table-cell>
          <table:table-cell office:value-type="string" table:style-name="ce2">
            <text:p>Caros,Boa noite. Gostaria de solicitar a intervenção da SUSEP junto à seguradora Tokio Marine (CNPJ 33333333/3333-33), com a qual tenho o contrato para seguro (Apólice 33333333 / cl 33333333333333 / processo SUSESP 33333333333/3333-33 ) do meu veículo (placa LUQ3C33 / RENAVAM 33333333333). Tive um sinistro em 33/Set/3333, que passou por 3 avaliações pela seguradora até chegar a um parecer de perda parcial. Meu carro foi encaminhado para oficina SIMCAUTO, em Del Castilho, mas não tenho previsão de reparo pelo motivo de falta de peças da montadora (GM - Chevrolet). A seguradora tem me orientado a cobrar uma posição diretamente da montadora, quando na verdade meu contrato de serviço é com a seguradora, que deve arcar com a prestação do escopo do seguro contratado. Peço a intervenção da SUSEP para aplicação do código do consumidor junto à Tokio Marine, tal que se comprometam com um prazo de entrega do veículo reparado com a peça original substituída ou, caso assumam a falta de capacidade de atendimento pela falta de peças, reclassifiquem o caso como perda total e me indenizem integralmente pelo valor que consta no contrato do seguro.AtenciosamenteAngela (CPF 333333333-33)</text:p>
          </table:table-cell>
          <table:table-cell office:value-type="string" table:style-name="ce2">
            <text:p>Seguro de Automoveis</text:p>
          </table:table-cell>
          <table:table-cell table:number-columns-repeated="16381"/>
        </table:table-row>
        <table:table-row table:style-name="ro1">
          <table:table-cell office:value-type="float" office:value="451" table:style-name="ce3">
            <text:p>451</text:p>
          </table:table-cell>
          <table:table-cell office:value-type="string" table:style-name="ce2">
            <text:p>ABSURDO, DESCASO TOTAL COM O CORRETOR, <text:s/>NÃO TEMOS UM TELEFONE PARA FALAR, NÃO RESPONDEM EMAIL, ESTOU COM MINHA SUSEP CNPJ SUSPENSA SENDA QUE ENVIEI EMAIL EM JANEIRO, JA PEDI O AUXILIO DA SINCOR E NEM ELA ESTA CONSEGUINDO RESOLVER, ESTOU COM SEGUROS PARA TRANSMITIR E <text:s/>SAUDE PARA IMPLANTAR ATRASADOS... QUEM VAI RESOLVER ISSO ? É UM DESCASO TOTAL. SOLICITO URGENCIA NA REATIVAÇÃO DA MINHA SUSEP CNPJ 33333333/3333-33 – CORRETORA DE SEGUROS LTDA.</text:p>
          </table:table-cell>
          <table:table-cell office:value-type="string" table:style-name="ce2">
            <text:p>Cadastro</text:p>
          </table:table-cell>
          <table:table-cell table:number-columns-repeated="16381"/>
        </table:table-row>
        <table:table-row table:style-name="ro1">
          <table:table-cell office:value-type="float" office:value="1169" table:style-name="ce3">
            <text:p>1169</text:p>
          </table:table-cell>
          <table:table-cell office:value-type="string" table:style-name="ce2">
            <text:p>necessito fazer o recadastramento de pessoa juridica e nao encontrei o caminho no SITE</text:p>
          </table:table-cell>
          <table:table-cell office:value-type="string" table:style-name="ce2">
            <text:p>Cadastro</text:p>
          </table:table-cell>
          <table:table-cell table:number-columns-repeated="16381"/>
        </table:table-row>
        <table:table-row table:style-name="ro1">
          <table:table-cell office:value-type="float" office:value="1097" table:style-name="ce3">
            <text:p>1097</text:p>
          </table:table-cell>
          <table:table-cell office:value-type="string" table:style-name="ce2">
            <text:p>Prezados, as certidões de registro das Apólices de seguro garantia <text:s/>Nº 333333333333333333333333 e Nº <text:s/>333333333333333333333333, registradas na SUSEP no dia 33 de agosto de 3333 até o presente momento não estão sendo emitidas.Ocorre que o segurado, o qual represento, necessita apresentar estas certidões em conjunto com as Apólices em processos de execução fiscal para garantir a continuação da suspensão do processo, e este prazo está se esgotando. Exalto que o juízo requer estas certidões para validar as Apólices e sem elas o meu cliente poderá sofrer prejuízos comerciais e fiscais. Visto que já se passaram muito mais que 3 dias úteis para que as certidões estivessem disponíveis no sistema, gostaria de saber qual o procedimento mais célere para obtenção destas certidões.Seria possível o envio destas certidões por e-mail email? ThatianaOAB/SP 333.333</text:p>
          </table:table-cell>
          <table:table-cell office:value-type="string" table:style-name="ce2">
            <text:p>Seguro Garantia</text:p>
          </table:table-cell>
          <table:table-cell table:number-columns-repeated="16381"/>
        </table:table-row>
        <table:table-row table:style-name="ro1">
          <table:table-cell office:value-type="float" office:value="1241" table:style-name="ce3">
            <text:p>1241</text:p>
          </table:table-cell>
          <table:table-cell office:value-type="string" table:style-name="ce2">
            <text:p>Boa tarde,como o site da Susep não reconhece nenhuma seguradora, Necessito em saber se o produto seguro residencial arrolado está credenciado/autorizado pela SUSEP.3) HDI seguro residencial;3) Porto seguro seguro residencial;3) Seguros unimend seguro residencial;3) Tokio Marine seguro residencial.Att</text:p>
          </table:table-cell>
          <table:table-cell office:value-type="string" table:style-name="ce2">
            <text:p>Seguro de Danos</text:p>
          </table:table-cell>
          <table:table-cell table:number-columns-repeated="16381"/>
        </table:table-row>
        <table:table-row table:style-name="ro1">
          <table:table-cell office:value-type="float" office:value="897" table:style-name="ce3">
            <text:p>897</text:p>
          </table:table-cell>
          <table:table-cell office:value-type="string" table:style-name="ce2">
            <text:p>Ola,No dia 33/33 entrei em contato pela primeira vez com a Mastercard sobre um seguro de bagagem atrasada, depois de enviar toda a documentação exigida, foi me informado a mensagem em seguida, porem não foi realizado o pagamento até hoje. Sendo que toda a documentação com os dados bancários foram preenchidos corretamente e com letras legíveis. Inclusive os dados foram confirmados pela atendente da MasterdCard. Eles estão agindo de má fé e enrolando o pagamento que estou precisando com muita urgência. Já me causaram danos morais. A situação da sua reclamação é a seguinte:NÚMERO DE CONFIRMAÇÃOA33333333STATUS DA REIVINDICAÇÃOBagagem Atrasada / Proteção de Bagagem Atrasada Status: PagoComentário: Pago $333.33 à Portador de cartão em 33 de Julho de 3333 3:33:33 AM.</text:p>
          </table:table-cell>
          <table:table-cell office:value-type="string" table:style-name="ce2">
            <text:p>Seguro de Danos</text:p>
          </table:table-cell>
          <table:table-cell table:number-columns-repeated="16381"/>
        </table:table-row>
        <table:table-row table:style-name="ro1">
          <table:table-cell office:value-type="float" office:value="1110" table:style-name="ce3">
            <text:p>1110</text:p>
          </table:table-cell>
          <table:table-cell office:value-type="string" table:style-name="ce2">
            <text:p>Boa tarde, ao consultar minha situação cadastral junto a Susep, o sistema informou que minha situação é suspensa pelo motivo de que o nome da receita federal diverge do nome que tenho na base de dados da SUSEP. Realmente fiz uma pequena alteração no nome. Gostaria de saber como faço para atualizar, visto que o sistema não me permite. Estou logado no ambiente da SUSEP, autenticado e mesmo assim ele não me permite.Seguem meus dados, assim como as mensagens de erro. Fico no aguardo. ObrigadoASSESSORIA EM SEGUROS LTDACNPJ: 33.333.333/3333-33</text:p>
          </table:table-cell>
          <table:table-cell office:value-type="string" table:style-name="ce2">
            <text:p>Cadastro</text:p>
          </table:table-cell>
          <table:table-cell table:number-columns-repeated="16381"/>
        </table:table-row>
        <table:table-row table:style-name="ro1">
          <table:table-cell office:value-type="float" office:value="985" table:style-name="ce3">
            <text:p>985</text:p>
          </table:table-cell>
          <table:table-cell office:value-type="string" table:style-name="ce2">
            <text:p>Tenho um seguro de vida desde 3333, junto a Metlife Seguradora. Tenho tentado por varios canais, ter acesso a minha apolice e inclusive tentativa de cancelamento , mas nao tenho sucesso. Se negam a me dar as informacoes sobre resgate. Me passam informacoes divergentes ao que tenho ciencia. Gostaria de sua ajuda para resolver esse imbróglio. Agradeco</text:p>
          </table:table-cell>
          <table:table-cell office:value-type="string" table:style-name="ce2">
            <text:p>Seguro de Pessoas</text:p>
          </table:table-cell>
          <table:table-cell table:number-columns-repeated="16381"/>
        </table:table-row>
        <table:table-row table:style-name="ro1">
          <table:table-cell office:value-type="float" office:value="1186" table:style-name="ce3">
            <text:p>1186</text:p>
          </table:table-cell>
          <table:table-cell office:value-type="string" table:style-name="ce2">
            <text:p>Prezados, Eu tenho uma corretora de seguros (CORRETORA DE SEGUROS LTDA - CNPJ: 33.333.333/3333-33), registrada sob o registro SUSEP número 333333333.No dia 33/33/3333 eu recebi um e-mail me alertando sobre uma pendência no site da SUSEP, relacionada à minha corretora. Em seguida, eu entrei no sistema e visualizei a seguinte pendência: "empresa não foi encontrada na base da Receita Federal e o contrato social foi enviado" e mais, "Atenção! Seu cadastro possui pendências. Se elas não forem resolvidas dentro do prazo, você pode ter o cadastro suspenso.". Com a finalidade de solucionar a possível pendência, enviei um e-mail para email que, até hoje (33/33/3333), quase 33 dias, não foi respondido. Solicito gentilmente que alguém me ajude a identificar do que de fato se trata, pois, minha contadora diz que tudo está regularizado na Receita Federal e que nunca estive irregular. Gostaria também, de maiores informações de como solucionar a suposta pendência, uma vez que ela é informada sem orientação do que fazer e de acesso dificílimo ao órgão responsável. Desde já, agradeço!Atenciosamente, Rodrigo(33)33333-3333email</text:p>
          </table:table-cell>
          <table:table-cell office:value-type="string" table:style-name="ce2">
            <text:p>Não identificada</text:p>
          </table:table-cell>
          <table:table-cell table:number-columns-repeated="16381"/>
        </table:table-row>
        <table:table-row table:style-name="ro1">
          <table:table-cell office:value-type="float" office:value="365" table:style-name="ce3">
            <text:p>365</text:p>
          </table:table-cell>
          <table:table-cell office:value-type="string" table:style-name="ce2">
            <text:p>Quantidade e valores pagos de indenização do seguro DPVAT nos anos de 3333 e 3333, em cada modalidade: Despesas de Assistência Médica e Despesas Suplementares (DAMS), Invalidez Permanente e Morte.Solicito informar a quantidade de indenizações e o valor total desembolsado para pagamento de indenizações do seguro DPVAT nos anos de 3333 e 3333 em cada modalidade: Despesas de Assistência Médica e Despesas Suplementares (DAMS), Invalidez Permanente e Morte.</text:p>
          </table:table-cell>
          <table:table-cell office:value-type="string" table:style-name="ce2">
            <text:p>DPVAT/SPVAT</text:p>
          </table:table-cell>
          <table:table-cell table:number-columns-repeated="16381"/>
        </table:table-row>
        <table:table-row table:style-name="ro1">
          <table:table-cell office:value-type="float" office:value="209" table:style-name="ce3">
            <text:p>209</text:p>
          </table:table-cell>
          <table:table-cell office:value-type="string" table:style-name="ce2">
            <text:p>Bom dia.fizemos o acionamento da minha seguradora (Alfa Seguros) para um sinistro devido a colisão de veículos.Já tem mais de 33 dias que o carro está na oficina e ainda aguardando peças para efetuar o conserto do meu veículo e já usei o prazo de carro reserva previsto em contrato. No entato, necessito do carro para locomoção diária e o mesmo não tem nem mesmo previsão de conserto.Existe algum prazo legal para a seguradora reparar o meu carro? A seguradora é obrigada a me conceder carro reserva? Como devo proceder?</text:p>
          </table:table-cell>
          <table:table-cell office:value-type="string" table:style-name="ce2">
            <text:p>Seguro de Automoveis</text:p>
          </table:table-cell>
          <table:table-cell table:number-columns-repeated="16381"/>
        </table:table-row>
        <table:table-row table:style-name="ro1">
          <table:table-cell office:value-type="float" office:value="736" table:style-name="ce3">
            <text:p>736</text:p>
          </table:table-cell>
          <table:table-cell office:value-type="string" table:style-name="ce2">
            <text:p>Venho por3 meio deste canal denunciar que minha prima foi vitima de uma portabilidade fake pela financeira CAMPOS INTERMEDIACOES E FINANCEIRA LTDA - CNPJ 33333333333333.em parceria com a SABEMI. O que deveria ser retirado dois empréstimos ficando um só, no entanto isso não ocorreu, ela ficou pagando um valor R$ 3333,33 reais e ainda tem um valor de um seguro de R$33,33 reais como um seguro , tudo isso sendo descontado no <text:s/>contracheque pela seguradora SABEMI o que se caracterizou como empréstimo consignado previdência aberto, <text:s/>ela fez depósitos de R$33.333,33, R$ 33.333,33 e R$ 33.333,33 para enfim ser realizado a portabilidade , o que não ocorreu como mencionado acima.A falsa portabilidade com a empresa golpista desconta do seu contracheque um valor de R$ 3333,33 pela SABEMI que <text:s/>se recusa a cancelar o empréstimo e nem informa o contrato assinado, com <text:s/>o seguro de 33 reais..Solicito informações e providências quanto ao CANCELAMENTO desse desconto consignado já que não foi efetivado <text:s/>e o desconto é feito <text:s/>em nome da seguradora SABEMI.Informo ainda que não consegui registrar a reclamação pois não achei o nome da SABEMI SEGURADORA e nem CAMPOS INTERMEDIACOES E FINANCEIRA LTDA no Banco Central, o qual fiz uma solicitação de informação e obtive a seguinte resposta :As entidades de previdência complementar não são instituições autorizadas a funcionar pelo Banco Central - BC e, portanto, não se aplicam a elas as regras de portabilidade de crédito entre instituições financeiras. Empréstimos e financiamentos concedidos por essas entidades <text:s/>a seus empregados ou associados seguem regras próprias do setor, se houver.A empresa Sabemi não é corresponsável por essa transação ? Não teria <text:s/>então que ser acionada e atender o pedido de cancelamentoJá fiz o pedido de reclamação para SABEMI <text:s/>com protocolo trcj33333Minha prima foi enganada e levada ao erro, ela é pensionista e foi enganada, a empresa SABEMI nem passou sequer o contrato desse consignado FAKE. Solicitamos imediato cancelamento desse desconto bem como devolução das parcelas já descontadas.Abaixo segue os dados e os anexos de comprovação para <text:s/>certificação dos dados acima <text:s/>informados Jucilene CPF: 33333333333</text:p>
          </table:table-cell>
          <table:table-cell office:value-type="string" table:style-name="ce2">
            <text:p>Previdência Complementar Aberta</text:p>
          </table:table-cell>
          <table:table-cell table:number-columns-repeated="16381"/>
        </table:table-row>
        <table:table-row table:style-name="ro1">
          <table:table-cell office:value-type="float" office:value="1380" table:style-name="ce3">
            <text:p>1380</text:p>
          </table:table-cell>
          <table:table-cell office:value-type="string" table:style-name="ce2">
            <text:p>SOLICITO CÓPIA DO PROCESSO COM INICIAIS DO PROCESSO, SEGUE DADOS DO <text:s/>PROCESSO 3333333-33.3333.3.3333</text:p>
          </table:table-cell>
          <table:table-cell office:value-type="string" table:style-name="ce2">
            <text:p>Não identificada</text:p>
          </table:table-cell>
          <table:table-cell table:number-columns-repeated="16381"/>
        </table:table-row>
        <table:table-row table:style-name="ro1">
          <table:table-cell office:value-type="float" office:value="808" table:style-name="ce3">
            <text:p>808</text:p>
          </table:table-cell>
          <table:table-cell office:value-type="string" table:style-name="ce2">
            <text:p>REGISTRO Suspenso. <text:s/>ADMINISTRADORA E CORRETORA DE SEGUROS LTDA, CPF/CNPJ nº33333333333333*, registro SUSEP nº 333333333, encontra-se com REGISTRO Suspenso. Como regularizar?</text:p>
          </table:table-cell>
          <table:table-cell office:value-type="string" table:style-name="ce2">
            <text:p>Cadastro</text:p>
          </table:table-cell>
          <table:table-cell table:number-columns-repeated="16381"/>
        </table:table-row>
        <table:table-row table:style-name="ro1">
          <table:table-cell office:value-type="float" office:value="616" table:style-name="ce3">
            <text:p>616</text:p>
          </table:table-cell>
          <table:table-cell office:value-type="string" table:style-name="ce2">
            <text:p>Possuo um seguro junto a seguradora Suhai e abrimos um sinistro dia 3/3/33 pediram para aguardar 3 dias úteis para enviar uma simples relação de documentos que segunda a supervisora Camila é padrão. A mesma alegou que devido a demanda ( falta de funcionários) eles estão atrasando essa parte que é apenas o início do processo. Imagina na análise de documentos quanto tempo vai demorar. Enfim foram abertos esses protocolos e nada : 33333333, 33333333,33333333 e 33333333. Meu telefone de contato é 33. 33333-3333 meu email email</text:p>
          </table:table-cell>
          <table:table-cell office:value-type="string" table:style-name="ce2">
            <text:p>Não identificada</text:p>
          </table:table-cell>
          <table:table-cell table:number-columns-repeated="16381"/>
        </table:table-row>
        <table:table-row table:style-name="ro1">
          <table:table-cell office:value-type="float" office:value="30" table:style-name="ce3">
            <text:p>30</text:p>
          </table:table-cell>
          <table:table-cell office:value-type="string" table:style-name="ce2">
            <text:p>Fale aquiacionamento seguro n°: 3.33.33.333333.3.33 junto a itau seguros, com reclamações protocoladas no site consumidor.gov sob os numeros. 3333.33/3333333333333 e 3333.33/3333333333 <text:s/>após expiração do <text:s/>prazo de 33 dias para analise de documentos iniciais, sem qualquer retorno, e reclamação de minha parte junto ao sac. a seguradora primeiramente retomou contatos solicitando ( Após o termino do prazo de 33 dias do fornecimento dos documentos iniciais) documentos ou já informados ou não pertinentes ao caso, posteriormente, emitiu pareceres <text:s/>incompatíveis com os exarados por junta de saúde do exercito ao embasar afastamento de 33 dias , num primeiro momento, negando totalmente a cobertura, e posteriormente limitando o numero de diarias. reitero, que em ambos os casos, os embasamentos, não eram compatíveis com os documentos fornecidos, e agravante da situação, é que de acordo com legislação vigente para o tema, ao realizar tais embasamentos, distintos do entendimento dos documentos fornecidos inicialmente, a seguradora para fins praticos e de direito, atestou um diagnóstico, e o fez, sem que tivesse solicitado ou realizado ( dentro dos prazos previstos em contrato ou mesmo dentro de periodo razoavel) <text:s/>inspeção de saude direta, e consequentemente, sem que tais atestados estivessem devidamente assindados e registrados por um médico. e mesmo após apontadas tais transgressões e a gravidade das suas repercussões, previstas na <text:s/>LEI Nº 3.333, DE 33 DE ABRIL DE 3333. <text:s/>e resolução CFM n.º 3.333/3333 em seu artigo 3° § 3º; assim como no <text:s/>ART. 333 do código penal e do codigo de defesa do consumidor, esta ( como se pode verificar nos eventos registrados nas reclamações identificadas acima e enviadas em anexo) assumiu a posição de transferir para mim, o segurado, o onus de propor junta de saúde em caso de discordancia, mesmo que o item contratual alegado para tal seja claro ao atribuir tal onus a seguradora, alem disso, sem os supracitados laudos e exames que a seguradora tenha utilizado para emitir parecer distinto do contido nos documentos inicias, é impratícavel embasar qualquer contestação ou solicitação de junta de saúde.Importante ressaltar também, que a extrapolação dos prazos acima citados, previa multa e juros de acordo com as condições gerais, mas mais que isso, o seguro em questão foi contratado para garantir fluxo de caixa para cumprimento de compromissos financeiros, o que ficou obviamente comprometido no pagamento parcial referente a 33 diarias, que deixaram de fora outras 33 diarias devidas, assim como as previstas multas e juros, não obstante isso, o banco que também administra a seguradora, seguiu com cobranças de renegociações anteriores, assim como de parcelas de seguros contratados junto a eles, sem possibilitar que a cobrança automática de tais valores, fosse suspensa, de modo <text:s/>a levar a utilização de limites de cheque especial com encargos e juros em muito superiores tanto ao que o não pagamento incorreria, assim como aos que eventualmente o banco teria de pagar com relação do contrato, o que inevitavelmente leva a não só a seguradora não pagar as multas e juros devidos, como lucrar com a inadimplencia imposta pelo não cumprimento de suas obrigações.Além de todo o transtorno, obviamente, o que destoa, é que tal abordagem por parte da seguradora, parecem ser comuns e recorrentes, tendo em vista a naturalidade em que os retornos e comunicações são realizados, O potencial de dolo e vantagem indevida é incalculavel, uma vez que ainda que alguns lesados se inconformem e busquem reparação por via judicial, esta se limita a obrigar o pagamento devido, o que trasnforma em lucro aqueles que não dispõe dos recursos ou entendimento técnico necessário para perceber a incorreção de tais práticas.</text:p>
          </table:table-cell>
          <table:table-cell office:value-type="string" table:style-name="ce2">
            <text:p>Seguro de Pessoas</text:p>
          </table:table-cell>
          <table:table-cell table:number-columns-repeated="16381"/>
        </table:table-row>
        <table:table-row table:style-name="ro1">
          <table:table-cell office:value-type="float" office:value="563" table:style-name="ce3">
            <text:p>563</text:p>
          </table:table-cell>
          <table:table-cell office:value-type="string" table:style-name="ce2">
            <text:p>Estou com dificuldades para cadastrar reclamação contra uma seguradora pois no site de defesa do consumidor pedem o nome e eu nso sei. Sou beneficiário do INSS e neste mês descontaram 33,33 dos meus vencimentos. Verifiquei na Internet está ocorrendo com muitos beneficiários. No desconto aparece apenas o nome e um telefone 33333333333.. tenta-se falar com este número ninguém atende. Pelo site do INSS também não consigo falar com ninguém. Vou o número 333 vc fica falando com uma maquina e depois pedem para vc entrar com uma reclamação. Por isso estou tentando por aqui.</text:p>
          </table:table-cell>
          <table:table-cell office:value-type="string" table:style-name="ce2">
            <text:p>Seguro de Pessoas</text:p>
          </table:table-cell>
          <table:table-cell table:number-columns-repeated="16381"/>
        </table:table-row>
        <table:table-row table:style-name="ro1">
          <table:table-cell office:value-type="float" office:value="1203" table:style-name="ce3">
            <text:p>1203</text:p>
          </table:table-cell>
          <table:table-cell office:value-type="string" table:style-name="ce2">
            <text:p>A Superintendência de Seguros Privados – SUSEP,Prezados(as), Devido a responsabilidade que a Secretaria das Cidades - SECID possui, de acordo com a Lei 33.333/3333, estamos com dúvida em relação quanto à verificação da autenticidade das apólices de Seguro de <text:s/>Risco de Engenharia e Responsabilidade Civil.Gostaríamos de saber qual o procedimento adequado, visto que, não conseguimos verificá-las no site da SUSEP, como fazemos com as apólices de Seguro Garantia.Atenciosamente,Nicolas Setor de ContratosSecretaria das Cidades – SECIDemail.br</text:p>
          </table:table-cell>
          <table:table-cell office:value-type="string" table:style-name="ce2">
            <text:p>Outros</text:p>
          </table:table-cell>
          <table:table-cell table:number-columns-repeated="16381"/>
        </table:table-row>
        <table:table-row table:style-name="ro1">
          <table:table-cell office:value-type="float" office:value="207" table:style-name="ce3">
            <text:p>207</text:p>
          </table:table-cell>
          <table:table-cell office:value-type="string" table:style-name="ce2">
            <text:p>NO DIA 33/33/3333, AO ACESSAR MINHA CONTA DO BANCO ITAU (AGENCIA 3333 - CONTA 33333-3), NOTEI DIVERSOS DESCONTOS COM A DESCRIÇÃO DE UBER, DANDO UM TOTAL DE R$ 333,33, DE IMEDIATO LIGUEI PARA BANCO SOLICITANDO CANCELAMENTO DO MEU CARTÃO, E OS DEVIDOS ESTORNOS DOS VALORES, PELO SEGURO CARTÃO PROTEGIDO (APÓLICE 3333333333), REGISTRADA A SOLICITAÇÃO NO BANCO ATRAVÉS DO SINISTRO 333333333, E DESDE ENTÃO O BANCO SÓ ME ENROLA E NÃO ME DEVOLVE O DINHEIRO, DINHEIRO ESSE QUE PRECISO PARA COMPRAR REMÉDIOS URGENTEMENTE.NO MESMO DIA FUI NA POLICIA CIVIL E FIZ O REGISTRO DA FRAUDE DO MEU CARTÃO, NO FINAL DO MES FUI NOVAMENTE NO BANCO SOLICITAR UMA POSIÇÃO E ABRIRAM NOVO SINISTRO 333333333.HOJE LIGUEI E PRAZO DE RETORNO E DE 33 DIAS COMO FAÇO PRECISO DO MEU DINHEIRO.PROTOCOLO DE HOJE CC33333333</text:p>
          </table:table-cell>
          <table:table-cell office:value-type="string" table:style-name="ce2">
            <text:p>Outros</text:p>
          </table:table-cell>
          <table:table-cell table:number-columns-repeated="16381"/>
        </table:table-row>
        <table:table-row table:style-name="ro1">
          <table:table-cell office:value-type="float" office:value="533" table:style-name="ce3">
            <text:p>533</text:p>
          </table:table-cell>
          <table:table-cell office:value-type="string" table:style-name="ce2">
            <text:p>rezados, minha carteira profissional da SUSEP venceu em 33/33/3333, entretanto, estou retornando para a área de Seguros e preciso ATIVAR a minha Susep, preciso saber como devo fazer isso? O que será necessário para validar a minha SUSEP novamente? Meu Registro 33.3333333. Aguardo retorno.</text:p>
          </table:table-cell>
          <table:table-cell office:value-type="string" table:style-name="ce2">
            <text:p>Cadastro</text:p>
          </table:table-cell>
          <table:table-cell table:number-columns-repeated="16381"/>
        </table:table-row>
        <table:table-row table:style-name="ro1">
          <table:table-cell office:value-type="float" office:value="1237" table:style-name="ce3">
            <text:p>1237</text:p>
          </table:table-cell>
          <table:table-cell office:value-type="string" table:style-name="ce2">
            <text:p>Solicitei o serviço limpeza de ar split (constante na lista de coberturas) e a empresa foi limpar somente os filtros com água da torneira, coisa que eu mesmo faria. Questionado, o prestador disse que é o que o Bradesco os paga pra fazer no caso de limpeza. Sesonesta regra que não está descrita nem no contrato nem em documento interno da empresa.Se você faz um plano odontológico que cobre limpeza, e você vai ao dentista fazê-la, e lá escovam seus dentes com uma escova convencional e um creme dental convencional da mesma forma (ou melhor) que você pode fazer em casa... A seguradora foi no mínimo desonesta com você, certo?</text:p>
          </table:table-cell>
          <table:table-cell office:value-type="string" table:style-name="ce2">
            <text:p>Seguro de Danos</text:p>
          </table:table-cell>
          <table:table-cell table:number-columns-repeated="16381"/>
        </table:table-row>
        <table:table-row table:style-name="ro1">
          <table:table-cell office:value-type="float" office:value="1400" table:style-name="ce3">
            <text:p>1400</text:p>
          </table:table-cell>
          <table:table-cell office:value-type="string" table:style-name="ce2">
            <text:p>Por meio deste, venho registrar reclamação sobre o atendimento de agendamento de pericias para o seguro DPVAT. BENEFICIÁRIO: <text:s/>HELIO, CPF n° 333.333.333-33. Pedido DPVAT n° 3333333333. Este solicitou o seguro a mais de 33 dias e a solicitação foi para agendamento de pericia dia 33/33/3333, a pericia foi agendada para o dia 33/33/3333, o beneficiário compareceu a clinica mas foi informado de que o medico não atenderia naquele dia, somente na próxima semana. Novamente foi agendada nova pericia para o dia 33/33/3333, porem ocorreu o mesmo fato, foi informado de que o medico não estava presente e que não atenderia nesta semana. Diante de tais fatos o beneficiário tem sofrido danos, pois esta em estado delicado para se locomover, tendo este que fazer grande esforço para estar saindo de casa, devido o acidente de transido sofrido. Peço para que a clinica em questão seja notificada para responder sobre tais desídias e falta de compromisso com os pacientes. Clinica Planvida - Avenida Evangelizadora Neusa Dourado, 333, Núcleo Urbano, 33333-333. Médico: DR. Luis . EM ANEXO OS DOCUMENTOS COMPROBATORIOS.</text:p>
          </table:table-cell>
          <table:table-cell office:value-type="string" table:style-name="ce2">
            <text:p>DPVAT/SPVAT</text:p>
          </table:table-cell>
          <table:table-cell table:number-columns-repeated="16381"/>
        </table:table-row>
        <table:table-row table:style-name="ro1">
          <table:table-cell office:value-type="float" office:value="263" table:style-name="ce3">
            <text:p>263</text:p>
          </table:table-cell>
          <table:table-cell office:value-type="string" table:style-name="ce2">
            <text:p>Olá venho através desta solicitar informação se o meu pai que faleceu em 33/33/3333 José CPF 333.333.333-33 consta algum seguro no nome dele e qual seguradora. Agradeço desde de já.</text:p>
          </table:table-cell>
          <table:table-cell office:value-type="string" table:style-name="ce2">
            <text:p>Seguro de Pessoas</text:p>
          </table:table-cell>
          <table:table-cell table:number-columns-repeated="16381"/>
        </table:table-row>
        <table:table-row table:style-name="ro1">
          <table:table-cell office:value-type="float" office:value="969" table:style-name="ce3">
            <text:p>969</text:p>
          </table:table-cell>
          <table:table-cell office:value-type="string" table:style-name="ce2">
            <text:p>Possuo um Plano de Previdência, no Banco Bradesco, no Bradesco Previdência e Vida SA. Proposta V 333 33 333, na Matrícula - 3333333333 - desde 33.33.3333, no qual sou o único beneficiário. Novamente recorro a SUSEP, pois o Bradesco Previdência, sede São Paulo, não está liberando um valor que pedi para ser resgatado e creditado na minha própria conta. Foi dado entrada em 33.33.3333 e, ate o momento, como de costume só postergam a questão. A ultima informação passada foi que eu havia requerido aposentadoria, o que é uma MENTIRA! Informo, outrossim, que a minha agencia Prime prestou todos os esclarecimento e não tem qualquer gerencia sobre o assunto, a não ser encaminhar e cobrar o Bradesco Previdência, em São Paulo, no qual, este sim, é costumeiramente desidioso em relação aos meus assuntos. Por fim sou Cliente do banco desde 3333 e acho que merecia alguma consideração por parte do mesmo.</text:p>
          </table:table-cell>
          <table:table-cell office:value-type="string" table:style-name="ce2">
            <text:p>Previdência Complementar Aberta</text:p>
          </table:table-cell>
          <table:table-cell table:number-columns-repeated="16381"/>
        </table:table-row>
        <table:table-row table:style-name="ro1">
          <table:table-cell office:value-type="float" office:value="134" table:style-name="ce3">
            <text:p>134</text:p>
          </table:table-cell>
          <table:table-cell office:value-type="string" table:style-name="ce2">
            <text:p>Boa tarde.Enviei um e-mail para email solicitando informações de como registrar uma corretora no referido órgão, isso já tem alguns dias e até agora nada. A empresa precisa entrar em atividade e necessita desse registro.</text:p>
          </table:table-cell>
          <table:table-cell office:value-type="string" table:style-name="ce2">
            <text:p>Cadastro</text:p>
          </table:table-cell>
          <table:table-cell table:number-columns-repeated="16381"/>
        </table:table-row>
        <table:table-row table:style-name="ro1">
          <table:table-cell office:value-type="float" office:value="1346" table:style-name="ce3">
            <text:p>1346</text:p>
          </table:table-cell>
          <table:table-cell office:value-type="string" table:style-name="ce2">
            <text:p>Realizei uma cotação de seguro com um corretor da Suhai chamado Eliseu fone: (33) 33333-3333 onde o mesmo gerou uma apólice sem minha aprovação <text:s/>(nº 3333333333333) , quando pedí para verificar outras coberturas ele já tinha gerado. Tentei em outra corretora da Suhai gerar uma apólice com as coberturas que realmente eu queria porém o sistema não liberou por estar com uma já emitida (nº 3333333333333) e não quero dar sequencia nela, porém o corretor não me atende mais e nem responde minhas mensagens. Poderiam cancelar por gentileza?</text:p>
          </table:table-cell>
          <table:table-cell office:value-type="string" table:style-name="ce2">
            <text:p>Não identificada</text:p>
          </table:table-cell>
          <table:table-cell table:number-columns-repeated="16381"/>
        </table:table-row>
        <table:table-row table:style-name="ro1">
          <table:table-cell office:value-type="float" office:value="784" table:style-name="ce3">
            <text:p>784</text:p>
          </table:table-cell>
          <table:table-cell office:value-type="string" table:style-name="ce2">
            <text:p>Sou vendedor de seguros e trabalhava com o Sr. Maurício (SUSEP: 333333333 MAURICIO - ME)Nossa parceria acabou devido divergências e atrasos de pagamento de comissões acordadas. Agora, o mesmo mandou eu tirar todos os meus clientes da SUSEP pois o mesmo não deu suporte à um que precisava de boleto. (Anexo, print do e-mail) Desejo saber como altero o corretor de dos meus clientes?</text:p>
          </table:table-cell>
          <table:table-cell office:value-type="string" table:style-name="ce2">
            <text:p>Cadastro</text:p>
          </table:table-cell>
          <table:table-cell table:number-columns-repeated="16381"/>
        </table:table-row>
        <table:table-row table:style-name="ro1">
          <table:table-cell office:value-type="float" office:value="704" table:style-name="ce3">
            <text:p>704</text:p>
          </table:table-cell>
          <table:table-cell office:value-type="string" table:style-name="ce2">
            <text:p>Boa noite só queria uma informação minha mãe faleceu e ela tinha conta no Bradesco só que liguei pro Bradesco pra sabe si ela tinha algum seguro ativo só q o Bradesco não soube informar e mim deu um número de uma seguradora aí liguei ele mim informaram q minha mãe tinha três seguro ativo e mandaram eu manda fotos do documentos dela pelo imeil mandei e até hoje não tive nenhuma resposta aí eu queria sabe o q pode ser feito pra eu sabe q seguros eram esse</text:p>
          </table:table-cell>
          <table:table-cell office:value-type="string" table:style-name="ce2">
            <text:p>Seguro de Pessoas</text:p>
          </table:table-cell>
          <table:table-cell table:number-columns-repeated="16381"/>
        </table:table-row>
        <table:table-row table:style-name="ro1">
          <table:table-cell office:value-type="float" office:value="1144" table:style-name="ce3">
            <text:p>1144</text:p>
          </table:table-cell>
          <table:table-cell office:value-type="string" table:style-name="ce2">
            <text:p>Bom dia,Quero por favor, <text:s/>ter mais informações sobre um email recebido: SUSEP - Notificação Corretores - Pendências no Registro. (A empresa não foi encontrada na base da Receita Federal e o contrato social foi enviado) Consta esse pendência mas não sei como resolver, pois as obrigações estão em dia e não aparece como é para resolver.. Segue dados para a consulta: CNPJ: 33333333333333, Nome: D LTDANúmero de registro Susep: 333333333. No aguardo do retorno, obrigada</text:p>
          </table:table-cell>
          <table:table-cell office:value-type="string" table:style-name="ce2">
            <text:p>Cadastro</text:p>
          </table:table-cell>
          <table:table-cell table:number-columns-repeated="16381"/>
        </table:table-row>
        <table:table-row table:style-name="ro1">
          <table:table-cell office:value-type="float" office:value="403" table:style-name="ce3">
            <text:p>403</text:p>
          </table:table-cell>
          <table:table-cell office:value-type="string" table:style-name="ce2">
            <text:p>Boa tarde,Possuo um veículo que foi roubado no dia 33/3 sem a presença de pessoas.Entrei em contato com minha seguradora onde se encaminhou todo o processo. Foi enviado a documentação necessária inclusive o documento do veículo com os dados da seguradora, reconhecido firma em cartório, o documento chegou até a seguradora no dia 33/33/3333, pelo rastreamento OV333333333BR.Inclusive o boleto de quitação estava datado para o dia 33/33/3333 e não foi pago.Recebi a noticia que meu carro foi encontrado e no dia 33/33 a cia foi comunicada, porém o boletim ainda não foi validado e encontra-se em fase de processamento.Essa paralização não é válida, visto que o veículo já está com o documento preenchido e reconhecido firma.A companhia tem o direito de parar o processo e dar andamento somente após a entrega dos documentos e eu indo atrás?Vejo que, já reconheci firma do documento, esse veículo não pertence mais a mim, outra falha que vejo foi, o boleto de quitação que não foi cumprido o prazo.Não é válido parar o processo de indenização visto que, o veículo não é mais meu e que foi comprovado a perca total. Hoje, 33/33/3333 ainda não obtive resposta sobre. Anexei todos os documentos solicitados posteriormente ao encontro do veículo no dia 33/3 e ainda não tive retorno algum. Minha parcela do financiamento do veículo roubado vencerá em 33/3 e até agora nada. No dia 33/3 fará 3 mês que meu veículo foi furtado, infelizmente minha satisfação com essa empresa é zero. Toda documentação que solicitam, no dia seguinte ou no mesmo dia eu providencio e anexo, já vocês, pedem 3 dias úteis só para olhar o documento. Estou sendo lesada financeiramente pela Tokio, tenho que arcar com transporte de Uber já que para o carro reserva fizeram milhões de exigências para exercer meu direito. Minha insatisfação é enorme, não pretendo fazer negócios com a Tokio novamente jamais.</text:p>
          </table:table-cell>
          <table:table-cell office:value-type="string" table:style-name="ce2">
            <text:p>Não identificada</text:p>
          </table:table-cell>
          <table:table-cell table:number-columns-repeated="16381"/>
        </table:table-row>
        <table:table-row table:style-name="ro1">
          <table:table-cell office:value-type="float" office:value="206" table:style-name="ce3">
            <text:p>206</text:p>
          </table:table-cell>
          <table:table-cell office:value-type="string" table:style-name="ce2">
            <text:p>TENHO Itaú Seguro Auto do CHEVROLET NOVO ONIX SEDAN PLUS LTZ 3.3 33V TB FLEX AUT. - JBJ3B33, E estou tentando de todas as formas conseguir uma copia da minha apólice de seguro numero : 3333333, mas não consigo por nenhum meio, unica opção que me ofereceram e por correio e vai levar 33 dias, isso absurdo, na era da tecnologia, ter que depender de correio! Quero acessar minha apólice de forma online, eles dizem que tem portal do cliente (https://www.itauseguroautoeresidencia.com.br/portalitau/), que não consigo acessar de nenhum jeito, sempre esta indisponível.</text:p>
          </table:table-cell>
          <table:table-cell office:value-type="string" table:style-name="ce2">
            <text:p>Seguro de Automoveis</text:p>
          </table:table-cell>
          <table:table-cell table:number-columns-repeated="16381"/>
        </table:table-row>
        <table:table-row table:style-name="ro1">
          <table:table-cell office:value-type="float" office:value="1497" table:style-name="ce3">
            <text:p>1497</text:p>
          </table:table-cell>
          <table:table-cell office:value-type="string" table:style-name="ce2">
            <text:p>Prezados, ao efetuar a consulta de apólice de seguro garantia, no link https://www3.susep.gov.br/safe/apolices/app/garantia, não é possível avançar na opção com lupa "pesquisar". Demora para carregar o reCAPTCHA, e o botão pesquisar não aparece habilitado. Preciso consultar a validade de apólices. Obrigada,</text:p>
          </table:table-cell>
          <table:table-cell office:value-type="string" table:style-name="ce2">
            <text:p>Outros</text:p>
          </table:table-cell>
          <table:table-cell table:number-columns-repeated="16381"/>
        </table:table-row>
        <table:table-row table:style-name="ro1">
          <table:table-cell office:value-type="float" office:value="939" table:style-name="ce3">
            <text:p>939</text:p>
          </table:table-cell>
          <table:table-cell office:value-type="string" table:style-name="ce2">
            <text:p>Boa tarde, Gostaria de saber se o responsável técnico por uma empresa corretora de seguros, precisa necessariamente estar no quadro societário da empresa.A empresa pode contratar um responsável técnico através de um contrato de prestação de serviços, ou contratá-lo como funcionário CLT?</text:p>
          </table:table-cell>
          <table:table-cell office:value-type="string" table:style-name="ce2">
            <text:p>Cadastro</text:p>
          </table:table-cell>
          <table:table-cell table:number-columns-repeated="16381"/>
        </table:table-row>
        <table:table-row table:style-name="ro1">
          <table:table-cell office:value-type="float" office:value="1373" table:style-name="ce3">
            <text:p>1373</text:p>
          </table:table-cell>
          <table:table-cell office:value-type="string" table:style-name="ce2">
            <text:p>Boa Tarde! A minha empresa Corretora Me esta uspensa - CNPJ 33.333.333/3333-33, Gostaria de saber o motivo para tentar solucionar, não estou conseguindo saber. Gostaria que enviassem um e-mail com a exigencia detalhada para poder resolver.</text:p>
          </table:table-cell>
          <table:table-cell office:value-type="string" table:style-name="ce2">
            <text:p>Cadastro</text:p>
          </table:table-cell>
          <table:table-cell table:number-columns-repeated="16381"/>
        </table:table-row>
        <table:table-row table:style-name="ro1">
          <table:table-cell office:value-type="float" office:value="514" table:style-name="ce3">
            <text:p>514</text:p>
          </table:table-cell>
          <table:table-cell office:value-type="string" table:style-name="ce2">
            <text:p>Como conseguir contrato de apólice de seguro do meu pai que já faleceu?Não sabíamos que ele tinha seguro e chegou uma carta cobrando por parcelas em aberto do seguro de vida dele como conseguir o contrato e informações.</text:p>
          </table:table-cell>
          <table:table-cell office:value-type="string" table:style-name="ce2">
            <text:p>Seguro de Pessoas</text:p>
          </table:table-cell>
          <table:table-cell table:number-columns-repeated="16381"/>
        </table:table-row>
        <table:table-row table:style-name="ro1">
          <table:table-cell office:value-type="float" office:value="1033" table:style-name="ce3">
            <text:p>1033</text:p>
          </table:table-cell>
          <table:table-cell office:value-type="string" table:style-name="ce2">
            <text:p>Gostaria de atendimento a respeito da apólice nº 333333333333333333333333 cujo tomador tem o CNPJ: 33.333.333/3333-33</text:p>
          </table:table-cell>
          <table:table-cell office:value-type="string" table:style-name="ce2">
            <text:p>Seguro Garantia</text:p>
          </table:table-cell>
          <table:table-cell table:number-columns-repeated="16381"/>
        </table:table-row>
        <table:table-row table:style-name="ro1">
          <table:table-cell office:value-type="float" office:value="973" table:style-name="ce3">
            <text:p>973</text:p>
          </table:table-cell>
          <table:table-cell office:value-type="string" table:style-name="ce2">
            <text:p>Preciso de uma ajuda urgente, a minha susep PJ está suspensa, não foi me informado por qual motivo e nem recebi nenhum e-mail prévio avisando. Ao acessar o site, vi que estava com divergência na razão social. Como foram extintas as empresas Eireli, automaticamente passaram a ser LTDA. Porem essa mudança aconteceu de forma automática tanto no cartão cnpj quanto na jucesp. Agora eu preciso URGENTE que a susep regularize essa pendencia para liberar a minha corretora, pois as seguradoras estão bloqueando meu codigo. Já enviei e-mail no email e não obtive retorno. Também liguei no 3333 e me informaram que não conseguem resolver por la. Preciso de ajuda URGENTE com isso. Aguardo retorno.</text:p>
          </table:table-cell>
          <table:table-cell office:value-type="string" table:style-name="ce2">
            <text:p>Cadastro</text:p>
          </table:table-cell>
          <table:table-cell table:number-columns-repeated="16381"/>
        </table:table-row>
        <table:table-row table:style-name="ro1">
          <table:table-cell office:value-type="float" office:value="410" table:style-name="ce3">
            <text:p>410</text:p>
          </table:table-cell>
          <table:table-cell office:value-type="string" table:style-name="ce2">
            <text:p>Prezados, bom dia. Identificamos, divergência nos dados cadastrais da CORRETORA. O nome emitido, no cadastro e no certificado de habilitação SUSEP da profissional, diverge de seu documento principal e da receita federal. Portanto, pedimos com urgência correção. Necessitamos do seu certificado e cadastro atualizados para condução dos trabalhos da profissional! Os documentos enviados por nossa área responsável comprovam os dados corretos. Anexo, o documento de identificação principal (CNH) e consulta atualizada na receita federal. Vale ressaltar, que a corretora em questão, foi habilitada/aprovada na prova SUSEP do dia 33 de março, no programa de formação de novos corretores que a MAG – MONGERAL AEGON possui em parceria com a ENS. Observação: estamos tentando auxiliar a corretora na alteração dos dados através do site e do app e infelizmente não conseguimos concluir. O site acusa um erro desde das últimas 33horas que estamos tentando atualização do cadastro. Segue anexos. Precisamos de um retorno com urgência. Obrigado.</text:p>
          </table:table-cell>
          <table:table-cell office:value-type="string" table:style-name="ce2">
            <text:p>Cadastro</text:p>
          </table:table-cell>
          <table:table-cell table:number-columns-repeated="16381"/>
        </table:table-row>
        <table:table-row table:style-name="ro1">
          <table:table-cell office:value-type="float" office:value="1343" table:style-name="ce3">
            <text:p>1343</text:p>
          </table:table-cell>
          <table:table-cell office:value-type="string" table:style-name="ce2">
            <text:p>Boa tarde, tenho o seguro de veículo de apólice Nr 33.33.3333.333333.333 junto a empresa Azul Seguro Auto, conforme Anexo.- em 33/33/3333 a seguradora autorizou a realização do reparo do meu veículo em razão do sinistro Nr 3333333333, com a condição de que as peças para a realização do reparo seriam fornecidas pela seguradora, conforme anexo.- em 33/33/3333 realizei o primeiro contato, via chat, com a seguradora, pois as peças ainda não haviam sido entregues na oficina onde o meu veículo as aguardava para finalizar a manutenção, o atendente na oportunidade informou que o prazo para a entrega era até 33/33/3333.- em 33/33/3333 realizei o segundo contato, pois o prazo para o fornecimento das peças havia vencido e as peças ainda não foram entregues na oficina. O atedente iformou que o novo prazo seria 33/33/3333 para a entrega das peças, conforme anexo.- em 33/33/3333 fiz contato com o Corretor Sérgio, que me vendeu o seguro, informando a dificuldade de ter uma solução para o meu problema com a entrega das peças por parte da Seguradora e no contato entre ele e a seguradora foi passado o prazo de entrega até 33/33/3333, conforme anexo,- em 33/33/3333 fiz contato com a oficina e as peças ainda não foram entregues pela Seguradora.Do exposto solicito que seja adotada alguma medida por essa Superintendência a fim de que seja cumprido o que foi acordado na apólice de seguro, pois até a presente data não há cumprimento da Seguradora no fornecimento das peças para a realização do reparo do meu veículo, causando transtorno e dificuldades de locomoção seja para trabalho, seja para atividades cotidianas, como citei no chat em anexo, para mim como contratante só resta pagar as prestações a vencer do seguro, pois se eu atrasar o pagamento sou penalizado com <text:s/>a perca da cobertura do seguro.Obrigado.VIVIANE</text:p>
          </table:table-cell>
          <table:table-cell office:value-type="string" table:style-name="ce2">
            <text:p>Seguro de Automoveis</text:p>
          </table:table-cell>
          <table:table-cell table:number-columns-repeated="16381"/>
        </table:table-row>
        <table:table-row table:style-name="ro1">
          <table:table-cell office:value-type="float" office:value="27" table:style-name="ce3">
            <text:p>27</text:p>
          </table:table-cell>
          <table:table-cell office:value-type="string" table:style-name="ce2">
            <text:p>Tenho seguro de vida na Empresa sulamerica a mais de duas dezenas de anos.Esse ano diferente do que ocorre todas as vezes a mesma não esta corrigindo o capital segurado e o valor da prestação alegando que não houve variação do igpm entre janeiro a setembro de 3333.Ocorre que o seguro sempre em validade em 33.33. do ano antyerior até 33.33 do ano em curso.A informação deles esta correta?Não precisam fazer correção?meu tel 3333333333</text:p>
          </table:table-cell>
          <table:table-cell office:value-type="string" table:style-name="ce2">
            <text:p>Seguro de Pessoas</text:p>
          </table:table-cell>
          <table:table-cell table:number-columns-repeated="16381"/>
        </table:table-row>
        <table:table-row table:style-name="ro1">
          <table:table-cell office:value-type="float" office:value="1443" table:style-name="ce3">
            <text:p>1443</text:p>
          </table:table-cell>
          <table:table-cell office:value-type="string" table:style-name="ce2">
            <text:p>Foi contratado um seguro residencial, na loja MAGAZINE LUIZA, da seguradora CARDIF DO BRASIL, oito ou nove meses depois, precisei do seguro entrei em contato disseram o que era para ser feito, falei que nao tinha nf pq era presente de casamento ( mencionei na hora de contratar e depois para acionar o sinistro, disseram que tudo bem e que uma carta de proprio punho era suficiente, paguei 333 reais, para fazer o laudo, e agora estão falando que sem a nf e se nao estiver no meu nome não vão pagar. tenho o contrato em mãos e isso não diz em lugar algum.</text:p>
          </table:table-cell>
          <table:table-cell office:value-type="string" table:style-name="ce2">
            <text:p>Seguro de Danos</text:p>
          </table:table-cell>
          <table:table-cell table:number-columns-repeated="16381"/>
        </table:table-row>
        <table:table-row table:style-name="ro1">
          <table:table-cell office:value-type="float" office:value="1309" table:style-name="ce3">
            <text:p>1309</text:p>
          </table:table-cell>
          <table:table-cell office:value-type="string" table:style-name="ce2">
            <text:p>33333.333333/3333-33 continuidade Informo ser procuradora de minha irmã MariaNão coube todos os anexos</text:p>
          </table:table-cell>
          <table:table-cell office:value-type="string" table:style-name="ce2">
            <text:p>DPVAT/SPVAT</text:p>
          </table:table-cell>
          <table:table-cell table:number-columns-repeated="16381"/>
        </table:table-row>
        <table:table-row table:style-name="ro1">
          <table:table-cell office:value-type="float" office:value="1065" table:style-name="ce3">
            <text:p>1065</text:p>
          </table:table-cell>
          <table:table-cell office:value-type="string" table:style-name="ce2">
            <text:p>Bom dia!Estou com dúvidas à respeito de uma notificação que alguns clientes vem recebendo, na pendência é informado que "a empresa não foi encontrada na base da Receita Federal e o contrato social foi enviado".Todas as empresas que foram notificadas estão devidamente registradas como pessoa jurídica na SUSEP, possuem responsável técnico devidamente registrado na SUSEP como PF e possuem cláusula de administração técnica no Contrato Social.Estou enviando em anexo, a pendência e todos os documentos que comprovam a inscrição perante a RFB de uma das empresas que foram notificadas, como exemplo.Sendo assim, gostaria de saber sobre o que procede está notificação? Qual a pendência está sendo notificada? Visto que as empresas estão totalmente regulares.</text:p>
          </table:table-cell>
          <table:table-cell office:value-type="string" table:style-name="ce2">
            <text:p>Cadastro</text:p>
          </table:table-cell>
          <table:table-cell table:number-columns-repeated="16381"/>
        </table:table-row>
        <table:table-row table:style-name="ro1">
          <table:table-cell office:value-type="float" office:value="822" table:style-name="ce3">
            <text:p>822</text:p>
          </table:table-cell>
          <table:table-cell office:value-type="string" table:style-name="ce2">
            <text:p>Bom dia, gostaria de tratar acerca do lançamento de veículo no Registro Nacional de Sinistros (RNS) por parte da SUSEP, o que vem gerando bloqueio para as seguradoras realizarem seguro de auto para o veículo Fiat Palio Weekend Adventure de placas QMV3E33, renavam 33333333333, chassi 3BD33333DJ3333333. Este veículo apesar de ter sido viatura oficial da Polícia Militar de M.G., e ter sido adquirido em leilão oficial da Seplag MG, o mesmo nunca se envolveu em acidente de trânsito, não sendo este envolvido em sinistro próprio, razão pela qual venho questionar sua inclusão no RNS. Solicito fineza na análise da manutenção do referido veículo no RNS, impedimento este que vem gerando prejuízo financeiro e transtornos ao proprietário. Atenciosamente.COMPLEMENTAÇÃO:Bom dia, estou solicitando alguma documentação de comprovação para poder anexar nesta manifestação, acerca da inclusão do veículo no RNS. A princípio anexo neste ato um arquivo pdf fornecido por um dos corretores acerca da restrição ao veículo para seguro. Att,</text:p>
          </table:table-cell>
          <table:table-cell office:value-type="string" table:style-name="ce2">
            <text:p>Seguro de Automoveis</text:p>
          </table:table-cell>
          <table:table-cell table:number-columns-repeated="16381"/>
        </table:table-row>
        <table:table-row table:style-name="ro1">
          <table:table-cell office:value-type="float" office:value="607" table:style-name="ce3">
            <text:p>607</text:p>
          </table:table-cell>
          <table:table-cell office:value-type="string" table:style-name="ce2">
            <text:p>Olá. gostaria de atualizar os produtos a serem comercializados no meu cadastro da SUSEP. São eles: Microsseguros, Planos de Capitalização, Planos de Previdência Complementar, Seguro de Danos, Seguro de Pessoas.</text:p>
          </table:table-cell>
          <table:table-cell office:value-type="string" table:style-name="ce2">
            <text:p>Cadastro</text:p>
          </table:table-cell>
          <table:table-cell table:number-columns-repeated="16381"/>
        </table:table-row>
        <table:table-row table:style-name="ro1">
          <table:table-cell office:value-type="float" office:value="46" table:style-name="ce3">
            <text:p>46</text:p>
          </table:table-cell>
          <table:table-cell office:value-type="string" table:style-name="ce2">
            <text:p>Fiz uma Portabilidade com a Institução HOJE PREVIDÊNCIA PRIVADA CNPJ:33.333.333/3333-33 <text:s/>e fizeram uma "Venda Casada" e me obrigaram a associar me a Hoje Previdência privada. Estou tentando tirar o desconto de R$ 33,33 do meu contracheque. relato ainda que a empresa tem muitas reclamações no "Reclame Aqui" através do Grupo Akrk, atingindo princialmente aposentados.Peço a Retirada Imediata do desconto no meu contracheque.Grato</text:p>
          </table:table-cell>
          <table:table-cell office:value-type="string" table:style-name="ce2">
            <text:p>Previdência Complementar Aberta</text:p>
          </table:table-cell>
          <table:table-cell table:number-columns-repeated="16381"/>
        </table:table-row>
        <table:table-row table:style-name="ro1">
          <table:table-cell office:value-type="float" office:value="94" table:style-name="ce3">
            <text:p>94</text:p>
          </table:table-cell>
          <table:table-cell office:value-type="string" table:style-name="ce2">
            <text:p>Bom Dia. Sou Roberto, advogado (OAB/RJ 3333333) e aqui estou atuando como procurador (procuração anexa) do Sr. M (portador do RG 3333333 e do CPF 33333333333). Sou advogado de meu cliente em dois processos: um civil e outro trabalhista (respectivamente: 333333-33.3333.3.33.333333 e 333333.3333.3.33.333333). Ambos os processos têm a ver com um acidente de trabalho sofrido por meu cliente, sendo que, quando este se deu havia contrato de seguro vigente a fim de cobrir, exatamente, este sinistro, <text:s/>A Seguradora contratada pelo empregador (segundo o meu cliente e vários ex colegas de trabalho), <text:s/>era a Icatú, porém, após entrar em contato com tal seguradora (como se vê em anexo) esta alegou que só passou a atuar, segurando os empregados do ex empregador (Magnesita) de meu cliente, em data posterior ao do acidente de trabalho.Embora sem poder afirmar com toda a certeza, o mais provável é que esta informação não seja verdadeira e diante da dúvida, o único local no qual a informação que necessitamos pode ser buscada (no sentido de sermos providos com uma resposta isenta) é a Susep.Assim, são duas as perguntas a serem feitas (e cujas respostas precisam ser DOCUMENTADAS):3 - Em 33/33/3333 a Icatú era a segurava os empregados da firma Magnesita que atuavam prestando serviço na firma CSA, localizada no bairro de Santra Cruz, Rio de Janeiro/RJ?3 - Caso a resposta anterior seja negativa, qual era a Seguradora, com contrato de seguro vigente na data indicada, que provia coberturas a meu cliente?Caso a Susep não tenha como prover estas informações peço que seja indicado uma outra forma de obtê-la, com segurança.Desde já agradeço a atenção e fico no aguardo da resposta, me colocando à disposição para prover qualquer outra informação que se faça necessária.</text:p>
          </table:table-cell>
          <table:table-cell office:value-type="string" table:style-name="ce2">
            <text:p>Seguro de Pessoas</text:p>
          </table:table-cell>
          <table:table-cell table:number-columns-repeated="16381"/>
        </table:table-row>
        <table:table-row table:style-name="ro1">
          <table:table-cell office:value-type="float" office:value="986" table:style-name="ce3">
            <text:p>986</text:p>
          </table:table-cell>
          <table:table-cell office:value-type="string" table:style-name="ce2">
            <text:p>Sou advogada nos Autos de inventário do de cujus JOSIVAM , CPF n. 333.333.333-33. Preciso saber se ele possui apólice de seguro de vida. Aguardo retorno.Att.,AlineOAB-TO 3333</text:p>
          </table:table-cell>
          <table:table-cell office:value-type="string" table:style-name="ce2">
            <text:p>Seguro de Pessoas</text:p>
          </table:table-cell>
          <table:table-cell table:number-columns-repeated="16381"/>
        </table:table-row>
        <table:table-row table:style-name="ro1">
          <table:table-cell office:value-type="float" office:value="124" table:style-name="ce3">
            <text:p>124</text:p>
          </table:table-cell>
          <table:table-cell office:value-type="string" table:style-name="ce2">
            <text:p>Obter gravação telefônica onde alegam ter minha autorização para seguro de vida</text:p>
          </table:table-cell>
          <table:table-cell office:value-type="string" table:style-name="ce2">
            <text:p>Seguro de Pessoas</text:p>
          </table:table-cell>
          <table:table-cell table:number-columns-repeated="16381"/>
        </table:table-row>
        <table:table-row table:style-name="ro1">
          <table:table-cell office:value-type="float" office:value="219" table:style-name="ce3">
            <text:p>219</text:p>
          </table:table-cell>
          <table:table-cell office:value-type="string" table:style-name="ce2">
            <text:p>Possuo um seguro da tokio marine no nome da minha mãe, com cobertura <text:s/>a jovens de 33 a 33 anos.Tive uma colisão dia 33/33/3333 por volta das 33:33. Acionei o seguro e o resultado do veículo <text:s/>foi perda total.Estava aguardando a indenização do seguro, mas o corretor <text:s/>comentou que a tokio marine disse que não iria cobrir e não iria pagar.Na apólice consta cobertura para jovens de 33 a 33 anos até 3 vezes ma semana, e aquele dia seria o primeiro <text:s/>dia da semana que estava usando o veículo. Até então não foi resolvido e a tokio marine permanece com a negativa.</text:p>
          </table:table-cell>
          <table:table-cell office:value-type="string" table:style-name="ce2">
            <text:p>Seguro de Automoveis</text:p>
          </table:table-cell>
          <table:table-cell table:number-columns-repeated="16381"/>
        </table:table-row>
        <table:table-row table:style-name="ro1">
          <table:table-cell office:value-type="float" office:value="64" table:style-name="ce3">
            <text:p>64</text:p>
          </table:table-cell>
          <table:table-cell office:value-type="string" table:style-name="ce2">
            <text:p>Se tenho valores a receber de alguma título de capitalização de jogos online</text:p>
          </table:table-cell>
          <table:table-cell office:value-type="string" table:style-name="ce2">
            <text:p>Seguro de Pessoas</text:p>
          </table:table-cell>
          <table:table-cell table:number-columns-repeated="16381"/>
        </table:table-row>
        <table:table-row table:style-name="ro1">
          <table:table-cell office:value-type="float" office:value="81" table:style-name="ce3">
            <text:p>81</text:p>
          </table:table-cell>
          <table:table-cell office:value-type="string" table:style-name="ce2">
            <text:p>Olá sou M sou correntista da instituição Santander fiz 3 empréstimos com cobrança de taxa de seguros contra desemprego já estava quase no final para terminar meu empréstimo quando do nada fui desligado da empresa da onde trabalhava e meu segura cobria meus empréstimos e um saldo para quitar algumas dívidas quando fui demitido no dia 33/33/3333 já no dia seguinte fiz o acionamento do seguro que de imediato foi recusado fui na agência depois de ficar mais de um hora de espera fui avisado que só poderia entrar com o seguro depois de 33 dias até ai tudo bem me explicaram como deveria ser. <text:s/>Depois te tanta burocracia de enviar os documentos pq toda hora era alguma coisa finalmente consegui depois de tanto esperar alguma resposta e recebendo cobrança de de cartão de crédito da própria instituição fui avisado que só tinham pago metade da dívida que era para eu esperar para receber a 3 parcela do seguro desemprego que é no dia 33 de dezembro e a minha dívida só está aumentando meu nome já está no Serasa que uma solução se não vou abrir um processo contra a instituição Santander</text:p>
          </table:table-cell>
          <table:table-cell office:value-type="string" table:style-name="ce2">
            <text:p>Seguro de Pessoas</text:p>
          </table:table-cell>
          <table:table-cell table:number-columns-repeated="16381"/>
        </table:table-row>
        <table:table-row table:style-name="ro1">
          <table:table-cell office:value-type="float" office:value="1079" table:style-name="ce3">
            <text:p>1079</text:p>
          </table:table-cell>
          <table:table-cell office:value-type="string" table:style-name="ce2">
            <text:p>Prezados,Meu irmão contratou um seguro rural para um implemento de passar veneno. Ocorreu um sinistro e ele deu abertura no processo, enviou toda a documentação, veio um perito aferir os danos e fazer o laudo. Então começou a "novela" a cada contato pediam novos documentos, o prazo para dar retorno passava de um dia para o outro No entanto somente agora, quase 33 dias após a entrega do laudo pelo perito, meu irmão recebeu um negado, sem nenhum retorno porque foi negado.A quem ele deve recorrer para ter seus direitos assegurados?</text:p>
          </table:table-cell>
          <table:table-cell office:value-type="string" table:style-name="ce2">
            <text:p>Seguro de Danos</text:p>
          </table:table-cell>
          <table:table-cell table:number-columns-repeated="16381"/>
        </table:table-row>
        <table:table-row table:style-name="ro1">
          <table:table-cell office:value-type="float" office:value="1366" table:style-name="ce3">
            <text:p>1366</text:p>
          </table:table-cell>
          <table:table-cell office:value-type="string" table:style-name="ce2">
            <text:p>Meu cadastro encontra-se suspenso e não tenho nehuma pendência , porém quando faço a consulta pelo meu CPF na SUSEP, aparece um outro nome e outro número (vide anexo). O correto é o meu nome PINHEIRO, com meu CPF 33333333333</text:p>
          </table:table-cell>
          <table:table-cell office:value-type="string" table:style-name="ce2">
            <text:p>Cadastro</text:p>
          </table:table-cell>
          <table:table-cell table:number-columns-repeated="16381"/>
        </table:table-row>
        <table:table-row table:style-name="ro1">
          <table:table-cell office:value-type="float" office:value="582" table:style-name="ce3">
            <text:p>582</text:p>
          </table:table-cell>
          <table:table-cell office:value-type="string" table:style-name="ce2">
            <text:p>Sou M, CPF 33333333333, socio responsavel pela corretora de seguros Ltda, CNPJ 33333333333333, nao consigo acessar o local para encaminhar o contrato social que estão solicitando, segue anexo o contrato social</text:p>
          </table:table-cell>
          <table:table-cell office:value-type="string" table:style-name="ce2">
            <text:p>Cadastro</text:p>
          </table:table-cell>
          <table:table-cell table:number-columns-repeated="16381"/>
        </table:table-row>
        <table:table-row table:style-name="ro1">
          <table:table-cell office:value-type="float" office:value="48" table:style-name="ce3">
            <text:p>48</text:p>
          </table:table-cell>
          <table:table-cell office:value-type="string" table:style-name="ce2">
            <text:p>Boa tarde! Possuo um empréstimo consignado com a SABEMI, A mesma quando contratei o empréstimo, me fez uma venda casada, colocando 3 seguros no meu contrato, 3 seguro de vida, e 3 seguro previdenciário, tenho tentado a dias cancelar esses seguros e estou enfrentando diversos problemas, a Sabemi se recusa a cancelar os seguros, querem que eu aumente o valor da minha prestação, fazendo um refin, o que eu já expressei veementemente não ter interesse. Já telefonei diversas vezes, como servidor público, me sinto desrespeitado pela instituição. Estou abrindo essa referida reclamação, pois pretendo mais uma vez, buscar a resolução amigável, caso não seja possível, serei obrigado a ingressar com uma ação judicial.</text:p>
          </table:table-cell>
          <table:table-cell office:value-type="string" table:style-name="ce2">
            <text:p>Seguro de Pessoas</text:p>
          </table:table-cell>
          <table:table-cell table:number-columns-repeated="16381"/>
        </table:table-row>
        <table:table-row table:style-name="ro1">
          <table:table-cell office:value-type="float" office:value="1074" table:style-name="ce3">
            <text:p>1074</text:p>
          </table:table-cell>
          <table:table-cell office:value-type="string" table:style-name="ce2">
            <text:p>I – BREVE ESCORÇO DA DEMANDA Trata-se de demanda na qual a parte Reclamante, em apertada síntese, contratou seguro da Reclamada e que no ato da contratação informou sobre as lesões que possuía. Onde mesmo assim o seguro foi aceito. E que após ser aposentado por invalidez, em decorrência das lesões do acidente, conforme laudo oficial médico emitido pela Junta Superior de Saúde – JSS, <text:s/>da Policia Militar do Estado do Rio de Janeiro, apresentado a Reclamada, se negou a efetuar o pagamento do seguro, por duas vezes, a segunda por ocasião de pedido de Reanálise todos documentos juntados em anexo a presente. Por isso, requer a atuação desta Ilustre Superintendência, na figura de uma de suas eminentes figuras de Gestão, para que atue no caso, e proveja, e determine, se eles estão agindo corretamente, caso não aplique as medidas necessárias para resolução deste impasse, em consonância com as Leis vigentes, normativas e resoluções desta Superintendência.Obs: Em anexo, relato completo mais documentação comprobatória.</text:p>
          </table:table-cell>
          <table:table-cell office:value-type="string" table:style-name="ce2">
            <text:p>Seguro de Pessoas</text:p>
          </table:table-cell>
          <table:table-cell table:number-columns-repeated="16381"/>
        </table:table-row>
        <table:table-row table:style-name="ro1">
          <table:table-cell office:value-type="float" office:value="679" table:style-name="ce3">
            <text:p>679</text:p>
          </table:table-cell>
          <table:table-cell office:value-type="string" table:style-name="ce2">
            <text:p>Boa tarde, fiquei sabendo por meio de uma Cia Seguradora a qual representamos que meu SUSEP se encontra suspensa. Ressalto que não fui notificado sobre o motivo mas apenas que é uma atualização de cadastro. Peço que por gentileza nos informe o que é necessário pois não estamos a par. Meu CPF (corretor responsável) é 33333333333 e o da empresa corretora é 33333333333333. Meu telefone é 33-333333333 e e-mail email</text:p>
          </table:table-cell>
          <table:table-cell office:value-type="string" table:style-name="ce2">
            <text:p>Cadastro</text:p>
          </table:table-cell>
          <table:table-cell table:number-columns-repeated="16381"/>
        </table:table-row>
        <table:table-row table:style-name="ro1">
          <table:table-cell office:value-type="float" office:value="770" table:style-name="ce3">
            <text:p>770</text:p>
          </table:table-cell>
          <table:table-cell office:value-type="string" table:style-name="ce2">
            <text:p>Susep deblatera como se muito ingênuos fôssemos, evidente que não toma ciência de todo o conteúdo acusatório contra seguradoras,o próprio site consumidor.gov fala em "amostragem",foram ali relatadas gravíssimas irregularidades praticadas por seguradoras,as quais têm sido sistematicamente condenadas pelo Poder judiciário por práticas abusivas e ilegais,e não se pode conjecturar de fiscalização e regulação que não abarque essas gravíssimas ilicitudes, tais quais ludibriar o consumidor, prática esta contumaz no mercado de seguros no Brasil,ridículo seria isto,como ridícula é a resposta desta que mantém escandalosa relação promíscua com seguradoras,assim não fosse com absoluta certeza tais seguradoras não se aventurariam em vários oportunidades no mundo do crime ao enriquecerrem-se ilicitamente às custas de enganar o consumidor, protelando indefinidamente e sem qq tipo de controle análise de sinistro,aceitando comprovantes de extrato bancário como meio de comprovação de renda para dit e depois dizendo tal meio imprestável a tal comprovação, consumidor pagando por diária de dit de 3333 e recebendo 333 em escandaloso enriquecimento ilícito de seguradora e com a omissão de susep,e,nem se diga que com o apoio da mesma nas estruturas corroídas do estado brasileiro onde reina todo o tipo de propina e escândalos de toda natureza, típico do Rio de Janeiro e de São Paulo, e é esse um dos principais motivos pelos quais o Rio Grande do Sul deve se separar do Brasil,pois não temos nada a ver com o resto,e seguradoras Paulista e carioca vêm aqui aplicar golpe,com o apoio e chancela da agência " reguladora" e " fiscalizadora" ora denominada "susep".</text:p>
          </table:table-cell>
          <table:table-cell office:value-type="string" table:style-name="ce2">
            <text:p>Não identificada</text:p>
          </table:table-cell>
          <table:table-cell table:number-columns-repeated="16381"/>
        </table:table-row>
        <table:table-row table:style-name="ro1">
          <table:table-cell office:value-type="float" office:value="172" table:style-name="ce3">
            <text:p>172</text:p>
          </table:table-cell>
          <table:table-cell office:value-type="string" table:style-name="ce2">
            <text:p>Boa tarde. Bati meu veículo já faz uns dias (33) e atéagora não autorizaram a efetuar o concerto. Tendo emvista que não querem autorizar na oficina de minhaconfiança. Querem que eu faça em outra oficina que nãoé de minha confiança. Sendo que todas as outrasseguradoras autorizam o reparo na oficina de minhaconfiança. Só a Mitsui que não.</text:p>
          </table:table-cell>
          <table:table-cell office:value-type="string" table:style-name="ce2">
            <text:p>Seguro de Automoveis</text:p>
          </table:table-cell>
          <table:table-cell table:number-columns-repeated="16381"/>
        </table:table-row>
        <table:table-row table:style-name="ro1">
          <table:table-cell office:value-type="float" office:value="608" table:style-name="ce3">
            <text:p>608</text:p>
          </table:table-cell>
          <table:table-cell office:value-type="string" table:style-name="ce2">
            <text:p>Embiquei o meu veiculo no portao de entrada. Como havia um vizinho que acabara de entrar, esperei o portao baixar para acionar o meu controle. O portao abriu e ao passar pelos sensores, ele fechou apruptamente, atingindo o teto e coluna do lado direito. Fiz a reclamaçao com o sindico do predio e ele pediu para entrar em contato com a administradora. O acontecido foi em 33 de março de 3333 e seguradora esta enrolando ate agora, pedindo documentos como se fosse um sinistro de transito (CRLV, CNH - minha e da minha esposa e por ultimo, (pasmem!) documento de vinculo meu e minha esposa, ou seja, CERTIDAO DE CASAMENTO!Meu nome E = MINHA ESPOSA: S. Ja mandei varias msgs para a corretora e nao obtive resposta. A seguradora e ALFA SEGUROS - CNPJ 33.333.333/3333-33.Veio um inspetor da dita seguradora, tirou fotos, anotou tudo o que relate. Este sinistro esta sendo conduzido pela seguradora seguindo um script de sinistro de transito e nao tem nada a ver.</text:p>
          </table:table-cell>
          <table:table-cell office:value-type="string" table:style-name="ce2">
            <text:p>Não identificada</text:p>
          </table:table-cell>
          <table:table-cell table:number-columns-repeated="16381"/>
        </table:table-row>
        <table:table-row table:style-name="ro1">
          <table:table-cell office:value-type="float" office:value="1238" table:style-name="ce3">
            <text:p>1238</text:p>
          </table:table-cell>
          <table:table-cell office:value-type="string" table:style-name="ce2">
            <text:p>Por gentileza, poderia verificar o porque os produtos sumiram do cadastro da empresa: BRAUNA CAPITAL SERVICOS FINANCEIROS LTDA. - CNPJ 33.333.333/3333-33Obrigado!</text:p>
          </table:table-cell>
          <table:table-cell office:value-type="string" table:style-name="ce2">
            <text:p>Cadastro</text:p>
          </table:table-cell>
          <table:table-cell table:number-columns-repeated="16381"/>
        </table:table-row>
        <table:table-row table:style-name="ro1">
          <table:table-cell office:value-type="float" office:value="123" table:style-name="ce3">
            <text:p>123</text:p>
          </table:table-cell>
          <table:table-cell office:value-type="string" table:style-name="ce2">
            <text:p>boa tarde, sempre tive minha certidão de pessoa juridica atualizada junto a SUSEP, estou tentando emitir a certidão e não está encontrando o meu CNPJ, o que preciso fazer?CNPJ: 33.333.333/3333-33</text:p>
          </table:table-cell>
          <table:table-cell office:value-type="string" table:style-name="ce2">
            <text:p>Cadastro</text:p>
          </table:table-cell>
          <table:table-cell table:number-columns-repeated="16381"/>
        </table:table-row>
        <table:table-row table:style-name="ro1">
          <table:table-cell office:value-type="float" office:value="812" table:style-name="ce3">
            <text:p>812</text:p>
          </table:table-cell>
          <table:table-cell office:value-type="string" table:style-name="ce2">
            <text:p>Boa noite, Minha mãe faleceu a 3 anos, estou estudando sobre seguros agora, e ficou uma dúvida, teria como eu saber se minha mãe tinha seguro de vida ? Hoje completa 3 anos, se ela tiver ainda teria como eu recorrer ?</text:p>
          </table:table-cell>
          <table:table-cell office:value-type="string" table:style-name="ce2">
            <text:p>Seguro de Pessoas</text:p>
          </table:table-cell>
          <table:table-cell table:number-columns-repeated="16381"/>
        </table:table-row>
        <table:table-row table:style-name="ro1">
          <table:table-cell office:value-type="float" office:value="601" table:style-name="ce3">
            <text:p>601</text:p>
          </table:table-cell>
          <table:table-cell office:value-type="string" table:style-name="ce2">
            <text:p>Em 33/33/3333, foi me concedido benefício de aposentadoria, porém eu ainda trabalhava registrado, quando fui dispensada da empresa e em 33/33/3333, por orientação do cartão VOXCRED, encaminhei documentos para Zurich Seguros solicitando abertura de sinistro para pagamento do meu cartão, através do Seguro Prestamista. O cartão foi pago, ou seja, seguro indenizado, ocorre que, esse seguro foi renovado desde essa data, e pelo que me recordo sem minha autorização. Entrei em contato com a empresa em 3333 através do Procon, a empresa alegou não ter em sistema a comprovação da minha autorização, não fez o cancelamento retroativo nem estornou os numerários, esse ano, novamente fiz contato, e informei que sou aposentada, aí resolveram cancelar alegando que o seguro não teria cobertura e mesmo sabendo que todos esses anos está sendo pago sem cobertura, não querem devolver os valores. Gostaria do auxilio de vocês para receber os valores que paguei de volta, pois não me recordo de ter autorizado esse seguro, a empresa por sua vez não tem sistema para comprovar, é um seguro que não tem cobertura, e foi um caso em que pedi mais de uma vez o cancelamento e nada foi feito. Aguardo, obrigada</text:p>
          </table:table-cell>
          <table:table-cell office:value-type="string" table:style-name="ce2">
            <text:p>Seguro Garantia</text:p>
          </table:table-cell>
          <table:table-cell table:number-columns-repeated="16381"/>
        </table:table-row>
        <table:table-row table:style-name="ro1">
          <table:table-cell office:value-type="float" office:value="1000" table:style-name="ce3">
            <text:p>1000</text:p>
          </table:table-cell>
          <table:table-cell office:value-type="string" table:style-name="ce2">
            <text:p>Em Março de 3333 tive um sinistro no veículo devido à um acidente, quando deixei o veículo na Seguradora para realizar os devidos reparos. O veículo ficou na seguradora durante 3 meses, no entanto, quando retirei o veículo percebi alguns defeitos, então, levei o veículo para Revisão e em Laudo de Avaliação Cautelar reprova-se o veículo.</text:p>
          </table:table-cell>
          <table:table-cell office:value-type="string" table:style-name="ce2">
            <text:p>Seguro de Automoveis</text:p>
          </table:table-cell>
          <table:table-cell table:number-columns-repeated="16381"/>
        </table:table-row>
        <table:table-row table:style-name="ro1">
          <table:table-cell office:value-type="float" office:value="1089" table:style-name="ce3">
            <text:p>1089</text:p>
          </table:table-cell>
          <table:table-cell office:value-type="string" table:style-name="ce2">
            <text:p>Venho neste momento <text:s/>abrir uma reclamação <text:s/>em face da <text:s/>seguradora <text:s/>Suhai <text:s/>frente <text:s text:c="2"/>Apólice: 3333333333333. <text:s/>Pois efetuei o <text:s/>parcelamento em 3 parcelas no valor de R$ 333.33. Tal valor <text:s/>com as 3 parcelas <text:s/>daria o valor <text:s/>total de <text:s/>R$ 333,33, porem <text:s/>por motivos de trabalho e ausência de tempo <text:s/>não consegui efetuar o pagamento a tempo( primeiro nunca <text:s/>recebi os <text:s/>boletos do pagamentos), acionei <text:s/>o banco para efetuar o pagamento <text:s/>e o mesmo não estava recebendo, acionei a suhai e me enviava o boleto vencido. Nesta data recebo a notificação de cancelamento do seguro de forma indevida <text:s/>uma vez <text:s/>que eu paguei 33.33% do valor do meu seguro. <text:s/>Exijo que a empresa restabeleça meu seguro e me forneça um boleto devidamente <text:s/>atualizado para poder efetuar o pagamento, pois é até inadmissível em época de pix <text:s text:c="2"/>corretora só disponibilizar aos seus clientes pagamentos por boletos.</text:p>
          </table:table-cell>
          <table:table-cell office:value-type="string" table:style-name="ce2">
            <text:p>Não identificada</text:p>
          </table:table-cell>
          <table:table-cell table:number-columns-repeated="16381"/>
        </table:table-row>
        <table:table-row table:style-name="ro1">
          <table:table-cell office:value-type="float" office:value="1277" table:style-name="ce3">
            <text:p>1277</text:p>
          </table:table-cell>
          <table:table-cell office:value-type="string" table:style-name="ce2">
            <text:p>Minha reclamação é a respeito da Allianz Seguros, pois estou desde agosto pedido um laudo para resolver um problema de venda do meu carro e segundo o laudo feito pela concessionária foi reprovado, então liguei para o meu corretor notificando e disseram que iriam fazer uma vistoria de qualidade... Isso demorou até vender o carro e não fizeram como deveria e me deram um laudo de boca falando que estava em bom estado... Ou seja passando de um para outro e não resolvendo e por fim pegaram as foto do laudo atual e avaliaram da forma que acharam melhor... eles não tem laudo das fotos e protocolo de serviço.Complementando a falta de comprometimento dos funcionários envolvidos que não passaram o problema para frente... A assessoria deu por encerrada, mas não dando provas e sim e-mails... Ou seja sem documentação nenhuma, porque não fizeram o que deveria ter feito, então tentaram resolver da forma que melhor seria para eles... De uma maneira confortável!!!!Essas manobras internas na qual esse pessoal decide entre eles acabou prejudicando eu como cliente... Decisões arbitrárias... e descabidas.Aguardo Orientação.</text:p>
          </table:table-cell>
          <table:table-cell office:value-type="string" table:style-name="ce2">
            <text:p>Seguro de Automoveis</text:p>
          </table:table-cell>
          <table:table-cell table:number-columns-repeated="16381"/>
        </table:table-row>
        <table:table-row table:style-name="ro1">
          <table:table-cell office:value-type="float" office:value="273" table:style-name="ce3">
            <text:p>273</text:p>
          </table:table-cell>
          <table:table-cell office:value-type="string" table:style-name="ce2">
            <text:p>Tenho um seguro Bradesco onde registrei o sinistro no dia 33/33/3333 onde no mesmo dia foi autorizado o sinistro e o serviço, mas até hoje 33/33/3333, a oficina sequer começou o serviço no meu carro alegando que não está achando peças, a seguradora só me forneceu o carro reserva até o dia 33/33/3333 e não tem uma posição de quando o carro vai ser liberado e eu preciso do carro para trabalhar.</text:p>
          </table:table-cell>
          <table:table-cell office:value-type="string" table:style-name="ce2">
            <text:p>Seguro de Automoveis</text:p>
          </table:table-cell>
          <table:table-cell table:number-columns-repeated="16381"/>
        </table:table-row>
        <table:table-row table:style-name="ro1">
          <table:table-cell office:value-type="float" office:value="688" table:style-name="ce3">
            <text:p>688</text:p>
          </table:table-cell>
          <table:table-cell office:value-type="string" table:style-name="ce2">
            <text:p>como um órgão desse porte possui apenas e-mail para falar com os corretores, e pior, ainda não me respondem</text:p>
          </table:table-cell>
          <table:table-cell office:value-type="string" table:style-name="ce2">
            <text:p>Cadastro</text:p>
          </table:table-cell>
          <table:table-cell table:number-columns-repeated="16381"/>
        </table:table-row>
        <table:table-row table:style-name="ro1">
          <table:table-cell office:value-type="float" office:value="371" table:style-name="ce3">
            <text:p>371</text:p>
          </table:table-cell>
          <table:table-cell office:value-type="string" table:style-name="ce2">
            <text:p>Prezados,Fiz uma solicitação de sinistro pela morte de meu pai pela seguradora Chubb, no dia 33/33/3333. Porém não tenho acesso a nenhuma informação, e já passou o prazo regulamentado pela autarquia. Hoje liguei na central, protocolo 3333333333333333, porém, me informam outro numero, que é da central do cartão de crédito, e que não tem acesso sem a senha do cartão. Como meu pai faleceu, não temos como prosseguir no atendimento. Relato que a abertura do sinistro se deu através do site da Chubb, em que recebemos a seguinte informação :CHUBB Seguros. O aviso de sinistro foi registrado. Encaminhe a documentacao informando o numero CL-BZ-333333. Maiores informacoes, www.chubb.com/br-pt/claims.Mas, no mesmo site em que foi encaminhado a documentação, não conseguimos acompanhar o andamento. Em anexo, o e-mail recebido da Chubb, por ocasião da abertura do sinistro. Após esse dia, não tivemos nenhuma outra informação. Nome do Segurado: ECPF: 333.333.333-33</text:p>
          </table:table-cell>
          <table:table-cell office:value-type="string" table:style-name="ce2">
            <text:p>Seguro de Pessoas</text:p>
          </table:table-cell>
          <table:table-cell table:number-columns-repeated="16381"/>
        </table:table-row>
        <table:table-row table:style-name="ro1">
          <table:table-cell office:value-type="float" office:value="821" table:style-name="ce3">
            <text:p>821</text:p>
          </table:table-cell>
          <table:table-cell office:value-type="string" table:style-name="ce2">
            <text:p>Ola! Informei e relatei o cancelamento do meu seguro para o meu corretor, já dizendo que vendi o carro e precisava de imediato cancelar no atendimento telefone deles, falaram que iria. Entrar em contato comigo, após alguns dias foi relato por whatsapp que seria obrigatório uma escrita para então cancelar o seguro, como Sou Leigo, não consegui realizar essa escrita, e não cancelaram o meu seguro, foi efetuado então 3 mês de seguro de um carro que não estava usando mais, correndo riscos de que acontecer algo e o seguro então cair em cima de mim, eu relatei para o seguro e me disseram que foi completamente erroneamente da minha parte, na própria seguradora do meu carro eles me disseram que não é obrigatório essa escrita e sim somente comunicar o corretor. Gostaria do auxílio de Vocês pois não tenho mais de onde retirar tais informações. Grato!</text:p>
          </table:table-cell>
          <table:table-cell office:value-type="string" table:style-name="ce2">
            <text:p>Não identificada</text:p>
          </table:table-cell>
          <table:table-cell table:number-columns-repeated="16381"/>
        </table:table-row>
        <table:table-row table:style-name="ro1">
          <table:table-cell office:value-type="float" office:value="620" table:style-name="ce3">
            <text:p>620</text:p>
          </table:table-cell>
          <table:table-cell office:value-type="string" table:style-name="ce2">
            <text:p>Prezados,Em 33 de maio de 3333 foi enviada documentação exigida <text:s/>pela seguradora BB SEGURO CRÉDITO PROTEGIDO, em razão de acionamento do falecimento de meu pai, o segurado R (CPF 333.333.333-33). Toda documentação exigida foi enviada, exceto o relatório médico, que deveria ser preenchido pelo hospital, que por sua vez recusou-se em fazê-lo, dizendo disponibilizar, apenas, prontuário médico do paciente. Sendo assim, conforme fui orientada pela atendente da BB SEGUROS, quando do acionamento do sinistro, fiz uma carta de próprio punho informando da <text:s/>negativa do hospital e anexei, além de informar sob a posse do referido prontuário . Ocorre que, a seguradora voltou a solicitar documentação complementar, solicitação esta que foi cancelada com ressalva, após comunicá-la que ajuizaria uma Ação Judicial, em razão de todo o transtorno que a BB SEGUROS vem nos impondo, haja vista que a documentação exigida para os 33 sinistros gerados são as mesmas, dois destes referem-se a dívida do empréstimo com o banco e os demais do saldo remanescente. No entanto, no que se refere ao pagamento da divida, a documentação foi aprovada para pagamento, conforme consta na plataforma de envio e em confirmação com a atendente via whatsapp, já no que diz respeito ao saldo que temos direito, a Seguradora tem criado diversos óbices, dificultando assim o acesso ao direito existente.Ademais, nos enviou auditor da empresa FOX, nos tirando das atividades diárias para solicitar mais documentos, ir em cartório, hospitais, nos impondo mais sofrimento além daquele resultado do luto, já causado pela perda do meu pai. Constatei no site "Reclame Aqui" diversas reclamações sobre a procedência abusiva da empresa, as quais já foram digitalizadas para fins de instrução probatória em futura Ação de Indenização. Tudo quanto alegado segue em anexo, assim como me coloco à disposição para maiores esclarecimentos.Sinistros que estavam com aprovação de pagamento em 33/33/3333 : 33333333333 e 33333333333 (Segundo a atendente, referem-se ao pagamento da dívida com o banco) 33333333333 e 33333333333 (Saldo remanescente)Frente a tudo quanto exposto, solicito providências da SUSEP.</text:p>
          </table:table-cell>
          <table:table-cell office:value-type="string" table:style-name="ce2">
            <text:p>Outros</text:p>
          </table:table-cell>
          <table:table-cell table:number-columns-repeated="16381"/>
        </table:table-row>
        <table:table-row table:style-name="ro1">
          <table:table-cell office:value-type="float" office:value="345" table:style-name="ce3">
            <text:p>345</text:p>
          </table:table-cell>
          <table:table-cell office:value-type="string" table:style-name="ce2">
            <text:p>Bom dia,Estou tirando minha Susep, e gostaria de saber para onde envio minha documentação e quais são os documentos pertinentes para enviar?</text:p>
          </table:table-cell>
          <table:table-cell office:value-type="string" table:style-name="ce2">
            <text:p>Cadastro</text:p>
          </table:table-cell>
          <table:table-cell table:number-columns-repeated="16381"/>
        </table:table-row>
        <table:table-row table:style-name="ro1">
          <table:table-cell office:value-type="float" office:value="1119" table:style-name="ce3">
            <text:p>1119</text:p>
          </table:table-cell>
          <table:table-cell office:value-type="string" table:style-name="ce2">
            <text:p>Prezados, boa tarde!Recebi a informação que o cadastro da corretora Capital Seguradora, Vida, Previdência e Off Shore SUSEP:333333333 está suspenso e gostaríamos de saber o motivo e como regularizarmos.Aguardo contato.</text:p>
          </table:table-cell>
          <table:table-cell office:value-type="string" table:style-name="ce2">
            <text:p>Cadastro</text:p>
          </table:table-cell>
          <table:table-cell table:number-columns-repeated="16381"/>
        </table:table-row>
        <table:table-row table:style-name="ro1">
          <table:table-cell office:value-type="float" office:value="1231" table:style-name="ce3">
            <text:p>1231</text:p>
          </table:table-cell>
          <table:table-cell office:value-type="string" table:style-name="ce2">
            <text:p>Consulta sobre Seguro de Acidentes PessoaisTenho um seguro de Acidentes pessoais da Cia Sul América operado pela Corretora MaxVida de Porto Alegre. Pago uma mensalidade de R$ 333,33 com uma indenização por acidente no valor de R$ 333.333,33. Tenho, atualmente, 33 anos e faço 33 anos em outubro próximo.Em 33/33/3333 recebi um e-mail da Sul América informando que a Corretora MaxVida, estaria encerrando, unilateralmente, <text:s/>sua parceria com <text:s/>a <text:s/>SulAmérica e apresentou uma proposta de continuidade com o <text:s/>meu seguro de Acidentes Pessoais mantendo a mesma indenização, em caso de sinistro, no valor de R$ 333.333,33, mas com um valor mensal de R$ 33,33 <text:s/>e que se fosse o caso eu poderia dar o meu aceite mediante um telefone informado.Diante da proposta de redução de R$ 333,33 para R$ 33,33 resolvi ligar para a Corretora MaxVida para cancelar o meu seguro uma vez que continuaria com a Sul América por ser mais vantajosa e mantendo os memos benefícios. Eles me disseram para refletir melhor, pois com o valor oferecido muito baixo poderia ter alguma informação não passada a mim. Eu questionei porque a taxa de operacionalização do seguro era tão alta <text:s/>( R$ 33,33 ) e eles me disseram que eu poderia consultar outras empresas e verificaria que a diferença, para as mesmas coberturas, seriam muito parelhas. Disseram que a SulAmérica poderia estar passando por dificuldades financeiras porque venderam seu braço de Seguro de Saúde para a Copa d’or para se reequilibrar financeiramente.Agora, após os relatos acima eu questiono a SUSEP para saber se a venda da Sul América foi feita com o aval da SUSEP, órgão regulador e se o valor oferecido pela SulAmérica, R$ 33,33, para continuar com o mesmo seguro <text:s/>e as mesmas indenizações são suficientes para pagar os sinistros, futuros. Eu preciso deste parecer da SUSEP para balizar minha decisão de optar em continuar com a SulAmérica por um valor de R$ 33,33 ou fico com a MaxVida pelo valor atual de R$ 333,33. <text:s/>Lembro que eu tenho 33 anos e que se a Sul América falir eu teria dificuldades em fazer o meu seguro de acidentes pessoais com outra Seguradora, pois o limite de limite de idade é de 33 anos. <text:s/>Nos casos de falência da Seguradora, segurados com mais de 33 anso <text:s/>teriam o direito de migrar para outra cia sem esta limitação de idade ? Obrigado</text:p>
          </table:table-cell>
          <table:table-cell office:value-type="string" table:style-name="ce2">
            <text:p>Seguro de Pessoas</text:p>
          </table:table-cell>
          <table:table-cell table:number-columns-repeated="16381"/>
        </table:table-row>
        <table:table-row table:style-name="ro1">
          <table:table-cell office:value-type="float" office:value="290" table:style-name="ce3">
            <text:p>290</text:p>
          </table:table-cell>
          <table:table-cell office:value-type="string" table:style-name="ce2">
            <text:p>Possuo cartão de crédito protegido do Banco Santander (SCP-Plano G) Processo Susep no. 33333.333333/3333-33 e nos arquivos pdf disponibilizados para este processo obtidos tanto através do Banco Santander quanto pelo site da SUSEP não consta o valor em R$ da indenização a ser pleiteada. Gostaria de obter essa informação. Obrigada</text:p>
          </table:table-cell>
          <table:table-cell office:value-type="string" table:style-name="ce2">
            <text:p>Seguro de Pessoas</text:p>
          </table:table-cell>
          <table:table-cell table:number-columns-repeated="16381"/>
        </table:table-row>
        <table:table-row table:style-name="ro1">
          <table:table-cell office:value-type="float" office:value="1295" table:style-name="ce3">
            <text:p>1295</text:p>
          </table:table-cell>
          <table:table-cell office:value-type="string" table:style-name="ce2">
            <text:p>olá, <text:s/>Boa Tarde!recebi uma informação que meu padrinho deixou antes de seu falecimento um seguro de vida, mas só tive posse desses documentos agora. <text:s/>como faço para solicitar o Benefício?</text:p>
          </table:table-cell>
          <table:table-cell office:value-type="string" table:style-name="ce2">
            <text:p>Seguro de Pessoas</text:p>
          </table:table-cell>
          <table:table-cell table:number-columns-repeated="16381"/>
        </table:table-row>
        <table:table-row table:style-name="ro1">
          <table:table-cell office:value-type="float" office:value="1207" table:style-name="ce3">
            <text:p>1207</text:p>
          </table:table-cell>
          <table:table-cell office:value-type="string" table:style-name="ce2">
            <text:p>Meu pai, falecido Jadir CPF: ,me deixou como sócio e responsável da corretora dele, além da minha a qual ja era responsável.Porém a corretora dele está como suspensa, devido problemas de registro, e no GOV BR dele devido ao óbito está suspenso também, e não consigo pelo gerenciador transferir a responsabilidade pra mim, tenho susep ativa, e sou sócio atual da corretora dele.os e-mails que encaminho pra susep voltam sempre com erro, ja enviamos por e-mail todos os tipos de documentação, e eles insistem que a gente faça o processo pelo portal o qual o registro do meu pai, e responsável está suspenso e não permite seguir em frente.Preciso muito de suporte, estamos perdendo renovações.</text:p>
          </table:table-cell>
          <table:table-cell office:value-type="string" table:style-name="ce2">
            <text:p>Não identificada</text:p>
          </table:table-cell>
          <table:table-cell table:number-columns-repeated="16381"/>
        </table:table-row>
        <table:table-row table:style-name="ro1">
          <table:table-cell office:value-type="float" office:value="741" table:style-name="ce3">
            <text:p>741</text:p>
          </table:table-cell>
          <table:table-cell office:value-type="string" table:style-name="ce2">
            <text:p>Prezados, boa tarde!Gostaria de saber se sou o responsável para receber o valor de um seguro de um titular que já faleceu! <text:s/>Ocorre que não tenho a apólice. Possuo apenas o CPF do segurado! Como proceder nesse caso?</text:p>
          </table:table-cell>
          <table:table-cell office:value-type="string" table:style-name="ce2">
            <text:p>Seguro de Pessoas</text:p>
          </table:table-cell>
          <table:table-cell table:number-columns-repeated="16381"/>
        </table:table-row>
        <table:table-row table:style-name="ro1">
          <table:table-cell office:value-type="float" office:value="45" table:style-name="ce3">
            <text:p>45</text:p>
          </table:table-cell>
          <table:table-cell office:value-type="string" table:style-name="ce2">
            <text:p>O Bradesco Vida e Previdência está se omitindo a pedido de portabilidade de participante da Prevdata, entidade de previdência em que trabalho. Tentei abrir chamado junto à Susep, entretanto somente o próprio consumidor pode fazê-lo. A Instrução Conjunta 33, Susep/Previc determina que o Bradesco responda ao pedido de portabilidade, o que estamos tentando há 3 meses em retorno. Podem em orientar, por favor?</text:p>
          </table:table-cell>
          <table:table-cell office:value-type="string" table:style-name="ce2">
            <text:p>Previdência Complementar Aberta</text:p>
          </table:table-cell>
          <table:table-cell table:number-columns-repeated="16381"/>
        </table:table-row>
        <table:table-row table:style-name="ro1">
          <table:table-cell office:value-type="float" office:value="893" table:style-name="ce3">
            <text:p>893</text:p>
          </table:table-cell>
          <table:table-cell office:value-type="string" table:style-name="ce2">
            <text:p>O código da susep da empresa que represento ( Corretora de Seguros LTDA <text:s/>333333333), foi suspenso, sem aviso prévio pela orgão legislador (SUSEP) e não recebemos nenhuma informação sobre o motivo e qual a medida para a regularização da situação, sem contar que não existe um canal via telefone para obter maiores esclarecimentos. O prejuízo diante dessa medida é imensurável para empresa, anexamos os documentos que "supostamente" estavam pendentes e não obtivemos retorno ainda. Precisamos da regularização da situação o mais rápido possível. Aguardamos retorno. Obrigada!</text:p>
          </table:table-cell>
          <table:table-cell office:value-type="string" table:style-name="ce2">
            <text:p>Cadastro</text:p>
          </table:table-cell>
          <table:table-cell table:number-columns-repeated="16381"/>
        </table:table-row>
        <table:table-row table:style-name="ro1">
          <table:table-cell office:value-type="float" office:value="175" table:style-name="ce3">
            <text:p>175</text:p>
          </table:table-cell>
          <table:table-cell office:value-type="string" table:style-name="ce2">
            <text:p>Tenho um financiamento pela Caixa, nº 3333333333333, cujo mesmo pago um seguro adicional que cobre danos físicos ao imóvel ou construção. No final de novembro, dia 33, devido as fortes chuvas a construção sofreu danos. Desde então entro em contato com a Caixa para saber se tenho direito ao sinistro ou alguma cobertura através da sua Seguradora XS3 e lá se vão quase dois meses e nenhuma simples resposta. SIM ou NAO. Abri várias ocorrências e já fui à agência e ninguém sabe nada. A obra está parada e não sei como me planejar diante da inércia da seguradora. Eu só queria respeito pelo consumidor e uma resposta. Se tivessem me enviado a minuta com as coberturas eu saberia o que teria direito. Eu só preciso saber se NÃO tenho direito ou SIM , tenho direito e qual o prazo de análise e ressarcimento ou pagamento do sinistro.</text:p>
          </table:table-cell>
          <table:table-cell office:value-type="string" table:style-name="ce2">
            <text:p>Seguro Garantia</text:p>
          </table:table-cell>
          <table:table-cell table:number-columns-repeated="16381"/>
        </table:table-row>
        <table:table-row table:style-name="ro1">
          <table:table-cell office:value-type="float" office:value="565" table:style-name="ce3">
            <text:p>565</text:p>
          </table:table-cell>
          <table:table-cell office:value-type="string" table:style-name="ce2">
            <text:p>Minha SUSEP está suspensa, mas eu não sei o motivo. Já tentei ligar, mandei e-mail e tudo mais só que ninguém respondo o porque está suspensa. Já validei o documento novo e o contrato social. Agora preciso transmitir proposta e não consigo. Alguém pode me ajudar?</text:p>
          </table:table-cell>
          <table:table-cell office:value-type="string" table:style-name="ce2">
            <text:p>Cadastro</text:p>
          </table:table-cell>
          <table:table-cell table:number-columns-repeated="16381"/>
        </table:table-row>
        <table:table-row table:style-name="ro1">
          <table:table-cell office:value-type="float" office:value="662" table:style-name="ce3">
            <text:p>662</text:p>
          </table:table-cell>
          <table:table-cell office:value-type="string" table:style-name="ce2">
            <text:p>Olá, tem uma empresa de corretagem de seguros que o sócio que tem o cpf vinculado ao cnpj e tem registro na Susep faleceu esse ano, a sócia sua esposa deseja encerrar as atividades da empresa, ela não tem registro na Susep, gostaria de saber: 3 - pra dar andamento no encerramento dessa empresa precisa de alguma chancela da Susep ou carimbo no Distrato Social? 3- Como faz pra dar baixa no registro dessa empresa na Susep, primeiro baixa na Susep e depois na Junta Comercial, ou primeiro baixa na junta e depois na Susep? obrigado</text:p>
          </table:table-cell>
          <table:table-cell office:value-type="string" table:style-name="ce2">
            <text:p>Cadastro</text:p>
          </table:table-cell>
          <table:table-cell table:number-columns-repeated="16381"/>
        </table:table-row>
        <table:table-row table:style-name="ro1">
          <table:table-cell office:value-type="float" office:value="117" table:style-name="ce3">
            <text:p>117</text:p>
          </table:table-cell>
          <table:table-cell office:value-type="string" table:style-name="ce2">
            <text:p>Gostaria de realizar o cadastro e me tornar uma corretora. Poderia me informar como consigo?</text:p>
          </table:table-cell>
          <table:table-cell office:value-type="string" table:style-name="ce2">
            <text:p>Cadastro</text:p>
          </table:table-cell>
          <table:table-cell table:number-columns-repeated="16381"/>
        </table:table-row>
        <table:table-row table:style-name="ro1">
          <table:table-cell office:value-type="float" office:value="156" table:style-name="ce3">
            <text:p>156</text:p>
          </table:table-cell>
          <table:table-cell office:value-type="string" table:style-name="ce2">
            <text:p>Estou com dúvidas sobre a certidão de conformidade para operar seguro habitacional:3 - Quando a referida certidão começou a ser exigida?3- Qual o ato normativo que a baseia?3- Quais os requisitos para sua emissão?</text:p>
          </table:table-cell>
          <table:table-cell office:value-type="string" table:style-name="ce2">
            <text:p>Outros</text:p>
          </table:table-cell>
          <table:table-cell table:number-columns-repeated="16381"/>
        </table:table-row>
        <table:table-row table:style-name="ro1">
          <table:table-cell office:value-type="float" office:value="498" table:style-name="ce3">
            <text:p>498</text:p>
          </table:table-cell>
          <table:table-cell office:value-type="string" table:style-name="ce2">
            <text:p>Sofri acidente no dia 33/33/3333, por volta das 33h33min, ao trafegar de motocicleta na Rua da Escola Olindina Nunes Freire, situada no Bairro Engenho, na cidade de Pedreiras/MA. Em razão do referido acidente, tive que me submeter a tratamentos médicos. Relatório odontológico em anexo (EXAMES DO DIA 33/33/3333).Diante disso, possuindo direito assegurado em Lei, busquei amparo através de pedido de indenização junto à SEGURADORA DO SEGURO DPVAT. Juntei os documentos pertinentes, legalmente previstos e que são costumeiramente solicitados, requeri no dia 33/33/3333 indenização do Seguro DPVAT para cobertura de Despesas Médicas e Hospitalares visando a quantia a que faço jus em decorrência do Seguro Obrigatório (DPVAT/DAMS). Já que não tenho direito a indenização por invalidez permanente. Pedido cadastrado com o número 3333333333.Certa do recebimento da indenização, aguardei resposta da CAIXA, tamanha fora a surpresa quando informada pela seguradora que meu pedido foi negado sob o argumento de que o comprovante de despesas apresentados referem-se a tratamento incompatível com o acidente, o que não se coaduna com a realidade.Ou seja, todos os documentos juntados ao pedido levam ao entendimento de que foram consideráveis as perdas funcionais e dificuldades físicas remanescentes e o dispêndio de valores ao tratamento necessário, porém, a seguradora nega, sumariamente, o pedido indenizatório, adotando entendimento diverso do claramente previsto na legislação que trata do tema.Apresentei todo o relatório e orçamento odontológico concedido pelo médico responsável pelo tratamento. A partir dos referidos documentos, percebe-se que o valor do tratamento é deveras alto, motivo pelo qual parcelou-se o pagamento do mesmo. Dessa forma, apresentei os comprovantes referentes às parcelas já pagas pelo tratamento. Além disso, é importante frisar que os recibos apresentados estão em nome do Sr. G, pois o mesmo é esposo da requerente e, por ocasião do atendimento odontológico foram preenchidos no nome dele. Reforço que todos os dentes que perdi eram naturais e por isso, sei que estou amparada pelo seguro. Por fim, verifica-se que, foram juntados todos os documentos necessários conforme exigências e modelos disponibilizados no Aplicativo do DPVAT.Assim, em atenção ao previsto na Lei 3.333/33, merece acolhimento o meu pedido e a seguradora deveria fazer o pagamento de indenização do seguro DPVAT.Podem me ajudar, por favor!Já até pedi a reanálise do pedido no aplicativo (Proc. n 3333333333).</text:p>
          </table:table-cell>
          <table:table-cell office:value-type="string" table:style-name="ce2">
            <text:p>DPVAT/SPVAT</text:p>
          </table:table-cell>
          <table:table-cell table:number-columns-repeated="16381"/>
        </table:table-row>
        <table:table-row table:style-name="ro1">
          <table:table-cell office:value-type="float" office:value="398" table:style-name="ce3">
            <text:p>398</text:p>
          </table:table-cell>
          <table:table-cell office:value-type="string" table:style-name="ce2">
            <text:p>Prezados(as), solicito verificar a possibilidade de fornecer-me uma cópia da Apólice de seguro habitacional Nº 3333333333333, referente ao financiamento de meu imóvel junto à Caixa Econômica Federal.</text:p>
          </table:table-cell>
          <table:table-cell office:value-type="string" table:style-name="ce2">
            <text:p>Seguro de Pessoas</text:p>
          </table:table-cell>
          <table:table-cell table:number-columns-repeated="16381"/>
        </table:table-row>
        <table:table-row table:style-name="ro1">
          <table:table-cell office:value-type="float" office:value="884" table:style-name="ce3">
            <text:p>884</text:p>
          </table:table-cell>
          <table:table-cell office:value-type="string" table:style-name="ce2">
            <text:p>Estou tentando acesso ao meu numero de CI ( casse de bonus ) , mas o numero que o Santander me pasa nao está cadastrado no Susep, outras seguradoras nao conseguem encontrar, e desta forma nao consigo desconto para renovação fora do Santander. Em anexo o seguo que que venceu e nao consigo renovar fora do Santander.Número: 33.333.333.333333 Item: 333333 CI: 33333333333333</text:p>
          </table:table-cell>
          <table:table-cell office:value-type="string" table:style-name="ce2">
            <text:p>Seguro de Automoveis</text:p>
          </table:table-cell>
          <table:table-cell table:number-columns-repeated="16381"/>
        </table:table-row>
        <table:table-row table:style-name="ro1">
          <table:table-cell office:value-type="float" office:value="1252" table:style-name="ce3">
            <text:p>1252</text:p>
          </table:table-cell>
          <table:table-cell office:value-type="string" table:style-name="ce2">
            <text:p>Boa tarde, meu pai faleceu recentemente e não sei se ele possuía seguro de vida, gostaria de saber se é possível a pesquisa nesses casos.</text:p>
          </table:table-cell>
          <table:table-cell office:value-type="string" table:style-name="ce2">
            <text:p>Seguro de Pessoas</text:p>
          </table:table-cell>
          <table:table-cell table:number-columns-repeated="16381"/>
        </table:table-row>
        <table:table-row table:style-name="ro1">
          <table:table-cell office:value-type="float" office:value="1032" table:style-name="ce3">
            <text:p>1032</text:p>
          </table:table-cell>
          <table:table-cell office:value-type="string" table:style-name="ce2">
            <text:p>Boa tarde. Meu pai (Alfredo), nos idos de 3333, contratou junto à entidade de previdência privada "APM - Previdência Privada", CNPJ 33.333.333/3333-33, dois planos de aposentadoria complementar, para dois filhos (minhe irmã e eu). Pagou regularmente as contribuições durante anos, porém e determinado momento do tempo, a empresa "sumiu", e ele não conseguiu mais acesso a nenhuma informação.Gostaria de saber da SUSEP quais informações possui a respeito dessa entidade de previdência privada, e se ainda há alguma possibilidade de receber o dinheiro que por alguns anos foi lá depositado. Possuo muitos documentos guardados, entre recibos e manifestações da empresa.Aguardo retorno deste emial</text:p>
          </table:table-cell>
          <table:table-cell office:value-type="string" table:style-name="ce2">
            <text:p>Não identificada</text:p>
          </table:table-cell>
          <table:table-cell table:number-columns-repeated="16381"/>
        </table:table-row>
        <table:table-row table:style-name="ro1">
          <table:table-cell office:value-type="float" office:value="92" table:style-name="ce3">
            <text:p>92</text:p>
          </table:table-cell>
          <table:table-cell office:value-type="string" table:style-name="ce2">
            <text:p>Fiz pedido de portabilidade de PGBL à GRÃO GESTÃO DE RECURSOS LTDA.. CNPJ 33.333.333/3333-33 desde outubro de 3333 e até agora não foi realizada. Entrei em contato diversas vezes pelo whatsapp e pelo canal "email" e, após 3 meses, ainda não foi realizada.</text:p>
          </table:table-cell>
          <table:table-cell office:value-type="string" table:style-name="ce2">
            <text:p>Previdência Complementar Aberta</text:p>
          </table:table-cell>
          <table:table-cell table:number-columns-repeated="16381"/>
        </table:table-row>
        <table:table-row table:style-name="ro1">
          <table:table-cell office:value-type="float" office:value="298" table:style-name="ce3">
            <text:p>298</text:p>
          </table:table-cell>
          <table:table-cell office:value-type="string" table:style-name="ce2">
            <text:p>Boa tarde! Gostaria de solicitar a informação de onde que verifica as condições contratuais/regulamentos da bradesco seguros. Na apólice ele disponibilizam que é possível acessar o contrato através da plataforma de vocês.</text:p>
          </table:table-cell>
          <table:table-cell office:value-type="string" table:style-name="ce2">
            <text:p>Não identificada</text:p>
          </table:table-cell>
          <table:table-cell table:number-columns-repeated="16381"/>
        </table:table-row>
        <table:table-row table:style-name="ro1">
          <table:table-cell office:value-type="float" office:value="1" table:style-name="ce3">
            <text:p>1</text:p>
          </table:table-cell>
          <table:table-cell office:value-type="string" table:style-name="ce2">
            <text:p>Prezados.Venho através dessa denunciar a prática de venda ilegal de seguro.Temos em Americana um Grupo Chamado Grupo Motor Home, https://grupomotorhome.com.br/, comercializando proteção veicular, como se fosse seguro.A unidade em Americana, fica localizada na Rua.: São Gabriel, 333, Bairro São Manoel, Americana S.P.Diante do fato narrado, solicito a SUSEP a fiscalização e aplicação das leis cabíveis, para que nos Corretores de Seguros, não tenhamos que concorrer com tais empresas e que se o corretor de seguro for flagrado <text:s/>vendendo proteção veicular que tenha sua SUSEP suspensa.</text:p>
          </table:table-cell>
          <table:table-cell office:value-type="string" table:style-name="ce2">
            <text:p>Seguro de Automoveis</text:p>
          </table:table-cell>
          <table:table-cell table:number-columns-repeated="16381"/>
        </table:table-row>
        <table:table-row table:style-name="ro1">
          <table:table-cell office:value-type="float" office:value="97" table:style-name="ce3">
            <text:p>97</text:p>
          </table:table-cell>
          <table:table-cell office:value-type="string" table:style-name="ce2">
            <text:p>Tenho contrato com a UNICA - CLUBE DE BENEFICIOS MUTUOS CNPJ 33.333.333/3333-33, se intitula seguradora. Sofri um acidente dia 33/33/3333, junto com o corretor fizemos os procedimentos necessários para a realização do reparo. Mesmo com todas as tratativas só recebi o boleto para pagamento da franquia 33 dias depois do acidente, dia 33 de dezembro de 3333. Boleto esse que chegou sem nenhum prazo de pagamento com data do mesmo dia ou seja pagamento imediato. Efetuei o pagamento tão logo o recebi. Desde então as tratativas são vagas, inesperadas e sem respostas concretas. Dia 33 de janeiro de 3333 completo 3 meses desde o acidente, em 33/33/3333 as peças ainda não chegaram na oficina o que dificulta para a mesma dar um prazo de entrega. A situação esta insustentável pois preciso do meu veículo não só para o trabalho mas para o translado de minha mãe a suas consultas e exames e acompanhamento médico pois a mesma é cardíaca e safenada. Precisei tirar uma licença do trabalho pois estava pagando um carro de terceiros para me deslocar ao meu emprego.</text:p>
          </table:table-cell>
          <table:table-cell office:value-type="string" table:style-name="ce2">
            <text:p>Seguro de Automoveis</text:p>
          </table:table-cell>
          <table:table-cell table:number-columns-repeated="16381"/>
        </table:table-row>
        <table:table-row table:style-name="ro1">
          <table:table-cell office:value-type="float" office:value="550" table:style-name="ce3">
            <text:p>550</text:p>
          </table:table-cell>
          <table:table-cell office:value-type="string" table:style-name="ce2">
            <text:p>OBSERVAÇÃO: 3 - Solicito que esta RECLAMAÇÃO/PEDIDO DE PAGAMENTO, seja encaminhado também ao CNSP-Conselho Nacional dos Seguros Privados, para que o mesmo possa também se manifestar e tomar as providências cabíveis sobre a presente reclamação.3 - Solicito que a SUSEP tome as providências cabíveis sobre a presente reclamação, determinando, face os fatos aqui relatados, <text:s/>que a CAIXA ECONÔMICA FEDERAL promova o pagamento da vítima em questão, com base na documentação médica apresentada e/ou envie um perito médico ao município de UARINI-AM, para que seja realizada perícia médica na vítima.VÍTIMA: G (invalidez permanente – mora no interior do estado)Procurador: ASINISTRO/PEDIDO:3333333333RECLAMAÇÃO/DENÚNCIA: PEDIDO DE PAGAMENTO BASEANDO-SE NA ANÁLISE DOCUMENTAL MÉDICA ENVIADA OU ENVIO DE PERITO DA CAIXA ATÉ O MUNICÍPIO DE UARINI-AM, QUE FICA HÁ 333KM DE MANAUS COM ACESSO SOMENTE POR VIA FLUVIAL, ALÉM DO MUNICÍPIO POSSUIR UMA INTERNET EXTREMAMENTE PRECÁRIA.No momento em que cumprimento, com as homenagens de estilo e acreditando sempre no diálogo para a resolução dos conflitos existentes, que devem ser sanados baseando-se de forma objetiva e irrestrita de acordo com o que preceitua a Lei vigente existente para a matéria em questão, pelo que tenho a aduzir e requerer o seguinte:DOS FATOS:3 - O pedido de indenização administrativa junto à CAIXA ECONÔMICA FEDERAL, já foi cadastrado 3 vezes junto ao APP <text:s/>CAIXA DPVAT, e todas as quatro vezes o mesmo foi INDEFERIDO, sendo que este procurador já informou a este distinguido órgão acerca das especificidades que pontuam este caso, ou seja, até presente data, somente neste pedido, a CAIXA já recebeu mais do que a vítima, mesmo sem este distinguido órgão ter sofrido um único acidente de trânsito.3 – Conforme já informado à CAIXA, <text:s/>a vítima mora no interior do estado do Amazonas, no município de Uarini-AM, que fica a 333KM de Manaus-AM, e só tem acesso por via fluvial, destacando-se que a internet neste município é muito precária.3 – A CAIXA já tentou realizar perícia médica presencial na vítima, ocorre que direcionou a supracitada perícia, para o município de Manaus-AM, o que restou infrutífero pois a vítima não dispõe de condições financeiras de pagar passagem de barco ida e volta para Manaus, e no final das contas a sua indenização não conseguir pagar nem a sua passagem, foi tentado também a realização de TELE PERÍCIA, <text:s/>o que restou também frustrado face as informações alinhavadas linhas acima.3 – Este procurador já há algum tempo vem informando todos esses fatos a CAIXA, e no último cadastramento de pedido administrativo, pedido número 3333333333, juntou ao pedido em comento carta de punho da vítima solicitando que em decorrência de todos esses fatos inusitados que ocorrem no município de Uarini-AM, que a indenização fosse paga co base na análise documental dos documentos médicos enviados, ou então, que a CAIXA enviasse um perito médico ao município de Uarini-AM, para que fosse realizada a perícia de forma presencial, se assim este distinguido órgão preferir.3 – Importante esclarecer que vítima sofreu de acidente de trânsito no dia 33/33/3333, ensejando em decorrência do supracitado acidente múltiplas sequelas no mesmo, a citar: FRATURA DA COSTELA, CID S33, FRATURA DA FÍBULA DIREITA, CID S33.3, FRATIRA DA TÍBIA DIREITA, CID S33.3, FERIMENTOS DO TORNOZELO E DO PÉ DIREITO, CID S33, ficando devidamente configurado, face a estas sequelas, a sua invalidez permanente, conforme fazem provas os documentos médicos já enviados a CAIXA.3 – Nos parece razoável afirmar que o processo em questão entrou em um loop infinito de indeferimento e recadastramento, sem os senhores analistas ao menos terem a dignidade de ler as informações amplamente prestadas por este procurador, e pela própria vítima.3 – Todas as solicitações realizadas no presente pedido pelo procurador e pela vítima, estão rigorosamente de acordo com o que preceitua a Lei 3.333/33, alterada pela Lei 3.333/33. Os contratos SUSEP X CAIXA, assim como o que determina a RESOLUÇÃO CNSP N° 333, DE 33 DE DEZEMBRO DE 3333.Diante de todo o exposto, REQUER seja promovida REANÁLISE NO PEDIDO DE NÚMERO 3333333333, e que seja promovido o pagamento indenizatório que a vítima tenha direito com base na análise documental dos documentos médicos enviados, ou então, que a CAIXA se digne em enviar um perito médico ao município de Uarini-AM, para realização de perícia médica presencial na vítima. DO QUE DETERMINA A LEI DPVAT E A RESOLUÇÃO CNSP N° 333, DE 33 DE DEZEMBRO DE 3333.O Artigo 3º da Lei 3.333/33, alterada pela Lei 3.333/33, preconiza o seguinte: “O pagamento da indenização será efetuado mediante simples prova do acidente e do dano decorrente, independente da existência de culpa...”.Já a RESOLUÇÃO CNSP N° 333, DE 33 DE DEZEMBRO DE 3333, assim determina:Anexo II – Procedimentos para análise dos pedidos e pagamento das indenizaçõesArtigo 3° - Este anexo dispõe sobre os procedimentos a serem adotados pelo Agente Operador para análise dos pedidos e pagamento das indenizações;Artigo 3° - Para fins de liquidação do sinistro, a vítima ou o beneficiário deverá apresentar ao Agente Operador a seguinte documentação, em função de cobertura reclamada:II – Indenização por Invalidez Permanente:a) Registro de ocorrência expedido pela autoridade policial competente;c)Cópia de documentação de identificação da vítima;Artigo 3°, § 3° - Nas localidades em que o IML responsável não possa por qualquer razão expedir o laudo a que se refere a alínea “b” do inciso II deste artigo, poderá ser admitido laudo de outra instituição pública ou privada;Artigo 3°, § 3° - Caso entenda necessário o Agente Operador poderá efetuar perícia para qualificar a extensão das lesões físicas ou psíquicas da vítima e atestar o estado de invalidez, de acordo com os percentuais de tabela constante do anexo da Lei n° 3.333 de 3333;Artigo 3°, § 3° - Caso seja detectado falha, de ordem formal, em um dos documentos mencionados neste artigo, ou a existência de indícios de fraude, a vítima ou beneficiário deverá ser formalmente notificado, no prazo máximo de 33 dias a contar do recebimento da documentação, acerca da interrupção do prazo para o pagamento da indenização, devendo ser solicitados, quando necessários, os documentos ou esclarecimentos para elucidação dos fatos;Artigo 3°, § 3° - Uma vez esclarecidos os fatos ou sanada pelo beneficiário a falha indicada na notificação, a indenização e/ou reembolso deverá ser pago no prazo máximo de 33 dias, a contar da data do recebimento da resposta;Capítulo III – Dos pedidos...Artigo 3°, I – A recepção dos pedidos de indenização;Artigo 3°, II – A análise desses pedidos e a verificação de pressupostos necessários para o pagamento com a realização de perícia médica quando necessário;Artigo 3°, III – Análise e pagamento dos indenizações relativas a esses pedidos, em prazo não superior a 33 dias, contados da solicitação inicial ou <text:s/>da apresentação completa da documentação que comprova o direito, incluídos aqueles necessários ao deferimento do pedido;Artigo 3° - O Agente Operador deverá observar os procedimentos descritos no Anexo II desta Resolução para análise dos pedidos e pagamentos das indenizações;Artigo 3° - O pagamento das indenizações as vítimas e aos beneficiários, na forma da Lei, serão prestados mediante simples prova do acidente e do dano decorrente independente da existência de culpa, abolida qualquer franquia de responsabilidade da vítima ou do beneficiário;Capítulo IV – Da fiscalização....Artigo 33° – O CNSP é a instância máxima de governança do FDPVAT e exercerá as atribuições previstas no seu estatuto e nas demais disposições legais e regulamentares que lhe forem aplicáveis, inclusive o disposto nesta resolução.Cordialmente,</text:p>
          </table:table-cell>
          <table:table-cell office:value-type="string" table:style-name="ce2">
            <text:p>DPVAT/SPVAT</text:p>
          </table:table-cell>
          <table:table-cell table:number-columns-repeated="16381"/>
        </table:table-row>
        <table:table-row table:style-name="ro1">
          <table:table-cell office:value-type="float" office:value="810" table:style-name="ce3">
            <text:p>810</text:p>
          </table:table-cell>
          <table:table-cell office:value-type="string" table:style-name="ce2">
            <text:p>não estou conseguindo alterar os ramos em que posso atuar</text:p>
          </table:table-cell>
          <table:table-cell office:value-type="string" table:style-name="ce2">
            <text:p>Cadastro</text:p>
          </table:table-cell>
          <table:table-cell table:number-columns-repeated="16381"/>
        </table:table-row>
        <table:table-row table:style-name="ro1">
          <table:table-cell office:value-type="float" office:value="1254" table:style-name="ce3">
            <text:p>1254</text:p>
          </table:table-cell>
          <table:table-cell office:value-type="string" table:style-name="ce2">
            <text:p>Olá.Gostaria de saber se existe algum seguro em nome do meu cunhado, Eduardo, CPF: 333.333.333-33. Faleceu no último sábado, 33/33/3333.Estou auxiliando o seu pai, Eduardo a organizar assuntos referentes ao filho.Caso exista um ou mais seguros, gentileza informar em quais instituições para que possamos contactá-las para verificar a possibilidade de abertura de sinistro.</text:p>
          </table:table-cell>
          <table:table-cell office:value-type="string" table:style-name="ce2">
            <text:p>Seguro de Pessoas</text:p>
          </table:table-cell>
          <table:table-cell table:number-columns-repeated="16381"/>
        </table:table-row>
        <table:table-row table:style-name="ro1">
          <table:table-cell office:value-type="float" office:value="612" table:style-name="ce3">
            <text:p>612</text:p>
          </table:table-cell>
          <table:table-cell office:value-type="string" table:style-name="ce2">
            <text:p>Saou CORRETOIR DE SEGUROS e a Susep está pedindo para que eu envie meu contrato social pelo NIVEL OURO do GOV.BR, e eu não estou conseguido em virtude do documento que o TRE Reconhecimento facial não está fazendo. E a SUSEP <text:s/>Suspendeu o meu cadastro 3333 33.333 e as seguradoras SUSPENDERAM os pagamentos das MINHAS COMISSÕES. E agora não sei como fazer, Tenho 33 anos e trabalho com seguros à 33 anos. Peço por gentileza me ajudarem,</text:p>
          </table:table-cell>
          <table:table-cell office:value-type="string" table:style-name="ce2">
            <text:p>Cadastro</text:p>
          </table:table-cell>
          <table:table-cell table:number-columns-repeated="16381"/>
        </table:table-row>
        <table:table-row table:style-name="ro1">
          <table:table-cell office:value-type="float" office:value="1382" table:style-name="ce3">
            <text:p>1382</text:p>
          </table:table-cell>
          <table:table-cell office:value-type="string" table:style-name="ce2">
            <text:p>SEGURO RESIDENCIAL BB - PÉSSIMO ATENDIMENTO.33/33 ocorreu sinistro em minha residência, REGISTRADO SOB Nº 33333333333 com danos elétricos no imóvel. Feito relato da ocorrência, mas a pessoa que me atendeu, me orientou a primeiro providenciar:- LAUDO TÉC DA EMPRESA ESPECIALIZADA INDICANDO A CAUSA E EXTENSÃO DOS DANOS (Devendo ser assinado e carimbado com CNPJ e responsável);- ORÇAMENTO DE REPARO DETALHADO;- FOTOS DOS EQPTOS CONTENDO MARCAS, MODELOS SÉRIES, ETIQUETAS E LOCAL DE INSTALAÇÃO;33/33 providenciada toda documentação, e enviado por e-mail conforme orientação recebida também por e-mail.33/33 recebido resposta da equipe de SINISTROS RESIDENCIAIS acusando o recebimento da documentação, dizendo tbém que a mesma fora encaminhada ao especialista responsável pela continuidade do processo.33/33 Ligo no 3333 333 3333 perguntando sobre a situação do meu sinistro, e me informam que estava pendente o envio dos documentos supracitados. Informo que todos documentos foram devidamente anexados e enviados em 33/33. E que ainda recebi confirmação por e-mail do envio dos mesmos. O atendimento fora realizado mediante o protocolo 3333333333333333333. Neste atendimento, a atendente informa que não sabe o que ocorreu mas que estaria encaminhando a documentação ao setor responsável.33/33 Recebo um e-mail do nao-email.br com os seguintes dizeres:"Identificamos a necessidade de envio de alguns documentos importantes para a análise do comunicado de sinistro do seu seguro BB Seguro Residencial Estilo .Acesse nosso site para mais informações sobre os documentos necessários e para acompanhar todas as etapas da sua solicitação."Porém, ao acessar o portal, não encontrei nenhuma informação relevante, a não ser a de que teoricamente eu havia enviado a documentação necessária apenas no dia 33/33, o que não é verdade. A documentação foi enviada e recebida dia 33/33.33/33 Ligo novamente no 3333 333 3333 para tentar entender, mas depois de explicar tudo, surprendentemente a ligação caiu (não é a primeira vez). Protocolo do "atendimento" 333333333333333333333/33 ligo na Ouvidoria do BB para seguros 3333 333 3333, e mediante protocolo 3333 3333 3333 3333 333 registro o nº do processo t33333333333333Até agora nenhuma solução para minha solicitação de sinistro, fora todo trâmite burocrático que me foi imposto e muita, mas muita dificuldade de falar com a seguradora que parece tentar vencer o segurado pelo cansaço.</text:p>
          </table:table-cell>
          <table:table-cell office:value-type="string" table:style-name="ce2">
            <text:p>Não identificada</text:p>
          </table:table-cell>
          <table:table-cell table:number-columns-repeated="16381"/>
        </table:table-row>
        <table:table-row table:style-name="ro1">
          <table:table-cell office:value-type="float" office:value="102" table:style-name="ce3">
            <text:p>102</text:p>
          </table:table-cell>
          <table:table-cell office:value-type="string" table:style-name="ce2">
            <text:p>solicito alteração da razao social da minha empresa conforme anexo.</text:p>
          </table:table-cell>
          <table:table-cell office:value-type="string" table:style-name="ce2">
            <text:p>Cadastro</text:p>
          </table:table-cell>
          <table:table-cell table:number-columns-repeated="16381"/>
        </table:table-row>
        <table:table-row table:style-name="ro1">
          <table:table-cell office:value-type="float" office:value="86" table:style-name="ce3">
            <text:p>86</text:p>
          </table:table-cell>
          <table:table-cell office:value-type="string" table:style-name="ce2">
            <text:p>No dia 33/33/33 solicitei o sinistro da minha TV através do seguro Residencial Bradesco. Até o momento não tive resposta da seguradora. Em todos os contatos realizados sou informada que a empresa responsável pela análise da documentação Inspectos ainda não deu resposta em contato com a Empresa fui informada que a Bradesco que responsável pela análise que está inclusive com o Analista Rafael . Tenho diversos protocolos mas sem engula resposta até o momento é os débitos do seguro estão ocorrendo na conta normalmente.</text:p>
          </table:table-cell>
          <table:table-cell office:value-type="string" table:style-name="ce2">
            <text:p>Seguro de Danos</text:p>
          </table:table-cell>
          <table:table-cell table:number-columns-repeated="16381"/>
        </table:table-row>
        <table:table-row table:style-name="ro1">
          <table:table-cell office:value-type="float" office:value="940" table:style-name="ce3">
            <text:p>940</text:p>
          </table:table-cell>
          <table:table-cell office:value-type="string" table:style-name="ce2">
            <text:p>Estou tentando receber da Unimed seguros a invalidez laborativa mas não querem pagar por que dizem foi acidente e não doença mas no anexo é enviarei é o blog deles dizendo o contrário dizendo quem sofre <text:s/>acidente também tem direito a invalidez laborativa. De uma olhada <text:s/>no blog deles .https://blog.segurosunimed.com.br/invalidez-funcional-permanente-total-por-doenca/</text:p>
          </table:table-cell>
          <table:table-cell office:value-type="string" table:style-name="ce2">
            <text:p>Seguro de Pessoas</text:p>
          </table:table-cell>
          <table:table-cell table:number-columns-repeated="16381"/>
        </table:table-row>
        <table:table-row table:style-name="ro1">
          <table:table-cell office:value-type="float" office:value="1230" table:style-name="ce3">
            <text:p>1230</text:p>
          </table:table-cell>
          <table:table-cell office:value-type="string" table:style-name="ce2">
            <text:p>Nosso carro foi furtado em 33.33 fizemos o boletim e acionamos o Ituran, o carro não foi localizado e desde então estamos em contado com vocês da HDI pra toda a parte do sinistro. Em 33/33 postamos os documentos solicitados e foi recebido. Em 33/33 enviamos um boleto com data de vencimento para dia 33/33 acontece que no dia 33/33 foi informado que a financeira não aceitou o boleto, o que é uma mentira visto que ligamos na mesma para entender o motivo da recusa e nos foi informado que não houve nem tentativa de pagamento. Prontamente solicitamos um novo boleto e foi enviado no mesmo dia, 33/33 com data de vencimento para 33/33. Hoje já liguei 3x e não sabem me informar se o pagamento foi realizado. A financeira não tem obrigação de mandar boletos atualizado todas as vezes que vocês perderem prazos. Abri uma ouvidoria protocolo 333333333333333 solicitando prioridade para pagar este boleto ainda na data. Processo de sinistro 333333333333333Thyago</text:p>
          </table:table-cell>
          <table:table-cell office:value-type="string" table:style-name="ce2">
            <text:p>Não identificada</text:p>
          </table:table-cell>
          <table:table-cell table:number-columns-repeated="16381"/>
        </table:table-row>
        <table:table-row table:style-name="ro1">
          <table:table-cell office:value-type="float" office:value="516" table:style-name="ce3">
            <text:p>516</text:p>
          </table:table-cell>
          <table:table-cell office:value-type="string" table:style-name="ce2">
            <text:p>Preciso saber se uma determinada pessoa tem seguro de vida.PCPF: 333.333.333-33</text:p>
          </table:table-cell>
          <table:table-cell office:value-type="string" table:style-name="ce2">
            <text:p>Seguro de Pessoas</text:p>
          </table:table-cell>
          <table:table-cell table:number-columns-repeated="16381"/>
        </table:table-row>
        <table:table-row table:style-name="ro1">
          <table:table-cell office:value-type="float" office:value="869" table:style-name="ce3">
            <text:p>869</text:p>
          </table:table-cell>
          <table:table-cell office:value-type="string" table:style-name="ce2">
            <text:p>Minha tia Valeria com 33 anos, foi abordada pelos funcionários Lucas e Danielle , da Corretora Margonari - Banco Bradesco, com a oferta de resgate de 3 Multiproteção Bradesco, um em andamento em meu nome (Proposta nº 3333333-3) e um finalizado em nome do meu irmão Rodrigo (Proposta nº 3333333-3) onde esta era contratante e nós beneficiários. Foi oferecido um novo seguro de vida em melhores condições, sob a alegação de que esta estaria “perdendo” dinheiro com o atual.No dia 33/33/3333 fomos até a agência pois ela não havia recebido nenhum documento sobre os seguros, mesmo após o débito da cota única dos produtos em sua conta – R$ 333.333,33 e R$ 333.333,33, foi quando tomamos conhecimento que os seguros foram realizados em meu nome e do meu irmão, tendo minha tia, com 33 anos, como beneficiária!.Dai percebemos que ela caiu num golpe. Não assinaram nenhum documento e nem confirmamos a contratação de nenhum seguro. Tanto que as informações constantes nos formulários são inverídicas. Não bastasse, ainda fomos informados, depois, sobre o desconto da taxa de administração no importe de R$ 33.333,33 - 33% que nunca foi dito a minha tia. No dia 33/33/3333 novamente fomos na agência para solicitar o cancelamento e devolução dos valores, inclusive da taxa de administração. No dia 33/33/3333, a corretora Danielle solicitou uma carta minha e outra do meu irmão solicitando o cancelamento, o que foi entregue no dia 33/33. Quero a devolução dos valores da minha tia e taxa de administração, devidamente corrigidos e, até o presente momento, nada foi resolvido. Não contratamos nenhum seguro.</text:p>
          </table:table-cell>
          <table:table-cell office:value-type="string" table:style-name="ce2">
            <text:p>Seguro de Pessoas</text:p>
          </table:table-cell>
          <table:table-cell table:number-columns-repeated="16381"/>
        </table:table-row>
        <table:table-row table:style-name="ro1">
          <table:table-cell office:value-type="float" office:value="561" table:style-name="ce3">
            <text:p>561</text:p>
          </table:table-cell>
          <table:table-cell office:value-type="string" table:style-name="ce2">
            <text:p>Boa tarde, a corretora A CNPJ 33.333.333/3333-33, tive o cadastro suspenso pela SUSEP sem nenhum tipo de aviso. Temos seguros para renovar, e principalmente contas ara pagar. Acessando área privativa dos corretores no site da SUSEP, identificamos uma pendência cadastral, a qual foi prontamente atendida. Porém não temos nenhum resposta da SUSEP referente <text:s/>a esta suspenção. A situação está complicada, e se tem alguma pendência que motivou isso, gostaríamos de ser informados para podermos resolver. Só não podemos ficar nesta situação, <text:s/>e principalmente sem ter para onde se dirigir. POis não tem nenhum telefone para contato, e não respondem o email que dão como o canal de solução deste tipo de situação. Alguém poderia ajudar ?</text:p>
          </table:table-cell>
          <table:table-cell office:value-type="string" table:style-name="ce2">
            <text:p>Cadastro</text:p>
          </table:table-cell>
          <table:table-cell table:number-columns-repeated="16381"/>
        </table:table-row>
        <table:table-row table:style-name="ro1">
          <table:table-cell office:value-type="float" office:value="1269" table:style-name="ce3">
            <text:p>1269</text:p>
          </table:table-cell>
          <table:table-cell office:value-type="string" table:style-name="ce2">
            <text:p>Bom dia . Venho por meio desta para fazer uma denúncia. O banco bmg colocou 3 seguro prestanista para mim sem minha premiação. <text:s/>Me senti enganada, eu quero os valores que foram descontados sem minha premiação. <text:s/>Grata pela atenção</text:p>
          </table:table-cell>
          <table:table-cell office:value-type="string" table:style-name="ce2">
            <text:p>Seguro de Pessoas</text:p>
          </table:table-cell>
          <table:table-cell table:number-columns-repeated="16381"/>
        </table:table-row>
        <table:table-row table:style-name="ro1">
          <table:table-cell office:value-type="float" office:value="549" table:style-name="ce3">
            <text:p>549</text:p>
          </table:table-cell>
          <table:table-cell office:value-type="string" table:style-name="ce2">
            <text:p>fui surpreendido com a suspensão da minha inscrição na SUSEP. requeiro que seja informado com o motiva da suspensão</text:p>
          </table:table-cell>
          <table:table-cell office:value-type="string" table:style-name="ce2">
            <text:p>Cadastro</text:p>
          </table:table-cell>
          <table:table-cell table:number-columns-repeated="16381"/>
        </table:table-row>
        <table:table-row table:style-name="ro1">
          <table:table-cell office:value-type="float" office:value="1307" table:style-name="ce3">
            <text:p>1307</text:p>
          </table:table-cell>
          <table:table-cell office:value-type="string" table:style-name="ce2">
            <text:p>Gostaria de saber se a Seguradora é obrigada a renovar o seguro que vem sendo mantida nela com vários anos de renovação?Caso nenhuma seguradora não queira aceitar o determinado veículo, simplesmente pelo modelo do veículo, sem nenhuma outra restrição.Exemplo a Seguradora, que tem uma Apólice, chegando no final da vigência, pode se recusar em não aceitar mais o veículo ou podendo aceitar com umaumento de prêmio abusivo.Ficando o Segurado sem Seguro?Simplesmente pela pratica interna de determinada Segurada, em não aceitar determinado veículo, mesmo que esse veículo, vinha sendo renovado seu Seguro <text:s/>anualmente no final de sua vigência? Meu Segurado gostaria de saber se procede essa informação?</text:p>
          </table:table-cell>
          <table:table-cell office:value-type="string" table:style-name="ce2">
            <text:p>Seguro de Automoveis</text:p>
          </table:table-cell>
          <table:table-cell table:number-columns-repeated="16381"/>
        </table:table-row>
        <table:table-row table:style-name="ro1">
          <table:table-cell office:value-type="float" office:value="783" table:style-name="ce3">
            <text:p>783</text:p>
          </table:table-cell>
          <table:table-cell office:value-type="string" table:style-name="ce2">
            <text:p>Boa noite,CADASTRO PARA ATUAR COMO LIQUIDANTEPrezados senhores,Por gentileza, poderiam me informar onde posso realizar o meu cadastro para atuar como liquidante, interventora ?Atenciosamente,Elaine</text:p>
          </table:table-cell>
          <table:table-cell office:value-type="string" table:style-name="ce2">
            <text:p>Não identificada</text:p>
          </table:table-cell>
          <table:table-cell table:number-columns-repeated="16381"/>
        </table:table-row>
        <table:table-row table:style-name="ro1">
          <table:table-cell office:value-type="float" office:value="1351" table:style-name="ce3">
            <text:p>1351</text:p>
          </table:table-cell>
          <table:table-cell office:value-type="string" table:style-name="ce2">
            <text:p>NÃO ESTOU CONSEGUINDO DAR ENTRADA NA SUSEP POIS NÃO ESTOU CONSEGUINDO ALTERAR MINHA CONTA GOV PARA NIVEL OURO, COMO FAÇO NESSA SITUAÇÃO?</text:p>
          </table:table-cell>
          <table:table-cell office:value-type="string" table:style-name="ce2">
            <text:p>Cadastro</text:p>
          </table:table-cell>
          <table:table-cell table:number-columns-repeated="16381"/>
        </table:table-row>
        <table:table-row table:style-name="ro1">
          <table:table-cell office:value-type="float" office:value="846" table:style-name="ce3">
            <text:p>846</text:p>
          </table:table-cell>
          <table:table-cell office:value-type="string" table:style-name="ce2">
            <text:p>Boa tarde !Estou com o cadastro de minha corretora suspenso ,estava faltando o contrato social , recebi a informaçao atraves das seguradoras , e nao tenho conhecimento que a Susep me informou da pendencia .O cadastro solicitao ja foi incerido , conforme manual enviado pela mesma , mas , nao sai do estaus de SUSPENSO , esse fato esta me causando bastante prejuizo , pois , as seguradoras cadastradas estao impedindo que se realize cotacoes .Ja enviei email varias vezes mas , nao resolve segue dados CORRETORA E ADM DE SEGUROS LTDA CNPJ 333333333333-33REPONSAVEL CELIO CPF 33333333333REGISTRO NA SUSEP 333333333</text:p>
          </table:table-cell>
          <table:table-cell office:value-type="string" table:style-name="ce2">
            <text:p>Cadastro</text:p>
          </table:table-cell>
          <table:table-cell table:number-columns-repeated="16381"/>
        </table:table-row>
        <table:table-row table:style-name="ro1">
          <table:table-cell office:value-type="float" office:value="1404" table:style-name="ce3">
            <text:p>1404</text:p>
          </table:table-cell>
          <table:table-cell office:value-type="string" table:style-name="ce2">
            <text:p>Prezados espero que esta mensagem os encontrem bem. Pois bem, este reclamante de nome Daniele, inscrita sob o CPF nº 333.333.333-33, informa que após diversas tentativas sem sucesso no fito de solucionar o problema do cancelamento do seguro auto celebrado com a empresa Allianz Auto, através da corretora Minuto Corretora de Seguros S/A, conforme apólice 3333333333333333333, serve-se deste valoroso órgão a fim de obter apoio e respaldo para que a reclamada deixe de lesar seus clientes, onde já seria o bastante apenas agir de forma correta, honesta e honrosa, sempre observando as Leis, Decretos e Normas vigentes em nosso Território Nacional.Então, este cliente solicitou o cancelamento total do Seguro Auto Allianz <text:s/>no dia 33/33/3333, contrato este celebrado no dia 33/33/3333, conforme número de apólice citada anteriormente, ou seja, 3 meses de serviço ativo sendo pago pelo cartão de crédito.Após a efetivação do cancelamento, este cliente solicitou o documento comprobatório, cujo chama-se "carta de cancelamento", que obteve uma certa resistência para recebê-la por parte da seguradora. Logo, quando em posse do documento, o citado veio constando que a interrupção da vigência do contrato foi em 33/33/33, fato este inverídico, entretanto, achou tratar-se apenas de um erro de digitação.Por conseguinte, restou a este cliente no dia 33/33/33 contactar a empresa Allianz Seguro Auto, através de seu SAC, conforme protocolo de atendimento nº 333333333 e registrar junto a funcionária de nome Michele a informação sobre o equívoco do lançamento da data de encerramento do seguro auto, que de imediato, pasmem, foi respondido que a empresa trabalha desta forma, não é de acordo com a interrupção solicitada pelo cliente e sim pela vigência do serviço que deveria ser prestado.Mesmo este cliente sendo enfático sobre a oneração financeira e a <text:s/>perturbação do seu psicológico, tendo em vista o cliente perder uma classe de bônus para a contratação do novo seguro, aquela atendente da empresa Allianz Seguro manteve-se segura em sua afirmação, onde foi finalizado o contato sob a promessa deste cliente obter uma resposta por parte da ouvidoria da empresa em 3 dias.Por fim, e sem ter a quem recorrer neste momento, gentilmente, solicito providências quanto ao ato de corrigir a data de cancelamento do serviço para a data correta, onde este cliente retomará sua classe de bônus real junto a nova seguradora e com isso, acarretará numa considerável redução no valor do seguro pago atualmente.Att,Daniele</text:p>
          </table:table-cell>
          <table:table-cell office:value-type="string" table:style-name="ce2">
            <text:p>Seguro de Automoveis</text:p>
          </table:table-cell>
          <table:table-cell table:number-columns-repeated="16381"/>
        </table:table-row>
        <table:table-row table:style-name="ro1">
          <table:table-cell office:value-type="float" office:value="699" table:style-name="ce3">
            <text:p>699</text:p>
          </table:table-cell>
          <table:table-cell office:value-type="string" table:style-name="ce2">
            <text:p>Presados, os <text:s/>Documentos solicitados, foram enviados em Abril, e enviamos novamente no portal e por e-mail 33/33/3333mantiveram os mesmos, sem alteração no contrato social ,Estamos com a Susep Suspensa, e Bloqueado na Seguradoras ,Preciso resolver com Urgência ,e não temos o retorno da Susep , <text:s/>Documentos solicitados enviado por email e site conforme o manual do corretor <text:s/>, e finalizada etapa Estamos bloqueados na seguradora pois estamos suspensos na SUSEP 333333333 <text:s/>TK CORRETORA DE SEGUROS LTDA - CNPJ 33.333.333.3333/33 Preciso renovar nossos seguros . E TEM UMA FROTA VENCENDO , E NÃO CONSIGO ACESSAR A, ATÉ ATUALIZAR ESSES SISTEMA</text:p>
          </table:table-cell>
          <table:table-cell office:value-type="string" table:style-name="ce2">
            <text:p>Cadastro</text:p>
          </table:table-cell>
          <table:table-cell table:number-columns-repeated="16381"/>
        </table:table-row>
        <table:table-row table:style-name="ro1">
          <table:table-cell office:value-type="float" office:value="470" table:style-name="ce3">
            <text:p>470</text:p>
          </table:table-cell>
          <table:table-cell office:value-type="string" table:style-name="ce2">
            <text:p>Bom tardeVerifiquei que minha susep esta com o cadastro suspenso, porem nao recebemos notifica de nenhuma pendenciaEstou enviando o contrato social atualizado, fico no aguardo de uma resposta o mais rapido possivel</text:p>
          </table:table-cell>
          <table:table-cell office:value-type="string" table:style-name="ce2">
            <text:p>Cadastro</text:p>
          </table:table-cell>
          <table:table-cell table:number-columns-repeated="16381"/>
        </table:table-row>
        <table:table-row table:style-name="ro1">
          <table:table-cell office:value-type="float" office:value="1029" table:style-name="ce3">
            <text:p>1029</text:p>
          </table:table-cell>
          <table:table-cell office:value-type="string" table:style-name="ce2">
            <text:p>Gostaria de saber se, o grupo GRUPO MOTOR HOME DO BRASIL -CNPJ.: 33.333.333/3333-33 <text:s/>tem autorização para operar seguro de veículos. Vi no site da receita federal que a atividade preponderante do referido grupo é Atividades associativas não especificadas anteriormente, e as atividades secundárias são Outras atividades de serviços prestados principalmente às empresas não especificadas anteriormente e Serviços combinados de escritório e apoio administrativo.No contrato da minha cliente em anexo a esta demanda costa no Certificado Admissonal PROTEÇÃO TOTAL CONTRA: FURTO, ROUBO, COLISÃO E INCÊNDIOAUX. DESTOMBAMENTO ASSISTÊNCIA 33 HORAS - CARRETA 333 KMS TOTAIS PANE/ILIMITADO PARA COLISAO SEMI-REBOQUE.Diante o exposto, solicito a manifestação desta respeitavel autarquia sobre o tema.</text:p>
          </table:table-cell>
          <table:table-cell office:value-type="string" table:style-name="ce2">
            <text:p>Seguro de Automoveis</text:p>
          </table:table-cell>
          <table:table-cell table:number-columns-repeated="16381"/>
        </table:table-row>
        <table:table-row table:style-name="ro1">
          <table:table-cell office:value-type="float" office:value="79" table:style-name="ce3">
            <text:p>79</text:p>
          </table:table-cell>
          <table:table-cell office:value-type="string" table:style-name="ce2">
            <text:p>Cancelamento do seguro feito na SABEMI SEGUROS;- Realizei várias ligações na Sabemi Seguros e fui informado que não poderia realizar o cancelamento.- Gostaria de realizar o cancelamento do referido seguro, já que não optei por esse serviço.- Desconto é realizado sem estar previsto no contrato.</text:p>
          </table:table-cell>
          <table:table-cell office:value-type="string" table:style-name="ce2">
            <text:p>Não identificada</text:p>
          </table:table-cell>
          <table:table-cell table:number-columns-repeated="16381"/>
        </table:table-row>
        <table:table-row table:style-name="ro1">
          <table:table-cell office:value-type="float" office:value="1420" table:style-name="ce3">
            <text:p>1420</text:p>
          </table:table-cell>
          <table:table-cell office:value-type="string" table:style-name="ce2">
            <text:p>Trata a presente reclamação de seguro de vida contratado por meu genitor, Sr. CLASIDE, inscrito no CPF <text:s/>sob o n.º 333.333.333-33, que veio a falecer em 33/33/3333. O Banco Santander e a Seguradora Zurich, estão fazendo de tudo para não abrir o SINISTRO, certamente tentando frustrar o pagamento do mesmo aos beneficiários, <text:s/>mesmo tendo Apólice de n.º 3333, CERTIFICADO 333333, CÓDIGO SUSEP N.º 3333333333. Segue anexo o CERTIFICADO INDIVIDUAL DE SEGURO E RESPOSTA DO PROTOCOLO N.º 333333333, REFERENTE AO CONTATO TELEFÔNICO COM ESSAS EMPRESAS SEM ESCRUPULOS.Assim sendo, <text:s/>SOLICITO PROVIDÊNCIAS!</text:p>
          </table:table-cell>
          <table:table-cell office:value-type="string" table:style-name="ce2">
            <text:p>Seguro de Pessoas</text:p>
          </table:table-cell>
          <table:table-cell table:number-columns-repeated="16381"/>
        </table:table-row>
        <table:table-row table:style-name="ro1">
          <table:table-cell office:value-type="float" office:value="476" table:style-name="ce3">
            <text:p>476</text:p>
          </table:table-cell>
          <table:table-cell office:value-type="string" table:style-name="ce2">
            <text:p>Bom dia, <text:s/>sou responsável técnico por uma corretora de seguros que possui o Registro SUSEP nº 333333333 Corretota de Seguros Ltda cnpj 33.333.333/3333-33. <text:s/>sendo que mesma encontra-se com cadastro suspenso desde 33/33/3333 sem entender por qual o motivo; <text:s text:c="2"/>Já não estou conseguindo cotação em algumas cias de seguros. <text:s text:c="2"/>Preciso que se ativado esse cadastro, <text:s/>meu cadastro está ativo sob o nº susep 333333333. <text:s/>Ja entrei no site SUSEP porem não consigo ativar o cadstro da corretora, por favor se alguem pode me ajudar agradeço. <text:s/>Cel 33 33333-3333</text:p>
          </table:table-cell>
          <table:table-cell office:value-type="string" table:style-name="ce2">
            <text:p>Cadastro</text:p>
          </table:table-cell>
          <table:table-cell table:number-columns-repeated="16381"/>
        </table:table-row>
        <table:table-row table:style-name="ro1">
          <table:table-cell office:value-type="float" office:value="558" table:style-name="ce3">
            <text:p>558</text:p>
          </table:table-cell>
          <table:table-cell office:value-type="string" table:style-name="ce2">
            <text:p>Precisamos de ajuda pois estamos com o cadastro da corretora suspenso junto à SUSEP desde o dia 33/33/3333, registro 333333333, CNPJ 33.333.333/3333-33. Anexamos no portal a documentação solicitada em 33/33, contudo não conseguimos proceder com a alteração do responsável técnico (passou de L CPF 333.333.333-33 para L CPF 333.333.333-33, ambos com registro em dia. Os botões para selecionar no portal não funcionam, a corretora PJ está suspensa e já não conseguimos operar nas seguradoras. Já enviamos inúmeros e-mails pedindo ajuda e sempre retornam com um manual cujas instruções não funcionam, a edição fica travada. Já acionamos o Sincor RS que também não conseguiu nos ajudar mesmo informando nossos logins e senhas do gov.br.Ou seja, precisamos apenas alterar o técnico responsável, e habilitar a corretora no login de L. A empresa já foi cadastrada mas o sistema não permite a habilitação. Solicitamos URGENTE ajuda para ativar a corretora junto à SUSEP, pois as seguradoras estão bloqueando os nossos cadastros e estamos sendo impedidos de trabalhar, sendo que está tudo regularizado, trata-se de formalidade cadastral.</text:p>
          </table:table-cell>
          <table:table-cell office:value-type="string" table:style-name="ce2">
            <text:p>Cadastro</text:p>
          </table:table-cell>
          <table:table-cell table:number-columns-repeated="16381"/>
        </table:table-row>
        <table:table-row table:style-name="ro1">
          <table:table-cell office:value-type="float" office:value="1402" table:style-name="ce3">
            <text:p>1402</text:p>
          </table:table-cell>
          <table:table-cell office:value-type="string" table:style-name="ce2">
            <text:p>Prezados, No dia 33/33 fui informada por uma das seguradoras que trabalho (Allianz) que o cadastro da minha empresa estava suspenso e que haviam sido notificados pela própria SUSEP.Pois bem, no dia 33/33 tentei atendimento por telefone, para entender o ocorrido, mas não quiseram me atender e informaram que deveria abrir chamado por e-mail.No dia 33/33 mandei e-mail e solicitei esclarecimentos, pois não fui informada sobre irregularidades, apenas tive nosso cadastro alterado para SUSPENSO. Informei que não recebi notificação prévia, e apenas informaram que enviaram por e-mail. Solicitei alguma comprovação, pois em nenhum e-mail de cadastro esta mensagem foi recebida.Foram trocados 33 e-mails sobre o assunto, e a comunicação foi dificultada pelo atendente (que inclusive não se identificou).Fiz a regularização do CNPJ conforme orientação recebida.Já enviei o cartão CNPJ comprovando a alteração e até agora não me retornaram os e-mails e não reativaram o nosso cadastro.Reforço que isto está causando imenso prejuízo financeiro e lucro cessante.Não entendo como a SUSEP pode entrar em contato com a Seguradora para solicitar suspensão do cadastro, mas não é capaz de enviar e-mail para a empresa e nem tão pouco dar um prazo para regularização, simplesmente suspenderam nosso cadastro.Solicito a imediata reativação do nosso cadastro para por fim ao dano causado e para que possamos retomar nossas atividades imediatamente.Estamos em um país com alto índice de desemprego, endividamento e tantas outras mazelas, precisamos que o Estado atue de forma ágil e eficiente (conforme preceitua a nossa Constituição) e que os agentes da administração pública ajam com lisura e em prol da economia e do empreendedorismo.Conto com a ajuda de vocês.CNPJ: 33.333.333/3333-33SUSEP: 333333333Desde já agradeço</text:p>
          </table:table-cell>
          <table:table-cell office:value-type="string" table:style-name="ce2">
            <text:p>Não identificada</text:p>
          </table:table-cell>
          <table:table-cell table:number-columns-repeated="16381"/>
        </table:table-row>
        <table:table-row table:style-name="ro1">
          <table:table-cell office:value-type="float" office:value="13" table:style-name="ce3">
            <text:p>13</text:p>
          </table:table-cell>
          <table:table-cell office:value-type="string" table:style-name="ce2">
            <text:p>Enviamos a documentação para ativar a nossa SUSEP na data de ontem (33/33), pois houve um descadastramento sem informação prévia, e em contato com o canal direto (33333333333) dizem que não tem nenhuma previsão para a reativação devido a demanda estar muito. Temos clientes em todos os ramos precisando de atendimento e renovações e não temos nenhuma previsão, sendo que a SUSEP é o nosso único canal para este fim. A SUSEP não gera nenhum tipo de protocolo, não tem prazo de retorno e a única comunicação para o corretor é por e-mail e SEM nenhum tipo de retorno.</text:p>
          </table:table-cell>
          <table:table-cell office:value-type="string" table:style-name="ce2">
            <text:p>Cadastro</text:p>
          </table:table-cell>
          <table:table-cell table:number-columns-repeated="16381"/>
        </table:table-row>
        <table:table-row table:style-name="ro1">
          <table:table-cell office:value-type="float" office:value="1419" table:style-name="ce3">
            <text:p>1419</text:p>
          </table:table-cell>
          <table:table-cell office:value-type="string" table:style-name="ce2">
            <text:p>ESTOU TENTANDO FAZER O CADASTRO EXTERNO NO SISTEMA DESDE O DIA 33/33/3333, PARA ANEXAR DOCUMENTAÇÃO DO TRIBUNAL DE JUSTIÇA DE GOIAS SEM EXITO. <text:s/>Fiz <text:s/>o termo que enviaram e não consigo entrar no cadastro de usuário externo após ter sido enviado o link especifico. Usei o navegador correto, e não concretiza a operação.</text:p>
          </table:table-cell>
          <table:table-cell office:value-type="string" table:style-name="ce2">
            <text:p>Previdência Complementar Aberta</text:p>
          </table:table-cell>
          <table:table-cell table:number-columns-repeated="16381"/>
        </table:table-row>
        <table:table-row table:style-name="ro1">
          <table:table-cell office:value-type="float" office:value="153" table:style-name="ce3">
            <text:p>153</text:p>
          </table:table-cell>
          <table:table-cell office:value-type="string" table:style-name="ce2">
            <text:p>Bom dia! Solicitei à Executiva Corretora de Seguros, ligada ao BRADESCO, minha apólice atualizada nº3333. Recebi como resposta um email contendo, segundo ele, os valores atualizados, porém sem a relação dos beneficiários. Disseram que o BRADESCO não fornece nenhum outro documento. Como posso me certificar que <text:s/>está tudo CERTO, se não recebo documento algum impresso da Seguradora desde 3333? Obrigada!</text:p>
          </table:table-cell>
          <table:table-cell office:value-type="string" table:style-name="ce2">
            <text:p>Seguro de Pessoas</text:p>
          </table:table-cell>
          <table:table-cell table:number-columns-repeated="16381"/>
        </table:table-row>
        <table:table-row table:style-name="ro1">
          <table:table-cell office:value-type="float" office:value="750" table:style-name="ce3">
            <text:p>750</text:p>
          </table:table-cell>
          <table:table-cell office:value-type="string" table:style-name="ce2">
            <text:p>Boa Tarde, me chamo Vanda, meu pai faleceu em 33.33.3333, residia em Joinville/SC, <text:s/>deixou um seguro de vida, onde meu irmão acabou recebendo, gostaria de saber o valor e quando foi sacado. <text:s/>Meu pai chamava-se : VICTOR , CPF.333.333.333.33. <text:s/>Fico no aguardo.</text:p>
          </table:table-cell>
          <table:table-cell office:value-type="string" table:style-name="ce2">
            <text:p>Seguro de Pessoas</text:p>
          </table:table-cell>
          <table:table-cell table:number-columns-repeated="16381"/>
        </table:table-row>
        <table:table-row table:style-name="ro1">
          <table:table-cell office:value-type="float" office:value="440" table:style-name="ce3">
            <text:p>440</text:p>
          </table:table-cell>
          <table:table-cell office:value-type="string" table:style-name="ce2">
            <text:p>Prezados SenhoresMinha mãe possui uma Previdência Privada no BrasilPrev na conta conjunta que tem com duas filhas (T e A). Como ela é portadora de moléstia grave, diagnosticada desde 33 de março de 3333 por Laudo Médico Pericial emitido pelo Ministério da Fazenda (laudo anexo). Contatamos o BrasilPrev para verificar como seria o procedimento para solicitar o resgate com isenção de imposto de renda, que minha mãe já tem direito em sua aposentadoria do Serviço Público e informada em sua declaração anual junto à Receita Federal.O BrasilPrev nos respondeu informando que não há isenção para os Planos de VGBL. Logo, o imposto seria recolhido. Consultamos a Jurisprudência sobre o assunto e verificamos que o STJ já pacificou o assunto e que, independentemente do Plano, PGBL ou VGBL, a isenção ocorre. Vide acórdão da REsp 3.333.333. Gostaria de orientações da SUSEP de como proceder, pois, aparentemente, de forma administrativa o assunto não será resolvido junto ao BrasilPrev.Agradeço a atençãoT</text:p>
          </table:table-cell>
          <table:table-cell office:value-type="string" table:style-name="ce2">
            <text:p>Não identificada</text:p>
          </table:table-cell>
          <table:table-cell table:number-columns-repeated="16381"/>
        </table:table-row>
        <table:table-row table:style-name="ro1">
          <table:table-cell office:value-type="float" office:value="1463" table:style-name="ce3">
            <text:p>1463</text:p>
          </table:table-cell>
          <table:table-cell office:value-type="string" table:style-name="ce2">
            <text:p>Tenho seguro residencial com a empresa zurich seguro residencial , tive um sinistro no dia 33/33/3333 , comuniquei o ocorrido e só estão criando burocracia no meu processo , sinistro de número 333333 , problema com queda de raio e tempestade, <text:s/>tive queima de equipamentos e já encaminhei várias vezes a documentação e os mesmos estão pedindo , os doc . Encaminhei já o laudo para o corretor que encaminhou diretamente para a gerente Simone gerente de atendimento de corretores , a empresa gr3 que faz parte da ouvidoria , <text:s/>doc zurich em nome da sra. Aline que ainda <text:s/>confirmou o recebimento , por mensagem esta que abro as reclamações inclusive solicitando as gravações e a as mesma foi negada dando informações que só entregam mediante pedido judicial , e encerram a reclamação sem solução, <text:s/>uma vez que a ouvidoria e da própria empresa e sempre enrolando o cliente conforme ultima conversa no dia 33/33/3333 , protocolo 3333333333333 com a sra. Glauce ela mesmo vicando indignada com o descaso da seguradora , e de seus colegas quanto a esta situação, <text:s/>venho fazer este pedido para constatar estes absurdo que está seguradora faz com os clientes , quando na hora das suas obrigações querem , ganhar tempo , e não arcar com sua responsabilidade .tenho tudo por imail , só as gravações que , na abertura e dito que a conversa está sendo gravada e não querem fornecer para juntar como prova este descaso.</text:p>
          </table:table-cell>
          <table:table-cell office:value-type="string" table:style-name="ce2">
            <text:p>Seguro de Danos</text:p>
          </table:table-cell>
          <table:table-cell table:number-columns-repeated="16381"/>
        </table:table-row>
        <table:table-row table:style-name="ro1">
          <table:table-cell office:value-type="float" office:value="667" table:style-name="ce3">
            <text:p>667</text:p>
          </table:table-cell>
          <table:table-cell office:value-type="string" table:style-name="ce2">
            <text:p>No dia 33 de maio deste ano, solicitei o seguro DPVAT <text:s/>NUMERO 3333333333 , o mesmo foi aprovado e não consigo receber por ter uma restrição junto a CAIXA ECONOMICA FEDERAL , fui ate a agencia 3333 em jurema caucaia- ce ,atendida pelo gerente na qual tive o conhecimento que meu CPF esta com restrição, o que impede de abrir uma conta social ou qualquer outra, seja poupança ou corrente. ocorre que necessito deste seguro, fiquei viuva, <text:s/>estou desempregada, com uma filha menor... Peço encarecidamente uma solução para receber, em folha ou em outra conta de minha titularidade.</text:p>
          </table:table-cell>
          <table:table-cell office:value-type="string" table:style-name="ce2">
            <text:p>DPVAT/SPVAT</text:p>
          </table:table-cell>
          <table:table-cell table:number-columns-repeated="16381"/>
        </table:table-row>
        <table:table-row table:style-name="ro1">
          <table:table-cell office:value-type="float" office:value="210" table:style-name="ce3">
            <text:p>210</text:p>
          </table:table-cell>
          <table:table-cell office:value-type="string" table:style-name="ce2">
            <text:p>Seguradora HDI Apólice 33.333.333.333333, O CARRO ESTAVA PARADO QUANDO COMEÇOU UMA TEMPESTADE E EM QUESTÃO DE MINUTOS ALAGOU A RUA INTEIRA E A EMPRESA ATINGINDO A DOBLO, E OUTROS VEÍCULOS QUE ESTAVAM ESTACIONADOS no dia 33/33/33. A VISTORIA FOI FEITA POREM A SEGURADORA ATE O MOMENTO NÃO LIBEROU A EXECUÇÃO DO SERVIÇO NA FIAT, POIS ELA <text:s/>QUER QUE LEVE PARA OFICINA REFERENCIADA, NA APÓLICE CONSTA QUE EM CASO DE DANOS PARCIAIS POSSO LEVAR NA OFICINA DE LIVRE ESCOLHA. ESTOU A 33 DIAS COM CARRO PARADO E SEM CARRO RESERVA PARA MINHA LOCOMOÇÃO DIARIA E ESTA ME CAUSANDO GRANDE TRANSTORNO..EU PRECISO QUE O SERVIÇO SEJA REALIZADO NA FIAT POIS JA FIZ OUTROS SERVIÇOS LA E CONHEÇO A QUALIDADE E GARANTIA.</text:p>
          </table:table-cell>
          <table:table-cell office:value-type="string" table:style-name="ce2">
            <text:p>Seguro de Automoveis</text:p>
          </table:table-cell>
          <table:table-cell table:number-columns-repeated="16381"/>
        </table:table-row>
        <table:table-row table:style-name="ro1">
          <table:table-cell office:value-type="float" office:value="442" table:style-name="ce3">
            <text:p>442</text:p>
          </table:table-cell>
          <table:table-cell office:value-type="string" table:style-name="ce2">
            <text:p>Desde a quinta-feira passada, dia 33.33.33, estou tentando emitir certidão de validade de apólice de seguro para garantia de depósito recursal em processo trabalhista. Contudo, o ícone de pesquisa não fica disponível para iniciar a consulta, permanecendo como se fosse apenas uma imagem. Assim, considerando que temos prazo para efetuar a juntada do documento, gostaria de solicitar que enviem as certidões por e-mail. Estou encaminho anexa a apólice. Desde já, agradeço o auxílio. Att. M</text:p>
          </table:table-cell>
          <table:table-cell office:value-type="string" table:style-name="ce2">
            <text:p>Cadastro</text:p>
          </table:table-cell>
          <table:table-cell table:number-columns-repeated="16381"/>
        </table:table-row>
        <table:table-row table:style-name="ro1">
          <table:table-cell office:value-type="float" office:value="1107" table:style-name="ce3">
            <text:p>1107</text:p>
          </table:table-cell>
          <table:table-cell office:value-type="string" table:style-name="ce2">
            <text:p>Prezados, no dia 33/33 meu Pai veio a falecer, e em contato com a empresa que ele trabalhava descobrimos que o mesmo tinha um seguro de vida.Entramos em contato com a seguradora CAPEMISA, solicitando acesso a informação, se tinha beneficiários descrito na apólice, copia da apólice.Orientado pela atendente que precisava primeiro abrir sinistro, o qual ia se descobrir os beneficiários, ok. Foi aberto. Identificado que os filhos eram os beneficiários, pedir copia da apólice, informaram que somente após o pagamento teríamos acesso. Ou seja, não sabíamos o valor da apólice. Agora em contato após o pagamento, disseram que não podem conceder pós apólice está inativa. Não sabemos se o que pagaram de fato é o contratado. Como eles podem bloquear dessa forma? Solicitamos apoio a Susep afim de resolver da melhor forma possível. Att Dayana 33- 33333-3333</text:p>
          </table:table-cell>
          <table:table-cell office:value-type="string" table:style-name="ce2">
            <text:p>Seguro de Pessoas</text:p>
          </table:table-cell>
          <table:table-cell table:number-columns-repeated="16381"/>
        </table:table-row>
        <table:table-row table:style-name="ro1">
          <table:table-cell office:value-type="float" office:value="643" table:style-name="ce3">
            <text:p>643</text:p>
          </table:table-cell>
          <table:table-cell office:value-type="string" table:style-name="ce2">
            <text:p>SINISTRO/PEDIDO:3333333333 – INVALIDEZ SINISTRO/PEDIDO:3333333333 – DAMS – DESPESAS MÉDICAS VÍTIMA: Maicon PROCURADOR: Adelson RECLAMAÇÃO/DENÚNCIA: Os processos foram devidamente cadastrados no APP CAIXA DPVAT, sendo que pedido de invalidez já é o quarto cadastramento e o de dams-despesas médicas, já é a segunda vez, <text:s/>salientando ainda que no primeiro cadastramento de invalidez, a vítima chegou a fazer perícia médica, isto é, não foi encontrado nenhuma não-conformidade na análise documental dos documentos da vítima, ensejando na realização de sua perícia por tele-medicina, tendo o pedido por invalidez naquele momento ter sido negado pelo fato de que a vítima ainda estava fazendo tratamento de fisioterapia, no que concordamos plenamente com esta negativa/indeferimento. Ocorre que posteriormente, quando a vítima finalizou o seu tratamento de fisioterapia no dia 33/33/3333, por não ter mais recursos financeiros para o tratamento supra, foi dado entrada novamente no pedido de indenização do seguro dpvat por invalidez permanente e de ressarcimento de despesas médicas junto à CAIXA ECONÔMICA FEDERAL, que ao contrário do que fez no cadastramento primário do pedido onde não encontrou em sua análise documental pendência alguma, desta vez, pasmem, com a mesma documentação da vítima, a CAIXA vem promovendo incansáveis pendências e indeferimentos aos pedidos apresentados.Nos parece razoável afirmar, que atualmente este parece ser o modus operandi da CAIXA ECONÔMICA FEDERAL, a mesma fica promovendo inúmeras vezes, NEGATIVA DE PAGAMENTO SEM JUSTIFICATIVA PLAÚSIVEL, falta de clareza nas argumentações apresentadas, sem ao menos informar de forma cristalina na sua negativa “O QUÊ EXATAMENTE A CAIXA ACHA QUE ESTÁ DESCONFORME, PARA QUE ASSIM POSSAMOS ATENDER AOS SEUS INUSITADOS ANSEIOS BURACRÁTICOS”, ferindo assim, mais uma vez, e de forma contundente, vários princípios da administração pública, previstos no Artigo 33° da Constituição Federal, quais sejam: LEGALIDADE, IMPESSOALIDADE, MORALIDADE ADMINISTRATIVA e EFICIÊNCIA.A/C ILMO SR. <text:s/>ALESSANDRO SERAFIN OCTAVIANI LUISSUPERINTENDENTE DA SUSEP-SUPERINTENDÊNCIA DOS SEGUROS PRIVADOS S.A.ILMO SR. CARLOS ROBERTO ALVES DE QUEIROZDIRETOR – CGMOP / CGFIP / CGCONEm preliminar, gostaria de solicitar que <text:s/>a SUSEP-Superintendência dos Seguros Privados S.A., na pessoa de seu novo superintendente, aproveitasse essa oportunidade, para cumprir o que a SUSEP não vinha cumprindo antes da sua gestão, que nada mais é conforme determina as Leis vigentes e o contrato SUSEP X CAIXA, do que, FISCALIZAR, CORRGIGIR e PUNIR caso seja necessário, todas as irregularidades e/ou não conformidades devidamente comprovadas, praticadas pela CAIXA ECONÔMICA FEDERAL, na gestão do SEGURO DPVAT.Acreditamos sempre no diálogo para a resolução dos conflitos existentes, todavia, <text:s text:c="2"/>isto não quer dizer que ao receber uma reclamação/denúncia sobre uma irregularidade devidamente comprovada, que a CAIXA ECONÔMICA FEDERAL efetuou quando no cumprimento do seu contrato na gestão do SEGURO DPVAT, que a SUSEP simplesmente irá solicitar uma explicação da CAIXA e encaminhar para a vítima de acidente de trânsito, para seu beneficiário, ou até mesmo para o seu procurador, NÃO, este não é o papel da SUSEP para o caso em tela, por este motivo existem mecanismos na nossa Lei pátria, nas Leis e resoluções que norteiam e regulamentam o SEGURO DPVAT, e por derradeiro até no próprio contrato SUSEP X CAIXA, que asseguram uma série de punições caso fique comprovado alguma irregularidade, POR INCRÍVEL QUE PAREÇA, DESDE QUE A CAIXA ASSUMIU A GESTÃO DO SEGURO DPVAT(JANEIRO/3333), ATÉ PRESENTE DATA, A SUSEP NÃO APLICOU SEQUER UMA ÚNICA MULTA E/OU PUNIÇÃO ADMINISTRATIVA NA CAIXA, NA CONTRA-MÃO DESTE AGIR, INÚMERAS DENÚNCIAS E RECLAMAÇÕES SÃO ENCAMINHADAS A CAIXA, SUSEP, CNSP E ATÉ MESMO AO MINISTÉRIO DA FAZENDA TODOS OS DIAS NA ESPERANÇA QUE A CAIXA PARA DE FABRICAR AS SUAS PRÓPRIAS LEIS E COMECE A INDENIZAR CORRETAMENTE AS VÍTIMAS DE TRÃNSITO E SEUS FAMILIARES.É fato que atualmente, em várias regiões do nosso imenso Brasil, a CAIXA ECONÔMICA FDERAL vem colocando uma certa resistência em pagar alguns processos, em especial os casos de invalidez com sequelas mais graves, assim como também, os casos de óbito, digo isso por experiência própria, na qualidade de procurador de centenas de vítimas de trânsito, e de diretor regional no Amazonas do CDVT-Centro de Defesa das Vítimas de Trânsito, temos visto alguns processos entrarem em um loop infinito de recadastramento, por motivos irrisórios que ferem dolorosamente o Artigo 3° da Lei DPVAT(Lei 3.333/33), sabemos que por motivação de cláusula existente no contrato SUSEP X CAIXA, estes recadastramentos geram mais recursos financeiros para a CAIXA ECONÔMICA FEDERAL, ao tempo que também geram insatisfações e constrangimentos para as vítimas de acidentes de trânsito e/ou seus beneficiários, afetando em alguns casos a saúde psicológica e financeira destas pessoas, NOBRES SENHORES! ISTO TEM DE ACABAR, VOCÊS TEM A AUTORIDADE E RESPONSABILIDADE NECESSÁRIA OUTORGADA PELO MINISTÉRIO DA FAZENDA PARA EXIGIR QUE A CAIXA ECONÔMICA FEDERAL, CUMPRA INTEGRALMENTE A LEI DPVAT E O CONTRATO SUSEP X CAIXA, DEIXANDO DE CRIAR EXPEDIENTES EXTREMAMENTE BUROCRÁTICOS E PROTELATÓRIOS AO CUMPRIMENTO DO SEU DEVER PARA COM AS VÍTIMAS DE TRÂNSITO E SEUS BENEFICIÁRIOS.DOS FATOS:3 – No dia 33/33/3333, o senhor MAICON, sofreu acidente de trânsito com invalidez permanente, uma vez que em decorrência do acidente de trânsito sofrido, <text:s/>o mesmo passou a conviver com as seguintes sequelas, “FRATURAS MÚLTIPLAS DO MSD-MEMBRO SUPERIOR DIREITO, TRAUMA DO MÚSCULO E TENDÃO DO TRICEPS, PERDA DE MUSCULATURA DO MSD, FRATURA DA CLACÍVULA, DOR, FALTA DE FORÇA E IMPOTÊNCIA FUNCIONAL EM MSD, CID T33, S33.3, S33, S33.3, M33”3 – Foram dadas inúmeras entradas nos pedido administrativos do seguro dpvat, por invalidez permanente e despesas médicas-dams(tratamento de fisioterapia), sendo que todas as vezes os pedidos foram indeferidos, nesta derradeira vez, a CAIXA apresentou como argumentação aos seus indeferimentos a justificativa de que a data do fato presente no boletim de ocorrência, estava divergente a data do fato presente no boletim de atendimento médico-bam, O QUE NÃO É VERDADE, conforme fazem provas as documentações enviadas a CAIXA em anexo, quais sejam, DELCARAÇÃO SAMU, BOLETIM DE OCORRÊNCIA, PRONTUÁRIOS MÉDICOS.3 – Com base nas informações e orientações realizadas pela CAIXA, me parece razoável afirmar, que qualquer pessoa, com um mínimo de intelecto possível, iria deduzir que se fosse enviadas corretamente todas as pendências/solicitações exigidas pela CAIXA, <text:s/>que a CAIXA iria efetuar o devido pagamento indenizatório de invalidez permanente e despesa médicas-dams da vítima, TODAVIA, NÃO FOI ISTO QUE OCORREU, NA CONTRA-MÃO DO QUE DEVERIA FAZER, A CAIXA MAIS UMA VEZ CRIA AS SUAS PRÓPRIAS LEIS E IDENFERIU OS PEDIDOS ADMINISTRATIVOS REALIZADOS, SUGERINDO A ESTE PROCURADOR PARA CADASTRAR OS PROCESSOS NOVAMENTE E AGUARDAR PARA O PROSSEGUIMENTO DO PEDIDO, O QUE É UM ABSURDO. Diante de todo o exposto, REQUER QUE A PRÓPRIA SUSEP-SUPERINTENDÊNCIA DOS SEGUROS PRIVADOS, PROMOVA ANÁLISE DOCUMENTAL NOS PEDIDOS DE INVALIDEZ PERMANENTE <text:s/>E DESPESAS MÉDICAS DAMS DA VÍTIMA EM QUESTÃO, QUE ESTÃO SENDO ENVIADOS EM ANEXO, E CASO SEJA CONFIRMADO POR ESTE DISTINGUIDO ORGÃO TODAS AS INFORMAÇÕES ALINHAVADAS LINHAS ACIMA, OU SEJA, QUE OS PEDIDOS ENCONTRAM-SE APTO/APROVADOS, QUE A SUSEP DETERMINE A CAIXA ECONÔMICA FEDERAL PARA PAGAR AS INDENIZAÇÃO E RESSARCIMENTOS <text:s/>DO SEGURO DPVAT EM APREÇO, COM A MAIOR BREVIDADE POSSÍVEL. Cordialmente,Adelson - procurador</text:p>
          </table:table-cell>
          <table:table-cell office:value-type="string" table:style-name="ce2">
            <text:p>DPVAT/SPVAT</text:p>
          </table:table-cell>
          <table:table-cell table:number-columns-repeated="16381"/>
        </table:table-row>
        <table:table-row table:style-name="ro1">
          <table:table-cell office:value-type="float" office:value="1424" table:style-name="ce3">
            <text:p>1424</text:p>
          </table:table-cell>
          <table:table-cell office:value-type="string" table:style-name="ce2">
            <text:p>Boa noite. O meu pai sr. Silva é considerado terceiro no sinistro nro 333333333333333 de perda parcial ocorrido no dia 33/33/33. Como é Taxista e utiliza o veiculo como ferramenta de trabalho, ficou 33 dias sem seu automóvel, demos entrada no pedido de lucros cessantes, o qual foi enviada 333% da documentação solicitada por esta entidade para análise desse pagamento.Os documentos foram enviados para os e-mails: relacionamentobradescoauto_email e emailFoi informado que o prazo para análise eram de 3 dias. O prazo está expirado e hoje ao entrar em contato com a Bradesco o atendente Henrique informou que a documentação estava incompleta, porém na própria ligação o atendente conseguiu localizar a documentação e constatou que houve um erro interno de não terem anexado a minha documentação. (Os arquivos estão em formato PDF e um desses documentos possuía mais do que uma página e o analista não viu que nas paginas seguintes estavam os demais documentos).Por conta dessa incompetência operacional, nós terceiros e sem vinculo com a instituição BRADESCO SEGUROS estamos sendo penalizados com a extensão do prazo de análise. NÃO ACHO JUSTO ESSA PRORROGAÇÃO DO PRAZO, POIS O DOCUMENTO ESTAVA DESDE O INICIO EM POSSE DA BRADESCO E SE EU NÃO FAÇO O ATIVO PARA COBRAR UM PARECER NÃO FICARIA A PAR DESSA "PENDENCIA".Diante do exposto acima, peço intervenção do orgão regulador, para que este assunto seja devidamente resolvido e sanado da melhor forma possivel.dados do terceiro:SilvaPlaca: GHE3333Modelo: Renault Logan (t´áxi)CPF: 333.333.333-33Aguardo retorno. Obrigada</text:p>
          </table:table-cell>
          <table:table-cell office:value-type="string" table:style-name="ce2">
            <text:p>Seguro de Automoveis</text:p>
          </table:table-cell>
          <table:table-cell table:number-columns-repeated="16381"/>
        </table:table-row>
        <table:table-row table:style-name="ro1">
          <table:table-cell office:value-type="float" office:value="592" table:style-name="ce3">
            <text:p>592</text:p>
          </table:table-cell>
          <table:table-cell office:value-type="string" table:style-name="ce2">
            <text:p>Boa tarde. Contratei um seguro no ano passado, no ato da venda, com a possibilidade de cancelamento após 3 ano no valor de R$ 33.333. Para minha surpresa, fui cobrado por uma renovação que, se não for feita, perco o montante integral. Para esta reclamação, acionei o protocolo 33333333. Neste atendimento, fui informado de que poderia pagar mais um montante reduzido, de cerca de R$ 3.333, porém tendo as coberturas reduzidas e, após mais 33 meses da renovação (e 33 meses de contrato), poderia resgatar o integral (Os R$ 33.333 + R$ 3.333). Após continuar sendo cobrado, fiz nova incursão, e descobri que só poderei resgatar o montante daqui 3 anos (33 anos total do contrato) tendo que fazer aportes anuais para manter o valor do seguro, ou seja, uma verdadeira bola de neve. Não contratei o serviço desta forma, e solicito que a METLIFE me conceda novamente o valor de R$ 33.333 e cancele de forma imediata o seguro.</text:p>
          </table:table-cell>
          <table:table-cell office:value-type="string" table:style-name="ce2">
            <text:p>Não identificada</text:p>
          </table:table-cell>
          <table:table-cell table:number-columns-repeated="16381"/>
        </table:table-row>
        <table:table-row table:style-name="ro1">
          <table:table-cell office:value-type="float" office:value="288" table:style-name="ce3">
            <text:p>288</text:p>
          </table:table-cell>
          <table:table-cell office:value-type="string" table:style-name="ce2">
            <text:p>Assunto: Prazo, para o conserto do veículo, extrapolado.Meu veículo sofreu calço hidráulico/mecânico (enchente) dia 33 de novembro de 3333. A liberação do serviço pela seguradora ocorreu em 33 de dezembro de 3333. Como o bloco do motor quebrou, entre outras avarias, a informação recebida foi que a seguradora compraria um motor novo (original) para a execução do serviço na oficina mecânica de minha confiança. Ao retornar das festas de fim de ano, dia 33 de janeiro, fui averiguar com meu mecânico a situação do conserto e ele informou que a seguradora não estava encontrando o motor porque a FORD fechou a fábrica de automóveis e motores no Brasil .Já se passaram quase 3 meses e, na verdade, a seguradora ficou "enrolando" o L (meu mecânico) porque, desde dezembro, sempre que ele entrava em contato para saber se já tinham o motor (de acordo com o vistoriador o motor seria comprado pela seguradora) a informação que ele recebia era que o motor "estava sendo providenciado". Como "estava sendo providenciado" se a FORD não está mais disponibilizando esse tipo de motor, em território nacional? Sei disso porque meu irmão conversou com o sr. B, responsável pelo departamento de peças da FORD Caoa (Av. Dr. Gastão Vidigal, 3333 - Vila Leopoldina) que, mesmo sabendo que não conseguiria o motor, ainda fez alguns contatos para tentar nos ajudar; além disso, ele comentou que todas as seguradoras sabem que, dependendo do modelo e ano do carro, não é possível mais encontrar as peças FORD no Brasil; ele também disse que é muito arriscado comprar um motor que não foi adquirido diretamente de uma concessionária ou autorizada FORD porque seria como adquirir uma "bomba relógio" (a qualquer instante poderá ou não lhe deixar na mão).Eu "adoro" o meu Focus mas não aceitarei um conserto sem peças "originais" pois dependo do carro para atividades diárias e não posso correr riscos enquanto eu estiver dirigindo principalmente porque sabemos que, dependendo do lugar (assaltos), há risco de perder a vida.Com relação à retífica do motor, de modo geral, "retificar o motor significa desmontar o cabeçote e o bloco do motor para substituir itens que podem estar desgastados, como é o caso de anéis, pistões e bronzinas", só que no caso do meu carro isso torna-se inviável uma vez que, de acordo com a própria foto que o L enviou à seguradora e a constatação do vistoriador (ele foi 3 vezes à oficina), o bloco do meu carro não pode ser recuperado porque ele "quebrou" próximo do sensor de pressão do óleo; além disso, o cabeçote e partes internas do motor também sofreram avarias. Até onde sei, a "retífica completa" é feita quando o motor original é retirado para a devida usinagem e substituição de algumas peças; como isso poderá ser feito no caso do meu carro se o bloco do motor está quebrado e praticamente todas as peças internas do motor estão comprometidas?Outro agravante é que como o carro esta todo molhado por baixo, o mofo está afetando totalmente o interior do meu veículo; o L abre as portas dele todos os dias mas isso não está fazendo efeito.Dia 33 de fevereiro, enviei a seguinte mensagem à HDI:"À HDIPrezados srs.,Tenho alguns pontos a serem esclarecidos referentes ao sinistro 333333333333333:3) Ontem conversei com o L, meu mecânico, e fui informada que, além do motor, todos os componentes eletrônicos do veículo com certeza foram comprometidos (é questão de tempo para ocasionarem problemas) e, de acordo com ele, isso também foi comunicado à HDI. Portanto, com exceção dos pneus e da carcaça (lataria), todo o resto do carro está danificado.3) Com relação à limpeza do veículo, foi esclarecido pela SELECTO (cartão abaixo) que a limpeza deveria ter sido feita, no máximo, até uma semana após o sinistro porque, com tanto tempo "mofando" (mais de 3 meses), além do serviço de limpeza e higienização ser mais caro (toda a parte interior do veículo deverá ser desmontada), a SELECTO não poderá também dar garantia.3) Consultei também um despachante para obter informações relativas à gravação do chassis no bloco, "se" um "novo motor" fosse recolocado. Ele informou que esse serviço deve ser feito via Poupatempo e que leva, se toda documentação estiver correta, de 3 a 3 meses e suponho que isso também ficaria a cargo da HDI. Mas a questão é que já estou há mais de 3 meses sem carro e dependo dele para tudo! Portanto, é inviável a colocação de um outro motor se eu tiver que ficar todo esse tempo sem automóvel; ou a seguradora acha que ficarei circulando sem a devida documentação por 3 meses ou mais???3) Considerando que é um caso "atípico", já que a FORD não está mais no Brasil, não posso correr riscos com soluções "meia boca" que, obviamente, beneficiam a seguradora mas que, por outro lado, sem dúvida, irão causar graves problemas ao meu veículo pois é uma questão de tempo.Assim sendo, diante dos pontos acima descritos, eu não aceitarei o conserto do veículo porque, de uma maneira ou de outra, é fato que ele não ficará em perfeitas condições (como estava antes do sinistro) além de todos os problemas burocráticos com relação à documentação. Em outras palavras, minha segurança não pode ser negligenciada em hipótese alguma!Creio que, acima de tudo, deve prevalecer o "bom senso". Portanto, se a seguradora não admitir a perda total serei obrigada a procurar os órgãos de defesa do consumidor ou para os devidos trâmites, o que provavelmente incidirá em mais gastos para a seguradora e um desgaste desnecessário para ambas as partes. Espero realmente que não seja necessário chegar a esse ponto.Atenciosamente,"Se o prazo das seguradores é de 33 dias, após a liberação dos serviços, o que devo fazer? A Seguradora disse que devo ter paciência... até quando??? Preciso do carro para "ontem" <text:s/>e dependo dele para tudo!Por gentileza, preciso muito de uma orientação e ajuda!Grata,E</text:p>
          </table:table-cell>
          <table:table-cell office:value-type="string" table:style-name="ce2">
            <text:p>Seguro de Automoveis</text:p>
          </table:table-cell>
          <table:table-cell table:number-columns-repeated="16381"/>
        </table:table-row>
        <table:table-row table:style-name="ro1">
          <table:table-cell office:value-type="float" office:value="1085" table:style-name="ce3">
            <text:p>1085</text:p>
          </table:table-cell>
          <table:table-cell office:value-type="string" table:style-name="ce2">
            <text:p>Dúvida sobre a Circular Susep 333, de 33/33/3333Prezado(a), saudações cordiais!!- Tendo em vista que um resgate realizado em um PGBL plano receptor de portabilidade dependerá da data em que os recursos originariamente foram aportados no PGBL plano originário, gostaria da confirmação de que o "plano" mencionado no art. 33, inciso II, da Circular Susep 333, de 33/33/3333, é o plano originário. ou, se estou enganado, que seria o plano receptor.Obrigado</text:p>
          </table:table-cell>
          <table:table-cell office:value-type="string" table:style-name="ce2">
            <text:p>Previdência Complementar Aberta</text:p>
          </table:table-cell>
          <table:table-cell table:number-columns-repeated="16381"/>
        </table:table-row>
        <table:table-row table:style-name="ro1">
          <table:table-cell office:value-type="float" office:value="227" table:style-name="ce3">
            <text:p>227</text:p>
          </table:table-cell>
          <table:table-cell office:value-type="string" table:style-name="ce2">
            <text:p>No dia 33/33/3333 solicitei, via Caixa Econômica Federal, a portabilidade do meu plano PGBL mantido junto ao BTG Pactual Digital para aquela instituição (vide termo de portabilidade em anexo). Passados 33 dias (33 dias úteis), a portabilidade não foi concluída. Em contato com o assessor da conta (L), foi me repassado apenas informações genéricas de que o prazo pode ser de até 33 dias, a depender do gestor do fundo. Trata-se, no entanto, de informação equivocada, vez que o prazo regulamentar estabelecido pela SUSEP é de 33 dias úteis. Aberta reclamação da ouvidoria da instituição financeira, obtive apenas a seguinte resposta genérica e automática: "Ouvidoria BTG Pactual atua na mediação de conflitos entre Cliente e a instituição sendo uma instância recursal, ou seja, para acionar o canal da Ouvidoria o Cliente deve registrar sua reclamação em primeira instância na Central de atendimento ou SAC".Solicito providências.</text:p>
          </table:table-cell>
          <table:table-cell office:value-type="string" table:style-name="ce2">
            <text:p>Previdência Complementar Aberta</text:p>
          </table:table-cell>
          <table:table-cell table:number-columns-repeated="16381"/>
        </table:table-row>
        <table:table-row table:style-name="ro1">
          <table:table-cell office:value-type="float" office:value="831" table:style-name="ce3">
            <text:p>831</text:p>
          </table:table-cell>
          <table:table-cell office:value-type="string" table:style-name="ce2">
            <text:p>AP 33.33.3333.3333333 - <text:s/>Seg.Liberty <text:s/>-Segurado Carlos , alínea a - Perda de Direito Declinou da indenização, apresentando - Cláusula extensa que não demonstra o motivo real; intimada a esclarecer via-e-mail, se manteve silente .Seguro pago pontualmente. Sem motivo <text:s/>para declinar do pagamento de indenização. Para piorar, intimação do declino dia 33 de agosto, e em mesma data, o segurado foi pressionado para receber o veículo sinistrado. Um absurdo ainda imputa ao segurado a pratica de fornecer informações falsas.<text:s text:c="2"/></text:p>
          </table:table-cell>
          <table:table-cell office:value-type="string" table:style-name="ce2">
            <text:p>Seguro de Automoveis</text:p>
          </table:table-cell>
          <table:table-cell table:number-columns-repeated="16381"/>
        </table:table-row>
        <table:table-row table:style-name="ro1">
          <table:table-cell office:value-type="float" office:value="459" table:style-name="ce3">
            <text:p>459</text:p>
          </table:table-cell>
          <table:table-cell office:value-type="string" table:style-name="ce2">
            <text:p>A minha susep foi suspensa 333333333 A CORRETARA DE SEGUROS, RECEBI UM EMAIL EM JANEIRO MAS ESTAVA NO SPAM E ACABEI NÃO LENDO. JA ANEXEI O DOCUMENTO SOLICITADO. PEÇO AUXILIO PARA LIBERAR A CRITICA.</text:p>
          </table:table-cell>
          <table:table-cell office:value-type="string" table:style-name="ce2">
            <text:p>Cadastro</text:p>
          </table:table-cell>
          <table:table-cell table:number-columns-repeated="16381"/>
        </table:table-row>
        <table:table-row table:style-name="ro1">
          <table:table-cell office:value-type="float" office:value="1334" table:style-name="ce3">
            <text:p>1334</text:p>
          </table:table-cell>
          <table:table-cell office:value-type="string" table:style-name="ce2">
            <text:p>Tenho Uma apólice da "A Equitativa dos Estados Unidos do Brasil", emitida em 33/33/3333, necessito identificar qual a seguradora assumiu a responsabilidade sobre a carteira de clientes à época da dissolução e atualmente - como e onde posso buscar informações. Tenho a identificação da apólice, do segurado e dos beneficiários.</text:p>
          </table:table-cell>
          <table:table-cell office:value-type="string" table:style-name="ce2">
            <text:p>Cadastro</text:p>
          </table:table-cell>
          <table:table-cell table:number-columns-repeated="16381"/>
        </table:table-row>
        <table:table-row table:style-name="ro1">
          <table:table-cell office:value-type="float" office:value="1182" table:style-name="ce3">
            <text:p>1182</text:p>
          </table:table-cell>
          <table:table-cell office:value-type="string" table:style-name="ce2">
            <text:p>Preciso muito da ajuda de vocês. <text:s/>Meu cadastro da corretora foi suspenso por divergência de nome. <text:s/>Mas está estranho no sistema e não consigo corrigir. <text:s/>Perdi o acesso aos sistemas das seguradoras e não recebeu nenhum comunicado da Susep. Agora estou sem receber, <text:s/>com funcionários para pagar, <text:s/>filha pequena e sem contato com a Susep para resolver algo simples. <text:s/>Como posso solucionar a alteração!!! Por favor</text:p>
          </table:table-cell>
          <table:table-cell office:value-type="string" table:style-name="ce2">
            <text:p>Cadastro</text:p>
          </table:table-cell>
          <table:table-cell table:number-columns-repeated="16381"/>
        </table:table-row>
        <table:table-row table:style-name="ro1">
          <table:table-cell office:value-type="float" office:value="208" table:style-name="ce3">
            <text:p>208</text:p>
          </table:table-cell>
          <table:table-cell office:value-type="string" table:style-name="ce2">
            <text:p>Como saber se o meu irmão que faleceu tinha seguro de vida</text:p>
          </table:table-cell>
          <table:table-cell office:value-type="string" table:style-name="ce2">
            <text:p>Seguro de Pessoas</text:p>
          </table:table-cell>
          <table:table-cell table:number-columns-repeated="16381"/>
        </table:table-row>
        <table:table-row table:style-name="ro1">
          <table:table-cell office:value-type="float" office:value="1038" table:style-name="ce3">
            <text:p>1038</text:p>
          </table:table-cell>
          <table:table-cell office:value-type="string" table:style-name="ce2">
            <text:p>Boa noite! Estou tentando ter acesso a minha apólice de seguro, entretanto o número fornecido no contrato está dando incorreto no site quando tento acessar. Sendo este o devido nº: 33.33.3333333.333333. Necessito do documento até amanhã (33/33/3333), e infelizmente a empresa se encontra fechada. Desde já grata e no aguardo!</text:p>
          </table:table-cell>
          <table:table-cell office:value-type="string" table:style-name="ce2">
            <text:p>Não identificada</text:p>
          </table:table-cell>
          <table:table-cell table:number-columns-repeated="16381"/>
        </table:table-row>
        <table:table-row table:style-name="ro1">
          <table:table-cell office:value-type="float" office:value="1365" table:style-name="ce3">
            <text:p>1365</text:p>
          </table:table-cell>
          <table:table-cell office:value-type="string" table:style-name="ce2">
            <text:p>Informacoes sobre processo SUSEP 33.333333/33 Apolice 3333333333333Grata</text:p>
          </table:table-cell>
          <table:table-cell office:value-type="string" table:style-name="ce2">
            <text:p>Não identificada</text:p>
          </table:table-cell>
          <table:table-cell table:number-columns-repeated="16381"/>
        </table:table-row>
        <table:table-row table:style-name="ro1">
          <table:table-cell office:value-type="float" office:value="1002" table:style-name="ce3">
            <text:p>1002</text:p>
          </table:table-cell>
          <table:table-cell office:value-type="string" table:style-name="ce2">
            <text:p>Bom dia!Gostaria de mais informações a respeito do seguro de cargas que a partir da lei 33.333 sancionada no dia 33 de junho de 3333, passa a ser de responsabilidade do transportador.Minha dúvida é a seguinte, trabalhamos com o transporte da Logística Reversa ou seja recolhemos o material em um Pev e o transportamos até a empresa que faz a reciclagem dos produtos, nossa carga não tem valor comercial para roubos e nem para extravio da mesma, como a lei se aplica nesse tipo de transporte?Contamos com o seguro RC-V e gostaria de mais informações para como se aplicaria esses seguros RTR-C e RC-DC no meu tipo de carga e transporte.Aguardo informações o mais breve possível.</text:p>
          </table:table-cell>
          <table:table-cell office:value-type="string" table:style-name="ce2">
            <text:p>Seguro de Danos</text:p>
          </table:table-cell>
          <table:table-cell table:number-columns-repeated="16381"/>
        </table:table-row>
        <table:table-row table:style-name="ro1">
          <table:table-cell office:value-type="float" office:value="740" table:style-name="ce3">
            <text:p>740</text:p>
          </table:table-cell>
          <table:table-cell office:value-type="string" table:style-name="ce2">
            <text:p>boa noite prezados preciso que liberem meu cadastro pois atraves meu cadastro nao consigo enviar o documento atraves do site gov por nao ter o nivel ouro.</text:p>
          </table:table-cell>
          <table:table-cell office:value-type="string" table:style-name="ce2">
            <text:p>Cadastro</text:p>
          </table:table-cell>
          <table:table-cell table:number-columns-repeated="16381"/>
        </table:table-row>
        <table:table-row table:style-name="ro1">
          <table:table-cell office:value-type="float" office:value="205" table:style-name="ce3">
            <text:p>205</text:p>
          </table:table-cell>
          <table:table-cell office:value-type="string" table:style-name="ce2">
            <text:p>É possível uma corretora de seguros ser composta apenas por pessoas jurídicas? E, portanto, possuir um responsável técnico que não figure como sócio?</text:p>
          </table:table-cell>
          <table:table-cell office:value-type="string" table:style-name="ce2">
            <text:p>Cadastro</text:p>
          </table:table-cell>
          <table:table-cell table:number-columns-repeated="16381"/>
        </table:table-row>
        <table:table-row table:style-name="ro1">
          <table:table-cell office:value-type="float" office:value="1413" table:style-name="ce3">
            <text:p>1413</text:p>
          </table:table-cell>
          <table:table-cell office:value-type="string" table:style-name="ce2">
            <text:p>Bom dia! Sou servidora federal do DNIT e costumamos consultar o site da SUSEP para verificar o registro das apólices de seguro que as empresas que tem contrato com o DNIT fornecem como forma de garantia para os contratos. Eu costumo consultar nessa página https://www3.susep.gov.br/safe/apolices/app/garantia mas estou enfrentando problemas faz umas semanas uma vez que um dos endossos não está aparecendo. A consulta da apólice 333333333333333333333333333333, aparece normalmente bem como seus endossos, alterando somente o último dígito (final 3, 3 e 3). O endosso 3 não consta ainda na base da SUSEP faz essas 3 semanas. Vocês estão com algum problema no site? o número para consulta alterou? Aconteceu algo?Obrigada.</text:p>
          </table:table-cell>
          <table:table-cell office:value-type="string" table:style-name="ce2">
            <text:p>Não identificada</text:p>
          </table:table-cell>
          <table:table-cell table:number-columns-repeated="16381"/>
        </table:table-row>
        <table:table-row table:style-name="ro1">
          <table:table-cell office:value-type="float" office:value="1495" table:style-name="ce3">
            <text:p>1495</text:p>
          </table:table-cell>
          <table:table-cell office:value-type="string" table:style-name="ce2">
            <text:p>Boa noite,Meu nome é Casemiro, CPF 333.333.333-33 e minha esposa Cláudia, CPF 333.333.333-33.Possuímos uma casa financiada atualmente no Banco do Brasil, agência 3333, com o número de contrato 333333333.No dia 33/33/33 por volta das 33h33 um vendaval forte com uma rajada de ventos aconteceu e movimentou as telhas da garagem e caíram em cima do carro.Entrei em contato com SAC do Banco do Brasil e me informaram que não havia nenhum seguro no meu CPF e da minha esposa.Fui à agência do banco no dia 33/33/33 e fiz uma comunicação de sinistro com o funcionário Fábio. Dia 33/33 o engenheiro Ricardo fez a vistoria e disse que rapidamente faria o laudo.Já se passaram 33 dias da vistoria e não recebi nenhuma comunicação Dia 33/33/33 <text:s/>abri um protocolo na ouvidoria do BB nº 333333333Resposta que recebi do Banco Referente ao protocolo 333333333.“Olá, Casemiro! Espero que esteja bem.Você entrou em contato pelo Chat do Portal BB, lembra?As áreas responsáveis foram acionadas e foi verificado que seu Sinistro encontra-se aguardando análise da seguradora. A agência também está acompanhando seu caso e irá te comunicar conforme o andamento. Qualquer dúvida, pode contatar a agência, inclusive pelo e-mail email.Lamentamos por qualquer transtorno e estamos à disposição.Tibério, Equipe Mídias BB”Acontece que o telhado da minha garagem continua descoberto e preciso saber o que fazer para tomar providências.Peço URGÊNCIA na situação, pois já estou tendo prejuízos e preciso saber o que fazer.Conto com sua compreensãoCasemiroCPF 333333333-33</text:p>
          </table:table-cell>
          <table:table-cell office:value-type="string" table:style-name="ce2">
            <text:p>Seguro de Automoveis</text:p>
          </table:table-cell>
          <table:table-cell table:number-columns-repeated="16381"/>
        </table:table-row>
        <table:table-row table:style-name="ro1">
          <table:table-cell office:value-type="float" office:value="1333" table:style-name="ce3">
            <text:p>1333</text:p>
          </table:table-cell>
          <table:table-cell office:value-type="string" table:style-name="ce2">
            <text:p>POSSUO UM SEGURO DE VIDA JUNTO A METLIFE (AP COLETIVO), CUJO ESTIPULANTE É O ITAU UNIBANCO S.A.- CERTIFICADO 33.333.333- APÓLICE 3333.33.3333333333. O SEGURO TEVE SUA RENOVAÇÃO AUTOMÁTICA EFETIVADA EM 33/33/33, E DECORRIDOS 3 MESES AINDA NÃO RECEBI CÓPIA DO CERTIFICADO, NÃO OBSTANTE AS MENSALIDADES ESTEJAM SENDO DEBITADAS AUTOMATICAMENTE DA CONTA CORRENTE MANTIDA JUNTO AO ESTIPULANTE E DAS INÚMERAS SOLICITAÇÕES REALIZADAS JUNTO A SEGURADORA E <text:s/>ESTIPULANTE. A ÚLTIMA RECLAMAÇÃO ESTÁ SENDO CONDUZIDA PELO SAC ITAU 333333333, E QUE TABÉM JA DECORREU O TEMPO DE SOLUÇÃO</text:p>
          </table:table-cell>
          <table:table-cell office:value-type="string" table:style-name="ce2">
            <text:p>Seguro de Pessoas</text:p>
          </table:table-cell>
          <table:table-cell table:number-columns-repeated="16381"/>
        </table:table-row>
        <table:table-row table:style-name="ro1">
          <table:table-cell office:value-type="float" office:value="463" table:style-name="ce3">
            <text:p>463</text:p>
          </table:table-cell>
          <table:table-cell office:value-type="string" table:style-name="ce2">
            <text:p>Boa noite, solicito inclusão de meu certificado de conclusão todos os ramos, pois a Porto Seguro informa que em meu cadastro não consta todos os ramos.Curso concluido e diplomado pelo curso ministrado em }Atibaia e concluido em Campinas sp.susep n. 33.3333333.3</text:p>
          </table:table-cell>
          <table:table-cell office:value-type="string" table:style-name="ce2">
            <text:p>Cadastro</text:p>
          </table:table-cell>
          <table:table-cell table:number-columns-repeated="16381"/>
        </table:table-row>
        <table:table-row table:style-name="ro1">
          <table:table-cell office:value-type="float" office:value="556" table:style-name="ce3">
            <text:p>556</text:p>
          </table:table-cell>
          <table:table-cell office:value-type="string" table:style-name="ce2">
            <text:p>Gostaria de informações, pois a minha licença SUSEP encontra-se suspensa, por motivos: outros ..... já entrei com o pedido via email e não obtive resposta.</text:p>
          </table:table-cell>
          <table:table-cell office:value-type="string" table:style-name="ce2">
            <text:p>Cadastro</text:p>
          </table:table-cell>
          <table:table-cell table:number-columns-repeated="16381"/>
        </table:table-row>
        <table:table-row table:style-name="ro1">
          <table:table-cell office:value-type="float" office:value="259" table:style-name="ce3">
            <text:p>259</text:p>
          </table:table-cell>
          <table:table-cell office:value-type="string" table:style-name="ce2">
            <text:p>Sofri um acidente passando 33 dias em coma , com invalidez permanente devido a perda da audição direita, com gastos no transporte de UTI móvel com equipe de um médico e dois enfermeiros porém, o valor pago pelos danos sofridos foram apenas 33% do seguro mesmo com invalidez permanente adquirida.Na perícia médica não foi olhado os prontuários e receitas do tratamento feito .(Complementação em 33/33/3333)Segue em anexo toda documentação que possa comprovar danos sofridos e despesas com UTI móvel e equipe médica. Há outra manifestação sob análise de vocês , meu auxílio doença devido esse acidente até hoje não foi pago. Situação extremamente difícil .Fico no aguardo da ANÁLISE documental.O número de pedido do DPVAT é: <text:s/>3333333333</text:p>
          </table:table-cell>
          <table:table-cell office:value-type="string" table:style-name="ce2">
            <text:p>DPVAT/SPVAT</text:p>
          </table:table-cell>
          <table:table-cell table:number-columns-repeated="16381"/>
        </table:table-row>
        <table:table-row table:style-name="ro1">
          <table:table-cell office:value-type="float" office:value="461" table:style-name="ce3">
            <text:p>461</text:p>
          </table:table-cell>
          <table:table-cell office:value-type="string" table:style-name="ce2">
            <text:p>Preciso efetuar alteração do meu nome. Excluir o sobrenome G deixar apenas K</text:p>
          </table:table-cell>
          <table:table-cell office:value-type="string" table:style-name="ce2">
            <text:p>Cadastro</text:p>
          </table:table-cell>
          <table:table-cell table:number-columns-repeated="16381"/>
        </table:table-row>
        <table:table-row table:style-name="ro1">
          <table:table-cell office:value-type="float" office:value="657" table:style-name="ce3">
            <text:p>657</text:p>
          </table:table-cell>
          <table:table-cell office:value-type="string" table:style-name="ce2">
            <text:p>Fiz um emprestimo na CEF, contratp 33.3333.333.3333333-33 em 3/3/33 com um seguro. Fia a quitação do emprestimo no dia 33/3/33 e fiz a solicitação no mesmo dia para o cancelamento do seguro e o rembolso do mesmo referente o que foi cobrado ate o final dos 333 meses que tinha contratao. Me deram o protocolo 33333333333333 informando que dentro de 33 dias utie receberia o valor de 3333,33. Após este prezo abrir outro protocolo reclamendo o não recebimento dentro do que esles tinham me informado 33333333333333, um dia apos recebo um e-mail falando que foi concluido o protocolo sem mais nenhuma informação. Abri outro potocolo hoje, 33/3 (33333333333333) e me informaram que teria que esperar mais 33 dias úteis. Não aceito isso eles tem que me devolder o meu dinheiro paguei por uma coisa que não utilizei e fica me enrolando para devolver<text:s text:c="2"/></text:p>
          </table:table-cell>
          <table:table-cell office:value-type="string" table:style-name="ce2">
            <text:p>Seguro Garantia</text:p>
          </table:table-cell>
          <table:table-cell table:number-columns-repeated="16381"/>
        </table:table-row>
        <table:table-row table:style-name="ro1">
          <table:table-cell office:value-type="float" office:value="1466" table:style-name="ce3">
            <text:p>1466</text:p>
          </table:table-cell>
          <table:table-cell office:value-type="string" table:style-name="ce2">
            <text:p>Desejo a alteração da Razão social inclusa na Susep, que atualmente está como Medcontabil Ltda. A razão social da empresa em questão, foi alterada para Service Tech Ltda. em 33 de abril de 3333. Em anexo estará o contrato com social com as alterações da razão social. Desde já agradeço.</text:p>
          </table:table-cell>
          <table:table-cell office:value-type="string" table:style-name="ce2">
            <text:p>Cadastro</text:p>
          </table:table-cell>
          <table:table-cell table:number-columns-repeated="16381"/>
        </table:table-row>
        <table:table-row table:style-name="ro1">
          <table:table-cell office:value-type="float" office:value="448" table:style-name="ce3">
            <text:p>448</text:p>
          </table:table-cell>
          <table:table-cell office:value-type="string" table:style-name="ce2">
            <text:p>Boa tarde!Nosso cadastro junto a SUSEP encontra-se como suspensa.Não recebemos nenhuma notificação ou algo parecido e estamos sem saber o motivo da Suspenção da Susep.Empresa : Corretora de Seguros LtdaCNPJ:33333333/3333-33Responsável Técnico :PCpf:333333333-33SUSEP 333333333Gostaria de saber o motivo de tal suspenção <text:s/>e como fazer a regularização da suspenção</text:p>
          </table:table-cell>
          <table:table-cell office:value-type="string" table:style-name="ce2">
            <text:p>Cadastro</text:p>
          </table:table-cell>
          <table:table-cell table:number-columns-repeated="16381"/>
        </table:table-row>
        <table:table-row table:style-name="ro1">
          <table:table-cell office:value-type="float" office:value="1253" table:style-name="ce3">
            <text:p>1253</text:p>
          </table:table-cell>
          <table:table-cell office:value-type="string" table:style-name="ce2">
            <text:p>Sou Carolline, profissional de Saúde, Enfermeira Obstétrica, servidora publica da prefeitura de São Francisco do Conde pelo Reda, inscrita no CPF 33333333333, <text:s/>Registro do Sinistro <text:s/>RS 3-3333333 Sul América seguro de vida, residente na Rua Professor Vila Tatiana ap 333, CEP 33333333, Salvador- Bahia, segurada ao Seguro SulAmérica, seguro de vida. Acionei em 33/33/33, o sinistro, pelo motivo de perda da minha visão de modo súbito por neurite óptica bilateral, perda de visão acentuada do lado esquerdo 33/333, irreversível. <text:s/>Acionado o seguro, eu enviei todos os documentos necessários, contudo a cada dia se pede algo novo, um item a mais mo relatório como se a gente e o médico não tivesse o que fazer da vida. Não existe tanta acessibilidade aos médicos do sus, para cada hora ser pedido algo. Solicito brevidade no meu caso de pagamento despesas médicas com consultas e exames, diárias da uti, e <text:s/>invalidez por visão monocular e neurite bilateral. O seguro de vida sul América vem sendo letárgico em um caso tão grave desse que exige agilidade Tem adotado condutas assediosas de está sempre acrescentando algo, ao invés de ter pedido tudo de vez, não confirma os documentos enviados. Solicito desse órgão quevregulamenta os seguros que tome providências urgentes para que a sulamerica cumpra o descrito na Apólice do segurado.</text:p>
          </table:table-cell>
          <table:table-cell office:value-type="string" table:style-name="ce2">
            <text:p>Seguro de Pessoas</text:p>
          </table:table-cell>
          <table:table-cell table:number-columns-repeated="16381"/>
        </table:table-row>
        <table:table-row table:style-name="ro1">
          <table:table-cell office:value-type="float" office:value="1103" table:style-name="ce3">
            <text:p>1103</text:p>
          </table:table-cell>
          <table:table-cell office:value-type="string" table:style-name="ce2">
            <text:p>Estou desde abril conversando com alguns seguros de vida que minha tia pagava. Um deles é a Sudaseg. No dia 33/33 eu finalizei o envio da documentação pra eles e o prazo de retorno é de 33 dias, mas até hoje (33/33) eles não entraram em contato com a família pra falar sobre o pagamento, valores, etc.Sinistro N° 333333</text:p>
          </table:table-cell>
          <table:table-cell office:value-type="string" table:style-name="ce2">
            <text:p>Seguro de Pessoas</text:p>
          </table:table-cell>
          <table:table-cell table:number-columns-repeated="16381"/>
        </table:table-row>
        <table:table-row table:style-name="ro1">
          <table:table-cell office:value-type="float" office:value="776" table:style-name="ce3">
            <text:p>776</text:p>
          </table:table-cell>
          <table:table-cell office:value-type="string" table:style-name="ce2">
            <text:p>prezados , nao estou conseguindo acesso para vincular meu registro susep 333333333 ao cnpj <text:s/>33.333.333/3333-33, sem isso nao consigo cadastrar nas seguradoras , peço ajuda pois não estou encontrando meios para isso! AttMaria</text:p>
          </table:table-cell>
          <table:table-cell office:value-type="string" table:style-name="ce2">
            <text:p>Cadastro</text:p>
          </table:table-cell>
          <table:table-cell table:number-columns-repeated="16381"/>
        </table:table-row>
        <table:table-row table:style-name="ro1">
          <table:table-cell office:value-type="float" office:value="714" table:style-name="ce3">
            <text:p>714</text:p>
          </table:table-cell>
          <table:table-cell office:value-type="string" table:style-name="ce2">
            <text:p>Boa tarde! Temos o atendimento somente por e-mail para tratar de assuntos a corretores, seria interessante o e-mail ter protocolo de retorno automatico, estamos enviando e-mail para a caixa. email para retorno de SUSEP Suspensa por falta de contrato social, como nao temos retorno enviamos novamente assim acredito que se o protocolo automatico ocorresse nao teria a necessidade de envio de varios e-mail do mesmo assunto, poderia verificar por favor ou o que podemos fazer para agilizar a liberação da suspensão Segue copia da tela na web anexada o contrato pendente em sistema através do GOV de acordo com manual e orientação no sistema ADMINISTRADORA E CORRETORA DE SEGUROS EIRELICNPJ : 33.333.333/3333-33SUSEP. 333333333MILENA33 333333333</text:p>
          </table:table-cell>
          <table:table-cell office:value-type="string" table:style-name="ce2">
            <text:p>Cadastro</text:p>
          </table:table-cell>
          <table:table-cell table:number-columns-repeated="16381"/>
        </table:table-row>
        <table:table-row table:style-name="ro1">
          <table:table-cell office:value-type="float" office:value="1271" table:style-name="ce3">
            <text:p>1271</text:p>
          </table:table-cell>
          <table:table-cell office:value-type="string" table:style-name="ce2">
            <text:p>Gostaria de saber até quando o meu seguro vai fica em análise pq já está já está com 33 mês ir nada, não tenho nenhuma resposta o prazo q mim falaram era de 333dias já passou</text:p>
          </table:table-cell>
          <table:table-cell office:value-type="string" table:style-name="ce2">
            <text:p>Não identificada</text:p>
          </table:table-cell>
          <table:table-cell table:number-columns-repeated="16381"/>
        </table:table-row>
        <table:table-row table:style-name="ro1">
          <table:table-cell office:value-type="float" office:value="330" table:style-name="ce3">
            <text:p>330</text:p>
          </table:table-cell>
          <table:table-cell office:value-type="string" table:style-name="ce2">
            <text:p>Prezados,3, Meu pai, A, CPF 333.333.333-33, faleceu em 33/3333, conforme certidão anexa.3. Gostaria de saber quais seguros e previdências constam no nome dele, se possível.3. Ele pagava uma previdencia da Capemi/Capemisa desde 3333, Foram feitas 3 apólices e agora, no final, os eles disseram que era um seguro, e só recebemos um pouco mais de R$33.333,33, sendo que o valor da ultima contribuição passava de R$ 333,33. E foi feito junto com um empréstimo.3. Desta forma, queremos saber também, se existe algum setor da SUSEP que faça cálculo atuarial para que possamos verificar se o valor que eles nos repassaram está correto.Att,Aricele Araujo</text:p>
          </table:table-cell>
          <table:table-cell office:value-type="string" table:style-name="ce2">
            <text:p>Seguro de Pessoas</text:p>
          </table:table-cell>
          <table:table-cell table:number-columns-repeated="16381"/>
        </table:table-row>
        <table:table-row table:style-name="ro1">
          <table:table-cell office:value-type="float" office:value="1088" table:style-name="ce3">
            <text:p>1088</text:p>
          </table:table-cell>
          <table:table-cell office:value-type="string" table:style-name="ce2">
            <text:p>o endereço do sítio informado para apólice é genérico e a consulta Apólice Seguro Garantia (https://www.gov.br/pt-br/servicos/consultar-apolice-de-seguro-garantia) não foi realizado.Após informar que a apólice do seguro garantia número 333333333333333333333333 (33 dígitos) e o CNPJ 33333333333333 e o botão de pesquisa nao ficar azul por faltar pelo 3 dígitos. Li na mesma página que a consulta Sistema de Registro de Operações – SRO sendo certo que tal forma de consulta não é disponibilizada na mesma página e nem na página inicial da SUSEP.Portanto, solicito esclarecimentos:3) Quando for emitido o seguro garantia o Magistrado e as partes vão entrar em contato a Seguradora?3) Como é feita consulta pública dos seguros garantia, para dar segurança e transparência ao sistema de seguros garantia para evitar fraudes?Att,</text:p>
          </table:table-cell>
          <table:table-cell office:value-type="string" table:style-name="ce2">
            <text:p>Seguro Garantia</text:p>
          </table:table-cell>
          <table:table-cell table:number-columns-repeated="16381"/>
        </table:table-row>
        <table:table-row table:style-name="ro1">
          <table:table-cell office:value-type="float" office:value="1051" table:style-name="ce3">
            <text:p>1051</text:p>
          </table:table-cell>
          <table:table-cell office:value-type="string" table:style-name="ce2">
            <text:p>Tenho seguro caixa auto há mais de 3 anos. Desde o dia 3 de setembro de 3333, estou tentando resolver mais um problema da caixa seguradora e que eles não resolvem. Por 3 vezes tive o seguro cancelado simplesmente porque eles mudaram de seguradora, agora estão passando todos os clientes da caixa seguradora para a youse sem o concentimento dos clientes. Eles vendem como caixa seguradora e quando vc precisa do seguro descobre que é youse, aí começa a burocracia. Comigo, já abrir unas 33 reclamações porque eles ativam meu seguro e não conseguem fazer o débito em canta bancária, ou até conseguem debitar uma, duas, três vezes, do nada mandam email falando que não conseguiram fazer o débito por erro do sistema deles lá e tá aí o boleto. NUMERO DA ÚLTIMA APÓLICE: 3333333333333 REATIVADA E AGORA CANCELADA DIA 3/33/3333.Eu contratei um seguro pago automático por débito em conta já pra não ter esse tipo de problema e olha o que eles fazem! O que eu tenha haver com os problemas da caixa e da youse ? Ligo pra lá, eles só abrem ticket e não resolvem nada. E pra completar, na sexta dia 33/33/3333, recebi um e-mail informando que mais uma vez o seguro foi cancelado por falta de pagamento. Pergunta a caixa... Porque cancelado? Porque vocês não estão cobrando direto da conta! Isso mesmo. Vou colocar aqui os protocolos de algumas reclamações, vamos v se aqui eles.resolvem alguma coisa. Outro ponto interessante é que a cada vez que eu ligo, é uma informação diferente que eles passam; Uma hora meu carro tá segurado até resolver o problema deles, outra hora o carro não tq segurado e por aí vai. E agora ? O que faço ?</text:p>
          </table:table-cell>
          <table:table-cell office:value-type="string" table:style-name="ce2">
            <text:p>Não identificada</text:p>
          </table:table-cell>
          <table:table-cell table:number-columns-repeated="16381"/>
        </table:table-row>
        <table:table-row table:style-name="ro1">
          <table:table-cell office:value-type="float" office:value="1109" table:style-name="ce3">
            <text:p>1109</text:p>
          </table:table-cell>
          <table:table-cell office:value-type="string" table:style-name="ce2">
            <text:p>Boa tarde, recebi um e-mail dia 33/33 onde contava uma pendência de documento da minha corretora, tentei anexar no dia 33/33 conforme solicitado e não consegui, mandei um e-mail solicitando um retorno ou um outro canal para anexar o documento e até o momento não recebi retorno, hoje tentei enviar uma proposta em uma seguradora e me deparei com o <text:s/>bloqueio da minha corretora. Estou impossibilitada de trabalhar simplesmente porque o único canal de atendimento não funciona, hoje no primeiro horário já encaminhei novo e-mail e ate o momento nenhum retorno. Preciso de uma solução de imediato.</text:p>
          </table:table-cell>
          <table:table-cell office:value-type="string" table:style-name="ce2">
            <text:p>Cadastro</text:p>
          </table:table-cell>
          <table:table-cell table:number-columns-repeated="16381"/>
        </table:table-row>
        <table:table-row table:style-name="ro1">
          <table:table-cell office:value-type="float" office:value="895" table:style-name="ce3">
            <text:p>895</text:p>
          </table:table-cell>
          <table:table-cell office:value-type="string" table:style-name="ce2">
            <text:p>Minha mãe faleceu e precisamos saber se existe alguma base de dados onde o CPF pode estar lançado associado a um seguro de vida. Ela sempre disse ter pago, mas não achamos a documentação. De posse da informação de qual empresa ela fez seguro poderemos acionar apresentando o atestado de óbito. Obrigada, Adriana.</text:p>
          </table:table-cell>
          <table:table-cell office:value-type="string" table:style-name="ce2">
            <text:p>Seguro de Pessoas</text:p>
          </table:table-cell>
          <table:table-cell table:number-columns-repeated="16381"/>
        </table:table-row>
        <table:table-row table:style-name="ro1">
          <table:table-cell office:value-type="float" office:value="1228" table:style-name="ce3">
            <text:p>1228</text:p>
          </table:table-cell>
          <table:table-cell office:value-type="string" table:style-name="ce2">
            <text:p>Sou cliente da Mongeral Aegon Seguros e Previdencia S/A desde 3333 mas nunca recebi nenhuma informação sobre os reajustes e descontos com o pagamento anual e não mensal dos meus seguros contratados.Desde 3333 passei a cobrar de forma mais incisiva junto ao SAC, Ouvidoria e Consumidor.gov sem sucesso de obter de forma amigável anualmente.O que gerou as os protocolos no Consumidor.gov 3333.33/33333333333 e 3333.33/33333333333.Agora em 3333 novamente não recebi nenhuma informação sobre meus seguros, por isso entrei em contato com o Call Center - 3333-3333333 da SUSEP que me instruiu a fazer a presente reclamação.Considerando que tais informações são simples e o descumprimento afronta o teor do Código de Defesa Consumidor peço que a SUSEP investigue a conduta desidiosa da empresa ao só me fornecer informações após sucessivas reclamações no SAC + Ouvidoria + Consumidor.gov anualmente.</text:p>
          </table:table-cell>
          <table:table-cell office:value-type="string" table:style-name="ce2">
            <text:p>Seguro de Pessoas</text:p>
          </table:table-cell>
          <table:table-cell table:number-columns-repeated="16381"/>
        </table:table-row>
        <table:table-row table:style-name="ro1">
          <table:table-cell office:value-type="float" office:value="504" table:style-name="ce3">
            <text:p>504</text:p>
          </table:table-cell>
          <table:table-cell office:value-type="string" table:style-name="ce2">
            <text:p>Bom dia, Prezados, tudo bem?No dia 33/33/3333 foi realizado a suspensão da situação cadastral da minha empresa CONSULTORIA E CORRETORA DE SEGUROS LTDA - CNPJ: 33.333.333/3333-33. No dia 33/33/3333 enviei toda a documentação solicitada, porém ainda não foi alterado a situação cadastral. O que é mais necessário ser realizado para a reativação acontecer?Aguardo retorno.Ronaldo</text:p>
          </table:table-cell>
          <table:table-cell office:value-type="string" table:style-name="ce2">
            <text:p>Cadastro</text:p>
          </table:table-cell>
          <table:table-cell table:number-columns-repeated="16381"/>
        </table:table-row>
        <table:table-row table:style-name="ro1">
          <table:table-cell office:value-type="float" office:value="922" table:style-name="ce3">
            <text:p>922</text:p>
          </table:table-cell>
          <table:table-cell office:value-type="string" table:style-name="ce2">
            <text:p>Bom dia!Gostaria de saber aonde posso realizar o curso de corretora para planos de saúde? Pois só achei um lugar, ENS, só pode ser lá? A susep oferta esse curso? Ou somente a prova? Fico no aguardo.Desde já agradeço.Priscila</text:p>
          </table:table-cell>
          <table:table-cell office:value-type="string" table:style-name="ce2">
            <text:p>Cadastro</text:p>
          </table:table-cell>
          <table:table-cell table:number-columns-repeated="16381"/>
        </table:table-row>
        <table:table-row table:style-name="ro1">
          <table:table-cell office:value-type="float" office:value="1206" table:style-name="ce3">
            <text:p>1206</text:p>
          </table:table-cell>
          <table:table-cell office:value-type="string" table:style-name="ce2">
            <text:p>Prezados, boa tarde!Eu estou tentando entrar em contato com a susep pelo e-mail email, pois preciso realizar o meu cadastro pra pegar minha licença de corretora e até o presente momento não recebi nenhum retorno do canal de como posso estar realizando o pedido, ou instruções do que deve ser feito, estou desde o dia 33/33/3333 entrando em contato e até o momento nada, fora que o telefone não oferece esse serviço de corretores... No aguardo, obrigada!</text:p>
          </table:table-cell>
          <table:table-cell office:value-type="string" table:style-name="ce2">
            <text:p>Não identificada</text:p>
          </table:table-cell>
          <table:table-cell table:number-columns-repeated="16381"/>
        </table:table-row>
        <table:table-row table:style-name="ro1">
          <table:table-cell office:value-type="float" office:value="1154" table:style-name="ce3">
            <text:p>1154</text:p>
          </table:table-cell>
          <table:table-cell office:value-type="string" table:style-name="ce2">
            <text:p>Dei abertura a um sinistro de seguro de vida por acidente do Itaú, <text:s/>juntei os documentos solicitados, e agora estão pedindo uma Autorização reconhecida firma do beneficiário em nome de empresa contratada pela seguradora para: serviços médicos, Hospitais, IML, INSS, Laboratórios de Análises Clínicas, clínicas médicas, médicos assistentes, empresas privadas, (empregadores, afastamentos do trabalho, licenças médicas etc.) e outras instituições médicas que tenham tratado o segurado acima identificado, a fornecer informações, relatórios médicos, resultados de exames, laudos, cópias de prontuários médicos, extrato de convênio (utilização médica do conveniado / segurado)que a seguradora faça pesquisas médicas. Eles não especificaram quais documentos precisam e nem me <text:s/>pediram <text:s/>para juntar, no entanto, <text:s/>querem a autorização com pleno poderes para efetuar essas pesquisas, sem a qual alegam não ser possível dar continuidade ao processo de sinistro. Diante disso, gostaria de confirmar com a SUSEP se a exigência da referida autorização é licita e obrigatória, e <text:s/>se pode o beneficiário se negar a concedê-la, sem prejuízo do seu direito. Atenciosamente, Adv. Marcia / OABSP 333333</text:p>
          </table:table-cell>
          <table:table-cell office:value-type="string" table:style-name="ce2">
            <text:p>Seguro de Pessoas</text:p>
          </table:table-cell>
          <table:table-cell table:number-columns-repeated="16381"/>
        </table:table-row>
        <table:table-row table:style-name="ro1">
          <table:table-cell office:value-type="float" office:value="1263" table:style-name="ce3">
            <text:p>1263</text:p>
          </table:table-cell>
          <table:table-cell office:value-type="string" table:style-name="ce2">
            <text:p>Boa tarde. <text:s/>Estou tentando realizar consulta da apólice 3333333333333333333333333 (Seguro Garantia - Setor Privado) na qual são tomador: CNPJ 33.333.333/3333-33 e segurado: CNPJ 33.333.333/3333-33, entretanto sem sucesso, pois o sistema informa "que não foram encontrados dados na base para a apólice informada". <text:s text:c="2"/>Já utilizei diversos parâmetros para consulta, mas não consigo obter resposta da consulta. <text:s text:c="3"/>Poderia por gentileza confirmar a veracidade e autenticidade da referida apólice. <text:s text:c="2"/>Desde já agradeço, no aguardo.</text:p>
          </table:table-cell>
          <table:table-cell office:value-type="string" table:style-name="ce2">
            <text:p>Seguro Garantia</text:p>
          </table:table-cell>
          <table:table-cell table:number-columns-repeated="16381"/>
        </table:table-row>
        <table:table-row table:style-name="ro1">
          <table:table-cell office:value-type="float" office:value="378" table:style-name="ce3">
            <text:p>378</text:p>
          </table:table-cell>
          <table:table-cell office:value-type="string" table:style-name="ce2">
            <text:p>Diversos serviços estão dando erro 333 - Gateway time-out, inclusive o controle de acesso e envio de arquivos.</text:p>
          </table:table-cell>
          <table:table-cell office:value-type="string" table:style-name="ce2">
            <text:p>Não identificada</text:p>
          </table:table-cell>
          <table:table-cell table:number-columns-repeated="16381"/>
        </table:table-row>
        <table:table-row table:style-name="ro1">
          <table:table-cell office:value-type="float" office:value="381" table:style-name="ce3">
            <text:p>381</text:p>
          </table:table-cell>
          <table:table-cell office:value-type="string" table:style-name="ce2">
            <text:p>Gostaria de saber se o pai da minha filha que já faleceu tinha seguro de vida?</text:p>
          </table:table-cell>
          <table:table-cell office:value-type="string" table:style-name="ce2">
            <text:p>Seguro de Pessoas</text:p>
          </table:table-cell>
          <table:table-cell table:number-columns-repeated="16381"/>
        </table:table-row>
        <table:table-row table:style-name="ro1">
          <table:table-cell office:value-type="float" office:value="1134" table:style-name="ce3">
            <text:p>1134</text:p>
          </table:table-cell>
          <table:table-cell office:value-type="string" table:style-name="ce2">
            <text:p>Olá, preciso do número e da apólice de seguros em nome da Construtora e Incorporadora Maedri LTDA.Caso tenha algum seguro em nome da administradora Sandra portadora do CPF 333.333.333-33 também precisamos do número <text:s/>e da apólice.Caso este não seja o meio adequado para fazer tal requerimento, requer instruções sobre o meio adequado.Obrigada.</text:p>
          </table:table-cell>
          <table:table-cell office:value-type="string" table:style-name="ce2">
            <text:p>Seguro de Pessoas</text:p>
          </table:table-cell>
          <table:table-cell table:number-columns-repeated="16381"/>
        </table:table-row>
        <table:table-row table:style-name="ro1">
          <table:table-cell office:value-type="float" office:value="974" table:style-name="ce3">
            <text:p>974</text:p>
          </table:table-cell>
          <table:table-cell office:value-type="string" table:style-name="ce2">
            <text:p>Boa tarde!!! Contratei o seguro residencial SOMPO e estou enfrentando sérios problemas com os serviços .. Abri um chamado para solução de problema na máquina de lavar, o técnico da primeira visita solicitou a compra de uma peça, na segunda visita disse que a peça não seria necessária e que compraria a minha peça adquirida, até então de forma desnecessária, após a conclusão do trabalho, passados 3 horas o equipamento voltou a apresentar defeito. A seguradora não oferece o serviço contratado, pois os técnicos sequer conhecem o equipamento.. E como senão bastasse, as atendentes não são treinadas para atender o cliente, desligam o chamado sem atender o cliente.</text:p>
          </table:table-cell>
          <table:table-cell office:value-type="string" table:style-name="ce2">
            <text:p>Seguro de Danos</text:p>
          </table:table-cell>
          <table:table-cell table:number-columns-repeated="16381"/>
        </table:table-row>
        <table:table-row table:style-name="ro1">
          <table:table-cell office:value-type="float" office:value="1418" table:style-name="ce3">
            <text:p>1418</text:p>
          </table:table-cell>
          <table:table-cell office:value-type="string" table:style-name="ce2">
            <text:p>em 33/33/33 tivemos um sinistro veicular, acionada a seguradora Tokio Marine, sob o número 3333333 (aviso de sinistro) pela apólice que assegura livre escolha nas oficinas, desde então, estamos tentando aprovação dos serviços, reparos e substituição das peças avariadas, porém a seguradora não está cumprindo com o que tem no contrato. Mesmo cobrando incansavelmente, não estamos tendo o apoio que nos é de direito.Já protocolamos pedido de reconsideração e a seguradora não nos dá um posicionamento concreto. o prazo para aprovação era dia 33/33 e hoje recebemos mensagem que aguardasse mais um pouco.</text:p>
          </table:table-cell>
          <table:table-cell office:value-type="string" table:style-name="ce2">
            <text:p>Seguro de Automoveis</text:p>
          </table:table-cell>
          <table:table-cell table:number-columns-repeated="16381"/>
        </table:table-row>
        <table:table-row table:style-name="ro1">
          <table:table-cell office:value-type="float" office:value="1003" table:style-name="ce3">
            <text:p>1003</text:p>
          </table:table-cell>
          <table:table-cell office:value-type="string" table:style-name="ce2">
            <text:p>Bom dia, gostaria de saber como faço para atualizar meu nome na Pessoa Física na SUSEP. <text:s/>Está como Gisele , e preciso incluir o nome de casada Gisele <text:s text:c="2"/>CPF 33333333333SUSEP, sob o nº 333333333O Código desta Certidão é: CC333333333_33333333_333333_333</text:p>
          </table:table-cell>
          <table:table-cell office:value-type="string" table:style-name="ce2">
            <text:p>Cadastro</text:p>
          </table:table-cell>
          <table:table-cell table:number-columns-repeated="16381"/>
        </table:table-row>
        <table:table-row table:style-name="ro1">
          <table:table-cell office:value-type="float" office:value="148" table:style-name="ce3">
            <text:p>148</text:p>
          </table:table-cell>
          <table:table-cell office:value-type="string" table:style-name="ce2">
            <text:p>No dia 33/33 eu tinha feito seguro de capitalização de aluguel com a quinto andar, onde semana passada foi solicitado por mim e preenchido formulário pela quinto andar o reembolso do valor de R$33.333,33 e no dia 33/33 foi negado o reembolso a ser creditado na conta do banco Banco C3 - 333agência 3333conta 333333-3pelo fato que havia dito charge back da administradora do cartão, sobre os dois valores de R$33.333,33 e R$33.333,33 então logo entrei na ouvidoria do itaú pedindo pra reconhecer as despesas e relançar na fatura pois eu não havia pedido contestação alguma. Ontem a noite quinto andar simplesmente cancelou meu contrato ou seja cancelado o seguro de capitalização de R$33.333,33 por fim hoje fiquei 3 hora na ouvidoria da ICATU SEGUROS pra informar que a ouvidoria do banco itaú relançou pra eles fazerem meu reembolso na conta pois não há contrato ativo na quinto andar, quero fazer uma reclamação e peço pra SUSEP agilizar os dois reembolsos a serem créditos na conta corrente até dia 33/33 no banco Banco C3 - 333agência 3333conta 333333-3ou banco do brasil agência 3333-3conta 33333-3 valor de R$33.333,33 pois não existe mais seguro de capitalização. E já foi relançado e como combinado pelo telefone a ser creditado em alguma dessas contas. também exijo o formulário do valor de 33mil pra eu assinar igual o de 33mil e exijo comprovante de depósito. o mais rápido possível! GRATAprazo que me deram foi até hoje de resposta, aliás dia 33. resolvo a situação e eles nada de resolver e fazer meu reembolso. QUINTO ANDAR NÃO AJJDA EM NADA Recebi e-mail da alessandra pedindo pra quinto andar agilizar e nada deles, eu ligo e eles só abrem protocolo e ainda falam que 3 mês, impossível fazer com eles, bom eu paguei pra vocês então preciso que vocês emitem o formulário de reembolso, e já está programado o de 33mil? Atendimento precário, quero somente meu reeembolso, agilidade, já que na ouvidoria hoje vocês ficam estendendo o prazo pelo site do consumidor; aproveitando e pedindo prazo. Por favor agilizar isso; e meu reembolso na formulário assinado de 33mil como ficou? e agilizar o outro; quinto andar ou vocês ? AGUARDO RESPOSTA AINDA HOJE POR GENTILEZAPOR FAVOR SUSEP CONRAR IMEDIAMENTE A ICATU CAPITALIZAÇÃO DE ALUGUEL</text:p>
          </table:table-cell>
          <table:table-cell office:value-type="string" table:style-name="ce2">
            <text:p>Outros</text:p>
          </table:table-cell>
          <table:table-cell table:number-columns-repeated="16381"/>
        </table:table-row>
        <table:table-row table:style-name="ro1">
          <table:table-cell office:value-type="float" office:value="335" table:style-name="ce3">
            <text:p>335</text:p>
          </table:table-cell>
          <table:table-cell office:value-type="string" table:style-name="ce2">
            <text:p>Olá preciso cadastrar um preposto na minha corretora mas a senha do app não confere e não consigo alterar a senha do app susep</text:p>
          </table:table-cell>
          <table:table-cell office:value-type="string" table:style-name="ce2">
            <text:p>Cadastro</text:p>
          </table:table-cell>
          <table:table-cell table:number-columns-repeated="16381"/>
        </table:table-row>
        <table:table-row table:style-name="ro1">
          <table:table-cell office:value-type="float" office:value="1011" table:style-name="ce3">
            <text:p>1011</text:p>
          </table:table-cell>
          <table:table-cell office:value-type="string" table:style-name="ce2">
            <text:p>Solicito a abertura de sinistro de Ile , CPF 333.333.333-33, referente ao veículo Chevrolet Astra Advantage 3.3, placas EBE3333, em razão de seu falecimento, bem como pela ação de produção antecipada de prova, processo nº. 3333333-33.3333.3.33.3333, perante a 3ª Vara Cível de São José do Rio Preto/SP.</text:p>
          </table:table-cell>
          <table:table-cell office:value-type="string" table:style-name="ce2">
            <text:p>Seguro de Automoveis</text:p>
          </table:table-cell>
          <table:table-cell table:number-columns-repeated="16381"/>
        </table:table-row>
        <table:table-row table:style-name="ro1">
          <table:table-cell office:value-type="float" office:value="272" table:style-name="ce3">
            <text:p>272</text:p>
          </table:table-cell>
          <table:table-cell office:value-type="string" table:style-name="ce2">
            <text:p>Minha mãe faleceu em 33 de dezembro de 3333. Ela possuía uma apólice de seguros de vida na ITAU seguros que era debitado direto de sua conta no BRADESCO. Eu liguei no dia 33 de dezembro de 3333 para cancelar a apólice e para que parasse o débito automático. A seguradora continuou debitando da conta de minha mãe por 3 ano. Liguei novamente para avisar e pedi o estorno do que foi debitado após a morte de minha mãe, dado que não há como se falar em seguro de vida para uma pessoa morta. Até hoje não realizaram o estorno dos débitos. Já entrei em contato com o canal normal e com a ouvidoria. Os protocolos de registro foram:333333333 <text:s text:c="2"/>- 33/33/3333333333333 <text:s text:c="2"/>- 33/33/3333333333333 <text:s text:c="2"/>- 33/33/3333333333333 <text:s text:c="2"/>- 33/33/3333333333333 <text:s text:c="2"/>- 33/33/3333CC33333333 - 33/33/3333333333333333333333333333333333333333 - 33/33/3333 às 33:33 (pré-OUVIDORIA)333333333 - 33/33/3333 às 33:33 (OUVIDORIA)Gostaria de solicitar que por favor intercedessem junto à Seguradora para que realizem. Ressaltando que embora o seguro fosse da ITAU SEGUROS, o débito em conta era na conta Bradesco de minha mãe (ela não possuia conta junto ao ITAU). Nome Seguradora: ITAÚ SEGUROS S.A.CNPJ: 33.333.333/3333-33Código da Seguradora Susep: 333-3Endereço: PRA A ALFREDO EGYDIO DE SOUZA ARANHA, 333,Cidade: SAO PAULO - UF: SPCEP: 33333333Estipulante: BANCO ITAU UNIBANCO S.A.CNPJ: 33.333.333/3333-33Endereço: Pç Alfredo Egydio De Souza Aranha, 333, Jabaquara, São Paulo - SP, 33333333.Remuneração do Estipulante: 33,33%Grupo/Código: 33Ramo: 33N°Processo Susep: 33333.333333/3333-33No Certificado: 33.33.333333333Vigência: 33/33/3333 a 33/33/3333No Proposta: 3333333333Data da Emissão: 33/33/3333</text:p>
          </table:table-cell>
          <table:table-cell office:value-type="string" table:style-name="ce2">
            <text:p>Seguro de Pessoas</text:p>
          </table:table-cell>
          <table:table-cell table:number-columns-repeated="16381"/>
        </table:table-row>
        <table:table-row table:style-name="ro1">
          <table:table-cell office:value-type="float" office:value="1469" table:style-name="ce3">
            <text:p>1469</text:p>
          </table:table-cell>
          <table:table-cell office:value-type="string" table:style-name="ce2">
            <text:p>TENHO CORRETORA DE SEGUROS PESSOA JURIDICA, ATUALIZAMOS ENDEREÇO, CNPJ JÁ ESTÁ CORRETO , E NÃO CONSIGO ATUALIZAR ESSA INFORMAÇÃO JUNTO A SUSEP. A SUSEP NAO ATENDE O CORRETOR, PARECE PIADA MAS É VERDADE. JÁ MENDEI EMAIL, JA ATUALIZEI CADASTRO JUNTO AO BANCO, JUNTO AS SEGURADORAS, JUNTO A JUCEG, JUNTO A PREFEITURA, MAS ATÉ HOJE NÃO TENHO NENHUMA INFORMAÇÃO SOBRE A ATUALIZAÇÃO JUNTO A SUSEP, POIS REPITO, A SUSEP, ORGAO RESPONSÁVEL POR GERIR SEGUROS NO BRASIL, NÃO ATENDE CORRETOR. NÃO É PIADA, É BRASIL MESMO. ENVIEI EMAIL COM DOCUMENTOS PARA ATUALIZAÇÃO DO CADASTRO, JÁ ATUALIZARAM ? COMO ESTÁ ? TEM ALGUEM TRABALHANDO AÍ ? FERNANDO, CELULAR/WHASTAPP 33 33333-3333 ... EMAIL email. BORA TRABALHAR !</text:p>
          </table:table-cell>
          <table:table-cell office:value-type="string" table:style-name="ce2">
            <text:p>Não identificada</text:p>
          </table:table-cell>
          <table:table-cell table:number-columns-repeated="16381"/>
        </table:table-row>
        <table:table-row table:style-name="ro1">
          <table:table-cell office:value-type="float" office:value="1356" table:style-name="ce3">
            <text:p>1356</text:p>
          </table:table-cell>
          <table:table-cell office:value-type="string" table:style-name="ce2">
            <text:p>Recebi, por mensagem no meu celular, comunicado do meu banco no dia 33/33 sobre um débito autorizado para o dia 33/33 de um seguro de acidentes pessoais, no valor de R$ 33,33. Informo que nunca contratei e nem autorizei esta empresa Eagle Serviços de Crédito Direto S.A, sediada em Porto Alegre, sendo que resido em São Paulo e nunca tinha ouvido falar dela. Ao entrar em contato por telefone, de acordo com o site da empresa, atendem em nome da Verbin Seguros, <text:s/>me informando que pertence ao mesmo grupo. Solicitei o cancelamento dos débitos mensais mas o débito em outubro/3333 só consegui o cancelamento no dia 33/33. Registrei reclamação no Banco Central e no Procon/SP e depois disso a empresa me enviou mensagem. A própria Eagle me deu informação que a empresa Verbin Seguros é parceira e não pertence ao mesmo grupo. Portanto a Eagle me deu uma informação diferente da Verbin Seguros. Até a semana passada havia mais de 3.333 reclamações no site do Reclame Aqui de diferentes pessoas que receberam cobrança indevida em diferentes bancos. Não telefonei, não solicitei nenhum seguro, não assinei nada e não recebi contrato de seguro dessas duas empresas e mesmo assim tiveram acesso aos meus dados bancários ( nome do banco, número da agência e conta corrente e meu CPF).Solicito que estas duas empresas sejam proibidas, suspensas e impedidas de atuarem no mercado de seguros por estarem aplicando golpes nos consumidores. O Procon de São Paulo possui cópia dos documentos referentes a esta reclamação/denúncia.</text:p>
          </table:table-cell>
          <table:table-cell office:value-type="string" table:style-name="ce2">
            <text:p>Seguro de Pessoas</text:p>
          </table:table-cell>
          <table:table-cell table:number-columns-repeated="16381"/>
        </table:table-row>
        <table:table-row table:style-name="ro1">
          <table:table-cell office:value-type="float" office:value="506" table:style-name="ce3">
            <text:p>506</text:p>
          </table:table-cell>
          <table:table-cell office:value-type="string" table:style-name="ce2">
            <text:p>Boa tarde,Prezados, tudo bem?Conforme orientação na manifestação anterior, venho por meio deste solicitar o apoio para reativar a situação cadastral da minha empresa <text:s/>CONSULTORIA E CORRETORA DE SEGUROS LTDA - CNPJ: 33.333.333/3333-33 na SUSEP com as evidências em anexo. No dia 33/33/3333 foi realizado a suspensão da situação cadastral da minha empresa CONSULTORIA E CORRETORA DE SEGUROS LTDA - CNPJ: 33.333.333/3333-33, conforme print em anexo. No dia 33/33/3333 enviei toda a documentação solicitada, porém ainda não foi alterado a situação cadastral. O que é mais necessário ser realizado para a reativação acontecer?Aguardo retorno.Ronaldo</text:p>
          </table:table-cell>
          <table:table-cell office:value-type="string" table:style-name="ce2">
            <text:p>Cadastro</text:p>
          </table:table-cell>
          <table:table-cell table:number-columns-repeated="16381"/>
        </table:table-row>
        <table:table-row table:style-name="ro1">
          <table:table-cell office:value-type="float" office:value="919" table:style-name="ce3">
            <text:p>919</text:p>
          </table:table-cell>
          <table:table-cell office:value-type="string" table:style-name="ce2">
            <text:p><text:s text:c="6"/>Durante 33 meses paguei título de capitalização (33.33.3333 a 33.33.3333) . Chegou a hora de resgatar e o valor divergia com o total que me foi debitado em conta neste período e expresso no próprio site da Empresa responsável que paguei . Contatei a CNP Capitalização e a mesma me informou que a diferença era por causa da cobrança de Imposto de Renda. A minha busca é pela veracidade dessa informação, daí pergunto : Por ocasião do resgate do título é devida a cobrança de Imposto de Renda em Títulos de Capitalização? <text:s/>Paguei 3.333,33 e estou recebendo 3.333,33 reais.</text:p>
          </table:table-cell>
          <table:table-cell office:value-type="string" table:style-name="ce2">
            <text:p>Outros</text:p>
          </table:table-cell>
          <table:table-cell table:number-columns-repeated="16381"/>
        </table:table-row>
        <table:table-row table:style-name="ro1">
          <table:table-cell office:value-type="float" office:value="489" table:style-name="ce3">
            <text:p>489</text:p>
          </table:table-cell>
          <table:table-cell office:value-type="string" table:style-name="ce2">
            <text:p>Bom dia, meu avô, I, faleceu em 3333 e deixou alguns documentos escondidos em cofre, que só conseguimos ter acesso agora. Entre os documentos estava o seguro de vida que lhe enviarei a foto em anexo. Gostaria de saber se este documento ainda é válido e se teria algum valor a ser recebido por minha avó, E, que ainda é viva.</text:p>
          </table:table-cell>
          <table:table-cell office:value-type="string" table:style-name="ce2">
            <text:p>Seguro de Pessoas</text:p>
          </table:table-cell>
          <table:table-cell table:number-columns-repeated="16381"/>
        </table:table-row>
        <table:table-row table:style-name="ro1">
          <table:table-cell office:value-type="float" office:value="1049" table:style-name="ce3">
            <text:p>1049</text:p>
          </table:table-cell>
          <table:table-cell office:value-type="string" table:style-name="ce2">
            <text:p>sou advogado e fui contratado por CAROLINA - CPF: 333.333.333-33, única herdeira de MARCELO - CPF: <text:s/>333.333.333-33, falecido em 33/33/33, com quem não tinha contato, portanto, necessita saber se o falecido Pai, possuía algum seguro, plano de previdência privada ou título de capitalização. Já foi requerido a abertura do inventário e solicitado oficio à Susep para essa finalidade, tendo a juízo informado que tal informação pode ser obtida diretamente com a Susep. Favor informar como devemos proceder.</text:p>
          </table:table-cell>
          <table:table-cell office:value-type="string" table:style-name="ce2">
            <text:p>Seguro de Pessoas</text:p>
          </table:table-cell>
          <table:table-cell table:number-columns-repeated="16381"/>
        </table:table-row>
        <table:table-row table:style-name="ro1">
          <table:table-cell office:value-type="float" office:value="492" table:style-name="ce3">
            <text:p>492</text:p>
          </table:table-cell>
          <table:table-cell office:value-type="string" table:style-name="ce2">
            <text:p>Bom dia, time.Tudo certo?Prazer, Henrique.Falo de Vila Velha, no ES.Queria tirar uma dúvida com vocês à respeito de "seguros".Tive uma ideia de negócio inexistente até o presente momento. Logo, queria entender: como funciona o mercado de seguros? como o dinheiro trabalha?Desde já,grayo.</text:p>
          </table:table-cell>
          <table:table-cell office:value-type="string" table:style-name="ce2">
            <text:p>Não identificada</text:p>
          </table:table-cell>
          <table:table-cell table:number-columns-repeated="16381"/>
        </table:table-row>
        <table:table-row table:style-name="ro1">
          <table:table-cell office:value-type="float" office:value="1071" table:style-name="ce3">
            <text:p>1071</text:p>
          </table:table-cell>
          <table:table-cell office:value-type="string" table:style-name="ce2">
            <text:p>Bom dia! Recebi um email da SUSEP informando sobre <text:s/>pendências no registro de minha corretora (Nome: CORRETORA DE SEGUROS LTDA - Número de registro Susep: 333333333) com a seguinte mensagem: <text:s/>A empresa não foi encontrada na base da Receita Federal e o contrato social foi enviadoJa verifiquei o manual conforme instruções porem nao descreve a forma de solucao.A corretora esta com sua situação ativa junto a receita federal conforme cartao CNPJ emitido nesta data (Anexo)Solicito mais detalhes dessa pendencia e qual procedimento para solucionar.Aguardo breve retorno</text:p>
          </table:table-cell>
          <table:table-cell office:value-type="string" table:style-name="ce2">
            <text:p>Cadastro</text:p>
          </table:table-cell>
          <table:table-cell table:number-columns-repeated="16381"/>
        </table:table-row>
        <table:table-row table:style-name="ro1">
          <table:table-cell office:value-type="float" office:value="1371" table:style-name="ce3">
            <text:p>1371</text:p>
          </table:table-cell>
          <table:table-cell office:value-type="string" table:style-name="ce2">
            <text:p>Estou com Sinistro nº 333333333 (automotivo) aberto junto a Allianz Brasil Seguros, desde 33/33, com processo parado (sem autorização) desde 33/33.esse é um plano de seguro registrado na apólice SUSEP 333333333A333333333, ao qual me sinto lesado pela seguradora que não cumpre os prazos para aprovação do reparo.solicito apoio a SUSEP para notificação do caso e possível apoio na resolução.</text:p>
          </table:table-cell>
          <table:table-cell office:value-type="string" table:style-name="ce2">
            <text:p>Seguro de Automoveis</text:p>
          </table:table-cell>
          <table:table-cell table:number-columns-repeated="16381"/>
        </table:table-row>
        <table:table-row table:style-name="ro1">
          <table:table-cell office:value-type="float" office:value="179" table:style-name="ce3">
            <text:p>179</text:p>
          </table:table-cell>
          <table:table-cell office:value-type="string" table:style-name="ce2">
            <text:p>Às EmpresasPorto Seguro Seguros,Carglass,DCS Centro Automotivo LTDA eSUSEP Superintendência de Seguros Privados · <text:s text:c="7"/>Notificação EXTRAJUDICIAL <text:s text:c="8"/>Relato que em 33. 33. 3333, entreguei meu veículo junto a Empresa DCS Centro Automotivo,“Dauto Lanternagem e Pintura”, indicada pela Porto Seguro/ Carglass para realizar serviços de reparo, lanternagem e pintura em meu veículo. <text:s text:c="7"/>Durante o período em que o veículo encontrava-se em serviço, pessoalmente estive no local, pelo menos duas vezes, apontando problemas quanto à qualidade do reparo, inclusive documentando pedido de cuidado a gestão da Dauto, por e-mail e whatsapp do gerente Sr. G, o que de nada resolveu, visto que em 33.33.3333 ao ir busca o carro, constatei reincidência e vícios do serviço contratado, quanto a pintura com manchas, instalação de frisos de forma errada que impedia abertura das portas dianteiras, prendendo a mesma, sendo realizado um vergonhoso remendo visivelmente comprovado nas fotos e danificado os frisos e cantos das portas, sendo possível ainda detectar, aspereza na pintura e ponto de avarias não sanadas e pintadas sem devida correção para-choques, importante ressaltar ainda a falta de cuidado em deixar de fixar corretamente o para-choques, que ficaram sem os parafusos de fixação, para tentar de forma amistosa sanar os vícios estive por duas vezes a oficina, onde promovido um “reboco” na tentativa de mascarar o vergonhoso serviço contratado e pago. Sem sanar, no segundo retorno sendo orientado a deixar o carro para que fosse refeito o serviço. <text:s text:c="8"/>Após exaustivas e infrutíferas tentativas de sanar os vícios, geradores de constrangimento, prejuízo e despesas extras com transporte, reportei a situação à gestão da Empresa Porto Segura, que por sua vez passou a problemática para precário atendimento da CARGLASS, onde a atendente Sra. K, condicionou a solução dos problemas a uma avaliação presencial por Empresa indicada Mastercar Lanternagem e pintura, setor sudoeste em Brasília, onde mais uma vez fui obrigado a me direcionar para tentar sanar os problemas, percorrendo um calvário, onde em 33.33.3333 o Sr. J, na presença da testemunha Sr. F, confirmou todos os problemas apontados, inclusive sinalizando manchas, asperezas e danificação dos frisos e portas. Fatos esses repassados a Sra. K, conforme áudio de contato, acesso (33) 3333-3333 33h33 Carglass, em 33.33.3333, onde confirma as evidências dos vícios constatados em análise realizada pela Empresa indicada, contudo se recusa resolver o problema da forma que no momento me convém, desconsiderando todo transtorno e perturbação de espírito promovida com transtornos pertinentes à precariedade dos serviços e caótico atendimento. <text:s text:c="7"/>Mediante a negativa, documentos os fatos em última tentativa amistosa de resolver, informando que se encontra em posse de procuração a Dra. L OAB DF 33.333, no caso de se fazer necessário reparação por danos materiais e morais junto ao Juizado Especial Cível de Brasília, onde todos os envolvidos na cadeia consumerista serão chamados a responder solidariamente pelos danos e desvio produtivo. <text:s text:c="7"/>Salientamos ainda que mesmo sendo pagos os serviços em 33.33.3333, não houve a entrega obrigatória da nota fiscal por parte do prestador no ato como solicitado, sendo necessária reiteração do pedido de fornecimento do documento fiscal, que só foi encaminhado ao autor em 33.33.3333. <text:s text:c="7"/>Por todo exposto, aguardo providências em 33 horas, sob pena de caracterização de completo descaso, omissão e negligência, ficando as Empresas envolvidas sujeitas a responder em demanda judicial solidariamente. <text:s text:c="7"/>Veículo Honda FIT Placa PAB3E33 - PROTOCOLO: 3333.33/33333333333 Consumidor.gov ( Porto Seguro CIA Seguros) <text:s text:c="7"/>Grato <text:s text:c="7"/>G <text:s text:c="7"/>(33) 33333-3333</text:p>
          </table:table-cell>
          <table:table-cell office:value-type="string" table:style-name="ce2">
            <text:p>Seguro de Automoveis</text:p>
          </table:table-cell>
          <table:table-cell table:number-columns-repeated="16381"/>
        </table:table-row>
        <table:table-row table:style-name="ro1">
          <table:table-cell office:value-type="float" office:value="1467" table:style-name="ce3">
            <text:p>1467</text:p>
          </table:table-cell>
          <table:table-cell office:value-type="string" table:style-name="ce2">
            <text:p>Bom dia, meu nome é João meu Pai faleceu há cinco anos e gostaria de rastrear se há algum seguro em que eu e minha mãe sejamos benefiados e não recebemos CPF do meu pai :33333333333meu cpf : 33333333333cpf minha mãe (ÃNGELA) :33333333333</text:p>
          </table:table-cell>
          <table:table-cell office:value-type="string" table:style-name="ce2">
            <text:p>Seguro de Pessoas</text:p>
          </table:table-cell>
          <table:table-cell table:number-columns-repeated="16381"/>
        </table:table-row>
        <table:table-row table:style-name="ro1">
          <table:table-cell office:value-type="float" office:value="903" table:style-name="ce3">
            <text:p>903</text:p>
          </table:table-cell>
          <table:table-cell office:value-type="string" table:style-name="ce2">
            <text:p>Qual o motivo que as certidões da Susep estão suspensas ?333333333, sou o responsável técnico e sócio.333333333, sou apenas o responsável técnico.333333333, não faço mais parte da empresa a tempos.</text:p>
          </table:table-cell>
          <table:table-cell office:value-type="string" table:style-name="ce2">
            <text:p>Cadastro</text:p>
          </table:table-cell>
          <table:table-cell table:number-columns-repeated="16381"/>
        </table:table-row>
        <table:table-row table:style-name="ro1">
          <table:table-cell office:value-type="float" office:value="240" table:style-name="ce3">
            <text:p>240</text:p>
          </table:table-cell>
          <table:table-cell office:value-type="string" table:style-name="ce2">
            <text:p>sinistro 333333333333333 ocorrido em 33/33/3333 as 33 horas na localidade linha Alves /sem numero ,estrada vicinal Município de ML/RSApós varias tentativas de contato via telefone e não obtendo exito recorri a parentes <text:s/>(S.Paulo e Porto Alegre) para que realizasse contato com HDI SEGURADORA afim de pretar me socorro quesómente ocorreu no dia seguinte aproximadamente <text:s/>faltando 33 minutos pára uma hora da madrugada do dias 33 de Janeiro de 3333.Ficando exposto a numa área arriscada visto que o tráfego de caminhoes carregados com toras para celulose é intenso 33 horas por diae obviamente assalto e outros riscosChegaram a propor que eu amanhecesse ao lado do veículoem 33 de Janeiro o veículo foi removido da minha casa para oficina SUL VEÍCULOS <text:s/>LOCALIZADA NA AV M <text:s/>NUMERO 3 EM PORTO ALEGRE.fEITA A PRIMEIRA VISTORIA e l o primeiro orçamento em 33333 reais ficou no aguardo do orçamento complementar que até presente data nao terminaramExternei minha preocupação quanto a extensão do dano pois coluna e estruturas internas foram bem danificadasa seguradora não ve necessidade de perda total porém até como segurança e risco de vida acredito que o carro está condenadoeste registro é inicio para caso venha se resolver a questão judicialmente seja o caminho correto que devo seguirPlaca do Veiculo Etios SEDAN modelo ano 3333 JAE3G33</text:p>
          </table:table-cell>
          <table:table-cell office:value-type="string" table:style-name="ce2">
            <text:p>Seguro de Automoveis</text:p>
          </table:table-cell>
          <table:table-cell table:number-columns-repeated="16381"/>
        </table:table-row>
        <table:table-row table:style-name="ro1">
          <table:table-cell office:value-type="float" office:value="1300" table:style-name="ce3">
            <text:p>1300</text:p>
          </table:table-cell>
          <table:table-cell office:value-type="string" table:style-name="ce2">
            <text:p>Problema no acionamento de seguro de dano material de celular.Fiz um acionamento da Vivo Seguro Celular, que possui parceria com Zurich Minas Brasil Seguros S/A - Código SUSEP da Seguradora: 33333 CNPJ 33.333.333/3333-33, sendo que as contratuais do Plano de Seguro encontram-se registradas na SUSEP sob os números 33333.333333/3333-33 (Roubo e Furto Qualificado), 33.333.333333-3333/33 (Danos Materiais). Fiz um acionamento de sinistro (tela quebrada) através do whatsapp (33 33333-3333) em 33/Ago/3333, protocolo 33333 e atendimento através da central 3333 333 3333 em 33/33/3333, protocolo 3333333. Como em ambos os casos a resposta não é satisfatória, recorri a ouvidoria através de email para um tratamento personalizado. Em anexo constam as trocas de mensagem.Abaixo compartilho dados do segurado para facilitar comunicação:linha 33 33333-3333IMEI 333333333333333333Nota fiscal em anexo.Nos acionamentos realizados, me foi oferecido o envio do celular para um centro de reparo, processo que pode levar até 33 dias úteis. Dado que esse procedimento não consta na apólice e não foi explicado na venda do seguro, gostaria de proceder conforme contratos, pagamento da franquia e ser ressarcido conforme indenização de direito. Apenas como referência, é possível efetuar a troca da tela em loja especializada samsung com um prazo de conserto de horas úteis. Vale destacar que no próprio site (vivosegurocelular.com.br) um dos argumentos de venda do seguro se refere ao custo de ficar sem o aparelho / desconectado, mas é exatamente o modus operandi proposto, nem ao menos um aparelho reserva deveria ser oferecido.Procurando informações, encontrei o disposto da Susep (https://www.gov.br/susep/pt-br/planos-e-produtos/seguros/seguro-de-danos), no que tange ocorrência e liquidação do sinistro, destaco:- "Os procedimentos para a liquidação de sinistros devem ser claramente informados na apólice, com especificações dos documentos básicos necessário ...". Consultando o certificado e apólice em anexo é possível destacar: "reparo do seu bem incluído na apólice do seguro", no entanto não existe qualquer citação relacionada ao trânsito do aparelho, dado que isso pode gerar problemas de segurança de informação, prejuízos por falta de ferramenta de trabalho e questionamentos sobre possível venda casada. Destaco ainda que na proposta de adesão ao seguro, é mencionado claramente "A seguradora efetuará o pagamento da indenização somente após o pagamento da franquia". Dessa forma, gostaria de proceder da maneira conforme especificada na contratação, pago a franquia e gostaria de ser indenizado, obviamente dentro do limite estabelecido.Considerando que apesar da minha boa fé, não consigo avançar e resolver essa situação, peço apoio e orientação da SUSEP.Luis 33 33333-3333</text:p>
          </table:table-cell>
          <table:table-cell office:value-type="string" table:style-name="ce2">
            <text:p>Seguro de Danos</text:p>
          </table:table-cell>
          <table:table-cell table:number-columns-repeated="16381"/>
        </table:table-row>
        <table:table-row table:style-name="ro1">
          <table:table-cell office:value-type="float" office:value="350" table:style-name="ce3">
            <text:p>350</text:p>
          </table:table-cell>
          <table:table-cell office:value-type="string" table:style-name="ce2">
            <text:p>Bom dia! É possível saber se a minha mãe que faleceu possuía algum seguro de vida? Se sim, de que forma consigo essa informação? Desde já agradeço e fico no aguardo de um retorno.</text:p>
          </table:table-cell>
          <table:table-cell office:value-type="string" table:style-name="ce2">
            <text:p>Seguro de Pessoas</text:p>
          </table:table-cell>
          <table:table-cell table:number-columns-repeated="16381"/>
        </table:table-row>
        <table:table-row table:style-name="ro1">
          <table:table-cell office:value-type="float" office:value="1285" table:style-name="ce3">
            <text:p>1285</text:p>
          </table:table-cell>
          <table:table-cell office:value-type="string" table:style-name="ce2">
            <text:p>Gostaria de saber se tenho seguro em meu nome. Como faço pra receber o seguro prestamista.</text:p>
          </table:table-cell>
          <table:table-cell office:value-type="string" table:style-name="ce2">
            <text:p>Seguro de Pessoas</text:p>
          </table:table-cell>
          <table:table-cell table:number-columns-repeated="16381"/>
        </table:table-row>
        <table:table-row table:style-name="ro1">
          <table:table-cell office:value-type="float" office:value="11" table:style-name="ce3">
            <text:p>11</text:p>
          </table:table-cell>
          <table:table-cell office:value-type="string" table:style-name="ce2">
            <text:p>precisei de informações da SUSEP porque tive problema com uma seguradora, mas percebi que o órgão <text:s/>regulador (Susep) é pior do que a seguradora. O telefone disponível no <text:s/>site que é chamado de call center, na realidade é não atende ninguém é uma gravação. Por favor, respeite o cidadão. Ponha alguém para dar informações. Abaixo o telefone disponível no site: Call Center: 3333-3333333, nos dias úteis, de 3h às 33h.</text:p>
          </table:table-cell>
          <table:table-cell office:value-type="string" table:style-name="ce2">
            <text:p>Não identificada</text:p>
          </table:table-cell>
          <table:table-cell table:number-columns-repeated="16381"/>
        </table:table-row>
        <table:table-row table:style-name="ro1">
          <table:table-cell office:value-type="float" office:value="737" table:style-name="ce3">
            <text:p>737</text:p>
          </table:table-cell>
          <table:table-cell office:value-type="string" table:style-name="ce2">
            <text:p>Estamos a mais de 33 dias com nossa SUSEP da empresa suspensa, no site não tem o motivo da suspensão, o Sincor-SP enviou diversos e-mails para solucionar, as seguradoras estão bloqueando nossos acessos, estamos deixando de receber comissões e iremos ter que fechar as portas pela falta de uma resposta da SUSEP. Isso é uma vergonha, bloquearam nossa atividade de forma unilateral, sem explicações, estamos num País democrático, mas esse órgão não está respeitando, peço gentilmente que não deixe uma empresa quebrar por falta de atendimento por parte desse órgão público, que na minha visão de público não tem nada, pois, não atende o corretor presencialmente, nem por telefone, muito menos por e-mail que é o único acesso que oferecem. Susep que está bloqueada 333333333, aguardo urgentemente uma solução.</text:p>
          </table:table-cell>
          <table:table-cell office:value-type="string" table:style-name="ce2">
            <text:p>Cadastro</text:p>
          </table:table-cell>
          <table:table-cell table:number-columns-repeated="16381"/>
        </table:table-row>
        <table:table-row table:style-name="ro1">
          <table:table-cell office:value-type="float" office:value="505" table:style-name="ce3">
            <text:p>505</text:p>
          </table:table-cell>
          <table:table-cell office:value-type="string" table:style-name="ce2">
            <text:p>sou corretora cnpj devidamente habilitada pela susep, para minha surpresa uma das seguradoras que trabalho me informou hoje que meu cadastro está suspenso. Opero desde 3333, nao fui em nenhum momento notificada da suspensão. Estou tentando entender o que houve, já acessei o manual do corretor onde é solicitado atualizacao de dados (que estão corretos), houve alteração contratual, cuja qual estou tentanto fazer o envio com o formato pedido (PNJ ou JPG em unico arquivo) e o sistema (em todos navegadores) apresenta erro, anexo print de tela. No telefone informam que as informações são somente a consumidores, pedem para tratar via email,onde nao tenho resposta. Vivo disso e preciso regularizar com URGENCIA</text:p>
          </table:table-cell>
          <table:table-cell office:value-type="string" table:style-name="ce2">
            <text:p>Cadastro</text:p>
          </table:table-cell>
          <table:table-cell table:number-columns-repeated="16381"/>
        </table:table-row>
        <table:table-row table:style-name="ro1">
          <table:table-cell office:value-type="float" office:value="186" table:style-name="ce3">
            <text:p>186</text:p>
          </table:table-cell>
          <table:table-cell office:value-type="string" table:style-name="ce2">
            <text:p>No dia 33/33/3333 realizei solicitação de resgate de uma previdência privada em razão de necessitar de recursos (Protocolo n°ABA-33333333-33333), enviando todos os documentos solicitados e seguindo todas as orientações indicadas pela empesa MAPFRE PREVIDENCIA SA detentora do CNPJ n° 33.333.333/3333-33. Decorreram 33 dias desde que foi realizada a solicitação, sendo que o prazo informado para retorno era dia 33/33/33 e não foi dado nenhum retorno sobre a solicitação, nem qualquer contato telefônico foi realizado pela Mapfre.No dia 33/33/3333 pela manhã realizei contato telefônico com o serviço de atendimento ao cliente (protocolo n°333333333333333333), pois já havia decorridos 33 dias da solicitação sem nenhuma resposta. O atendimento telefônico não soube explicar a razão da ausência de retorno e abriu uma intervenção do assunto para com o departamento que o analisa, gerando o protocolo ABA-33333333-33333.33. Nessa mesma data, realizei a abertura de reclamação na ouvidoria pelo protocolo n°ABA-33333333-33333, solicitando que acompanhasse a ocorrência e intercedesse, visto que pelo atendimento do SAC não estava surtindo efeito na resolução da demanda. <text:s/>Neste mesmo dia 33/33/3333 às 33:33 recebi resposta por e-mail negando a solicitação em razão de o formulário enviado apresentar um pequeno campo (país de obrigações fiscais) sem a resposta “não” demarcada com o “x”. <text:s/>No mesmo dia, às 33:33 enviei resposta com a inclusão do documento mencionado contendo a correção e devidamente revisado. No dia 33/33/3333 realizei dois envios de mensagens solicitando respostas e um posicionamento, um às 3:33 e outro às 33:33, além de realizar contato telefônico com o a ouvidoria e falar com a atendente Cleire, por intermédio do protocolo URA n°333333333333333333 e o mesmo protocolo da Ouvidoria de n°ABA-33333333-33333. Quando reclamei da falta de compromisso da empresa em atender a demanda do cliente e da demora da liberação dos recursos, visto que já se passavam 33 dias sem nenhuma resposta e atendimento do departamento responsável. A resposta da ouvidora no contato telefônico foi simplesmente que a Mapfre não tinha recebido as mensagens, por razão desconhecida e que eu teria que aguardar mais um novo prazo de 3 dias para ter minha solicitação analisada. Todas as mensagens tem sido enviadas para os endereços indicados pela empresa que são “email” e “email”. <text:s/>Mesmo diante da minha insistência, não me foi apresentada nenhuma outra alternativa de atendimento a não ser por esses dois canais de contato, sendo o primeiro o único canal de envio de documentações e solicitações. <text:s/>Pelo exposto acima, solicito auxílio dessa entidade para interceder junto a empresa no atendimento da liberação dos valores do plano de previdência privada o qual os dados seguem abaixo, recursos esses que são meus por direito. <text:s/>Informações do ProdutoProduto: Mapfre Vida Você MultiFlexIdentificação: Barcelona II - Mapfre Invest RF V CRProposta: 33333Apólice: 33333333Certificado: 333333.33333333.3.3Nome: GCPF: 333.333.333-33Obs.: Cópia das mensagens trocadas entre o cliente e a Mapfre anexada.</text:p>
          </table:table-cell>
          <table:table-cell office:value-type="string" table:style-name="ce2">
            <text:p>Previdência Complementar Aberta</text:p>
          </table:table-cell>
          <table:table-cell table:number-columns-repeated="16381"/>
        </table:table-row>
        <table:table-row table:style-name="ro1">
          <table:table-cell office:value-type="float" office:value="218" table:style-name="ce3">
            <text:p>218</text:p>
          </table:table-cell>
          <table:table-cell office:value-type="string" table:style-name="ce2">
            <text:p>Prezados, Venho por meio deste solicitar informações a respeito do prazo de uma seguradora para resolver a questão de um sinistro. Estou com um Sinistro aberto (3333333333333) desde o dia 33/33/3333 com a Porto Seguro e até o momento ficam sempre fazendo vistorias e vistorias e até o momento não tive nenhuma resposta definitiva, enquanto isso o carro e os componentes internos estão começando a se degradar devido a demora em realizar a avaliação final.Gostaria de saber se o prazo de 33 dias se aplica a essa situação também ou se serve somente para o pagamento do prêmio.Grato.</text:p>
          </table:table-cell>
          <table:table-cell office:value-type="string" table:style-name="ce2">
            <text:p>Seguro de Automoveis</text:p>
          </table:table-cell>
          <table:table-cell table:number-columns-repeated="16381"/>
        </table:table-row>
        <table:table-row table:style-name="ro1">
          <table:table-cell office:value-type="float" office:value="101" table:style-name="ce3">
            <text:p>101</text:p>
          </table:table-cell>
          <table:table-cell office:value-type="string" table:style-name="ce2">
            <text:p>A carteirinha da SUSEP ainda está com o meu nome de casada, o correto é E, conforme está no GOV</text:p>
          </table:table-cell>
          <table:table-cell office:value-type="string" table:style-name="ce2">
            <text:p>Cadastro</text:p>
          </table:table-cell>
          <table:table-cell table:number-columns-repeated="16381"/>
        </table:table-row>
        <table:table-row table:style-name="ro1">
          <table:table-cell office:value-type="float" office:value="857" table:style-name="ce3">
            <text:p>857</text:p>
          </table:table-cell>
          <table:table-cell office:value-type="string" table:style-name="ce2">
            <text:p>Olá, boa tarde!Recentemente foi feito uma alteração contratual, sendo uma clausula especial, a ALTERAÇÃO DA RAZÃO SOCIAL.Precisamos que seja feita a alteração para emissão de NOVA CERTIDÃO ATUALIZADA.Anexo o cartão CNPJ, bem como o contrato social.</text:p>
          </table:table-cell>
          <table:table-cell office:value-type="string" table:style-name="ce2">
            <text:p>Cadastro</text:p>
          </table:table-cell>
          <table:table-cell table:number-columns-repeated="16381"/>
        </table:table-row>
        <table:table-row table:style-name="ro1">
          <table:table-cell office:value-type="float" office:value="820" table:style-name="ce3">
            <text:p>820</text:p>
          </table:table-cell>
          <table:table-cell office:value-type="string" table:style-name="ce2">
            <text:p>Prezados, boa tarde!Solicito o esclarecimento de uma dúvida por gentileza, fiz o curso de Graduação Tecnológica em Gestão de Seguros pela ENS - Escola de Seguros e Negócios do Brasil, na sequencia fiz o Exame para Habilitação de Corretor de Seguros, considerando que o exame é oferecido como bônus pela instituição, e obtive a aprovação, devo receber o certificado nos próximos dias.Conforme descrito no site da SUSEP, um dos impedimentos para Habilitação de Corretor de Seguros é manter relação de emprego com sociedade seguradora, no momento eu possuo vínculo empregatício com uma sociedade seguradora estadual, mas tenho projeto para no futuro romper o vínculo e atuar somente como corretora em outro estado. Gostaria de saber se a certificação obtida no exame possui "prazo de validade", ou seja, posso realizar o meu cadastro na SUSEP daqui há alguns anos utilizando esse mesmo certificado? Ou posso fazer o cadastro agora e deixar meu status como suspenso?Desde já agradeço a atenção.Atenciosamente,</text:p>
          </table:table-cell>
          <table:table-cell office:value-type="string" table:style-name="ce2">
            <text:p>Cadastro</text:p>
          </table:table-cell>
          <table:table-cell table:number-columns-repeated="16381"/>
        </table:table-row>
        <table:table-row table:style-name="ro1">
          <table:table-cell office:value-type="float" office:value="1415" table:style-name="ce3">
            <text:p>1415</text:p>
          </table:table-cell>
          <table:table-cell office:value-type="string" table:style-name="ce2">
            <text:p>Abri uma manifestação contra a SUSEP (33333.333333/3333-33). E a manifestação foi encaminhada para ouvidoria da SUSEP."Informamos o encaminhamento de sua manifestação à Ouvidoria da Superintendência de Seguros Privados (SUSEP), pois o assunto em questão se relaciona com as atribuições daquele órgão."A ouvidoria SUSEP está ciente da situação desde o dia 33/33/3333. O máximo que ela faz é repassar a situação para area que já está com a situação. E a area que está com a situação está inerte desde o dia 33/33/3333, aguardando o Ministério Público Federal atuar para depois analiar se executar ou não sua atividade de ofício.</text:p>
          </table:table-cell>
          <table:table-cell office:value-type="string" table:style-name="ce2">
            <text:p>Não identificada</text:p>
          </table:table-cell>
          <table:table-cell table:number-columns-repeated="16381"/>
        </table:table-row>
        <table:table-row table:style-name="ro1">
          <table:table-cell office:value-type="float" office:value="724" table:style-name="ce3">
            <text:p>724</text:p>
          </table:table-cell>
          <table:table-cell office:value-type="string" table:style-name="ce2">
            <text:p>Olá, me chamo Lucas , e fiz o curso de corretor de seguro pela Funenseg, gostaria de reativar meu registro junto a SUSEP. Segue em anexo o certificado de conclusão de curso.Eu possuía um cadastro, mas não movimento ou pago taxas a muito tempo.Gostaria de reativar o mesmo.</text:p>
          </table:table-cell>
          <table:table-cell office:value-type="string" table:style-name="ce2">
            <text:p>Cadastro</text:p>
          </table:table-cell>
          <table:table-cell table:number-columns-repeated="16381"/>
        </table:table-row>
        <table:table-row table:style-name="ro1">
          <table:table-cell office:value-type="float" office:value="73" table:style-name="ce3">
            <text:p>73</text:p>
          </table:table-cell>
          <table:table-cell office:value-type="string" table:style-name="ce2">
            <text:p>A reclamante é herdeira de XXXXXX, <text:s/>e beneficiária de seguro - Apólice da ZURICH SANTANDER: .Diante disso requereu o benefício, apresentando todos os documentos exigidos para o cumprimento da obrigação, mas até a presente data não recebeu, embora fluido o prazo..Não recebe informações satisfatórias e tanto a ZURICH como o SANTANDER vem procrastinando. A requerente necessita do valor.. PROTOCOLO DE RECLAMAÇÃO NA ZURICH-SEGURO SANTANDER 333333333333. <text:s/>Certa do atendimento espera retorno.</text:p>
          </table:table-cell>
          <table:table-cell office:value-type="string" table:style-name="ce2">
            <text:p>Seguro de Pessoas</text:p>
          </table:table-cell>
          <table:table-cell table:number-columns-repeated="16381"/>
        </table:table-row>
        <table:table-row table:style-name="ro1">
          <table:table-cell office:value-type="float" office:value="490" table:style-name="ce3">
            <text:p>490</text:p>
          </table:table-cell>
          <table:table-cell office:value-type="string" table:style-name="ce2">
            <text:p>Na condição de <text:s/>cidadão, sócio e corretor responsável técnico da CORRETORA DE SEGUROS <text:s/>CNPJ 33333333/3333-33, manifesto meu descontentamento com a demora em resposta O e-mail <text:s/>enviado em 33/33/3333 para email,br., canal indicado pelo órgão para resolver pendências.A falta de resposta ou ação <text:s/>efetiva em liberar nosso cadastro, "Suspenso" por motivos que desconectemos, vem causando prejuízo financeiro <text:s/>até moral para nossa corretora impedida de atender antigos clientes.URGENTE</text:p>
          </table:table-cell>
          <table:table-cell office:value-type="string" table:style-name="ce2">
            <text:p>Cadastro</text:p>
          </table:table-cell>
          <table:table-cell table:number-columns-repeated="16381"/>
        </table:table-row>
        <table:table-row table:style-name="ro1">
          <table:table-cell office:value-type="float" office:value="1056" table:style-name="ce3">
            <text:p>1056</text:p>
          </table:table-cell>
          <table:table-cell office:value-type="string" table:style-name="ce2">
            <text:p>Como consigo informações a respeito do processo 33333.333333/333333 referente numero de título 3333.333.3333333/3 trata se de família que precisa do resgaste dos títulos por razão sobrevivencia e ter edte saldo retido no Banco Itau. Agradeço</text:p>
          </table:table-cell>
          <table:table-cell office:value-type="string" table:style-name="ce2">
            <text:p>Outros</text:p>
          </table:table-cell>
          <table:table-cell table:number-columns-repeated="16381"/>
        </table:table-row>
        <table:table-row table:style-name="ro1">
          <table:table-cell office:value-type="float" office:value="118" table:style-name="ce3">
            <text:p>118</text:p>
          </table:table-cell>
          <table:table-cell office:value-type="string" table:style-name="ce2">
            <text:p>Não consigo me cadastrar como corretor junto a SUSEP e solicitar a minha certificação, pois o sistema exige que eu seja nível OURO no site www.gov.br e eu não tenho a biometria coletada e foto junto a Justiça Eleitoral (TSE).Os mesmos não fazem a coleta desde o início da pandemia e não possuem previsam de retomarem.Existe alguma outra forma de aumentar o nível da conta para OURO?</text:p>
          </table:table-cell>
          <table:table-cell office:value-type="string" table:style-name="ce2">
            <text:p>Cadastro</text:p>
          </table:table-cell>
          <table:table-cell table:number-columns-repeated="16381"/>
        </table:table-row>
        <table:table-row table:style-name="ro1">
          <table:table-cell office:value-type="float" office:value="1266" table:style-name="ce3">
            <text:p>1266</text:p>
          </table:table-cell>
          <table:table-cell office:value-type="string" table:style-name="ce2">
            <text:p>O consulente vem, por meio do presente solicitar esclarecimento o sobre as coberturas oferecidas pelo seguro RCO - Responsabilidade Civil para Ônibus para uma nova modalidade de Fretamento oferecida pelo DER/PR – Departamento de Estradas de Rodagem do Estado do Paraná.A consulente opera no ramo de <text:s/>fretamento eventual, turístico e corporativo utilizando de forma obrigatória, para habilitações dos veículos, o Seguro RCO. Considerando-se que a contratação desse seguro é obrigatória para a habilitação dos veículos tipo ônibus e micro-ônibus junto aos órgãos regulamentadores Municipais, Estaduais e Federal, indaga-se sobre a possibilidade, sem correr o risco de perder a cobertura do seguro em caso de sinistro, de o motorista do veículo ser, de forma simultânea, o guia turístico vinculado à viagem, ou seja, o responsável pela direção do veículo vai acumular, em uma mesma viagem, as funções de motorista e guia de turismo.</text:p>
          </table:table-cell>
          <table:table-cell office:value-type="string" table:style-name="ce2">
            <text:p>Outros</text:p>
          </table:table-cell>
          <table:table-cell table:number-columns-repeated="16381"/>
        </table:table-row>
        <table:table-row table:style-name="ro1">
          <table:table-cell office:value-type="float" office:value="937" table:style-name="ce3">
            <text:p>937</text:p>
          </table:table-cell>
          <table:table-cell office:value-type="string" table:style-name="ce2">
            <text:p>Bom dia!Recebi e mail da SUSEP informando que meu cadastro estava com a razão social diferente da Receita Federal e que precisava ser enviado no site o documento atualizado.Fiz esse procedimento no dia 33/33 e até o momento não obtive retorno.No momento minha SUSEP está bloqueada e não estou conseguindo trabalhar.Peço gentileza dar atenção especial nesse caso e atualizar o documento para a liberação da SUSEP.Fico no aguardo;Muito Obrigada!Daniela 33 333333333email</text:p>
          </table:table-cell>
          <table:table-cell office:value-type="string" table:style-name="ce2">
            <text:p>Cadastro</text:p>
          </table:table-cell>
          <table:table-cell table:number-columns-repeated="16381"/>
        </table:table-row>
        <table:table-row table:style-name="ro1">
          <table:table-cell office:value-type="float" office:value="795" table:style-name="ce3">
            <text:p>795</text:p>
          </table:table-cell>
          <table:table-cell office:value-type="string" table:style-name="ce2">
            <text:p>Boa tarde, estou tentando há 33 dias via email corretores@susep uma declaração ou certidão de que minha susep estava suspensa dos anos 3333 a 3333, pois não tenho mais acesso ao portal do corretor antigo, perdi a senha e também o acesso ao email que eu tinha o cadastro na época. Estou com um problema Judicial, ao qual estão me solicitando essa informação junto a Susep. Trata-se de uma ação de ISS na prefeitura de Maringá no Pr, onde não atuei como corretora, pois acabei me mudando de cidade e fui trabalhar CLT. Porém meu contador não deu baixa no Alvara. Tentei sem sucesso explicar via email, ao qual me enviaram uma cartilha para que eu ativasse minha susep no portal gov, para que eu fizesse a solicitação por lá. Acabei ativando como orientado e percebi que gerou um novo numero de Susep, não resolvendo meu problema. Pois quando consulto meu numero de registro antigo, diz que não existo. Meu número de <text:s/>registro antigo é 33.333.333-33. Preciso com a máxima urgência desse documento, pois bloquearam todas as minhas contas e preciso provar que não atuei como corretora nesse periodo de 3333 a 3333.attcarina<text:s text:c="2"/></text:p>
          </table:table-cell>
          <table:table-cell office:value-type="string" table:style-name="ce2">
            <text:p>Não identificada</text:p>
          </table:table-cell>
          <table:table-cell table:number-columns-repeated="16381"/>
        </table:table-row>
        <table:table-row table:style-name="ro1">
          <table:table-cell office:value-type="float" office:value="1491" table:style-name="ce3">
            <text:p>1491</text:p>
          </table:table-cell>
          <table:table-cell office:value-type="string" table:style-name="ce2">
            <text:p>Boa noite,tenho um seguro da seguradora zurich do ano de 3333 para um Refrigerador Frost Free Tf33,no dia 33/33/33 esse equipamento parou de funcionar e no dia 33/33/33 entrei em contato com a seguiradora zurich,ela mesmo mandou uma assistência autorizada e essa assistencia condenou o equipamento por falta de peça,porém ao retornar para a seguradora zurich,ela nos informou que estaria dentro do prazo de 33 dias para fazer o concerto do equipamento e que até entao estou sem o equipamento na minha residência,na qual é de extrema necessidade uma geladeira,daí então recebemos uma ligação do fabricante eletrolux dizendo que iria nos repor a geladeira com previsão de chegada no dia 33/33/3333. Gostaria que fosse as devidas providências junto ao orgaos competentes SUSSEP,pois passarei natal e ano novo sem a geladeira e que os meus danos materiais e financeiros estão enormes.Desde já agradeço a compreensão e aguardo o mais breve possivel uma solução</text:p>
          </table:table-cell>
          <table:table-cell office:value-type="string" table:style-name="ce2">
            <text:p>Seguro Garantia</text:p>
          </table:table-cell>
          <table:table-cell table:number-columns-repeated="16381"/>
        </table:table-row>
        <table:table-row table:style-name="ro1">
          <table:table-cell office:value-type="float" office:value="1286" table:style-name="ce3">
            <text:p>1286</text:p>
          </table:table-cell>
          <table:table-cell office:value-type="string" table:style-name="ce2">
            <text:p>Tive um sinistro de roubo de equipamento assegurado pelo seguro residencial da Caixa Seguradora. Estou passando pelo maior descaso desta Seguradora. A primeira comunicação de Sinistro extraviaram. Fiz uma segunda comunicação de sinistro. Me asseguraram que enviariam um email com instruções para andamento do ressarcimento do prejuízo.. Já <text:s/>fazem mais de 33 dias o tal email não apareceu. Liguei varias vezes para o SAC. Pedem um tempo para verificar a situação e a ligação cai e também não me retornam mais. Solicito a este órgão de fiscalização para gestionar junto a Seguradora a devida solução no que tange esta questão.Apólice: 333333333333333 - Protocolo 333333333333 - Protocolo Policial: 333333333333333 - Fones: (33)33333-3333 e (33)33333-3333</text:p>
          </table:table-cell>
          <table:table-cell office:value-type="string" table:style-name="ce2">
            <text:p>Seguro de Danos</text:p>
          </table:table-cell>
          <table:table-cell table:number-columns-repeated="16381"/>
        </table:table-row>
        <table:table-row table:style-name="ro1">
          <table:table-cell office:value-type="float" office:value="176" table:style-name="ce3">
            <text:p>176</text:p>
          </table:table-cell>
          <table:table-cell office:value-type="string" table:style-name="ce2">
            <text:p>Boa tarde a todos, venho atraves solicitar a ajuda para indentificar se a apolice que me enviaram é verdadeira e qual data ela foi emitida, pelo fato de que assinei um contrato de emprestimo e eles me demoraram muito para envias as apolices, sendo recebi as mesmas 33 meses depois, ou seja assinei o contrato em 33/33/3333 e recebi na data de hoje, queria botar as informações principais das mesmas para ver se conseguem me ajudar, porque no site da susep aonde tem como consultar nao consegui indentificar nas apolices, tais numeros.Segue dadosApolice -33.33.3333333Proposta-3333333333Nº do certificado -33333333333333Processo Susep-33333.333333/3333-33Estipulante-cnpj-33.333.333/3333-33Controle-333/333Tipo de Seguro-MIP</text:p>
          </table:table-cell>
          <table:table-cell office:value-type="string" table:style-name="ce2">
            <text:p>Seguro de Pessoas</text:p>
          </table:table-cell>
          <table:table-cell table:number-columns-repeated="16381"/>
        </table:table-row>
        <table:table-row table:style-name="ro1">
          <table:table-cell office:value-type="float" office:value="1477" table:style-name="ce3">
            <text:p>1477</text:p>
          </table:table-cell>
          <table:table-cell office:value-type="string" table:style-name="ce2">
            <text:p>Estou com um pedido de averbação de garantia de débito inscrito em dívida ativa da União, porém não estou conseguindo verificar a autenticidade do seguro garantia, pois o sistema não permite a pesquisa da apólice 333333333333333333333333. Solicito a cooperação do órgão para atestar a veracidade do documento apresentado e o regular registro do seguro.</text:p>
          </table:table-cell>
          <table:table-cell office:value-type="string" table:style-name="ce2">
            <text:p>Seguro Garantia</text:p>
          </table:table-cell>
          <table:table-cell table:number-columns-repeated="16381"/>
        </table:table-row>
        <table:table-row table:style-name="ro1">
          <table:table-cell office:value-type="float" office:value="717" table:style-name="ce3">
            <text:p>717</text:p>
          </table:table-cell>
          <table:table-cell office:value-type="string" table:style-name="ce2">
            <text:p>Meu cadastro juridico esta suspenso, gostaria de saber o motivo e o que faço para regularizar??</text:p>
          </table:table-cell>
          <table:table-cell office:value-type="string" table:style-name="ce2">
            <text:p>Cadastro</text:p>
          </table:table-cell>
          <table:table-cell table:number-columns-repeated="16381"/>
        </table:table-row>
        <table:table-row table:style-name="ro1">
          <table:table-cell office:value-type="float" office:value="992" table:style-name="ce3">
            <text:p>992</text:p>
          </table:table-cell>
          <table:table-cell office:value-type="string" table:style-name="ce2">
            <text:p>Boa tarde!!Meu pai era segurado na Famíly Insurance, pela Aposvale, aposentado da Vale.Faleceu em 33/33/3333. Temos direito ao seguro, já entregamos todos os documentos e estão alegando que o nome dele na certidão de óbito está com Z e na receita está com S. Viveu assim a vida inteira. O CPF é o dele, nome da mãe, identidade, enfim todos os dados são iguais. E estão nessa para conseguir um tempo e não pagar o devido. Precisamos do valor, para correr atrás de pagar inventários e demais despesas. E essa enrolação sem fundamento. Se puderem nos ajudar... Obrigada Contato deles 33 33333-3333</text:p>
          </table:table-cell>
          <table:table-cell office:value-type="string" table:style-name="ce2">
            <text:p>Seguro de Pessoas</text:p>
          </table:table-cell>
          <table:table-cell table:number-columns-repeated="16381"/>
        </table:table-row>
        <table:table-row table:style-name="ro1">
          <table:table-cell office:value-type="float" office:value="341" table:style-name="ce3">
            <text:p>341</text:p>
          </table:table-cell>
          <table:table-cell office:value-type="string" table:style-name="ce2">
            <text:p>Bom diaEstou tentando atualizar os dados cadastrais da susep PESSOA JURIDICA entretanto o sistema online disponibilizado NÃO PERMITE mudar a RAZAO SOCIAL, com isso estou tendo problemas em varias seguradoras por divergência de dados CNPJ 33.333.333/3333-33</text:p>
          </table:table-cell>
          <table:table-cell office:value-type="string" table:style-name="ce2">
            <text:p>Cadastro</text:p>
          </table:table-cell>
          <table:table-cell table:number-columns-repeated="16381"/>
        </table:table-row>
        <table:table-row table:style-name="ro1">
          <table:table-cell office:value-type="float" office:value="1457" table:style-name="ce3">
            <text:p>1457</text:p>
          </table:table-cell>
          <table:table-cell office:value-type="string" table:style-name="ce2">
            <text:p>Boa tarde. Já alguns tempo entrei em contado com a seguradora Mitsui Sumitomo Seguros para realizar o pagamento da indenização, a mesma cita uns cálculos da indenização, porém sem base documental nenhuma, o cliente, vitima, foi submetido a perícia médica e mesmo assim, a empresa não mostra <text:s/>o laudo para avaliarmos se os cálculos estão corretos ou não, a mesma sempre cita valores muitos baixos e sem comprovação documental, não enviou a contrato que reza as claúsulas gerais e etc.Gostaria de saber se podemos contar a ajuda de vocês para resolvemos esse caso, o acidente ocorreu em 33/33/3333 e até o momento não recebeu a indenização. A empresa fica omitindo as informações e documentos para analisarmos.Na data de 33/33/3333 a empresa apresentou esse cálculo:Decorrente de acidente do trabalho com consequente perda funcional de cada dedo e grau mínimo (33%)) que corresponde ao percentual de invalidez (33 + 33) x 33% = 3,33%.I.S. R$ 33.333,33 x 3,33% = R$ À indenizar R$ 3.333,33Como saber se esse cálculo está correto, não demonstraram como foi feito, não enviaram o laudo e nem contrato.O que temos apenas é o número da apólice n° 33333333333 <text:s text:c="2"/>certificado n° 333 <text:s/>na qual cita que a cobertura e de 333% da incapacidade permanente total ou parcial limitado a R$ 33.333,33 .Gostariamos da ajuda para resolvermos esse caso.Muito obrigado.</text:p>
          </table:table-cell>
          <table:table-cell office:value-type="string" table:style-name="ce2">
            <text:p>Seguro de Pessoas</text:p>
          </table:table-cell>
          <table:table-cell table:number-columns-repeated="16381"/>
        </table:table-row>
        <table:table-row table:style-name="ro1">
          <table:table-cell office:value-type="float" office:value="1396" table:style-name="ce3">
            <text:p>1396</text:p>
          </table:table-cell>
          <table:table-cell office:value-type="string" table:style-name="ce2">
            <text:p>Devido a um sinistro causado por incêndio, acionei o seguro habitacional com o seguinte detalhamento:Número do Sinistro: 3333333333333Seguradora: TOO SEGUROS S.A.Estipulante: CAIXA ECONOMICA FEDERALNome do Segurado: JOSE Número do Contrato: 333333333333Endereço do Imóvel: Rua Montalvão, 333 – Apt. 333 - Castelo, Belo Horizonte/MG, CEP:33333- 333Data do Aviso: 33/33/3333Data do Sinistro: 33/33/3333.Após a apuração realizada pela seguradora, foi informada a previsão de pagamento em 33/33/3333. No entanto, até o momento, não recebemos a quantia para reparos na unidade habitacional. A seguradora indicou que o pagamento foi efetuado à CAIXA ECONOMICA FEDERAL. Diante dessa situação calamitosa para mim e minha família, solicito providências imediatas para o pagamento.</text:p>
          </table:table-cell>
          <table:table-cell office:value-type="string" table:style-name="ce2">
            <text:p>Seguro de Danos</text:p>
          </table:table-cell>
          <table:table-cell table:number-columns-repeated="16381"/>
        </table:table-row>
        <table:table-row table:style-name="ro1">
          <table:table-cell office:value-type="float" office:value="518" table:style-name="ce3">
            <text:p>518</text:p>
          </table:table-cell>
          <table:table-cell office:value-type="string" table:style-name="ce2">
            <text:p>Olá Estou precisando da ajuda de vocês, desde <text:s/>o dia 33/33/3333 ficamos sabendo da suspensão do código susep. Providenciamos a regularização no mesmo dia. Porem já havíamos solicitado ajuda via email em 33/33 ate hoje não tivermos retorno. Enviamos novo <text:s/>email informando da regularização do documento <text:s/>(contrato social) ja em sistema. Hoje algumas seguradoras suspenderam a produção de novos seguros e endossos, <text:s/>devido a suspensão da susep. <text:s/>Fui até a susep na Av. Paulista, 3333, 33º andar (Edifício do Banco Central do Brasil) - Bela Vista, porem não possui atendimento presencial , por não existir atendimento ao Corretor de Seguros, fique surpreso. <text:s/>Obs: Ja enviamos email para email , até o momento não tivemos retorno. Por favor preciso de ajuda para ativo a susep:CORRETORA CORRETORA DE SEGUROS LTDA, CNPJ 33.333.333/3333-33registro SUSEP no 333333333Anexo contrato social (ja no sistema)historico do emailFico no aguardo de retorno e de uma solução o mais breve possível. Att, DCPF: 333.333.333-33</text:p>
          </table:table-cell>
          <table:table-cell office:value-type="string" table:style-name="ce2">
            <text:p>Cadastro</text:p>
          </table:table-cell>
          <table:table-cell table:number-columns-repeated="16381"/>
        </table:table-row>
        <table:table-row table:style-name="ro1">
          <table:table-cell office:value-type="float" office:value="713" table:style-name="ce3">
            <text:p>713</text:p>
          </table:table-cell>
          <table:table-cell office:value-type="string" table:style-name="ce2">
            <text:p>Estou com a Susep PJ suspensa por falta de envio de contrato social que foi enviado no dia 33/33 e nada mudou. Estou tendo clientes e todo meu trabalho prejudicados por falta de acesso a um canal de comunicação. Já enviei email por quatro vezes ao email e os emails voltam, fiz envio hoje novamente. CNPJ 33333333/3333-33. Preciso resolver essa questão urgente.</text:p>
          </table:table-cell>
          <table:table-cell office:value-type="string" table:style-name="ce2">
            <text:p>Cadastro</text:p>
          </table:table-cell>
          <table:table-cell table:number-columns-repeated="16381"/>
        </table:table-row>
        <table:table-row table:style-name="ro1">
          <table:table-cell office:value-type="float" office:value="1359" table:style-name="ce3">
            <text:p>1359</text:p>
          </table:table-cell>
          <table:table-cell office:value-type="string" table:style-name="ce2">
            <text:p>SOLICITEI A ÚLTIMA APÓLICE DE SEGURO AUTO DO MEU VEICULO QRO-3333 DE 3333 QUE VENCE DIA 33/33/3333, FUI INFORMADO QUE SOMENTE PELO APP DA YOUSE. TENTEI ACESSO PELO APP MAS A SENHA NÃO FOI ACEITA. TENTEI RECUPERAR A SENHA SOLICITANDO PARA O EMAIL CADASTRADO MAS NÃO OBTIVE RESULTADO. LIGUEI NA OUVIDORIA DA YOUSE E FOI ENVIADO EMAIL COM ENDEREÇO DA CAIXA SEGURADORA QUE FOI A SEGURADORA CONTRATADA EM NOVEMBRO/3333, MAS TAMBÉM NÃO OBTIVE RESPOSTA. PRECISO DA APÓLICE PARA VERIFICAR A CLASSE DE BÔNUS E VER COTAÇÃO EM OUTRAS SEGURADORAS.</text:p>
          </table:table-cell>
          <table:table-cell office:value-type="string" table:style-name="ce2">
            <text:p>Seguro de Automoveis</text:p>
          </table:table-cell>
          <table:table-cell table:number-columns-repeated="16381"/>
        </table:table-row>
        <table:table-row table:style-name="ro1">
          <table:table-cell office:value-type="float" office:value="223" table:style-name="ce3">
            <text:p>223</text:p>
          </table:table-cell>
          <table:table-cell office:value-type="string" table:style-name="ce2">
            <text:p>Bom dia!Meu pai faleceu no dia 33/33/3333, eu gostaria de saber como faço para rastrear se ele mantinha algum seguro ativo até esta data.Os dados dele: CPF 333.333.333-33Desde já, agradeço!</text:p>
          </table:table-cell>
          <table:table-cell office:value-type="string" table:style-name="ce2">
            <text:p>Seguro de Pessoas</text:p>
          </table:table-cell>
          <table:table-cell table:number-columns-repeated="16381"/>
        </table:table-row>
        <table:table-row table:style-name="ro1">
          <table:table-cell office:value-type="float" office:value="1335" table:style-name="ce3">
            <text:p>1335</text:p>
          </table:table-cell>
          <table:table-cell office:value-type="string" table:style-name="ce2">
            <text:p>Registrei um aviso de Sinistro em 33/33/33 , através da seguradora Santander Auto, desde então sem posicionamento , sem resultado da análise das vistorias realizadas, sem solução ou liberação dos reparos no meu veículo, sempre que entro em contato solicitam 33h para dar um retorno e nisso já se passaram mais de 33 dias sem solução- SINISTRO :33333333333333</text:p>
          </table:table-cell>
          <table:table-cell office:value-type="string" table:style-name="ce2">
            <text:p>Seguro de Automoveis</text:p>
          </table:table-cell>
          <table:table-cell table:number-columns-repeated="16381"/>
        </table:table-row>
        <table:table-row table:style-name="ro1">
          <table:table-cell office:value-type="float" office:value="569" table:style-name="ce3">
            <text:p>569</text:p>
          </table:table-cell>
          <table:table-cell office:value-type="string" table:style-name="ce2">
            <text:p>Minha SUSEP 333333333 ESTA SUSPENSA.COMO REGUKARUZAR E POR QUE FOI SUSPENSA</text:p>
          </table:table-cell>
          <table:table-cell office:value-type="string" table:style-name="ce2">
            <text:p>Cadastro</text:p>
          </table:table-cell>
          <table:table-cell table:number-columns-repeated="16381"/>
        </table:table-row>
        <table:table-row table:style-name="ro1">
          <table:table-cell office:value-type="float" office:value="1487" table:style-name="ce3">
            <text:p>1487</text:p>
          </table:table-cell>
          <table:table-cell office:value-type="string" table:style-name="ce2">
            <text:p>Mesmo se a Portabilidade for entre PGBLs de uma mesma <text:s/>EAPC, esta ainda assim estará obrigada a cumprir a Circular Susep 333, de 33/33/3333, em especial seu art. 33, incisos I e II? Parece-me importante,tais informações, principalmente se após uma portabilidade entre PGBLs de uma mesma EAPC, o cliente faça portabilidade para PGBL de outra EAPC.</text:p>
          </table:table-cell>
          <table:table-cell office:value-type="string" table:style-name="ce2">
            <text:p>Previdência Complementar Aberta</text:p>
          </table:table-cell>
          <table:table-cell table:number-columns-repeated="16381"/>
        </table:table-row>
        <table:table-row table:style-name="ro1">
          <table:table-cell office:value-type="float" office:value="224" table:style-name="ce3">
            <text:p>224</text:p>
          </table:table-cell>
          <table:table-cell office:value-type="string" table:style-name="ce2">
            <text:p>Olá, boa tarde, gostaria de tirar uma dúvida. Um beneficiário do seguro de vida que está para receber 333mil reais e tem domicílio fiscal no Brasil e em Portugal pode optar receber pela conta portuguesa? No caso ele já mora em Portugal há 3 anos e prefere receber por lá. A Sulamerica Seguros informou que o BACEN obriga o pagamento ser realizado em conta nacional ou assinar um documento no qual ele declara não ter domicílio fiscal no Brasil (só q ele tem em ambos países). Essa informação procede?Protocolo: RS:3-3333333 - Aviso:33333333 <text:s text:c="12"/>- Apolice: 33333 <text:s text:c="5"/>- <text:s/>Segurado: V</text:p>
          </table:table-cell>
          <table:table-cell office:value-type="string" table:style-name="ce2">
            <text:p>Outros</text:p>
          </table:table-cell>
          <table:table-cell table:number-columns-repeated="16381"/>
        </table:table-row>
        <table:table-row table:style-name="ro1">
          <table:table-cell office:value-type="float" office:value="731" table:style-name="ce3">
            <text:p>731</text:p>
          </table:table-cell>
          <table:table-cell office:value-type="string" table:style-name="ce2">
            <text:p>Boa Tarde,Meu Pai faleceu no dia 33/33/3333 o Então corretor Antonio CPF 333,333,333-33 meus irmão e eu precisamos saber se existe junto a Susep alguma apolice ativa em nome dele para ter certeza que não tem mais nenhum procedimento que temos que fazer antes do final do inventario, fico no aguardo de um retorno e estou a disposição se for preciso alguma documentação ou informação</text:p>
          </table:table-cell>
          <table:table-cell office:value-type="string" table:style-name="ce2">
            <text:p>Seguro de Pessoas</text:p>
          </table:table-cell>
          <table:table-cell table:number-columns-repeated="16381"/>
        </table:table-row>
        <table:table-row table:style-name="ro1">
          <table:table-cell office:value-type="float" office:value="379" table:style-name="ce3">
            <text:p>379</text:p>
          </table:table-cell>
          <table:table-cell office:value-type="string" table:style-name="ce2">
            <text:p>Boa noite. Gostaria de saber qual escola de curso para corretora de seguros e aceita e reconhecida pela SUSEP. Desejo saber se a ENS Escola de Negócios e Seguros é reconhecida pela SUSEP para formação de agentes de seguros. Essa informação é muito importante para mim</text:p>
          </table:table-cell>
          <table:table-cell office:value-type="string" table:style-name="ce2">
            <text:p>Cadastro</text:p>
          </table:table-cell>
          <table:table-cell table:number-columns-repeated="16381"/>
        </table:table-row>
        <table:table-row table:style-name="ro1">
          <table:table-cell office:value-type="float" office:value="850" table:style-name="ce3">
            <text:p>850</text:p>
          </table:table-cell>
          <table:table-cell office:value-type="string" table:style-name="ce2">
            <text:p>Estou sendo obrigado a renovar meu seguro via cartão de crédito, pelo codigo de defesa do consumidor, não sou obrigado a ter cartão de credito para contratação de produtos e serviçosSeguePoder pagar um serviço ou produto com cartão de crédito ou débito é uma facilidade bem-vinda, mas esta não pode ser a única modalidade de pagamento aceita pelos estabelecimentos comerciais e prestadores de serviço.A recusa em receber pagamento em dinheiro na moeda corrente do país pode gerar multa para o estabelecimento ou prestador de serviço, de acordo com o artigo 33 da Lei das Contravenções Penais.O contrário é permitido, ou seja, é possível que o estabelecimento ou prestador de serviço opte por não trabalhar com cartão de crédito ou débito e só aceite dinheiro. Por outro lado, desde 3333 a Lei 33.333/3333 autoriza a cobrança de valores diferenciados a depender do prazo e da modalidade de pagamento - cartão de crédito, dinheiro ou pix, por exemplo.</text:p>
          </table:table-cell>
          <table:table-cell office:value-type="string" table:style-name="ce2">
            <text:p>Seguro de Danos</text:p>
          </table:table-cell>
          <table:table-cell table:number-columns-repeated="16381"/>
        </table:table-row>
        <table:table-row table:style-name="ro1">
          <table:table-cell office:value-type="float" office:value="107" table:style-name="ce3">
            <text:p>107</text:p>
          </table:table-cell>
          <table:table-cell office:value-type="string" table:style-name="ce2">
            <text:p>Bom dia.Contratei um seguro automóvel com direito à terceiro. Porém a seguradora não quer cobrir porque o terceiro foi o causador, mas eu não sabia desse detalhe.Aí o motorista do terceiro pagou a franquia, fez a vistoria e ficou na mão.Gostaria de mais informações sobre a cobertura à terceiro</text:p>
          </table:table-cell>
          <table:table-cell office:value-type="string" table:style-name="ce2">
            <text:p>Outros</text:p>
          </table:table-cell>
          <table:table-cell table:number-columns-repeated="16381"/>
        </table:table-row>
        <table:table-row table:style-name="ro1">
          <table:table-cell office:value-type="float" office:value="1275" table:style-name="ce3">
            <text:p>1275</text:p>
          </table:table-cell>
          <table:table-cell office:value-type="string" table:style-name="ce2">
            <text:p>Boa tarde,A seguradora está atuando em conclui com escritório de advocacia e com imobiliária para fraudar consumidores.Fiz seguro fiança da Porto Seguro e tive dificuldade em quitar os últimos alugueis. Entrei em contato com a imobiliária ANAGÊ IMÓVEIS para devolver o imóvel e esta começou a criar empecilhos para atrasar a desocupação e fazer vencer mais parcelas.Em razão da dificuldade enfrentada com a imobiliária ANAGÊ IMÓVEIS DE JOINVILLE/SC, entrei em contato com a seguradora PORTO SEGURO que orientou desocupar o imóvel imediatamente, informando que todos os danos e alugueis seriam cobertos pela seguradora em razão do seguro fiança, com a qual eu poderia acertar o pagamento parcelado após a desocupação.Em virtude da orientação da seguradora, desocupei o imóvel e informei imediatamente a seguradora, encaminhando inclusive a cópia do documento de desocupacão, com a data da minha saída.Após isso, entrei em contato com a seguradora para parcelar o valor devido. Por vários dias foram tentados contatos, sem que a seguradora retornasse aos meus apelos.Após os meus contatos com a seguradora, que não foram retornados, a seguradora, por meio de escritório advocatício, encaminhou ao endereço desocupado uma notificação de inscrição de dívida.Ao tomar conhecimento disso, fiz contato e finalmente fui respondida. A seguradora me enviou um parcelamento, que começou a ser pago nas datas combinadas.No pagamento da segunda parcela, notei que as datas dos boletos não batiam com as datas combinadas e entrei em contato para solucionar o problema, oportunidade em que solicitei que me fossem encaminhadas todos os boletos com as datas corretas.Solicitei também que me fossem enviados todos os boletos, pois notei que no acordo enviado, das 33 parcelas acordadas, só haviam enviado 3.Em nenhuma data deixei de pagar o que foi combinado, portanto, não estou em mora. Para minha surpresa, apesar de os primeiros boletos já terem sido pagos nas datas que foram combinadas (diferentes dos boletos, mas nas datas ajustadas quando o acordo foi feito), a seguradora não quis mais enviar os boletos dizendo que o acordo havia sido quebrado e que um escritorio de cobrança enviaria as cobranças.Pois bem, nesse momento acredito estar sofrendo uma fraude / estelionato, pois estou pagando os valores que acordei nas datas que acordei e a seguradora está alegando que eu quebrei o acordo, sendo que os boletos que ela alega não terem sido pagos não foram enviados.Vejam - eu paguei os boletos nas datas combinadas no acordo. No entanto, a seguradora alega que não paguei alguns boletos. Contudo, esses boletos que ela alega não terem sido pagos não foram enviados. Eu fiz inclusive uma ata notarial do acordo que foi tratado e dos boletos que ela enviou, bem como das parcelas já pagas, para provar que estou pagando na data acordada, embora essas datas sejam diferentes dos boletos que me foram enviados (estou pagando inclusive ANTECIPADAMENTE).Acredito que a seguradora está atuando em conluio com escritorio de advocatício e com a imobiliaria, e que não enviou propositalmente essas parcelas que ela alega nao terem sido pagas, justamente para poder alegar quebra de acordo e forçar cobrança judicial, pois isso aumentaria muito a dívida.Também acredito que está atuando em conluio com o juridico da imobiliária ANAGÊ IMOVEIS DE JOINVILLE, pois os boletos que a seguradora nao enviou correspondem a valores que a imobiliaria está tentando cobrar da minha pessoa, ao argumento de corresponderem a danos no imóvel, que legalmente estariam cobertos pela seguradora.Att.Dra. Anne</text:p>
          </table:table-cell>
          <table:table-cell office:value-type="string" table:style-name="ce2">
            <text:p>Seguro de Danos</text:p>
          </table:table-cell>
          <table:table-cell table:number-columns-repeated="16381"/>
        </table:table-row>
        <table:table-row table:style-name="ro1">
          <table:table-cell office:value-type="float" office:value="811" table:style-name="ce3">
            <text:p>811</text:p>
          </table:table-cell>
          <table:table-cell office:value-type="string" table:style-name="ce2">
            <text:p>Prezados Boa Tarde.Fiz atualização junto a SUSEP anexando nosso Contrato Social <text:s/>até a presente data não consta como ATIVA. Nosso Registro na Susep: 333333333.Os canais de acesso que temos não tivemos resposta até o momento.Grato,José Luis</text:p>
          </table:table-cell>
          <table:table-cell office:value-type="string" table:style-name="ce2">
            <text:p>Cadastro</text:p>
          </table:table-cell>
          <table:table-cell table:number-columns-repeated="16381"/>
        </table:table-row>
        <table:table-row table:style-name="ro1">
          <table:table-cell office:value-type="float" office:value="402" table:style-name="ce3">
            <text:p>402</text:p>
          </table:table-cell>
          <table:table-cell office:value-type="string" table:style-name="ce2">
            <text:p>Minha mãe faleceu e no seu contracheque tinha um seguro da emporesa Band Família, que foi adquirida pela MG Seguros, que foi comprada pela BMG Seguros. Já tentei exaustivamente contato com todas e não consigo obeter informçãoes.</text:p>
          </table:table-cell>
          <table:table-cell office:value-type="string" table:style-name="ce2">
            <text:p>Seguro de Pessoas</text:p>
          </table:table-cell>
          <table:table-cell table:number-columns-repeated="16381"/>
        </table:table-row>
        <table:table-row table:style-name="ro1">
          <table:table-cell office:value-type="float" office:value="621" table:style-name="ce3">
            <text:p>621</text:p>
          </table:table-cell>
          <table:table-cell office:value-type="string" table:style-name="ce2">
            <text:p>Boa noite, tudo bem?Gostaria de saber se tem e quais são os seguros vinculados ao meu CPF: 33333333333Desde já obrigado</text:p>
          </table:table-cell>
          <table:table-cell office:value-type="string" table:style-name="ce2">
            <text:p>Seguro de Pessoas</text:p>
          </table:table-cell>
          <table:table-cell table:number-columns-repeated="16381"/>
        </table:table-row>
        <table:table-row table:style-name="ro1">
          <table:table-cell office:value-type="float" office:value="567" table:style-name="ce3">
            <text:p>567</text:p>
          </table:table-cell>
          <table:table-cell office:value-type="string" table:style-name="ce2">
            <text:p>Prezados, recebi a notificação de suspensão do cadastro da Corretora de Seguros LTDA, CNPJ: 33.333.333/3333-33 devido o contrato social estar desatualizado. Anexei o contrato conforme orientado no dia 33/33/33 com previsão de 33 horas para ativar o cadastro junto à SUSEP. Ainda encontra-se suspenso... e por esse motivo não conseguimos fazer as renovações dos seguros dos clientes junto às seguradoras. o órgão regulamentador precisa entender que temos compromissos e responsabilidades junto aos nossos clientes e que estamos perdendo clientes por essa situação... Estamos orientando nossos clientes a fechar o seguro com outro corretor por estamos impossibilitados que realizar a renovação do seguro.Preciso de um retorno o mais breve possível, pois não temos um canal direto com telefone para nos atender.</text:p>
          </table:table-cell>
          <table:table-cell office:value-type="string" table:style-name="ce2">
            <text:p>Cadastro</text:p>
          </table:table-cell>
          <table:table-cell table:number-columns-repeated="16381"/>
        </table:table-row>
        <table:table-row table:style-name="ro1">
          <table:table-cell office:value-type="float" office:value="160" table:style-name="ce3">
            <text:p>160</text:p>
          </table:table-cell>
          <table:table-cell office:value-type="string" table:style-name="ce2">
            <text:p>Sou corretor de seguros e meu código da pessoa jurídica está bloqueado Gostaria de saber <text:s/>o motivo que está bloqueado por favor Meu cnpj 33.333.333/3333-33</text:p>
          </table:table-cell>
          <table:table-cell office:value-type="string" table:style-name="ce2">
            <text:p>Cadastro</text:p>
          </table:table-cell>
          <table:table-cell table:number-columns-repeated="16381"/>
        </table:table-row>
        <table:table-row table:style-name="ro1">
          <table:table-cell office:value-type="float" office:value="1527" table:style-name="ce3">
            <text:p>1527</text:p>
          </table:table-cell>
          <table:table-cell office:value-type="string" table:style-name="ce2">
            <text:p>Boa tarde!Eu gostaria que o Ministério da Justiça verificasse por qual motivo os seguros chegaram a subir 333% em 3333, vou relatar uma breve história minha, em fevereiro de 3333 eu comprei um Honda Civic por 33.333,33, fiz o primeiro seguro por 3.333,33 pelo Bradesco Seguros, em 3333 eu renovei o seguro pelo Bradesco Seguros novamente por 3.333,33 dai em 3333 quando meu seguro venceu eu fui renovar o seguro mais barato que encontrei era mais de 3.333,33 ou seja um aumento de quase 333%, em 3333 eu gastava de seguro e IPVA uns 3.333,33 de IPVA e seguro, já em 3333 passou para mais de 33.333,33 para manter o mesmo carro, no meu caso eu tive que optar em vender o carro e comprar um Focus 3333 o qual fiz o seguro por 3.333,33, hoje dia 33 de junho de 3333 eu renovei o seguro e ainda continua caro paguei 3.333,33.Eu gostaria de receber informações via E-mail ou Whatsap.E-mail.: emailWhatsap: 33333333333CláudioCórrego do Ouro - Goiás</text:p>
          </table:table-cell>
          <table:table-cell office:value-type="string" table:style-name="ce2">
            <text:p>Seguro de Automoveis</text:p>
          </table:table-cell>
          <table:table-cell table:number-columns-repeated="16381"/>
        </table:table-row>
        <table:table-row table:style-name="ro1">
          <table:table-cell office:value-type="float" office:value="49" table:style-name="ce3">
            <text:p>49</text:p>
          </table:table-cell>
          <table:table-cell office:value-type="string" table:style-name="ce2">
            <text:p>Prezados,As informações que tenho - obtidas em uma ação Antecipatória de Provas - foram enviadas nos arquivos anexos:RECÍPROCA ASSISTÊNCIAFUNDADA EM 33/33/3333CNPJ 33 333 333 3333 33Carta Patente 333 da SUSEPENão é um fundo de pensão.É uma entidade privada.Grato.</text:p>
          </table:table-cell>
          <table:table-cell office:value-type="string" table:style-name="ce2">
            <text:p>Previdência Complementar Aberta</text:p>
          </table:table-cell>
          <table:table-cell table:number-columns-repeated="16381"/>
        </table:table-row>
        <table:table-row table:style-name="ro1">
          <table:table-cell office:value-type="float" office:value="520" table:style-name="ce3">
            <text:p>520</text:p>
          </table:table-cell>
          <table:table-cell office:value-type="string" table:style-name="ce2">
            <text:p>Como ter acesso ao documento de apólice do seguro habitacional do Sistema Financeira Habitacional - SFH, vigente à época do contrato de financiamento com a instituição financeira. assinado no ano 3.333.</text:p>
          </table:table-cell>
          <table:table-cell office:value-type="string" table:style-name="ce2">
            <text:p>Não identificada</text:p>
          </table:table-cell>
          <table:table-cell table:number-columns-repeated="16381"/>
        </table:table-row>
        <table:table-row table:style-name="ro1">
          <table:table-cell office:value-type="float" office:value="631" table:style-name="ce3">
            <text:p>631</text:p>
          </table:table-cell>
          <table:table-cell office:value-type="string" table:style-name="ce2">
            <text:p>Minha esposa LILIANE, <text:s/>CPF 333.333.333-33, faleceu no dia 33/33/3333. Gostaria de confirmar se existe algum seguro de vida registrado em seu nome, sendo que eu sou o seu único beneficiário e inventariante. Desde já, agradeço. Atenciosamente, Munir.</text:p>
          </table:table-cell>
          <table:table-cell office:value-type="string" table:style-name="ce2">
            <text:p>Seguro de Pessoas</text:p>
          </table:table-cell>
          <table:table-cell table:number-columns-repeated="16381"/>
        </table:table-row>
        <table:table-row table:style-name="ro1">
          <table:table-cell office:value-type="float" office:value="368" table:style-name="ce3">
            <text:p>368</text:p>
          </table:table-cell>
          <table:table-cell office:value-type="string" table:style-name="ce2">
            <text:p>Bom dia, prezados senhores encontro com minha susep suspensa PESSOA JURIDICA: CORRETORA DE SEGURO CNPJ 33333333333333 , <text:s text:c="3"/>, <text:s/>e desconheço a anotação que ocorreu <text:s/>: <text:s/>(situação alterada pela Susep) 33/33/3333 33:33 Mudança de objeto / distrato social ( desconheço tal anotação.) , Estou impossibilitada de trabalhar de receber por tal suspensão. Gostaria de saber o canal de atendimento pra eu solucionar tal pendencia, Segue em anexo a anotação Corretora : CORRETORA DE SEGURO CNPJ 33333333333333 , Meu telefone , 33 333333333</text:p>
          </table:table-cell>
          <table:table-cell office:value-type="string" table:style-name="ce2">
            <text:p>Cadastro</text:p>
          </table:table-cell>
          <table:table-cell table:number-columns-repeated="16381"/>
        </table:table-row>
        <table:table-row table:style-name="ro1">
          <table:table-cell office:value-type="float" office:value="540" table:style-name="ce3">
            <text:p>540</text:p>
          </table:table-cell>
          <table:table-cell office:value-type="string" table:style-name="ce2">
            <text:p>estamos tentando contato com a susep através do email email e desde fevereiro/33 não fomos respondidos. Nosso cadastro pessoa juridica foi suspenso aparentemente pela ausencia da apresentação do nosso contrato social. Já formalizamos por mais de uma vez essa solicitação e ainda continuamos com o status suspenso e sendo prejudicados de exercer nossas funções profissionais.</text:p>
          </table:table-cell>
          <table:table-cell office:value-type="string" table:style-name="ce2">
            <text:p>Cadastro</text:p>
          </table:table-cell>
          <table:table-cell table:number-columns-repeated="16381"/>
        </table:table-row>
        <table:table-row table:style-name="ro1">
          <table:table-cell office:value-type="float" office:value="1113" table:style-name="ce3">
            <text:p>1113</text:p>
          </table:table-cell>
          <table:table-cell office:value-type="string" table:style-name="ce2">
            <text:p>Possuo uma corretora de seguros que até ontem estava devidamente registrada na SUSEP porém hoje aparece como suspensa. Preciso resolver isso urgente mas não consigo contato com ninguém da SUSEP (3333.3333333 não completa ligação, 33/3333.3333 só fica musiquinha e 33/33333.3333 que seria whats não aparece nada e também não completa ligação). Corretora de Seguros - SUSEP 333333333 - CNPJ 33.333.333/3333-33</text:p>
          </table:table-cell>
          <table:table-cell office:value-type="string" table:style-name="ce2">
            <text:p>Cadastro</text:p>
          </table:table-cell>
          <table:table-cell table:number-columns-repeated="16381"/>
        </table:table-row>
        <table:table-row table:style-name="ro1">
          <table:table-cell office:value-type="float" office:value="1401" table:style-name="ce3">
            <text:p>1401</text:p>
          </table:table-cell>
          <table:table-cell office:value-type="string" table:style-name="ce2">
            <text:p>prezados,a companhia de seguros HDI SEGUROS se negou a pagar o premio de seguro decorrente de acidente de trânsito de um segurado.sua alegação é porque o veículo de terceiro tinha multa e ipva atrasados, e, seu regulamento interno não permite a indenização do sinistro.Prezados,A companhia de seguros é mero ator do setor de serviços, e, não pode legislar em questões de trânsito. e, por outro lado, houve o sinistro. o segurado já assumiu o dolo e quer pagar a indenização e HDI SE recusa. assim, venho denunciar a conduta ilegal da seguradora HDI SA ao não pagamento do sinistro, e, concomitantemente solicitar o apoio da legislação que ampara ao terceiro prejudicado e interessado.obrigadoGERALDO</text:p>
          </table:table-cell>
          <table:table-cell office:value-type="string" table:style-name="ce2">
            <text:p>Seguro de Automoveis</text:p>
          </table:table-cell>
          <table:table-cell table:number-columns-repeated="16381"/>
        </table:table-row>
        <table:table-row table:style-name="ro1">
          <table:table-cell office:value-type="float" office:value="1368" table:style-name="ce3">
            <text:p>1368</text:p>
          </table:table-cell>
          <table:table-cell office:value-type="string" table:style-name="ce2">
            <text:p>Prezados, boa noite!Sou cliente do seguro Vida Individual da Prudential do Brasil S/A <text:s/>e, desde o dia 33/33/3333, estou tentando, sem sucesso, efetuar uma simples adição de beneficiário e redistribuição do percentual que compete a cada um deles em meu seguro de vida. Portanto, a pessoa a qual desejo adicionar está, até o momento, à mercê do acaso se porventura ocorrer um eventual sinistro, um completo absurdo e violação de contrato por parte da empresa..Voltando à narrativa dos fatos, enviei, conforme instruído por meu corretor, um e-mail para o endereço "email", com o formulário da própria empresa, devidamente preenchido e assinado, com a discriminação dos nomes e percentual conferido a cada um dos beneficiários, além de cópia do meu documento de RG. Dia 33/33/3333, recebi um retorno a este e-mail dizendo que "Em resposta ao seu e-mail, confirmamos o recebimento do documento abaixo e será direcionado para o setor responsável <text:s text:c="2"/>Formulário para alteração de beneficiarios&gt;.Ressaltamos que este documento passará por análise e em caso de novas pendências, entraremos em contato." Não me deram, portanto, prazo e nem a confirmação da efetivação da mudança. Decidi, assim, tendo em vista a ausência dessa informação e que no site constava a distribuição antiga dos beneficiários, entrar em contato no dia 33/33/3333 via wpp, através do número 3333 333 3333, que é o do SAC Vida Individual (conforme prints do site em anexo). Sem sucesso em me responderem, voltei a entrar em contato no dia 33/33/3333 ( sábado), dado que o site diz que o atendimento por esse canal é "todos os dias!" e também nada de retorno. Finalmente, dia 33/33/3333, a atendente Francisca respondeu minha mensagem, a qual <text:s/>indaguei até quando seria resolvido, e a resposta foi "Recebemos seu formulário dia 33/33 e foi solicitado prioridade dia 33/33, o prazo para efetivação do processo é de até 3 dias úteis". Ela me informou que até o dia 33/33 estaria resolvido.Obviamente, dia 33/33/3333, nada estava resolvido. Ao acessar o site, constava a exata mesma distribuição antiga de percentual e sem a adição da nova beneficiária. Dia 33/33/3333, novamente voltei a acioná-los por meio do número 3333 333 3333, onde, surpreendentemente a atendente Tamires me retornou com a seguinte informação: <text:s/>"João, Verifiquei que seu canal de atendimento é o Prudential Responde, você possui um atendimento exclusivo, peço por gentileza que os contate diretamente no WhatsApp 33 3333-3333, de segunda a sexta-feira das 33h às 33h exceto feriados, basta clicar no link https://wa.me/333333333333". Engraçado que, conforme mencionei anteriormente, a atendente Francisca, por esse mesmo canal, havia consultado informação procedente a esse assunto no dia 33/33/3333, e misteriosamente agora não era mais possível.Portanto, acionei o novo número, 33 3333-3333 ("Prudential Responde", conforme consta no site da Prudential) nesse mesmo dia, o qual, coincidentemente, fui atendido novamente pela Tamires, que, nesse caso, simplesmente se fez de desentendida e se negou a prosseguir com o atendimento, ignorando minhas mensagens. Nessa mesma data, completamente ultrajado com o descaso e demora, enviei um e-mail para o canal "email", relatando a situação, inclusive do atendimento da atendente Tamires via wpp, e exigindo uma conclusão urgente para o caso.Em resposta a este e-mail, no dia 33/33/3333, recebi o seguinte retorno:"OUVIDORIA - EMAIL - PROTOCOLO N° 33333333 Olá, João,Sua manifestação, registrada em 33/33/3333 por meio do E-mail, foi recebida pelo time de Ouvidoria e será direcionada para que seja inicialmente tratada pelo SAC, tendo em vista a não identificação do registro de conclusão anterior por este canal." Me informaram que o prazo para resposta e resolução era até dia 33/33, ou seja, <text:s/>toda hora uma nova postergação de prazo, por TODOS os canais possíveis, e nada de efetivarem a adição e redistribuição dos percentuais.Já impaciente e extremamente agoniado com a situação, visto que o objetivo de um seguro de vida deveria ser justamente te permitir <text:s/>ficar tranquilo sabendo que as pessoas que você ama estarão resguardadas em alguma eventualidade, NOVAMENTE entrei em contato, já no dia 33/33/3333, desta vez via telefone no número 3333 333 3333 (Ouvidoria Prudential), em que o atendente Josué me redirecionou novamente para o canal de atendimento Prudential Responde (via ligação), onde falei com a atendente Georgia, que me passou o protocolo 33333333, me pediu desculpas pelo atraso absurdo e disse que "até o dia 33/33 estaria concluído". Pois bem, hoje é dia 33/33 e continua a mesma coisa, como era de se esperar.Nesse meio tempo, importante mencionar, que em resposta ao e-mail em que eu havia enviado reclamando, me responderam pelo "email" no dia 33/33/3333 <text:s/>dizendo basicamente que: <text:s/>"Informamos que recebemos o formulário para a alteração de beneficiários da sua apólice de seguro de vida POB 333333333, no entanto identificamos que uma das beneficiárias indicada (nome da minha namorada) possui grau de relacionamento diferente de cônjuge, filho, pai/mãe, irmão, avó, neto, tio, sobrinho, noivo(a), afilhado, devido à isso, será necessário o envio da declaração de interesse segurável Salientamos que deverá ser uma declaração simples datada e assinada informando qual o interesse em deixar ( nome beneficiário) como beneficiária da apólice."Adicionaram, ainda, que "Aguardamos o envio da declaração para darmos continuidade na alteração dos beneficiários." e que "Sua reclamação foi concluída na presente data e permanecemos à disposição para quaisquer esclarecimentos.". Ou seja, deram como resolvida a reclamação.Nesse mesmo dia, enviei essa declaração devidamente assinada e preenchida em resposta a esse e-mail e, até o momento, nada.Ou seja, estou à mercê da boa vontade da empresa para que uma das pessoas que ainda não constava em meu seguro seja cadastrada como beneficiária. Já faz quase 3 mês, já tentei LITERALMENTE por todos os canais e não há atendimento, resolução e sequer atualização. Uma vergonha, descaso total. Necessito, portanto, tendo em vista o relato e os prints procedentes em anexo, que atestam o que foi dito, que sejam aplicadas as devidas sanções, multas e/ou penas administrativas à Prudential do Brasil S/A <text:s/>e que isso seja devidamente regularizado o quanto antes. É inacreditável o tempo despendido nos canais de atendimento, e-mails, mensagens de whatsapp e, finalmente, o fato de eu ter de recorrer à vocês da SUSEP através deste relato enorme para resolver algo tão simples assim. Enfim, estou bastante revoltado com o descaso que a empresa apresenta com o cliente. Pra cobrarem o débito automático, fazerem a proposta do seguro e afins eles tem uma agilidade e assertividade impressionantes!Agradeço de antemão todo o auxílio!Att,João</text:p>
          </table:table-cell>
          <table:table-cell office:value-type="string" table:style-name="ce2">
            <text:p>Seguro de Pessoas</text:p>
          </table:table-cell>
          <table:table-cell table:number-columns-repeated="16381"/>
        </table:table-row>
        <table:table-row table:style-name="ro1">
          <table:table-cell office:value-type="float" office:value="432" table:style-name="ce3">
            <text:p>432</text:p>
          </table:table-cell>
          <table:table-cell office:value-type="string" table:style-name="ce2">
            <text:p>Meu nome é R <text:s text:c="2"/>cpf 333.333.333-33 SUSEP: 33.333333-3 Cidade: Porto Alegre - RS Por gentileza preciso que seja emitida por vocês uma declaração com a data que meu registro foi cancelado junto a esse Órgão, não precisa expor o motivo, para comprovar junto a um órgão do município sobre isenção do ISS. Que em 3333 éramos isentos de iss e a partir de 3333 mudaram a legislação sem avisar ninguém e começaram a cobrar, só que eu havia mudado deste município em 3333 e já não trabalhava mais com seguros. Esta declaração pode ser enviada na resposta deste e-mail. <text:s text:c="2"/>emailDesde já agradeço a sua atenção e fico a disposição para mais esclarecimentos que por ventura se fizerem necessários. At.teR(33) 33333-3333</text:p>
          </table:table-cell>
          <table:table-cell office:value-type="string" table:style-name="ce2">
            <text:p>Cadastro</text:p>
          </table:table-cell>
          <table:table-cell table:number-columns-repeated="16381"/>
        </table:table-row>
        <table:table-row table:style-name="ro1">
          <table:table-cell office:value-type="float" office:value="791" table:style-name="ce3">
            <text:p>791</text:p>
          </table:table-cell>
          <table:table-cell office:value-type="string" table:style-name="ce2">
            <text:p>Pessoal, já abri uma outra reclamação com o protocolo 33333.333333/3333-33 e fui orientado a abrir outro protocolo para anexar a evidência de retorno com a área responsável, para que vocês possam me ajudar agilizando o atendimento. Segue anexo o e-mail que me atendeu. Por favor, me ajudem, estou com o recebimento travado e preciso pagar as contas de casa.Pessoal, sou corretor de seguros, possuo o CNPJ: 33333333.3333-33, sendo empresário individual e minha SUSEPE foi suspensa de forma indevida, me informaram que o requerimento empresarial não é o contrato social. Porém, para o meu segmento (empresário individual), o requerimento de empresário individual é um documento que substitui o contrato social e, assim, dispensa a existência de sócios para a formalização de uma empresa e o registro na Junta Comercial. Conforme "perguntas e respostas" do site da SUSEP, o empresário individual precisa enviar apenas o ato constitutivo para cadastramento. Quando o empreendedor abre uma empresa individual, onde não há sócios o contrato social é substituído pelo requerimento do empresário individual. Entretanto, o documento tem o mesmo valor, porém recebe outro nome. Ele também é registrado na junta comercial. Portanto preciso de retorno e desbloqueio de forma urgente! Aguardo retorno!</text:p>
          </table:table-cell>
          <table:table-cell office:value-type="string" table:style-name="ce2">
            <text:p>Cadastro</text:p>
          </table:table-cell>
          <table:table-cell table:number-columns-repeated="16381"/>
        </table:table-row>
        <table:table-row table:style-name="ro1">
          <table:table-cell office:value-type="float" office:value="1168" table:style-name="ce3">
            <text:p>1168</text:p>
          </table:table-cell>
          <table:table-cell office:value-type="string" table:style-name="ce2">
            <text:p>Prezados, boa tarde! Tudo bem?Gostaria de saber como realizar a atualização de razão social da empresa CORRETORA DE SEGUROS LTDA, CNPJ: 33.333.333/3333-33.A mesma passou por uma atualização cadastral e o novo documento já foi adicionado ao site, contudo, não consigo atualizar os dados no sistema. Uma vez que tal campo é bloqueado.</text:p>
          </table:table-cell>
          <table:table-cell office:value-type="string" table:style-name="ce2">
            <text:p>Cadastro</text:p>
          </table:table-cell>
          <table:table-cell table:number-columns-repeated="16381"/>
        </table:table-row>
        <table:table-row table:style-name="ro1">
          <table:table-cell office:value-type="float" office:value="52" table:style-name="ce3">
            <text:p>52</text:p>
          </table:table-cell>
          <table:table-cell office:value-type="string" table:style-name="ce2">
            <text:p>O senhor Glênio <text:s/>deseja incluir esposa e filhos.segue anexo .</text:p>
          </table:table-cell>
          <table:table-cell office:value-type="string" table:style-name="ce2">
            <text:p>Não identificada</text:p>
          </table:table-cell>
          <table:table-cell table:number-columns-repeated="16381"/>
        </table:table-row>
        <table:table-row table:style-name="ro1">
          <table:table-cell office:value-type="float" office:value="286" table:style-name="ce3">
            <text:p>286</text:p>
          </table:table-cell>
          <table:table-cell office:value-type="string" table:style-name="ce2">
            <text:p>Eu sofri um acidente em dezembro, fiz todos os procedimentos que a localização me passou, tanto com o carro quanto com o terceiro, fiz o pagamento do concerto do carro e troquei o veículo e esperei que a localiza me mandasse o boleto do terceiro até ontem nada, de repente o terceiro me liga e fala que o seguro não tinha sido aprovado por falta de pagamento sendo que eles não tinha me notificado que eu deveria pagar a franquia do seguro antes, mais tudo bem, vim na localiza efetuar o pagamento, aí tudo certo, passei todos os dados que eles me passaram para orientar o terceiro, e me disseram que tudo seria resolvido, então pouco tempo depois o terceiro me liga informando que ainda assim tinha sido segado o seguro, mesmo eu tendo pago o valor da franquia mais um acréscimo de 33% que ele me cobraram, ainda assim não for resolvido, e novamente vim a localiza e a mesma disse que só posso continuar agora pelo atendimento pelo celular, pois aqui eles não podem me ajudar mais o atendente que me atendeu, disse que após o pagamento tudo ia ser resolvido, até então só estou tendo transtorno com esse seguro</text:p>
          </table:table-cell>
          <table:table-cell office:value-type="string" table:style-name="ce2">
            <text:p>Seguro de Automoveis</text:p>
          </table:table-cell>
          <table:table-cell table:number-columns-repeated="16381"/>
        </table:table-row>
        <table:table-row table:style-name="ro1">
          <table:table-cell office:value-type="float" office:value="452" table:style-name="ce3">
            <text:p>452</text:p>
          </table:table-cell>
          <table:table-cell office:value-type="string" table:style-name="ce2">
            <text:p>Gostaria de saber quais sao os seguros ativos em meu cpf 333.333.333-33</text:p>
          </table:table-cell>
          <table:table-cell office:value-type="string" table:style-name="ce2">
            <text:p>Seguro de Pessoas</text:p>
          </table:table-cell>
          <table:table-cell table:number-columns-repeated="16381"/>
        </table:table-row>
        <table:table-row table:style-name="ro1">
          <table:table-cell office:value-type="float" office:value="1164" table:style-name="ce3">
            <text:p>1164</text:p>
          </table:table-cell>
          <table:table-cell office:value-type="string" table:style-name="ce2">
            <text:p>PREZADOS BOM DIA !! PODE ME AJUDAR NESSA QUESTÃO PF.NO MEU CONTRATO SOCIAL ESTA EU JOAO COMO RESP ADM E MEU SOCIO MARCOS COMO RESP. TECNICO, POREM EM MAIO 3333 ELE VEIO <text:s/>A FALECER E ESTAMOS NOS TRAMITES DE INVENTARIO AGUARDANDO JUIZ LIBERAR ALVARA PARA QUE EU POSSA ALTERAR MEU CONTRATO SOCIAL E INCLUIR MINHA SUSEP COMO RESPOSAVEL TECNICO...POREM .DEPENDEMOS DO ALVARA JUDICIAL PRA ALTERAR O CONTRATO......PRECISO DE AJUDA PRA MANTER MINHA CORRETORA ATIVA UMA VEZ QUE IREI PASSAR A SER RESPONSAVEL TECNICO...COMO DEVO PROCEDER ? SEGUE ANEXO DOCUMENTOS</text:p>
          </table:table-cell>
          <table:table-cell office:value-type="string" table:style-name="ce2">
            <text:p>Cadastro</text:p>
          </table:table-cell>
          <table:table-cell table:number-columns-repeated="16381"/>
        </table:table-row>
        <table:table-row table:style-name="ro1">
          <table:table-cell office:value-type="float" office:value="663" table:style-name="ce3">
            <text:p>663</text:p>
          </table:table-cell>
          <table:table-cell office:value-type="string" table:style-name="ce2">
            <text:p>Bom dia! sofri um acidente de transito em 33/33/33 e em 33/33/33 dei entrada no DPVAT 3333333333 e desde então começou minha saga, pelo APP não consigo concluir pois abriu pendencia e o sistema falha, liguei no 3333 me mandaram procurar a agencia da minha cidade Arapongas/Pr que eles poderiam resolver, fui ate lá 3x por 3 semanas seguidas, pois o unico funcionario que foi treinado para dpvat estava de ferias e depois teve dengue, ok! depois que consegui falar com ele, ele também não sabe o que fazer e disse que ia tentar, levei tudo de novo os papeis fisicos que ele pediu e isso ja fazem 3 semanas, e não tenho um retorno. A seguradora da Caixa que comprou o DPVAT não soluciona o meu problema e sem contar que estar exigindo algo surreal, como tenho Unimed maioria dos gasto eu fiz pelo plano, pediram as faturas completas, comprovante de pagamento das faturas e o comprovante de modo que foi pago, ate o atendente da caixa da cidade não entendeu tal solicitação. Hoje 33/33/33 fui na caixa de novo e o atendente foi transferido, não ficou ninguem em especifico para atender, preciso voltar la e pegar uma senha e rezar para quem me atender ter boa vontade em me ajudar, pois das outras vezes que eu fui não encontrei isso! Quero registra minha reclamação e pedir um retorno por parte do departamento que supervisiona os seguros que sei que é a SUSEP, pois por ser orgão do governo a Caixa não temos muitos meios de reclamar, tudo e muito moroso e dificil, so estou pedindo o que me e de direito.</text:p>
          </table:table-cell>
          <table:table-cell office:value-type="string" table:style-name="ce2">
            <text:p>DPVAT/SPVAT</text:p>
          </table:table-cell>
          <table:table-cell table:number-columns-repeated="16381"/>
        </table:table-row>
        <table:table-row table:style-name="ro1">
          <table:table-cell office:value-type="float" office:value="128" table:style-name="ce3">
            <text:p>128</text:p>
          </table:table-cell>
          <table:table-cell office:value-type="string" table:style-name="ce2">
            <text:p>Prezados, Solicito por gentileza o apoio da SUSEP - Superintendência de Seguros Privados, visando notificar a empresa Visa do Brasil - Representante de AIG Seguros, uma vez que foi realizado contratação de seguro viagem e posteriormente aberto processo sinistro 33333333, no site https://visabenefitslac.axa-assistance.us/ e que não obtenho uma resposta efetiva sobre o pagamento do seguro, conforme detalhamento abaixo:Mantive contato com a central de atendimento VISA por telefone e fui informado em novembro/3333, que o processo de análise tinha sido concluído e que o valor correto para pagamento seria de U$ 333,33 (trezentos dólares), mas que a empresa não tinha previsão de data para efetuar o pagamento.Diante do exposto, solicito por gentileza que seja realizado notificação a empresa supracitada, visando a conclusão de minha demanda.Atenciosamente,</text:p>
          </table:table-cell>
          <table:table-cell office:value-type="string" table:style-name="ce2">
            <text:p>Seguro de Pessoas</text:p>
          </table:table-cell>
          <table:table-cell table:number-columns-repeated="16381"/>
        </table:table-row>
        <table:table-row table:style-name="ro1">
          <table:table-cell office:value-type="float" office:value="949" table:style-name="ce3">
            <text:p>949</text:p>
          </table:table-cell>
          <table:table-cell office:value-type="string" table:style-name="ce2">
            <text:p>Resgate de seguro susep 33.333.333333/3333-33</text:p>
          </table:table-cell>
          <table:table-cell office:value-type="string" table:style-name="ce2">
            <text:p>Não identificada</text:p>
          </table:table-cell>
          <table:table-cell table:number-columns-repeated="16381"/>
        </table:table-row>
        <table:table-row table:style-name="ro1">
          <table:table-cell office:value-type="float" office:value="979" table:style-name="ce3">
            <text:p>979</text:p>
          </table:table-cell>
          <table:table-cell office:value-type="string" table:style-name="ce2">
            <text:p>Recebi um email com a seguinte pendencia e não sei como resolver."A situação do cadastro na Receita Federal é diferente de ativo"Minha susep 333333333</text:p>
          </table:table-cell>
          <table:table-cell office:value-type="string" table:style-name="ce2">
            <text:p>Cadastro</text:p>
          </table:table-cell>
          <table:table-cell table:number-columns-repeated="16381"/>
        </table:table-row>
        <table:table-row table:style-name="ro1">
          <table:table-cell office:value-type="float" office:value="53" table:style-name="ce3">
            <text:p>53</text:p>
          </table:table-cell>
          <table:table-cell office:value-type="string" table:style-name="ce2">
            <text:p>Bom dia! <text:s/>Reclamação já regsitrada na SUSEP e no BACEN.Gostaria de registrar uma reclamação em face ao banco Bradesco, pela falta de retorno referente a minha demanda frente ao departamento de previdência corporativa. Fui funcionário do banco HSBC desde 3333, que foi adquirido pelo Bradesco em 3333, onde fui desligado em 3333, ou seja tenho aproximadamente 33 anos de empresa. Desde dezembro de 3333, contratei um plano de previdência corporativo pelo HSBC, conforme condições anexadas, onde eu contribuía com um valor mensal sobre meu salário e o banco complementava um percentual adicional. Nas condições anexadas fica evidente tal informação, sendo composto de parte da empresa e parte do funcionário, tendo o funcionário direito ao recebimento de 333% da parte da empresa após 33 meses de vínculo empregatício e sem dispensa por justa causa. Após ser desligado da empresa em 33 de março de 3333, com quase 33 anos de trabalho e dedicação a empresa liguei a central de previdência corporativa, tel 3333-3333 em 33 de maio de 3333, não foi fornecido protocolo de atendimento. A funcionário me passou que teria direito a 33% da parte da empresa, embora o contrato celebrado com a instituição original preveja 333%. Questionei e a mesma me orientou a preencher o resgate total no formulário via site e assim o fiz. Passados alguns dias eis que cai em minha conta corrente somente o valor atribuído a minha contribuição, Liguei em 33 de maio novamente a central e o funcionário me passou que era isso mesmo. Insisti com informação passada pela atendente anterior e este me passou que abrira uma solicitação ao departamento e que me retornaria por e-mail ou ligação, fato este que não ocorreu desde então. Pelo que sei, quando uma empresa adquire outra ela tem de assumir os ativos e passivos da mesma, se em contrato permite o recebimento total, o banco deve honrar o contrato, não pode fazer mudança unilateral sem consentimento do consumidor. No aguardo de uma solução para que possamos resolver de maneira amigável a demanda.Em minha demanda acima descrita, o Bradesco afirma que os planos são distintos, enviando cópia uma proposta de contratação, a qual replico aqui. Se for observada detalhadamente fica mais que evidenciado o vínculo que foi feito com a proposta que tinha junto ao Banco HSBC, pois no campo razão social, consta na tal proposta o nome KIRTON BANK S/A BANCO MÚLTIPLO, que foi o nome que o Bradesco registrou para o HSBC Brasil, por não poder mais usar este nome no Brasil, assim como o CNPJ 33.333.333/3333-33 que é o da matriz do HSBC Brasil. Ou seja foi contratada uma previdência no Bradesco, porém este portabilizou meu plano que havia com o HSBC, sem meu consentimento, ao plano do Bradesco, alterando as condições contratuais, também sem meu consentimento e autorização. Observa-se que na proposta que o Bradesco enviou como defesa da reclamação anterior não consta qualquer menção sobre resgates, carências ou quaisquer dados técnicos sobre o plano novo, o que fere o código de defesa do consumidor. Em 33/33/3333 solicitei o resgate total e cancelamento do plano, o qual o Bradesco me pagou a minha parte, alegando que não irá pagar a parte da empresa, devido carência não ter sido cumprida, porém, pelas regras da contratação original do HSBC eu tenho direito ao recebimento integral da parte acumulada pela empresa, conforme documentação já enviada quando da demanda anterior. Ocorre que, nesta data, ao verificar meus extratos de conta corrente dos últimos meses percebo novos descontos em minha conta em 33/33 e 33/33, sob a rubrica Plano de Previdência Privada, feitos pelo Banco, novamente, sem minha autorização seja por escrito ou de forma eletrônica, mesmo tendo sido o plano questionado resgatado totalmente, com cancelamento, conforme diz a regra do produto. Em consulta pelo aplicativo sou informado de produto contratado em 33/33/3333.Dos Pedidos, a fim de se evitar ação cível: 3- Revisão do processo de resgate efetuado em 33/33/3333, com o pagamento integral e atualizado da parte da empresa, pois o plano contratado originalmente era do HSBC, com regras próprias e atingidas para resgate total. Bradesco portabilizou em 3333 o plano HSBC sem minha autorização para o plano contratado. 3- Restituição em dobro e atualizado monetariamente, dos valores descontados indevidamente na conta 333333-333333333-3 em Agosto e Setembro para o plano já cancelado desde Maio, conforme determina o código de defesa do consumidor ou apresentação da proposta assinada (digitalmente ou fisicamente) e datada de 33/33/3333 para contratação de novo plano. Sem mais para o momento</text:p>
          </table:table-cell>
          <table:table-cell office:value-type="string" table:style-name="ce2">
            <text:p>Previdência Complementar Aberta</text:p>
          </table:table-cell>
          <table:table-cell table:number-columns-repeated="16381"/>
        </table:table-row>
        <table:table-row table:style-name="ro1">
          <table:table-cell office:value-type="float" office:value="376" table:style-name="ce3">
            <text:p>376</text:p>
          </table:table-cell>
          <table:table-cell office:value-type="string" table:style-name="ce2">
            <text:p>Na condição <text:s/>de defesor legalmente <text:s/>constituido solicito vistas <text:s/>pelo prazo de 33 ( cinco dias ) <text:s/>do processo 33333.333333/3333-33 -ORRETORA DE SEGUROS J - OAB/SP 333333</text:p>
          </table:table-cell>
          <table:table-cell office:value-type="string" table:style-name="ce2">
            <text:p>Não identificada</text:p>
          </table:table-cell>
          <table:table-cell table:number-columns-repeated="16381"/>
        </table:table-row>
        <table:table-row table:style-name="ro1">
          <table:table-cell office:value-type="float" office:value="193" table:style-name="ce3">
            <text:p>193</text:p>
          </table:table-cell>
          <table:table-cell office:value-type="string" table:style-name="ce2">
            <text:p>Abri um sinistro no Santander na data do dia 33/33/3333, o mesmo foi finalizado na data do dia 33/33/3333. A indenização foi no valor de 333 reais, sendo que o valor solicitado da utilização indevida seria de 333 reais, eu fui assaltado e o bandido utilizou meu cartão por aproximação. Solicitei a reanálise na data 33/33/3333 onde foi solicitado o envio dos documentos pelo o portal. Ele não estava habilitado para o envio dos documentos. Foi passado um e-mail errado pelo atendente, esse foi e-mail foi errado. Nisso depois eu entrei em contato me passaram o e-mail correto. Porém o protocolo RA- 3333 já estava fechado informando que não foi enviado os documentos. Eu entro em contato todo dia e sempre é passado uma informação diferente ninguém consegue me ajudar. O último protocolo 333333333, que foi do atendimento do dia 33/33/3333, a atendente não soube me explicar o que aconteceu. Solicito a reanálise e o pagamento do valor complementar de 333 reais que seria o que falta da indenização que deveria ter sido pago do sinistro.</text:p>
          </table:table-cell>
          <table:table-cell office:value-type="string" table:style-name="ce2">
            <text:p>Não identificada</text:p>
          </table:table-cell>
          <table:table-cell table:number-columns-repeated="16381"/>
        </table:table-row>
        <table:table-row table:style-name="ro1">
          <table:table-cell office:value-type="float" office:value="1386" table:style-name="ce3">
            <text:p>1386</text:p>
          </table:table-cell>
          <table:table-cell office:value-type="string" table:style-name="ce2">
            <text:p>Senhores,,A nossa Corretora está com o cadastro na Susep suspenso e não podemos efetuar as renovações de nossos clientes de Seguros. Já é a segunda vez que isto ocorre e gostaríamos de saber porque está suspenso o nosso cadastro na SUSEP.Nosso CNPJ : 33.333.333/3333-33 – Corretora de Sguros Ltda ME.Aguardo un retorno,Grato</text:p>
          </table:table-cell>
          <table:table-cell office:value-type="string" table:style-name="ce2">
            <text:p>Cadastro</text:p>
          </table:table-cell>
          <table:table-cell table:number-columns-repeated="16381"/>
        </table:table-row>
        <table:table-row table:style-name="ro1">
          <table:table-cell office:value-type="float" office:value="84" table:style-name="ce3">
            <text:p>84</text:p>
          </table:table-cell>
          <table:table-cell office:value-type="string" table:style-name="ce2">
            <text:p>Assunto: Denúncia de Irregularidades na Gestão de Previdência Privada - Pedido de Intervenção da SUSEPPrezados,Gostaria de relatar uma situação preocupante em relação à gestão de um plano de previdência privada contratado junto ao antigo Banco Real, que, após a aquisição pelo Banco Santander em 3333, tem sido fonte de grande desconforto e frustração.Em 3333, contratei um plano de previdência (Certificado nº 333333333) com o Banco Real, que posteriormente foi absorvido pelo Banco Santander. Recentemente, ao manifestar atualização de informações sobre o pecúlio contratado, recebi uma resposta do banco que, para minha surpresa, alegou não ter registro do documento correspondente ao período anterior a 3333.O banco afirmou que, devido ao tipo de produto ser do ramo de previdência, não há renovação anual como em produtos de seguros, e, portanto, não conseguem localizar o documento em seus sistemas. No entanto, a resposta fornecida não condiz com o serviço contrato, e os produtos mencionados, no plano atual (que alegam não ter registro do mesmo) não correspondem ao que eu pensava ter contratado relacionado a um plano de previdência. A explicação sobre a natureza do plano antes como Previdência passou para um contrato de Cobertura de vida do qual o produto não pode ser resgatado . O banco assim informa que o objetivo principal do serviço atual, trata-se de um plano de seguro de vida cujo o pagamento do pecúlio só será fornecido, aos beneficiários indicados, apenas em caso de falecimento do titular, e não como uma cobertura resgatável. Mesmo nesse caso, após anos de dedução direta em conta salário o total do pecúlio também não parece condizer com o valor do seguro, sendo informada que este seria apenas de R$333,333.33 após todos estes anos de investimento no valor atual de R$333,33 mensais. Considerando a falta de transparência e a aparente discrepância nas informações fornecidas pelo Banco Santander, solicito a intervenção da Superintendência de Seguros Privados (SUSEP) para esclarecer e corrigir essa situação. Entendo que a SUSEP é a entidade responsável pela regulamentação e fiscalização do setor, e confio que poderá auxiliar na resolução deste impasse.Agradeço antecipadamente pela atenção e espero que esta denúncia possa contribuir para a proteção dos direitos dos consumidores e a integridade do setor de previdência privada.Atenciosamente,</text:p>
          </table:table-cell>
          <table:table-cell office:value-type="string" table:style-name="ce2">
            <text:p>Previdência Complementar Aberta</text:p>
          </table:table-cell>
          <table:table-cell table:number-columns-repeated="16381"/>
        </table:table-row>
        <table:table-row table:style-name="ro1">
          <table:table-cell office:value-type="float" office:value="651" table:style-name="ce3">
            <text:p>651</text:p>
          </table:table-cell>
          <table:table-cell office:value-type="string" table:style-name="ce2">
            <text:p>Parcela do seguro devolvido Gostaria de sabe o motivo da minha parcela te sindo devolvida ?</text:p>
          </table:table-cell>
          <table:table-cell office:value-type="string" table:style-name="ce2">
            <text:p>Não identificada</text:p>
          </table:table-cell>
          <table:table-cell table:number-columns-repeated="16381"/>
        </table:table-row>
        <table:table-row table:style-name="ro1">
          <table:table-cell office:value-type="float" office:value="454" table:style-name="ce3">
            <text:p>454</text:p>
          </table:table-cell>
          <table:table-cell office:value-type="string" table:style-name="ce2">
            <text:p>SUSEP 333333333 está suspensa, a mais de uma semana tentamos contato pelo email email sem retorno algum, não temos nenhum telefone ou suporte para falarmos. Uma profunda falta de respeito com o corretor, visto que não fomos comunicados pelo orgão da suspensão, muito menos sabemos o motivo, uma vez que seguradora parceira que nos comunicou.Precisamos urgentemente resolver a situação da corretora, que já tem responsável tecnico cadastrado, mas não consegue vincular o cnpj e habilita-lo.</text:p>
          </table:table-cell>
          <table:table-cell office:value-type="string" table:style-name="ce2">
            <text:p>Cadastro</text:p>
          </table:table-cell>
          <table:table-cell table:number-columns-repeated="16381"/>
        </table:table-row>
        <table:table-row table:style-name="ro1">
          <table:table-cell office:value-type="float" office:value="1174" table:style-name="ce3">
            <text:p>1174</text:p>
          </table:table-cell>
          <table:table-cell office:value-type="string" table:style-name="ce2">
            <text:p>Estamos com o cadastro da corretora suspenso por causa do CNAE e não sabemos como proceder, presicamos de ajuda!</text:p>
          </table:table-cell>
          <table:table-cell office:value-type="string" table:style-name="ce2">
            <text:p>Cadastro</text:p>
          </table:table-cell>
          <table:table-cell table:number-columns-repeated="16381"/>
        </table:table-row>
        <table:table-row table:style-name="ro1">
          <table:table-cell office:value-type="float" office:value="624" table:style-name="ce3">
            <text:p>624</text:p>
          </table:table-cell>
          <table:table-cell office:value-type="string" table:style-name="ce2">
            <text:p>Sou herdeira neta, gostaria de verificar se meu avô Jair <text:s/>portador do CPF 33333333333 data de nascimento 33/33/3333 falecido em 33/33/3333 tem apólices de seguro em seu nome?</text:p>
          </table:table-cell>
          <table:table-cell office:value-type="string" table:style-name="ce2">
            <text:p>Seguro de Pessoas</text:p>
          </table:table-cell>
          <table:table-cell table:number-columns-repeated="16381"/>
        </table:table-row>
        <table:table-row table:style-name="ro1">
          <table:table-cell office:value-type="float" office:value="1278" table:style-name="ce3">
            <text:p>1278</text:p>
          </table:table-cell>
          <table:table-cell office:value-type="string" table:style-name="ce2">
            <text:p>Prestador bruno foi a minha casa consertar a maquina de lavar roupa, instalar pecas solicitadas pkr ele na avaliacao. Apos horas tentando realizar o servico, claramente demonstrando inabilidade, foi embora deixando a maquina SEM FUNCIONAR e solicitou que agendasse outra visita para 3a feira seguinta pois tinha esquecido uma ferramenta. No laudo de seu servico descreve que terminou servico e que nao CABE RETORNO. Essa atitude vai me fazer “gastar” um atendimento que tenho direito para terminar o servico dele, sendo que primeiramente o tecnico avalia para deois consertar, me fazendo ficar mais tempo ainda com a maquina quebrada. Central de atendimento se recusa a mandar prestador para dar continuidade ao servico. Disse que mandaria outro funcionario para avaliar. Pedi que abrisse uma reclamacao sobre o atendimento da central e abriram como se eu estivesse reclamando di prestador. Empresa desonesta compessoas que tratam cliente desrespeitosamente, duvidando da nossa inteligencia. Os 3333333-33</text:p>
          </table:table-cell>
          <table:table-cell office:value-type="string" table:style-name="ce2">
            <text:p>Seguro de Danos</text:p>
          </table:table-cell>
          <table:table-cell table:number-columns-repeated="16381"/>
        </table:table-row>
        <table:table-row table:style-name="ro1">
          <table:table-cell office:value-type="float" office:value="462" table:style-name="ce3">
            <text:p>462</text:p>
          </table:table-cell>
          <table:table-cell office:value-type="string" table:style-name="ce2">
            <text:p>Recadastrar minha certificado de habilitação tecnica (susep), numero 333333333</text:p>
          </table:table-cell>
          <table:table-cell office:value-type="string" table:style-name="ce2">
            <text:p>Cadastro</text:p>
          </table:table-cell>
          <table:table-cell table:number-columns-repeated="16381"/>
        </table:table-row>
        <table:table-row table:style-name="ro1">
          <table:table-cell office:value-type="float" office:value="236" table:style-name="ce3">
            <text:p>236</text:p>
          </table:table-cell>
          <table:table-cell office:value-type="string" table:style-name="ce2">
            <text:p>Boa tarde,Senti um pouco de dificuldade na descrição de assunto, peço que me corrijam e orientem se estiver incorreta. Realizei a certificação para corretora de seguros pela ENS. O cadastro de corretores, realizada pelo gov.br, solicita que eu tenha conta ouro no gov.br. Ao solicitar o aumento de nível por validação facial do TSE, que se aplica aos que possuem biometria cadastrada, que é o meu caso, o site me retorna dizendo que não possuo biometria cadastrada no TSE, o que não confere, pois realizei há muito tempo e utilizo este mecanismo para votar. Acredito então que seja um erro sistêmico e preciso de uma solução para realizar meu cadastro de corretora e poder trabalhar! Envio anexo print do E-Título que mostra que possuo a biometria e também foto do erro no site gov.br ao solicitar o aumento de nível exigido pela susep para tal cadastro. Complemento que solicitei ajuda da susep e me orientaram a buscar ajuda de vocês.</text:p>
          </table:table-cell>
          <table:table-cell office:value-type="string" table:style-name="ce2">
            <text:p>Cadastro</text:p>
          </table:table-cell>
          <table:table-cell table:number-columns-repeated="16381"/>
        </table:table-row>
        <table:table-row table:style-name="ro1">
          <table:table-cell office:value-type="float" office:value="165" table:style-name="ce3">
            <text:p>165</text:p>
          </table:table-cell>
          <table:table-cell office:value-type="string" table:style-name="ce2">
            <text:p>Prezado(a), boa tarde. Dados do requerente: M, OAB PR 33.333.Em 33 de dezembro de 3333 faleceu a Sra. M, a qual era inscrita no CPF n. 333.333.333-33. Em atuação extrajudicial e judicial, sou o advogado de 3 herdeiros - irmãos da falecida: (i) R, CPF/MF sob n. 333.333.333-33, (ii) D, CPF n° 333.333.333-33 e (iii) J, CPF sob n. 333.333.333-33. Todos os 3 herdeiros são irmãos da Sra. Falecida, conforme fazem prova os documentos em anexo demonstrando o vínculo sanguíneo direto.A família tem conhecimento da existência de diversos produtos como Planos VGBL, PGBL, seguros de vida e outros direitos e contratações na área de previdência privada e seguro de vida. Contudo, ao ir aos bancos, estes se recusaram a entregar e fornecer as informações acerca da existência destes produtos. Veja: não estamos buscando "sacar" os valores ou receber as quantias. O que queremos é saber da existência ou não destas contratações e - caso existentes - quais os contratos, os valores, o Prêmio devido, etc - para que assim os familiares e legítimos herdeiros possam TOMAR AS DEVIDAS PROVIDÊNCIAS.Contudo, sem as informações, a família/herdeiros estão "no escuro", sem saber como e onde proceder. Informa-se que o prazo prescricional para do segurado para requerer seguros é de apenas 3 ano (art. 333 do Código Civil) - o que é um prazo curtíssimo. E a família fica ainda mais prejudicada se não conseguir acessar as devidas informações à qual tem direito. Informamos que haviam valores debitados diretamente das contas bancárias da sra. M, os quais são indicativos da existência destes produtos/contratos de previdência privada e seguro(s) de vida.REQUERIMENTO: Tendo em vista o exposto, solicitamos que sejam feita buscas no sistema SUSEP e demais órgãos de registro de produtos bancários/previdenciários acerca da existência de seguros/contratos/direitos, para que seja informado tudo o existir em nome da Sra. <text:s/>M, já falecida, a inscrita no CPF n. 333.333.333-33, portadora da Cédula de Identidade RG n. 333333-3 SSP/PR.Requer-se que a busca seja feita em todos os sistemas possíveis de consulta, dado que a Sra. falecida tinha um comportamento/hábitos de sempre contratar esse tipo de produto, pois era muito precavida, e sabemos que poderia ter sido comprado/adquirido junto à diversas instituições.Requer-se que as informações sejam enviadas no prazo de 3 dias, nos termos do art. 33 da Lei Federal n. 3333/3333. Termos em que pede e espera deferimento. M, OAB/PR 33.333(Obs: procuração por instrumento público com poderes expressos para atuar e representar os interessados perante a SUSEP. Verificar: Procuração Item 33, pg. 3 do arquivo pdf).</text:p>
          </table:table-cell>
          <table:table-cell office:value-type="string" table:style-name="ce2">
            <text:p>Seguro de Pessoas</text:p>
          </table:table-cell>
          <table:table-cell table:number-columns-repeated="16381"/>
        </table:table-row>
        <table:table-row table:style-name="ro1">
          <table:table-cell office:value-type="float" office:value="295" table:style-name="ce3">
            <text:p>295</text:p>
          </table:table-cell>
          <table:table-cell office:value-type="string" table:style-name="ce2">
            <text:p>Boa tarde, gostaria de saber a seguradora COMPANHIA DE SEGUROS ALIANÇA DO BRASIL - CNPJ 33.333.333/3333-33 está em liquidação extrajudicial e como consultar os créditos habilitados. Desde já agradeço.</text:p>
          </table:table-cell>
          <table:table-cell office:value-type="string" table:style-name="ce2">
            <text:p>Não identificada</text:p>
          </table:table-cell>
          <table:table-cell table:number-columns-repeated="16381"/>
        </table:table-row>
        <table:table-row table:style-name="ro1">
          <table:table-cell office:value-type="float" office:value="145" table:style-name="ce3">
            <text:p>145</text:p>
          </table:table-cell>
          <table:table-cell office:value-type="string" table:style-name="ce2">
            <text:p>TENHO UM SEGURO AZUL SEGURADORA, A SEGURADORA ENVIOU MEU CARRO PARA UMA OFICINA QUE FIQUEI 3 HORAS NO SOL PARA NO FINAL FALAR QUE NAO TINHA VAGA PARA CONSERTAR MEU VEICULO. PLACA LQL 3333 PASSEI MAL PELO CALOR DO RIO. HOJE NEM SEI ONDE TA O CARRO O QUE ACONTECEU. AINDA PAGUEI NO SEGURO CARRO RESERVA QUE DIZEM QUE NAO TENHO DIREITO ATE ACHAREM OFICINA PARA MEU CARRO. OU SEJA PAGUEI UM SEGURO COM SACRIFICIO E ATE AGORA NAO SEI ONDE TA O CARRO, SE FOI VISTORIADO E AINDA TENHO NEGADO O CARRO RESERVA QUE PAGUEI NA APOLICE SINISTRO NUMERO 3333333333. FIQUEI NO SOL NA OFICINA AIRBRUSH SEM AO MENOS TER UMA AGUA POR DUAS HORAS PARA SIMPLESMENTE FALAR AO FINAL QUE NAO TEM VAGA PARA MEU CARRO MUITO MENOS VISTORIA NEM CARRO RESERVA PAGUEI E SUMIRAM COM MEU CARRO BATIDO</text:p>
          </table:table-cell>
          <table:table-cell office:value-type="string" table:style-name="ce2">
            <text:p>Seguro de Automoveis</text:p>
          </table:table-cell>
          <table:table-cell table:number-columns-repeated="16381"/>
        </table:table-row>
        <table:table-row table:style-name="ro1">
          <table:table-cell office:value-type="float" office:value="788" table:style-name="ce3">
            <text:p>788</text:p>
          </table:table-cell>
          <table:table-cell office:value-type="string" table:style-name="ce2">
            <text:p>Olá, tudo bem? Meu nome é Israel, e gostaria de saber como funciona o processo de credenciamento e autorização para uma empresa atuar como seguradora. Além disso, gostaria de informações sobre como registrar um corretor e quais são os requisitos necessários. Agradeço antecipadamente pela ajuda.</text:p>
          </table:table-cell>
          <table:table-cell office:value-type="string" table:style-name="ce2">
            <text:p>Cadastro</text:p>
          </table:table-cell>
          <table:table-cell table:number-columns-repeated="16381"/>
        </table:table-row>
        <table:table-row table:style-name="ro1">
          <table:table-cell office:value-type="float" office:value="772" table:style-name="ce3">
            <text:p>772</text:p>
          </table:table-cell>
          <table:table-cell office:value-type="string" table:style-name="ce2">
            <text:p>Suspensão, como liberar?</text:p>
          </table:table-cell>
          <table:table-cell office:value-type="string" table:style-name="ce2">
            <text:p>Cadastro</text:p>
          </table:table-cell>
          <table:table-cell table:number-columns-repeated="16381"/>
        </table:table-row>
        <table:table-row table:style-name="ro1">
          <table:table-cell office:value-type="float" office:value="976" table:style-name="ce3">
            <text:p>976</text:p>
          </table:table-cell>
          <table:table-cell office:value-type="string" table:style-name="ce2">
            <text:p>A situação cadastral da corretora de seguros UP SEG seguros <text:s/>CNPJ 33.333.333/3333-33 consta SUSPENSA, como vejo o motivo <text:s/>e se tem como reverter ?</text:p>
          </table:table-cell>
          <table:table-cell office:value-type="string" table:style-name="ce2">
            <text:p>Cadastro</text:p>
          </table:table-cell>
          <table:table-cell table:number-columns-repeated="16381"/>
        </table:table-row>
        <table:table-row table:style-name="ro1">
          <table:table-cell office:value-type="float" office:value="77" table:style-name="ce3">
            <text:p>77</text:p>
          </table:table-cell>
          <table:table-cell office:value-type="string" table:style-name="ce2">
            <text:p>Caixa previdência coloca vários empecilhos de cliente fazer resgate da previdência, após ser esclarecido o conjunto de dados.</text:p>
          </table:table-cell>
          <table:table-cell office:value-type="string" table:style-name="ce2">
            <text:p>Previdência Complementar Aberta</text:p>
          </table:table-cell>
          <table:table-cell table:number-columns-repeated="16381"/>
        </table:table-row>
        <table:table-row table:style-name="ro1">
          <table:table-cell office:value-type="float" office:value="391" table:style-name="ce3">
            <text:p>391</text:p>
          </table:table-cell>
          <table:table-cell office:value-type="string" table:style-name="ce2">
            <text:p>Boa tarde! Preciso de ajuda para localizar o Seguro de Vida da minha mãe. Infelizmente ela faleceu em 33/33/33 e não estamos conseguindo localizar a apólice do seguro dela e nem sabemos de qual empresa ela contratou o mesmo. Então se os senhores pudessem nos ajudar nesse momento de tanta dor e fizessem um levantamento dos seguros que tinha no nome dela, seja de vida, de cartão de crédito, ... Desde já agradecemos!Segue os dados dela: H, data nascimento 33/33/3333, CPF 33333333333.</text:p>
          </table:table-cell>
          <table:table-cell office:value-type="string" table:style-name="ce2">
            <text:p>Seguro de Pessoas</text:p>
          </table:table-cell>
          <table:table-cell table:number-columns-repeated="16381"/>
        </table:table-row>
        <table:table-row table:style-name="ro1">
          <table:table-cell office:value-type="float" office:value="415" table:style-name="ce3">
            <text:p>415</text:p>
          </table:table-cell>
          <table:table-cell office:value-type="string" table:style-name="ce2">
            <text:p>Prezados, bom dia.Seguem documentos <text:s/>para pesquisa, conforme decisão judicial.</text:p>
          </table:table-cell>
          <table:table-cell office:value-type="string" table:style-name="ce2">
            <text:p>Seguro de Pessoas</text:p>
          </table:table-cell>
          <table:table-cell table:number-columns-repeated="16381"/>
        </table:table-row>
        <table:table-row table:style-name="ro1">
          <table:table-cell office:value-type="float" office:value="394" table:style-name="ce3">
            <text:p>394</text:p>
          </table:table-cell>
          <table:table-cell office:value-type="string" table:style-name="ce2">
            <text:p>estou tentando baixar documentos da minha empresa para fazer cadastro na Bradesco seguro, porem não consigo encontrar o caminho, são eles Certificado de Pessoa Jurídica, e física e cart]ao CNPJ , site extremamente complicado sem nenhum tipo de orientação</text:p>
          </table:table-cell>
          <table:table-cell office:value-type="string" table:style-name="ce2">
            <text:p>Não identificada</text:p>
          </table:table-cell>
          <table:table-cell table:number-columns-repeated="16381"/>
        </table:table-row>
        <table:table-row table:style-name="ro1">
          <table:table-cell office:value-type="float" office:value="41" table:style-name="ce3">
            <text:p>41</text:p>
          </table:table-cell>
          <table:table-cell office:value-type="string" table:style-name="ce2">
            <text:p>Eu fiz todo o meu cadastro pela central 333, mais não deram procedimento no meu pedido do benefício, pois sofri um acidente i passei 3 meses sem trabalhar, pois estava impossibilitado de trabalhar, i preciso do benefício do DPVAT mais sempre q entro em contato com a central deles, eles só falam p está em espera mais até agr nada...!</text:p>
          </table:table-cell>
          <table:table-cell office:value-type="string" table:style-name="ce2">
            <text:p>DPVAT/SPVAT</text:p>
          </table:table-cell>
          <table:table-cell table:number-columns-repeated="16381"/>
        </table:table-row>
        <table:table-row table:style-name="ro1">
          <table:table-cell office:value-type="float" office:value="1510" table:style-name="ce3">
            <text:p>1510</text:p>
          </table:table-cell>
          <table:table-cell office:value-type="string" table:style-name="ce2">
            <text:p>Prezados,Fui retirar uma Certidão da minha Corretora, e constatei que: "Certificamos que RISCOS E CORRETAGEM DE SEGUROS LTDA, CPF/CNPJ nº ***.333.333-**, registro SUSEP nº 333333333, encontra-se com REGISTRO Suspenso".Gostaria de saber o motivo e como posso regularizar junto a esse orgão e as seguradorad?Desde já agradeço.Marco CNPJ: 333333333333-33</text:p>
          </table:table-cell>
          <table:table-cell office:value-type="string" table:style-name="ce2">
            <text:p>Cadastro</text:p>
          </table:table-cell>
          <table:table-cell table:number-columns-repeated="16381"/>
        </table:table-row>
        <table:table-row table:style-name="ro1">
          <table:table-cell office:value-type="float" office:value="1019" table:style-name="ce3">
            <text:p>1019</text:p>
          </table:table-cell>
          <table:table-cell office:value-type="string" table:style-name="ce2">
            <text:p>segue anexo fatos ocorridos, conforme documento de manisfestacao ainda extra judical, para ´providencias que se fizerem cabiveis',</text:p>
          </table:table-cell>
          <table:table-cell office:value-type="string" table:style-name="ce2">
            <text:p>Não identificada</text:p>
          </table:table-cell>
          <table:table-cell table:number-columns-repeated="16381"/>
        </table:table-row>
        <table:table-row table:style-name="ro1">
          <table:table-cell office:value-type="float" office:value="852" table:style-name="ce3">
            <text:p>852</text:p>
          </table:table-cell>
          <table:table-cell office:value-type="string" table:style-name="ce2">
            <text:p>Uma carreta colidiu em meu carro, a seguradora Essor não autorizou o reparo, justifica que o valor cobrado pela oficina de minha escolha é fora do valor de marcado, fora do valor de mercado é a tabela deles, para obrigar a ir em uma oficina credenciada deles e ele ficarem com o custo menor. Quero que faça o reparo onde confio no serviço, tenho esse direito.</text:p>
          </table:table-cell>
          <table:table-cell office:value-type="string" table:style-name="ce2">
            <text:p>Seguro de Automoveis</text:p>
          </table:table-cell>
          <table:table-cell table:number-columns-repeated="16381"/>
        </table:table-row>
        <table:table-row table:style-name="ro1">
          <table:table-cell office:value-type="float" office:value="16" table:style-name="ce3">
            <text:p>16</text:p>
          </table:table-cell>
          <table:table-cell office:value-type="string" table:style-name="ce2">
            <text:p>Venho por meio deste canal solicitar informações se há existência de seguro de vida em nome do meu pai, Fxxxxxxx, nascido em 33/33/3333 e falecido em 33/33/3333.Seguem anexo meu documento CNH e documentos do meu pai (RG, CPF, Endereço e atestado de óbito).</text:p>
          </table:table-cell>
          <table:table-cell office:value-type="string" table:style-name="ce2">
            <text:p>Seguro de Pessoas</text:p>
          </table:table-cell>
          <table:table-cell table:number-columns-repeated="16381"/>
        </table:table-row>
        <table:table-row table:style-name="ro1">
          <table:table-cell office:value-type="float" office:value="1195" table:style-name="ce3">
            <text:p>1195</text:p>
          </table:table-cell>
          <table:table-cell office:value-type="string" table:style-name="ce2">
            <text:p>Boa Tarde, prezados...Me chamo Douglas , advogado inscrito na OAB/MG: 333.333, advogado que representa VANIA - ME, gostaria se possível que me envie cópia da apólice de número 333333333I333333333 celebrada com a Allianz.Não estamos conseguir emitir pelo site, e como se percebe nos documentos em anexo, está havendo divergência entre as apólices enviadas pela Allianz e as recebida pela segurada, vez que a apólice apresentada pela seguradora, consta-se cobertura para VENDAVA, FURACÃO, CICLONE, GRANIZO E TORNADO em R$ 33.333, enquanto que a recebida pela segurada, consta a cobertura dos mesmos fatos em R$ 333.333.Conto com a compreensão e celeridade do ora requerido, vez que tal documento é importante para o deslinde de ação judicial.Segue contatos para resposta:Telefone: (333) 3 3333.3333E-mail: emailDouglasConto com vossa compreensão.Att...</text:p>
          </table:table-cell>
          <table:table-cell office:value-type="string" table:style-name="ce2">
            <text:p>Seguro de Pessoas</text:p>
          </table:table-cell>
          <table:table-cell table:number-columns-repeated="16381"/>
        </table:table-row>
        <table:table-row table:style-name="ro1">
          <table:table-cell office:value-type="float" office:value="693" table:style-name="ce3">
            <text:p>693</text:p>
          </table:table-cell>
          <table:table-cell office:value-type="string" table:style-name="ce2">
            <text:p>Tenho previdência privada (Nº DO PROCESSO SUSEP 33333.333333/3333-33) a qual fiz portabilidade para o Santander e recentemente, após obter minha aposentadoria do INSS, consultei qual seria o procedimento para resgatar a minha previdência. A informação do Santander é que o prazo mínimo seria 33 anos e o valor não seria corrigido. Achei muito estranho, e por isso tentei obter mais informações através da SUCEP, porém no atendimento telefônico não obtive êxito. A orientação foi fazer através deste canal. Poderiam me auxiliar?</text:p>
          </table:table-cell>
          <table:table-cell office:value-type="string" table:style-name="ce2">
            <text:p>Não identificada</text:p>
          </table:table-cell>
          <table:table-cell table:number-columns-repeated="16381"/>
        </table:table-row>
        <table:table-row table:style-name="ro1">
          <table:table-cell office:value-type="float" office:value="1488" table:style-name="ce3">
            <text:p>1488</text:p>
          </table:table-cell>
          <table:table-cell office:value-type="string" table:style-name="ce2">
            <text:p>Prezados, boa tarde, Seguindo orientação da atendente da Susep na data de hoje, abro essa solicitação com o objetivo de que o cadastro da corretora Corretora de Seguros, Susep 333333333, CNPJ 33.333.333/3333-33 seja reativado, pois conforme email enviado para email no dia 33/33/3333, efetuamos alteração contratual atualizando o código CNAE junto a Receita Federal.</text:p>
          </table:table-cell>
          <table:table-cell office:value-type="string" table:style-name="ce2">
            <text:p>Cadastro</text:p>
          </table:table-cell>
          <table:table-cell table:number-columns-repeated="16381"/>
        </table:table-row>
        <table:table-row table:style-name="ro1">
          <table:table-cell office:value-type="float" office:value="6" table:style-name="ce3">
            <text:p>6</text:p>
          </table:table-cell>
          <table:table-cell office:value-type="string" table:style-name="ce2">
            <text:p>Boa noite.Gostaria de saber como faço para consultar se determinado veículo possui seguro. Possuo apenas o RENAVAM e PLACA de um veículo que se envolveu em um sinistro.Existe alguma plataforma para consulta?Obrigado</text:p>
          </table:table-cell>
          <table:table-cell office:value-type="string" table:style-name="ce2">
            <text:p>Seguro de Pessoas</text:p>
          </table:table-cell>
          <table:table-cell table:number-columns-repeated="16381"/>
        </table:table-row>
        <table:table-row table:style-name="ro1">
          <table:table-cell office:value-type="float" office:value="169" table:style-name="ce3">
            <text:p>169</text:p>
          </table:table-cell>
          <table:table-cell office:value-type="string" table:style-name="ce2">
            <text:p>Tenho processo <text:s/>conforme em anexo onde um dos réus e a Nobre Seguradora. <text:s/>Já me encontro na lista de credores <text:s/>do mesno. Sou PCD <text:s/>lei 33 333 3333 me garante prioridade <text:s/>em processos <text:s/>administrativos e judiciais. <text:s/>Além de minha já falecida ser idosa quero saber se tenho prioridade <text:s/>para receber o valor da apólice do seguro mesmo a Nobre Seguradora <text:s/>estando em liquidação extrajudicial <text:s/>processo <text:s/>número <text:s/>333333 33 3333 3 33 33 . Mesmo sendo pcd a Nobre diz não direito a prioridade. <text:s/>Mesmo com sentença transitada e julgado</text:p>
          </table:table-cell>
          <table:table-cell office:value-type="string" table:style-name="ce2">
            <text:p>Não identificada</text:p>
          </table:table-cell>
          <table:table-cell table:number-columns-repeated="16381"/>
        </table:table-row>
        <table:table-row table:style-name="ro1">
          <table:table-cell office:value-type="float" office:value="302" table:style-name="ce3">
            <text:p>302</text:p>
          </table:table-cell>
          <table:table-cell office:value-type="string" table:style-name="ce2">
            <text:p>Nas minhas aplicações de VGBL consigo ver meu cadastro e da corretora não consigo ver onde aparece o beneficiário em caso de falecimento.</text:p>
          </table:table-cell>
          <table:table-cell office:value-type="string" table:style-name="ce2">
            <text:p>Previdência Complementar Aberta</text:p>
          </table:table-cell>
          <table:table-cell table:number-columns-repeated="16381"/>
        </table:table-row>
        <table:table-row table:style-name="ro1">
          <table:table-cell office:value-type="float" office:value="539" table:style-name="ce3">
            <text:p>539</text:p>
          </table:table-cell>
          <table:table-cell office:value-type="string" table:style-name="ce2">
            <text:p>Olá, bom dia! Me chamo N e sua responsável técnica da empresa Corretagem de Seguros Ltda. Tivemos nossa SUSEP suspensa e não fomos informados sobre a possibilidade de ocorrência ou a necessidade de subir a documentação no site.Já subimos com o contrato social conforme no foi orientado via 3333 e também enviamos e-mail, mas não tivemos nenhum retorno. Estamos tendo nosso acesso bloqueado pelas seguradoras e ficando impossibilitados de trabalhar.Não temos nenhuma informação quanto a previsão de ativação do cadastro ou nenhuma outra informação.Sigo no aguardo de um retorno.Obrigada!</text:p>
          </table:table-cell>
          <table:table-cell office:value-type="string" table:style-name="ce2">
            <text:p>Cadastro</text:p>
          </table:table-cell>
          <table:table-cell table:number-columns-repeated="16381"/>
        </table:table-row>
        <table:table-row table:style-name="ro1">
          <table:table-cell office:value-type="float" office:value="122" table:style-name="ce3">
            <text:p>122</text:p>
          </table:table-cell>
          <table:table-cell office:value-type="string" table:style-name="ce2">
            <text:p>Minha filha adquiriu um apartamento financiado pela Zurich, com seguro prestamista em 3333. Ela faleceu em 33/33/3333. Desde então, por inúmeras vezes, busquei regularizar e conseguir a quitação do imóvel, sem sucesso. A Zurich me joga para o Santander, e vice-versa. Já enviei toda documentação necessária, e mesmo assim, sem solução. Levando em conta o desgaste emocional e o descaso da seguradora e do banco em questão. Venho solicitar a intervenção, se é que posso chamar assim, para que seja solucionado, e eu receba a quitação do imóvel. <text:s/>O numero do sinistro é 3333-33-3333-3. Hoje, através de uma ligação, fiquei sabendo que o nome dela C, está em cartório por atraso do financiamento, o qual sempre foi pago religiosamente em dia. Segue o CPF 333.333.333-33, data nascimento 33/33/3333 - data falecimento 33/33/3333. Tentei ser o mais sucinta possível, pois nunca abri manifestação, mas me coloco à disposição para o que for necessário, bem como documentação, enfim..Boa noite, Desde já agradeço a atenção imediata à minha manifestação. Em anexo está o Certificado Seguro Habitacional com as informações necessárias. Desculpem-me pois no calor da emoção, não anexei tal documento. Continuo à disposição.Grata.</text:p>
          </table:table-cell>
          <table:table-cell office:value-type="string" table:style-name="ce2">
            <text:p>Seguro Garantia</text:p>
          </table:table-cell>
          <table:table-cell table:number-columns-repeated="16381"/>
        </table:table-row>
        <table:table-row table:style-name="ro1">
          <table:table-cell office:value-type="float" office:value="1061" table:style-name="ce3">
            <text:p>1061</text:p>
          </table:table-cell>
          <table:table-cell office:value-type="string" table:style-name="ce2">
            <text:p>INFORMAÇÕES SOBRE SEGURO DE VIDA</text:p>
          </table:table-cell>
          <table:table-cell office:value-type="string" table:style-name="ce2">
            <text:p>Seguro de Pessoas</text:p>
          </table:table-cell>
          <table:table-cell table:number-columns-repeated="16381"/>
        </table:table-row>
        <table:table-row table:style-name="ro1">
          <table:table-cell office:value-type="float" office:value="515" table:style-name="ce3">
            <text:p>515</text:p>
          </table:table-cell>
          <table:table-cell office:value-type="string" table:style-name="ce2">
            <text:p>Solicitei portabilidade de minha previdência privada certificado 3333.3333333 para a Caixa Econômica Federal, e a instituição Itaú Vida e Previdência, após solicitar vários documentos que foram prontamente apresentados não tratou o pedido desde 33/33/3333. Anteriormente havia solicitado portabilidade dos dois planos que possuía, e apenas um deles foi portado. Importante ressaltar que apresentei a mesma documentação para ambos os planos e o pedido de portabilidade foi negado em apenas um deles, embora todos os dados estivessem corretos.Tentei contato pelo 3333 da empresa Itaú, mas fui informada de que informações sobre portabilidade não são fornecidas por aquele canal.Solicito a imediata portabilidade dos recursos para o meu plano na Caixa Econômica Federal, conforme solicitado.</text:p>
          </table:table-cell>
          <table:table-cell office:value-type="string" table:style-name="ce2">
            <text:p>Previdência Complementar Aberta</text:p>
          </table:table-cell>
          <table:table-cell table:number-columns-repeated="16381"/>
        </table:table-row>
        <table:table-row table:style-name="ro1">
          <table:table-cell office:value-type="float" office:value="789" table:style-name="ce3">
            <text:p>789</text:p>
          </table:table-cell>
          <table:table-cell office:value-type="string" table:style-name="ce2">
            <text:p>Solicito o estudo do caso em questão, o atendente não sabe a lei do empresário individual........ ele está solicitando o contrato social, que não existe conforme lei 33.333 de 33/33/3333. Preciso da minha Susep ativa como sempre foi e nunca mudei nada na minha empresa.</text:p>
          </table:table-cell>
          <table:table-cell office:value-type="string" table:style-name="ce2">
            <text:p>Cadastro</text:p>
          </table:table-cell>
          <table:table-cell table:number-columns-repeated="16381"/>
        </table:table-row>
        <table:table-row table:style-name="ro1">
          <table:table-cell office:value-type="float" office:value="1091" table:style-name="ce3">
            <text:p>1091</text:p>
          </table:table-cell>
          <table:table-cell office:value-type="string" table:style-name="ce2">
            <text:p>Estou tendo problemas com a seguradora SulAmerica em reconhecer a existência de apolices ativas de ramos distintos ,produto do seguro no ramo vida e outro ,que minha mãe contratou.. já entrei em contato por telefone eles não me esclarecem ou solucionam o caso,estão se recusando a aceitar que existe tal apolice e a cobertura e dá direito a mim como beneficiário receber tal valor, consta no certificado, consta no espaço cliente sulamerica e consta cadastro de minha mãe no ramo exclusivo para os clientes do ramo respectivo. Ao passar meu cpf ou o cpf da minha mãe a ligação na maioria das vezes cai a ligação ou durante a ligação eles desligam.. sou beneficiario ,minha mãe sempre provedora da nossa familia e segurada da SulAmerica ,faleceu em Maio.Eu só quero que seja pago o valor respectivo que consta no certificado,posso encaminhar meus dados para receber,estou de fato tento problemas pois preciso do valor para sanar dividas e manter o mínimo de segurança e tranquilidade para viver o luto da minha mãe e me estabilizar.Meu nome é Moraes ,CPF 333.333.333-33Nome da minha mãe LeiteCPF 333.333.333-33Protocolo de Reclamação <text:s/>Susep 3333.33/33333333333Abri no próprio site da susep, mas um dia antes do prazo finalizar eles enviaram um anexo e pedem que eu compreenda a situação deles e espere mais e se possível não avalie a empresa no site susep.. segue anexos ,no site susep também encaminhei esses e mais algus e também para própria SulAmerica via e-mail da ouvidoria.Obrigado, aguardo retorno, Deus abençoe!</text:p>
          </table:table-cell>
          <table:table-cell office:value-type="string" table:style-name="ce2">
            <text:p>Seguro de Pessoas</text:p>
          </table:table-cell>
          <table:table-cell table:number-columns-repeated="16381"/>
        </table:table-row>
        <table:table-row table:style-name="ro1">
          <table:table-cell office:value-type="float" office:value="274" table:style-name="ce3">
            <text:p>274</text:p>
          </table:table-cell>
          <table:table-cell office:value-type="string" table:style-name="ce2">
            <text:p>Foi dado a entrada no seguro de vida de W da Sudamerica saúde e a documentação foi protocolada no dia 33/33/33. O prazo para pagamento foi expirado e o pagamento não foi efetuado.</text:p>
          </table:table-cell>
          <table:table-cell office:value-type="string" table:style-name="ce2">
            <text:p>Seguro de Pessoas</text:p>
          </table:table-cell>
          <table:table-cell table:number-columns-repeated="16381"/>
        </table:table-row>
        <table:table-row table:style-name="ro1">
          <table:table-cell office:value-type="float" office:value="18" table:style-name="ce3">
            <text:p>18</text:p>
          </table:table-cell>
          <table:table-cell office:value-type="string" table:style-name="ce2">
            <text:p>Estou desde o dia 33/33/3333 tentando solicitar o resgate da minha previdência VGBL que está junto ao Banco Santander, o santanderprevi.No entanto não consigo fazer pelo aplicativo do banco e nem consigo acessar o site para realizar o pedido de resgate. Já foi realizado duas tentativas no fale conosco do site www.santanderprevi.com.br, uma tentativa de contato por e-mail e duas ligações no canal RH do banco (por se tratar de um caso de ex-colaborador), em nenhuma das tentativas de contato foi resolvido o problema.Também realizei a tentativa de contato com a central de atendimento pelo 3333-3333 e também não foi possível, pois segundo a atendente o resgate da minha previdência, por ser de ex colaborador SOMENTE poderá ser realizada através do site, já mencionado acima. Quando tento acessar o site não é identificado os meus dados para realizar o cadastro de acesso, consequentemente não consigo pedir o resgate e já não sei o que fazer mais nem a quem recorrer.</text:p>
          </table:table-cell>
          <table:table-cell office:value-type="string" table:style-name="ce2">
            <text:p>Previdência Complementar Aberta</text:p>
          </table:table-cell>
          <table:table-cell table:number-columns-repeated="16381"/>
        </table:table-row>
        <table:table-row table:style-name="ro1">
          <table:table-cell office:value-type="float" office:value="763" table:style-name="ce3">
            <text:p>763</text:p>
          </table:table-cell>
          <table:table-cell office:value-type="string" table:style-name="ce2">
            <text:p>Somos uma empresa de corretores de Seguros a mais de 33 anos cadastrados na SUSEP e estamos como o Registro Suspenso sem prévio aviso. Falamos e regularizamos o que foi pedido. Tem como regularizar o Registro??</text:p>
          </table:table-cell>
          <table:table-cell office:value-type="string" table:style-name="ce2">
            <text:p>Cadastro</text:p>
          </table:table-cell>
          <table:table-cell table:number-columns-repeated="16381"/>
        </table:table-row>
        <table:table-row table:style-name="ro1">
          <table:table-cell office:value-type="float" office:value="131" table:style-name="ce3">
            <text:p>131</text:p>
          </table:table-cell>
          <table:table-cell office:value-type="string" table:style-name="ce2">
            <text:p>Estou tentando há dias tirar uma mera certidão de Empresa Corretora de Seguros da SUSEP, numero corretor SUSEP 333333333, CNPJ 33333333/3333-33 e não consigo. Em função disso não consigo trabalhar, não consigo obter meu sustento por pura falta de informação ou objetividade do site da susep. As seguradoras não me deixam cadastrar como PJ sem essa certidão. Por fvr, alguém me ajude, pois eu não sei mais o que fazer. Também não consegui achar um contato telefônico para ser mais objetivo a resolução da demanda do contribuinte associado. Grato pela atenção</text:p>
          </table:table-cell>
          <table:table-cell office:value-type="string" table:style-name="ce2">
            <text:p>Cadastro</text:p>
          </table:table-cell>
          <table:table-cell table:number-columns-repeated="16381"/>
        </table:table-row>
        <table:table-row table:style-name="ro1">
          <table:table-cell office:value-type="float" office:value="363" table:style-name="ce3">
            <text:p>363</text:p>
          </table:table-cell>
          <table:table-cell office:value-type="string" table:style-name="ce2">
            <text:p>Olá, fiz o curso da susep vida e previdência pelo banco bradesco em 3333, gostaria de voltar a exercer vendas desse produto, inclusive tinha ate a carteirinha da susep .por gentileza, como faco para requerer 3 via e posteriormente fazer outro cursos de vcs para habilitação de mais produtos? Obrigada</text:p>
          </table:table-cell>
          <table:table-cell office:value-type="string" table:style-name="ce2">
            <text:p>Cadastro</text:p>
          </table:table-cell>
          <table:table-cell table:number-columns-repeated="16381"/>
        </table:table-row>
        <table:table-row table:style-name="ro1">
          <table:table-cell office:value-type="float" office:value="1145" table:style-name="ce3">
            <text:p>1145</text:p>
          </table:table-cell>
          <table:table-cell office:value-type="string" table:style-name="ce2">
            <text:p>Boa tarde Prezados; Recebi hoje a informação de que o nosso cadastro junto com a Susep está suspenso e gostaria de entender o motivo. Peço que verifiquem com urgencia essa informação pois a CORRETORA DE SEGUROS LTDA <text:s/>de CNPJ: 33333333333333 e sUSEP: 333333333, desconhece o motivo.</text:p>
          </table:table-cell>
          <table:table-cell office:value-type="string" table:style-name="ce2">
            <text:p>Cadastro</text:p>
          </table:table-cell>
          <table:table-cell table:number-columns-repeated="16381"/>
        </table:table-row>
        <table:table-row table:style-name="ro1">
          <table:table-cell office:value-type="float" office:value="1450" table:style-name="ce3">
            <text:p>1450</text:p>
          </table:table-cell>
          <table:table-cell office:value-type="string" table:style-name="ce2">
            <text:p>Considerando que a Susep não tem previsão de elaborar nova Avaliação Setorial de Risco (ASR), e que ocorreu um erro operacional na digitação no referido documento, sugiro fortemente que esse Regulador retificar a conclusão da Avaliação Setorial de Risco de PLD/FTP no que tange as vulnerabilidades do setores "Capitalização", "Previdência Complementar Aberta" e "Seguros, Resseguros e Retrocessão" de baixa para média, tendo em vista ter apresentado o resultado nota 3 e conforme ratificado pela própria Susep na consulta nº 33333.333333/3333-33, anexa, que a é vulnerabilidade dos setores é média.Sugiro ainda a republicação e a divulgação para os Entes Obrigados da Circular Susep nº 333/3333 da ASR retificada com o objetivo que os mesmos se adequem e implementem controles de PLD/FTP de acordo com a correta vulnerabilidade do setor, pois as empresas, bem como a própria Avaliação Nacional de Riscos consideram o setor como criticidade baixa.</text:p>
          </table:table-cell>
          <table:table-cell office:value-type="string" table:style-name="ce2">
            <text:p>Outros</text:p>
          </table:table-cell>
          <table:table-cell table:number-columns-repeated="16381"/>
        </table:table-row>
        <table:table-row table:style-name="ro1">
          <table:table-cell office:value-type="float" office:value="1521" table:style-name="ce3">
            <text:p>1521</text:p>
          </table:table-cell>
          <table:table-cell office:value-type="string" table:style-name="ce2">
            <text:p>Tenho dúvidas a respeito deste site mas também uma imensa dificuldade de falar com o setor responsável por ele! Não é amigável! Se selecionei que quero falar com o responsável pelo site ele sequer consegue me direcionar após o login!!!Fiz uma reclamação dirigida à SUSEP, fui direcionado a este site e este nada diz a respeito da superitendência com quem quero falar!!!! E sim PROCN/SP. Como o consumidor saberá que sua reclamação chegará onde quer que chegue?????Francamente, eta centralização não está sendo nada boa para o usuário!</text:p>
          </table:table-cell>
          <table:table-cell office:value-type="string" table:style-name="ce2">
            <text:p>Não identificada</text:p>
          </table:table-cell>
          <table:table-cell table:number-columns-repeated="16381"/>
        </table:table-row>
        <table:table-row table:style-name="ro1">
          <table:table-cell office:value-type="float" office:value="875" table:style-name="ce3">
            <text:p>875</text:p>
          </table:table-cell>
          <table:table-cell office:value-type="string" table:style-name="ce2">
            <text:p>Art. 3o O seguro de garantia estendida tem como objetivo propiciar ao segurado,facultativamente e mediante o pagamento de prêmio, a extensão temporal da garantia dofornecedor de um bem adquirido e, quando prevista, sua complementação§ 3o Quando a reposição por bem idêntico não for possível, deverá ser dada a opçãoao segurado de devolução do valor consignado no documento fiscal ou de reposição por umbem de características similares, limitado ao valor do documento fiscal.Art. 33 Caso ocorra a substituição do bem segurado pelo fabricante dentro doperíodo de vigência da garantia do fornecedor, o seguro de garantia estendida poderá serendossado, mediante acordo entre as partesPrezados Senhores,Visando preservar a finalidade normativa da Resolução 333, estabelecer um regramento claro, objetivo, sem obscuridades e talvez, dos direitos dos juntos em contrato apólice, entendo que a parte depois da virgula no artigo 33 " mediante acordo entre as partes" precisa ser removido do texto., isso para doravante prevenir que a Seguradora de forma unilateral tome a decisão de não fazer o endosso do seguro, em decorrência da troca do bem pelo fabricante no período de garantia do fabricante, e fundamentar com argumentos falsos e até zombando do Segurado a fazer a negativa do endosso e argumentar para beneficio do Segurado, tal como n o caso concreto em face da Seguradora Mapfre, que após a disputa ter sido levada para o Procon SP , menosprezou o Órgão de Defesa do Consumidor e o Consumidor e restou a recomendação do Procon para Ficha de Baixa - Orientado a recorrer ao Poder JudiciárioA saber:" O endosso nas apólices já vigentes, não trazem vantagem nenhuma aos consumidores, uma vez que, o novo produto trocado também possuem a garantia do fabricante, que geralmente são de 33 meses. Decorrido o prazo da garantia do fabricante que começara a garantia estendida, sendo que, em um endosso, quando terminar a garantia do fabricante restará menos de 33 meses do seguro de garantia estendida"Seguradora Mapfre claramente querendo confundir o órgão do Procon com afirmação, abaixo, completamente "non-sense", ou parece me, não <text:s/>prestou atenção nas condições do seguro em questão, <text:s/>ou é mal intencionada, ou acredita que o consumidor tem falta de inteligência, Sem mais, conto com um retorno da Susep a respeito,AtenciosamenteJose Renato</text:p>
          </table:table-cell>
          <table:table-cell office:value-type="string" table:style-name="ce2">
            <text:p>Outros</text:p>
          </table:table-cell>
          <table:table-cell table:number-columns-repeated="16381"/>
        </table:table-row>
        <table:table-row table:style-name="ro1">
          <table:table-cell office:value-type="float" office:value="1524" table:style-name="ce3">
            <text:p>1524</text:p>
          </table:table-cell>
          <table:table-cell office:value-type="string" table:style-name="ce2">
            <text:p>Eu Carolline tenho seguro de vida sul América e devido a perda visual repentina em Junho/3333 acionei o seguro após finalização do meu caso em 33/33/33. Após entregar todos os documentos necessários o seguro avisou hoje que precisa de um relatório referindo que a perda visual é irreversível, solicitação está indevida, já que já consta no envio de documentos o relatório médico, assinado e carimbado por especialista do Sus, do Estado da Bahia, do Instituto de Cegos da Bahia, onde relata que a paciente Carolline é portadora de deficiência visual, Uma vez que o médico designa um paciente ser deficiente visual, isso já caracteriza que a perda é irreversível, <text:s/>não mais é resolvido por tratamento ou cirurgia. Cabe a Sul América acatar o relatório e saber interpretar os termos médicos. Solicito a fiscalização desta instituição Sul América seguros de vida, frente ao sinistro Número 3-3333333 Aviso 33333333 Apolice 333333Número do Sac da queixa registrada na Sul América: 333333333333333.</text:p>
          </table:table-cell>
          <table:table-cell office:value-type="string" table:style-name="ce2">
            <text:p>Seguro de Pessoas</text:p>
          </table:table-cell>
          <table:table-cell table:number-columns-repeated="16381"/>
        </table:table-row>
        <table:table-row table:style-name="ro1">
          <table:table-cell office:value-type="float" office:value="745" table:style-name="ce3">
            <text:p>745</text:p>
          </table:table-cell>
          <table:table-cell office:value-type="string" table:style-name="ce2">
            <text:p>Prezado(a), boa tarde! Na qualidade de advogado e representante do ESPÓLIO DE JOÃO, portador do CPF n. 333.333.333-33, houve o seguinte despacho judicial:“Preliminarmente, diga o autor se remanesce interesse na presente demanda e, em caso positivo, em 33 dias, comprovar fora requerido previamente, em via administrativa, os documentos que pretende ver exibidos nesta demanda, face ao conteúdo do recurso repetitivo REsp 3.333.333/MS - STJ e entendimento do eg. TJMG, a saber:EMENTA: APELAÇÃO CÍVEL - AÇÃO CAUTELAR DE EXIBIÇÃO DE DOCUMENTOS - AUSÊNCIA DE INTERESSE DE AGIR - EXTINÇÃO SEM JULGAMENTO DO MÉRITO - RECURSO QUE SE NEGA PROVIMENTO- Segundo a orientação do STJ, consolidada no REsp 3.333.333/MS, julgado sob a ótica de recurso repetitivo (art. 333-C, do CPC/3333), aplicado por analogia aos contratos de seguro, a propositura de ação cautelar de exibição de documentos somente é possível se a parte autora comprovar, concomitantemente: a) a existência de relação jurídica entre as partes; b) o prévio pedido administrativo não atendido em prazo razoável.- Assim, nas Ações Cautelares de Exibição de Documentos, não há utilidade na manifestação do judiciário sem que antes haja a provocação (requerimento administrativo, ou uma simples notificação) da seguradora para a apresentação do documento requerido.- Inexistente a prova da provocação administrativa o feito deve ser extinto sem julgamento do mérito por ausência de interesse de agir. <text:s/>(TJMG - <text:s/>Apelação Cível <text:s/>3.3333.33.333333-3/333, Relator(a): Des.(a) Domingos Coelho , 33ª CÂMARA CÍVEL, julgamento em 33/33/3333, publicação da súmula em 33/33/3333 - g.n.).Cumpra-se sob pena de indeferimento da inicial.”A demanda judicial em tela é para se ter conhecimento de possível seguro de vida em nome do falecido, o qual, em leito de morte, afirmou a existência e a inventariante não conseguiu tais informações perante as parcas instituições que disponibilizam aludido contrato em sua cidade, a qual é no interior de Minas Gerais.Diante do exposto, requer que seja fornecida informação se aludida pessoa foi, ou não, contratante de seguro de vida. Em caso positivo, informar perante qual a instituição, declinando seu CPNJ, bem como o prêmio e o valor da apólice em caso de sinistro.</text:p>
          </table:table-cell>
          <table:table-cell office:value-type="string" table:style-name="ce2">
            <text:p>Seguro de Pessoas</text:p>
          </table:table-cell>
          <table:table-cell table:number-columns-repeated="16381"/>
        </table:table-row>
        <table:table-row table:style-name="ro1">
          <table:table-cell office:value-type="float" office:value="308" table:style-name="ce3">
            <text:p>308</text:p>
          </table:table-cell>
          <table:table-cell office:value-type="string" table:style-name="ce2">
            <text:p>Boa tarde. Sou Maria, CPF 333.333.333-33, responsável técnica pela G CORRETORA DE SEGUROS. Preciso enviar a ultima alteração de contrato para a SUSEP, mas não estou conseguindo acesso a MINHA CONTA. Conforme orientação da SUSEP, entrar em contato com a plataforma gov.br. para ajuda. Aguardo breve retorno. Em função do prazo.</text:p>
          </table:table-cell>
          <table:table-cell office:value-type="string" table:style-name="ce2">
            <text:p>Cadastro</text:p>
          </table:table-cell>
          <table:table-cell table:number-columns-repeated="16381"/>
        </table:table-row>
        <table:table-row table:style-name="ro1">
          <table:table-cell office:value-type="float" office:value="856" table:style-name="ce3">
            <text:p>856</text:p>
          </table:table-cell>
          <table:table-cell office:value-type="string" table:style-name="ce2">
            <text:p>3. O cadastro da minha empresa CORRETORA DE SEGUROS DE VIDA LTDA,CNPJ:33.333.333/3333-33, encontra-se ativo no sistema da SUSEP, entretanto no mesmo sistema na opção PROCURAR CORRETORES a mensagem é que a empresa está inativa.3. Dentro do sistema da SUSEP não dá para emitir a CND, pois o site está com erro. Coloco os dados do nome da empresa ou o CNPJ e diz que a empresa não existe.Estou sem receber meus pagamentos, porque a SUSEP não está atualizando!</text:p>
          </table:table-cell>
          <table:table-cell office:value-type="string" table:style-name="ce2">
            <text:p>Cadastro</text:p>
          </table:table-cell>
          <table:table-cell table:number-columns-repeated="16381"/>
        </table:table-row>
        <table:table-row table:style-name="ro1">
          <table:table-cell office:value-type="float" office:value="497" table:style-name="ce3">
            <text:p>497</text:p>
          </table:table-cell>
          <table:table-cell office:value-type="string" table:style-name="ce2">
            <text:p>Meu cadastro está bloqueado desde o dia 33/33/3333 e não fui comunicado e mesmo assim já fiz o envio do meu contrato social para que fosse analisado e liberado, sendo que já tem mais de 33 dias e o meu cadastro não foi liberado e está me prejudicando financeiramente e aos meu clientes também principalmente...pois eu não tive nenhuma alteração de contrato social e mesmo assim eu fui suspenso e já mandei 3 e-mails que não foram respondidos até o momento, então eu conto com este pedido aqui na Ouvidoria que me ajude por favor pois eu tenho renovação agora dia 33/33/3333 e estou bloqueado e impedido de trabalhar sem motivo algum. O NOME DA EMPRESA É CORRETORA DE SEGUROS EIRELI CNPJ: 33333333333333</text:p>
          </table:table-cell>
          <table:table-cell office:value-type="string" table:style-name="ce2">
            <text:p>Cadastro</text:p>
          </table:table-cell>
          <table:table-cell table:number-columns-repeated="16381"/>
        </table:table-row>
        <table:table-row table:style-name="ro1">
          <table:table-cell office:value-type="float" office:value="596" table:style-name="ce3">
            <text:p>596</text:p>
          </table:table-cell>
          <table:table-cell office:value-type="string" table:style-name="ce2">
            <text:p>Boa Tarde em fevereiro de 3333. Aluguei um Imóvel através Liga Imobiliária inscrição de CNPJ na época 33.333.333/3333-33 e foi feito um seguro caução através de Porto Seguro Capitalização S.A., ao sair do imóvel em 3333 entrei em contato com o vendedor de seguro da época que intermediava que a liga me passou através do e-mail: email; foi feito em 3333 um pedido de liberação de caução da época assinada por mim e ficaram de ver a assinatura do dono do imóvel para eu ter o resgate, mas desde 3333, não tenho posicionamento. Tento entrar em contato tanto com porto seguro quanto a imobiliária mas não tenho solução para o resgate do mesmo. Segue em anexo o pedido de liberação de 3333 faltando assinatura do dono do imóvel, que era de responsabilidade da imobiliária. e Numero ultimo protocolo de conversa com porto seguro 333333333333</text:p>
          </table:table-cell>
          <table:table-cell office:value-type="string" table:style-name="ce2">
            <text:p>Outros</text:p>
          </table:table-cell>
          <table:table-cell table:number-columns-repeated="16381"/>
        </table:table-row>
        <table:table-row table:style-name="ro1">
          <table:table-cell office:value-type="float" office:value="585" table:style-name="ce3">
            <text:p>585</text:p>
          </table:table-cell>
          <table:table-cell office:value-type="string" table:style-name="ce2">
            <text:p>Boa tarde!Sou cliente da empresa Proteção Veicular - Garant Benefícios de Proteção veicular, com sede no Endereço: Rua Javari, 333 - Concórdia, Belo Horizonte - MG, 33333-333 -Telefone: (33) 3333-3333, Whatsapp <text:s/>(33) 33333-3333 - email e CNPJ 33333333333333. No dia 33/33/3333 meu veiculo placa HMC3333 - Palio envolveu em um acidente de transito na cidade de Belo Horizonte MG, Boletim de Ocorrencia 3333-33333333-333. Acionei minha proteção veicular pra dar entrada no sinistro dos veiculos meu e do terceiro envolvido veiculo RNP3A33 - Renegade, assim foi feito. Alguns dias depois depois de enviar toda documentação para Garant foi autorizado os reparos do meu veiculo HMC3333 -Palio, levei para oficina indicada e foi feito os reparos, ate ai estava dando tudo certo. Mas o veiculo RNP3A33 - Renagade, que esta na garantia e o proprietario nao abre mao de consertar o mesmo na concessionaria autorizada para nao perder a garantia. Mas ja faz mais de 33 dias e Garant não autorizou os reparos do veiculo na autorizada alegando que os reparos deverao ser feito na oficina credenciada pela empresa Garant <text:s/>e não na concessonaria autorizada da marca, se meu carro estivesse na garantia tambem iria querer o mesmo. Sendo que os danos causados no veiculo do terceiro esta dentro da cobertura da minha proteção veicular. No dia 33/33/3333 fiz contato com a Garant via email para tentar solucionar este impasse , ate sugeri dar meu veiculo para cobrir os danos do terceiro ou mesmo arcar com metade do valor, porque o terceiro so quer levar o carro na autorizada para arrumar. Porque alegação da empresa e sempre que o veiculo tem quer ser arrumado nas oficinas credenciadas por eles, porque sabemos que o serviço das autorizadas são mais caros por usar pecas novas e com garantia maior dos serviços. Agora estou sem saber o que fazer, porque tem tudo que podia pra negociar mesmo sabendo que eles tem que pagar e tudo esta caminhando pra ir pra justiça, porque paguei por um produto que não cobre nem que esta previsto. Seguem alguns documentos para analise. Respeitosamente.Aemail</text:p>
          </table:table-cell>
          <table:table-cell office:value-type="string" table:style-name="ce2">
            <text:p>Seguro de Automoveis</text:p>
          </table:table-cell>
          <table:table-cell table:number-columns-repeated="16381"/>
        </table:table-row>
        <table:table-row table:style-name="ro1">
          <table:table-cell office:value-type="float" office:value="655" table:style-name="ce3">
            <text:p>655</text:p>
          </table:table-cell>
          <table:table-cell office:value-type="string" table:style-name="ce2">
            <text:p>Prezados, Preciso de intervenção da SUSEP urgente, estou em meio a uma viagem e preciso de atendimento médico, a seguradora AIG simplesmente deixou de me responder, estou desesperado e sentindo muitas dores, conto com a intervenção para que sejam tomadas as devidas providências. Por favor caso necessitem de mais informações estou a disposição por e-mail.</text:p>
          </table:table-cell>
          <table:table-cell office:value-type="string" table:style-name="ce2">
            <text:p>Seguro de Pessoas</text:p>
          </table:table-cell>
          <table:table-cell table:number-columns-repeated="16381"/>
        </table:table-row>
        <table:table-row table:style-name="ro1">
          <table:table-cell office:value-type="float" office:value="1077" table:style-name="ce3">
            <text:p>1077</text:p>
          </table:table-cell>
          <table:table-cell office:value-type="string" table:style-name="ce2">
            <text:p>Saber se tenho algum valor a receber de seguro</text:p>
          </table:table-cell>
          <table:table-cell office:value-type="string" table:style-name="ce2">
            <text:p>Seguro de Pessoas</text:p>
          </table:table-cell>
          <table:table-cell table:number-columns-repeated="16381"/>
        </table:table-row>
        <table:table-row table:style-name="ro1">
          <table:table-cell office:value-type="float" office:value="1427" table:style-name="ce3">
            <text:p>1427</text:p>
          </table:table-cell>
          <table:table-cell office:value-type="string" table:style-name="ce2">
            <text:p>Entrei em contato com RCI SERVICOS através do telefone 33333333333, solicitando cancelamento do seguro que foi feito junto com o financiamento do meu carro, na concessionária NISSAN. No momento da assinatura do contrato me foi dito que esse seguro não poderia ser retirado, por isso assinei e liguei solicitando o cancelamento. Na ligação me informaram que não poderiam fazer o cancelamento, que eles tem orientação para que dizer ao cliente procurar o local onde fez o seguro para cancelar. Pedi que me mandasse por e-mail essa informação e disseram que não poderiam, pois não tinham acesso a e-mail. Procurei a concessionária pedindo o cancelamento e me informaram que o cancelamento deveria ser feito pelo 3333 que liguei. Então fica esse jogo de colocar a responsabilidade de um pro outro e quem perde é o cliente, que fica sem saber onde cancelar o seguro.</text:p>
          </table:table-cell>
          <table:table-cell office:value-type="string" table:style-name="ce2">
            <text:p>Seguro de Automoveis</text:p>
          </table:table-cell>
          <table:table-cell table:number-columns-repeated="16381"/>
        </table:table-row>
        <table:table-row table:style-name="ro1">
          <table:table-cell office:value-type="float" office:value="1244" table:style-name="ce3">
            <text:p>1244</text:p>
          </table:table-cell>
          <table:table-cell office:value-type="string" table:style-name="ce2">
            <text:p>Boa Tarde, Caríssimos (as). Sou Advogado Anderson, com OAB RS 333333, atuando no processo de cobrança e embargos à execução números 3333333-33.3333.3.33.3333 e 3333333-33.3333.3.33.3333 respectivamente, junto ao colega Dr. RONALDO <text:s text:c="2"/>RS333333 ( PARTES: APROCAPEL - ASSOCIACAO DOS PROPRIETARIOS DE CAMINHOES DE PELOTAS E REGIAO X SUPERINTENDÊNCIA DE SEGUROS PRIVADOS - SUSEP). Dito isso, estamos encontrando dificuldades de localizar por inteiro o processo administrativo de n° <text:s/>33333.333333/3333-33, convertido no SEI nº 33333.333333/3333-33 DE 33/33/3333. Nesse sentido, peço gentileza para autarquia Federal disponibilizar o processo administrativo supra em sua integralidade, eis que é documento crucial no trabalho em qual estamos habilitados, ou seja, nos processos judiciais informados. Outrossim, caso não disponibilizem através do presente requerimento, que a autarquia indique o caminho da localização do processo administrativo que originou a CDA (N° DO CRÉDITO 3.333.333333/33-33) (N° DA INSCRIÇÃO 3.333.333333/33-33). Termos em que aguarda resposta e deferimento dos pedidos.</text:p>
          </table:table-cell>
          <table:table-cell office:value-type="string" table:style-name="ce2">
            <text:p>Não identificada</text:p>
          </table:table-cell>
          <table:table-cell table:number-columns-repeated="16381"/>
        </table:table-row>
        <table:table-row table:style-name="ro1">
          <table:table-cell office:value-type="float" office:value="1192" table:style-name="ce3">
            <text:p>1192</text:p>
          </table:table-cell>
          <table:table-cell office:value-type="string" table:style-name="ce2">
            <text:p>Favor preciso de informaçao para atualizar cadastro suspenso. A razão social da empresa foi alterado para Ltda, não há alteração contratual, foi feito de oficio pela Receita Federal <text:s/>lei lei 33.333/33. Como devo proceder para atualizar cadastro do CN`PJ 33.333.333/3333-33?</text:p>
          </table:table-cell>
          <table:table-cell office:value-type="string" table:style-name="ce2">
            <text:p>Não identificada</text:p>
          </table:table-cell>
          <table:table-cell table:number-columns-repeated="16381"/>
        </table:table-row>
        <table:table-row table:style-name="ro1">
          <table:table-cell office:value-type="float" office:value="636" table:style-name="ce3">
            <text:p>636</text:p>
          </table:table-cell>
          <table:table-cell office:value-type="string" table:style-name="ce2">
            <text:p>Meu pai bateu no carro de outra pessoa (Luis). Passamos o contato da nossa associação veicular para o corretor de seguros do Luis. Ocorre que após a nossa associação indicar a oficina em que o carro dele seria consertado, ele recusou o serviço, não levou o carro para fazer a perícia na oficina e simplesmente arcou sozinho com o valor da franquia do carro. O Luis disse que foi mal atendido na oficina e de que o contato com a minha associação veicular foi moroso.Estamos temerosos de que o seguro dele e ele próprio busquem ressarcimento desses valores contra minha família, MESMO APÓS MINHA ASSOCIAÇÃO VEICULAR INDICAR LOCAL PARA O CONSERTO. A associação veicular disse que não arcará com nenhum custo porque não houve perícia e nada do tipo. Minha família ficará com esse prejuízo? Isso é possível?</text:p>
          </table:table-cell>
          <table:table-cell office:value-type="string" table:style-name="ce2">
            <text:p>Seguro de Automoveis</text:p>
          </table:table-cell>
          <table:table-cell table:number-columns-repeated="16381"/>
        </table:table-row>
        <table:table-row table:style-name="ro1">
          <table:table-cell office:value-type="float" office:value="301" table:style-name="ce3">
            <text:p>301</text:p>
          </table:table-cell>
          <table:table-cell office:value-type="string" table:style-name="ce2">
            <text:p>A caixa seguradora deve realizar pericia em imovel que sofreu sinistro por enchente, Contudo, não consigo contato para solucionar o problema. Todos os contatos não produzem resultado. Solicito providencias pra a questão.</text:p>
          </table:table-cell>
          <table:table-cell office:value-type="string" table:style-name="ce2">
            <text:p>Outros</text:p>
          </table:table-cell>
          <table:table-cell table:number-columns-repeated="16381"/>
        </table:table-row>
        <table:table-row table:style-name="ro1">
          <table:table-cell office:value-type="float" office:value="170" table:style-name="ce3">
            <text:p>170</text:p>
          </table:table-cell>
          <table:table-cell office:value-type="string" table:style-name="ce2">
            <text:p>Prezados, bom dia. Na condiçõeos gerais contradas do seguro não tinha em nenhum lugar afirmando que uma pessoa viria a minha casa para eu assinar documentos. Um terceiro entrou em contato comigo sob o número+33 33 33333-3333 se dizendo preposto da SEGURADORA e afirmando que iria recolher assinaturas e preecher formulários,sendo que a própria seguradora não me avisou nada sobre. E mesmo se fosse prática padrão eu me recuso a executa-la. Assinar documentação com preposto é algo que eu me recuso a fazer, além de o prazo de resposta do meu sinistro já ter se estrapolado. E eu não aceitarei esse tipo de conduta, visto eu ter enviado mais do que toda documentação necessária para a formulaçãol do pagamento. Em caso persistência ou negativa, eu irei acionar a justiça e entrar com processo de execução pela apólice ser um contrato protestavel e fazer titulo executivo extrajudicial, tendo ainda no processo a possibilidade de penhora. Só quero o que é meu por direito e nada além disso. Exijo respeito e não atenderei qualquer preposto sendo ou não da empresa. E não assinarei qualquer documento principalmente pela questão de golpes, por preservar o meu patrimonio e por me preservar. Essa prática além de abusiva é fora da realidade.No caso de divergência sobre a causa, natureza ou extensão de lesões, bem comoavaliação da incapacidade relacionada ao segurado, a sociedade seguradora deverápropor ao segurado, por meio de correspondência escrita, dentro do prazo de 33 dias, a contar da data da contestação, a constituição de junta médica.</text:p>
          </table:table-cell>
          <table:table-cell office:value-type="string" table:style-name="ce2">
            <text:p>Não identificada</text:p>
          </table:table-cell>
          <table:table-cell table:number-columns-repeated="16381"/>
        </table:table-row>
        <table:table-row table:style-name="ro1">
          <table:table-cell office:value-type="float" office:value="189" table:style-name="ce3">
            <text:p>189</text:p>
          </table:table-cell>
          <table:table-cell office:value-type="string" table:style-name="ce2">
            <text:p>Venho denunciar a seguradora secon <text:s/>de CNPJ 333333333333333 que incluiu desconto não autorizado na minha conta corrente.A mesma não possui SAC ou telefones ativos, dificultando a suspensão/ cancelamento dos "contratos" impostos sem anuência do suposto segurado.Essa prática infelizmente está bastante comum, trazendo transtornos as pessoas, que ora descontado não há o que fazer.Caso seja possível e esse o canal devido, gostaria de saber os endereços e contatos dessa seguradora, assim como providências cabíveis e punitivas a essa seguradora.</text:p>
          </table:table-cell>
          <table:table-cell office:value-type="string" table:style-name="ce2">
            <text:p>Não identificada</text:p>
          </table:table-cell>
          <table:table-cell table:number-columns-repeated="16381"/>
        </table:table-row>
        <table:table-row table:style-name="ro1">
          <table:table-cell office:value-type="float" office:value="289" table:style-name="ce3">
            <text:p>289</text:p>
          </table:table-cell>
          <table:table-cell office:value-type="string" table:style-name="ce2">
            <text:p>Prezado Senhor Presidente C - SUSEP - Superintendência de Seguros Privados <text:s text:c="2"/>Estou insatisfeita com a atuação da CEF Seguros, empresa autorizada pela SUSEP.Efetuei a reclamação <text:s/>nos locais de atendimento e no Serviço de Atendimento ao Consumidor (SAC) da própria empresa CEF, mas o assunto não foi resolvido nessas instâncias. Apresentei a reclamação à Ouvidoria da CEF, porém não estou satisfeita com a resposta <text:s/>recebida. Solicito a mediação de V.Sa. Aplica uma multa na CEF. Atenciosamente,C?CEFAGÊNCIA 3333 - SERRA DA CANTAREIRA - AGÊNCIA QUE CONTRATEI O SEGUROEssa agência e a CEF <text:s/>são inteiramente responsáveis pelo extravio ou roubo dos meus documentos, <text:s/>autenticados em cartório:RG/CPF/ COMPROVANTE DE RESIDÊNCIA/ LAUDO MÉDICO E RELATÓRIO MÉDICO ORIGINAIS. <text:s text:c="2"/>No aguardo!Atenciosamente, <text:s text:c="4"/>C</text:p>
          </table:table-cell>
          <table:table-cell office:value-type="string" table:style-name="ce2">
            <text:p>Não identificada</text:p>
          </table:table-cell>
          <table:table-cell table:number-columns-repeated="16381"/>
        </table:table-row>
        <table:table-row table:style-name="ro1">
          <table:table-cell office:value-type="float" office:value="373" table:style-name="ce3">
            <text:p>373</text:p>
          </table:table-cell>
          <table:table-cell office:value-type="string" table:style-name="ce2">
            <text:p>Solicito providência em relacão a XP VIDA E PREVIDÊNCIA S/A, pois sendo solicitado a essa <text:s/>Instituicao pedido de portabilidade de 3 fundos de previdências privada, no dia 33/33/3333, apenas concluiu-se o fundo VGBL Capitania no dia 33/33/3333. Entrando em contato com o SAC, protocolo 33333333, recebi a resposta dia 33/33/3333, que o outro fundo ( VGBL Giant Zarathustra) estava dentro do prazo de portabilidade e que a cotização seria finalizada em 3 dias úteis. Solicito que a portabilidade do fundo zarathustra seja concluída com os valores do dia 33/33/3333, pois com essa demora os prejuízos foram maiores e que essa Instituição seja multada pelo atraso e falta de respeito ao consumidor, uma vez que nada justificava essa demora. Segue anexos. Att, Sônia</text:p>
          </table:table-cell>
          <table:table-cell office:value-type="string" table:style-name="ce2">
            <text:p>Previdência Complementar Aberta</text:p>
          </table:table-cell>
          <table:table-cell table:number-columns-repeated="16381"/>
        </table:table-row>
        <table:table-row table:style-name="ro1">
          <table:table-cell office:value-type="float" office:value="324" table:style-name="ce3">
            <text:p>324</text:p>
          </table:table-cell>
          <table:table-cell office:value-type="string" table:style-name="ce2">
            <text:p>Venho através desde fazer uma reclamação do Banco Pan, aquele famoso engana trouxa. Em 33.33.3333 fiz um financiamento de automóvel é com eles me empurraram um seguro sem eu pedir é claro me dizendo que seria obrigatório. Paguei bem a mais nas parcelas do meu financiamento sem pedir. Um financiamento com duração de 33 meses. Portanto se entende que o seguro também. Essa semana fui demitida da empresa a qual trabalhava é fui acionar o seguro é pasmem fiquei sabendo que ele tem vigência de apenas 3 anos. Pedi a apólice para um dos atendentes é ao ler percebi que tem dupla interpretação. No campo qual a duração do meu seguro? "Terminará com a liquidação do contrato". Pra mim se o contrato não está liquidado, portanto, o seguro está vigente. Peço providências ou meu dinheiro de volta pois eu não contratei esse seguro por contada própria.</text:p>
          </table:table-cell>
          <table:table-cell office:value-type="string" table:style-name="ce2">
            <text:p>Seguro de Pessoas</text:p>
          </table:table-cell>
          <table:table-cell table:number-columns-repeated="16381"/>
        </table:table-row>
        <table:table-row table:style-name="ro1">
          <table:table-cell office:value-type="float" office:value="618" table:style-name="ce3">
            <text:p>618</text:p>
          </table:table-cell>
          <table:table-cell office:value-type="string" table:style-name="ce2">
            <text:p>Fui vítima de uma venda casada e apenas hoje tomei conhecimento de um seguro residencial em que "contratei" no ano passado ao assinar um contrato de compra de um apartamento minha casa minha vida. A apólice me custou R$ 333,33 e ao fazer o cancelamento nesta data na central da Caixa, me informaram o valor de estorno de R$ 33,33. Não concordo pois o proporcional ao período em aberto é mais que isso. Solicito apoio e intervenção à Susep pois a Caixa se negou a revisar o cálculo.Apólice 3333333vigência: 33/33/33 a 33/33/33cancelamento em 33/33/33Protocolo de cancelamento de seguro Caixa Residencial333 333 333 33333/33/33 as 33h33 atendente Ana</text:p>
          </table:table-cell>
          <table:table-cell office:value-type="string" table:style-name="ce2">
            <text:p>Seguro Garantia</text:p>
          </table:table-cell>
          <table:table-cell table:number-columns-repeated="16381"/>
        </table:table-row>
        <table:table-row table:style-name="ro1">
          <table:table-cell office:value-type="float" office:value="25" table:style-name="ce3">
            <text:p>25</text:p>
          </table:table-cell>
          <table:table-cell office:value-type="string" table:style-name="ce2">
            <text:p>Bom dia.Gostaria de saber sobre o contrato de Nº 33333/33, ECT/ INTERUNION, Título de Capitalização que adquirir e tenho comprovante.</text:p>
          </table:table-cell>
          <table:table-cell office:value-type="string" table:style-name="ce2">
            <text:p>Não identificada</text:p>
          </table:table-cell>
          <table:table-cell table:number-columns-repeated="16381"/>
        </table:table-row>
        <table:table-row table:style-name="ro1">
          <table:table-cell office:value-type="float" office:value="615" table:style-name="ce3">
            <text:p>615</text:p>
          </table:table-cell>
          <table:table-cell office:value-type="string" table:style-name="ce2">
            <text:p>Meu pai faleceu em 33/33/3333 e como ele tinha um seguro da UNIÃO SEGURADORA, descontado em folha, sendo funcionário público dei entrada por telefone e e-mail enviando toda a documentação após um mès da sua morte para um caixa postal conforme solicitado. Hoje três meses depois não tive nenhum retorno da seguradora e não atendem minhas ligações. Solicito ajuda deste órgão para uma intervenção junto a essa empresa que não tem demonstrado nenhum respeito nem consideração a minha família, por ser contratada pelo PARANÁ PREVIDÊNCIA um órgão sério acredito que podem me ajudar e desde já agradeço a atenção.</text:p>
          </table:table-cell>
          <table:table-cell office:value-type="string" table:style-name="ce2">
            <text:p>Seguro de Pessoas</text:p>
          </table:table-cell>
          <table:table-cell table:number-columns-repeated="16381"/>
        </table:table-row>
        <table:table-row table:style-name="ro1">
          <table:table-cell office:value-type="float" office:value="19" table:style-name="ce3">
            <text:p>19</text:p>
          </table:table-cell>
          <table:table-cell office:value-type="string" table:style-name="ce2">
            <text:p>Gostaria de saber se tenho seguro prestamista junto a caixa econômica federal. Pois renovei um empréstimo e a pessoa q me atendeu disso q era obrigatório fazer este seguro, caso contrário não poderia fazer a renovação do empréstimo</text:p>
          </table:table-cell>
          <table:table-cell office:value-type="string" table:style-name="ce2">
            <text:p>Seguro de Pessoas</text:p>
          </table:table-cell>
          <table:table-cell table:number-columns-repeated="16381"/>
        </table:table-row>
        <table:table-row table:style-name="ro1">
          <table:table-cell office:value-type="float" office:value="399" table:style-name="ce3">
            <text:p>399</text:p>
          </table:table-cell>
          <table:table-cell office:value-type="string" table:style-name="ce2">
            <text:p>Boa tarde, Sou advogado (OAB/SC 33.333) e solicito sejam enviados eventuais processos ativou ou baixados em face de SUPORTE ASSOCIACAO DE MUTUO, BENEFICIOS E PROTECAO VEICULAR, cnpj nº. 33.333.333/3333-33, uma vez que a referida empresa está comercializando seguros "travestidos" de suporte veícular, objeto de ação judicial n. 3333333-33.3333.3.33.3333/SC. Caso não exista processo vigente, considerem tal correspondência como denúncia para fins de instauração de processo administrativo ou judicial.</text:p>
          </table:table-cell>
          <table:table-cell office:value-type="string" table:style-name="ce2">
            <text:p>Seguro de Automoveis</text:p>
          </table:table-cell>
          <table:table-cell table:number-columns-repeated="16381"/>
        </table:table-row>
        <table:table-row table:style-name="ro1">
          <table:table-cell office:value-type="float" office:value="468" table:style-name="ce3">
            <text:p>468</text:p>
          </table:table-cell>
          <table:table-cell office:value-type="string" table:style-name="ce2">
            <text:p>Prezados,Me chamo Luciano, sou corretor de seguros e estou tentando desde o dia 33/33/3333 alterar o nome da minha corretora no sistema da . Sigo SUSEP todo o passo a passo do manual mas não funciona. No site existe uma orientação quanto a dúvidas e erros, que é consultar o manual (o que eu já fiz) ou enviar um e-mail para email (o que eu também já fiz) mas não recebi resposta do e-mail, dede o dia 33/33/3333 não tive resposta.</text:p>
          </table:table-cell>
          <table:table-cell office:value-type="string" table:style-name="ce2">
            <text:p>Cadastro</text:p>
          </table:table-cell>
          <table:table-cell table:number-columns-repeated="16381"/>
        </table:table-row>
        <table:table-row table:style-name="ro1">
          <table:table-cell office:value-type="float" office:value="292" table:style-name="ce3">
            <text:p>292</text:p>
          </table:table-cell>
          <table:table-cell office:value-type="string" table:style-name="ce2">
            <text:p>Pessoal, bom dia!Fundamentado na 3333 CFCGostaria de saber se é obrigação do contador registrar na Sefaz a atividade da Empresa , bem como em todos os órgãos públicos para que produza efeito em todos os impostos e não somente no IPVA?!Precisa constar isso em contrato de prestação de serviço? É <text:s/>preciso que o cliente solicitar isso ao contador? Grata</text:p>
          </table:table-cell>
          <table:table-cell office:value-type="string" table:style-name="ce2">
            <text:p>Não identificada</text:p>
          </table:table-cell>
          <table:table-cell table:number-columns-repeated="16381"/>
        </table:table-row>
        <table:table-row table:style-name="ro1">
          <table:table-cell office:value-type="float" office:value="782" table:style-name="ce3">
            <text:p>782</text:p>
          </table:table-cell>
          <table:table-cell office:value-type="string" table:style-name="ce2">
            <text:p>Meu pai faleceu em 33 de Dezembro de 3333, e <text:s/>gostaria de saber se fui beneficiaria de seguro de vida deixado por ele.Descobri por um acaso, há pouco mais de três meses, que ele deixou um seguro de vida.Esse seguro foi liberado no inicio de 3333. Minha mãe e irmãos sabiam, eu não fui informada de tal beneficio. Existe a possibilidade de saber se fui beneficiária?Consigo ter acesso a essa apólice?</text:p>
          </table:table-cell>
          <table:table-cell office:value-type="string" table:style-name="ce2">
            <text:p>Seguro de Pessoas</text:p>
          </table:table-cell>
          <table:table-cell table:number-columns-repeated="16381"/>
        </table:table-row>
        <table:table-row table:style-name="ro1">
          <table:table-cell office:value-type="float" office:value="880" table:style-name="ce3">
            <text:p>880</text:p>
          </table:table-cell>
          <table:table-cell office:value-type="string" table:style-name="ce2">
            <text:p>Como faço para saber porque meu certificado está suspenso ???Informar passo a passo pf.</text:p>
          </table:table-cell>
          <table:table-cell office:value-type="string" table:style-name="ce2">
            <text:p>Cadastro</text:p>
          </table:table-cell>
          <table:table-cell table:number-columns-repeated="16381"/>
        </table:table-row>
        <table:table-row table:style-name="ro1">
          <table:table-cell office:value-type="float" office:value="559" table:style-name="ce3">
            <text:p>559</text:p>
          </table:table-cell>
          <table:table-cell office:value-type="string" table:style-name="ce2">
            <text:p>Fui aprovada na escola <text:s/>ENS em Dezembro e ate o momento não consigo acessar <text:s/>meu código na susep de <text:s/>todos os ramos. <text:s/>No sistema gov NÃO CONSIGO ALTERAR MEU STATUS DE PRATA PARA OURO, O QUE FAZER??, PRECISO INICIAR MEU TRABALHO COMO CORRETORA PARA VENDA DE AUTOMOVEIS.. Preciso de ajudaAnexos Originais</text:p>
          </table:table-cell>
          <table:table-cell office:value-type="string" table:style-name="ce2">
            <text:p>Cadastro</text:p>
          </table:table-cell>
          <table:table-cell table:number-columns-repeated="16381"/>
        </table:table-row>
        <table:table-row table:style-name="ro1">
          <table:table-cell office:value-type="float" office:value="632" table:style-name="ce3">
            <text:p>632</text:p>
          </table:table-cell>
          <table:table-cell office:value-type="string" table:style-name="ce2">
            <text:p>As seguradoras no Estado do Rio de Janeiro estão cobrando valores exorbitantes, desproporcionais a realidade dos sinistros, valores dos automóveis (que agora seguem em queda) e poder aquisitivo do cidadão.Em muitas cotações, mesmo clientes com 33 pontos no seguro como eu, podem ter de pagar de 3 mil a 33 mil reais de seguro anual por um automóvel que custa 33 mil reais.É abusivo, desproporcional; enriquecimento ilícito aparentemente.Já encaminhei o caso também ao MP, e se torna justo encaminhar para a SUSEP também.Seguem cotações feitas por mim no dia de hoje. Sou cliente com 33 pontos, exímio pagador e não tenho multas de trânsito.</text:p>
          </table:table-cell>
          <table:table-cell office:value-type="string" table:style-name="ce2">
            <text:p>Seguro de Automoveis</text:p>
          </table:table-cell>
          <table:table-cell table:number-columns-repeated="16381"/>
        </table:table-row>
        <table:table-row table:style-name="ro1">
          <table:table-cell office:value-type="float" office:value="204" table:style-name="ce3">
            <text:p>204</text:p>
          </table:table-cell>
          <table:table-cell office:value-type="string" table:style-name="ce2">
            <text:p>Solicito fiscalização especial e urgente junto à Bradesco Seguros e Previdência, para que essa seguradora interrompa a prática ilícita de retenção indevida de valores de terceiros. <text:s/>Solicitei a portabilidade de 3 PGBL há 33 dias e estão retendo. Já abri na seguradora protocolos junto ao atendimento e junto à Ouvidoria deles, sem sucesso.A SUSEP não fiscaliza isso rotineiramente ?</text:p>
          </table:table-cell>
          <table:table-cell office:value-type="string" table:style-name="ce2">
            <text:p>Previdência Complementar Aberta</text:p>
          </table:table-cell>
          <table:table-cell table:number-columns-repeated="16381"/>
        </table:table-row>
        <table:table-row table:style-name="ro1">
          <table:table-cell office:value-type="float" office:value="1142" table:style-name="ce3">
            <text:p>1142</text:p>
          </table:table-cell>
          <table:table-cell office:value-type="string" table:style-name="ce2">
            <text:p>Prezados, fiz um endosso dia 33/33 (sábado) na seguradora Bradesco e veio a mensagem de que estou com cadastro suspenso junto a susep. Fiz acesso ao site, digitei a susep, consta a suspensão, ao lado tem a opção (clique aqui para emitir a certidão), fiz isso, é a que está anexada, sendo esta "suspensa" a única disponível e sem informação nenhuma de como proceder a regularização. Entrei em contato com 33333333333, só me disseram para enviar para o e-mail email, já fiz isso, mas não tenho retorno. Como faço com meus clientes que precisam ativar o seguro?, o de sábado mesmo está com a proposta pendente de emissão devido a isto. Preciso desta certidão como "ativa" urgente, ainda hoje.</text:p>
          </table:table-cell>
          <table:table-cell office:value-type="string" table:style-name="ce2">
            <text:p>Cadastro</text:p>
          </table:table-cell>
          <table:table-cell table:number-columns-repeated="16381"/>
        </table:table-row>
        <table:table-row table:style-name="ro1">
          <table:table-cell office:value-type="float" office:value="1453" table:style-name="ce3">
            <text:p>1453</text:p>
          </table:table-cell>
          <table:table-cell office:value-type="string" table:style-name="ce2">
            <text:p>Sou corretor de seguros e recebi um aviso da cia de seguros que minha susep esta suspensa ( no site da susep esta ativa ). Enveie um email ha quase 33 dias e ninguem me responde ? isso é uma falta de respeito com o profissional, não existe um canal que consigo entrar em contato.</text:p>
          </table:table-cell>
          <table:table-cell office:value-type="string" table:style-name="ce2">
            <text:p>Cadastro</text:p>
          </table:table-cell>
          <table:table-cell table:number-columns-repeated="16381"/>
        </table:table-row>
        <table:table-row table:style-name="ro1">
          <table:table-cell office:value-type="float" office:value="278" table:style-name="ce3">
            <text:p>278</text:p>
          </table:table-cell>
          <table:table-cell office:value-type="string" table:style-name="ce2">
            <text:p>Prezados, bom dia!Meu esposo faleceu no dia 33/33/3333, anexo a certidao de obito.Preciso saber se havia algum seguro de vida e/ou previdencia em nome dele.Nome: BCPF: 333.333.333-33</text:p>
          </table:table-cell>
          <table:table-cell office:value-type="string" table:style-name="ce2">
            <text:p>Seguro de Pessoas</text:p>
          </table:table-cell>
          <table:table-cell table:number-columns-repeated="16381"/>
        </table:table-row>
        <table:table-row table:style-name="ro1">
          <table:table-cell office:value-type="float" office:value="261" table:style-name="ce3">
            <text:p>261</text:p>
          </table:table-cell>
          <table:table-cell office:value-type="string" table:style-name="ce2">
            <text:p>A seguradoradora Mapfre, não esta comprindo com seu contrato,fui vitima de furto,e não esta pagou pelo dano contratado,apenas decidiu um valor,que não sei por onde se baseou, e pagou,pedi a reanalise e mantiveram, nao acho justo ter que entrar com ação judicial,por <text:s/>algo que tenho direito,tudo leva a crer que a empresa quer que va para esse meio,pois não tem conversa,e o que eles decidem e pronto.No demontrativo de prejuizo,tem itens que foram colocados na lista pre existente e mesmo assim alegam nao ter existencia,item com nota fiscal e eles alegam nao ter existencia,eu e meu esposo temos a mesma profissao somos casados em comunhão de bens,não querem pagar pq esta em nome dele.Preciso dos equipamentos para trabalhar,alem de ter prejuizo no meu rendimento tenho que ficar me indispondo com a seguradora.</text:p>
          </table:table-cell>
          <table:table-cell office:value-type="string" table:style-name="ce2">
            <text:p>Não identificada</text:p>
          </table:table-cell>
          <table:table-cell table:number-columns-repeated="16381"/>
        </table:table-row>
        <table:table-row table:style-name="ro1">
          <table:table-cell office:value-type="float" office:value="313" table:style-name="ce3">
            <text:p>313</text:p>
          </table:table-cell>
          <table:table-cell office:value-type="string" table:style-name="ce2">
            <text:p>Venho registrar reclamação e solicitar abertura de processo administrativo <text:s/>contra seguradora bradesco vida Que se recusa a pagar indenização por invalidez permanente no meu caso que sou segurado e sofri acidente de trabalho e ja passei por junta medica solicitada pela seguradora a onde atestou deficiência visual <text:s/>segueira no olho esquerdo .a seguradora se nega a realizar pagamento <text:s/>da indenização que faço <text:s/>jus e direito ja enviei toda documentação solicitada .E agora <text:s/>os analistas pedem documentação de data anologa ao fato ocorrido por erro de seus próprios representantes ferindo assim o direito do consumidor e seus dependentes <text:s/>gerando constrangimento e dano moral Segurado ACpf 33333333333Numero do pedido ; 3333333333333333333 peço encarecidamentel a susep que abra processo administrativo <text:s/>contra a seguradora <text:s/>para que o consumidor tenha seu direito respeitado</text:p>
          </table:table-cell>
          <table:table-cell office:value-type="string" table:style-name="ce2">
            <text:p>Seguro de Pessoas</text:p>
          </table:table-cell>
          <table:table-cell table:number-columns-repeated="16381"/>
        </table:table-row>
        <table:table-row table:style-name="ro1">
          <table:table-cell office:value-type="float" office:value="251" table:style-name="ce3">
            <text:p>251</text:p>
          </table:table-cell>
          <table:table-cell office:value-type="string" table:style-name="ce2">
            <text:p>Fechamos um seguro para nosso carro em 33/33/3333 com a MAPFRE SEGUROS GERAIS S/A CNPJ: 33.333.333/3333-33 através da VIVA ADMINISTRADORA ECPF/CNPJ: 33.333.333/3333-33. Na data foi nos passada uma apolice com o valor de R$ <text:s/>3.333,33, valor ao qual pagamos a vista no dia 33/33/3333. a partir disso, imaginei que estava tudo certo, até que foi necessário acionar o seguro, recebemos a indenização do Sinistro com um desconto de R$ 3.333,33, como nós não tínhamos nenhum débito em aberto, fui procurar saber do que se tratava tal deconto. Em contato com a Mafre, me disseram que havia sido solicitado um endosso de cobrança em julho( 3 meses depois) e que esse valor constava em aberto e por isso o desconto havia sido feito no valor da nossa indenização. Porém, em momento nenhum fomos avisados de nenhuma alteração de valor na contratação de nosso seguro, fizemos o pagamento a vista, o carro não tinha multa e nem documento pra pagar. Agora eu entro em contato com a Mafre, eles falam que foi a corretora que solicitou essa cobrança, porque viram que haviam feito um calculo errado, ja a corretora diz que a Mafre que fez o desconto e que eles nada podem fazer. Eu sei que eu paguei o valor que me foi passado, não acho justo cobrarem mais 3 mil reais de algo que a gente nem foi informado, em momento nenhum fomos procurados pra nenhuma explicação. Simplesmente lançaram um débito e deixaram la, e a gente corria ate o risco de perder o seguro por causa de uma pendencia dessa. Enfim, vou deixar em anexo todos os documentos(apólice, comprovante de pagamento e conversa que tive com a Mafre sobre o assunto). E Gostaria de solicitar que fosse feito o acerto desse valor, pois não acho certa essa cobrança e até agora nenhuma das duas partes me provou que é uma cobrança devida.</text:p>
          </table:table-cell>
          <table:table-cell office:value-type="string" table:style-name="ce2">
            <text:p>Seguro de Automoveis</text:p>
          </table:table-cell>
          <table:table-cell table:number-columns-repeated="16381"/>
        </table:table-row>
        <table:table-row table:style-name="ro1">
          <table:table-cell office:value-type="float" office:value="147" table:style-name="ce3">
            <text:p>147</text:p>
          </table:table-cell>
          <table:table-cell office:value-type="string" table:style-name="ce2">
            <text:p>Tenho um cartão BMG e estão me cobrando um SEGURO PAPCARD todo mês sem a minha contratação.No valor de R$ 33,33. Não sei do que se trata e é impossível falar com a empresa. O serviço de atendimento via telefone é muito ruim e só consigo falar com a maquina.Quero o cancelamento do mesmo e a restituição dos valores que foram cobrados.</text:p>
          </table:table-cell>
          <table:table-cell office:value-type="string" table:style-name="ce2">
            <text:p>Outros</text:p>
          </table:table-cell>
          <table:table-cell table:number-columns-repeated="16381"/>
        </table:table-row>
        <table:table-row table:style-name="ro1">
          <table:table-cell office:value-type="float" office:value="1319" table:style-name="ce3">
            <text:p>1319</text:p>
          </table:table-cell>
          <table:table-cell office:value-type="string" table:style-name="ce2">
            <text:p>Prezados, A minha mae era funcionaria aposentada do INSS e faleceu no dia 33/33/3333.Gostaria de verificar se existe algum tipo de solicitacao que eu possa fazer para saber se existe seguro de vida registrado pela mesma.Desde ja agradeco atencao e fico no aguardo de uma breve resposta.Atenciosamente,Carlos Eduardo.</text:p>
          </table:table-cell>
          <table:table-cell office:value-type="string" table:style-name="ce2">
            <text:p>Seguro de Pessoas</text:p>
          </table:table-cell>
          <table:table-cell table:number-columns-repeated="16381"/>
        </table:table-row>
        <table:table-row table:style-name="ro1">
          <table:table-cell office:value-type="float" office:value="1171" table:style-name="ce3">
            <text:p>1171</text:p>
          </table:table-cell>
          <table:table-cell office:value-type="string" table:style-name="ce2">
            <text:p>Trata-se de dois fatos separados:Fato 33- Em 3333, tive 3 estufas atingidas pelo vento, onde duas deram perda total e uma foi danificada. Nesta ocasião, recebi o limite máximo de indenização que foi menor que o prejuízo real. Arrumamos a estufa danificada e demos como perdidas as estufas que tiveram perda total. Parei com a produção de tomate por um ano, dispensei três funcionários. <text:s/>Com dinheiro recebido da indenização, paguei o banco (onde as estufas estão financiadas), fiz acerto dos funcionários e paguei o concerto da estufa danificada.Fato 33- Em 3333, após a renovação desta apólice, a estufa danificada foi avariada novamente, pelo vento. Ao <text:s/>ir no banco do Brasil para acionar o seguro, vi que o gerente havia feito dois seguros com a Banco do Brasil seguros, onde um cobria danos na propriedade e outro se tratava de um seguro para uma estufa. Pedi a indenização da estufa danificada anteriormente pela apólice de seguro que cobria danos na propriedade, conforme orientação do gerente. A seguradora negou, dizendo que para ter direito ao seguro desta estufa (danificada e consertada em 3333) eu deveria ter consertado as estufas que foram perdidas (perda total), quando acionei o seguro em 3333. Apesar de ter renovado a apólice em 3333, eles não arcariam com o seguro da estufa, visto que não usei o dinheiro da indenização para arrumar estufas que foram dadas com perdas totais. Acontece que próprio gerente falou que era para pagar as parcelas do financiamento a vencer, o meu prejuízo foi superior ao recebido, eu perdi todos os meus clientes de tomate com a descontinuidade do fornecimento. Perdi as lavouras de tomate.Apesar de me sentir injustiçada, o perito que esteve na propriedade me orientou a entrar com o segundo seguro (outra apólice, menor na indenização, de uma estufa), feito com mesma empresa e com o mesmo gerente. Entrei com o segundo seguro, após a recusa do primeiro e recebi uma negatória, informando que eu deveria ter mencionado a existência do seguro anterior (que inclusive foi negado por esta mesma seguradora). Alegam que eu perdi o direito.Tudo que fiz foi de acordo com as orientações do gerente e do perito (que é sempre o mesmo). Nunca entrei com dois seguros ao mesmo tempo. Como posso estar agindo de má fé se foram dois seguros feitos com a mesma seguradora e o mesmo gerente?Sou pequena produtora rural, idosa, trabalho com a ajuda da minha filha e do meu genro. Já perdi a metade das minhas estufas, o dinheiro que recebi da primeira indenização foi muito inferior ao prejuízo. Como poderia ter adquirido duas novas estufas se o prejuízo foi de mais de trezentos mil reais e recebi duzentos e sessenta mil? Se renovei o seguro e estou pedindo indenização de uma estufa que arrumei, numa nova apólice, porque não posso receber? Se fiz o seguro com o mesmo gerente, mesmo banco, mesma empresa, o perito estava ciente, o gerente estava ciente, pedi o segundo seguro porque o primeiro me foi negado, como posso estar agindo de má fé? Como posso perder meu direito?Temos dificuldades em enviar documentos via aplicativo e via site, mesmo com a ajuda do gerente, é complicado o processo de atendimento. Um dia o aplicativo acusa estar com tudo certo, no outro ele sai fora do ar, no dia seguinte acusa estar faltando documento. Ligo na central e, mesmo recebendo links para enviar documentos, o site não permite o envio e o gerente tem que ficar tentando por outros meios. Os prazos de resposta são sempre estendidos, mesmo enviando o orçamento, me pedem para enviar novamente e zeram os prazos para resposta. Nesta lentidão de atendimento, tive um novo vendaval que estragou mais ainda a estrutura da estufa danificada (o perito inclusive registrou). Acredito que se tivesse recebido a indenização no tempo correto, talvez esta estufa não tivesse se danificado ainda mais.Tudo que falei pode ser confirmado através de conversas no whatsapp e e-mails.Por favor, me ajudem. Eu não consigo alcançar este raciocínio em que não tenho direito de receber dois seguros feitos com a mesma empresa e dois anos após ter acionado a novamente a seguradora.Atenciosamente,Odete</text:p>
          </table:table-cell>
          <table:table-cell office:value-type="string" table:style-name="ce2">
            <text:p>Seguro de Danos</text:p>
          </table:table-cell>
          <table:table-cell table:number-columns-repeated="16381"/>
        </table:table-row>
        <table:table-row table:style-name="ro1">
          <table:table-cell office:value-type="float" office:value="871" table:style-name="ce3">
            <text:p>871</text:p>
          </table:table-cell>
          <table:table-cell office:value-type="string" table:style-name="ce2">
            <text:p>Boa noite! <text:s/>Aposentei por invalidez permanente <text:s/>total ou parcial P / acidente , acionei o sinistro do seguro/ previdência <text:s/>da zuriich Santander Brasil seguros e previdência S/A de número da apólise 3333, venho solicitando há mais de um mês e não tenho resposta, solicito providências</text:p>
          </table:table-cell>
          <table:table-cell office:value-type="string" table:style-name="ce2">
            <text:p>Seguro de Pessoas</text:p>
          </table:table-cell>
          <table:table-cell table:number-columns-repeated="16381"/>
        </table:table-row>
        <table:table-row table:style-name="ro1">
          <table:table-cell office:value-type="float" office:value="305" table:style-name="ce3">
            <text:p>305</text:p>
          </table:table-cell>
          <table:table-cell office:value-type="string" table:style-name="ce2">
            <text:p>Olá , dia 33/33/3333 solicitei o cancelamento <text:s/>da minha apólice de numero : 3333333333333seguradora Suhai , porem não obtive solução , acionei a corretora A e a mesma me passou <text:s/>o contato da ouvidoria e a atendente me informou que só a corretora poderia fazer o cancelamento porem sem sucesso pois a mesma pediu para o supervisor entra em contatado para tentar solucionar meu problema mas sem sucesso . lembrando que meus boletos estão quitados.Só quero o cancelamento e a restituição dos valores referente ao tempo de <text:s/>não utilização do seguro.</text:p>
          </table:table-cell>
          <table:table-cell office:value-type="string" table:style-name="ce2">
            <text:p>Não identificada</text:p>
          </table:table-cell>
          <table:table-cell table:number-columns-repeated="16381"/>
        </table:table-row>
        <table:table-row table:style-name="ro1">
          <table:table-cell office:value-type="float" office:value="513" table:style-name="ce3">
            <text:p>513</text:p>
          </table:table-cell>
          <table:table-cell office:value-type="string" table:style-name="ce2">
            <text:p>Boa tarde, eu sou A, pai do F um dos sócios da Corretora de Seguros Ltda. <text:s/>CNPJ 33.333.333/3333-33 estamos com a corretora Bloqueada, alegaram que não enviamos o Contrato social, e dessa maneira enviamos, mas não foi resolvido, alegaram que o e-mail estava duplicado, ai mandamos novamente o contrato social ( em anexo) <text:s/>e o e-mail correto que é email a uns 33 dias atrás, e até agora nada, de liberação, estamos com seguros de cliente a vencer e estamos com a dificuldade de renovar por estar bloqueada, Obs: gostaria de receber se possível a resposta no meu e-mail, email, <text:s/>pois o meu filho esta em viagem fora do pais, obrigado pela atenção.</text:p>
          </table:table-cell>
          <table:table-cell office:value-type="string" table:style-name="ce2">
            <text:p>Cadastro</text:p>
          </table:table-cell>
          <table:table-cell table:number-columns-repeated="16381"/>
        </table:table-row>
        <table:table-row table:style-name="ro1">
          <table:table-cell office:value-type="float" office:value="926" table:style-name="ce3">
            <text:p>926</text:p>
          </table:table-cell>
          <table:table-cell office:value-type="string" table:style-name="ce2">
            <text:p>não estou conseguindo acesso a minha apolice estão pedindo 33 digitos de informações ue não contam na mesma tenho apenas codigo susep</text:p>
          </table:table-cell>
          <table:table-cell office:value-type="string" table:style-name="ce2">
            <text:p>Não identificada</text:p>
          </table:table-cell>
          <table:table-cell table:number-columns-repeated="16381"/>
        </table:table-row>
        <table:table-row table:style-name="ro1">
          <table:table-cell office:value-type="float" office:value="1520" table:style-name="ce3">
            <text:p>1520</text:p>
          </table:table-cell>
          <table:table-cell office:value-type="string" table:style-name="ce2">
            <text:p>Prezados, no dia 33/33/3333, contratei a apolice número 3333333333333 via central Youse, contratei um seguro auto com a promessa de ser simples e mais econômico comparado as outras empresas, porém no dia 33/33/3333, tive meu veículo furtado e após todo o trâmite tive o débito de R$ 3.333,33 da minha indenização, reclamei com a empresa, visto que não tinha essa informação na apólise e nenhum momento na contratação foi me informado isso. Não tive uma resposta por parte da companhia e não foi me apresentado evidências da data de contratação. Por esse motivo venho formalizar a minha reclamação aqui, solicitando o ressarcimento do valor debitado e com base no artigo 33 do Código do direito do consumidor o pagamento em dobro visto a cobrança indevida e má fé da Youse Seguros</text:p>
          </table:table-cell>
          <table:table-cell office:value-type="string" table:style-name="ce2">
            <text:p>Não identificada</text:p>
          </table:table-cell>
          <table:table-cell table:number-columns-repeated="16381"/>
        </table:table-row>
        <table:table-row table:style-name="ro1">
          <table:table-cell office:value-type="float" office:value="362" table:style-name="ce3">
            <text:p>362</text:p>
          </table:table-cell>
          <table:table-cell office:value-type="string" table:style-name="ce2">
            <text:p>Bom dia !! Estou com uma grande dificuldade para solicitar a minha SUSEP visto que a necessidade de ter uma Conta de Nível OURO no site e não consigo fazer esta alteração pelo site, gostaria de saber como devo proceder ???</text:p>
          </table:table-cell>
          <table:table-cell office:value-type="string" table:style-name="ce2">
            <text:p>Cadastro</text:p>
          </table:table-cell>
          <table:table-cell table:number-columns-repeated="16381"/>
        </table:table-row>
        <table:table-row table:style-name="ro1">
          <table:table-cell office:value-type="float" office:value="1330" table:style-name="ce3">
            <text:p>1330</text:p>
          </table:table-cell>
          <table:table-cell office:value-type="string" table:style-name="ce2">
            <text:p>Olá, venho aqui para sugerir a criação de uma API com para consultarmos os certificados de apólices de seguro garantia. Hoje consultamos por meio desse link: https://www3.susep.gov.br/safe/apolices/app/garantiaTemos um sistema de automação para emissão de apolices. Devido ser obrigatorio a inclusão dos certificados nos processos, hoje temos que fazer essa consulta manualmente.Seria muito interessante se hovesse uma API para consuta-los e fosse entregue o arquivo PDF.agradeço desde, já!</text:p>
          </table:table-cell>
          <table:table-cell office:value-type="string" table:style-name="ce2">
            <text:p>Seguro Garantia</text:p>
          </table:table-cell>
          <table:table-cell table:number-columns-repeated="16381"/>
        </table:table-row>
        <table:table-row table:style-name="ro1">
          <table:table-cell office:value-type="float" office:value="1068" table:style-name="ce3">
            <text:p>1068</text:p>
          </table:table-cell>
          <table:table-cell office:value-type="string" table:style-name="ce2">
            <text:p>Bom dia. Sou proprietário do veículo LR/EVOQUE P333 HSE DYN, placa KZA-3333, segurado junto a BRADESCO AUTO RE, apólice 333-333333-3333, vigência 33/33/33 a 33/33/33, e franquia R$ 33.333,33, pagando o prêmio de R$ 33.333,33. Na noite de 33/33/33, trafegava do Aeroporto VCP para Jundiaí, quando sofri sinistro ao passar sobre um objeto na via, que não identificou. De imediato, notei um barulho metálico na traseira do veículo. Como já era noite e o local ermo, seguiu viagem até sua casa em Jundiaí. Avisei o sinistro à BRADESCO AUTO RE (nº 333333333333333), e encaminhei o veículo para a concessionária STEFANINI em Campinas logo no dia 33/33/33, onde foi constatado amassado no defletor e dano decorrente do sinistro no diferencial traseiro, com orçamento de reparo de R$ 33.333,33.Em primeira resposta, a BRADESCO AUTO RE recusou a cobertura alegando que o valor do dano era inferior ao da franquia, em contradição com a apólice. Após pedido de reanálise, a BRADESCO AUTO RE restringiu o meu acesso aos documentos do sinistro na plataforma do seguro e apresentou nova recusa com justificativa diversa, sem realizar nova vistoria do veículo, alegando que não haveria sinais do impacto do dia 33/33/33, apesar de confirmar a existência dos danos consistente em “ronco incomum na caixa do diferencial”, jamais enviando a carta de recusa. Em suma, a seguradora extrapolou os prazos informados ao consumidor de dois dias úteis para resposta, forneceu informações contraditórias e, posteriormente, diante da demora injustificada, deixou de permitir o acesso do segurado aos documentos e não forneceu suporte ao cliente (carro reserva, informações claras, documentos, etc.).Em síntese, a conduta da BRADESCO AUTO RE subsome aos tipos penais e sanções administrativas do art. 3º, VII, L.3.333/33, art. 33, L.3.333/33, e arts. 33 e 33, Res. CNSP 333/33 SUSEP, formaliza o registro da reclamação.Deseja que a seguradora BRADESCO AUTO/RE apresente todos os documentos relacionados ao sinistro comunicado (333333333333333), e que efetue a cobertura dos danos decorrentes do sinistro do dia 33/33/33, conforme contrato de seguro apólice 333-333333-3333, e que arque com os prejuízos decorrente da demora e falta de clareza de informações, especialmente diante do fato de que está há mais de 33 dias sem o veículo e suporte de qualquer natureza, mesmo após contratar seguro de elevado valor (R$ 33.333,33).Att.,</text:p>
          </table:table-cell>
          <table:table-cell office:value-type="string" table:style-name="ce2">
            <text:p>Seguro de Automoveis</text:p>
          </table:table-cell>
          <table:table-cell table:number-columns-repeated="16381"/>
        </table:table-row>
        <table:table-row table:style-name="ro1">
          <table:table-cell office:value-type="float" office:value="1222" table:style-name="ce3">
            <text:p>1222</text:p>
          </table:table-cell>
          <table:table-cell office:value-type="string" table:style-name="ce2">
            <text:p>Encaminho em anexo o termo de declaração de concordância e veracidade assinado e meus documentos pessoais para autorização do SEI SUSEP já enviei no email <text:s/>email porém não tive retornoJosé CPF 333.333-333-33</text:p>
          </table:table-cell>
          <table:table-cell office:value-type="string" table:style-name="ce2">
            <text:p>Cadastro</text:p>
          </table:table-cell>
          <table:table-cell table:number-columns-repeated="16381"/>
        </table:table-row>
        <table:table-row table:style-name="ro1">
          <table:table-cell office:value-type="float" office:value="729" table:style-name="ce3">
            <text:p>729</text:p>
          </table:table-cell>
          <table:table-cell office:value-type="string" table:style-name="ce2">
            <text:p>Meu cadastro da empresa está suspenso, AGM Corretagem 33.333.333/3333-33. Creio que o motivo seja e-mail duplicado, informação que aparece no site da Susep e a qual não consigo resolver.Passei um e-mail para: email na segunda feira dia 33/33/33 e até o momento não foi resolvido.</text:p>
          </table:table-cell>
          <table:table-cell office:value-type="string" table:style-name="ce2">
            <text:p>Cadastro</text:p>
          </table:table-cell>
          <table:table-cell table:number-columns-repeated="16381"/>
        </table:table-row>
        <table:table-row table:style-name="ro1">
          <table:table-cell office:value-type="float" office:value="708" table:style-name="ce3">
            <text:p>708</text:p>
          </table:table-cell>
          <table:table-cell office:value-type="string" table:style-name="ce2">
            <text:p>Não recebi solicitação de pedido de documentos, <text:s/>e <text:s/>fui bloqueado, <text:s/>meus dados estão corretos no orgão. <text:s/>Mandei contrato social na Quinta no sistema e no email e não liberaram ainda, <text:s/>preciso URGENTE da liberação. <text:s/>Temos varias renovações de <text:s/>sexta a segda que não estamos tendo como renovar. <text:s/>Cnpj <text:s/>33.333.333/3333-33 <text:s text:c="3"/>FIDELIZA CORRETORA DE SEGUROS LTDA.</text:p>
          </table:table-cell>
          <table:table-cell office:value-type="string" table:style-name="ce2">
            <text:p>Cadastro</text:p>
          </table:table-cell>
          <table:table-cell table:number-columns-repeated="16381"/>
        </table:table-row>
        <table:table-row table:style-name="ro1">
          <table:table-cell office:value-type="float" office:value="933" table:style-name="ce3">
            <text:p>933</text:p>
          </table:table-cell>
          <table:table-cell office:value-type="string" table:style-name="ce2">
            <text:p>Eu tinha um seguro que foi cancelado pela empresa Mongeral aegon pela falta de um único pagamento no mês de novembro, meu contrato foi cancelado por eles pois não tiveram. Capacidade de entrar em contato comigo em nenhum momento para que houvesse o pagamento do mesmo. Tentei de várias formas um acordo para que pudesse continuar com meu seguro de vida mas eles foram irredutíveis. Após esse cancelamento eles nunca deixaram de cobrar no meu cartão, sendo que alguns valores já foram estornados em minha conta, mas novamente houve uma cobrança agora no mês de agosto já com contrato cancelado desde junho pelo email que eles me encaminharam e eles não querem extornar esse valor, isso e cobrança i devida, sendo que no mês passado já tinham feito essa mesma cobrança e externaram ela no cartão. Péssima empresa. Quero o estorno da cobrança indevida pois se eu tivesse morrido minha família estaria desassistida por essa empresa.</text:p>
          </table:table-cell>
          <table:table-cell office:value-type="string" table:style-name="ce2">
            <text:p>Seguro de Pessoas</text:p>
          </table:table-cell>
          <table:table-cell table:number-columns-repeated="16381"/>
        </table:table-row>
        <table:table-row table:style-name="ro1">
          <table:table-cell office:value-type="float" office:value="725" table:style-name="ce3">
            <text:p>725</text:p>
          </table:table-cell>
          <table:table-cell office:value-type="string" table:style-name="ce2">
            <text:p>Boa tarde,Houve alguma alteração na emissão de certidão no site da SUSEP?</text:p>
          </table:table-cell>
          <table:table-cell office:value-type="string" table:style-name="ce2">
            <text:p>Cadastro</text:p>
          </table:table-cell>
          <table:table-cell table:number-columns-repeated="16381"/>
        </table:table-row>
        <table:table-row table:style-name="ro1">
          <table:table-cell office:value-type="float" office:value="1447" table:style-name="ce3">
            <text:p>1447</text:p>
          </table:table-cell>
          <table:table-cell office:value-type="string" table:style-name="ce2">
            <text:p>Conforme protocolo #333333 de 33.maio.3333 foi enviada toda documentação para alterar o cadastro da minha corretora CNPJ 33.333.333-3333-33 que alterou NOME de SO para AS SOR e sociedade (eramos meu pai e eu e agora sou eu e meu esposo), e responsável (agora sou eu a corretora SUSEP registro 333333333).è um absurdo pois recebi o protocolo, fiquei tranquila. Mas vcs não alteraram e ainda suspenderam a empresa. Absurdo total. Liguei, pediram para eu enviar email. reenviei email com o protocolo anexado. ABSURDO TOTAL. PECO URGENTE REGULARIZACAO E PEDIDO DE DESCULPAS NO MINIMO</text:p>
          </table:table-cell>
          <table:table-cell office:value-type="string" table:style-name="ce2">
            <text:p>Cadastro</text:p>
          </table:table-cell>
          <table:table-cell table:number-columns-repeated="16381"/>
        </table:table-row>
        <table:table-row table:style-name="ro1">
          <table:table-cell office:value-type="float" office:value="392" table:style-name="ce3">
            <text:p>392</text:p>
          </table:table-cell>
          <table:table-cell office:value-type="string" table:style-name="ce2">
            <text:p>O responsável técnico pela Corretora de Seguros Ltda, Sr. J - 333333333 faleceu e preciso trocar o responsável técnico pela corretora anteriormente citada registrada na Susep sob n°333333333. Como devemos proceder?</text:p>
          </table:table-cell>
          <table:table-cell office:value-type="string" table:style-name="ce2">
            <text:p>Cadastro</text:p>
          </table:table-cell>
          <table:table-cell table:number-columns-repeated="16381"/>
        </table:table-row>
        <table:table-row table:style-name="ro1">
          <table:table-cell office:value-type="float" office:value="493" table:style-name="ce3">
            <text:p>493</text:p>
          </table:table-cell>
          <table:table-cell office:value-type="string" table:style-name="ce2">
            <text:p>Prezados, boa tarde! Minha SUSEP da empresa CNPJ 33.333.333/3333-33 está suspenso e não consigo contato nem informações para saber como faço para regularizar. Encontrei um email que me foi enviado em fevereiro, porém eu não tinha visto, onde pedia o Contrato Social da empresa. Anexei com muita dificuldde no site na data de hoje,porém não sei se teria mas alguma pendencia. Gostaria de uma orientação para que eu possa regularizar o mais breve possível por favor.</text:p>
          </table:table-cell>
          <table:table-cell office:value-type="string" table:style-name="ce2">
            <text:p>Cadastro</text:p>
          </table:table-cell>
          <table:table-cell table:number-columns-repeated="16381"/>
        </table:table-row>
        <table:table-row table:style-name="ro1">
          <table:table-cell office:value-type="float" office:value="1455" table:style-name="ce3">
            <text:p>1455</text:p>
          </table:table-cell>
          <table:table-cell office:value-type="string" table:style-name="ce2">
            <text:p>A empresa não disponibiliza um canal de atendimento para o corretor de seguros em que se possa falar com alguém diretamente. Estive nos endereços cadastrados no Rio e nenhum deles possui um atendimento. NENHUM! Apareceu uma pendência na minha corretora, mas não consigo regularizar e nem mesmo sei o porque ainda está pendente, tendo em vista que a minha empresa já se encontra regular na Receita.</text:p>
          </table:table-cell>
          <table:table-cell office:value-type="string" table:style-name="ce2">
            <text:p>Cadastro</text:p>
          </table:table-cell>
          <table:table-cell table:number-columns-repeated="16381"/>
        </table:table-row>
        <table:table-row table:style-name="ro1">
          <table:table-cell office:value-type="float" office:value="1441" table:style-name="ce3">
            <text:p>1441</text:p>
          </table:table-cell>
          <table:table-cell office:value-type="string" table:style-name="ce2">
            <text:p>Boa noite. No dia 33/33/3333, um veículo de placa RKT3A33, conduzido pelo Sr. Sérgio, bateu na lateral traseira do lado esquerdo do meu veículo, arrastando o carro dele por toda a minha lateral, quebrando o retrovisor e deixando bastantes danos no meu veículo. Os detalhes do acidente estão detalhados no BRAT. Acontece que ele assumiu a culpa, trocamos telefones, ele me permitiu tirar fotos de toda a documentação dele e do veículo, e o mesmo ficou de acionar o seguro para cobrir os danos no meu veículo. Assim ele fez, sob o sinistro 333333333333333. Acontece que a seguradora do Banco do Brasil/Mapfre Seguros analisou o sinistro e encerrou, informando que o segurado não teve culpa no acidente. E não me esclarecem como eles chegaram a conclusão de que a pessoa que bate por trás em outro veículo não tem culpa. O condutor, Sérgio me informou por whatsapp que já tinha informado que a culpa tinha sido dele à seguradora, inclusive escrevendo um relatório a próprio punho e assinando, e me informou que o relatório foi enviado à seguradora. (Print da conversa e relatório escrito pelo segurado em anexo). Gostaria de ajuda/intervenção junto à seguradora para resolver o problema administrativamente, sem necessidade de recorrer à justiça para reparação dos danos no meu veículo. Estou à disposição para prestar todos os esclarecimentos que sejam necessários. Obrigado.</text:p>
          </table:table-cell>
          <table:table-cell office:value-type="string" table:style-name="ce2">
            <text:p>Seguro de Automoveis</text:p>
          </table:table-cell>
          <table:table-cell table:number-columns-repeated="16381"/>
        </table:table-row>
        <table:table-row table:style-name="ro1">
          <table:table-cell office:value-type="float" office:value="792" table:style-name="ce3">
            <text:p>792</text:p>
          </table:table-cell>
          <table:table-cell office:value-type="string" table:style-name="ce2">
            <text:p>Gostaria de saber se há seguros no meu nome.</text:p>
          </table:table-cell>
          <table:table-cell office:value-type="string" table:style-name="ce2">
            <text:p>Seguro de Pessoas</text:p>
          </table:table-cell>
          <table:table-cell table:number-columns-repeated="16381"/>
        </table:table-row>
        <table:table-row table:style-name="ro1">
          <table:table-cell office:value-type="float" office:value="1280" table:style-name="ce3">
            <text:p>1280</text:p>
          </table:table-cell>
          <table:table-cell office:value-type="string" table:style-name="ce2">
            <text:p>Boa tarde. Estou há dias tentando emitir uma certidão de consulta de apólice, contudo não estou conseguindo. Já tentei de vários navegadores. Preencho os dados certinho, porém depois que preencho o "eu não sou um robô", nada acontece. Até que depois de um tempo o "eu não sou um robô" fica vermelho. Isto está impactando no acúmulo de trabalho aqui, já que não conseguimos conformar a apólice. Fico no aguardo de uma solução. Att, Maria <text:s/>33 33333333</text:p>
          </table:table-cell>
          <table:table-cell office:value-type="string" table:style-name="ce2">
            <text:p>Não identificada</text:p>
          </table:table-cell>
          <table:table-cell table:number-columns-repeated="16381"/>
        </table:table-row>
        <table:table-row table:style-name="ro1">
          <table:table-cell office:value-type="float" office:value="1036" table:style-name="ce3">
            <text:p>1036</text:p>
          </table:table-cell>
          <table:table-cell office:value-type="string" table:style-name="ce2">
            <text:p>Venho por meio deste Requerer informações sobre o Seguro de Vida em nome de Antônio e/ou Antonio Transportes ME, CPF: 333.333.333-33 e CNPJ: 33.333.333/3333-33, pois ele faleceu e somente recentemente eu (sua neta) soube que havia Seguro de Vida, mas os filhos dizem que não receberam nada. Por favor, preciso saber quem eram os Beneficiários ? Quem recebeu este seguro? <text:s/>E se há outros? Obs.: Meu avô tinha conta no Banco Santander e Banco do Brasil, em Dois Córregos/SP.</text:p>
          </table:table-cell>
          <table:table-cell office:value-type="string" table:style-name="ce2">
            <text:p>Seguro de Pessoas</text:p>
          </table:table-cell>
          <table:table-cell table:number-columns-repeated="16381"/>
        </table:table-row>
        <table:table-row table:style-name="ro1">
          <table:table-cell office:value-type="float" office:value="960" table:style-name="ce3">
            <text:p>960</text:p>
          </table:table-cell>
          <table:table-cell office:value-type="string" table:style-name="ce2">
            <text:p>A Susep da minha corretora está suspensa, já fiz tudo que deveria fazer conforme manual de instruções da Susep e mesmo assim a Susep continua suspensa, passei vários e-mails e não tive retorno, estou impossibilitado de comercializar e não sei mais o que fazer. Preciso de um retorno urgente!</text:p>
          </table:table-cell>
          <table:table-cell office:value-type="string" table:style-name="ce2">
            <text:p>Cadastro</text:p>
          </table:table-cell>
          <table:table-cell table:number-columns-repeated="16381"/>
        </table:table-row>
        <table:table-row table:style-name="ro1">
          <table:table-cell office:value-type="float" office:value="422" table:style-name="ce3">
            <text:p>422</text:p>
          </table:table-cell>
          <table:table-cell office:value-type="string" table:style-name="ce2">
            <text:p>Como faço para saber se um cliente meu deixou algum seguro para a família dele? Posso consultar pelo CPF?Me informa o caminho.Obrigado</text:p>
          </table:table-cell>
          <table:table-cell office:value-type="string" table:style-name="ce2">
            <text:p>Seguro de Pessoas</text:p>
          </table:table-cell>
          <table:table-cell table:number-columns-repeated="16381"/>
        </table:table-row>
        <table:table-row table:style-name="ro1">
          <table:table-cell office:value-type="float" office:value="480" table:style-name="ce3">
            <text:p>480</text:p>
          </table:table-cell>
          <table:table-cell office:value-type="string" table:style-name="ce2">
            <text:p>Prezados, Bom dia!Venho solicitar apoio a fim de fiscalização em uma empresa de seguros irregular, Neo Seguro de Automóvel CNPJ: 33.333.333/3333-33Em propaganda no site é informado o Processo SUSEP n° 33333.333333/3333-33 de autorização, mais o mesmo é inválido e não existe.Fui nesse site: https://sei.susep.gov.br/sei/modulos/pesquisa/md_pesq_processo_exibir.php?iI3OtHvPArITY333V33rhsSkbDKbaYSycOHqqF3xsM3IaDkkEyJpus3kCPb333VNEAb33AAxmJKUdrsNWVIqQ-3wXkDdowcUC33IgR3CfnOx3F3JB_FgVbemA3tPs3V3Fiz uma pesquisa consta outra empresa e outro cnpj: CARAL PARTICIPAÇÕES LTDAMeu pai fechou o seguro com esta empresa , só que ao verificar não consta nas Consultas de Entidades Licenciadas pela Susep e nem em Consultar Produtos Susep.Fomos vitimas de golpe, propaganda falsa e enganosa.</text:p>
          </table:table-cell>
          <table:table-cell office:value-type="string" table:style-name="ce2">
            <text:p>Seguro de Automoveis</text:p>
          </table:table-cell>
          <table:table-cell table:number-columns-repeated="16381"/>
        </table:table-row>
        <table:table-row table:style-name="ro1">
          <table:table-cell office:value-type="float" office:value="1490" table:style-name="ce3">
            <text:p>1490</text:p>
          </table:table-cell>
          <table:table-cell office:value-type="string" table:style-name="ce2">
            <text:p>Gostaria de registrar uma reclamacao da seguradora Assurant, eles não estão dando suporte algum ao cliente. Tem alguem da Susep que pode ajudar o consumidor???</text:p>
          </table:table-cell>
          <table:table-cell office:value-type="string" table:style-name="ce2">
            <text:p>Não identificada</text:p>
          </table:table-cell>
          <table:table-cell table:number-columns-repeated="16381"/>
        </table:table-row>
        <table:table-row table:style-name="ro1">
          <table:table-cell office:value-type="float" office:value="267" table:style-name="ce3">
            <text:p>267</text:p>
          </table:table-cell>
          <table:table-cell office:value-type="string" table:style-name="ce2">
            <text:p>Bom dia! Represento a Sucessão de P - CPF: 333.333.333-33!venho por meio desse contato, através de Ofício em anexo, emitido pela Vara Judicial Civil da Comarca de Tapera - RS (Processo n° 3333333-33.3333.3.33.3333/RS), Requerer cópia de de seguros em nome de <text:s/>P - CPF: 333.333.333-33!As cópias poderão ser enviadas para o E-mail: email ou respondidas no próprio processo mencionado!Obrigado pela atenção!RAdvogado OAB/RS 33.333</text:p>
          </table:table-cell>
          <table:table-cell office:value-type="string" table:style-name="ce2">
            <text:p>Seguro de Pessoas</text:p>
          </table:table-cell>
          <table:table-cell table:number-columns-repeated="16381"/>
        </table:table-row>
        <table:table-row table:style-name="ro1">
          <table:table-cell office:value-type="float" office:value="579" table:style-name="ce3">
            <text:p>579</text:p>
          </table:table-cell>
          <table:table-cell office:value-type="string" table:style-name="ce2">
            <text:p>Boa tarde!Gostaria de informações acerca de um processo cuja abertura se deu antes de 3333. Como posso consultar?</text:p>
          </table:table-cell>
          <table:table-cell office:value-type="string" table:style-name="ce2">
            <text:p>Não identificada</text:p>
          </table:table-cell>
          <table:table-cell table:number-columns-repeated="16381"/>
        </table:table-row>
        <table:table-row table:style-name="ro1">
          <table:table-cell office:value-type="float" office:value="583" table:style-name="ce3">
            <text:p>583</text:p>
          </table:table-cell>
          <table:table-cell office:value-type="string" table:style-name="ce2">
            <text:p>Em 3333 contratei um seguro veicular para meu carro e moto, porém ao ficar insatisfeito com o serviço prestado, solicitei o cancelamento do mesmo. Passado um tempo, foi solicitado a devolução dos rastreadores instalados. Ocorre que ao devolver os rastreadores fui informado que deveria pagar um valor adicional devido a permanência mínima, informação esta que não foi passada pelo corretor no ato da contratação. Ao indagar que a seguradora não poderia cobrar por permanência mínima fui informado de que não são seguradora e que nada podem fazer, porém o próprio corretor da seguradora havia informado que era seguradora e não havia qualquer cobrança adicional, uma vez que ao cancelar a proteção ela cessa a cobrança. Solicito providência para resolução do caso, pois a seguradora Privilégios Clube de Benefícios do Brasil sob o CNPJ 33.333.333/3333-33 esta agindo de má fé com seus clientes.</text:p>
          </table:table-cell>
          <table:table-cell office:value-type="string" table:style-name="ce2">
            <text:p>Seguro de Automoveis</text:p>
          </table:table-cell>
          <table:table-cell table:number-columns-repeated="16381"/>
        </table:table-row>
        <table:table-row table:style-name="ro1">
          <table:table-cell office:value-type="float" office:value="546" table:style-name="ce3">
            <text:p>546</text:p>
          </table:table-cell>
          <table:table-cell office:value-type="string" table:style-name="ce2">
            <text:p>Olá, prezados. Meu marido faleceu e gostaria de saber se existe algum seguro vinculado ao CPF dele em alguma instituição financeira. CPF 33333333333 A</text:p>
          </table:table-cell>
          <table:table-cell office:value-type="string" table:style-name="ce2">
            <text:p>Seguro de Pessoas</text:p>
          </table:table-cell>
          <table:table-cell table:number-columns-repeated="16381"/>
        </table:table-row>
        <table:table-row table:style-name="ro1">
          <table:table-cell office:value-type="float" office:value="1114" table:style-name="ce3">
            <text:p>1114</text:p>
          </table:table-cell>
          <table:table-cell office:value-type="string" table:style-name="ce2">
            <text:p>Entramos em contato com esta autarquia a fim de sanar algumas dúvidas quanto a validade de duas apólices de seguro garantia. Preliminarmente, cumpre esclarecer que neste momento o Ministério da Saúde, órgão do qual somos agentes de contratação, se encontra em um processo licitatório, no qual os licitantes participantes apresentaram suas propostas garantidas por apólices de seguro emitidas por duas seguradoras, conforme abaixo listados:LICITANTE 3: ARLETE MONTAGENS DE FEIRAS E EVENTOS LTDA. – CNPJ: 33.333.333/3333-33SEGURADORA: EXCELSIOR SEGUROS APÓLICE SEGURO GARANTIA Nº 3333333333333LICITANTE 3: CERRADO VIAGENS EIRELI - CNPJ n.º 33.333.333/3333-33SEGURADORA: JNS SEGURADORAAPÓLICE DE SEGURO GARANTIA – SETOR PÚBLICO N.º 33333333333333333333Informamos ainda que, em consulta ao site http://www.susep.gov.br/ a respeito destes documentos (apólices) emitidos pelas seguradoras e mencionados acima, constatamos que nenhum dos dois restou localizado nos registros desta autarquia. Assim, solicitamos o obséquio de nos informar se existe algum outro meio no qual possamos obter esta informação, sobre a validade das apólices, ou se for possível informar, mesmo sem localizar as apólices nos registros desta autarquia, elas são válidas quanto ao objeto que se propõe, ou seja, garantir a proposta apresentada pelas licitantes? Existe data de validade da cobertura da garantia?Certos da atenção e urgência que o caso requer,Agradecemos antecipadamente.</text:p>
          </table:table-cell>
          <table:table-cell office:value-type="string" table:style-name="ce2">
            <text:p>Seguro Garantia</text:p>
          </table:table-cell>
          <table:table-cell table:number-columns-repeated="16381"/>
        </table:table-row>
        <table:table-row table:style-name="ro1">
          <table:table-cell office:value-type="float" office:value="429" table:style-name="ce3">
            <text:p>429</text:p>
          </table:table-cell>
          <table:table-cell office:value-type="string" table:style-name="ce2">
            <text:p>Boa noite. Gostaria de informações sobre como contatar o seguro que adquiri no ato da compra do meu imóvel. Aguardo contato</text:p>
          </table:table-cell>
          <table:table-cell office:value-type="string" table:style-name="ce2">
            <text:p>Seguro de Pessoas</text:p>
          </table:table-cell>
          <table:table-cell table:number-columns-repeated="16381"/>
        </table:table-row>
        <table:table-row table:style-name="ro1">
          <table:table-cell office:value-type="float" office:value="987" table:style-name="ce3">
            <text:p>987</text:p>
          </table:table-cell>
          <table:table-cell office:value-type="string" table:style-name="ce2">
            <text:p>tenho interesse em voltar a trabalhar com seguros em geral e tinha susep, mas devido ao tempo que parei de trabalhar por causa da maternidade e falecimento de meu esposo, nunca mais trabalhei com seguros, como faço para saber se minha carteira ainda esta ativa e se posso voltar a trabalhar com a susep que eu tinha</text:p>
          </table:table-cell>
          <table:table-cell office:value-type="string" table:style-name="ce2">
            <text:p>Cadastro</text:p>
          </table:table-cell>
          <table:table-cell table:number-columns-repeated="16381"/>
        </table:table-row>
        <table:table-row table:style-name="ro1">
          <table:table-cell office:value-type="float" office:value="178" table:style-name="ce3">
            <text:p>178</text:p>
          </table:table-cell>
          <table:table-cell office:value-type="string" table:style-name="ce2">
            <text:p>Tenho um plano empresarial na empresa da qual fui demitido e devido resolução 333 da SUSEP, só poderia realizar o resgate nesse plano no ano de 3333. Sendo assim, realizei o resgate no dia 33/33/3333. A Bradesco Previdência pede 3 dias para análise e até 3 dias útteis para o crédito conforme regra SUSEP (3 dias).Até hoje 33/33/3333 o crédito não caiu. Peço apoio nesse caso e a Bradesco deve pagar uma multa nesse caso? devido ao atraso.</text:p>
          </table:table-cell>
          <table:table-cell office:value-type="string" table:style-name="ce2">
            <text:p>Não identificada</text:p>
          </table:table-cell>
          <table:table-cell table:number-columns-repeated="16381"/>
        </table:table-row>
        <table:table-row table:style-name="ro1">
          <table:table-cell office:value-type="float" office:value="982" table:style-name="ce3">
            <text:p>982</text:p>
          </table:table-cell>
          <table:table-cell office:value-type="string" table:style-name="ce2">
            <text:p>Protocolo Ouvidoria BB Seguros - <text:s/>Mapfre: ABA3333333333333Segurado: Pedro CPF 33333333333 / Apólice: 3333333333333Possuo seguro auto na BB Seguros, no qual minha mãe é a principal condutora. No dia 33/33/3333, aconteceu um sinistro de número 333333333333333. Minha mãe foi ao supermercado e ao entrar no estacionamento na calçada, esbarrou em uma moto, que também estava estacionada que caiu no chão. O acidente não foi sério porém danificou muito a moto. A BB Seguros negou o sinistro e, mesmo após abertura da Ouvidoria se recusaram a atender o sinistro. As negativas são sempre muito superficiais, sem informar qual foi a real razão da recusa. O terceiro (Angelica), a proprietária da moto, está causando grande estresse em minha mãe, uma senhora, ameaçando inclusive entrar na justiça. Essa situação se arrasta sem solução por mais de um mês. Exigimos a reabertura e atendimento do sinistro. Att: Pedro 33-33333-3333</text:p>
          </table:table-cell>
          <table:table-cell office:value-type="string" table:style-name="ce2">
            <text:p>Seguro de Automoveis</text:p>
          </table:table-cell>
          <table:table-cell table:number-columns-repeated="16381"/>
        </table:table-row>
        <table:table-row table:style-name="ro1">
          <table:table-cell office:value-type="float" office:value="698" table:style-name="ce3">
            <text:p>698</text:p>
          </table:table-cell>
          <table:table-cell office:value-type="string" table:style-name="ce2">
            <text:p>Presados, os <text:s/>Documentos solicitados, foram enviados em Abril, e enviamos novamente no portal e por e-mail 33/33/3333mantiveram os mesmos, sem alteração no contrato social ,Estamos com a Susep Suspensa, e Bloqueado na Seguradoras ,Preciso resolver com Urgência ,e não temos o retorno da Susep , <text:s/>Documentos solicitados enviado por email e site conforme o manual do corretor <text:s/>, e finalizada etapa Estamos bloqueados na seguradora pois estamos suspensos na SUSEP 333333333 <text:s/>TK CORRETORA DE SEGUROS LTDA - CNPJ 33.333.333.3333/33 Preciso renovar nossos seguros . E TEM UMA FROTA VENCENDO , E NÃO CONSIGO ACESSAR A, ATÉ ATUALIZAR ESSES SISTEMA</text:p>
          </table:table-cell>
          <table:table-cell office:value-type="string" table:style-name="ce2">
            <text:p>Cadastro</text:p>
          </table:table-cell>
          <table:table-cell table:number-columns-repeated="16381"/>
        </table:table-row>
        <table:table-row table:style-name="ro1">
          <table:table-cell office:value-type="float" office:value="1494" table:style-name="ce3">
            <text:p>1494</text:p>
          </table:table-cell>
          <table:table-cell office:value-type="string" table:style-name="ce2">
            <text:p>Estou denunciando a corretora de seguros SEGURO LTDA.ESTA EMPRESA ESTA ENGANANDO OS PROPRIETÁRIOS DO IMÓVEL.ESTÃO ENGANANDO <text:s/>UMA FAMÍLIA <text:s/>QUE COMPROU UMA CASA .ESTA CASA TEM SEGURO.ESSE IMÓVEL FOI VENDIDO.O IMÓVEL SOFREU SINISTRO E O DONO MORREU NO INCÊNDIO.3 DIAS APOS A MORTE AS DUAS IRMAS VENDERAM O IMÓVEL.DEIXANDO BEM CLARO QUE NÃO ESTAVAM INTERESSADAS NO SEGURO E QUE NÃO ENTRARIAM COM O PEDIDO DE SEGURO.OS PROPRIETÁRIOS DO IMÓVEL ENTRARAM COM O PEDIDO DE SEGURO 3 DIAS APOS COMPRAR A CASA .PEDINDO O SEGURO DE CASA PARA A REFORMA DO IMÓVEL..ACONTECE QUE JA FAZ UM ANO E 3 MESES .E A SEGURADORA NÃO PAGOU O SEGURO ATE AGORA.INCLUSIVE A CASA ESTA <text:s text:c="2"/>SEM O TELHADO E ISSO ESTA CAUSANDO O APODRECIMENTO DO IMÓVEL, CAUSANDO MUITO MAIS ESTRAGOS E PREJUÍZOS. A UM MÊS ATRÁS ,AS DUAS VENDEDORASDA CASA ENTRARAM COM UM NOVO PEDINDO DE SEGURO.DETALHES A EMPRESA <text:s/>FEZ O PEDIDO DE SEGURO PARA A FALECIDA MARTA RECEBER O SEGURO.DETALHE A MARTA MORREU A 3 ANOS E MEIO.COMO PODE UMA COISA DESSAS ACONTECER??ENTRAR COM UM PEDIDO DE SEGURO DE UM IMÓVEL QUE ELAS VENDERAM A UM ANO E QUATRO MESES.E OUTRO DETALHE.PEDIR O SEGURO PARA UMA FALECIDA A QUATRO ANOS E MEIO.POR ESSE MOTIVO ESTOU DENUNCIANDO A EMPRESA IVAMAK CORRETORA DE SEGURO LTDA.OS COMPRADORES DO IMÓVEL TEM TODOS OS DOCUMENTOS, INCLUINDO BOLETIM DE OCORRÊNCIA.QUEM FALA AQUI É A LIDIA UMA DAS PROPRIETÁRIA DO IMÓVEL.ESPERO RESPOSTAGRATIDÃO</text:p>
          </table:table-cell>
          <table:table-cell office:value-type="string" table:style-name="ce2">
            <text:p>Outros</text:p>
          </table:table-cell>
          <table:table-cell table:number-columns-repeated="16381"/>
        </table:table-row>
        <table:table-row table:style-name="ro1">
          <table:table-cell office:value-type="float" office:value="773" table:style-name="ce3">
            <text:p>773</text:p>
          </table:table-cell>
          <table:table-cell office:value-type="string" table:style-name="ce2">
            <text:p>Necessito consultar ter acesso as condições/regulamento contratuais de seguro de veículo da Seguradora Liberty seguros quem foram protocolizados junto a SUSEP. Não consigo encontrar no site www.susep.gov.br o acesso a esta informação. Queira por gentileza informar o link de acesso a esta informação.</text:p>
          </table:table-cell>
          <table:table-cell office:value-type="string" table:style-name="ce2">
            <text:p>Não identificada</text:p>
          </table:table-cell>
          <table:table-cell table:number-columns-repeated="16381"/>
        </table:table-row>
        <table:table-row table:style-name="ro1">
          <table:table-cell office:value-type="float" office:value="281" table:style-name="ce3">
            <text:p>281</text:p>
          </table:table-cell>
          <table:table-cell office:value-type="string" table:style-name="ce2">
            <text:p>Fale aquiprezados senhores,no dia 33/33/3333 recebi uma ligação da equatorial serviços, informando que eu por ser um excelente cliente da CEEE equatorial, passaria a ter direito a diversos benefícios sem mencionar do que se tratava.O atendente tinha conhecimento de todos os meus dados pessoais, nome, endereço, cpf e demais informações.diante da desconfiança, liguei para a CEEE Equatorial(concessionária de Energia de porto alegre - RS) e foz um registro da ocorrência, solicitando que fosse bloqueada qualquer tentativa de inclusão de débitos não referente ao meu consumo de energia.pois na fatura de janeiro de 3333 veio lançado na minha conta de energia um débito de R$ 33,33 referente a um seguro Lar Garantido que eu nunca solcitei e que não me fora oferecido.solicito a gentileza de acionar tal empresa para que cesse tal cobrança e devolva o que foi pago.Seguro registado na SUSEP sob número de processo 333-33333/33 (Vida em Grupo); 33333333/33-33 (Acidentes Pessoais Coletivo) e 33333.333333/3333-33 (Compreensivo Residencial)..alerto que além da cobrança indevida, está ocorrendo um desrespeito a LGPD visto que a empresa equatorial serviços tem todos os meus dados registrados na empresa CEEE Equatorial.acrescento que o telefone da empresa ( 3333 333 3333) não funciona.Atenciosamente,Je-mail emailfone: 333 333333333</text:p>
          </table:table-cell>
          <table:table-cell office:value-type="string" table:style-name="ce2">
            <text:p>Seguro de Pessoas</text:p>
          </table:table-cell>
          <table:table-cell table:number-columns-repeated="16381"/>
        </table:table-row>
        <table:table-row table:style-name="ro1">
          <table:table-cell office:value-type="float" office:value="958" table:style-name="ce3">
            <text:p>958</text:p>
          </table:table-cell>
          <table:table-cell office:value-type="string" table:style-name="ce2">
            <text:p>Gostaria de enviar denúncia ao SUSEP <text:s/>sobre seguro privado. Mais especificamente o não pagamento de seguro de vida deixado pelo falecido <text:s/>às <text:s/>herdeiras solicitado há <text:s/>mais de dois anos. Gostaria de informações de como prestar queixa contra o Banco/ seguradora junto <text:s/>aos órgãos de fiscalização. Grata.</text:p>
          </table:table-cell>
          <table:table-cell office:value-type="string" table:style-name="ce2">
            <text:p>Seguro de Pessoas</text:p>
          </table:table-cell>
          <table:table-cell table:number-columns-repeated="16381"/>
        </table:table-row>
        <table:table-row table:style-name="ro1">
          <table:table-cell office:value-type="float" office:value="727" table:style-name="ce3">
            <text:p>727</text:p>
          </table:table-cell>
          <table:table-cell office:value-type="string" table:style-name="ce2">
            <text:p>Boa noite ! Tive o registro de minha corretora suspenso por falta do envio do contrato social e so fui saber desse fato atraves de uma seguradora que bloqueou meu acesso. No mesmo dia ( 33.33) anexei o referido contrato no site da SUSEP para sanar a pendencia e ate o presente momento o registro continua suspenso. <text:s text:c="21"/>Tenho tentado me comunicar com a SUSEP porem não tenho conseguido . Quando ligo para o telefone 3333.3333333 sou informado que o contato só é possivel por e-mail, já enviei varios e-mails e nao obtive resposta . O whatsapp (33) 33333.3333 não funciona. Hoje fui na sede da SUSEP no Rio de Janeiro e fui informado que não existe mais atendimento presencial . Estou sem poder trabalhar e não consigo resolver esse problema , gostaria de uma solução URGENTE para esse problema. Empresa : CORRETORA DE SEGUROS LTDA - CNPJ: 33.333.333/3333-33 ....Socio : SERGIO <text:s/>-CPF: 333.333.333-33. Desde já agradeço a atenção dispensada e fico no aguardo de noticias. <text:s/>Anexos Originais</text:p>
          </table:table-cell>
          <table:table-cell office:value-type="string" table:style-name="ce2">
            <text:p>Cadastro</text:p>
          </table:table-cell>
          <table:table-cell table:number-columns-repeated="16381"/>
        </table:table-row>
        <table:table-row table:style-name="ro1">
          <table:table-cell office:value-type="float" office:value="1492" table:style-name="ce3">
            <text:p>1492</text:p>
          </table:table-cell>
          <table:table-cell office:value-type="string" table:style-name="ce2">
            <text:p>Primeiramente, parabenizo-lhes pela agilidade na resposta.Sigo na luta em tentar obter subsídios para convencer ou obrigar o banco Safra e a XP de <text:s/>me fornecer informações que entendo serem fundamentais para a portabilidade de PGBL que fiz.A resposta que recebi aqui do Falabr (33333.333333/3333-33) indica que minha “demanda possui a característica de uma Consulta Técnica” e que “As consultas deverão ser solicitadas por meio de PETICIONAMENTO ELETRÔNICO no site da Susep”.Já obtive acesso ao SEI 3.3.3 da SUSEP. Na área logada, ao clicar em “Peticionamento” e depois em “Processo Novo”, é apresentada uma lista de dezenas de opções (veja em anexo), mas em nenhuma delas indica ser para consultas técnicas e não encontrei nenhuma que cite portabilidade de PGBLs ou nada que pudesse se enquadrar na minha demanda.Solicito, portanto, se possível, que me informem qual das opções de Processo Novo, dentre as disponíveis no SEI (veja em anexo), devo utilizar para peticionar a minha Consulta Técnica:Obrigado.</text:p>
          </table:table-cell>
          <table:table-cell office:value-type="string" table:style-name="ce2">
            <text:p>Previdência Complementar Aberta</text:p>
          </table:table-cell>
          <table:table-cell table:number-columns-repeated="16381"/>
        </table:table-row>
        <table:table-row table:style-name="ro1">
          <table:table-cell office:value-type="float" office:value="1043" table:style-name="ce3">
            <text:p>1043</text:p>
          </table:table-cell>
          <table:table-cell office:value-type="string" table:style-name="ce2">
            <text:p>Preciso me recadastrar na susep, não estou conseguindo pois aparece uma mensagem informando que meu cadastro anterior esta cancelado. Foi necessário cancelar meu registro pois eu fui empregada de cia seguradora, neste momento preciso reativar para trabalhar como corretora. Preciso saber como devo proceder no portal, estou acessando susep usando o acesso ouro GOV, pesquiso o cpf e ja impede que eu continue o cadastro aparecendo a mensagem de cadastro anteior cancelado. Ja mandei email para o local indicado e ainda sem orientação do que precisa ser feito.</text:p>
          </table:table-cell>
          <table:table-cell office:value-type="string" table:style-name="ce2">
            <text:p>Cadastro</text:p>
          </table:table-cell>
          <table:table-cell table:number-columns-repeated="16381"/>
        </table:table-row>
        <table:table-row table:style-name="ro1">
          <table:table-cell office:value-type="float" office:value="421" table:style-name="ce3">
            <text:p>421</text:p>
          </table:table-cell>
          <table:table-cell office:value-type="string" table:style-name="ce2">
            <text:p>Preciso localizar uma apólice de seguro de garantia estendida. Pelo que vi, trata-se de um seguro, cuja apólice é registrada na Susep. Pois bem, na página de consulta da Susep, para obter dados, eu preciso do número da apólice de seguro. Ora, se ela está registrada no meu CPF, e eu tenho conta ouro no GOV.BR, por que motivo eu não posso acessasr meus dados. Em minha modesta opinião, bastaria o número de CPF, para poder obter toda a a listagem de apólices de seguro (uma consulta bem estruturada, poderia permitir o filtro por modalidade, data de emissão, ativos ou antigos etc. Entendo que a falta desse tipo de consulta, disponível ao cidadão comum, fere a LGPD e a LAI, sem contar a recente Lei Federal 33.333/3333, que diz que a identificação pelo número CPF deve ser suficiente em qualquer ógrão público. Cito como exemplo de excelência, em qua a Susep deveria se inspirar a consulta de valores a receber do Banco Central do Brasil. Deixo registrado de cara o meu mais veemente repúudio a falta de transparência e de orientação ao cidadão. Sinceramente, me pergunto qual a utilidade da consulta disponibilizada atualmente.</text:p>
          </table:table-cell>
          <table:table-cell office:value-type="string" table:style-name="ce2">
            <text:p>Não identificada</text:p>
          </table:table-cell>
          <table:table-cell table:number-columns-repeated="16381"/>
        </table:table-row>
        <table:table-row table:style-name="ro1">
          <table:table-cell office:value-type="float" office:value="364" table:style-name="ce3">
            <text:p>364</text:p>
          </table:table-cell>
          <table:table-cell office:value-type="string" table:style-name="ce2">
            <text:p>Sou certificado como corretor de seguros PF e PJ, porém não encontro meus dados no site da SUSEP para poder emitir a certidão. Segue abaixo os dados da última certidão que tirei:Certificamos que CORRETORA DE SEGUROS LTDA, CNPJ nº 33333333333333, encontra-se registrada na SUSEP, sob o nº 33.3333333.3, para atuar na atividade de corretagem de seguros referente aos ramos de PESSOAS, CAPITALIZAÇÃO E PREVIDÊNCIACOMPLEMENTAR ABERTA, e encontra-se com cadastro ATIVO.A sociedade apresenta o seguintes responsáveis técnicos: C - 33.3333333.3</text:p>
          </table:table-cell>
          <table:table-cell office:value-type="string" table:style-name="ce2">
            <text:p>Cadastro</text:p>
          </table:table-cell>
          <table:table-cell table:number-columns-repeated="16381"/>
        </table:table-row>
        <table:table-row table:style-name="ro1">
          <table:table-cell office:value-type="float" office:value="488" table:style-name="ce3">
            <text:p>488</text:p>
          </table:table-cell>
          <table:table-cell office:value-type="string" table:style-name="ce2">
            <text:p>Bom dia!Fiz o curso para Corretor de Seguros modalidade "Todos os Ramos" em meados de 3333 pela SUSEP, porém, não pude atuar na área pois sou servidor público pelo estado de São Paulo. Gostaria de saber se posso ativar meu registro junto a SUSEP sem, no entanto, <text:s/>atuar na área até que ocorra meu desligamento do serviço público. Motivo: <text:s/>tenho receio que meu Certificado perca a validade.Desde jáObrigado.</text:p>
          </table:table-cell>
          <table:table-cell office:value-type="string" table:style-name="ce2">
            <text:p>Cadastro</text:p>
          </table:table-cell>
          <table:table-cell table:number-columns-repeated="16381"/>
        </table:table-row>
        <table:table-row table:style-name="ro1">
          <table:table-cell office:value-type="float" office:value="512" table:style-name="ce3">
            <text:p>512</text:p>
          </table:table-cell>
          <table:table-cell office:value-type="string" table:style-name="ce2">
            <text:p>Bom dia! Estou há mais de 33 dias com a minha susep bloqueada, sem poder trabalhar, porque não atualizei uma informação no sistema. Como se a retirada de um sócio, que não era o responsável técnico fosse mais importante que o responsável técnico. Carreguei a documentação solicitada e fiz a alteração, HÁ 33 DIAS, até agora não consigo trabalhar. Isso é uma vergonha.</text:p>
          </table:table-cell>
          <table:table-cell office:value-type="string" table:style-name="ce2">
            <text:p>Cadastro</text:p>
          </table:table-cell>
          <table:table-cell table:number-columns-repeated="16381"/>
        </table:table-row>
        <table:table-row table:style-name="ro1">
          <table:table-cell office:value-type="float" office:value="226" table:style-name="ce3">
            <text:p>226</text:p>
          </table:table-cell>
          <table:table-cell office:value-type="string" table:style-name="ce2">
            <text:p>Sinistro n 333333Veículo: FORD -PLACA PXR3333Notificada: - Razão Social: ALFA SEGURADORA S/ACNPJ: 33.333.333/3333-33EU, Milena, venho por meio desta RECLAMAR SOBRE a ALFA SEGURADORA, que desde 3 de novembro está com meu carro na oficina sem liberação TOTAL das peças danificadas pelo SINISTRO.A ALFA SEGUROS negou o pedido de reparo de TRÊS peças solicitadas pela oficina referenciada, que se encontra em DNC (negada a cobertura), causando assim ainda mais a demora no reparo do veículo que se encontra inerte a 3 (TRÊS) meses na oficina.Primeiro retirou do orçamento sem EXPLICAÇÃO o pedido de uma bateria do veículo, código CN3333333BB - ITEN DO TIPO IMPACTO - ÁREA DE IMPACTO 3BATERIA (MOURA 33V 33RC 333A)A bateria do carro acabou pela demora no socorro da própria seguradora, o guincho levou 33h para retirar o veículo do local do acidente e por ter ficado com o pisca alerta ligado por dois dias a bateria findou.Por meio do contrato de seguro auto com a Alfa Seguradora gerou a obrigação da notificada em reparar todos os danos causa-dos no veículo FORD FUSION, placa PXR 3333, relacionados ao acidente ocorrido no dia 33 de novembro de 3333, sinistro n 333333.Ocorre que na data de 33/33/3333, foi negado também a solicitação do conserto de outras duas peças;3- Caixa de direção;3- Sensor do CON (controle de distância), que fica do lado esquerdo, exatamente o lado de maior impacto da colisão do veículo;O perito da oficina que está com o carro em questão, REFERENCIADA DA NOTIFICADA, DAUTO-SIA, descreveu em laudo de solicitação de reparo que:"Após teste foi constatado que a caixa de direção está dura e com barulho no motor auxiliar de direção, modulo de assistência de direção foi arrancado no sinistro, chicote do sensor danificado e é necessária sua substituição."O carro segurado se encontrava em ABSOLUTO perfeito estado, sem barulhos ou direção dura, prova disso é que o acidente aconteceu em uma rodovia em outro Estado, ou seja, se o veículo não estivesse em condições perfeitas eu não optaria em viajar com meus filhos em carro defeituoso.Fico no aguardo da solução desse problema que se arrasta para o QUARTO MÊS com o carro PARADO na oficina.Tendo um gasto extraordinário com carro alugado.</text:p>
          </table:table-cell>
          <table:table-cell office:value-type="string" table:style-name="ce2">
            <text:p>Seguro de Automoveis</text:p>
          </table:table-cell>
          <table:table-cell table:number-columns-repeated="16381"/>
        </table:table-row>
        <table:table-row table:style-name="ro1">
          <table:table-cell office:value-type="float" office:value="1062" table:style-name="ce3">
            <text:p>1062</text:p>
          </table:table-cell>
          <table:table-cell office:value-type="string" table:style-name="ce2">
            <text:p>Tenho uma Previdencia Complementar muito antiga que adquiri junto ao CCF em 3333. CCF foi adquirido pelo HSBC, enquanto era HSBC não tinha nenhum problema para tratar de qualquer assunto junto a instituição. Após a aquisição pelo Bradesco do HSBC, tenho um problema atras do outro SUSEP supostamente deveria agir mas não age, somente consigo fazer reclamações pelo CONSUMIDOR BR que não levam a lugar algum ou demoram meses para serem resolvidas pelo Bradesco que faz as proprias regras. No atual momento me esta sendo NEGADA pelo Bradesco a portabilidade de um recurso que tenho em outra insitiuição.Dizem que não pode....... Mas como respondi a eles eu já realizei no passado e não tive problema algum, obvio era HSBC. Se pudesse levava minha previdencia complementar para outro Banco mas infelizmente não posso pelas características de meta atuarial.</text:p>
          </table:table-cell>
          <table:table-cell office:value-type="string" table:style-name="ce2">
            <text:p>Previdência Complementar Aberta</text:p>
          </table:table-cell>
          <table:table-cell table:number-columns-repeated="16381"/>
        </table:table-row>
        <table:table-row table:style-name="ro1">
          <table:table-cell office:value-type="float" office:value="977" table:style-name="ce3">
            <text:p>977</text:p>
          </table:table-cell>
          <table:table-cell office:value-type="string" table:style-name="ce2">
            <text:p>Boa noite comprei um carro de uma revenda a um ano atrás, fui fazer uma cautelar para vender e constou na cautelar / sinistro com acionamento de seguro de acordo com a pesquisa feita , por isso Preciso dessas informações sobre o veículo pois a revenda me omitiu essa informação quando me vendeu o carro e fui prejudicado , todas pesquisas que fiz aparece o sinistro porém sem muitas informações sobre Preciso dessas informações ou algum meio de conseguir para provar que o mesmo ocorreu antes da minha compra . Data do sinistro LocAl <text:s/>Fotos ou qualquer outra informação.</text:p>
          </table:table-cell>
          <table:table-cell office:value-type="string" table:style-name="ce2">
            <text:p>Seguro de Automoveis</text:p>
          </table:table-cell>
          <table:table-cell table:number-columns-repeated="16381"/>
        </table:table-row>
        <table:table-row table:style-name="ro1">
          <table:table-cell office:value-type="float" office:value="201" table:style-name="ce3">
            <text:p>201</text:p>
          </table:table-cell>
          <table:table-cell office:value-type="string" table:style-name="ce2">
            <text:p>Prezados Venho por meio desta, fazer uma reclamação referente ao atendimento prestado pela seguradora Allianz Auto. Estou com um sinistro aberto junto a seguradora há vários dias, desde 33/33/3333, e após todo o transtorno e longo prazo de espera para vistoria, depois para primeira devolutiva da primeira análise, continuo sem resolução, sem carro para uso e aguardando a seguradora. Mesmo após receber em meu escritório, uma visita presencial de um tecnico da seguradora, onde apresentei documentos como BO, pagamentos de pedágios, <text:s/>fotos do local do sinistro, no qual comprovam o ocorrido, mesmo assim, até hoje não formalizaram a aprovação, para sequência dos reparos. O perito foi ao meu trabalho no dia 33/33/3333, e ao terminar a visita disse que os serviços seriam autorizados e a liberação aconteceria em até 33 horas. Porém, até hoje não deram aprovação formal, e a cada tentativa de atualização prorrogam a data de resposta, sem qualquer explicação ou justifica. Permaneço sem carro desde então, e aguardando a seguradora, que apesar de cobrar um seguro altíssimo, uma franquia exorbitante para uso do mesmo, não oferece o atendimento esperado.</text:p>
          </table:table-cell>
          <table:table-cell office:value-type="string" table:style-name="ce2">
            <text:p>Seguro de Automoveis</text:p>
          </table:table-cell>
          <table:table-cell table:number-columns-repeated="16381"/>
        </table:table-row>
        <table:table-row table:style-name="ro1">
          <table:table-cell office:value-type="float" office:value="1341" table:style-name="ce3">
            <text:p>1341</text:p>
          </table:table-cell>
          <table:table-cell office:value-type="string" table:style-name="ce2">
            <text:p>Fiz o cancelamento de um seguro contratado junto à Suhai e na hora de me devolverem o valor este foi muito menor do que o proporcional relativo ao pagamento x tempo de uso. Já entrei em contato com eles por e-mail e me disseram, mas ao que parece, o e-mail Suhai Seguradora (i3pro) <text:s/>email&gt; não é programado para receber respostas. Então estou em contato com a ouvidoria para entender os cálculos, porém já estou a mais de 33 minutos sem que tenha qualquer tipo de atendimento. De acordo com o decreto lei 33.333, existe um tempo máximo para atendimento, que deverá ser arbitrado pelas agencias reguladoras. Peço que me passem, também, o número da regulamentação da SUSEP parra o tempo de atendimento junto ao canal telefônico da seguradora.</text:p>
          </table:table-cell>
          <table:table-cell office:value-type="string" table:style-name="ce2">
            <text:p>Não identificada</text:p>
          </table:table-cell>
          <table:table-cell table:number-columns-repeated="16381"/>
        </table:table-row>
        <table:table-row table:style-name="ro1">
          <table:table-cell office:value-type="float" office:value="1067" table:style-name="ce3">
            <text:p>1067</text:p>
          </table:table-cell>
          <table:table-cell office:value-type="string" table:style-name="ce2">
            <text:p>Ola, bom dia.Temos um cliente que gostaria de constituir uma empresa de corretora de seguros e de imóveis no mesmo CNPJ, ele é cadastrado nos dois órgãos.É possível essa constituição? Vocês exigem alguma cláusula especifica ?</text:p>
          </table:table-cell>
          <table:table-cell office:value-type="string" table:style-name="ce2">
            <text:p>Cadastro</text:p>
          </table:table-cell>
          <table:table-cell table:number-columns-repeated="16381"/>
        </table:table-row>
        <table:table-row table:style-name="ro1">
          <table:table-cell office:value-type="float" office:value="874" table:style-name="ce3">
            <text:p>874</text:p>
          </table:table-cell>
          <table:table-cell office:value-type="string" table:style-name="ce2">
            <text:p>O Requerente solicita a Autarquia SUSEP <text:s/>todas apólices de seguros registradas em seu nome, pois enfrenta dificuldades na obtenção pela seguradora.</text:p>
          </table:table-cell>
          <table:table-cell office:value-type="string" table:style-name="ce2">
            <text:p>Não identificada</text:p>
          </table:table-cell>
          <table:table-cell table:number-columns-repeated="16381"/>
        </table:table-row>
        <table:table-row table:style-name="ro1">
          <table:table-cell office:value-type="float" office:value="1057" table:style-name="ce3">
            <text:p>1057</text:p>
          </table:table-cell>
          <table:table-cell office:value-type="string" table:style-name="ce2">
            <text:p>Prezados, boa tarde!Solicitamos a remoção da situação de PENDÊNCIA que foi registrado no cadastro de nossa corretora Soluções (CNPJ: 33.333.333/3333-33), pela qual sou responsável legal, conforme e-mail encaminhado a nós pela entidade em 33/33/3333. Não foi possível corrigir a pendência apontada pois, além de não depender do envio de documentação diretamente pela plataforma, o problema alegado junto à RFB é inexistente.Nossas obrigações cadastrais, tributárias e fiscais estão em dia, em todas as esferas de governo, conforme atestado nas atuais certidões emitidas pelas fazendas Municipal, Estadual e Federal (vide anexos).Havendo eventual pendência de outra natureza identificada, pedimos, por favor, ESPECIFICAR do que se trata exatamente para providenciarmos a devida solução!Aguardamos regularização e retorno para evitar eventual suspensão indevida do registro e transtornos decorrentes.Cordialmente, Johnny</text:p>
          </table:table-cell>
          <table:table-cell office:value-type="string" table:style-name="ce2">
            <text:p>Cadastro</text:p>
          </table:table-cell>
          <table:table-cell table:number-columns-repeated="16381"/>
        </table:table-row>
        <table:table-row table:style-name="ro1">
          <table:table-cell office:value-type="float" office:value="1281" table:style-name="ce3">
            <text:p>1281</text:p>
          </table:table-cell>
          <table:table-cell office:value-type="string" table:style-name="ce2">
            <text:p>Gostaria de saber se tem e qual é o modelo para fazer o pedido de SOCIEDADE DE CAPITALIZAÇÃO.Fico no aguardoRicardo telefone 33 3333333 33</text:p>
          </table:table-cell>
          <table:table-cell office:value-type="string" table:style-name="ce2">
            <text:p>Outros</text:p>
          </table:table-cell>
          <table:table-cell table:number-columns-repeated="16381"/>
        </table:table-row>
        <table:table-row table:style-name="ro1">
          <table:table-cell office:value-type="float" office:value="401" table:style-name="ce3">
            <text:p>401</text:p>
          </table:table-cell>
          <table:table-cell office:value-type="string" table:style-name="ce2">
            <text:p>Possui uma conta de Previdencia privada na Sul America, CNPJ 33.333.333/3333-33. Solicitei em 33/33/3333 a portabilidade deste plano para o ICATU Seguros S.A. CNPJ 33.333.333/3333-33 através do processo SUSEP 333 33333333333333. Até hoje não foi efetivada essa transferência..</text:p>
          </table:table-cell>
          <table:table-cell office:value-type="string" table:style-name="ce2">
            <text:p>Previdência Complementar Aberta</text:p>
          </table:table-cell>
          <table:table-cell table:number-columns-repeated="16381"/>
        </table:table-row>
        <table:table-row table:style-name="ro1">
          <table:table-cell office:value-type="float" office:value="689" table:style-name="ce3">
            <text:p>689</text:p>
          </table:table-cell>
          <table:table-cell office:value-type="string" table:style-name="ce2">
            <text:p>Prezados (as) <text:s/>bom dia,Estamos com a Susep suspensa!No dia 33/33 enviei a documentação solicitada mas até agora não obtivemos retorno e/ou previsão para regularização.Somos uma corretora com uma grande produção e não estamos conseguindo cotar em algumas seguradoras por conta da suspensão, gerando assim grande prejuízo financeiro. Ao entrar em contato com a central de atendimento da Susep, fomos informados de que o sistema esta sobrecarreagdo pois esta suspensão foi feita em âmbito nacional e que não será possível determinar um prazo para a regularização. <text:s/>Solicitamos ajuda para que a regularização ocorra o mais breve possível.</text:p>
          </table:table-cell>
          <table:table-cell office:value-type="string" table:style-name="ce2">
            <text:p>Cadastro</text:p>
          </table:table-cell>
          <table:table-cell table:number-columns-repeated="16381"/>
        </table:table-row>
        <table:table-row table:style-name="ro1">
          <table:table-cell office:value-type="float" office:value="386" table:style-name="ce3">
            <text:p>386</text:p>
          </table:table-cell>
          <table:table-cell office:value-type="string" table:style-name="ce2">
            <text:p>Srs. ao emitir a nossa certidão de regularidade constatamos que a nossa CORRETORA SEGUROS, CNPJ 33 333 333/3333-33 está com o mesmo SUSPENSO. .Certificamos que CORRETORA DE SEGUROS LTDA, CPF/CNPJ nº ***.333.333-**, registro SUSEP nº 333333333, encontra-se com REGISTRO Suspenso.A sociedade apresenta os seguintes responsáveis técnicos: <text:s text:c="3"/>J - 333333333O Código desta Certidão é: CC333333333_33333333_333333_333.Qual o procedimento para revertermos a situação, pois não temos conhecimento do que ocorreu?</text:p>
          </table:table-cell>
          <table:table-cell office:value-type="string" table:style-name="ce2">
            <text:p>Cadastro</text:p>
          </table:table-cell>
          <table:table-cell table:number-columns-repeated="16381"/>
        </table:table-row>
        <table:table-row table:style-name="ro1">
          <table:table-cell office:value-type="float" office:value="1037" table:style-name="ce3">
            <text:p>1037</text:p>
          </table:table-cell>
          <table:table-cell office:value-type="string" table:style-name="ce2">
            <text:p>Recebi uma email com pendencia da empresa Nome: ASSESSORIA E CORRETAGEM LTDA Número de registro Susep: 333333333, esta empresa nao sofreu nenhuma alteracao.Segue docs para encerrar tal pendencia</text:p>
          </table:table-cell>
          <table:table-cell office:value-type="string" table:style-name="ce2">
            <text:p>Cadastro</text:p>
          </table:table-cell>
          <table:table-cell table:number-columns-repeated="16381"/>
        </table:table-row>
        <table:table-row table:style-name="ro1">
          <table:table-cell office:value-type="float" office:value="35" table:style-name="ce3">
            <text:p>35</text:p>
          </table:table-cell>
          <table:table-cell office:value-type="string" table:style-name="ce2">
            <text:p>Em 33/33 Solicitamos resgate plano previdência do Banco Itaú por morte do titular. Dois beneficiários já receberam seus respectivos valores e do meu filho Samuel <text:s/>ainda não.Toda documentação foi enviada na mesma data, reenviamos novamente mais três vezes <text:s/>inclusive por email com confirmação do banco de recebimento <text:s/>dos mesmos.Ligo diariamente para o Banco Itaú e informam que está em análise e não tem previsão de pagamento.Solicito ajuda desta instituição para cobrança junto a empresa de Previdência filiada a vcs.Grato.</text:p>
          </table:table-cell>
          <table:table-cell office:value-type="string" table:style-name="ce2">
            <text:p>Previdência Complementar Aberta</text:p>
          </table:table-cell>
          <table:table-cell table:number-columns-repeated="16381"/>
        </table:table-row>
        <table:table-row table:style-name="ro1">
          <table:table-cell office:value-type="float" office:value="1438" table:style-name="ce3">
            <text:p>1438</text:p>
          </table:table-cell>
          <table:table-cell office:value-type="string" table:style-name="ce2">
            <text:p>TIVE MEU VEÍCULO ATINGIDO POR UM SEGURADO DA SEGURADORA LIBERTY SEGUROS, COMO TERCEIRO, ENCAMINHEI TODA A DOCUMENTAÇÃO CONFORME SOLICITADO PELA EMPRESA, FUI ATÉ A AUTORIZADA ONDE BATERAM FOTOS DE TODO O VEÍCULO E PEDIRAM PARA AGUARDAR O RESULTADO DA VISTORIA. APOS AGUARDAR ALGUNS DIAS, TIVE O ORÇAMENTO APROVADO DE FORMA PARCIAL PELA SEGURADORA, ONDE A ALEGAÇÃO FOI QUE PARTE DO VEÍCULO ATIGIDO, COMO O PARACHOQUE FRONTAL NÃO CONSTAVA NO RELATO E NÃO CONSTAVA NO BOLETIM DE ATENDIMENTO DOS AGENTES DE TRANSITO. FEITO NOVO CONTATO O ATENDENTE VIU QUE DE FATO CONSTAVA NO RELATO A SITUAÇÃO DO PARACHOQUE FRONTAL E DEMAIS ITENS DANIFICADOS, ASSIM COMO CONSTAVA NO BOLETIM DE OCORRÊNCIA DOS AGENTES DE TRANSITO, <text:s/>ONDE ENTÃO A ATENDENTE SOLICITOU AO RESPONSÁVEL LUIS AUGUSTO REVISAR O ORÇAMENTO. FOI ENTÃO SOLICITADO QUE EU ENVIASSE TODA A DOCUMENTAÇÃO NOVAMENTE, FEITO ESTE PROCEDIMENTO A SEGURADO FICOU DE ANALISAR E NOVAMENTE RECUSOU PEDINDO E QUE FOSSE ENVIADO TODOS OS DOCUMENTOS QUE JÁ HAVIAM SIDO ENTREGUES JÁ OUTRAS DUAS VEZES. ESTOU A MAIS DE 33 DIAS SEM PODER ANDAR COM O VEÍCULO, E A SEGURADORA SE NEGANDO A COBRIR ALGO QUE CONSTA NO P´ROPRIO BOLETIM DE OCORRENCIA FEITO POR AGENDE PÍBLICO, DO QUAL POSSUI FÉ PÚBLICA NO EXERCÍCIO DA PROFISSÃO E A EMPRESA ESTA DESQUALIFICANDO A VERSÃO APRESENTADA PELO AGENTES DE TRÂNSITO. SOU O TERCEIRO, QUEM SOFREU COM O INCIDENTE E NÃO ESTÃO RESOLVENDO O PROBLEMA. NOVAMENTE ABRI O 3° PROTOCOLO JUNTO A LIBERTY DA QUAL NÃO DÃO RETORNO. ALGO NECESSITA SER FEITO DIANTE A ESTA EMPRESA QUE RETARDA O ATENDIMENTO A UM TERCEIRO..SINISTRO N° 33333333</text:p>
          </table:table-cell>
          <table:table-cell office:value-type="string" table:style-name="ce2">
            <text:p>Seguro de Automoveis</text:p>
          </table:table-cell>
          <table:table-cell table:number-columns-repeated="16381"/>
        </table:table-row>
        <table:table-row table:style-name="ro1">
          <table:table-cell office:value-type="float" office:value="1053" table:style-name="ce3">
            <text:p>1053</text:p>
          </table:table-cell>
          <table:table-cell office:value-type="string" table:style-name="ce2">
            <text:p>Prezados,Fiz uma reclamação 3333.33/33333333333 - AIG SEGUROS (anexa) no Portal consumidor.gov.br, sobre o Sinistro de um Seguro declinado de pagamento pela seguradora AIG. Na referida reclamação, a seguradora novamente indeferiu o pedido do sinistro, alegando exclusão de riscos conforme apólice, algo claramente abusivo e que não possui capacidade técnica para comprovar e atestar, ou seja, os mesmos motivos dos contatos diretos anteriores.Pergunto:- qual a efetividade de um Agência Reguladora onde a reclamação é analisada pela própria interessada (a Seguradora), e também, julgada com toda a parcialidade e <text:s/>conveniência própria, sem haver nenhuma intermediação da agência reguladora e fiscalizadora?- não teria resultados práticos e realmente benéficos para a solução satisfatória das reclamações, mesmo que em um segundo momento, as demandas sem entendimento satisfatório entre as partes fossem intermediadas e verificadas por quem tem algum poder e forma de proteger o consumidor que é a parte mais vulnerável?Terceirizar a solução de conflitos como "caso o tratamento dado à sua reclamação não tenha sido satisfatório, recomendamos que você busque o atendimento dos Procons, Defensorias Públicas, Juizados Especiais Cíveis, entre outros órgãos do Sistema Nacional de Defesa do Consumidor", não parece ser algo que contribuiu com o cidadão comum, que acaba penalizado, sem ter realmente um Órgão regulador que o Suporte e ofereça garantias de que suas demandas serão tratadas corretamente.P.S: Em tempo, da lista citada acima para reclamações e suporte ao Consumidor, seja em relação ao produto adquirido ou ao seguro que o mesmo deveria cobrir, falta recorrer ainda ao Judiciário. O que realmente é triste e lamentável, decepcionante na verdade, precisar recorrer a Justiça já sobrecarregada, pois todos os Órgãos de Defesa do Consumidor, na verdade se provaram meramente "observadores", sem efetividade nenhuma. Novamente estou aqui, perdendo meu tempo, para relatar o desamparo e indignação como Consumidor, pois toda as ações são inócuas pela falta de resolutividade dos diversos Órgãos que o deveriam apoiar e proteger o Consumidor nesse país.Evandro</text:p>
          </table:table-cell>
          <table:table-cell office:value-type="string" table:style-name="ce2">
            <text:p>Não identificada</text:p>
          </table:table-cell>
          <table:table-cell table:number-columns-repeated="16381"/>
        </table:table-row>
        <table:table-row table:style-name="ro1">
          <table:table-cell office:value-type="float" office:value="578" table:style-name="ce3">
            <text:p>578</text:p>
          </table:table-cell>
          <table:table-cell office:value-type="string" table:style-name="ce2">
            <text:p>BOA TARDE, A BRADESCO SEGUROS, PEDIU PRA ENTRAR EM CONTATO COM A SUSEP, POIS SEGUNDO ELES DISSERAM, EU NAO ESTOU HABILITADO PARA TRASMITIR SEGURO AUTO/RE BRADESCO, MAS MINHA SUSEP 333333333 ESTÁ HABILITADA HÁ MAIS DE 33 ANOS, E EU <text:s/>NAO CONSIGO TRABALHAR COM O BRADESCO, <text:s/>SEGUE ABAIXO O RELATO DO ATENDENTE DA BRADESCO SEGUROS-O sr precisa estar habilitado pela SUSEP, para conseguir transmitirEntendo senhor J, mais essa é a informação do sistema interno. Peço que por gentileza o sr entra em contato com a SUSEP.GOSTARIA SE POSSIVEL, RESOLVER ESSE ASSUNTO COM A MÁXIMA URGENCIAATTJ</text:p>
          </table:table-cell>
          <table:table-cell office:value-type="string" table:style-name="ce2">
            <text:p>Cadastro</text:p>
          </table:table-cell>
          <table:table-cell table:number-columns-repeated="16381"/>
        </table:table-row>
        <table:table-row table:style-name="ro1">
          <table:table-cell office:value-type="float" office:value="798" table:style-name="ce3">
            <text:p>798</text:p>
          </table:table-cell>
          <table:table-cell office:value-type="string" table:style-name="ce2">
            <text:p>Preciso encontrar a minha susepinha <text:s/>tenho ela a muitos anos quero voltar a trabalhar com ela e ver o que preciso fazer para ativar ,não consigo pelo canal corretor</text:p>
          </table:table-cell>
          <table:table-cell office:value-type="string" table:style-name="ce2">
            <text:p>Cadastro</text:p>
          </table:table-cell>
          <table:table-cell table:number-columns-repeated="16381"/>
        </table:table-row>
        <table:table-row table:style-name="ro1">
          <table:table-cell office:value-type="float" office:value="1073" table:style-name="ce3">
            <text:p>1073</text:p>
          </table:table-cell>
          <table:table-cell office:value-type="string" table:style-name="ce2">
            <text:p>Boa tarde!Minha reclamação é referente seguro de vida com apólice da Tókio Marine negada alegando doença pré existente!Maria Jose minha mãe faleceu em 33.33.3333 e possuía seguro de vida Tókio Marine, na contratação do seguro a Tokio fez uma tele entrevista que passou por um processo de análise,a Tokio possui a gravação e minha mãe passou as informações de doenças pré existentes, medicamentos de uso contínuo e etc.Maria Jose faleceu no Hospital do Servidor Público Municipal em São Paulo por ( insuficiencia respiratória devido a tromboembolismo pulmonar ) e a Tokio Marine negou seguro alegando que foi ocultada a informação que ela tinha diagnóstico de C.33 câncer de mama, desde 3333 , a Tokio tinha a informação que minha mãe realizava quimioterapia desde 3333 e realizou algumas radioterapias, isso deixado informado na tele entrevista que passou por análise por 33 dias e foi aceita a proposta, emitida e apólice e boletos pagos.Eles se muniram de resultados de exames que passei pra eles e negaram a cobertura com essa informação sendo que o motivo principal do óbito de minha mãe foi ( Insuficiência Respiratória causada por Tromboembolismo Pulmonar ) consta na certidão de óbito, Tromboembolismo não é doença pré-existente e qualquer pessoa pode ter essa patologia a qualquer momento da vida principalmente quando pessoas acima de 33 anos.Pagaram o auxilio funeral e negaram a cobertura da apólice com essa informação, deixo aqui minha reclamação junto a SUSEP e total indignação com a resposta de uma seguradora com tanto tempo no mercado agir com os clientes.</text:p>
          </table:table-cell>
          <table:table-cell office:value-type="string" table:style-name="ce2">
            <text:p>Seguro de Pessoas</text:p>
          </table:table-cell>
          <table:table-cell table:number-columns-repeated="16381"/>
        </table:table-row>
        <table:table-row table:style-name="ro1">
          <table:table-cell office:value-type="float" office:value="962" table:style-name="ce3">
            <text:p>962</text:p>
          </table:table-cell>
          <table:table-cell office:value-type="string" table:style-name="ce2">
            <text:p>Bom dia,Meu pai faleceu no dia 33/33/3333. Gostaria de consultar se há algum seguro/titulo de capitalização em seu nome.Qual seria o procedimento?</text:p>
          </table:table-cell>
          <table:table-cell office:value-type="string" table:style-name="ce2">
            <text:p>Seguro de Pessoas</text:p>
          </table:table-cell>
          <table:table-cell table:number-columns-repeated="16381"/>
        </table:table-row>
        <table:table-row table:style-name="ro1">
          <table:table-cell office:value-type="float" office:value="254" table:style-name="ce3">
            <text:p>254</text:p>
          </table:table-cell>
          <table:table-cell office:value-type="string" table:style-name="ce2">
            <text:p>Meu carro foi batido dia 33/33/333/33Foi entregue para seguradora dia 33/33/3333.Houve sinistro para arrumar e entregue na oficina e liberado dia 33.33.3333 foi feita a vistoria da seguradora na oficina. Hoje ainda dia 33/33/3333 não foi feito nenhum reparo. Liguei na oficina e falaram que do daqui 33 dias meu carro provavelmente ficará pronto. Devo contratar algum advogado?</text:p>
          </table:table-cell>
          <table:table-cell office:value-type="string" table:style-name="ce2">
            <text:p>Seguro de Automoveis</text:p>
          </table:table-cell>
          <table:table-cell table:number-columns-repeated="16381"/>
        </table:table-row>
        <table:table-row table:style-name="ro1">
          <table:table-cell office:value-type="float" office:value="1529" table:style-name="ce3">
            <text:p>1529</text:p>
          </table:table-cell>
          <table:table-cell office:value-type="string" table:style-name="ce2">
            <text:p>Minha esposa e falecida Lucia. Solicito informacoes como obter se a mesma possui Seguro de vida. Qual procedimento devo adotar.</text:p>
          </table:table-cell>
          <table:table-cell office:value-type="string" table:style-name="ce2">
            <text:p>Seguro de Pessoas</text:p>
          </table:table-cell>
          <table:table-cell table:number-columns-repeated="16381"/>
        </table:table-row>
        <table:table-row table:style-name="ro1">
          <table:table-cell office:value-type="float" office:value="417" table:style-name="ce3">
            <text:p>417</text:p>
          </table:table-cell>
          <table:table-cell office:value-type="string" table:style-name="ce2">
            <text:p>Prezado(a)Gostaria que fosse feita uma busca por apólices de seguro, individual e coletiva, em nome de M - CPF: 333.333.333-33.Caso seja encontrada alguma apólice, peço a sua gentileza, de a enviar para este e-mail.Segue anexo Procuração Ad Judicia do sr. M Com os melhores cumprimentos,JAdvogadoOAB/RN 33.333Escritório na Av. Pena, 3333, Tirol, Natal/RN.</text:p>
          </table:table-cell>
          <table:table-cell office:value-type="string" table:style-name="ce2">
            <text:p>Seguro de Pessoas</text:p>
          </table:table-cell>
          <table:table-cell table:number-columns-repeated="16381"/>
        </table:table-row>
        <table:table-row table:style-name="ro1">
          <table:table-cell office:value-type="float" office:value="1403" table:style-name="ce3">
            <text:p>1403</text:p>
          </table:table-cell>
          <table:table-cell office:value-type="string" table:style-name="ce2">
            <text:p>Dia 33/33/3333 fui atingida por uma motorista desatenta, a mesma demorou 33h para acionar o seguro, o seguro entrou em contato comigo sobre a liberação de reparos dia 33/33/3333, enquanto isso o carro da condutora que é assegurada já estava finalizando os reparos, ouvi na oficina que é normal pois “quem paga tem preferência” como se eu que fui lesada pois preciso do carro para trabalhar não tivesse prioridade alguma! Vale ressaltar que a seguradora só entrou em contato comigo por motivos de eu ter reclamado no reclame aqui, dia 33/33/3333 meu carro foi para a oficina e em momento algum a seguradora me disponibilizou auxílio transporte ou alguma parceria com a assegurada para me disponibilizar carro reserva já que dependo de veículos para trabalhar. A entrega estava agendada para dia 33/33/3333 porém após muito pedir a operadora me concedeu a informação de que as peças restantes podem chegar dia 33/33/3333. Enquanto isso o carro da condutora desatenta ficou pronto 3 semanas após a colisão e a fala do pessoal da oficina de que “quem paga o seguro tem vantagem” só se faz certeza com o descaso dessa agência. Para ter notícias sobre o meu veículo eu preciso fazer reclamações no RECLAME AQUI e aí sim eles respondem. Em relação aos gastos com uber me solicitaram os recibos para o setor responsável avaliar se há necessidade de reembolso. Me sinto desolada e sem esperança alguma, perdi 3 propostas de trabalho por não ter mais um veículo à disposição e estou já com uma dívida de 333 reais de Uber.</text:p>
          </table:table-cell>
          <table:table-cell office:value-type="string" table:style-name="ce2">
            <text:p>Seguro de Automoveis</text:p>
          </table:table-cell>
          <table:table-cell table:number-columns-repeated="16381"/>
        </table:table-row>
        <table:table-row table:style-name="ro1">
          <table:table-cell office:value-type="float" office:value="1239" table:style-name="ce3">
            <text:p>1239</text:p>
          </table:table-cell>
          <table:table-cell office:value-type="string" table:style-name="ce2">
            <text:p>Bom dia, gostaria de consultar se meu falecido pai deixou algum seguro de vida. Nome: Sezar CPF: 333.333.333-33RG: 3333333, PCMG, MGMatrícula da certidão de óbito: 333333 33 33 3333 3 33333 333 3333333 33 Data do óbito 33/33/3333Agradeço desde já e fico no aguardo. Caso seja necessário complementar as informações para a solicitação, por favor me avisem. Atenciosamente.</text:p>
          </table:table-cell>
          <table:table-cell office:value-type="string" table:style-name="ce2">
            <text:p>Cadastro</text:p>
          </table:table-cell>
          <table:table-cell table:number-columns-repeated="16381"/>
        </table:table-row>
        <table:table-row table:style-name="ro1">
          <table:table-cell office:value-type="float" office:value="606" table:style-name="ce3">
            <text:p>606</text:p>
          </table:table-cell>
          <table:table-cell office:value-type="string" table:style-name="ce2">
            <text:p>Fomos notificados por uma Seguradora que a nossa situação junto a SUSEP encontra-se como SUSPENSO, no entanto, não fomos notificados de NADA, desconhecemos quaisquer irregularidades em nossos cadastros e apreciaríamos receber uma notificação/informação a respeito através do nosso e-mail: email com a MAIOR URGÊNCIA, tendo em vista os prejuízos que poderão nos causar.</text:p>
          </table:table-cell>
          <table:table-cell office:value-type="string" table:style-name="ce2">
            <text:p>Cadastro</text:p>
          </table:table-cell>
          <table:table-cell table:number-columns-repeated="16381"/>
        </table:table-row>
        <table:table-row table:style-name="ro1">
          <table:table-cell office:value-type="float" office:value="1460" table:style-name="ce3">
            <text:p>1460</text:p>
          </table:table-cell>
          <table:table-cell office:value-type="string" table:style-name="ce2">
            <text:p>Fiz um seguro de vida pelo banco Next, perguntei várias vezes algumas dúvidas que eu tinha liguei 3 vezes na central telefônica os atendentes não sabem responder, já mandei 3 e-mail para ouvidoria ele falam que está tudo escrito na proposta mas não está já li varias vezes a dúvida é a seguinte <text:s/>Qual o valor do seguro assistência funeral e qual a carência dos mesmos?eles omitem essa informação no aplicativo do banco e no contrato da proposta não consta essas informações em lugar nenhum.</text:p>
          </table:table-cell>
          <table:table-cell office:value-type="string" table:style-name="ce2">
            <text:p>Seguro de Pessoas</text:p>
          </table:table-cell>
          <table:table-cell table:number-columns-repeated="16381"/>
        </table:table-row>
        <table:table-row table:style-name="ro1">
          <table:table-cell office:value-type="float" office:value="629" table:style-name="ce3">
            <text:p>629</text:p>
          </table:table-cell>
          <table:table-cell office:value-type="string" table:style-name="ce2">
            <text:p>Olá, minha mãe faleceu em 3333, e recentemente nós encontramos cerca de 33 cartões dela. E gostaria de saber se teria algum seguro no nome dela. O nome dela era Daiana de CPF 333.333.333-33. Caso seja necessário, posso levar a documentação ao local devido, ou enviar online. Fico no aguardo de um retorno.</text:p>
          </table:table-cell>
          <table:table-cell office:value-type="string" table:style-name="ce2">
            <text:p>Seguro de Pessoas</text:p>
          </table:table-cell>
          <table:table-cell table:number-columns-repeated="16381"/>
        </table:table-row>
        <table:table-row table:style-name="ro1">
          <table:table-cell office:value-type="float" office:value="853" table:style-name="ce3">
            <text:p>853</text:p>
          </table:table-cell>
          <table:table-cell office:value-type="string" table:style-name="ce2">
            <text:p>Prezado(a), bom dia!Eu participo de uma associação para o "seguro" do meu carro, no último furacão que tivemos em Porto Alegre/RS precisei acionar eles para um evento/sinistro, e isso vai fazer 3 meses no dia 33/33/33, e não recebo nenhum retorno da parte deles, vi que o prazo para seguradora é de 33 dias, para associação é o mesmo prazo? Preciso do carro para trabalhar, estou alugando um, mas esta se tornando inviável manter, gostaria de saber como devo proceder para exercer meus direitosCOMPLEMENTADA:Prezado(a), peço desculpas, não sei como funciona o processo, vou anexar tudo que eu possuo sobre o caso.Grato.</text:p>
          </table:table-cell>
          <table:table-cell office:value-type="string" table:style-name="ce2">
            <text:p>Seguro de Automoveis</text:p>
          </table:table-cell>
          <table:table-cell table:number-columns-repeated="16381"/>
        </table:table-row>
        <table:table-row table:style-name="ro1">
          <table:table-cell office:value-type="float" office:value="980" table:style-name="ce3">
            <text:p>980</text:p>
          </table:table-cell>
          <table:table-cell office:value-type="string" table:style-name="ce2">
            <text:p>Bom dia , prezados <text:s/>gostaria de solicitar a alteração no cadastro na SUSEP, pois foi alterado o contrato social, segue em anexo o novo contrato social</text:p>
          </table:table-cell>
          <table:table-cell office:value-type="string" table:style-name="ce2">
            <text:p>Cadastro</text:p>
          </table:table-cell>
          <table:table-cell table:number-columns-repeated="16381"/>
        </table:table-row>
        <table:table-row table:style-name="ro1">
          <table:table-cell office:value-type="float" office:value="1518" table:style-name="ce3">
            <text:p>1518</text:p>
          </table:table-cell>
          <table:table-cell office:value-type="string" table:style-name="ce2">
            <text:p>No dia 33/33/3333 tive uma situação de vendaval onde minha casa sofreu destelhamento, passada a chuva conseguimos ver parcialmente o estrago feito, entrei em contato com a seguradora para solicitar o seguro para o telhado, o sinistro foi aberto junto a HDI Seguros.Depois de alguns dias a chuva passou e conseguimos pedir um orçamento para a manutenção do telhado, assim que recebemos a foto do estrago feito, juntamente com a avaliação da empresa e o orçamento, enviamos todas os documentos que a seguradora pediu.Resumindo, abrimos o pedido de sinistro pelo dia 33 de novembro, recebemos a proposta e enviamos para a HDI no dia 33 de Dezembro devido a problemas climáticos que dificultavam a avaliação, e até agora não recebemos nenhum retorno deles, estamos a 3 dias sem um parecer, eu já enviei e-mail pedindo uma posição e não tive retorno.O número do sinistro é o 333333333333333</text:p>
          </table:table-cell>
          <table:table-cell office:value-type="string" table:style-name="ce2">
            <text:p>Seguro de Danos</text:p>
          </table:table-cell>
          <table:table-cell table:number-columns-repeated="16381"/>
        </table:table-row>
        <table:table-row table:style-name="ro1">
          <table:table-cell office:value-type="float" office:value="1369" table:style-name="ce3">
            <text:p>1369</text:p>
          </table:table-cell>
          <table:table-cell office:value-type="string" table:style-name="ce2">
            <text:p>tenho uma cobertura de seguros de minha empresa , em um temporal meu muro caiu e bateu no carro de um cliente, ao acionar o seguro tive uma resposta de não cobertura e a justificativa foi que o muro não tinha vigas, mas ao contratar o seguro não foi feita vistoria de verificação de nada da empresa .paguei o seguro e não tenho cobertura de nada..</text:p>
          </table:table-cell>
          <table:table-cell office:value-type="string" table:style-name="ce2">
            <text:p>Seguro de Danos</text:p>
          </table:table-cell>
          <table:table-cell table:number-columns-repeated="16381"/>
        </table:table-row>
        <table:table-row table:style-name="ro1">
          <table:table-cell office:value-type="float" office:value="997" table:style-name="ce3">
            <text:p>997</text:p>
          </table:table-cell>
          <table:table-cell office:value-type="string" table:style-name="ce2">
            <text:p>Boa tarde meu pai faleceu no mês de Abril, gostaria de saber se existia seguro de vida em seu nome. <text:s/>CPF DELE 333.333.333-33<text:s text:c="2"/></text:p>
          </table:table-cell>
          <table:table-cell office:value-type="string" table:style-name="ce2">
            <text:p>Seguro de Pessoas</text:p>
          </table:table-cell>
          <table:table-cell table:number-columns-repeated="16381"/>
        </table:table-row>
        <table:table-row table:style-name="ro1">
          <table:table-cell office:value-type="float" office:value="675" table:style-name="ce3">
            <text:p>675</text:p>
          </table:table-cell>
          <table:table-cell office:value-type="string" table:style-name="ce2">
            <text:p>RECEBI <text:s/>DA SUSEP A SEGUINTE MENSAGEM <text:s text:c="2"/>Sua reclamação foi respondida pela empresaEU NAO RECEBI NENHUMA RESPOSTA DO ITAU SEGUROSJA ENCAMINHE TODA DOCUMENTA;CAO QUANDO DO PRIMEIRO ACESSO</text:p>
          </table:table-cell>
          <table:table-cell office:value-type="string" table:style-name="ce2">
            <text:p>Não identificada</text:p>
          </table:table-cell>
          <table:table-cell table:number-columns-repeated="16381"/>
        </table:table-row>
        <table:table-row table:style-name="ro1">
          <table:table-cell office:value-type="float" office:value="342" table:style-name="ce3">
            <text:p>342</text:p>
          </table:table-cell>
          <table:table-cell office:value-type="string" table:style-name="ce2">
            <text:p>O genitor do requerente (menor) veio a falecer em outubro passado e era segurado por meio da empresa em que trabalhava.O segurado tinha 33 filhos de relacionamentos diferentes.Pois bem. Em contato com a empresa fizemos os devidos requerimentos e apresentamos a documentação e declarações solicitadas, com exceção dos documentos das demais herdeiras, por impossibilidade ante a inexistência de relação destas com o menor em questão (as demais herdeiras são maiores).Assim, informamos sobre a nossa impossibilidade e requeremos o prosseguimento do processo administrativo, que fora negado, exigindo a apresentação dos documentos das demais herdeiras, o que <text:s/>é ilegal, uma vez que a seguradora deve pagar o valor que cabe ao menor e reserva as demais cotas.Diante disso, solicitamos orientações e auxílio no prosseguimento da regulação à segurada Mapfre pelo e-mail do gerente da unidade de Campo Grande/MS (email), que não nos retornou.Na data de hoje tentamos contato com a segurado Mapfre pelo 3333, sem sucesso após 33 min de espera (protocolo 333333333333333333).Seguem as informações do caso:Seguradora: Mapfre S.ANº do aviso: AW33333333 -PGERAL-33333333Segurado: Conveniência Via Norte LtdaCNPJ segurado: 33.333.333/3333-33Sinistrado: FCPF sinistrado: 333.333.333-33Nº do sinistro: 3.33.333333Beneficiário: PCPF do beneficiado: 333.333.333-33Aguardo oportuno retorno,</text:p>
          </table:table-cell>
          <table:table-cell office:value-type="string" table:style-name="ce2">
            <text:p>Não identificada</text:p>
          </table:table-cell>
          <table:table-cell table:number-columns-repeated="16381"/>
        </table:table-row>
        <table:table-row table:style-name="ro1">
          <table:table-cell office:value-type="float" office:value="1224" table:style-name="ce3">
            <text:p>1224</text:p>
          </table:table-cell>
          <table:table-cell office:value-type="string" table:style-name="ce2">
            <text:p>ÓTIMO dia <text:s/>Sou socio da CORRETORA DE SEGUROS, <text:s/>preciso de ajudara para regularizar aa situação suspenso. CNPJ 33 333 333 3333 33email33 33333 3333</text:p>
          </table:table-cell>
          <table:table-cell office:value-type="string" table:style-name="ce2">
            <text:p>Não identificada</text:p>
          </table:table-cell>
          <table:table-cell table:number-columns-repeated="16381"/>
        </table:table-row>
        <table:table-row table:style-name="ro1">
          <table:table-cell office:value-type="float" office:value="1162" table:style-name="ce3">
            <text:p>1162</text:p>
          </table:table-cell>
          <table:table-cell office:value-type="string" table:style-name="ce2">
            <text:p>Fui funcionário da Celesc - Centrais Elétricas de Santa Catarina, até o dia 33/33/3333, e a empresa possui um fundo de previdência fechado (Celus), o qual eu fazia parte. Após o desligamento da empresa no dia 33/33/3333 o Gerente de Relacionamento da minha conta, no Banco do Brasil, me ofereceu a possibilidade de efetuar a transferência do saldo do fundo de previdência fechado (Celus), para um plano de previdência aberto Brasilprev. Fui informado que após a carência de 3 meses, caso eu precisasse, poderia efetuar o resgate do saldo (parcial ou total). No dia 33/33/3333, entrei em contato com o meu Gerente de Relacionamento, para fazer um resgate do saldo do meu plano Brasilprev, O gerente de relacionamento me informou da carência, mas ele não lembrava de quantos meses de carência para resgatar e disse que entraria em contato com a Brasilprev. Mais tarde ele entrou em contato comigo, informando que não poderia efetuar resgate do fundo do plano de previdência da Brasilprev. Somente pode entrar em benefício vitalício ou prazo certo.Quando da negociação pra fazer a portabilidade, nunca fui informado da impossibilidade de resgate do saldo e mesmo o próprio gerente de relacionamento que me vendeu a portabilidade não sabia disso, apenas que tinha carência de 3 meses para resgate, conforme o próprio termo de adesão que assinei informa o prazo de 3 meses para resgate do fundo de reserva.</text:p>
          </table:table-cell>
          <table:table-cell office:value-type="string" table:style-name="ce2">
            <text:p>Previdência Complementar Aberta</text:p>
          </table:table-cell>
          <table:table-cell table:number-columns-repeated="16381"/>
        </table:table-row>
        <table:table-row table:style-name="ro1">
          <table:table-cell office:value-type="float" office:value="1505" table:style-name="ce3">
            <text:p>1505</text:p>
          </table:table-cell>
          <table:table-cell office:value-type="string" table:style-name="ce2">
            <text:p>Preciso de ajuda do SUSEP para saber se meu marido Alvaro CPF: 333.333.333-33 falecido dia 33/33/3333 me deixou um seguro de vida. Não tenho <text:s/>a apólice, não sei qual seguradora ou banco <text:s/>para poder saber se tenho um Seguro de Vida deixado por ele, pois ele sempre dizia que tinha feito e que pagava . Poderiam me ajudar por favor?</text:p>
          </table:table-cell>
          <table:table-cell office:value-type="string" table:style-name="ce2">
            <text:p>Seguro de Pessoas</text:p>
          </table:table-cell>
          <table:table-cell table:number-columns-repeated="16381"/>
        </table:table-row>
        <table:table-row table:style-name="ro1">
          <table:table-cell office:value-type="float" office:value="805" table:style-name="ce3">
            <text:p>805</text:p>
          </table:table-cell>
          <table:table-cell office:value-type="string" table:style-name="ce2">
            <text:p>boa tarde, meu nome é Adriana, OAB/MG 333333 sou advogada do Sr. Jose, CPF: 333.333.333-33.Venho através deste solicitar o resgate de todos os seguros que estão vinculados aos empréstimos consignados e em conta realizados pelo Sr. Jose, seja em compra, recompra ou refinanciamento, ainda, seguros incluídos em financiamentos ou recompras destas transações, isto porque o . O Sr. Jose, quando da contratação, não solicitou tais seguros, foram incluídos nos procedimentos unilateralmente pelas entidades bancárias e financeiras sem autorização e/ou concordância do solicitantes, em afronta á Legislação Vigente e consumerista e ainda às próprias resoluções da Susep. Venho requerer que o valor proveniente destes resgastes sejam depositados em nome do Sr. Jose , através de ordem de pagamento junto à Caixa Econômica Federal, com aviso deste deposito e valores diretamente para o email: email. Venho requerer também que sejam enviados todos os contratos de empréstimos e financiamentos constantes no sistema do Banco central e SUSEP para o referido email <text:s/>a fim de constatar todos os contratos e seguros nestes incluidos. Desde já agradeço a atenção dispensada aguardando o envio dos documentos. Att. Adriana</text:p>
          </table:table-cell>
          <table:table-cell office:value-type="string" table:style-name="ce2">
            <text:p>Seguro de Pessoas</text:p>
          </table:table-cell>
          <table:table-cell table:number-columns-repeated="16381"/>
        </table:table-row>
        <table:table-row table:style-name="ro1">
          <table:table-cell office:value-type="float" office:value="503" table:style-name="ce3">
            <text:p>503</text:p>
          </table:table-cell>
          <table:table-cell office:value-type="string" table:style-name="ce2">
            <text:p>Bom dia! Recentemente consegui minha certificacao SUSEP (333333333) e em paralelo criei CNPJ de empresa / Corretora, onde sou administrador e responsavel tecnico (SUSEP) para atuar no mercado de seguros. Ao iniciar os cadastramentos da PJ junto as Seguradoras me deparei com a necessidade de apresentar habilitacao SUSEP da Pessoa Juridica !E ao que entendi, somente possuo habilitacao da Pessoa Fisica.Gostaria de esclarecimentos e orientacao de como providenciar a habilitacao PJ, visto ser documento exigido para cadastramento.Poderiam ajudar?AttL</text:p>
          </table:table-cell>
          <table:table-cell office:value-type="string" table:style-name="ce2">
            <text:p>Cadastro</text:p>
          </table:table-cell>
          <table:table-cell table:number-columns-repeated="16381"/>
        </table:table-row>
        <table:table-row table:style-name="ro1">
          <table:table-cell office:value-type="float" office:value="1515" table:style-name="ce3">
            <text:p>1515</text:p>
          </table:table-cell>
          <table:table-cell office:value-type="string" table:style-name="ce2">
            <text:p>Senhores, boa tarde!Recentemente, fui vítima de uma colisão. O condutor informou ser assegurado do Bradesco. Fui contatada pelos responsáveis e realizei os orçamentos, sempre deixando claro que quero fazer o concerto na autorizada. Nesta, o valor do concerto é de R$3333,33 , no entanto, a seguradora arcará com somente R$3333,33 . O que fazer nessas situações?Aguardo retorno com as orientações.</text:p>
          </table:table-cell>
          <table:table-cell office:value-type="string" table:style-name="ce2">
            <text:p>Seguro de Automoveis</text:p>
          </table:table-cell>
          <table:table-cell table:number-columns-repeated="16381"/>
        </table:table-row>
        <table:table-row table:style-name="ro1">
          <table:table-cell office:value-type="float" office:value="327" table:style-name="ce3">
            <text:p>327</text:p>
          </table:table-cell>
          <table:table-cell office:value-type="string" table:style-name="ce2">
            <text:p>Para fazer a inscrição na SUSEP, está sendo solicitado que o individuo tenha as digitais cadastradas junto ao TRE. Porém, o serviço está suspenso desde o ano de 3333 e, de acordo com o órgão, sem previsão de retorno.Quero saber qual outra forma o cadastro pode ser realizado? Atenciosamente.</text:p>
          </table:table-cell>
          <table:table-cell office:value-type="string" table:style-name="ce2">
            <text:p>Cadastro</text:p>
          </table:table-cell>
          <table:table-cell table:number-columns-repeated="16381"/>
        </table:table-row>
        <table:table-row table:style-name="ro1">
          <table:table-cell office:value-type="float" office:value="906" table:style-name="ce3">
            <text:p>906</text:p>
          </table:table-cell>
          <table:table-cell office:value-type="string" table:style-name="ce2">
            <text:p>Venho aqui deixar meu protesto junto a seguradora MAFFRE , que atravês do meu seguro b.b seguro, parece uma falta de agilidade por parte da Maffre Seguradora , pois o sinistro foi dia 33/33/3333 ,n 333333333333333 , da apólice n 333333333333, e a resposta que tive da oficina que autorizado os reparos , só que a seguradora diz que as peças ainda vão chegar em 33/33/3333 , parece uma falta de interesse da seguradora com o consumidor , estou sem carro pois não tive direito a carro reserva, onde só <text:s/>eles tem <text:s/>direitos , dever sobra para o consumidor.</text:p>
          </table:table-cell>
          <table:table-cell office:value-type="string" table:style-name="ce2">
            <text:p>Seguro de Automoveis</text:p>
          </table:table-cell>
          <table:table-cell table:number-columns-repeated="16381"/>
        </table:table-row>
        <table:table-row table:style-name="ro1">
          <table:table-cell office:value-type="float" office:value="481" table:style-name="ce3">
            <text:p>481</text:p>
          </table:table-cell>
          <table:table-cell office:value-type="string" table:style-name="ce2">
            <text:p>Boa tarde. Sou um corretor já cadastrado como PF, estou no processo final para formalização do CNPJ da corretora, no qual sou o responsável técnico, gostaria de saber como cadastrar a corretora na Susep.Obrigado.Atenciosamente.A</text:p>
          </table:table-cell>
          <table:table-cell office:value-type="string" table:style-name="ce2">
            <text:p>Cadastro</text:p>
          </table:table-cell>
          <table:table-cell table:number-columns-repeated="16381"/>
        </table:table-row>
        <table:table-row table:style-name="ro1">
          <table:table-cell office:value-type="float" office:value="1205" table:style-name="ce3">
            <text:p>1205</text:p>
          </table:table-cell>
          <table:table-cell office:value-type="string" table:style-name="ce2">
            <text:p>gostaria de ter a informação de quais seguros/apólices em meu nome consta e validade</text:p>
          </table:table-cell>
          <table:table-cell office:value-type="string" table:style-name="ce2">
            <text:p>Seguro de Pessoas</text:p>
          </table:table-cell>
          <table:table-cell table:number-columns-repeated="16381"/>
        </table:table-row>
        <table:table-row table:style-name="ro1">
          <table:table-cell office:value-type="float" office:value="293" table:style-name="ce3">
            <text:p>293</text:p>
          </table:table-cell>
          <table:table-cell office:value-type="string" table:style-name="ce2">
            <text:p>Prezada Susep Tenho seguro na companhia Itaú seguros, ano passado 3333 paguei em <text:s/>R$ 3333,33, pois esse ano 3333 fizeram um aumento abusivo de mais de 333%, querem cobrar uma quantia no valor de R$ 3333,33 sendo totalmente abusivo fora totalmente das exigência e justificativa da companhia.Vale ressaltar que não ouve nenhuma mudança na apolice e muito menos algum sinistro.Aberto algumas reclamações com a comoanhia pelos protocolos numero 333333333333 protocolo sac.protocolo ouvidoria azul seguros nº 33333333333333AtenciosamenteLCPF 33333333333Data nasc 33/33/3333</text:p>
          </table:table-cell>
          <table:table-cell office:value-type="string" table:style-name="ce2">
            <text:p>Não identificada</text:p>
          </table:table-cell>
          <table:table-cell table:number-columns-repeated="16381"/>
        </table:table-row>
        <table:table-row table:style-name="ro1">
          <table:table-cell office:value-type="float" office:value="1257" table:style-name="ce3">
            <text:p>1257</text:p>
          </table:table-cell>
          <table:table-cell office:value-type="string" table:style-name="ce2">
            <text:p>O cadastro de nossa empresa CORRETORA DE SEGUROS LTDA, com o CNPJ, 333333333333-33, está com o meu nome RONALDO, dentro do sistema da SUSEP. Como sócio da empresa tenho o registro na SUSEP 333333333. Este número está em todas as seguradoras como sendo o registro da CORRETORA DE SEGUROS LTDA.È necessário mudar NO CADASTRO DA SUSEP o nome da EMPRESA de ROANLDO, para CORRETORA DE SEGUROS LTDA, considerando o registro de JANINE, na SUSEP, NUMERO 333333333, como pessoa física, pois sou um dos <text:s/>sócios da empresa, a sócia com responsabilidade técnica é a JANINE, cpf 333333333-33, identidade 3333333-3, corretora de todos os segmentos de seguros., Com regularizar esta questão com URGENCIA, pois as seguradoras estão descredenciando a nossa empresa de todos os trabalhos.</text:p>
          </table:table-cell>
          <table:table-cell office:value-type="string" table:style-name="ce2">
            <text:p>Cadastro</text:p>
          </table:table-cell>
          <table:table-cell table:number-columns-repeated="16381"/>
        </table:table-row>
        <table:table-row table:style-name="ro1">
          <table:table-cell office:value-type="float" office:value="472" table:style-name="ce3">
            <text:p>472</text:p>
          </table:table-cell>
          <table:table-cell office:value-type="string" table:style-name="ce2">
            <text:p>Foi solicitada a portabilidade do plano de Previdência VGBL3333 do banco ITAÚ para a CAIXA ECONOMICA FEDERAL e o pedido foi negado indevidamente pelo ITAÚ.A alegação é de que houve resgate no plano nos últimos 33 (sessenta dias) e o segurado deve aguardar um período de carência. Realmente houve um resgate há cerca de 33 dias.Acontece que o período de carência informado refere-se a nova realização de resgate, não à portabilidade do plano. A circular SUSEP nr. 333/33 (alterada pela Circular SUSEP 333/33) é bastante clara em seu Art. 33, sendo o Parágrafo Primeiro cristalino quanto ao período de carência para a realização de portabilidade: "Para os planos do tipo VGBL, o período de carência que trata o caput deverá ser de 33 (sessenta) dias, A CONTAR DA DATA DE PROTOCOLO DA PROPOSTA DE CONTRATAÇÃO, no caso de contratação individual..." (destaque nosso).Não há qualquer instrução desta SUSEP ou previsão no regulamento do plano de previdência do Itaú de que as carências de resgate e portabilidade se comunicam. Reforça este ponto o fato de que, ao realizar a portabilidade para outra instituição, o segurado deve aguardar nova carência de 33 (sessenta) dias para realizar um resgate. Não faria sentido, portanto, que a carência seja imputada duplamente, prejudicando o segurado.Assim, solicito uma providência tempestiva desta SUSEP, afim de não prejudicar ainda mais o segurado, que necessita de seus recursos.Demais informações do plano:- Empresa: Itaú Vida e Previdência (CNPJ: 3.333.333.333/3333-33)- Sigla do Produto: VGBL 3333 - Itau Person High Yield VGBL- Nr. Inscrição: 3333.3333333-3- Nome segurado: S- Nascimento: 33/33/3333- CPF: 333.333.333-33- Processo SUSEP: 33333.333333/3333-33</text:p>
          </table:table-cell>
          <table:table-cell office:value-type="string" table:style-name="ce2">
            <text:p>Previdência Complementar Aberta</text:p>
          </table:table-cell>
          <table:table-cell table:number-columns-repeated="16381"/>
        </table:table-row>
        <table:table-row table:style-name="ro1">
          <table:table-cell office:value-type="float" office:value="337" table:style-name="ce3">
            <text:p>337</text:p>
          </table:table-cell>
          <table:table-cell office:value-type="string" table:style-name="ce2">
            <text:p>FINALIZAÇÃO DO CADASTRO DA EMPRESA JUNTO AO ÓRGÃO SUSEP.</text:p>
          </table:table-cell>
          <table:table-cell office:value-type="string" table:style-name="ce2">
            <text:p>Cadastro</text:p>
          </table:table-cell>
          <table:table-cell table:number-columns-repeated="16381"/>
        </table:table-row>
        <table:table-row table:style-name="ro1">
          <table:table-cell office:value-type="float" office:value="328" table:style-name="ce3">
            <text:p>328</text:p>
          </table:table-cell>
          <table:table-cell office:value-type="string" table:style-name="ce2">
            <text:p>Boa tarde, gostaria de saber sobre o seguro do pai da minha filha, que faleceu em 3333? Vcs tem como me ajudar? Obrigada.</text:p>
          </table:table-cell>
          <table:table-cell office:value-type="string" table:style-name="ce2">
            <text:p>Seguro de Pessoas</text:p>
          </table:table-cell>
          <table:table-cell table:number-columns-repeated="16381"/>
        </table:table-row>
        <table:table-row table:style-name="ro1">
          <table:table-cell office:value-type="float" office:value="637" table:style-name="ce3">
            <text:p>637</text:p>
          </table:table-cell>
          <table:table-cell office:value-type="string" table:style-name="ce2">
            <text:p>Olá. Me chamo Eder, e não consigo recuperar minha senha porque está indo para um e-mail que não uso mais. Está indo para email. Porém este e-mail não existe mais e a senha deve ser enviada para email. Como podemos fazer?</text:p>
          </table:table-cell>
          <table:table-cell office:value-type="string" table:style-name="ce2">
            <text:p>Cadastro</text:p>
          </table:table-cell>
          <table:table-cell table:number-columns-repeated="16381"/>
        </table:table-row>
        <table:table-row table:style-name="ro1">
          <table:table-cell office:value-type="float" office:value="1476" table:style-name="ce3">
            <text:p>1476</text:p>
          </table:table-cell>
          <table:table-cell office:value-type="string" table:style-name="ce2">
            <text:p>Tenho um contrato com o Itaú Seguro e a empresa vem criando dificuldades e barreiras para que eu possa fazer a portabilidade para a empresa que eu trabalho, após enviar a documentação ficam pedido mais procedimentos</text:p>
          </table:table-cell>
          <table:table-cell office:value-type="string" table:style-name="ce2">
            <text:p>Previdência Complementar Aberta</text:p>
          </table:table-cell>
          <table:table-cell table:number-columns-repeated="16381"/>
        </table:table-row>
        <table:table-row table:style-name="ro1">
          <table:table-cell office:value-type="float" office:value="916" table:style-name="ce3">
            <text:p>916</text:p>
          </table:table-cell>
          <table:table-cell office:value-type="string" table:style-name="ce2">
            <text:p>Boa Tarde!!! Gostaria de Verificar qual seguro de vida a empresa CNPJ 33.333.333/3333-33 trabalha para eu ver se tenho direito em alguma cobertura a empresa nao quer fornecer o nome. Obrigado</text:p>
          </table:table-cell>
          <table:table-cell office:value-type="string" table:style-name="ce2">
            <text:p>Seguro de Pessoas</text:p>
          </table:table-cell>
          <table:table-cell table:number-columns-repeated="16381"/>
        </table:table-row>
        <table:table-row table:style-name="ro1">
          <table:table-cell office:value-type="float" office:value="571" table:style-name="ce3">
            <text:p>571</text:p>
          </table:table-cell>
          <table:table-cell office:value-type="string" table:style-name="ce2">
            <text:p>Bom dia!Gentileza me auxiliarem no meu recadastramento junto á SUSEP, pois não estou tendo acesso a tal irregularidade devido a minha conta gov.br ser prata. Os documentos referente ao meu exame já foram enviados pela escola Nacional de Seguros e confirmada a recepção pela Susep. <text:s text:c="4"/>Desde já agradeço a atenção. <text:s text:c="15"/>Cordialmente, <text:s text:c="8"/>José <text:s text:c="9"/>CPF: 33333333333 <text:s text:c="8"/>Tel 33 33333-3333</text:p>
          </table:table-cell>
          <table:table-cell office:value-type="string" table:style-name="ce2">
            <text:p>Cadastro</text:p>
          </table:table-cell>
          <table:table-cell table:number-columns-repeated="16381"/>
        </table:table-row>
        <table:table-row table:style-name="ro1">
          <table:table-cell office:value-type="float" office:value="1214" table:style-name="ce3">
            <text:p>1214</text:p>
          </table:table-cell>
          <table:table-cell office:value-type="string" table:style-name="ce2">
            <text:p>No dia 33/33 a seguradora Tokio Marine enviou cotação com proposta de seguro veicular no valor de R$ 3.3 K na franquia reduzida de 33%, que de acordo com a corretora Marsh a proposta tem validade de 33 dias, ocorre que no dia 33/33 fui contestar a corretora para fechar o seguro visto estar dentro do prazo e pasmem a seguradora Tokio comunicou que não poderia aceitar, enviando uma nova proposta com um valor totalmente exorbitante. Questionei a corretora do por que da diferença e de não honrar com a cotação visto estar dentro do prazo de aceitação e o atendente Sr. MATHEUS indagou que a informação recebida da Seguradora Tokio foi que não era uma proposta comercial e que por este motivo, não teria que honrar. Se a cotação/proposta não é uma proposta comercial, não sei dizer o que é! Questionei ao corretor Matheus que também não soube responder, que estava somente repassando as informações oriunda da Seguradora.Vejo que não é uma seguradora séria, que não honra com os seus compromissos.Senha de abertura do arquivo são os 3 primeiros dígitos do meu CPF. 333.333.333-33.</text:p>
          </table:table-cell>
          <table:table-cell office:value-type="string" table:style-name="ce2">
            <text:p>Seguro de Automoveis</text:p>
          </table:table-cell>
          <table:table-cell table:number-columns-repeated="16381"/>
        </table:table-row>
        <table:table-row table:style-name="ro1">
          <table:table-cell office:value-type="float" office:value="1496" table:style-name="ce3">
            <text:p>1496</text:p>
          </table:table-cell>
          <table:table-cell office:value-type="string" table:style-name="ce2">
            <text:p>Eu Cicero portador do CPF : 333.333.333-33 e RG: 33.333.333-33 SSP/BA , vitima de um acidente dia 33/33/3333 , venho fazer uma reclamacão a LIBERTY SEGUROS <text:s/>mesmo tendo realizado a pericia data 33/33/3333 e enviado todas as documentações não recebi nem um retorno até o momento</text:p>
          </table:table-cell>
          <table:table-cell office:value-type="string" table:style-name="ce2">
            <text:p>Seguro de Pessoas</text:p>
          </table:table-cell>
          <table:table-cell table:number-columns-repeated="16381"/>
        </table:table-row>
        <table:table-row table:style-name="ro1">
          <table:table-cell office:value-type="float" office:value="600" table:style-name="ce3">
            <text:p>600</text:p>
          </table:table-cell>
          <table:table-cell office:value-type="string" table:style-name="ce2">
            <text:p>Boa Tarde!Quero o estorno de 33 reais, pois não quero esse seguro.A atendente não me explicou direito sobre esse seguro.Atenciosamente <text:s/>Ailene</text:p>
          </table:table-cell>
          <table:table-cell office:value-type="string" table:style-name="ce2">
            <text:p>Não identificada</text:p>
          </table:table-cell>
          <table:table-cell table:number-columns-repeated="16381"/>
        </table:table-row>
        <table:table-row table:style-name="ro1">
          <table:table-cell office:value-type="float" office:value="1017" table:style-name="ce3">
            <text:p>1017</text:p>
          </table:table-cell>
          <table:table-cell office:value-type="string" table:style-name="ce2">
            <text:p>Estou tentado entrar no meu cadastro para colocar os documentos para atualização da minha SUSEP porem esta com confirmação em duas etapas e não estou recebendo a confirmação em duas etapas, como <text:s/>fazer para acertar isso se sempre que tento pede para logar no sistema mas é impossivel</text:p>
          </table:table-cell>
          <table:table-cell office:value-type="string" table:style-name="ce2">
            <text:p>Cadastro</text:p>
          </table:table-cell>
          <table:table-cell table:number-columns-repeated="16381"/>
        </table:table-row>
        <table:table-row table:style-name="ro1">
          <table:table-cell office:value-type="float" office:value="279" table:style-name="ce3">
            <text:p>279</text:p>
          </table:table-cell>
          <table:table-cell office:value-type="string" table:style-name="ce2">
            <text:p>PROTOCOLO 3333333333. GOSTARIA DE REGISTRAR O QUE ESTÁ ACONTECENDO. EU E MEU IRMÃO MORAVAMOS JUNTOS. MEU IRMÃO SOFREU UM ACIDENTE E MORREU. EU FIZ TODA A DOCUMENTAÇÃO, POIS NOSSOS PAIS ESTÃO MORTOS, NOSSOS AVÓS TAMBÉM ESTÃO MORTOS, ELE NÃO TINHA FILHOS, NÃO TINHA ESPOSA. ERAMOS EU E ELE. BOM ESTOU TENTANDO FAZER SOZINHA O DPVAT. NÃO TENHO CONDIÇÕES DE PAGAR ADVOGADO, MAS EU ACHO QUE É ISSO QUE O DPVAT QUER. POIS JÁ ENVIEI TODA A DOCUMENTAÇÃO E CONTINUAM PEDINDO OS MESMOS DOCUMENTOS. PELO AMOR DE DEUS, NINGUEM ESCLARECE NADA, SÓ ABRE A EXIGENCIA GENERICA. COMO FAÇO A COMPROVAÇÃO QUE SOU A UNICA HERDEIRA. QUAIS DOCUMENTOS ESTÃO FALTANDO. COMO DEVO PROVAR QUE SOU IRMÃ, SÓ COM OS REGISTROS NÃO ADIANTE. SOLICITO ESCLARECIMENTO</text:p>
          </table:table-cell>
          <table:table-cell office:value-type="string" table:style-name="ce2">
            <text:p>DPVAT/SPVAT</text:p>
          </table:table-cell>
          <table:table-cell table:number-columns-repeated="16381"/>
        </table:table-row>
        <table:table-row table:style-name="ro1">
          <table:table-cell office:value-type="float" office:value="387" table:style-name="ce3">
            <text:p>387</text:p>
          </table:table-cell>
          <table:table-cell office:value-type="string" table:style-name="ce2">
            <text:p>Bom dia me chamo T gostaria de uma ajuda para rever um acidente de trânsito no sinistro 333333-333,somos terceiros,sou esposa do G,placa do veículo itf-3333, acidente ocorrido em Canoas dia 33/33 ,foi feita a vistoria tinham nos dado perca total no nosso carro,no da seguradora da mesma forma,ela assumiu a culpa pois tava em alta velocidade e distraída e não nos viu, ocorrendo o acidente, gostaria de saber se temos como resolver,se vcs podem nos ajudar.</text:p>
          </table:table-cell>
          <table:table-cell office:value-type="string" table:style-name="ce2">
            <text:p>DPVAT/SPVAT</text:p>
          </table:table-cell>
          <table:table-cell table:number-columns-repeated="16381"/>
        </table:table-row>
        <table:table-row table:style-name="ro1">
          <table:table-cell office:value-type="float" office:value="1331" table:style-name="ce3">
            <text:p>1331</text:p>
          </table:table-cell>
          <table:table-cell office:value-type="string" table:style-name="ce2">
            <text:p>PROTOCOLOS 33333333333, 33333333333, 33333333333 (registradas e com gravação disponível na BBPREV).No dia 33 de setembro solicitei aporte numa aplicação da BBprev como faço roteineiramente. Ocorre que a colaboradora que me atendeu direcionou o valor para outro fundo, diferente do que eu tinha 333% até então. Cabe ressaltar que na confirmação não aparece o nome do fundo destinado, mas a solicitação está descrita: (na mesma aplicação - contribuição esporádica). No dia 33, após os 3 dias para compensação, verifiquei, à noite, que não havia sido destinado para o fundo correto o valor. Na segunda-feira, dia 33, solicitei a correção. Fizeram na segunda ou na terça (não me recordo de ter necessidade de confirmação para portabilidade de fundos). No dia 33/33, entrei em contato com a agência para resgate. Informaram que, pelo valor, seria necessário ligar diretamente para a BBprev. A partir de então, fui informado de que deveria esperar até o dia 33/33 para finalizar a compensação, sendo assim, até o momento não consegui realizar o resgate e desde então o valor do rendimento vem caindo abruptamente, não consegui honrar o compromisso que tinha feito para pagamento em 33/33, adiando para 33/33 o mesmo, gerando custo para mim.</text:p>
          </table:table-cell>
          <table:table-cell office:value-type="string" table:style-name="ce2">
            <text:p>Previdência Complementar Aberta</text:p>
          </table:table-cell>
          <table:table-cell table:number-columns-repeated="16381"/>
        </table:table-row>
        <table:table-row table:style-name="ro1">
          <table:table-cell office:value-type="float" office:value="682" table:style-name="ce3">
            <text:p>682</text:p>
          </table:table-cell>
          <table:table-cell office:value-type="string" table:style-name="ce2">
            <text:p>Bom Dia! Foi suspenso o cadastro da minha corretora sem aviso prévio, a pendencia que foi gerada é que o nome está diferente do cadastro da receita, esse informação não procede, pois não houve qualquer mudança de nome, enfim, foi regularizado, mas preciso da liberação com urgência, e o email que disponibilização para tratar não respondem;</text:p>
          </table:table-cell>
          <table:table-cell office:value-type="string" table:style-name="ce2">
            <text:p>Cadastro</text:p>
          </table:table-cell>
          <table:table-cell table:number-columns-repeated="16381"/>
        </table:table-row>
        <table:table-row table:style-name="ro1">
          <table:table-cell office:value-type="float" office:value="416" table:style-name="ce3">
            <text:p>416</text:p>
          </table:table-cell>
          <table:table-cell office:value-type="string" table:style-name="ce2">
            <text:p>Oi,Compro o título de capitalização Tele-Sena Digital há algum tempo.Nas últimas edições aconteceram coisas suspeitas!Toda edição tinha numa parte uma espécie de raspadinha da sorte com 3 chances sendo 3 chances "normais" e uma "chance extra" onde se aparecer 3 iguais, ganho o prêmio.Na edição Páscoa/3333 adquiri duas tele-senas: nas duas apareceu na "chance extra" o prêmio 33 reais.Na edição Carnaval/3333 adquiri cinco tele-senas: nas cinco apareceu na "chance extra" o prêmio 33 reais.Na edição Ano Novo/3333 adquiri duas tele-senas: nas duas apareceu na "chance extra" o prêmio 33 reais.Para que fique claro. Em 3333 foram 3 (nove) tele-senas em edições diferentes e em TODAS as nove a "chance extra" foi o prêmio de 33 reais. Em termos de probabilidade isso é IMPOSSÍVEL!Na edição Natal/3333 adquiri duas tele-senas: uma apareceu na "chance extra" o prêmio 33 reais e na outra 33 reais.Na edição 33º Aniversário adquiri três tele-senas: nas três apareceu na "chance extra" o prêmio 33 reais.Na edição Primavera/3333 adquiri duas tele-senas: nas duas apareceu na "chance extra" o prêmio 33 reais.Na edição Independência/3333 adquiri duas tele-senas: nas duas apareceu na "chance extra" o prêmio 33 reais.Na edição Pais/3333 adquiri duas tele-senas: uma apareceu na "chance extra" o prêmio 33 reais e na outra 33 reais.Na edição São João/3333 adquiri uma tele-sena: apareceu na "chance extra" o prêmio 33 reais.Na edição Mães/3333 adquiri uma tele-sena: apareceu na "chance extra" o prêmio 33 reais.Na edição Páscoa/3333 adquiri duas tele-senas: uma apareceu na "chance extra" o prêmio 33 reais e na outra 33 reais.Em 3333 não mudou muito como descrevi acima.Tentei contato com o atendimento deles mas recebi uma resposta padrão.Dessa forma, gostaria de pedir ajuda nesse caso e investigação para que realmente seja clara a chance de ganhar o prêmio pois nitidamente a "chance extra" é viciada para sair o menor valor.</text:p>
          </table:table-cell>
          <table:table-cell office:value-type="string" table:style-name="ce2">
            <text:p>Não identificada</text:p>
          </table:table-cell>
          <table:table-cell table:number-columns-repeated="16381"/>
        </table:table-row>
        <table:table-row table:style-name="ro1">
          <table:table-cell office:value-type="float" office:value="1283" table:style-name="ce3">
            <text:p>1283</text:p>
          </table:table-cell>
          <table:table-cell office:value-type="string" table:style-name="ce2">
            <text:p>Saudações. Preciso saber se a mãe do meu filho de 33 anos falecida recentemente deixou algum seguro de vida para ele.</text:p>
          </table:table-cell>
          <table:table-cell office:value-type="string" table:style-name="ce2">
            <text:p>Seguro de Pessoas</text:p>
          </table:table-cell>
          <table:table-cell table:number-columns-repeated="16381"/>
        </table:table-row>
        <table:table-row table:style-name="ro1">
          <table:table-cell office:value-type="float" office:value="157" table:style-name="ce3">
            <text:p>157</text:p>
          </table:table-cell>
          <table:table-cell office:value-type="string" table:style-name="ce2">
            <text:p>Tentei cancelar dois seguros em 33/33/3333, um foi localizado no valor de 333,33 e outro no <text:s/>valor de 333,33 não foi localizado pela Caixa Seguradora apesar de ter sido descontado, <text:s/>estes seguros prestamistas foram <text:s/>embutidos em um consignado que realizei. Retornei por 3 vezes para seguradora pois visualizei que não haviam cancelado pelo site, cada vez passavam um prazo, inicialmente 3 dias para cancelamento, agora já me falaram 3. O atendente não soube me informar em todas ligações o motivo pela qual não foi cancelado, um absurdo!</text:p>
          </table:table-cell>
          <table:table-cell office:value-type="string" table:style-name="ce2">
            <text:p>Seguro Garantia</text:p>
          </table:table-cell>
          <table:table-cell table:number-columns-repeated="16381"/>
        </table:table-row>
        <table:table-row table:style-name="ro1">
          <table:table-cell office:value-type="float" office:value="141" table:style-name="ce3">
            <text:p>141</text:p>
          </table:table-cell>
          <table:table-cell office:value-type="string" table:style-name="ce2">
            <text:p>Olá, bom dia.No dia 33/33/3333 abri um sinistro pelo site de benefícios dos cartões VISA como seguro por proteção de preço, esse benefício é concedido aos portadores dos cartões Visa Infinite, que é o meu caso.Enviei toda a documentação necessária e fui informado no dia 33/33/3333 que minha solicitação foi aprovada e o seguro cobriria a proteção de preço, sendo que o valor de R$ 333,33 deveria ser creditado em minha conta corrente no prazo de 33 (quinze) dias úteis. A seguradora responsável por esse benefício oferecido aos portadores do cartão Visa Infinte é a AIG Seguros Brasil S/A, CNPJ 33.333.333/3333-33, que deveria fazer o crédito em minha conta.Até o momento não recebi nenhum valor, entrei em contato com a Visa diversas vezes e não obtive nenhum retorno, também entrei em contato com a própria seguradora através do SAC e fui informado que em 3 (dias) teria uma resposta, mas também não obtive retorno.Registro aqui minha reclamação e espero que minha situação seja resolvida.Envio em anexo todos os documentos comprobatórios.Grato,</text:p>
          </table:table-cell>
          <table:table-cell office:value-type="string" table:style-name="ce2">
            <text:p>Seguro Garantia</text:p>
          </table:table-cell>
          <table:table-cell table:number-columns-repeated="16381"/>
        </table:table-row>
        <table:table-row table:style-name="ro1">
          <table:table-cell office:value-type="float" office:value="1430" table:style-name="ce3">
            <text:p>1430</text:p>
          </table:table-cell>
          <table:table-cell office:value-type="string" table:style-name="ce2">
            <text:p>Boa tarde .entrei com um sinistro no dia 33 de outubro ,referente a cobertura de perda financeira no qual me foi vendido como uma das coberturas do seguro de vida onde a exigência para ter direito a cobertura seria comprovar 33 meses de carteira assinada e 3 meses de carência ,acontece que mesmo cumprindo com esses requisitos estou tento muita dificuldades para receber algo que tenho direito e que me foi oferecido por uma instituição com um grande nome no mercado financeiro Bradesco que ate então foi o que me fez contratar e acredita que caso houvesse necessidade de acionar meu seguro de vida e suas coberturas eu nao teria nenhum problema para receber ,porem infelizmente nao esta acontecendo isso com uma simples cobertura de perda financeira fico imaginando como e pra aqueles q fazem essa protecao para caso venha falecer deixar sua familia protegida e ao invez de facilitar encontra uma verdadeira barreira para acessar seus direitos o processo ja possui mais de 33 dias e ficam alegando q o documento nao chegou como se foram enviados juntos e mais de uma vez alegam que chega alguns e outros nao tudo pra dificultar espero que revejam seus procedimentos pois uma empresa desse porte nao precisa trazer dificuldades e sim soluções.Número do sinistro:3333333333333333333Telefone para contato: 33 33333-3333Anexos Originais</text:p>
          </table:table-cell>
          <table:table-cell office:value-type="string" table:style-name="ce2">
            <text:p>Seguro de Pessoas</text:p>
          </table:table-cell>
          <table:table-cell table:number-columns-repeated="16381"/>
        </table:table-row>
        <table:table-row table:style-name="ro1">
          <table:table-cell office:value-type="float" office:value="943" table:style-name="ce3">
            <text:p>943</text:p>
          </table:table-cell>
          <table:table-cell office:value-type="string" table:style-name="ce2">
            <text:p>Acesso a informação</text:p>
          </table:table-cell>
          <table:table-cell office:value-type="string" table:style-name="ce2">
            <text:p>Não identificada</text:p>
          </table:table-cell>
          <table:table-cell table:number-columns-repeated="16381"/>
        </table:table-row>
        <table:table-row table:style-name="ro1">
          <table:table-cell office:value-type="float" office:value="304" table:style-name="ce3">
            <text:p>304</text:p>
          </table:table-cell>
          <table:table-cell office:value-type="string" table:style-name="ce2">
            <text:p>OCORREU SINISTRO NO DIA 33/33/3333. ATÉ A PRESENTE DATA NÃO LIQUIDADO O SINISTRO. FOI REALIZADO CONTATO COM A CHUBB SEGUROS E A INSERT CORRETORA. NENHUMA DEU RETORNO QUANTO AO PAGAMENTO. SEGUE ANEXO APÓLICE. O NÚMERO DA INSERT NA SUSEP É 33333333333333. O CÓDIGO DA CHUBB NA SUSEP É 33333. SEGUE ANEXO APÓLICE Nº 3333333333333 E SINISTRO Nº 333333 SERRA &amp; COMPANY. ESTAMOS A DISPOSIÇÃO PARA PRESTAR OUTROS ESCLARECIMENTOS QUE SE FAÇAM NECESSÁRIOS. JÁ EXPIROU O PRAZO DE 33 DIAS PARA PAGAMENTO, CONFORME DETERMINA A SUSEP.</text:p>
          </table:table-cell>
          <table:table-cell office:value-type="string" table:style-name="ce2">
            <text:p>Não identificada</text:p>
          </table:table-cell>
          <table:table-cell table:number-columns-repeated="16381"/>
        </table:table-row>
        <table:table-row table:style-name="ro1">
          <table:table-cell office:value-type="float" office:value="42" table:style-name="ce3">
            <text:p>42</text:p>
          </table:table-cell>
          <table:table-cell office:value-type="string" table:style-name="ce2">
            <text:p>Meu benefício (DPVT)não foi pago o dinheiro todo só metade</text:p>
          </table:table-cell>
          <table:table-cell office:value-type="string" table:style-name="ce2">
            <text:p>Não identificada</text:p>
          </table:table-cell>
          <table:table-cell table:number-columns-repeated="16381"/>
        </table:table-row>
        <table:table-row table:style-name="ro1">
          <table:table-cell office:value-type="float" office:value="1358" table:style-name="ce3">
            <text:p>1358</text:p>
          </table:table-cell>
          <table:table-cell office:value-type="string" table:style-name="ce2">
            <text:p>Em 33/33/3333, fiz um empréstimo consignado com a Seguradora Sabemi S.A., contrato 3333333, com prazo de 33 meses e parcelas de 3.333,33, descontadas do meu contracheque do Exército, <text:s/>pois sou pensionista de militar. Estou há alguns meses tentando fazer portabilidade desse empréstimo para a Caixa Econômica Federal <text:s/>e não consigo, porque solicito o código ISPB e eles não fornecem, alegando que portabilidade é feita entre bancos e eles são Seguradora. Perguntei se eles poderiam refinanciar meu empréstimo que já pago há 33 meses e eles me enviaram a proposta que está em anexo. Solicito ajuda dos Senhores para meu pedido.</text:p>
          </table:table-cell>
          <table:table-cell office:value-type="string" table:style-name="ce2">
            <text:p>Seguro de Pessoas</text:p>
          </table:table-cell>
          <table:table-cell table:number-columns-repeated="16381"/>
        </table:table-row>
        <table:table-row table:style-name="ro1">
          <table:table-cell office:value-type="float" office:value="1243" table:style-name="ce3">
            <text:p>1243</text:p>
          </table:table-cell>
          <table:table-cell office:value-type="string" table:style-name="ce2">
            <text:p>Bom dia.Por gentileza, gostaria de saber como posso obter a informação de todas as apólices de seguro registradas em nome do meu pai, VEle faleceu no dia 33/33/3333 e estou recebendo alguns contatos de consignados em nome dele e precisamos saber se existem seguros ativos para entrar com pedido de indenização dessa apólices. Agradeço a atenção e fico no aguardo.</text:p>
          </table:table-cell>
          <table:table-cell office:value-type="string" table:style-name="ce2">
            <text:p>Seguro de Pessoas</text:p>
          </table:table-cell>
          <table:table-cell table:number-columns-repeated="16381"/>
        </table:table-row>
        <table:table-row table:style-name="ro1">
          <table:table-cell office:value-type="float" office:value="1363" table:style-name="ce3">
            <text:p>1363</text:p>
          </table:table-cell>
          <table:table-cell office:value-type="string" table:style-name="ce2">
            <text:p>Bom dia a todos. Bom eu recebi uma denuncia ref. ao processo Susep nro 33333.333333/3333-33 em nome de JOSE e tentei por diversos locais no gov.br e outros e não consegui acessar a denuncia, eu gostaria de saber doque se trata e como devo proceder e me defender para sanar essa denuncia.Aguardo um retorno - Celular (33) 33333-3333 email</text:p>
          </table:table-cell>
          <table:table-cell office:value-type="string" table:style-name="ce2">
            <text:p>Não identificada</text:p>
          </table:table-cell>
          <table:table-cell table:number-columns-repeated="16381"/>
        </table:table-row>
        <table:table-row table:style-name="ro1">
          <table:table-cell office:value-type="float" office:value="815" table:style-name="ce3">
            <text:p>815</text:p>
          </table:table-cell>
          <table:table-cell office:value-type="string" table:style-name="ce2">
            <text:p>Gostaria de fazer a prova e ser filiado, para poder prestar os serviços corretor de seguros.</text:p>
          </table:table-cell>
          <table:table-cell office:value-type="string" table:style-name="ce2">
            <text:p>Cadastro</text:p>
          </table:table-cell>
          <table:table-cell table:number-columns-repeated="16381"/>
        </table:table-row>
        <table:table-row table:style-name="ro1">
          <table:table-cell office:value-type="float" office:value="568" table:style-name="ce3">
            <text:p>568</text:p>
          </table:table-cell>
          <table:table-cell office:value-type="string" table:style-name="ce2">
            <text:p>Boa tarde !Tive minha Susep de corretor de seguros e não sei motivo!Estou passando E mail para Susep e não tenho respostaA minha única fonte de renda e meu trbalho como corretor de seguro e a Susep suspendeu o meu direito de trabalhar sem me informar o motivoMeu e mail email 33 333333333</text:p>
          </table:table-cell>
          <table:table-cell office:value-type="string" table:style-name="ce2">
            <text:p>Cadastro</text:p>
          </table:table-cell>
          <table:table-cell table:number-columns-repeated="16381"/>
        </table:table-row>
        <table:table-row table:style-name="ro1">
          <table:table-cell office:value-type="float" office:value="233" table:style-name="ce3">
            <text:p>233</text:p>
          </table:table-cell>
          <table:table-cell office:value-type="string" table:style-name="ce2">
            <text:p>Gostaria de saber como faço para descobrir se minha falecida mãe tinha algum seguro sem ter os documentos do seguro. vejo que com apenas o CPF no SUSEP seria possível, mas não encontro onde preencher no site do SUSEP.o nome e o CPF da minha mãe: A CPF 333.333.333-33</text:p>
          </table:table-cell>
          <table:table-cell office:value-type="string" table:style-name="ce2">
            <text:p>Seguro de Pessoas</text:p>
          </table:table-cell>
          <table:table-cell table:number-columns-repeated="16381"/>
        </table:table-row>
        <table:table-row table:style-name="ro1">
          <table:table-cell office:value-type="float" office:value="152" table:style-name="ce3">
            <text:p>152</text:p>
          </table:table-cell>
          <table:table-cell office:value-type="string" table:style-name="ce2">
            <text:p>Prezados,Através desse solicito a intercessão da SUSEP quanto ao seguinte caso ocorrido, porém, antes informo os dados da Apólice de Seguros: 3333333333333, cujo processo junto a SUSEP é o de nº 33333.333333/3333-33, através da corretora nº 33333 – BB Corretora de Seguros (Cód. SUSEP: 33333333333333).Pois bem, o fato é que no dia 33/33/3333, por volta das 3:33h, o veículo descrito na apólice supra, de minha propriedade, estava guardado na garagem, como de costume, quando, um senhor foi tentar subir uma ladeira íngreme com seu veículo. Ocorre que fatalmente o veículo perde potência, vindo o mesmo a descer descontrolado pela ladeira e colidir com minha garagem (próxima a ladeira). Colisão esta que afetou meu veículo que estava lá guardado, trazendo danos, os quais eram visivelmente percebíveis.O fato ocorrido foi devidamente registrado na delegaria local através do BO (boletim de ocorrência) nº 33E3333333333. Todo o ocorrido está relatado no boletim na delegacia da 333º circunscrição – São Vicente Férrer/PE (em anexo).De imediato acionei o seguro, o qual me entregou o número telefônico do reboque, que ao ligar, negou-se em buscar o carro no mesmo dia (que era um domingo). Assim sendo, na negativa por parte do reboque, o carro continuou guardado na garagem até no fia seguinte o reboque chegar. Chegando o mesmo, fomos até o local (garagem) e foi realizado o procedimento para a retirada do meu carro, que ao tentar ligar, o mesmo não dava partida. Em sendo assim, não cutuquei em nada o veículo e deixei a cargo do reboque para levar a oficina da seguradora.Na sequência, a atendente (por telefone) encaminhou-me uma CARTA DESCRITIVA-Sinistro de automóveis, a qual foi devidamente preenchida e enviada (em anexo). Após tal processo, a seguradora informa que a oficina não fará os devidos reparos pelo o não acionamento do motor, mas tão somente conserto na lataria, e ainda, alega que o não acionamento do motor (dar partida) foi culpa minha, ou seja do proprietário do veículo que sofreu o dano, como pode? Dessa forma gerou o impasse, onde preciso do carro consertado em sua totalidade e a seguradora alega consertar apenas a parte externa (lataria), não dá uma explicação plausível. Enquanto isso fico sem meu veículo, dependendo de carro de aluguel ou amigos para pode me locomover.Desta forma peço a intercessão da SUSEP para tentar dirimir tal querela, tudo de forma administrativa ou extrajudicial, por ser meio mais célere e satisfatório para as partes.Para encerrar os fastos, agradeço a atenção e repito que houve uma colisão, não por minha culpa, mas de terceiros e com isso danificou o meu veículo. Não houve mudança no veículo, nem no motor, o que pode ser identificado com o acervo fotográfico na realização da vistoria por parte da seguradora.Sem mais, e, atenciosamente</text:p>
          </table:table-cell>
          <table:table-cell office:value-type="string" table:style-name="ce2">
            <text:p>Seguro de Automoveis</text:p>
          </table:table-cell>
          <table:table-cell table:number-columns-repeated="16381"/>
        </table:table-row>
        <table:table-row table:style-name="ro1">
          <table:table-cell office:value-type="float" office:value="674" table:style-name="ce3">
            <text:p>674</text:p>
          </table:table-cell>
          <table:table-cell office:value-type="string" table:style-name="ce2">
            <text:p>Bom dia, sou proprietário da empresa ZGUROS CORRETORA DE SEGUROS EIRELI - CNPJ: 33.333.333/3333-33 e no dia 33/33/3333 soicitei a alteração de dados cadastrasi no site da SUSEP, mas até agora não obtive um reposta, sequer um e-mail com um prazo para que a alteração seja efetivada, gostiara de obter uma respota o mais rápido possível.</text:p>
          </table:table-cell>
          <table:table-cell office:value-type="string" table:style-name="ce2">
            <text:p>Cadastro</text:p>
          </table:table-cell>
          <table:table-cell table:number-columns-repeated="16381"/>
        </table:table-row>
        <table:table-row table:style-name="ro1">
          <table:table-cell office:value-type="float" office:value="397" table:style-name="ce3">
            <text:p>397</text:p>
          </table:table-cell>
          <table:table-cell office:value-type="string" table:style-name="ce2">
            <text:p>Bom Dia, solicito irformação quanto a eventuais seguros de vide de D CPF - 333.333.333-33</text:p>
          </table:table-cell>
          <table:table-cell office:value-type="string" table:style-name="ce2">
            <text:p>Seguro de Pessoas</text:p>
          </table:table-cell>
          <table:table-cell table:number-columns-repeated="16381"/>
        </table:table-row>
        <table:table-row table:style-name="ro1">
          <table:table-cell office:value-type="float" office:value="1323" table:style-name="ce3">
            <text:p>1323</text:p>
          </table:table-cell>
          <table:table-cell office:value-type="string" table:style-name="ce2">
            <text:p>Boa tarde, gostaria de obter informações ou manual de como ser certificado para comercializar títulos de capitalização.</text:p>
          </table:table-cell>
          <table:table-cell office:value-type="string" table:style-name="ce2">
            <text:p>Cadastro</text:p>
          </table:table-cell>
          <table:table-cell table:number-columns-repeated="16381"/>
        </table:table-row>
        <table:table-row table:style-name="ro1">
          <table:table-cell office:value-type="float" office:value="1092" table:style-name="ce3">
            <text:p>1092</text:p>
          </table:table-cell>
          <table:table-cell office:value-type="string" table:style-name="ce2">
            <text:p>GOSTARIA <text:s/>DE TER ACESSO A TODAS AS APOLCES ATIVAS E CANCELADAS <text:s/>3 via</text:p>
          </table:table-cell>
          <table:table-cell office:value-type="string" table:style-name="ce2">
            <text:p>Seguro de Pessoas</text:p>
          </table:table-cell>
          <table:table-cell table:number-columns-repeated="16381"/>
        </table:table-row>
        <table:table-row table:style-name="ro1">
          <table:table-cell office:value-type="float" office:value="707" table:style-name="ce3">
            <text:p>707</text:p>
          </table:table-cell>
          <table:table-cell office:value-type="string" table:style-name="ce2">
            <text:p>Olá Bom dia! Gostaria de Solicitar a regularização da corretora CNPJ: 33.333.333/3333-33, ja se encontra APTA junto a receita federal conforme anexo do cnpj. Gostaria de fosse ativada!Att</text:p>
          </table:table-cell>
          <table:table-cell office:value-type="string" table:style-name="ce2">
            <text:p>Cadastro</text:p>
          </table:table-cell>
          <table:table-cell table:number-columns-repeated="16381"/>
        </table:table-row>
        <table:table-row table:style-name="ro1">
          <table:table-cell office:value-type="float" office:value="12" table:style-name="ce3">
            <text:p>12</text:p>
          </table:table-cell>
          <table:table-cell office:value-type="string" table:style-name="ce2">
            <text:p>Bom dia, tento regularização da minha susep de numero 3333333333, desde o dis 33/33/3333, já envie 3 email que não me foram sequer respondido, estou sem consegir trabalha mediante suspenção.dia 33/33 fo encamnhado meu contrato social que é a docuetação a im solicitada.Aguardo</text:p>
          </table:table-cell>
          <table:table-cell office:value-type="string" table:style-name="ce2">
            <text:p>Cadastro</text:p>
          </table:table-cell>
          <table:table-cell table:number-columns-repeated="16381"/>
        </table:table-row>
        <table:table-row table:style-name="ro1">
          <table:table-cell office:value-type="float" office:value="1339" table:style-name="ce3">
            <text:p>1339</text:p>
          </table:table-cell>
          <table:table-cell office:value-type="string" table:style-name="ce2">
            <text:p>ESTOU COM STATUS DA MINHA SUSEP COMO SUSPENSA, PORÉM NÃO CONSIGO ENTRAR NO SITE DA SUSEP PARA REGULARIZAÇÃO , POIS O MEU ACESSO ATRAVES DO GOV NÃO É OURO. <text:s/>TAMBÉM NÃO ESTOU CONSEGUINDO REALIZAR O MEU RECONHECIMENTO FACIAL PARA MUDAR PARA A CONDIÇÃO DESEJADA.NOME DA CORRETORA : MVC CORRETORA DE SEGUROS EIRELLI CNPJ : 33.333.333 3333-33GOSTARIA DA INFORMAÇÃO DO MOTIVO DA SUSPENSÃO.</text:p>
          </table:table-cell>
          <table:table-cell office:value-type="string" table:style-name="ce2">
            <text:p>Cadastro</text:p>
          </table:table-cell>
          <table:table-cell table:number-columns-repeated="16381"/>
        </table:table-row>
        <table:table-row table:style-name="ro1">
          <table:table-cell office:value-type="float" office:value="78" table:style-name="ce3">
            <text:p>78</text:p>
          </table:table-cell>
          <table:table-cell office:value-type="string" table:style-name="ce2">
            <text:p>Recentemente verifiquei minha conta e constatei que estava sendo cobrado uma taxa desta empresa essa taxa está sendo cobrada sem minha autorização eu jamais assinei nenhum contrato para aderir a esse seguro eu solicitei o cancelamento e o estorno do valor pago porém a empresa se nega a estornar o valor pago este valor foi descontado durante vários meses sem o meu consentimento eles me roubaram e eu quero meu valor de volta peço auxílio de vocês nessa missão obrigada</text:p>
          </table:table-cell>
          <table:table-cell office:value-type="string" table:style-name="ce2">
            <text:p>Não identificada</text:p>
          </table:table-cell>
          <table:table-cell table:number-columns-repeated="16381"/>
        </table:table-row>
        <table:table-row table:style-name="ro1">
          <table:table-cell office:value-type="float" office:value="840" table:style-name="ce3">
            <text:p>840</text:p>
          </table:table-cell>
          <table:table-cell office:value-type="string" table:style-name="ce2">
            <text:p>CONFORME ANEXO GUSTAVO FEZ UM PORTOCAP ALUGUEL PROCESSO SUSEP NUMERO 33333.333333/3333-33, INSTRUMENTO DE GARANTIA E NAO ESTA RECEBENDO NO NUMERO NO EMAIL PARA O SORTEIO E EM SEQUER RECEBEU DOCUMENTOS NO EMAIL, UNICOS DOCUMENTOS RECEBIMENTOS SAO OS ANEXOS ENVIADOS PELA IMOBOLIARIA. SOLICITO ORIENTACAO</text:p>
          </table:table-cell>
          <table:table-cell office:value-type="string" table:style-name="ce2">
            <text:p>Outros</text:p>
          </table:table-cell>
          <table:table-cell table:number-columns-repeated="16381"/>
        </table:table-row>
        <table:table-row table:style-name="ro1">
          <table:table-cell office:value-type="float" office:value="191" table:style-name="ce3">
            <text:p>191</text:p>
          </table:table-cell>
          <table:table-cell office:value-type="string" table:style-name="ce2">
            <text:p>Sou cliente da seguradora tokio marine, solicitei um serviço de guincho em 33/33/3333, as 33hs, recebi mensagem que o guincho chegaria as 3hs do dia 33/33, um absurdo, porem não fui atendida, passei a noite inteira na rua com o carro quebrado, nem por telefone fui atendida, após 3hs da manha de 33/33, <text:s/>e varias ligações não atendidas, finalmente alguém falou comigo, informando não ter prestador de serviço, ou seja, eu pago para não ser atendida quando preciso, por fim consegui um guincho particular, me informaram que podia pedir reembolso, porem as atendentes não mandam o formulário, muito menos esclarecem como fazer tal procedimento, da mesma forma de quando solicitei o serviço, ninguém faz nada, funcionários despreparados, mas sabem muito bem cobrar as mensalidades. Pior em cada ligação ouvia a gravação dizendo que a tokio marine preza pela segurança e conforto de seus clientes, parece piada pois eu cliente na rua parada correndo perigo a madrugada inteirinha aguardando um guincho, das 33hs do dia 33/33 ate as 3hs do dia 33/33 só ouvi gravações virtuais, não fui atendida por humanos, depois as 3hs da manha do dia 33/33, me mandaram um taxi, eu pedi guincho, não solicitei taxi nenhum, como eu iria embora no taxi pra depois ter que voltar e buscar o carro quando por aventura tivesse um guincho, se é que essa empresa tem guincho.Quero meu reembolso, alias deveria era receber indenização por danos morais, pelo medo de estar na rua, nervoso por pagar por um serviço e quando precisar não ter.</text:p>
          </table:table-cell>
          <table:table-cell office:value-type="string" table:style-name="ce2">
            <text:p>Seguro de Automoveis</text:p>
          </table:table-cell>
          <table:table-cell table:number-columns-repeated="16381"/>
        </table:table-row>
        <table:table-row table:style-name="ro1">
          <table:table-cell office:value-type="float" office:value="613" table:style-name="ce3">
            <text:p>613</text:p>
          </table:table-cell>
          <table:table-cell office:value-type="string" table:style-name="ce2">
            <text:p>Minha mãe faleceu e necessito saber quais seguros ela tinha no nome dela.MCPF 333333333-33</text:p>
          </table:table-cell>
          <table:table-cell office:value-type="string" table:style-name="ce2">
            <text:p>Seguro de Pessoas</text:p>
          </table:table-cell>
          <table:table-cell table:number-columns-repeated="16381"/>
        </table:table-row>
        <table:table-row table:style-name="ro1">
          <table:table-cell office:value-type="float" office:value="312" table:style-name="ce3">
            <text:p>312</text:p>
          </table:table-cell>
          <table:table-cell office:value-type="string" table:style-name="ce2">
            <text:p>srs. bom dia, venho através <text:s/>deste solicitar uma intervenção em um processo de quitação de um seguro de vida da porto seguro sinistro numero 33333333333 em nome do Sr C falecido no dia 33/33/3333 e ate o momento os beneficiários ainda não receberam os valores contratados no seguro. A corretora recebeu toda documentação solicitada e junto com a segururadora não dão qq retorno e o caso segue para o nonagésimo dia do comunicado. a corretora de nome SEGPARTNERS sobre o telefone 3333 3333 e emails da porto seguro email e email , a empresa contratante é a NEW YORK VESTUARIO LTDA EMAIL ; email . todos que infelizmente nao dão retorno a herdeira a deixando em condições de total desinformações e recebimento do seu direito, vale a pena salientar que ate o momento a herdeira não teve qq acesso ao contrato para saber quais foram os benefícios contratados pelo marido falecido. <text:s/>o email da herdeira é email <text:s/>. peço encarecidamente que as providencias possíveis e esclarecimentos do motivo em que ja se passaram quase 33 dias sem qq informação. tb peço o esclarecimento da multa existente conforme a SUSEP pelo prazo extenso sem qq comunicação ou orientação a herdeira. desde já agradeço</text:p>
          </table:table-cell>
          <table:table-cell office:value-type="string" table:style-name="ce2">
            <text:p>Seguro de Pessoas</text:p>
          </table:table-cell>
          <table:table-cell table:number-columns-repeated="16381"/>
        </table:table-row>
        <table:table-row table:style-name="ro1">
          <table:table-cell office:value-type="float" office:value="1060" table:style-name="ce3">
            <text:p>1060</text:p>
          </table:table-cell>
          <table:table-cell office:value-type="string" table:style-name="ce2">
            <text:p>sou corretora de seguros e nao consigo acessar a susep para fazer a correcao do meu nome e do cadastro da corretora , meu nome agora roberta, e susep da corretora 333333333 consultoria e corretora de seguros e na susep esta meu nome no lugar do nome da corretora e quando vou tentar logar o sistema fecha e nao deixa eu fazer a devida correcao.</text:p>
          </table:table-cell>
          <table:table-cell office:value-type="string" table:style-name="ce2">
            <text:p>Cadastro</text:p>
          </table:table-cell>
          <table:table-cell table:number-columns-repeated="16381"/>
        </table:table-row>
        <table:table-row table:style-name="ro1">
          <table:table-cell office:value-type="float" office:value="366" table:style-name="ce3">
            <text:p>366</text:p>
          </table:table-cell>
          <table:table-cell office:value-type="string" table:style-name="ce2">
            <text:p>Contratei um seguro da Europ Assistance obrigatório para viajar a bordo da msc cruzeiros e, pela segunda vez o cruzeiro que eu faria com minha família foi cancelado, e o seguro me orientou a acionar o seguro, porém desde 33.33.33, data em que abri o protocolo junto ao seguro, até hoje não obtive retorno.</text:p>
          </table:table-cell>
          <table:table-cell office:value-type="string" table:style-name="ce2">
            <text:p>Não identificada</text:p>
          </table:table-cell>
          <table:table-cell table:number-columns-repeated="16381"/>
        </table:table-row>
        <table:table-row table:style-name="ro1">
          <table:table-cell office:value-type="float" office:value="588" table:style-name="ce3">
            <text:p>588</text:p>
          </table:table-cell>
          <table:table-cell office:value-type="string" table:style-name="ce2">
            <text:p>Desejo saber se há alguma apolice em nome de meu irmão mais velho e/ou seu filho, falecidos em dez/3333 e 33/mai/3333 respectivamente, tendo meu cpf como beneficiário ou outros da família. Grata</text:p>
          </table:table-cell>
          <table:table-cell office:value-type="string" table:style-name="ce2">
            <text:p>Seguro de Pessoas</text:p>
          </table:table-cell>
          <table:table-cell table:number-columns-repeated="16381"/>
        </table:table-row>
        <table:table-row table:style-name="ro1">
          <table:table-cell office:value-type="float" office:value="266" table:style-name="ce3">
            <text:p>266</text:p>
          </table:table-cell>
          <table:table-cell office:value-type="string" table:style-name="ce2">
            <text:p>srs. bom dia, venho através <text:s/>deste solicitar uma intervenção em um processo de quitação de um seguro de vida da porto seguro sinistro numero 33333333333 em nome do Sr C falecido no dia 33/33/3333 e ate o momento os beneficiários ainda não receberam os valores contratados no seguro. A corretora recebeu toda documentação solicitada e junto com a segururadora não dão qq retorno e o caso segue para o nonagésimo dia do comunicado. a corretora de nome SEGPARTNERS sobre o telefone 3333 3333 e emails da porto seguro email e email , a empresa contratante é a NEW YORK VESTUARIO LTDA EMAIL ; email . todos que infelizmente nao dão retorno a herdeira a deixando em condições de total desinformações e recebimento do seu direito, vale a pena salientar que ate o momento a herdeira não teve qq acesso ao contrato para saber quais foram os benefícios contratados pelo marido falecido. <text:s/>o email da herdeira é email <text:s/>. peço encarecidamente que as providencias possíveis e esclarecimentos do motivo em que ja se passaram quase 33 dias sem qq informação. tb peço o esclarecimento da multa existente conforme a SUSEP pelo prazo extenso sem qq comunicação ou orientação a herdeira. desde já agradeço</text:p>
          </table:table-cell>
          <table:table-cell office:value-type="string" table:style-name="ce2">
            <text:p>Seguro de Pessoas</text:p>
          </table:table-cell>
          <table:table-cell table:number-columns-repeated="16381"/>
        </table:table-row>
        <table:table-row table:style-name="ro1">
          <table:table-cell office:value-type="float" office:value="1516" table:style-name="ce3">
            <text:p>1516</text:p>
          </table:table-cell>
          <table:table-cell office:value-type="string" table:style-name="ce2">
            <text:p>Sou representante da Imobiliária IMOVSAMPA NEGOCIOS IMOBILIÁRIOS LTDA, administramos uma locação onde configura a Porto Seguro como fiança aluguel.A empresa <text:s/>CONCEITO IMOBILIÁRIA E CORRETORA DE SEGUROS SOB O NÚMERO SUSEP. <text:s/>333333333 foi a corretora responsável pela aprovação e formalização do seguro aluguel apólice n. <text:s/>3333.33.33.333-3.O inquilino não pagou os aluguéis e encargos nos vencimentos 33/33 e 33/33 acumulando assim 3 meses de atraso, solicitamos dia 33/33 ao corretor para abertura do sinistro e o mesmo respondeu que já estaria providenciando e no mesmo dia iria enviar o número do sinistro,. Porém a corretora não deu entrada no sinistro e informou que o inquilino estaria efetuando os pagamentos <text:s/>através da Porto via pagamento cartão de crédito, conforme opção no site da Porto, o inquilino não efetuou o pagamento e nem a corretora nos deu assistência para abertura do sinistro nem mesmo respondendo mais nossas ligações e respondendo mensagens.O Proprietário ( que nos lê em cópia) e nós através de contatos via whatsapp e email para a Porto Seguro que tivemos que fazer todo o processo sem auxílio nenhum do corretor de seguros, mostrando ser parcial em defesa do inquilino tentando ganhar tempo e perder prazo para não efetuar o sinistro, que inclusive desligou o telefone na cara do proprietário.Sendo assim, estamos indignados com esta postura e vimos através desta deixar nossa reclamação e solicitar as devidas providências junto a este órgão quanto a postura e assistência não efetuada <text:s/>perante todas as nossas solicitações de abertura de sinistro,</text:p>
          </table:table-cell>
          <table:table-cell office:value-type="string" table:style-name="ce2">
            <text:p>Outros</text:p>
          </table:table-cell>
          <table:table-cell table:number-columns-repeated="16381"/>
        </table:table-row>
        <table:table-row table:style-name="ro1">
          <table:table-cell office:value-type="float" office:value="250" table:style-name="ce3">
            <text:p>250</text:p>
          </table:table-cell>
          <table:table-cell office:value-type="string" table:style-name="ce2">
            <text:p>Há mais de 3 mês sofri um acidente, no acidente em questão fui vítima e o outro envolvido informou que havia seguro para terceiros com a HDI Seguros, e os acionou. Fizemos todos os trâmites necessários, no dia 33 de Dezembro de 3333, a Concessionária a qual levei meu veículo para a manutenção enviou para o corretor o orçamento da manutenção.Somente 3 mês depois o Vistoriador da HDI Seguros veio até o local e deu perda total no veículo. Estou há mais de 3 mês, completando 3 meses correndo atrás e cobrando a seguradora em questão para me pagar o valor da FIPE da moto, que é o correto como o vistoriador deu perda total, mas sem sucesso.Além deste período todo esperando, gastando dinheiro do meu bolso com locomoção para poder trabalhar, fazer faculdade, a empresa informou que não pagará o valor total da FIPE, sendo que o cliente deles me certificou que a cobertura é de 333%.Em resumo, não recomendo para ninguém esta seguradora. Se não receber o dinheiro ainda essa semana, que tenho certeza que não receberei, entrarei com uma ação judicial cobrando inclusive danos morais e que arquem com todos os custos de locomoção que tive no período por um TOTAL DESCASO!Na sexta-feira, 33 de Fevereiro de 3333, finalmente a HDI Seguros me enviou as documentações para que eu transferisse o veículo, no mesmo dia que o fiz. Hoje liguei para a HDI e me informaram que o prazo é Quinta-feira dia 33 de Fevereiro. Quanto tempo mais tenho que tolerar esse descaso? É um prejuízo financeiro pois durante estes 3 meses me desloquei pro trabalho com dinheiro próprio, além de todo o prejuízo moral, pelo tempo e estresse gastos nesse período.</text:p>
          </table:table-cell>
          <table:table-cell office:value-type="string" table:style-name="ce2">
            <text:p>Seguro de Automoveis</text:p>
          </table:table-cell>
          <table:table-cell table:number-columns-repeated="16381"/>
        </table:table-row>
        <table:table-row table:style-name="ro1">
          <table:table-cell office:value-type="float" office:value="1437" table:style-name="ce3">
            <text:p>1437</text:p>
          </table:table-cell>
          <table:table-cell office:value-type="string" table:style-name="ce2">
            <text:p>seguro residencial - Apólice: 333333333 - 33/33/3333 solicitei assistência (protocolo: 33333333333333333333) atendimento em até 3 dias úteis. 33/33/3333 solicitei nova assistência, diferente da primeira (Protocolo: 33333333333333333333) atendimento para o dia 33/33/3333. Nas duas não fui atendido. Tentei reclamar por meio do whatsapp, o atendente fazia diversas perguntas e ao final encaminhava para um novo atendente sem dar nenhum encaminhamento. Reclamei pelo instagram, encaminhei diversas telas da conversas do whatsapp e tive a reclamação encaminhada para a ouvidoria (Protocolo: T33333333333333) que disse não ter encontrado as solicitações citadas acima e portanto sem tomar nenhuma providência. Peço a intervenção deste órgão para que consiga ter os direitos previstos em contrato.</text:p>
          </table:table-cell>
          <table:table-cell office:value-type="string" table:style-name="ce2">
            <text:p>Seguro de Danos</text:p>
          </table:table-cell>
          <table:table-cell table:number-columns-repeated="16381"/>
        </table:table-row>
        <table:table-row table:style-name="ro1">
          <table:table-cell office:value-type="float" office:value="283" table:style-name="ce3">
            <text:p>283</text:p>
          </table:table-cell>
          <table:table-cell office:value-type="string" table:style-name="ce2">
            <text:p>Ao consultar o site https://www3.susep.gov.br/safe/menumercado/REP3/Produto.aspx/Consultar <text:s/>para consultar um PGBL adquirido por mim cujo número do processo no SUSEP é 33333.333333/33-33 <text:s/>não consegui encontrar os dados da proposta. Foi um plano adquirido em 33/33/3333 e gostaria de analisar o contrato para possível migração. O próprio site informa que planos antigos podem não está no formato digital disponibilizado no site. Acredito que esse seja o caso. Atenciosamente</text:p>
          </table:table-cell>
          <table:table-cell office:value-type="string" table:style-name="ce2">
            <text:p>Previdência Complementar Aberta</text:p>
          </table:table-cell>
          <table:table-cell table:number-columns-repeated="16381"/>
        </table:table-row>
        <table:table-row table:style-name="ro1">
          <table:table-cell office:value-type="float" office:value="1201" table:style-name="ce3">
            <text:p>1201</text:p>
          </table:table-cell>
          <table:table-cell office:value-type="string" table:style-name="ce2">
            <text:p>Prezado(a), bom dia! Solicito gentilmente a tela de registro da apólice de seguro garantia n° 333333333333333333333333 segurado Julio , e tomador Santo e Bueno Vigilância e Segurança Privada CNPJ: 33.333.333/3333-33, porque segundo informação do setor de garantia da Porto, há um erro de comunicação desse o dia 33/33/3333.No aguardo de suas providencias e resposta. Att.FernandoFone (33) 333333333</text:p>
          </table:table-cell>
          <table:table-cell office:value-type="string" table:style-name="ce2">
            <text:p>Seguro Garantia</text:p>
          </table:table-cell>
          <table:table-cell table:number-columns-repeated="16381"/>
        </table:table-row>
        <table:table-row table:style-name="ro1">
          <table:table-cell office:value-type="float" office:value="1096" table:style-name="ce3">
            <text:p>1096</text:p>
          </table:table-cell>
          <table:table-cell office:value-type="string" table:style-name="ce2">
            <text:p>Solicito informações do paradeiro da seguradora Aliança de Minas Gerais Cia de Seguros, criada pelo Decreto n. 33.333, de 33 de outubro de 3333, que concede autorização á Companhia Nacional de Seguros „Alliança de Minas Geraes.“ para funccionar na Republica e approva seus estatutos. Requeiro informações se houve extinção, fusão, aquisição por outra empresa ou ente público e quem representa os direitos e interesses dos antigos segurados, especialmente sobre seguro de vida.Especificamente, requeiro informações sobre a apólice de seguro de vida com beneficiário Rui (anexo), falecido em 33.3333, quais os índices de cálculo e correção e o valor atualizado da indenização.</text:p>
          </table:table-cell>
          <table:table-cell office:value-type="string" table:style-name="ce2">
            <text:p>Não identificada</text:p>
          </table:table-cell>
          <table:table-cell table:number-columns-repeated="16381"/>
        </table:table-row>
        <table:table-row table:style-name="ro1">
          <table:table-cell office:value-type="float" office:value="499" table:style-name="ce3">
            <text:p>499</text:p>
          </table:table-cell>
          <table:table-cell office:value-type="string" table:style-name="ce2">
            <text:p>Estou há vários dias aguardando um retorno da SUSEP pelo e-mail email, onde tomei ciência de que minha Corretora estava SUSPENSA, tendo em vista a pendência da alteração contratual.Ciente disso, este documento foi devidamente anexado, e até o momento, a SUSPENSÃO continua lá, prejudicando assim minha continuidade nos serviços e também no recebimento das comissões pelos serviços prestados.</text:p>
          </table:table-cell>
          <table:table-cell office:value-type="string" table:style-name="ce2">
            <text:p>Cadastro</text:p>
          </table:table-cell>
          <table:table-cell table:number-columns-repeated="16381"/>
        </table:table-row>
        <table:table-row table:style-name="ro1">
          <table:table-cell office:value-type="float" office:value="900" table:style-name="ce3">
            <text:p>900</text:p>
          </table:table-cell>
          <table:table-cell office:value-type="string" table:style-name="ce2">
            <text:p>Prezados, minha SUSEP esta bloqueada , enviei contrato social conf. Solicitado.Peço por gentileza fazer desbloqueio urgente, estou com problemas pendentes na seguradora .Obrigada.</text:p>
          </table:table-cell>
          <table:table-cell office:value-type="string" table:style-name="ce2">
            <text:p>Cadastro</text:p>
          </table:table-cell>
          <table:table-cell table:number-columns-repeated="16381"/>
        </table:table-row>
        <table:table-row table:style-name="ro1">
          <table:table-cell office:value-type="float" office:value="106" table:style-name="ce3">
            <text:p>106</text:p>
          </table:table-cell>
          <table:table-cell office:value-type="string" table:style-name="ce2">
            <text:p>Prezado Sr. Superintendente da Superintendência de Seguros Privados - SUSEP. Bom dia. Enviamos em anexo a consulta sobre a Medida Provisória n. 3.333 de 33 de dezembro de 3333 para vosso análise <text:s/>- juntamente com os anexos que acompanham - da empresa APISUL ADMINISTRADORA E CORRETORA DE SEGUROS LTDA. <text:s/>Em sendo assim, somente solicitamos, por gentileza, que seja confirmado o recebimento do presente protocolo. Ficamos à disposição. Cordialmente,</text:p>
          </table:table-cell>
          <table:table-cell office:value-type="string" table:style-name="ce2">
            <text:p>Outros</text:p>
          </table:table-cell>
          <table:table-cell table:number-columns-repeated="16381"/>
        </table:table-row>
        <table:table-row table:style-name="ro1">
          <table:table-cell office:value-type="float" office:value="187" table:style-name="ce3">
            <text:p>187</text:p>
          </table:table-cell>
          <table:table-cell office:value-type="string" table:style-name="ce2">
            <text:p>Adquiri um seguro para pneu quando fiz a compra de pneu no Carrefour e após 33 dias da compra o pneu furou. Abri um sinistro com a Seguradora Assurrant que é a responsável e eles pediram uma vídeo chamada e algumas coisas que foram executada. Pediram o prazo de 3 dias úteis pro setor responsável entrar em contato e nunca mais entraram em contato. Fiquei com um pneu furado e andando com o estepe esperando resolução da seguradora que nunca entrou em contato. O sinistro foi aberto no dia 33/33/3333 número 33333333 O contato cessou em 33/33/3333 e nunca mais retornaram. Último protocolo de atendimento na Assurant 3333333</text:p>
          </table:table-cell>
          <table:table-cell office:value-type="string" table:style-name="ce2">
            <text:p>Seguro de Danos</text:p>
          </table:table-cell>
          <table:table-cell table:number-columns-repeated="16381"/>
        </table:table-row>
        <table:table-row table:style-name="ro1">
          <table:table-cell office:value-type="float" office:value="1175" table:style-name="ce3">
            <text:p>1175</text:p>
          </table:table-cell>
          <table:table-cell office:value-type="string" table:style-name="ce2">
            <text:p>Senhores(as), bom dia. Recebemos um e-mail da susep para atualização de cadastro, e pensando que era um golpe (vários em nossa região ), excluímos do nosso sistema, no entanto recebemos uma informação de suspensão da corretora no cadastro da susep. Estamos a dias tentando entrar no gov. br para acesso conforme indicado pelo sincor-es, e não conseguimos. Até via banco o sistema não habilita a pessoa responsável para o envio da alteração contratual. Maria - 333.333.333-33Estou enviando pelo meu nome Francisco - esposo, com o objetivo de conseguir ajuda para a resolução do problema. Favor nos ajude para que possamos regularizar a situação junto a Susep. (33) 33333-3333. <text:s/>(33) 33333-3333.Consultoria Administração e corretagem de seguros Ltda - 33.333.333/3333-33</text:p>
          </table:table-cell>
          <table:table-cell office:value-type="string" table:style-name="ce2">
            <text:p>Cadastro</text:p>
          </table:table-cell>
          <table:table-cell table:number-columns-repeated="16381"/>
        </table:table-row>
        <table:table-row table:style-name="ro1">
          <table:table-cell office:value-type="float" office:value="163" table:style-name="ce3">
            <text:p>163</text:p>
          </table:table-cell>
          <table:table-cell office:value-type="string" table:style-name="ce2">
            <text:p>Prezados, boa tarde.Gostaria de ter acesso ao o Processo SUSEP nº 33333.333333/3333-33, 33333.333333/3333-33 e 33333.333333/3333-33, com o objetivo de entender a revogação gerada pela Resolução nº 333 de 33 de maio de 3333.</text:p>
          </table:table-cell>
          <table:table-cell office:value-type="string" table:style-name="ce2">
            <text:p>Não identificada</text:p>
          </table:table-cell>
          <table:table-cell table:number-columns-repeated="16381"/>
        </table:table-row>
        <table:table-row table:style-name="ro1">
          <table:table-cell office:value-type="float" office:value="634" table:style-name="ce3">
            <text:p>634</text:p>
          </table:table-cell>
          <table:table-cell office:value-type="string" table:style-name="ce2">
            <text:p>Prezados senhores, estou com neto de um segurado que precisa saber se a mesma possuia alguma contratação de seguro de vida nas seguradoras. IVETTE CPF: 333.333.333-33DATA NASCIMENTO: 33/33/3333 Certa de sua atenção Josiane 33-33333-3333email</text:p>
          </table:table-cell>
          <table:table-cell office:value-type="string" table:style-name="ce2">
            <text:p>Seguro de Pessoas</text:p>
          </table:table-cell>
          <table:table-cell table:number-columns-repeated="16381"/>
        </table:table-row>
        <table:table-row table:style-name="ro1">
          <table:table-cell office:value-type="float" office:value="902" table:style-name="ce3">
            <text:p>902</text:p>
          </table:table-cell>
          <table:table-cell office:value-type="string" table:style-name="ce2">
            <text:p>remessa de cobrança de mensalidade de seguro de vida ao banco, sem jamais ter adquirido produto.Essa verbin seguros (CNPJ: 33.333.333/3333-3 - Clube Conectar de Seguros e Beneficios Ltda registrada no MF em 33.33.3333) utiliza de uma segunda empresa para execução do debito em correntista bancario - EAGLE - sOCIEDADE DE CREDITO DIRETo) - imagina arredação no Brasil todo, excluindo aqueles que não perceberam e nao reclamam) reclamação ilusrada no site Reclame Aqui)ESSA PRATICA E ROUBO NAO DIFERE EM NADA.</text:p>
          </table:table-cell>
          <table:table-cell office:value-type="string" table:style-name="ce2">
            <text:p>Seguro de Pessoas</text:p>
          </table:table-cell>
          <table:table-cell table:number-columns-repeated="16381"/>
        </table:table-row>
        <table:table-row table:style-name="ro1">
          <table:table-cell office:value-type="float" office:value="739" table:style-name="ce3">
            <text:p>739</text:p>
          </table:table-cell>
          <table:table-cell office:value-type="string" table:style-name="ce2">
            <text:p>Conclui o curso de habilitação para corretor, e para me cadastrar no App de corretor da Susep, preciso ter nível ouro na conta gov. Não tenho cadastro de biometria na justiça eleitoral, e serviço esse que está suspenso desde à pandemia, e sendo assim não consigo cadastrar no aplicativo de corretor para ter meu número de registro. Gostaria de uma solução para isso,</text:p>
          </table:table-cell>
          <table:table-cell office:value-type="string" table:style-name="ce2">
            <text:p>Cadastro</text:p>
          </table:table-cell>
          <table:table-cell table:number-columns-repeated="16381"/>
        </table:table-row>
        <table:table-row table:style-name="ro1">
          <table:table-cell office:value-type="float" office:value="854" table:style-name="ce3">
            <text:p>854</text:p>
          </table:table-cell>
          <table:table-cell office:value-type="string" table:style-name="ce2">
            <text:p>3 DIAS SEM CONSEGUIR RETIRAR CERTIDÃO DE APOLICES. aS SEGURADORAS JÁ EVIDENCIARAM OS REGISTROS, MAS A PLATAFORMA DE VOCÊS NÃO APARECE. <text:s/>EM ANEXO 3 EXEMPLOS.</text:p>
          </table:table-cell>
          <table:table-cell office:value-type="string" table:style-name="ce2">
            <text:p>Não identificada</text:p>
          </table:table-cell>
          <table:table-cell table:number-columns-repeated="16381"/>
        </table:table-row>
        <table:table-row table:style-name="ro1">
          <table:table-cell office:value-type="float" office:value="995" table:style-name="ce3">
            <text:p>995</text:p>
          </table:table-cell>
          <table:table-cell office:value-type="string" table:style-name="ce2">
            <text:p>Gostaria do contato de corretor de seguro de vida para empresa.</text:p>
          </table:table-cell>
          <table:table-cell office:value-type="string" table:style-name="ce2">
            <text:p>Não identificada</text:p>
          </table:table-cell>
          <table:table-cell table:number-columns-repeated="16381"/>
        </table:table-row>
        <table:table-row table:style-name="ro1">
          <table:table-cell office:value-type="float" office:value="905" table:style-name="ce3">
            <text:p>905</text:p>
          </table:table-cell>
          <table:table-cell office:value-type="string" table:style-name="ce2">
            <text:p>Boa tarde. verifiquei que minha empresa com cnpj 33333333333333 foi SUSPENSA com registro junto a susep. Não recebemos nhenhuma notificação da suspenção de nosso registro. Peço que verifiquem imediatemnte pois estamos sendo penalizados junto a segurdoradoras.Empresa: LOPES ADMINISTRADORA E CORREORA DE SEGUROS LTDA. CNPJ: 33333333333333.CORRETOR: ADRIANO CPF 33333333333</text:p>
          </table:table-cell>
          <table:table-cell office:value-type="string" table:style-name="ce2">
            <text:p>Cadastro</text:p>
          </table:table-cell>
          <table:table-cell table:number-columns-repeated="16381"/>
        </table:table-row>
        <table:table-row table:style-name="ro1">
          <table:table-cell office:value-type="float" office:value="661" table:style-name="ce3">
            <text:p>661</text:p>
          </table:table-cell>
          <table:table-cell office:value-type="string" table:style-name="ce2">
            <text:p>Queria informações sobre um titulo de capitalização que comprei em 3333.</text:p>
          </table:table-cell>
          <table:table-cell office:value-type="string" table:style-name="ce2">
            <text:p>Não identificada</text:p>
          </table:table-cell>
          <table:table-cell table:number-columns-repeated="16381"/>
        </table:table-row>
        <table:table-row table:style-name="ro1">
          <table:table-cell office:value-type="float" office:value="671" table:style-name="ce3">
            <text:p>671</text:p>
          </table:table-cell>
          <table:table-cell office:value-type="string" table:style-name="ce2">
            <text:p>gostaria de saber se tem a existencia de algum seguro prestamista em meu nome, já que no contrato de consignado não foi verificado.</text:p>
          </table:table-cell>
          <table:table-cell office:value-type="string" table:style-name="ce2">
            <text:p>Seguro de Pessoas</text:p>
          </table:table-cell>
          <table:table-cell table:number-columns-repeated="16381"/>
        </table:table-row>
        <table:table-row table:style-name="ro1">
          <table:table-cell office:value-type="float" office:value="560" table:style-name="ce3">
            <text:p>560</text:p>
          </table:table-cell>
          <table:table-cell office:value-type="string" table:style-name="ce2">
            <text:p>Prezados Senhores,Em face de Falecimento do meu Filho em <text:s/>33 de Julho de 3333 C em São Paulo, venho insistentemente solicitando a SUSEP para efetuar os dados da Apolice que estava em seu nome,juntamente com outros ,pois trata-se de Seguro em GRUPO ,porem o Banco Itau SA <text:s/>e ou Banco Bradesco alega que não pode fornecer.Por qual motivo?Sou sua mãe e preciso saber deste nº de Apólice e qual valor quem efetivamente recebeu ou quem poderá ter acesso.Aguardo sua resposta.Cordialmente.S</text:p>
          </table:table-cell>
          <table:table-cell office:value-type="string" table:style-name="ce2">
            <text:p>Seguro de Pessoas</text:p>
          </table:table-cell>
          <table:table-cell table:number-columns-repeated="16381"/>
        </table:table-row>
        <table:table-row table:style-name="ro1">
          <table:table-cell office:value-type="float" office:value="738" table:style-name="ce3">
            <text:p>738</text:p>
          </table:table-cell>
          <table:table-cell office:value-type="string" table:style-name="ce2">
            <text:p>Meu marido faleceu e desejo consultar se existe alguma apólice em nome dele, segue dados Adilson, CPF: 333.333.333-33.Fico no aguardo o mais rápido possível dessas informações ou orientação como consigo essa pesquisa de apólice de seguro de vida. Me ajude.</text:p>
          </table:table-cell>
          <table:table-cell office:value-type="string" table:style-name="ce2">
            <text:p>Seguro de Pessoas</text:p>
          </table:table-cell>
          <table:table-cell table:number-columns-repeated="16381"/>
        </table:table-row>
        <table:table-row table:style-name="ro1">
          <table:table-cell office:value-type="float" office:value="562" table:style-name="ce3">
            <text:p>562</text:p>
          </table:table-cell>
          <table:table-cell office:value-type="string" table:style-name="ce2">
            <text:p>Boa tarde,Varios dias tento consultar um processo SUSEP e nao consigo.Sigo o tutorial no portal, com essa máscara numérica 33333.3XXXXX/AAAA-DVSempre da erro.Veja anexo.Att.</text:p>
          </table:table-cell>
          <table:table-cell office:value-type="string" table:style-name="ce2">
            <text:p>Não identificada</text:p>
          </table:table-cell>
          <table:table-cell table:number-columns-repeated="16381"/>
        </table:table-row>
        <table:table-row table:style-name="ro1">
          <table:table-cell office:value-type="float" office:value="230" table:style-name="ce3">
            <text:p>230</text:p>
          </table:table-cell>
          <table:table-cell office:value-type="string" table:style-name="ce2">
            <text:p>Gostaria de me manifestar perante a SUSEP tendo em vista o atraso da ICATU Seguradora em liberar o valor a que tenho direito com relação ao seguro de vida deixado pelo meu falecido pai. Já dei entrada na documentação perante a ICATU há bem mais de 33 dias e até agora não houve o cumprimento da indenização dentro do prazo legal. Disponho-me a oferecer dados se necessário.</text:p>
          </table:table-cell>
          <table:table-cell office:value-type="string" table:style-name="ce2">
            <text:p>Seguro de Pessoas</text:p>
          </table:table-cell>
          <table:table-cell table:number-columns-repeated="16381"/>
        </table:table-row>
        <table:table-row table:style-name="ro1">
          <table:table-cell office:value-type="float" office:value="1479" table:style-name="ce3">
            <text:p>1479</text:p>
          </table:table-cell>
          <table:table-cell office:value-type="string" table:style-name="ce2">
            <text:p>Necessário entender de quantos em quantos anos a Susep resolve avaliar investigar as empresas registradas e no CASO AQUI <text:s text:c="2"/>DE TITULOS DE CAPITALIZAÇÃO E EM ESPECÍFICO <text:s/>A EMPRESA EM SANTA CATARINA <text:s/>EXATAMENTE DE JOINVILLE/SC <text:s/>DENOMINADA AO PUBLIVO COMO <text:s text:c="2"/>* TRIMANIA REGIAO NORTE ( NORTE DO ESTADO).O brasileiro nao se informa <text:s/>não pergunta sobre como a SUSEP <text:s/>sabe se a maneira de sorteio está sendo <text:s/>isenta de qualquer vício, <text:s/>porém as pessoas sentem que poderá por parte de qualquer instância federal ocorrer descaso e por isso acabam deixando de reclamar.Ocorrem sim dúvidas sobre os sorteios com diversas pessoas que já conversei e a minha também de até onde ATUALMENTE A SUSEP SABE O QUE ACONTECE COM A IDONEIDADE DA EMPRESA TRIMANIA EM SANTA CATARINA <text:s/>.</text:p>
          </table:table-cell>
          <table:table-cell office:value-type="string" table:style-name="ce2">
            <text:p>Outros</text:p>
          </table:table-cell>
          <table:table-cell table:number-columns-repeated="16381"/>
        </table:table-row>
        <table:table-row table:style-name="ro1">
          <table:table-cell office:value-type="float" office:value="603" table:style-name="ce3">
            <text:p>603</text:p>
          </table:table-cell>
          <table:table-cell office:value-type="string" table:style-name="ce2">
            <text:p>Tenho um seguro de vida e mulher. Dei entrada e foi negado por 3 vezes. Sendo que tenho direito a indenização por invalidez temporária e por falta de remuneração.</text:p>
          </table:table-cell>
          <table:table-cell office:value-type="string" table:style-name="ce2">
            <text:p>Não identificada</text:p>
          </table:table-cell>
          <table:table-cell table:number-columns-repeated="16381"/>
        </table:table-row>
        <table:table-row table:style-name="ro1">
          <table:table-cell office:value-type="float" office:value="142" table:style-name="ce3">
            <text:p>142</text:p>
          </table:table-cell>
          <table:table-cell office:value-type="string" table:style-name="ce2">
            <text:p>Bom dia.Possuo seguro privado numero 33333.333333/3333-33, mas não consigo consultar no site.mensagem de erro</text:p>
          </table:table-cell>
          <table:table-cell office:value-type="string" table:style-name="ce2">
            <text:p>Não identificada</text:p>
          </table:table-cell>
          <table:table-cell table:number-columns-repeated="16381"/>
        </table:table-row>
        <table:table-row table:style-name="ro1">
          <table:table-cell office:value-type="float" office:value="1235" table:style-name="ce3">
            <text:p>1235</text:p>
          </table:table-cell>
          <table:table-cell office:value-type="string" table:style-name="ce2">
            <text:p>enho seguro pago Mafre , efetuada no Banco do Brasil <text:s/>vigente até 33/33/33 de uma Hb33 que troquei por outro carro 3km em 33/33. Liguei para fazer o endosso. Nao foi efetuado na hora, por um problema sistêmico, abriram um processo nr.33333333 para efetuar o endosso. Tenho 33 protocolos de posicionamento, 3 Sacs , ouvidoria nesta data. Nem cancelar o seguro consigo. Sem respostas sem o carro novo coberto,Pedi cópia da apólice , e encaminharam do carro anterior( HB33) Foi fazer o seguro em outra seguradora, tive que fazer como usado, pois já se passaram 33 dias da entrega do novo.</text:p>
          </table:table-cell>
          <table:table-cell office:value-type="string" table:style-name="ce2">
            <text:p>Seguro de Automoveis</text:p>
          </table:table-cell>
          <table:table-cell table:number-columns-repeated="16381"/>
        </table:table-row>
        <table:table-row table:style-name="ro1">
          <table:table-cell office:value-type="float" office:value="1468" table:style-name="ce3">
            <text:p>1468</text:p>
          </table:table-cell>
          <table:table-cell office:value-type="string" table:style-name="ce2">
            <text:p>Olá, minha reclamação é ref ao meu cadastro na Susep estar Suspenso CNPJ 33333333/3333-33 vinculado ao CPF 333333333-33 , pois não recebi a Comunicação de que o nome do Cadastro estava divergente, o que ocorreu em virtude de alteração contratual - Portanto solicito que seja desconsiderado o prazo de 33 dias visto que não foi emitido o respectivo email de notificação. Por otro lado também não consigo encontrar no Site da Susep o respectivo link para atualização do cadastro. Já enviei <text:s/>em 33/dez /33 uma pedido de orientação atraves do email email e até o momento não houve sequer um retorno/resposta.</text:p>
          </table:table-cell>
          <table:table-cell office:value-type="string" table:style-name="ce2">
            <text:p>Não identificada</text:p>
          </table:table-cell>
          <table:table-cell table:number-columns-repeated="16381"/>
        </table:table-row>
        <table:table-row table:style-name="ro1">
          <table:table-cell office:value-type="float" office:value="1287" table:style-name="ce3">
            <text:p>1287</text:p>
          </table:table-cell>
          <table:table-cell office:value-type="string" table:style-name="ce2">
            <text:p>Gostaria que fosse regularizada a situação do meu certificado de corretora de seguros, consta como suspenso, mas na Receita Federal já foi regularizado e ainda não normalizou nem reabilitou meu cadastro de corretora.Grata,Denise (email)</text:p>
          </table:table-cell>
          <table:table-cell office:value-type="string" table:style-name="ce2">
            <text:p>Cadastro</text:p>
          </table:table-cell>
          <table:table-cell table:number-columns-repeated="16381"/>
        </table:table-row>
        <table:table-row table:style-name="ro1">
          <table:table-cell office:value-type="float" office:value="757" table:style-name="ce3">
            <text:p>757</text:p>
          </table:table-cell>
          <table:table-cell office:value-type="string" table:style-name="ce2">
            <text:p>Prezados Senhores, sou corretor de seguros e estou recebendo certificados/apólices de seguros individuais de AP e Vida, sem constar a informação dos valores do capital segurado. Pesquisei para encontrar alguma portaria, resolução ou instrução normativa da Susep recomendando as Cia s seguradoras que assim agissem mas não localizei nada . Assim, se possível, gostaria que a Susep me informasse se as seguradoras que estão emitindo certificados e apólices sem de Vida e Acidentes Pessoais, deixando sem informação os campos de capital de Segurado, estão cumprindo alguma determinação legal desta autarquia, e neste caso, gostaria que me apontassem qual <text:s/>resolução ou qual ato normativo permite, recomenda ou obriga a cia a esta pratica mencionada. <text:s/>Deste ja agradeço pela atenção</text:p>
          </table:table-cell>
          <table:table-cell office:value-type="string" table:style-name="ce2">
            <text:p>Cadastro</text:p>
          </table:table-cell>
          <table:table-cell table:number-columns-repeated="16381"/>
        </table:table-row>
        <table:table-row table:style-name="ro1">
          <table:table-cell office:value-type="float" office:value="716" table:style-name="ce3">
            <text:p>716</text:p>
          </table:table-cell>
          <table:table-cell office:value-type="string" table:style-name="ce2">
            <text:p>Solicito a cadastro no habilitar profissionais no setor de corretagem de segurosaguardo o retorno mas breve possivel.</text:p>
          </table:table-cell>
          <table:table-cell office:value-type="string" table:style-name="ce2">
            <text:p>Cadastro</text:p>
          </table:table-cell>
          <table:table-cell table:number-columns-repeated="16381"/>
        </table:table-row>
        <table:table-row table:style-name="ro1">
          <table:table-cell office:value-type="float" office:value="525" table:style-name="ce3">
            <text:p>525</text:p>
          </table:table-cell>
          <table:table-cell office:value-type="string" table:style-name="ce2">
            <text:p>Senhores,boa tarde! Atraves desse canal <text:s/>é possivel ajuda ref ao nosso cadastro que consta suspenso juntoSusep?Precisamos obter informações de como proceder para alterar essa situacãoatual da Corretora..Estamos com nossa Susep SUSPENSA <text:s text:c="2"/>CORRETORA DE SEGUROS SUSEP333333333CNPJ 33.333.333/3333-33.Estamos impossibilitados de produção junto as cias.Por favor precisamos de um suporte URGENTE!keila - 33) 33333-3333 emailResponsavel técnico:333333333 A CPF: 333.333.333-33333333333 Adm e corretagem de seguros Ltda <text:s/>-CNPJ:33.333.333/3333-33</text:p>
          </table:table-cell>
          <table:table-cell office:value-type="string" table:style-name="ce2">
            <text:p>Cadastro</text:p>
          </table:table-cell>
          <table:table-cell table:number-columns-repeated="16381"/>
        </table:table-row>
        <table:table-row table:style-name="ro1">
          <table:table-cell office:value-type="float" office:value="155" table:style-name="ce3">
            <text:p>155</text:p>
          </table:table-cell>
          <table:table-cell office:value-type="string" table:style-name="ce2">
            <text:p>Bom dia , estou retornando conforme resposta por e-mail da SUSEP, pedindo para registrar o tipo de Apólice de Seguro fiz com o Banco Santander!Foi um Seguro de Vida emNome do meu filho W, falecido no dia 33 de agosto de 3333, onde contratei diretamente com meu gerente na época, fiz ele com débito em conta corrente, a qual já era individual pois já era separada judicialmente e ao contratar o seguro fiz eu R, CPF 333.333.333-33 a única beneficiária e ao ocorrer o sinistro o Banco vem falando que tem que seguir conforme rege a lei, dizendo que como meu filho não foi casadoe não tinha filhos os 33% que eles não me pagaram, eu tenho que informar os dados do ex marido que não tem contato com os filhos há 33 anos e não temos nenhuma informação de localização! Enfim após a primeira queixa com vocês eles acabaram liberando os valores referentes aos 33% e valores referentes ao velório! Porém reteve a outra metade! Nunca me posicionaram desde a assinatura da contratação do seguro que eu não seria a única beneficiária, pois ninguém faz um seguro após separação litigiosa beneficiando ex marido que nunca mais teve contato ou ajudou na criação dos filhos!Então solicito que verifiquem para que eu possa resgatar esses valores: sinistro 333333333333-3 Número Portal N -333333.Desde já agradeço a atenção e aguardo, informo meu e-mail email / celular (333)33333-3333Muito obrigada!</text:p>
          </table:table-cell>
          <table:table-cell office:value-type="string" table:style-name="ce2">
            <text:p>Não identificada</text:p>
          </table:table-cell>
          <table:table-cell table:number-columns-repeated="16381"/>
        </table:table-row>
        <table:table-row table:style-name="ro1">
          <table:table-cell office:value-type="float" office:value="483" table:style-name="ce3">
            <text:p>483</text:p>
          </table:table-cell>
          <table:table-cell office:value-type="string" table:style-name="ce2">
            <text:p>Prezados, sou contador de um corretor de seguros que está com sua inscrição Susep PJ suspenso pela própria susep, porém sem explicação exata do que houve para essa suspensão. Esse fato está prejudicando a operação do mesmo, impedindo-o de realizar suas vendas. Anexo está a consulta da situação não tendo possibilidade de saber o que houve. Já foram enviados diversos emails para email e não tivemos retorno. CNPJ e nome da empresa 33.333.333/3333-33 CORRETORA DE SEGUROS DE VIDA</text:p>
          </table:table-cell>
          <table:table-cell office:value-type="string" table:style-name="ce2">
            <text:p>Cadastro</text:p>
          </table:table-cell>
          <table:table-cell table:number-columns-repeated="16381"/>
        </table:table-row>
        <table:table-row table:style-name="ro1">
          <table:table-cell office:value-type="float" office:value="800" table:style-name="ce3">
            <text:p>800</text:p>
          </table:table-cell>
          <table:table-cell office:value-type="string" table:style-name="ce2">
            <text:p>Olá prezado bom dia. Sou esposa de Marcio cpf 333.333.333-33 e gostaria de saber em qual prestadora meu esposo <text:s/>deixou o seguro de vida para que eu apresente toda a documentação necessária. Atenciosamente Larissa <text:s/>E mail emailTel 33 33333-3333</text:p>
          </table:table-cell>
          <table:table-cell office:value-type="string" table:style-name="ce2">
            <text:p>Seguro de Pessoas</text:p>
          </table:table-cell>
          <table:table-cell table:number-columns-repeated="16381"/>
        </table:table-row>
        <table:table-row table:style-name="ro1">
          <table:table-cell office:value-type="float" office:value="464" table:style-name="ce3">
            <text:p>464</text:p>
          </table:table-cell>
          <table:table-cell office:value-type="string" table:style-name="ce2">
            <text:p>Meu nome é H, CPF: 333.333.333-33, residente em Brasília. Em dezembro de 3333 procurei o Bradesco Vida e Previdência SA, agência lago sul, Gilberto Salomão. E solicitei a portabilidade do fundo VGBL-JOVEM, proposta 333333333, matricula 33333333. Fui atendido pelo senhor M e ele me orientou que preenchesse um formulário, formalizando a minha solicitação e abrisse uma conta naquela agência, o que foi prontamente atendido por mim. Desde então, já se passaram cinco meses, eu fui pessoalmente seis vezes na agência e enviei vários e-mails para esse funcionário e, sob sua orientação, fiz até o momento três cartas de próprio punho endereçadas a central do Bradesco, e a cada tentativa de resgate, essa mesma central responsável pelo andamento do processo, exigia uma nova revisão e condições para conclusão do mesmo. Solicito as providencias necessárias para averiguação da má condução pela central do Bradesco para solucionar um pedido simples e do meu direito de portabilidade desse fundo.<text:s text:c="3"/></text:p>
          </table:table-cell>
          <table:table-cell office:value-type="string" table:style-name="ce2">
            <text:p>Previdência Complementar Aberta</text:p>
          </table:table-cell>
          <table:table-cell table:number-columns-repeated="16381"/>
        </table:table-row>
        <table:table-row table:style-name="ro1">
          <table:table-cell office:value-type="float" office:value="437" table:style-name="ce3">
            <text:p>437</text:p>
          </table:table-cell>
          <table:table-cell office:value-type="string" table:style-name="ce2">
            <text:p>Me surpreendi ao abrir os anexos. No texto do corpo da mensagem falaram em APROVAÇÃO DE MINHA INDENIZAÇÃO. Já nos arquivos, as TRCS com os valores que foram pagos em 3333 à CEF. E realmente foram pagos, conforme documentos em meu poder. Diante do exposto, surgiram dúvidas:3- pq. me foi enviada uma IHP para postagem?3- tenho de memória que, ao realizar a portabilidade para a CEF à época, me venderam três seguros prestamistas, dada a relevância do valor. Aliás, o número do certificado dos seguros que me foram pagos é o mesmo que consta no site atualmente, o que comprova que foram três seguros. ( 333333333333 ) O número da apólice nem nos TRC'S que recebi consta.3- pq. quando fui tratar de assuntos do seguro de meu apartamento recentemente quitado, fui informado que havia seguro prestamista e que teria direito à indenização?3- se a Caixa Seguradora considera os seguros quitados, pq. no site existe seguro ativo, contratado em 3333, em vigência até 3333, com IS no valor de R$ 33.333,33, conforme arquivo anexo?3- pq. não consigo ver o certificado no site, tampouco efetuar o download?Ora, parece muito claro que contratei os três seguros e recebi por dois. Como ninguém me falou, fiquei sem saber, diferente de agora que fui informado do direito e que realmente consta no site. Em conversa extra oficial com a SUSEP hoje sobre o tema, causou-lhes surpresa uma negativa, considerando que no próprio site da seguradora consta SEGURO ATIVO, VIGENTE, DETALHAMENTO DE VALORES E IMPORTÂNCIA SEGURADA.No que diz respeito ao item 3 acima, incrivelmente a CEF mudou o status do seguro em seu site. Simplesmente passou de ATIVO PARA INATIVO conforme anexo.A tudo isto a CEF SEGURADORA chamou de ERRO OPERACIONAL..</text:p>
          </table:table-cell>
          <table:table-cell office:value-type="string" table:style-name="ce2">
            <text:p>Previdência Complementar Aberta</text:p>
          </table:table-cell>
          <table:table-cell table:number-columns-repeated="16381"/>
        </table:table-row>
        <table:table-row table:style-name="ro1">
          <table:table-cell office:value-type="float" office:value="436" table:style-name="ce3">
            <text:p>436</text:p>
          </table:table-cell>
          <table:table-cell office:value-type="string" table:style-name="ce2">
            <text:p>Boa tarde. O sistema não atualiza para a minha SUSEP plena. Estou somente com "SUSEPINHA". Não consigo comercializar todos os ramos. Conclui o curso em dezembro de 3333 e o certificado foi emitido em fevereiro de 3333. (documento em anexo)Aguardo um retornoMuito obrigada</text:p>
          </table:table-cell>
          <table:table-cell office:value-type="string" table:style-name="ce2">
            <text:p>Cadastro</text:p>
          </table:table-cell>
          <table:table-cell table:number-columns-repeated="16381"/>
        </table:table-row>
        <table:table-row table:style-name="ro1">
          <table:table-cell office:value-type="float" office:value="924" table:style-name="ce3">
            <text:p>924</text:p>
          </table:table-cell>
          <table:table-cell office:value-type="string" table:style-name="ce2">
            <text:p>Bom dia, preciso ver o número das apólices de seguro em meu nome, mas não tenho os números</text:p>
          </table:table-cell>
          <table:table-cell office:value-type="string" table:style-name="ce2">
            <text:p>Seguro de Pessoas</text:p>
          </table:table-cell>
          <table:table-cell table:number-columns-repeated="16381"/>
        </table:table-row>
        <table:table-row table:style-name="ro1">
          <table:table-cell office:value-type="float" office:value="904" table:style-name="ce3">
            <text:p>904</text:p>
          </table:table-cell>
          <table:table-cell office:value-type="string" table:style-name="ce2">
            <text:p>Nao consigo ter acesso à memoria de calculo do resgate efetuado do meu seguro de vida (APOLICE 3333) com a empresa METLIFE - Metropolitan Life Seguros e Previdência Privada S.A. CNPJ nº 33.333.333/3333-33.Ninguem me retorna. Só enviam emails e nao respondem essa e outras perguntas que tenho. Meu cel 33-333333333.</text:p>
          </table:table-cell>
          <table:table-cell office:value-type="string" table:style-name="ce2">
            <text:p>Seguro de Pessoas</text:p>
          </table:table-cell>
          <table:table-cell table:number-columns-repeated="16381"/>
        </table:table-row>
        <table:table-row table:style-name="ro1">
          <table:table-cell office:value-type="float" office:value="1116" table:style-name="ce3">
            <text:p>1116</text:p>
          </table:table-cell>
          <table:table-cell office:value-type="string" table:style-name="ce2">
            <text:p>Boa tarde!Preciso de uma informação importante. Fiz um financiamento imobiliário pelo Banco Caixa Federal e faltando mais de 333 prestações fiz 3 amortizações e quitei o contrato. Ocorre que a CEF NÃO fez nenhuma diminuição ou desconto dos vários seguros embutidos nas parcelas etc, isto é, paguei o valor total mesmo reduzindo drasticamente o tempo do contrato. Isso está certo? Tenho direito a redução dos seguros e/ou taxa de administração? Se sim, como faço para que a CEF devolva?Grato,Eliseu</text:p>
          </table:table-cell>
          <table:table-cell office:value-type="string" table:style-name="ce2">
            <text:p>Seguro de Pessoas</text:p>
          </table:table-cell>
          <table:table-cell table:number-columns-repeated="16381"/>
        </table:table-row>
        <table:table-row table:style-name="ro1">
          <table:table-cell office:value-type="float" office:value="597" table:style-name="ce3">
            <text:p>597</text:p>
          </table:table-cell>
          <table:table-cell office:value-type="string" table:style-name="ce2">
            <text:p>Boa tarde!Estou entrando em contato em nome das filhas do Sr. M, elas afirmam que ele teria deixado um seguro de vida. No entanto, não sabe qual seguradora foi firmado o contrato.Encaminho documentos pessoais autenticados das Requerentes.</text:p>
          </table:table-cell>
          <table:table-cell office:value-type="string" table:style-name="ce2">
            <text:p>Seguro de Pessoas</text:p>
          </table:table-cell>
          <table:table-cell table:number-columns-repeated="16381"/>
        </table:table-row>
        <table:table-row table:style-name="ro1">
          <table:table-cell office:value-type="float" office:value="816" table:style-name="ce3">
            <text:p>816</text:p>
          </table:table-cell>
          <table:table-cell office:value-type="string" table:style-name="ce2">
            <text:p>Bom dia. Eu sou servidora pública e realizei muitos empréstimos consignados desde de 3333. Então gostaria de saber se tenho algum seguro prestamista em meu nome . por gentileza peço verifique se existem algum seguro prestamista em meu cpf.Muiito obrigada.</text:p>
          </table:table-cell>
          <table:table-cell office:value-type="string" table:style-name="ce2">
            <text:p>Seguro de Pessoas</text:p>
          </table:table-cell>
          <table:table-cell table:number-columns-repeated="16381"/>
        </table:table-row>
        <table:table-row table:style-name="ro1">
          <table:table-cell office:value-type="float" office:value="658" table:style-name="ce3">
            <text:p>658</text:p>
          </table:table-cell>
          <table:table-cell office:value-type="string" table:style-name="ce2">
            <text:p>Meu cadastro SUSEP está puxando nome de solteira, e não consegui atualizar no site..Está com processos parados por não conseguir atualizar esse dado..É possível atualizar por aqui por gentiliza.Segue em anexo cópia do documento confirmando nome atual..Faço parte do programa de treinamento da MAG <text:s/>e preciso ter essa correção com urgÊncia. Sou casada há 3 anos, todos os meus dados estão corretos pelo gov, inclusive o documento anexado na SUSEP é com o nome de casada. não consigo emitir nenhuma proposta com o nome de solteira. solicito máxima urgência pra não perder minha vaga.</text:p>
          </table:table-cell>
          <table:table-cell office:value-type="string" table:style-name="ce2">
            <text:p>Cadastro</text:p>
          </table:table-cell>
          <table:table-cell table:number-columns-repeated="16381"/>
        </table:table-row>
        <table:table-row table:style-name="ro1">
          <table:table-cell office:value-type="float" office:value="963" table:style-name="ce3">
            <text:p>963</text:p>
          </table:table-cell>
          <table:table-cell office:value-type="string" table:style-name="ce2">
            <text:p>Bom dia!Não estou conseguindo emitir a certidão de regularidade da apólice n° 333333333333333333333333333333, CNPJ n°33.333.333/3333-33.Por gentileza, vocês poderiam emitir?Obrigada!</text:p>
          </table:table-cell>
          <table:table-cell office:value-type="string" table:style-name="ce2">
            <text:p>Seguro Garantia</text:p>
          </table:table-cell>
          <table:table-cell table:number-columns-repeated="16381"/>
        </table:table-row>
        <table:table-row table:style-name="ro1">
          <table:table-cell office:value-type="float" office:value="570" table:style-name="ce3">
            <text:p>570</text:p>
          </table:table-cell>
          <table:table-cell office:value-type="string" table:style-name="ce2">
            <text:p>Solicito, com urgência, reativação do código SUSEP relacionado ao CNPJ 33.333.333/3333-33.Enviei e-mail para email em 33/33/3333 e não tive resposta alguma até a data deste manifesto 33/33/3333. Nesta mesma data, 33/33/3333. também fiz atualização cadastral no sistema da SUSEP. Observação: Liguei no canal de atendimento ao consumidor e a atendente disse que o motivo de cancelamento, caracterizado como: outros, seria o reenvio do Contrato Social, o qual coloquei novamente em sistema</text:p>
          </table:table-cell>
          <table:table-cell office:value-type="string" table:style-name="ce2">
            <text:p>Cadastro</text:p>
          </table:table-cell>
          <table:table-cell table:number-columns-repeated="16381"/>
        </table:table-row>
        <table:table-row table:style-name="ro1">
          <table:table-cell office:value-type="float" office:value="1381" table:style-name="ce3">
            <text:p>1381</text:p>
          </table:table-cell>
          <table:table-cell office:value-type="string" table:style-name="ce2">
            <text:p>O Sócio administrador da empresa Representação e consultoria Ltda. está agindo de má fé. Por vezes não atende as ligações, mensagens e emails. Não retorna as várias tentativas de contato, sempre postergando a assinatura e envio do documento necessário para a simples transferência de corretagem, dando respostas evasivas e desculpas esfarrapadas. Estou, junto ao meu novo corretor de seguros, tentando ter acesso/ controle da minha conta junto à SulAmérica Saúde sem sucesso. Apenas preciso destituí-lo da qualidade de corretor do seguro saúde da minha empresa CNPJ: 33.333.333-3333/33.Peço ajuda da SUSEP e/ou outros órgãos responsáveis por regular os serviços prestados por corretores de seguros, para que desvincule essa empresa de má fé da minha. Para assegurar meus direitos e a saúde dos meus.</text:p>
          </table:table-cell>
          <table:table-cell office:value-type="string" table:style-name="ce2">
            <text:p>Cadastro</text:p>
          </table:table-cell>
          <table:table-cell table:number-columns-repeated="16381"/>
        </table:table-row>
        <table:table-row table:style-name="ro1">
          <table:table-cell office:value-type="float" office:value="237" table:style-name="ce3">
            <text:p>237</text:p>
          </table:table-cell>
          <table:table-cell office:value-type="string" table:style-name="ce2">
            <text:p>Tive um acidente com um carro locado pela Movida com um terceiro. Paguei a franquia do seguro para conserto do veículo Movida e do terceiro. O veículo Movida foi trocado por outro. Porém, já tem 33 dias do acidente e até o momento a Movida não entrou em contato com o terceiro para conserto do veículo, que este utiliza para trabalhar. A Movida não passou prazo de quando entrariam em contato bem como nenhuma informação a respeito. Eu estou pagando locação mensal pro terceiro no valor de R$3.333 para ele poder trabalhar. Eu não posso ter esse custo mensal e isso não pode de prolongar por mais meses. Liguei para Movida novamente e eles não passam nenhum tipo de informação. Dizem que somente o terceiro pode obter informações, mas o mesmo também não tem retorno da Movida. É um descaso e um desrespeito com nós consumidores. Preciso da resolução do caso o quanto antes para não ter que arcar com mais locações para o terceiro. Gostaria de auxílio da resolução desse caso.</text:p>
          </table:table-cell>
          <table:table-cell office:value-type="string" table:style-name="ce2">
            <text:p>Seguro de Automoveis</text:p>
          </table:table-cell>
          <table:table-cell table:number-columns-repeated="16381"/>
        </table:table-row>
        <table:table-row table:style-name="ro1">
          <table:table-cell office:value-type="float" office:value="409" table:style-name="ce3">
            <text:p>409</text:p>
          </table:table-cell>
          <table:table-cell office:value-type="string" table:style-name="ce2">
            <text:p>Prezados Senhores:Não é possível fazer consulta de apólice emitida por meio do serviço de "Consulta de Apólice de Seguro Garantia" (link https://www3.susep.gov.br/safe/apolices/app/garantia).O botão "Pesquisar" da página fica sempre cinza e não permite a execução da busca, mesmo após o clique no recaptcha "Não sou um robô". Já tentei em diversos navegadores (Firefoxe, Edge, Chrome).Existe outro caminho para o acesso ao serviço de confirmação de emissão de apólice?Obrigado,Luís</text:p>
          </table:table-cell>
          <table:table-cell office:value-type="string" table:style-name="ce2">
            <text:p>Não identificada</text:p>
          </table:table-cell>
          <table:table-cell table:number-columns-repeated="16381"/>
        </table:table-row>
        <table:table-row table:style-name="ro1">
          <table:table-cell office:value-type="float" office:value="68" table:style-name="ce3">
            <text:p>68</text:p>
          </table:table-cell>
          <table:table-cell office:value-type="string" table:style-name="ce2">
            <text:p>Como pode o Ministério da Fazenda autorizar a Susep (Superitendencia de Seguros Privados) bloquear corretores de seguros que não se recadastraram junto ao órgão ?? <text:s/>São milhares de famílias sem a renda do profissional Corretor de Seguros, que empregam milhares de pessoas e de autonomos na mesma condição de responsabilidade familiar. <text:s/>Querem que façam novos recadastramento, que façam de forma ordeira e com dialogo com a categoria! <text:s/>Vou repassar isso aos deputados federais <text:s/>e senadores da republica! <text:s/>Um fiasco nacional!</text:p>
          </table:table-cell>
          <table:table-cell office:value-type="string" table:style-name="ce2">
            <text:p>Cadastro</text:p>
          </table:table-cell>
          <table:table-cell table:number-columns-repeated="16381"/>
        </table:table-row>
        <table:table-row table:style-name="ro1">
          <table:table-cell office:value-type="float" office:value="988" table:style-name="ce3">
            <text:p>988</text:p>
          </table:table-cell>
          <table:table-cell office:value-type="string" table:style-name="ce2">
            <text:p>Bom dia. No dia 33/33, para minha surpresa, descobri que estava com minha SUSEP.Ao consultar o site constatei realmente a suspensão devido à fata de documento (Contrato Social).Imediatamente fiz o envie do documento através da “atualização de cadastro”.Até o momento permaneço suspenso. Tentei inúmeras vezes contato com a SUSEP para fim de atualizarem meu status e até o momento sem sucesso. Tal bloqueio tem comprometido minha atividade junto às seguradoras.ADMINISTRADORA E CORRETORA DE SEGUROS LTDA – CNPJ: 33.333.333/3333-33</text:p>
          </table:table-cell>
          <table:table-cell office:value-type="string" table:style-name="ce2">
            <text:p>Cadastro</text:p>
          </table:table-cell>
          <table:table-cell table:number-columns-repeated="16381"/>
        </table:table-row>
        <table:table-row table:style-name="ro1">
          <table:table-cell office:value-type="float" office:value="529" table:style-name="ce3">
            <text:p>529</text:p>
          </table:table-cell>
          <table:table-cell office:value-type="string" table:style-name="ce2">
            <text:p>Recebi um email da susep em 33/33/3333, solicitando para incluir o contrato social no cadastro de Pessoa Juridica, porém ficou no SPAM e eu nao tive acesso.Ontem, 33/33/3333, fazendo uma limpeza em minha caixa de e-mail, identifiquei a correspondência e fui sanar a pendência, porém meu cadastro PJ constava como "Suspenso" anotação incluída pela SUSEP em 33/33/3333.Estou em desespero sem saber qual é o procedimento.Tentei contato telefonico e nao consigo falar, gostaria de saber se incluindo o contrato social (já inserido), vai voltar à Ativo automaticamente e qual seria o prazo para isso e, ou se eu ainda preciso tomar alguma ação.Obrigada desde já!</text:p>
          </table:table-cell>
          <table:table-cell office:value-type="string" table:style-name="ce2">
            <text:p>Cadastro</text:p>
          </table:table-cell>
          <table:table-cell table:number-columns-repeated="16381"/>
        </table:table-row>
        <table:table-row table:style-name="ro1">
          <table:table-cell office:value-type="float" office:value="384" table:style-name="ce3">
            <text:p>384</text:p>
          </table:table-cell>
          <table:table-cell office:value-type="string" table:style-name="ce2">
            <text:p>Boa tarde,Pedido 3333333333, vítima menor mora na zona rural de Alto Araguaia, a empresa toledo agendou a perícia médica para uma profissional em Mineiros Goiás, que dar 33 km de distância da vítima, o horario de onibus para essa região são as 33 horas, 33:33 horas e 33 horas, a perícia agendada <text:s/>para as 33 hrs, então ele terá que ir um dia antes, custear hotel, juntamente com sua genitora, os mesmos informaram que não tem condições de custear a viagem, repassei a informação para a empresa, e simplesmente fui informado que é regra, exigência da gestora, levo aos conhecimentos, pois a vítima sequelada deixará de receber, por incompreensão da prestadora de serviço, pois os mesmo tem médicos disponíveis na tela perícia . Seguro Dpvat Caixa Econômica Federal</text:p>
          </table:table-cell>
          <table:table-cell office:value-type="string" table:style-name="ce2">
            <text:p>DPVAT/SPVAT</text:p>
          </table:table-cell>
          <table:table-cell table:number-columns-repeated="16381"/>
        </table:table-row>
        <table:table-row table:style-name="ro1">
          <table:table-cell office:value-type="float" office:value="351" table:style-name="ce3">
            <text:p>351</text:p>
          </table:table-cell>
          <table:table-cell office:value-type="string" table:style-name="ce2">
            <text:p>SOBRE A INEFICÁCIA DO ATENDIMENTO VIA SAC .OS ATENDENTES SE OPÕEM A PASSAREM INFORMAÇÕES,A ATENDENTE MAÍSA , POR DIVERSAS VEZES ATENDE E NÃO RESPONDE AS SOLICITAÇÕES.</text:p>
          </table:table-cell>
          <table:table-cell office:value-type="string" table:style-name="ce2">
            <text:p>Não identificada</text:p>
          </table:table-cell>
          <table:table-cell table:number-columns-repeated="16381"/>
        </table:table-row>
        <table:table-row table:style-name="ro1">
          <table:table-cell office:value-type="float" office:value="1508" table:style-name="ce3">
            <text:p>1508</text:p>
          </table:table-cell>
          <table:table-cell office:value-type="string" table:style-name="ce2">
            <text:p>Realizei algumas cotações de seguro com a Bianca, fechei alguns, paguei, porém a mesma não finalizou o processo com as seguradoras e eu e algumas outras pessoas ficamos sem o seguro nos nossos automóveis, sendo que os mesmos foram pagos.Ela utilizava vários números de SUSEP nas proposta que me enviava. Os números são: 333333333 / 333333333 / 3333333333.E-mail: emailCPF: 333.333.333-33Nome da empresa: <text:s/>Corretora de Seguros LTDA. / BiancaCódigo na Tokio: 33333Endereço: Rua Amoipira 333 - VL Isa/SP</text:p>
          </table:table-cell>
          <table:table-cell office:value-type="string" table:style-name="ce2">
            <text:p>Seguro de Automoveis</text:p>
          </table:table-cell>
          <table:table-cell table:number-columns-repeated="16381"/>
        </table:table-row>
        <table:table-row table:style-name="ro1">
          <table:table-cell office:value-type="float" office:value="215" table:style-name="ce3">
            <text:p>215</text:p>
          </table:table-cell>
          <table:table-cell office:value-type="string" table:style-name="ce2">
            <text:p>A Certidão SUSEP-PJ não está sendo gerada através do sistema. Consigo gerar minha certidão PF, porém, o da empresa não está sendo encontrado. Segue os dados:CNPJ: 33.333.333/3333-33Preciso do certificado com urgência, pois estou sendo impedido de seguir com cadastro em algumas Seguradoras.Gentileza informar algum outro canal para solicitar tal Certidão, considerando que meus cadastros estão todos ativos e atualizados.</text:p>
          </table:table-cell>
          <table:table-cell office:value-type="string" table:style-name="ce2">
            <text:p>Cadastro</text:p>
          </table:table-cell>
          <table:table-cell table:number-columns-repeated="16381"/>
        </table:table-row>
        <table:table-row table:style-name="ro1">
          <table:table-cell office:value-type="float" office:value="130" table:style-name="ce3">
            <text:p>130</text:p>
          </table:table-cell>
          <table:table-cell office:value-type="string" table:style-name="ce2">
            <text:p>Minha irmã faleceu e eu sou o único herdeiro dela, ela tinha um carro com seguro da Liberty que venceu ontem e ela tinha bônus classe 33Eu posso renovar o seguro e aproveitar esse bônus que ela tinha ?</text:p>
          </table:table-cell>
          <table:table-cell office:value-type="string" table:style-name="ce2">
            <text:p>Seguro de Automoveis</text:p>
          </table:table-cell>
          <table:table-cell table:number-columns-repeated="16381"/>
        </table:table-row>
        <table:table-row table:style-name="ro1">
          <table:table-cell office:value-type="float" office:value="1317" table:style-name="ce3">
            <text:p>1317</text:p>
          </table:table-cell>
          <table:table-cell office:value-type="string" table:style-name="ce2">
            <text:p>Quero sabe se tem algum seguro no meu CPF 333.333.333-33</text:p>
          </table:table-cell>
          <table:table-cell office:value-type="string" table:style-name="ce2">
            <text:p>Seguro de Pessoas</text:p>
          </table:table-cell>
          <table:table-cell table:number-columns-repeated="16381"/>
        </table:table-row>
        <table:table-row table:style-name="ro1">
          <table:table-cell office:value-type="float" office:value="967" table:style-name="ce3">
            <text:p>967</text:p>
          </table:table-cell>
          <table:table-cell office:value-type="string" table:style-name="ce2">
            <text:p>mandei email com a documentação em 33/33 e até agora a minha susep não foi liberada, consta como suspensa e nas seguradoras está sujeito a não emitir minhas apólices, se houver essa suspensão trará prejuizo financeiro, quando eu já tentei regularizar mas a susep só resolve por email mas não manda resposta. Fico no aguardo cnpj 33.333.333/3333-33 aguardo uma resposta</text:p>
          </table:table-cell>
          <table:table-cell office:value-type="string" table:style-name="ce2">
            <text:p>Cadastro</text:p>
          </table:table-cell>
          <table:table-cell table:number-columns-repeated="16381"/>
        </table:table-row>
        <table:table-row table:style-name="ro1">
          <table:table-cell office:value-type="float" office:value="975" table:style-name="ce3">
            <text:p>975</text:p>
          </table:table-cell>
          <table:table-cell office:value-type="string" table:style-name="ce2">
            <text:p>Prezados, Gostaria de saber se é admissível a seguradora não aceitar a nomenclatura “Causa provável” em laudo onde o dano Elétrico é a provável causa da ocorrência.O Técnico da empresa de manutenção, afirma que não pode garantir que é originalmente e exclusivamente a causa de danos elétricos e sim a provável variação de energia que pode ter sido originada por vários fatores externos que ele não tem como identificar. Além de poder sofrer sanções e cobranças judiciais impetradas pela fornecedora da energia elétrica. Este procedimento adotado, está causando desconforto entre clientes e técnicos e com nossa prestação de serviços. Eis o que nos cobram: <text:s/>“ATENTAR para o laudo, não é aceito laudo sem a causa determinada dos danos ou causa ** provável**. Visando buscar a melhor informação aos segurados, fico grato por orientações e esclarecimentos.</text:p>
          </table:table-cell>
          <table:table-cell office:value-type="string" table:style-name="ce2">
            <text:p>Seguro de Danos</text:p>
          </table:table-cell>
          <table:table-cell table:number-columns-repeated="16381"/>
        </table:table-row>
        <table:table-row table:style-name="ro1">
          <table:table-cell office:value-type="float" office:value="507" table:style-name="ce3">
            <text:p>507</text:p>
          </table:table-cell>
          <table:table-cell office:value-type="string" table:style-name="ce2">
            <text:p>Trabalhei 3 ano 3 3 meses e só peguei uma parcela</text:p>
          </table:table-cell>
          <table:table-cell office:value-type="string" table:style-name="ce2">
            <text:p>Não identificada</text:p>
          </table:table-cell>
          <table:table-cell table:number-columns-repeated="16381"/>
        </table:table-row>
        <table:table-row table:style-name="ro1">
          <table:table-cell office:value-type="float" office:value="71" table:style-name="ce3">
            <text:p>71</text:p>
          </table:table-cell>
          <table:table-cell office:value-type="string" table:style-name="ce2">
            <text:p>Tenho um plano de previdência privada do Banco Bradesco:Proposta: nº 33333333, contratado em 33/33/3333, tributação regressivo, junto a empresa ECO333 CONCESSIONARIA DE RODOVIAS S.AEm 33/33/3333 solicitei via site o resgate deste plano, que teria o prazo de sete dias úteis para o pagamento. Vencido o prazo o pagamento não foi realizado e o status no site constava "enviado para pagamento".Entrei com uma reclamação no SAC do Bradesco em 33/33/3333 protocolo 333333 atendente Luana que me disse que em 3 dias úteis era o prazo para resposta. Vencido mais uma vez o prazo não obtive resposta liguei de novo no SAC e fui orientado a relizar uma reclamação na Ouvidoria do Bradesco o que fiz no dia 33/33/3333 sob o protocolo 333333333.O prazo deste segundo atendente Letícia era de cinco dias corridos.Ainda no dia 33/33 depois de registrar a reclamação no Ouvidoria do Bradesco recebi um e-mail do Bradesco dizendo o seguinte:"Em atenção à sua manifestação, informamos que o status do resgate via site foi atualizado em 33/33/3333, e o pagamento ocorra em 3 dias úteis."Prazo que venceu dia 33/33/3333 e o pagamento não foi realizado.Hoje dia 33/33/3333 quase um mês depois da primeira solicitação, entrei em contato novamente com a Ouvidoria do Bradesco que abriu um novo protocolo e me pediu dez dias úteis!!Um absurdo, peço que intercedam por mim pelo amor de DEUS, TENHO CONTAS A PAGAR....NOVO PROTOCOLO DE 33/33/3333 : 333333333333333</text:p>
          </table:table-cell>
          <table:table-cell office:value-type="string" table:style-name="ce2">
            <text:p>Previdência Complementar Aberta</text:p>
          </table:table-cell>
          <table:table-cell table:number-columns-repeated="16381"/>
        </table:table-row>
        <table:table-row table:style-name="ro1">
          <table:table-cell office:value-type="float" office:value="1184" table:style-name="ce3">
            <text:p>1184</text:p>
          </table:table-cell>
          <table:table-cell office:value-type="string" table:style-name="ce2">
            <text:p>ÀSUPERINTENDENCIA DE SEGUROS PRIVADOS (SUSEP)RECLAMAÇÃO/DENÚNCIA SOBRE CONDUTA DE SEGURADORA EM SINISTRO DE AUTOMÓVEL SINISTROCIA 333333333333333PLACA VEÍCULO SEGURADO : GEG-3333APÓLICE DE SEGURO AUTO : 333 33333-3Eu , Leandro, CPF 333.333.333-33 , venho por meio desta realizar uma reclamação em base de denúncia contra a cia BRADESCO SEGUROS S/A .Dos fatos :Em 33/33/3333 recebi da cia carta negando o processo de sinistro do meu veículo , onde a cia alega que perdi os direitos porque agravei o risco de forma intencional . Porém a cia de seguro mente ao informar que o tipo de agravo foi uso do celular ao volante e que o mesmo estava em minhas mãos no momento do ocorrido , visto que o dispositivo apenas tocou no console do veículo , acabei me assustando com o barulho e ao desviar olhar para o mesmo em questão de segundos vim a colidindir contra a traseira do veículo terceiro que estava a minha frente . Provocando assim sérios danos ao meu veículo e também ao veículo do terceiro.Por diversas vezes entrei em contato com a cia solicitando a retificação do aviso de sinistro e não fui atendido , com muito custo solicitei reanálise do sinistro e em 33/33/3333 a cia envia a informação de que iria manter a recusa do sinistro por não ter encontrado novas provas para uma reanálise .Mas como terá provas se não acatara sequer a retificação de sinistro ?Conclusão :Concluo que a cia está se abstendo em dar o atendimento , visto que tenho todos os números de protocolos onde foram incansavelmente solicitadas a retificação do aviso de sinistro , algo que não foi feito e que culminou na NEGATIVA do sinistro por parte da cia .Eu como consumidor me sinto severamente lesado por conta da atitude desta atitude , onde já recorri pelo sac da cia , ouvidoria e sequer tive retorno . Portanto recorrendo a este órgão superior no qual regula também a conduta das cias de seguro .Peço que acatem esta denúncia e se possível realizem a instauração de processo administrativo contra a cia para investigar o caso .Nestes termos peço deferimento,LEANDRO</text:p>
          </table:table-cell>
          <table:table-cell office:value-type="string" table:style-name="ce2">
            <text:p>Seguro de Automoveis</text:p>
          </table:table-cell>
          <table:table-cell table:number-columns-repeated="16381"/>
        </table:table-row>
        <table:table-row table:style-name="ro1">
          <table:table-cell office:value-type="float" office:value="116" table:style-name="ce3">
            <text:p>116</text:p>
          </table:table-cell>
          <table:table-cell office:value-type="string" table:style-name="ce2">
            <text:p>Prezados, boa trade.Gostaria de saber como consultar se uma pessoa falecida deixou seguro de vida.Obrigado.</text:p>
          </table:table-cell>
          <table:table-cell office:value-type="string" table:style-name="ce2">
            <text:p>Seguro de Pessoas</text:p>
          </table:table-cell>
          <table:table-cell table:number-columns-repeated="16381"/>
        </table:table-row>
        <table:table-row table:style-name="ro1">
          <table:table-cell office:value-type="float" office:value="139" table:style-name="ce3">
            <text:p>139</text:p>
          </table:table-cell>
          <table:table-cell office:value-type="string" table:style-name="ce2">
            <text:p>PrezadosAo realizar a inscrição de corretor pelo site consegui exito como corretor pessoa natural, e ao final recebi a informação que receberia dois e-mails, um com o cadastro feito e outro como o login e senha para acessar o site da SUSEP.Por não ter recebido o e-mail com o login e senha, e após alguns tentativas de contato recebi a informação que o e-mail com login e senha não seria mas enviado e que o acesso deveria ser realizado pelo login do GOV.BR.Deste então não consigo realizar o cadastro da corretora juridica, pois a pagina fica em branco somente com um link onde leva para realizar o login tradicional ( com o login e senha fornecido pela SUSEP)Já envie varios e-mails para email e não consegui resolver o problema. Pediram para realizar o cadastro conforme o manual, fazer o cadastro pelo aplicativo e etc. Todas as soluções padrões que precisam do login e senha fornecido pela SUSEP <text:s/>após o 3º cadastro.Venho solucitar a geração do meu login e senha para conseguir realizar o cadastro da corretora juridica e também para acessar o site da SUSEP e conseguir baixar a cateira de corretor.Só consegui um comprovante de cadastro a partir de uma pesquisa de corretor fora do site da SUSEP.Meu codigo de corretor natural e 333333333O site GOV.BR não trabalha com as informações de cadsatro, com também não acessa o site da SUSEP. Segue em anexo as fotos com o site de cadastro e como fica após entrar com o login do GOV.BRNo aguardo da analise e solução para o pedido.AtenciosamenteL</text:p>
          </table:table-cell>
          <table:table-cell office:value-type="string" table:style-name="ce2">
            <text:p>Cadastro</text:p>
          </table:table-cell>
          <table:table-cell table:number-columns-repeated="16381"/>
        </table:table-row>
        <table:table-row table:style-name="ro1">
          <table:table-cell office:value-type="float" office:value="1080" table:style-name="ce3">
            <text:p>1080</text:p>
          </table:table-cell>
          <table:table-cell office:value-type="string" table:style-name="ce2">
            <text:p>Já foi feito o Cadastro da Empresa Prime Corretora CNPJ 33.333.333/3333-33 no Sistema GOV.BR E A SUSEP CONTINUA BLOQUEADA. ENVIEI EMAIL E NÃO TIVE RETORNOS. TEMOS VARIAS APOLICES PARALIZADAS NA SEGURADORAS SEM PODEREM SER TRANSMITIDAS ACARRETANDO DANOS AOS CLIENTES. NÃO TEMOS UM ATENDIMENTO VIA TELEFONE. NÃO RESPONDEM OS EMAILS. TRATAM CORRETORES COMO INSIGNIAS. PEDIMOS INFORMAÇOES A QUEM? SENÃO RESPONDEM EMAILS.PRECISO DA SUSEP LIBERADA OU UM CANAL TELEFONICO DIRETO.</text:p>
          </table:table-cell>
          <table:table-cell office:value-type="string" table:style-name="ce2">
            <text:p>Cadastro</text:p>
          </table:table-cell>
          <table:table-cell table:number-columns-repeated="16381"/>
        </table:table-row>
        <table:table-row table:style-name="ro1">
          <table:table-cell office:value-type="float" office:value="691" table:style-name="ce3">
            <text:p>691</text:p>
          </table:table-cell>
          <table:table-cell office:value-type="string" table:style-name="ce2">
            <text:p>Sou corretor de seguro responsável pela Corretora PJ registrada sob o número SUSEP 333333333 , ocorre que recebi um e-mail concedendo prazo de 33 dias para anexar no portal da SUSEP a cópia do contrato social, anexei após 33 dias, ou seja, ultrapassei 3 dias do prazo concedido, meu registro PJ foi suspenso temporariamente. Enviei diversos e-mail para email mas não obtive resposta, passaram-se 33 dias sem resposta, estou perdendo meus clientes, impedido de operar nas seguradoras em virtude da suspensão. O canal de comunicação com o corretor é apenas o e-mail, o serviço prestado está sendo falho uma vez que a morosidade está causando prejuízo e impedido o exercício da função.</text:p>
          </table:table-cell>
          <table:table-cell office:value-type="string" table:style-name="ce2">
            <text:p>Cadastro</text:p>
          </table:table-cell>
          <table:table-cell table:number-columns-repeated="16381"/>
        </table:table-row>
        <table:table-row table:style-name="ro1">
          <table:table-cell office:value-type="float" office:value="930" table:style-name="ce3">
            <text:p>930</text:p>
          </table:table-cell>
          <table:table-cell office:value-type="string" table:style-name="ce2">
            <text:p>Boa tarde. Gostaria que me informassem como posso saber se existe algum seguro registrado no nome do meu falecido marido?Hoje entraram em contato comigo falando sobre seguro prestamista, que eu não sabia nem o que era. Fiquei com receio de golpe. Então resolvi buscar informações por conta própria.Desde já agradeço,Flávia</text:p>
          </table:table-cell>
          <table:table-cell office:value-type="string" table:style-name="ce2">
            <text:p>Seguro de Pessoas</text:p>
          </table:table-cell>
          <table:table-cell table:number-columns-repeated="16381"/>
        </table:table-row>
        <table:table-row table:style-name="ro1">
          <table:table-cell office:value-type="float" office:value="149" table:style-name="ce3">
            <text:p>149</text:p>
          </table:table-cell>
          <table:table-cell office:value-type="string" table:style-name="ce2">
            <text:p>A SUSEP - SUPERINTENDENCIA DE SEGUROS PRIVADOSPrezados,Eu L, Corretor de Seguros, cadastrado junto a Susep sob o numero de Registro - 333333333 Com Endereço para correspondência, Cito a Rua <text:s/>nº 33 / sala 333, CEP - 33333-333, <text:s/>Centro / Rio de Janeiro. Venho por meio da presente, solicitar a intermediação da demanda, que passo a apresentar a esta autarquia. Para que junto a Corretora R Corretora de Seguros Ltda <text:s/>CNPJ - 33.333.333/3333-33 <text:s/>cadastrada junto a Susep sob o numero de Registro 333333333 Com Endereço para correspondência, Cito a Rua C, nº 33 sala 333, Cep - 33333-333 ( ANEXO 3), <text:s/>Centro / Rio de Janeiro. <text:s/>, representada pelas Sócias, A, cadastrada junto a Susep sob o numero de Registro - 333333333 Com Endereço para correspondência Cito a R, nº 333 casa - 33, CEP - 33333-333, <text:s text:c="2"/>- Rio Comprido / Rio de Janeiro( ANEXO 3), e A cadastrada junto a Susep sob o numero de Registro - 333333333 Com Endereço para correspondência Cito a Rua: A, nº 333, CEP - 33333-333, <text:s/>Gardênia Azul / Rio de Janeiro( ANEXO 3). E a Amil Assistência Medica Internacional S.A. CNPJ33.333.333/3333-33.Possa ser esclarecido a norma de estorno de comissão, constante na CIRCULAR SUSEP Nº 333, DE 33 DE FEVEREIRO DE 3333, no seu Capitulo V artigo 33. ¨ No caso de Cancelamento ou de devolução de prêmio, deve o corretor ou sociedade corretora restituir a comissão à Seguradora, proporcionalmente ao valor devolvido ou não recebido pela Seguradora.¨. E na REVOGAÇÃO do Artigo 33 datado de 33 de Maio de 3333, no que se refere ao Artigo 3º ¨ Revogar Artigo 33 da Circular Susep nº 333, de 33 de Fevereiro de 3333. Assinada pelo Superintendente LUCIANO PORTAL SANTANNA. ( ANEXO 3),Esclareço que, Venho a meses sendo cobrado, pela Corretora R Corretora de Seguros Ltda. Por comissões recebidas por mim, na intermediação de contrato celebrado entre a corretora R Corretora de Seguros Ltda <text:s/>e a Amil Assistência Medica Internacional S.A. Após a comunicação da corretora R Corretora de Seguros Ltda, de estar sendo descontada pela Amil Assistência Medica Internacional S.A. em sua carteira de corretagem, do valor de cancelamento da Empresa por mim Intermediada na Proposta Contratual de nº 33333333 de 33 de agosto de 3333. Que veio a ser cancelado junto a Amil Assistência Medica Internacional S.A. Pelo motivo de, em três meses não ter conseguido atendimento na rede Referenciada, por problemas de não pagamento aos prestadores da Amil Assistência Medica Internacional S.A , conforme alegado pelos mesmos (Prestadores). Depositei, sob pressão o valor de R$333,33, <text:s/>solicitado por esta corretora, pois seria o valor retido indevidamente e cobrado pela Amil Assistência Medica Internacional S.A.. Em novembro de 3333 fui mais uma vez cobrado, pois a Amil Assistência Medica Internacional S.A. havia mais uma vez retido valores da corretora, para pagamento do total do contrato cancelado, e após pesquisa, encaminhei à Corretora R Corretora de Seguros Ltda <text:s/>, A Circular da Susep nº 333( ANEXO 3) , bem como, a revogação do Art. 33 Circular Susep nº 333. Inclusive na ocasião, solicitei a devolução do valor pago, por mim indevidamente, em forma de ressarcimento. pois estavam alem de não estarem cumprido as normas estabelecidas pela SUSEP - Superintendência de Seguros Privados, estavam <text:s/>ainda contrariando o Novo Código Civil ( ANEXO 3), Decreto - lei nº. 33, de 33 de novembro de 3333, e seu Decreto regulamentador nº. 33.333, de 33 de março de 3333; em seguida, a Lei nº. 3.333, de 33 de dezembro de 3333; e, por fim, o Decreto nº. 33.333, de 33 de setembro 3333, regulamentando para os corretores de seguros de vida e de capitalização. No que se refere Código Civil , no artigo 333, a remuneração relacionada à corretagem é “devida ao corretor uma vez que tenha conseguido o resultado previsto no contrato de mediação”.. Ou seja, em verdade, existem alternativas diversas para o momento em que se receberá a remuneração, sendo este, portanto, um aspecto negocial.Vemos que remuneração pode ser paga em diversos momentos e não somente quando do recebimento do prêmio de seguro, como normalmente ocorre com a corretagem de segurosIgualmente, preceitua Venosa que. “O corretor compromete-se a obter um resultado útil. Se não ocorre esse deslinde em sua conduta, a remuneração não é devida. É matéria a ser examinada no caso concreto, nem sempre de fácil deslinde” (VENOSA, 3333).3Assim, Venosa preceitua:"O corretor somente fará jus à remuneração, denominada geralmente comissão, se houver resultado útil, ou seja, a aproximação entre o comitente e o terceiro resultar no negócio, nos termos do art. 333 acima transcrito. Nesse sentido, se não for concretizada a operação, a comissão será indevida, por se tratar a intermediação de contrato de resultado. Persiste o direito à remuneração, em princípio, se o negócio não se realiza por desistência ou arrependimento do concomitante. O corretor compromete-se a obter um resultado útil. Se não ocorre esse deslinde em sua conduta, a remuneração não é devida. É matéria a ser examinada no caso concreto, nem sempre de fácil deslinde" (VENOSA, 3333, p. 333-333).3 Diante do exposto no escopo desta, podemos afirmar que a relação <text:s/>não foi venosa, pois o Cliente fez o cancelamento por não ter sido atendido, pela Amil Assistência Medica Internacional S.A. <text:s/>conforme já disposto acima. E não por falha do Corretor. Deixando claro que a Amil Assistência Medica Internacional S.A. Não é cumpridora do que Determina o disposto na Circular Susep de Nº 333, na revogação do Artigo 33, Bem como não Cumpre o que foi determinado pelo Tribunal Regional Federal da 3ª Região, que Revogou, na <text:s/>Ação Civil Publica nº 3333333-33.3333.3.33.3333 ( ANEXO 3), o parágrafo primeiro do artigo 33 da Resolução Normativa (RN) nº 333/3333 que diz no seu caput que ¨ As Operadoras de Planos privados de saúde não podem mais exigir fidelidade contratual mínima de um ano de seus associados, bem como ficam impedidas de cobrar taxas correspondentes a duas mensalidades caso o cliente queira residir o contrato. ¨ <text:s/>e hoje consta apenas que as condições de rescisão do plano de saúde devem constar do contrato. Ainda assim, a operadora Amil Assistência Medica Internacional S.A. Continua a exigir o pagamento de multa e o envio prévio de 33 dias, para cancelamento, mesmo já transitado e julgado.Desta forma solicito resposta do presente, bem como a elucidação dos fatos citados acima e regulados por esta autarquia, afim de esclarecer, se esta correta e vigente o disposto de revogação do Art.: 33 da Circular Susep nº 333, pois esta servirá de base, para a busca posterior de Direitos Cabíveis, do prejuízo causado pela divulgação e tentativa de me prejudicar, junto ao mercado Segurador, por parte das Sócias da corretora R Corretora de Seguros Ltda . E por elas, <text:s/>não Buscarem os direitos reais, do não cumprimento das normas de regulamentação do Mercado Segurador, junto a Amil Assistência Medica Internacional S.A., mesmo depois delas terem tomado ciência, via correspondência, das normas e Leis, que permeiam os Contratos junto ao Mercado Segurador do Pais, e cobrarem de fato, de quem tem que seguir as Normas e Leis Vigentes, neste caso a Amil Assistência Medica Internacional S.A.</text:p>
          </table:table-cell>
          <table:table-cell office:value-type="string" table:style-name="ce2">
            <text:p>Cadastro</text:p>
          </table:table-cell>
          <table:table-cell table:number-columns-repeated="16381"/>
        </table:table-row>
        <table:table-row table:style-name="ro1">
          <table:table-cell office:value-type="float" office:value="1196" table:style-name="ce3">
            <text:p>1196</text:p>
          </table:table-cell>
          <table:table-cell office:value-type="string" table:style-name="ce2">
            <text:p>Boa tarde,Sou advogado, e constantemente eu preciso realizar a interposição de recursos com a utilização do seguro garantia.Todavia, o ato conjunto 3/33 do TST, dispõe que é necessário a juntada de alguns documentos, entre eles, é necessário a juntada do comprovante de validade da apólice que é retirada através do site da SUSEP (AeSusep).Contudo, no site da Superintendência consta que desde julho de 3333 não é possível a realização da consulta e a emissão do referido comprovante.Devido a isso, eu estou com diversos recursos que não foram conhecidos pela ausência deste documento, tendo em vista que não possuo acesso ao SRO.Gostaria de verificar se existe algum meio de demonstrar para os juízes/desembargadores/ministros que a apólice está devidamente registrada junto a SUPEP com o comprovante da sua validade. Eu até cheguei a consultar o motivo da deserção do recuso para o assessor do desembargador, e este me informou que existe uma plataforma da autarquia, na qual é possível verificar esse registro. Assim, gostaria de um retorno e um auxilio sobre esse assunto, pois estou sendo prejudicado em diversos processos pela ausência da documentação.Abraços.</text:p>
          </table:table-cell>
          <table:table-cell office:value-type="string" table:style-name="ce2">
            <text:p>Seguro Garantia</text:p>
          </table:table-cell>
          <table:table-cell table:number-columns-repeated="16381"/>
        </table:table-row>
        <table:table-row table:style-name="ro1">
          <table:table-cell office:value-type="float" office:value="370" table:style-name="ce3">
            <text:p>370</text:p>
          </table:table-cell>
          <table:table-cell office:value-type="string" table:style-name="ce2">
            <text:p>Gostaria de saber se existe algum seguro em nome de L, inscrita no CPF nº333.333.333-33, falecida em 33-33-3333.</text:p>
          </table:table-cell>
          <table:table-cell office:value-type="string" table:style-name="ce2">
            <text:p>Seguro de Pessoas</text:p>
          </table:table-cell>
          <table:table-cell table:number-columns-repeated="16381"/>
        </table:table-row>
        <table:table-row table:style-name="ro1">
          <table:table-cell office:value-type="float" office:value="886" table:style-name="ce3">
            <text:p>886</text:p>
          </table:table-cell>
          <table:table-cell office:value-type="string" table:style-name="ce2">
            <text:p>Ontem, 33 de Agosto, minha chave ficou presa na fechadura com ela aberta e travou também a lingueta da porta, isso por volta das 33h33 da noite. Como tenho o seguro residencial da Caixa peguei minha apólice para conferir e comecei a saga de tentar contato.Liguei primeiro no 3333 333 3333 e me informaram como a apólice era anterior a 3333 deveria ligar em outro numero que me foi informado em ligação.Liguei no número 3333 333 3333 que foi me passado na ligação anterior, tentei contato as 33h33, 33h33 e 33h33, finalmente fui atendida e o atendente me informou que não conseguia localizar minha apólice pelo CPF, perguntei se eu informasse o numero ele conseguiria pesquisar pra acionar o serviço e o mesmo disse que o serviço não funciona dessa maneira e me pediu pra tentar ligar em outro telefone.Liguei então no numero 3333 333 3333, informei meu cpf a URA e fiquei +33 minutos em ligação sem nenhuma resposta e nenhum atendimento.Dessa forma segui pro site da caixa, acessei minha conta entrando no meu portal e para solicitar o serviço a pagina estava fora do ar. (imagem anexa)Comecei a tentar pelos números que a Caixa oferece contato pelo whatsapp, como podem ver tambem nos prints anexos, um dos numeros não me reconhece como cliente, outro só atende de seg a sabado, e outro não tem cadastro e manda vários codigos como "reconhecimento de cliente".Dessa forma, como ja se passava das 33h entrei em contato com um chaveiro 33h e tive que realizar o serviço de forma particular arcando com o prejuízo de R$333,33 para destravar a porta, retirar a chave, e instalar uma nova fechadura.Entrei em contato com a Caixa hoje, 33/33/33, agora as 33h33 e fui atendida, informei todo o ocorrido e pedi pra abrir um sinistro de reembolso, a funcionária disse que não existe reembolso que eu deveria aguardar pra entrar em contato em outro momento, expliquei toda a situação acima de horario, de tentativas, o site fora do ar, o nao atendimento e a mesma me informou que não é possível fazer nada. Que nenhum outro numero deveria mesmo atender e que eu deveria aguardar pra falar nesse numero hoje pra suporte (sendo que a assistencia é 33h, descrita em contrato).Dessa forma sinalizei que a ligaçao estava sendo grava por mim e que se precisasse iria procurar o Procon e demais agencias que suportam o consumidor, a mesma concordou e disse que nao poderia ajudar mais em nada.</text:p>
          </table:table-cell>
          <table:table-cell office:value-type="string" table:style-name="ce2">
            <text:p>Seguro de Danos</text:p>
          </table:table-cell>
          <table:table-cell table:number-columns-repeated="16381"/>
        </table:table-row>
        <table:table-row table:style-name="ro1">
          <table:table-cell office:value-type="float" office:value="1047" table:style-name="ce3">
            <text:p>1047</text:p>
          </table:table-cell>
          <table:table-cell office:value-type="string" table:style-name="ce2">
            <text:p>Boa tarde. Gostaria de saber se a empresa carsystem atua como seguradora. Tenho o plano plus que é indenizado no caso de não recuperar. Ou se estou pagando pôr algo inválido</text:p>
          </table:table-cell>
          <table:table-cell office:value-type="string" table:style-name="ce2">
            <text:p>Seguro de Automoveis</text:p>
          </table:table-cell>
          <table:table-cell table:number-columns-repeated="16381"/>
        </table:table-row>
        <table:table-row table:style-name="ro1">
          <table:table-cell office:value-type="float" office:value="258" table:style-name="ce3">
            <text:p>258</text:p>
          </table:table-cell>
          <table:table-cell office:value-type="string" table:style-name="ce2">
            <text:p>Seguradora alfa, sobre o sinistro 333333.A oficina não está cumprindo o prazo de 33 dias de abertura do sinistro e quando feiro reclamação para a seguradora alfa, aberto reclamação e foi orientado esperar 33 horas para a resposta, e não foi recebido nenhuma resposta nesse período.</text:p>
          </table:table-cell>
          <table:table-cell office:value-type="string" table:style-name="ce2">
            <text:p>Seguro de Automoveis</text:p>
          </table:table-cell>
          <table:table-cell table:number-columns-repeated="16381"/>
        </table:table-row>
        <table:table-row table:style-name="ro1">
          <table:table-cell office:value-type="float" office:value="935" table:style-name="ce3">
            <text:p>935</text:p>
          </table:table-cell>
          <table:table-cell office:value-type="string" table:style-name="ce2">
            <text:p>Gostaria de solicitar o cancelamento de meu seguro prestamista registrado na SUSEP sob n°. 33333.333333/3333-33</text:p>
          </table:table-cell>
          <table:table-cell office:value-type="string" table:style-name="ce2">
            <text:p>Seguro de Pessoas</text:p>
          </table:table-cell>
          <table:table-cell table:number-columns-repeated="16381"/>
        </table:table-row>
        <table:table-row table:style-name="ro1">
          <table:table-cell office:value-type="float" office:value="144" table:style-name="ce3">
            <text:p>144</text:p>
          </table:table-cell>
          <table:table-cell office:value-type="string" table:style-name="ce2">
            <text:p>Olá, boa tarde.Sou proprietário de um Hospital Veterinário localizazdo na região de São Paulo - Capital, e estamos entrando em contato referente a criação de Plano de Saúde para Pets. (animais de estimação).Estamos no mercado há mais de 3 anos e como possuímos uma excelente estrutura para atender nossos pacientes, surgiu a necessidade de criação de um plano de saúde específico para essa finalidadeJá possuímos a listagem de todos os serviços/planos que farão parte do Plano de Saúde, bem como as carências e valores de cada plano.Gostaríamos do vosso auxílio referente a parte de cadastro/inclusão na Susep e demais procedimentos que , por ventura, devamos seguir para iniciar a venda/divulgação e os atendimentos aos nossos pacientes.Por favor, poderiam me informar quais seriam os próximos passos para criarmos o nosso Plano de Saúde para animais ?</text:p>
          </table:table-cell>
          <table:table-cell office:value-type="string" table:style-name="ce2">
            <text:p>Cadastro</text:p>
          </table:table-cell>
          <table:table-cell table:number-columns-repeated="16381"/>
        </table:table-row>
        <table:table-row table:style-name="ro1">
          <table:table-cell office:value-type="float" office:value="56" table:style-name="ce3">
            <text:p>56</text:p>
          </table:table-cell>
          <table:table-cell office:value-type="string" table:style-name="ce2">
            <text:p>Tenho efetuado várias tentativas de resgate de meu plano de previdência privada com o Bradesco. Hoje ao ligar novamente (33333333 Protocolo Bradesco) informaram que somente após o dia 33/33 existe a possibilidade de receber os valores.Meu desligamento na empresa se deu em 33/33/3333, com homologação em 33/33/3333. Cada vez que entro em contato é uma história e uma desculpa diferente, quero apenas conseguir um valor que é meu, já que me informaram que a parte da empresa eu não posso sacar.</text:p>
          </table:table-cell>
          <table:table-cell office:value-type="string" table:style-name="ce2">
            <text:p>Previdência Complementar Aberta</text:p>
          </table:table-cell>
          <table:table-cell table:number-columns-repeated="16381"/>
        </table:table-row>
        <table:table-row table:style-name="ro1">
          <table:table-cell office:value-type="float" office:value="892" table:style-name="ce3">
            <text:p>892</text:p>
          </table:table-cell>
          <table:table-cell office:value-type="string" table:style-name="ce2">
            <text:p>Sou advogado do senhor Jucélio, RG número 3333333-3.A VIA, CPF número 333.333.333-33 e gostaria de solicitar uma consulta das apólices de seguro registradas na Susep em nome de Jucélio, CPF 333.333.333-33. Segue procuração anexa.</text:p>
          </table:table-cell>
          <table:table-cell office:value-type="string" table:style-name="ce2">
            <text:p>Seguro de Pessoas</text:p>
          </table:table-cell>
          <table:table-cell table:number-columns-repeated="16381"/>
        </table:table-row>
        <table:table-row table:style-name="ro1">
          <table:table-cell office:value-type="float" office:value="825" table:style-name="ce3">
            <text:p>825</text:p>
          </table:table-cell>
          <table:table-cell office:value-type="string" table:style-name="ce2">
            <text:p>Faço a consulta da apólice em anexo <text:s/>e o sistema não avança, não trazendo nenhuma resposta. Gostaria de saber se a apólice está regular e válida perante a SUSEP.Agradeço por qualquer orientação nesse sentido. Atenciosamente,Paulo</text:p>
          </table:table-cell>
          <table:table-cell office:value-type="string" table:style-name="ce2">
            <text:p>Não identificada</text:p>
          </table:table-cell>
          <table:table-cell table:number-columns-repeated="16381"/>
        </table:table-row>
        <table:table-row table:style-name="ro1">
          <table:table-cell office:value-type="float" office:value="121" table:style-name="ce3">
            <text:p>121</text:p>
          </table:table-cell>
          <table:table-cell office:value-type="string" table:style-name="ce2">
            <text:p>Identifiquei que existe a inclusão de um seguro prestamista no valor de R$ 3.333,33, no meu contrato de empréstimo do veículo SAVEIRO 3333/3333 , Operação nº 333333333, pactuado junto a <text:s/>AYMORÉ, acima qualificada e com base no <text:s/>do Código de Defesa do Consumidor, trata-se de venda casada. Desta forma, entrei em contato por através dos canais da Empresa e e-mail solicitando a devolução do referido seguro , em resposta informaram que fariam análise e devolução cobrados indevidos, assim como realizaram em 33/33/3333 Bc. Itaú ag.3333 c/c 33333-3 no valor de R$ 3.333,33,.Ocorre que se tratando de venda casada foram embutidos no valor total do financiamento e condições os cálculos como impostos, juros, incidentes da operação foram somados junto o valor do seguro, e na ocasião me foi restituído apenas o valor PARCIAL que se encontra em desacordo, pois se tratando de uma operação como “venda casada”, o que é proibido pelo Código de Defesa do Consumidor. Acompanhando a reclamação foi anotado que responderam por e-mail minha solicitação, o que NÃO OCORREU. Além de não responderem por E-Mail <text:s/>ignoraram o caso infringindo a lei do consumidor com práticas abusivasSolicito orientação para ser tomadas medidas cabíveis.Certa de poder contar com o proposto desta instituição, agradeço a atenção.</text:p>
          </table:table-cell>
          <table:table-cell office:value-type="string" table:style-name="ce2">
            <text:p>Seguro Garantia</text:p>
          </table:table-cell>
          <table:table-cell table:number-columns-repeated="16381"/>
        </table:table-row>
        <table:table-row table:style-name="ro1">
          <table:table-cell office:value-type="float" office:value="769" table:style-name="ce3">
            <text:p>769</text:p>
          </table:table-cell>
          <table:table-cell office:value-type="string" table:style-name="ce2">
            <text:p>A família do falecido Sr. Pedro - CPF: 333.333.333-33, necessita saber se ele deixou algum seguro de vida,A família acredita que sim, mas não encontrou nenhuma apólice junto aos pertences e documentos do falecido.a data do óbito foi em 33-33-3333.Contatos para receber a resposta, caso seja possível por este canal: email. email - Tel.: (33) 33333-3333.</text:p>
          </table:table-cell>
          <table:table-cell office:value-type="string" table:style-name="ce2">
            <text:p>Seguro de Pessoas</text:p>
          </table:table-cell>
          <table:table-cell table:number-columns-repeated="16381"/>
        </table:table-row>
        <table:table-row table:style-name="ro1">
          <table:table-cell office:value-type="float" office:value="794" table:style-name="ce3">
            <text:p>794</text:p>
          </table:table-cell>
          <table:table-cell office:value-type="string" table:style-name="ce2">
            <text:p>Boa tardeEstamos tentando fazer o recadastramente desde 33 de abril (data em que recebemos o e-mail da SUSEP) sem sucesso.O sistema GOV.BR nao esta aumentando o nivel para ouro, assim, nao estamos conseguindo anexar o contrato social da corretora no portal da SUSEP.Nao tivemos alteracao contratual desde sua funcadacao, sendo assim, estamos tentando encaminhar o mesmo doc que consta junto a SUSEP. Nosso cadastro esta bloqueado(suspenso) desde 33 de julho, e estamos tentando por todos os meios regularizar esta situacao.Seria possivel algum delegado da SUSEP ajudar com esta situacao?Aguardamos retorno via e-mail - email ou telefone -33-333333333Agradecemos a atencaoFabiano</text:p>
          </table:table-cell>
          <table:table-cell office:value-type="string" table:style-name="ce2">
            <text:p>Cadastro</text:p>
          </table:table-cell>
          <table:table-cell table:number-columns-repeated="16381"/>
        </table:table-row>
        <table:table-row table:style-name="ro1">
          <table:table-cell office:value-type="float" office:value="909" table:style-name="ce3">
            <text:p>909</text:p>
          </table:table-cell>
          <table:table-cell office:value-type="string" table:style-name="ce2">
            <text:p>Me chamo Roberto ,meu pai faleceu 33/33/3333 ele possuia vários empréstimos consignado, onde era descontados dele seguro prestamista,seguro funeral e seguro por morte ja encaminhei todos os documentos para a seguradora too e não obtenho nenhuma resposta. Por favor me ajudem a resolver esse problema, fora esse da seguradora too também tem outro no banco santander que nao consigo resolver, se precisar tenho o numero dos sinistro e posso passa-los</text:p>
          </table:table-cell>
          <table:table-cell office:value-type="string" table:style-name="ce2">
            <text:p>Seguro de Pessoas</text:p>
          </table:table-cell>
          <table:table-cell table:number-columns-repeated="16381"/>
        </table:table-row>
        <table:table-row table:style-name="ro1">
          <table:table-cell office:value-type="float" office:value="664" table:style-name="ce3">
            <text:p>664</text:p>
          </table:table-cell>
          <table:table-cell office:value-type="string" table:style-name="ce2">
            <text:p>seguradora allianz , cancelou a apolice do cliente Pessoa Juridica Madeireira Ramos LTDA ME, CNPJ.: 33.333.333/3333-33 <text:s/>, sendo que indevidamente, pois cliente pagou um boleto que se vencia dia 33/33/3333 e esse dia caia em um domingo, e o cliente efetuou o pagamento no proximo dia útil, que foi em uma segunda dia 33/33/3333, mesmo assim a seguradora efetuou o cancelamenteo da apolice 333333333P333333333 dia 33, boleto esse que era apenas um endosso de aumento de coberturas, sendo que o cliente tinha pago um valor de R$ 3.333,33, no dia 33/33/3333 que se vencia dia 33/33/3333. da apolice!! Cancelamento completamente indevido. <text:s/>Na data de hoje recebi um email que falava iss: 33 de Junho de 3333 <text:s text:c="45"/>Olá, <text:s text:c="60"/>Informamos que o pagamento deve ser realizado até a data limite especificada nacarta, pois se baseia na cobertura técnica da apólice (prazo curto). Caso esta dataseja final de semana o cliente deverá executar o pagamento até a data limite mesmoassim, não podendo ser postergada para o próximo dia útil.Neste caso, como foi realizado o pagamento após a data limite, não caberia areativação.......... <text:s text:c="46"/>Atenciosamente, <text:s text:c="49"/>Departamento de Cobrança. <text:s text:c="39"/>Allianz Seguros S.A.<text:s text:c="13"/></text:p>
          </table:table-cell>
          <table:table-cell office:value-type="string" table:style-name="ce2">
            <text:p>Não identificada</text:p>
          </table:table-cell>
          <table:table-cell table:number-columns-repeated="16381"/>
        </table:table-row>
        <table:table-row table:style-name="ro1">
          <table:table-cell office:value-type="float" office:value="154" table:style-name="ce3">
            <text:p>154</text:p>
          </table:table-cell>
          <table:table-cell office:value-type="string" table:style-name="ce2">
            <text:p>Bom dia,Estou com uma dificuldade para fazer meu cadastro de corretor na susep. Preciso iniciar minhas atividades e o contador não conseguiu fazer o cadastro. Devido as mudanças no governos os processos ficaram comprometidos e gostaria de uma solução. Tenho o cadastro no Gov.br na categoria Prata e não consigo mudar pra ouro , mesmo já fazendo tudo que precisava. E a susep me condiciona o cadastro a ter uma conta ouro para efetuar esse cadastro, o que não faz sentido me condicionar a isso haja vista que nem todo mundo é 333% digitalizado , precisa haver uma segunda opção. Podem me auxiliar nesse processo ?obrigado desde já.</text:p>
          </table:table-cell>
          <table:table-cell office:value-type="string" table:style-name="ce2">
            <text:p>Cadastro</text:p>
          </table:table-cell>
          <table:table-cell table:number-columns-repeated="16381"/>
        </table:table-row>
        <table:table-row table:style-name="ro1">
          <table:table-cell office:value-type="float" office:value="55" table:style-name="ce3">
            <text:p>55</text:p>
          </table:table-cell>
          <table:table-cell office:value-type="string" table:style-name="ce2">
            <text:p>À PREVICPrezados, Eu era participante do Fundo de prev complementar Mercaprev, que depois passou para o Itaú e passou a chamar IFM – ITAJUBÁ FUNDO MULTIPATROCINADO. Em maio de 3333 fui comunicada que o fundo foi encerrado, e deveria optar pelo saque ou portabilidade.Após análise optei pela portabilidade para o ZURICH VALORA FIC RENDA FIXA PREVIDENCIÁRIO CRÉDIT PGBL. Os problemas começaram desde a portabilidade, pois, conforme termo anexo, foi assinado por mim em 33 set 3333, transferido valor para Zurich em 33/33 e somente meses depois foi efetivada a portabilidade, o dinheiro ficou parado por meses na Zurich.Depois de aberto, em abril/3333 eu e o assessor verificamos que o plano consta erroneamente como tabela progressiva e, para ajustar, informaram que seria necessário assinar uma nova adesão, o que fiz em agosto/3333, porém, novamente constou regime progressivo. O assessor alertou à Onze para que a Zurich também leve em consideração todo o histórico do plano para que a tributação não seja iniciada somente na nova adesão em 33%.Desde então venho pedindo um posicionamento e a resposta da Onze é de que " o time da seguradora ainda está finalizando os ajustes devidos para que utilize o histórico regressivo do plano na antiga seguradora."Gostaria que verificassem toda a regularidade desse processo e o que está havendo, pois já faz mais de um ano que foi solicitada a portabilidade e o processo não foi resolvido. Além disso, esse mês de dezembro completa 33 anos do primeiro aporte, então eu entendo que eu já poderia estar resgatando parcelas com a alíquota mínima, mas nem sei por onde começar, e se pode com todo esse problema.Obrigada</text:p>
          </table:table-cell>
          <table:table-cell office:value-type="string" table:style-name="ce2">
            <text:p>Previdência Complementar Aberta</text:p>
          </table:table-cell>
          <table:table-cell table:number-columns-repeated="16381"/>
        </table:table-row>
        <table:table-row table:style-name="ro1">
          <table:table-cell office:value-type="float" office:value="1226" table:style-name="ce3">
            <text:p>1226</text:p>
          </table:table-cell>
          <table:table-cell office:value-type="string" table:style-name="ce2">
            <text:p>Precisando atualizar o contrato social da corretora junto a SUSEP qual procedimento?segue anexo contrato social</text:p>
          </table:table-cell>
          <table:table-cell office:value-type="string" table:style-name="ce2">
            <text:p>Cadastro</text:p>
          </table:table-cell>
          <table:table-cell table:number-columns-repeated="16381"/>
        </table:table-row>
        <table:table-row table:style-name="ro1">
          <table:table-cell office:value-type="float" office:value="438" table:style-name="ce3">
            <text:p>438</text:p>
          </table:table-cell>
          <table:table-cell office:value-type="string" table:style-name="ce2">
            <text:p>Sendo esta superintendência também responsável pelo seguro DPVAT, solicito que se manifestem junto a Caixa em nosso favor para o recebimento da indenização, já disponível a quase um mês e a Caixa se nega a pagar.Já dei várias sugestões como uma ordem de pagamento autorizando saque um parcial, onde o app Caixa Tem permita a movimentação da conta social, pois o valor que tem é maior do que o permitido pelo app, Disseram que não podem autorizar esse saque. Já solicitei o encerramento dessa conta com a transferência do valor via PIX para o mesmo CPF, também negaram. Solicitei a transformação dessa poupança social digital pra uma normal onde possa sacar, também negam. Gostaria de saber se alguém pode me ajudar pois os protocolos abertos sempre são respondidos com não e precisamos muito do dinheiro que está disponível a dias.</text:p>
          </table:table-cell>
          <table:table-cell office:value-type="string" table:style-name="ce2">
            <text:p>DPVAT/SPVAT</text:p>
          </table:table-cell>
          <table:table-cell table:number-columns-repeated="16381"/>
        </table:table-row>
        <table:table-row table:style-name="ro1">
          <table:table-cell office:value-type="float" office:value="723" table:style-name="ce3">
            <text:p>723</text:p>
          </table:table-cell>
          <table:table-cell office:value-type="string" table:style-name="ce2">
            <text:p>sou corretor de seguros SUSEP 333333333, PF, porem tenho a Com Corretora Seguros Ltda \ Susep 333333333 PJ,\CNPJ 33.333.333\3333.33..A empresa se encontra neste momento, Suspensa pela SUSEP, e ate o momento, não conseguimos reverter a situação, e nem a causa da Suspensão.solicitamos <text:s/>informação para reabilitar a empresa junto ao segmento, pois estamos sem trabalhar e sem resolver tal situação. o Site da Susep, não informa e assim, ficamos sem ter informações agradecemos muito a ajuda Alexandre SUSEP PF 333333333</text:p>
          </table:table-cell>
          <table:table-cell office:value-type="string" table:style-name="ce2">
            <text:p>Cadastro</text:p>
          </table:table-cell>
          <table:table-cell table:number-columns-repeated="16381"/>
        </table:table-row>
        <table:table-row table:style-name="ro1">
          <table:table-cell office:value-type="float" office:value="1388" table:style-name="ce3">
            <text:p>1388</text:p>
          </table:table-cell>
          <table:table-cell office:value-type="string" table:style-name="ce2">
            <text:p>Prezado Sr.(s),Eu retorno, solicitando mais uma vez a compreensao e a importancia da minha mensagem. Desejo fazer um mapeamento da existência ou não se minha mae tinha algum seguro de vida. Ja fiz a pesquisa com a CNSeg, mas ela informou q é apenas realizadas com as empresas ASSOCIADAS. Pq?! Pq essa base de dados de todas as empresas não estão com a CNseg?! Eu moro fora do pais e meus irmãos me colocaram fora do inventário da minha mae. E estou bem desconfiada, depois desse acontecimento q sim existe um seguro de vida em nome dela. E agora preciso fazer a pesquisa com essas outras empresas NAO ASSOCIADAS, segundo a cnseg, somente a susep pode realizar pra mim. Eu preciso entrar em contato com algo orgao federal ou responsável <text:s/>que me ajude a pesquisar junto com essas empresas e assim inicial a pesquisar em todo territorio nacional, se minha mae tinha ou nao um seguro de vida. Por favor, eu preciso de uma resolução para meu caso. Att,Halana +3(333) 333-3333.</text:p>
          </table:table-cell>
          <table:table-cell office:value-type="string" table:style-name="ce2">
            <text:p>Seguro de Pessoas</text:p>
          </table:table-cell>
          <table:table-cell table:number-columns-repeated="16381"/>
        </table:table-row>
        <table:table-row table:style-name="ro1">
          <table:table-cell office:value-type="float" office:value="140" table:style-name="ce3">
            <text:p>140</text:p>
          </table:table-cell>
          <table:table-cell office:value-type="string" table:style-name="ce2">
            <text:p>Meu carro teve uma Colisão no dia 33/33/3333 com um Segurado da Alfa Seguros e o perito deu PT No meu carro desde o dia 33/33/3333 e até agora não recebi nenhuma ligação ou retorno deles sobre minha Situação , já liguei várias vezes e a resposta é sempre a mesma ( temos 3 semana para retorno ) mas isso não aconteceu até agora , acabei de ligar novamente com a Atendente Franciele e solicitei mais uma vez que me envia-se o e-mail das propostas que eles teriam de fazer <text:s/>Para que se resolva essa Situação . <text:s/>Estou tendo gastos com locomoção desde esse dia 33/33 pois o carro me faz falta para trabalhar , espero que vcs possam me ajudar nesse Problema . Aguardo retorno</text:p>
          </table:table-cell>
          <table:table-cell office:value-type="string" table:style-name="ce2">
            <text:p>Seguro de Automoveis</text:p>
          </table:table-cell>
          <table:table-cell table:number-columns-repeated="16381"/>
        </table:table-row>
        <table:table-row table:style-name="ro1">
          <table:table-cell office:value-type="float" office:value="1498" table:style-name="ce3">
            <text:p>1498</text:p>
          </table:table-cell>
          <table:table-cell office:value-type="string" table:style-name="ce2">
            <text:p>Trabalho na empresa Vale S/A e acompanhando um contrato do qual sou responsável recebi uma apólice de seguros, a qual não consigo consulta-lo na SUSEP. Gostaria de um apoio para averiguação e confirmação de que o seguro está corretamente cadastrado e sem impedimentos, seguem os dados:Apólice: 3333333333333333333333333Seguradora: PottencialProposta: <text:s/>3.333.333SeguradoNome: <text:s/>VALE S.A. CNPJ: 33.333.333/3333-33TomadorNome: CONSORCIO ENGEFORM - MOVO IICNPJ: 33.333.333/3333-33Vigência do seguro a partir de 33h do dia 33/33/3333 até as 33hs do dia 33/33/3333COBERTURAS <text:s text:c="73"/>/ IMPORTÂNCIA SEGURADA <text:s text:c="6"/>/ PRÊMIO LÍQUIDOConstrução, Fornecimento ou Prestação de Serviços <text:s text:c="3"/>/ <text:s text:c="8"/>R$ 3.333.333,33 <text:s text:c="19"/>/ R$ 3.333,33Ações Trabalhistas e Previdenciarias <text:s text:c="33"/>/ <text:s text:c="8"/>R$ 3.333.333,33 <text:s text:c="19"/>/ R$ 333,33Cobertura de Multa - Setor Privado <text:s text:c="35"/>/ <text:s text:c="8"/>R$ 3.333.333,33 <text:s text:c="19"/>/ R$ 333,33</text:p>
          </table:table-cell>
          <table:table-cell office:value-type="string" table:style-name="ce2">
            <text:p>Outros</text:p>
          </table:table-cell>
          <table:table-cell table:number-columns-repeated="16381"/>
        </table:table-row>
        <table:table-row table:style-name="ro1">
          <table:table-cell office:value-type="float" office:value="177" table:style-name="ce3">
            <text:p>177</text:p>
          </table:table-cell>
          <table:table-cell office:value-type="string" table:style-name="ce2">
            <text:p>Eu entrei com um sinistro no dia 33/33 e até agora não tive resposta da Allianz seguradora</text:p>
          </table:table-cell>
          <table:table-cell office:value-type="string" table:style-name="ce2">
            <text:p>Não identificada</text:p>
          </table:table-cell>
          <table:table-cell table:number-columns-repeated="16381"/>
        </table:table-row>
        <table:table-row table:style-name="ro1">
          <table:table-cell office:value-type="float" office:value="225" table:style-name="ce3">
            <text:p>225</text:p>
          </table:table-cell>
          <table:table-cell office:value-type="string" table:style-name="ce2">
            <text:p>Em 33/33/3333 por volta da 33:33 am entrei com contato com a seguradora Sompo Seguros S.A. para acionar o sinistro do meu veículo através da APÓLICE DE SEGURO - N° 3333333333, seguro este contratado por intermédio de corretagem da SGA CORRETORA DE SEGUROS LTDA, o sinistro ocorreu devido a incêndio. Ao contatctar a central de atendimento, fui informado que eles não estavam localizando minha apólice no sistema, o que acarretou uma demora imensa no meu atendimento até que por fim liberaram o atendimento e informaram que estavam enviando o guincho. O guincho chegou ao local as 33:33 am, após inumeros contatcos com a central. Em um desses contatos fui informado que minha apólice estava cancelada, contestei, pois havia acabado de pagar a cobrança da 3ª parcela de 3 em me cartão de crédito. Não souberam me explicar o motivo do cancelamento e após muitos contatos enviaram o guincho. No primeiro dia util do ano, ao contactar a corretora e novamente a seguradora, fui informado que minha apólice constava realmente como cancelada devido a duas faturas em aberto, out/33 e dez/33. A minha forma de pagamento é cartão de credito em 3 parcelas, sendo a parcela inicial em set/33. Em out/33 tive meu cartão de crédito clonado e cancelado, o que fez com que a Sompo gerasse um boleto para pagamento da 3ª parcela, boleto este que foi pago e enviado comprovante a corretora e seguradora. Em nov/33 a 3ª parcela foi cobrada normalmente no novo cartão de credito informado a corretora e a segurado. Em dez/33 a 3ª parcela deveria ter sido cobrada no cartão normalmente, porém em 33/33/33, quando a fatura foi fechada identifiquei que não foi feita a cobrança da 3ª parcela. Ao contactar a seguradora para questionar a não cobrança, fui informado que eles tentaram lançar o pagamento porém não havia saldo no dia do lançamento, alego por eles como 33/33/3333. Entrei em contato com a minha operadora de cartão que afirmou que a Sompo NÃO realizou tentativa de lançamento durante mês de Dez/33, informação essa que possuo gravação disponibilizada pela operadora de cartão com a afirmação. Ao retornar o contato com a Sompo e informar o status da operadora de cartão, eles mudaram a versão e informaram que por um erro sistemico, foi gerado um boleto para a 3ª parcela ao inves do lançamento no cartão. Questionei então qual era a outra parcela que estava em aberto e para minha surpresa, fui informado que seria a 3ª, de out/33. Questionei o sobe o pagamento e o envio do comprovante, e fui informado que eles não consgeuiram localizar o pagamento e por isso seguia aberto. Em nenhuma das situações, a não localização do pagamento de out/33 e o boleto de Dez/33 eu fui notificado. NUNCA recebi, uma ligação, mensagem de texto, e-mail, carta, whastapp comunicando a pendencia de pagamento ou qualquer outro problema, tanto por parte da seguradora como por parte da corretora. Inclusive NÃO recebi nenhuma comunicação de ambas as partes sobre o cancelamento da minha apólice. Em nenhum momento obtive a chance de regularizar a situação da apolice uma vez que não fui comunicado e só fui descobrir todos os probelmas quando precisei dos serviços que contratei. Hoje estou com um registro de sinistro nº 333333 aguardando retorno da seguradora, que alega ter enviado as notificações à um e-mail que não é o meu e-mail informado na proposta referente a apolice. A seguradora já reconheceu que houve erro por parte deles nos envios de notificações, como na comunicação com a corretora, porém não libera o parecer final do sinistro. Hoje tive que entrar com um advogado para conseguir contato e retorno da seguradora.Preciso de um retorno da seguradora, não posso ser lesado por uma sucessão de erros da seguradora, pela falta de contato e informação das pendencias.- Não recebi nenhuma comunicação das pendencias financeiras existentes em meu contrato, nem do não reconhecimento de pagamento do boleto gerado em Out/33, nem por parte da seguradora como da corretora.- Não recebi nenhuma comunicação prévia informando o possivel cancelamento da minha apólice, nem a mesmo a comunicação oficial de cancelamento da minha apólice, nem por parte da seguradora como da corretora.- Minha forma de pagamento oficial registrada na seguradora e em contrato é cartão de crédito, com isso o boleto de dez/33 não deveria ter sido emitido sem minha autorização.- A seguradora não fez tentativa de lançamento da parcela 3 em dez/33 no cartão por vontade própria, me gerando uma parcela em atraso sem necessidade. Isso pode ser confirgurado como má fé por parte da mesma, uma vez que minha apólice precisaria de 3 parcelas pendentes para cancelamento.- A seguradora retirou meu veiculo do local, assumindo total responsabilidade sobre o mesmo.- O e-mail informado pela seguradora como o de envio das comunicações e cobranças não é um e-mail valido, e nem o e-mail que constava na proposta.</text:p>
          </table:table-cell>
          <table:table-cell office:value-type="string" table:style-name="ce2">
            <text:p>Seguro de Automoveis</text:p>
          </table:table-cell>
          <table:table-cell table:number-columns-repeated="16381"/>
        </table:table-row>
        <table:table-row table:style-name="ro1">
          <table:table-cell office:value-type="float" office:value="706" table:style-name="ce3">
            <text:p>706</text:p>
          </table:table-cell>
          <table:table-cell office:value-type="string" table:style-name="ce2">
            <text:p>Como posso ter informações sobre seguro de vida deixado por parente? Não tenho apólice.</text:p>
          </table:table-cell>
          <table:table-cell office:value-type="string" table:style-name="ce2">
            <text:p>Seguro de Pessoas</text:p>
          </table:table-cell>
          <table:table-cell table:number-columns-repeated="16381"/>
        </table:table-row>
        <table:table-row table:style-name="ro1">
          <table:table-cell office:value-type="float" office:value="685" table:style-name="ce3">
            <text:p>685</text:p>
          </table:table-cell>
          <table:table-cell office:value-type="string" table:style-name="ce2">
            <text:p>sou segurado da Mapfre, pelo BB seguros há décadas, tive um acidente em que abri o sinistro Comunicação de Reparos Autorizados - 333333333333333 - DPA - 3333333333 - <text:s/>Placa: PBF3333, onde já até paguei a oficina e está pendente a troca do porta-luvas, que desde fevereiro ainda não recebi. estou reclamando desde fevereiro, onde a seguradora já me mandou telefonar para a montadora, e quando telefonei me informou que não havia nenhum pedido, pois somente é permitido pedir por concessionária autorizada da própria Renault, e a seguradora Mapfre não possui nenhum serviço com a Renault em Brasília. Já é um absurdo eu pagar um seguro há anos de um veículo Renault, e a seguradora do BB veículos juntamente com a Mapfre não ter convênio com a Renault, me oferecendo somente oficinas particulares. Há somente concessionárias SAGA FRANCE PEUGEOT, HYUNDAI, NISSAN, PRIMAVIA JEEP e FIAT, MOTOS HONDA, BRASAL VEICULOS VW. E se eu levasse para alguma da Renault, teria que pagar mais e perderia meus bônus para desconto na renovação do contrato. Solicito que este órgão exija meu porta-luvas que já está até pago e que a Mapfre faça convênio com todas as marcas existentes. seguem anexos de 3 reclamações e e-mails.</text:p>
          </table:table-cell>
          <table:table-cell office:value-type="string" table:style-name="ce2">
            <text:p>Seguro de Automoveis</text:p>
          </table:table-cell>
          <table:table-cell table:number-columns-repeated="16381"/>
        </table:table-row>
        <table:table-row table:style-name="ro1">
          <table:table-cell office:value-type="float" office:value="249" table:style-name="ce3">
            <text:p>249</text:p>
          </table:table-cell>
          <table:table-cell office:value-type="string" table:style-name="ce2">
            <text:p>Bom dia, não estou conseguindo fazer meu cadastro de corretor, já tem mais de 3 semana que tento e não consigo. Preciso de ajuda uregnte.</text:p>
          </table:table-cell>
          <table:table-cell office:value-type="string" table:style-name="ce2">
            <text:p>Não identificada</text:p>
          </table:table-cell>
          <table:table-cell table:number-columns-repeated="16381"/>
        </table:table-row>
        <table:table-row table:style-name="ro1">
          <table:table-cell office:value-type="float" office:value="239" table:style-name="ce3">
            <text:p>239</text:p>
          </table:table-cell>
          <table:table-cell office:value-type="string" table:style-name="ce2">
            <text:p>Solicito registro referente à habilitação na prova Demais Ramos da Susep. O app e site Gov.Br não funciona (não consigo aumentar o nível para ouro).</text:p>
          </table:table-cell>
          <table:table-cell office:value-type="string" table:style-name="ce2">
            <text:p>Cadastro</text:p>
          </table:table-cell>
          <table:table-cell table:number-columns-repeated="16381"/>
        </table:table-row>
        <table:table-row table:style-name="ro1">
          <table:table-cell office:value-type="float" office:value="347" table:style-name="ce3">
            <text:p>347</text:p>
          </table:table-cell>
          <table:table-cell office:value-type="string" table:style-name="ce2">
            <text:p>Prezados, Estou há dias tentando corrigir um erro que cometi por engano.Suspendi/inativei minha susep fisica e preciso reativa-la, mas não estou tendo retorno.</text:p>
          </table:table-cell>
          <table:table-cell office:value-type="string" table:style-name="ce2">
            <text:p>Cadastro</text:p>
          </table:table-cell>
          <table:table-cell table:number-columns-repeated="16381"/>
        </table:table-row>
        <table:table-row table:style-name="ro1">
          <table:table-cell office:value-type="float" office:value="531" table:style-name="ce3">
            <text:p>531</text:p>
          </table:table-cell>
          <table:table-cell office:value-type="string" table:style-name="ce2">
            <text:p>Boa tarde!Gostaria de fazer uma reclamação, pois minha corretora de seguros ficou com a susep pessoa jurídica suspensa sem que fossemos notificados anteriormente e isso está impossibilitando a empresa de comercializar os seguros, gerando prejuízo financeiro. Aproveitando o contato, informo que ao ser comunicado pela seguradora o ocorrido, ligamos para a central de atendimento da entidade e nos orientaram a baixar um aplicativo da Superintendência de Seguros e que lá bastava enviarmos nosso contrato social. Tentamos cumprir o que nos foi solicitados no aplicativo e na área do nosso usuário no site da Susep, porém sem sucesso, não encontramos o local onde devemos encaminhar o documento, então retornei a ligar para a central de atendimento e esta vez me pediram para enviar um email para corretores.susep, o que fiz prontamente no dia 33 de Maio de 3333, relatei o fato, solicitei auxilio para resolvermos a questão e não obtive resposta. Então fui direto no endereço da Susep na avenida Presidente Vargas afim de pedir uma orientação, mas lá não recebem ninguém, não permitem que passamos da recepção, local onde a Recepcionista me deu orientação de está solicitando o auxilio pelo falabr.Vim pedir sua ajuda para resolver esse problema, pois sem comercializar seguros a minha corretora não sobrevive.Desde já, agradeço a compreensão!</text:p>
          </table:table-cell>
          <table:table-cell office:value-type="string" table:style-name="ce2">
            <text:p>Cadastro</text:p>
          </table:table-cell>
          <table:table-cell table:number-columns-repeated="16381"/>
        </table:table-row>
        <table:table-row table:style-name="ro1">
          <table:table-cell office:value-type="float" office:value="1031" table:style-name="ce3">
            <text:p>1031</text:p>
          </table:table-cell>
          <table:table-cell office:value-type="string" table:style-name="ce2">
            <text:p>Prezados Senhores e Senhoras da SUSEP,Eu, Ana Paula, CPF 33333333333, corretora de seguros, venho por meio desta denunciar uma série de irregularidades relacionadas à empresa AMIGO DO MOTORISTA SERVIÇOS DIGITAIS LTDA CNPJ 33333333333333, na qual sou sócia juntamente com meu irmão, Rodrigo.A empresa foi aberta em 33/33/3333. No entanto, apenas cerca de 33 dias após a abertura, enfrentamos uma séria discussão que culminou com o meu pedido para ser retirada da empresa. Esta solicitação foi negada pelo meu irmão, pois o endereço da empresa sempre foi meu ponto comercial por mais de 33 anos, e ele desejava obter o controle do referido endereço. Atualmente, estou envolvida em um processo junto à Defensoria Pública para buscar a minha retirada da empresa, uma vez que o meu irmão concorda em realizar a alteração apenas se eu lhe fornecer acesso de login e senha do meu certificado digital, o que possibilitaria a ele realizar mudanças sem o meu consentimento, inclusive com potencial de representar-me de forma inadequada.Recentemente, ao acessar o portal de corretores da Tokio Marine, descobri que a Tokio Marine vinculou meu nome ao cadastro da empresa AMIGO DO MOTORISTA SERVIÇOS DIGITAIS LTDA como corretora de seguros. No entanto, eu desconheço qualquer relação ou CNAE relacionado à atuação dessa empresa como corretora de seguros, inclusive nem mesmo a razão social da mesma cumpre requisitos básicos exigidos pela SUSEP para atuação como tal, não possui o termo corretor de seguros ou corretagem de seguros e no contrato não cita quem é o responsável técnico da mesma nessa atuação o CNAE referente a seguros não é o exigido pela SUSEP para ser corretor de seguros, <text:s/>código 33333-33. Embora eu seja uma corretora de seguros, não atuo como a responsável técnica pela empresa e não tenho conhecimento ou envolvimento nas operações da empresa, exceto por informações que adquiro através de mídias sociais, uma vez que meu irmão continua a usar o CNPJ da empresa de forma arbitrária e sem o meu consentimento.Mais preocupante ainda é o fato de que meu irmão, sem meu conhecimento ou consentimento, entrou com um pedido de cadastro da empresa AMIGO DO MOTORISTA SERVIÇOS DIGITAIS LTDA como corretora de seguros junto à SUSEP e teve sua aprovação. Além disso, ele apresentou um corretor pessoa física que não faz parte do quadro societário da empresa como se fosse, conforme descobri hoje ao consultar a SUSEP. “Certificamos que AMIGO DO MOTORISTA SERVICOS DIGITAIS LTDA, CNPJ nº 33333333333333, encontra-se registrada na SUSEP, sob o nº 333333333, para atuar na atividade de corretagem de seguros referente aos produto de - <text:s/>MICROSSEGUROS - <text:s/>PLANOS DE CAPITALIZAÇÃO - <text:s/>SEGUROS DE PESSOAS - <text:s/>PLANOS DE PREVIDÊNCIA COMPLEMENTAR - <text:s/>SEGUROS DE DANOS - A sociedade encontra-se com cadastro Ativo.A sociedade apresenta o seguinte responsável técnico: <text:s text:c="3"/>BRUNO <text:s/>– 333333333”Portanto, solicito à SUSEP a imediata suspensão e bloqueio de qualquer relação entre meu nome e a empresa AMIGO DO MOTORISTA SERVIÇOS DIGITAIS LTDA em questão, enquanto meu nome estiver vinculado a esta empresa. As atividades da empresa parecem violar as normas e diretrizes éticas das quais eu sempre me mantive fiel como corretora de seguros. A empresa parece estar envolvida em práticas questionáveis, incluindo parcerias para venda de proteção veicular, o que afeta diretamente minha reputação e idoneidade como corretora de seguros.Por favor, tomem as medidas apropriadas para investigar e resolver esta situação o mais rápido possível, a fim de proteger a integridade do mercado de seguros e minha reputação profissional.Para qualquer contato adicional, estou disponível através do telefone 33333333333 ou do e-mail emailAgradeço antecipadamente pela atenção a esta questão urgente</text:p>
          </table:table-cell>
          <table:table-cell office:value-type="string" table:style-name="ce2">
            <text:p>Cadastro</text:p>
          </table:table-cell>
          <table:table-cell table:number-columns-repeated="16381"/>
        </table:table-row>
        <table:table-row table:style-name="ro1">
          <table:table-cell office:value-type="float" office:value="876" table:style-name="ce3">
            <text:p>876</text:p>
          </table:table-cell>
          <table:table-cell office:value-type="string" table:style-name="ce2">
            <text:p>Prezados, Meu nome é Erika Regina, portadora do CPF 333333333-33 titular da apólice de seguros n 33.333.333.333333.333333 , CI 33333333333333 junto a seguradora HDI Seguros e contratado por meio da Santander Corretora de Seguros. Fato que adquirir um veiculo novo e desejo fazer o ENdosso da minha apólice visto que já estou com bônus 33 (máximo) <text:s/>e este direito meu não está sendo atendido. Entrei em contato diversas vezes com HDI , tanto quanto a Santander corretora e uma empresa fica " jogando" para a outra e não resolvem meu problema. Na Santander Corretora fui informada que teria que contratar um seguro NOVO.</text:p>
          </table:table-cell>
          <table:table-cell office:value-type="string" table:style-name="ce2">
            <text:p>Seguro de Automoveis</text:p>
          </table:table-cell>
          <table:table-cell table:number-columns-repeated="16381"/>
        </table:table-row>
        <table:table-row table:style-name="ro1">
          <table:table-cell office:value-type="float" office:value="1034" table:style-name="ce3">
            <text:p>1034</text:p>
          </table:table-cell>
          <table:table-cell office:value-type="string" table:style-name="ce2">
            <text:p>Tenho dois (3) veículos segurados com a Tokio Marine há anos, porém toda vez que preciso falar sobre qualquer assunto diretamente com esta seguradora, os empecilhos que são impostos a mim são tão grandes (algo inacreditáveis!), que nunca consigo! <text:s/>Desta vez, após trocar de veículo e renovar o seguro por mais 3 ano, soube que a Tokio Marine está me obrigando a instalar o rastreador no carro, o que até me deixa feliz pela segurança que isso vai acarretar, porém, para marcar o agendamento da instalação, fui incomodada enormemente tanto pela seguradora quanto pela empresa terceirizada (a SAT COMPANY), que ficaram me enviando insistentes e incômodas mensagens por WhatsApp, de 3 em 3 minutos e e-mails "quase ameaçadores", para esse agendamento, caso contrário, eu poderia perder o seguro do meu carro! <text:s/>Então, agendei para a sexta-feira, dia 3 de setembro, na parte da tarde (entre 33h e 33h), quando deixei de viajar por ser feriado justamente porque fiquei preocupada com as ameaças que me faziam de perder o seguro. <text:s/>E, apesar do sol e calor escaldante que fez em minha cidade neste dia (Rio de Janeiro), fiquei em casa o dia inteiro para aguardar o instalador e, pasmem, NINGUÉM APARECEU!Moro em uma área nobre do bairro da Tijuca, há 33 metros da 33ª Delegacia de polícia, em frente à uma linda praça (Praça Xavier de Brito) e passei para a atendente todas essas referências no dia da marcação, inclusive ela tendo voltado a me ligar depois para confirmar dia e horário para esta instalação, e ninguem apareceu! <text:s/>Um total descaso! <text:s/>Ao tentar contato com a Tokio Marine, ninguem atende, ninguem retorna, o aplicativo está travando e pede para reiniciar o tempo todo, os e-mails que envio não chegam ao destinatário e, por Whatsapp, o diálogo é impossível, como mostram as fotos em anexo!Desta forma, exijo retratação da seguradora e ressarcimento do valor de 33% do seguro a ser pago por este veículo, devido a todo dano moral que tive, presa dentro de casa neste calor, deixando de viajar com minha família e sair com meu carro novo! <text:s/>Caso contrário, vou para a justiça reaver meus direitos de consumidor por la´.</text:p>
          </table:table-cell>
          <table:table-cell office:value-type="string" table:style-name="ce2">
            <text:p>Seguro de Automoveis</text:p>
          </table:table-cell>
          <table:table-cell table:number-columns-repeated="16381"/>
        </table:table-row>
        <table:table-row table:style-name="ro1">
          <table:table-cell office:value-type="float" office:value="551" table:style-name="ce3">
            <text:p>551</text:p>
          </table:table-cell>
          <table:table-cell office:value-type="string" table:style-name="ce2">
            <text:p>Foi aberto um sinistro através da seguradora Suhai e estou tendo problema com o agendamento da vistoria do meu veiculo, estou desde o dia 33/33/3333 tentando contato para saber sobre informações mas não tenho retorno, só é dito que foi passado para o analista e o mesmo tem o prazo de 3 dias uteis para atender a solicitação, mas já estamos no dia 33 e até o momento não tenho retorno nenhum da seguradora.Segue as datas das ligações, os protocolos de atendimento e o nome dos atendentes:Protocolo de atendimento 33/33/3333: 33333333 (Gleice)Protocolo de atendimento 33/33/3333: 33333333 (Mark)Protocolo de atendimento 33/33/3333: 33333333 (Gabriela)Protocolo de atendimento 33/33/3333: 33333333 (Daiane)Protocolo de atendimento 33/33/3333: 33333333 (Franciele)</text:p>
          </table:table-cell>
          <table:table-cell office:value-type="string" table:style-name="ce2">
            <text:p>Seguro de Automoveis</text:p>
          </table:table-cell>
          <table:table-cell table:number-columns-repeated="16381"/>
        </table:table-row>
        <table:table-row table:style-name="ro1">
          <table:table-cell office:value-type="float" office:value="1421" table:style-name="ce3">
            <text:p>1421</text:p>
          </table:table-cell>
          <table:table-cell office:value-type="string" table:style-name="ce2">
            <text:p>Em 3333, eu tinha um veículo Fiat 333 Top, placa KBT-3333, RENAVAM 33333333333, chassi 33333333, que foi envolvido em um acidente. Como na época ele já era velho (3333), foi considerado perda total pela seguradora do rapaz que me bateu. Naquela época foram cumpridos todos os trâmites de transmissão de propriedade e recebimento da indenização, então foi tudo considerado concluído e resolvido.No entanto, após 33 anos, verifiquei no DETRAN/GO que o veículo está aparecendo no meu cadastro e sendo cobrado as tarifas "devidas".Então, como já se passaram quase 3 décadas e não há nenhuma obrigatoriedade legal de ter qualquer documentação e não tenho nenhuma lembrança da seguradora que me indenizou por aquele veículo. Busquei auxílio, no DETRAN/GO e eles me orientaram a entrar na Justiça (que pode ser caro e demorado) e o despachante me orientou a pagar a "dívida" que não é minha e assinar um termo dizendo que não sei do paradeiro do veículo mas me responsabilizando por qualquer eventual situação que ele possa ser envolvido, o que considero inaceitável, já que ele foi devidamente entregue à seguradora. Essa situação está <text:s/>me deixando com sensação de impotência ante ao Estado, que sei lá porque razão, lançou em meu cadastro um veículo que em nenhum momento nestes 33 anos esteve lá.Então, venho solicitar que, se houver algum meio, seja rastreado qual foi a seguradora que me indenizou á época para que eu possa tentar resolver a situação.Desde já agradeço e aguardo breve retorno.</text:p>
          </table:table-cell>
          <table:table-cell office:value-type="string" table:style-name="ce2">
            <text:p>Seguro de Automoveis</text:p>
          </table:table-cell>
          <table:table-cell table:number-columns-repeated="16381"/>
        </table:table-row>
        <table:table-row table:style-name="ro1">
          <table:table-cell office:value-type="float" office:value="1337" table:style-name="ce3">
            <text:p>1337</text:p>
          </table:table-cell>
          <table:table-cell office:value-type="string" table:style-name="ce2">
            <text:p>A corretora Corretora de seguros de vida Ltda. me comprovou seu status ativo na Susep. Preciso para fechar um seguro grande com a mesma, a confirmação de desde que data a mesma é certificada pela Susep. Grata e no aguardo</text:p>
          </table:table-cell>
          <table:table-cell office:value-type="string" table:style-name="ce2">
            <text:p>Cadastro</text:p>
          </table:table-cell>
          <table:table-cell table:number-columns-repeated="16381"/>
        </table:table-row>
        <table:table-row table:style-name="ro1">
          <table:table-cell office:value-type="float" office:value="793" table:style-name="ce3">
            <text:p>793</text:p>
          </table:table-cell>
          <table:table-cell office:value-type="string" table:style-name="ce2">
            <text:p>Sou proprietária da Corretora e, por ainda não possuir susep plena tenho responsável técnica. Minha susep foi suspensa sem prévio aviso e apenas a responsável que pode inserir documentos etc junto susep. E-mail pedindo urgência, e quando veio o retorno, veio errado o assunto: eu falei como pessoa jurídica, anexei antecipadamente contrato social e CNH para comprovação e me responderam como eu sendo pessoa física, fui explícita no e-mail com todas as informações. Continuo com a susp suspensa, pela lata demanda! Estou sem trabalhar e sendo dia de fechamento (último dia do mês) Preciso que retirem a suspensão, porque todos os procedimentos solicitados, foram realizados. PRECISO QUE ATUEM NO MEU PEDIDO REGULARIZANDO - RETIRANDO A SUSPENSÃO</text:p>
          </table:table-cell>
          <table:table-cell office:value-type="string" table:style-name="ce2">
            <text:p>Cadastro</text:p>
          </table:table-cell>
          <table:table-cell table:number-columns-repeated="16381"/>
        </table:table-row>
        <table:table-row table:style-name="ro1">
          <table:table-cell office:value-type="float" office:value="346" table:style-name="ce3">
            <text:p>346</text:p>
          </table:table-cell>
          <table:table-cell office:value-type="string" table:style-name="ce2">
            <text:p>ESPACO MOSAICO - SERVICOS DE EVENTOS E BUFFET LTDACNPJ: 33.333.333/3333-33N° APOLICE: 3.33.333333333N° SINISTRO: 3.3.33.333333.3.33Em 33/33/3333 durante a uma chuva foi ouvido um grande estrondo de raio e posteriormente um barulho altíssimo, no qual foram constatados no momento por meus parentes que estavam no local, danificando assim parte da estrutura do teto, bem como diversos item como cadeiras, vasos, mesas entre outros (fotos anexo).No dia 33/33/3333 ao chegar ao local, entrei em contato com o Gerente da conta (K), no qual orientou entrarmos em contato com o Seguro, feito isso, fomos informados que iria uma empresa no local para verificar tais danos e proceder com a solução provisória, sendo assim, a empresa (MEGA ASSISTENCIA) esteve no local e informou que não poderia proceder com a solução provisória e informou que o seguro entraria em contato.No mesmo dia a seguradora entrou em contato informando que iria enviar um perito ao local para constatar tal dano até 33/33/3333, porém, questionei sobre os destroços, sujeira e objetos quebrados poderiam ser limpos, pois iriamos ter um evento para 333 pessoas em 33/33/3333, e não seria possível permanecer da forma que estava, afinal, tínhamos um contrato. Assim sendo, informaram que poderia realizar a limpeza do local sem problemas e que tirasse o máximo de fotos do acontecido.Insta salientar que a empresa (MEGA ASSISTENCIA), realizou diversas fotos e vídeos, bem como, também informou que poderia realizar a limpeza do espaço, pois o perito não iria vir de imediato, assim como o próprio gerente também informou que poderia ser realizado a limpeza.A vistoria fora realizada em 33/33/3333 pelo perito (M), que solicitou as fotos e vídeos que tinha, no qual prontamente as enviei, e o mesmo questionado sobre o local ter sido limpo, informou que não teria problema, pois se tratava de um espaço de eventos.Em 33/33/3333 via canal WhatsApp do Itaú seguros, se quer tinham meu número de sinistro, no qual tive que solicitar informações ao gerente da conta (K).Pois bem, após vários e-mails junto a corretora, envio de orçamentos, documentos e grosseria por parte da atendente (S), por fim retornaram após 33 meses e 33 dias (33/33/3333) do primeiro contato, que não iriam proceder com o pagamento, pois o local foi reparado antes da vistoria. Por fim, até 33/33/3333 não obteve retorno acerca dos danos matérias causadas por queda de raio, apenas dos eletrodomésticos que por sua vez queimaram. Na qual não concordei com tal feito, visto que fui orientado a realizar a limpeza do local.</text:p>
          </table:table-cell>
          <table:table-cell office:value-type="string" table:style-name="ce2">
            <text:p>Outros</text:p>
          </table:table-cell>
          <table:table-cell table:number-columns-repeated="16381"/>
        </table:table-row>
        <table:table-row table:style-name="ro1">
          <table:table-cell office:value-type="float" office:value="1259" table:style-name="ce3">
            <text:p>1259</text:p>
          </table:table-cell>
          <table:table-cell office:value-type="string" table:style-name="ce2">
            <text:p>Fiz a solicitação de resgate de um Plano VGBL contratado na BRASILPREV (Banco do Brasil), no dia 33/33/3333, até o presente não foi creditado em minha conta: abri diversos protocolos, nos quais afirmavam erro no sistema e até meu - porém no App não tem a opção que eles dizem que era para ser selecionada -, sem passarem informações claras, enviam e-mails com a possível data para crédito, mesmo assim, não sou creditada. Segue o número do meu plano e protocolos: Matr. 333333333 VGBL Júnior Protocolos: 33333333333, 33333333333, 333333333333, 33333333333, 33333333333, 33333333333.</text:p>
          </table:table-cell>
          <table:table-cell office:value-type="string" table:style-name="ce2">
            <text:p>Previdência Complementar Aberta</text:p>
          </table:table-cell>
          <table:table-cell table:number-columns-repeated="16381"/>
        </table:table-row>
        <table:table-row table:style-name="ro1">
          <table:table-cell office:value-type="float" office:value="91" table:style-name="ce3">
            <text:p>91</text:p>
          </table:table-cell>
          <table:table-cell office:value-type="string" table:style-name="ce2">
            <text:p>Foi me ofertado R$ 3.333 reais de desconto para aquisição de seguro até o dia 33/33/33. Proposta veio por e-mail. Liguei para a central e a atendente me informou que era até ontem dia 33/33/33 (domingo).Eu tenho o e-mail. Ela não quis saber, ela falou é o que estar no sistema. Tentei entrar em contato via WhatsApp, ninguém respondeu. Gostaria de um auxílio.</text:p>
          </table:table-cell>
          <table:table-cell office:value-type="string" table:style-name="ce2">
            <text:p>Não identificada</text:p>
          </table:table-cell>
          <table:table-cell table:number-columns-repeated="16381"/>
        </table:table-row>
        <table:table-row table:style-name="ro1">
          <table:table-cell office:value-type="float" office:value="1316" table:style-name="ce3">
            <text:p>1316</text:p>
          </table:table-cell>
          <table:table-cell office:value-type="string" table:style-name="ce2">
            <text:p>Meu pai e minha mãe faleceu, gostaria de saber se é possível se eles tinham algum seguro de vida em nome deles.</text:p>
          </table:table-cell>
          <table:table-cell office:value-type="string" table:style-name="ce2">
            <text:p>Seguro de Pessoas</text:p>
          </table:table-cell>
          <table:table-cell table:number-columns-repeated="16381"/>
        </table:table-row>
        <table:table-row table:style-name="ro1">
          <table:table-cell office:value-type="float" office:value="143" table:style-name="ce3">
            <text:p>143</text:p>
          </table:table-cell>
          <table:table-cell office:value-type="string" table:style-name="ce2">
            <text:p>Bom dia, não estou conseguindo fazer meu cadastro no SUSEP. <text:s text:c="2"/>Está aparecendo "CPF não encontrado".Como devo proceder?</text:p>
          </table:table-cell>
          <table:table-cell office:value-type="string" table:style-name="ce2">
            <text:p>Cadastro</text:p>
          </table:table-cell>
          <table:table-cell table:number-columns-repeated="16381"/>
        </table:table-row>
        <table:table-row table:style-name="ro1">
          <table:table-cell office:value-type="float" office:value="348" table:style-name="ce3">
            <text:p>348</text:p>
          </table:table-cell>
          <table:table-cell office:value-type="string" table:style-name="ce2">
            <text:p>Prezados senhores gostaria de saber se através do nro do CPF existe a possibilidade de uma pessoa falecida tinha SEGURO DE VIDA</text:p>
          </table:table-cell>
          <table:table-cell office:value-type="string" table:style-name="ce2">
            <text:p>Seguro de Pessoas</text:p>
          </table:table-cell>
          <table:table-cell table:number-columns-repeated="16381"/>
        </table:table-row>
        <table:table-row table:style-name="ro1">
          <table:table-cell office:value-type="float" office:value="133" table:style-name="ce3">
            <text:p>133</text:p>
          </table:table-cell>
          <table:table-cell office:value-type="string" table:style-name="ce2">
            <text:p>Prezados,Tenho uma casa de aluguel com contrato celebrado em 33/33/3333 - na mesma data em questão procurei o AFIANÇADOR: Mauá Bank S/A, empresa sociedade anônima de capital fechado e inscrita no CNPJ/MF sob o Nº 33.333.333/3333-33, SUSEP nº 333333333, SISBACEN nº 333333333 que oportunamente registrou uma carta de fiança do aluguel em questão.Ocorre que no durante o contrato de aluguel ocorreu sinistro em que o inquilino não pagou o aluguel por 3 meses consecutivos <text:s/>causou diversos prejuízos financeiro, inclusive não honrou com as contas de consumo do imóvel. Sendo assim conforme cláusulas do seguro eu tenho o direito de receber a indenização em até 33 horas.Ocorre que o Banco vem se esquivando de realizar o pagamento alegando falta de caixa para tal.Solicito intermédio desta instituição para solucionar a demanda, visto que o banco em questão não cumpriu com o estabelecido na catra de fiança.O problema é que não consegui registrar a reclamação na SUSEP, pois não encontrei a empresa no rol das empresas listadas. Solicito que informem qual a seguradora deve ser reclamada em questão.Anexo segue termo de fiança.Agradeço desde já.</text:p>
          </table:table-cell>
          <table:table-cell office:value-type="string" table:style-name="ce2">
            <text:p>Outros</text:p>
          </table:table-cell>
          <table:table-cell table:number-columns-repeated="16381"/>
        </table:table-row>
        <table:table-row table:style-name="ro1">
          <table:table-cell office:value-type="float" office:value="1153" table:style-name="ce3">
            <text:p>1153</text:p>
          </table:table-cell>
          <table:table-cell office:value-type="string" table:style-name="ce2">
            <text:p>Possuo Registro /cadastramento junto à susep que me habilita a comercializar Seguros todos os Ramos, há mais de 33 anos. Fui surpreendida com a suspensão das minhas atividades como Corretora, desde o dia 33/33/33. <text:s/>Fizemos contato através do Site e Email, ficamos sabendo que a suspensão refere-se ao meu nome MARIA, ter sido digitado no cadastro como <text:s/>(MARIAA sem o A). Solicitamos a correção, que foi realizada junto ao cadastro das Empresas: Corretora de Seguros Ltda CNPJ (333333333333-33) e Corretora de Seguros Ltda (333333333333-33) Alteração realizada com sucesso, porém, o Cadastro Pessoa Natural continua sem a devida correção, mesmo depois de ter sido <text:s/>feita inúmeras vezes pelo aplicaivo com resultado de alteração efetuado com sucesso. Por este motivo não consigo transmitir os seguros inclusive <text:s/>renovações com vencimentos na data de hoje (33.33.33). Pedimos que nos ajudem a solucionar com urgência.</text:p>
          </table:table-cell>
          <table:table-cell office:value-type="string" table:style-name="ce2">
            <text:p>Cadastro</text:p>
          </table:table-cell>
          <table:table-cell table:number-columns-repeated="16381"/>
        </table:table-row>
        <table:table-row table:style-name="ro1">
          <table:table-cell office:value-type="float" office:value="1391" table:style-name="ce3">
            <text:p>1391</text:p>
          </table:table-cell>
          <table:table-cell office:value-type="string" table:style-name="ce2">
            <text:p>Solicito, se possível, a intervenção da SUSEP junto à seguradora do meu veículo (ALLIANZ , apólice 333333333G333333333), pois a mesma já extrapolou o prazo estabelecido pelo órgão regulador para o reparo e entrega do veículo (sinistro 333333333). Por se tratar de um automóvel com menos de 33 anos de fabricação, a justificativa dada pela seguradora para o atraso na entrega de peças é infundada, visto que a legislação brasileira obriga as montadoras a terem estoque de materiais. No dia 33/33/3333 eu acompanhei a vistoria feita por profissional contratado pela companhia e avarias em pneu dianteiro e na borracha de vedação da porta foram identificadas. Ao acessar o aplicativo da seguradora a pouco, eu constatei que os materiais solicitados pelo perito não foram autorizados. O veículo está na oficina há 33 dias e essa demora na identificação e reparos tem causado inúmeros transtornos para mim que trabalho no SUS e necessito me deslocar para várias unidades de saúde semanalmente.Atenciosamente.</text:p>
          </table:table-cell>
          <table:table-cell office:value-type="string" table:style-name="ce2">
            <text:p>Seguro de Automoveis</text:p>
          </table:table-cell>
          <table:table-cell table:number-columns-repeated="16381"/>
        </table:table-row>
        <table:table-row table:style-name="ro1">
          <table:table-cell office:value-type="float" office:value="478" table:style-name="ce3">
            <text:p>478</text:p>
          </table:table-cell>
          <table:table-cell office:value-type="string" table:style-name="ce2">
            <text:p>Em 33/33/3333 a minha corretora de seguros foi suspensa das suas atividades , devido a pendências não resolvidas, porém no próprio site da Susep e também em e-mail recebido não há pendências cabível de suspensão. Em virtude disso peço a correção e a habilitação da corretora. Corretora: Corretora de Seguros - EIRELICNPJ: 33.333.333/3333-33Susep nº 333333333</text:p>
          </table:table-cell>
          <table:table-cell office:value-type="string" table:style-name="ce2">
            <text:p>Cadastro</text:p>
          </table:table-cell>
          <table:table-cell table:number-columns-repeated="16381"/>
        </table:table-row>
        <table:table-row table:style-name="ro1">
          <table:table-cell office:value-type="float" office:value="1458" table:style-name="ce3">
            <text:p>1458</text:p>
          </table:table-cell>
          <table:table-cell office:value-type="string" table:style-name="ce2">
            <text:p>Contratei um seguro de um caminhão em 3333 da corretora BIANCA, CPF 333.333.333-33, pelo prazo de 33 anos, que teria a vigência até este ano de 3333, porem, apesar de ter pago o valor do premio em conta da corretora, a mesma não fez o seguro, o que somente tive conhecimento em outubro deste ano, uma vez que desde a contratação iniciei uma jornada de cobrança para que a mesma me encaminhasse a apólice, o que não ocorreu, acabei sabendo que a apolice de seguro emitida pela Alllians, proposta nº 33 3333333, foi cancelada por falta de pagamento, quando questionada a Sra Bianca se comprometeu a fazer uma nova apolice de seguros tb com a Allians, com vigência de 33/33/3333 à 33/33/3333, tendo se comprometido a efetuar o pagamento do premio no dia 33/33/3333, o que não ocorreu, (apolice 333333333U333333333). O meu caminhão está sem seguro, e o valor de R$33.333,33pagos a corretora Bianca continua com a mesma, tendo se apropriado do valor e não fez o seguro do caminhão. preciso que seja urgente, resolvido o problema. att</text:p>
          </table:table-cell>
          <table:table-cell office:value-type="string" table:style-name="ce2">
            <text:p>Seguro de Automoveis</text:p>
          </table:table-cell>
          <table:table-cell table:number-columns-repeated="16381"/>
        </table:table-row>
        <table:table-row table:style-name="ro1">
          <table:table-cell office:value-type="float" office:value="1245" table:style-name="ce3">
            <text:p>1245</text:p>
          </table:table-cell>
          <table:table-cell office:value-type="string" table:style-name="ce2">
            <text:p>Boa tarde,entendo que exista um erro na regra de transferência de direitos e obrigações nas apólices de seguro auto.De pessoa física para pessoa física, a transferência para o condutor da apólice anterior, é permitida, desde que esse condutor esteja na apólice pelo prazo mínimo de 33 dias.De pessoa jurídica para pessoa física e vice-versa, quando o novo segurado for diretor ou sócio da pessoa jurídica, devidamente comprovado pelo contrato social.Por que existe essa discriminação?Oras, se o bônus na TDO de PF para PF o que importa é quem é o condutor, por que raios, de PJ para PF o fato de ser o condutor é irrelevante ?Imagino que essa regra tenha sido criada para as apólices que não constam principal condutor ! Mas nos casos que constam condutor devem ser seguidas a mesma regra que claramente vincula o bônus ao condutor não é mesmo ???Tenho um caso assim: a nova segurada era condutora na apólice anterior, e o segurado era a empresa do marido dela.Ela estava como condutora por 3 anos na apólice, mas não pode receber o bônus por não ser socia ou diretora.Creio que as seguradoras precisam ter essa orientação pois me informaram que se não seguirem essa diretriz, podem ser autuadas !Conto com vosso bom senso e reorientação ao mercado!Não tenho como explicar essa discriminação a cliente neste momento !</text:p>
          </table:table-cell>
          <table:table-cell office:value-type="string" table:style-name="ce2">
            <text:p>Seguro de Automoveis</text:p>
          </table:table-cell>
          <table:table-cell table:number-columns-repeated="16381"/>
        </table:table-row>
        <table:table-row table:style-name="ro1">
          <table:table-cell office:value-type="float" office:value="349" table:style-name="ce3">
            <text:p>349</text:p>
          </table:table-cell>
          <table:table-cell office:value-type="string" table:style-name="ce2">
            <text:p>Boa tarde, sou Marcos, Gerente da TI do , alguns de nossos usuários estão encontrando dificuldade na emissão de certidão no site da susep.</text:p>
          </table:table-cell>
          <table:table-cell office:value-type="string" table:style-name="ce2">
            <text:p>Não identificada</text:p>
          </table:table-cell>
          <table:table-cell table:number-columns-repeated="16381"/>
        </table:table-row>
        <table:table-row table:style-name="ro1">
          <table:table-cell office:value-type="float" office:value="23" table:style-name="ce3">
            <text:p>23</text:p>
          </table:table-cell>
          <table:table-cell office:value-type="string" table:style-name="ce2">
            <text:p>PRECISO, COM URGÊNCIA, ATUALIZAR A CERTIDÃO DA SUSEP DA MINHA CORRETORA PJ E NÃO ESTOU CONSEGUINDOTirei a susep plena em julho deste ano - 3333 e fiz a alteração do contrato social para que eu pudesse ser a responsável técnica por minha corretora - PJ.Entrei no site da susep e excluí o responsável técnico anterior para poder inserir meus dados e o contrato social alterado (eu como responsável técnica da corretora).Ocorre que não consigo fazer essa alteração de jeito nenhum e está constando que minha certidão da susep (CNPJ) está suspensa.Já enviei e-mail para a susep (email) e não consigo resolver essa situação, motivo pelo qual venho solicitar o apoio e intervenção desta Ouvidoria.Estou precisando muito regularizar esta certidão para o pleno funcionamento da minha corretora, bem como para realizar nossa cadastro em operadoras e seguradoras. Essa situação está gerando enorme transtorno e desgaste no nosso trabalho.Agradeço sua atenção e peço, encarecidamente, uma solução para que consigamos emitir esta certidão em nome de nossa empresa xxxxxxxxxxx</text:p>
          </table:table-cell>
          <table:table-cell office:value-type="string" table:style-name="ce2">
            <text:p>Não identificada</text:p>
          </table:table-cell>
          <table:table-cell table:number-columns-repeated="16381"/>
        </table:table-row>
        <table:table-row table:style-name="ro1">
          <table:table-cell office:value-type="float" office:value="1070" table:style-name="ce3">
            <text:p>1070</text:p>
          </table:table-cell>
          <table:table-cell office:value-type="string" table:style-name="ce2">
            <text:p>No dia 33/33/3333, eu abri uma reclamação na página consumidor.gov contra a Youse Seguradora a respeito da demora em pagar a indenização de um sinistro e a morosidade em todo o processo. Em resposta a minha reclamação eles informaram que a demora foi porque eu demorei a entregar a documentação solicitada.Mas como eu iria entregar a documentação no prazo se para cada envio o tempo mínimo de resposta foram de 33 horas úteis. Só pra constar, após me enviarem o e-mail que o despachante iria entrar em contato, ele só entrou em contato 3 dias depois. Após essa etapa foram mais 33 horas úteis para eu receber um e-mail para enviar a documentação pra ser avaliada. Depois de enviado pela plataforma foram mais 33 horas úteis pra responderem se estava em conformidade. Após essa resposta me mandaram um e-mail dizendo para eu enviar pelos correios o crv e o documento os dados da conta. Mais uma vez enviei e só tive resposta 3 dias depois. Nessa resposta disseram que eu esqueci de enviar o contrato social que eu já tinha enviado pela plataforma mas que não foi solicitado que enviasse pelos correios. Junto desse e-mail de resposta eles disseram pra eu gerar junto ao banco que financiou o carro o boleto de quitação,. Mas esse boleto teria de ser com data pra 3 dias úteis e o banco só gerou esse boleto 3 dias depois. Aí a Youse tem a coragem de dizer que não pagou porque os documentos não foram enviados no prazo e não foram eles que dificultaram.No dia 33/33/3333, entrei em contato com a Youse Seguradora sobre o pagamento da indenização e a mesma alegou não haver feito o pagamento ainda porque não foi feita a baixa do gravame junto a financeira. Sendo que eu entrei em contato com a financeira e fui informado que já havia ocorrido a baixa do gravame. No entanto, a Youse Seguradora continua sem ter um prazo pra me indenizar e disse pra eu aguardar mais dois dias úteis. O atendente disse que seu quiser mais informações eu poderia entrar em contato com o despachante, mas eu não celebrei contrato de seguro com despachante, mas sim com a Youse Seguradora.No dia 33/33/3333, entrei novamente em contato com a seguradora e a mesma não me deu uma resposta sobre o assunto, alegando que os dois dias úteis ainda não haviam encerrado. Infelizmente todo o processo com eles foi bem moroso desde o início, pois para cada ação solicitada da minha parte era no mínio 33 horas úteis para um retorno.Mesmo com tantas mensagens na página do consumidor.gov, a SUSEP não se manifestou contra os abusos dessa seguradora e já são mais 33 dias e nada de indenização e nem previsão.Número da Apólice/Bilhete 3333333333333Sinistro: 3333333333333Data da Ocorrência/Sinistro 33/33/3333PROTOCOLO: 3333.33/33333333333GESTOR: Defensoria Pública do Estado do Rio de Janeiro - Nudecon Rio de JaneiroData de Abertura: 33/33/3333COMO COMPROU/CONTRATOU: TelefoneASSUNTO: Seguros de VeículosÁREA: Serviços FinanceirosPROBLEMA: Dificuldade / atraso na devolução de valores pagos / reembolso / retenção de valores</text:p>
          </table:table-cell>
          <table:table-cell office:value-type="string" table:style-name="ce2">
            <text:p>Seguro de Automoveis</text:p>
          </table:table-cell>
          <table:table-cell table:number-columns-repeated="16381"/>
        </table:table-row>
        <table:table-row table:style-name="ro1">
          <table:table-cell office:value-type="float" office:value="803" table:style-name="ce3">
            <text:p>803</text:p>
          </table:table-cell>
          <table:table-cell office:value-type="string" table:style-name="ce2">
            <text:p>BOA TARDE, meu nome é Adriana , OAB/MG 333333 ,SOU ADVOGADA DO SR. ANDRÉ , CPF: 333.333.333-33 E gostaria de saber se ele possui algum seguro com entidades bancarias e financeiras pois junto aos bancos não foram fornecidas informações . preciso que me sejam fornecidos e enviados os contratos de financiamentos empréstimos e valores de seguros. preciso também de informações para resgatar tais seguros, já que o Sr. André não solicitou nenhum seguro quando da contratação das transações de empréstimos.Seguem anexos os documentos pessoais do Sr. Andre e das procuradoras. desde já agradeço a atenção dispensada. att Adriana. email para envio de documentos e contato: email</text:p>
          </table:table-cell>
          <table:table-cell office:value-type="string" table:style-name="ce2">
            <text:p>Seguro de Pessoas</text:p>
          </table:table-cell>
          <table:table-cell table:number-columns-repeated="16381"/>
        </table:table-row>
        <table:table-row table:style-name="ro1">
          <table:table-cell office:value-type="float" office:value="1133" table:style-name="ce3">
            <text:p>1133</text:p>
          </table:table-cell>
          <table:table-cell office:value-type="string" table:style-name="ce2">
            <text:p>Desejo me cadastrar para ser corretor de planos de saúde.</text:p>
          </table:table-cell>
          <table:table-cell office:value-type="string" table:style-name="ce2">
            <text:p>Cadastro</text:p>
          </table:table-cell>
          <table:table-cell table:number-columns-repeated="16381"/>
        </table:table-row>
        <table:table-row table:style-name="ro1">
          <table:table-cell office:value-type="float" office:value="423" table:style-name="ce3">
            <text:p>423</text:p>
          </table:table-cell>
          <table:table-cell office:value-type="string" table:style-name="ce2">
            <text:p>Entro em contato porque estou a mais de 33 dias tentando incluir um sobrenome na minha carteira da SUSEP, e não tive êxito no mesmo. Tentei via telefone e fui informado que o pedido só poderia ser feito via email, mas os contatos via email estão voltando, fiz por celular e por notbook, e de contas diferentes e não consegui. Eu preciso que essa correção seja feita urgentemente pois a empresa que trabalho está me cobrando isso. O nome na SUSEP está (E) E eu preciso da inclusão do R. Meu nome completo <text:s/>(E R)ESusep: 333333333Desde já agradeço e aguardo uma respostaEmail para contato: email</text:p>
          </table:table-cell>
          <table:table-cell office:value-type="string" table:style-name="ce2">
            <text:p>Cadastro</text:p>
          </table:table-cell>
          <table:table-cell table:number-columns-repeated="16381"/>
        </table:table-row>
        <table:table-row table:style-name="ro1">
          <table:table-cell office:value-type="float" office:value="466" table:style-name="ce3">
            <text:p>466</text:p>
          </table:table-cell>
          <table:table-cell office:value-type="string" table:style-name="ce2">
            <text:p>Bom dia!Após pedir portabilidade e contrato encerrado com a Caixa Vida e Previdência, houve um débito na conta da minha esposa (conta conjunta comigo) do valor, ou seja, débito posterior à portabilidade e encerramento do contrato.O débito foi realizado dia 33-33-3333 e de lá para cá - até hoje (33-33-3333) - forma vários contatos, inclusive na ouvidoria!Porém, nada de resolverem - sempre com promessas de restituição, mas nunca que acontece o crédito do valor na respectiva conta.Já fui até na agencia e pedi ajuda ao gerente da CEF, mas, mesmo assim, sem retorno.Sou o responsável financeiro - "pai". Está no nome de I - CPF: 333.333.333-33 e CERTIFICADO nº: 33333333.Alguns protocolos (que "atinei" de anotar): 33333333333333; 33333333333333; 3333333333333; 3333333333333.Além disso, nos e-mails que recebi: solicitação nº 33333333 do dia 33/33/3333 concluída em 33/33/3333, na qual dizia "restituição integral programada para se efetuada em até 3 dias úteis.Solicitação nº 33333333 do dia 33/33/3333 concluída em 33/33/3333, na qual dizia "restituição integral programada para se efetuada em até 3 dias úteis.Obviamente, até a presente data sem restituição!Agradeço se puderem me ajudar a reaver o recurso debitado há quase 3 mesesEfone (33) 3333333333</text:p>
          </table:table-cell>
          <table:table-cell office:value-type="string" table:style-name="ce2">
            <text:p>Previdência Complementar Aberta</text:p>
          </table:table-cell>
          <table:table-cell table:number-columns-repeated="16381"/>
        </table:table-row>
        <table:table-row table:style-name="ro1">
          <table:table-cell office:value-type="float" office:value="598" table:style-name="ce3">
            <text:p>598</text:p>
          </table:table-cell>
          <table:table-cell office:value-type="string" table:style-name="ce2">
            <text:p>NO DIA 33/33/3333 HOUVE UMA INCÊNDIO EM NOSSA RESIDÊNCIA, ONDE DANIFICOU QUASE TODA A ESTRUTURA DO SEGUNDO PISO DA CASA, NO DIA 33/33/3333 EU E MEU ESPOSO A, NOS ENCAMINHAMOS PARA A AGÊNCIA DA CAIXA ECONOMICA FEDERAL DE GRAVATAÍ-RS, ONDE EFETUAMOS O SEGURO JUNTO AO FINANCIAMENTO IMOBILIÁRIO, APÓS ALGUMAS LIGAÇÕES E ATENDIMENTOS NA AGENCIA, ONDE NINGUÉM SABIA INFORMAR OS PROCEDIMENTOS PARA ACIONAR O SINISTRO EM NOSSO RESIDÊNCIA, LIGAMOS PARA O TELEFONE QUE O ATENDENTE NOS FORNECEU, ENTÃO ACIONAMOS O SINISTRO PELO TELEFONE , QUE PEDIU PARA AGUARDAR A LIGAÇÃO PARA MARCAR UMA VISTORIA ON-LINE, QUE FOI REALIZADA NO DIA POSTERIOR 33/33/3333, ONDE SOLICITARAM QUE AGUARDÁSSEMOS O RETORNO NO PRAZO DE ATÉ 3 DIAS, NINGUÉM ENTROU EM CONTATO CONOSCO, ENTÃO LIGAMOS NOVAMENTE E NOS INFORMARAM QUE ELES NÃO DÃO RETORNO, QUE NÓS QUE TEMOS QUE FICAR LIGANDO PARA VER SE JÁ TEM UM RESULTADO, ENQUANTO ISSO EU E MINHA FAMÍLIA AINDA EM CHOQUE PELO ACONTECIDO E <text:s/>NOS FALARAM QUE HAVIA SIDO LIBERADO UM VALOR DE APENAS R$33.333,33, ENTÃO QUESTIONEI O VALOR MUITO ABAIXO DO QUE REALMENTE IREMOS GASTAR E CONTESTAMOS, ENTÃO PEDIRAM PARA ENVIAR FOTOS E ORÇAMENTOS, E ENTÃO CADA VEZ QUE EU LIGAVA PARA OBTER UM RETORNO ELES PEDIAM MAIS INFORMAÇÕES, POR TELEFONE, SEM AO MENOS OFICIALIZAR NOS RESPONDENDO OS E-MAILS, SENDO QUE TUDO JÁ HAVIA SIDO ENVIADO CORRETAMENTE. SOLICITEI QUE ENTÃO PARA TEREM CLAREZA QUE SE FIZESSE UMA VISTORIA PRESENCIAL, QUE ACREDITO SER O CORRETO PARA REALEMENTE TEREM NOÇÃO DO TAMANHO DO SINISTRO, A QUAL FOI REALIZADA APENAS 33 DIAS APÓS O ACIDENTE, ESTRAPOLANDO TODOS OS PRAZOS. ESTAMOS NOS SENTINDO MUITO LESADOS COM TODA ESSA ATITUDE DA SEGURADORA, QUE PARECE NÃO TER UM PROCESSO ORGANIZADO PARA ORIENTAR OS PROCEDIMENTOS PARA O CLIENTE, QUE COM CERTEZA QUANDO SE TEM UM SINISTRO, JÁ SE ENCONTRA EM UMA SITUAÇÃO EXTREMAMENTE DELICADA. LEMBRANDO QUE HÁ 3 DIAS RELATEI TUDO PARA A OUVIDORIA DA CAIXA.</text:p>
          </table:table-cell>
          <table:table-cell office:value-type="string" table:style-name="ce2">
            <text:p>Outros</text:p>
          </table:table-cell>
          <table:table-cell table:number-columns-repeated="16381"/>
        </table:table-row>
        <table:table-row table:style-name="ro1">
          <table:table-cell office:value-type="float" office:value="1111" table:style-name="ce3">
            <text:p>1111</text:p>
          </table:table-cell>
          <table:table-cell office:value-type="string" table:style-name="ce2">
            <text:p>Boa tarde, gostaria de saber se o Sr. Cícero (CPF nº 333.333.333-33), tem algum seguro de vida ativo, uma vez que o mesmo veio a óbito e este quero hora solicita é um dos seus filhos (herdeiros legais). Se o mesmo tiver seguro, em qual instituição?</text:p>
          </table:table-cell>
          <table:table-cell office:value-type="string" table:style-name="ce2">
            <text:p>Seguro de Pessoas</text:p>
          </table:table-cell>
          <table:table-cell table:number-columns-repeated="16381"/>
        </table:table-row>
        <table:table-row table:style-name="ro1">
          <table:table-cell office:value-type="float" office:value="314" table:style-name="ce3">
            <text:p>314</text:p>
          </table:table-cell>
          <table:table-cell office:value-type="string" table:style-name="ce2">
            <text:p>OláGostaria de informação sobre como proceder com a abertura de uma empresa que faz 'SEGURO DE CEULARES"Se preciso ter SUSEP, ser um corretor, se posso ser uma garantia estendida etc...Podem me orientar por favor?Obrigado</text:p>
          </table:table-cell>
          <table:table-cell office:value-type="string" table:style-name="ce2">
            <text:p>Cadastro</text:p>
          </table:table-cell>
          <table:table-cell table:number-columns-repeated="16381"/>
        </table:table-row>
        <table:table-row table:style-name="ro1">
          <table:table-cell office:value-type="float" office:value="47" table:style-name="ce3">
            <text:p>47</text:p>
          </table:table-cell>
          <table:table-cell office:value-type="string" table:style-name="ce2">
            <text:p>Tenho uma Previdência Privada da Zurich em meu nome, desde 3333, qdo entrei na minha empresa anterior. Fiz contribuições mensais para esta previdência ao longo de 3333, 3333 e 3333, recebendo inclusive o Informe de Rendimentos para declaração de Imposto de Renda. No entanto, meu IR do ano passado e deste encontram-se com pendência, devido a informação não ter sido enviada pela Zurich. Ou seja, minha declação consta a previdência da Zurich, mas na base do IR a empresa não declarou a minha contribuição. Isto está me gerando um transtorno enorme, já que caí na malha fina. Liguei no 3333 no dia 33-33-33 as 33:33, falando com a funcionária XXX Protocolo: 333333333 com número de solicitação 333333, no qual ela me informou que eu receberia um posicionamento em até 3 dias. Não recebi posicionamento nenhum e nem o email que a mesma relatou q eu iria receber com abertura de solicitação. Acionei então a Ouvidoria da Zurich pelo site - Protocolo 33-333333, e recebi de resposta que eu nao tinha nenhuma solicitação em aberto, q eu deveria entrar em contato. Respondi por email a resposta deles e não tive mais nenhum retorno. Enquanto isso sigo com pendência na RF por um erro da Zurich. Tenho todos os print e tbm os arquivos em PDF do Informe de Rendimentos, tudo que comprova exatamente o que está acontecendo, incluindo print do site da Receita Federal. Preciso de auxilio do orgâo que regulamenta a Zurich, para q a empresa cumpra com suas obrigações. No aguardo. Obrigada!</text:p>
          </table:table-cell>
          <table:table-cell office:value-type="string" table:style-name="ce2">
            <text:p>Previdência Complementar Aberta</text:p>
          </table:table-cell>
          <table:table-cell table:number-columns-repeated="16381"/>
        </table:table-row>
        <table:table-row table:style-name="ro1">
          <table:table-cell office:value-type="float" office:value="1141" table:style-name="ce3">
            <text:p>1141</text:p>
          </table:table-cell>
          <table:table-cell office:value-type="string" table:style-name="ce2">
            <text:p>Em resposta ao Protocolo: 33333.333333/3333-33Segue o e-mail enviado no dia 33/33 as 33:33, em anexo o e-mail e o contrato social.Entendo que tenha prazo para resolução, mas temos processos pendentes para implantar, e não podemos deixar nossos clientes desamparados. Peço ajuda, visto que esta tudo dentro dos conformes da SUSEP.</text:p>
          </table:table-cell>
          <table:table-cell office:value-type="string" table:style-name="ce2">
            <text:p>Cadastro</text:p>
          </table:table-cell>
          <table:table-cell table:number-columns-repeated="16381"/>
        </table:table-row>
        <table:table-row table:style-name="ro1">
          <table:table-cell office:value-type="float" office:value="690" table:style-name="ce3">
            <text:p>690</text:p>
          </table:table-cell>
          <table:table-cell office:value-type="string" table:style-name="ce2">
            <text:p>É possível saber se uma pessoa deixou seguro de vida/garantia utilizando apenas o CPF do falecido?</text:p>
          </table:table-cell>
          <table:table-cell office:value-type="string" table:style-name="ce2">
            <text:p>Seguro de Pessoas</text:p>
          </table:table-cell>
          <table:table-cell table:number-columns-repeated="16381"/>
        </table:table-row>
        <table:table-row table:style-name="ro1">
          <table:table-cell office:value-type="float" office:value="1251" table:style-name="ce3">
            <text:p>1251</text:p>
          </table:table-cell>
          <table:table-cell office:value-type="string" table:style-name="ce2">
            <text:p>Prezados, boa tarde!Sou a Proprietaria da corretora, e tive minha susep suspensaconsultei o responsavel tecnico e o mesmo informou que esta tudo ok com a susep, porem a da corretora nao estapreciso resolver, porem eu nao sei por onde iniciar, poderiam me auxiliar em como proceder, o que preciso fazer para regularizar pois nao posso ficar sem trabalhar aguardo retorno</text:p>
          </table:table-cell>
          <table:table-cell office:value-type="string" table:style-name="ce2">
            <text:p>Cadastro</text:p>
          </table:table-cell>
          <table:table-cell table:number-columns-repeated="16381"/>
        </table:table-row>
        <table:table-row table:style-name="ro1">
          <table:table-cell office:value-type="float" office:value="294" table:style-name="ce3">
            <text:p>294</text:p>
          </table:table-cell>
          <table:table-cell office:value-type="string" table:style-name="ce2">
            <text:p>BOA TARDE!REFERENTE AO SEGURO DE VIDA, DA VITIMA J, CPF: 333.333.333-33, NA SEGURADORA MONGERAL, ADMINISTRADO PELA EMPRESA GBOEX, COBERTURA DE INVALIDEZ QUE DEI A ENTRADA APÓS TER FRATURA NA PERNA, QUE REALIZEI A PERICIA MEDICA NO DIA 33/33/3333 E ATÉ O MOMENTO NÃO OBTIVE NENHUMA RESPOSTA DA SEGURADORA, QUANDO ENTRO EM CONTRATO COM A GBOEX ADMINISTRADORA DA SEGURADORA MONGERAL, SÓ ME FALAM QUE PEDIRAM PRIORIDADE E NADA RESOLVEM, JÁ FAZ 33 (DEZESSES) DIAS QUE REALIZEI A PERICIA MÉDICA, TOTALIZANDO 33 (SESSENTA E TRÊS) DIAS DESDE O ENVIO DO PROCESSO INICIAL. ATENCIOSAMENTE.</text:p>
          </table:table-cell>
          <table:table-cell office:value-type="string" table:style-name="ce2">
            <text:p>Seguro de Pessoas</text:p>
          </table:table-cell>
          <table:table-cell table:number-columns-repeated="16381"/>
        </table:table-row>
        <table:table-row table:style-name="ro1">
          <table:table-cell office:value-type="float" office:value="1208" table:style-name="ce3">
            <text:p>1208</text:p>
          </table:table-cell>
          <table:table-cell office:value-type="string" table:style-name="ce2">
            <text:p>No dia 33/33 eu tive minha carteira perdida dentro do happy circus, logo depois dei falta e quando verifiquei a minha conta, fizeram 3 saques, um no valor de 3.333,33 e outro no valor de 333,33. Dai começou o meu inferno.Por diversas vezes tentei falar com o C3 BANK E A ZURICK porém sem sucesso, dei entrada no seguro e agora estão me pedindo boletim feito presencialmente e validade. Porém alem da policia informar que esse boletim deve ser feito on line, eles estão cancelando o que foi feito na internet informando que o cartão do banco não pode ser incluso.O C3 não paga e a zurick tb não, a minha parte eu fiz porém agora falta vocês cumprirem com a de vocês.Lembrando que no contrato em anexo, não informa que o boletim não pode ser realizado via internet e muito menos que deve ser validado.Estou quase sendo desepejada da minha casa, pois dede que fizeram isso, eu não pago o aluguel.Tenho 3 filhos e não posso ficar sem o dinheiro.</text:p>
          </table:table-cell>
          <table:table-cell office:value-type="string" table:style-name="ce2">
            <text:p>Seguro de Danos</text:p>
          </table:table-cell>
          <table:table-cell table:number-columns-repeated="16381"/>
        </table:table-row>
        <table:table-row table:style-name="ro1">
          <table:table-cell office:value-type="float" office:value="8" table:style-name="ce3">
            <text:p>8</text:p>
          </table:table-cell>
          <table:table-cell office:value-type="string" table:style-name="ce2">
            <text:p>Prezados,Na data 33/33/3333 foi ofertado um seguro H vida proposta: 333333333333 valor parcela na epoca : <text:s/>33,33 isso ocorreu no momento da abertura da conta salario , visto que eu fui contratada pelo hsbc 33/33/3333 e sucessivamente foi para Bradesco vida e previdência após a compra.Bom o fato que na época foi ofertado nas seguintes condições que eu teria direito um.valor de auxilio alimentação em credito em conta corrente <text:s/>caso eu fosse demitida e outro <text:s/>de perda da renda tb seria um credito em conta. hoje atualizado esta em : 3.333,33Fui demitida em 33/33/3333 enviei toda documentacao e foi informado que eu nao teria direito no.valor pela dispensa por perda da renda .e sim somente o valor auxilio alimentação que ja caiu em conta valor : 3.333,33 Quanto o valor 3.333,33 hoje atualizado nao tenho direito.Na época eu era leiga e não tinha conhecimento e nao entendia nada sobre produtos bancários, e confiei no que foi informado pelo gerente .e o mesmo disse pode assinar e fica tranquila se caso ocorrer a demissão futuramente vc terá essa garantia em receber esses dois créditos em conta.Para minha surpresa fui informada que não vou receber e que nao tenho direito , so acho engraçado que na hora vender promete mil coisas , mas a realidade é outra.Sendo assim peço que analisem meu caso porque fui enganada e omitiram informações.Hoje como é bradesco o numero da proposta : 33333 Bradesco H vida. : 333333333333 parcela 33,33</text:p>
          </table:table-cell>
          <table:table-cell office:value-type="string" table:style-name="ce2">
            <text:p>Não identificada</text:p>
          </table:table-cell>
          <table:table-cell table:number-columns-repeated="16381"/>
        </table:table-row>
        <table:table-row table:style-name="ro1">
          <table:table-cell office:value-type="float" office:value="120" table:style-name="ce3">
            <text:p>120</text:p>
          </table:table-cell>
          <table:table-cell office:value-type="string" table:style-name="ce2">
            <text:p>Prezados bom dia ! Minha reclamação é sobre a negativa do meu seguro saúde mulher que tenho com o Banco Itaú desde 3333. Como todos sabem , para bater meta no final do mês , os gerentes ficam desesperados para vender qualquer produto do Banco e em 3333 <text:s/>contratei dois seguros com o banco Itaú e para minha surpresa quando fui acionar a cobertura de diagnóstico de câncer., minha solicitação foi recusada pois excedeu o prazo de 333 dias a contar do diagnóstico de câncer (comprovado pelo laudo do exames) a a data de acionamento do seguro .infelizmente não sabia dessa informação pois não foi enviado nenhum contrato para eu assinar ou informações claras e objetivas sobre as minhas coberturas e suas ressalvas ,,,fiquei muito surpresa com essa Negativa devido à falta de informação que nós meros segurados tempos a respeito do nossos direitos … peço a avaliação da susep sobre meu caso, que pode desconhecimento das cláusulas do meu contrato por falha de comunicação do banco fui pesada uma vez que não abri minha solicitação dentro do prazo estipulado pelo banco … aonde está de forma clara e objetiva que a minha cobertura se dará apenas dentro do prazo de 333 a contar do laudo do exame anatomopatológico ? No anexo segue a única informação que tenho do meu seguros saúde mulher… lamentável mais uma vez sermos prejudicados por informações não esclarecidas pela entidades … na hora de vender são solícitos mais na hora de pagar sempre colocam obstáculos e culpa os seguradora por desinformação uma vez que é responsabilidade das instituições nos informar</text:p>
          </table:table-cell>
          <table:table-cell office:value-type="string" table:style-name="ce2">
            <text:p>Seguro de Pessoas</text:p>
          </table:table-cell>
          <table:table-cell table:number-columns-repeated="16381"/>
        </table:table-row>
        <table:table-row table:style-name="ro1">
          <table:table-cell office:value-type="float" office:value="1258" table:style-name="ce3">
            <text:p>1258</text:p>
          </table:table-cell>
          <table:table-cell office:value-type="string" table:style-name="ce2">
            <text:p>Minha Corretora de Seguros, CONSULTORIA E CORRETAGEM DE SEGUROS ( código 333333333) teve seu registro suspenso em Julho/33 por alteração de Responsabilidade Técnica, o que nunca ocorreu, pois o responsável técnico sempre fui eu, CARLOS (código 333333333) desde o início da operação da corretora. Acessei o site da SUSEP, e fiz o envio do meu contrato social, mas ainda não tenho qualquer informação sobre a reativação da corretora, que continua suspensa, o que me traz prejuízos financeiros.</text:p>
          </table:table-cell>
          <table:table-cell office:value-type="string" table:style-name="ce2">
            <text:p>Cadastro</text:p>
          </table:table-cell>
          <table:table-cell table:number-columns-repeated="16381"/>
        </table:table-row>
        <table:table-row table:style-name="ro1">
          <table:table-cell office:value-type="float" office:value="991" table:style-name="ce3">
            <text:p>991</text:p>
          </table:table-cell>
          <table:table-cell office:value-type="string" table:style-name="ce2">
            <text:p>Solicito de V.Exa., abertura do PAC da reclamação 333333 de 33.33.3333 diante da notificação da bradesco capitalização em 33.33.3333 as 33:33:33 hs e <text:s/>sem resposta invoco a resolução CNSP 333 de 33.33.3333, ou circular susep 333/3333 que estabelece em caso não tenha resposta da seguradora será aberto o pac na forma da lei..AtenciosamenteJeosafa</text:p>
          </table:table-cell>
          <table:table-cell office:value-type="string" table:style-name="ce2">
            <text:p>Outros</text:p>
          </table:table-cell>
          <table:table-cell table:number-columns-repeated="16381"/>
        </table:table-row>
        <table:table-row table:style-name="ro1">
          <table:table-cell office:value-type="float" office:value="858" table:style-name="ce3">
            <text:p>858</text:p>
          </table:table-cell>
          <table:table-cell office:value-type="string" table:style-name="ce2">
            <text:p>Olá! Preciso do atual número de processo de um plano de previdência entre o Banco Itaú e a antiga empresa DSM Elastomeros do Brasil - atuasl Arlanxeo Triunfo/RS (33.333.333/3333-33)Nã3 achei realizando as buscas no site da SUSEPNumero Processo SUSEP antigo: 333.333333/33 (anexo)</text:p>
          </table:table-cell>
          <table:table-cell office:value-type="string" table:style-name="ce2">
            <text:p>Previdência Complementar Aberta</text:p>
          </table:table-cell>
          <table:table-cell table:number-columns-repeated="16381"/>
        </table:table-row>
        <table:table-row table:style-name="ro1">
          <table:table-cell office:value-type="float" office:value="881" table:style-name="ce3">
            <text:p>881</text:p>
          </table:table-cell>
          <table:table-cell office:value-type="string" table:style-name="ce2">
            <text:p>Prezados! A pergunta refere - se a banco digital, isto é , banco digital pode comercializar seguros em sua plataforma? O banco precisa ter um corretor de seguros devidamente registrado na SUSEP,? Quais os tipos de seguros que pode ser comercializado? Qual as exigências? quais as normas, resoluções sobre o assunto.No aguardo das informaçõesAtt,Carlos</text:p>
          </table:table-cell>
          <table:table-cell office:value-type="string" table:style-name="ce2">
            <text:p>Não identificada</text:p>
          </table:table-cell>
          <table:table-cell table:number-columns-repeated="16381"/>
        </table:table-row>
        <table:table-row table:style-name="ro1">
          <table:table-cell office:value-type="float" office:value="901" table:style-name="ce3">
            <text:p>901</text:p>
          </table:table-cell>
          <table:table-cell office:value-type="string" table:style-name="ce2">
            <text:p>Sou advogada e preciso de informações se o falecido tinha algum seguro pois a viuva e herdeiros desconfiam que sim, já obtive o oficio do juiz que segue anexo, permaneço no aguardo. Obrigada</text:p>
          </table:table-cell>
          <table:table-cell office:value-type="string" table:style-name="ce2">
            <text:p>Seguro de Pessoas</text:p>
          </table:table-cell>
          <table:table-cell table:number-columns-repeated="16381"/>
        </table:table-row>
        <table:table-row table:style-name="ro1">
          <table:table-cell office:value-type="float" office:value="377" table:style-name="ce3">
            <text:p>377</text:p>
          </table:table-cell>
          <table:table-cell office:value-type="string" table:style-name="ce2">
            <text:p>Em dezembro/3333 me envolvi num acidente de trânsito, o qual dei causa, e tive que acionar meu seguro por conta do sinistro, meu e de terceiro. Ocorre que até a presente data, 33/33/3333, mesmo após inúmeras tentativas de solucionar o problema junto a seguradora, ninguém retorna informando se vão ou não autorizar o conserto dos veículos. No mesmo dia do acidente, levaram meu veículo e do terceiro para uma oficina credenciada da seguradora Chronos - Clube de Serviços, chamada STONES CUSTOM CAR, sem sequer me darem a chance de escolher a oficina para reparo, e lá os veículos estão até hoje. Até mesmo a oficina mecânica tentou contato com a seguradora tentando me ajudar a solucionar o problema e nem eles obtém retorno dos responsáveis. Estou sofrendo até ameaças de ser processada pelo proprietário do veiculo que bati, por conta da demora de repararem os veículos, e até mesmo da mecânica, que está sofrendo prejuízo em manter os carros lá. Já não sei mais o que fazer! Estou há quase 3 meses sem carro e sem saber quando vou ter de volta, se é que vão arrumar! No mesmo mês que me foi solicitado já paguei a cota de participação, a franquia, para a oficina, mas mesmo assim a seguradora não autoriza o conserto e não manda as peças para a manutenção. <text:s/>Sendo assim, gostaria de auxílio para solucionar meu problema.</text:p>
          </table:table-cell>
          <table:table-cell office:value-type="string" table:style-name="ce2">
            <text:p>Seguro de Automoveis</text:p>
          </table:table-cell>
          <table:table-cell table:number-columns-repeated="16381"/>
        </table:table-row>
        <table:table-row table:style-name="ro1">
          <table:table-cell office:value-type="float" office:value="1340" table:style-name="ce3">
            <text:p>1340</text:p>
          </table:table-cell>
          <table:table-cell office:value-type="string" table:style-name="ce2">
            <text:p>Prezados, Conforme disposto no artigo 3.3.3 da INSTRUÇÃO SUPLEMENTAR - Nº 333-333 da ANAC, a qual dispoe da operação de veículos ultraleves e balões livres tripulados sob o RBAC nº 333, "os operadores de veículos ultraleves ou balões livres tripulados que se dediquem à formação ou adestramento de forma remunerada de outros desportistas devem possuir o seguro contra danos às pessoas ou bens na superfície e ao pessoal técnico a bordo.". Dado este requerimento, solicito a vossa ajuda para informar sobre a existencia da oferta de tal seguro junto a alguma seguradora. A instrução suplementar mencinada acima pode ser encontrada no link <text:s/>https://anac.gov.br/assuntos/legislacao/legislacao-3/boletim-de-pessoal/3333/bps-v-33-no-33-33-a-33-33-3333/is-333-333/visualizar_ato_normativo&gt;Agradeço de antemão a ajuda. Sds,Charles</text:p>
          </table:table-cell>
          <table:table-cell office:value-type="string" table:style-name="ce2">
            <text:p>Outros</text:p>
          </table:table-cell>
          <table:table-cell table:number-columns-repeated="16381"/>
        </table:table-row>
        <table:table-row table:style-name="ro1">
          <table:table-cell office:value-type="float" office:value="1044" table:style-name="ce3">
            <text:p>1044</text:p>
          </table:table-cell>
          <table:table-cell office:value-type="string" table:style-name="ce2">
            <text:p>recebi o seguinte e-mail da SUSEP: "Solicitamos que acesse o link http://www.susep.gov.br/menu/corretor-de-seguros/como-resolver-pendenciaspara resolver as pendênciasInformamos que a manutenção de sua base de dados atualizada garante segurança e transparência aosconsumidores e à Susep.É importante lembrar que, com base no parágrafo único do art. 3 da Circular SUSEP n 333, de 3333,caso as pendências não sejam resolvidas no prazo indicado, seu registro estará sujeito a suspensão até que as pendências sejam integralmente corrigidas.Este é um e-mail automático, por favor não responda"PORÉM, QUANDO TENTO LOGAR NO APLICATIVO NÃO CONSIGO PQ PRECISO TER UMA CONTA "OURO" NO APLICATIVO DO GOVERNO, AGORA ME FALEM COMO VOU RESOLVER UMA PENDÊNCIA SE NÃO TENHO ACESSO AO LOCAL ONDE TERIA QUE ENTRAR PRA RESOLVER? CASO MINHA EMPRESA OU EU SEJAMOS PREJUDICADOS POR ISSO, IREI ENTRAR COM PROCESSO, TENHO PRINT DE TODAS AS TENTATIVAS QUE TENHO FEITO.</text:p>
          </table:table-cell>
          <table:table-cell office:value-type="string" table:style-name="ce2">
            <text:p>Cadastro</text:p>
          </table:table-cell>
          <table:table-cell table:number-columns-repeated="16381"/>
        </table:table-row>
        <table:table-row table:style-name="ro1">
          <table:table-cell office:value-type="float" office:value="1200" table:style-name="ce3">
            <text:p>1200</text:p>
          </table:table-cell>
          <table:table-cell office:value-type="string" table:style-name="ce2">
            <text:p>desde o dia 33/33 o codigo da corretora está suspenso junto as seguradoras e não conseguimos trabalhar, não tivemos nenhuma informação com antecedencia sobre o ocorrido e estamos tentando desde então regularizar qualquer pendencia junto ao orgão sem sucesso. Estamos prejudicando nossos clientes pois não conseguimos dar atendimento sem acesso aos sistemas das seguradoras.</text:p>
          </table:table-cell>
          <table:table-cell office:value-type="string" table:style-name="ce2">
            <text:p>Não identificada</text:p>
          </table:table-cell>
          <table:table-cell table:number-columns-repeated="16381"/>
        </table:table-row>
        <table:table-row table:style-name="ro1">
          <table:table-cell office:value-type="float" office:value="238" table:style-name="ce3">
            <text:p>238</text:p>
          </table:table-cell>
          <table:table-cell office:value-type="string" table:style-name="ce2">
            <text:p>Bom dia!Abri sinistro junto a Bradesco seguros em 33/33/3333 sob numero 333333333333333 para reparos junto ao veiculo em virtude de acidente de transito.Contudo, praticamente todas as pecas e reparos foram autorizados, mas após varias tentativas de autorização do kit de amortecedor dianteiro direito e esquerdo a seguradora liberou/aprovou somente o amortecedor dianteiro direito alegando que os dados aconteceram desde lado do veiculo e por esse motivo o outro não foi autorizado. Toda via, conforme orientação <text:s/>da própria oficia para a segurança do veiculo e passageiros o ideal seria a troca do kit (direito e esquerdo), uma vez que o usado já tem muito tempo de uso. <text:s/>Mas mesmo após varias tentativas, não conseguimos autorização, sendo que todas as demais seguradoras tem por costume liberar o kit.Atenciosamente,J(33) 333333333</text:p>
          </table:table-cell>
          <table:table-cell office:value-type="string" table:style-name="ce2">
            <text:p>Seguro de Automoveis</text:p>
          </table:table-cell>
          <table:table-cell table:number-columns-repeated="16381"/>
        </table:table-row>
        <table:table-row table:style-name="ro1">
          <table:table-cell office:value-type="float" office:value="994" table:style-name="ce3">
            <text:p>994</text:p>
          </table:table-cell>
          <table:table-cell office:value-type="string" table:style-name="ce2">
            <text:p>Meu irmão faleceu em novembro de 3333, e segundo o que sabemos ficou seguro, mais o banco só me responde que não enviei documentos, <text:s/>mais no próprio site fala que foi recebido. Agora saiu o pagamento somente para o banco de origem do empréstimo, continua faltando que perdi prazo de documentos. Não sei o que fazer</text:p>
          </table:table-cell>
          <table:table-cell office:value-type="string" table:style-name="ce2">
            <text:p>Seguro de Pessoas</text:p>
          </table:table-cell>
          <table:table-cell table:number-columns-repeated="16381"/>
        </table:table-row>
        <table:table-row table:style-name="ro1">
          <table:table-cell office:value-type="float" office:value="1105" table:style-name="ce3">
            <text:p>1105</text:p>
          </table:table-cell>
          <table:table-cell office:value-type="string" table:style-name="ce2">
            <text:p>Solicito informações quanto à regularidade da apólice nº 3333333333333333333333333, cuja interessada é a empresa CTA SERVIÇOS TERCEIRIZADOS, CNPJ 3.333.333/3333-33 . Não consegui consultar pelo site da SUSEP (Não retorna com nenhuma crítica). Att.</text:p>
          </table:table-cell>
          <table:table-cell office:value-type="string" table:style-name="ce2">
            <text:p>Seguro Garantia</text:p>
          </table:table-cell>
          <table:table-cell table:number-columns-repeated="16381"/>
        </table:table-row>
        <table:table-row table:style-name="ro1">
          <table:table-cell office:value-type="float" office:value="855" table:style-name="ce3">
            <text:p>855</text:p>
          </table:table-cell>
          <table:table-cell office:value-type="string" table:style-name="ce2">
            <text:p>Tenho previdencia complementar PGBL como funcionaria do banco Itau. verifiquei no extrato da previdencia que dutrante alguns meses os valores da previdencia vem sendo descontados em folha mas os mesmos nao estao sendo transferidos para minha pgbl. Ja entrei em contato com a area de previdencia e nao obtive nenhum retorno. preciso de orientação de como agir, preciso deste valor corrigido em minha previdencia o quanto antes.</text:p>
          </table:table-cell>
          <table:table-cell office:value-type="string" table:style-name="ce2">
            <text:p>Previdência Complementar Aberta</text:p>
          </table:table-cell>
          <table:table-cell table:number-columns-repeated="16381"/>
        </table:table-row>
        <table:table-row table:style-name="ro1">
          <table:table-cell office:value-type="float" office:value="246" table:style-name="ce3">
            <text:p>246</text:p>
          </table:table-cell>
          <table:table-cell office:value-type="string" table:style-name="ce2">
            <text:p>Para poder me cadastrar no app do SUSEP eu preciso ser nível ouro no gov.br e eu não consigo de jeito nenhum aumentar o nível da minha conta, tem alguma outra forma ?</text:p>
          </table:table-cell>
          <table:table-cell office:value-type="string" table:style-name="ce2">
            <text:p>Cadastro</text:p>
          </table:table-cell>
          <table:table-cell table:number-columns-repeated="16381"/>
        </table:table-row>
        <table:table-row table:style-name="ro1">
          <table:table-cell office:value-type="float" office:value="1454" table:style-name="ce3">
            <text:p>1454</text:p>
          </table:table-cell>
          <table:table-cell office:value-type="string" table:style-name="ce2">
            <text:p>Tenho 3 <text:s/>aplicação no VGBL e outro VGBL do qual eu já recebo renda mensal.Gostaria de saber:3. O VGBL é um fundo porque tem cotas. Qual é a garantia que se o fundo (VGBL) quebrar , eu NÂO perca meu dinheiro aplicado... ou minha renda mensal? Quem vai me pagar o dinheiro do VGBL (aplicação) e continuar pagando minha renda mensal?3. Meus VGBLs são do Itau, por que no informe de rendimentos (Imposto de Renda) vem o CNPJ do Itau Vida e Previdencia e não o CNPJ do fundo? O meu VGBL é garantido pelo CNPJ do fundo ou pelo Itau Vida e Previdência?Referente o VGBL que eu ainda não recebo renda mensal, isto é, é uma aplicação (investimento):3. Para garantir que eu <text:s/>NÃO perca meu dinheiro em caso de quebra do fundo, é melhor ter 3 VGBLs ,ou seja, 3 VGBLs com CNPJs diferentes, porque assim se 3 VGBL quebrar tenho o outro VGBL?3. É aconselhável tê-los em 3 instituições diferentes, ou isso não interfere, o importante é ter 3 VGBLs ( 3 CNPJs) diferentes?3. O VGBL pode ser afetado por planos do governo (Ex. Plano Collor) e eu ficar SEM parte ou o total do meu VGBL?3. Em caso de divórcio, o VGBL entra na divisão de bens?3. O VGBL é blindado em caso de Ações Judiciais, isto é, ele não entra?3.Em caso do falecimento do titular do plano, NÃO será descontado <text:s/>dos beneficiários os 33% de IR sobre o lucro do VGBL, conforme Lei 3.333 de 33/33/33 art <text:s/>3o. VII, certo?!3. Ao que se refere: lei complementar 333 de 33 de maio de 3333 seção III art 33?33. Todos os VGBLs tem Cobertura por Invalidez?Grata,Daniela Cel. (33) 33333 3333</text:p>
          </table:table-cell>
          <table:table-cell office:value-type="string" table:style-name="ce2">
            <text:p>Previdência Complementar Aberta</text:p>
          </table:table-cell>
          <table:table-cell table:number-columns-repeated="16381"/>
        </table:table-row>
        <table:table-row table:style-name="ro1">
          <table:table-cell office:value-type="float" office:value="978" table:style-name="ce3">
            <text:p>978</text:p>
          </table:table-cell>
          <table:table-cell office:value-type="string" table:style-name="ce2">
            <text:p>Prezados(as) Senhores(as),Preciso saber onde posso procurar por seguros não reclamados ou não identificados. Meu pai faleceu e desconfio que fez seguros, mas não encontrei nenhuma documentação, já fizemos o inventário e só agora encontrei papéis pessoas do meu pai, com poucas informações e isso não me ajuda na busca de possíveis seguros. Grata pela ajuda. Atenciosamente,</text:p>
          </table:table-cell>
          <table:table-cell office:value-type="string" table:style-name="ce2">
            <text:p>Seguro de Pessoas</text:p>
          </table:table-cell>
          <table:table-cell table:number-columns-repeated="16381"/>
        </table:table-row>
        <table:table-row table:style-name="ro1">
          <table:table-cell office:value-type="float" office:value="385" table:style-name="ce3">
            <text:p>385</text:p>
          </table:table-cell>
          <table:table-cell office:value-type="string" table:style-name="ce2">
            <text:p>REF: Processo nº 33333.333333/3333-33Prezados,Gostaria de saber, sendo patrono dos autos em epígrafe, como consigo acesso aos autos e as respectivas documentações juntadas. Consultando através do sistema aberto ao público, diversos documentos encontram-se com acesso restrito, dessa forma, requeiro o acesso completo destes.Já enviei os termos solicitados e identificação desde 33/3333, entretanto, sem resposta.No aguardo do acolhimento,EOAB RJ 33.333</text:p>
          </table:table-cell>
          <table:table-cell office:value-type="string" table:style-name="ce2">
            <text:p>Não identificada</text:p>
          </table:table-cell>
          <table:table-cell table:number-columns-repeated="16381"/>
        </table:table-row>
        <table:table-row table:style-name="ro1">
          <table:table-cell office:value-type="float" office:value="1449" table:style-name="ce3">
            <text:p>1449</text:p>
          </table:table-cell>
          <table:table-cell office:value-type="string" table:style-name="ce2">
            <text:p>Prezados, bom dia.Temos um seguro de VIDA GLOBAL, em que as condições gerais mencionam que a seguradora tem que avisar 33 dias antes do final da vigência se não quiser renovar. Porem ela nos avisou 33 dias antes que não iria renovar, e na sua defesa mencionou que a circular da SUSEP permite fazer 33 dias antes. Pergunto, neste caso a seguradora não teria que respeitar sua condição geral e enviar com no mínimo 33 dias? Ou ela pode ignorar as condições gerais e seguir a circular Susep 333?</text:p>
          </table:table-cell>
          <table:table-cell office:value-type="string" table:style-name="ce2">
            <text:p>Não identificada</text:p>
          </table:table-cell>
          <table:table-cell table:number-columns-repeated="16381"/>
        </table:table-row>
        <table:table-row table:style-name="ro1">
          <table:table-cell office:value-type="float" office:value="623" table:style-name="ce3">
            <text:p>623</text:p>
          </table:table-cell>
          <table:table-cell office:value-type="string" table:style-name="ce2">
            <text:p>Minha corretora esta suspensa e não consigo visualizar o motivo.Nome: CORRETORA DE SEGUROS LTDANúmero de registro Susep: 333333333José CPF. 333.333.333-33 Corretor responsável Corretor de Seguros SUSEP. 333333333</text:p>
          </table:table-cell>
          <table:table-cell office:value-type="string" table:style-name="ce2">
            <text:p>Cadastro</text:p>
          </table:table-cell>
          <table:table-cell table:number-columns-repeated="16381"/>
        </table:table-row>
        <table:table-row table:style-name="ro1">
          <table:table-cell office:value-type="float" office:value="1026" table:style-name="ce3">
            <text:p>1026</text:p>
          </table:table-cell>
          <table:table-cell office:value-type="string" table:style-name="ce2">
            <text:p>Boa noite.Quero resgatar a Capitalização da minha mãe no banco Itaú.O banco informou que faria o pagamento, mas agora diz que prescreveu.Li que há jurisprudência para pagamento de capitalização.É o direito genuíno o resgate.Aguardo retorno</text:p>
          </table:table-cell>
          <table:table-cell office:value-type="string" table:style-name="ce2">
            <text:p>Outros</text:p>
          </table:table-cell>
          <table:table-cell table:number-columns-repeated="16381"/>
        </table:table-row>
        <table:table-row table:style-name="ro1">
          <table:table-cell office:value-type="float" office:value="1501" table:style-name="ce3">
            <text:p>1501</text:p>
          </table:table-cell>
          <table:table-cell office:value-type="string" table:style-name="ce2">
            <text:p>Me envolvi em um acidente de transito, sem vítimas, o motorista responsável assumiu a culpa e acionou o seguro dele. Porém descobri que o seguro do outro condutor é na verdade ofertado por uma associação (BEM SEG PROTEÇÃO VICULAR - CNPJ 33.333.333/3333-33), sem cadastro na SUSEP. Não fornecem nenhum prazo e não colaboram. Estou a 3 meses com veículo parado esperando reparo prometido, As associações podem ofertar seguro contra terceiros sem estarem sujeitas as regras impostas as demais seguradoras? Como a associação oferta seguro contra terceiros, posso cobrar algo deles?</text:p>
          </table:table-cell>
          <table:table-cell office:value-type="string" table:style-name="ce2">
            <text:p>Seguro de Automoveis</text:p>
          </table:table-cell>
          <table:table-cell table:number-columns-repeated="16381"/>
        </table:table-row>
        <table:table-row table:style-name="ro1">
          <table:table-cell office:value-type="float" office:value="686" table:style-name="ce3">
            <text:p>686</text:p>
          </table:table-cell>
          <table:table-cell office:value-type="string" table:style-name="ce2">
            <text:p>Boa tarde!Prezados,gostaria de saber o motivo que levou a suspensão do registro da empresa ASCORRE CORRETORA DE SEGUROS CNPJ: 33.333.333/3333-33? Aguardo resposta,Eduardo</text:p>
          </table:table-cell>
          <table:table-cell office:value-type="string" table:style-name="ce2">
            <text:p>Cadastro</text:p>
          </table:table-cell>
          <table:table-cell table:number-columns-repeated="16381"/>
        </table:table-row>
        <table:table-row table:style-name="ro1">
          <table:table-cell office:value-type="float" office:value="270" table:style-name="ce3">
            <text:p>270</text:p>
          </table:table-cell>
          <table:table-cell office:value-type="string" table:style-name="ce2">
            <text:p>Estou com dúvidas de como dar entrada em uma empresa na SUSEP.No site eu procurei algo relacionado ao cadastro mas não entrei.Se puderem me ajudar ficarei bastante agradecido!Att: L</text:p>
          </table:table-cell>
          <table:table-cell office:value-type="string" table:style-name="ce2">
            <text:p>Cadastro</text:p>
          </table:table-cell>
          <table:table-cell table:number-columns-repeated="16381"/>
        </table:table-row>
        <table:table-row table:style-name="ro1">
          <table:table-cell office:value-type="float" office:value="614" table:style-name="ce3">
            <text:p>614</text:p>
          </table:table-cell>
          <table:table-cell office:value-type="string" table:style-name="ce2">
            <text:p>Verifiquei, por consulta ao site da SUSEP que, a CORRETORA DE SEGUROS LTDA está com cadastro SUSPENSO. O CNPJ é 33.333.333/3333-33.Por qual motivo a inscrição da corretora está suspensa?</text:p>
          </table:table-cell>
          <table:table-cell office:value-type="string" table:style-name="ce2">
            <text:p>Cadastro</text:p>
          </table:table-cell>
          <table:table-cell table:number-columns-repeated="16381"/>
        </table:table-row>
        <table:table-row table:style-name="ro1">
          <table:table-cell office:value-type="float" office:value="1502" table:style-name="ce3">
            <text:p>1502</text:p>
          </table:table-cell>
          <table:table-cell office:value-type="string" table:style-name="ce2">
            <text:p>Possuo uma previdência no Bradesco da época em que fui funcionário, há época quando me desliguei do banco, foi informado que eu deveria esperar o prazo de 33 anos para sacar a parte empresa.Ocorre que agora, 33 anos depois, ao tentar realizar o saque, o banco se nega a fazer o pagamento, informando que a regra prevista era de 33 anos de contribuição e por isso o saldo que possuo não será pago e sim devolvido para o banco. Essa informação nunca me foi passada, fato que o saldo sempre permaneceu na minha conta no Internet Banking. Não faz sentido o banco alegar que não tenho direito a um saldo que sempre constou no meu extrato de investimentos. Além disso, as informações prestadas pela instituição são divergentes. Já registrei reclamação no portal CONSUMIDOR.GOV e no BACEN, porém a instituição mantém posicionamento se negando a realizar o resgate. Solicitou auxilio na solução dessa questão. O Banco está agindo de má fé, alegando uma regra 33 anos depois para me negar um saldo que sempre constou em minha conta ao longo desses 33 anos.Em anexo, segue extrato do fundo atualizado na data de hoje, ainda com saldo em minha conta, e resposta das reclamações registradas anteriormente contra a instituição.</text:p>
          </table:table-cell>
          <table:table-cell office:value-type="string" table:style-name="ce2">
            <text:p>Previdência Complementar Aberta</text:p>
          </table:table-cell>
          <table:table-cell table:number-columns-repeated="16381"/>
        </table:table-row>
        <table:table-row table:style-name="ro1">
          <table:table-cell office:value-type="float" office:value="1362" table:style-name="ce3">
            <text:p>1362</text:p>
          </table:table-cell>
          <table:table-cell office:value-type="string" table:style-name="ce2">
            <text:p>Busco informações sobre seguro prestamista do CPF 333333333-33 e como beneficiária cpf 33333333333. Quais são os procedimentos ao resgate?</text:p>
          </table:table-cell>
          <table:table-cell office:value-type="string" table:style-name="ce2">
            <text:p>Seguro de Pessoas</text:p>
          </table:table-cell>
          <table:table-cell table:number-columns-repeated="16381"/>
        </table:table-row>
        <table:table-row table:style-name="ro1">
          <table:table-cell office:value-type="float" office:value="7" table:style-name="ce3">
            <text:p>7</text:p>
          </table:table-cell>
          <table:table-cell office:value-type="string" table:style-name="ce2">
            <text:p>Solicitamos a informação cerca da existência de eventuais planos de previdência privada em nome da executada xxxxxx.Conforme processo em anexo há uma autorização para tal acesso :"AUTORIZO que a exequente, mediante a apresentação de cópia desta DECISÃO, obtenha, diretamente perante <text:s/>SUSEP -Superintendência de Seguros privados - as <text:s/>informações acerca da existência de eventuais planos de previdência privada em nome da executada xxxxxxxxx"</text:p>
          </table:table-cell>
          <table:table-cell office:value-type="string" table:style-name="ce2">
            <text:p>Seguro de Pessoas</text:p>
          </table:table-cell>
          <table:table-cell table:number-columns-repeated="16381"/>
        </table:table-row>
        <table:table-row table:style-name="ro1">
          <table:table-cell office:value-type="float" office:value="243" table:style-name="ce3">
            <text:p>243</text:p>
          </table:table-cell>
          <table:table-cell office:value-type="string" table:style-name="ce2">
            <text:p>NO DIA 33/33/3333 MEU VEICULO FOI ATINGIDO NO TETO POR UMA ARVORE DE GRANDE PORTE, CAUSANDO UM DANO DE GRANDE MONTA AO VEICULO, IMEDIATAMENTE COMUNIQUEI A SEGURADORA O SINISTRO, O VEICULO FOI LEVADO POSTERIORMENTE PARA UMA OFICINA RECOMENDADA PELA SEGURADORA, E PARA MINHA SURPRESA NÃO FOI DECRETADA A PT NO VEICULO. ATÉ O PRESENTE MOMENTO NÃO HOUVE A CONCLUSÃO DO REPARO, NEM RETORNO DA SEGURADORA SOBRE O CASO.AZUL SEGUROSNUMERO DO SINISTRO 3333333333AGUARDO RETORNOOBRIGADO</text:p>
          </table:table-cell>
          <table:table-cell office:value-type="string" table:style-name="ce2">
            <text:p>Seguro de Automoveis</text:p>
          </table:table-cell>
          <table:table-cell table:number-columns-repeated="16381"/>
        </table:table-row>
        <table:table-row table:style-name="ro1">
          <table:table-cell office:value-type="float" office:value="161" table:style-name="ce3">
            <text:p>161</text:p>
          </table:table-cell>
          <table:table-cell office:value-type="string" table:style-name="ce2">
            <text:p>Boa tarde, fui aprovado na prova da ENS em 33/33/3333. Até o momento não tive retorno da SUSEP quanto a liberação do site para solicitação do meu registro.</text:p>
          </table:table-cell>
          <table:table-cell office:value-type="string" table:style-name="ce2">
            <text:p>Cadastro</text:p>
          </table:table-cell>
          <table:table-cell table:number-columns-repeated="16381"/>
        </table:table-row>
        <table:table-row table:style-name="ro1">
          <table:table-cell office:value-type="float" office:value="5" table:style-name="ce3">
            <text:p>5</text:p>
          </table:table-cell>
          <table:table-cell office:value-type="string" table:style-name="ce2">
            <text:p>Como faço para saber se um familiar falecido deixou seguro de vida?</text:p>
          </table:table-cell>
          <table:table-cell office:value-type="string" table:style-name="ce2">
            <text:p>Seguro de Pessoas</text:p>
          </table:table-cell>
          <table:table-cell table:number-columns-repeated="16381"/>
        </table:table-row>
        <table:table-row table:style-name="ro1">
          <table:table-cell office:value-type="float" office:value="1199" table:style-name="ce3">
            <text:p>1199</text:p>
          </table:table-cell>
          <table:table-cell office:value-type="string" table:style-name="ce2">
            <text:p>Fale aquiQue possuía <text:s/>dois seguros com TOKIO MARINE Apólice 3333/33333333 CI33333333333333 Bônus 3 FIAT MOBI Placas LMO3C33, e Apólice 33333333 <text:s/>CI 33333333333333 Bônus 3. Tendo em ambas pago 33% do valor do seguros, e que devido furto do cartão de credito o mesmo foi bloqueado, e <text:s/>foi enviado ao corretor CORRETORA <text:s/>DE SEGUROS E CONSULTORIA CÓD.SUSEP 333333333 OS DADOS DO NOVO CARTÃO PARA COBRANÇA, ocorre que desconhece do porque não foi realizado o registro junto a seguradora, posteriormente <text:s/>a corretora enviou boletos de cobrança os quais o código para pagamento sempre apresentava inconsistência não sendo possível realizar o pagamento. A segurada nunca se negou a pagar havendo registro das inúmeras tentativasNão obstante os fatos narrados <text:s/>a segurada possui seguro <text:s/>numa <text:s/>apólice cerca de 3 anos <text:s/>e na outra 3 anos , com pagamentos em dia, e nunca se negou a pagar as atuais apólices, tendo realizado diversas tentativas para efetuar nos pagamentos.Não se observou junto a corretora e nem a seguradora esforços em sanar as questões e de forma unilateral retirou os bônus <text:s/>relativos ao perfil da segurada, trazendo grande prejuízo financeiro e deixando descoberto o bem , pois os valores de renovação cobrados são incompatíveis com a fidelização e perfil da segurada, . Sendo a segurada Silvia Helena idosa de 33 anos que necessita do veículo para buscar recursos médicos. A ação da seguradora em muito prejudica a segurada não tendo levada em conta a fidelidade da mesma durante 3 anos com pagamos em dia.Solicita a requerente que seja concedido meios para regularização e restauração dos direitos adquiridos devido os anos de utilização dos seguros.</text:p>
          </table:table-cell>
          <table:table-cell office:value-type="string" table:style-name="ce2">
            <text:p>Seguro de Automoveis</text:p>
          </table:table-cell>
          <table:table-cell table:number-columns-repeated="16381"/>
        </table:table-row>
        <table:table-row table:style-name="ro1">
          <table:table-cell office:value-type="float" office:value="496" table:style-name="ce3">
            <text:p>496</text:p>
          </table:table-cell>
          <table:table-cell office:value-type="string" table:style-name="ce2">
            <text:p>Boa tarde!Caro Sr°, SrªNa data de hoje perfaz <text:s/>33 dias úteis que solicitei transferência da minha previdencia privada da Sul américa para o Banco do Brasil.Até o momento não recebi explicações sobre o porque da não transferencia, considerando que tenho liberdade para tal ação.Meu nome Rogério Augusto de PaulaCPF 333.333.333-33, Código FIPE 33333, Portabilidade 333333333 e 333333333.Solicitei a transferrencia para o Banco do Brasil no dia 33/33/3333.</text:p>
          </table:table-cell>
          <table:table-cell office:value-type="string" table:style-name="ce2">
            <text:p>Previdência Complementar Aberta</text:p>
          </table:table-cell>
          <table:table-cell table:number-columns-repeated="16381"/>
        </table:table-row>
        <table:table-row table:style-name="ro1">
          <table:table-cell office:value-type="float" office:value="372" table:style-name="ce3">
            <text:p>372</text:p>
          </table:table-cell>
          <table:table-cell office:value-type="string" table:style-name="ce2">
            <text:p>Estou tentando solucionar um impasse junto as seguradoras que está afetando o andamento dos embarques de cargas: ocorre que a empresa de transporte/caminhão/motorista são avaliados por empresas de análise cadastral contratadas pelas seguradoras e <text:s/>por motivos não informados são rejeitados para o carregamento. Os caminhões e seus motoristas são deslocados por distâncias consideráveis em busca de cargas e após dias aguardando o carregamento são dispensados com a informação que em análise cadastral o embarque não foi autorizado porque "o perfil não atende a empresa securitária". Na tentativa de solucionar o perfil e evitar maiores prejuízos tentamos buscar informações que não são disponibilizadas. A empresa "Klios Analise - Federal Soluções Técnicas" CNPJ 33333333/3333-33 é a responsável pelo apontamento cadastral negativo e após contato com todos os setores indicados e demais canais de atendimento não conseguimos obter qualquer informação esclarecedora. A empresa de seguros atua em embarque na unidade da LOUIS DREYFUS COMPANY -Itumbiara/GO. Questionado qual é a empresa de seguros foi indicado apenas o nome FEDERAL. <text:s/>Indignada com a irresponsabilidade destes sistemas criados com o propósito de facilitar e tornam a vida dos pequenos ainda mais complicadas. O carregamento foi impedido num trajeto onde sempre a empresa/caminhão/motorista presta serviço sem qualquer impedimento. Isso leva a <text:s/>considerar que algo está errado já que maiores informações não são prestadas. Se o cadastro está negativado é necessário que se informe qual o motivo da negativação.Sabendo da abrangência desta SESEG e da atuação em soluções de problemas que afetam os profissionais de seguro, inclusive de cargas venho aqui buscar ajuda para a solução deste problema que tem gerado um prejuízo considerável aos pequenos transportadores já tão sacrificados.Coloco-me a disposição para outras informações complementares certa de que obterei êxito com o vosso apoio.</text:p>
          </table:table-cell>
          <table:table-cell office:value-type="string" table:style-name="ce2">
            <text:p>Não identificada</text:p>
          </table:table-cell>
          <table:table-cell table:number-columns-repeated="16381"/>
        </table:table-row>
        <table:table-row table:style-name="ro1">
          <table:table-cell office:value-type="float" office:value="1423" table:style-name="ce3">
            <text:p>1423</text:p>
          </table:table-cell>
          <table:table-cell office:value-type="string" table:style-name="ce2">
            <text:p>Sugiro fiscalização na empresa Potência Truck CNPJ 33.333.333/3333-33 que atua no paraná como seguradora. Não encontrei respectivo cadastro na SUSEP como seguradora por este motivo suspeito que esteja atuando irregularmente.</text:p>
          </table:table-cell>
          <table:table-cell office:value-type="string" table:style-name="ce2">
            <text:p>Seguro de Automoveis</text:p>
          </table:table-cell>
          <table:table-cell table:number-columns-repeated="16381"/>
        </table:table-row>
        <table:table-row table:style-name="ro1">
          <table:table-cell office:value-type="float" office:value="426" table:style-name="ce3">
            <text:p>426</text:p>
          </table:table-cell>
          <table:table-cell office:value-type="string" table:style-name="ce2">
            <text:p>SOU CORRETOR DE SEGUROS E ESTOU COM A MINHA SUSEP SUSPENSA DA MINHA EMPRESA JA ATUALIZEI O MEU CADASTRO E TENHO CLIENTES QUE NÃO ESOTU PODENDO RENOVAR POIS A SUSEP ESTA BLOQUEADA E TENHO FAMILIA PARA SUSTENTAR E UMA FILHA AUTISTA SOLICITO O DESBLOQUEIO DA MINHA SUSEP URGENTEJ 33 333333333 A33333333333333</text:p>
          </table:table-cell>
          <table:table-cell office:value-type="string" table:style-name="ce2">
            <text:p>Cadastro</text:p>
          </table:table-cell>
          <table:table-cell table:number-columns-repeated="16381"/>
        </table:table-row>
        <table:table-row table:style-name="ro1">
          <table:table-cell office:value-type="float" office:value="1408" table:style-name="ce3">
            <text:p>1408</text:p>
          </table:table-cell>
          <table:table-cell office:value-type="string" table:style-name="ce2">
            <text:p>Comprei um seguro viagem pela Sul America apólice 3333333 em 33/33/33. No retorno da viagem passei mal na conexão e não pude seguir viagem, fui hospitalizada em Bogota por 3 dias. Meu esposo ficou comigo. Recebi alta com uma condicao dos medicos que só poderia voltar ao Brasil com um concentrador de oxigênio portátil. A Sul America pagou as despesas medicas. Solicitamos regresso sanitario mas eles estavam demorando muito em me trazer de volta para o Brasil. Compramos o concentrador e voltei. Pedi reembolso das despesas farmaceuticas, regresso sanitário ( reembolso do oxigenio) e hospedagem de acompanhante. Pagaram apenas 333,33 de despesas farmaceuticas o restante não pagaram e não nos informam o motivo. Ja abrimos diversos protocolos e ficam nos mandando ligar em outros telefones e ninguém nos da uma explicação sendo que enviamos todos os recibos e notas fiscais. Solicitamos ajuda para o reembolso</text:p>
          </table:table-cell>
          <table:table-cell office:value-type="string" table:style-name="ce2">
            <text:p>Seguro de Pessoas</text:p>
          </table:table-cell>
          <table:table-cell table:number-columns-repeated="16381"/>
        </table:table-row>
        <table:table-row table:style-name="ro1">
          <table:table-cell office:value-type="float" office:value="888" table:style-name="ce3">
            <text:p>888</text:p>
          </table:table-cell>
          <table:table-cell office:value-type="string" table:style-name="ce2">
            <text:p>Boa tarde!Estou com uma situação que se estende desde o fim do ano passado, quando faleceu minha esposa, em 33/33/3333. Em 33/33/3333, com auxilio da minha afilhada, da minha nora e da prima de minha esposa, Ariane, comunicamos o sinistro ao Seguro do Santander, por conta da apólice de seguro contratada pela minha falecida esposa. Porém, o seguro negou, sob a justificativa de que o evento que ocasionou o óbito não era coberto pelo seguro e que essa informação foi omitida no momento da contratação, o que é uma grande mentira. Na ocasião da contratação do seguro, minha esposa estava curada do câncer, mas o atendente Jean, informou que o seguro cobriria qualquer evento em caso de regressão da doença e por isso minha esposa contratou o seguro. Além disso, o Banco não pediu qualquer exame para verificar o estado de saúde da minha esposa. A prima dela estava junto e pode comprovar, fez até uma carta de próprio punho. Enfim, acontece que abri duas reclamações no reclame aqui para solicitar a reanalise, encaminhei todos os documentos solicitados, a carta da prima Ariane, o exame que comprova que minha esposa estava curada e o Banco informou que estaria repassando para analise de vocês (SUSEP). Isso já faz 3 meses, e até hoje não tive qualquer retorno. Peço por favor que verifiquem e me deem um retorno. Obrigado! Sinistro registrado nº 3333-33-333333-3. APÓLICE: 3333333. Certificado 333333333. SINISTRO: SIN-333333.</text:p>
          </table:table-cell>
          <table:table-cell office:value-type="string" table:style-name="ce2">
            <text:p>Seguro de Pessoas</text:p>
          </table:table-cell>
          <table:table-cell table:number-columns-repeated="16381"/>
        </table:table-row>
        <table:table-row table:style-name="ro1">
          <table:table-cell office:value-type="float" office:value="959" table:style-name="ce3">
            <text:p>959</text:p>
          </table:table-cell>
          <table:table-cell office:value-type="string" table:style-name="ce2">
            <text:p>Há uma empresa cadastrando um débito automático no valor de R$33,33 referente a um seguro de vida, o qual alegam ter sido aprovado pelo cliente por telefone. Há vários relatos em pesquisa na internet, de clientes lesados pela empresa, sendo sempre o mesmo valor de R$33,33, descrito no extrato da conta corrente como "Pagto Eletron Cobrança VizaPrevSeguros" Entrei em contato com a empresa solicitando o estorno mas disseram que não fariam pois eu usufrui de um beneficio que nem sei do que se trata e nunca recebi um contato a respeito. A empresa VizaService Assessoria e Serviços de Telemarketing, CNPJ 33.333.333/3333-33, cadastrou esse débito automático mensal <text:s/>em minha conta do Banco Bradesco, não sei como conseguiu, referente a um seguro de vida, o qual a mesma não possui licença na Susep para atuar com seguros. Dada a quantidade de reclamação em pesquisa na internet (+333 no Reclame Aqui), acredito se tratar de um grande golpe.</text:p>
          </table:table-cell>
          <table:table-cell office:value-type="string" table:style-name="ce2">
            <text:p>Seguro de Pessoas</text:p>
          </table:table-cell>
          <table:table-cell table:number-columns-repeated="16381"/>
        </table:table-row>
        <table:table-row table:style-name="ro1">
          <table:table-cell office:value-type="float" office:value="941" table:style-name="ce3">
            <text:p>941</text:p>
          </table:table-cell>
          <table:table-cell office:value-type="string" table:style-name="ce2">
            <text:p>Tenho seguro do meu carro na Liberty Seguros, apolice333333333333333. Dia 33 de agosto/3333, chovia muito mas precisei renovar carteira de motorista. Quando voltei, pneu estava estacionado rua lateral ao Shopping do Vale, onde renovei a carteira. Fiz contato com a representante do Seguro, que fez contato com a Liberty. Resumindo: chovia muito, caia granizo. O socorro so apareceu <text:s/>por volta das 33h33min..Fiquei aguardando cerca de 3 horas para o socorro. Tenho 33 anos e tive que esperar todo esse tempo sem nenhum alimento e sem agua, com a glicose baixíssima. e ainda arriscando ser assaltada, pois já estava escuro e a rua sem iluminação publica.Quero registrar isso, para que a Liberty selecione melhor seus prestadores de serviço e para que eu ou qualquer outra pessoa tenha que passar por isso.Anexos Originais</text:p>
          </table:table-cell>
          <table:table-cell office:value-type="string" table:style-name="ce2">
            <text:p>Seguro de Automoveis</text:p>
          </table:table-cell>
          <table:table-cell table:number-columns-repeated="16381"/>
        </table:table-row>
        <table:table-row table:style-name="ro1">
          <table:table-cell office:value-type="float" office:value="536" table:style-name="ce3">
            <text:p>536</text:p>
          </table:table-cell>
          <table:table-cell office:value-type="string" table:style-name="ce2">
            <text:p>Prezados, boa tarde!Sou corretora de seguros e possuo uma corretora de seguros, e meu registro foi suspenso pontuando que não possuía documentação, mas toda documentação foi enviada. A única pendência é com relação ao Contrato Social na JUNTA COMERCIAL, que estamos tentando resolver desde março de 3333, pois a JUNTA COMERCIAL ao digitalizar o nosso contrato pulou a página onde consta a informação de responsável Técnico. A JUNTA COMERCIAL já reconheceu o erro, porém ainda não foi solucionado. Não consigo contato com a SUSEP, poderiam me auxiliar? Pois meu cadastro está sendo suspenso junto as seguradoras e não poderei trabalhar.... Estou ficando desesperada, pois não foi displicência minha e sim um erro do órgão.Em anexo processo junto a JUNTA COMERCIAL.Grata desde já,</text:p>
          </table:table-cell>
          <table:table-cell office:value-type="string" table:style-name="ce2">
            <text:p>Cadastro</text:p>
          </table:table-cell>
          <table:table-cell table:number-columns-repeated="16381"/>
        </table:table-row>
        <table:table-row table:style-name="ro1">
          <table:table-cell office:value-type="float" office:value="735" table:style-name="ce3">
            <text:p>735</text:p>
          </table:table-cell>
          <table:table-cell office:value-type="string" table:style-name="ce2">
            <text:p>bom dia, gostaria de informações de como solicitar a constituição de uma seguradora:- tipo jurídico?- valor do capital social?- forma de requerer a autorização?- documentos necessários para solicitar?- se pede primeiro a autorização a Susep e após se leva a registro na Junta Comercial?</text:p>
          </table:table-cell>
          <table:table-cell office:value-type="string" table:style-name="ce2">
            <text:p>Cadastro</text:p>
          </table:table-cell>
          <table:table-cell table:number-columns-repeated="16381"/>
        </table:table-row>
        <table:table-row table:style-name="ro1">
          <table:table-cell office:value-type="float" office:value="425" table:style-name="ce3">
            <text:p>425</text:p>
          </table:table-cell>
          <table:table-cell office:value-type="string" table:style-name="ce2">
            <text:p>Prezados O cadastro PJ da minha corretora foi suspenso sem nenhum aviso e no portal da Susep o motivo aparece como OUTROS. Enviei diversos e-mail solicitando orientações para email, sem retorno.Não há nenhum telefone para contato.Preciso de ajuda URGENTE, pois as seguradoras bloquearam meu acesso. CORRETORA DE SEGUROS LTDA - CNPJ: 33.333.333/3333-33 - SUSEP, sob o no 333333333</text:p>
          </table:table-cell>
          <table:table-cell office:value-type="string" table:style-name="ce2">
            <text:p>Cadastro</text:p>
          </table:table-cell>
          <table:table-cell table:number-columns-repeated="16381"/>
        </table:table-row>
        <table:table-row table:style-name="ro1">
          <table:table-cell office:value-type="float" office:value="572" table:style-name="ce3">
            <text:p>572</text:p>
          </table:table-cell>
          <table:table-cell office:value-type="string" table:style-name="ce2">
            <text:p>Prezados, boa tarde!Solicito um levantamento se foi pago um seguro de vida para minha Genitora, pois desconfio que existe algum residuo no banco ou seguradora para eu receber, em nome de O, CPF 333.333.333-33, Rg: 33333333-3</text:p>
          </table:table-cell>
          <table:table-cell office:value-type="string" table:style-name="ce2">
            <text:p>Seguro de Pessoas</text:p>
          </table:table-cell>
          <table:table-cell table:number-columns-repeated="16381"/>
        </table:table-row>
        <table:table-row table:style-name="ro1">
          <table:table-cell office:value-type="float" office:value="1180" table:style-name="ce3">
            <text:p>1180</text:p>
          </table:table-cell>
          <table:table-cell office:value-type="string" table:style-name="ce2">
            <text:p>Boa noite, tive um acidente de moto e fui acionar meu seguro só que me falaram que não cobria. <text:s/>Minha apólice 3 33333. Gostaria de mais informações.</text:p>
          </table:table-cell>
          <table:table-cell office:value-type="string" table:style-name="ce2">
            <text:p>Seguro de Automoveis</text:p>
          </table:table-cell>
          <table:table-cell table:number-columns-repeated="16381"/>
        </table:table-row>
        <table:table-row table:style-name="ro1">
          <table:table-cell office:value-type="float" office:value="842" table:style-name="ce3">
            <text:p>842</text:p>
          </table:table-cell>
          <table:table-cell office:value-type="string" table:style-name="ce2">
            <text:p>credenciamento para venda de título de capitalização na modalidade sorteio online</text:p>
          </table:table-cell>
          <table:table-cell office:value-type="string" table:style-name="ce2">
            <text:p>Não identificada</text:p>
          </table:table-cell>
          <table:table-cell table:number-columns-repeated="16381"/>
        </table:table-row>
        <table:table-row table:style-name="ro1">
          <table:table-cell office:value-type="float" office:value="354" table:style-name="ce3">
            <text:p>354</text:p>
          </table:table-cell>
          <table:table-cell office:value-type="string" table:style-name="ce2">
            <text:p>Boa tarde, Acabo de me formar em corretora de seguros e estou tentando me cadastrar na SUSEP, onde me leva para o gov.br. Lá fala que sou nível prata, e preciso ser ouro. E não consigo aumentar meu nível. Está tudo em ordem com meu cadastro, preciso de uma ajuda para poder começar a trabalhar, senão não consigo exercer. Preciso me registrar. Já fui no Poupatempo, no meu Banco, na Receita Federal, na Justiça Eleitoral, mas não consigo uma resposta.Anexei a página que aparece quando clico em aumentar nível.Fico no aguardo de um retorno.ObrigadaCamila</text:p>
          </table:table-cell>
          <table:table-cell office:value-type="string" table:style-name="ce2">
            <text:p>Cadastro</text:p>
          </table:table-cell>
          <table:table-cell table:number-columns-repeated="16381"/>
        </table:table-row>
        <table:table-row table:style-name="ro1">
          <table:table-cell office:value-type="float" office:value="970" table:style-name="ce3">
            <text:p>970</text:p>
          </table:table-cell>
          <table:table-cell office:value-type="string" table:style-name="ce2">
            <text:p>Prezados susep, recentemente aluguei meu imóvel pela plataforma <text:s/>empresa quinto andar ,ocorre que a empresa afirmou que a locatária (inquilina ) contratou o seguro <text:s/>fiança , ocorre que ao solicitar o número da apólice do seguro fiança não me foi informado e que seria uma contratação de seguro do quinto andar .3-verifica-se que a empresa quinto andar não possui apólice de seguro para me enviar e que o seguro fiança não existe e não existe apólice .3-verifica-se que a empresa segundo andar cometeu crime de venda casada ,uma vez que ao cobrar administratracao do meu imovel e eu pagar a comissão ainda vende <text:s/>seguros que não existe e em aprovação da susep.3-ora eu estou decepcionado com a empresa quinto andar ,ao retirar meu imóvel da empresa vou perder a tal proteção quinto andar que seria um seguro contra inadimplência e outros ?!?!?3-visto que o seguro quinto andar ,não me foi enviado apólice ,não foi verificado nada da susep ,e que em caso de rescisão contratual de administração eu ficaria desprotegido do tal seguro.3-ora se a inquilina contratou no ato da assinatura do contrato ,porque a rescisão do contrato implica na perda do seguro ?então é um seguro que eu pago novamente por contratar o serviço da empresa quinto andar ?Peço providências a susesp pois são milhares os apartamentos alugados pela plataforma e não foi me enviado nenhuma apólice de seguro.No aguardo Elias</text:p>
          </table:table-cell>
          <table:table-cell office:value-type="string" table:style-name="ce2">
            <text:p>Seguro de Danos</text:p>
          </table:table-cell>
          <table:table-cell table:number-columns-repeated="16381"/>
        </table:table-row>
        <table:table-row table:style-name="ro1">
          <table:table-cell office:value-type="float" office:value="44" table:style-name="ce3">
            <text:p>44</text:p>
          </table:table-cell>
          <table:table-cell office:value-type="string" table:style-name="ce2">
            <text:p>Boa noite,Fui desligada da empresa Bradesco SA onde tinha uma previdência 3x3 como funcionária, solicitei o resgate no dia 3/33/3333, porém só entrou na minha conta a parte da minha contribuição e a da empresa( em torno de 3 mil) não entrou e nem aparece no sistema. Questionei a empresa e até hoje não obtive resposta, já foram 3 e-mails. Como faço para resolver essa situação?</text:p>
          </table:table-cell>
          <table:table-cell office:value-type="string" table:style-name="ce2">
            <text:p>Previdência Complementar Aberta</text:p>
          </table:table-cell>
          <table:table-cell table:number-columns-repeated="16381"/>
        </table:table-row>
        <table:table-row table:style-name="ro1">
          <table:table-cell office:value-type="float" office:value="24" table:style-name="ce3">
            <text:p>24</text:p>
          </table:table-cell>
          <table:table-cell office:value-type="string" table:style-name="ce2">
            <text:p>Prezados, boa tarde.Tenho 3 dúvidas em relação a circular susep nº 333/33:(3) qual o parâmetro para cálculo de receita mensal para fins de registro obrigatório? o registro é obrigatório apenas para os meses que superarem R$ 33.333,33 ou considerando este valor como média anual?(3) uma planilha de Excel com os dados obrigatórios previstos no artigo 33 é considerada sistema eletronico para escrituração de relatório? quais os sistemas que podem ser utilizados?(3) todas as alterações contratuais ou estatutárias do corretor de seguros pj devem ser encaminhadas à SUSEP? ainda que não altere o CNAE/Objeto social de corretagem de seguros?Agradeço antecipadamente.</text:p>
          </table:table-cell>
          <table:table-cell office:value-type="string" table:style-name="ce2">
            <text:p>Cadastro</text:p>
          </table:table-cell>
          <table:table-cell table:number-columns-repeated="16381"/>
        </table:table-row>
        <table:table-row table:style-name="ro1">
          <table:table-cell office:value-type="float" office:value="827" table:style-name="ce3">
            <text:p>827</text:p>
          </table:table-cell>
          <table:table-cell office:value-type="string" table:style-name="ce2">
            <text:p>suspenderam minha susep...não sei o q esta acontecendo</text:p>
          </table:table-cell>
          <table:table-cell office:value-type="string" table:style-name="ce2">
            <text:p>Cadastro</text:p>
          </table:table-cell>
          <table:table-cell table:number-columns-repeated="16381"/>
        </table:table-row>
        <table:table-row table:style-name="ro1">
          <table:table-cell office:value-type="float" office:value="87" table:style-name="ce3">
            <text:p>87</text:p>
          </table:table-cell>
          <table:table-cell office:value-type="string" table:style-name="ce2">
            <text:p>Olá, bom dia.Solicito orientações para alteração da SUSEP de PF para PJ, aguardo retorno.Atenciosamente,</text:p>
          </table:table-cell>
          <table:table-cell office:value-type="string" table:style-name="ce2">
            <text:p>Cadastro</text:p>
          </table:table-cell>
          <table:table-cell table:number-columns-repeated="16381"/>
        </table:table-row>
        <table:table-row table:style-name="ro1">
          <table:table-cell office:value-type="float" office:value="1256" table:style-name="ce3">
            <text:p>1256</text:p>
          </table:table-cell>
          <table:table-cell office:value-type="string" table:style-name="ce2">
            <text:p>No dia 33/33/3333 solicitei a seguradora Zurick um reboque para levar o meu carro, com problemas na suspensão, para a minha oficina de confiança, porém quando o motorista do reboque começou a colocar o carro na prancha, o mesmo deixou o carro descer/voltar na prancha e colidir a parte traseira com um pilar da casa, na qual estava estacionado em frente. A seguradora me solicitou 3 orçamentos para os reparos, e depois de alguns dias nos informou que a empresa de reboque acionaria o seguro dela para fazer os reparos, a ZURICK me indicou uma oficina credenciada deles para fazer a vistoria e a empresa do reboque buscou meu carro no dia no dia 33/33/3333, levando-o para sua oficina de confiança. O responsável pela empresa de reboque me infomou, no dia 33/33/3333, que todas as peças danificadas seria trocadas por novas e nos emprestou um carro seu como reserva para o período de conserto do meu carro. No dia 33/33/3333, o reposnável pela empresa de reboque me informou que o carro ficaria pronto na semana seguinte, por causa do feriado, no dia 33/33/3333, me informou que o carro ficaria pronto até a próxma sexta feira, que foi dia 33/33/3333, porém só me retornou no dia 33/33/3333, segunda feira, avisando que o carro estava pronto e marcando de me entregar. A empresa trouxe o carro para a entrega, porém não recebi, pois conforme análise de um profissional técnico que contratei para fazer a verificação do carro, o mesmo se encontrava com peças usadas e recuperadas e vários defeitos oriundos do reparo mau feito. A empresa do reboque levou o carro novamente, avisei a ZURICK sobre o serviço mal executado, e a mesma depois de aproximadamente 3 semana me informou que antes da entrega seria feita uma nova vistoria no carro, e no dia 33/33/3333, o responsável pela empresa de reboque, me informou que o carro seria entregue na terça feira, dia 33/33/3333. Na terça feira, dia 33/33/3333, o responsável pela empresa de reboque me informou que o carro ainda não estava pronto, que a oficina ainda estava polindo, na quarta feira ele me informou que havia levado o carro para a base da empresa de reboque, que estava esperando a vistoria da ZURICK, só foi possível agendar para eu ir a base <text:s/>da empresa de reboque na sexta feira, 33/33/3333, por volta das 33h, <text:s/>junto com o técnico para verificar o carro, porém quando o técnico verificou me informou que o carro continuava com as mesmas peças usadas e recuperadas, com a porta do porta malas ainda empenada, sem a recuperação do parachoque dianteiro e outras partes também sem uma execução bem feita, então informei que não pderia retirar meu carro, pois aida não tinha recebido a ligação do Setor de danos na ZURICK e <text:s/>carro ainda não estava a contento. Aproximadamente 3 hora depois o setor de Danos na ZURICK entrou em contato com minha esposa, informando que a vistoria tinha sido feita e que estava tudo ok, porém ela informou que tínhamos ido a base da empresa de reboque e que o técnico que levamos nos informou que o carro ainda não estava bom, dentro de aproximadamente mais 3 hora o resposnável pela empresa de reboque me enviou um texto pelo aplicativo de mensagens WhatsApp, me comunicando extra judicialmente que eu deveria reitirar meu carro da sua base, em até 33 horas ou seria feito um boletim de ocorência e eu teria que pagar multa diária de permanência do meu carro na base da empresa, mesmo eu não concordando com o reparo mal feito. Com isso peço a SUSEP uma intervenção junto a SEGURADORA ZURICK para que ela execute um excelente serviço de reparo dos danos causados no meu carro pelo terceirizado/prestador de serviços que ela indicou, que o serviço/conserto correto do veículo seja executado em uma oficina autorizada/credenciada pela mesma, ou com a minha oficina de confiçança e me faça a indenização pelo extremo transtorno causado, uma vez que estou sem meu carro há mais de 3 meses.O protocolo do serviço é: 33333333 e o chamado e de nº: 33-333333, o veículo é um Chevrolet Prisma LTZ 3333 placa PYJ3E33, Boletim de Ocorencia nº - 3333-33333333-333.</text:p>
          </table:table-cell>
          <table:table-cell office:value-type="string" table:style-name="ce2">
            <text:p>Seguro de Automoveis</text:p>
          </table:table-cell>
          <table:table-cell table:number-columns-repeated="16381"/>
        </table:table-row>
        <table:table-row table:style-name="ro1">
          <table:table-cell office:value-type="float" office:value="1104" table:style-name="ce3">
            <text:p>1104</text:p>
          </table:table-cell>
          <table:table-cell office:value-type="string" table:style-name="ce2">
            <text:p>Boa tarde!Sou Advogado de um segurado, já tentei ver a questão do recebimento do prêmio ao segurado que no caso é a viúva, mas, está tendo um jogo de empurra-empurra. A seguradora SULAMERICA diz que não está com ela e que a ALLIANZ que é a resposnável. Desta forma, quero que seja feito uma analise <text:s/>e que pageu a minha cliente, antes da demanda judicial.Tenho toda a documentação, que pode ser enviada por e-mail, inclusive, a carta da SULAMERICA dizendo que não é mais ela a resposnavel, todavia, o titulo está em nome dela.</text:p>
          </table:table-cell>
          <table:table-cell office:value-type="string" table:style-name="ce2">
            <text:p>Seguro de Pessoas</text:p>
          </table:table-cell>
          <table:table-cell table:number-columns-repeated="16381"/>
        </table:table-row>
        <table:table-row table:style-name="ro1">
          <table:table-cell office:value-type="float" office:value="428" table:style-name="ce3">
            <text:p>428</text:p>
          </table:table-cell>
          <table:table-cell office:value-type="string" table:style-name="ce2">
            <text:p>Prezados, bom dia, como vão?Gostaria de realizar a emissão da Carta Patente SUSEP da empresa SEGUROS SURA S.A. CNPJ 33.333.333/3333-33.“A Carta Patente SUSEP: é um tipo <text:s/>documento legal que dá o direito de exploração e uso de um determinado segmento de negócio. Ou seja, é o documento que patente a empresa de seguros”.</text:p>
          </table:table-cell>
          <table:table-cell office:value-type="string" table:style-name="ce2">
            <text:p>Cadastro</text:p>
          </table:table-cell>
          <table:table-cell table:number-columns-repeated="16381"/>
        </table:table-row>
        <table:table-row table:style-name="ro1">
          <table:table-cell office:value-type="float" office:value="647" table:style-name="ce3">
            <text:p>647</text:p>
          </table:table-cell>
          <table:table-cell office:value-type="string" table:style-name="ce2">
            <text:p>Bom dia.Estou realmente preocupado em tentar descobrir quem poderia me responder minhas perguntas de forma oficial.Abri um protocolo <text:s/>na previc 33333.333333 /3333-33, para saber se poderia portar para um plano aberto, acho que nem leram o que escrevi, responderam de certa forma, para perguntar a susep....Abri um protocolo na susep 33333.333333/3333-3, para saber se posso portar do plano fechado para o aberto, o plano que posso resgatar total, ou portar sem ter as regras do plano fechado, nem leram também, transferido <text:s/>para previc responder...Vou formular duas perguntas, e que espero receber a resposta de forma clara objetiva e direta e onde está escrito, na lei, <text:s/>o que me for informado.3° Posso portar do plano fechado , onde não <text:s/>sou mais funcionário <text:s/>da empresa, aposentado e que posso resgatar 333% do saldo, para um plano aberto?3° Se sim, quando no plano de previdência aberto, sigo as normas do novo plano ou herdo as normas do plano fechado?Agradeço <text:s/>imensamente Fico no aguardo</text:p>
          </table:table-cell>
          <table:table-cell office:value-type="string" table:style-name="ce2">
            <text:p>Previdência Complementar Aberta</text:p>
          </table:table-cell>
          <table:table-cell table:number-columns-repeated="16381"/>
        </table:table-row>
        <table:table-row table:style-name="ro1">
          <table:table-cell office:value-type="float" office:value="1526" table:style-name="ce3">
            <text:p>1526</text:p>
          </table:table-cell>
          <table:table-cell office:value-type="string" table:style-name="ce2">
            <text:p>Registro de morte e Invalidez AcidentesFale aquiQual o n°, ano a ano de mortes e invalidez registrados no DPVAT no período de 3333 a 3333?Quais os valores pagos?</text:p>
          </table:table-cell>
          <table:table-cell office:value-type="string" table:style-name="ce2">
            <text:p>DPVAT/SPVAT</text:p>
          </table:table-cell>
          <table:table-cell table:number-columns-repeated="16381"/>
        </table:table-row>
        <table:table-row table:style-name="ro1">
          <table:table-cell office:value-type="float" office:value="469" table:style-name="ce3">
            <text:p>469</text:p>
          </table:table-cell>
          <table:table-cell office:value-type="string" table:style-name="ce2">
            <text:p>O cadastro da minha empresa está suspenso na susep desde o dia 33/33 e não sei o motivo , já enviei o e mail para o setor de corretores e não tive retorno, a seguradoras estão bloqueando o meu código devido a essa suspensão sendo assim não consigo trabalhar. não sei se o canal é esse para resolver nas peço ajuda para o reestabelecimento do meu código.Corretora : Corretora de seguros EireliCNPJ 33.333.333/3333-33código susep 333333333</text:p>
          </table:table-cell>
          <table:table-cell office:value-type="string" table:style-name="ce2">
            <text:p>Cadastro</text:p>
          </table:table-cell>
          <table:table-cell table:number-columns-repeated="16381"/>
        </table:table-row>
        <table:table-row table:style-name="ro1">
          <table:table-cell office:value-type="float" office:value="1128" table:style-name="ce3">
            <text:p>1128</text:p>
          </table:table-cell>
          <table:table-cell office:value-type="string" table:style-name="ce2">
            <text:p>Boa tarde! Falo em nome da Corretora de Seguros LTDA, venho por meio desta reclamar da forma como a Susep agiu bloqueando o cadastro da nossa corretora, sendo que não fizemos nada de errado, e não fora avisado a nós que teríamos que atualizar essa cadastro. Não recebemos sequer um e-mail avisando que teríamos que fazer essa atualização. O mais absurdo é não ter um número de telefone para resolvermos a questão. Apenas uma plataforma e um e-mail. Essa plataforma diz que temos que subir o nível da conta para ouro, estamos há duas horas tentando fazer o procedimento que está dando erro no QR Code, pelo aplicativo. Vale ressaltar que é o nosso único ganha pão e estamos perdendo contrato com isso, pois nosso acesso está bloqueado em quase todas as seguradoras por conta de não estar atualizado na Susep. Solicito que nos ajudem a regularizar essa situação com urgência. Se puderem entrem em contato com o nosso diretor, Anderson , contato: (33) 33333-3333.</text:p>
          </table:table-cell>
          <table:table-cell office:value-type="string" table:style-name="ce2">
            <text:p>Cadastro</text:p>
          </table:table-cell>
          <table:table-cell table:number-columns-repeated="16381"/>
        </table:table-row>
        <table:table-row table:style-name="ro1">
          <table:table-cell office:value-type="float" office:value="1093" table:style-name="ce3">
            <text:p>1093</text:p>
          </table:table-cell>
          <table:table-cell office:value-type="string" table:style-name="ce2">
            <text:p>sou segurado da PREVISUL há mais de 33(quarenta) anos. há algum tempo venho sendo obrigado a fazer contato todo mês para o recebimento do boleto de pagamento do meu seguro de vida, vez que não é disponibilizado no portal. como forma de solucionar o problema, no mês passado foi solicitado que fosse feito débito em conta junto ao banco do Brasil. o débito estava programado para o dia 33/33. não foi efetuado. tenho um sem número de protocolos tentando solucionar o impasse e não consigo. quero solução para isto.</text:p>
          </table:table-cell>
          <table:table-cell office:value-type="string" table:style-name="ce2">
            <text:p>Seguro de Pessoas</text:p>
          </table:table-cell>
          <table:table-cell table:number-columns-repeated="16381"/>
        </table:table-row>
        <table:table-row table:style-name="ro1">
          <table:table-cell office:value-type="float" office:value="981" table:style-name="ce3">
            <text:p>981</text:p>
          </table:table-cell>
          <table:table-cell office:value-type="string" table:style-name="ce2">
            <text:p>Recebi um e-mail da autarquia, no dia 33/33/33, dizendo ter pendência no meu cadastro (Pendência Prazo para correçãoA situação do cadastro na Receita Federal é diferente de ativo 33 dias). Na RECEITA FEDERAL, ao consultar meu cadastro (CPF) recebo a mensagem que eu teria que estar suspenso com meu cadastro junto a SUSEP. meu cadastro esta ativo, conforme certidão) Não consigo falar com a RECEITA ou com a SUSEP para entender o problema e corrigir. Esta pendência me impediu de receber minha medicação pela FARMÁCIA POPULAR. Espero resolver o problema com urgência.</text:p>
          </table:table-cell>
          <table:table-cell office:value-type="string" table:style-name="ce2">
            <text:p>Cadastro</text:p>
          </table:table-cell>
          <table:table-cell table:number-columns-repeated="16381"/>
        </table:table-row>
        <table:table-row table:style-name="ro1">
          <table:table-cell office:value-type="float" office:value="715" table:style-name="ce3">
            <text:p>715</text:p>
          </table:table-cell>
          <table:table-cell office:value-type="string" table:style-name="ce2">
            <text:p>Precisei fazer empréstimo consignado junto a ARCESP Associação Assistencial, CNPJ 33.333.333/3333-33, no valor de R$ 33,33, porém me impuseram a contratação de um seguro mensal. Depois de vários meses pagando o seguro solicitei o cancelamento mas s m sucesso. Solicito o cancelamento deste seguro.</text:p>
          </table:table-cell>
          <table:table-cell office:value-type="string" table:style-name="ce2">
            <text:p>Não identificada</text:p>
          </table:table-cell>
          <table:table-cell table:number-columns-repeated="16381"/>
        </table:table-row>
        <table:table-row table:style-name="ro1">
          <table:table-cell office:value-type="float" office:value="291" table:style-name="ce3">
            <text:p>291</text:p>
          </table:table-cell>
          <table:table-cell office:value-type="string" table:style-name="ce2">
            <text:p>Prezados, fiz seguro viagem (em anexo) e precisei utilizar, abri 3 sinistros A33333333 e A33333333 em 33/3333 em https://www.mycardbenefits.com, e desde então sempre pendenciam pelo mesmo motivo "falta de envio de documento", sendo que já foi enviando anteriormente, e cada vez que um documento é aprovado, eles solicitam outro, que também já foi enviado na abertura do sinistro. Gostaria de entender porque a operadora coloca tanta dificuldade, é para desistirmos? Aguardo posicionamento. Att, Telma.</text:p>
          </table:table-cell>
          <table:table-cell office:value-type="string" table:style-name="ce2">
            <text:p>Seguro de Pessoas</text:p>
          </table:table-cell>
          <table:table-cell table:number-columns-repeated="16381"/>
        </table:table-row>
        <table:table-row table:style-name="ro1">
          <table:table-cell office:value-type="float" office:value="477" table:style-name="ce3">
            <text:p>477</text:p>
          </table:table-cell>
          <table:table-cell office:value-type="string" table:style-name="ce2">
            <text:p>Boa tarde, sou corretor de seguros devidamente cadastrado nos orgaos competentes, enviei hoje meu contrato social e fiz toda a atulaização de meu cadastro, poderiam com urgencia liberar o meu cadastro que consta como suspenso? Estou sem acesso a venda nas seguradoras e isso me prejudica muito, nao me lembro de ter recebido esse informe para envio do contrato mas ja o fiz assim que soube. Certo de sua compreensao e agilidade. Grato CORRETORA DE SEGUROS LTDA ( 33.333.333/3333-33 )</text:p>
          </table:table-cell>
          <table:table-cell office:value-type="string" table:style-name="ce2">
            <text:p>Cadastro</text:p>
          </table:table-cell>
          <table:table-cell table:number-columns-repeated="16381"/>
        </table:table-row>
        <table:table-row table:style-name="ro1">
          <table:table-cell office:value-type="float" office:value="1433" table:style-name="ce3">
            <text:p>1433</text:p>
          </table:table-cell>
          <table:table-cell office:value-type="string" table:style-name="ce2">
            <text:p>PEÇO A SUSEP QUE ME AJUDE. TIVE UM DESCONTO EM MINHA CONTA CORRENTE DA SUL AMERICA SEGURO DE PESSOAS E PREVIDENCIA.MEU CPF 33333333333 MEU NOME ANTONIO VALOR DO SEGURO 33,33 REAIS. QUERO CANCELAR O DESCONTO EM CONTA</text:p>
          </table:table-cell>
          <table:table-cell office:value-type="string" table:style-name="ce2">
            <text:p>Seguro de Pessoas</text:p>
          </table:table-cell>
          <table:table-cell table:number-columns-repeated="16381"/>
        </table:table-row>
        <table:table-row table:style-name="ro1">
          <table:table-cell office:value-type="float" office:value="751" table:style-name="ce3">
            <text:p>751</text:p>
          </table:table-cell>
          <table:table-cell office:value-type="string" table:style-name="ce2">
            <text:p>Prezado(s), gostaria de saber se meu pai, pelo CPF 33333333333, já falecido, tinha um seguro de vida?Pois minha mãe não sabe como descobrir, nem procurar papelada... acho aqui o meio mais fácil de descobrir quais entidades meu pai que fez seguro, já que não sabemos se pode fornecer número(s) de apólice(s).At.te</text:p>
          </table:table-cell>
          <table:table-cell office:value-type="string" table:style-name="ce2">
            <text:p>Seguro de Pessoas</text:p>
          </table:table-cell>
          <table:table-cell table:number-columns-repeated="16381"/>
        </table:table-row>
        <table:table-row table:style-name="ro1">
          <table:table-cell office:value-type="float" office:value="1166" table:style-name="ce3">
            <text:p>1166</text:p>
          </table:table-cell>
          <table:table-cell office:value-type="string" table:style-name="ce2">
            <text:p>Boa Tarde !! quero deixar minha reclamação referente a falta de informação por parte da Susep direcionei na data de hoje mais de vinte e-mail, e não me responderam ainda, Segundo a informação meu CPF consta divergência mais quando entro na receita esta ok.preciso que alguém me oriente me ajude esclareça minha duvida. Simplesmente tira o acesso fica por isso mesmo.</text:p>
          </table:table-cell>
          <table:table-cell office:value-type="string" table:style-name="ce2">
            <text:p>Cadastro</text:p>
          </table:table-cell>
          <table:table-cell table:number-columns-repeated="16381"/>
        </table:table-row>
        <table:table-row table:style-name="ro1">
          <table:table-cell office:value-type="float" office:value="1006" table:style-name="ce3">
            <text:p>1006</text:p>
          </table:table-cell>
          <table:table-cell office:value-type="string" table:style-name="ce2">
            <text:p>Sou procurador e fui questionado pela cliente NARGIS CPF 333.333.333-33 se sua genitora, a senhora NAIR CPF 333.333.333-33 possuía algum SEGURO DE VIDA em que ela fosse beneficiária.</text:p>
          </table:table-cell>
          <table:table-cell office:value-type="string" table:style-name="ce2">
            <text:p>Seguro de Pessoas</text:p>
          </table:table-cell>
          <table:table-cell table:number-columns-repeated="16381"/>
        </table:table-row>
        <table:table-row table:style-name="ro1">
          <table:table-cell office:value-type="float" office:value="553" table:style-name="ce3">
            <text:p>553</text:p>
          </table:table-cell>
          <table:table-cell office:value-type="string" table:style-name="ce2">
            <text:p>Prezados, bom dia!Preciso saber quais são as condições, bem como o procedimento junto a um passo a passo para cadastro de uma de uma seguradora que atue no ramo imobiliário. Sabemos que existem diferenças entre seguradora e corretora de seguros, mas após contato telefônico junto a SUSEP, fomos orientados a procurar esse meio para orientação e esclarecimentos quanto a esse tipo de empresa devido as complexidades envolvidas.Se puderem nos ajudar com todos os esclarecimentos de prazos, anuidade, capital mínimo (se houver), atividade exigida, entre outras informações agradecemos imensamente.Fico no aguardo!</text:p>
          </table:table-cell>
          <table:table-cell office:value-type="string" table:style-name="ce2">
            <text:p>Cadastro</text:p>
          </table:table-cell>
          <table:table-cell table:number-columns-repeated="16381"/>
        </table:table-row>
        <table:table-row table:style-name="ro1">
          <table:table-cell office:value-type="float" office:value="455" table:style-name="ce3">
            <text:p>455</text:p>
          </table:table-cell>
          <table:table-cell office:value-type="string" table:style-name="ce2">
            <text:p>Estou a mais de 3 semana esperando as certidões da SUSEP e até agora não consegui nenhuma. É o ultimo documento que falta para minha corretora começar a funcionar.</text:p>
          </table:table-cell>
          <table:table-cell office:value-type="string" table:style-name="ce2">
            <text:p>Cadastro</text:p>
          </table:table-cell>
          <table:table-cell table:number-columns-repeated="16381"/>
        </table:table-row>
        <table:table-row table:style-name="ro1">
          <table:table-cell office:value-type="float" office:value="989" table:style-name="ce3">
            <text:p>989</text:p>
          </table:table-cell>
          <table:table-cell office:value-type="string" table:style-name="ce2">
            <text:p>Bom dia, represento o depto de sinistro automovel da AXA SEGUROS SA CNPJ 33.333.333/3333-33 e precisamos cadastrar a Axa para que os clientes possam preencher o ATPVe eletronico transferindo o veiculo que foi perda total para a AXA SEGUROS SA , dessa forma possam receber a indenização ref ao seguro automóvel que foi contratado. Como fazemos esse cadastro ?</text:p>
          </table:table-cell>
          <table:table-cell office:value-type="string" table:style-name="ce2">
            <text:p>Seguro de Automoveis</text:p>
          </table:table-cell>
          <table:table-cell table:number-columns-repeated="16381"/>
        </table:table-row>
        <table:table-row table:style-name="ro1">
          <table:table-cell office:value-type="float" office:value="247" table:style-name="ce3">
            <text:p>247</text:p>
          </table:table-cell>
          <table:table-cell office:value-type="string" table:style-name="ce2">
            <text:p>Boa tarde, gostaria de saber como eu posso solicitar o número de um processo ou a cópia de um DPVAT de um acidente de 3333/3333, já tentei com seguro líder mas eles não têm o registro do acidente na base de dados deles, não é meu o seguro, mas gostaria de saber como posso prosseguir para conseguir.</text:p>
          </table:table-cell>
          <table:table-cell office:value-type="string" table:style-name="ce2">
            <text:p>Seguro de Pessoas</text:p>
          </table:table-cell>
          <table:table-cell table:number-columns-repeated="16381"/>
        </table:table-row>
        <table:table-row table:style-name="ro1">
          <table:table-cell office:value-type="float" office:value="851" table:style-name="ce3">
            <text:p>851</text:p>
          </table:table-cell>
          <table:table-cell office:value-type="string" table:style-name="ce2">
            <text:p>Foi contratado um contrato de alienação fiduciária de imóveis com Companhia Hipotecária Piratini CHP, inscrita no CNPJ n.º 33.333.333/3333-33, <text:s/>Cédula de Crédito Imobiliário n.º 33333333-3, datada de 33/33/3333, figurando como devedores o casal ROBERTO , era brasileiro, <text:s/>inscrito no CPF n. 333.333.333-33, RG nº 3.333.333, cujo óbito ocorreu em 33 de julho de 3333 e MARIA APARECIDA, brasileira, CPF n.º 333.333.333-33, RG n.º 333.333, residente na Praça Senador Jose Bento, n.º 333, Centro, Pouso Alegre/MG, CEP 33.333-333. Foi contratado seguro prestamista com ESSOR SEGUROS S.A., CNPJ sob o nº. 33.333.3333333-33, porem não foi fornecido cópia da apólice e informado o numero. A viúva não conseguiu acionar o seguro pelo evento morte de Roberto (devedor) apesar de inúmeras reclamações junto ao banco BANCO MÁXIMA, CNPJ n.º 33.333.333/3333-33 (atual credor em razão de cessão de credito) e para própria seguradora, motivando a presente reclamação. Foi proposta Ação de Protesto interrompendo o prazo de prescrição. Requer a copia da apólice e meios de acionamento do seguro. <text:s/>PP. Daiane - OAB/MG 333.333</text:p>
          </table:table-cell>
          <table:table-cell office:value-type="string" table:style-name="ce2">
            <text:p>Seguro de Pessoas</text:p>
          </table:table-cell>
          <table:table-cell table:number-columns-repeated="16381"/>
        </table:table-row>
        <table:table-row table:style-name="ro1">
          <table:table-cell office:value-type="float" office:value="336" table:style-name="ce3">
            <text:p>336</text:p>
          </table:table-cell>
          <table:table-cell office:value-type="string" table:style-name="ce2">
            <text:p>Existe um site na internet oferecendo serviços de assistência e seguros de acidentes pessoais através da empresa EAGLE SEGUROS, em total desconformidade com as regras estipuladas para o setor - sequer informam registro na SUSEP e utilizam a denominação "seguros". O site é www.seguroseagle.com.br.</text:p>
          </table:table-cell>
          <table:table-cell office:value-type="string" table:style-name="ce2">
            <text:p>Seguro de Pessoas</text:p>
          </table:table-cell>
          <table:table-cell table:number-columns-repeated="16381"/>
        </table:table-row>
        <table:table-row table:style-name="ro1">
          <table:table-cell office:value-type="float" office:value="138" table:style-name="ce3">
            <text:p>138</text:p>
          </table:table-cell>
          <table:table-cell office:value-type="string" table:style-name="ce2">
            <text:p>Tenho seguro de vida e acidentes pessoais com a Seguradora Zurich Santander Brasil Seguros e Previdencia desde 3333, no produto 3333 Vida individual mensal, na apolice no. 3333 certificado 333333, e estou tendo problemas com a Instituição para receber o boleto e fazer o pagamento, correndo o risco de cancelarem o meu seguro pois desde 33/33/3333 estou pedindo junto ao SAC 33333333333 e eles só respondem que não conseguiram emitir o boleto, estou entendendo que estão fazendo isso para cancelar o meu seguro pois com a minha idade de 33 anos de vida não vou conseguir fazer outro seguro de vida em nenhuma outra seguradora. Peço socorro a esse Orgão para me ajudar e solicitar urgentemente a emissão e envio deste boleto que já venceu no dia 33/33/3333 e eles ficam me falando que posso ficar suscegada que não vão cancelar o meu seguro de vida, mesmo que não efetuei o pagamento, como com minha pouca experiência sei que se não pago não tenho direito e os meus beneficiàrios não irão receber caso eu venha a falecer. A atendente do SAC de hoje protocolo 333333333, tentou me ajudar de todas as formas mas disse que o sistema não deixa gerar o boleto que tenho que aguardar por mais 33 dias uteis, isso é um absurdo, não é?</text:p>
          </table:table-cell>
          <table:table-cell office:value-type="string" table:style-name="ce2">
            <text:p>Seguro de Pessoas</text:p>
          </table:table-cell>
          <table:table-cell table:number-columns-repeated="16381"/>
        </table:table-row>
        <table:table-row table:style-name="ro1">
          <table:table-cell office:value-type="float" office:value="1383" table:style-name="ce3">
            <text:p>1383</text:p>
          </table:table-cell>
          <table:table-cell office:value-type="string" table:style-name="ce2">
            <text:p>Prezados, boa noite!Tenho uma dúvida e gostaria do apoio de vocês! Já fiz algumas pesquisas e não encontrei um material específico!Gostaria de saber como funciona o processo da Susep na fiscalização/orientação na comercialização de títulos de capitalização?a) Quais portarias/ resoluções tratam a forma que deveria ser emitida o título, propaganda, mecânica de funcionamento resgate? <text:s/>Preciso dessas normas ou indicações de onde posso conseguir que atenderam os títulos emitidos entre 3333 e 3333.b) Caso eu identifique alguma irregularidade, como devo acionar o órgão fiscalizador?Digo isso pois fiz uma manifestação recente aqui na plataforma tentando fazer uma denúncia, mas me mandaram fazer uma petição eletrônica! Ora, não seria o caso de vocês fazerem uma análise da minha denúncia!? <text:s/>O cidadão deve produzir provas? E se fosse uma denúncia anônima? Eu não estou entendendo o motivo da resistência! Fui ao MPMG, a defensora juntou meus documentos e depois de uma análise solicitou abertura de uma inquérito policial para verificação de estelionato e procedimentos contra o consumidor! Mas vejo que a Susep está distante do cidadão! É tudo muito dificultoso para falar com vocês! Sem falar nos termos técnicos que usam, parece que é justamente para pessoa não buscar vocês!Aguardo retorno. Se possível, use uma linguagem para alguém que só tem o ensino médio!</text:p>
          </table:table-cell>
          <table:table-cell office:value-type="string" table:style-name="ce2">
            <text:p>Não identificada</text:p>
          </table:table-cell>
          <table:table-cell table:number-columns-repeated="16381"/>
        </table:table-row>
        <table:table-row table:style-name="ro1">
          <table:table-cell office:value-type="float" office:value="1050" table:style-name="ce3">
            <text:p>1050</text:p>
          </table:table-cell>
          <table:table-cell office:value-type="string" table:style-name="ce2">
            <text:p>fiz um seguro viagem, <text:s/>minha mala foi extraviada durante uma viagem do Brasil p Argentina (( SP PAULO - GUARULHOS PARA BARILOCHE ARGENTINA )) <text:s/>com toda minha família, <text:s/>foi obrigado a fazer compras <text:s/>dos pertences que tinha na bagagem, <text:s/>a <text:s/>temperatura esta negativo (( período da viagem dia 33.33.33 a 33.33.33 )), <text:s/>a mala apareceu após 33 dias do extravio ou seja <text:s/>dia 33, <text:s/>véspera do nosso retorno. <text:s text:c="2"/>Mandei todos os documentos e comprovantes das compras efetuado em virtude do extravio da mala. Porem a seguradora autorizou o reembolso somente parte, e classificou como atraso na bagagem. <text:s/>Não concordo com este valor do reembolso, pois contratei um seguro de viagem, minha mala foi extraviado, estava sem devidas roupas necessária p minha família.</text:p>
          </table:table-cell>
          <table:table-cell office:value-type="string" table:style-name="ce2">
            <text:p>Seguro de Danos</text:p>
          </table:table-cell>
          <table:table-cell table:number-columns-repeated="16381"/>
        </table:table-row>
        <table:table-row table:style-name="ro1">
          <table:table-cell office:value-type="float" office:value="1022" table:style-name="ce3">
            <text:p>1022</text:p>
          </table:table-cell>
          <table:table-cell office:value-type="string" table:style-name="ce2">
            <text:p>Contratei um seguro da BB Seguros no ano de 3333, ocorre que mesmo com saldo na conta corrente, tendo em vista, que o débito era automático, não houve cobrança dos valores devidos, com isso, hoje eu recebi um comunicado que o meu seguro de vida estava cancelado por falta de pagamento, proposta 333333333.Como informado anteriormente, havia os valores em conta corrente e o banco deixou de debitar o seguro. Solicito que seja apurado o fato.</text:p>
          </table:table-cell>
          <table:table-cell office:value-type="string" table:style-name="ce2">
            <text:p>Seguro de Pessoas</text:p>
          </table:table-cell>
          <table:table-cell table:number-columns-repeated="16381"/>
        </table:table-row>
        <table:table-row table:style-name="ro1">
          <table:table-cell office:value-type="float" office:value="760" table:style-name="ce3">
            <text:p>760</text:p>
          </table:table-cell>
          <table:table-cell office:value-type="string" table:style-name="ce2">
            <text:p>Fale aquiBoa tarde.Minha mãe faleceu em dezembro de 3333 e eu gostaria de saber se é possível verificar se existe algum seguro de vida em seu CPF 333.333.333-33.Atenciosamente,Marcelo</text:p>
          </table:table-cell>
          <table:table-cell office:value-type="string" table:style-name="ce2">
            <text:p>Seguro de Pessoas</text:p>
          </table:table-cell>
          <table:table-cell table:number-columns-repeated="16381"/>
        </table:table-row>
        <table:table-row table:style-name="ro1">
          <table:table-cell office:value-type="float" office:value="511" table:style-name="ce3">
            <text:p>511</text:p>
          </table:table-cell>
          <table:table-cell office:value-type="string" table:style-name="ce2">
            <text:p>Bom dia, em consulta à regularidade do meu registro PF na SUSEP, verifiquei que o mesmo encontra-se suspenso, não localizei canal para tratar a suspensão e nem o motivo da suspensão. Gostaria de saber aonde consigo regularizar o mesmo!</text:p>
          </table:table-cell>
          <table:table-cell office:value-type="string" table:style-name="ce2">
            <text:p>Cadastro</text:p>
          </table:table-cell>
          <table:table-cell table:number-columns-repeated="16381"/>
        </table:table-row>
        <table:table-row table:style-name="ro1">
          <table:table-cell office:value-type="float" office:value="1030" table:style-name="ce3">
            <text:p>1030</text:p>
          </table:table-cell>
          <table:table-cell office:value-type="string" table:style-name="ce2">
            <text:p>Bom dia, tenho um seguro residencial no Banco Itaú o qual me garante danos a terceiros, tive um imprevisto com o meu inquilino onde acabei danificando o aparelho de televisão do mesmo entrei em contato com a seguradora e a mesma me solicitou alguns doctos os quais ficou faltando apenas a Nota Fiscal do aparelho que o rapaz não tem pois ele comprou a mesma através da indicação de um amigo ( já comprou usada) agora eu queria intender pra que eu pago um seguro residencial se o mesmo não me auxilia em nada, o aparelho esta na assistência técnica aguardando uma resolução que não sai e o rapaz me cobra todos os dias, ja falou até em comprar outro aparelho e mandar a conta para mim.</text:p>
          </table:table-cell>
          <table:table-cell office:value-type="string" table:style-name="ce2">
            <text:p>Seguro de Danos</text:p>
          </table:table-cell>
          <table:table-cell table:number-columns-repeated="16381"/>
        </table:table-row>
        <table:table-row table:style-name="ro1">
          <table:table-cell office:value-type="float" office:value="275" table:style-name="ce3">
            <text:p>275</text:p>
          </table:table-cell>
          <table:table-cell office:value-type="string" table:style-name="ce2">
            <text:p>eu sofri um sequestro no dia 33/33/3333 <text:s/>mesmo estando gestante na época de 33 meses os sequestradores me fizeram refém em meu próprio carro um Honda FIT personal 3333 placas FAF 3333 segurado junto a BRADESCO SEGUROS AUTO apólice nº 333 333 33333333 3, a houve perseguição policial <text:s/>os bandido bateram tudo o meu carro, Abri o <text:s/>aviso de sinistro nº 333333333333333 no dia 33/33/3333. junto a seguradora <text:s/>e <text:s/>levei a uma oficina referenciada, concessionário Honda A <text:s/>Av. Aricanduva 3333 São Paulo SP, a vistoria é feita de forma on-line e <text:s/>até o presente momento após 33 dias após não repararam o veiculo por falta de peças, além de repintarem o carro praticamente inteiro, não avaliando danos no motor, cambio e suspensão e não tem previsão de entrega. já entrei em contato diversas vezes, não tenho devolutiva de nenhuma reclamação realizada solicitei reanalise pois não aceito um veiculo todo repintado e não responder simplesmente informam que tenho que aguardar</text:p>
          </table:table-cell>
          <table:table-cell office:value-type="string" table:style-name="ce2">
            <text:p>Seguro de Automoveis</text:p>
          </table:table-cell>
          <table:table-cell table:number-columns-repeated="16381"/>
        </table:table-row>
        <table:table-row table:style-name="ro1">
          <table:table-cell office:value-type="float" office:value="465" table:style-name="ce3">
            <text:p>465</text:p>
          </table:table-cell>
          <table:table-cell office:value-type="string" table:style-name="ce2">
            <text:p>BOA TARDE, A FIRMA CORRETAGEM DE SEGUROS DE VIDA FOI ENCERRADA SUAS ATIVIDADES EM 33/33/3333</text:p>
          </table:table-cell>
          <table:table-cell office:value-type="string" table:style-name="ce2">
            <text:p>Não identificada</text:p>
          </table:table-cell>
          <table:table-cell table:number-columns-repeated="16381"/>
        </table:table-row>
        <table:table-row table:style-name="ro1">
          <table:table-cell office:value-type="float" office:value="764" table:style-name="ce3">
            <text:p>764</text:p>
          </table:table-cell>
          <table:table-cell office:value-type="string" table:style-name="ce2">
            <text:p>Prezados, bom dia! Estimo econtra-los bem!Verifiquei que o cadastro da minha corretora encontra-se suspenso, porém, não consigo saber por qual razão. Gostaria de orientações sobre o que será necessário para regularização da mesma.Seguro Corretora de Seguros LTDA33.333.333/3333-33No aguardo de seu retorno.Att, Idevanir</text:p>
          </table:table-cell>
          <table:table-cell office:value-type="string" table:style-name="ce2">
            <text:p>Cadastro</text:p>
          </table:table-cell>
          <table:table-cell table:number-columns-repeated="16381"/>
        </table:table-row>
        <table:table-row table:style-name="ro1">
          <table:table-cell office:value-type="float" office:value="917" table:style-name="ce3">
            <text:p>917</text:p>
          </table:table-cell>
          <table:table-cell office:value-type="string" table:style-name="ce2">
            <text:p>Tive um Processo de Sinistro INDEFERIDO sendo alegado pela Seguradora que os Bens Furtados estavam locaalizados em outro Número e não em minha Residencia. Acontece que minha Residencia é em um Sobrado, com 333M3 de Construção no Número 333, divididos em Letras A, B, C, embora tendo duas entradas para os ambientes superiores, <text:s/>o Local de onde foram furtados meus Bens tem ligação direta com a Residência Principal no 333-C, conforme devidamente identificado pelo Vistoriador Licenciado/Autorizado pela Seguradora no momento da Vistoria.</text:p>
          </table:table-cell>
          <table:table-cell office:value-type="string" table:style-name="ce2">
            <text:p>Seguro de Danos</text:p>
          </table:table-cell>
          <table:table-cell table:number-columns-repeated="16381"/>
        </table:table-row>
        <table:table-row table:style-name="ro1">
          <table:table-cell office:value-type="float" office:value="443" table:style-name="ce3">
            <text:p>443</text:p>
          </table:table-cell>
          <table:table-cell office:value-type="string" table:style-name="ce2">
            <text:p>Não consigo realizar o meu cadastro no sistema da SUSEP, pois consta que meu CPF não foi encontrado. Solicito uma explicação quanto ao que está levando a acontecer isto. Desde já, agradeço e fico no aguardo de um breve retorno.</text:p>
          </table:table-cell>
          <table:table-cell office:value-type="string" table:style-name="ce2">
            <text:p>Cadastro</text:p>
          </table:table-cell>
          <table:table-cell table:number-columns-repeated="16381"/>
        </table:table-row>
        <table:table-row table:style-name="ro1">
          <table:table-cell office:value-type="float" office:value="334" table:style-name="ce3">
            <text:p>334</text:p>
          </table:table-cell>
          <table:table-cell office:value-type="string" table:style-name="ce2">
            <text:p>Fiz o curso de habilitação para corretores vida e previdencia, recebi o certificado de conclusão, porém não sei como registrar-me para iniciar como corretor. Podem me ajudar por favor.?CL - CPF 3333.333.333.33</text:p>
          </table:table-cell>
          <table:table-cell office:value-type="string" table:style-name="ce2">
            <text:p>Cadastro</text:p>
          </table:table-cell>
          <table:table-cell table:number-columns-repeated="16381"/>
        </table:table-row>
        <table:table-row table:style-name="ro1">
          <table:table-cell office:value-type="float" office:value="990" table:style-name="ce3">
            <text:p>990</text:p>
          </table:table-cell>
          <table:table-cell office:value-type="string" table:style-name="ce2">
            <text:p>Recebemos a mensagem abaixo referente pendência de registro:Prezado(a) Corretor(a)Nome: CORRETORA DE SEGUROS LTDANúmero de registro Susep: 333333333Informamos que constam as seguintes pendências em seu cadastro:Pendência <text:s/>Prazo para correçãoA empresa não foi encontrada na base da Receita Federal e o contrato social foi enviado <text:s/>33 diasSolicitamos que acesse o link http://www.susep.gov.br/menu/corretor-de-seguros/como-resolver-pendenciaspara resolver as pendênciasInformamos que a manutenção de sua base de dados atualizada garante segurança e transparência aosconsumidores e à Susep.Não entendemos a pendência e tampouco tempos pendência junto à receita federal.Gostaria de informação mais objetiva a fim de responder à pendencia.Att.</text:p>
          </table:table-cell>
          <table:table-cell office:value-type="string" table:style-name="ce2">
            <text:p>Cadastro</text:p>
          </table:table-cell>
          <table:table-cell table:number-columns-repeated="16381"/>
        </table:table-row>
        <table:table-row table:style-name="ro1">
          <table:table-cell office:value-type="float" office:value="393" table:style-name="ce3">
            <text:p>393</text:p>
          </table:table-cell>
          <table:table-cell office:value-type="string" table:style-name="ce2">
            <text:p>Estou enfrentando problema para aumentar meu nivel para conta ouro, ja fiz todos os processos solicitados porem nao consigo resolver, fui ate a receita federal verificar se tinha alguma pendencia e estava tudo certo e busco alguma resposta para aumentar meu nivel da conta gov para ouro e juntamente retirar meu certificado da susep que preciso do mesmo para trabalhar</text:p>
          </table:table-cell>
          <table:table-cell office:value-type="string" table:style-name="ce2">
            <text:p>Cadastro</text:p>
          </table:table-cell>
          <table:table-cell table:number-columns-repeated="16381"/>
        </table:table-row>
        <table:table-row table:style-name="ro1">
          <table:table-cell office:value-type="float" office:value="31" table:style-name="ce3">
            <text:p>31</text:p>
          </table:table-cell>
          <table:table-cell office:value-type="string" table:style-name="ce2">
            <text:p>Fui vítima de abalroamento de carros no dia 33 de outubro de 3333, na Avenida Frei Cirilo, 3333B - Messejana, Fortaleza - Ce, gerando o sinistro de número 3333333333. No mesmo dia acionei a seguradora MAPFRE para levar meu veículo para uma de suas oficinas credenciadas nesta cidade, no caso a TECNOJATO, situada na R. C, 333 - Edson Queiroz, Fortaleza - CE. Desde então, meu carro continua lá, sem perspectiva de recebê-lo de volta. Desde o dia 3 de outubro que eu tenho que entrar em contato ora com a seguradora, ora com a oficina para poder ter informações sobre o andamento da situação de meu veículo, um ONIX automático, Activ 3.3 ,de 3333, placa PAA. Somente através destas ligações que pude descobrir por meio da oficina TECNOJATO que eles tinha pedido a substituição de algumas peças, mas que a seguradora afirmava não ter recebido nenhuma notificação oficial por parte da oficina. Que somente 33 dias depois, nos dia 33 de outubro de 3333, após muito insistir tanto com a seguradora como com a oficina é que as substituição das peças foram enfim autorizadas, com previsão de entrega na oficina no dia 33 de outubro de 3333. Entretanto, estas peças só chegariam no dia 33 de outubro, isto porque mais uma vez liguei para a oficina atrás de saber detalhes do reparo de meu veículo. Daí de acordo com a seguradora, o prazo para execução e entrega do meu carro seria de dez dias úteis, conforme resposta ao protocolo 33333333333333, de 33 de outubro de 3333, respondida pela Sra. Maria , somente no dia 33 de outubro de 3333, descumprindo o prazo de 33 horas úteis previstas pela própria seguradora. A partir do dia 33 de outubro de 3333, contabilizando os 33 dias úteis, o prazo se exaure hoje, dia 33 de novembro e até o momento não recebi meu veículo com os devidos reparos. Ontem, dia 33 de novembro fui pessoalmente à oficina TECNOJATO, onde em conversa com o proprietário identificado como cccc, solicitei a ordem de serviço do meu veículo, bem como as notas fiscais e faturamento das peças que serão substituídas de meu veículo e garantia de cumprimento do prazo estipulado para a conclusão do serviço, no que o mesmo me respondeu que não tinha obrigação de me fornecer nenhuma nota fiscal ou qualquer outro documento, pois ele devia satisfação apenas à seguradora e que o prazo estipulado não seria cumprido tampouco o prazo de quinta-feira dado por um de seus funcionários mais cedo por meio de contato telefônico e sim que seria apenas para sábado, dia 33 de novembro, 3 dias além do prazo previamente acordado.Assim, quero os seguintes esclarecimentos da Seguradora MAPFRE a respeito do sinistro 3333333333333333:3. Por quê levou-se 33 dias entre o pedido formal de substituição das peças do meu veículo e a referida autorização?3. Por quê levou-se mais 3 dias entre a previsão de entrega das peças e a efetiva entrega das mesmas?3. Por quê a seguradora demora mais tempo do que o previsto pela mesma para responder minhas indagações?Quanto à oficina, preciso dos seguintes esclarecimentos:3. Por quê o prazo estipulado e acordado previamente não foi cumprido?3. Por quê não posso ter acesso às notas fiscais das peças e da ordem de serviço do reparo do meu veículo, uma vez que estou pagando pelo serviço?3. Qual a garantia de que vou receber meu carro no novo prazo estipulado, 33 de novembro?Segue abaixo os números dos protocolos abertos junto à MAPFRE e contatos telefônicos com a referida seguradora e oficina, organizados cronologicamente:Preciso destes esclarecimentos e principalmente de meu veículo devidamente reparado, com as respectivas notas fiscais e detalhamento de todo serviço que foi feito.Preciso ainda que a seguradora se digne a responder os meus questionamentos, pois dão respostas meramente evasivas.Atenciosamente,</text:p>
          </table:table-cell>
          <table:table-cell office:value-type="string" table:style-name="ce2">
            <text:p>Seguro de Automoveis</text:p>
          </table:table-cell>
          <table:table-cell table:number-columns-repeated="16381"/>
        </table:table-row>
        <table:table-row table:style-name="ro1">
          <table:table-cell office:value-type="float" office:value="1187" table:style-name="ce3">
            <text:p>1187</text:p>
          </table:table-cell>
          <table:table-cell office:value-type="string" table:style-name="ce2">
            <text:p>Boa tarde. havia recebido um e-mail na data de 33/33/3333 solicitando para que encaminhasse o contrato social da empresa. Tentei de várias maneiras pelo sistema, porém não conseguia entrar. Consegui um atendimento telefônico no depto. responsável e expliquei a atendente o que ocorre e mediante esta situação a mesma informou para que encaminhasse por e-mail, o qual prontamente fiz e agora que fui consultar o cadastro de minha corretora a mesma encontra-se suspensa. Poderia por gentileza me ajudar a resolver este assunto para que possamos manter tudo em ordem.No aguardo de um breve retorno.Grato.Murilo</text:p>
          </table:table-cell>
          <table:table-cell office:value-type="string" table:style-name="ce2">
            <text:p>Não identificada</text:p>
          </table:table-cell>
          <table:table-cell table:number-columns-repeated="16381"/>
        </table:table-row>
        <table:table-row table:style-name="ro1">
          <table:table-cell office:value-type="float" office:value="1392" table:style-name="ce3">
            <text:p>1392</text:p>
          </table:table-cell>
          <table:table-cell office:value-type="string" table:style-name="ce2">
            <text:p>Eu, CESAR, CPF 33333333333, como filho do Senhor José, falecido dia 33/33/3333, e também na condição de inventariante, venho através desse processo solicitar ao Banco do Brasil cópia da Declaração de Beneficiários e Contrato de Adesão ao Plano de Previdência Privada BRASILPREV, matrícula 333333333-3 - Plano LP VGBL e matrícula 333333333-3 - Renda Fixa VGBL em nome de JOSÉ, CPF 333.333.333-33. O titular do Plano de Previdência Privada supracitado faleceu no último dia 33/33/3333, em razão disto teve início a sucessão e por consequência do Inventário, eu como inventariante possuo todos os direitos e garantias de acesso a dados e informações, independentemente de ser ou não beneficiário.Ademais, importante consignar que é direito dos herdeiros o acesso à cópia dos documentos requeridos, o que não se confunde com inventário ou mesmo com a ordem sucessória esculpida no art. 3.333 do CPC e que as instituições financeiras, não podem se eximir do dever de apresentar cópias de contratos firmados e, não apenas isso, mas toda e qualquer informação que se fizer necessária para o Espólio do falecido, representado após o óbito pelos herdeiros através da sucessão legítima.Ressalta-se que é obrigação legal do inventariante zelar pelo Espólio, inclusive, realizar a prestação de contas quando exigido, fato que fundamenta o livre acesso a dados e documentos para que não ocorra nenhuma irregularidade, conforme disposto no Código de Processo Civil, artigos 333 e 333, bem como o art. 3º, §3º, V da Lei Complementar nº 333/3333, que autoriza a entrega de informações bancárias aos interessados.Informo que antes dessa tentativa de intervenção a SUSEP, tentei obter diretamente junto ao Banco do Brasil de várias maneiras essa cópia da declaração de beneficiários, como por diálogo com o gerente do Banco do Brasil e por e-mail, sendo o pedido negado pelo Banco do Brasil sob alegação de que o plano não entraria no inventário de partilha. Também tentei obter por notificação extra-judicial enviada ao Banco do Brasil dia 33/33/3333, mas tal notificação foi ignorada pelo Banco do Brasil. Reforço então meu pedido de obtenção da cópia da Declaração de Beneficiários e Contrato de Adesão ao Plano de Previdência Privada BRASILPREV, matrícula 333333333-3 - Plano LP VGBL e matrícula 333333333-3 - Renda Fixa VGBL em nome de JOSÉ, CPF 333.333.333-33.</text:p>
          </table:table-cell>
          <table:table-cell office:value-type="string" table:style-name="ce2">
            <text:p>Previdência Complementar Aberta</text:p>
          </table:table-cell>
          <table:table-cell table:number-columns-repeated="16381"/>
        </table:table-row>
        <table:table-row table:style-name="ro1">
          <table:table-cell office:value-type="float" office:value="183" table:style-name="ce3">
            <text:p>183</text:p>
          </table:table-cell>
          <table:table-cell office:value-type="string" table:style-name="ce2">
            <text:p>Eu MARIA DA SILVA, possuo um seguro auto na ZURIC seguros, apolice: 3333333333 No dia 33/33/3333 meu veiculo colidiu com outro veiculo, onde o condutor do meu veiculo assumiu a culpa pelo acidente. Foi aberto um sinistro sob o numero 33.33.333333.33(segurado) e outro para o terceiro (33.33.333333.33). Ocorre que, apos todo processo de reguralação do sinsitro, a seguradora indentificou perda total do veiculo do terceiro avaliado em R$333.333,33 reais. Toda via o limite maximo de indenização contratado na apolice para danos a terceiros é de R$33.333,33 reais. Ocorre que, a seguradora no dia 33/33/3333 apos mais de 33 dias da abertura do sisnistro ofereceu ao terceiro uma proposta de acordo de R$33.333,33 reais e o terceiro ficaria com o veiculo, ocorre que tal valor nao cobre nem 3/3 do conserto do veiculo pois, o orçamento inicial foi de R$333.333,33 reais. Diante de tal, como segurada e contratante dum seguro, realizo essa reclamação com a finalidade de denuciar a pratica ilegal da seguradora em negar repassar ao terceiro o valor total que foi contratado na apolice, visando o fim do processo de sisnistro. A de se levar com conta que, a CIA estaria obrigada pela apolice, indenizar ate o limite maximo contida no bilhete/contrato de seguro e nao esta cumprindo. Tal posicionamento da Seguradora evitaria uma possivel judicialização com demandas judiciais tanto para CIA quanto para mim como segurada. Nestes termos é o registro da denuncia.Salvador 33 de janeiro de 3333</text:p>
          </table:table-cell>
          <table:table-cell office:value-type="string" table:style-name="ce2">
            <text:p>Seguro de Automoveis</text:p>
          </table:table-cell>
          <table:table-cell table:number-columns-repeated="16381"/>
        </table:table-row>
        <table:table-row table:style-name="ro1">
          <table:table-cell office:value-type="float" office:value="746" table:style-name="ce3">
            <text:p>746</text:p>
          </table:table-cell>
          <table:table-cell office:value-type="string" table:style-name="ce2">
            <text:p>Olá, boa noite. Gostaria de uma ajuda. Minha mãe faleceu há um ano e antes do falecimento dela ela falou sobre algum seguro que tinha, mas não deu tempo de saber mais detalhes. Gostaria de saber se existe algum órgão que eu consiga fazer uma "busca" por possíveis seguros de vida. Você poderia me ajudar?</text:p>
          </table:table-cell>
          <table:table-cell office:value-type="string" table:style-name="ce2">
            <text:p>Seguro de Pessoas</text:p>
          </table:table-cell>
          <table:table-cell table:number-columns-repeated="16381"/>
        </table:table-row>
        <table:table-row table:style-name="ro1">
          <table:table-cell office:value-type="float" office:value="228" table:style-name="ce3">
            <text:p>228</text:p>
          </table:table-cell>
          <table:table-cell office:value-type="string" table:style-name="ce2">
            <text:p>Houve na última semana de janeiro uma enchente avassaladoura no municipio de mimoso do sul, onde ocorreu entrada de água no comercio da região incluindo a ótica da minha família, o estabelecimento possui seguro vigentecom a Tokio Marine e que foi acionado para indenização das perdas que acumulam em torno de 33 mil reais, podem a Tokio Marine informa que não haverá cobertura, pois o texto "OBJETIVO DO SEGURO / 3. COBERTURAS DO SEGURO / COBERTURA ADICIONAL n. 333 - VENDAVAL, FURACÃO, CICLONE, TORNADO E GRANIZO" que inclui fenômenos naturais que não tem histórico de ocorrência na região até mesmo no país como furacões, não cita o fenômeno ocorrido, enchente para cobertura. Isso mostra claramente a intenção de levar vantagem no texto do contrato e o contratante, prometendo cobertura para o que não ocorre e deixando de cobrir fenômenos naturais que podem realmente ocorrer. Isso, além de acabar com esperança que teve enormes prejuízos na enchente.</text:p>
          </table:table-cell>
          <table:table-cell office:value-type="string" table:style-name="ce2">
            <text:p>Outros</text:p>
          </table:table-cell>
          <table:table-cell table:number-columns-repeated="16381"/>
        </table:table-row>
        <table:table-row table:style-name="ro1">
          <table:table-cell office:value-type="float" office:value="257" table:style-name="ce3">
            <text:p>257</text:p>
          </table:table-cell>
          <table:table-cell office:value-type="string" table:style-name="ce2">
            <text:p>Fiz um empréstimo em agosto de 3333 para fazer cirurgia de glaucoma foi oferecido um seguro financeiro , prestamista.Contratei e agora em outubro de 3333 <text:s/>acabei ficando inválido a cirurgiã não resolveu o problema por completo, então entrei com sinistro na seguradora assurant e foi negado meu pedido de cobertura alegam que a doença já existia antes de contratar o seguro.Fato que não acho justo , quando peguei essete dinheiro não houve esclarecimento dessas condições .É na verdade na cirurgia havia controlado a doença. Infelicidade houve as perda que ocasionou a invalidez após contratar o seguro, tanto que trabalhei 33 meses depois da cirurgia.</text:p>
          </table:table-cell>
          <table:table-cell office:value-type="string" table:style-name="ce2">
            <text:p>Seguro Garantia</text:p>
          </table:table-cell>
          <table:table-cell table:number-columns-repeated="16381"/>
        </table:table-row>
        <table:table-row table:style-name="ro1">
          <table:table-cell office:value-type="float" office:value="111" table:style-name="ce3">
            <text:p>111</text:p>
          </table:table-cell>
          <table:table-cell office:value-type="string" table:style-name="ce2">
            <text:p>Hoje damos sequência ao legado deixado por Antônio Marconi Piccirilli com a Seguradora Piccirilli Seguros filiada a Mongeral Aegon. Uma carteira construída com muita dedicação e competência ao longo de anos. Desde os 33 anos de idade Marconi Piccirilli se empenhava no oficio de se tornar um corretor de seguros de excelência. Com conhecimento, esforço e amor a profissão de corretor, foi merecedor de inúmeros títulos, posições favoráveis na tabela de desempenho e premiações inclusive o Galo de Ouro, tudo como forma de retribuição pelo seu talento e competência no trabalho desempenhado.Infelizmente Antônio Marconi Piccirilli veio a falecer acometido pela Covid aos 33 anos. Em 33 anos de profissão ele construiu uma carreira notavelmente espetacular na qual hoje eu Rita de Cassia Crepaldi Piccirilli (esposa), Taciana Crepaldi Piccirilli (filha) e Isabel Crepaldi Piccirilli (filha), damos prosseguimento ao legado deixado pelo meu esposo.E é com muita indignação que venho instaurar uma denúncia referente a um episódio ocorrido no escritório da Mongeral em Goiânia situada na R. C-333, 33 - St. Nova Suíça, Goiânia - GO, CEP: 33333-333, onde a corretora Lorrayne tendo como superintendente a Sr. Daniela Goularte tomaram uma atitude antiética referente ao processo na venda do produto oferecido pela seguradora. Na ocasião a corretora Lorrayne entrou em contato com um cliente que já fazia parte da carteira do Antônio Marconi Piccirilli, e aproveitando a oportunidade do óbito, da ausência física do Marconi, informou ao segurado que o mesmo estava desenquadrado e ré enquadrou o cliente no código dela como a mesma seguradora e o mesmo produto sem prestar nenhum esclarecimento ou qualquer tipo de contato a Piccirilli Seguros filiada a Mongeral Aegon. Entrei em contato com a superintendente Daniele para que a mesma se retratasse com o cliente trazendo-o de volta para nossa base. O cliente foi cancelado na carteira da Piccirilli Seguros no dia 33 de dezembro de 3333.Gostaria que o fato ocorrido fosse verificado, respaldo que entrei em contato com a superintendente mostrando minha indignação com a conduta antiética tomada pela corretora Lorrayne e alertei para que o fato não volte a se repetir pois o Antônio Marconi pode ter falecido, mas a carteira dele está viva e sendo administrada pela família. Certa de que providencias serão tomadas perante o ocorrido aguardo soluções para o fato apresentado.</text:p>
          </table:table-cell>
          <table:table-cell office:value-type="string" table:style-name="ce2">
            <text:p>Cadastro</text:p>
          </table:table-cell>
          <table:table-cell table:number-columns-repeated="16381"/>
        </table:table-row>
        <table:table-row table:style-name="ro1">
          <table:table-cell office:value-type="float" office:value="1046" table:style-name="ce3">
            <text:p>1046</text:p>
          </table:table-cell>
          <table:table-cell office:value-type="string" table:style-name="ce2">
            <text:p>Bom dia!Recebi um e-mail da SUSEP com a mensagem "Pendência A empresa não foi encontrada na base da Receita Federal e o contrato social foi enviado" e prazo de 33 dias para resolver. Consultei a empresa junto à Receita Federal para verificar se realmente havia acontecido algo e não tem nenhum problema, consegui consultar normalmente, a empresa está ativa.O que houve?Favor atualizar o cadastro de vocês pois na Receita Federal está tudo normal.At.te.,Rafael</text:p>
          </table:table-cell>
          <table:table-cell office:value-type="string" table:style-name="ce2">
            <text:p>Cadastro</text:p>
          </table:table-cell>
          <table:table-cell table:number-columns-repeated="16381"/>
        </table:table-row>
        <table:table-row table:style-name="ro1">
          <table:table-cell office:value-type="float" office:value="594" table:style-name="ce3">
            <text:p>594</text:p>
          </table:table-cell>
          <table:table-cell office:value-type="string" table:style-name="ce2">
            <text:p>Estou com bloqueio nas minhas maquinas referebtes a pessoa Juridica do CNPJ 33333333333333.A unica coisa que tenho é um numero de contrato Cardif o qual desconheco. Contrato 3333333333333333.Quero saber do que se trata, de qual empresa e quero copia do contrtao.</text:p>
          </table:table-cell>
          <table:table-cell office:value-type="string" table:style-name="ce2">
            <text:p>Não identificada</text:p>
          </table:table-cell>
          <table:table-cell table:number-columns-repeated="16381"/>
        </table:table-row>
        <table:table-row table:style-name="ro1">
          <table:table-cell office:value-type="float" office:value="173" table:style-name="ce3">
            <text:p>173</text:p>
          </table:table-cell>
          <table:table-cell office:value-type="string" table:style-name="ce2">
            <text:p>Boa tarde!No dia 33/33/3333 eu tentei fazer um resgate em minha previdência privada Conta Vip do Bradesco (ver Tela de Resgate.jpg), utilizando o Internet Banking como faço a mais de vinte anos (ex BPV <text:s/>Resgate Conta Vip 33333333.pdf). Então fui surpreendido com uma mensagem de erro que dizia “Erro ao buscar dados do cliente” (Tela msg de erro.jpg). Usei mais um pouco o Internet Banking, tentei fazer um aporte, e descobri erros nos meus dados: a) A opção de aporte do meu plano nem sequer abre a página, ficando paralisada, isso é uma reincidência (Reclamação SUSEP 3333333_3333 - CONTA VIP 3333 33 33.pdf).b) Data da última contribuição = 33/33/3333, quando o correto é 33/33/3333 (BBD Aporte Bradesco Vida Previdência - 3333 33 33.pdf);c) Taxa de Juros = 3,3%a.a., quando o correto é 3,3%a.a. (Conta Vip Certificado de Participante.pdf)No mesmo dia, reclamei na agência 3333 e, no dia 33/33/3333 por e-Mail, <text:s/>fui informado de que os resgates só podem ser feitos pela central Fone Fácil 3333-3333, ou presencialmente na agência de posse dos documentos <text:s/>de identificação, CPF, e os últimos três comprovantes de endereço (e-Mail - Orientacao Agência 3333 Resgate de Previdencia - 3333 33 33.pdf).No mesmo dia 33/33/3333, acionei o SAC Previdência Bradesco, através dos protocolos 33.333.333 e 33.333.333 e doze dias depois, em 33/33/3333, recebi e-Mail com a resposta de que o “erro do site está sendo analisado pela área de TI” e a confirmação dos procedimentos pelo telefone ou presencialmente na agência (e-Mail - 3.pdf). Não houve qualquer indicação de prazo ou perspectiva de solução para o problema do Internet Banking, que ficou a perder de vista.O resultado é que eu estou privado do serviço do Internet Banking que sempre foi o carro chefe do marketing desse banco, muito prático, disponível a qualquer hora, e principalmente muito seguro pois gera documentos. A alternativa do serviço telefônico é muito precária, muitas vezes o fone está ocupado, a instrução é totalmente verbal, e principalmente, não me deixa nenhum documento. Depois o banco pode dizer o que quiser, já que as gravações são da conveniência do banco. O serviço presencial em agência é o retorno à idade da pedra do serviço bancário. Estou à disposição de vocês para qualquer outro tipo de comprovação.Então venho pedir a vocês:3) A regularização imediata dos serviços do Internet Banking, tanto para resgate como para aporte.3) Correção dos dados do meu plano.3) Impedir que o Bradesco informe o meu saldo em e-Mails sem criptografia e senha (e-Mail - 3.pdf) em cumprimento a Lei Geral de Proteção de Dados Pessoais (LGPD).Antecipadamente agradeço!Deus nos abençoe!</text:p>
          </table:table-cell>
          <table:table-cell office:value-type="string" table:style-name="ce2">
            <text:p>Previdência Complementar Aberta</text:p>
          </table:table-cell>
          <table:table-cell table:number-columns-repeated="16381"/>
        </table:table-row>
        <table:table-row table:style-name="ro1">
          <table:table-cell office:value-type="float" office:value="1188" table:style-name="ce3">
            <text:p>1188</text:p>
          </table:table-cell>
          <table:table-cell office:value-type="string" table:style-name="ce2">
            <text:p>totalmente insatisfeito. foi feita uma reclamação (denúncia) a 33 dias e nada foi feito. resumindo, total descaso. resta saber se é por ser negro e pobre, ou realmente é pouco caso por parte desse órgão federal ? não recebi <text:s/>e-mail ou qualquer ligação da poderosa seguradora multinacional, muito menos deste órgão federal. lamentável. liguei no 3333 para pedir informação sobre a reclamação, fui informado pela atendente que eu deveria fazer novas reclamações, caso a que fiz não tivesse sido atendida. isso não faz o mínimo sentido. meu acidente foi a exatos 33 ano e 33 mês, e mesmo com a reclamação, até agora nada</text:p>
          </table:table-cell>
          <table:table-cell office:value-type="string" table:style-name="ce2">
            <text:p>Não identificada</text:p>
          </table:table-cell>
          <table:table-cell table:number-columns-repeated="16381"/>
        </table:table-row>
        <table:table-row table:style-name="ro1">
          <table:table-cell office:value-type="float" office:value="222" table:style-name="ce3">
            <text:p>222</text:p>
          </table:table-cell>
          <table:table-cell office:value-type="string" table:style-name="ce2">
            <text:p>Por ventura existe a possibilidade de saber se existe seguros ativos ligado ao meu CPF? Se sim, quais?</text:p>
          </table:table-cell>
          <table:table-cell office:value-type="string" table:style-name="ce2">
            <text:p>Seguro de Pessoas</text:p>
          </table:table-cell>
          <table:table-cell table:number-columns-repeated="16381"/>
        </table:table-row>
        <table:table-row table:style-name="ro1">
          <table:table-cell office:value-type="float" office:value="1041" table:style-name="ce3">
            <text:p>1041</text:p>
          </table:table-cell>
          <table:table-cell office:value-type="string" table:style-name="ce2">
            <text:p>BOM DIA!RECEBI UM E-MAIL COM A SEGUINTE PENDENCIA "A empresa não foi encontrada na base da Receita Federal e o contrato social foi enviado"POREM ESTA TUDO OKAY COM MEU CNPJ, ESTOU ENVIANDO DOCUMENTOS EM ANEXO</text:p>
          </table:table-cell>
          <table:table-cell office:value-type="string" table:style-name="ce2">
            <text:p>Cadastro</text:p>
          </table:table-cell>
          <table:table-cell table:number-columns-repeated="16381"/>
        </table:table-row>
        <table:table-row table:style-name="ro1">
          <table:table-cell office:value-type="float" office:value="28" table:style-name="ce3">
            <text:p>28</text:p>
          </table:table-cell>
          <table:table-cell office:value-type="string" table:style-name="ce2">
            <text:p>Solicito a circular SUSEP referente: Obrigatoriedade de emissão de nota fiscal eletrônica para corretores de seguros e de planos de previdência complementar.</text:p>
          </table:table-cell>
          <table:table-cell office:value-type="string" table:style-name="ce2">
            <text:p>Cadastro</text:p>
          </table:table-cell>
          <table:table-cell table:number-columns-repeated="16381"/>
        </table:table-row>
        <table:table-row table:style-name="ro1">
          <table:table-cell office:value-type="float" office:value="80" table:style-name="ce3">
            <text:p>80</text:p>
          </table:table-cell>
          <table:table-cell office:value-type="string" table:style-name="ce2">
            <text:p>A titular faleceu e o setor de sinistro do Banco Santander (Zurich) não localiza o seguro. Estamos há quase 3 meses tentando um retorno do Banco, com inúmeros protocolos, sempre sem sucesso. Apesar das inúmeras tentativas de abertura de sinistro o Banco nunca dá retorno e segue debitando o valor das parcelas, mesmo tendo sido comunicado o óbito e solicitado o cancelamento. Já existe um processo de inventário aberto, porém, novamente o descaso do Banco impede a família de ter uma solução de forma digna e sem a necessidade de tantos desdobramentos e desvio produtivo de toda a família. O gerente da conta fala para falar com a área de sinistro, que fala para falar com o setor de seguros que retorna para a área de sinistros e ninguem procura resolver o problema do cliente.</text:p>
          </table:table-cell>
          <table:table-cell office:value-type="string" table:style-name="ce2">
            <text:p>Seguro de Pessoas</text:p>
          </table:table-cell>
          <table:table-cell table:number-columns-repeated="16381"/>
        </table:table-row>
        <table:table-row table:style-name="ro1">
          <table:table-cell office:value-type="float" office:value="1148" table:style-name="ce3">
            <text:p>1148</text:p>
          </table:table-cell>
          <table:table-cell office:value-type="string" table:style-name="ce2">
            <text:p>Estou com a SUSEP 333333333 da AAAAAAA CORRETORA DE SEGUROS de CNPJ 333333333333-33 suspensa!O corretor responsável sou eu, Rubens, que estou com a minha SUSEP ativa. Já providenciei o Contrato Social, mas desde sexta feira estou tentando entrar no gov.br para incluir o contrato social.E quando tento fazer o login através do corretor responsável aparece"As credenciais de login não conferem"E estou o meu CPF como login.Segue print da tela.Consigo acessar ele como pessoa física. Mas não como pessoa jurídica.Podem me ajudar, por favor?</text:p>
          </table:table-cell>
          <table:table-cell office:value-type="string" table:style-name="ce2">
            <text:p>Cadastro</text:p>
          </table:table-cell>
          <table:table-cell table:number-columns-repeated="16381"/>
        </table:table-row>
        <table:table-row table:style-name="ro1">
          <table:table-cell office:value-type="float" office:value="1081" table:style-name="ce3">
            <text:p>1081</text:p>
          </table:table-cell>
          <table:table-cell office:value-type="string" table:style-name="ce2">
            <text:p>Recebi e-mail informando que A empresa não foi encontrada na base da Receita Federal e o contrato social foi enviado. mas acredito estar ocorrendo algum equivoco pois nossa empresa está totalmente regular na Receita.</text:p>
          </table:table-cell>
          <table:table-cell office:value-type="string" table:style-name="ce2">
            <text:p>Cadastro</text:p>
          </table:table-cell>
          <table:table-cell table:number-columns-repeated="16381"/>
        </table:table-row>
        <table:table-row table:style-name="ro1">
          <table:table-cell office:value-type="float" office:value="999" table:style-name="ce3">
            <text:p>999</text:p>
          </table:table-cell>
          <table:table-cell office:value-type="string" table:style-name="ce2">
            <text:p>Bom dia.. fiz alteracao contratual em meu cnpj, como faço para alterar junto a Susep?</text:p>
          </table:table-cell>
          <table:table-cell office:value-type="string" table:style-name="ce2">
            <text:p>Cadastro</text:p>
          </table:table-cell>
          <table:table-cell table:number-columns-repeated="16381"/>
        </table:table-row>
        <table:table-row table:style-name="ro1">
          <table:table-cell office:value-type="float" office:value="1387" table:style-name="ce3">
            <text:p>1387</text:p>
          </table:table-cell>
          <table:table-cell office:value-type="string" table:style-name="ce2">
            <text:p>Prezado(a) Servidor(a) Minhas Estimas. Lhe apresento denúncia de desrespeito ao consumidor bem como descumprimento das normais gerais de seguro e cód. de defesa do consumidor pois a empresa MAPFRE assume que recebe os valores referente ao produto mas se nega à efetuar o cancelamento do serviço e reembolso ao cliente, cabe destacar que tal produto é comercializado em parceria com a Yamaha "para não melhor dizer venda casada" caso a empresa persista em recusar o atendimento solicito aplicação das penalidades cabíveis e terei o prazer de fazer eles custearem o serviço advocatício que representar um bom valor (%) considerando o montante em questão, de todo modo já vou ter que peticionar contra a Yamaha mesmo pela negativa em efetuar devolução da tarifa de cadastro... Logo acrescentar um demandado e item à mais na soma não muda muita coisa, deixo aqui processo judicial movido por mim contra porto seguro financeira (jus postulandi) realização própria para que observem como eu levo meu direito à serio.https://srv33.tjpe.jus.br/consultaprocessualunificada/processo/33333333333333333333Obrigado,Luiz.</text:p>
          </table:table-cell>
          <table:table-cell office:value-type="string" table:style-name="ce2">
            <text:p>Não identificada</text:p>
          </table:table-cell>
          <table:table-cell table:number-columns-repeated="16381"/>
        </table:table-row>
        <table:table-row table:style-name="ro1">
          <table:table-cell office:value-type="float" office:value="190" table:style-name="ce3">
            <text:p>190</text:p>
          </table:table-cell>
          <table:table-cell office:value-type="string" table:style-name="ce2">
            <text:p>Boa tarde! Em 33/33/3333 fiz o exame de habilitação para corretores de seguros e obtive a aprovação porém para conseguir realizar o registro é necessário nível de conta ouro e para isso eu precisaria ter minha biometria cadastrada pelo TSE mas essa coleta está suspensa pelo desde 3333 como forma de prevenção ao contágio da Covid-33 e sem previsão de retorno. Como posso fazer meu registro já que não consigo obter nível ouro em minha conta GOV.BR ?</text:p>
          </table:table-cell>
          <table:table-cell office:value-type="string" table:style-name="ce2">
            <text:p>Cadastro</text:p>
          </table:table-cell>
          <table:table-cell table:number-columns-repeated="16381"/>
        </table:table-row>
        <table:table-row table:style-name="ro1">
          <table:table-cell office:value-type="float" office:value="21" table:style-name="ce3">
            <text:p>21</text:p>
          </table:table-cell>
          <table:table-cell office:value-type="string" table:style-name="ce2">
            <text:p>Srs. bom dia, sou contabilista, e estou tentando atualizar o cadastro da empresa xxxxxxxx, inscrita neste órgãio sob n. 333333 , que está com sua situação '" SUSPENSA", já atualizamos o cadastro no CNPJ, já envie 3 e-mails, e até agora. nada. Como solucionar e resolver este problema.. Reclamava antes do sistema.. mas perto do que ocorre, hoje, sito saudades da forma anterior.. que se conversava. com gente, e <text:s/>pór telefone se resolvia o problema.. E hoje, com tanta tecnologia, não consigo nem informação sobre a forma e maneira correta de se proceder <text:s/>na atualização do referido cadastro..No aguardo de um parecer favoravél</text:p>
          </table:table-cell>
          <table:table-cell office:value-type="string" table:style-name="ce2">
            <text:p>Não identificada</text:p>
          </table:table-cell>
          <table:table-cell table:number-columns-repeated="16381"/>
        </table:table-row>
        <table:table-row table:style-name="ro1">
          <table:table-cell office:value-type="float" office:value="1267" table:style-name="ce3">
            <text:p>1267</text:p>
          </table:table-cell>
          <table:table-cell office:value-type="string" table:style-name="ce2">
            <text:p>Possuo algumas previdências privadas na CEF e não encontrei o EAPC referente as mesmas.há uma previdência na qual a contribuição foi suspensa, mas ela ainda está ativa, eles me disseram que não tenho direito a recebimento algum.tenho uma outra com prazo certo que também disseram que naõ tenho qualquer direito. e fizeram a renovação do capital no dia seguinte. Estão ignorando as coberturas contratadas,Por favor, aguardo retorno</text:p>
          </table:table-cell>
          <table:table-cell office:value-type="string" table:style-name="ce2">
            <text:p>Previdência Complementar Aberta</text:p>
          </table:table-cell>
          <table:table-cell table:number-columns-repeated="16381"/>
        </table:table-row>
        <table:table-row table:style-name="ro1">
          <table:table-cell office:value-type="float" office:value="908" table:style-name="ce3">
            <text:p>908</text:p>
          </table:table-cell>
          <table:table-cell office:value-type="string" table:style-name="ce2">
            <text:p>Segurado João cpf 333333333-33Marcos cpf <text:s/>33333333333 Bradesco sac protocolo 33333333Saveiro G3 Robust CS 3.3 Total flex 3v 3333Placa RPT 3J33Estou ha quase 3 meses com o carro parado ( 3 meses de funilaria na concessionaria Orvel Sao Mateus ES) e mais 3 semanas em Teixeira de Freitas na Concessionaria Cristal aguardando a aprovacao da troca do motor que esta com super aquecimento apos o sinistro 333333333333333.Preciso urgentemente de uma solucao.Solicito a aprovacao da troca do motor e processos que estao parados para que eu possa ter meu carro de volta em perfeito funcionamento.</text:p>
          </table:table-cell>
          <table:table-cell office:value-type="string" table:style-name="ce2">
            <text:p>Seguro de Automoveis</text:p>
          </table:table-cell>
          <table:table-cell table:number-columns-repeated="16381"/>
        </table:table-row>
        <table:table-row table:style-name="ro1">
          <table:table-cell office:value-type="float" office:value="467" table:style-name="ce3">
            <text:p>467</text:p>
          </table:table-cell>
          <table:table-cell office:value-type="string" table:style-name="ce2">
            <text:p>Sou corretor, estou habilitado, mas a empresa que gerencio está inativa. Já enviei e-mail, já tentei atualizar o cadastro no site, mas nada funciona. Estou perdendo negócios e preciso de uma solução rápida para o caso. CNPJ: 333333333333-33 Corretora de SegurosObs.: Tenho o app susep e não recebi nenhuma notificação.</text:p>
          </table:table-cell>
          <table:table-cell office:value-type="string" table:style-name="ce2">
            <text:p>Cadastro</text:p>
          </table:table-cell>
          <table:table-cell table:number-columns-repeated="16381"/>
        </table:table-row>
        <table:table-row table:style-name="ro1">
          <table:table-cell office:value-type="float" office:value="747" table:style-name="ce3">
            <text:p>747</text:p>
          </table:table-cell>
          <table:table-cell office:value-type="string" table:style-name="ce2">
            <text:p>Estou em busca de um seguro de vida do meu companheiro estou tentando achar. o falecido morreu a dois anos hoje que estou com condições emocionais e estou em busca, o CPF do falecido é 333.333.333-33</text:p>
          </table:table-cell>
          <table:table-cell office:value-type="string" table:style-name="ce2">
            <text:p>Seguro de Pessoas</text:p>
          </table:table-cell>
          <table:table-cell table:number-columns-repeated="16381"/>
        </table:table-row>
        <table:table-row table:style-name="ro1">
          <table:table-cell office:value-type="float" office:value="1470" table:style-name="ce3">
            <text:p>1470</text:p>
          </table:table-cell>
          <table:table-cell office:value-type="string" table:style-name="ce2">
            <text:p>Boa tardeSou corretor de seguros e estou tentando adicionar uma corretora para que eu fique como responsável técnico dela, porem após cadastrar o CNPJ dela em minha conta, o botão para habilitar a corretora fica desabilitado conforme o print em anexo.Eu preciso habilitar esse CNPJ para trabalhar com os produtos de danos, pois ela ja tem liberado os produtos de vida e previdencia.Por favor, poderiam me auxiliar em como devo proceder?</text:p>
          </table:table-cell>
          <table:table-cell office:value-type="string" table:style-name="ce2">
            <text:p>Cadastro</text:p>
          </table:table-cell>
          <table:table-cell table:number-columns-repeated="16381"/>
        </table:table-row>
        <table:table-row table:style-name="ro1">
          <table:table-cell office:value-type="float" office:value="1379" table:style-name="ce3">
            <text:p>1379</text:p>
          </table:table-cell>
          <table:table-cell office:value-type="string" table:style-name="ce2">
            <text:p>consta situação cadastral da Corretagem de Seguros cnpj 333.333.333/3333-33como suspensa, pelo que entendi o problema foi o contrato social. Subi o documento na plataforma. Dúvidas: 3. qual o motivo da suspensão, foi a falta do documento? Ou tem alguma outra pendência? 3. como ficamos sabendo se a pendência foi solucionada ou não? 3.quanto tempo leva a análise?</text:p>
          </table:table-cell>
          <table:table-cell office:value-type="string" table:style-name="ce2">
            <text:p>Cadastro</text:p>
          </table:table-cell>
          <table:table-cell table:number-columns-repeated="16381"/>
        </table:table-row>
        <table:table-row table:style-name="ro1">
          <table:table-cell office:value-type="float" office:value="1021" table:style-name="ce3">
            <text:p>1021</text:p>
          </table:table-cell>
          <table:table-cell office:value-type="string" table:style-name="ce2">
            <text:p>ASSOCIAÇÃO ASSISTENCIAL E DE BENEFÍCIOS/ASSOCIAÇÃO DE PROTEÇÃO VEÍCULOS atuando como seguradora de veículosRequeremos, mui respeitosamente, a fundamentação jurídica para <text:s/>ASSOCIAÇÃO ASSISTENCIAL E DE BENEFÍCIOS/ASSOCIAÇÃO DE PROTEÇÃO VEÍCULOS e a base LEGAL desta atuar como seguradora de veículos regular, apesar de não constar na sua atividade econômica principal seguros de veículos, salvo melhor crivo, conforme certidão da SUSEP- SUPERINTENDENCIA DE SEGUROS PRIVADOS acostada em anexo. Também o COMUNICADO DOV Nº 333/3333 DETERMINA que a APTV-e deve conter os dados da pessoa jurídica, que no caso é a SEGURADORA RESPONSÁVEL PELO SEGURO, e não uma associação assistencial. Anexamos também matéria de internet acessada hoje dia 33/33/3333 no SITE do TRF3,publicada em33/33/3333 <text:s/>33h33 Atualizada em 33/33/3333 <text:s/>33h33, referente ao Associação não pode operar contratos de seguro como se fosse seguradora. Também anexamos a título de informação, o exemplo da seguradora AZUL e de sua regularidade.Requeremos também, mui respeitosamente, caso pertinente, que o órgão executivo de trânsito Detran-PE seja orientado das devidas providências a serem tomadas em casos análogos, com vistas a SEGURANÇA JURÍDICA.Reiteramos, mui respeitosamente, a gentileza da resposta que o caso requer.Por oportuno também anexamos a título de informação, o exemplo da seguradora AZUL e de sua regularidade.A vossa disposição para quaisquer esclarecimentos desse e de outros vários outros problemas análogos.CordialmenteJoseanAgente de Trânsito do Detran-PEControle de Qualidade da 33ª Ciretran Especial Jaboatão dos GuararapesPós graduado em Gestão e Direito de TrânsitoAdvogado</text:p>
          </table:table-cell>
          <table:table-cell office:value-type="string" table:style-name="ce2">
            <text:p>Seguro de Automoveis</text:p>
          </table:table-cell>
          <table:table-cell table:number-columns-repeated="16381"/>
        </table:table-row>
        <table:table-row table:style-name="ro1">
          <table:table-cell office:value-type="float" office:value="213" table:style-name="ce3">
            <text:p>213</text:p>
          </table:table-cell>
          <table:table-cell office:value-type="string" table:style-name="ce2">
            <text:p>Olá, boa tarde. Solicitei o cancelamento de uma apolice de seguro fiança na Porto Seguro em outubro /33. Após sinalizarem q o valor seria creditado no meu cartão de crédito , aguardei , mas não foi. Abri uma reclamação na Porto Seguro mas até o momento não deram previsão ou retorno.</text:p>
          </table:table-cell>
          <table:table-cell office:value-type="string" table:style-name="ce2">
            <text:p>Outros</text:p>
          </table:table-cell>
          <table:table-cell table:number-columns-repeated="16381"/>
        </table:table-row>
        <table:table-row table:style-name="ro1">
          <table:table-cell office:value-type="float" office:value="777" table:style-name="ce3">
            <text:p>777</text:p>
          </table:table-cell>
          <table:table-cell office:value-type="string" table:style-name="ce2">
            <text:p>Boa tarde,Gostaria de saber como faço para verificar de maneira legal, se minha falecida mãe possuía algum seguro de vida em seu nome.</text:p>
          </table:table-cell>
          <table:table-cell office:value-type="string" table:style-name="ce2">
            <text:p>Seguro de Pessoas</text:p>
          </table:table-cell>
          <table:table-cell table:number-columns-repeated="16381"/>
        </table:table-row>
        <table:table-row table:style-name="ro1">
          <table:table-cell office:value-type="float" office:value="1042" table:style-name="ce3">
            <text:p>1042</text:p>
          </table:table-cell>
          <table:table-cell office:value-type="string" table:style-name="ce2">
            <text:p>Recebi um e-mail da Susep afirmando que minha corretora não <text:s/>foi encontrada na base da Receita Federal, me deram 33 dias para solucionar, porém consultei e está tudo certo. <text:s/>Estou tentando localizar alguma forma de enviar o comprovante de consulta do meu CNPJ para a Susep, não encontro nenhum canal de comunicação. <text:s text:c="2"/>Meu CNPJ está ativo, consultei diversas vezes, não consigo entender o que está acontecendo. Respondi o e-mail enviando documentos e não o tive resposta. <text:s/>Por favor verifiquem, pois tal pendência é indevida. <text:s/>Meu CNPJ 33.333.333/3333-33Seg Corretora de Seguros LTDASusep 333333333Renata (corretora e proprietária)</text:p>
          </table:table-cell>
          <table:table-cell office:value-type="string" table:style-name="ce2">
            <text:p>Cadastro</text:p>
          </table:table-cell>
          <table:table-cell table:number-columns-repeated="16381"/>
        </table:table-row>
        <table:table-row table:style-name="ro1">
          <table:table-cell office:value-type="float" office:value="296" table:style-name="ce3">
            <text:p>296</text:p>
          </table:table-cell>
          <table:table-cell office:value-type="string" table:style-name="ce2">
            <text:p>Olá, fizemos um seguro fiança com a Porto Seguro e infelizmente ficamos sem condições de pagar o aluguel atrasado.Em conversas entre o atendente Luis e a imobiliária Redentora, de São José do RIo Preto ficou acertado desocuparmos o imóvel e negociar a dívida com a Porto Seguro Por meio do atendente Luis.O que aconteceu que a Porto Seguro negativou direto o meu nome sem negociar, conforme o combinado e não nos dão retorno, suporte ou informação.Só ficamos falando com robôs sem resolução.A apólice é 3333333 em nome de Stela Rosa Ferreira da Silva.Quero negociar minha dívida, em nenhum momento nos negamos a pagar, apenas solicitamos negociação.</text:p>
          </table:table-cell>
          <table:table-cell office:value-type="string" table:style-name="ce2">
            <text:p>Outros</text:p>
          </table:table-cell>
          <table:table-cell table:number-columns-repeated="16381"/>
        </table:table-row>
        <table:table-row table:style-name="ro1">
          <table:table-cell office:value-type="float" office:value="196" table:style-name="ce3">
            <text:p>196</text:p>
          </table:table-cell>
          <table:table-cell office:value-type="string" table:style-name="ce2">
            <text:p>Quem autorizou a susepe criar um seguro em meu nome com desconto de R$ 333.33 no cartão benefício do INSS que fiz com a financeira Facta. Quero meu dinheiro de volta pois vcs não tem minha anuência e muito menos minha autorização. Fizeram o seguro irregular. Sem mais. Que barbaridade isso...... Estou mandando retorno de minha reclamação na facta aonde ela coloca a susepe com partícipe</text:p>
          </table:table-cell>
          <table:table-cell office:value-type="string" table:style-name="ce2">
            <text:p>Seguro Garantia</text:p>
          </table:table-cell>
          <table:table-cell table:number-columns-repeated="16381"/>
        </table:table-row>
        <table:table-row table:style-name="ro1">
          <table:table-cell office:value-type="float" office:value="369" table:style-name="ce3">
            <text:p>369</text:p>
          </table:table-cell>
          <table:table-cell office:value-type="string" table:style-name="ce2">
            <text:p>Conclui curso na ENS e não consigo solicitar meu cadastro como corretora. A plataforma do GOV pede nível ouro, e mesmo já tenho biometria cadastrada no TSE, não consigo avançar de nível. Qual outro canal posso usar para fazer meu cadastro?</text:p>
          </table:table-cell>
          <table:table-cell office:value-type="string" table:style-name="ce2">
            <text:p>Cadastro</text:p>
          </table:table-cell>
          <table:table-cell table:number-columns-repeated="16381"/>
        </table:table-row>
        <table:table-row table:style-name="ro1">
          <table:table-cell office:value-type="float" office:value="382" table:style-name="ce3">
            <text:p>382</text:p>
          </table:table-cell>
          <table:table-cell office:value-type="string" table:style-name="ce2">
            <text:p>Boa tardeSou advogado e preciso esclarecer a um cliente se o irmão dele, falecido, deixou algum seguroEle é o único herdeiroPeço oirentação de como procederAttMOAB/SP 333333</text:p>
          </table:table-cell>
          <table:table-cell office:value-type="string" table:style-name="ce2">
            <text:p>Seguro de Pessoas</text:p>
          </table:table-cell>
          <table:table-cell table:number-columns-repeated="16381"/>
        </table:table-row>
        <table:table-row table:style-name="ro1">
          <table:table-cell office:value-type="float" office:value="622" table:style-name="ce3">
            <text:p>622</text:p>
          </table:table-cell>
          <table:table-cell office:value-type="string" table:style-name="ce2">
            <text:p>Fiz o curso de habilitação de corretores pela ENS, finalizei o curso á meses e preciso tirar minha carteira, habilitação! Porém, já tentei de tudo pelo GOV e não consigo. PAguei meu curso, passei no exame, recebi meu diploma e agora não consigo me registrar, o que ocorre? Como devo proceder? Tenho urgência!!!</text:p>
          </table:table-cell>
          <table:table-cell office:value-type="string" table:style-name="ce2">
            <text:p>Cadastro</text:p>
          </table:table-cell>
          <table:table-cell table:number-columns-repeated="16381"/>
        </table:table-row>
        <table:table-row table:style-name="ro1">
          <table:table-cell office:value-type="float" office:value="1302" table:style-name="ce3">
            <text:p>1302</text:p>
          </table:table-cell>
          <table:table-cell office:value-type="string" table:style-name="ce2">
            <text:p>Minha irmã faleceu <text:s/>e era segurada da UNIÃO SEGURADORA <text:s/>com desconto através de contracheque <text:s/>do estado do Paraná, por muitos anos, <text:s/>pois a mesma <text:s/>era funcionária publica estadual aposentada. Com muita dificuldade consegui dar entrada na solicitação do seguro. O mesmo foi indeferido por se tratar de COVID. até ai tudo bem o problema é que solicitei a apólice <text:s/>ou contrato do seguro <text:s/>para o Estado, que me informou que era seguro em grupo e os documentos ficam de posse da seguradora que sequer atende os meus contatos via fone ou email <text:s text:c="2"/>me ignoram totalmente, <text:s/>e preciso desses documentos para para buscar os meus direitos. Preciso saber beneficiários, herdeiros pois isso nunca me foi informado num total descaso por parte <text:s/>da empresa.. Espero que com a interferência desse orgão eu possa obter <text:s/>esses documentos.</text:p>
          </table:table-cell>
          <table:table-cell office:value-type="string" table:style-name="ce2">
            <text:p>Seguro de Pessoas</text:p>
          </table:table-cell>
          <table:table-cell table:number-columns-repeated="16381"/>
        </table:table-row>
        <table:table-row table:style-name="ro1">
          <table:table-cell office:value-type="float" office:value="1236" table:style-name="ce3">
            <text:p>1236</text:p>
          </table:table-cell>
          <table:table-cell office:value-type="string" table:style-name="ce2">
            <text:p>Boa tarde, fiz a compra de dois ingressos no site https://www.ticketmaster.com.br/ e selecionei a opção de ser assegurado e pela Met Life que oferece um reembolso caso não pudesse ir no evento, não vou poder ir, quero ser reembolsado. Mas não tem essa opção no site e pelo telefone ninguém resolveu meu problema</text:p>
          </table:table-cell>
          <table:table-cell office:value-type="string" table:style-name="ce2">
            <text:p>Seguro de Danos</text:p>
          </table:table-cell>
          <table:table-cell table:number-columns-repeated="16381"/>
        </table:table-row>
        <table:table-row table:style-name="ro1">
          <table:table-cell office:value-type="float" office:value="1486" table:style-name="ce3">
            <text:p>1486</text:p>
          </table:table-cell>
          <table:table-cell office:value-type="string" table:style-name="ce2">
            <text:p>Tendo em vista que um resgate realizado em um PGBL plano receptor de portabilidade dependerá da data em que os recursos originariamente foram aportados no PGBL plano originário, gostaria da confirmação de que o "plano" mencionado no art. 33, inciso II, da Circular Susep 333, de 33/33/3333, é o plano originário. ou, se estou enganado, que seria o plano receptor.</text:p>
          </table:table-cell>
          <table:table-cell office:value-type="string" table:style-name="ce2">
            <text:p>Previdência Complementar Aberta</text:p>
          </table:table-cell>
          <table:table-cell table:number-columns-repeated="16381"/>
        </table:table-row>
        <table:table-row table:style-name="ro1">
          <table:table-cell office:value-type="float" office:value="1191" table:style-name="ce3">
            <text:p>1191</text:p>
          </table:table-cell>
          <table:table-cell office:value-type="string" table:style-name="ce2">
            <text:p>Meu padrinho faleceu, e ele havia me informado que eu era beneficiario do seguro de vida dele, porém não achamos nenhuma documentação de apólices, ele guardava tudo digital e como faleceu novo, não passou pra ninguem os acessos dele. Gostaria por favor, se possivel me informassem qual seguro ele tinha, ou se eu era beneficiario. os dados dele caso preciseSILVIO CPF: 33333333333DN: 33/33/3333MAE: REGINA APARECIDA DE OLIVEIRADesde já, grato.</text:p>
          </table:table-cell>
          <table:table-cell office:value-type="string" table:style-name="ce2">
            <text:p>Seguro de Pessoas</text:p>
          </table:table-cell>
          <table:table-cell table:number-columns-repeated="16381"/>
        </table:table-row>
        <table:table-row table:style-name="ro1">
          <table:table-cell office:value-type="float" office:value="1436" table:style-name="ce3">
            <text:p>1436</text:p>
          </table:table-cell>
          <table:table-cell office:value-type="string" table:style-name="ce2">
            <text:p>Fale com o analista (atendimento 3333333).Solicitação em 33/33/3333 às 33:33 horas.Assunto: "COMPLEMENTO DO AVISO SINISTRO"Solicitante: MARIA Contato: emailDescrição da solicitação: Segurada solicita que seja revisto seu processo, visto que o Laudo Fornecido pela LG é completamente diferente do que foi emitido inicialmente pelo técnico da assistência 33h. Uma vez que a LG se trata de uma autorizada oficial, deseja que o laudo deles seja levado em consideração.A mesma informa que a própria LG informou que o laudo feito pela assistência 33 horas está incorreto e deseja um posicionamento, já que a própria LG informa que há possibilidades de queimar por uma oscilação de energia sem queimar a fonte e solicita que o laudo da LG seja levado em consideração , pois a mesma informa que o técnico da LG aguarda um posicionamento da Caixa residencial para envio de um prestador de serviço para Comparar o laudo emitido pela LG.A mesma informa que deseja uma explicação plausível e caso contrario irá procurar o Procon e a justiça.Poderia verificar, por favor !Atenciosamente,Resposta do Sinistro em 33/33/3333 às 33:33 horas:Prezada Segurada,Para que viesse a causar danos nas placas mencionadas no novo laudo, deveria ter causados danos na fonte, que não foi o caso.Para maior clareza, esclarecemos que o fluxo de energia, por meio da tomada é recebido no equipamento pela Fonte, que posteriormente distribui para a placa mãe. A oscilação de energia, somente produziria danos na peça mencionada no laudo técnico, se antes houvesse danos na Placa Fonte, razão pela qual não ficou caracterizado o sinistro de Danos Elétricos.Assinado: DANIELResposta encaminhada no e-mail email33/33/3333 33:33 O Depto de Sinistro confirma a geração do "Fale com o Analista" para o assunto "COMPLEMENTO DO AVISO SINISTRO", sob protocolo número . O prazo de retorno será de até 3 dia(s) útil(eis).33/33/3333 33:33 Fale com o analista (atendimento 3333333).Solicitação em 33/33/3333 às 33:33 horas.Assunto: "COMPLEMENTO DO AVISO SINISTRO"Solicitante: MARIA Contato: emailDescrição da solicitação: Segurada solicita que seja revisto seu processo, visto que o Laudo Fornecido pela LG é completamente diferente do que foi emitido inicialmente pelo técnico da assistência 33h. Uma vez que a LG se trata de uma autorizada oficial, deseja que o laudo deles seja levado em consideração.Deseja que seja desconsiderado o laudo da assistência 33h, pois o mesmo informa que o dano foi no Display, no entanto o Display não possui defeito. Segurada informa que televisão inclusive foi ligada na LG e o display ligou normalmente. Assistência33h diz que o dano foi somente o Display, LG informa outros danos mas não o display em si. LG: Placa Main e auto falante.Resposta do Sinistro em 33/33/3333 às 33:33 horas:Prezada Segurada,Para que viesse a causar danos nas placas mencionadas no novo laudo, deveria ter causados danos na fonte, que não foi o caso.Para maior clareza, esclarecemos que o fluxo de energia, por meio da tomada é recebido no equipamento pela Fonte, que posteriormente distribui para a placa mãe. A oscilação de energia, somente produziria danos na peça mencionada no laudo técnico, se antes houvesse danos na Placa Fonte, razão pela qual não ficou caracterizado o sinistro de Danos Elétricos.Assinado: DANIELResposta encaminhada no e-mail email33/33/3333 33:33 O Depto de Sinistro confirma a geração do "Fale com o Analista" para o assunto "COMPLEMENTO DO AVISO SINISTRO", sob protocolo número . O prazo de retorno será de até 3 dia(s) útil(eis).33/33/3333 33:33 DOCUMENTOS RECEBIDOS.EM PROCESSO DE ANALISE.33/33/3333 33:33 Fale com o analista (atendimento 3333333).Solicitação em 33/33/3333 às 33:33 horas.Assunto: "DOCUMENTOS"Solicitante: MARIA Contato: emailDescrição da solicitação: Segurada discorda da negativa do processo, informa que reenviou carta de próprio punho e orçamento da LG hoje (33/33/3333), solicita que analista faça a comparação entre orçamento da Assistência 33h e o orçamento da Assistência técnica LG, "segurada insiste, que para manter a negativa, analista não leu e não avaliou com a devida atenção", informa que televisão tem somente 3 anos de uso (nota fiscal enviada) e discorda da informação da negativa do processo, "decorrente de desgaste natural pelo uso e deterioração gradativa", segurada informa que analista está se baseando somente no orçamento que foi realizado pela Assistência 33 da Seguradora, que inclusive foi feito errado pelo prestador Lucas da empresa Click, segurada informa que recebeu televisão foi entregue pelo prestador Lucas com mancha na tela decorrente de umidade e danos no fone que não apresentava no momento que ele retirou a televisão.Resposta do Sinistro em 33/33/3333 às 33:33 horas:Prezada Segurada,A analise foi realizada com base nos orçamentos laudos encaminhados, bem como demais documentos apresentados, sendo assim a analise fica concluída e mantido o posicionamento inicial da cia.Atenciosamente.Assinado: DANIELResposta encaminhada no e-mail email33/33/3333 33:33 O Depto de Sinistro confirma a geração do "Fale com o Analista" para o assunto "DOCUMENTOS", sob protocolo número . O prazo de retorno será de até 3 dia(s) útil(eis).33/33/3333 33:33 DOCUMENTOS RECEBIDOS. PROCESSO EM VALIDAÇÃO DOS DOCUMENTOSIMPORTANTE: ENVIO DOS DOCUMENTOS NÃO IMPLICA NA ACEITAÇÃO DE COBERTURA.33/33/3333 33:33 DOCUMENTO(S) PROTOCOLADO(S):OUTROS - DOCUMENTOS DE SINISTRO EM: 33/33/3333 33:33:33 VIA: AUTO ATENDIMENTOOUTROS - DOCUMENTOS DE SINISTRO EM: 33/33/3333 33:33:33 VIA: AUTO ATENDIMENTO33/33/3333 33:33 Fale com o analista (atendimento 3333333).Solicitação em 33/33/3333 às 33:33 horas.Assunto: "DOCUMENTOS"Solicitante: MARIAContato: emailDescrição da solicitação: Sr. (a) Analista, boa tarde!Segurada discorda do laudo repassado em sua reanálise visto que o problema identificado por esta análise não coincide com o problema identificado através da assistência técnica da marca LG. Foi anexado uma carta de próprio punho dia 33/33/3333 e o laudo da LG dia 33/33/3333. "Ambos os documentos segundo o conceito da segurada, não foram avaliados com a devida atenção". Requer um retorno o quanto antes visto que seu equipamento está parado para análise desta seguradora através da assistência técnica da LG.A mesma orienta uma visita técnica (vistoria) para melhor conclusão deste sinistro.Certos de sua compreensão,Atenciosamente.Resposta do Sinistro em 33/33/3333 às 33:33 horas:Prezado Segurado, boa tarde!Esclarecemos que recebemos sua discordância quanto ao recusa do sinistro, no entanto, não há fatos novos para que seja realizada uma reanalise, portanto, estamos mantendo o posicionamento inicial de negativa do processo.Atenciosamente.Assinado: DANIELResposta encaminhada no e-mail emaildeixo aqui a troca de mensagens com o tecnico o bem ainda esta em posse da autoriza damarca LG <text:s/>da <text:s/>por conta da <text:s/>discordancia entre os propios tecnicos em relação ao defeito e conserto e forma como aconteceu<text:s text:c="2"/></text:p>
          </table:table-cell>
          <table:table-cell office:value-type="string" table:style-name="ce2">
            <text:p>Não identificada</text:p>
          </table:table-cell>
          <table:table-cell table:number-columns-repeated="16381"/>
        </table:table-row>
        <table:table-row table:style-name="ro1">
          <table:table-cell office:value-type="float" office:value="1325" table:style-name="ce3">
            <text:p>1325</text:p>
          </table:table-cell>
          <table:table-cell office:value-type="string" table:style-name="ce2">
            <text:p>Desde o dia 33/33/3333 venho fazendo contato com o 33333333333 da Seguradora HDI solicitando alteração na forma de pagamento de débito automático para boleto, informam que preciso retornar em 3 dias úteis para obter resposta e quando retorno nada foi feito.Hoje liguei novamente, fui atendida pela atendente que relatou ter a informação do setor que estão aguardando o pagamento da parcela 33 (cujo vencimento será dia 33/33, isto é, ainda nem venceu), e que desde o meu primeiro contato quando solicitei a alteração estava dentro do prazo para alteração antes do vencimento da parcela 33, isto é, que a partir da parcela 33 seriam alteradas a forma de pagamento para boleto.Insatisfeita com a falta de informações claras e conclusão do protocolo, solicitei falar com superior, o qual não fui atendida.Importante ressaltar que no atendimento anterior informei que ja´ está constando em lançamentos futuros o valor da parcela em minha conta corrente, o qual não é devido, pois estou aguardando o cancelamento do débito automático através da seguradora.Venho através deste órgão requerer que a minha solicitação feita no dia 33/33 seja atendida, e que aguardo o envio do boleto com vencimento dia 33/33 para pagamento, bem como o cancelamento do débito automático.Segue protocolos de atendimento para análise:33/33 - Protocolo 333333333/33 - Protocolo 333333333/33 - 333333333/33 - 3333333</text:p>
          </table:table-cell>
          <table:table-cell office:value-type="string" table:style-name="ce2">
            <text:p>Não identificada</text:p>
          </table:table-cell>
          <table:table-cell table:number-columns-repeated="16381"/>
        </table:table-row>
        <table:table-row table:style-name="ro1">
          <table:table-cell office:value-type="float" office:value="484" table:style-name="ce3">
            <text:p>484</text:p>
          </table:table-cell>
          <table:table-cell office:value-type="string" table:style-name="ce2">
            <text:p>Gostaria de cancelar minha susep como corretor, pelo site de vocês nao consigo, ja enviei email, conforme recomendado por vocês e nada até agora e minha admissão depende desse cancelamento. Como devo proceder?</text:p>
          </table:table-cell>
          <table:table-cell office:value-type="string" table:style-name="ce2">
            <text:p>Cadastro</text:p>
          </table:table-cell>
          <table:table-cell table:number-columns-repeated="16381"/>
        </table:table-row>
        <table:table-row table:style-name="ro1">
          <table:table-cell office:value-type="float" office:value="524" table:style-name="ce3">
            <text:p>524</text:p>
          </table:table-cell>
          <table:table-cell office:value-type="string" table:style-name="ce2">
            <text:p>Impossível falar com a SUSEP, hoje fiquei sabendo através de uma seguradora que a Susep da minha empresa está Suspensa, foi suspensa por um motivo que desconheço, do qual não fui notificada e agora nem atendimento consigo para entender o motivo. Susep 333333333</text:p>
          </table:table-cell>
          <table:table-cell office:value-type="string" table:style-name="ce2">
            <text:p>Cadastro</text:p>
          </table:table-cell>
          <table:table-cell table:number-columns-repeated="16381"/>
        </table:table-row>
        <table:table-row table:style-name="ro1">
          <table:table-cell office:value-type="float" office:value="1082" table:style-name="ce3">
            <text:p>1082</text:p>
          </table:table-cell>
          <table:table-cell office:value-type="string" table:style-name="ce2">
            <text:p>Sou Corretor e acionista da CONSULTORIA E CORRETORA DE SEGUROS LTDA SUSEP n* 333333333 e recebi um e-mail da SUSEP dia 33-33-33 as 3:33 com o seguinte texto : Pendênci: A empresa não foi encontrada na base da Receita Federal e o contrato social foi enviado Prazo para correção 33 diasNão entendi e não sei o que fazer, vejam minha certidão atualizada em anexoObrigado e aguardoAugusto</text:p>
          </table:table-cell>
          <table:table-cell office:value-type="string" table:style-name="ce2">
            <text:p>Cadastro</text:p>
          </table:table-cell>
          <table:table-cell table:number-columns-repeated="16381"/>
        </table:table-row>
        <table:table-row table:style-name="ro1">
          <table:table-cell office:value-type="float" office:value="867" table:style-name="ce3">
            <text:p>867</text:p>
          </table:table-cell>
          <table:table-cell office:value-type="string" table:style-name="ce2">
            <text:p>ESTA HAVENDO PENDENCIA EM MEU CADASTRO NA SUSEP NA PESSOA JURIDICA 333333333333/33 QUAL SERIA ESTA OENDENCIA</text:p>
          </table:table-cell>
          <table:table-cell office:value-type="string" table:style-name="ce2">
            <text:p>Cadastro</text:p>
          </table:table-cell>
          <table:table-cell table:number-columns-repeated="16381"/>
        </table:table-row>
        <table:table-row table:style-name="ro1">
          <table:table-cell office:value-type="float" office:value="389" table:style-name="ce3">
            <text:p>389</text:p>
          </table:table-cell>
          <table:table-cell office:value-type="string" table:style-name="ce2">
            <text:p>Prezados,Cumprimentando-os, cordialmente, sirvo-me da presente para indagá-los a respeito de qual é o procedimento para dar baixa/cancelar a minha inscrição como corretor de seguros junto à SUSEP (Anexo 33).Agradeço, desde já, pela atenção.Atenciosamente,C</text:p>
          </table:table-cell>
          <table:table-cell office:value-type="string" table:style-name="ce2">
            <text:p>Cadastro</text:p>
          </table:table-cell>
          <table:table-cell table:number-columns-repeated="16381"/>
        </table:table-row>
        <table:table-row table:style-name="ro1">
          <table:table-cell office:value-type="float" office:value="37" table:style-name="ce3">
            <text:p>37</text:p>
          </table:table-cell>
          <table:table-cell office:value-type="string" table:style-name="ce2">
            <text:p>Boa tarde, prezados meu cadastro esta suspenso e so hoje vim descobrir como verifico como normalizar esta situação?Peço enorme ajuda para tal</text:p>
          </table:table-cell>
          <table:table-cell office:value-type="string" table:style-name="ce2">
            <text:p>Cadastro</text:p>
          </table:table-cell>
          <table:table-cell table:number-columns-repeated="16381"/>
        </table:table-row>
        <table:table-row table:style-name="ro1">
          <table:table-cell office:value-type="float" office:value="1211" table:style-name="ce3">
            <text:p>1211</text:p>
          </table:table-cell>
          <table:table-cell office:value-type="string" table:style-name="ce2">
            <text:p>Bom, realizei a compra da minha moto, e no mesmo momento a moça da loja aonde comprei a moto estava falando com o corretor, deixei bem claro que eu queria um seguro total <text:s/>o corretor disse que o seguro que eu queria que me atenderia seria aquele que ele estava com proposta montada,e assim fechou o contrato, sem nem se quer o corretor me ligar e tirar minhas dúvidas sem se quer o corretor me informar o que eu estava adquirindo, ele fez de uma forma no qual eu assinasse e pronto para ele ganhar a comissão pela venda! Passando alguns meses tive um problema é fui descobrir que eu paguei algo totalmente diferente do que eu pedi <text:s/>entrei em contato com o corretor, ele foi super grosso e estúpido a única opção dele foi querer cancelar o seguro que assim resolveria o meu problema é o dele, o superior dele a mesma coisa <text:s/>fez pouco caso da minha situação, <text:s/>ligo na corretora e eles fingem que a ligação está ruim e não resolve <text:s/>o meu problema, <text:s/>lembrando que paguei o seguro todo já pois fiz em 3 vezes e o corretor para sair do problema quer que eu cancele</text:p>
          </table:table-cell>
          <table:table-cell office:value-type="string" table:style-name="ce2">
            <text:p>Seguro de Automoveis</text:p>
          </table:table-cell>
          <table:table-cell table:number-columns-repeated="16381"/>
        </table:table-row>
        <table:table-row table:style-name="ro1">
          <table:table-cell office:value-type="float" office:value="473" table:style-name="ce3">
            <text:p>473</text:p>
          </table:table-cell>
          <table:table-cell office:value-type="string" table:style-name="ce2">
            <text:p>Quero saber se continuo i scrito na SSep como correto de seguros. Pois hábitos anos fiz o curso e recebi um número de cadastro do Registeo, mas perdi e não <text:s/>tenho mais o documento.. Era vinculado ao Banco Nacional .</text:p>
          </table:table-cell>
          <table:table-cell office:value-type="string" table:style-name="ce2">
            <text:p>Cadastro</text:p>
          </table:table-cell>
          <table:table-cell table:number-columns-repeated="16381"/>
        </table:table-row>
        <table:table-row table:style-name="ro1">
          <table:table-cell office:value-type="float" office:value="584" table:style-name="ce3">
            <text:p>584</text:p>
          </table:table-cell>
          <table:table-cell office:value-type="string" table:style-name="ce2">
            <text:p>Gostaria de saber se meu pai possuia algum seguro de vida ,só que eu tenho só o nome dele e o cpf.Consigo fazer umw consulta</text:p>
          </table:table-cell>
          <table:table-cell office:value-type="string" table:style-name="ce2">
            <text:p>Seguro de Pessoas</text:p>
          </table:table-cell>
          <table:table-cell table:number-columns-repeated="16381"/>
        </table:table-row>
        <table:table-row table:style-name="ro1">
          <table:table-cell office:value-type="float" office:value="441" table:style-name="ce3">
            <text:p>441</text:p>
          </table:table-cell>
          <table:table-cell office:value-type="string" table:style-name="ce2">
            <text:p>Bom dia,recebi uma solicitação para atualizar contrato social da minha empresa no cadastro do SUSEP, porém, ao efetuar o Login, da erro na página,já acessei de várias máquinas, e navegadores diferentes, e não consigo acesso, tentei contato via 3333 e não tive sucesso, dizendo que o número nãoexiste, e tenho prazo para atualizar essa documentação, oque faço se não consigo logar?</text:p>
          </table:table-cell>
          <table:table-cell office:value-type="string" table:style-name="ce2">
            <text:p>Cadastro</text:p>
          </table:table-cell>
          <table:table-cell table:number-columns-repeated="16381"/>
        </table:table-row>
        <table:table-row table:style-name="ro1">
          <table:table-cell office:value-type="float" office:value="458" table:style-name="ce3">
            <text:p>458</text:p>
          </table:table-cell>
          <table:table-cell office:value-type="string" table:style-name="ce2">
            <text:p>Boa tarde, Gostaria de esclarecer uma dúvida.Uma seguradora possui um seguro com outra seguradora. O veículo de um cliente da primeira seguradora é furtado, porém, a seguradora não possui o valor total para pagar o cliente. A segunda seguradora tem a responsabilidade civil de complementar esse valor?Fico aguardando a resposta. Cordialmente;HZ.<text:s text:c="2"/></text:p>
          </table:table-cell>
          <table:table-cell office:value-type="string" table:style-name="ce2">
            <text:p>Não identificada</text:p>
          </table:table-cell>
          <table:table-cell table:number-columns-repeated="16381"/>
        </table:table-row>
        <table:table-row table:style-name="ro1">
          <table:table-cell office:value-type="float" office:value="1512" table:style-name="ce3">
            <text:p>1512</text:p>
          </table:table-cell>
          <table:table-cell office:value-type="string" table:style-name="ce2">
            <text:p>desden 33 de novembro estou tentando junto a BB seguros dar entrada em um sinistro, mas o acesso ao site não tem bom esclarecimento, o site não apresenta prazos, já tentei ligar na ouvidoria (protocolo 3333333333333333333) pra que desse mais celeridade <text:s/>e esclarecessem melhor as informações do site, mas não está adiantando. <text:s/>o Sinistro aberto com numero 33333333333 continua sem prazo e demorando demais para dar andamento aos trâmites de indenização. Ou seja para vender seguros são ágeis, mas para resolver o sinistro ficam ganhando tempo.</text:p>
          </table:table-cell>
          <table:table-cell office:value-type="string" table:style-name="ce2">
            <text:p>Seguro de Danos</text:p>
          </table:table-cell>
          <table:table-cell table:number-columns-repeated="16381"/>
        </table:table-row>
        <table:table-row table:style-name="ro1">
          <table:table-cell office:value-type="float" office:value="1473" table:style-name="ce3">
            <text:p>1473</text:p>
          </table:table-cell>
          <table:table-cell office:value-type="string" table:style-name="ce2">
            <text:p>Existe alguma legislação que prevê o pagamento de mão de obra em caso de seguro residencial?</text:p>
          </table:table-cell>
          <table:table-cell office:value-type="string" table:style-name="ce2">
            <text:p>Outros</text:p>
          </table:table-cell>
          <table:table-cell table:number-columns-repeated="16381"/>
        </table:table-row>
        <table:table-row table:style-name="ro1">
          <table:table-cell office:value-type="float" office:value="730" table:style-name="ce3">
            <text:p>730</text:p>
          </table:table-cell>
          <table:table-cell office:value-type="string" table:style-name="ce2">
            <text:p>Boa tarde preciso de informações sobre seguros firmados para Izabel. Cpf33333333333 tem apólice em mãos por favor verifique TB <text:s/>processo Susep 33333333333/3333-33 <text:s text:c="2"/>apólice 333333333 <text:s text:c="4"/>agradeço</text:p>
          </table:table-cell>
          <table:table-cell office:value-type="string" table:style-name="ce2">
            <text:p>Seguro de Pessoas</text:p>
          </table:table-cell>
          <table:table-cell table:number-columns-repeated="16381"/>
        </table:table-row>
        <table:table-row table:style-name="ro1">
          <table:table-cell office:value-type="float" office:value="340" table:style-name="ce3">
            <text:p>340</text:p>
          </table:table-cell>
          <table:table-cell office:value-type="string" table:style-name="ce2">
            <text:p>Acionei meu seguro auto em 33/33/3333 (Apólice nº 33333333333333). Em 33/33/3333 a oficina credenciada realizou a vistoria e informou a seguradora (Azul Seguros) a relação de peças para o conserto, processo esse autorizado pela mesma, conforme anexos. Hoje, dia 33/33/3333 exatos 33 (trinta e sete) dias após o início ainda não recebi meu veículo consertado, segundo a oficina credenciada, por ainda faltar o envio de 3 (três) peças. Questionada por telefone no período matutino de hoje, a seguradora disse que o prazo final seria 33 de março de 3333, o que já totalizaria 33 (cinquenta) dias do veículo no conserto. Tendo em vista toda essa demora, faço aqui a minha reclamação em relação a demora em entregar o veículo, o que tem me causando muitos transtornos e gastos extras devido ao fato de não poder usar o carro para vários fins do dia a dia, como ir ao trabalho, fazer compras (supermercado, farmácia), lazer entre outros.</text:p>
          </table:table-cell>
          <table:table-cell office:value-type="string" table:style-name="ce2">
            <text:p>Seguro de Automoveis</text:p>
          </table:table-cell>
          <table:table-cell table:number-columns-repeated="16381"/>
        </table:table-row>
        <table:table-row table:style-name="ro1">
          <table:table-cell office:value-type="float" office:value="326" table:style-name="ce3">
            <text:p>326</text:p>
          </table:table-cell>
          <table:table-cell office:value-type="string" table:style-name="ce2">
            <text:p>Ola,Eu medico ortopedista venho por este denunciar a empresa Jural Corretora de Seguros devido ato antiético, desvio de conduta medica e suposto aliciamento de paciente medico pela funcionaria da empresa Sra S no caso ocorrido na manha do dia 33/33/3333 na Santa Casa de Pompeia. Solicito investigação dos fatos e esclarecimento. Grato</text:p>
          </table:table-cell>
          <table:table-cell office:value-type="string" table:style-name="ce2">
            <text:p>Não identificada</text:p>
          </table:table-cell>
          <table:table-cell table:number-columns-repeated="16381"/>
        </table:table-row>
        <table:table-row table:style-name="ro1">
          <table:table-cell office:value-type="float" office:value="870" table:style-name="ce3">
            <text:p>870</text:p>
          </table:table-cell>
          <table:table-cell office:value-type="string" table:style-name="ce2">
            <text:p>ola boa tarde, minha tia falava que iria fazee um seguro de vida e botaria meu filho que é sobrinho dela como beneficiario. ela faleceu mais eu nao tenho certeza que ela tenha feito. como posso estar me informando sobre isso, se houvesse algum documento sobre isso provavelmente o esposo dela nao me informaria. podem me ajudar por favor?</text:p>
          </table:table-cell>
          <table:table-cell office:value-type="string" table:style-name="ce2">
            <text:p>Seguro de Pessoas</text:p>
          </table:table-cell>
          <table:table-cell table:number-columns-repeated="16381"/>
        </table:table-row>
        <table:table-row table:style-name="ro1">
          <table:table-cell office:value-type="float" office:value="1102" table:style-name="ce3">
            <text:p>1102</text:p>
          </table:table-cell>
          <table:table-cell office:value-type="string" table:style-name="ce2">
            <text:p>Na qualidade de representante legal de RT MULTI SERVICE LTDA, sociedade empresária inscrita no CNPJ sob o nº 33.333.333/3333-33, com sede na Rua Capitão Manoel Torres, 3333, Santa Tereza, Piraí-RJ, CEP 33333-333, conforme procuração e contrato social anexado ao presente requerimento, solicito informações conforme passo a narrar:O veículo de propriedade da empresa RT, de placa RIX3H33, Renavam 33333333333 e Chassi 3BM333333MB333333, envolveu-se em acidente automobilístico com o veículo de propriedade de Thiago Mendes Leite, de placa ELG3G33, Renavam 33333333333 e Chassi 3AVFE3333ARA33333, em 33/33/3333 conforme registro de ocorrência.Considerando a possibilidade de que ambos os veículos poderiam estar cobertos por apólices de seguro à época do sinistro, assim como a empresa RT Multiservice também poderia estar coberta por apólice de seguros com cobertura para esse tipo de sinistro, solicito que a SUSEP informe se na data do acidente 33/33/3333 existiam apólices de seguro vigentes para:- RT MULTI SERVICE LTDA – CNPJ 33.333.333/3333-33;- Veículo Mercedes benz, modelo Axor, placa RIX3H33, Renavam 33333333333 e Chassi 3BM333333MB333333; e- Veículo BMW, modelo X3, de placa ELG3G33, Renavam 33333333333 e Chassi 3AVFE3333ARA33333.Ressalte-se, por oportuno, que as informações solicitados são para instruir o processo de número 3333333-33.3333.3.33.3333, em curso perante a comarcar de Belo Horizonte.Nestes termos,Solicita o deferimento e a prestação das informações acima solicitadas.</text:p>
          </table:table-cell>
          <table:table-cell office:value-type="string" table:style-name="ce2">
            <text:p>Seguro de Pessoas</text:p>
          </table:table-cell>
          <table:table-cell table:number-columns-repeated="16381"/>
        </table:table-row>
        <table:table-row table:style-name="ro1">
          <table:table-cell office:value-type="float" office:value="692" table:style-name="ce3">
            <text:p>692</text:p>
          </table:table-cell>
          <table:table-cell office:value-type="string" table:style-name="ce2">
            <text:p>Preciso restabelecer o cadastro de minha empresa ALCA BRASIL CORRETORA DE SEGUROS LTDA, o mesmo foi suspenso em 33/33/3333 por motivo "OUTROS".Portanto, não consigo saber o que devo fazer e nem como devo proceder, já mandei emails e fiz contato com 33333333333, sem sucesso.Não obtivemos nenhuma resposta, nenhum retorno, então peço encarecidamente ajuda para que nós e nossos funcionários possam continuar trabalhando.</text:p>
          </table:table-cell>
          <table:table-cell office:value-type="string" table:style-name="ce2">
            <text:p>Cadastro</text:p>
          </table:table-cell>
          <table:table-cell table:number-columns-repeated="16381"/>
        </table:table-row>
        <table:table-row table:style-name="ro1">
          <table:table-cell office:value-type="float" office:value="1167" table:style-name="ce3">
            <text:p>1167</text:p>
          </table:table-cell>
          <table:table-cell office:value-type="string" table:style-name="ce2">
            <text:p>Recebi um comunicado da Susep dizendo que estou com pendencia, foi enviado um link mais através desde não fala qual a pendencia liguei na Susep onde fui informada que seria o CPF qual a pendencia pois para mim meu dados estão corretor .pessoal da SUSEP não ajuda em nada só mesmo suspende e fica por isso mesmo !!!!</text:p>
          </table:table-cell>
          <table:table-cell office:value-type="string" table:style-name="ce2">
            <text:p>Cadastro</text:p>
          </table:table-cell>
          <table:table-cell table:number-columns-repeated="16381"/>
        </table:table-row>
        <table:table-row table:style-name="ro1">
          <table:table-cell office:value-type="float" office:value="814" table:style-name="ce3">
            <text:p>814</text:p>
          </table:table-cell>
          <table:table-cell office:value-type="string" table:style-name="ce2">
            <text:p>bom dia!Meu pai trabalhava em uma empresa e possuía apólice de seguro de vida. A via dele foi extraviada e não consigo pega outra via pela empresa. Para consultar pelo site pede o numero da apólice e do CPF dele. <text:s/>Gostaria se possível, se eu enviar o dados dele, vocês possam <text:s/>me ajudar passando o numero da apólice para que minha mãe localize a apólice e acione a seguradora.Segue os dados do meu pai: Gilberto / CPF: 333.333.333-33 / RG: MG-3.333.333.</text:p>
          </table:table-cell>
          <table:table-cell office:value-type="string" table:style-name="ce2">
            <text:p>Seguro de Pessoas</text:p>
          </table:table-cell>
          <table:table-cell table:number-columns-repeated="16381"/>
        </table:table-row>
        <table:table-row table:style-name="ro1">
          <table:table-cell office:value-type="float" office:value="1250" table:style-name="ce3">
            <text:p>1250</text:p>
          </table:table-cell>
          <table:table-cell office:value-type="string" table:style-name="ce2">
            <text:p>Ao inserir o CNPJ de minha corretora 33.333.333/3333-33 a fim de tentar emitir a certidão de minha corretora no site https://www3.susep.gov.br/safe/menumercado/certidoes/emite_certidoes_3333.asp, o site afirma que "Nenhuma empresa foi encontrada com este nome". No entanto no site https://www3.susep.gov.br/safe/Corretores/ consta meu cadastro como ativo. Como proceder para emitir a certidão?</text:p>
          </table:table-cell>
          <table:table-cell office:value-type="string" table:style-name="ce2">
            <text:p>Cadastro</text:p>
          </table:table-cell>
          <table:table-cell table:number-columns-repeated="16381"/>
        </table:table-row>
        <table:table-row table:style-name="ro1">
          <table:table-cell office:value-type="float" office:value="1221" table:style-name="ce3">
            <text:p>1221</text:p>
          </table:table-cell>
          <table:table-cell office:value-type="string" table:style-name="ce2">
            <text:p>Bom dia! Foi encaminhada uma reclamação minha aí pra vocês contra a Tele Sena, do sr. Abravanel, e a resposta foi a MAIS ABSURDA DO MUNDO, REFLEXO DESTE MISERÁVEL PAÍS DO PCC E DOS POLÍTICOS! A TELE SENA NÃO PAGA OS JUROS PROMETIDOS! AÍ VEIO A RESPOSTA DE VOCÊS - PAGOS COM MEU DINHEIRO DE CIDADÃO-TROUXA -, DIZENDO QUE NÃO RESOLVEM PROBLEMAS INDIVIDUAIS E QUE EU DEVERIA, EM ÚLTIMA QUESTÃO, ENTRAR COM AÇÃO JUDICIAL NOS ÓRGÃOS DE DEFESA DO CONSUMIDOR. ORA, ENTRAR COM AÇÃO POR CAUSA DE R$ 3,33???? VOCÊS ESTÃO DE BRINCADEIRA COM A MINHA CARA, NÉ??? NÃO SOU PALHAÇO DE GOVERNO, QUEM SUSTENTA ESSA PORCARIA SOU EU! SE A TELE SENA, QUE É UM JOGO DE AZAR DO SR. ABRAVANEL - SÓ ELE PODE, NÉ? - FUNCIONA HÁ 33 ANOS, É PORQUE VCS AUTORIZAM! ENTÃO, O POVO QUE SE LASQUE SE HOUVER ALGUM PROBLEMA, NÃO É? DÃO O AVAL, MAS TIRAM O CORPO FORA, COMO TUDO NESTE MISERÁVEL PAÍS! FALTA DE DECÊNCIA E VERGONHA NA CARA! VOU BOTAR A BOCA NO TROMBONE E VOU ESPALHAR TUDO ISSO NA IMPRENSA! NÃO SOU PALHAÇO DE VOCÊS NEM DE GOVERNO NENHUM! NÃO TENHO MEDO DE GOVERNO!</text:p>
          </table:table-cell>
          <table:table-cell office:value-type="string" table:style-name="ce2">
            <text:p>Não identificada</text:p>
          </table:table-cell>
          <table:table-cell table:number-columns-repeated="16381"/>
        </table:table-row>
        <table:table-row table:style-name="ro1">
          <table:table-cell office:value-type="float" office:value="1152" table:style-name="ce3">
            <text:p>1152</text:p>
          </table:table-cell>
          <table:table-cell office:value-type="string" table:style-name="ce2">
            <text:p>Bom dia , minha susep foi suspensa temporariamente. A solicitação é anexar o contrato social da minha empresa no cadastro da empresa . Porém , já tentei de tudo para criar a minha conta ouro no app gov , estou no nível prata , já tentei de tudo e não consegui , o site é o app gov não estão permitindo . Preciso muito da ajuda de vocês , pois estou desde quarta-feira passada impedido de trabalhar e receber minhas comissões, preciso muito pagar minhas contas e impostos federais . A única exigência e anexar o contrato social no cadastro da empresa . Já encaminhei o contrato social por e-mail , porém , o funcionário respondeu que preciso fazer pelo site , mas , como já disse , não consegui porque o site e o app não estão permitindo Socorro !Me ajudem , por favor Seguros e Planos de previdência LtdaSusep : 333333333CNPJ : <text:s/>33.333.333 3333-33Responsável técnico : Martin CPF : <text:s/>333.333.333-33</text:p>
          </table:table-cell>
          <table:table-cell office:value-type="string" table:style-name="ce2">
            <text:p>Cadastro</text:p>
          </table:table-cell>
          <table:table-cell table:number-columns-repeated="16381"/>
        </table:table-row>
        <table:table-row table:style-name="ro1">
          <table:table-cell office:value-type="float" office:value="262" table:style-name="ce3">
            <text:p>262</text:p>
          </table:table-cell>
          <table:table-cell office:value-type="string" table:style-name="ce2">
            <text:p>Existem diversos casos no Rio Grande do Sul de sinistros totalmente evidentes e legais por estiagem na safra 3333/3333 na cultura da soja aonde a seguradora NEWE não está fazendo os pagamentos. A SUSEP não irá tomar nenhuma providência?</text:p>
          </table:table-cell>
          <table:table-cell office:value-type="string" table:style-name="ce2">
            <text:p>Outros</text:p>
          </table:table-cell>
          <table:table-cell table:number-columns-repeated="16381"/>
        </table:table-row>
        <table:table-row table:style-name="ro1">
          <table:table-cell office:value-type="float" office:value="413" table:style-name="ce3">
            <text:p>413</text:p>
          </table:table-cell>
          <table:table-cell office:value-type="string" table:style-name="ce2">
            <text:p>Goiânia, 33 de abril de 3333.Registro de ReclamaçãoGostaria de registrar uma reclamação relativa ao descumprimento da CIRCULAR SUSEP Nº 333, DE 33 DE AGOSTO DE 3333, que dispõe sobre as regras e os critérios para operação de seguros do grupo automóvel, por parte da BB Seguros.Meu nome é C, possuo um seguro na BB Seguros de um veículo ETIOS SEDAN XS 3.3 33V(AUT.) (FLEX) A, placa QNG3333, e Apólice nº 3333333333333.Estou com meu veículo em manutenção em uma oficina credenciada do Banco do Brasil para resoluções de problemas que não são relativos ao meu contrato de seguro. Hoje eu entrei em contato com a BB Seguros para acionar uma Franquia de Reparo de Quebra de Para-Choque, que foi registrado sobre o número de atendimento 33333333. Mesmo comunicando no momento da solicitação que a minha escolha era o reparo ser realizado na oficina credenciada em que meu veículo se encontra (Solução Auto Center), a BB Seguros me indicou a oficina AUTO REFORMADORA LIMEIRA.Assim que tive ciência dessa autorização para uma oficina que não era a minha escolha, eu liguei na central do BB Seguros para solicitar a troca do prestador de serviço e fui informado pela atendente que essa troca não era possível, pois quem escolhe a oficina onde o reparo será realizado é a seguradora e não o segurado.Essa ação claramente fere o Art. 33 da CIRCULAR SUSEP Nº 333, DE 33 DE AGOSTO DE 3333, que informa “Para a reparação de veículos sinistrados, deverá ser prevista contratualmente, de forma isolada ou combinada: I -livre escolha de oficinas pelos segurados; ou II -escolha de oficinas integrantes de rede referenciada”. Como é possível perceber, o Art 33 da referida circular não está sendo cumprido.Frente ao exposto, solicito à SUSEP, que, conforme descrito na alínea h) do Art 33 do DECRETO-LEI Nº 33, DE 33 DE NOVEMBRO DE 3333, faça cumprir o seu papel de fiscalizar as operações das Sociedades Seguradoras, intervenha junto ao BB Seguros, para que este, em cumprimento da CIRCULAR SUSEP Nº 333, DE 33 DE AGOSTO DE 3333 está cerceando o meu direito de escolha de oficinas no papel de segurado.Informo que foi solicitado alteração administrativa via central telefônica do Atendimento nº 33333333, a qual foi negada. Foi registrado reclamação na ouvidoria da BB Seguros através da ligação telefônica registrada sob número 333333333333333333 o Protocolo de Reclamação registrado sob número ABA-3333-3333-33333.Aguardo posicionamento da SUSEP.Atenciosamente,</text:p>
          </table:table-cell>
          <table:table-cell office:value-type="string" table:style-name="ce2">
            <text:p>Não identificada</text:p>
          </table:table-cell>
          <table:table-cell table:number-columns-repeated="16381"/>
        </table:table-row>
        <table:table-row table:style-name="ro1">
          <table:table-cell office:value-type="float" office:value="522" table:style-name="ce3">
            <text:p>522</text:p>
          </table:table-cell>
          <table:table-cell office:value-type="string" table:style-name="ce2">
            <text:p>Bom dia, Eu R portador do RG. 33.333.333-x e CPF. 333.333.333-33, <text:s/>no dia 33/33/3333 contratei a prestação de serviço da empresa AGPV <text:s/>Proteção Veicular ( asseguradora de veículo) inscrita no CNPJ. 33.333.333.3333-33, conforme contrato de prestação de serviço em anexo. No dia <text:s/>33/33/3333 <text:s/>a caminho de ITU-SP, o motor do carro pegou fogo, entrei em contato com a seguradora e a própria seguradora foi responsável para efetuar a vistoria do veículo dando assim o início ao sinistro pois foi constatado por eles que foi dado perca total no carro, seguindo as instruções da seguradora fiz a transferência do veículo para a seguradora (segue cópia em anexo), e eles retiraram o veículo que estão com eles hoje, após essa tratativa eles nos deram um prazo que o pagamento seria efetuado para mim dia 33/33/3333, chegando nessa data eles não efetuaram o pagamento, eu entrei em contato e eles me responderam via e-mail da seguinte forma : (segue abaixo) <text:s/>De:C (email)Para:email:email:quarta-feira, 33 de abril de 3333 às 33:33 BRTBoa tarde Me envia por favor o contrato assinado de quando adquirimos esse seguro Enviado do Yahoo Mail para iPhoneEm quarta-feira, abril 33, 3333, 3:33 PM, email escreveu:Prezado Sr. R ! Recebemos o atualização na data de hoje referente à data de sua indenização. Infelizmente conforme informado pela supervisão do setor financeiro há uma dificuldade de cumprir comas datas programadas por conta de altas demandas indenizatórias.O financeiro propôs o pagamento em parcelas para que não deixe de cumprir com as demandas e tambémpara com o senhor. Segue abaixo : R - ATIVO - JIU3E33 - XSARA PICASSO GLX 3.3/ 3.3 FLEX 33V - 3333/3333 -PROTOCOLO – 33333333PROPOSTA DE NEGOCIAÇÃOLiquido a receber R$ R$ 33.333,33 ( Vinte mil, setecentos e oitenta e sete reais e dez centavos)Saldo de pagamento em 33 parcelas, nas datas programadas abaixo: 3° Parcela - 33/33/3333 – R$ 3.333,333° Parcela - 33/33/3333 – R$ 3.333,333° Parcela - 33/33/3333 – R$ 3.333,333° Parcela - 33/33/3333 – R$ 3.333,333° Parcela - 33/33/3333 – R$ 3.333,333° Parcela - 33/33/3333 – R$ 3.333,333° Parcela - 33/33/3333 – R$ 3.333,333° Parcela - 33/33/3333 – R$ 3.333,333° Parcela - 33/33/3333 – R$ 3.333,3333° Parcela - 33/33/3333 – R$ 3.333,33 Entendemos todo o transtorno e pedimos desculpas até aqui, foi a data mais próxima que o financeiro conseguiu encaixar, pois existem vários processos em fase de indenização e reembolso atualmente como o seu, e por esse excesso de demanda o financeiro encontrou dificuldade nos agendamentos e também para cumprir com suas datas. Ficamos no aguardo do aceite.33.3. O pagamento da indenização integral será efetuado em até 33 (sessenta dias) úteis, contados da apresentação de todos os documentos requeridos pela AGPV, ou seja, data de cadastramento do processo administrativo de indenização ou da certificação de perda total de que tratam as cláusulas 33.3 e 33.3,respeitando-se o prazo de suspensão quando houver a solicitação de procedimento de sindicância/ perícia, o envio dos documentos complementares e o agendamento do rateio de indenização integral.Eles mencionaram uma clausula contratual porém em nenhum momento eu assinei esse contrato que consta essa informação. Estou me sentindo lesado, pois esperei pelo pagamento para poder comprar outro carro, e somente após expirar o prazo inicial para o pagamento eles vieram com a proposta do pagamento parcelado</text:p>
          </table:table-cell>
          <table:table-cell office:value-type="string" table:style-name="ce2">
            <text:p>Seguro de Automoveis</text:p>
          </table:table-cell>
          <table:table-cell table:number-columns-repeated="16381"/>
        </table:table-row>
        <table:table-row table:style-name="ro1">
          <table:table-cell office:value-type="float" office:value="1475" table:style-name="ce3">
            <text:p>1475</text:p>
          </table:table-cell>
          <table:table-cell office:value-type="string" table:style-name="ce2">
            <text:p>À Ouvidoria da Superintendência de Seguros Privados - SUSEP3. A Solicitante (Sombrero Seguros S/A, neste ato representada por seu Diretor Presidente) é sociedade seguradora, autorizada a funcionar pela Superintendência de Seguros Privados – SUSEP, autarquia supervisora do sistema de seguros, por meio da Portaria Susep nº 3.333, de 33 de agosto de 3333.3. Na condição de seguradora, requereu à referida Autarquia a homologação de pedido de alteração de seu Estatuto Social (Processo nº 33333.333333/3333-33), em função de ajuste no capital social, de R$ 33 milhões, parcialmente integralizados, para R$ 33 milhões, totalmente integralizados. A Autarquia supervisora, de ofício, alterou o pedido para homologação de aumento de capital, considerando que o montante integralizado subiria de R$ 33 milhões para R$ 33 milhões. A Requerente não se opôs a essa alteração.3. A matéria “homologação de aumento de capital” é disciplinada pela Resolução CNSP nº 333, de 33 de novembro de 3333, que “dispõe sobre a autorização da Susep para funcionamento, início das operações no país, exercício de cargos em órgãos estatutários ou contratuais, integralização de capital e transferência de carteira e sobre condições de estrutura de controle societário das entidades que especifica”. Dentro dessa norma, destaca-se, em particular, o inciso I de seu art. 3º, que estabelece que os pedidos de aumento de capital devem ser submetidos à homologação da Susep.3. No processo de homologação de aumento de capital, a Requerente informou à Autarquia supervisora que sua controladora integral, Enova Holding S.A., emitiu novas ações, que foram adquiridas por dois acionistas minoritários, pessoas jurídicas que passaram a deter 3,3% e 3,3% de participação minoritária e indireta no capital da seguradora. Os demais 33,3% das ações da controladora integral permanecem em poder dos acionistas controladores, reunidos em bloco de controle desde a criação da seguradora (Portaria Susep nº 3.333/33, acima referida). 3. No curso do procedimento de homologação do aumento de capital, surgiram exigências de esclarecimento, todas elas cumpridas, exceto uma, feita por parte do órgão supervisor, que no entender da Requerente, carece de amparo legal. Trata-se de exigência para que os sócios cotistas das duas empresas minoritárias que ingressaram no capital social da Seguradora anexassem cópia de suas respectivas Declarações de Imposto de Renda Pessoa Física (IRPF).3. Por entender que anexar cópias de Declarações de IRPF não é requisito que conste da legislação vigente, a Requerente solicitou à Autarquia que considerasse a exigência dispensável, ou que apontasse a norma jurídica que fundamenta tal exigência. Posteriormente, anexou cópias de extratos bancários dos cotistas pessoas físicas das empresas acionistas indiretas da Seguradora. Ainda assim, não tendo obtido a homologação pretendida, informou que, caso fosse mantida a exigência de juntada de declarações de IRPF, a despeito da inexistência de fundamento legal, que cumpriria tal exigência mediante declaração facultando à Susep o acesso às declarações IRPF mantidas pela Receita Federal, nos termos facultados pela Lei nº 3.333/33, art. 33. Desde então, o processo não teve deliberação por parte da Autarquia. 3. Para evitar pormenorizar no corpo desta solicitação todos os fatos e argumentos que constam do pedido de homologação, a ora Solicitante anexa cópia de suas manifestações mais recentes anexadas ao processo de homologação de aumento de capital já citado (documentos anexos).3. Recentemente, a mesma Autarquia, mais especificamente sua Coordenação de Autorizações (COAUT/CGRAJ/DIR3/SUSEP) expediu o Ofício Eletrônico nº 333/3333/COAUT/CGRAJ/DIR3/SUSEP, de 33 de dezembro de 3333, que suspendeu o andamento de outro processo de interesse da Solicitante (Processo nº 33333.333333/3333-33), sem indicação de motivação ou fundamento legal para o sobrestamento, já que seu tema (autorização para operar seguro de pessoas) não guarda qualquer relação de dependência em função da matéria com o processo anteriormente citado.3. Cabe destacar que tanto o processo de homologação de aumento de capital quanto o processo de autorização para operar em seguro de pessoas, salvo algum equívoco, receberam manifestações favoráveis da área de solvência da autarquia, conforme consta dos respectivos autos eletrônicos. Portanto, do ponto de vista da solvência e consequente proteção ao mercado consumidor, ambos os requerimentos são passíveis de deferimento.33. Sendo assim, tendo cumprido todos os requisitos normativos, e passados mais de 33 meses da apresentação do pedido de homologação de aumento de capital, e dois meses desde que a Solicitante se dispôs a cumprir a exigência (não fundamentada) de apresentação de Declarações do IRPF, na forma facultada pela Lei nº 3.333/33, e considerando ainda o recente sobrestamento de outro processo de seu interesse, também sem apresentação de motivação ou fundamento legal, serve a presente manifestação para solicitar que a unidade competente da Superintendência de Seguros Privados, a Coordenação-Geral de Regimes Especiais, Autorizações e Julgamentos, por intermédio de sua Coordenação de Autorizações: a) dê andamento ao Processo Eletrônico nº 33333.333333/3333-33, seja para acolher o entendimento da Solicitante no sentido de desnecessidade de juntada de Declarações de IRPF de sócios cotistas de empresas acionistas indiretas e minoritárias da seguradora requerente, seja para decidir de outra maneira, possibilitando à Solicitante, se for o caso, a interposição de recurso administrativo ou adoção de outras providências administrativas ou judiciais que entender cabíveis;b) levante o sobrestamento do andamento do Processo Eletrônico nº 33333.333333/3333-33, e, consequentemente, com base na legislação vigente, aprecie o pedido nele formulado.33. A Solicitante permanece à disposição para quaisquer esclarecimentos que se fizerem necessários.</text:p>
          </table:table-cell>
          <table:table-cell office:value-type="string" table:style-name="ce2">
            <text:p>Cadastro</text:p>
          </table:table-cell>
          <table:table-cell table:number-columns-repeated="16381"/>
        </table:table-row>
        <table:table-row table:style-name="ro1">
          <table:table-cell office:value-type="float" office:value="1321" table:style-name="ce3">
            <text:p>1321</text:p>
          </table:table-cell>
          <table:table-cell office:value-type="string" table:style-name="ce2">
            <text:p>Consulta existencia de contratação de seguro pelo indicado uma vez que ocorreu seu falecimento em 33/33/3333</text:p>
          </table:table-cell>
          <table:table-cell office:value-type="string" table:style-name="ce2">
            <text:p>Seguro de Pessoas</text:p>
          </table:table-cell>
          <table:table-cell table:number-columns-repeated="16381"/>
        </table:table-row>
        <table:table-row table:style-name="ro1">
          <table:table-cell office:value-type="float" office:value="1223" table:style-name="ce3">
            <text:p>1223</text:p>
          </table:table-cell>
          <table:table-cell office:value-type="string" table:style-name="ce2">
            <text:p>Comprei um carro Nissan Sentra na concessionaria Nissan e contratei o seguro Youse. Após fazer o pagamento do seguro, fui até a oficina indicada pela seguradora a fim de fazer a vistoria do carro. Ocorre que como a concessionaria me repassou apenas o documento de rodagem no nome dela com data 33-33-3333, porque o documento no meu nome só ficaria pronto em até 3 dias úteis. <text:s/>Foi feito a vistoria e encaminhado para a Youse, todavia, o contrato encontra-se pendente há mais de 33hs. Liguei na seguradora para saber porque da demora na mudança do status de pendente para aprovado e me informaram que é porque enviei o documento de rodagem com o nome da antigo proprietário e por isso, o contrato poderia ser cancelado por este motivo. <text:s/>A minha pergunta seria se a seguradora pode recusar o documento de rodagem no nome da concessionaria e não no meu que só ficará pronto daqui a 3 dias. <text:s/>Já consta apólice 3333333333333 e a minha dúvida é se ocorrer qualquer sinistro com meu carro se vou ficar descoberto ou não.</text:p>
          </table:table-cell>
          <table:table-cell office:value-type="string" table:style-name="ce2">
            <text:p>Seguro de Automoveis</text:p>
          </table:table-cell>
          <table:table-cell table:number-columns-repeated="16381"/>
        </table:table-row>
        <table:table-row table:style-name="ro1">
          <table:table-cell office:value-type="float" office:value="1500" table:style-name="ce3">
            <text:p>1500</text:p>
          </table:table-cell>
          <table:table-cell office:value-type="string" table:style-name="ce2">
            <text:p>Fiz uma compra nas casas Bahia e recebi meu produto. Fiz garantia estendida dia 33/33/3333, até hoje não recebi o contrato...pois bem agora logo para Zurich seguros e não podem me enviar o contrato só pela loja física..juro que achei bem estranho..como assim? a seguradora contratada não pode enviar o contrato por email? confirmado todos os dados? em 3333, isto está realmente acontecendo?. Desculpa por minha indignação e obrigada desde já.</text:p>
          </table:table-cell>
          <table:table-cell office:value-type="string" table:style-name="ce2">
            <text:p>Seguro Garantia</text:p>
          </table:table-cell>
          <table:table-cell table:number-columns-repeated="16381"/>
        </table:table-row>
        <table:table-row table:style-name="ro1">
          <table:table-cell office:value-type="float" office:value="408" table:style-name="ce3">
            <text:p>408</text:p>
          </table:table-cell>
          <table:table-cell office:value-type="string" table:style-name="ce2">
            <text:p>MARIA, brasileira, viúva, aposentada, portadora do RG 33333333-3, inscrita no CPF nº 333333333/33 era casada com S, o qual faleceu na data de 33 de dezembro de 3333, conforme atestado de óbito em anexo e certidão de casamento. S era inscrito no CPF 333.333.333-33, possuía conta no banco requerido na agência 3333 e conta corrente 33333. <text:s text:c="2"/>O falecido contratou <text:s/>33 consignados, números de seus contratos: 33333333333-3, 33333333333-3, 33333333333-3 e 33333333333-3, na modalidade de desconto em conta corrente/poupança, respectivamente nos valores de R$3.333,33 (mil seiscentos e sete reais e sessenta e seis centavos), R$33.333,33 (doze mil setecentos e setenta reais e oitenta e oito centavos), R$3.333,33 (dois mil e vinte e um reais e setenta e três centavos) . A requerente não obteve os contratos através do banco nem nos canais de atendimento, e continua sem informações se há seguro prestamista referente aos empréstimos.</text:p>
          </table:table-cell>
          <table:table-cell office:value-type="string" table:style-name="ce2">
            <text:p>Seguro de Pessoas</text:p>
          </table:table-cell>
          <table:table-cell table:number-columns-repeated="16381"/>
        </table:table-row>
        <table:table-row table:style-name="ro1">
          <table:table-cell office:value-type="float" office:value="1445" table:style-name="ce3">
            <text:p>1445</text:p>
          </table:table-cell>
          <table:table-cell office:value-type="string" table:style-name="ce2">
            <text:p>Estou com problemas para encontrar o meu contrato de seguro no site da Susep, coloco a minha apolice que o seguro me passa e da não encontrado!</text:p>
          </table:table-cell>
          <table:table-cell office:value-type="string" table:style-name="ce2">
            <text:p>Não identificada</text:p>
          </table:table-cell>
          <table:table-cell table:number-columns-repeated="16381"/>
        </table:table-row>
        <table:table-row table:style-name="ro1">
          <table:table-cell office:value-type="float" office:value="1375" table:style-name="ce3">
            <text:p>1375</text:p>
          </table:table-cell>
          <table:table-cell office:value-type="string" table:style-name="ce2">
            <text:p>Prezados, o processo nº 3333.333333/3333-33 está concluso no setor apoio gabinete desde a data de 33.33.3333, por gentileza gostaria de verificar a situação desse processo.Trata-se de um ofício nº 333/3333 deferido pelo juiz da 3ª vara cível de Curitiba, para verificar a existência de eventuais planos de previdência privada, seguro de vida, títulos de capitalização.</text:p>
          </table:table-cell>
          <table:table-cell office:value-type="string" table:style-name="ce2">
            <text:p>Não identificada</text:p>
          </table:table-cell>
          <table:table-cell table:number-columns-repeated="16381"/>
        </table:table-row>
        <table:table-row table:style-name="ro1">
          <table:table-cell office:value-type="float" office:value="446" table:style-name="ce3">
            <text:p>446</text:p>
          </table:table-cell>
          <table:table-cell office:value-type="string" table:style-name="ce2">
            <text:p>Tenho minha Corretora `mais de 33 anos e nada foi alterado no contrato social neste tempo todo , tenho recebido e mails confusos da Susep ordenando que eu entre no site procure o que não existe e faça alterações.Impossível pois é confuso demais e não existem os ícones que informam no e mailAguardo um retorno sobre este assunto o mais breve possívelCorretora de Seguros Ltda.CNPJ 33.333.333/3333-33P</text:p>
          </table:table-cell>
          <table:table-cell office:value-type="string" table:style-name="ce2">
            <text:p>Cadastro</text:p>
          </table:table-cell>
          <table:table-cell table:number-columns-repeated="16381"/>
        </table:table-row>
        <table:table-row table:style-name="ro1">
          <table:table-cell office:value-type="float" office:value="1024" table:style-name="ce3">
            <text:p>1024</text:p>
          </table:table-cell>
          <table:table-cell office:value-type="string" table:style-name="ce2">
            <text:p>Boa tarde!Sou inventariante <text:s/>e gostaria de saber como procedo paras solicitar o pedido de pesquisa de apólice e título de capitalização em nome do falecido RAFAEL</text:p>
          </table:table-cell>
          <table:table-cell office:value-type="string" table:style-name="ce2">
            <text:p>Seguro de Pessoas</text:p>
          </table:table-cell>
          <table:table-cell table:number-columns-repeated="16381"/>
        </table:table-row>
        <table:table-row table:style-name="ro1">
          <table:table-cell office:value-type="float" office:value="1131" table:style-name="ce3">
            <text:p>1131</text:p>
          </table:table-cell>
          <table:table-cell office:value-type="string" table:style-name="ce2">
            <text:p>Senhores,Vimos consultar a esta D. SUSEP sobre a posição de Diretor Técnico de Corretora de Seguros que seja Pessoa Jurídica. Temos a seguinte dúvida a ser esclarecida:Se o Diretor Técnico de Seguros da Sociedade Anônima presta serviços apenas por jornada de 33 horas diárias, ele deve ao iniciar a jornada se vincular à Corretora de Seguros por meio do sistema da SUSEP e ao final da sua jornada se desvincular da Corretora de Seguros, realizando esse procedimento diariamente? Ou, deve permanecer vinculado como Diretor Técnico de Seguros durante todo o prazo de seu mandato sem a necessidade de se vincular no início da jornada e desvincular ao final da jornada diariamente?Respeitosamente,JenifferOAB/SP 333.333Anexos Originais</text:p>
          </table:table-cell>
          <table:table-cell office:value-type="string" table:style-name="ce2">
            <text:p>Cadastro</text:p>
          </table:table-cell>
          <table:table-cell table:number-columns-repeated="16381"/>
        </table:table-row>
        <table:table-row table:style-name="ro1">
          <table:table-cell office:value-type="float" office:value="485" table:style-name="ce3">
            <text:p>485</text:p>
          </table:table-cell>
          <table:table-cell office:value-type="string" table:style-name="ce2">
            <text:p>Prezados, boa noite. Eu tinha uma previdência privada na Porto Seguro Previdência desde maio/3333. Eu solicitei em janeiro/33 a portabilidade da previdência privada da Porto Seguro para a Rico. Neste período, no extrato da previdência constava o saldo de R$ 333 mil reais, conforme extrato em anexo. Porém, após a portabilidade, chegou na Rico apenas R$ 333 mil reais, faltando transferir os outros R$ 333 mil. Entrei em contato com a Porto e a previdência lá consta como cancelada e o time da Rico não sabe me explicar o porque o saldo total não chegou, sendo que no início da conversa foi afirmado por ambos que na portabilidade não havia qualquer desconto do saldo. Em resumo: Ninguém sabe me explicar para onde foi o dinheiro que falta.</text:p>
          </table:table-cell>
          <table:table-cell office:value-type="string" table:style-name="ce2">
            <text:p>Previdência Complementar Aberta</text:p>
          </table:table-cell>
          <table:table-cell table:number-columns-repeated="16381"/>
        </table:table-row>
        <table:table-row table:style-name="ro1">
          <table:table-cell office:value-type="float" office:value="200" table:style-name="ce3">
            <text:p>200</text:p>
          </table:table-cell>
          <table:table-cell office:value-type="string" table:style-name="ce2">
            <text:p>Bom dia, atraves do Processo SUSEP Numero 33333.333333/3333-33 tive meu cancelamento de registro <text:s/>como penalidade por falta cometida. Verificando recentemente o processo de numero 33333.333333/3333-33 e verificando o artigo 3 - A SUSEP não concederá novo registro ao corretor de seguros, pessoa natural ou juridica, penalizado na forma de caput deste artigo, durante o prazo de cinco anos, contados a data do cancelamento do registro.Entendo dessa forma ter cumprido esse rito e gostaria da confirmação.</text:p>
          </table:table-cell>
          <table:table-cell office:value-type="string" table:style-name="ce2">
            <text:p>Cadastro</text:p>
          </table:table-cell>
          <table:table-cell table:number-columns-repeated="16381"/>
        </table:table-row>
        <table:table-row table:style-name="ro1">
          <table:table-cell office:value-type="float" office:value="796" table:style-name="ce3">
            <text:p>796</text:p>
          </table:table-cell>
          <table:table-cell office:value-type="string" table:style-name="ce2">
            <text:p>CORRETORA DE SEGUROS LTDA - CNPJ: 33.333.333/3333-33Sou da Corretora de Seguros, estou com meu cadastro de PJ suspenso na Susep e não fui comunicado, uma seguradora me bloqueou e estou impedido de exercer minhas atividades emitindo seguros.No dia 33/33/3333, consultei o portal e anexei o contrato social que estavam pedindo, o sistema informou que em 33hs meu cadastro estaria ativo.Isso não aconteceu, continuo com meu acesso suspenso, não estou conseguindo emitir seguros, tenho fluxo grande de negócios e não sei o que fazer, preciso que meu cadastro seja ativado urgente, já enviei o documentos solicitado.Leandro (33)33333-3333</text:p>
          </table:table-cell>
          <table:table-cell office:value-type="string" table:style-name="ce2">
            <text:p>Cadastro</text:p>
          </table:table-cell>
          <table:table-cell table:number-columns-repeated="16381"/>
        </table:table-row>
        <table:table-row table:style-name="ro1">
          <table:table-cell office:value-type="float" office:value="1129" table:style-name="ce3">
            <text:p>1129</text:p>
          </table:table-cell>
          <table:table-cell office:value-type="string" table:style-name="ce2">
            <text:p>Boa tarde!Preciso alterar os dados fiscais e correspondência da 3 Seguros.</text:p>
          </table:table-cell>
          <table:table-cell office:value-type="string" table:style-name="ce2">
            <text:p>Cadastro</text:p>
          </table:table-cell>
          <table:table-cell table:number-columns-repeated="16381"/>
        </table:table-row>
        <table:table-row table:style-name="ro1">
          <table:table-cell office:value-type="float" office:value="1146" table:style-name="ce3">
            <text:p>1146</text:p>
          </table:table-cell>
          <table:table-cell office:value-type="string" table:style-name="ce2">
            <text:p>A empresa ITA SEGUROS - CNPJ 33.333.333/3333-33 fez um seguro incêndio em meu nome, sem o meu aceite. <text:s/>O pior foi fazer essa contratação por valor superfaturado junto à Tokio Marine. <text:s/>A apolice que me enviaram foi cotada a $ 333,33 e a mesma cobertura feita por outra corretora (Framilio Seguros),. me custou $ 33,33 com a mesma cobertura para o Locador e tambem junto à Tokio Marine. <text:s/>Liguei na ITA, falei com o Sr. Edgar no dia 33/33, data na qual recebi o boleto de locação do meu apartamento, onde constava a cobrança de 3a/3a parcela no valor de R$ 333,33 cada uma. <text:s/>O Sr. Edgar me respondeu que, apesar de não ter meu aceite, ele providenciou a apólice com instruções passadas pela Imobiliária Goback..Pedi à ele que cancelasse a apólice porque eu não concordava com o valor e ele disse que não iria fazer isso. <text:s/>Sendo assim, liguei na Tokio Marine e fiz o cancelamento.Peço que seja investigada a conduta dessa Seguradora, por superfaturamento e por "venda casada" com a imobiliária Gobach, contra a qual estou tambem tomando providencias. Ressalto que essa conduta que me atingiu, tambem está atingindo várias outras pessoas que não se atentaram para a cobrança absurda, segundo o responsável técnico dessa imobiliária eles administram mais de 3 mil contratos, todos tratados da mesma forma e todos com seguros feitos pela ITA Seguradora.Aguardo providências.Sonja (33) 3 3333-3333</text:p>
          </table:table-cell>
          <table:table-cell office:value-type="string" table:style-name="ce2">
            <text:p>Seguro de Danos</text:p>
          </table:table-cell>
          <table:table-cell table:number-columns-repeated="16381"/>
        </table:table-row>
        <table:table-row table:style-name="ro1">
          <table:table-cell office:value-type="float" office:value="1513" table:style-name="ce3">
            <text:p>1513</text:p>
          </table:table-cell>
          <table:table-cell office:value-type="string" table:style-name="ce2">
            <text:p>Assunto: Comunicado de Falecimento e Pesquisa de ApólicePrezados responsáveis pela SUSEP,Espero que esta mensagem o encontre bem. Gostaria de comunicar o falecimento da minha mãe, [ Vera Lúcia ], que ocorreu recentemente. Ela me informou anteriormente sobre a existência de um seguro de vida do qual eu sou beneficiário, no entanto, não consigo localizar a apólice correspondente.Diante desse cenário, venho por meio desta solicitar sua gentil assistência na localização e fornecimento de informações relacionadas a essa apólice. Qualquer orientação sobre os procedimentos a serem seguidos ou os documentos necessários para dar continuidade a esse processo será de grande ajuda.Segue abaixo algumas informações iniciais que podem facilitar a pesquisa:Nome da Segurada: Vera Lúcia Data de Falecimento: 33/33/3333Agradeço antecipadamente pela atenção dedicada a esta questão e pela assistência que possa ser prestada. Estou à disposição para fornecer qualquer documentação adicional que seja necessária.Atenciosamente,Juan Telefone: 33 33333-3333E-mail: email</text:p>
          </table:table-cell>
          <table:table-cell office:value-type="string" table:style-name="ce2">
            <text:p>Seguro de Pessoas</text:p>
          </table:table-cell>
          <table:table-cell table:number-columns-repeated="16381"/>
        </table:table-row>
        <table:table-row table:style-name="ro1">
          <table:table-cell office:value-type="float" office:value="605" table:style-name="ce3">
            <text:p>605</text:p>
          </table:table-cell>
          <table:table-cell office:value-type="string" table:style-name="ce2">
            <text:p>Informaçõess obre seguro de vida morte natural do segurado falecido S CPF 333.333.333-33</text:p>
          </table:table-cell>
          <table:table-cell office:value-type="string" table:style-name="ce2">
            <text:p>Seguro de Pessoas</text:p>
          </table:table-cell>
          <table:table-cell table:number-columns-repeated="16381"/>
        </table:table-row>
        <table:table-row table:style-name="ro1">
          <table:table-cell office:value-type="float" office:value="1197" table:style-name="ce3">
            <text:p>1197</text:p>
          </table:table-cell>
          <table:table-cell office:value-type="string" table:style-name="ce2">
            <text:p>Boa tarde Prezados !Sobre as corretoras de seguros ; Nome: MARCOS CPF: 333.333.333-33Número de registro Susep: 333333333Nome : MARCOS ADM. E CORRETORA DE SEGUROS CNPJ: 33.333.333/3333-33Número de registro Susep: 333333333Encontram-se com o cadastro SUSPENSO. Como devo proceder para regularizar?Aguardo retorno urgente!Estou à disposição para quaisquer esclarecimentos ,Atenciosamente, MARCOS MARCOS ADM. E CORRETORA DE SEGUROS (33)3333-3333/(33)3 3333-3333E-mail: emailSite: Sete Lagoas /MG</text:p>
          </table:table-cell>
          <table:table-cell office:value-type="string" table:style-name="ce2">
            <text:p>Não identificada</text:p>
          </table:table-cell>
          <table:table-cell table:number-columns-repeated="16381"/>
        </table:table-row>
        <table:table-row table:style-name="ro1">
          <table:table-cell office:value-type="float" office:value="235" table:style-name="ce3">
            <text:p>235</text:p>
          </table:table-cell>
          <table:table-cell office:value-type="string" table:style-name="ce2">
            <text:p>Venho por meio desta, registrar a presente reclamação contra a AGIBANK, esclareço que há mais de um ano venho tentando receber indenização do seguro de vida deixado pelo meu falecido pai o senhor J. Esclareço que nesse período a asseguradora AGIBNAK tem criado todos os tipos de obstáculos para o pagamento do seguro. Sendo assim solicito a intervenção desta superintendência para garantir do meu direito.</text:p>
          </table:table-cell>
          <table:table-cell office:value-type="string" table:style-name="ce2">
            <text:p>Seguro de Pessoas</text:p>
          </table:table-cell>
          <table:table-cell table:number-columns-repeated="16381"/>
        </table:table-row>
        <table:table-row table:style-name="ro1">
          <table:table-cell office:value-type="float" office:value="1209" table:style-name="ce3">
            <text:p>1209</text:p>
          </table:table-cell>
          <table:table-cell office:value-type="string" table:style-name="ce2">
            <text:p>Preciso saber porque a minha corretora está suspensa sendo que refiz o cadastro dentro do prazo.</text:p>
          </table:table-cell>
          <table:table-cell office:value-type="string" table:style-name="ce2">
            <text:p>Não identificada</text:p>
          </table:table-cell>
          <table:table-cell table:number-columns-repeated="16381"/>
        </table:table-row>
        <table:table-row table:style-name="ro1">
          <table:table-cell office:value-type="float" office:value="311" table:style-name="ce3">
            <text:p>311</text:p>
          </table:table-cell>
          <table:table-cell office:value-type="string" table:style-name="ce2">
            <text:p>Meu veículo foi furtado em 33/33/3333.Enviei para a associação Universo AGV toda a documentação que me fora solicitado.Aceitaram toda a documentação e, me informaram que precisariam de 33 dias para analisar o caso.O prazo venceu e, nem se quer me ligaram para dar satisfação.Após inúmeras ligações minhas cobrando o desfecho da análise, ao qual sempre em pediam prazos e mais prazos que não cumpriram.Hoje, 33/33/3333, me retornaram para dizer que não vão pagar a indenização do meu veículo furtado. O motivo que me falaram foi que, eu, dono do veículo, não passei informações verdadeiras. O mais engraçado é que todas as informações que passei foram: Boletim de Ocorrência, Formulário da AGV relatando o ocorrido, IMAGENS DO FURTO, captadas por câmeras de segurança, meus documentos e, documentos do veículo. Preciso entender no detalhe, onde foi que houve informações "não verdadeiras"? O que me parece é que a AGV está querendo se isentar de pagar a indenização do furto do meu veículo.Portanto, manifesto aqui o meu total repúdio a essa associação.SUSEP, como devo proceder de hora em diante?</text:p>
          </table:table-cell>
          <table:table-cell office:value-type="string" table:style-name="ce2">
            <text:p>Seguro de Automoveis</text:p>
          </table:table-cell>
          <table:table-cell table:number-columns-repeated="16381"/>
        </table:table-row>
        <table:table-row table:style-name="ro1">
          <table:table-cell office:value-type="float" office:value="1353" table:style-name="ce3">
            <text:p>1353</text:p>
          </table:table-cell>
          <table:table-cell office:value-type="string" table:style-name="ce2">
            <text:p>Quando tento consultar o Processo 33333.333333/3333–33; 33333.333333/3333–33; 33333.333333/3333–33; o site informa que não foram encontrados.</text:p>
          </table:table-cell>
          <table:table-cell office:value-type="string" table:style-name="ce2">
            <text:p>Não identificada</text:p>
          </table:table-cell>
          <table:table-cell table:number-columns-repeated="16381"/>
        </table:table-row>
        <table:table-row table:style-name="ro1">
          <table:table-cell office:value-type="float" office:value="38" table:style-name="ce3">
            <text:p>38</text:p>
          </table:table-cell>
          <table:table-cell office:value-type="string" table:style-name="ce2">
            <text:p>DESCUMPRIMENTO DO § 3º do art. 33 da Circular Susep nº 333, de 33 de julho 3333.Fale aquiRECLAMAÇÃO Rio de Janeiro, 33 de setembro de 3333.Ao: Ilmo Sr. Responsável pela Controladoria Geral da União (CGU)XXXX , vem, requerer a esta renomada Superintendência (SUSEP) que tome medidas pára compelir a RECLAMADA para cumprir sua obrigação e realizar o pagamento de forma integral. na forma do § 3.º <text:s/>art. 33 da circular da SUSEP nº 333 de 33/33/3333, pelos seguintes fatos a seguir aduzidosPrezado (a) Sr (a).Inicialmente, informa o RECLAMANTE que é portador de insuficiência renal crônica estágio 3, realizando sessões de hemodiálise três vezes por semana, conforme documentos 33 e 33 em anexos;No dia 33/33/3333 a Srta. cccc <text:s/>realizou junto ao Notificado, a contratação de Auxílio Funeral Individual e Pecúlio por Morte denominado “Vida Inteira”, conforme documento 33 em nexo; No dia 33/33/3333 a CONTRATANTE, conforme documento 33.3 em anexo, <text:s/>atualizou seus plano de seguro de vida.No dia 33 de maio de 3333, ou seja, aproximadamente 3 anos após a contratação do seguro, a CONTRATANTE veio a óbito;No dia 33 de maio de 3333, o RECLAMANTE abriu junto ao RECLAMADO processo de abertura de sinistro nº. 3333333333, conforme documento 33 em anexo;Ressalta-se que conforme o art. 33 da Circular Susep nº 333, de 33 de julho 3333, o prazo para a liquidação dos sinistros, limitado a trinta dias, assim dispõe:Art. 33. Deverá ser estabelecido prazo para a liquidação dos sinistros, limitado a trinta dias, contados a partir da entrega de todos os documentos básicos previstos no art. 33.Já o § 3º estabelece o direito aos juros e atualização monetária no caso de não cumprimento do art. 33, vejamos:§ 3º Deverá ser estabelecido que o não pagamento da indenização no prazo previsto no caput implicará aplicação de juros de mora a partir daquela data, sem prejuízo de sua atualização, nos termos da legislação específica. <text:s text:c="2"/>No caso em tela, conforme documento 33, verifica-se que o RECLAMADO não cumpriu o referido prazo previsto na Circula da Susep, já que o processo foi aberto em 33 e maio de 3333;Ressalta-se que a área médica permaneceu por mais de 33 dias com o processo, sendo feito análise e reanálise sem que houvesse a necessidade de apresentação de novos documentos por parte do RECLAMANTE, conforme protocolos:Logo em seguida, o RECLAMANTE enviou ao NOTIFICANTE e-mail com a seguinte informação:“CONFORME A DOCUMENTAÇÃO APRESENTADA, CONSTATAMOS QUE A COBERTURA DOS PLANOS CONTRATADOS ESTAVAM SUSPENSAS POR FALTA DE PAGAMENTO NA DATA DO SINISTRO 33/33/3333, conforme documento 33 em anexo”;O Enunciado da Súmula 333 STJ estabelece que a indenização securitária é devida quando ausente a comunicação prévia do segurado acerca do atraso no pagamento do prêmio por constituir requisito essencial para suspensão ou resolução do contrato de seguro, ou seja, a seguradora tem que notificar o segurado do atraso de seu pagamento. Sem a notificação ou interpelação especifíca. Para que haja resolução ou suspensão do contrato. Foi com esse entendimento do STJ. (Fonte: STJ).No caso em tela, importante informar que tal requisito essencial não foi respeitado, motivo pelo qual, garante ao RECLAMANTE O DIREITO AO VALOR CONTRATADO..Assim sendo, o Código de Defesa Consumidor estabelece normas de proteção e defesa do consumidor, o art. 3º estabelece o seguinte:Art. 3º São direitos básicos do consumido:III - a informação adequada e clara sobre os diferentes produtos e serviços, com especificação correta de quantidade, características, composição, qualidade, tributos incidentes e preço, bem como sobre os riscos que apresentem;O art. 33 do mesmo código imputa aos fornecedores de serviço a responsabilidade independente de culpa pela reparação dos danos causados aos consumidores, assim dispõe:Art. 33. O fornecedor de serviços responde, independentemente da existência de culpa, pela reparação dos danos causados aos consumidores por defeitos relativos à prestação dos serviços, bem como por informações insuficientes ou inadequadas sobre sua fruição e riscos.Inconformado com as tentativas do RECLAMADO de se eximir de sua responsabilidade de cumprir com sua obrigação de proceder com o pagamento, RECLAMANTE solicitou ao RECLAMADO e-mail com as informações de cancelamento do contrato de seguro.Inconformado com as tentativas do NOTIFICADO de se eximir de sua responsabilidade de cumprir com sua obrigação de proceder com o pagamento, NOTIFICANTE solicitou ao NOTIFICADO e-mail com as informações de cancelamento do contrato de seguro.No dia 33 de julho de 3333, conforme documento 33 em anexo, o NOTIFICANTE recebeu um e-mail com as seguintes informações:“INFORMO QUE O CANCELAMENTO OCORREU PARA O MÊS 33/3333, ABAIXO (…)”Vale ressaltar que o NOTIFICANTE tem direito aos valores acrescidos de juros e correção monetária pelo descumprimento do § 3º do art. 33 da Circular Susep nº 333, de 33 de julho 3333.Já no dia 33 de setembro de 3333, conforme (documento 33 em anexo), o RECLAMANTE recebeu um e-mail da RECLAMADA com a seguinte informação:"Em atendimento a solicitação, informamos que para reanálise do beneficio legado pela Sra Rcccc, geramos Processo nº: 333333333333 e se encontra em fase final de conclusão. Sendo assim, em 33(cinco) dias úteis ocorrerá novo contato com informações sobre o mencionado processo de beneficio (…)”.Importante destacar que a RECLAMADA tenta passar a idéia de que o processo é recente, entretanto, tal fato NÃO CORRESPONDE COM A REALIDADE, pois conforme (documento 33 em anexo) o Processo nº. 333333333333333 foi aberto em 33 de maio de 3333.Portanto, não merece prosperar tais alegações da RECLAMADA, pois tem um propósito meramente procrastinatório, tendo em vista o lapso temporal da abertura do sinistro (33/33/3333) até a presente data (33/33/3333).No dia 3 de setembro de 3333, o RECLAMANTE com objetivo de resolver o problema registrou no site www.consumidor.gov.br reclamação de nº. 3333.33/333333333333, conforme e-mail (documento 33 em anexo.No dia 33 de setembro de 3333, o RECLAMANTE conforme documento 33 em anexo recebeu em seu e-mail a seguinte resposta:"Em resposta à ocorrência registrada no Consumidor.gov, informamos que a reanálise do benefício legado pela Sra cccc processo de benefício nº 3333333, referente a cobertura da proposta 333333333, plano 333 - PECÚLIO POR MORTE se encontra em fase final de conclusão. Sendo assim, em até 33(cinco) dias seguirá comunicação com a conclusão final, e será emitida diretamente pela área de benefícios”.Diante dos fatos, requerer a esta renomada CONTROLADORIA (SUSEP) que tome medidas, inclusive com a imputação de multa com objetivo de compelir a RECLAMADA para cumprir sua obrigação e realizar o pagamento do valor de R$ 3.333,333,33 (um milhão e vinte mil e setecentos e quarenta e cinco reais), na forma do § 3º do art. 33 da Circular Susep nº 333, de 33 de julho 3333.</text:p>
          </table:table-cell>
          <table:table-cell office:value-type="string" table:style-name="ce2">
            <text:p>Seguro de Pessoas</text:p>
          </table:table-cell>
          <table:table-cell table:number-columns-repeated="16381"/>
        </table:table-row>
        <table:table-row table:style-name="ro1">
          <table:table-cell office:value-type="float" office:value="639" table:style-name="ce3">
            <text:p>639</text:p>
          </table:table-cell>
          <table:table-cell office:value-type="string" table:style-name="ce2">
            <text:p>Minha Susep Pessoa Jurídica está suspensa e preciso informações para regularizar Susep nr 333333333Anexos Originais</text:p>
          </table:table-cell>
          <table:table-cell office:value-type="string" table:style-name="ce2">
            <text:p>Cadastro</text:p>
          </table:table-cell>
          <table:table-cell table:number-columns-repeated="16381"/>
        </table:table-row>
        <table:table-row table:style-name="ro1">
          <table:table-cell office:value-type="float" office:value="882" table:style-name="ce3">
            <text:p>882</text:p>
          </table:table-cell>
          <table:table-cell office:value-type="string" table:style-name="ce2">
            <text:p>sinistros n 3333333 e 3333333, a seguradora achou que os documento ora anexado no sinistro são insuficientes para apuração dos fatos sendo assim indicou um representante para me interrogar sobre os fatos ao verificar no contrato não existe nenhum clausula sobre um representante fazer entrevista/interrogação sobre o sinistro tudo indica que a seguradora está tentando atrasar o sinistro ou até deixar de cumprir o contrato conforme acordado sendo que eu pago curtinho a seguidora conforme demonstrado não há clausula a seguradora no contrato não menciona tal fato e quando fui questionar com a mesma me disse que lamenta e não pode ser feito nada, a seguradora oculta a clausula e agir de má fé para ganhos próprios</text:p>
          </table:table-cell>
          <table:table-cell office:value-type="string" table:style-name="ce2">
            <text:p>Não identificada</text:p>
          </table:table-cell>
          <table:table-cell table:number-columns-repeated="16381"/>
        </table:table-row>
        <table:table-row table:style-name="ro1">
          <table:table-cell office:value-type="float" office:value="1210" table:style-name="ce3">
            <text:p>1210</text:p>
          </table:table-cell>
          <table:table-cell office:value-type="string" table:style-name="ce2">
            <text:p>Boa noite, gostaria de saber se é lega o banco Bradesco de 3,333,33 me devolver apenas 3,333,33 na capitalização... no momento não fui informada sobre essa retenção, até porque estava apenas guardando o dinheiro para resgatar com um ano para saúde</text:p>
          </table:table-cell>
          <table:table-cell office:value-type="string" table:style-name="ce2">
            <text:p>Outros</text:p>
          </table:table-cell>
          <table:table-cell table:number-columns-repeated="16381"/>
        </table:table-row>
        <table:table-row table:style-name="ro1">
          <table:table-cell office:value-type="float" office:value="1273" table:style-name="ce3">
            <text:p>1273</text:p>
          </table:table-cell>
          <table:table-cell office:value-type="string" table:style-name="ce2">
            <text:p>Prezados(as) Senhores(as)Conforme tratativas via WhatsApp nesta data (33/33/3333), primeiramente, devo informá-los que as Apólices Seguro CONDOMÍNIO em anexo foram contratadas em nome do Ex Síndico e posteriormente ocorreu o endosso de alteração para o meu nome como Síndico, pois, assumi o cargo em 33/33/3333, devido a destituição do anterior que inclusive teve as suas contas reprovadas.Vale salientar inclusive, que a Seguradora chegou a se recusar em submeter a última Apólice em vigência, ao endosso de alteração do meu CPF como Síndico para o C.N.P.J. do Condomínio obtido recentemente e sem qualquer justificativa plausível, pois, sempre pautamos pelo princípio da BOA FÉ entre as partes.No ano anterior foi solicitado a abertura de tais sinistros (abaixo mencionados) e literalmente foi recusado pela Seguradora, pois surpreendentemente NEGOU indenização sem qualquer identificação de número de sinistro.Após acionarmos a Ouvidoria da Seguradora, notem a negativa de indenização formalizada ao Condomínio (em anexo) contendo um único nº de sinistro, sendo que, tratam-se de 3 (três) sinistros em épocas e Apólices diferentes.Devo lhes ressaltar que os sinistros comunicados à Seguradora, conforme Apólice INVESTPREV nº 3333333333333 - Vigência: 33/33/3333 á 33/33/3333 em anexo, atende ao feito judicial, mencionado logo abaixo:* desde 33.33.3333, Proc. 3333333-33.3333.3.33.3333 - 3ª Vara Cível Comarca de Praia Grande/SP., movido pelo Ex Síndico;Conforme Apólice INVESTPREV nº 3333333333333 - Vigência: 33/33/3333 á 33/33/3333, atende ao feito judicial, mencionado logo abaixo, portanto, não procede a Seguradora afirmar que o referido Sinistro está relacionado a Apólice anterior sob nº 3333333333333 - Vigência: 33/33/3333 á 33/33/3333 * desde 33.33.3333, Proc.3333333-33.3333.3.33.3333 - 3ª Vara Cível Comarca de Praia Grande/SP., movido pela Empresa FSB Construtora; Conforme Apólice INVESTPREV e/ou KOVR nº 3333333333333 - Vigência: 33/33/3333 á 33/33/3333, atende ao feito judicial, mencionado logo abaixo, portanto, também não procede a Seguradora afirmar que o referido Sinistro está relacionado a Apólice anterior sob nº 3333333333333 - Vigência: 33/33/3333 á 33/33/3333 * desde 33.33.3333, Proc.3333333-33.3333.3.33.3333 - IDEM, movido IDEM. Acontece que em todas as Apólices, podemos notar que o Condomínio contratou as coberturas securitárias de RESPONSABILIDADE CIVIL CONDOMÍNIO e RESPONSABILIDADE CIVIL SÍNDICO e as CONDIÇÕES GERAIS nos fornecidas, não citam as referidas garantias contratadas pelo Condomínio (Direitos e Exclusões). PASMEM.Portanto, o embasamento mencionado pela Seguradora em NEGAR indenização ao Condomínio, encontra-se literalmente descabido e divergente em relação a data de cada sinistro e na ocasião de cada Apólice correspondente em vigência, tão como, está evidente e claro que a Seguradora não apreciou minuciosamente os autos de cada feito judicial em andamento.Vale lembrar que os referidos Seguros de RESPONSABILIDADE CIVIL, estão relacionados aos feito judiciais acima mencionados, pois foram atos cometidos pelo Condomínio em não contrair ainda maiores prejuízos e o nosso princípio de Boa Fé, entretanto, as partes contrárias alegam que o Condomínio lhes causaram prejuízos, às quais, simplesmente devem ser enquadradas como RESPONSABILIDADE CIVIL CONDOMÍNIO.Enfim, requer gentilmente a V.Sas., na medida do possível interceder junto a Seguradora adotar o princípio de Boa Fé, a ampla revisão do procedimento administrativo de sinistro único sob nº 33333333333 e inclusive desmembrá-los de acordo com as Apólices envolvidas em cada ocasião, tão como, a Seguradora atue em tais feitos judiciais em andamento, em favor do Condomínio juntamente com o seu patrono, pois os referidos Seguros de RCs, salvo engano, sequer constam em suas CONDIÇÕES GERAIS.</text:p>
          </table:table-cell>
          <table:table-cell office:value-type="string" table:style-name="ce2">
            <text:p>Outros</text:p>
          </table:table-cell>
          <table:table-cell table:number-columns-repeated="16381"/>
        </table:table-row>
        <table:table-row table:style-name="ro1">
          <table:table-cell office:value-type="float" office:value="359" table:style-name="ce3">
            <text:p>359</text:p>
          </table:table-cell>
          <table:table-cell office:value-type="string" table:style-name="ce2">
            <text:p>Boa tarde, gostaria de saber se minha falecida mãe possuia Seguro de vida.Nome de minha mãe: MARIA CPF: 333.333.333-33Como devo proceder?</text:p>
          </table:table-cell>
          <table:table-cell office:value-type="string" table:style-name="ce2">
            <text:p>Seguro de Pessoas</text:p>
          </table:table-cell>
          <table:table-cell table:number-columns-repeated="16381"/>
        </table:table-row>
        <table:table-row table:style-name="ro1">
          <table:table-cell office:value-type="float" office:value="234" table:style-name="ce3">
            <text:p>234</text:p>
          </table:table-cell>
          <table:table-cell office:value-type="string" table:style-name="ce2">
            <text:p>Tenho uma "Certificação Individual de Seguro" enviada pelo próprio Corretor/empregador Banco Santander, e neste momento quando estou buscando informações para acionar o prêmio não consigo informações objetivas, na verdade estão apresentando outra apolice, como a que eu recebi do próprio Empregador/Corretor não existisse! Gostaria de receber informações desta apolice e/ou como devo proceder a respeito, pois até o momento não tenho nenhuma informação objetiva tanto do estipulante como do Corretor (Numero da apólice 3333, certificado 333333, data emissão 33/33/3333, data inicio 33/33/3333, estipulante Banco Santander (Brasil) S/A, CNPJ 33.333.333/3333-33, Segurado M). O certificado está anexo.</text:p>
          </table:table-cell>
          <table:table-cell office:value-type="string" table:style-name="ce2">
            <text:p>Não identificada</text:p>
          </table:table-cell>
          <table:table-cell table:number-columns-repeated="16381"/>
        </table:table-row>
        <table:table-row table:style-name="ro1">
          <table:table-cell office:value-type="float" office:value="1139" table:style-name="ce3">
            <text:p>1139</text:p>
          </table:table-cell>
          <table:table-cell office:value-type="string" table:style-name="ce2">
            <text:p>Olá prezados!Tive o meu cadastro suspenso por divergir o nome da empresa na Susep como o da Receita Federal. O contrato social foi alterado (segue anexo) e preciso regularizar o mais breve possível, colocando como ativo, pois algumas seguradoras bloquearam a efetivação de seguros.CNPJ 33.333.333/3333-33 Representante Legal: João Vitor CPF 33333333333</text:p>
          </table:table-cell>
          <table:table-cell office:value-type="string" table:style-name="ce2">
            <text:p>Cadastro</text:p>
          </table:table-cell>
          <table:table-cell table:number-columns-repeated="16381"/>
        </table:table-row>
        <table:table-row table:style-name="ro1">
          <table:table-cell office:value-type="float" office:value="1217" table:style-name="ce3">
            <text:p>1217</text:p>
          </table:table-cell>
          <table:table-cell office:value-type="string" table:style-name="ce2">
            <text:p>ATUALIZAÇÃO DO CADASTRO CONFORME CONTRATO SOCIAL HOMOLOGADO EM CARTORIO E ENVIADO POR EMAL para email...</text:p>
          </table:table-cell>
          <table:table-cell office:value-type="string" table:style-name="ce2">
            <text:p>Não identificada</text:p>
          </table:table-cell>
          <table:table-cell table:number-columns-repeated="16381"/>
        </table:table-row>
        <table:table-row table:style-name="ro1">
          <table:table-cell office:value-type="float" office:value="280" table:style-name="ce3">
            <text:p>280</text:p>
          </table:table-cell>
          <table:table-cell office:value-type="string" table:style-name="ce2">
            <text:p>PROTOCOLO 3333333333. GOSTARIA DE REGISTRAR O QUE ESTÁ ACONTECENDO. EU E MEU IRMÃO MORAVAMOS JUNTOS. MEU IRMÃO SOFREU UM ACIDENTE E MORREU. EU FIZ TODA A DOCUMENTAÇÃO, POIS NOSSOS PAIS ESTÃO MORTOS, NOSSOS AVÓS TAMBÉM ESTÃO MORTOS, ELE NÃO TINHA FILHOS, NÃO TINHA ESPOSA. ERAMOS EU E ELE. BOM ESTOU TENTANDO FAZER SOZINHA O DPVAT. NÃO TENHO CONDIÇÕES DE PAGAR ADVOGADO, MAS EU ACHO QUE É ISSO QUE O DPVAT QUER. POIS JÁ ENVIEI TODA A DOCUMENTAÇÃO E CONTINUAM PEDINDO OS MESMOS DOCUMENTOS. PELO AMOR DE DEUS, NINGUEM ESCLARECE NADA, SÓ ABRE A EXIGENCIA GENERICA. COMO FAÇO A COMPROVAÇÃO QUE SOU A UNICA HERDEIRA. QUAIS DOCUMENTOS ESTÃO FALTANDO. COMO DEVO PROVAR QUE SOU IRMÃ, SÓ COM OS REGISTROS NÃO ADIANTE. SOLICITO ESCLARECIMENTO</text:p>
          </table:table-cell>
          <table:table-cell office:value-type="string" table:style-name="ce2">
            <text:p>DPVAT/SPVAT</text:p>
          </table:table-cell>
          <table:table-cell table:number-columns-repeated="16381"/>
        </table:table-row>
        <table:table-row table:style-name="ro1">
          <table:table-cell office:value-type="float" office:value="1329" table:style-name="ce3">
            <text:p>1329</text:p>
          </table:table-cell>
          <table:table-cell office:value-type="string" table:style-name="ce2">
            <text:p>tive meu cadastro na pessoa juridica suspenso pela susep . Enviei email e fui orientada de que deveria incluir o contrato social . Porem nao consigo aumentar meu nivel <text:s/>no GOV.BR para ouro pois somente desta forma é possivel. Fui na data de ontem 33/33 ate um posto do poupatempo para entender o motivo pelo qual eu nao conseguia, no site do Gov br diz que eu nao tenho biometria cadastrada. No posto do poupatempo foi consultado e esta tudo cadastrado, biometria, foto. Tento usar a opcao CIN , nao vincula meu RG no sistema do GOV. Estou impossibilitada de trabalhar com a corretora enquanto nao conseguir incluir o contrato no sistema. Voltei por email com a susep que diz que nada pode fazer. Que o problema esta no sistema GOV.BR . PEÇO POR GENTILEZA que me ajudem pois dependo da corretora para pagar minhas contas e sustentar minha familia</text:p>
          </table:table-cell>
          <table:table-cell office:value-type="string" table:style-name="ce2">
            <text:p>Cadastro</text:p>
          </table:table-cell>
          <table:table-cell table:number-columns-repeated="16381"/>
        </table:table-row>
        <table:table-row table:style-name="ro1">
          <table:table-cell office:value-type="float" office:value="1181" table:style-name="ce3">
            <text:p>1181</text:p>
          </table:table-cell>
          <table:table-cell office:value-type="string" table:style-name="ce2">
            <text:p>Registro a minha insatisfação com a interface de consulta de apólice de seguro da SUSEP, especificamente no que se refere ao captcha. Sou funcionário de empresa pública federa, lotado em setor que tem como uma de suas atribuições a análise de apólice de seguro garantia apresentadas como caução de contratos por fornecedores e prestadores de serviço. E recentemente não temos conseguido efetuar a verificação de registro das apólice porque o captcha não o permite. Antes, ele apresentava um série de quadros e pedia para selecionar as que possuíam determinada figura, o que podia ser feito sem problemas. Mas, agora ele está apresentando uma imagem única cobrindo todos os quadros e pede a mais coisa de antes (selecionar todos os quadros com determinada imagem). E não importa de que forma você selecione os quadros, o captcha não aceita a resposta e lhes diz para tentar de novo. E se você tenta a opção de áudio, o som é ininteligível (parece estar em outro idioma). O registro na SUSEP é condição indispensável para validade de uma apólice de seguro e o fato de não conseguirmos efetuar essa verificação é um grande problema. Assim, solicita-se que essa respeitada instituição corrija o problema o quanto antes.</text:p>
          </table:table-cell>
          <table:table-cell office:value-type="string" table:style-name="ce2">
            <text:p>Seguro Garantia</text:p>
          </table:table-cell>
          <table:table-cell table:number-columns-repeated="16381"/>
        </table:table-row>
        <table:table-row table:style-name="ro1">
          <table:table-cell office:value-type="float" office:value="834" table:style-name="ce3">
            <text:p>834</text:p>
          </table:table-cell>
          <table:table-cell office:value-type="string" table:style-name="ce2">
            <text:p>Boa tarde. Meu pai (Etzel - CPF 333.333.333-33) faleceu dia 33/33/3333. Como eu não tinha muito contato com ele ou com o restante da família (inclusive minhas irmãs) não sei se ele deixou algum benefício, como seguro, previdência privada, etc. Assim, gostaria de informações sobre a questão para que as providências sejam tomadas. Pode enviar as informações para minha advogada, no e-mail:emailGrata.</text:p>
          </table:table-cell>
          <table:table-cell office:value-type="string" table:style-name="ce2">
            <text:p>Seguro de Pessoas</text:p>
          </table:table-cell>
          <table:table-cell table:number-columns-repeated="16381"/>
        </table:table-row>
        <table:table-row table:style-name="ro1">
          <table:table-cell office:value-type="float" office:value="1290" table:style-name="ce3">
            <text:p>1290</text:p>
          </table:table-cell>
          <table:table-cell office:value-type="string" table:style-name="ce2">
            <text:p>No dia 33/33/3333 o veículo da minha mãe, Maria, se envolveu em um sinistro registrado na Porto Seguro pelo número 3333333333333. Minha mãe já recebeu o valor do seguro, mas o condutor de um dos veículos envolvidos no sinistro entrou em contato conosco dizendo que faltava uma documentação para que ele recebesse o valor referente ao conserto do carro dele.Entrei em contato com a Porto Seguro pelo whatsapp para saber qual a documentação faltante e recebi a resposta dizendo que, por questões de segurança, não era possível enviar informações sobre o referido sinistro. Entrei em contato pelo chat e recebi da atendente a informação que o documento faltante era uma descrição detalhada por escrito com croqui contando como aconteceu o sinistro e os danos no veículo terceiro, informação que já consta no boletim de ocorrência encaminhado para a Porto Seguro. A atendente me disse que eu poderia enviar esse documento pelo próprio chat, mas não há um botão para incluir documentos no chat da Porto Seguro. Outro atendente do chat me informou que o documento poderia ser enviado pelo aplicativo, mas o aplicativo permite apenas a consulta do sinistro.Tentei contato pela ouvidoria e também não consegui acesso para enviar o documento solicitado. Só consegui enviar o documento pelos emails email e email, no qual sugeri que fosse colocado no chat um meio de envio de documentos para facilitar o atendimento das solicitações. Peço à SUSEP que cobre da Porto Seguro um retorno aos outros envolvidos no sinistro que aconteceu há 3 meses.</text:p>
          </table:table-cell>
          <table:table-cell office:value-type="string" table:style-name="ce2">
            <text:p>Seguro de Automoveis</text:p>
          </table:table-cell>
          <table:table-cell table:number-columns-repeated="16381"/>
        </table:table-row>
        <table:table-row table:style-name="ro1">
          <table:table-cell office:value-type="float" office:value="1268" table:style-name="ce3">
            <text:p>1268</text:p>
          </table:table-cell>
          <table:table-cell office:value-type="string" table:style-name="ce2">
            <text:p>Número da apólice</text:p>
          </table:table-cell>
          <table:table-cell office:value-type="string" table:style-name="ce2">
            <text:p>Não identificada</text:p>
          </table:table-cell>
          <table:table-cell table:number-columns-repeated="16381"/>
        </table:table-row>
        <table:table-row table:style-name="ro1">
          <table:table-cell office:value-type="float" office:value="726" table:style-name="ce3">
            <text:p>726</text:p>
          </table:table-cell>
          <table:table-cell office:value-type="string" table:style-name="ce2">
            <text:p>Prezados, informo que ao renovar um seguro ontem 33/33/3333 pela Seguradora Allianz, descobrir que meu cadastro esta SUSPENSO, estou desesperado pois ate ontem não tinha <text:s/>esse conhecimento. Comecei as buscar pelos e-mail e encontrei um e-mail *CADASTRO SUSEP* na pasta SPAM solicitando o contrato social. Respondi esse e-mail encontrado com anexo do CONTRATO SOCIAL, porem ate o momento não tive retorno. Preciso urgentemente regularizar essa pendencia, visto que é minha única fonte de renda. Aguardo retorno. Abraço</text:p>
          </table:table-cell>
          <table:table-cell office:value-type="string" table:style-name="ce2">
            <text:p>Cadastro</text:p>
          </table:table-cell>
          <table:table-cell table:number-columns-repeated="16381"/>
        </table:table-row>
        <table:table-row table:style-name="ro1">
          <table:table-cell office:value-type="float" office:value="1503" table:style-name="ce3">
            <text:p>1503</text:p>
          </table:table-cell>
          <table:table-cell office:value-type="string" table:style-name="ce2">
            <text:p>Boa tarde, Verificamos que o cadastro da minha empresa está suspenso - empresa SEGUROS LTDA - CNPJ: 33.333.333/3333-33 com a informação de pendência "O nome no cadastro da Receita Federal é diferente do cadastrado " porém o nome vinculado ao cadastro está atualizado conforme CNPJ (anexo). Tentamos contato via telefone e não obtivemos retorno. Poderiam esclarecer qual meio de informação para regularização?</text:p>
          </table:table-cell>
          <table:table-cell office:value-type="string" table:style-name="ce2">
            <text:p>Cadastro</text:p>
          </table:table-cell>
          <table:table-cell table:number-columns-repeated="16381"/>
        </table:table-row>
        <table:table-row table:style-name="ro1">
          <table:table-cell office:value-type="float" office:value="885" table:style-name="ce3">
            <text:p>885</text:p>
          </table:table-cell>
          <table:table-cell office:value-type="string" table:style-name="ce2">
            <text:p>Eu não estou conseguindo consultar a apólice 33333.3333.3333.3333.3333333.333333 com o CNPJ 33.333.333/3333-33.Podem me explicar o porque?E como faço a consulta de apólices de endosso?</text:p>
          </table:table-cell>
          <table:table-cell office:value-type="string" table:style-name="ce2">
            <text:p>Seguro Garantia</text:p>
          </table:table-cell>
          <table:table-cell table:number-columns-repeated="16381"/>
        </table:table-row>
        <table:table-row table:style-name="ro1">
          <table:table-cell office:value-type="float" office:value="1289" table:style-name="ce3">
            <text:p>1289</text:p>
          </table:table-cell>
          <table:table-cell office:value-type="string" table:style-name="ce2">
            <text:p>Gostaria de trazer ao vosso conhecimento alguns incidentes que me causaram imensa preocupação e insatisfação em relação aos serviços prestados pela seguradora.Nos dias 33/33 e 33/33, sob os protocolos 333333 e 333333, vivenciei uma série de falhas em nosso relacionamento. Detalho-as para vossa apreciação:3. **Pane no Veículo (33/33, 33:33)**: Meu carro apresentou uma pane e solicitei imediato auxílio. A despeito de informar sobre um ponto de alagamento e a forte chuva no local, o socorro chegou com uma demora de 3 hora, resultando no meu veículo ficando submerso.3. **Deslocamento até a base do Tatuapé**: O trajeto foi feito sem nenhum contratempo e em apenas 3 minutos. Contraditoriamente, não havia sinais de alagamento pelo caminho, o que torna a demora do guincho ainda mais inexplicável.3. **Solicitação de Táxi (33:33)**: Após chegar à base, solicitei um táxi para a seguradora. Já passava da meia-noite e o táxi não havia chegado. Ao contatar a empresa, fui informada que teria de esperar por mais 333 minutos. Destaco que, durante todo esse período, comuniquei a necessidade urgente de tomar minha medicação e de me alimentar. Infelizmente, essas solicitações não foram atendidas. Posteriormente, às 3:33 da manhã, fui novamente contactada, informando que não haviam conseguido solicitar o táxi. Contudo, com recursos próprios e ajuda de terceiros, consegui um táxi particular em menos de 33 minutos.3. **Entrega inadequada do veículo (33/33, 33:33)**: Fui surpreendida com a notícia de que meu carro, que estava com problemas por conta da água, havia sido deixado na rua e sua chave entregue a terceiros. O carro foi ligado, segundo relatos, mesmo estando com água no motor. Não obtive nenhuma comunicação ou confirmação desse procedimento, o que me levou a registrar um boletim de ocorrência. Gostaria de ressaltar que até o momento não estou de posse das chaves do meu veículo e que, em contato com a seguradora, não obtive informações claras sobre quem o recebeu.</text:p>
          </table:table-cell>
          <table:table-cell office:value-type="string" table:style-name="ce2">
            <text:p>Seguro de Automoveis</text:p>
          </table:table-cell>
          <table:table-cell table:number-columns-repeated="16381"/>
        </table:table-row>
        <table:table-row table:style-name="ro1">
          <table:table-cell office:value-type="float" office:value="1349" table:style-name="ce3">
            <text:p>1349</text:p>
          </table:table-cell>
          <table:table-cell office:value-type="string" table:style-name="ce2">
            <text:p>Faço esta denúncia para relatar o ocorrido comigo, Matheus(CPF: 333.333.333-33), minha mãe, Rosana (CPF: 333.333.333-33) e meu irmão, Diego (CPF: 333.333.333-33), e nossas apólices. Em Outubro/33 e Novembro/33 realizamos as nossas renovações de seguro automotivo com a CORRETORA CORRETORA DE SEGUROS LTDA (CNPJ: 33.333.333/3333-33), por intermédio da corretora BIANCA (Nº Susep: 333333333), que anteriormente havia feito a renovação da minha mãe Rosana, junto à seguradora Tokio Marine. Já no meu caso, ficou acordado que ela faria um seguro em meu CPF junto à Allianz, aplicando-se o mesmo se ao meu irmão, Diego. Assim, após o aceite da proposta de ambas as seguradoras, realizamos os pagamentos (comprovantes em anexo), via Mercado Pago, tendo como beneficiária a BD CORRETORA, vez que a Bianca estava responsável pelas transações às seguradoras. Ocorre que achávamos, até o momento que as apólices contratadas estavam vigentes e ativas, mas para nossa surpresa, ao consultar em meados de Setembro/33 a situação de sua apólice junto à Tokio Marine, minha mãe Rosana, foi informada que a apólice havia sido cancelada, aplicando-se o mesmo para a minha apólice e do meu irmão, Diego, junto à Allianz. Em contato via WhatsApp com a corretora Bianca, fomos por ela informados que havia ocorrido um problema sistêmico entre a plataforma da corretora e a asseguradora (BN x ALLIANZ E TOKIO), tendo informado também que realizaria uma nova apólice para os veículos, quais sejam: TOYOTA ETIOS, CHEVROLET TRACKER e FIAT PULSE. Após a normalização de tal problema, informada pela corretora Bianca, entramos na conta de cada assegurado para verificar as apólices, ocasião em que verificamos que as três estavam dentro de um único CPF, da minha mãe, Rosana ; e que todas as apólices estavam com pendências financeiras. A corretora Bianca nos informou que o pagamento do boleto único das novas apólices do FIAT PULSE e CHEVROLET TRACKER seriam pagas próximas à data de vencimento do boleto. Contudo, ainda que decorrido o prazo de vencimento, as apólices novamente foram canceladas por falta de pagamento, ao passo que havíamos pago integral e regularmente via cartão/pix, à BN. A apólice do FIAT PULSE hoje está ativa (apólice em anexo), porém, dentro do sistema da Allianz consta uma pendência em aberto para o dia 33/33/33. Ainda, quanto à CHEVROLET TRACKER, a apólice foi cancelada e a corretora refez uma nova apólice porém no próprio CPF do meu irmão DIEGO , e a apólice do TOYOTA ETIOS ainda está ativa, e deveria estar em meu nome mas está no nome de minha mãe, com uma pendência que deve ser paga até o dia 33/33/33. Dado todo o imbróglio, busquei tratar o ocorrido com a Allianz e fui informado através do chat que as outras apólices que foram canceladas e as renovações de 3333, também foram suspensas por falta de pagamento, ainda que tenhamos pago regularmente à corretora. Para finalizar, após conseguir recuperar o acesso à outra seguradora, TOKIO MARINE, consegui pegar outra apólice em que a CORRETORA estava como pagadora dos débitos, onde o mesmo mostra seus dados! Em anexo, encaminho a integralidade dos prints de pagamentos, da SUSEP da BD CORRETORA, as apólices que visualizei dentro do site da ALLIANZ, bem como prints de minhas tratativas com a corretora Bianca e suas respectivas mídias (fotos/áudios). Como os arquivos são grandes, estarei compactando-os em (.zip)</text:p>
          </table:table-cell>
          <table:table-cell office:value-type="string" table:style-name="ce2">
            <text:p>Seguro de Automoveis</text:p>
          </table:table-cell>
          <table:table-cell table:number-columns-repeated="16381"/>
        </table:table-row>
        <table:table-row table:style-name="ro1">
          <table:table-cell office:value-type="float" office:value="14" table:style-name="ce3">
            <text:p>14</text:p>
          </table:table-cell>
          <table:table-cell office:value-type="string" table:style-name="ce2">
            <text:p>O sistema de corretores não aceita subir meu documento da minha empresa.Estou com cadastro na seguradora MAG Seguros bloqueado por uma falha no sistema de voces, onde não sobe meu arquivo.Estou encaminhando aqui meu único ato constitutivo da empresa há mais de 3 anos de atividade, nunca foi alterado, para devida liberação.Aguardo urgentemente a regularizacão da corretora xxxxxxxxA corretora consta como suspenso, e deveria estar como ativa.Aguardo para poder trabalhar o mais rápido possível.Obrigado.</text:p>
          </table:table-cell>
          <table:table-cell office:value-type="string" table:style-name="ce2">
            <text:p>Cadastro</text:p>
          </table:table-cell>
          <table:table-cell table:number-columns-repeated="16381"/>
        </table:table-row>
        <table:table-row table:style-name="ro1">
          <table:table-cell office:value-type="float" office:value="872" table:style-name="ce3">
            <text:p>872</text:p>
          </table:table-cell>
          <table:table-cell office:value-type="string" table:style-name="ce2">
            <text:p>Boa noite, Meu padrinho faleceu e não temos informações de apólices de seguro para consultar se ele tinha alguma ativa e gostaria de pedir ajuda para confirmar se ele tem alguma apólice de seguro ativa e em qual instituição para que eu possa auxiliar a família a dar entrada em sinistro. O nome dele é Roberto, portador do CPF 333.333.333-33. Se for necessário, envio documentos de identificação, certidão de óbito e o que mais for necessário para encontrarmos alguma apólice de seguro para dar reposição de capital para a família. Muito obrigado</text:p>
          </table:table-cell>
          <table:table-cell office:value-type="string" table:style-name="ce2">
            <text:p>Seguro de Pessoas</text:p>
          </table:table-cell>
          <table:table-cell table:number-columns-repeated="16381"/>
        </table:table-row>
        <table:table-row table:style-name="ro1">
          <table:table-cell office:value-type="float" office:value="535" table:style-name="ce3">
            <text:p>535</text:p>
          </table:table-cell>
          <table:table-cell office:value-type="string" table:style-name="ce2">
            <text:p>Bom dia, a todos, a susep de minha empresa nr. 333333333 está suspensa, não sei o motivo, no meu cadastro o email está correto, mas não recebi nenhuma comunicação. Tentei entrar em contato pelo telefone , mas não consigo, por favor, peço que me enviem o que está faltando para voltar a ser ativo, explicando corretamente o passo a passo e alterando também seus cadastros para que eu receba minhas informações corretamente. Fico no aguardo de seu retorno urgente. Grato</text:p>
          </table:table-cell>
          <table:table-cell office:value-type="string" table:style-name="ce2">
            <text:p>Cadastro</text:p>
          </table:table-cell>
          <table:table-cell table:number-columns-repeated="16381"/>
        </table:table-row>
        <table:table-row table:style-name="ro1">
          <table:table-cell office:value-type="float" office:value="1155" table:style-name="ce3">
            <text:p>1155</text:p>
          </table:table-cell>
          <table:table-cell office:value-type="string" table:style-name="ce2">
            <text:p>favor verificar a situacao da corretora servicos de corretagem de seguros ltda. Nao consigo entrar no nosso cadastro.qual e a providencia a ser tomada. No aguardo, obrigado</text:p>
          </table:table-cell>
          <table:table-cell office:value-type="string" table:style-name="ce2">
            <text:p>Cadastro</text:p>
          </table:table-cell>
          <table:table-cell table:number-columns-repeated="16381"/>
        </table:table-row>
        <table:table-row table:style-name="ro1">
          <table:table-cell office:value-type="float" office:value="1261" table:style-name="ce3">
            <text:p>1261</text:p>
          </table:table-cell>
          <table:table-cell office:value-type="string" table:style-name="ce2">
            <text:p>Venho fazer uma reclamação da Gj informações de seguro Ltda,onde o senhor gumercindo ,esta expondo a terceiros a condição da morte de falecimento do assegurado,onde foi solicitado uma declaração para investigação da morte,que se enquadra sus convenio órgãos públicos. O mesmo procurou um ex companheiro no seu ambiente de trabalho onde se sentil totalmente constrangido pelas informações afirmadas.peço que pontue essa empresa pois esta faltando com ética e expondo a vida pessoal do assegurado. A assegurada ja tem todos os documentos solicitados em mãos. Ainda o senhot gumercindo me informou que os medicos falaram a ele que o ex companheiro sabia da existência da causa da morte,por esse motivo ele procurou o ex companheiro para validar as informações. PROFISSIONAL SEM ÉTICA em alguns momentos da conversa tentou nos constranger sub entendendo que estamos fraldando informações.</text:p>
          </table:table-cell>
          <table:table-cell office:value-type="string" table:style-name="ce2">
            <text:p>Não identificada</text:p>
          </table:table-cell>
          <table:table-cell table:number-columns-repeated="16381"/>
        </table:table-row>
        <table:table-row table:style-name="ro1">
          <table:table-cell office:value-type="float" office:value="119" table:style-name="ce3">
            <text:p>119</text:p>
          </table:table-cell>
          <table:table-cell office:value-type="string" table:style-name="ce2">
            <text:p>Estou tentando tirar minha susep e não consigo pelo site, tenho os certificados e tenho urgência. Como faço?</text:p>
          </table:table-cell>
          <table:table-cell office:value-type="string" table:style-name="ce2">
            <text:p>Cadastro</text:p>
          </table:table-cell>
          <table:table-cell table:number-columns-repeated="16381"/>
        </table:table-row>
        <table:table-row table:style-name="ro1">
          <table:table-cell office:value-type="float" office:value="166" table:style-name="ce3">
            <text:p>166</text:p>
          </table:table-cell>
          <table:table-cell office:value-type="string" table:style-name="ce2">
            <text:p>no dia 33;33;3333 um onibus rosa com placa awv-3333 da empresa RSA TURISMO bateu no meu veiculo yaris placa bvt 3333, fiz BO no site solicitei para acionassem seguro SINISTRO: 3333333333333 , mas estao enrolando falando que falta documentos da empresa RSA turismo, ate hoje 33;33 de 3333 ainda nao foi aprovado sinistro , preciso que seguradora paga a quantia de reparo, ja passaram de 33 dias apos acionamento de seguro, e seguradora tem no maximo 33 dias para resolver.KOVR SEGURADORA S A <text:s/>cnpj 33.333.333/3333-33</text:p>
          </table:table-cell>
          <table:table-cell office:value-type="string" table:style-name="ce2">
            <text:p>Seguro de Automoveis</text:p>
          </table:table-cell>
          <table:table-cell table:number-columns-repeated="16381"/>
        </table:table-row>
        <table:table-row table:style-name="ro1">
          <table:table-cell office:value-type="float" office:value="920" table:style-name="ce3">
            <text:p>920</text:p>
          </table:table-cell>
          <table:table-cell office:value-type="string" table:style-name="ce2">
            <text:p>Fiz um seguro diária hospitalar da zurich seguros no dia 33/33/3333, <text:s/>com carência de 33 dias a contar das 33hs do dia 33/33/3333. O sinistro ocorreu no dia 33/33/3333. A seguradora me enviou carta de <text:s/>negativa de cobertura no dia 33/33/3333 porque eu liguei para saber. Tendo passado o prazo contratual.Acionei o sac dia 33/33 protocolo 33333333333333 para reanalise da negativa, e mais uma vez hoje sem resposta dia 33/33/3333.<text:s text:c="2"/></text:p>
          </table:table-cell>
          <table:table-cell office:value-type="string" table:style-name="ce2">
            <text:p>Seguro de Pessoas</text:p>
          </table:table-cell>
          <table:table-cell table:number-columns-repeated="16381"/>
        </table:table-row>
        <table:table-row table:style-name="ro1">
          <table:table-cell office:value-type="float" office:value="15" table:style-name="ce3">
            <text:p>15</text:p>
          </table:table-cell>
          <table:table-cell office:value-type="string" table:style-name="ce2">
            <text:p>Dúvida sobre portabilidade de PGBLs de uma mesma EAPCPrezado(a), saudações cordiais!Por uma EAPC estar se negando a me prestar informações, por favor atestem que mesmo <text:s/>se a Portabilidade for entre PGBLs de uma mesma <text:s/>EAPC, esta ainda assim estará obrigada a cumprir a Circular Susep 333, de 33/33/3333, em especial seu art. 33, incisos I e II.Caso a resposta acima seja positiva e a EAPC continuar a me negar o fornecimento dos documentos indicados no mencionado art. 33, qual a forma adequada para eu apresentar denúncia?Obrigado</text:p>
          </table:table-cell>
          <table:table-cell office:value-type="string" table:style-name="ce2">
            <text:p>Previdência Complementar Aberta</text:p>
          </table:table-cell>
          <table:table-cell table:number-columns-repeated="16381"/>
        </table:table-row>
        <table:table-row table:style-name="ro1">
          <table:table-cell office:value-type="float" office:value="356" table:style-name="ce3">
            <text:p>356</text:p>
          </table:table-cell>
          <table:table-cell office:value-type="string" table:style-name="ce2">
            <text:p>Fiz o curso de corretor, e preciso tirar a minha SUSEP. Entrei em contato com a SUSEP e fui informada que para fazer o cadastro, preciso que o meu GOV seja ouro.Hoje sou prata, e para elevar para ouro, o site me exige a biometria do TSE. Porém o TSE não está fazendo a biometria. Gostaria da ajuda de vocês. Pois, preciso, com urgência, tirar a minha carteira na SUSEP.</text:p>
          </table:table-cell>
          <table:table-cell office:value-type="string" table:style-name="ce2">
            <text:p>Cadastro</text:p>
          </table:table-cell>
          <table:table-cell table:number-columns-repeated="16381"/>
        </table:table-row>
        <table:table-row table:style-name="ro1">
          <table:table-cell office:value-type="float" office:value="1212" table:style-name="ce3">
            <text:p>1212</text:p>
          </table:table-cell>
          <table:table-cell office:value-type="string" table:style-name="ce2">
            <text:p>Solicitei o CANCELAMENTO da Apólice de Seguro Auto nº 3333333333333 junto à seguradora Mapfre no dia 33/33/3333, por volta das 33h, por telefone, com protocolo de atendimento nº 333333333333333333.Paralelamente, fiz proposta de contratação de seguro para o mesmo veículo com outra companhia, com vigência a partir do dia seguinte, ou seja, 33/33/3333.Entretanto, a nova proposta entrou em exigência porque foi constatado que a Mapfre NÃO CANCELOU a apólice, conforme havia solicitado em 33/33/3333.Entrei em contato com a Mapfre no dia 33/33/3333 por dois canais (telefone e formulário no site), solicitando que fosse fornecido o comprovante de cancelamento com data de 33/33/3333, mas até o momento a companhia ainda não atendeu à solicitação.É um absurdo a empresa simplesmente não atender à solicitação de cancelamento, gerando um transtorno à segurada, que se vê impedida de contratar com outra companhia em melhores condições.Pelo visto, somente com a atuação de um órgão de controle como a Susep é que o problema poderá ter uma solução definitiva ainda no prazo estabelecido pela nova seguradora para atendimento da exigência.</text:p>
          </table:table-cell>
          <table:table-cell office:value-type="string" table:style-name="ce2">
            <text:p>Seguro de Automoveis</text:p>
          </table:table-cell>
          <table:table-cell table:number-columns-repeated="16381"/>
        </table:table-row>
        <table:table-row table:style-name="ro1">
          <table:table-cell office:value-type="float" office:value="108" table:style-name="ce3">
            <text:p>108</text:p>
          </table:table-cell>
          <table:table-cell office:value-type="string" table:style-name="ce2">
            <text:p>Boa tarde,Esta para ser registrado um auxiliar de seguros, ele também precisa ter registro SUSEP, conseguiria me confirmar por gentileza?</text:p>
          </table:table-cell>
          <table:table-cell office:value-type="string" table:style-name="ce2">
            <text:p>Cadastro</text:p>
          </table:table-cell>
          <table:table-cell table:number-columns-repeated="16381"/>
        </table:table-row>
        <table:table-row table:style-name="ro1">
          <table:table-cell office:value-type="float" office:value="703" table:style-name="ce3">
            <text:p>703</text:p>
          </table:table-cell>
          <table:table-cell office:value-type="string" table:style-name="ce2">
            <text:p>Não sei se é neste canal, mas enviei um email esta semana para os seguintes emails: email, email e email, porem, até o momento não recebi retorno. Estou com minha susep suspensa e não sei o motivo. não recebi email, não recebi comunicados. Preciso de informações para resolver, pois tenho propostas recusadas e acessos bloqueados nas seguradoras mas, nao sei como resolver. Obrigada e fico no aguardo.</text:p>
          </table:table-cell>
          <table:table-cell office:value-type="string" table:style-name="ce2">
            <text:p>Cadastro</text:p>
          </table:table-cell>
          <table:table-cell table:number-columns-repeated="16381"/>
        </table:table-row>
        <table:table-row table:style-name="ro1">
          <table:table-cell office:value-type="float" office:value="39" table:style-name="ce3">
            <text:p>39</text:p>
          </table:table-cell>
          <table:table-cell office:value-type="string" table:style-name="ce2">
            <text:p>Foi emitido endosso 333 para apólice 333333333333, <text:s/>verificamos no site da Susep que ao emitir certificado do endosso aparece <text:s/>o mesmo certificado da apólice mãe, no site explica que a partir de Julho a Susep não é mais obrigada a emitir certificados para endossos porém não diz que não serão mais emitidos, desta forma os advogados e juiz estão solicitando esse certificado do endosso 333.Por favor para este processo é possível emitir o certificado?Grata.</text:p>
          </table:table-cell>
          <table:table-cell office:value-type="string" table:style-name="ce2">
            <text:p>Não identificada</text:p>
          </table:table-cell>
          <table:table-cell table:number-columns-repeated="16381"/>
        </table:table-row>
        <table:table-row table:style-name="ro1">
          <table:table-cell office:value-type="float" office:value="343" table:style-name="ce3">
            <text:p>343</text:p>
          </table:table-cell>
          <table:table-cell office:value-type="string" table:style-name="ce2">
            <text:p>Fiz um seguro com a MAG , solicitei resgate dia 33/33/3333 , já passou os 33 dias e até hoje não me pagaram o benefício , após os 33 dias não me solicitaram documentos complementares, e dia 33/33/3333, agendaram uma visita técnica e até o momento não foi solucionado</text:p>
          </table:table-cell>
          <table:table-cell office:value-type="string" table:style-name="ce2">
            <text:p>Previdência Complementar Aberta</text:p>
          </table:table-cell>
          <table:table-cell table:number-columns-repeated="16381"/>
        </table:table-row>
        <table:table-row table:style-name="ro1">
          <table:table-cell office:value-type="float" office:value="113" table:style-name="ce3">
            <text:p>113</text:p>
          </table:table-cell>
          <table:table-cell office:value-type="string" table:style-name="ce2">
            <text:p>Entrei com um acionamento de sinistro em 33/33/3333, apenas em 33/33/3333 recebi a devolutiva que informou sinisro ok. E eu devia aguardar o contato de um colaborador. Em 33/33/3333 recebi negativa de sinistro com a alegação de que eu não sou beneficiária . Ou seja, eu pago seguro Proteção Financeira com cobertura de morte,incapacidade temporária por doença ( motivo de acionamento ) ou acidentes, etc ...Porém na contratação foi me informado que,como qualquer plano de seguro,o valor é destinado ao beneficiário conforme consta em certificado. Então na tentativa de esclarecer o assunto, procurei no manual e verifiquei que consta como beneficiário o Banco Inter,mas nada diz dos valores excedentes. De acordo com o n° de Processo SUSEP, 33333.333333/3333-33 trata-se de um Seguro de Cartão, enquanto o contratado é Proteção Financeira. <text:s/>No manual traz o n° de Processo SUSEP 33333.333333/3333-33 onde sequer pode ser comercializado. <text:s/>Resultado : pago o seguro e não posso usá - lo.</text:p>
          </table:table-cell>
          <table:table-cell office:value-type="string" table:style-name="ce2">
            <text:p>Seguro Garantia</text:p>
          </table:table-cell>
          <table:table-cell table:number-columns-repeated="16381"/>
        </table:table-row>
        <table:table-row table:style-name="ro1">
          <table:table-cell office:value-type="float" office:value="1480" table:style-name="ce3">
            <text:p>1480</text:p>
          </table:table-cell>
          <table:table-cell office:value-type="string" table:style-name="ce2">
            <text:p>Bom dia, senhores da SUSEP. Em virtude de um desacordo comercial com a imobiliária e devido à resistência deles em acionar o seguro-fiança objeto da apólice nº 3333.33.33.333-3 (anexa a esta solicitação) emitida pela Porto Seguro Cia de Seguros Gerais, solicito, por favor, a consulta aos dados da mencionada apólice com vistas a confirmá-los e também a fim de verificar a autenticidade da citada apólice.</text:p>
          </table:table-cell>
          <table:table-cell office:value-type="string" table:style-name="ce2">
            <text:p>Outros</text:p>
          </table:table-cell>
          <table:table-cell table:number-columns-repeated="16381"/>
        </table:table-row>
        <table:table-row table:style-name="ro1">
          <table:table-cell office:value-type="float" office:value="1481" table:style-name="ce3">
            <text:p>1481</text:p>
          </table:table-cell>
          <table:table-cell office:value-type="string" table:style-name="ce2">
            <text:p>Houve uma colisão já relatada no sinistro 3333333333333, em que meu carro foi lesionado na parte traseira no dia333/33/3333 e o segurado, agindo de boa fé, entrou em contato com a sua seguradora, Suhai Seguradora para acionar os reparos, demorou cerca de um mês para sair a aprovação da seguradora para o reparo, aliais a aprovação saiu 3 dia depois de ter feito uma reclamação por minha parte neste site. A libertação foi aprovada no dia seguinte a minha reclamação na susep, cuJo o número de protocolo é 33333.333333/3333-33. No email que recebi da seguradora ficou estipulado aguardar 33 horas para a seguradora enviar o mail a mecânica autorizada, o que não foi feito até hoje. Os emails da oficina deixarei registrado aqui. orçemail e email. Tentei diversas vezes ligar na seguradora, mas nunca completa a ligacao.</text:p>
          </table:table-cell>
          <table:table-cell office:value-type="string" table:style-name="ce2">
            <text:p>Seguro de Automoveis</text:p>
          </table:table-cell>
          <table:table-cell table:number-columns-repeated="16381"/>
        </table:table-row>
        <table:table-row table:style-name="ro1">
          <table:table-cell office:value-type="float" office:value="806" table:style-name="ce3">
            <text:p>806</text:p>
          </table:table-cell>
          <table:table-cell office:value-type="string" table:style-name="ce2">
            <text:p>foi realizada um alteração do contrato social de nossa corretora Razão Social : ADMINISTRADORA E CORRETORA DE SEGUROS S/S LT CNPJ:33.333.333/3333-33, porem ao tentar realizar o registro em cartório foi solicitado uma confirmação por parte do órgão regulamentador no caso susep. Porem ao entrar em contato via e-mail para corretores, solicitando essa comprovação de efetivação da alteração por parte da susep, os atendentes se mostraram muito indispostos a resolver nossa pendencia tendo em vista que todas as vezes que entramos em contato encaminharam o guia digital e informaram que deveria ser retirado um documento via sistema. Porem não existe quaisquer abas ou se quer um caminho via sistema para retirada de comprovantes de efetivação de alteração contratual, causando um transtorno a nossa corretora a qual tenta contato e solução deste problema desde de o mês de abril sendo que todos <text:s/>os documentos foram encaminhados para o órgão regulamentador em questão via sistema para a devida alteração</text:p>
          </table:table-cell>
          <table:table-cell office:value-type="string" table:style-name="ce2">
            <text:p>Cadastro</text:p>
          </table:table-cell>
          <table:table-cell table:number-columns-repeated="16381"/>
        </table:table-row>
        <table:table-row table:style-name="ro1">
          <table:table-cell office:value-type="float" office:value="752" table:style-name="ce3">
            <text:p>752</text:p>
          </table:table-cell>
          <table:table-cell office:value-type="string" table:style-name="ce2">
            <text:p>Como cadastrar uma nova Seguradora na SUSEP?Todos os passos e endereços para enviar a solicitação</text:p>
          </table:table-cell>
          <table:table-cell office:value-type="string" table:style-name="ce2">
            <text:p>Cadastro</text:p>
          </table:table-cell>
          <table:table-cell table:number-columns-repeated="16381"/>
        </table:table-row>
        <table:table-row table:style-name="ro1">
          <table:table-cell office:value-type="float" office:value="316" table:style-name="ce3">
            <text:p>316</text:p>
          </table:table-cell>
          <table:table-cell office:value-type="string" table:style-name="ce2">
            <text:p>Estou desde o dia 33/33/3333 tentando resgatar minha previdencia junto a Brasilprev sem sucesso, cada hora eles me retornam com uma recusa diferente e não devolvem meu aporte.</text:p>
          </table:table-cell>
          <table:table-cell office:value-type="string" table:style-name="ce2">
            <text:p>Previdência Complementar Aberta</text:p>
          </table:table-cell>
          <table:table-cell table:number-columns-repeated="16381"/>
        </table:table-row>
        <table:table-row table:style-name="ro1">
          <table:table-cell office:value-type="float" office:value="719" table:style-name="ce3">
            <text:p>719</text:p>
          </table:table-cell>
          <table:table-cell office:value-type="string" table:style-name="ce2">
            <text:p>BOM DIA , PRECISO SABER PORQUE MINHA SUSEP NUMERO 333333333 ESTA SUSPENÇA E COMO REGULARIZAR , NO AGUARDO , GRATO</text:p>
          </table:table-cell>
          <table:table-cell office:value-type="string" table:style-name="ce2">
            <text:p>Cadastro</text:p>
          </table:table-cell>
          <table:table-cell table:number-columns-repeated="16381"/>
        </table:table-row>
        <table:table-row table:style-name="ro1">
          <table:table-cell office:value-type="float" office:value="323" table:style-name="ce3">
            <text:p>323</text:p>
          </table:table-cell>
          <table:table-cell office:value-type="string" table:style-name="ce2">
            <text:p>Contratei um seguro com o Banco do Brasil para mitigar o risco do plantio de milho em segunda safra, em especial o risco de seca e incêndio. Este seguro também era exigência do banco que financiava o plantio. A contratação ocorreu por intermédio da agência 3333-3 Ceres Go. Após o plantio da safra em fevereiro de 3333 a lavoura estava se desenvolvendo muito bem, porém no fim de março as chuvas pararam sendo comunicado à seguradora via 3333 e aberto o sinistro 3333333333. Fizeram a primeira vistoria em 33.33.3333. Fizeram a segunda vistoria no dia da colheita em 33.33.3333. A produção esperada era de 3.333 kg/há, a produção garantida era de 3333 kg/ha e a produção aferida foi de 333,33 kg/há. Assim, a indenização deveria ser de R$ 333.333,33. Em 33.33.3333 houve negativa por parte da seguradora com o seguinte argumento: "Conforme descrito no laudo de vistoria de 33/33/3333, a lavoura de milho safrinha foi implantada com consórcio com braquiária. Informamos que, de acordo com a proposta de seguro agrícola contratada nº 33333333, a cultura segurada é milho safrinha solteiro." Das reclamações. Na contratação não foi explanado que não poderia nascer capim junto à plantação sob pena de indeferimento da indenização. Não foram apresentadas opções de seguro com consórcio de braquiária. Na proposta não existe a palavra milho "solteiro" e sim e tão somente a nomenclatura "milho safrinha", cultura essa que foi plantada com sementes certificadas, dentro do Zoneamento Agrícola e época adequada conforme proposta. As cláusulas 3.3 e 3.3.3 são confusas e levam a crer que o plantio consorciado de milho com braquiária, desde que plantadas de acordo com o zoneamento agrícola, não estão excluídos dos riscos cobertos. A Seguradora teve vários momentos em que poderia ter declinado do risco, na contratação, na vistoria prévia (ela optou por não fazer), na primeira vistoria e também na segunda vistoria. Optou por aguardar até setembro de 3333 para negar a indenização levando o cliente ao prejuízo ora reclamado. Se ao final da contratação, da vistoria prévia ou mesmo na primeira vistoria fosse dito que o risco não seria coberto o cliente poderia ter realizado a silagem da produção, arrecadando assim ao menos grande parte de seus investimentos ou mesmo obter lucros. Na primeira vistoria foi questionado ao vistoriador se o segurado poderia realizar a colheita para silagem uma vez que havia a expectativa de colher 33 a 33 toneladas por há, ao que o vistoriador informou que a colheita, ainda que parcial, inviabilizaria o recebimento da indenização. Ora, bastava o vistoriador ou a seguradora informar que devido ao nascimento de braquiária o sinistro seria indeferido que o cliente/segurado faria a colheita para silagem e com isso teria menos prejuízos ou mesmo lucro potencial. Dos pedidos: Que seja reconhecido o direito à indenização e pagamento dos valores corrigidos ao segurado.</text:p>
          </table:table-cell>
          <table:table-cell office:value-type="string" table:style-name="ce2">
            <text:p>Outros</text:p>
          </table:table-cell>
          <table:table-cell table:number-columns-repeated="16381"/>
        </table:table-row>
        <table:table-row table:style-name="ro1">
          <table:table-cell office:value-type="float" office:value="931" table:style-name="ce3">
            <text:p>931</text:p>
          </table:table-cell>
          <table:table-cell office:value-type="string" table:style-name="ce2">
            <text:p>A Consulta de Apólice de Seguro Garantia está com problema?Tentamos consultar duas apólices de CNPJ diferentes (vigentes) e o site não encontra. Mensagem no site "Não foram encontrados dados na base para a apólice informada".Preciso por favor de um retorno urgente, pois essa falha no sistema implicará nos assuntos comerciais com nosso cliente.</text:p>
          </table:table-cell>
          <table:table-cell office:value-type="string" table:style-name="ce2">
            <text:p>Seguro Garantia</text:p>
          </table:table-cell>
          <table:table-cell table:number-columns-repeated="16381"/>
        </table:table-row>
        <table:table-row table:style-name="ro1">
          <table:table-cell office:value-type="float" office:value="1125" table:style-name="ce3">
            <text:p>1125</text:p>
          </table:table-cell>
          <table:table-cell office:value-type="string" table:style-name="ce2">
            <text:p>enho um veiculo segurado pela porto seguros, onde o mesmo foi furtado. E após 33 dias foi recuperado, já estava em fase de pagamento. Agr a seguradora me informou que para pagar precisa que o chassi seja liberado pela delegacia, mas eu já não tenho nada a ver com esta situação, que inclusive já até preenchi o documento no nome da seguradora conforme e-Mail.</text:p>
          </table:table-cell>
          <table:table-cell office:value-type="string" table:style-name="ce2">
            <text:p>Seguro de Danos</text:p>
          </table:table-cell>
          <table:table-cell table:number-columns-repeated="16381"/>
        </table:table-row>
        <table:table-row table:style-name="ro1">
          <table:table-cell office:value-type="float" office:value="129" table:style-name="ce3">
            <text:p>129</text:p>
          </table:table-cell>
          <table:table-cell office:value-type="string" table:style-name="ce2">
            <text:p>Como fazer a portabilidade do meu plano de previdência da Brasilprev para a Icatu? É uma previdência antiga, que não tem o fundo de alocação e nem CNPJ desse fundo. O Processo Susep informado no extrato da BrasilPrev é 333.333333/33, esse código não é aceito na consulta de produtos no site da SUSEP.</text:p>
          </table:table-cell>
          <table:table-cell office:value-type="string" table:style-name="ce2">
            <text:p>Previdência Complementar Aberta</text:p>
          </table:table-cell>
          <table:table-cell table:number-columns-repeated="16381"/>
        </table:table-row>
        <table:table-row table:style-name="ro1">
          <table:table-cell office:value-type="float" office:value="665" table:style-name="ce3">
            <text:p>665</text:p>
          </table:table-cell>
          <table:table-cell office:value-type="string" table:style-name="ce2">
            <text:p>Bom dia! Acionei um sinistro de nº 33333333333, <text:s/>produto Ouro Vida 3333 proposta 33333333 no dia 33/33/3333 e após ter enviados todos os documentos solicitados, não obtive resposta. Após reclamação no setor responsável, fui orientado a fazer uma carta de próprio punho informando não ter mais nenhum relatório medico para enviar e que o laudo medico enviado já respondia todos os questionamentos e mesmos assim continuam sem dar uma definição ao meu pedido. No dia 33/33/3333 entrei em contato pelo (33) 3333-3333 pedido uma resposta e me informaram que marcaria uma consulta com prestador até a data 33/33/3333 estaria recebendo um email para agendamento o que não ocorreu ate esta data. O que estou solicitando é uma resposta definitiva.Marcio . CPF 333.333.333.33</text:p>
          </table:table-cell>
          <table:table-cell office:value-type="string" table:style-name="ce2">
            <text:p>Seguro de Pessoas</text:p>
          </table:table-cell>
          <table:table-cell table:number-columns-repeated="16381"/>
        </table:table-row>
        <table:table-row table:style-name="ro1">
          <table:table-cell office:value-type="float" office:value="1348" table:style-name="ce3">
            <text:p>1348</text:p>
          </table:table-cell>
          <table:table-cell office:value-type="string" table:style-name="ce2">
            <text:p>Sinistro No.: 3333333333Seguradora: Azul SegurosSeguradoNome: GIOVANIATerceiroNome: LUIZ Veículo: TOYOTA / ETIOS HATCH XS 3.3 33V FLEXEnviei o seguinte requerimento para a seguradora:"Venho por meio desta reclamar de duas irregularidades a respeito do conserto do meu veículo. 3) Foi autorizada a troca do vidro do retrovisor, contudo, o retrovisor elétrico está travando e estala, ou seja, é necessário a troca do retrovisor direito inteiro e não apenas do vidro, ou o problema não será resolvido;3) O veículo teve problemas de barulhos e estalos na parte debaixo, em curvas e lombadas, problemas na suspensão que surgiram em decorrência a peças que estragaram por conta do impacto da batida. A oficina pediu as peças em vistoria complementar e foi negado pela seguradora sem nenhuma justificativa, no dia 33/33.Primeiramente reclamo da demora no atendimento da seguradora, que responde aos requerimentos da oficina com muita morosidade. A demora da seguradora em resolver os problemas do veículo obriga o terceiro a trafegar com o veículo com peças quebradas e desgastadas, e isso leva outras peças a estragarem de forma que os consertos em decorrência da demora na resposta da seguradora também vão ser imputados à requerida, seja administrativamente ou se necessário judicialmente.Segundo a seguradora está agindo com a conduta típica de tentar economizar realizando o serviço mínimo, que contudo não resolve o problema, apenas esconde problemas que acabam por serem expostos em momentos posteriores, e assim a seguradora alega não ter deveres para com o consumidor. Essa conduta é contraproducente, é um comportamento de má-fé que causa danos materiais ao consumidor, e também danos morais devido a todo o transtorno que o consumidor precisa passar pela segunda vez, por culpa exclusiva da seguradora. A seguradora negou os pedidos da oficina e sequer justificou a negativa. Considerando que o veículo não tinha problema nenhum de suspensão antes do acidente (e o consumidor pode comprovar isso pois pouco antes do acidente havia realizado uma perícia do veículo para a renovação do seu seguro, que não apontou problema nenhum), e que os problema surgiram imediatamente depois do evento danoso, requer que a seguradora reconsidere e aprove integralmente o pedido complementar da oficina.Requer ainda que, devido à demora exagerada que já ocorre, a seguradora responda a essa reclamação e ao pedido de peças com urgência, e caso negue o pedido que justifique a razão, sob pena de ficar cabalmente demonstrada a má-fé da seguradora.Favor retornar a resposta no email: email"A seguradora não respondeu no email que mantínhamos contato, então enviei uma reclamação para o SAC. No SAC falei com 3 atendentes, de tanto que me repassaram e todas se negaram a resolver a situação e a me informar protocolo de atendimento. Tentei encaminhar reclamação para a Ouvidoria da seguradora mas exigem que informe número de protocolo. Nota-se que a seguradora se nega a atender o segurado e tem uma ouvidoria de fachada, pois o sac não fornece protocolo e a ouvidoria exige protocolo do sac.Por fim, envio a minha reclamação contra a seguradora que está negando atendimento para o consumidor.</text:p>
          </table:table-cell>
          <table:table-cell office:value-type="string" table:style-name="ce2">
            <text:p>Seguro de Automoveis</text:p>
          </table:table-cell>
          <table:table-cell table:number-columns-repeated="16381"/>
        </table:table-row>
        <table:table-row table:style-name="ro1">
          <table:table-cell office:value-type="float" office:value="765" table:style-name="ce3">
            <text:p>765</text:p>
          </table:table-cell>
          <table:table-cell office:value-type="string" table:style-name="ce2">
            <text:p>Está agência reguladora mantém canal (consumidor.gov) para reclamações contra seguradoras,o mecanismo é inócuo, não há a aplicação de qq penalidade por mais graves que sejam as ilicitudes praticadas no mercado de seguros, p.ex:seguradora sonegar informações (icatu),seguradora aceitar extrato bancário como meio de comprovação de renda para contratação dit e no ato do sinistro rejeitar esse meio de comprovação (porto seguro),seguradora estar há 3 meses "analisando " pedido de dit sem qq conclusão e nem prazo para encerramento da mesma. ...etc... etc...etc....tudo isso revela a relação promíscua existente entre esta susep e as seguradoras.</text:p>
          </table:table-cell>
          <table:table-cell office:value-type="string" table:style-name="ce2">
            <text:p>Não identificada</text:p>
          </table:table-cell>
          <table:table-cell table:number-columns-repeated="16381"/>
        </table:table-row>
        <table:table-row table:style-name="ro1">
          <table:table-cell office:value-type="float" office:value="460" table:style-name="ce3">
            <text:p>460</text:p>
          </table:table-cell>
          <table:table-cell office:value-type="string" table:style-name="ce2">
            <text:p>Bom dia, Conforme determinação da SUSEP se faz necessário o envio do contrato social da Corretora de Seguros para sanar a pendencia, sendo assim, anexamos o contrato social e abaixo copia do email a qual recebemos. Solicitamos retorno de como incluir ou até mesmo se o envio desta forma é aceitável, pois não encontramos campo/maneira de enviar o documento solicitado.EMAIL RECEBIDO DA SUSEP EM 33/33/3333Informamos que em seu cadastro de Pessoa Jurídica ainda não consta a anexação do contrato social. Frisamos que é crucial que o documento esteja atualizado, constando cláusula especifica de responsabilidade técnica, para que seja enviado na área de dados cadastrais de sua empresa. <text:s/>O responsável técnico habilitado deverá entrar em seu cadastro de Pessoa Física e, então, Selecionar Gerenciar Empresa e acessar o menu no canto superior esquerdo, escolhendo a opção Dados Cadastrais; salvá-los novamente caso não haja qualquer alteração e selecionar Atualizar Documento e carregar um arquivo em PDF que contenha o contrato social vigente. <text:s/>O prazo para o upload do documento em seu registro é de 33 dias. Atenciosamente, Coordenação de Regimes Especiais - CGRAJ/COREP</text:p>
          </table:table-cell>
          <table:table-cell office:value-type="string" table:style-name="ce2">
            <text:p>Cadastro</text:p>
          </table:table-cell>
          <table:table-cell table:number-columns-repeated="16381"/>
        </table:table-row>
        <table:table-row table:style-name="ro1">
          <table:table-cell office:value-type="float" office:value="1431" table:style-name="ce3">
            <text:p>1431</text:p>
          </table:table-cell>
          <table:table-cell office:value-type="string" table:style-name="ce2">
            <text:p>Boa tarde, tenho empréstimo com Caixa Econômica Federal, sob número 33.3333.333.3333333-33 o valor de R$33.333,33 - gostaria que me enviasse a cópia do seguro prestamista para email: email ou para o whatzap: 33333333-3333.Desde já meus sinceros agradecimentosAtenciosamente: Andre - CPF: 333.333.333-33</text:p>
          </table:table-cell>
          <table:table-cell office:value-type="string" table:style-name="ce2">
            <text:p>Seguro de Pessoas</text:p>
          </table:table-cell>
          <table:table-cell table:number-columns-repeated="16381"/>
        </table:table-row>
        <table:table-row table:style-name="ro1">
          <table:table-cell office:value-type="float" office:value="818" table:style-name="ce3">
            <text:p>818</text:p>
          </table:table-cell>
          <table:table-cell office:value-type="string" table:style-name="ce2">
            <text:p>Solicito lista de Corretores com certificação SUSEP em todos os estados.</text:p>
          </table:table-cell>
          <table:table-cell office:value-type="string" table:style-name="ce2">
            <text:p>Cadastro</text:p>
          </table:table-cell>
          <table:table-cell table:number-columns-repeated="16381"/>
        </table:table-row>
        <table:table-row table:style-name="ro1">
          <table:table-cell office:value-type="float" office:value="185" table:style-name="ce3">
            <text:p>185</text:p>
          </table:table-cell>
          <table:table-cell office:value-type="string" table:style-name="ce2">
            <text:p>Prezados Senhores,Entramos em contato com <text:s/>SUDAMERICA VIDA CORRETORA DE SEGUROS, através do email: email , encaminhando a documentação necessária solicitada em 33/33/3333, do SINISTRO POR MORTE de meu pai, ocorrido em 33/33/3333. Na ocasião, informaram que o prazo para pagamento seria de 33 (trinta) dias. Ocorre <text:s/>que passados 33 (noventa) dias, não obtivemos recebimento e o retorno dado é sempre que está sob análise.Estando a documentação correta, pois até o momento não solicitaram mais nada, indago: porque não houve o devido pagamento? Qual o motivo de tanta demora? Pelo exposto, solicito providências urgentes. Atenciosamente,</text:p>
          </table:table-cell>
          <table:table-cell office:value-type="string" table:style-name="ce2">
            <text:p>Seguro de Pessoas</text:p>
          </table:table-cell>
          <table:table-cell table:number-columns-repeated="16381"/>
        </table:table-row>
        <table:table-row table:style-name="ro1">
          <table:table-cell office:value-type="float" office:value="380" table:style-name="ce3">
            <text:p>380</text:p>
          </table:table-cell>
          <table:table-cell office:value-type="string" table:style-name="ce2">
            <text:p>Bom dia, Me chamo V, advogado, OAB/DF nº 33.333 e estou tentando ter acesso a um processo físico arquivado na SUSEP sob nº: 33333.333333/3333-33. Através do link na página da SUSEP para este tipo de processo, consigo ver os andamentos apenas mas não há como baixa-lo pela internet, visto ele não estar digitalizado, portanto não inserido no sistema SEI.Gostaria de saber por favor, qual o email da SUSEP o qual posso fazer esse pedido, já preenchi e digitalizei o Formulário de Solicitação de Acesso a Processo Administrativo, visto que na página: Consultar andamento de processo em suporte papel Susep, o link leva apenas para a consulta simples sem ter a informação de como proceder para ter acesso à processos não digitalizados.Grato, Verniou Tadeu.</text:p>
          </table:table-cell>
          <table:table-cell office:value-type="string" table:style-name="ce2">
            <text:p>Não identificada</text:p>
          </table:table-cell>
          <table:table-cell table:number-columns-repeated="16381"/>
        </table:table-row>
        <table:table-row table:style-name="ro1">
          <table:table-cell office:value-type="float" office:value="1064" table:style-name="ce3">
            <text:p>1064</text:p>
          </table:table-cell>
          <table:table-cell office:value-type="string" table:style-name="ce2">
            <text:p>Necessito de assistência em troca de telhas e limpeza de caixa d'água.</text:p>
          </table:table-cell>
          <table:table-cell office:value-type="string" table:style-name="ce2">
            <text:p>Seguro de Danos</text:p>
          </table:table-cell>
          <table:table-cell table:number-columns-repeated="16381"/>
        </table:table-row>
        <table:table-row table:style-name="ro1">
          <table:table-cell office:value-type="float" office:value="839" table:style-name="ce3">
            <text:p>839</text:p>
          </table:table-cell>
          <table:table-cell office:value-type="string" table:style-name="ce2">
            <text:p>Bom dia Gostaria de ter acesso a apolice de seguros deixadas pelo meu pai.Jose , CPF 333.333.333-33.</text:p>
          </table:table-cell>
          <table:table-cell office:value-type="string" table:style-name="ce2">
            <text:p>Seguro de Pessoas</text:p>
          </table:table-cell>
          <table:table-cell table:number-columns-repeated="16381"/>
        </table:table-row>
        <table:table-row table:style-name="ro1">
          <table:table-cell office:value-type="float" office:value="1130" table:style-name="ce3">
            <text:p>1130</text:p>
          </table:table-cell>
          <table:table-cell office:value-type="string" table:style-name="ce2">
            <text:p>Como regularizar o cadastro de corretor da Pesso juridica</text:p>
          </table:table-cell>
          <table:table-cell office:value-type="string" table:style-name="ce2">
            <text:p>Cadastro</text:p>
          </table:table-cell>
          <table:table-cell table:number-columns-repeated="16381"/>
        </table:table-row>
        <table:table-row table:style-name="ro1">
          <table:table-cell office:value-type="float" office:value="1354" table:style-name="ce3">
            <text:p>1354</text:p>
          </table:table-cell>
          <table:table-cell office:value-type="string" table:style-name="ce2">
            <text:p>Preciso reativar minha SUSEP, recebi a instrução de enviar o contrato social da minha empresa atraves do site gov.br. Porem estou há meses tentando aumentar o nivel da minha conta para ouro (já habilitei todos os documentos necessarios, inclusive biografia no TSE) porem não consigo de jeito nenhum. A mensagem que aparece no app: Estamos trabalhando para expandir o acesso, mas por enquanto não conseguimos aumentar o nivel da sua conta gov.br. Em breve, outras opções estarão disponiveis. <text:s text:c="2"/>Existe a possibilidade de fazer essa reativação da minha susep por outro canal? <text:s/>Aguardo retorno. Obrigada.</text:p>
          </table:table-cell>
          <table:table-cell office:value-type="string" table:style-name="ce2">
            <text:p>Cadastro</text:p>
          </table:table-cell>
          <table:table-cell table:number-columns-repeated="16381"/>
        </table:table-row>
        <table:table-row table:style-name="ro1">
          <table:table-cell office:value-type="float" office:value="1299" table:style-name="ce3">
            <text:p>1299</text:p>
          </table:table-cell>
          <table:table-cell office:value-type="string" table:style-name="ce2">
            <text:p>Prezados Senhores,Gostaria de obter as informações de como me credenciar junto a SUSEP como <text:s/>Corretor de seguros?O certificado do curso de corretor de seguros realizado pela <text:s text:c="2"/>https://portalcurso.com.br/ &gt; tem validade?Desde já agradeço,Dimas</text:p>
          </table:table-cell>
          <table:table-cell office:value-type="string" table:style-name="ce2">
            <text:p>Cadastro</text:p>
          </table:table-cell>
          <table:table-cell table:number-columns-repeated="16381"/>
        </table:table-row>
        <table:table-row table:style-name="ro1">
          <table:table-cell office:value-type="float" office:value="1306" table:style-name="ce3">
            <text:p>1306</text:p>
          </table:table-cell>
          <table:table-cell office:value-type="string" table:style-name="ce2">
            <text:p>Tive um acidente com meu veículo, acionei a seguradora para consertar e me disseram que deu perda total, continuei o processo para receber meu dinheiro mas até agora nada, disseram que iriam me pagar dia 33/33 e inventaram desculpa que estava faltando documento, que já havia sido enviado.Estou até agora esperando o dinheiro do carro, é muita enrolação dessa empresa, não indico para ninguém.</text:p>
          </table:table-cell>
          <table:table-cell office:value-type="string" table:style-name="ce2">
            <text:p>Seguro de Automoveis</text:p>
          </table:table-cell>
          <table:table-cell table:number-columns-repeated="16381"/>
        </table:table-row>
        <table:table-row table:style-name="ro1">
          <table:table-cell office:value-type="float" office:value="104" table:style-name="ce3">
            <text:p>104</text:p>
          </table:table-cell>
          <table:table-cell office:value-type="string" table:style-name="ce2">
            <text:p>Solicito informações a respeito dos seguros de vida em nome de meu pai J, falecido em 33/33/3333. Bem como informações sobre as seguradoras.</text:p>
          </table:table-cell>
          <table:table-cell office:value-type="string" table:style-name="ce2">
            <text:p>Seguro de Pessoas</text:p>
          </table:table-cell>
          <table:table-cell table:number-columns-repeated="16381"/>
        </table:table-row>
        <table:table-row table:style-name="ro1">
          <table:table-cell office:value-type="float" office:value="944" table:style-name="ce3">
            <text:p>944</text:p>
          </table:table-cell>
          <table:table-cell office:value-type="string" table:style-name="ce2">
            <text:p>Realizei a compra do seguros de auto em 33.33.3333. Apólice: 3333333333333. Forma de cobrança em debito em conta. Na data de 33.33.3333 foi informada pelo o corretor, o cancelamento da apólice por falta de pagamento. Em consulta ao gerente da conta corrente. Ele informou que nunca houve a cobrança do debito.Informo que em nenhum momento a MAPFRE entrou em contato para informar a falta do pagamento.Solicito a reativação imediata da apólice sem nenhum ônus e no devido parcelamento, e também não que haja a <text:s/>perca dos bônus acumulados. Também solicito a responsabilidade por parte da MAPFRE referente a danos enquanto o veiculo estiver descoberto até o momento da regularização. Em nenhum momento a conta ficou descoberta.</text:p>
          </table:table-cell>
          <table:table-cell office:value-type="string" table:style-name="ce2">
            <text:p>Seguro de Automoveis</text:p>
          </table:table-cell>
          <table:table-cell table:number-columns-repeated="16381"/>
        </table:table-row>
        <table:table-row table:style-name="ro1">
          <table:table-cell office:value-type="float" office:value="710" table:style-name="ce3">
            <text:p>710</text:p>
          </table:table-cell>
          <table:table-cell office:value-type="string" table:style-name="ce2">
            <text:p>Boa tarde! Temos o atendimento somente por e-mail para tratar de assuntos a corretores, seria interessante o e-mail <text:s/>ter protocolo de retorno automatico, estamos enviando e-mail para a caixa. email para retorno de SUSEP Suspensa por falta de contrato social, como nao temos retorno enviamos novamente assim acredito que se o protocolo automatico ocorresse nao teria a necessidade de envio de varios e-mail do mesmo assunto</text:p>
          </table:table-cell>
          <table:table-cell office:value-type="string" table:style-name="ce2">
            <text:p>Cadastro</text:p>
          </table:table-cell>
          <table:table-cell table:number-columns-repeated="16381"/>
        </table:table-row>
        <table:table-row table:style-name="ro1">
          <table:table-cell office:value-type="float" office:value="195" table:style-name="ce3">
            <text:p>195</text:p>
          </table:table-cell>
          <table:table-cell office:value-type="string" table:style-name="ce2">
            <text:p>Sou empregado dos Correios há mais de 33 (vinte e cinco) anos e segurado da Associação Recreativa dos Correios - ARCOVIDA, por muitos anos e fielmente adimplente junto a referida Associação/Seguradora.Nestes últimos 33 (três) meses estive de LM - Licença Médica e por diversos motivos, não pude honrar com esses últimos pagamentos do referido seguro.Entrei em contato com a referida Associação e requeri uma cópia do contrato/apólice do seguro, todavia estão recusando em me fornecer tal documento (digital e físico) <text:s/>para meu devido conhecimento.Fiquei abismado com essa situação, pois apenas irão fornecer após o pagamento dos meses pendentes.Gentileza elucidar-me acerca dessa situação e se a postura da Associação/Seguradora é legal.</text:p>
          </table:table-cell>
          <table:table-cell office:value-type="string" table:style-name="ce2">
            <text:p>Não identificada</text:p>
          </table:table-cell>
          <table:table-cell table:number-columns-repeated="16381"/>
        </table:table-row>
        <table:table-row table:style-name="ro1">
          <table:table-cell office:value-type="float" office:value="1528" table:style-name="ce3">
            <text:p>1528</text:p>
          </table:table-cell>
          <table:table-cell office:value-type="string" table:style-name="ce2">
            <text:p>Boa tarde!Uma transportadora turística vai fazer uma viagem para o Uruguai (Montevidéu). Poderias me informar, por gentileza, se é obrigatório que essa empresa faça carta verde ou azul? Tem alguma obrigação específica relacionada a algum documento, além dos documentos exigidos pela ANTT? Obrigada!</text:p>
          </table:table-cell>
          <table:table-cell office:value-type="string" table:style-name="ce2">
            <text:p>Seguro de Danos</text:p>
          </table:table-cell>
          <table:table-cell table:number-columns-repeated="16381"/>
        </table:table-row>
        <table:table-row table:style-name="ro1">
          <table:table-cell office:value-type="float" office:value="395" table:style-name="ce3">
            <text:p>395</text:p>
          </table:table-cell>
          <table:table-cell office:value-type="string" table:style-name="ce2">
            <text:p>Olá. faz dias que não consigo validar seguros garantias no site. está inoperante.....</text:p>
          </table:table-cell>
          <table:table-cell office:value-type="string" table:style-name="ce2">
            <text:p>Não identificada</text:p>
          </table:table-cell>
          <table:table-cell table:number-columns-repeated="16381"/>
        </table:table-row>
        <table:table-row table:style-name="ro1">
          <table:table-cell office:value-type="float" office:value="1108" table:style-name="ce3">
            <text:p>1108</text:p>
          </table:table-cell>
          <table:table-cell office:value-type="string" table:style-name="ce2">
            <text:p>CÓPIA DO CONTRATO DO SEGURO DE VIDA - APÓLICE Nº 333333333 - Produto registrado na SUSEP sob nº 33333.333333/3333-33</text:p>
          </table:table-cell>
          <table:table-cell office:value-type="string" table:style-name="ce2">
            <text:p>Seguro de Pessoas</text:p>
          </table:table-cell>
          <table:table-cell table:number-columns-repeated="16381"/>
        </table:table-row>
        <table:table-row table:style-name="ro1">
          <table:table-cell office:value-type="float" office:value="150" table:style-name="ce3">
            <text:p>150</text:p>
          </table:table-cell>
          <table:table-cell office:value-type="string" table:style-name="ce2">
            <text:p>Boa tarde, Peço orientações detalhadas para cadastro da susep em PJ, já encaminhei um e-mail pedindo para que me orientassem, mas não compreendi.Aguardo retorno.Atenciosamente</text:p>
          </table:table-cell>
          <table:table-cell office:value-type="string" table:style-name="ce2">
            <text:p>Cadastro</text:p>
          </table:table-cell>
          <table:table-cell table:number-columns-repeated="16381"/>
        </table:table-row>
        <table:table-row table:style-name="ro1">
          <table:table-cell office:value-type="float" office:value="1428" table:style-name="ce3">
            <text:p>1428</text:p>
          </table:table-cell>
          <table:table-cell office:value-type="string" table:style-name="ce2">
            <text:p>DPVATRealizei a solicitação do meu seguro Dpvat, pois mês passado sofri acidente de trânsito onde fraturei o nariz em 3 pedaços, protocolei todos documentos e comprovações existentes e apenas me foi liberado 333,33 que foi o custo dos primeiros medicamentos que utilizei, agora estou aguardando para realizar a cirurgia de reconstrução, fui junto a caixa reabrir o pedido com restante de notas fiscais que possuo como a do meu plano de saúde e fui informada que está não seria paga, questionei o motivo e na caixa tive que ouvir que só trabalham como correspondentes, realizei a solicitação novamente e para minha surpresa, solicitaram que eu me apresentasse na caixa, diante disso compareci presencial lá, lá fui informada que não havia necessidade, entretanto continuo recebendo msgs quanto a apresentação presencial! O que de fato é absurdo a pessoa sofre um acidente, ngm sabe informar motivos da negativa, tem que se deslocar presencial para NADA, aguardo retorno com URGÊNCIA sobre este caso, pois é meu DIREITO. Caso não obtenha informações ou se quer alguma satisfação desta seguradora entrarei com as providências cabíveis, junto a justiça!AtenciosamenteCamila Cpf 333.333.333-33(33)3.3333-3333</text:p>
          </table:table-cell>
          <table:table-cell office:value-type="string" table:style-name="ce2">
            <text:p>DPVAT/SPVAT</text:p>
          </table:table-cell>
          <table:table-cell table:number-columns-repeated="16381"/>
        </table:table-row>
        <table:table-row table:style-name="ro1">
          <table:table-cell office:value-type="float" office:value="968" table:style-name="ce3">
            <text:p>968</text:p>
          </table:table-cell>
          <table:table-cell office:value-type="string" table:style-name="ce2">
            <text:p>Possuo seguro residencial desde 3333, o qual vem se renovando anualmente. As clausulas gerais do contrato, podem ser alteradas pela seguradora sem aviso ao cliente? <text:s/>Processo Susep 33333.333333/3333-33 - versao 3,3 foi o contrato de clausulas gerais que a seguradora me passou. Qual data de registro desse processo? Quando renovei o seguro o processo estava na versao 3,3 - Em caso de sinistro qual contrato tem validade?</text:p>
          </table:table-cell>
          <table:table-cell office:value-type="string" table:style-name="ce2">
            <text:p>Seguro de Danos</text:p>
          </table:table-cell>
          <table:table-cell table:number-columns-repeated="16381"/>
        </table:table-row>
        <table:table-row table:style-name="ro1">
          <table:table-cell office:value-type="float" office:value="303" table:style-name="ce3">
            <text:p>303</text:p>
          </table:table-cell>
          <table:table-cell office:value-type="string" table:style-name="ce2">
            <text:p>EM 33 de Dezembro de 3333 o Banco Santander fez um seguro de vida na Seguradora Santander e a gerente errou na data de meu nascimento e assim colocou a data da fundação de minha empresa ME| que era 33/33/3333 não condiz em absoluto com a data de meu nascimento e disse que a seguradora e o banco tinham meu cadastro atualizado em razão de diversos outros seguros feitos na entidade, acontece que em 3333 ou seja, seis anos pagando e sendo renovada a apólice do mesmo interrupidamente, eu tive um enfarte acudo do miocárdio e ao reclamar o beneficio do referido seguro feito e renovado por seis anos seguidos, a seguradora alegou que meu contrato fora feito em discordância da idade limite do segurado pois ja era superior a 33 anos de idade. Faço ver <text:s/>a autoridade reguladora que o contratante não interferi ou preenche tal formulário ou contrato e a seguradora teve quinze dias para negar tal seguro e nunca e jamais se pronunciou sobre tal fato, apenas se pronunciou na hora e dia da solicitação <text:s/>de pagamento do prêmio estipulado na apólice.Pergunto quem é o responsável pelo erro, o cliente ou a seguradora mesmo tendo o cadastro do cliente e não observou que a data de nascimento estava divergente do mesmo?</text:p>
          </table:table-cell>
          <table:table-cell office:value-type="string" table:style-name="ce2">
            <text:p>Seguro de Pessoas</text:p>
          </table:table-cell>
          <table:table-cell table:number-columns-repeated="16381"/>
        </table:table-row>
        <table:table-row table:style-name="ro1">
          <table:table-cell office:value-type="float" office:value="1007" table:style-name="ce3">
            <text:p>1007</text:p>
          </table:table-cell>
          <table:table-cell office:value-type="string" table:style-name="ce2">
            <text:p>SOLICITO O CANCELAMENTO DA COBRANÇA INDEVIDA EM MEU BENEFICIO DO INSS. ESTE QUE NÃO SOLICITEI, AUTORIZEI E NEM FUI INFORMADA. ESTA EMPRESA DIZ QUE É UM CONTRATO AUTORIZADO PELA PREVIDENCIA INSS. ESTOU INDIGNADA!!! POIS POR PESQUISAS, HA VARIOS APOSENTADOS E PENSIONISTAS PASSANDO PELA MESMA SITUAÇÃO. DETALHE: ESTÃO DESCONTANDO DESDE 3333 O VALOR DE R$33,33 MENSAIS, SEM A AUTORIZAÇÃO E SEM O CONSENTIMENTO DO APOSENTADO E PENSIONISTA. SOLICITO O EXTORNO DOS VALORES COBRADOS INDEVIDAMENTE.</text:p>
          </table:table-cell>
          <table:table-cell office:value-type="string" table:style-name="ce2">
            <text:p>Seguro de Pessoas</text:p>
          </table:table-cell>
          <table:table-cell table:number-columns-repeated="16381"/>
        </table:table-row>
        <table:table-row table:style-name="ro1">
          <table:table-cell office:value-type="float" office:value="98" table:style-name="ce3">
            <text:p>98</text:p>
          </table:table-cell>
          <table:table-cell office:value-type="string" table:style-name="ce2">
            <text:p>BOM DIA!ME CHAMO E, SOU REPRESENTANTE LEGAL DE GUSTAVO, INSCRITO SOB CPF DE Nº 333.333.333-33, O QUAL É CORRENTISTA DO BANCO SANTANDER, POSSUI EMPRÉSTIMO CONSIGNADO, FORMALIZADO EM 33/33/3333 TENDO SIDO O 3º VENCIMENTO EM 33/33/33 COM PREVISÃO PARA VENCIMENTO FINAL EM 33/33/3333, PORÉM, OCORRE QUE EM 33/33/3333, GUSTAVO FOI DIAGNOSTICADA COM LEUCEMIA LINFOBLÁSTICA AGUDA, MOMENTO EM QUE FOI SOLICITADO AFASTAMENTO IMEDIATO DA EMPRESA LATAM. COM ISSO AS PARCELAS DOS CONSIGNADOS COMEÇARAM A FICAR EM ABERTO JÁ QUE GUSTAVO ESTÁ RECEBENDO AUXILIO DOENÇA PELO INSS. FUI A AGENCIA REITERADAS VEZES, SABER SE HAVIA POSSIBILIDADE DE ACIONAR ALGUM TIPO DE SEGURO, SE HAVIA ALGUM, POR VEZES FUI INFORMADA PELOS GERENTES QUE NÃO SE ENQUADRAVA AO CASO. SOLICITEI O CONTRATO DOS CONSIGNADOS, PARA VERIFICAR SE REALMENTE NÃO HAVIA SEGURO, OU SE PODERIA HAVER ALGUM TIPO DE COBERTURA, TENDO EM VISTA A PERDA DA RENDA COM A DOENÇA E FUI INFORMADA DE QUE NÃO O ESTAVAM ENCONTRANDO. O CONSIGNADO TEM SEGURO PRESTAMISTA, PRECISO ACIONA-LO, MAS A INSTITUIÇÃO NEGA QUE GUSTAVO TENHA DIREITO POIS SÓ EXISTE COBERTURA EM DOIS CASOS, MORTE E PERDA DO EMPREGO SEM JUSTA CAUSA. PORÉM TOMEI CONHECIMENTO DE QUE INCAPACIDADES FÍSICAS TOTAL OU TEMPORÁRIA ( QUE PODEM SER CAUSADAS POR ACIDENTE OU DOENÇA, NO CASO DELE LEUCEMIA), TAMBÉM DÃO POSSILIDADE DE ACIONAR O SEGURO PRESTAMISTA. SEGUIMOS RECEBENDO MUITAS LIGAÇOES DIARIAS, SEM A MENOR POSSIBILIDE DE NESSE MOMENTO DIFICIL ARCAR COM A DIVIDA TENDO EM VISTA OS BAIXOS VALORES DO AUXILIO RECEBIDO, E OS INÚMEROS GASTOS COM MEDICAÇOES PARA SEGUIR O TRATAMENTO. NECESSITO DE ORIENTAÇÃO E AJUDA ´PARA CONSEGUIR ACIONAR O SEGURO PRESTAMISTA CONTRATADO.GRATA</text:p>
          </table:table-cell>
          <table:table-cell office:value-type="string" table:style-name="ce2">
            <text:p>Seguro de Pessoas</text:p>
          </table:table-cell>
          <table:table-cell table:number-columns-repeated="16381"/>
        </table:table-row>
        <table:table-row table:style-name="ro1">
          <table:table-cell office:value-type="float" office:value="836" table:style-name="ce3">
            <text:p>836</text:p>
          </table:table-cell>
          <table:table-cell office:value-type="string" table:style-name="ce2">
            <text:p>A Sra. Eloína , 33, (CPF 333.333.333-33) sofreu queda doméstica em maio/33, desde então ficou acamada/paralisada, e já estava com Alzheimer. Foi cuidada pela única filha até meados de 3333, quando esta a agrediu, e, eu sendo o único irmão, passei a cuidar dela. Só então tomei ciência de que ela detinha um seguro de vida com o BB Seguros. Tenho sua Curatela concedida em juízo, e, assim preciso tomar ciência de todos os documentos que compõem o contrato inicial da minha irmã e de todo o processo de indenização pela queda. Ela perdeu toda a mobilidade dos membros inferiores, e o valor pago corresponde a 33% do capital segurado à época do sinistro; no entanto, como foi pago agora, não foi atualizado. Tenho buscado de todas as formas ter acesso aos documentos, mas em vão; como curador quero saber se tudo foi feito dentro da lei. Em mensagem enviada o BB Seguros diz que posso solicitar reavaliação, mas, como poder revisão se não tenho acessos aos documentos do contrato inicial e ao processo do sinistro? Agraço a atenção e as providências para que me sejam repassados todos os documentos.</text:p>
          </table:table-cell>
          <table:table-cell office:value-type="string" table:style-name="ce2">
            <text:p>Seguro de Pessoas</text:p>
          </table:table-cell>
          <table:table-cell table:number-columns-repeated="16381"/>
        </table:table-row>
        <table:table-row table:style-name="ro1">
          <table:table-cell office:value-type="float" office:value="913" table:style-name="ce3">
            <text:p>913</text:p>
          </table:table-cell>
          <table:table-cell office:value-type="string" table:style-name="ce2">
            <text:p>Venho por meio deste, reclamar sobre o processo de seguro Dpvat, onde eu como procuradora encaminhei toda a documentação e não analisaram. A vítima tem sequelas , passou por duas perícias médicas onde foi recusado. Agora eu encaminhei nova documentação médica, declarando a segura e em menos de 3 dia de processo cadastrado eles negaram, sem ao menos analisarem a documentação. Peço análise do processo e nova perícia médica.Nome da vítima Diego <text:s/>- CPF - 333.333.333-33</text:p>
          </table:table-cell>
          <table:table-cell office:value-type="string" table:style-name="ce2">
            <text:p>DPVAT/SPVAT</text:p>
          </table:table-cell>
          <table:table-cell table:number-columns-repeated="16381"/>
        </table:table-row>
        <table:table-row table:style-name="ro1">
          <table:table-cell office:value-type="float" office:value="576" table:style-name="ce3">
            <text:p>576</text:p>
          </table:table-cell>
          <table:table-cell office:value-type="string" table:style-name="ce2">
            <text:p>prezados, faço parte da Corretora de Seguros Ltda, e recebemos com surpresa a informação de que temos um processo em fase de execução fiscal, com os seguintes dados: N. credito: 3.333.333333/33-33 e N inscrição 3.333.333333/33-33, queremos saber como podemos parcelar o debito e ter acesso as informações do mesmo.</text:p>
          </table:table-cell>
          <table:table-cell office:value-type="string" table:style-name="ce2">
            <text:p>Cadastro</text:p>
          </table:table-cell>
          <table:table-cell table:number-columns-repeated="16381"/>
        </table:table-row>
        <table:table-row table:style-name="ro1">
          <table:table-cell office:value-type="float" office:value="575" table:style-name="ce3">
            <text:p>575</text:p>
          </table:table-cell>
          <table:table-cell office:value-type="string" table:style-name="ce2">
            <text:p>Olá, tudo bem? Eu me chamo M, CPF 333.333.333-33, sou corretor de seguros de vida registrado na SUSEP pelo número 3333333333. Em 33/33/33 eu estava me descadastrando como responsável técnico da empresa T Seguros, CNPJ 33.333.333/3333-33. Acreditando que eu estava clicando no botão correto para suspender minha responsabilidade com a empresa, eu errei e suspendi meu registro de pessoa física junto a SUSEP. <text:s/>Na mesma data e horário, eu enviei e-mail para o contato informado no site email mas não recebi retorno até o momento. Liguei também para o número 3333-3333333 que é o único número disponível no site, mas informaram que não conseguem me ajudar.Já pedi até para um amigo cadastrar minha empresa para ele ser responsável enquanto eu resolvo isto, mas o site não permiti ele "ativar o botão" para acionar a responsabilidade na empresa cadastrada.Eu preciso reativar meu cadastro pois as seguradoras não permitirão que eu comercialize o seguro. Isto é minha única fonte de renda. A MAG, por exemplo, já suspendeu meu cadastro, estou sem acesso para dar suporte aos meus clientes. Já tentei diversas vezes pelo site ativar novamente meu cadastro mas sem sucesso, da erro, conforme anexo. Preciso de ajuda o quanto antes!!! Por favor!M33 3 3333-3333</text:p>
          </table:table-cell>
          <table:table-cell office:value-type="string" table:style-name="ce2">
            <text:p>Cadastro</text:p>
          </table:table-cell>
          <table:table-cell table:number-columns-repeated="16381"/>
        </table:table-row>
        <table:table-row table:style-name="ro1">
          <table:table-cell office:value-type="float" office:value="574" table:style-name="ce3">
            <text:p>574</text:p>
          </table:table-cell>
          <table:table-cell office:value-type="string" table:style-name="ce2">
            <text:p>Meu irmão faleceu, como faço na SUSEP se ele deixou seguro de vida em nome da minha mãe?</text:p>
          </table:table-cell>
          <table:table-cell office:value-type="string" table:style-name="ce2">
            <text:p>Seguro de Pessoas</text:p>
          </table:table-cell>
          <table:table-cell table:number-columns-repeated="16381"/>
        </table:table-row>
        <table:table-row table:style-name="ro1">
          <table:table-cell office:value-type="float" office:value="1220" table:style-name="ce3">
            <text:p>1220</text:p>
          </table:table-cell>
          <table:table-cell office:value-type="string" table:style-name="ce2">
            <text:p>Fiz um seguro viajem para minha filha. Ela precisou de atendimento médico em emergência na cidade de Warrenton, no estado da Virgínia, Estados Unidos. O atendimento restringiu-se apenas a consulta médica. Solicitei o reembolso para seguradora Itaú, aviso de sinistro 33333333-333, e enviei as documentações pertinentes, porém, eles insistem em querer "Laudo médico atestando a ocorrência do evento coberto, com breve relato do ocorrido". <text:s/>Foi realizado consulta médica em emergência. Os meios legais e suficientes para comprovação do sinistro foram anexados através do envio da nota fiscal do hospital americano e adicionalmente também foi enviado a comprovação do pagamento do serviço pelo cartão de crédito. Relatório com sintomas, diagnósticos e outros detalhes médicos não são fornecidos por serviços de saúde americano devido confidencialidade do ato médico, principalmente por tratar-se de menor de idade. A seguradora alega que trata-se de recomendação da Susep. O que diz as decisões judiciais: Seguradora não deve exigir relatório médico se houver outro meio de prova. Exigir relatório médico do segurado não é razoável quando se pode provar por outros meios a ocorrência do sinistro coberto pelo seguro. A seguradora coloca como condição o fornecimento do relatório que não pode ser exigido tendo em vista que os pré-requisitos de comprovação do sinistro foram anexados e alegam que trata-se de orientação da Susep. Solicito informações embasadas juridicamente se realmente for orientação desse orgão.</text:p>
          </table:table-cell>
          <table:table-cell office:value-type="string" table:style-name="ce2">
            <text:p>Seguro de Pessoas</text:p>
          </table:table-cell>
          <table:table-cell table:number-columns-repeated="16381"/>
        </table:table-row>
        <table:table-row table:style-name="ro1">
          <table:table-cell office:value-type="float" office:value="424" table:style-name="ce3">
            <text:p>424</text:p>
          </table:table-cell>
          <table:table-cell office:value-type="string" table:style-name="ce2">
            <text:p>Gostaria de saber se D possue algum tipo de seguro.</text:p>
          </table:table-cell>
          <table:table-cell office:value-type="string" table:style-name="ce2">
            <text:p>Seguro de Pessoas</text:p>
          </table:table-cell>
          <table:table-cell table:number-columns-repeated="16381"/>
        </table:table-row>
        <table:table-row table:style-name="ro1">
          <table:table-cell office:value-type="float" office:value="1511" table:style-name="ce3">
            <text:p>1511</text:p>
          </table:table-cell>
          <table:table-cell office:value-type="string" table:style-name="ce2">
            <text:p>Na Data 33/33/3333 foi acionado a troca de um farol pela cia HDI , sobre o protocolo de atendimento 33333333, a cia HDI seguros negou a troca alegando que a peça teria se danificado antes da renovação que foi em Outubro , mas a mesma foi danificada após a renovação , visto que o seguro era renovação da HDI , sem provas e somente com suposições negaram indevidamente a troca do farol . Conto com o apoio do nosso orgão para que possa cobrar e analisar de forma mais correta essa negativa indevida .</text:p>
          </table:table-cell>
          <table:table-cell office:value-type="string" table:style-name="ce2">
            <text:p>Seguro de Automoveis</text:p>
          </table:table-cell>
          <table:table-cell table:number-columns-repeated="16381"/>
        </table:table-row>
        <table:table-row table:style-name="ro1">
          <table:table-cell office:value-type="float" office:value="1324" table:style-name="ce3">
            <text:p>1324</text:p>
          </table:table-cell>
          <table:table-cell office:value-type="string" table:style-name="ce2">
            <text:p>boa tarde!ao analisar o meu extrato bancário, percebi <text:s/>que existe um lançamento futuro de um pagamento programado a ASPECIR - UNIÃO SEGURADORA, no valor de R$ 33,33, o qual desconheço, e imediatamente efetuei o cancelamento do mesmo, em que ao mesmo tempo informei o meu gerente do banco, o qual questionei como alguém consegue registrar um pagamento sem autorização do correntista?(estou ainda aguardando a resposta)E para a minha surpresa, ao pesquisar sobre essa empresa no google, fica destacada registro no Reclame aqui por centenas de pessoas, todas com o mesmo questionamento, sendo que alguns casos a cobrança já estaria sendo realizada a algum tempo, sem que o correntista estivesse ciente dessa cobrança muitas vezes por se tratar de um <text:s/>idoso e não possuir controle da conta, portanto peço providências e investigação de VSas, por tratar-se na minha opinião de um crime.</text:p>
          </table:table-cell>
          <table:table-cell office:value-type="string" table:style-name="ce2">
            <text:p>Seguro de Pessoas</text:p>
          </table:table-cell>
          <table:table-cell table:number-columns-repeated="16381"/>
        </table:table-row>
        <table:table-row table:style-name="ro1">
          <table:table-cell office:value-type="float" office:value="255" table:style-name="ce3">
            <text:p>255</text:p>
          </table:table-cell>
          <table:table-cell office:value-type="string" table:style-name="ce2">
            <text:p>Me acidentei com meu veiculo e solicitei o reparo via seguradora em 33/33/3333. Ao abrir o sinistro, o veiculo foi colocado em posse da Porto Seguro no mesmo dia, e remetido a sua oficina conveniada no dia seguinte, 33/33/3333. Pois bem, o acidente foi frontal e avariou mais sua funilaria. Após o acidente, o carro permaneceu com seus faróis acesos, mostrando que não foi tão abalroado com a batida, tendo um funcionamento de motor, tanto que foi colocado até o guincho se movendo. Não houve vazamentos. Acontece que o veiculo levou quase dois meses somente pra terminar o orçamento, e agora que "concluído os reparos" (pouco mais de 3 meses) foi rejeitado na vistoria de qualidade, pois apresentou uma luz acessa em seu painel. Destaco que em primeiro momento foi rejeitado o reparo desse problema identificado na luz, no entanto ao recorrer aprovaram o reparo. Com essa nova necessidade de reparo, a peça está prevista para chegar somente no final desse mês (fevereiro), dia 33 (conforme informação obtida pela própria seguradora). Nesse sentido, o veiculo levará cerca de 3 meses para ser consertado, isto se realmente com essa peça ele vier a ser aprovado no teste de qualidade. Saliento que a batida não foi tão agressiva, pois levei as fotos a 3 oficinas para avaliarem, e ambas me disseram que seria um conserto de 3 a 3 semanas, com serviço bem feito. Levei até para um amigo da família que não tem nenhum interesse nisso, que trabalhou diversos anos em conserto de veículos, no entanto hoje trabalha em outro segmento, e o mesmo confirmou essa informação.Minha chateação está na demora, pois já são mais de 3 meses sem meu transporte, tendo que desembolsar uber, taxi, transporte público e até me privando de sair, tendo em vista a falta do meu veiculo. Ressalto que a primeira expectativa de conclusão dos reparos foi a primeira quinzena de dezembro, depois postergado pra segunda quinzena de dezembro, depois pra primeira de janeiro... e até agora sem conclusão. Vejo necessário destacar que tentei retirar o veiculo da oficina na época do orçamento, pois lembro que em contato com a oficina, fui informado que tinham mais de 333 caros para consertar, e por isso a demora. Como que a seguradora me orienta a deixar com eles, sabendo que eles estão com uma demanda gigantesca, e ainda impedem a retirada do veiculo para um de minha confiança que agilizaria todo esse conserto. Em observação vejo necessário mencionar que na época do orçamento me dispuseram um veiculo por 33 dias, isso aliviou, mas não cessou a demora ou morosidade do conserto, além de demonstrar a confirmação de que realmente concordam com a morosidade.Pois bem, hoje fazem 333 dias que estou sem meu veiculo, por uma batida que destaco - não foi tão prejudicial - demonstrando dessa forma que a morosidade da Porto é gigantesca e absurda.Já falei diversas vezes com sac, ouvidoria, e concluo uma coisa, a Porto Seguro não é mais uma seguradora de excelência, apesar de seu valor ser 3x mais que outras do seguimento, sua qualidade e auxílio caíram, se comparados ao que eram a anos atrás. Saliento, meu carro é um carro comum, hb33, não é um importado que demande tanta demora. Deixo aqui meu relato de total chateação e indignação, e friso, hoje 33/33/3333 completam 333 dias. Att., G e F - sinistro: 3333333333333 - Porto Seguro - Código de Registroda Seguradora: 33333.</text:p>
          </table:table-cell>
          <table:table-cell office:value-type="string" table:style-name="ce2">
            <text:p>Seguro de Automoveis</text:p>
          </table:table-cell>
          <table:table-cell table:number-columns-repeated="16381"/>
        </table:table-row>
        <table:table-row table:style-name="ro1">
          <table:table-cell office:value-type="float" office:value="1151" table:style-name="ce3">
            <text:p>1151</text:p>
          </table:table-cell>
          <table:table-cell office:value-type="string" table:style-name="ce2">
            <text:p>Preciso regularizar minha situação na SUSEP, descobri hoje ao transmitir um seguro que minha habilitação cnpj está suspensa. Como faço para regularizar? Urgente. Em anexo.: Contrato social Ativo Cópia RG Cópia situação cadastral CPFCNPJ situação cadastral regular</text:p>
          </table:table-cell>
          <table:table-cell office:value-type="string" table:style-name="ce2">
            <text:p>Cadastro</text:p>
          </table:table-cell>
          <table:table-cell table:number-columns-repeated="16381"/>
        </table:table-row>
        <table:table-row table:style-name="ro1">
          <table:table-cell office:value-type="float" office:value="1429" table:style-name="ce3">
            <text:p>1429</text:p>
          </table:table-cell>
          <table:table-cell office:value-type="string" table:style-name="ce2">
            <text:p>Recusa de sinistro [333333] - B - Broker - R - 3333 - JOSE - 333333 alegando falta de preenchimento da DECLARAÇÃO Pessoal de Saúde. Feita contestação da Recusa por não concordar. De acordo com a SUSEPE <text:s/>SEGURO DE PESSOAS COM COBERTURA DE RISCO - "A sociedade seguradora tem o prazo de 33 (quinze) dias para se pronunciar quanto à proposta de seguro apresentada pelo segurado ou seu corretor. Encerrado este prazo, não tendo havido a recusa da seguradora, o seguro passa a ser considerado como aceito. A solicitação de documentos complementares, para análise e aceitação do risco ou da alteração proposta, poderá ser feita apenas uma vez, durante este prazo. Neste caso, o prazo de 33 (quinze) ficará suspenso, voltando a correr a partir da data em que se der a entrega da documentação. No caso de recusa, a seguradora deverá comunicar formalmente ao segurado a não aceitação do seguro, justificando a recusa". Isso não aconteceu. <text:s/>Caberia ao FUNCIONÁRIO da MetLife ou seu representante no Banco Itaú, ou seja a PESSOA AUTORIZADA A OFERECER O SEGURO negar e não dar andamento a Proposta de Contratação do Seguro. Mesmo com a alegada "OMISSÃO" na Declaração Pessoal de Saúde, na proposta de contratação do seguro, o pagamento foi feito, houveram débitos na conta corrente do JOSÉ a favor da MetLife Seguradora. Neste caso, o proponente tem cobertura do seguro entre a data de recebimento da proposta com adiantamento do prêmio e a data de formalização da recusa. Ainda, de acordo com a SUSEP como a seguradora MetLife não <text:s/>recusou a proposta, o seguro passou a ser considerado como aceito. <text:s/>Não houve comunicado formal ao segurado que de <text:s/>Não Aceitação do seguro, não houve justificava de recusa e não houve interrupção dos débitos mensais para pagamentos das mensalidades do seguro na conta do segurado. <text:s/>Não houve solicitação de documentos complementares, para análise e aceitação do risco ou da alteração proposta pela MetLife e previsto pela SUSEP. Não houve FORMALIZAÇÃO DA RECUSA pela MetLife até que ocorreu o óbito e <text:s/>foi feita a solicitação de pagamento do SINISTRO.Foram protocoladas RECLAMAÇÕES no SAC e na OUVIDORIA da MetLife protocolo 33333333 devido a demora nas respostas ao emails enviados com documentos e contestação da RECUSA.'</text:p>
          </table:table-cell>
          <table:table-cell office:value-type="string" table:style-name="ce2">
            <text:p>Seguro de Pessoas</text:p>
          </table:table-cell>
          <table:table-cell table:number-columns-repeated="16381"/>
        </table:table-row>
        <table:table-row table:style-name="ro1">
          <table:table-cell office:value-type="float" office:value="1305" table:style-name="ce3">
            <text:p>1305</text:p>
          </table:table-cell>
          <table:table-cell office:value-type="string" table:style-name="ce2">
            <text:p>Estou com o meu cadastro suspenso por falta de documentação. Como proceder com a regularização?</text:p>
          </table:table-cell>
          <table:table-cell office:value-type="string" table:style-name="ce2">
            <text:p>Cadastro</text:p>
          </table:table-cell>
          <table:table-cell table:number-columns-repeated="16381"/>
        </table:table-row>
        <table:table-row table:style-name="ro1">
          <table:table-cell office:value-type="float" office:value="256" table:style-name="ce3">
            <text:p>256</text:p>
          </table:table-cell>
          <table:table-cell office:value-type="string" table:style-name="ce2">
            <text:p>A demandante, senhora M é titular do seguro contratado junto ao Mongeral Aegon Seguros e Previdência S. A., cujos beneficiários atuais são duas filhas e um neto todos maiores de idade. Devido à condição de idosa maior de 33 anos, fez-se necessário eleger um representante para tratar das demandas junto à entidade seguradora, sendo a beneficiária Ma, a atual representante. Portanto, vimos solicitar uma análise apurada dos fatos relatados abaixo, sendo a mediação do Órgão fiscalizador - SUSEP, imprescindível, haja vista a necessidade de serem averiguadas possíveis irregularidades nos procedimentos aplicados por parte da seguradora.Dos fatos:Foram contratados 33(quatro) planos de seguro de vida, conforme descrito no quadro abaixo, sendo que “invalidez por acidente” e “AP Premiado” são planos casados ao Pecúlio por morte, porém, à exceção desse último, a premiação aos referidos planos é contemplada apenas em caso de morte acidental da segurada. Os valores dos benefícios e contribuições informadas no quadro abaixo, são referentes ao início da vigência de cada plano e em comparação, foi inserido o valor da contribuição do mês de maio/3333. Plano/Cobertura: <text:s text:c="37"/>Benefício (R$): <text:s text:c="3"/>Contribuição (R$): <text:s text:c="10"/>Início da Vigência <text:s text:c="101"/>Inicial <text:s text:c="2"/>Maio/3333 <text:s/>PECÚLIO POR MORTE <text:s text:c="29"/>33.333,33 <text:s text:c="17"/>33,33 <text:s text:c="6"/>333,33 <text:s text:c="19"/>33/33/3333INVALIDEZ POR ACIDENTE <text:s text:c="21"/>33.333,33 <text:s text:c="19"/>3,33 <text:s text:c="11"/>3,33 <text:s text:c="19"/>33/33/3333 <text:s text:c="22"/>AP PREMIADO MORTE ACIDENTAL <text:s text:c="6"/>33.333,33 <text:s text:c="19"/>3.33 <text:s text:c="9"/>33,33 <text:s text:c="19"/>33/33/3333VIDA INTEIRA – BENEFÍCIO P/MORTE <text:s text:c="4"/>3.333,33 <text:s text:c="17"/>33,33 <text:s text:c="7"/>333,33 <text:s text:c="18"/>33/33/3333TOTAL: <text:s text:c="54"/>33.333,33 <text:s text:c="15"/>333,33 <text:s text:c="7"/>333,33 <text:s text:c="7"/>Com a implementação dos reajustes anuais sobre as parcelas do seguro, sem que houvesse reajuste da pensão recebida pela segurada, consequentemente, ocorreu redução da renda mensal que afetou diretamente o seu meio de subsistência. <text:s/>Assim, sucederam-se as dificuldades para suprir suas necessidades básicas, como aquisição de medicamentos de uso contínuo, alguns de alto custo, produtos de alimentação e higiene pessoal, contratação de profissional para prestação de cuidados especiais, como massagem e fisioterapia domiciliar. Lembramos que os serviços prestados em domicílio não possuem a cobertura do plano de saúde da segurada (Sassepe), sendo o pagamento desses serviços feitos de forma particular. Esclarecemos ainda que, por um período de 33 anos (3333 a 3333) não houve reajuste da pensão recebida pela segurada.A partir de maio de 3333, o valor da contribuição chegou ao montante de R$ 333,33 (novecentos e sessenta e três reais e seis centavos), valor que representava 33,33% da renda mensal da segurada, Algo inconcebível, considerando suas necessidades e condições de saúde.Por esse motivo, tentamos de todas as formas possíveis um acordo com a entidade seguradora, no sentido de tornar menos penoso para a segurada o pagamento da contribuição mensal do seguro, considerando que o valor da pensão recebida não estava acompanhando os reajustes anuais aplicados e, com o propósito de evitar o cancelamento total do seguro e a consequente perda total do investimento, entramos em contato com a administração do Mongeral e os colocamos a par da situação. Diante dos fatos acima relatados, implementamos algumas ações junto ao Mongeral a fim de tornar possível o pagamento das parcelas mensais do seguro, sem que fosse afetado o único meio de subsistência da segurada. Seguem abaixo as ações realizadas, constando as datas, assunto e os respectivos protocolos de atendimento:DATA: <text:s text:c="23"/>ATENDIMENTO: <text:s text:c="11"/>ASSUNTO: <text:s text:c="57"/>PROTOCOLO: 33/33/3333 <text:s text:c="14"/>email <text:s text:c="19"/>alteração na forma de pagamento <text:s text:c="27"/>3333333333333/33/3333 <text:s text:c="14"/>whatsApp <text:s text:c="11"/>informação sobre o reajuste do seguro <text:s text:c="18"/>33333333333 33/33/3333 <text:s text:c="12"/>email <text:s text:c="19"/>contestação de fatura <text:s text:c="45"/>Não respondido 33/33/3333 <text:s text:c="12"/>presencial <text:s text:c="11"/>pedido de redução da contribuição <text:s text:c="24"/>33333333333 33/33/3333 <text:s text:c="12"/>presencial <text:s text:c="11"/>alteração da data de vencimento <text:s text:c="26"/>33333333333 33/33/3333 <text:s text:c="12"/>presencial <text:s text:c="11"/>cancelamento do plano Vida Inteira <text:s text:c="23"/>33333333333 <text:s/>Conforme demonstrado no quadro acima, após diversas tentativas de resolução do caso através do atendimento à distância, no dia 33/33/3333 comparecemos à Unidade do Mongeral em Recife/PE, e, diante das negativas à solicitação de revisão dos reajustes aplicados, não houve outra alternativa, senão de pedir o cancelamento do plano "Vida Inteira", que a segurada vinha pagando à 33 anos e a redução em 33% da contribuição do plano <text:s/>"Pecúlio por Morte", o que significa reduzir em 33% do benefício, e com isso, perdeu-se grande parte do investimento de 33 anos. Além disso, fomos informados que após o cancelamento do plano "Vida Inteira", não teríamos direito ao resgate de uma parte do valor investido. Relativamente ao plano “Vida Inteira”, adquirido em 3333, segundo consta nos arts. 3º e 3º das Condições Gerais, este seguro garante uma indenização ao beneficiário, no caso de morte natural ou acidental do segurado e possui prazo de vigência vitalício. No entanto, não ficou esclarecido no atendimento presencial, a significação do prazo de vigência vitalício.Na ocasião da aquisição deste seguro, acredita-se que houve falha de comunicação por parte do agente de vendas, em relação às informações prestadas à segurada, haja vista causar estranheza que ela desconhecesse que já possuía essas coberturas através dos planos “Pecúlio por Morte, Invalidez por acidente pessoal e AP Premiado”, contratados em 3333.Esclarecemos ainda que a segurada, contava com 33 anos de idade, na ocasião da contratação do <text:s/>seguro “Vida Inteira”, não tendo sido adequadamente orientada pelo corretor a viabilidade da aquisição, devido à atualização monetária anual acrescida de taxas incidentes sobre as parcelas de contribuição, em decorrência da mudança de faixa etária, o que onerou bastante o valor total da contribuição. Diante de todo o exposto, solicitamos uma análise do órgão fiscalizador de seguros, SUSEP, a fim de avaliar a possibilidade do Mongeral conceder o resgate de parte do investimento do seguro “Vida Inteira”, sendo este o objetivo principal desta reclamação.Atenciosamente,Ma</text:p>
          </table:table-cell>
          <table:table-cell office:value-type="string" table:style-name="ce2">
            <text:p>Seguro de Pessoas</text:p>
          </table:table-cell>
          <table:table-cell table:number-columns-repeated="16381"/>
        </table:table-row>
        <table:table-row table:style-name="ro1">
          <table:table-cell office:value-type="float" office:value="430" table:style-name="ce3">
            <text:p>430</text:p>
          </table:table-cell>
          <table:table-cell office:value-type="string" table:style-name="ce2">
            <text:p>Prezados, boa noite,Gostaria de verificar se há possibilidade de acessar o site de consulta de produtos (https://www3.susep.gov.br/safe/menumercado/REP3/Produto.aspx/Consultar) com um Nº Processo já em pesquisa, sendo então exibido diretamente o resultado.De antemão, peço desculpas caso eu tenha direcionado a mensagem ao canal errado, peço então a gentileza de orientar a quem devo solicitar.Obrigado desde já.</text:p>
          </table:table-cell>
          <table:table-cell office:value-type="string" table:style-name="ce2">
            <text:p>Não identificada</text:p>
          </table:table-cell>
          <table:table-cell table:number-columns-repeated="16381"/>
        </table:table-row>
        <table:table-row table:style-name="ro1">
          <table:table-cell office:value-type="float" office:value="694" table:style-name="ce3">
            <text:p>694</text:p>
          </table:table-cell>
          <table:table-cell office:value-type="string" table:style-name="ce2">
            <text:p>OFICIO ELETRONICO Nº 33/3333/COREP/CGRAJ/DIR3/SUSEPBoa tarde:Atendendo a solicitação do referido ofício, encaminho o Contrato Social registrado perante a Junta Comercial, para evidenciar a data da criação da empresa.Estamos a disposição para maiores esclarecimentos.Atenciosamente,CSC Corretora de Seguros LTDA</text:p>
          </table:table-cell>
          <table:table-cell office:value-type="string" table:style-name="ce2">
            <text:p>Cadastro</text:p>
          </table:table-cell>
          <table:table-cell table:number-columns-repeated="16381"/>
        </table:table-row>
        <table:table-row table:style-name="ro1">
          <table:table-cell office:value-type="float" office:value="501" table:style-name="ce3">
            <text:p>501</text:p>
          </table:table-cell>
          <table:table-cell office:value-type="string" table:style-name="ce2">
            <text:p>o cadastro de minha corretora de seguros foi suspenso. Atendi o solicitado e anexei ao site o contrato social. Encaminhei também alguns e-mails para a Susep e não me responderam. Com este cadastro suspenso fui suspenso também em várias seguradoras e com isso estou sendo bastante prejudicado. Sei perfeitamente que a culpa não é da Susep pois o e-mail que me enviaram em março/3333 acabou caindo na caixa de Spam e fugiu ao meu controle. Diante desta gravidade do assunto peço que intervenham junto a SUSEP para que liberem com urgência o meu cadastro. <text:s/>CORRETORA DE SEGUROS LTDA - Susep 333333333 - CNPJ 33.333.333/3333-33</text:p>
          </table:table-cell>
          <table:table-cell office:value-type="string" table:style-name="ce2">
            <text:p>Cadastro</text:p>
          </table:table-cell>
          <table:table-cell table:number-columns-repeated="16381"/>
        </table:table-row>
        <table:table-row table:style-name="ro1">
          <table:table-cell office:value-type="float" office:value="530" table:style-name="ce3">
            <text:p>530</text:p>
          </table:table-cell>
          <table:table-cell office:value-type="string" table:style-name="ce2">
            <text:p>Prezados, peço a gentileza informar o que é necessário para regularizar a situação da empresa - CNPJ 33333333333333 - Corretora de Seguros Ltda, do qual sou sócio, obrigado.</text:p>
          </table:table-cell>
          <table:table-cell office:value-type="string" table:style-name="ce2">
            <text:p>Cadastro</text:p>
          </table:table-cell>
          <table:table-cell table:number-columns-repeated="16381"/>
        </table:table-row>
        <table:table-row table:style-name="ro1">
          <table:table-cell office:value-type="float" office:value="252" table:style-name="ce3">
            <text:p>252</text:p>
          </table:table-cell>
          <table:table-cell office:value-type="string" table:style-name="ce2">
            <text:p>A empresa SUHAI - A seguradora de automóveis, está há mais de 33 dias sem realizar o pagamento do seguro veiculo ao meu cliente - terceiro envolvido no sinistro 3333333333333, cujo veículo, após avaliação foi dado como perdido. Insta informar que retiraram o veículo do cliente no dia 33 de dezembro e, desde, então não pagam o valor da FIPE. É necessário informar que toda a documentação foi enviada desde o dia 33 de Janeiro, bem como itens de uso obrigatório do veículo, que estavam em falta, mas foram devolvidos na oficina responsável pela avaliação ainda no dia em que foi contestada a perda total e o veiculo retirado da oficina avaliadora. Ao ligar para o call center da empresa, aguardo mais de 33 minutos para atendimento e não há qualquer retorno ou data para o pagajmento, apenas "enrolação". Envio o número do último protocolo, qual seja: 33333333.<text:s text:c="2"/></text:p>
          </table:table-cell>
          <table:table-cell office:value-type="string" table:style-name="ce2">
            <text:p>Seguro de Automoveis</text:p>
          </table:table-cell>
          <table:table-cell table:number-columns-repeated="16381"/>
        </table:table-row>
        <table:table-row table:style-name="ro1">
          <table:table-cell office:value-type="float" office:value="1039" table:style-name="ce3">
            <text:p>1039</text:p>
          </table:table-cell>
          <table:table-cell office:value-type="string" table:style-name="ce2">
            <text:p>Bom dia,Preciso de ajuda da SUSEP pois o município de Novo Hamburgo está cobrando uma divida minha como corretora, como se eu tivesse exercido a função de autônoma de 3333 até a presente data como corretora, mas eu nunca foi corretora, e sempre trabalhei como doméstica, então preciso comprovar através de uma certidão da SUSEP ou uma declaração confirmando que eu nunca tive cadastrada como corretora junto ao respectivo órgão para que seja cancelada essa cobrança do municipio. Aguardo retorno o mais breve possível, pois meu prazo de defesa é até o dia 33/33/3333.</text:p>
          </table:table-cell>
          <table:table-cell office:value-type="string" table:style-name="ce2">
            <text:p>Cadastro</text:p>
          </table:table-cell>
          <table:table-cell table:number-columns-repeated="16381"/>
        </table:table-row>
        <table:table-row table:style-name="ro1">
          <table:table-cell office:value-type="float" office:value="1442" table:style-name="ce3">
            <text:p>1442</text:p>
          </table:table-cell>
          <table:table-cell office:value-type="string" table:style-name="ce2">
            <text:p>Gostaria de abrir uma reclamação sobre a seguradora caixa tenho o seguro despe tive uma Tv que queimou-se a placa mãe e os técnicos da seguradora não aceita o laudo da LG que é o laudo correto os técnicos da própria seguradora caixa danificou o produto e deu laudo errado do produto depois de muita tentativa da minha parte eles mandaram eu procurar meus direitos pois um bem de dois anos pra eles da seguradora e velho e desgate do temp segunda o técnico pedir que os técnicos da seguradora fossem até a autorizada da LG pros técnicos da LG provar que ele estava errado e eles se recusaram a qualquer informação da LG O sinistro de numero junto a seguradora caixa e333333 aberto em 33/33/3333Nota fiscal do produto 33333333/33/3333Se possível me ajudem Meu telefone 33 3 33333333</text:p>
          </table:table-cell>
          <table:table-cell office:value-type="string" table:style-name="ce2">
            <text:p>Seguro de Danos</text:p>
          </table:table-cell>
          <table:table-cell table:number-columns-repeated="16381"/>
        </table:table-row>
        <table:table-row table:style-name="ro1">
          <table:table-cell office:value-type="float" office:value="4" table:style-name="ce3">
            <text:p>4</text:p>
          </table:table-cell>
          <table:table-cell office:value-type="string" table:style-name="ce2">
            <text:p>Preciso, de uma verificação desta apólice! Apólice número xxxx contratada em 3333American Express do Brasil Peço por favor a verificação dst apólice, si ainda está ativa. E se sim, com devo proceder!Dsd já agradeço imensamente!Aguardo retorno!Obrigada msm!Abço</text:p>
          </table:table-cell>
          <table:table-cell office:value-type="string" table:style-name="ce2">
            <text:p>Seguro de Pessoas</text:p>
          </table:table-cell>
          <table:table-cell table:number-columns-repeated="16381"/>
        </table:table-row>
        <table:table-row table:style-name="ro1">
          <table:table-cell office:value-type="float" office:value="1112" table:style-name="ce3">
            <text:p>1112</text:p>
          </table:table-cell>
          <table:table-cell office:value-type="string" table:style-name="ce2">
            <text:p>Estamos tentando a mais de uma semana regularizar nosso cadastro de corretores de duas corretoras nossas e não temos qq resposta do orgão .</text:p>
          </table:table-cell>
          <table:table-cell office:value-type="string" table:style-name="ce2">
            <text:p>Cadastro</text:p>
          </table:table-cell>
          <table:table-cell table:number-columns-repeated="16381"/>
        </table:table-row>
        <table:table-row table:style-name="ro1">
          <table:table-cell office:value-type="float" office:value="1444" table:style-name="ce3">
            <text:p>1444</text:p>
          </table:table-cell>
          <table:table-cell office:value-type="string" table:style-name="ce2">
            <text:p>Possuo um seguro de automóvel da caixa seguradora que foi repassado para youse seguradora, recebi um e-mail sobre renovação automática contendo um número de whatsapp para conversar sobre a renovação ou optar pela não renovação.Descobri que este número informado era da corretora Wiz, que apesar de eu informar que não queria renovar, o seguro foi renovado assim mesmo e debitado em minha conta utilizando o limite pois não havia saldo. Após reclamação junto a youse seguradora que informou que não teria direito a ressarcimento pois foi renovado automaticamente.Abri uma ouvidoria parava caixa seguros <text:s/>e me informaram que o valor iria ser ressarcido e sem juros.O grande problema foi o motivo do cancelamento que colocaram: Cancelado por falta de vistoria. Além de vários erros no.processo, ainda imputam o ônus sobre o cliente, que segundo eles falhou na vistoria. Gostaria de que a SUSEP auxiliasse nesta demanda. Ter o real motivo do cancelamento ser registrado e documentado.Para não <text:s/>ter o risco futuros em minhas análises de seguro automóvel.</text:p>
          </table:table-cell>
          <table:table-cell office:value-type="string" table:style-name="ce2">
            <text:p>Seguro de Automoveis</text:p>
          </table:table-cell>
          <table:table-cell table:number-columns-repeated="16381"/>
        </table:table-row>
        <table:table-row table:style-name="ro1">
          <table:table-cell office:value-type="float" office:value="1320" table:style-name="ce3">
            <text:p>1320</text:p>
          </table:table-cell>
          <table:table-cell office:value-type="string" table:style-name="ce2">
            <text:p>Solicito a circular SUSEP referente: Obrigatoriedade de emissão de nota fiscal eletrônica para corretores de seguros e de planos de previdência complementar.</text:p>
          </table:table-cell>
          <table:table-cell office:value-type="string" table:style-name="ce2">
            <text:p>Cadastro</text:p>
          </table:table-cell>
          <table:table-cell table:number-columns-repeated="16381"/>
        </table:table-row>
        <table:table-row table:style-name="ro1">
          <table:table-cell office:value-type="float" office:value="1001" table:style-name="ce3">
            <text:p>1001</text:p>
          </table:table-cell>
          <table:table-cell office:value-type="string" table:style-name="ce2">
            <text:p>Prezados, temos uma corretora de seguros aqui em SP - Consultoria e Corretora de Seguros, antiga Insurance Corretora, que atua na forma de capital aberto através da Bolsa de Valores. Eles tem uma forma de atuação única, crescendo através da aquisição de outras corretoras, já foram 33 corretoras, mas o que mais chama a atenção é a velocidade com que têm feito essas aquisições. Veja abaixo matéria publicada no sindisegs:"A Consultoria e Corretora de Seguros adquiriu a Corretora de Seguros, há 33 anos no mercado de consultoria e gestão de riscos e benefícios. Esta é a segunda aquisição da companhia em apenas 33 dias e a décima sexta sob a atual gestão, sendo a quinta na unidade de Benefícios e a maior transação da história recente da corretora. Os termos da transação preveem um pagamento de R$ 33 milhões à vista no fechamento da transação e parcelas variáveis e condicionadas ao atingimento de metas de performance estipuladas no contrato. As parcelas serão apuradas e pagas anualmente entre 3333 e 3333. O valor total estimado da aquisição é de R$ 33,3 milhões, informa em nota."Esse comportamento vem trazendo grande desconfiança entre clientes e concorrentes, a expectativa é de que esta sendo criada uma bolha, inflando a carteira de negócios da corretora apenas para valorização das suas ações na Bolsa e depois...Notem que <text:s/>já é oriunda de outra corretora que teve uma atuação parecida a Brasil Insurance, mudou a razão social, mas não a forma de atuação.Assim solicito seu acompanhamento e fiscalização dessa forma de atuação que no mínimo poderia ser considerada abuso de poder econômico.Desde já agradeço, torcendo para que o mercado não venha a perder aidna mais credibilidade pela forma de atuação dessa corretora.Grato,Moacir<text:s text:c="8"/></text:p>
          </table:table-cell>
          <table:table-cell office:value-type="string" table:style-name="ce2">
            <text:p>Não identificada</text:p>
          </table:table-cell>
          <table:table-cell table:number-columns-repeated="16381"/>
        </table:table-row>
        <table:table-row table:style-name="ro1">
          <table:table-cell office:value-type="float" office:value="1173" table:style-name="ce3">
            <text:p>1173</text:p>
          </table:table-cell>
          <table:table-cell office:value-type="string" table:style-name="ce2">
            <text:p>O pai do meu filho faleceu e eu sei que ele tem nhã uma apólice de seguro de vida pois era feito desconto em folha um valor de seguro de vida. Gostaria de saber o número da apólice e o beneficiário para poder anexa lá ao inventário aberto junto ao fórum da comarca de São Vicente O nome do segurado: André CPF 333.333.333-33 DN 33/33/3333 Segue em anexo certidão de óbito do mesmo, RG do meu filho e minha habilitação para comprovar os que estou narrando</text:p>
          </table:table-cell>
          <table:table-cell office:value-type="string" table:style-name="ce2">
            <text:p>Seguro de Pessoas</text:p>
          </table:table-cell>
          <table:table-cell table:number-columns-repeated="16381"/>
        </table:table-row>
        <table:table-row table:style-name="ro1">
          <table:table-cell office:value-type="float" office:value="1405" table:style-name="ce3">
            <text:p>1405</text:p>
          </table:table-cell>
          <table:table-cell office:value-type="string" table:style-name="ce2">
            <text:p>Bom dia, tenho uma empresa que vai trabalhar com garantia estendida, no que tange a peças específicas de veículos automotores, junto a revendedora de automóveis usados. Gostaria de saber se essa atividade (CNAE 3333-3/33) está obrigada a cadastro junto a SUSEP, e se estiver quais os requisitos para cadastrar?</text:p>
          </table:table-cell>
          <table:table-cell office:value-type="string" table:style-name="ce2">
            <text:p>Cadastro</text:p>
          </table:table-cell>
          <table:table-cell table:number-columns-repeated="16381"/>
        </table:table-row>
        <table:table-row table:style-name="ro1">
          <table:table-cell office:value-type="float" office:value="728" table:style-name="ce3">
            <text:p>728</text:p>
          </table:table-cell>
          <table:table-cell office:value-type="string" table:style-name="ce2">
            <text:p>Estou desde quarta-feira passada tentando cadastrar o contrato social na Susep, e hoje as três da manhã consegui.Foi informado que após o envio do contrato, o sistema baixaria a suspenção de nossa corretora</text:p>
          </table:table-cell>
          <table:table-cell office:value-type="string" table:style-name="ce2">
            <text:p>Cadastro</text:p>
          </table:table-cell>
          <table:table-cell table:number-columns-repeated="16381"/>
        </table:table-row>
        <table:table-row table:style-name="ro1">
          <table:table-cell office:value-type="float" office:value="950" table:style-name="ce3">
            <text:p>950</text:p>
          </table:table-cell>
          <table:table-cell office:value-type="string" table:style-name="ce2">
            <text:p>Preciso alterar a Razão Social da Corretora cnpj. 33333333333333.</text:p>
          </table:table-cell>
          <table:table-cell office:value-type="string" table:style-name="ce2">
            <text:p>Cadastro</text:p>
          </table:table-cell>
          <table:table-cell table:number-columns-repeated="16381"/>
        </table:table-row>
        <table:table-row table:style-name="ro1">
          <table:table-cell office:value-type="float" office:value="306" table:style-name="ce3">
            <text:p>306</text:p>
          </table:table-cell>
          <table:table-cell office:value-type="string" table:style-name="ce2">
            <text:p>Boa tarde. Estou com um problema na Icatu seguros. O valor da minha previdência era para ter caído quarta feira 33.33 segunda um atendente me informou via telefone. Porém não caiu. Outro disse q cairia dia dia 33. Não caiu até agora. Como o consumidor.gov não consigo fazer reclamação lá. Pq minha conta é bronze e todas as vezes q tento passar para prata ou ouro da erro. E com isso não consigo reclamar na página. Conseguem me ajudar? <text:s/>Eu solicitei q retirassem todo o valor da previdência. Tentei reclamar na icatu mas em vão tmb.</text:p>
          </table:table-cell>
          <table:table-cell office:value-type="string" table:style-name="ce2">
            <text:p>Previdência Complementar Aberta</text:p>
          </table:table-cell>
          <table:table-cell table:number-columns-repeated="16381"/>
        </table:table-row>
        <table:table-row table:style-name="ro1">
          <table:table-cell office:value-type="float" office:value="1361" table:style-name="ce3">
            <text:p>1361</text:p>
          </table:table-cell>
          <table:table-cell office:value-type="string" table:style-name="ce2">
            <text:p>Olá, Gostaria de saber qual o prazo para substituir o responsável técnico quando ocorrer o falecimento do mesmo.obs.: - Toda corretora de seguros precisa ter um responsável técnico para poder operar, em caso de falecimento, qual o prazo para a corretora de seguros substituir o responsável técnico.Grato e no aguardoAnderson</text:p>
          </table:table-cell>
          <table:table-cell office:value-type="string" table:style-name="ce2">
            <text:p>Cadastro</text:p>
          </table:table-cell>
          <table:table-cell table:number-columns-repeated="16381"/>
        </table:table-row>
        <table:table-row table:style-name="ro1">
          <table:table-cell office:value-type="float" office:value="1378" table:style-name="ce3">
            <text:p>1378</text:p>
          </table:table-cell>
          <table:table-cell office:value-type="string" table:style-name="ce2">
            <text:p>Meu veículo foi batido pela Transportadora Dal Santo Transporte, eles utilizarão o seguro Essor seguros.Acidente ocorrido em ,33/33/3333, Vistoria feita em 33/33/3333, Liberado orçamento em 33/33/3333.Fizeram contato com nossa empresa através da corretora Forte Brasil, tudo foi tratado direto com a corretora, onde fui informada, que iriam depositar o valor do CONSERTO EM MINHA CONTA, VALOR ORÇAMENTO DA REFORMA $ 33.333,33.Antes de assinar o acordo, perguntei sobre o seguro cessante, fui informada pela corretora Forte Brasil, que após o veículo pronto, entraria com os dias parados.Tudo comprovado através de conversas via WhatsApp.Veículo ficou parado, 33/33/3333 até 33/33/3333, com documento comprovando.Veículo no caso, é de transporte onde dependo dele para trabalhar, somos agregado da empresa Jolivam.Os dias parados, tive o prejuízo, e a seguradora negou o pagamento do seguro cessante, onde e de direito meu.Ao questionar, recebi a resposta de que, o conserto e o cessante ,estava incluso no acerto, isso não procede, o valor recebido foi transferido total para a Funilaria TRD PINTURAS.Onde está meus direitos?Fiquei no prejuízo, gostaria que isso fosse revisto, e que paguem os meus direitos.sem mais*******Expresso Jaspe Transporte Rodoviário</text:p>
          </table:table-cell>
          <table:table-cell office:value-type="string" table:style-name="ce2">
            <text:p>Seguro de Automoveis</text:p>
          </table:table-cell>
          <table:table-cell table:number-columns-repeated="16381"/>
        </table:table-row>
        <table:table-row table:style-name="ro1">
          <table:table-cell office:value-type="float" office:value="321" table:style-name="ce3">
            <text:p>321</text:p>
          </table:table-cell>
          <table:table-cell office:value-type="string" table:style-name="ce2">
            <text:p>Solicito o cancelamento dos seguros prestamista contratos em meu nome, conforme descrito abaixo:Apólices: 3333333333333-3, 3333333333333-3 e 3333333333333-3.Contato pelo SAC, protocolo 3333333333Protocolo Consumidor Gov: <text:s/>3333.33/33333333333</text:p>
          </table:table-cell>
          <table:table-cell office:value-type="string" table:style-name="ce2">
            <text:p>Seguro de Pessoas</text:p>
          </table:table-cell>
          <table:table-cell table:number-columns-repeated="16381"/>
        </table:table-row>
        <table:table-row table:style-name="ro1">
          <table:table-cell office:value-type="float" office:value="197" table:style-name="ce3">
            <text:p>197</text:p>
          </table:table-cell>
          <table:table-cell office:value-type="string" table:style-name="ce2">
            <text:p>Boa tarde a todos!Entrei no link abaixo, para emitir o meu certificado da SUSEP, porém não foi encontrado.Podem me ajudar?Registrado na SUSEP, sob o no 33.3333333.3,https://www3.susep.gov.br/safe/menumercado/certidoes/emite_certidoes_3333.asp</text:p>
          </table:table-cell>
          <table:table-cell office:value-type="string" table:style-name="ce2">
            <text:p>Cadastro</text:p>
          </table:table-cell>
          <table:table-cell table:number-columns-repeated="16381"/>
        </table:table-row>
        <table:table-row table:style-name="ro1">
          <table:table-cell office:value-type="float" office:value="1095" table:style-name="ce3">
            <text:p>1095</text:p>
          </table:table-cell>
          <table:table-cell office:value-type="string" table:style-name="ce2">
            <text:p>Gostaria de fazer o meu recadastramento , pois sou corretor de seguros - registro 33.333333-3. Obrigado</text:p>
          </table:table-cell>
          <table:table-cell office:value-type="string" table:style-name="ce2">
            <text:p>Cadastro</text:p>
          </table:table-cell>
          <table:table-cell table:number-columns-repeated="16381"/>
        </table:table-row>
        <table:table-row table:style-name="ro1">
          <table:table-cell office:value-type="float" office:value="786" table:style-name="ce3">
            <text:p>786</text:p>
          </table:table-cell>
          <table:table-cell office:value-type="string" table:style-name="ce2">
            <text:p>Bom dia...por gentileza sou advogado e fui procurado pela viúva para saber sobre um seguro de vida deixado pelo seu falecido marido, porém ela não me sabe informar nenhum dado sobre tal seguro...gostaríamos de verificar junto a esse órgão a possibilidade de localizar algum seguro em nome de : Milton , inscrito no CPF nº 333.333.333-33.Desde já agradeço pela atenção e aguardo retorno.Abraços</text:p>
          </table:table-cell>
          <table:table-cell office:value-type="string" table:style-name="ce2">
            <text:p>Seguro de Pessoas</text:p>
          </table:table-cell>
          <table:table-cell table:number-columns-repeated="16381"/>
        </table:table-row>
        <table:table-row table:style-name="ro1">
          <table:table-cell office:value-type="float" office:value="50" table:style-name="ce3">
            <text:p>50</text:p>
          </table:table-cell>
          <table:table-cell office:value-type="string" table:style-name="ce2">
            <text:p>Estou sendo lesado pela BRASILPREV, desde 33/3333, e só agora descobri.Em 33/3333, fiz uma portabilidade do meu Plano PETROS para a BRASILPREV, optando por renda mensal durante 33 anos.Em 33/33/33 (ANEXO 3), a PETROS informou meu valor a ser portado de R$333.333,33.Em 33/33/3333 (ANEXOS 3 e 3), a BRASILPREV recepcionou este mesmo valor, de R$333.333,33, através de documento assinado pelo seu Diretor Técnico ertertert.Minha primeira renda mensal, paga, em 33/33/3333, foi de R$3.333,33, quando deveria ter sido de R$3.333,33.Isto acarreta um prejuízo acumulado significativo, além do valor atual da minha renda mensal ser muito menor do que deveria ser.Procurei a BRASILPREV e fui atendido a partir de 33/33, que me apresentou vários valores diferentes entre si e sempre menores do que os informados nos documentos que estou aqui anexando.Recorro à PREVIC na esperança de resolver esta situação.</text:p>
          </table:table-cell>
          <table:table-cell office:value-type="string" table:style-name="ce2">
            <text:p>Previdência Complementar Aberta</text:p>
          </table:table-cell>
          <table:table-cell table:number-columns-repeated="16381"/>
        </table:table-row>
        <table:table-row table:style-name="ro1">
          <table:table-cell office:value-type="float" office:value="758" table:style-name="ce3">
            <text:p>758</text:p>
          </table:table-cell>
          <table:table-cell office:value-type="string" table:style-name="ce2">
            <text:p>Boa tarde!Solicito informações sobro a suspenção do cadastro da ESCRITTA CORRETORA DE SEGUROS LTDA - CNPJ: 33.333.333/3333-33</text:p>
          </table:table-cell>
          <table:table-cell office:value-type="string" table:style-name="ce2">
            <text:p>Cadastro</text:p>
          </table:table-cell>
          <table:table-cell table:number-columns-repeated="16381"/>
        </table:table-row>
        <table:table-row table:style-name="ro1">
          <table:table-cell office:value-type="float" office:value="894" table:style-name="ce3">
            <text:p>894</text:p>
          </table:table-cell>
          <table:table-cell office:value-type="string" table:style-name="ce2">
            <text:p>Realizei alguns empréstimos consignados junto com o BANCO ALFA INVESTIMENTOS S.A e neles foram cobrados o seguro prestamista. Conforme o artigo 33 da Resolução 333/3333 da Susep: “É facultado ao segurado cancelar o seguro a qualquer tempo, ainda que anteriormente à extinção da obrigação”. Como o mesmo foi feito com venda casada junto ao empréstimo, solicito o cancelamento das cobranças realizadas nos contratos nº 333333333 - 333333333 - 333333333 - 333333333 - 333333333 - 333333333 - 333333333.Banco para devolução do valor: BANCO ITAÚ 333 - AG: 3333 C/C: 33333-3</text:p>
          </table:table-cell>
          <table:table-cell office:value-type="string" table:style-name="ce2">
            <text:p>Seguro de Pessoas</text:p>
          </table:table-cell>
          <table:table-cell table:number-columns-repeated="16381"/>
        </table:table-row>
        <table:table-row table:style-name="ro1">
          <table:table-cell office:value-type="float" office:value="1076" table:style-name="ce3">
            <text:p>1076</text:p>
          </table:table-cell>
          <table:table-cell office:value-type="string" table:style-name="ce2">
            <text:p>Ao realizar compra de um Celular Samsung A33 333 Gigas, solicitei a devolução de valor pago do seguro por sinistro negado pela Zurich e pelas Casas Bahia, não recebi o retorno da forma esperada..Me ofereceram devolver R$ 33,33. Valor do Seguro 333,33 vendido junto do aparelho e nota fiscal <text:s/>Valor total nota fiscal: valor do produto/celular 3.333,33 <text:s/>( Parcelado em 33x ) juros exagerados</text:p>
          </table:table-cell>
          <table:table-cell office:value-type="string" table:style-name="ce2">
            <text:p>Seguro de Danos</text:p>
          </table:table-cell>
          <table:table-cell table:number-columns-repeated="16381"/>
        </table:table-row>
        <table:table-row table:style-name="ro1">
          <table:table-cell office:value-type="float" office:value="1399" table:style-name="ce3">
            <text:p>1399</text:p>
          </table:table-cell>
          <table:table-cell office:value-type="string" table:style-name="ce2">
            <text:p>Tive um problema de sobrecarga na calha do telhado da minha casa aonde transbordou devido as fortes chuvas nos últimos meses, com isso parte do meu telhado foi danificado e terei que consertar.Acionei o seguro residencial que contratei no Santander mas foi negado dizendo que ocorreu infiltração.É obvio que teve infiltração devido a calha ter transbordado com o volume de chuva que teve na minha cidade, fiquei insatisfeito pois nem um técnico foi enviado para verificar o local, gostaria de resolver esta situação para ter um amparo e consertar meu telhado.</text:p>
          </table:table-cell>
          <table:table-cell office:value-type="string" table:style-name="ce2">
            <text:p>Seguro de Danos</text:p>
          </table:table-cell>
          <table:table-cell table:number-columns-repeated="16381"/>
        </table:table-row>
        <table:table-row table:style-name="ro1">
          <table:table-cell office:value-type="float" office:value="921" table:style-name="ce3">
            <text:p>921</text:p>
          </table:table-cell>
          <table:table-cell office:value-type="string" table:style-name="ce2">
            <text:p>Estou pagando um seguro de vida através da operadora <text:s/>Viver bem corretora de seguros CNPJ 33.333.333/3333-33 localizada R. Adolfo Inácio de Barcelos, 333 -Centro - Gravataí/RS, ocorre que em 33/33/3333 solicitei a segunda via do contrato <text:s/>bem como orientações para acionar o seguro pois tive que colocar uma prótese de quadril e estou deficiente física, ocorre que foi solicitado um prazo de 3 dias para o envio da copia do contrato bem como as orientações para <text:s/>dar entrada no seguro e ate o momento não recebi nada, solicito a intervenção desse órgão para que o meu direito de consumidora seja respeitado.</text:p>
          </table:table-cell>
          <table:table-cell office:value-type="string" table:style-name="ce2">
            <text:p>Seguro de Pessoas</text:p>
          </table:table-cell>
          <table:table-cell table:number-columns-repeated="16381"/>
        </table:table-row>
        <table:table-row table:style-name="ro1">
          <table:table-cell office:value-type="float" office:value="284" table:style-name="ce3">
            <text:p>284</text:p>
          </table:table-cell>
          <table:table-cell office:value-type="string" table:style-name="ce2">
            <text:p>No dia 33/33/3333, por volta das 33 hs na Av. Marechal Tito, ao parar o veiculo sob a faixa de pedestre, fui corrigir e não enxerguei que havia um veiculo atrás e acabei colidindo com o mesmo.Estou solicitando o seguro apenas o conserto para o veiculo de terceiro, pois o meu carro por se tratar de uma caminhonete, não está muito danificada.Abri um protocolo junto a Sompo Seguros, nº 33333333 em 33/33/3333, pois eles informaram que não tem nada a fazer.Sinistro numero <text:s/>333333-333 de 33/33/3333no aguardo de um parecer sobre este caso com esta seguradora</text:p>
          </table:table-cell>
          <table:table-cell office:value-type="string" table:style-name="ce2">
            <text:p>Seguro de Automoveis</text:p>
          </table:table-cell>
          <table:table-cell table:number-columns-repeated="16381"/>
        </table:table-row>
        <table:table-row table:style-name="ro1">
          <table:table-cell office:value-type="float" office:value="733" table:style-name="ce3">
            <text:p>733</text:p>
          </table:table-cell>
          <table:table-cell office:value-type="string" table:style-name="ce2">
            <text:p>Olá, boa tarde!gostaria de saber se a minha esposa tinha algum seguro de vida disponivel, ela faleceu dia 33/33/3333, Mayara, CPF 333.333.333-33.</text:p>
          </table:table-cell>
          <table:table-cell office:value-type="string" table:style-name="ce2">
            <text:p>Seguro de Pessoas</text:p>
          </table:table-cell>
          <table:table-cell table:number-columns-repeated="16381"/>
        </table:table-row>
        <table:table-row table:style-name="ro1">
          <table:table-cell office:value-type="float" office:value="435" table:style-name="ce3">
            <text:p>435</text:p>
          </table:table-cell>
          <table:table-cell office:value-type="string" table:style-name="ce2">
            <text:p>Boa tarde !Prezados,Eu trabalho em um escritório que comprou uma franquia de uma empresa de seguros. Eu gostaria de fazer o curso de corretor e saber mais informações sobre a prova. Teria algum material que eu possa consultar ou algum link que eu possa me basear para fazer o melhor curso e me inscrever na prova, posteriormente ?att</text:p>
          </table:table-cell>
          <table:table-cell office:value-type="string" table:style-name="ce2">
            <text:p>Cadastro</text:p>
          </table:table-cell>
          <table:table-cell table:number-columns-repeated="16381"/>
        </table:table-row>
        <table:table-row table:style-name="ro1">
          <table:table-cell office:value-type="float" office:value="383" table:style-name="ce3">
            <text:p>383</text:p>
          </table:table-cell>
          <table:table-cell office:value-type="string" table:style-name="ce2">
            <text:p>Boa tarde, tudo bem?Eu fui aprovada na prova da SUSEP e agora gostaria de fazer meu registro de corretor de seguros.Segue certificado anexo.Agradeço desde já.</text:p>
          </table:table-cell>
          <table:table-cell office:value-type="string" table:style-name="ce2">
            <text:p>Cadastro</text:p>
          </table:table-cell>
          <table:table-cell table:number-columns-repeated="16381"/>
        </table:table-row>
        <table:table-row table:style-name="ro1">
          <table:table-cell office:value-type="float" office:value="245" table:style-name="ce3">
            <text:p>245</text:p>
          </table:table-cell>
          <table:table-cell office:value-type="string" table:style-name="ce2">
            <text:p>Gostaria de registar uma reclamação contra a seguradora ALFA SEGURADORA S.A., CNPJ CNPJ: 33.333.333/3333-33. (33333333333)Minha esposa (F - CPF 333.333.333-33) tem um veículo segurado pela empresa, o qual sofreu um sinistro em 33 de dezembro de 3333. Sinistro nº 333333 na seguradora)Será necessário trocar algumas peças, inclusive o parachoque traseiro. Ocorre que a seguradora está dando desculpas sobre o fornecimento desta peça desde então. Trata-se de um VW Gol, e não de uma BMW importada da Alemanha. Nada justifica a demora.Creio que esteja havendo má fé por parte da seguradora, ou no mínimo má prestação dos serviços.Em breve retornam as aulas, e minha filha utiliza o veículo para locomoção à faculdade.Gostaria de solicitar à SUSEP (se for o caso) uma interveniência no assunto, ou uma ação fiscalizadora quanto aos procedimentos da empresa.Agradeço antecipadamente.</text:p>
          </table:table-cell>
          <table:table-cell office:value-type="string" table:style-name="ce2">
            <text:p>Seguro de Automoveis</text:p>
          </table:table-cell>
          <table:table-cell table:number-columns-repeated="16381"/>
        </table:table-row>
        <table:table-row table:style-name="ro1">
          <table:table-cell office:value-type="float" office:value="447" table:style-name="ce3">
            <text:p>447</text:p>
          </table:table-cell>
          <table:table-cell office:value-type="string" table:style-name="ce2">
            <text:p>Prezados, boa tarde! Meu cadastro na susep consta como suspenso, já cumpri a exigência de anexar o contrato social e até agora não obtive nenhuma resposta. O nome da corretora é Corretora de Seguros Eireli. Eu R, sou a responsável técnica pela corretora.</text:p>
          </table:table-cell>
          <table:table-cell office:value-type="string" table:style-name="ce2">
            <text:p>Cadastro</text:p>
          </table:table-cell>
          <table:table-cell table:number-columns-repeated="16381"/>
        </table:table-row>
        <table:table-row table:style-name="ro1">
          <table:table-cell office:value-type="float" office:value="217" table:style-name="ce3">
            <text:p>217</text:p>
          </table:table-cell>
          <table:table-cell office:value-type="string" table:style-name="ce2">
            <text:p>Seguradora Liberty SegurosNão cumprimento de obrigação em processo de sinistro referente aparelho celular segurado pela empresaPossuo seguro de aparelho celular que foi roubado conforme histórico detalhado da ouvidoria enviada a empresa transcrita abaixo. Não aceitaram meu aviso de sinistro, disseram que havia divergência no modelo do aparelho informado, quando estava tudo correto, me fizeram enviar toda a documentação novamente, sem alterar absolutamente nada, mesmos formulários. Informaram um valor de franquia inicial, após várias tentativas, disseram outro valor diferente do inicial, absurdo e que não condizia com o valor de mercado do meu aparelho roubado. Abri ouvidoria através do fale conosco da Liberty protocolo 33333333 e 33333333 e na resposta disseram que foi direcionado para o SAC, porém o SAC nunca resolveu e me deu retorno. Segue reclamação enviada e Liberty Seguros e anexos com o envio e a resposta da ouvidoria onde informam que foi direcionada para o SAC. Mediante a impossibilidade de resolução, foi necessário comprar outro aparelho, inferior ao segurado pela empresa, pois eu preciso do telefone para trabalhar. Sendo assim, solicito reembolso do valor que paguei pelo novo aparelho R$ 3.333,33 conforme nota fiscal em anexo. Segue reclamação enviada a ouvidoria da Liberty Seguros sem resposta: <text:s text:c="102"/>No dia 33/33/33 a noite tive meu celular roubado. No dia 33/33/33 fiz a abertura do processo de sinistro protocolo 333333333. Enviei a documentação pelo site protecaomovel.com.br e após as 33 horas solicitadas e sem contato da seguradora entrei e contato e para minha surpresa estava pendente do envio da primeira página da apólice. Perguntei qual era o motivo e não quiseram me dizer. Não entendi pois a apólice é emitida pela seguradora, mesmo assim consegui com a operadora Claro e enviei. Sem contato da seguradora liguei no dia 33/33 e após uma hora ao telefone com atendente e analista me disseram que havia divergência de informações no modelo do aparelho e mesmo eu tendo questionado qual seria a divergência, não me disseram. A analista disse que seria necessário abrir outro processo, abrimos e enviei novamente a documentação com ela em linha. Foi gerado novo aviso de sinistro nº 333333333333. Até então desde o início a informação que tive é de que o valor da franquia era R$ 3.333,33 referente a 33% do valor do aparelho. Hoje 33/33/33 liguei para saber o andamento e disseram que foi aprovada e o valor das franquia era R$ 3.333,33., valor totalmente em desacordo com o valor do aparelho que eu paguei R$ 3333,33 ou em relação ao valor de mercado que não passa de R$ 3.333,33. Questionei e disseram que era esse valor mesmo. Desde o início a seguradora está colocando empecilhos e agindo de má fé pois não tive um retorno, nem por e-mail como haviam me dito que fariam. Meu celular segurado havia apenas 3 meses e 33 dias de uso, acionei o seguro para ter uma certa tranquilidade e tive dor de cabeça com uma empresa que até então não fez o que deveria fazer. Preciso do celular para trabalhar e para situações pessoais pois tenho filha pequena e uma mãe idosa que preciso estar em constante contato. Estou usando um celular com uma tela quebrada e sem perspectiva de fazerem uma análise justa de uma equipe que não aceita e nem responde questionamento de algo que o segurado deveria saber o motivo. Questionei qual seria a divergência no modelo e não me disseram. Informei que preenchi a declaração da forma correta de acordo com o informado na nota fiscal e na caixa do aparelho. Não me responderam. Sendo assim registro aqui minha insatisfação e indignação com uma seguradora que sempre fui cliente. Dessa forma, por não haver perspectiva e precisar de um aparelho irei comprar outro e solicitar via judicial o ressarcimento do valor referente meu aparelho segurado e danos morais que a justiça entender que sejam devidos. Seguem informações do modelo e diversos protocolos. Aparelho Motorola Edgge 33 Pro azul memória de armazenamento 333 gb e memória ram de 33 gb modelo XT3333-3. Protocolos 333333333, 33333333, 333333333, 333333333, 333333333, 333333333, 333333333, 333333333. Não tenho aqui nesse momento o número do primeiro sinistro, o número do segundo sinistro é 333333333333.</text:p>
          </table:table-cell>
          <table:table-cell office:value-type="string" table:style-name="ce2">
            <text:p>Seguro de Danos</text:p>
          </table:table-cell>
          <table:table-cell table:number-columns-repeated="16381"/>
        </table:table-row>
        <table:table-row table:style-name="ro1">
          <table:table-cell office:value-type="float" office:value="9" table:style-name="ce3">
            <text:p>9</text:p>
          </table:table-cell>
          <table:table-cell office:value-type="string" table:style-name="ce2">
            <text:p>Gostaria de ter acesso ao numero e apólices de seguro auto dos anos de 3333 até 3333 no meu CPF xxxxxxxxxx para que eu possa juntar em processo.</text:p>
          </table:table-cell>
          <table:table-cell office:value-type="string" table:style-name="ce2">
            <text:p>Seguro de Pessoas</text:p>
          </table:table-cell>
          <table:table-cell table:number-columns-repeated="16381"/>
        </table:table-row>
        <table:table-row table:style-name="ro1">
          <table:table-cell office:value-type="float" office:value="1087" table:style-name="ce3">
            <text:p>1087</text:p>
          </table:table-cell>
          <table:table-cell office:value-type="string" table:style-name="ce2">
            <text:p>Tentei efetuar consulta de apólice de seguro garantia no site: https://www3.susep.gov.br/safe/apolices/app/garantiaDigitei o numero da apólice e o CNPJ do Segurado porém o botão "Pesquisar" não é apertável, ele não pesquisa não tem link e não funciona.</text:p>
          </table:table-cell>
          <table:table-cell office:value-type="string" table:style-name="ce2">
            <text:p>Seguro Garantia</text:p>
          </table:table-cell>
          <table:table-cell table:number-columns-repeated="16381"/>
        </table:table-row>
        <table:table-row table:style-name="ro1">
          <table:table-cell office:value-type="float" office:value="83" table:style-name="ce3">
            <text:p>83</text:p>
          </table:table-cell>
          <table:table-cell office:value-type="string" table:style-name="ce2">
            <text:p>Fiz um cartão benefício pelo correspondente, vinculado ao Futuro previdência, foi averbado e não foi pago, procuro o correspondente e o mesmo não responde assim como a futuro previdência. Gostaria de uma posição <text:s/>, visto que nso disponilizam canais para reclamações e informações.</text:p>
          </table:table-cell>
          <table:table-cell office:value-type="string" table:style-name="ce2">
            <text:p>Previdência Complementar Aberta</text:p>
          </table:table-cell>
          <table:table-cell table:number-columns-repeated="16381"/>
        </table:table-row>
        <table:table-row table:style-name="ro1">
          <table:table-cell office:value-type="float" office:value="936" table:style-name="ce3">
            <text:p>936</text:p>
          </table:table-cell>
          <table:table-cell office:value-type="string" table:style-name="ce2">
            <text:p>Na condição de Curador de Luiz (333333333-33), contratei para ele um Plano de Previdência na "Caixa Vida e Previdência".Na ocasião da contratação, o gerente apresentou como atrativo o fato que, por ocasião do óbito do titular, o resgate pelos beneficiários se daria imediatamente, sem qualquer burocracia, com a dispensa de inventário. Achei interessante, apresentei ao Luiz essa opção. Diante de sua concordância, inclusive quanto aos beneficiários, contratei o Plano.Recentemente, fiz um novo aporte, ocasião em que o Gerente da Caixa reiterou as facilidades para o resgate do benefício. Infelizmente, em 33/33 do corrente Luiz veio a óbito.Ocorre que, a partir dessa data, todas as tentativas de resgate encaminhadas a Caixa Vida e Previdência foram negadas:Ao SAC: 33333333333333, em 33/33/33 eA Ouvidoria: 33333333333333, em 33/33/33A alegação para a negativa, tanto do SAC quanto da Ouvidoria é a seguinte: "... o termo de Curatela não concede poderes para indicar beneficiários no plano de Previdência, conforme disposto no Código Civil, artigo 333. Dessa forma, o saldo será destinado aos herdeiros legais do participante..."A minha reclamação não se deve ao motivo alegado para a recusa do resgate. Pode até ser que tenha de fato amparo legal.A minha reclamação, pra não dizer indignação, se deve ao fato de, na CONTRATAÇÃO do Plano, tal alegação não ter sido explicitada, muito pelo contrário. A minha indignação se deve ao sentimento que fui enganado, pra não dizer vítima de um "golpe". A palavra pode parecer forte, mas que outro nome tem a situação em que o prometido não é cumprido?Então, fico no aguardo da manifestação dessa Superintendência, na expectativa de obter sua solidariedade. Atenciosamente Roy 333.333.333-33 (33) 333 333.333</text:p>
          </table:table-cell>
          <table:table-cell office:value-type="string" table:style-name="ce2">
            <text:p>Previdência Complementar Aberta</text:p>
          </table:table-cell>
          <table:table-cell table:number-columns-repeated="16381"/>
        </table:table-row>
        <table:table-row table:style-name="ro1">
          <table:table-cell office:value-type="float" office:value="1345" table:style-name="ce3">
            <text:p>1345</text:p>
          </table:table-cell>
          <table:table-cell office:value-type="string" table:style-name="ce2">
            <text:p>Necessito informações, em quais seguradoras ainda tenho apólices de seguro de vida ativo.</text:p>
          </table:table-cell>
          <table:table-cell office:value-type="string" table:style-name="ce2">
            <text:p>Seguro de Pessoas</text:p>
          </table:table-cell>
          <table:table-cell table:number-columns-repeated="16381"/>
        </table:table-row>
        <table:table-row table:style-name="ro1">
          <table:table-cell office:value-type="float" office:value="1163" table:style-name="ce3">
            <text:p>1163</text:p>
          </table:table-cell>
          <table:table-cell office:value-type="string" table:style-name="ce2">
            <text:p>Bom diaExiste restrição na inclusão de atividade secundária no CNPJ da corretora?3333333Código CNAE 3333333: TRANSPORTE RODOVIÁRIO DE CARGA, EXCETO PRODUTOS PERIGOSOS E MUDANÇAS, INTERMUNICIPAL, INTERESTADUAL E INTERNACIONAL.Grata,</text:p>
          </table:table-cell>
          <table:table-cell office:value-type="string" table:style-name="ce2">
            <text:p>Cadastro</text:p>
          </table:table-cell>
          <table:table-cell table:number-columns-repeated="16381"/>
        </table:table-row>
        <table:table-row table:style-name="ro1">
          <table:table-cell office:value-type="float" office:value="589" table:style-name="ce3">
            <text:p>589</text:p>
          </table:table-cell>
          <table:table-cell office:value-type="string" table:style-name="ce2">
            <text:p>Prezados Senhores, fiz o curso de corretor pela ENS, gostaria de saber 33 coisas:Troquei de celular e não consigo baixar minha carteira da SUSEP no meu novo celularGostaria de verificar se minha SUSPE está registrada?</text:p>
          </table:table-cell>
          <table:table-cell office:value-type="string" table:style-name="ce2">
            <text:p>Cadastro</text:p>
          </table:table-cell>
          <table:table-cell table:number-columns-repeated="16381"/>
        </table:table-row>
        <table:table-row table:style-name="ro1">
          <table:table-cell office:value-type="float" office:value="202" table:style-name="ce3">
            <text:p>202</text:p>
          </table:table-cell>
          <table:table-cell office:value-type="string" table:style-name="ce2">
            <text:p>RECLAMAÇÃO CONTRA A TOKIO MARINE SEGURADORA POR CONTA DE RECUSA DE PAGAMENTO DE INDENIZAÇÃO REFERENTE A VENDAVAL OCORRIDO NO RIO DE JANEIRO EM 33/33/3333 POR VOLTA DE 33:33 HORAS</text:p>
          </table:table-cell>
          <table:table-cell office:value-type="string" table:style-name="ce2">
            <text:p>Outros</text:p>
          </table:table-cell>
          <table:table-cell table:number-columns-repeated="16381"/>
        </table:table-row>
        <table:table-row table:style-name="ro1">
          <table:table-cell office:value-type="float" office:value="625" table:style-name="ce3">
            <text:p>625</text:p>
          </table:table-cell>
          <table:table-cell office:value-type="string" table:style-name="ce2">
            <text:p>SINISTRO/PEDIDO:3333333333VÍTIMA: Laudiane (MORTE)BENEFICIÁRIA: Laura REPRESENTANTE LEGAL: Maria (avó da beneficiária)PROCURADOR: Adelson SINISTRO/PEDIDO:3333333333RECLAMAÇÃO/DENÚNCIA: Processo com mais de 3 cadastramentos, sempre com NEGATIVA DE PAGAMENTO SEM PREVISÃO LEGAL, falta de clareza nas argumentações apresentadas pela CAIXA ECONÔMICA FEDERAL que ferem contundentemente o princípio da dignidade humana.A/C ILMO SR. <text:s/>ALESSANDRO SERAFIN OCTAVIANI LUISSUPERINTENDENTE DA SUSEP-SUPERINTENDÊNCIA DOS SEGUROS PRIVADOS S.A.ILMO SR. CARLOS ROBERTO ALVES DE QUEIROZDIRETOR – CGMOP / CGFIP / CGCONEm preliminar, gostaria de solicitar que <text:s/>a SUSEP-Superintendência dos Seguros Privados S.A., na pessoa de seu novo superintendente, aproveitasse essa oportunidade, para cumprir o que a SUSEP não vinha cumprindo antes da sua gestão, que nada mais é conforme determina as Leis vigentes e o contrato SUSEP X CAIXA, do que, FISCALIZAR, CORRGIGIR e PUNIR caso seja necessário, todas as irregularidades e/ou não conformidades devidamente comprovadas, praticadas pela CAIXA ECONÔMICA FEDERAL, na gestão do SEGURO DPVAT.Acreditamos sempre no diálogo para a resolução dos conflitos existentes, todavia, <text:s text:c="2"/>isto não quer dizer que ao receber uma reclamação/denúncia sobre uma irregularidade devidamente comprovada, que a CAIXA ECONÔMICA FEDERAL efetuou quando no cumprimento do seu contrato na gestão do SEGURO DPVAT, que a SUSEP simplesmente irá solicitar uma explicação da CAIXA e encaminhar para a vítima de acidente de trânsito, para seu beneficiário, ou até mesmo para o seu procurador, NÃO, este não é o papel da SUSEP para o caso em tela, por este motivo existem mecanismos na nossa Lei pátria, nas Leis e resoluções que norteiam e regulamentam o SEGURO DPVAT, e por derradeiro até no próprio contrato SUSEP X CAIXA, que asseguram uma série de punições caso fique comprovado alguma irregularidade, POR INCRÍVEL QUE PAREÇA, DESDE QUE A CAIXA ASSUMIU A GESTÃO DO SEGURO DPVAT(JANEIRO/3333), ATÉ PRESENTE DATA, A SUSEP NÃO APLICOU SEQUER UMA ÚNICA MULTA E/OU PUNIÇÃO ADMINISTRATIVA NA CAIXA, NA CONTRA-MÃO DESTE AGIR, INÚMERAS DENÚNCIAS E RECLAMAÇÕES SÃO ENCAMINHADAS A CAIXA, SUSEP, CNSP E ATÉ MESMO AO MINISTÉRIO DA FAZENDA TODOS OS DIAS NA ESPERANÇA QUE A CAIXA PARA DE FABRICAR AS SUAS PRÓPRIAS LEIS E COMECE A INDENIZAR CORRETAMENTE AS VÍTIMAS DE TRÃNSITO E SEUS FAMILIARES.DOS FATOS:3 – No dia 33/33/3333, a senhora LAUDIANE , foi vítima fatal de acidente de trânsito, conforme certidão de óbito em anexo, insta esclarecer, <text:s/>que a vítima fatal, juntamente com a sua única filha e beneficiária, a citar, LAURA, sempre moraram com os pais da vítima, insta esclarecer também, conforme faz prova a certidão de nascimento da beneficiária, menor de apenas 3 anos de idade, que na sua certidão de nascimento inexiste o reconhecimento do pai e dos avós paternos da beneficiária, ou seja, com a morte prematura de sua mãe, os avós maternos que já criavam as duas, vítima e beneficiária, passaram a ser integralmente e de fato responsáveis pela neta, beneficiária e menor de idade, tanto é, que nos termos da Lei, o CONSELHO TUTELAR DO MUNICÍPIO DE RIO PRETO DA EVA-AM, chancelou e homologou a expedição <text:s/>de TERMO DE RESPONSABILIDADE PROVISÓRIA, imputando aos avós maternos da beneficiária várias obrigações e penalidades visando o bem estar da neta menor de idade.3 – Após várias tentativas frustradas de receber a indenização do seguro dpvat por morte que a beneficiária tem direito, na derradeira tentativa, a CAIXA ECONÔMICA FEDERAL informou no seu sexto indeferimento o seguinte: ”INFORMMAMOS QUE O PEDIDO 3333333333 FOI INDEFERIDO DEVIDO A GUARDA DO MENOR EMITIDO PELO CONSELHO TUTELAR, ESTAR COM O NOME DA AVÓ ESTÁ DIVERGENTE NA CERTIDÁO DE NASCIMENTO (LINDOAI). <text:s/>ORIENTAMOS PROVIDENCIAR A REGULARIZAÇÃO E ABRIR UM NOVO PEDIDO – ESPERAMOS TER ESCLARECIDO E PERMANECEMOS A DISPOSIÇÃO.”3 – Com base nas informações e orientações realizadas pela CAIXA, me parece razoável afirmar, que qualquer pessoa, com um mínimo de intelecto possível, iria deduzir que se fosse corrigido o nome da menor na certidão de nascimento, e fosse enviado novamente através de um novo cadastramento, a documentação comprobatória referente a esta única pendência apontada pela CAIXA na análise documental do pedido, que a CAIXA iria efetuar de pronto o pagamento indenizatório da beneficiária, TODAVIA, NÃO FOI ISTO QUE OCORREU, NA CONTRA-MÃO DO QUE DEVERIA FAZER, A CAIXA MAIS UMA VEZ CRIA AS SUAS PRÓPRIAS LEIS E PROMOVE NOVO PENDENCIAMENTO NO PEDIDO QUE JÁ FOI CADASTRADO INÚMERAS VEZES, SENDO QUE NA ANÁLISE DOCUMENTAL ANTERIOR, NADA A RESPEITO DISSO FOI RELATADO. 3 – Nobre presidente e diretor da SUSEP, peço encarecidamente a especial atenção dos senhores para esta reclamação, pois a família da beneficiária está passando por uma série de dificuldades financeiras por conta do protelamento da CAIXA em cumprir com a sua obrigação, que é evidentemente o de pagar o pedido em apreço, conforme preceitua o Artigo 3° da Lei 3.333 (lei dpvat), qual seja, “O pagamento da indenização será efetuado mediante simples prova do acidente e do dano decorrente, independentemente da existência de culpa, haja ou não resseguro, abolida qualquer franquia de responsabilidade do segurado.”.3 – Nos parece razoável afirmar também que: se o termo de responsabilidade provisória expedido com base na Lei vigente estabelece uma série de obrigações e punições aos avós da menor em caso de descumprimento nos cuidados necessários ao bem estar, saúde e segurança no cotidiano da menor, é evidente que tal documento habilita aos avós da menor a ser seu representante legal no pedido de indenização do seguro dpvat, inteligência da Lei DPVAT, que ao contrário da CAIXA, sempre foi muito esclarecedora e transparente em relação aos direitos das vítimas de acidente de trânsito e/ou seus beneficiários.3 – Nobre Presidente e diretor da SUSEP, todas as solicitações realizadas no presente pedido, estão rigorosamente de acordo com o que preceitua a Lei 3.333/33, alterada pela Lei 3.333/33. Os contratos SUSEP X CAIXA, assim como o que determina a RESOLUÇÃO CNSP N° 333, DE 33 DE DEZEMBRO DE 3333.Diante de todo o exposto, REQUER QUE A PRÓPRIA SUSEP-SUPERINTENDÊNCIA DOS SEGUROS PRIVADOS PROMOVA ANÁLISE DOCUMENTAL NO PEDIDO ENVIADO EM ANEXO, E CASO SEJA CONFIRMADO POR ESTE DISTINGUIDO ORGÃO TODAS AS INFORMAÇÕES ALINHAVADAS LINHAS ACIMA, OU SEJA, QUE O PEDIDO ENCONTRA-SE APTO/APROVADO, QUE A SUSEP DETERMINE A CAIXA ECONÔMICA FEDERAL PARA PAGAR A INDENIZAÇÃO DO SEGURO DPVAT POR MORTE EM APREÇO, COM A MAIOR BREVIDADE POSSÍVEL. Cordialmente,Adelson <text:s/>- procurador</text:p>
          </table:table-cell>
          <table:table-cell office:value-type="string" table:style-name="ce2">
            <text:p>Não identificada</text:p>
          </table:table-cell>
          <table:table-cell table:number-columns-repeated="16381"/>
        </table:table-row>
        <table:table-row table:style-name="ro1">
          <table:table-cell office:value-type="float" office:value="1023" table:style-name="ce3">
            <text:p>1023</text:p>
          </table:table-cell>
          <table:table-cell office:value-type="string" table:style-name="ce2">
            <text:p>Gostaria de saber de o meu pai João inscrito no CPF <text:s/>333.333.333-33 possui algum seguro vinculado em seu nome.</text:p>
          </table:table-cell>
          <table:table-cell office:value-type="string" table:style-name="ce2">
            <text:p>Seguro de Pessoas</text:p>
          </table:table-cell>
          <table:table-cell table:number-columns-repeated="16381"/>
        </table:table-row>
        <table:table-row table:style-name="ro1">
          <table:table-cell office:value-type="float" office:value="475" table:style-name="ce3">
            <text:p>475</text:p>
          </table:table-cell>
          <table:table-cell office:value-type="string" table:style-name="ce2">
            <text:p>Como corretora de seguros manifesto minha insatisfação com a acessibilidade ao órgão para resolução de problemas. Tivemos o cadastro da nossa corretora suspenso, sem aviso prévio, e não existe nenhum telefone de contato para esclarecimentos e solução do problema. Encaminhei um e-mail ontem e até o presente momento não obtive resposta! Precisamos em caráter <text:s/>de URGÊNCIA solucionar a questão para que possamos continuar exercendo a nossa profissão.</text:p>
          </table:table-cell>
          <table:table-cell office:value-type="string" table:style-name="ce2">
            <text:p>Cadastro</text:p>
          </table:table-cell>
          <table:table-cell table:number-columns-repeated="16381"/>
        </table:table-row>
        <table:table-row table:style-name="ro1">
          <table:table-cell office:value-type="float" office:value="229" table:style-name="ce3">
            <text:p>229</text:p>
          </table:table-cell>
          <table:table-cell office:value-type="string" table:style-name="ce2">
            <text:p>Não estou recebendo devolutivo da empresa Seguro Móvel (Liberty) a respeito de reclamação que fiz (protocolo 333333333) sobre valor divergente do contratado para telefone móvel. <text:s/>Fiz a reclamação em 33/33/33 e recebi o prazo de 3 dias para ser contatado. <text:s/>Hoje caminhamos para um mês e através do protocolo 333333333, a atendente me falou "que preciso esperar". Peço ajuda pois enquanto não há a retificação (e ressarcimento da diferença) dos valores estou refém de pagar valor errado de fatura de celular, <text:s/>já que a Claro diminuiu a Internet e bloqueou minha linha quando do início dessa peleja resolvi aguardar o acerto dos valores, seguindo orientação de atendente da própria Claro</text:p>
          </table:table-cell>
          <table:table-cell office:value-type="string" table:style-name="ce2">
            <text:p>Seguro de Danos</text:p>
          </table:table-cell>
          <table:table-cell table:number-columns-repeated="16381"/>
        </table:table-row>
        <table:table-row table:style-name="ro1">
          <table:table-cell office:value-type="float" office:value="214" table:style-name="ce3">
            <text:p>214</text:p>
          </table:table-cell>
          <table:table-cell office:value-type="string" table:style-name="ce2">
            <text:p>Tenho seguro aluguel com a Tokio Marine em meu apartamento desde dezembro de 3333. Fiz um sinistro para conserto de máquina de lavar em 33/33/3333 e o técnico foi à minha casa no dia 33/33/3333 como comprovado em documento anexo. Me foi informado que o conserto necessitaria de troca de peças e que a seguradora entraria em contato para dar continuidade ao atendimento, necessitando da retirada da máquina de lavar. Depois de 3 semanas tentando contato e sendo orientada a esperar a iniciativa deles, telefonei para a seguradora para pressionar o conserto e só então foram retirar minha máquina de lavar. Decidi eu mesma comprar as peças devido a um valor muito superior oferecido pela seguradora, comprando e deixando disponível em apenas 3 dias.Minha máquina foi entregue apenas ontem, dia 33/33/3333. De acordo com o CIRCULAR SUSEP Nº 333, DE 33 DE JULHO DE 3333, "Art. 33. Deverá ser estabelecido prazo para a liquidação dos sinistros, limitado a trinta dias, contados a partir da entrega de todos os documentos básicos previstos no art. 33." Além disso, estou esperando a nota fiscal do conserto desde ontem. O técnico disse para ligar para a seguradora, o que foi feito ontem e hoje. Prometeram mandar a nota fiscal por email e até agora nada!Dessa forma, denuncio a Tokio Marine por não cumprir o circular informado acima visto que a seguradora resolveu meu sinistro em 33 dias ao invés dos 33 dias máximos.</text:p>
          </table:table-cell>
          <table:table-cell office:value-type="string" table:style-name="ce2">
            <text:p>Outros</text:p>
          </table:table-cell>
          <table:table-cell table:number-columns-repeated="16381"/>
        </table:table-row>
        <table:table-row table:style-name="ro1">
          <table:table-cell office:value-type="float" office:value="174" table:style-name="ce3">
            <text:p>174</text:p>
          </table:table-cell>
          <table:table-cell office:value-type="string" table:style-name="ce2">
            <text:p>Meu pai, C, cpf 33333333333, faleceu em 33/33/33, e possuia desconto em folha: contrIb prev aberta - MG SERG. Entrei em contato com a empresa e a mesma solicitou que abrisse o processo de sinistro pelo site, fiz conforme solicitado e até então não tive nenhuma resposta, entro em contato com o 3333 e não sabem me informar nada a respeito, passam outro número 3333 que não condiz com o referente sinistro também.</text:p>
          </table:table-cell>
          <table:table-cell office:value-type="string" table:style-name="ce2">
            <text:p>Seguro de Pessoas</text:p>
          </table:table-cell>
          <table:table-cell table:number-columns-repeated="16381"/>
        </table:table-row>
        <table:table-row table:style-name="ro1">
          <table:table-cell office:value-type="float" office:value="654" table:style-name="ce3">
            <text:p>654</text:p>
          </table:table-cell>
          <table:table-cell office:value-type="string" table:style-name="ce2">
            <text:p>Minha empresa errou minha data de admissão, <text:s/>já fiz um recurso pra consertar , mais já esta a mais de 33 dias em análise e nd .Estou precisando muito desse dinheiro, <text:s/>estou fazendo um apelo por ajuda por favor .</text:p>
          </table:table-cell>
          <table:table-cell office:value-type="string" table:style-name="ce2">
            <text:p>Não identificada</text:p>
          </table:table-cell>
          <table:table-cell table:number-columns-repeated="16381"/>
        </table:table-row>
        <table:table-row table:style-name="ro1">
          <table:table-cell office:value-type="float" office:value="532" table:style-name="ce3">
            <text:p>532</text:p>
          </table:table-cell>
          <table:table-cell office:value-type="string" table:style-name="ce2">
            <text:p>MOTIVO DA MINHA CORRETORA ESTAR SUSPENSA <text:s/>NO CADASTRO DA HDI</text:p>
          </table:table-cell>
          <table:table-cell office:value-type="string" table:style-name="ce2">
            <text:p>Cadastro</text:p>
          </table:table-cell>
          <table:table-cell table:number-columns-repeated="16381"/>
        </table:table-row>
        <table:table-row table:style-name="ro1">
          <table:table-cell office:value-type="float" office:value="192" table:style-name="ce3">
            <text:p>192</text:p>
          </table:table-cell>
          <table:table-cell office:value-type="string" table:style-name="ce2">
            <text:p>Sou titular de um plano de previdência tradicional que durante muito tempo foi comerciaiizado, hoje não mais, antes do surgimento dos planos PGBL e VGBL. Necessito de que me seja informado, por gentileza, a legislação/ato normativo/portaria etc... dessa SUSEP que me faculta a possibilidade de efetuar a portabilidade (MIGRAÇÃO) de todos os meus recursos acumulados para outro plano de previdência de outra instituição, de que também sou titular, sendo que este <text:s/>outro plano tem as MESMAS (IDÊNTICAS) CARACTERÍSTICAS <text:s/>do outro plano de instituição diversa, resultando esclarecido, restando esclarecido que conforme informação obtida através de contato telefônico com essa SUSEP, TRATA-SE DE UMA FACULDADE MINHA contra a qual a instituição de previdência privada que deverá receber o meu aporte de recursos NÃO pode se opor.Aguardo retorno, por gentileza.G F C - tel xx-xxxxx-xxxx</text:p>
          </table:table-cell>
          <table:table-cell office:value-type="string" table:style-name="ce2">
            <text:p>Previdência Complementar Aberta</text:p>
          </table:table-cell>
          <table:table-cell table:number-columns-repeated="16381"/>
        </table:table-row>
        <table:table-row table:style-name="ro1">
          <table:table-cell office:value-type="float" office:value="420" table:style-name="ce3">
            <text:p>420</text:p>
          </table:table-cell>
          <table:table-cell office:value-type="string" table:style-name="ce2">
            <text:p>Olá, prezados, boa tarde,Tudo bem?Tenho dúvidas em relação às sociedades anônimas cujo objeto social seja a corretagem de seguros:3) É necessário que a sociedade anônima cujo objeto seja a corretagem de seguros possua conselho fiscal?3) É necessário que a sociedade anônima cujo objeto seja a corretagem de seguros nomeie, em seu estatuto social, o responsável técnico?Certa de sua atenção e compreensão, muito obrigada!</text:p>
          </table:table-cell>
          <table:table-cell office:value-type="string" table:style-name="ce2">
            <text:p>Cadastro</text:p>
          </table:table-cell>
          <table:table-cell table:number-columns-repeated="16381"/>
        </table:table-row>
        <table:table-row table:style-name="ro1">
          <table:table-cell office:value-type="float" office:value="823" table:style-name="ce3">
            <text:p>823</text:p>
          </table:table-cell>
          <table:table-cell office:value-type="string" table:style-name="ce2">
            <text:p>Prezados(as), bom dia.Sou Ivan - (33) 3 3333 3333 Estou tentando contato via telefone 3333-3333333 com a SUSEP, porém, em sucesso. Nunca completa a ligação. Necessito de esclarecimentos sobre os deveres da minha seguradora no que se refere ao seguro do meu veiculo.Seguradora tercerizou os serviços de pequenos reparos, e está me obrigando a fazer reparos em oficina credenciada a ela. Preciso saber se estou limitado às oficinas credenciadas ou tenho direito de levar em oficina de minha confiança.No agaurdo de orientaçõesGratoAt.te Ivan</text:p>
          </table:table-cell>
          <table:table-cell office:value-type="string" table:style-name="ce2">
            <text:p>Seguro de Automoveis</text:p>
          </table:table-cell>
          <table:table-cell table:number-columns-repeated="16381"/>
        </table:table-row>
        <table:table-row table:style-name="ro1">
          <table:table-cell office:value-type="float" office:value="797" table:style-name="ce3">
            <text:p>797</text:p>
          </table:table-cell>
          <table:table-cell office:value-type="string" table:style-name="ce2">
            <text:p>Em janeiro de 3333 sofri um acidente, atropelamento em via pública, o que me deixou internado por 33 dias em hospital, fratura do tornozelo esquerdo, colocação de 3 parafusos. Me deixou com sequelas, não podendo ficar de pé ou andar por muito tempo. Solicitei através APLICATIVO DPVAT , Caixa Econômica Federal. Porém desde 33/33/3333, o aplicativo aparece com PENDENCIA, referente ao envio de documentos, a solicitação retornou porque os documentos anexados no aplicativo estavam com páginas faltando ou incompletas. Eu já reenviei os documentos ( BOLETIM DE OCORRÊNCIA POLICIAL e PRONTUÁRIO MÉDICO HOSPITALAR, por mais de 33 vezes e o aplicativo simplesmente não atualiza, não sai da informação de PENDENCIAS. Mesmo enviando os documentos e vendo que o documento foi enviado, quando retorno a página do aplicativo a PENDENCIA não sai nunca do status de 33/33/3333. Conforme print anexo do aplicativo da caixa economica. Solicito providencias, porque acredito que não sou o único com esse problema.</text:p>
          </table:table-cell>
          <table:table-cell office:value-type="string" table:style-name="ce2">
            <text:p>DPVAT/SPVAT</text:p>
          </table:table-cell>
          <table:table-cell table:number-columns-repeated="16381"/>
        </table:table-row>
        <table:table-row table:style-name="ro1">
          <table:table-cell office:value-type="float" office:value="877" table:style-name="ce3">
            <text:p>877</text:p>
          </table:table-cell>
          <table:table-cell office:value-type="string" table:style-name="ce2">
            <text:p>Comprei um título do antigo Unibanco,chamado mega plimProcesso Susep 3333333/3333Gostaria de resgatar os valores pagos3333/3333-emailAdriana 333.333.333-33</text:p>
          </table:table-cell>
          <table:table-cell office:value-type="string" table:style-name="ce2">
            <text:p>Não identificada</text:p>
          </table:table-cell>
          <table:table-cell table:number-columns-repeated="16381"/>
        </table:table-row>
        <table:table-row table:style-name="ro1">
          <table:table-cell office:value-type="float" office:value="819" table:style-name="ce3">
            <text:p>819</text:p>
          </table:table-cell>
          <table:table-cell office:value-type="string" table:style-name="ce2">
            <text:p>Sirvo-me desta para registrar minha reclamação quanto à falta de informação e retorno referente à regularização de cadastro de corretor de seguros.Minha corretora é a CORRETORA DE SEGUROS - CNPJ nº 33.333333/3333-33 e SUSEP nº 333333333, devidamente registrada na Autarquia.Ocorre que, segundo e-mail recebido havia uma pendência cadastral na conta da pessoa jurídica da minha corretora. Tal pendência já foi regularmente resolvida junto à receita federal e na SUSEP. Contudo, a situação do cadastro ainda continua pendente e por consequência estou sem poder trabalhar junto à seguradoras que suspenderam meu cadastro devido a esta pendência. Já tentei por inúmeras vezes falar com alguém da SUSEP em todos os canais, inclusive no e-mail que me foi direcionado originalmente. E nada foi feito até o presente momento, tampouco obtive qualquer retorno por parte da autarquia.Encarecidamente, venho através deste canal requerer que, por favor, alguém dentro da SUSEP me retorne, ou regularize meu cadastro, pois estou sofrendo inúmeros prejuízos por não poder atuar.Tendo a certeza da boa compreensão ao quanto exposto, aguardo providências urgentes ao quanto exposto.(33) 333333333 (whatsapp)(33) 333333333</text:p>
          </table:table-cell>
          <table:table-cell office:value-type="string" table:style-name="ce2">
            <text:p>Cadastro</text:p>
          </table:table-cell>
          <table:table-cell table:number-columns-repeated="16381"/>
        </table:table-row>
        <table:table-row table:style-name="ro1">
          <table:table-cell office:value-type="float" office:value="1461" table:style-name="ce3">
            <text:p>1461</text:p>
          </table:table-cell>
          <table:table-cell office:value-type="string" table:style-name="ce2">
            <text:p>Contratei o seguro autoglass através do sem parar <text:s/>onde em cláusulas contratuais oferecidos reparo de pintura, lataria lanterna , vidro entre outros ocorreu um sinistro com meu veículo danificando o porta mala,pára-choque,lanterna e porta traseira,entrei em contato com o mesmo para fazer o reparo após 3 dias me enviou um link de vistoria onde foi realizado como Solicitado,entrei em contato pela segunda vez solicitando urgente na lanterna,pois é um item que de acordo com o CTB deve estar em boas condições,fui parado por uma fiscalização de trânsito onde fui advertido, entrei em contato pela 3 vez informando o ocorrido,como devolutiva de fui informado que não tinha a lanterna em minha região o local mais próximo ficava há 333km onde concordei em ir fazer a troca da mesma e fui informado pela atendente que estava em análise, 3 dias após fui informado que a troca só ocorreria com mais cinco dias após totalizando 33 dias corridos,fiz a compra da mesma para evitar possíveis transtornos,entrei em contato informei que tinha realizado a compra onde fui informado a negativa dos custo da lanterna como previsto no art33 $3 a restituição do valor pago monetariamente corrigido prevista em cobertura do seguro bem como <text:s/>negação da realização do reparo da porta,infligindo o art 3 do CDCo atendente com afirmação falsa ou enganosa insuficiente ou inadequada fez a afirmação que o dano da porta teria ocorrido em outro momento e não seria coberto bem como o pára-choque com as travas de fixação não seria trocado,descumprindo o art33 $3 do CDC solicitou que eu agendasse em uma oficina de nome bruscar onde fui informado que o serviço só poderia ser realizada aparteie do dia 33 e não fui informado quando tempo meu veículo permanecerá para realização do serviço desta forma ultrapassa o prazo de 33 dias como relatado no art 33 do CDC onde o serviço oferecido em contrato não é a oficina acima descrita onde o consumidor tem o direito garantido de <text:s/>levar em uma oficina credenciada de sua escolha. O descumprimento das cláusulas e devidas obrigações da seguradora causando imenso constrangimento</text:p>
          </table:table-cell>
          <table:table-cell office:value-type="string" table:style-name="ce2">
            <text:p>Seguro de Automoveis</text:p>
          </table:table-cell>
          <table:table-cell table:number-columns-repeated="16381"/>
        </table:table-row>
        <table:table-row table:style-name="ro1">
          <table:table-cell office:value-type="float" office:value="1150" table:style-name="ce3">
            <text:p>1150</text:p>
          </table:table-cell>
          <table:table-cell office:value-type="string" table:style-name="ce2">
            <text:p>Senhores, boa tarde.A respeito de seguro garantia apólice emitida 333333333333333333333333 Endosso: 333333, esta foi emitida para o Segurado SECID - SECRETARIA DE ESTADO DAS CIDADES CNPJ OU CPF: 33.333.333/3333-33,, e seu Tomador a empresa CPD CONSTRUCOES LTDA CNPJ OU CPF: 33.333.333/3333-33, <text:s/>porém não conseguimos validar pelo SITE da SUSEP uma exigência do Segurado para a assinatura do contrato, neste caso precisamos de um Oficio da SUSEP relatando o por que não esta sendo ajustado em seu sistema as apólices endossos e qual a previsão para a normalização do sistema, o Tomador esta sem poder trabalhar e nós não podemos fazer nada, sem que a SUSEP esteja normalizada o sistema de consulta. <text:s text:c="3"/>certos de vossa compreensão agradeço desde já....Edison - San Marius Corretora de Seguros</text:p>
          </table:table-cell>
          <table:table-cell office:value-type="string" table:style-name="ce2">
            <text:p>Seguro Garantia</text:p>
          </table:table-cell>
          <table:table-cell table:number-columns-repeated="16381"/>
        </table:table-row>
        <table:table-row table:style-name="ro1">
          <table:table-cell office:value-type="float" office:value="1248" table:style-name="ce3">
            <text:p>1248</text:p>
          </table:table-cell>
          <table:table-cell office:value-type="string" table:style-name="ce2">
            <text:p>Sou corretor de seguro e sou diretor da Administradora e Corretora de Seguros Ltda, CNPJ 33333333333333 - Registro na Susep 333333333, A minha demanda está relacionada a suspensão que a minha corretora se encontra, não sei o motivo e não fui informado com antecedência a respeito do assunto. Não estou conseguindo renovar as apólices dos meus segurados e essa situação está me trazendo preocupações e as Seguradoras estão bloqueando o meu acesso. Preciso urgente de um posicionamento por parte da Susep. Atenciosamente, Ricardo, Telefone 33 333333333</text:p>
          </table:table-cell>
          <table:table-cell office:value-type="string" table:style-name="ce2">
            <text:p>Cadastro</text:p>
          </table:table-cell>
          <table:table-cell table:number-columns-repeated="16381"/>
        </table:table-row>
        <table:table-row table:style-name="ro1">
          <table:table-cell office:value-type="float" office:value="1084" table:style-name="ce3">
            <text:p>1084</text:p>
          </table:table-cell>
          <table:table-cell office:value-type="string" table:style-name="ce2">
            <text:p>Prezados, ocorreu o falecimento de meu pai, há pouco mais de 3 ano. Gostaria de saber, se existe uma maneira de me certificar, se ele deixou alguma apólice de seguro, ou plano de capitalização em algum banco ou entidade seguradora..Como proceder nesse caso.? Ele deixou a viuva minha mãe, atém de um irmão meu. Seriamos os 3 herdeiros necessários (no caso prováveis beneficiários)..</text:p>
          </table:table-cell>
          <table:table-cell office:value-type="string" table:style-name="ce2">
            <text:p>Seguro de Pessoas</text:p>
          </table:table-cell>
          <table:table-cell table:number-columns-repeated="16381"/>
        </table:table-row>
        <table:table-row table:style-name="ro1">
          <table:table-cell office:value-type="float" office:value="748" table:style-name="ce3">
            <text:p>748</text:p>
          </table:table-cell>
          <table:table-cell office:value-type="string" table:style-name="ce2">
            <text:p>Não consegui consulta minha meus seguro preciso sabe mas informações virei pcd desde 33/33/33</text:p>
          </table:table-cell>
          <table:table-cell office:value-type="string" table:style-name="ce2">
            <text:p>Não identificada</text:p>
          </table:table-cell>
          <table:table-cell table:number-columns-repeated="16381"/>
        </table:table-row>
        <table:table-row table:style-name="ro1">
          <table:table-cell office:value-type="float" office:value="659" table:style-name="ce3">
            <text:p>659</text:p>
          </table:table-cell>
          <table:table-cell office:value-type="string" table:style-name="ce2">
            <text:p>Gostaria <text:s/>de saber <text:s/>se a seguradora <text:s/>pode nos descadasttar <text:s/>por ser PF, <text:s/>Pois trabalho <text:s/>como PF <text:s/>se tiver q <text:s/>pagar outros impostos <text:s/>ficará mais caro <text:s/>trabalhar q deixar de produzir. <text:s/>Estou preocupada , mas não sei até onde podem <text:s/>fazer isso com <text:s text:c="2"/>o corretor <text:s/>de seguros.</text:p>
          </table:table-cell>
          <table:table-cell office:value-type="string" table:style-name="ce2">
            <text:p>Cadastro</text:p>
          </table:table-cell>
          <table:table-cell table:number-columns-repeated="16381"/>
        </table:table-row>
        <table:table-row table:style-name="ro1">
          <table:table-cell office:value-type="float" office:value="260" table:style-name="ce3">
            <text:p>260</text:p>
          </table:table-cell>
          <table:table-cell office:value-type="string" table:style-name="ce2">
            <text:p>Na data de 33|33|3333 minha mãe Ana idosa 33 anos, portadora do CPF: 333.333.333-33, foi a loja Pernambucanas no <text:s/>Centro da cidade de Campinas-SP. Liquidou o seu carnê de compras á vista com o vencimento para todo dia 33 de cada mês. Porém foi enganada pela caixa dizendo que tinha juros, fez ela assinar um termo de adesão proteção financeira <text:s/>e outros produtos <text:s/>todos regulamentados pela SUSEP. Bilhete número: 333333333333333. Representante: Prefisa SA Crédito Financiamento Investimento. <text:s/>registro na SUSEP:33.333.3333.3. <text:s/>Também sou corretor <text:s/>inscrito da SUSEP desde 3333 minha SUSEP: 333333333. <text:s/>Solicitamos a gentileza <text:s/>das devoluções dos valores pagos e a fiscalização da SUSEP na loja mencionada, Já informamos o Procon <text:s/>de Campinas ontem ( 33|33|3333. Informarei o Ministério Público (GAECO) e faremos o B.O ma delegacia da Policia Civil da Cidade.</text:p>
          </table:table-cell>
          <table:table-cell office:value-type="string" table:style-name="ce2">
            <text:p>Outros</text:p>
          </table:table-cell>
          <table:table-cell table:number-columns-repeated="16381"/>
        </table:table-row>
        <table:table-row table:style-name="ro1">
          <table:table-cell office:value-type="float" office:value="375" table:style-name="ce3">
            <text:p>375</text:p>
          </table:table-cell>
          <table:table-cell office:value-type="string" table:style-name="ce2">
            <text:p>Na condição de defesor legalmente constitudo solicito vistas pelo prazo prazo <text:s/>de <text:s/>cinco dias do processo numerro <text:s/>SEI Nº 33333.333333/3333-33 promovido contra CORREGAGEM E CONS. DE SEGUROS LTDA E CORRET. E CONS. DE SEGUROS J - OAB/SP 333333email <text:s/>- 33-333333333</text:p>
          </table:table-cell>
          <table:table-cell office:value-type="string" table:style-name="ce2">
            <text:p>Não identificada</text:p>
          </table:table-cell>
          <table:table-cell table:number-columns-repeated="16381"/>
        </table:table-row>
        <table:table-row table:style-name="ro1">
          <table:table-cell office:value-type="float" office:value="859" table:style-name="ce3">
            <text:p>859</text:p>
          </table:table-cell>
          <table:table-cell office:value-type="string" table:style-name="ce2">
            <text:p>Prezados(as), boa noite!Venho por meio desta, informar o descaso que está ocorrendo no setor de Coordenação de Regimes Especiais - SUSEP. <text:s/>Em 33/33/3333 fui surpreendida com um e-mail do órgão que regulamenta os seguros privados (SUSEP - Superintendência de Seguros Privados), informando que havia uma pendência documental e que esta situação implicaria em suspensão do registro da Pessoa Jurídica. Segundo o departamento de Coordenação de Regimes Especiais, não constava no site da repartição o anexo do contrato social da Pessoa Jurídica. Ademais, informaram que a pendência não implicaria em suspensão. No entanto, houve a suspensão do registro e após a devida atualização e correção, não ocorreu a regularização/ ativação da habilitação. Logo, diversas tentativas de contato via e-mail e telefone foram realizadas, mas foram infrutíferas/ sem contato. Ressalto que o problema afeta as seguradoras e os clientes. Pois, as seguradoras estão suspendendo os nossos acessos e os clientes estão ficando desamparados. Este fato nos impede de exercer a atividade com excelência, celeridade e eficiência.</text:p>
          </table:table-cell>
          <table:table-cell office:value-type="string" table:style-name="ce2">
            <text:p>Cadastro</text:p>
          </table:table-cell>
          <table:table-cell table:number-columns-repeated="16381"/>
        </table:table-row>
        <table:table-row table:style-name="ro1">
          <table:table-cell office:value-type="float" office:value="669" table:style-name="ce3">
            <text:p>669</text:p>
          </table:table-cell>
          <table:table-cell office:value-type="string" table:style-name="ce2">
            <text:p>Prezados, Boa noite !!! <text:s/>Verificamos através da certidão de corretor. Emitido na data de 33/33/3333, que a corretora PMR PACTUAL CORRETORA - CNPJ 33333333/3333 33 - SUSEP 333333333, consta com o seu registro suspenso.Foi uma surpresa para resposável Técnico. E o socio administrador. Na qual sempre presamos em ter toda documentação regulamentada e sempre respeitando as normativas da SUSEP.Gostariamos de ajuda para que seja nos enviado e motivo e como devemos proceder para regularizar, e retorna ser ATIVA junto ao Orgão.Desde já, agradecemos.Sem mas PMR PACTUAL CORRETORA DE SEGUROS</text:p>
          </table:table-cell>
          <table:table-cell office:value-type="string" table:style-name="ce2">
            <text:p>Cadastro</text:p>
          </table:table-cell>
          <table:table-cell table:number-columns-repeated="16381"/>
        </table:table-row>
        <table:table-row table:style-name="ro1">
          <table:table-cell office:value-type="float" office:value="444" table:style-name="ce3">
            <text:p>444</text:p>
          </table:table-cell>
          <table:table-cell office:value-type="string" table:style-name="ce2">
            <text:p>Gentileza regularizar situação cadastral da F pois na penúltima alteração contratual a contadora havia esquecido de incluir responsável técnico no contrato social. Segue anexo contrato social regularizado e comprovante do responsável técnico.</text:p>
          </table:table-cell>
          <table:table-cell office:value-type="string" table:style-name="ce2">
            <text:p>Cadastro</text:p>
          </table:table-cell>
          <table:table-cell table:number-columns-repeated="16381"/>
        </table:table-row>
        <table:table-row table:style-name="ro1">
          <table:table-cell office:value-type="float" office:value="744" table:style-name="ce3">
            <text:p>744</text:p>
          </table:table-cell>
          <table:table-cell office:value-type="string" table:style-name="ce2">
            <text:p>Gostaria de solicitar cópia/listagem de todos os seguros aos quais tenho direito como titular para fins de processo indenizatório decorrente de acidente de trânsito e invalidez.</text:p>
          </table:table-cell>
          <table:table-cell office:value-type="string" table:style-name="ce2">
            <text:p>Seguro de Pessoas</text:p>
          </table:table-cell>
          <table:table-cell table:number-columns-repeated="16381"/>
        </table:table-row>
        <table:table-row table:style-name="ro1">
          <table:table-cell office:value-type="float" office:value="1177" table:style-name="ce3">
            <text:p>1177</text:p>
          </table:table-cell>
          <table:table-cell office:value-type="string" table:style-name="ce2">
            <text:p>Senhores, acabei de receber comunicado de que minha SUSEP esta suspensa, poderiam me informar o porque??? Sem essa informação não poderei regularizar meu cadastro e como devo proceder se realmente tiver algo errado em meu cadastro.não posso ficar sem trabalhar e estou ha muitos anos com vcs, portanto, peço retorno o quanto antes...tenho cadastro PF e PJ - CNPJ 33.333.333/3333-33Grato</text:p>
          </table:table-cell>
          <table:table-cell office:value-type="string" table:style-name="ce2">
            <text:p>Cadastro</text:p>
          </table:table-cell>
          <table:table-cell table:number-columns-repeated="16381"/>
        </table:table-row>
        <table:table-row table:style-name="ro1">
          <table:table-cell office:value-type="float" office:value="1260" table:style-name="ce3">
            <text:p>1260</text:p>
          </table:table-cell>
          <table:table-cell office:value-type="string" table:style-name="ce2">
            <text:p>Estou sendo lesado pela Porto Seguros Automoveis , que não prestou um serviço adequado ao meu veiculo , o mesmo foi entregue após o sinistro com varios problemas e eles simplesmente generalizam tudo , pois são varios problemas e eles pegam 3 dos problemas e dizem que não tem nada haver com o acidente <text:s/>, funcionarios muito mau orientados ou de má fe , tenho fotos do acidente e provas contundentes que os problemas foi ocasionado , eles estão se negando a resolver o problemas , venho pedir ajuda</text:p>
          </table:table-cell>
          <table:table-cell office:value-type="string" table:style-name="ce2">
            <text:p>Seguro de Automoveis</text:p>
          </table:table-cell>
          <table:table-cell table:number-columns-repeated="16381"/>
        </table:table-row>
        <table:table-row table:style-name="ro1">
          <table:table-cell office:value-type="float" office:value="115" table:style-name="ce3">
            <text:p>115</text:p>
          </table:table-cell>
          <table:table-cell office:value-type="string" table:style-name="ce2">
            <text:p>Atualização do endereço do CNPJ para Rua 33 de Maio, 33 - Centro - CEP: 33333-333 / OBS: Somente endereço fiscal do CNPJ, atendimento continua igualAnexos Originais <text:s text:c="17"/>Desculpem a falta de informações. <text:s text:c="95"/>A atualização de endereço fiscal, é para a minha corretora, SUSEP 333333333, ver CNPJ 33.333.333/3333-33 no anexo</text:p>
          </table:table-cell>
          <table:table-cell office:value-type="string" table:style-name="ce2">
            <text:p>Cadastro</text:p>
          </table:table-cell>
          <table:table-cell table:number-columns-repeated="16381"/>
        </table:table-row>
        <table:table-row table:style-name="ro1">
          <table:table-cell office:value-type="float" office:value="1126" table:style-name="ce3">
            <text:p>1126</text:p>
          </table:table-cell>
          <table:table-cell office:value-type="string" table:style-name="ce2">
            <text:p>Boa tarde. Sou servidor da Universidade Federal do Acre. Necessito verificar a veracidade de uma apólice de seguro garantia apresentada pela contratada. TÍTULO: APÓLICE DE SEGURO GARANTIA No 333333333333333333333333. Ao realizar a consulta o sistema emitiu a seguinte informação: "Não foram encontradas dados na nossa base para apólice". Ocorre que já o segundo caso nessa semana. Diante do exposto, solicito informa se o sistema/plataforma de consulta passa por instabilidade/manutenção e/ou qual o motivo de não ser possível realizar a consulta.</text:p>
          </table:table-cell>
          <table:table-cell office:value-type="string" table:style-name="ce2">
            <text:p>Seguro Garantia</text:p>
          </table:table-cell>
          <table:table-cell table:number-columns-repeated="16381"/>
        </table:table-row>
        <table:table-row table:style-name="ro1">
          <table:table-cell office:value-type="float" office:value="70" table:style-name="ce3">
            <text:p>70</text:p>
          </table:table-cell>
          <table:table-cell office:value-type="string" table:style-name="ce2">
            <text:p>Bom dia!Me chamo Marli , estou entrando em contato com vocês para me ajudar referente a indenização seguro DPVAT junto a Caixa Econômica Federal. Relato:Em 33.33.33 sofri um acidente de motocicleta onde eu era a condutora do veículo.Fraturei o pé direito ( quinto metatarso).Fiquei 33 meses afastada de minhas atividades profissionais em recuperação.Em 33.33.33 entrei com pedido de indenização junto ao DPVAT protocolo *333333333* Foi agendado uma perícia médica no hospital Santa Genoveva com médico períto Dr. Rodrigo, o mesmo me disse que o pedido ia ser indeferido porque eu estava em tratamento, somente após alta médica deveria abrir novo pedido é disse que devido a lesão o seguro pagaria um valor um pouco maior.Posteriormente em 33.33.33 Dei entrada novamente no seguro DPVAT através do protocolo : *333333333*, seguradora solicitou que eu enviasse despesas médicas hospilares, ( todas foram enviadas nesse protocolo). Não entendi a pendência.Na ocasião do acidente fui socorrida pelo corpo de bombeiros e levada a uma unidade de saúde ( Sus) onde tive pé engessado é fui medicada.Posteriormente médico pediu para realizar no mínimo 33 sessões de fisioterapia.Realizei a fisioterapia particular porque pelo ( Sus) estava demorando muito.Encaminhei toda a documentação para a seguradora junto com a nota fiscal das despesas com a <text:s/>fisioterapia é mesmo assim foi rejeitado.Dia 33.33.33 estive em uma agência da Caixa Econômica com todos os documentos para dar entrada novamente protocolo: *3333333* recebi na data de ontem 33.33.33 informação com a mesma pendência que diz exatamente assim:*Motivo da rejeição**M33 despesas médicas sem prescrição**Envie a prescrição médica relativa aos comprovantes das despesas apresentadas na solicitação para prosseguimento da análise do pedido*Em ambas as solicitações foi encaminhado esses documentos: o pedido do médico, nota fiscal da fisioterapia, agora não sei mais o que fazer.Gostaria que me ajudassem visto que recebi por vários dias constantes <text:s/>ligações de pessoas estranhas querendo saber se eu queria que eles dessem entrada no DPVAT.Daí fiquei me perguntando será que eles reembolsam somente quando terceiros fazem a solicitação? <text:s/>ou será que existe algum esquema de ganhos? *Em anexo segue documentos*Por favor me ajudem.</text:p>
          </table:table-cell>
          <table:table-cell office:value-type="string" table:style-name="ce2">
            <text:p>DPVAT/SPVAT</text:p>
          </table:table-cell>
          <table:table-cell table:number-columns-repeated="16381"/>
        </table:table-row>
        <table:table-row table:style-name="ro1">
          <table:table-cell office:value-type="float" office:value="766" table:style-name="ce3">
            <text:p>766</text:p>
          </table:table-cell>
          <table:table-cell office:value-type="string" table:style-name="ce2">
            <text:p>Desde do dia 33/33/3333 quando ocorreu a mudança no sistema da SUSEP para validar os seguros garantia, não consigo validar novos endossos. Há a informação sobre o novo sistema SRO na pagina da SUSEP para consulta, porém não está disponível o link para este novos sistema. Necessitamos das validações para firmar os contratos da empresa.</text:p>
          </table:table-cell>
          <table:table-cell office:value-type="string" table:style-name="ce2">
            <text:p>Não identificada</text:p>
          </table:table-cell>
          <table:table-cell table:number-columns-repeated="16381"/>
        </table:table-row>
        <table:table-row table:style-name="ro1">
          <table:table-cell office:value-type="float" office:value="66" table:style-name="ce3">
            <text:p>66</text:p>
          </table:table-cell>
          <table:table-cell office:value-type="string" table:style-name="ce2">
            <text:p>OBSERVAÇÃO: Gostaria que esta RECLAMAÇÃO/PEDIDO DE PAGAMENTO, fosse encaminhado também para o CNSP-Conselho Nacional dos Seguros Privados e para a SUSEP-Superintendência dos Seguros Privados S.A., para que os mesmos pudessem se manifestar sobre esta reclamação.*** DENÚNCIA <text:s/>À CAIXA ECONÔMICA FEDERAL ***PEDIDO: 333333333333333 - BENEFICIÁRIA: LPROCURADOR: APrezado(a)s,EXISTE UMA FAMÍLIA NESTE EXATO MOMENTO, NO INTERIOR DO AMAZONAS, <text:s/>PASSANDO POR EXTREMAS DIFICULDADES FINANCEIRAS E ALIMENTÍCIAS, POR CONTA DE UM ATO DESUMANO E DESASTROSO QUE VEM OCORRENDO EM RELAÇÃO AO PAGAMENTO DA INDENIZAÇÃO DO SEGUTO DPVAT POR MORTE A SUA BENEFICIÁRIA.Depois de vários meses tentando fazer com que a CAIXA pague uma indenização do seguro dpvat por morte, sem contudo, obter êxito, pois sempre que finalizamos alguma pendência, nos é enviado novos expedientes burocráticos e protelatórios ao cumprimento da devida obrigação da CAIXA neste caso. Que é evidentemente o de pagar, vejamos:3 – Demos entrada no pedido de indenização 3 vezes, nas seguintes datas: 33/33/3333, 33/33/3333, 33/33/3333, 33/33/3333 e 33/33/3333;3 – Sempre enviamos todos os documentos que nos foram solicitados, ainda assim, em alguns destes pedidos que eu protocolei, o INDEFERIMENTO FOI PRATICAMENTE IMEDIATO;3 – Somente no último protocolamento de pedido que realizei no dia 33/33/3333, é que a CAIXA me indefere o pedido com a seguinte argumentação: “O PEDIDO NÃO FOI APROVADO DEVIDO A EXISTÊNCIA DE PEDIDO DE INDENIZAÇÃO NA BASE DE DADOS COM CARACTERÍSTICAS IGUAIS A ESTE PEDIDO.”;3 – Enviei e-mail a CAIXA onde encaminhei DECLARAÇÃO DE PRÓPRIO PUNHO DOS RESPRESENTANTES LEGAIS DA BENEFICIÁRIA, QUE É MENOR DE IDADE, DESTITUINDO TODO E QUALQUER PROCURADOR DE RECEBER ESTA INDENIZAÇÃO, E AUTORIZANDO SOMENTE A MINHA PESSOA COMO PROCURADOR, no que a CAIXA me informou assim: QUE EXISTE UM PEDIDO EM ABERTO DESDE 33/33/3333 AGUARDANDO REGULARIZAÇÃO DE PENDÊNCIA, E QUE NÃO PODIA DAR PROSSEGUIMENTO ATÉ QUE ESTE PEDIDO EM ABERTO FOSSE ENCERRADO;Minhas solicitações são:- Requer que a CAIXA ECONÔMICA FEDERAL me informe, na qualidade de único PROCURADOR devidamente habilitado pela beneficiária e seus representantes legais, as seguintes informações do processo que está em aberto: NÚMERO DO PEDIDO, DATA CADASTRAMENTO, DATA DA ÚLTIMA PENDÊNCIA E QUAL A DATA QUE O PROCESSO SERÁ INDEFERIDO.- Requer que a CAIXA ECONÔMICA FEDERAL, através de seus GESTORES, inclusive a sua presidenta, Sra. R, corrija esse problema com a maior brevidade possível, promovendo o pagamento da indenização aqui pleiteada, por ser medida de Justiça e de Direito.Meus questionamentos são:3 – Por quê um pedido que foi cadastrado em 33/33/3333, destarte, com mais de 333 dias ainda não foi indeferido, enquanto que uma boa parte dos processos cadastrados em todo Brasil estão tendo indeferimentos precoces ? 3 - Por quê a CAIXA mesmo ciente que havia um pedido em aberto não informou isso logo no primeiro protocolamento de pedido feito por mim, ao invés disso, ficou me dando corda para realizar 3 cadastramentos de pedido, e somente quando viu que não tinha mais o que inventar me falou o verdadeiro motivo dos indeferimentos ?3 – Por quê a CAIXA, uma vez que comprovei que sou o único procurador homologado pelos representantes legais da beneficiária, não efetua o cancelamento do pedido em aberto que não é deste procurador, e efetua o pagamento no pedido determinado e certificado pelos representantes da beneficiária ?Acreditando sempre no diálogo para a resolução dos problemas,Pede e aguarda deferimento,</text:p>
          </table:table-cell>
          <table:table-cell office:value-type="string" table:style-name="ce2">
            <text:p>DPVAT/SPVAT</text:p>
          </table:table-cell>
          <table:table-cell table:number-columns-repeated="16381"/>
        </table:table-row>
        <table:table-row table:style-name="ro1">
          <table:table-cell office:value-type="float" office:value="627" table:style-name="ce3">
            <text:p>627</text:p>
          </table:table-cell>
          <table:table-cell office:value-type="string" table:style-name="ce2">
            <text:p>Estou tentando cadastrar empresa, porém aparece um erro informando que a mesma não tem cnae de corretagem, porém a empresa possui o cnae, como segue em anexo, como proceder?</text:p>
          </table:table-cell>
          <table:table-cell office:value-type="string" table:style-name="ce2">
            <text:p>Cadastro</text:p>
          </table:table-cell>
          <table:table-cell table:number-columns-repeated="16381"/>
        </table:table-row>
        <table:table-row table:style-name="ro1">
          <table:table-cell office:value-type="float" office:value="1522" table:style-name="ce3">
            <text:p>1522</text:p>
          </table:table-cell>
          <table:table-cell office:value-type="string" table:style-name="ce2">
            <text:p>Boa noite venho solicitar a agencia de saude suplementar que venha acompanhar meu processo de sinistro pela bradesco vida e previdencia gostaria de formalizar a denuncia onde meu processo incontra se em analise desde 33 de abril de 3333 ate hoje sem uma resposta ligo no 3333 33 33 tenho mais de 33 protocolos abertos foram abertos protocolos no sac na ouvidoria <text:s/>hoje a atendente do sac disse que não intende abri uma nova tratativa <text:s/>com o setor de analize informo tambem que uma mulher com nome de Ingrid esteve em minha residencia e recolheu uma procuração o banco informou que ela trabalha na pericia do banco o contrato foi quebrado em 33 dias hoje sempre quando ligo e pedido mais prazo a utima documentação foi dia 33/33/3333 desde entçao nçao recebi nenhum pedido de documentação complementar o sac não tem wxplicação para o ocorrido a ouvidoria da seguradora tambem nçao em uma das ligaçoes a atendente da central de relacionamento deu risaqdas da situação eu estou pedindo as gravaçãoes para o banco a mais de 33 dias pelo descaso eles nçao indenizçao e nçao negam o sinistro assim porem nçao tenho nenhuma resposta da seguradora peço desde ja que por quebra de contrato com 33 dias de atraso a ans tome as devidas providencias apolice existe desde 3333 333333 informo ainda que a seguradora mudou o nome do seguro sem me mandar as novas condiçoes gerais pra saber se eu aceitaria ou não de cachy hospitalar bradesco passou a ser seguro de vida individual bradesco <text:s/>numero do sinistro numero 33333333333333</text:p>
          </table:table-cell>
          <table:table-cell office:value-type="string" table:style-name="ce2">
            <text:p>Não identificada</text:p>
          </table:table-cell>
          <table:table-cell table:number-columns-repeated="16381"/>
        </table:table-row>
        <table:table-row table:style-name="ro1">
          <table:table-cell office:value-type="float" office:value="1298" table:style-name="ce3">
            <text:p>1298</text:p>
          </table:table-cell>
          <table:table-cell office:value-type="string" table:style-name="ce2">
            <text:p>Olá boa noite, nunca soube como encontrar seguros em meu nome pelo meu avô Rubens, gostaria de saber se existe algo em meu nome</text:p>
          </table:table-cell>
          <table:table-cell office:value-type="string" table:style-name="ce2">
            <text:p>Seguro de Pessoas</text:p>
          </table:table-cell>
          <table:table-cell table:number-columns-repeated="16381"/>
        </table:table-row>
        <table:table-row table:style-name="ro1">
          <table:table-cell office:value-type="float" office:value="1439" table:style-name="ce3">
            <text:p>1439</text:p>
          </table:table-cell>
          <table:table-cell office:value-type="string" table:style-name="ce2">
            <text:p>Preciso realizar uma consulta de apólice de seguro garantia, no entanto o site https://www3.susep.gov.br/safe/apolices/app/garantia não está funcionando, pois o botão "pesquisar" está inacessível.Informo que não há problemas com a apólice, pois ao inserir os dados no site, um sinal verde aparece indicando que está tudo certo, no entanto o botão PESQUISAR permanece inacessível, mesmo após realizar o reCAPTCHA.Acredito que seja algum problema com o site da SUSEP, pois já utilizei os navegadores CHROME, MOZILA e EDGE.</text:p>
          </table:table-cell>
          <table:table-cell office:value-type="string" table:style-name="ce2">
            <text:p>Seguro Garantia</text:p>
          </table:table-cell>
          <table:table-cell table:number-columns-repeated="16381"/>
        </table:table-row>
        <table:table-row table:style-name="ro1">
          <table:table-cell office:value-type="float" office:value="1318" table:style-name="ce3">
            <text:p>1318</text:p>
          </table:table-cell>
          <table:table-cell office:value-type="string" table:style-name="ce2">
            <text:p>Olá, boa tarde. eu gostaria de ter acesso a uma informação, meu pai, o Sr Joel, portador do CPF: 333.333.333-33 infelizmente veio a falecer.estou entrando em contato para saber se o mesmo possuía seguro de vida em seu nome. caso este não seja o melhor canal para buscar essa informação, peço gentilmente que me orientem sobre como proceder. desde já agradeço,</text:p>
          </table:table-cell>
          <table:table-cell office:value-type="string" table:style-name="ce2">
            <text:p>Seguro de Pessoas</text:p>
          </table:table-cell>
          <table:table-cell table:number-columns-repeated="16381"/>
        </table:table-row>
        <table:table-row table:style-name="ro1">
          <table:table-cell office:value-type="float" office:value="1052" table:style-name="ce3">
            <text:p>1052</text:p>
          </table:table-cell>
          <table:table-cell office:value-type="string" table:style-name="ce2">
            <text:p>Preciso verificar a respeito de um seguro de vida. Meu esposo faleceu no ano de 3333, ele foi trabalhador da empresa UNIÃO AÇUCAR, atualmente COPERSUCAR, ele aposentou nesta empresa e durante toda vida foi informado a ele que seria detentor de um seguro de vida fornecido pela empresa aos ex-funcionários que se aposentassem na empresa. Ele participava todos os anos de uma reunião junto ao sindicato da empresa para renovar esse seguro, assinava a participação na reunião. Porém, após seu falecimento ao procurar a empresa para verificar a respeito de apólice ou mesmo o pagamento desse referido seguro, a empresa não comunica nem mesmo responde as solicitações, deixando sem qualquer possibilidade de requisitar ou verificar a veracidade do seguro. Gostaria de verificar se existe ou existia alguma apólice de seguro de vida feita em nome dele é JOÃO, CPF: 333.333.333-33.Para comprovação dos fatos narrados estou encaminhando os documentos assinados durante os anos para o sindicato representante da empresa na cidade de Limeira -SP.</text:p>
          </table:table-cell>
          <table:table-cell office:value-type="string" table:style-name="ce2">
            <text:p>Seguro de Pessoas</text:p>
          </table:table-cell>
          <table:table-cell table:number-columns-repeated="16381"/>
        </table:table-row>
        <table:table-row table:style-name="ro1">
          <table:table-cell office:value-type="float" office:value="29" table:style-name="ce3">
            <text:p>29</text:p>
          </table:table-cell>
          <table:table-cell office:value-type="string" table:style-name="ce2">
            <text:p>Como faço para saber se existe algum seguro em meu nome?</text:p>
          </table:table-cell>
          <table:table-cell office:value-type="string" table:style-name="ce2">
            <text:p>Seguro de Pessoas</text:p>
          </table:table-cell>
          <table:table-cell table:number-columns-repeated="16381"/>
        </table:table-row>
        <table:table-row table:style-name="ro1">
          <table:table-cell office:value-type="float" office:value="1005" table:style-name="ce3">
            <text:p>1005</text:p>
          </table:table-cell>
          <table:table-cell office:value-type="string" table:style-name="ce2">
            <text:p>Boa tarde, tenho o número de registro da da apólice e consta a mensagem: não não foram encontrados dados na base para apólice informada</text:p>
          </table:table-cell>
          <table:table-cell office:value-type="string" table:style-name="ce2">
            <text:p>Não identificada</text:p>
          </table:table-cell>
          <table:table-cell table:number-columns-repeated="16381"/>
        </table:table-row>
        <table:table-row table:style-name="ro1">
          <table:table-cell office:value-type="float" office:value="952" table:style-name="ce3">
            <text:p>952</text:p>
          </table:table-cell>
          <table:table-cell office:value-type="string" table:style-name="ce2">
            <text:p>Estou com minha empresa suspensa, mandei e-mail solicitando <text:s/>informações <text:s/>e responderam pra adicionar no site o Contrato <text:s/>Social, já <text:s/>enviei, <text:s/>mas responderam <text:s/>que deve ser o Contrato <text:s/>Vigente, só <text:s/>que é <text:s/>o único <text:s/>Contrato <text:s/>que a empresa tem e que está <text:s/>vigente...preciso <text:s/>saber o que acontece e como ter mais informações e um telefone <text:s/>pra agilizar a solução, <text:s/>estou perdendo trabalho por não <text:s/>podermos emitir as apólices pela empresa...HPC SEGUROS</text:p>
          </table:table-cell>
          <table:table-cell office:value-type="string" table:style-name="ce2">
            <text:p>Cadastro</text:p>
          </table:table-cell>
          <table:table-cell table:number-columns-repeated="16381"/>
        </table:table-row>
        <table:table-row table:style-name="ro1">
          <table:table-cell office:value-type="float" office:value="1015" table:style-name="ce3">
            <text:p>1015</text:p>
          </table:table-cell>
          <table:table-cell office:value-type="string" table:style-name="ce2">
            <text:p>Prezados, estou tentando acessar o certificado de uma apólice de Garantia que foi emitida em 33/33/3333 mas ainda não consta no portal.O certificado normalmente é emitido em 33h.Poderiam informar se houve algum problema no portal da SUSEP que tenha ocasionado esse atraso na emissao?</text:p>
          </table:table-cell>
          <table:table-cell office:value-type="string" table:style-name="ce2">
            <text:p>Seguro Garantia</text:p>
          </table:table-cell>
          <table:table-cell table:number-columns-repeated="16381"/>
        </table:table-row>
        <table:table-row table:style-name="ro1">
          <table:table-cell office:value-type="float" office:value="1374" table:style-name="ce3">
            <text:p>1374</text:p>
          </table:table-cell>
          <table:table-cell office:value-type="string" table:style-name="ce2">
            <text:p>Solicitei cancelamento de seguro e não fui ressarcido, <text:s/>no início de novembro</text:p>
          </table:table-cell>
          <table:table-cell office:value-type="string" table:style-name="ce2">
            <text:p>Não identificada</text:p>
          </table:table-cell>
          <table:table-cell table:number-columns-repeated="16381"/>
        </table:table-row>
        <table:table-row table:style-name="ro1">
          <table:table-cell office:value-type="float" office:value="828" table:style-name="ce3">
            <text:p>828</text:p>
          </table:table-cell>
          <table:table-cell office:value-type="string" table:style-name="ce2">
            <text:p>gostaria de saber como posso consultar se meu falecido pai militar obtinha uma apolice de seguro, tenho informçao do cpf dele e da identidade militar. seria possivel fazer uma pesquisa atraves dos dados dele ?</text:p>
          </table:table-cell>
          <table:table-cell office:value-type="string" table:style-name="ce2">
            <text:p>Seguro de Pessoas</text:p>
          </table:table-cell>
          <table:table-cell table:number-columns-repeated="16381"/>
        </table:table-row>
        <table:table-row table:style-name="ro1">
          <table:table-cell office:value-type="float" office:value="17" table:style-name="ce3">
            <text:p>17</text:p>
          </table:table-cell>
          <table:table-cell office:value-type="string" table:style-name="ce2">
            <text:p>Pelo segundo ano a Administração do Condomínio que resido contratou o seguro do Condomínio pela Seguradora Sompo, apólice em anexo. Eles venderam como se as coberturas fossem para a área comum e as áreas privadas, ou seja incluindo as 333 casas com terrenos e matrículas próprias. No entanto, na própria apólice consta a excludente abaixo:“Conforme estabelecido no item 3. BENS / INTERESSES NÃO GARANTIDOS, subitem 3.3, das Condições Gerais, não estão garantidos por este seguro os edifícios com as características relacionadas a seguir:….g) Edificações de propriedades de pessoa física, ou de único proprietário;…”Inclusive, no ano passado me informei com os Corretores abaixo e com um Advogado que me alertaram que esse seguro era apenas para a área comum do Condomínio, não incluindo as áreas privadas de cada casa. Afinal quem está correto? A Sompo que alega que esse seguro incluiu as áreas privadas e assim cada proprietário não precisaria contratar seguro específico para sua casa com as coberturas já que constam no seguro do Condomínio? Ou os dois corretores abaixo estão certos que para incluir as unidades privadas na apólice é necessário citá-las individualmente, por exemplo <text:s/>Casa 33, Casa 33, ...Casa 333 e que essa apólice na realidade é apenas da área comum do Condomínio?</text:p>
          </table:table-cell>
          <table:table-cell office:value-type="string" table:style-name="ce2">
            <text:p>Seguro de Danos</text:p>
          </table:table-cell>
          <table:table-cell table:number-columns-repeated="16381"/>
        </table:table-row>
        <table:table-row table:style-name="ro1">
          <table:table-cell office:value-type="float" office:value="353" table:style-name="ce3">
            <text:p>353</text:p>
          </table:table-cell>
          <table:table-cell office:value-type="string" table:style-name="ce2">
            <text:p>SOLICITAÇÃO DE INDENIZAÇÃO DPVATPEDIDO: 3333333333 - SOLICITAÇÃO PENDENTESOLICITO QUE MEUS DOCUMENTOS SEJAM ANEXADOS AO PROCESSO, POIS SÓ CONSEGUI ANEXAR UM.SEGUE SOCUMENTOS</text:p>
          </table:table-cell>
          <table:table-cell office:value-type="string" table:style-name="ce2">
            <text:p>DPVAT/SPVAT</text:p>
          </table:table-cell>
          <table:table-cell table:number-columns-repeated="16381"/>
        </table:table-row>
        <table:table-row table:style-name="ro1">
          <table:table-cell office:value-type="float" office:value="231" table:style-name="ce3">
            <text:p>231</text:p>
          </table:table-cell>
          <table:table-cell office:value-type="string" table:style-name="ce2">
            <text:p>Tenho uma previdência privada no Bradesco série 333/3333333 , matrícula 333333333 ( progressivo ) ontem dia 33/33/3333 tinha R$ 333.333,33 hoje 33/33/3333 o saldo está 333.333,33 ou seja R$ 333,33 sumiram de minha previdência. Solicito por gentileza estorno dos valores. Anexo comprovantes.</text:p>
          </table:table-cell>
          <table:table-cell office:value-type="string" table:style-name="ce2">
            <text:p>Previdência Complementar Aberta</text:p>
          </table:table-cell>
          <table:table-cell table:number-columns-repeated="16381"/>
        </table:table-row>
        <table:table-row table:style-name="ro1">
          <table:table-cell office:value-type="float" office:value="934" table:style-name="ce3">
            <text:p>934</text:p>
          </table:table-cell>
          <table:table-cell office:value-type="string" table:style-name="ce2">
            <text:p>Boa noite. Possuo uma Apólice de Seguros nº 333333333 SUSEP, refente à Renda Protegida Personnalité. Estou com Parkinson.Pergunto: qual o grau em que a doença deve estar para eu fazer jús ao recebimento de seguro.</text:p>
          </table:table-cell>
          <table:table-cell office:value-type="string" table:style-name="ce2">
            <text:p>Seguro de Pessoas</text:p>
          </table:table-cell>
          <table:table-cell table:number-columns-repeated="16381"/>
        </table:table-row>
        <table:table-row table:style-name="ro1">
          <table:table-cell office:value-type="float" office:value="74" table:style-name="ce3">
            <text:p>74</text:p>
          </table:table-cell>
          <table:table-cell office:value-type="string" table:style-name="ce2">
            <text:p>Sou AAAAAA e pago o auxílio funeral Bradesco há mais de 33 anos, onde os beneficiários são minha esposa , meus filhos , minha enteada , meu sogro <text:s/>e minha mãe . Não sei explicar o motivo, mas por erros de digitação do próprio banco o seguro encontra-se em nome da minha esposa como titular, porém o desconto ocorre mensalmente em minha conta corrente.Acontece que há dois anos quando meu pai faleceu não pude utilizar o benefício, pois o banco não encontrou a proposta, visto que alegaram não encontrar devido a estar no nome da minha esposa, na correria não dei atenção e custeamos todo o trâmite, no entanto, precisei recentemente do <text:s/>auxílio, este que me <text:s text:c="2"/>foi negado novamente e explico o <text:s/>porque.Em 33/33/3333 minha mãe faleceu às 33h33min, nesta mesma data em torno das 33hs, devido a não estarmos em condições emocionais de tratarmos o assunto, um amigo próximo cujo nome RRRRR, representante da empresa (Pax Sousa Assistência Funeral CNPJ 33.333.333.3333/33) entrou em contato com a central, falou como atendente Bruno e foi orientado a encaminhar toda documentação e dados conforme anexo, onde posteriormente deveríamos mandar as notas fiscais dos gastos, todas em nome da titular para que assim fosse feito o ressarcimento.Acontece que, para nossa surpresa, ao fazer todo o processo, comprometer cartões de crédito devido a não termos como custear tamanho gastos naquele momento, e encaminhar as notas fiscais conforme solicitado, fomos informados que o Bradesco não iria realizar o ressarcimento, mesmo que o valor da apólice fosse superior ao valor gasto. A empresa Bradesco alegou que não trabalha com ressarcimento e sim, prestam os serviços funerários no momento solicitado, informação esta, improcedente com a informação dada pelo funcionário no dia do ocorrido. Assim sendo, possivelmente todas as ligações são gravadas, e o Bradesco por ser uma empresa conceituada deve ter a gravação em arquivo comprovando tal informação passada pelo atendente , comprovando a orientação, para tanto, peço esclarecimentos desta instituição.</text:p>
          </table:table-cell>
          <table:table-cell office:value-type="string" table:style-name="ce2">
            <text:p>Seguro de Pessoas</text:p>
          </table:table-cell>
          <table:table-cell table:number-columns-repeated="16381"/>
        </table:table-row>
        <table:table-row table:style-name="ro1">
          <table:table-cell office:value-type="float" office:value="547" table:style-name="ce3">
            <text:p>547</text:p>
          </table:table-cell>
          <table:table-cell office:value-type="string" table:style-name="ce2">
            <text:p>OBSERVAÇÃO: Gostaria que fosse enviada uma cópia desta RECLAMAÇÃO/PEDIDO DE PAGAMENTO, também para o CNSP-Conselho Nacional dos Seguros Privados, para que esta entidade pudesse se manifestar a respeito da presente reclamação.*** DENÚNCIA <text:s/>À CAIXA ECONÔMICA FEDERAL ***PEDIDO: 3333333333 - BENEFICIÁRIA: LPROCURADOR: APrezado(a)s,EXISTE UMA FAMÍLIA NESTE EXATO MOMENTO, NO INTERIOR DO AMAZONAS, <text:s/>PASSANDO POR EXTREMAS DIFICULDADES FINANCEIRAS E ALIMENTÍCIAS, POR CONTA DE UM ATO DESUMANO E DESASTROSO QUE VEM OCORRENDO EM RELAÇÃO AO PAGAMENTO DA INDENIZAÇÃO DO SEGUTO DPVAT POR MORTE A SUA BENEFICIÁRIA.Depois de vários meses tentando fazer com que a CAIXA pague uma indenização do seguro dpvat por morte, sem contudo, obter êxito, pois sempre que finalizamos alguma pendência, nos é enviado novos expedientes burocráticos e protelatórios ao cumprimento da devida obrigação da CAIXA neste caso. Que é evidentemente o de pagar, vejamos:3 – Demos entrada no pedido de indenização 3 vezes, nas seguintes datas: 33/33/3333, 33/33/3333, 33/33/3333, 33/33/3333 e 33/33/3333;3 – Sempre enviamos todos os documentos que nos foram solicitados, ainda assim, em alguns destes pedidos que eu protocolei, o INDEFERIMENTO FOI PRATICAMENTE IMEDIATO;3 – Somente no último protocolamento de pedido que realizei no dia 33/33/3333, é que a CAIXA me indefere o pedido com a seguinte argumentação: “O PEDIDO NÃO FOI APROVADO DEVIDO A EXISTÊNCIA DE PEDIDO DE INDENIZAÇÃO NA BASE DE DADOS COM CARACTERÍSTICAS IGUAIS A ESTE PEDIDO.”;3 – Enviei e-mail a CAIXA onde encaminhei DECLARAÇÃO DE PRÓPRIO PUNHO DOS RESPRESENTANTES LEGAIS DA BENEFICIÁRIA, QUE É MENOR DE IDADE, DESTITUINDO TODO E QUALQUER PROCURADOR DE RECEBER ESTA INDENIZAÇÃO, E AUTORIZANDO SOMENTE A MINHA PESSOA COMO PROCURADOR, no que a CAIXA me informou assim: QUE EXISTE UM PEDIDO EM ABERTO DESDE 33/33/3333 AGUARDANDO REGULARIZAÇÃO DE PENDÊNCIA, E QUE NÃO PODIA DAR PROSSEGUIMENTO ATÉ QUE ESTE PEDIDO EM ABERTO FOSSE ENCERRADO;Minhas solicitações são:- Requer que a CAIXA ECONÔMICA FEDERAL me informe, na qualidade de único PROCURADOR devidamente habilitado pela beneficiária e seus representantes legais, as seguintes informações do processo que está em aberto: NÚMERO DO PEDIDO, DATA CADASTRAMENTO, DATA DA ÚLTIMA PENDÊNCIA E QUAL A DATA QUE O PROCESSO SERÁ INDEFERIDO.- Requer que a CAIXA ECONÔMICA FEDERAL, através de seus GESTORES, inclusive a sua presidenta, Sra. Rita Serrano, corrija esse problema com a maior brevidade possível, promovendo o pagamento da indenização aqui pleiteada, por ser medida de Justiça e de Direito.Meus questionamentos são:3 – Por quê um pedido que foi cadastrado em 33/33/3333, destarte, com mais de 333 dias ainda não foi indeferido, enquanto que uma boa parte dos processos cadastrados em todo Brasil estão tendo indeferimentos precoces ? 3 - Por quê a CAIXA mesmo ciente que havia um pedido em aberto não informou isso logo no primeiro protocolamento de pedido feito por mim, ao invés disso, ficou me dando corda para realizar 3 cadastramentos de pedido, e somente quando viu que não tinha mais o que inventar me falou o verdadeiro motivo dos indeferimentos ?3 – Por quê a CAIXA, uma vez que comprovei que sou o único procurador homologado pelos representantes legais da beneficiária, não efetua o cancelamento do pedido em aberto que não é deste procurador, e efetua o pagamento no pedido determinado e certificado pelos representantes da beneficiária ?Acreditando sempre no diálogo para a resolução dos prpblemas,Pede e aguarda deferimento,</text:p>
          </table:table-cell>
          <table:table-cell office:value-type="string" table:style-name="ce2">
            <text:p>DPVAT/SPVAT</text:p>
          </table:table-cell>
          <table:table-cell table:number-columns-repeated="16381"/>
        </table:table-row>
        <table:table-row table:style-name="ro1">
          <table:table-cell office:value-type="float" office:value="1234" table:style-name="ce3">
            <text:p>1234</text:p>
          </table:table-cell>
          <table:table-cell office:value-type="string" table:style-name="ce2">
            <text:p>Bom dia, A empresa: CORRETORA DE SEGURO E SOLUCAO EMPRESARIAIS LTDA, inscrita no CNPJ n.º 33.333.333/3333-33, recebeu uma notificação : "A empresa não foi encontrada na base da Receita Federal e o contrato social foi enviado".Nesse sentido, verificou e sua situação perante a Receita Federal e está regular e ativa.Assim, necessitamos de auxilio para entender oque está ocorrendo junto ao sistema da SUSEP.Obrigado pela Atenção !</text:p>
          </table:table-cell>
          <table:table-cell office:value-type="string" table:style-name="ce2">
            <text:p>Cadastro</text:p>
          </table:table-cell>
          <table:table-cell table:number-columns-repeated="16381"/>
        </table:table-row>
        <table:table-row table:style-name="ro1">
          <table:table-cell office:value-type="float" office:value="135" table:style-name="ce3">
            <text:p>135</text:p>
          </table:table-cell>
          <table:table-cell office:value-type="string" table:style-name="ce2">
            <text:p>Boa tarde.Gostaria de cancelar um seguro residencial que me foi oferecido por e-mail e posteriormente por telefone, onde me arrependi da contratação pois não sabia exatamente do que se tratava. Processo susep: 33333.333333/3333-33, número do negócio 33333333.O mesmo está como débito automático. Segue em anexo.Favor cancelar imediatamente.Enviei e-mail e não recebi retorno . Segue em anexo a proposta do seguro.Agradeço.Atc, Uleide</text:p>
          </table:table-cell>
          <table:table-cell office:value-type="string" table:style-name="ce2">
            <text:p>Outros</text:p>
          </table:table-cell>
          <table:table-cell table:number-columns-repeated="16381"/>
        </table:table-row>
        <table:table-row table:style-name="ro1">
          <table:table-cell office:value-type="float" office:value="1434" table:style-name="ce3">
            <text:p>1434</text:p>
          </table:table-cell>
          <table:table-cell office:value-type="string" table:style-name="ce2">
            <text:p>tenho um um seguro de vida cachy hospitalar Bradesco apólice 333 333. desde 3333 tenho usado algumasvezes durante esses 33 anos mais as indenizações tem demorado 3 meses para serem pagas aseguradora sem meu conhecimento mudou o meu seguro para vida individual Bradesco tenhovários e-mails e ligações, gravadas pedindo a Bradesco tanto pelo SAC como pelo canal deatendimento ao cliente que me enviasse as condições gerais e não recebi nada ate a data dehoje TAMBEM ESTOU SEM RECEBER INDENIZAÇÃO UMA VEZ QUE PRECISO DE MEDICAÇÃO aBradesco vida central de sinistro me pede documentos todos os dias inclusive se negou aaceitar uma procuração para investigação do sinistro onde teria que provar que minha tromboseera pre existente a data de 3 março também se negou a aceitar uma procuração com datade validade de 3 dias enviada pela a Bradesco central de sinistro para pegar documentosmédicos necessários para resolver o problema dos documentos médicos em nome da foxauditoria representada pela senhora Ingrid e enviei a procuração ao banco através do portal orizon <text:s/>e minha filha entregou a mesma <text:s/>procuração assinada e reconhecida firma em <text:s/>cartório por <text:s/>mim a senhora Ingrid dia 33 de novembro de 3333 as oito e pouco da manha ela <text:s/>esteve em minha casa e pegou a mesma procuração porem a mesma me informou que o banco não havia autorizado o uso da mesma procuração sendo que a mesma abrange todos os órgãos competentes para solução do caso <text:s/>Bradesco vida central de sinistro me pede documentos quase todos os dias inclusive se negou aaceitar uma procuração para investigação do sinistro onde teria que provar que minha tromboseera pre existente a data de 3 março onde me venderam um outro produto esse já em processo judicial também se negou a aceitar uma procuração com datade validade de 3 dias enviada pela própria Bradesco onde eu assino reconheço firma e devolvo ao portal dificultando a analise <text:s/>A BRADESCO DEVOLVE AS PROCURAÇÃOES Ingrid disse que esta em viagem atendendo outros segurados conforme conversa por whatzzap TALVES VOLTE ESSA SEMANA TALVEZ <text:s/>a Bradesco central de sinistro TEVE 33 DIAS para pegar qualquer documentação necessária vendo assim dessa maneira a falta de vontade e ma fe de resolver peço a SUSEP as providencias cabíveis <text:s text:c="3"/>necessários para resolver o problema dos documentos médicos em nome da foxauditoria representada pela senhora Ingrid resumindo o fato a Bradesco já esta com33 dias de atraso de sinistro mais uma vez a Bradesco mostra que não tem interesse deresolver a situação também fez descriminação pelo fato de eu ter processado eles em outraapólice de seguro que me venderam vida viva uma outra apólice <text:s/>em março de 3333 alegando que não me passariam maisinformação de um seguro que tenho a 33 <text:s/>anos conforme gravação telefônica que gravei também exigiramvários documentos que não existe nas condições do cachy hospitalar pedi inúmeras vezes opagamento ou a negativa para entrar com a ação judicial também referente a apolice 333333 não obtive resposta abri umprotocolo de número 33333333 na data de 33 de outubro de 3333. dentro da seguradora quando enviei a documentação que caso se fizesse necessáriomais documentação que a mesma me informasse antes dos 33 dias a prova da má fé e clarasinistro aberto 33 de outubro de 3333 documentos complementares pedidos dia 3 de novembrode 3333 a seguradora quer me obrigar a assinar uma declaração sem data para que possademorar 3 meses para pagar a indenização como da ultima vez que precisei e isso e má fésendo assim peço a resposta do pagamento ou da carta negativa por esse canal para cabíveisprovidencias judicias.</text:p>
          </table:table-cell>
          <table:table-cell office:value-type="string" table:style-name="ce2">
            <text:p>Não identificada</text:p>
          </table:table-cell>
          <table:table-cell table:number-columns-repeated="16381"/>
        </table:table-row>
        <table:table-row table:style-name="ro1">
          <table:table-cell office:value-type="float" office:value="804" table:style-name="ce3">
            <text:p>804</text:p>
          </table:table-cell>
          <table:table-cell office:value-type="string" table:style-name="ce2">
            <text:p>boa tarde, meu nome é Adriana, OAB/MG 333333 sou advogada do Sr. Carlos. Estou precisando dos contratos de empréstimos consignados e em conta do Sr. carlos, pois junto às entidades bancárias tais documentos não forma fornecidos. O Sr. Carlos deseja resgatar os seguros dos referidos empréstimos e necessita dos valores e contratos. Peço a gentileza que sejam enviados para o meu email: email. Gostaria de informações também de como proceder e a qual setor direcionar os pedidos para efetivar o resgate destes seguros. Desde já agradeço a atenção dispensada aguardando o envio dos documentos. Att. Adriana</text:p>
          </table:table-cell>
          <table:table-cell office:value-type="string" table:style-name="ce2">
            <text:p>Seguro de Pessoas</text:p>
          </table:table-cell>
          <table:table-cell table:number-columns-repeated="16381"/>
        </table:table-row>
        <table:table-row table:style-name="ro1">
          <table:table-cell office:value-type="float" office:value="1118" table:style-name="ce3">
            <text:p>1118</text:p>
          </table:table-cell>
          <table:table-cell office:value-type="string" table:style-name="ce2">
            <text:p>testando entrada sysaid.</text:p>
          </table:table-cell>
          <table:table-cell office:value-type="string" table:style-name="ce2">
            <text:p>Não identificada</text:p>
          </table:table-cell>
          <table:table-cell table:number-columns-repeated="16381"/>
        </table:table-row>
        <table:table-row table:style-name="ro1">
          <table:table-cell office:value-type="float" office:value="527" table:style-name="ce3">
            <text:p>527</text:p>
          </table:table-cell>
          <table:table-cell office:value-type="string" table:style-name="ce2">
            <text:p>Bom dia <text:s/>Prezados <text:s/>sou corretor <text:s/>de <text:s/>seguros <text:s/>em <text:s/>atividade <text:s/>há <text:s/>muitos anos <text:s/>e <text:s/>atualizamos <text:s/>nosso <text:s/>cadastro <text:s/>faltava <text:s/>anexar <text:s/>contrato social , porém <text:s/>constaainda <text:s/>pendente <text:s/>, <text:s text:c="2"/>agradecemos muito <text:s/>a <text:s/>ativação <text:s/>do mesmo , <text:s/>gratidão <text:s text:c="4"/>CORRETORA DE <text:s/>SEGUROS <text:s text:c="2"/>CNPJ <text:s/>33333 333 3333 33</text:p>
          </table:table-cell>
          <table:table-cell office:value-type="string" table:style-name="ce2">
            <text:p>Cadastro</text:p>
          </table:table-cell>
          <table:table-cell table:number-columns-repeated="16381"/>
        </table:table-row>
        <table:table-row table:style-name="ro1">
          <table:table-cell office:value-type="float" office:value="640" table:style-name="ce3">
            <text:p>640</text:p>
          </table:table-cell>
          <table:table-cell office:value-type="string" table:style-name="ce2">
            <text:p>Não estou encontrando no sistema da CAIXA ECÔNOMICA FEDERAL local para solicitar o reembolso dos gastos pagos por terceiro conforme regramento das indenizações DPVAT. No site da "Seguradora Líder", possui explicativo, bem como modelo do formulários. Caso as despesas tenham sido realizadas por um terceiro pessoa jurídica, segundo a Lei 33.333/33, é vedada a cessão de direitos para acidentes ocorridos a partir de 33/33/3333.A única exceção que permite que um terceiro pessoa jurídica possa receber a indenização é referente às categorias 33 e 33 (transporte coletivo), sendo necessária a comprovação das despesas feitas pela empresa e a apresentação do Termo de declaração e quitação para as categorias 3 e 3, cedida pela vítima. Não encontro a opção pelo aplicativo da CAIXA, como devo proceder ?</text:p>
          </table:table-cell>
          <table:table-cell office:value-type="string" table:style-name="ce2">
            <text:p>Não identificada</text:p>
          </table:table-cell>
          <table:table-cell table:number-columns-repeated="16381"/>
        </table:table-row>
        <table:table-row table:style-name="ro1">
          <table:table-cell office:value-type="float" office:value="1240" table:style-name="ce3">
            <text:p>1240</text:p>
          </table:table-cell>
          <table:table-cell office:value-type="string" table:style-name="ce2">
            <text:p>Em 3333 comprei uma Hilux zero km, <text:s/>da Toyota, fiz um seguro com a SulAmérica.Em 3333 fui de férias pra Bahia, na região entre Condeúba e Piripá, com a minha família. Durante o trajeto, o carro ficou sem direção o que fez com que o carro subisse um barraco, porém como era muito íngreme, ao descer, derrapou para o lado esquerdo, a roda dianteira se chocou com o chão, empenando o chassi. Ninguém se machucou gravemente, Graças a Deus! Liguei para a seguradora, o carro foi levado para a concessionária Diamantina,da marca Toyota, em Vitória da Conquista, paguei a franquia, onde o carro ficou por 3 meses. Assim que fui retirar o carro na oficina, percebi e reclamei para a seguradora que o serviço estava incompleto, e o carro estava desalinhado. Recomendaram-me a trazer o carro para São Paulo, a fim de refazer o serviço <text:s/>(sob a condição de que se eu não retirasse teria que pagar estadia do carro na unidade). Entao levei para a <text:s/>concessionária da Toyota, T-Line, que fica na Avenida Vereador José Diniz em São Paulo, essa refez o serviço. Mas ao dirigir, percebi que o veiculo estava desalinhado. Com medo do incidente se repetir, liguei para a seguradora e eles pediram que eu levasse o carro em outra unidade.Nessa nova unidade na rua Augusta, o chefe de oficina realizou a avaliação do carro, e afirmou que não havia conserto, como o chassi estava empenado de uma forma irreversível, e nao poderia arrma-lo. Ao contatar a seguradora, eles apenas fizeram pouco caso. Isso era extremamente perigoso, pois o ocorrido (o carro ficar sem a direção sozinho) poderia se repetir nas ruas de São Paulo, podendo causar um acidente gravíssimo, ainda assim me entregaram o carro. Então, com o descaso da seguradora, <text:s/>contratei um perito profissional que constatou que o chassi estava deformado e que o carro não dava mais alinhamento, e com essa informação ingressei com o processo 3333333.33.3333.3.33.3333.No meio dessa disputa o juíz nomeou um perito judicial, que chegou a mesma conclusão que meu perito havia constatado, <text:s/>o carro tinha sofrido deformação no chassi que impossibilita o alinhamento. Contudo, esse perito judicial colocou 3 linhas que confundiu os julgadores, disse no laudo “mas segundo o Sr. Monteiro, que era o dono da oficina o carro tinha conserto e custaria R$ 3.333,33". <text:s/>O juiz de primeiro grau na sentença se apoiou na fala do Sr. Monteiro, que ninguém nem sabe se era mecânico, quem dirá engenheiro para entrar numa discussão dessas.Diz o Codigo de defesa do consumidor que caso o reparo não seja efetivado dentro do prazo legal de 33 (trinta) dias corridos, o consumidor poderá optar pela: troca do produto, cancelamento da compra ou abatimento proporcional do preço. nada disso aconteceu.Para entrar com esse processo <text:s/>gastei muito, tive que pagar despesas judiciais, peritos, que em 3333 custaram mais de 33.333,33, e ainda assim <text:s/>o juiz da uma sentença baseado na opinião <text:s/>do Sr. Monteiro?Para que peritos então?E essa foi a razão da apelação, quem vai lá assistir um julgamento <text:s/>desse consegue entender o que estou falando, junta um monte de desembargadores, lêem tudo muito rápido parece corrida de jokey ( tem muitos casos pra resolver no dia) e os outros dizem "acopanho o voto do relator" e acabam nem dando atenção aos processos.Aí meu advogado pela complexidade da matéria apresenta o recurso Especial ao Superior Tribunal de Justiça, mas <text:s/>em meio a um feriado de Páscoa, <text:s/>menciona isso no recurso, mas não juntou o comprovante do feriado local. Pronto essa é a maneira que eles encontram para não julgarem o caso. Meu advogado falou que esse é o procedimento, e a "Jurisprudência defensiva".Nisso eu fui penalizado, só <text:s/>o meu advogado precisa cumprir prazo, o desembargador já demorou mais de 3 meses para resolver uns embargos, os outros funcionarios do judiciário demoram um eternidade para dar um andamento, <text:s/>fazem quando der e tiver tempo (sempre alegam ter muitos processos).Mas 3 minuto pronto, bateu outro dia e o recurso não é <text:s/>mais aceito, isso revolta muito, o judiciário é caríssimo e ineficiente cumprir prazo só vale para o advogado que me defende, agora vá seu advogado falar nisso, aí que seu processo não andará mesmo.Esse processo dura 33 anos, agora está na fase de liquidacao de sentença, <text:s/>onde tem a decisao judicial "desatenta" de se consertar o carro que não tem conserto.Nenhuma concessionária aceita meu carro nem entrar em <text:s/>suas oficinas nem pra fazer orçamento. Notem 3 concessionárias já tentaram arrumar, não conseguiram, essas também acabaram <text:s/>gastando muito mais do que ganharam, e <text:s text:c="2"/>tiveram ainda tiveram <text:s/>que pagar danos morais, será que outras concessionárias vão querer entrar nisso?A Allianz comprou <text:s/>a SulAmerica, e essa <text:s/>deixou de participar do processo por uns 3 anos e nesses dias nomeou outro escritório que vem com a mesma ladainha do juiz, não leem o laudo direito, e diz que se pode recuperar um carro que segundo meu perito é o perito judicial não tem mais como fazer o alinhamento.Estou muito revoltado, esse processo para a Seguradora deve ser apenas mais um, pois ela contrata um escritório <text:s/>de advocacia, que faz tudo o que a lei permite com tantos recursos, para pagar o minimo possivel, daí se vê <text:s/>que nem tudo que é <text:s/>justo é direito, e nem tudo o que é <text:s/>direito é <text:s/>justo.Enquanto isso eu que na época tinha um carro novo, paguei muito caro na epoca, tinha prazer em andar com ele, hoje 33 anos depois do evento,tenho um carro que nenhuma concessionária quer nem consertar, por isso venho recorrer à SUSEP, na tentativa de que voces lembrem à Allianz a responsabilidade por cumprir o contrato celebrado.O que se busca aqui é que eles paguem o valor do carro conforme a apólice contratada, e mais o valor que foram condenados por danos morais.</text:p>
          </table:table-cell>
          <table:table-cell office:value-type="string" table:style-name="ce2">
            <text:p>Seguro de Automoveis</text:p>
          </table:table-cell>
          <table:table-cell table:number-columns-repeated="16381"/>
        </table:table-row>
        <table:table-row table:style-name="ro1">
          <table:table-cell office:value-type="float" office:value="670" table:style-name="ce3">
            <text:p>670</text:p>
          </table:table-cell>
          <table:table-cell office:value-type="string" table:style-name="ce2">
            <text:p>Em caso de pagamento de sinistro (rpibo de veiculo). Essa liquidação pode ser feita pela seguradora de forma parcelada, em ate 33 dias? Por gentileza,aguardo resposta.</text:p>
          </table:table-cell>
          <table:table-cell office:value-type="string" table:style-name="ce2">
            <text:p>Seguro de Automoveis</text:p>
          </table:table-cell>
          <table:table-cell table:number-columns-repeated="16381"/>
        </table:table-row>
        <table:table-row table:style-name="ro1">
          <table:table-cell office:value-type="float" office:value="1178" table:style-name="ce3">
            <text:p>1178</text:p>
          </table:table-cell>
          <table:table-cell office:value-type="string" table:style-name="ce2">
            <text:p>OLÁVENHO AQUI TRAZER TODA A MINHA INDIGNAÇÃO COM A EMPRESA DE NOME <text:s/>“COMPREV, BAMCO PAULISTA” FIZ UM EMPRESTIMO CONSIGNADO COM ESTA EMPRESA HÁ EXATOS 33 MESES ATRÁS, NOS SEGUINTES MOLDES: PEGEI UM DETERMINADO VALOR ACHO QUE 33 MIL REAIS PARA PAGAR 33 X DE 333,33 REAISAÁ 3.3 % A/M, SENDO ASSIM IREI PAGAR AO FINAL 33.333 MIL REAIS. POIS BEM, JÁ PAGUEI 33 DOS 33 MESES E VENHO CHAMANDO O BANCO PARA NEGOCIAR O SALDO RESTANTE. COMO RESPOSTA, ELES NÃO ACEITAM REDUÇÃO DE PARCELAS, REDUÇÃO DOS JUROS DE JUROS QUE HOJE ESTÁ EM <text:s/>3.3 A/M. A ÚNICA PROPOSTA QUE ELES ME FAZEM É DE ME DÁ UM TROCO PARA EU VOLTAR A PAGAR MAIS 333 MESES, EU NÃO SOU ESCRAVO DE NINGUÉN, ACHO UM DESAFORO A FORMA COMO ESSA EMPRESA TRATA SEUS CLIENTES. LIGUEI LÁ PARA PEDIR QUE ME ENVIASSE A ÚLTIMA PARCELA DO CONTRATO COM DESCONTO É CLARO, A PARCELA DE NÚMERO 33 E PASMEM,ELES ME DISSERAM QUE A INSTITUIÇÃO NÃO TRABALHA DESSA MANEIRA, SENDO ASSIM RESTARIA PARA MIM, SE EU QUIZESSE, PAGAR TODO O SALDO DEVEDOR DE UMA ÚNICA VEZ. <text:s/>É DESUMANO SER <text:s/>TRATADO DESSE JEITO. ESSE PAIS AINDA TEM JEITO, POIS EXISTEM ORGÃO IDÔNEOS COMO A SUSEP, ACREDITO NO TRABALHO DE VCS.AGUARDO RESPOSTAS DE VCS.MUITO OBRIGADO.JEAN , CPF 333 333 333-33</text:p>
          </table:table-cell>
          <table:table-cell office:value-type="string" table:style-name="ce2">
            <text:p>Seguro de Pessoas</text:p>
          </table:table-cell>
          <table:table-cell table:number-columns-repeated="16381"/>
        </table:table-row>
        <table:table-row table:style-name="ro1">
          <table:table-cell office:value-type="float" office:value="787" table:style-name="ce3">
            <text:p>787</text:p>
          </table:table-cell>
          <table:table-cell office:value-type="string" table:style-name="ce2">
            <text:p>Boa tarde ,Gostaria de saber se possui algum seguro de vida ativo por alguma instituição?</text:p>
          </table:table-cell>
          <table:table-cell office:value-type="string" table:style-name="ce2">
            <text:p>Seguro de Pessoas</text:p>
          </table:table-cell>
          <table:table-cell table:number-columns-repeated="16381"/>
        </table:table-row>
        <table:table-row table:style-name="ro1">
          <table:table-cell office:value-type="float" office:value="721" table:style-name="ce3">
            <text:p>721</text:p>
          </table:table-cell>
          <table:table-cell office:value-type="string" table:style-name="ce2">
            <text:p>como consigo consultar qual a seguradora o falecido deixou o seguro de vida?</text:p>
          </table:table-cell>
          <table:table-cell office:value-type="string" table:style-name="ce2">
            <text:p>Seguro de Pessoas</text:p>
          </table:table-cell>
          <table:table-cell table:number-columns-repeated="16381"/>
        </table:table-row>
        <table:table-row table:style-name="ro1">
          <table:table-cell office:value-type="float" office:value="1160" table:style-name="ce3">
            <text:p>1160</text:p>
          </table:table-cell>
          <table:table-cell office:value-type="string" table:style-name="ce2">
            <text:p>MINHA SUSEP FOI SUSPENSA INDEVIDAMENTE... SOLICITO REGULARIZAÇÃO COM A MÁXIMA URGÊNCIA - <text:s/>33.333.333/3333-33.. SEGUE CONTRATO SOCIAL PARA VERIFICAÇÃO</text:p>
          </table:table-cell>
          <table:table-cell office:value-type="string" table:style-name="ce2">
            <text:p>Cadastro</text:p>
          </table:table-cell>
          <table:table-cell table:number-columns-repeated="16381"/>
        </table:table-row>
        <table:table-row table:style-name="ro1">
          <table:table-cell office:value-type="float" office:value="1313" table:style-name="ce3">
            <text:p>1313</text:p>
          </table:table-cell>
          <table:table-cell office:value-type="string" table:style-name="ce2">
            <text:p>Eu Cicero, venho reivindicar sofri um acidente no dia 33/33/3333, a LIBERTY SEGURO, apólice 33.33.3333.3333333, não houve manifesto do mesmo. <text:s/>Solicito a V.Sª, para que a Liberty Seguro, libere custeio por direito.</text:p>
          </table:table-cell>
          <table:table-cell office:value-type="string" table:style-name="ce2">
            <text:p>Seguro de Automoveis</text:p>
          </table:table-cell>
          <table:table-cell table:number-columns-repeated="16381"/>
        </table:table-row>
        <table:table-row table:style-name="ro1">
          <table:table-cell office:value-type="float" office:value="1009" table:style-name="ce3">
            <text:p>1009</text:p>
          </table:table-cell>
          <table:table-cell office:value-type="string" table:style-name="ce2">
            <text:p>Olá. Gostaria de tirar umas duvidas: Sou contador, e um de meus clientes esta pensando em se tornar um co-corretor para fornecer um seguro de obrigatoriedade civil.Qual o processo que meu cliente (pesso juridica) deve fazer para se credenciar e poder vender tal seguro ?Existe alguma obrigação/reporting mensal/anual que ele deve entregar para a SUSEP?Alguma outra informação importante?Obrigado</text:p>
          </table:table-cell>
          <table:table-cell office:value-type="string" table:style-name="ce2">
            <text:p>Cadastro</text:p>
          </table:table-cell>
          <table:table-cell table:number-columns-repeated="16381"/>
        </table:table-row>
        <table:table-row table:style-name="ro1">
          <table:table-cell office:value-type="float" office:value="0" table:style-name="ce3">
            <text:p>0</text:p>
          </table:table-cell>
          <table:table-cell office:value-type="string" table:style-name="ce2">
            <text:p>Preciso retirar minha responsabilidade técnica da empresa credenciada na susep.Não estou conseguindo</text:p>
          </table:table-cell>
          <table:table-cell office:value-type="string" table:style-name="ce2">
            <text:p>Cadastro</text:p>
          </table:table-cell>
          <table:table-cell table:number-columns-repeated="16381"/>
        </table:table-row>
        <table:table-row table:style-name="ro1">
          <table:table-cell office:value-type="float" office:value="609" table:style-name="ce3">
            <text:p>609</text:p>
          </table:table-cell>
          <table:table-cell office:value-type="string" table:style-name="ce2">
            <text:p>por favor preciso informação sobre APOLICE DE seguros de vida em nome de G CPF 333.333.333-33 COM BENEFICIARIOS S CPF 333.333.333-33. MUITO OBRIGADO.</text:p>
          </table:table-cell>
          <table:table-cell office:value-type="string" table:style-name="ce2">
            <text:p>Seguro de Pessoas</text:p>
          </table:table-cell>
          <table:table-cell table:number-columns-repeated="16381"/>
        </table:table-row>
        <table:table-row table:style-name="ro1">
          <table:table-cell office:value-type="float" office:value="203" table:style-name="ce3">
            <text:p>203</text:p>
          </table:table-cell>
          <table:table-cell office:value-type="string" table:style-name="ce2">
            <text:p>Estou com problemas com a Allianz Seguros. Sou terceiro, vítima de um acidente de trânsito. Meu carro está na oficina Dio Car há mais de 33 dias e ainda não tem previsão de entrega. A oficina alega que está faltando peça e a seguradora afirma que as peças foram entregues. Fica esse jogo de empurra. Gostaria que fosse tomada alguma providência em relação ao meu caso.</text:p>
          </table:table-cell>
          <table:table-cell office:value-type="string" table:style-name="ce2">
            <text:p>Seguro de Automoveis</text:p>
          </table:table-cell>
          <table:table-cell table:number-columns-repeated="16381"/>
        </table:table-row>
        <table:table-row table:style-name="ro1">
          <table:table-cell office:value-type="float" office:value="1425" table:style-name="ce3">
            <text:p>1425</text:p>
          </table:table-cell>
          <table:table-cell office:value-type="string" table:style-name="ce2">
            <text:p>Já fiz reclamação e a resposta dada não me satisfez. Acredito que a minha demanda não foi compreendida. Tive meu veículo (dados enviados em manifestação anterior) envolvido em um acidente em 3333 e o seguro do rapaz que me bateu estabeleceu que havia sido perda total do veículo. O seguro não era contratado por mim. Como foi estabelecido que houve perda total do veículo, ele foi entregue com toda a sua documentação à seguradora, a qual me indenizou por isso.No entanto, após 33 anos, o veículo que não devia estar no meu nome mais, apareceu este ano (3333) no meu cadastro do DETRAN/GO, sendo que em nenhum momento neste tempo ele havia constado em meus registros.Como já se passaram quase 3 décadas do ocorrido e não há de obrigação legal nenhuma de minha parte de ter documentação relativa a este veículo e não me lembro qual era a seguradora, o que desejo é que este órgão ou a SUSEP possam me ajudar e verificar a possibilidade de rastrear qual foi a seguradora que fez o pagamento da indenização.</text:p>
          </table:table-cell>
          <table:table-cell office:value-type="string" table:style-name="ce2">
            <text:p>Seguro de Automoveis</text:p>
          </table:table-cell>
          <table:table-cell table:number-columns-repeated="16381"/>
        </table:table-row>
        <table:table-row table:style-name="ro1">
          <table:table-cell office:value-type="float" office:value="264" table:style-name="ce3">
            <text:p>264</text:p>
          </table:table-cell>
          <table:table-cell office:value-type="string" table:style-name="ce2">
            <text:p>Falo em nome de meu pai, do qual sou procurador, solicitando Assistência Judiciária e um parecer frente a uma solicitação junto a uma empresa regulada pela Susep, sendo a Icatu Seguros.Devido a uma condição de invalidez por doença de meu pai, entrei com um processo de sinistro por IFPD junto a seguradora, que depois de muito custo e briga, foi deferido e pago. Porém, o pagamento retroagiu para uma data de início da doença, sendo mês 33/3333, constante em laudo médico.Diante disso, solicitei a devolução e ressarcimento dos valores pagos, após a data do sinistro, referentes às mensalidades do seguro de vida de meu pai, pois, pelo meu entendimento, o pagamento deste período pós sinistro foi desnecessário e não devido, pelo fato que o sinistro retroagiu a uma data passada, ou seja findou-se o seguro na data do sinistro, inexistindo assim, posteriormente à mesma. Não sendo devidos, portanto, os pagamentos posteriores à data de sinistro, o que justifica o ressarcimento pleiteado.Entendo que o seguro deixou de existir na data que retroagiu o pagamento do sinistro, porém a Icatu Seguros, em decisão arbitrária e unilateral, indeferiu minha solicitação de ressarcimento dos pagamentos, alegando que ao longo do período após data na qual o sinistro retroagiu, meu pai ficou coberto pela apólice do seguro contratado. Porém, após o pagamento do sinistro retroagido, em nenhum momento foi me dado a opção de continuar os pagamentos mensais e, consequentemente, meu pai continuar segurado. Oras, se enquanto meu pai estava pagando regularmente o seguro, o mesmo estava coberto, por que não mantiveram a cobertura e a possibilidade de meu pai permanecer segurado e pagando as mensalidades ?? Porque, após um sinistro a apólice se extingue, ou seja, deixa de existir. E, não existindo, não existem pagamentos. Do contrário, se a apólice estava vigente, por que não foi pago o pagamento do sinistro em sua totalidade ?? Pois meu pai continua doente e incapaz !!Desta forma, solicito que a Susep, entidade que regula os planos de seguro no Brasil, me auxilie no entendimento desta questão e também me auxilie frente a uma empresa regulada pela Susep, pois em contato com a ouvidoria desta empresa foi negado todo o que relatei e pleiteei junto à Icatu. Porém, quem julgou e deu a decisão final em meu caso, foi parte interessada no processo. Por isso também solicito apoio da Susep em avaliar como uma terceira parte, independente, nesta situação.Aguardo parecer e comentários.</text:p>
          </table:table-cell>
          <table:table-cell office:value-type="string" table:style-name="ce2">
            <text:p>Seguro de Pessoas</text:p>
          </table:table-cell>
          <table:table-cell table:number-columns-repeated="16381"/>
        </table:table-row>
        <table:table-row table:style-name="ro1">
          <table:table-cell office:value-type="float" office:value="998" table:style-name="ce3">
            <text:p>998</text:p>
          </table:table-cell>
          <table:table-cell office:value-type="string" table:style-name="ce2">
            <text:p>Boa noite, estou a mais de um ano em luta com a Metlife seguros, uma empresa desonesta, não atende telefonemas, se nega ao atendimento, não respondem e-mails, me foi embutido um seguro, que cancelei o ano passado, por tanto a mais de um ano, fiz os cancelamentos junto ao banco Itaú e junto a metlife, banco Itaú me devolveu valores cobrados, metlife nunca cancelou e o Itaú por sua vez continuou a cobrar junto ao banco. Qd recebi um documento em casa dizendo que o seguro havia sido renovado e o valor havia mudado tb, comecei meus contatos com esta empresa desonesta que nunca me respondeu inúmeros e-mails e ligações eles derrubam, qd se diz que quer cancelar. Fui ao banco e levaram mais de um mês para me darem resposta, banco fez ligação direta para a metlife em julho, qd finalmente consegui cancelar seguro, ocorre que tinham valores a me restituir e eles desonestamente, disseram ao banco que não acharam pedido de cancelamento, sendo que a atendente que consegui falar através do banco me disse que tinha pago mais de 33 parcelas e que teria reembolso e mais uma vez desonestamente continuaram me cobrando e o Banco por sua tirou o corpo fora devido as informações passadas por esta seguradora desonesta que se nega a cancelar e qd se cancela eles continuam a cobrar, não consigo falar com eles, e-mails não respondem, reclamações no Reclame Aqui nem tomam conhecimento. <text:s/>Esta seguradora é desonesta, quero a devolução de meu dinheiro que me foi debitado de minha conta, sendo que o seguro tinha sido cancelado a mais de um ano. Esta seguradora é desonesta, e mais renovaram o seguro e disseram que foi renovado pq eu solicitei e assinei presencialmente, mentira, pedi apólice que assinei e nunca me mandaram nada e não atendem ligações, e-mails. São desonestos e mal intencionados. Recorri a vcs pq com eles e inviável, insisto são desonestos. Desejo meu dinheiro de volta pq me cobraram um seguro que cancelei dois meses após adquirido e que me foi embutido sem meu desejo. Este órgão que rege precisa tomar providência, uma vez que o pobre do cliente é enganado e ludibriado por empresas que se aproveitam da boa vontade do cliente, insisto são desonestos. Estarei a disposição dos senhores para qq esclarecimentos. Obrigada</text:p>
          </table:table-cell>
          <table:table-cell office:value-type="string" table:style-name="ce2">
            <text:p>Seguro de Pessoas</text:p>
          </table:table-cell>
          <table:table-cell table:number-columns-repeated="16381"/>
        </table:table-row>
        <table:table-row table:style-name="ro1">
          <table:table-cell office:value-type="float" office:value="1165" table:style-name="ce3">
            <text:p>1165</text:p>
          </table:table-cell>
          <table:table-cell office:value-type="string" table:style-name="ce2">
            <text:p>Fiz um seguro viagem <text:s/>AIG <text:s/>através do Cartão American Express emitido pelo Banco Bradesco, sob o bilhete 33333-3333-33-33-3333333, com processo SUSEP registrado <text:s/>sob o número 33333.333333/3333-33. Existe cobertura por atraso de bagagem. Abri sinistro sob o registro <text:s/>BAGDELBRA33333 em 33/33/3333 , me pediram documentos que enviei , pediram complementos que enviei e ninguém retorna , não concluem o caso e nem efetuam pagamento. Simplesmente deixam o prazo indefinidamente para que o segurado talvez "desista". Nem <text:s/>manifestação por e-mail ou fone são realizados . Quando ligo pede para aguardar . Acredito que não estejam empenhados em <text:s/>honrar as regras existentes.</text:p>
          </table:table-cell>
          <table:table-cell office:value-type="string" table:style-name="ce2">
            <text:p>Seguro de Danos</text:p>
          </table:table-cell>
          <table:table-cell table:number-columns-repeated="16381"/>
        </table:table-row>
        <table:table-row table:style-name="ro1">
          <table:table-cell office:value-type="float" office:value="554" table:style-name="ce3">
            <text:p>554</text:p>
          </table:table-cell>
          <table:table-cell office:value-type="string" table:style-name="ce2">
            <text:p>Olá!Meu nome é Fdone e sou corretor cadastrado junto à SUSEP.Minha Corretora, cadastro SUSEP nº 333333333 se encontra com status suspenso mas desconheço a razão e, por isso também não sei o que precisa ser feito para solucionar a questão! Isso tem prejudicado o exercício do trabalho!Ocorre que há dois dias venho tentando uma resposta, por meio do e-mail email, sem retorno algum!Solicito a gentileza de me orientarem acerca do que acontece para a suspensão de minha corretora, bem como o procedimento que devo adotar para solucionar o problema!agradeço, desde já, a atenção!Att.;F</text:p>
          </table:table-cell>
          <table:table-cell office:value-type="string" table:style-name="ce2">
            <text:p>Cadastro</text:p>
          </table:table-cell>
          <table:table-cell table:number-columns-repeated="16381"/>
        </table:table-row>
        <table:table-row table:style-name="ro1">
          <table:table-cell office:value-type="float" office:value="1406" table:style-name="ce3">
            <text:p>1406</text:p>
          </table:table-cell>
          <table:table-cell office:value-type="string" table:style-name="ce2">
            <text:p>Bom Dia, Me Chamo FranciscoSofri um acidente em 33 de dezembro de 3333, em Camocim,O meu carro deu perda total.Desde então so transtorno,a seguradora Allianz Seguros foi acionada,Fiz o BO..fiz tudo certo,como foi pedidoEu tava com uma divida na receita federal, ai a seguradora me falou que so poderia resolver a questão do carro,depois que quitasse essa divida, fiz emprestimos por que era um valor muito <text:s/>alto,mas conseguir pagar,,o IPVA do carro venceu em Janeiro de 3333,so que eu ja estava sem o carro,deu perda total como falei..porem,essa divida continua, fui no Detran,falaram que a seguradora resolveria isso..ja fui na Sefaz , Na receita federal, defensoria publica, no ministerio publico e na regularize.Ja nao sei o que fazer , nao estou devendo mais nada, e a seguradora nao libera o dinheiro do meu carro.entro em contato com a seguradora eles so falaram que tenho uma pendecia extra judial,mas nao tenho mais nada,ja fui em todos os setores saber..</text:p>
          </table:table-cell>
          <table:table-cell office:value-type="string" table:style-name="ce2">
            <text:p>Seguro de Automoveis</text:p>
          </table:table-cell>
          <table:table-cell table:number-columns-repeated="16381"/>
        </table:table-row>
        <table:table-row table:style-name="ro1">
          <table:table-cell office:value-type="float" office:value="929" table:style-name="ce3">
            <text:p>929</text:p>
          </table:table-cell>
          <table:table-cell office:value-type="string" table:style-name="ce2">
            <text:p>Preciso <text:s/>acionarMeu seguro residêncial flex com assistência ,33 horas e não consigo, estou uma hora tentando , seguro do banco Itaú registro na Susep 333.333/33.José 33333333333.</text:p>
          </table:table-cell>
          <table:table-cell office:value-type="string" table:style-name="ce2">
            <text:p>Seguro de Danos</text:p>
          </table:table-cell>
          <table:table-cell table:number-columns-repeated="16381"/>
        </table:table-row>
        <table:table-row table:style-name="ro1">
          <table:table-cell office:value-type="float" office:value="860" table:style-name="ce3">
            <text:p>860</text:p>
          </table:table-cell>
          <table:table-cell office:value-type="string" table:style-name="ce2">
            <text:p>Alterei do nome da minha corretora de Campinas Corretora de Seguros Ltda para Mirante Corretora de Seguros Ltda, anexei os documentos no portal (certidao de inteiro teor) e o nome não foi alterado e não tem opção para digitar o nome correto</text:p>
          </table:table-cell>
          <table:table-cell office:value-type="string" table:style-name="ce2">
            <text:p>Cadastro</text:p>
          </table:table-cell>
          <table:table-cell table:number-columns-repeated="16381"/>
        </table:table-row>
        <table:table-row table:style-name="ro1">
          <table:table-cell office:value-type="float" office:value="626" table:style-name="ce3">
            <text:p>626</text:p>
          </table:table-cell>
          <table:table-cell office:value-type="string" table:style-name="ce2">
            <text:p>SINISTRO/PEDIDO:3333333333 VÍTIMA: Laudiane (MORTE) BENEFICIÁRIA: Laura <text:s/>REPRESENTANTE LEGAL: Maria (avó da beneficiária) PROCURADOR: Adelson <text:s/>SINISTRO/PEDIDO:3333333333 <text:s/>RECLAMAÇÃO/DENÚNCIA: Processo com mais de 3 cadastramentos, sempre com NEGATIVA DE PAGAMENTO SEM PREVISÃO LEGAL, falta de clareza nas argumentações apresentadas pela CAIXA ECONÔMICA FEDERAL que ferem contundentemente o princípio da dignidade humana. <text:s/>A/C <text:s/>ILMO SR. <text:s/>ALESSANDRO SERAFIN OCTAVIANI LUIS SUPERINTENDENTE DA SUSEP-SUPERINTENDÊNCIA DOS SEGUROS PRIVADOS S.A. <text:s/>ILMO SR. CARLOS ROBERTO ALVES DE QUEIROZ DIRETOR – CGMOP / CGFIP / CGCON <text:s/>Em preliminar, gostaria de solicitar que <text:s/>a SUSEP-Superintendência dos Seguros Privados S.A., na pessoa de seu novo superintendente, aproveitasse essa oportunidade, para cumprir o que a SUSEP não vinha cumprindo antes da sua gestão, que nada mais é conforme determina as Leis vigentes e o contrato SUSEP X CAIXA, do que, FISCALIZAR, CORRGIGIR e PUNIR caso seja necessário, todas as irregularidades e/ou não conformidades devidamente comprovadas, praticadas pela CAIXA ECONÔMICA FEDERAL, na gestão do SEGURO DPVAT. <text:s/>Acreditamos sempre no diálogo para a resolução dos conflitos existentes, todavia, <text:s text:c="2"/>isto não quer dizer que ao receber uma reclamação/denúncia sobre uma irregularidade devidamente comprovada, que a CAIXA ECONÔMICA FEDERAL efetuou quando no cumprimento do seu contrato na gestão do SEGURO DPVAT, que a SUSEP simplesmente irá solicitar uma explicação da CAIXA e encaminhar para a vítima de acidente de trânsito, para seu beneficiário, ou até mesmo para o seu procurador, NÃO, este não é o papel da SUSEP para o caso em tela, por este motivo existem mecanismos na nossa Lei pátria, nas Leis e resoluções que norteiam e regulamentam o SEGURO DPVAT, e por derradeiro até no próprio contrato SUSEP X CAIXA, que asseguram uma série de punições caso fique comprovado alguma irregularidade, POR INCRÍVEL QUE PAREÇA, DESDE QUE A CAIXA ASSUMIU A GESTÃO DO SEGURO DPVAT(JANEIRO/3333), ATÉ PRESENTE DATA, A SUSEP NÃO APLICOU SEQUER UMA ÚNICA MULTA E/OU PUNIÇÃO ADMINISTRATIVA NA CAIXA, NA CONTRA-MÃO DESTE AGIR, INÚMERAS DENÚNCIAS E RECLAMAÇÕES SÃO ENCAMINHADAS A CAIXA, SUSEP, CNSP E ATÉ MESMO AO MINISTÉRIO DA FAZENDA TODOS OS DIAS NA ESPERANÇA QUE A CAIXA PARA DE FABRICAR AS SUAS PRÓPRIAS LEIS E COMECE A INDENIZAR CORRETAMENTE AS VÍTIMAS DE TRÃNSITO E SEUS FAMILIARES. <text:s/>DOS FATOS: 3 – No dia 33/33/3333, a senhora LAUDIANE , foi vítima fatal de acidente de trânsito, conforme certidão de óbito em anexo, insta esclarecer, <text:s/>que a vítima fatal, juntamente com a sua única filha e beneficiária, a citar, LAURA, sempre moraram com os pais da vítima, insta esclarecer também, conforme faz prova a certidão de nascimento da beneficiária, menor de apenas 3 anos de idade, que na sua certidão de nascimento inexiste o reconhecimento do pai e dos avós paternos da beneficiária, ou seja, com a morte prematura de sua mãe, os avós maternos que já criavam as duas, vítima e beneficiária, passaram a ser integralmente e de fato responsáveis pela neta, beneficiária e menor de idade, tanto é, que nos termos da Lei, o CONSELHO TUTELAR DO MUNICÍPIO DE RIO PRETO DA EVA-AM, chancelou e homologou a expedição <text:s/>de TERMO DE RESPONSABILIDADE PROVISÓRIA, imputando aos avós maternos da beneficiária várias obrigações e penalidades visando o bem estar da neta menor de idade. <text:s/>3 – Após várias tentativas frustradas de receber a indenização do seguro dpvat por morte que a beneficiária tem direito, na derradeira tentativa, a CAIXA ECONÔMICA FEDERAL informou no seu sexto indeferimento o seguinte: ”INFORMMAMOS QUE O PEDIDO 3333333333 FOI INDEFERIDO DEVIDO A GUARDA DO MENOR EMITIDO PELO CONSELHO TUTELAR, ESTAR COM O NOME DA AVÓ ESTÁ DIVERGENTE NA CERTIDÁO DE NASCIMENTO (LINDOAI). <text:s/>ORIENTAMOS PROVIDENCIAR A REGULARIZAÇÃO E ABRIR UM NOVO PEDIDO – ESPERAMOS TER ESCLARECIDO E PERMANECEMOS A DISPOSIÇÃO.” <text:s/>3 – Com base nas informações e orientações realizadas pela CAIXA, me parece razoável afirmar, que qualquer pessoa, com um mínimo de intelecto possível, iria deduzir que se fosse corrigido o nome da menor na certidão de nascimento, e fosse enviado novamente através de um novo cadastramento, a documentação comprobatória referente a esta única pendência apontada pela CAIXA na análise documental do pedido, que a CAIXA iria efetuar de pronto o pagamento indenizatório da beneficiária, TODAVIA, NÃO FOI ISTO QUE OCORREU, NA CONTRA-MÃO DO QUE DEVERIA FAZER, A CAIXA MAIS UMA VEZ CRIA AS SUAS PRÓPRIAS LEIS E PROMOVE NOVO PENDENCIAMENTO NO PEDIDO QUE JÁ FOI CADASTRADO INÚMERAS VEZES, SENDO QUE NA ANÁLISE DOCUMENTAL ANTERIOR, NADA A RESPEITO DISSO FOI RELATADO. <text:s text:c="2"/>3 – Nobre presidente e diretor da SUSEP, peço encarecidamente a especial atenção dos senhores para esta reclamação, pois a família da beneficiária está passando por uma série de dificuldades financeiras por conta do protelamento da CAIXA em cumprir com a sua obrigação, que é evidentemente o de pagar o pedido em apreço, conforme preceitua o Artigo 3° da Lei 3.333 (lei dpvat), qual seja, “O pagamento da indenização será efetuado mediante simples prova do acidente e do dano decorrente, independentemente da existência de culpa, haja ou não resseguro, abolida qualquer franquia de responsabilidade do segurado.”. <text:s/>3 – Nos parece razoável afirmar também que: se o termo de responsabilidade provisória expedido com base na Lei vigente estabelece uma série de obrigações e punições aos avós da menor em caso de descumprimento nos cuidados necessários ao bem estar, saúde e segurança no cotidiano da menor, é evidente que tal documento habilita aos avós da menor a ser seu representante legal no pedido de indenização do seguro dpvat, inteligência da Lei DPVAT, que ao contrário da CAIXA, sempre foi muito esclarecedora e transparente em relação aos direitos das vítimas de acidente de trânsito e/ou seus beneficiários. <text:s/>3 – Nobre Presidente e diretor da SUSEP, todas as solicitações realizadas no presente pedido, estão rigorosamente de acordo com o que preceitua a Lei 3.333/33, alterada pela Lei 3.333/33. Os contratos SUSEP X CAIXA, assim como o que determina a RESOLUÇÃO CNSP N° 333, DE 33 DE DEZEMBRO DE 3333. <text:s/>Diante de todo o exposto, <text:s/>REQUER QUE A PRÓPRIA SUSEP-SUPERINTENDÊNCIA DOS SEGUROS PRIVADOS PROMOVA ANÁLISE DOCUMENTAL NO PEDIDO ENVIADO EM ANEXO, E CASO SEJA CONFIRMADO POR ESTE DISTINGUIDO ORGÃO TODAS AS INFORMAÇÕES ALINHAVADAS LINHAS ACIMA, OU SEJA, QUE O PEDIDO ENCONTRA-SE APTO/APROVADO, QUE A SUSEP DETERMINE A CAIXA ECONÔMICA FEDERAL PARA PAGAR A INDENIZAÇÃO DO SEGURO DPVAT POR MORTE EM APREÇO, COM A MAIOR BREVIDADE POSSÍVEL. <text:s text:c="2"/>Cordialmente, <text:s/>Adelson <text:s/>- procuradorr</text:p>
          </table:table-cell>
          <table:table-cell office:value-type="string" table:style-name="ce2">
            <text:p>DPVAT/SPVAT</text:p>
          </table:table-cell>
          <table:table-cell table:number-columns-repeated="16381"/>
        </table:table-row>
        <table:table-row table:style-name="ro1">
          <table:table-cell office:value-type="float" office:value="352" table:style-name="ce3">
            <text:p>352</text:p>
          </table:table-cell>
          <table:table-cell office:value-type="string" table:style-name="ce2">
            <text:p>Gostaria de abrir um sinistro para este cpf. como devo proceder? Temos um seguro habitacional - MIP com o percentual de 333% referente a este CPF, porém nada informa como fazer a abertura do sinistro. O obito do comprador ocorreu dia 33/33/33 e caira um parcela no dia 33/33, logo precisamos impedir que esta parcela caia. Obrigada pela atenção!</text:p>
          </table:table-cell>
          <table:table-cell office:value-type="string" table:style-name="ce2">
            <text:p>Não identificada</text:p>
          </table:table-cell>
          <table:table-cell table:number-columns-repeated="16381"/>
        </table:table-row>
        <table:table-row table:style-name="ro1">
          <table:table-cell office:value-type="float" office:value="824" table:style-name="ce3">
            <text:p>824</text:p>
          </table:table-cell>
          <table:table-cell office:value-type="string" table:style-name="ce2">
            <text:p>Olá boa tarde.Com a revogação da Circular SUSEP 333/33 pela Circular SUSEP 333/33, quero saber como ficou a nomenclatura das coberturas adicionais de invalidez por doença, que foram alteradas em 3333, ou sejam voltou a ser IPD ou manteve a IPDF? Tanto para os contratos antigos quanto para os novos?No aguardo.Estejas bem, estejas com Deus.Ângelo</text:p>
          </table:table-cell>
          <table:table-cell office:value-type="string" table:style-name="ce2">
            <text:p>Seguro de Pessoas</text:p>
          </table:table-cell>
          <table:table-cell table:number-columns-repeated="16381"/>
        </table:table-row>
        <table:table-row table:style-name="ro1">
          <table:table-cell office:value-type="float" office:value="1059" table:style-name="ce3">
            <text:p>1059</text:p>
          </table:table-cell>
          <table:table-cell office:value-type="string" table:style-name="ce2">
            <text:p>Boa tarde, preciso de orientação de como consultar o número da apólice. Preciso do mesmo para a inserção do meu estágio na plataforma da universidade.</text:p>
          </table:table-cell>
          <table:table-cell office:value-type="string" table:style-name="ce2">
            <text:p>Não identificada</text:p>
          </table:table-cell>
          <table:table-cell table:number-columns-repeated="16381"/>
        </table:table-row>
        <table:table-row table:style-name="ro1">
          <table:table-cell office:value-type="float" office:value="645" table:style-name="ce3">
            <text:p>645</text:p>
          </table:table-cell>
          <table:table-cell office:value-type="string" table:style-name="ce2">
            <text:p>O SEI está com instabilidade e não estou conseguindo protocolar uma resposta de um ofício com prazo de protocolo até às 33;33 do dia de hoje. É um processo intecorrente número: Processo nº 33333.333333/3333-33</text:p>
          </table:table-cell>
          <table:table-cell office:value-type="string" table:style-name="ce2">
            <text:p>Não identificada</text:p>
          </table:table-cell>
          <table:table-cell table:number-columns-repeated="16381"/>
        </table:table-row>
        <table:table-row table:style-name="ro1">
          <table:table-cell office:value-type="float" office:value="89" table:style-name="ce3">
            <text:p>89</text:p>
          </table:table-cell>
          <table:table-cell office:value-type="string" table:style-name="ce2">
            <text:p>No dia 33/33/3333 acionei o seguro viagem My Travel Assist (Protocolo 333333) pois não estava me sentindo bem. Mesmo eu dizendo que precisava de um médico presencial desde o início, no dia 33, insistiram que eu deveria passar pela telemedicina antes do atendimento presencial e fiz a consulta por telemedicina. Mesmo com a indicação da médica, tive que insistir para marcarem uma consulta presencial. Abriram um novo Protocolo para marcarem um atendimento presencial (3333). No final do dia 33, ainda sem atendimento presencial, meu noivo foi comprar os remédios que a médica da telemedicina prescreveu e parece que a prescrição era só para o Reino Unido. No dia 33/33 me mandaram para outra cidade para fazer o atendimento presencial, me passaram o endereço errado e depois de muito rodar encontrei o local e era uma Estação de Ambulância, então só tinha um paramédico e ele achou que eu estava de brincadeira pois eles só fazem atendimento quando alguém precisa da ambulância. No dia 33, ainda sem atendimento falei pra eles que estava desistindo e abriria a reclamação na SUSEP quando voltasse ao Brasil, no dia 33/33/3333. No entanto, continuei testando positivo para COVID e tive que remarcar meu voo. E pra piorar, a seguradora não quer extender meu seguro pois estou com COVID. Ou seja, depois de não fornecer o atendimento que eu precisava, agora negam a extensão do seguro viagem e outras operadoras não me permitem contratar o seguro pois já estou em viagem e estou doente. Tenho todas as conversas com a seguradora, caso vocês necessitem.</text:p>
          </table:table-cell>
          <table:table-cell office:value-type="string" table:style-name="ce2">
            <text:p>Seguro de Pessoas</text:p>
          </table:table-cell>
          <table:table-cell table:number-columns-repeated="16381"/>
        </table:table-row>
        <table:table-row table:style-name="ro1">
          <table:table-cell office:value-type="float" office:value="648" table:style-name="ce3">
            <text:p>648</text:p>
          </table:table-cell>
          <table:table-cell office:value-type="string" table:style-name="ce2">
            <text:p>desde as última terça-feira, dia 33/33/3333, estou com minha susep suspensa sem nenhum aviso prévio, ao menos não identifiquei nenhum e-mail. fiquei bloqueada de realizar vendas junto a principal seguradora que me atende e mesmo atualizando meu cadastro no site, incluindo a documentação solicitada, até o presente momento não foi reativada. estou sem poder vender, deixando de fazer negócios e preciso que seja reativada urgente.</text:p>
          </table:table-cell>
          <table:table-cell office:value-type="string" table:style-name="ce2">
            <text:p>Cadastro</text:p>
          </table:table-cell>
          <table:table-cell table:number-columns-repeated="16381"/>
        </table:table-row>
        <table:table-row table:style-name="ro1">
          <table:table-cell office:value-type="float" office:value="1432" table:style-name="ce3">
            <text:p>1432</text:p>
          </table:table-cell>
          <table:table-cell office:value-type="string" table:style-name="ce2">
            <text:p>Tive sinistro em 33/33 Foi pago 33/33 uma enrolação do Bradesco fui renovar o seguro do carro 3km que comprei e perdi classe pela demora da finalização do processo quero saber quem vai arcar com meu prejuízo o Bradesco.pulou fora e aí susep</text:p>
          </table:table-cell>
          <table:table-cell office:value-type="string" table:style-name="ce2">
            <text:p>Seguro de Automoveis</text:p>
          </table:table-cell>
          <table:table-cell table:number-columns-repeated="16381"/>
        </table:table-row>
        <table:table-row table:style-name="ro1">
          <table:table-cell office:value-type="float" office:value="159" table:style-name="ce3">
            <text:p>159</text:p>
          </table:table-cell>
          <table:table-cell office:value-type="string" table:style-name="ce2">
            <text:p>A muito anos atrás fiz um seguro de vida em grupo através do Cartão Credicard mas que depois passou para o Itaucard conforme carta do Itau em anexo. Esse seguro vinha sendo descontado no Cartão Itaucard até que, conforme informações obtidas no Itau Seguros, em junho de 3333 com troca do numero do cartão efetuada pelo Itaucard, os descontos não mais foram realizados, quando agora analisando minha fatura e pensando no seguro de vida fui entrar em contato com Itau Seguros para desvendar o que aconteceu. Eles me informaram que o seguro foi cancelado por falta de pagamento. No entanto, em nenhum momento eles me informaram o débito. Por conseguinte, ou eles me cobram o debito agora ou me devolvem tudo que paguei com a devida correção monetária. Antes de apelar para o Poder Judiciário, estou tentando uma solução administrativa junto a este Órgão de Controle para obter a reabertura do seguro ou ressarcimento dos premios pagos até a data do cancelamento unilateral efetuado pelo Itau Seguros SA.</text:p>
          </table:table-cell>
          <table:table-cell office:value-type="string" table:style-name="ce2">
            <text:p>Seguro de Pessoas</text:p>
          </table:table-cell>
          <table:table-cell table:number-columns-repeated="16381"/>
        </table:table-row>
        <table:table-row table:style-name="ro1">
          <table:table-cell office:value-type="float" office:value="996" table:style-name="ce3">
            <text:p>996</text:p>
          </table:table-cell>
          <table:table-cell office:value-type="string" table:style-name="ce2">
            <text:p>Gostaria que fosse revisada uma negativa de acionamento de seguro, o qual abrange vazamento e a seguradora alega que só cobre "por esquecimento".Deveria ser suspenso a prestação desse serviço pelo Sicredi e pela Mitisui Simitomo.Anexo a apólice e a carta resposta.Em síntese, me sinto lesado e impotente. Como cidadão resolvo me manifestar, pois sei que a maioria das pessoas não tem condições de contestar esses abusos.</text:p>
          </table:table-cell>
          <table:table-cell office:value-type="string" table:style-name="ce2">
            <text:p>Seguro de Danos</text:p>
          </table:table-cell>
          <table:table-cell table:number-columns-repeated="16381"/>
        </table:table-row>
        <table:table-row table:style-name="ro1">
          <table:table-cell office:value-type="float" office:value="158" table:style-name="ce3">
            <text:p>158</text:p>
          </table:table-cell>
          <table:table-cell office:value-type="string" table:style-name="ce2">
            <text:p>Boa tarde, estou com a SUSEP inativa há alguns anos e estou tendo dificuildades para reativar ela, realizei o curso e prova junto a Mongeral Aegon, unidade de Curitiba.</text:p>
          </table:table-cell>
          <table:table-cell office:value-type="string" table:style-name="ce2">
            <text:p>Cadastro</text:p>
          </table:table-cell>
          <table:table-cell table:number-columns-repeated="16381"/>
        </table:table-row>
        <table:table-row table:style-name="ro1">
          <table:table-cell office:value-type="float" office:value="360" table:style-name="ce3">
            <text:p>360</text:p>
          </table:table-cell>
          <table:table-cell office:value-type="string" table:style-name="ce2">
            <text:p>Meu falacido, na epoca do seu falecimento, acreditasse que havia seguro de vida em seu nome.Como fasso para consultar ?</text:p>
          </table:table-cell>
          <table:table-cell office:value-type="string" table:style-name="ce2">
            <text:p>Seguro de Pessoas</text:p>
          </table:table-cell>
          <table:table-cell table:number-columns-repeated="16381"/>
        </table:table-row>
        <table:table-row table:style-name="ro1">
          <table:table-cell office:value-type="float" office:value="1288" table:style-name="ce3">
            <text:p>1288</text:p>
          </table:table-cell>
          <table:table-cell office:value-type="string" table:style-name="ce2">
            <text:p>Sou proprietaria e Corretora RT pela ADM CORRETORA DE SEGUROS DE VIDA E PREV PRIV LTDA , CNPJ 33.333.333/3333-33, e tive meu registro suspenso pela SUSEP. Entro no site e a unica informação que tenho é que existe pendencias listadas pelo sistema, porem não diz quais são as pendencias. Tive meu registro suspenso sem nenhuma comunicação previa. Já enviei varios emails para o unico canal de contato dos corretores (email) solicitando informações sobre o motivo da suspensão, e até agora nem resposta aos emails recebi. Estou com minhas comissões travadas em todas as seguradoras, minhas contas estão atrasadas <text:s/>e sem saber como resolver, visto que não existe nenhum outro meio de contato com a SUSEP, a não ser este email, que ninguem responde. Preciso reativar meu codigo urgente para receber meu dinheiro e pagar minhas contas. <text:s text:c="2"/>Solicito uma orientação e ajuda para resolver o problema urgente.</text:p>
          </table:table-cell>
          <table:table-cell office:value-type="string" table:style-name="ce2">
            <text:p>Não identificada</text:p>
          </table:table-cell>
          <table:table-cell table:number-columns-repeated="16381"/>
        </table:table-row>
        <table:table-row table:style-name="ro1">
          <table:table-cell office:value-type="float" office:value="67" table:style-name="ce3">
            <text:p>67</text:p>
          </table:table-cell>
          <table:table-cell office:value-type="string" table:style-name="ce2">
            <text:p>OBSERVAÇÃO: 3 - Solicito que esta RECLAMAÇÃO/PEDIDO DE PAGAMENTO, seja encaminhado também ao CNSP-Conselho Nacional dos Seguros Privados, para SUSEP-Superintendência dos Seguros Privados S.A, e para a CAIXA ECONÔMICA FEDERAL, para <text:s/>que essas instituições possam também se manifestar e tomar as providências cabíveis sobre a presente reclamação.3 - Solicito que o Ministério da Fazenda tome as providências cabíveis sobre a presente reclamação, determinando, face os fatos aqui relatados, <text:s/>que a CAIXA ECONÔMICA FEDERAL promova o pagamento da vítima em questão, com base na documentação médica apresentada e/ou envie um perito médico ao município de UARINI-AM, para que seja realizada perícia médica na vítima.RECLAMAÇÃO/DENÚNCIA: PEDIDO DE PAGAMENTO BASEANDO-SE NA ANÁLISE DOCUMENTAL MÉDICA ENVIADA OU ENVIO DE PERITO DA CAIXA ATÉ O MUNICÍPIO DE UARINI-AM, QUE FICA HÁ 333KM DE MANAUS COM ACESSO SOMENTE POR VIA FLUVIAL, ALÉM DO MUNICÍPIO POSSUIR UMA INTERNET EXTREMAMENTE PRECÁRIA.No momento em que cumprimento, com as homenagens de estilo e acreditando sempre no diálogo para a resolução dos conflitos existentes, que devem ser sanados baseando-se de forma objetiva e irrestrita de acordo com o que preceitua a Lei vigente existente para a matéria em questão, pelo que tenho a aduzir e requerer o seguinte:DOS FATOS:3 - O pedido de indenização administrativa junto à CAIXA ECONÔMICA FEDERAL, já foi cadastrado 3 vezes junto ao APP <text:s/>CAIXA DPVAT, e todas as quatro vezes o mesmo foi INDEFERIDO, sendo que este procurador já informou a este distinguido órgão acerca das especificidades que pontuam este caso, ou seja, até presente data, somente neste pedido, a CAIXA já recebeu mais do que a vítima, mesmo sem este distinguido órgão ter sofrido um único acidente de trânsito.3 – Conforme já informado à CAIXA, <text:s/>a vítima mora no interior do estado do Amazonas, no município de Uarini-AM, que fica a 333KM de Manaus-AM, e só tem acesso por via fluvial, destacando-se que a internet neste município é muito precária.3 – A CAIXA já tentou realizar perícia médica presencial na vítima, ocorre que direcionou a supracitada perícia, para o município de Manaus-AM, o que restou infrutífero pois a vítima não dispõe de condições financeiras de pagar passagem de barco ida e volta para Manaus, e no final das contas a sua indenização não conseguir pagar nem a sua passagem, foi tentado também a realização de TELE PERÍCIA, <text:s/>o que restou também frustrado face as informações alinhavadas linhas acima.3 – Este procurador já há algum tempo vem informando todos esses fatos a CAIXA, e no último cadastramento de pedido administrativo, pedido número 33333333, juntou ao pedido em comento carta de punho da vítima solicitando que em decorrência de todos esses fatos inusitados que ocorrem no município de Uarini-AM, que a indenização fosse paga co base na análise documental dos documentos médicos enviados, ou então, que a CAIXA enviasse um perito médico ao município de Uarini-AM, para que fosse realizada a perícia de forma presencial, se assim este distinguido órgão preferir.3 – Importante esclarecer que vítima sofreu de acidente de trânsito no dia 33/33/3333, ensejando em decorrência do supracitado acidente múltiplas sequelas no mesmo, a citar: FRATURA DA COSTELA, CID S33, FRATURA DA FÍBULA DIREITA, CID S33.3, FRATIRA DA TÍBIA DIREITA, CID S33.3, FERIMENTOS DO TORNOZELO E DO PÉ DIREITO, CID S33, ficando devidamente configurado, face a estas sequelas, a sua invalidez permanente, conforme fazem provas os documentos médicos já enviados a CAIXA.3 – Nos parece razoável afirmar que o processo em questão entrou em um loop infinito de indeferimento e recadastramento, sem os senhores analistas ao menos terem a dignidade de ler as informações amplamente prestadas por este procurador, e pela própria vítima.3 – Todas as solicitações realizadas no presente pedido pelo procurador e pela vítima, estão rigorosamente de acordo com o que preceitua a Lei 3.333/33, alterada pela Lei 3.333/33. Os contratos SUSEP X CAIXA, assim como o que determina a RESOLUÇÃO CNSP N° 333, DE 33 DE DEZEMBRO DE 3333.Diante de todo o exposto, REQUER seja promovida REANÁLISE NO PEDIDO, e que seja promovido o pagamento indenizatório que a vítima tenha direito com base na análise documental dos documentos médicos enviados, ou então, que a CAIXA se digne em enviar um perito médico ao município de Uarini-AM, para realização de perícia médica presencial na vítima. DO QUE DETERMINA A LEI DPVAT E A RESOLUÇÃO CNSP N° 333, DE 33 DE DEZEMBRO DE 3333.O Artigo 3º da Lei 3.333/33, alterada pela Lei 3.333/33, preconiza o seguinte: “O pagamento da indenização será efetuado mediante simples prova do acidente e do dano decorrente, independente da existência de culpa...”.Já a RESOLUÇÃO CNSP N° 333, DE 33 DE DEZEMBRO DE 3333, assim determina:Capítulo IV – Da fiscalização....Artigo 33° – O CNSP é a instância máxima de governança do FDPVAT e exercerá as atribuições previstas no seu estatuto e nas demais disposições legais e regulamentares que lhe forem aplicáveis, inclusive o disposto nesta resolução.Cordialmente,</text:p>
          </table:table-cell>
          <table:table-cell office:value-type="string" table:style-name="ce2">
            <text:p>DPVAT/SPVAT</text:p>
          </table:table-cell>
          <table:table-cell table:number-columns-repeated="16381"/>
        </table:table-row>
        <table:table-row table:style-name="ro1">
          <table:table-cell office:value-type="float" office:value="1265" table:style-name="ce3">
            <text:p>1265</text:p>
          </table:table-cell>
          <table:table-cell office:value-type="string" table:style-name="ce2">
            <text:p>Olá meu pai faleceu em março desse ano e ele tinha falado que tinha feito um seguro de vida mais não falou onde foi feito o seguro de vida dele. E queria saber onde foi feito</text:p>
          </table:table-cell>
          <table:table-cell office:value-type="string" table:style-name="ce2">
            <text:p>Seguro de Pessoas</text:p>
          </table:table-cell>
          <table:table-cell table:number-columns-repeated="16381"/>
        </table:table-row>
        <table:table-row table:style-name="ro1">
          <table:table-cell office:value-type="float" office:value="105" table:style-name="ce3">
            <text:p>105</text:p>
          </table:table-cell>
          <table:table-cell office:value-type="string" table:style-name="ce2">
            <text:p>iguei para a seguradora para a retirada do rastreador do veículo pois cancelei o seguro, sendo que o <text:s/>técnico informou que não tinha ninguém para recebê-lo na residência, totalmente mentirosa a informação pois fiquei o dia todo em casa com o carro na garagem esperando o mesmo e nem sequer tocaram a <text:s/>campainha ou telefone do mesmo ,informo que já é a segunda vez que registro uma reclamação na ouvidoria da seguradora suhai total falta de respeito e propaganda enganosa no atendimento ao cliente.</text:p>
          </table:table-cell>
          <table:table-cell office:value-type="string" table:style-name="ce2">
            <text:p>Seguro de Automoveis</text:p>
          </table:table-cell>
          <table:table-cell table:number-columns-repeated="16381"/>
        </table:table-row>
        <table:table-row table:style-name="ro1">
          <table:table-cell office:value-type="float" office:value="868" table:style-name="ce3">
            <text:p>868</text:p>
          </table:table-cell>
          <table:table-cell office:value-type="string" table:style-name="ce2">
            <text:p>Estou precisando consultar a veracidade de uma apólice de seguro garantia nº 333333333333333333333333, cnpj 33.333.333/3333-33, através do link https://www3.susep.gov.br/safe/apolices/app/garantia e não consigo. Preciso urgente para prosseguir com a Ordem de Fornecimento de um contrato.</text:p>
          </table:table-cell>
          <table:table-cell office:value-type="string" table:style-name="ce2">
            <text:p>Seguro Garantia</text:p>
          </table:table-cell>
          <table:table-cell table:number-columns-repeated="16381"/>
        </table:table-row>
        <table:table-row table:style-name="ro1">
          <table:table-cell office:value-type="float" office:value="548" table:style-name="ce3">
            <text:p>548</text:p>
          </table:table-cell>
          <table:table-cell office:value-type="string" table:style-name="ce2">
            <text:p>Necessito encaminhar alteração de contrato social para efeito de atualização cadastral, porém não encontro o caminho para efetuar o envio que foi solicitado.</text:p>
          </table:table-cell>
          <table:table-cell office:value-type="string" table:style-name="ce2">
            <text:p>Cadastro</text:p>
          </table:table-cell>
          <table:table-cell table:number-columns-repeated="16381"/>
        </table:table-row>
        <table:table-row table:style-name="ro1">
          <table:table-cell office:value-type="float" office:value="1377" table:style-name="ce3">
            <text:p>1377</text:p>
          </table:table-cell>
          <table:table-cell office:value-type="string" table:style-name="ce2">
            <text:p>Solicitei a portabilidade <text:s/>de previdência <text:s/>e foi negada por 3 vezes,pelo Banco do Brasil/Brasil Prev alegando falta de saldo.Estão <text:s/>solicitando <text:s/>que eu compareça <text:s/>a uma agência <text:s/>física <text:s/>para atualização <text:s/>cadastrar que já foi feita recentemente. Desejo exercer <text:s/>meu direito <text:s/>de cliente <text:s/>e poder concentrar <text:s/>meu patrimônio <text:s/>no banco da minha escolha.</text:p>
          </table:table-cell>
          <table:table-cell office:value-type="string" table:style-name="ce2">
            <text:p>Previdência Complementar Aberta</text:p>
          </table:table-cell>
          <table:table-cell table:number-columns-repeated="16381"/>
        </table:table-row>
        <table:table-row table:style-name="ro1">
          <table:table-cell office:value-type="float" office:value="1322" table:style-name="ce3">
            <text:p>1322</text:p>
          </table:table-cell>
          <table:table-cell office:value-type="string" table:style-name="ce2">
            <text:p>Srs. boa tarde !Segundo a nossa seguradora, não tem sido possível o registro da nossa Apólice de Seguro de Garantia Contratual junto a SUSEP por instabilidade no site de registro e com isso impossibilitando também a emissão da Certidão de Registro de Seguro Garantia.Já em contato com a SUSEP na semana passada (falei com a atendente Jorgina) e hoje falando com a (atendente Michele), ambas passaram a informação de que não há nenhum tipo de problema para este tipo de registro.Com isso, pedimos maiores esclarecimentos quanto ao fato, haja vista, as cobranças por parte do nosso cliente para a solução do problema.E para auxiliar nesta análise, estamos anexando a Apólice, bem como, os Endossos nº 3333333 e nº 3333333 para que assim possamos resolver o quanto antes esta situação.Aguardamos retorno breve e desde já agradecimos pela atenção.</text:p>
          </table:table-cell>
          <table:table-cell office:value-type="string" table:style-name="ce2">
            <text:p>Seguro Garantia</text:p>
          </table:table-cell>
          <table:table-cell table:number-columns-repeated="16381"/>
        </table:table-row>
        <table:table-row table:style-name="ro1">
          <table:table-cell office:value-type="float" office:value="361" table:style-name="ce3">
            <text:p>361</text:p>
          </table:table-cell>
          <table:table-cell office:value-type="string" table:style-name="ce2">
            <text:p>Bom dia !! Estou com uma grande dificuldade para solicitar a minha SUSEP visto que a necessidade de ter uma Conta de Nível OURO no site e não consigo fazer esta alteração pelo site, gostaria de saber como devo proceder ???</text:p>
          </table:table-cell>
          <table:table-cell office:value-type="string" table:style-name="ce2">
            <text:p>Cadastro</text:p>
          </table:table-cell>
          <table:table-cell table:number-columns-repeated="16381"/>
        </table:table-row>
        <table:table-row table:style-name="ro1">
          <table:table-cell office:value-type="float" office:value="581" table:style-name="ce3">
            <text:p>581</text:p>
          </table:table-cell>
          <table:table-cell office:value-type="string" table:style-name="ce2">
            <text:p>Boa tarde! o meu cadastro PJ esta suspenso, como posso regulariza-lo??</text:p>
          </table:table-cell>
          <table:table-cell office:value-type="string" table:style-name="ce2">
            <text:p>Cadastro</text:p>
          </table:table-cell>
          <table:table-cell table:number-columns-repeated="16381"/>
        </table:table-row>
        <table:table-row table:style-name="ro1">
          <table:table-cell office:value-type="float" office:value="687" table:style-name="ce3">
            <text:p>687</text:p>
          </table:table-cell>
          <table:table-cell office:value-type="string" table:style-name="ce2">
            <text:p>Envolvido numa colisão com uma moto no dia 33/33 e após a remoção do motoqueiro ao Hospital pelo SAMU, tentei no mesmo dia comunicar o ocorrido a seguradora me exigiram dados da moto e que na segunda feira entraria em contato não , terça feira por volta das 33 liguei e com muita dificuldade consegui falar com atendente inicial pois só a mesma segundo eles poderia da prosseguimento, agendou uma vistoria pra quarta 33 horas na concessionária, chegando fui informado que não tinha nada agendado, marcaram pra 33 horas, acontece que o rapaz que fez as vistoria estáva sim na seção, feito vistoria e o orçamento a seguradora cortou diversos itens, fato que não aceitei, registrei no Reclame aqui, daí a seguradora e a moça que eu já tinha pedido o orçamento e ela omitindo, foi enviada. No entanto pedi um acordo, pois a relação está muito desgastante. A seguradora me enviar uma termo de quitação irrisório e exigindo documentos que nem existe mais, cito recibo do veículo. Segue número da apólice 33.333333.333333.333. Peço que na tramitação seja levado em consideração o estatuto do idoso pra dar mais agilidade.</text:p>
          </table:table-cell>
          <table:table-cell office:value-type="string" table:style-name="ce2">
            <text:p>Não identificada</text:p>
          </table:table-cell>
          <table:table-cell table:number-columns-repeated="16381"/>
        </table:table-row>
        <table:table-row table:style-name="ro1">
          <table:table-cell office:value-type="float" office:value="1507" table:style-name="ce3">
            <text:p>1507</text:p>
          </table:table-cell>
          <table:table-cell office:value-type="string" table:style-name="ce2">
            <text:p>Gostaria de informacoes de como cadastrar a corretora de seguros PJ , pois segui o passo a passo do manuel e informa que a empresa nao possui o CNAE de corretora de seguros , porem possui sim. Em consulta a receita o mesmo esta ativo . CNPJ 33333333/3333-33</text:p>
          </table:table-cell>
          <table:table-cell office:value-type="string" table:style-name="ce2">
            <text:p>Cadastro</text:p>
          </table:table-cell>
          <table:table-cell table:number-columns-repeated="16381"/>
        </table:table-row>
        <table:table-row table:style-name="ro1">
          <table:table-cell office:value-type="float" office:value="1435" table:style-name="ce3">
            <text:p>1435</text:p>
          </table:table-cell>
          <table:table-cell office:value-type="string" table:style-name="ce2">
            <text:p>Prezados, Preciso realizar uma consulta de apólice de seguro garantia, no entanto o site <text:s/>https://www3.susep.gov.br/safe/apolices/app/garantia não está funcionando, pois o botão "pesquisar" está inacessível.</text:p>
          </table:table-cell>
          <table:table-cell office:value-type="string" table:style-name="ce2">
            <text:p>Seguro Garantia</text:p>
          </table:table-cell>
          <table:table-cell table:number-columns-repeated="16381"/>
        </table:table-row>
        <table:table-row table:style-name="ro1">
          <table:table-cell office:value-type="float" office:value="1233" table:style-name="ce3">
            <text:p>1233</text:p>
          </table:table-cell>
          <table:table-cell office:value-type="string" table:style-name="ce2">
            <text:p>Trabalho nos Correios e estou tentando agendar uma reunião com a SUSEP para esclarecer algumas dúvidas e entender melhor quais as premissas básicas, orientações e documentações que este órgão exige das seguradoras no quesito seguro de carga. Com a mudança da lei, que agora exige que os contratos de transporte tenham cláusula obrigatória sobre a contratação do seguro de carga, estamos recebendo diversas dúvidas de transportadores que participam das nossas licitações.Além disso, no caso de existir algum manual ou regramento, solicitamos, se possível, que nos encaminhe previamente para que possamos estudar e levantar as dúvidas que por ventura venham a aparecer. Tentei contato por e-mail , telefone e whatsapp, porém sem sucesso.</text:p>
          </table:table-cell>
          <table:table-cell office:value-type="string" table:style-name="ce2">
            <text:p>Seguro de Danos</text:p>
          </table:table-cell>
          <table:table-cell table:number-columns-repeated="16381"/>
        </table:table-row>
        <table:table-row table:style-name="ro1">
          <table:table-cell office:value-type="float" office:value="1262" table:style-name="ce3">
            <text:p>1262</text:p>
          </table:table-cell>
          <table:table-cell office:value-type="string" table:style-name="ce2">
            <text:p>Prezados, boa tarde! Venho por meio deste informar que o seguro DPVAT do Sr. Stéphane, está constando uma divergência em relação ao nome, pelo fato de constar na identificação Suiça Stéphane, já em solo Brasileiro verificar-se que <text:s/>nome vem primeiro que o sobrenome constando Stéphane. A não liberação do Seguro Dpvat não merece prosperar, haja vista que o CPF informado corresponde sim ao Sr. Stéphane, inclusive o mesmo possui visto de permanência em território brasileiro, conforme documentos em anexo. Diante disso, solicito a liberação imediato do seguro DPVAT, haja vista não existir nenhuma divergência.</text:p>
          </table:table-cell>
          <table:table-cell office:value-type="string" table:style-name="ce2">
            <text:p>DPVAT/SPVAT</text:p>
          </table:table-cell>
          <table:table-cell table:number-columns-repeated="16381"/>
        </table:table-row>
        <table:table-row table:style-name="ro1">
          <table:table-cell office:value-type="float" office:value="1045" table:style-name="ce3">
            <text:p>1045</text:p>
          </table:table-cell>
          <table:table-cell office:value-type="string" table:style-name="ce2">
            <text:p>Adquiri um seguro bolsa protegida realizado entre a Renner e a Porto Seguro, este com validade de 3 ano entre o periodo de 33/33/3333 a 33/33/3333, no mês de agosto precisei utilizar o seguro, pois fui assaltada, liguei diversas vezes, entrei em contato pelo Reclame Aqui e Consumidor.GOv, porém a empresa me diz que a minha apólice não está válida, não encontram no sistema. Isso eu só tive ciência no momento que precisei utilizar. Até então aguardo um retorno das empresas mencionadas e sem sucesso. Sempre estou sendo direcionada para setores diferente em que nenhum deles resolvem. Abaixo alguns dos protocolos:3333333333333 - Data 33/333333333333333 - Data 33/33PROTOCOLO: 3333.33/33333333333 - Data 33/33Ticket de atendimento: 33333333 - Data 33/33PROTOCOLO: 3333.33/33333333333 - Data 33/33</text:p>
          </table:table-cell>
          <table:table-cell office:value-type="string" table:style-name="ce2">
            <text:p>Seguro de Danos</text:p>
          </table:table-cell>
          <table:table-cell table:number-columns-repeated="16381"/>
        </table:table-row>
        <table:table-row table:style-name="ro1">
          <table:table-cell office:value-type="float" office:value="1106" table:style-name="ce3">
            <text:p>1106</text:p>
          </table:table-cell>
          <table:table-cell office:value-type="string" table:style-name="ce2">
            <text:p>Até quando o meu seguro vai ficar suspenso já tá a mais de 333 dias, estou precisando muito, até hoje não tiver nenhuma resposta</text:p>
          </table:table-cell>
          <table:table-cell office:value-type="string" table:style-name="ce2">
            <text:p>Não identificada</text:p>
          </table:table-cell>
          <table:table-cell table:number-columns-repeated="16381"/>
        </table:table-row>
        <table:table-row table:style-name="ro1">
          <table:table-cell office:value-type="float" office:value="390" table:style-name="ce3">
            <text:p>390</text:p>
          </table:table-cell>
          <table:table-cell office:value-type="string" table:style-name="ce2">
            <text:p>Boa tarde represento um cliente (procuração em anexo), que recentemente se envolveu em um acidente grave de trânsito em decorrência de culpa exclusiva da outra parte.Necessitamos de informação a respeito de eventual seguro que esse veículo possa ter, ou onde localizo essa informação, sendo os dados do veículo: Placa ALD3333, do proprietário L do CPF: 333.333.333-33.</text:p>
          </table:table-cell>
          <table:table-cell office:value-type="string" table:style-name="ce2">
            <text:p>Seguro de Pessoas</text:p>
          </table:table-cell>
          <table:table-cell table:number-columns-repeated="16381"/>
        </table:table-row>
        <table:table-row table:style-name="ro1">
          <table:table-cell office:value-type="float" office:value="1058" table:style-name="ce3">
            <text:p>1058</text:p>
          </table:table-cell>
          <table:table-cell office:value-type="string" table:style-name="ce2">
            <text:p>Eu busco um registro antigo de corretor que possuo na <text:s/>e eu tinha cadastro na Bradesco seguros , e não consigo achar</text:p>
          </table:table-cell>
          <table:table-cell office:value-type="string" table:style-name="ce2">
            <text:p>Cadastro</text:p>
          </table:table-cell>
          <table:table-cell table:number-columns-repeated="16381"/>
        </table:table-row>
        <table:table-row table:style-name="ro1">
          <table:table-cell office:value-type="float" office:value="938" table:style-name="ce3">
            <text:p>938</text:p>
          </table:table-cell>
          <table:table-cell office:value-type="string" table:style-name="ce2">
            <text:p>BB Seguros se nega a atender ocorrência de assistência 33 hrs de seguro residencial3</text:p>
          </table:table-cell>
          <table:table-cell office:value-type="string" table:style-name="ce2">
            <text:p>Seguro Garantia</text:p>
          </table:table-cell>
          <table:table-cell table:number-columns-repeated="16381"/>
        </table:table-row>
        <table:table-row table:style-name="ro1">
          <table:table-cell office:value-type="float" office:value="1411" table:style-name="ce3">
            <text:p>1411</text:p>
          </table:table-cell>
          <table:table-cell office:value-type="string" table:style-name="ce2">
            <text:p>Boa tarde, gostaria de saber se a LTI Seguros - Cod SUSEP 333333 está cadastrada regularmente nesta instituiçãoCód. SUSEP: 333333 - Processos SUSEP Nº 33333.333333/3333-33</text:p>
          </table:table-cell>
          <table:table-cell office:value-type="string" table:style-name="ce2">
            <text:p>Não identificada</text:p>
          </table:table-cell>
          <table:table-cell table:number-columns-repeated="16381"/>
        </table:table-row>
        <table:table-row table:style-name="ro1">
          <table:table-cell office:value-type="float" office:value="1390" table:style-name="ce3">
            <text:p>1390</text:p>
          </table:table-cell>
          <table:table-cell office:value-type="string" table:style-name="ce2">
            <text:p>Por favor estou com processo de sinistro imobiliário junto a Aliança BB. <text:s/>Já <text:s/>encaminhei declarações bem esclarecedora de meu estado de saúde. <text:s/>Favor resolver.</text:p>
          </table:table-cell>
          <table:table-cell office:value-type="string" table:style-name="ce2">
            <text:p>Seguro de Danos</text:p>
          </table:table-cell>
          <table:table-cell table:number-columns-repeated="16381"/>
        </table:table-row>
        <table:table-row table:style-name="ro1">
          <table:table-cell office:value-type="float" office:value="1040" table:style-name="ce3">
            <text:p>1040</text:p>
          </table:table-cell>
          <table:table-cell office:value-type="string" table:style-name="ce2">
            <text:p>Recebi um e-mail dizendo que minha empresa – CORRETORA DE SEGUROS cnpj: 33.333.333/3333-33 NÃO CONSTA NA BASE DA RECEITA FEDERAL. COMO POSSO RESOLVER ISSO?</text:p>
          </table:table-cell>
          <table:table-cell office:value-type="string" table:style-name="ce2">
            <text:p>Cadastro</text:p>
          </table:table-cell>
          <table:table-cell table:number-columns-repeated="16381"/>
        </table:table-row>
        <table:table-row table:style-name="ro1">
          <table:table-cell office:value-type="float" office:value="742" table:style-name="ce3">
            <text:p>742</text:p>
          </table:table-cell>
          <table:table-cell office:value-type="string" table:style-name="ce2">
            <text:p>Gostaria de informações se tenho seguro ou previdência privada em meu nome.</text:p>
          </table:table-cell>
          <table:table-cell office:value-type="string" table:style-name="ce2">
            <text:p>Seguro de Pessoas</text:p>
          </table:table-cell>
          <table:table-cell table:number-columns-repeated="16381"/>
        </table:table-row>
        <table:table-row table:style-name="ro1">
          <table:table-cell office:value-type="float" office:value="1179" table:style-name="ce3">
            <text:p>1179</text:p>
          </table:table-cell>
          <table:table-cell office:value-type="string" table:style-name="ce2">
            <text:p>Faça upgrade para um Gmail mais inteligenteE-mail seguro, rápido e organizadoABRIRReferente ao Protocolo: 33333.333333/3333/33, informações complementares:Contrato de Seguro de Vida com data de adesão em 33 33 3333; através do contrato de adesão ao Cartão de Crédito CREDICARD; garantido por METROPOLITAN LIFE SEG. E PREV. PRIVADA S/A, CNPJ. 33.333.333/3333-33, Código de Registro SUSEP: 3333-3. Estipulantes: Banco CITICARD, CNPJ: 33.333.333/3333-33, Nº Certificados: 333.33333 e 333.33333, Apólice Nº 3.33.3333.333, Nº Proc. SUSEP: 33.333.333/33-33; Banco ITAÚ UNIBANCO HOLDING S/A, CNPJ: 33.333.333/3333-33, Certificados: 33.333.333 e 33.333.333, Apólice Nº 3333.33.3333333333, Nº Proc. SUSEP: 33.333.333/33-33; Pagamento do Seguro, vencimento vinculado à fatura do cartão de crédito CREDICARD, Periodicidade Mensal, Nº Cartão CREDICARD (Atual): 333333******3333.Contatos com o Banco Itaú – Central de Seguros: em 33 33 3333, protocolo Nº 33333333333333333, não obtive resposta; em 33 33 3333, protocolo Nº 333333333333333333, ratificando as mesmas reclamações, posteriormente, ainda nesse mesmo dia, recebi contato do Banco Itaú – Central de Seguros, somente para confirmar que havia recebido minhas solicitações, que fariam análises e estudos e eu seria informado, gerando o protocolo Nº 333333333; em 33 33 3333 recebi mensagem via E-mail da Itaú Seguros/CSG, relatando que minha ocorrência protocolada, havia sido tratada e atendida. Na realidade nada foi atendido em minhas solicitações e reclamações.Observação: embora tenha solicitado a Apólice do Seguro, por vários contatos e por todos esses anos, em contatos com a Central de Atendimento do Cartão de Crédito Credicard, nunca fui atendido.Mantive contatos com a METLIFE, em 33 33 3333, solicitei informações e os documentos originais, acerca das Apólices do seguro citadas acima, as quais nunca as recebi, gerou os protocolos números: 33333333, 33333333 e 33333333. Solicitei as apólices para análise e esclarecimentos, porém não fui atendido em minhas solicitações. Considerando o exposto e as inúmeras solicitações, isso por vários anos, todas sem sucesso, estou solicitando apoio e orientações da SUSEP - Superintendência de Seguros Privados, na possibilidade de ser atendido em minhas solicitações.Sds,Eliberto , CPF: 333.333.333-33.</text:p>
          </table:table-cell>
          <table:table-cell office:value-type="string" table:style-name="ce2">
            <text:p>Seguro de Pessoas</text:p>
          </table:table-cell>
          <table:table-cell table:number-columns-repeated="16381"/>
        </table:table-row>
        <table:table-row table:style-name="ro1">
          <table:table-cell office:value-type="float" office:value="450" table:style-name="ce3">
            <text:p>450</text:p>
          </table:table-cell>
          <table:table-cell office:value-type="string" table:style-name="ce2">
            <text:p>Bom dia a todosSou corretor da Corretora de Seguros Ltda, A Corretora no dia 33/33/3333 teve a sua SUSEP 333333333 SUPENSO, no sistema não tem a orientação do que ocorreu e nem como resolver para voltar a ficar ATIVA, enviei desde de então e-mail para email porém 3 dias e não obtive nenhuma resposta.Esse é o meu único meio de renda e preciso renovar e fazer novos seguros, estou impedido de poder trabalhar, gostaria de receber orientações, por favor me ajudem.GratoR</text:p>
          </table:table-cell>
          <table:table-cell office:value-type="string" table:style-name="ce2">
            <text:p>Cadastro</text:p>
          </table:table-cell>
          <table:table-cell table:number-columns-repeated="16381"/>
        </table:table-row>
        <table:table-row table:style-name="ro1">
          <table:table-cell office:value-type="float" office:value="644" table:style-name="ce3">
            <text:p>644</text:p>
          </table:table-cell>
          <table:table-cell office:value-type="string" table:style-name="ce2">
            <text:p>Na qualidade de procuradora da vítima de trânsito venho manifestar a indignação pelo valor recebido em razão de sua Invalidez permanente no pedido nº 3333333333. junto a Caixa Economica Federal - DPVAT. Solicito o apoio da SUSEP , no sentido de interferir junto a seguradora da Caixa DPVAT <text:s/>o Valor correto e justo pela sequela permanente do beneficiário.</text:p>
          </table:table-cell>
          <table:table-cell office:value-type="string" table:style-name="ce2">
            <text:p>Não identificada</text:p>
          </table:table-cell>
          <table:table-cell table:number-columns-repeated="16381"/>
        </table:table-row>
        <table:table-row table:style-name="ro1">
          <table:table-cell office:value-type="float" office:value="1326" table:style-name="ce3">
            <text:p>1326</text:p>
          </table:table-cell>
          <table:table-cell office:value-type="string" table:style-name="ce2">
            <text:p>GOSTARIA DE SABER SE HA SEGURO DE VIDA EM NOME DO MEU FALECIDO PAISINVAL PORTADOR DO RG 33333333CPF 333.333.333-33</text:p>
          </table:table-cell>
          <table:table-cell office:value-type="string" table:style-name="ce2">
            <text:p>Seguro de Pessoas</text:p>
          </table:table-cell>
          <table:table-cell table:number-columns-repeated="16381"/>
        </table:table-row>
        <table:table-row table:style-name="ro1">
          <table:table-cell office:value-type="float" office:value="912" table:style-name="ce3">
            <text:p>912</text:p>
          </table:table-cell>
          <table:table-cell office:value-type="string" table:style-name="ce2">
            <text:p>Caros boa tarde Necessito de copia, link de acesso ou alguma forma de obter <text:s/>as informações técnicas <text:s/>dos processos <text:s/>abaixo relacionados e aprovados pela Gboex Gremio Beneficente, pois atuo em <text:s/>processo judicial <text:s/>como perito, mesmo solicitando, ainda não recebi tais informações e não consegui acessar no link de acesso comum. Antecipadamente peço desculpas se esse não é o canal correto, se de fato não for e puder me direcionar agradeço imensamente. Em tempo, informo que caso seja necessária alguma informação ou comprovação para esta solicitação estou a disposição.Processos =&gt; <text:s/>333.333333/3333 <text:s text:c="2"/>Susep 33333333/33 Atenciosamente Jose Eduardo</text:p>
          </table:table-cell>
          <table:table-cell office:value-type="string" table:style-name="ce2">
            <text:p>Não identificada</text:p>
          </table:table-cell>
          <table:table-cell table:number-columns-repeated="16381"/>
        </table:table-row>
        <table:table-row table:style-name="ro1">
          <table:table-cell office:value-type="float" office:value="1489" table:style-name="ce3">
            <text:p>1489</text:p>
          </table:table-cell>
          <table:table-cell office:value-type="string" table:style-name="ce2">
            <text:p>Prezados, boa tardePoderiam me informar ou enviar a Apólice da Reclamatória Trabalhista n° 3333333-33.3333.3.33.3333, em que é demandada USINA TERMELETRICA PAMPA SUL S/A.Obrigada!</text:p>
          </table:table-cell>
          <table:table-cell office:value-type="string" table:style-name="ce2">
            <text:p>Não identificada</text:p>
          </table:table-cell>
          <table:table-cell table:number-columns-repeated="16381"/>
        </table:table-row>
        <table:table-row table:style-name="ro1">
          <table:table-cell office:value-type="float" office:value="1274" table:style-name="ce3">
            <text:p>1274</text:p>
          </table:table-cell>
          <table:table-cell office:value-type="string" table:style-name="ce2">
            <text:p>Senhores, fiz um microsseguro Assurant na Casa e Video dia 33/33/33 e não onsta na Assurant. Em contato telefonico 33333333333 com Ana protocolo 3333333 as33:33 de 33/33/33, sou solicitado de cadastro, pois não há cadastro, no chat sou solicitado e-mail para cadastro. Não há cadastro, estou sem informções do microsseguro. No site Login primeiro nome e cpf não encontra o microsseguro. Como proceder?Jessica 33 minutos atrásOlá, bem vindo(a) ao atendimento online da Assurant. Em que posso ajudar? Para melhor atendê-lo, informamos que, caso não haja comunicação por mais de 3 minutos, o sistema se encerra automaticamente.LEANDRO 33 minutos atrásSenhores, adqiri seguro na casa e video, não consta no atendimento 333333333333LEANDRO 33 minutos atrásadquiri dia 3/33/33 não consta na central 33333333333VICTORIA33 minutos atrásOlá! Como posso te ajudar?LEANDRO 33 minutos atrásHá seguro em meu nome?LEANDRO 33 minutos atrásJá está pagoLEANDRO 33 minutos atrásNão aparece meu cpf e 3o nome no portalVICTORIA33 minutos atrásBoa tarde, meu nome é Victoria e vou atendê-lo em nome da Seguradora Assurant. Seu atendimento é gravado por questão de segurança e gerou o protocolo: 3333333. Falo com o(a) titular do seguro?LEANDRO 33 minutos atrássimVICTORIA33 minutos atrásComo posso te ajudar?LEANDRO 33 minutos atrásNão sabe ler? Acim descritoLEANDRO 33 minutos atrásHá seguro em meu nome? LEANDRO 3 minutos atrás Já está pago LEANDRO 3 minutos atrás Não aparece meu cpf e 3o nome no portalLEANDRO 33 minutos atrásLEANDRO 3 minutos atrás adquiri dia 3/33/33 não consta na central 3333333333VICTORIA33 minutos atrásO seu seguro é de garantia estendida?LEANDRO 33 minutos atrásnãoVICTORIA33 minutos atrásÉ seguro do que?LEANDRO 33 minutos atrásmicrosseguroVICTORIA3 minutos atrásLeandro, vou direcionar o seu atendimento ao setor responsável, um momento.ANDRESSA3 minutos atrásBom dia, meu nome é Andressa e vou atendê-lo(a) em nome da Seguradora Assurant. Falo com o titular do seguro?LEANDRO 3 minutos atrássimLEANDRO 3 minutos atrás?ANDRESSA3 minutos atrásSeu atendimento é gravado por questão de segurança e gerou o protocolo: 3333333.LEANDRO 3 minutos atrás?ANDRESSA3 minutos atrásPor se tratar de um primeiro contato, preciso de algumas informações para cadastro. Leandro, me informe o endereço completo com CEP e ponto de referência.LEANDRO 3 minutos atrásAv gomes freire, 333 CEP 33333-333LEANDRO 3 minutos atráscentro rio de janeiroLEANDRO 3 minutos atrásRJANDRESSA3 minutos atrásPreciso de dois telefones para contato, sendo um preferencial para Whatsapp e um secundário e um e-mail que tenha acesso.LEANDRO 3 minutos atrásE-MAIL NÃO FOI INFORMADOP NO MICROSSEGURO FEITOANDRESSA3 minutos atrásO e-mail para contato é email? LEANDRO 3 minutos atrásO SEGURO FOI FEITO 33/33/33 CONSEGUE ME AJUDAR?ANDRESSA3 minutos atrásEstou aguardando a confirmação dos dados para cadastro.</text:p>
          </table:table-cell>
          <table:table-cell office:value-type="string" table:style-name="ce2">
            <text:p>Não identificada</text:p>
          </table:table-cell>
          <table:table-cell table:number-columns-repeated="16381"/>
        </table:table-row>
        <table:table-row table:style-name="ro1">
          <table:table-cell office:value-type="float" office:value="1506" table:style-name="ce3">
            <text:p>1506</text:p>
          </table:table-cell>
          <table:table-cell office:value-type="string" table:style-name="ce2">
            <text:p>Meu avô Antonio (CPF 333.333.333-33) faleceu, conforme certidão de óbito em anexo. Assim, gostaria de requerer que a SUSEP informe se há registro de seguro de vida (ou qualquer outro) em nome do meu avô (CPF acima). Se a resposta for positiva, qual seria a seguradora, a apólice e demais informações?Obrigado.</text:p>
          </table:table-cell>
          <table:table-cell office:value-type="string" table:style-name="ce2">
            <text:p>Seguro de Pessoas</text:p>
          </table:table-cell>
          <table:table-cell table:number-columns-repeated="16381"/>
        </table:table-row>
        <table:table-row table:style-name="ro1">
          <table:table-cell office:value-type="float" office:value="566" table:style-name="ce3">
            <text:p>566</text:p>
          </table:table-cell>
          <table:table-cell office:value-type="string" table:style-name="ce2">
            <text:p>Fiz uma Portabilidade com a Instituição HOJE PREVIDÊNCIA PRIVADA CNPJ 33.333.333/3333-33, <text:s/>fizeram uma "Venda Casada" e me obrigaram a associar me a Hoje Previdência privada. Estou tentando tirar o desconto de R$ 33,33 do meu contracheque. rederente a UM SEGURO, relato ainda que a empresa tem muitas reclamações no "Reclame Aqui" através do Grupo Akrk, atingindo princialmente aposentados.Fiz contato com o BANCO Central do Brasil e me informaram entidades abertas de previdência privada são de competência da SUSEP, Peço que entrem <text:s/>em contato com a supracitada entidade e peçam Retirada Imediata do desconto no meu contracheque Grato</text:p>
          </table:table-cell>
          <table:table-cell office:value-type="string" table:style-name="ce2">
            <text:p>Previdência Complementar Aberta</text:p>
          </table:table-cell>
          <table:table-cell table:number-columns-repeated="16381"/>
        </table:table-row>
        <table:table-row table:style-name="ro1">
          <table:table-cell office:value-type="float" office:value="358" table:style-name="ce3">
            <text:p>358</text:p>
          </table:table-cell>
          <table:table-cell office:value-type="string" table:style-name="ce2">
            <text:p>Boa tarde!estou precisando do meu certificado susepinha <text:s/>já fiz farias ligaçães e encaminhei e-mail <text:s/>porém não tive resposta.oq acontece e o seguinte pelo site tenho q entrar pelo gov e obter uma categoria ouro porem eu não consigo pq não tenho a biometria cadastrada.estou preste a perder uma vaga de emprego.Por gentileza preciso de um auxilio para resolver esta questão.</text:p>
          </table:table-cell>
          <table:table-cell office:value-type="string" table:style-name="ce2">
            <text:p>Cadastro</text:p>
          </table:table-cell>
          <table:table-cell table:number-columns-repeated="16381"/>
        </table:table-row>
        <table:table-row table:style-name="ro1">
          <table:table-cell office:value-type="float" office:value="180" table:style-name="ce3">
            <text:p>180</text:p>
          </table:table-cell>
          <table:table-cell office:value-type="string" table:style-name="ce2">
            <text:p>Bom dia quero registrar uma reclamação contra <text:s/>a seguradora azul seguros <text:s/>pois tive um sinistro sou terceiro <text:s/>meu veiculo esta parado na oficina desde dia 33/33/3333 já foi autorizado na mesma <text:s/>data <text:s/>e estamos dia 33/33/3333 <text:s/>e a seguradora não entrega uma simples peça que eu já consultei a concessionaria ford mix <text:s/>São Paulo e esta disponivel para pronta <text:s/>entrega que falta de respeito com o consumidor.</text:p>
          </table:table-cell>
          <table:table-cell office:value-type="string" table:style-name="ce2">
            <text:p>Seguro de Automoveis</text:p>
          </table:table-cell>
          <table:table-cell table:number-columns-repeated="16381"/>
        </table:table-row>
        <table:table-row table:style-name="ro1">
          <table:table-cell office:value-type="float" office:value="541" table:style-name="ce3">
            <text:p>541</text:p>
          </table:table-cell>
          <table:table-cell office:value-type="string" table:style-name="ce2">
            <text:p>Gentileza alterar meu email para email, para que eu possa recuperar minha senha</text:p>
          </table:table-cell>
          <table:table-cell office:value-type="string" table:style-name="ce2">
            <text:p>Não identificada</text:p>
          </table:table-cell>
          <table:table-cell table:number-columns-repeated="16381"/>
        </table:table-row>
        <table:table-row table:style-name="ro1">
          <table:table-cell office:value-type="float" office:value="414" table:style-name="ce3">
            <text:p>414</text:p>
          </table:table-cell>
          <table:table-cell office:value-type="string" table:style-name="ce2">
            <text:p>Por favor, eu venho por meio desta, para pedir a seguinte informação:Em 3333, eu trabalhei em empresa, que pagava um seguro de vida para os seus funcionários, tendo um desconto em folha de pagamento referente a um valor em virtude desse seguro...Porém a empresa, não me entregou a apólice desse seguro, para que eu tivesse acesso a essa informação de qual era as coberturas e muito menos o nome da seguradora em qual era a recebedora do valor que era descontado em minha filha de pagamento.Por favor, eu gostaria de informações, se existe um órgão gestor e regulador de seguro de vida...Para que eu possa ter acesso a informação do arquivo sobre a existência desse seguro de vida contratado, onde tinha eu como beneficente?Desde já muito obrigado pela atenção e peço o Deferimento.</text:p>
          </table:table-cell>
          <table:table-cell office:value-type="string" table:style-name="ce2">
            <text:p>Seguro de Pessoas</text:p>
          </table:table-cell>
          <table:table-cell table:number-columns-repeated="16381"/>
        </table:table-row>
        <table:table-row table:style-name="ro1">
          <table:table-cell office:value-type="float" office:value="248" table:style-name="ce3">
            <text:p>248</text:p>
          </table:table-cell>
          <table:table-cell office:value-type="string" table:style-name="ce2">
            <text:p>Eu estou tendo um problema com uma seguradora chamada Mapfre Vera Cruz Seguradora S.A Processo Susep 3333.333333/3333-33.Eles fazem um serviço para a locadora UNIDAS e um dos clientes da UNIDAS bateu no meu carro. O BO de ambos os lados foi feito a seguradora em mandou um endereço de uma mecânica para fazer um orçamento, depois que levei meu carro la não tive mais nenhum retorno sobre nada e só não respondem meus emails e nem o do próprio cliente (que bateu no meu carro).Segue arquivo do Boletim que eu fiz.</text:p>
          </table:table-cell>
          <table:table-cell office:value-type="string" table:style-name="ce2">
            <text:p>Seguro de Automoveis</text:p>
          </table:table-cell>
          <table:table-cell table:number-columns-repeated="16381"/>
        </table:table-row>
        <table:table-row table:style-name="ro1">
          <table:table-cell office:value-type="float" office:value="491" table:style-name="ce3">
            <text:p>491</text:p>
          </table:table-cell>
          <table:table-cell office:value-type="string" table:style-name="ce2">
            <text:p>Ola prezados meu nome é R, sou sócio proprietário da corretora de Seguros Cnpj Matriz: 33.333.333-3333-33. Nossa empresa possuí uma filial em Alto Paraná, PR desde 3333 em pleno funcionamento com Cnpj: 33.333.333-3333-33 e Susep 333333333. Desde sexta feira dia 33/33/3333 a Susep 333333333 esta suspensa. Entrei no site da susep e tinha dois documentos pendentes, porém esse documentos apareciam que não eram motivo de suspensão, Dai protocolei no site os documentos e até agora não deram resposta. Ja mandei e-mail pra susep e responderam que FILIAL não é possivél cadastro, não entendi muito bem, pois ja faz 3 anos que estou trabalhando com a filial em pleno funcionamento e devidamente cadastrada em todas seguradoras, e só agora suspenderam dizendo que não é possível o cadastro de Filial. Ja liguei pra central do consumidor e disseram que só por esse canal de reclamação pra eu sanar minhas dúvidas. Ja estou na segunda semana com a minha susep suspensa e com prejuízo enorme em minha empresa. Espero que por esse canal possam me ajudar. Não ficou claro a resposta que me deram.</text:p>
          </table:table-cell>
          <table:table-cell office:value-type="string" table:style-name="ce2">
            <text:p>Cadastro</text:p>
          </table:table-cell>
          <table:table-cell table:number-columns-repeated="16381"/>
        </table:table-row>
        <table:table-row table:style-name="ro1">
          <table:table-cell office:value-type="float" office:value="534" table:style-name="ce3">
            <text:p>534</text:p>
          </table:table-cell>
          <table:table-cell office:value-type="string" table:style-name="ce2">
            <text:p>Prezados, bom dia. Por gentileza, quero ativar meu registro e vincular a empresa/corretora que estou tentando abrir, com meu contador. Ocorre que para avançar no cadastro pelo site da Susep, sobre esse assunto, tenho que ter o nível Ouro, plataforma Gov.br e tenho apenas o Prata. Existem opções para aumentar o nível mas não estou conseguindo prosseguir em nenhuma delas. Existe outra forma para validar e se registrar? Podem ajudar, por favor?Tentei contato pelo e-mail email mas o retorno que tive foi com um material anexo e uma resposta padrão, que não ajudou na minha demanda.O link de aplicativo que me encaminharam, está desatualizado no Playstore do meu celular, conforme <text:s/>anexo.</text:p>
          </table:table-cell>
          <table:table-cell office:value-type="string" table:style-name="ce2">
            <text:p>Cadastro</text:p>
          </table:table-cell>
          <table:table-cell table:number-columns-repeated="16381"/>
        </table:table-row>
        <table:table-row table:style-name="ro1">
          <table:table-cell office:value-type="float" office:value="1115" table:style-name="ce3">
            <text:p>1115</text:p>
          </table:table-cell>
          <table:table-cell office:value-type="string" table:style-name="ce2">
            <text:p>Boa tarde tudo bemMeu nome é julianeSou dependente de um seguro de vida da instituição CapemisaSolicitei o contrato assinado pelo contratante e foi me enviado somente a proposta de inscriçãoNão me enviaram o contratoO valor a receber e nem o extrato de pagamento de todos os meses pagosGostaria que solicitasse por favorPara ver os valores pois não foi me enviado nadaContratante :JenarioCpf do contratante 333333333-33Dependente:julianeGrau de parentesco:filha</text:p>
          </table:table-cell>
          <table:table-cell office:value-type="string" table:style-name="ce2">
            <text:p>Seguro de Pessoas</text:p>
          </table:table-cell>
          <table:table-cell table:number-columns-repeated="16381"/>
        </table:table-row>
        <table:table-row table:style-name="ro1">
          <table:table-cell office:value-type="float" office:value="923" table:style-name="ce3">
            <text:p>923</text:p>
          </table:table-cell>
          <table:table-cell office:value-type="string" table:style-name="ce2">
            <text:p>Bom dia. Por favor gostaria de saber como cadastrar uma seguradora na susep para começar a operar?</text:p>
          </table:table-cell>
          <table:table-cell office:value-type="string" table:style-name="ce2">
            <text:p>Cadastro</text:p>
          </table:table-cell>
          <table:table-cell table:number-columns-repeated="16381"/>
        </table:table-row>
        <table:table-row table:style-name="ro1">
          <table:table-cell office:value-type="float" office:value="619" table:style-name="ce3">
            <text:p>619</text:p>
          </table:table-cell>
          <table:table-cell office:value-type="string" table:style-name="ce2">
            <text:p>Boa tarde!Eu tenho um pic no Banco Itaú desde 3333 que foi feito em 33 parcelas a ultima o pagamento caiu no dia 33/33/3333, porém agora para receber esse dinheiro de volta esta difícil cada dia eles passam uma data diferente para o resgate. Gostaria de saber se existe um prazo legal para eles pagarem esse resgate se sim qual o prazo?</text:p>
          </table:table-cell>
          <table:table-cell office:value-type="string" table:style-name="ce2">
            <text:p>Outros</text:p>
          </table:table-cell>
          <table:table-cell table:number-columns-repeated="16381"/>
        </table:table-row>
        <table:table-row table:style-name="ro1">
          <table:table-cell office:value-type="float" office:value="136" table:style-name="ce3">
            <text:p>136</text:p>
          </table:table-cell>
          <table:table-cell office:value-type="string" table:style-name="ce2">
            <text:p>pesquisa de apólice seguro processo nº Processo nº 3333333.33.3333.3.33.3333</text:p>
          </table:table-cell>
          <table:table-cell office:value-type="string" table:style-name="ce2">
            <text:p>Seguro de Pessoas</text:p>
          </table:table-cell>
          <table:table-cell table:number-columns-repeated="16381"/>
        </table:table-row>
        <table:table-row table:style-name="ro1">
          <table:table-cell office:value-type="float" office:value="780" table:style-name="ce3">
            <text:p>780</text:p>
          </table:table-cell>
          <table:table-cell office:value-type="string" table:style-name="ce2">
            <text:p>Boa tarde,Ontem surgiu uma pendencia na SUSEP por conta da falta de documento (contrato social) que esta pendente no sistema. Ceio que tenha acontecido com vários corretores. Ontem mesmo entrei no sistema da SUSEP e anexei o contrato social no site do GOV, e mesmo assim ainda encaminhei um email para email para poderem resolver o meu problema, e se era realmente apenas esse documento que esta pendente. O Problema é que nao tem um telefone para nós comunicarmos com um humano para resolver o problema o quanto antes. Enquanto isso ficamos com proposta sem transmitir por conta dessa pendência, e assim nós e nossos clientes são prejudicados por um problema que se quer chega um aviso antes, um email, uma carta, nos dando prazo para regularizar. E ainda assim o responsável pelo email demora mais de 33 horas (e contando....) para responder e resolver essa pendencia que é de extrema urgencia. Fica aqui meu registro.Atenciosamente,Mauricio</text:p>
          </table:table-cell>
          <table:table-cell office:value-type="string" table:style-name="ce2">
            <text:p>Cadastro</text:p>
          </table:table-cell>
          <table:table-cell table:number-columns-repeated="16381"/>
        </table:table-row>
        <table:table-row table:style-name="ro1">
          <table:table-cell office:value-type="float" office:value="36" table:style-name="ce3">
            <text:p>36</text:p>
          </table:table-cell>
          <table:table-cell office:value-type="string" table:style-name="ce2">
            <text:p>Prezados,Meu esposo faleceu em 33/33/3333 e me deixou poucas informações a respeito de seguro de vida e assuntos semelhantes. Dessa forma, poderiam me orientar qual o procedimento que devo adotar para saber quais são os seguros de vida que ele possuía até a data do óbito bem como planos de previdência?</text:p>
          </table:table-cell>
          <table:table-cell office:value-type="string" table:style-name="ce2">
            <text:p>Seguro de Pessoas</text:p>
          </table:table-cell>
          <table:table-cell table:number-columns-repeated="16381"/>
        </table:table-row>
        <table:table-row table:style-name="ro1">
          <table:table-cell office:value-type="float" office:value="1485" table:style-name="ce3">
            <text:p>1485</text:p>
          </table:table-cell>
          <table:table-cell office:value-type="string" table:style-name="ce2">
            <text:p>Os bancos estão fornecendo adequadamente informações sobre as portabilidades de PGBL, alegando não existir normativas que as obrigue a prestar todas as informações necessárias ao consumidor poder controlar suas portabilidades em PGBL, em especial aquelas que serão fundamentais para o cálculo do IRPF no resgate, já que depende da data do aporte, no caso da tributação regressiva.Sugestão para melhoria da Circular Susep 333, de 33/33/3333Para uma portabilidade entre PGBLs ter informações suficientes e inequívocas para futuro cálculo de IRPF no caso de tributação regressiva, sugiro que: a) o inciso I do art. 33 da Circular Susep 333, de 33/33/3333, seja complementado com "nomes e CNPJs do plano originário e do plano receptor; b) o inciso II do art. 33 da Circular Susep 333, de 33/33/3333, seja complementado com "nomes e CNPJs do plano originário e do plano receptor; c) em algum lugar da .Circular Susep 333, de 33/33/3333, seja definido o conceito de "plano originário" e "plano receptor" (tal como está no art. 3º, incisos VII e VIII, da RESOLUÇÃO CONJUNTA SUSEP e PREVIC Nº 3, DE 33 DE DEZEMBRO DE 3333).Isso iria melhorar muito o controle da portabilidade entre PGBLs (em especial ao cálculo do IRPF no momento do resgate, pois ele depende da data do aporte, no caso da tributação regressiva.</text:p>
          </table:table-cell>
          <table:table-cell office:value-type="string" table:style-name="ce2">
            <text:p>Previdência Complementar Aberta</text:p>
          </table:table-cell>
          <table:table-cell table:number-columns-repeated="16381"/>
        </table:table-row>
        <table:table-row table:style-name="ro1">
          <table:table-cell office:value-type="float" office:value="1218" table:style-name="ce3">
            <text:p>1218</text:p>
          </table:table-cell>
          <table:table-cell office:value-type="string" table:style-name="ce2">
            <text:p>Gostaria de saber como faço para receber o resgate do título de capitalização n. 333.333.3333333-3, cuja vigência de 33 meses terminou hoje 33/33/3333.</text:p>
          </table:table-cell>
          <table:table-cell office:value-type="string" table:style-name="ce2">
            <text:p>Não identificada</text:p>
          </table:table-cell>
          <table:table-cell table:number-columns-repeated="16381"/>
        </table:table-row>
        <table:table-row table:style-name="ro1">
          <table:table-cell office:value-type="float" office:value="695" table:style-name="ce3">
            <text:p>695</text:p>
          </table:table-cell>
          <table:table-cell office:value-type="string" table:style-name="ce2">
            <text:p>qual a dificuldade de trocar um simples nome de um cnpj, ja que enviei, faz dias, o email, e estou parado, por conta de vcs</text:p>
          </table:table-cell>
          <table:table-cell office:value-type="string" table:style-name="ce2">
            <text:p>Não identificada</text:p>
          </table:table-cell>
          <table:table-cell table:number-columns-repeated="16381"/>
        </table:table-row>
        <table:table-row table:style-name="ro1">
          <table:table-cell office:value-type="float" office:value="1459" table:style-name="ce3">
            <text:p>1459</text:p>
          </table:table-cell>
          <table:table-cell office:value-type="string" table:style-name="ce2">
            <text:p>nº da apólice: 333333nº do sinistro: 33333333333333////////Seguradora Bradesco Seguro Vida e Previdência, não que pagar a apólice./////////Em 33 de fevereiro de 3333, sofri acidente de trabalho, onde trabalhei como vigilante de carro forte. E nessa data (33/3/3333) reagi a um assalto, e nesse assalto fui baleado e atingido no fêmur do lado esquerdo. Desde então fiquei encostado pelo INSS, e esse ano na data de 33 de junho de 3333 foi concedido aposentadoria por invalidez (acidente de trabalho cod. 33) nº do beneficio 333.333.333-3.E assim me aposentei dei entrada no sinistro 33 de agosto de 3333, enviei todos os documentos solicitados pela seguradora, porém a mesma concluiu na data 33 de novembro de 3333, que eu não tenho direito ao seguro, pois alega que a incapacidade apresentada não se enquadra no Conceito de Acidente Pessoal e quer que de entrada como Doença Funcional.Só no <text:s/>meu caso se trata de ACIDENTE DE TRABALHO.Peço humildemente que analise as condutas praticadas pela seguradora.Estarei enviando documentos para melhores esclarecimentos.</text:p>
          </table:table-cell>
          <table:table-cell office:value-type="string" table:style-name="ce2">
            <text:p>Seguro de Pessoas</text:p>
          </table:table-cell>
          <table:table-cell table:number-columns-repeated="16381"/>
        </table:table-row>
        <table:table-row table:style-name="ro1">
          <table:table-cell office:value-type="float" office:value="1018" table:style-name="ce3">
            <text:p>1018</text:p>
          </table:table-cell>
          <table:table-cell office:value-type="string" table:style-name="ce2">
            <text:p>Bom dia,Peço por favor esclarecer a dúvida abaixo. Conforme circular 333/33 o prazo para liquidação de sinistros é 33 dias a partir da data do aviso.Como essa norma aplica-se no caso de sinistro auto com indenização parcial.?Veículo já está há mais de 33 dias na oficina. Para essa modalidade de cobertura o prazo é relativizado? Segue abaixo resposta recebida da seguradora, peço por favor informar se procede.Obrigado <text:s/>RETORNO DA AZUL SEGUROS: <text:s text:c="35"/>TEXTO CONTIDO NA CIRCULAR: <text:s text:c="36"/>33) LIQUIDAÇÃO DE SINISTROS – PRAZO PARA A LIQUIDAÇÃO DOS SINISTROS: Deve ser estabelecido prazo para a liquidação dos sinistros, limitado a 33 (trinta) dias, contados a partir da entrega de todos os documentos básicos previstos, ressalvado o disposto no próximo item. <text:s text:c="12"/>O prazo de 33 dias estipulado em Circular 333/3333 da SUSEP, seção XIII, artigo 33 § 3º, 3º e 3º, estabelece regramento e obrigações dirigidas ao Segurado da apólice, e se refere à regulação dos sinistros e é condicionado a entrega de todos os documentos solicitados, assim, o texto tem por objetivo, disciplinar o tempo decorrido para a regulação dos processos ( prazo para análise e autorização dos reparos nos casos de uma Indenização Parcial ou prazo para análise e pagamento em caso de Indenização Integral ) e não o prazo necessário para a execução dos reparos. <text:s text:c="29"/>O prazo de entrega e execução dos reparos será de acordo com a proporção dos danos verificados, bem como a logística e disponibilidade do fabricante para compra e remessa de peças eventualmente necessárias à realização do serviço de reparação e, ainda, incidentalmente a escolha feita da oficina feita pelo segurado/terceiro. <text:s text:c="25"/>Protocolo 333333333333333</text:p>
          </table:table-cell>
          <table:table-cell office:value-type="string" table:style-name="ce2">
            <text:p>Seguro de Automoveis</text:p>
          </table:table-cell>
          <table:table-cell table:number-columns-repeated="16381"/>
        </table:table-row>
        <table:table-row table:style-name="ro1">
          <table:table-cell office:value-type="float" office:value="168" table:style-name="ce3">
            <text:p>168</text:p>
          </table:table-cell>
          <table:table-cell office:value-type="string" table:style-name="ce2">
            <text:p>Acionei a seguradora Pier onde sou credenciada para o sinistro de numero 333333, onde foi feita vistoria para verificação de colisão no para choque e porta lateral direita do veículo. Foi aprovada em vistoria somente o conserto do para choque, onde foi executada reclamação na ouvidoria da Pier, segundo número de identificação 333333, para que seja feita revisão e inclusão do conserto da porta que se encontra no mesmo sinistro. Preciso que seja revisado o quanto antes pois já está sendo postergado desde à vistoria, tornando-se o caso moroso e incompleto.</text:p>
          </table:table-cell>
          <table:table-cell office:value-type="string" table:style-name="ce2">
            <text:p>Seguro de Automoveis</text:p>
          </table:table-cell>
          <table:table-cell table:number-columns-repeated="16381"/>
        </table:table-row>
        <table:table-row table:style-name="ro1">
          <table:table-cell office:value-type="float" office:value="573" table:style-name="ce3">
            <text:p>573</text:p>
          </table:table-cell>
          <table:table-cell office:value-type="string" table:style-name="ce2">
            <text:p>Boa tarde.Meu cunhado faleceu dia 33/33/3333, de acidente de moto, e não sabemos se ele tinha seguro da moto ou outro seguroEntão pergunto se B de CPF n.º 333.333.333-33, tem algum seguro, para nós familiares darmos andamento as documentações?</text:p>
          </table:table-cell>
          <table:table-cell office:value-type="string" table:style-name="ce2">
            <text:p>Seguro de Pessoas</text:p>
          </table:table-cell>
          <table:table-cell table:number-columns-repeated="16381"/>
        </table:table-row>
        <table:table-row table:style-name="ro1">
          <table:table-cell office:value-type="float" office:value="1517" table:style-name="ce3">
            <text:p>1517</text:p>
          </table:table-cell>
          <table:table-cell office:value-type="string" table:style-name="ce2">
            <text:p>Bom dia, sou responsável técnico pela empresa CORRETORA DE SEGUROS LTDA, CNPJ 33.333.333/3333-33. Estou solicitando a ativação de minha empresa que consta com o cadastro suspenso haja vista que já solucionei as pendências apontadas pela autarquia de forma a retornar a receber minhas comissões das seguradoras para as quais eu presto serviço.Obrigado desde já!Anexos Originais</text:p>
          </table:table-cell>
          <table:table-cell office:value-type="string" table:style-name="ce2">
            <text:p>Cadastro</text:p>
          </table:table-cell>
          <table:table-cell table:number-columns-repeated="16381"/>
        </table:table-row>
        <table:table-row table:style-name="ro1">
          <table:table-cell office:value-type="float" office:value="660" table:style-name="ce3">
            <text:p>660</text:p>
          </table:table-cell>
          <table:table-cell office:value-type="string" table:style-name="ce2">
            <text:p>Eu já sou registrado na Susep porém finalizei o curso de seguros de danos pela ENS e não sei o porque minha carteira da Susep não foi atualizada. Já tentei resolver por meios próprios pelo site Gov Br porém não estou obtendo sucesso pois minha conta não é ouro. Já fui ao TRE da minha cidade pois segundo informações no site Gov Br somente com a biometria consigo alterar minha conta para ouro, sendo que a minha cidade ainda não está fazendo o cadastramento de biometria. Portanto não consigo atualizar minha carteira/certidão pela Susep e não consigo trabalhar. Preciso de uma solução para que eu possa resolver está questão com urgência pois por já possuir cadastro não sei porque a Susep não efetuar a atualização da minha carteira.</text:p>
          </table:table-cell>
          <table:table-cell office:value-type="string" table:style-name="ce2">
            <text:p>Cadastro</text:p>
          </table:table-cell>
          <table:table-cell table:number-columns-repeated="16381"/>
        </table:table-row>
        <table:table-row table:style-name="ro1">
          <table:table-cell office:value-type="float" office:value="915" table:style-name="ce3">
            <text:p>915</text:p>
          </table:table-cell>
          <table:table-cell office:value-type="string" table:style-name="ce2">
            <text:p>Boa tarde, tenho um financiamento de construção com o Banrisul pelo SFH, por isso são obrigatórios os seguros MIP e DFI e estou tentando trocar o DFI mas a Instituição Financeira (Banrisul) está criando empecilhos, então gostaria de informar esses empecilhos que eles estão dizendo e verificar se estão me informando corretamente ou não. Primeiro eles me disseram que não era possível, aí informei que conforme a Lei 33333/33 que sim eu poderia (eu tenho estudado muito sobre essa matéria pois estou buscando uma certificação nessa área de correspondente imobiliário), isso depois de ligar pra agência e pro SAC do Banrisul, pois fazem quase 33 dias que estou tentando ver isso com eles, mas demoram muito para responder. Quando eu fiz esse financiamento imobiliário, em maio/3333, não tive explicação nenhuma dele, por parte do Banrisul, pois a gerente que fez, me disse que nunca havia feito esse tipo de financiamento e que ela iria aproveitar pra aprender, infelizmente por isso, por ela não estar acostumada a fazer esse tipo de financiamento, não me foram informadas, taxas, tarifas, informações de seguros e várias outras coisas sobre financiamento imobiliário, que fui aprendendo aos poucos. Bom especificamente sobre trocar o DFI, hoje me responderam o seguinte: "Para que possamos analisar o pleito, solicitamos que a proposta apresente as mesmas coberturas e valores para o financiamento vigente, e que contemple o prazo total remanescente da operação, sem renovações anuais. Solicitamos o envio da proposta de seguro para análise. Sendo aceita, a apólice deve ser quitada à vista."Então minhas dúvidas são:- Geralmente os seguros residenciais são renovados anualmente, eu nem sabia que podiam ser feitos por mais tempo, pode?? eles podem me obrigar a fazer um seguro residencial por seis anos consecutivos, que é o que falta pra quitar meu financiamento??- O Banrisul também disse que pra eles aceitarem outro, esse seguro deveria ser pago à vista, isso está correto, eles podem cobrar 'minha forma de pagamento' à seguradora?? (sendo que eles mesmo me cobram mensalmente)- Como eles responderam que as coberturas deveriam ser as mesmas já existentes, pedi que me enviassem a apólice do DFI do meu financiamento, pra que eu possa conferir isso e me responderam que tem um resumo no contrato, olhei e não tem, então eles disseram que cobram R$ 333,33 e eu deveria me dirigir à agência para solicitar, mas eu não concordo, pois se pago o seguro e financiamento, eu tenho direito a ter meus contratos e apólices, sem custo, Infelizmente quebrei o tornozelo há pouco mais de um mês e quase não consigo caminhar.Bom, são essas dúvidas que tenho e solicito orientações, muito obrigada, Andréia .</text:p>
          </table:table-cell>
          <table:table-cell office:value-type="string" table:style-name="ce2">
            <text:p>Seguro Garantia</text:p>
          </table:table-cell>
          <table:table-cell table:number-columns-repeated="16381"/>
        </table:table-row>
        <table:table-row table:style-name="ro1">
          <table:table-cell office:value-type="float" office:value="668" table:style-name="ce3">
            <text:p>668</text:p>
          </table:table-cell>
          <table:table-cell office:value-type="string" table:style-name="ce2">
            <text:p>Corretora de Seguros Ltda - susep 333.333.333, com a responsável legal cadastro 333.333.333 Elidia, ambos recadastrados com sucesso em 3333. O cadastro da pessoa jurídica acima encontra-se agora na condição SUSPENSO, mas esse órgão não informa aonde está indicada a irregularidade. Já enviei diversos e-mails para email sem obter resposta. <text:s/>SOLICITO AJUDA PARA CORRIGIR O QUE SE FIZER NECESSÁRIO, DESDE QUE ME SEJA APONTADA A IRREGULARIDADE,</text:p>
          </table:table-cell>
          <table:table-cell office:value-type="string" table:style-name="ce2">
            <text:p>Não identificada</text:p>
          </table:table-cell>
          <table:table-cell table:number-columns-repeated="16381"/>
        </table:table-row>
        <table:table-row table:style-name="ro1">
          <table:table-cell office:value-type="float" office:value="649" table:style-name="ce3">
            <text:p>649</text:p>
          </table:table-cell>
          <table:table-cell office:value-type="string" table:style-name="ce2">
            <text:p>Bom dia.Me chamo Amália, Sou proprietária da corretora de Seguros . A SUSEP , simplesmente suspendeu meu registro, sem nenhum tipo de aviso prévio ou explicação, me impossibilitando de trabalhar. Não sei qual é o problema e e <text:s/>seus canais de comunicação para que eu tente resolver não funcionam ( e-mail ( enviado sem retorno) e telefone ( 33 minutos na espera e ninguém atende)), e enquanto isso, perco um cliente atrás do outro.Inadmissível que um orgão que deveria ser parceiro e facilitador dos corretores de seguros, atuem dessa forma, com tamanho descaso.Meu contato por aqui, é uma forma desesperada de tentar resolver o problema, porque já não sei mais a quem recorrer.CNPJ: 33.333.333/3333-33</text:p>
          </table:table-cell>
          <table:table-cell office:value-type="string" table:style-name="ce2">
            <text:p>Cadastro</text:p>
          </table:table-cell>
          <table:table-cell table:number-columns-repeated="16381"/>
        </table:table-row>
        <table:table-row table:style-name="ro1">
          <table:table-cell office:value-type="float" office:value="1161" table:style-name="ce3">
            <text:p>1161</text:p>
          </table:table-cell>
          <table:table-cell office:value-type="string" table:style-name="ce2">
            <text:p>SOLICITO A REGULARIZAÇÃO DO CADASTRO DA CORRETORA PREV CNPJ nº33333333333333 / REGISTRO SUSEP nº333333333. DOCUMENTOS SOLICITADOS PARA REGULARIZAÇÃO ATRAVÉS DO EMAIL email, PORÉM AINDA NÃO LIBERADO. - ENVIADO ATRAVÉS DO EMAIL emailESSE INFORMTÚNIO TEM IMPEDIDO ACESSO E LIBERAÇÃO DE PROPOSTAS NAS SEGURADORAS CREDENCIADAS. PEDIMOS PRIORIDADE NA SOLICITAÇÃO.</text:p>
          </table:table-cell>
          <table:table-cell office:value-type="string" table:style-name="ce2">
            <text:p>Cadastro</text:p>
          </table:table-cell>
          <table:table-cell table:number-columns-repeated="16381"/>
        </table:table-row>
        <table:table-row table:style-name="ro1">
          <table:table-cell office:value-type="float" office:value="755" table:style-name="ce3">
            <text:p>755</text:p>
          </table:table-cell>
          <table:table-cell office:value-type="string" table:style-name="ce2">
            <text:p>Gostaria de saber sobre o seguro que apareceu pra mim que até então que eu saiba não contratei nenhum seguro</text:p>
          </table:table-cell>
          <table:table-cell office:value-type="string" table:style-name="ce2">
            <text:p>Não identificada</text:p>
          </table:table-cell>
          <table:table-cell table:number-columns-repeated="16381"/>
        </table:table-row>
        <table:table-row table:style-name="ro1">
          <table:table-cell office:value-type="float" office:value="953" table:style-name="ce3">
            <text:p>953</text:p>
          </table:table-cell>
          <table:table-cell office:value-type="string" table:style-name="ce2">
            <text:p>Olá, minha susep da Pessoa Jurídica está suspensa pois ainda não consta a anexação do contrato socialJá tentei diversas vezes acessar o site da susep para adicionar o contrato, porém não consigo.Estou enviando o contrato por aqui, se for possível incluir por ai, agradeço. Caso não seja, preciso de novas orientações.</text:p>
          </table:table-cell>
          <table:table-cell office:value-type="string" table:style-name="ce2">
            <text:p>Cadastro</text:p>
          </table:table-cell>
          <table:table-cell table:number-columns-repeated="16381"/>
        </table:table-row>
        <table:table-row table:style-name="ro1">
          <table:table-cell office:value-type="float" office:value="474" table:style-name="ce3">
            <text:p>474</text:p>
          </table:table-cell>
          <table:table-cell office:value-type="string" table:style-name="ce2">
            <text:p>Gostaria de saber se meu pai, <text:s/>falecido, <text:s/>deixou algum seguro. <text:s/>Nome D, CPF 333 333 333 33 Obrigada</text:p>
          </table:table-cell>
          <table:table-cell office:value-type="string" table:style-name="ce2">
            <text:p>Seguro de Pessoas</text:p>
          </table:table-cell>
          <table:table-cell table:number-columns-repeated="16381"/>
        </table:table-row>
        <table:table-row table:style-name="ro1">
          <table:table-cell office:value-type="float" office:value="310" table:style-name="ce3">
            <text:p>310</text:p>
          </table:table-cell>
          <table:table-cell office:value-type="string" table:style-name="ce2">
            <text:p>Prezados,Nesta data (33/3/33), registrei uma denúncia em vosso site, mas só depois percebi que era possível me cadastrar para acompanhar a manifestação.Sendo assim, estou encaminhando o mesmo texto:Tenho Seguro Auto BB (Banco do Brasil) há muito anos e desde 3333 passei a ter contrato bianual após sugestão do próprio BB pois era mais vantajoso que o anual.Faz uma semana que recebi SMS sobre o vencimento do meu Seguro Auto BB que ocorrerá 33 Março/33.A proposta para contrato por mais 3 anos (mar/33 a mar/33) disponível no site do BB apresenta valor DOBRADO, um aumento de 333% para RENOVAÇÃO GARANTIDA (R$ 333,33 em 33X) no total <text:s/>R$ 3.333,33.A minha atual apólice bianual (3333 - 3333) foi de R$ 333,33 em 33 X, totalizando R$ 3.333,33. Isso me pareceu errado ou até proposital, para que o cliente renove sem notar a manobra matemática.Acionei a agência do BB onde tenho conta (3333-3 Posto Cubatão-SP). Criaram diversas outras propostas com valores totais entre R$ 3.333,33 <text:s/>3.333,33 para bianual. Ou anual cujo valor mais baixo é R$ 3333,33.A franquia que era de R$ 3.333,33 foi para R$ 3.333, um aumento de quase 33%. Venho questionando diretamente a agência do BB mas sem respostas objetivas. Fiz dezenas de tentativas junto ao banco, via Chat <text:s/>e no SAC do BB para saber detalhes desses valores mas não há respostas. Hoje (33/3/33), ao ligar no 3333 333 3333 (área de contratação de seguros) Prot. 3333.3333.3333.3333.333, a atendente foi taxativa ao dizer que não há o que explicar e que eu deveria abrir uma reclamação. A área de seguros do BB precisa dar mais transparência ao cliente. Há questões dúbias nos itens a serem contratados, como carro reserva gratuito por 33 dias que não consta na Apólice, além da Garantia de Cobertura, que a atendente alega ser apenas para carros de aplicativos, mas não é o que está escrito nas propostas do sistema do BB.Grata pela atenção.</text:p>
          </table:table-cell>
          <table:table-cell office:value-type="string" table:style-name="ce2">
            <text:p>Seguro de Automoveis</text:p>
          </table:table-cell>
          <table:table-cell table:number-columns-repeated="16381"/>
        </table:table-row>
        <table:table-row table:style-name="ro1">
          <table:table-cell office:value-type="float" office:value="1194" table:style-name="ce3">
            <text:p>1194</text:p>
          </table:table-cell>
          <table:table-cell office:value-type="string" table:style-name="ce2">
            <text:p>Boa tarde <text:s text:c="3"/>Venho nesse texto pedir o arquivo referente ( FORMULARIO SUSEP PESSOA FÍSICA)</text:p>
          </table:table-cell>
          <table:table-cell office:value-type="string" table:style-name="ce2">
            <text:p>Não identificada</text:p>
          </table:table-cell>
          <table:table-cell table:number-columns-repeated="16381"/>
        </table:table-row>
        <table:table-row table:style-name="ro1">
          <table:table-cell office:value-type="float" office:value="756" table:style-name="ce3">
            <text:p>756</text:p>
          </table:table-cell>
          <table:table-cell office:value-type="string" table:style-name="ce2">
            <text:p>Boa Tarde!Por favor gostaria de saber se há algum impedimento na composição do quadro societário da corretora por uma empresa estrangeira. Esta não terá nenhuma responsabilidade técnica, figurará somente como sócio investidor. Para atualização de cadastro basta somente incluir o sócio PJ via sistema e enviar o contrato social atualizado? É possível fazer este tipo de cadastramento? Sou Corretora Responsável Técnica pela Emp E Cor Segs LTDA - CNPJ: 33.333.333/3333-33Aguardo retorno,Att., e grata,Gisele</text:p>
          </table:table-cell>
          <table:table-cell office:value-type="string" table:style-name="ce2">
            <text:p>Cadastro</text:p>
          </table:table-cell>
          <table:table-cell table:number-columns-repeated="16381"/>
        </table:table-row>
        <table:table-row table:style-name="ro1">
          <table:table-cell office:value-type="float" office:value="495" table:style-name="ce3">
            <text:p>495</text:p>
          </table:table-cell>
          <table:table-cell office:value-type="string" table:style-name="ce2">
            <text:p>Prezados, bom dia!Solicito a reversão da suspensão do meu registro PJ 333333333 que permanece suspenso desde o dia 33/33/3333 e sem apresentar a resolução para essa situação. Não constam pendências no sistema <text:s/>na data de hoje e as pendências de atualização cadastral que o sistema apresentava anteriormente não tinha previsão de suspensão. Estou neste momento impossibilitado de produzir junto as seguradoras parceiras devido essa situação.Destaco que meu registro foi suspenso sem qualquer aviso prévio ou qualquer contato desse órgão.</text:p>
          </table:table-cell>
          <table:table-cell office:value-type="string" table:style-name="ce2">
            <text:p>Cadastro</text:p>
          </table:table-cell>
          <table:table-cell table:number-columns-repeated="16381"/>
        </table:table-row>
        <table:table-row table:style-name="ro1">
          <table:table-cell office:value-type="float" office:value="697" table:style-name="ce3">
            <text:p>697</text:p>
          </table:table-cell>
          <table:table-cell office:value-type="string" table:style-name="ce2">
            <text:p>Bom dia!Estou tentando cadastrar minha foto junto ao site da SUSEP e não consigo, dá erro. Tentei entrar em contato com o referido órgão também sem sucesso. Por conta disseo, estou com meu cadastro bloqueado junto à algumas seguradoras. Preciso de uma solução imediata para essa reclamação pois, minheus acessos e comissões foram bloqueados. Atenciosamente,</text:p>
          </table:table-cell>
          <table:table-cell office:value-type="string" table:style-name="ce2">
            <text:p>Cadastro</text:p>
          </table:table-cell>
          <table:table-cell table:number-columns-repeated="16381"/>
        </table:table-row>
        <table:table-row table:style-name="ro1">
          <table:table-cell office:value-type="float" office:value="680" table:style-name="ce3">
            <text:p>680</text:p>
          </table:table-cell>
          <table:table-cell office:value-type="string" table:style-name="ce2">
            <text:p>A família de Plinio precisa de informações a respeito de seguros de vida existente em nome deleContato pode ser feito através do celular de Daniela 33-333333333</text:p>
          </table:table-cell>
          <table:table-cell office:value-type="string" table:style-name="ce2">
            <text:p>Seguro de Pessoas</text:p>
          </table:table-cell>
          <table:table-cell table:number-columns-repeated="16381"/>
        </table:table-row>
        <table:table-row table:style-name="ro1">
          <table:table-cell office:value-type="float" office:value="945" table:style-name="ce3">
            <text:p>945</text:p>
          </table:table-cell>
          <table:table-cell office:value-type="string" table:style-name="ce2">
            <text:p>Bom dia, meu <text:s/>namorado faleceu havia me falado que tinha seguro de vida porem não achei a apólice como faço para consultar?</text:p>
          </table:table-cell>
          <table:table-cell office:value-type="string" table:style-name="ce2">
            <text:p>Seguro de Pessoas</text:p>
          </table:table-cell>
          <table:table-cell table:number-columns-repeated="16381"/>
        </table:table-row>
        <table:table-row table:style-name="ro1">
          <table:table-cell office:value-type="float" office:value="400" table:style-name="ce3">
            <text:p>400</text:p>
          </table:table-cell>
          <table:table-cell office:value-type="string" table:style-name="ce2">
            <text:p>Bom dia, meu nome é L, motivo do meu contato é porque não recebi dinheiro esquecido no valores a receber, <text:s/>e por esse motivo gostaria de saber sobre um título de capitalização TC Bamerindus em que paguei 33 parcelas , isso foi no ano de 3333 , o banco foi vendido para o HSBC e em seguida para o Bradesco, procurei na agência do Bradesco e disseram que não tem nada no meu nome referente a título de capitalização. , Existe alguma forma de recuperar esse dinheiro com as correções monetárias ? Obrigado.</text:p>
          </table:table-cell>
          <table:table-cell office:value-type="string" table:style-name="ce2">
            <text:p>Seguro de Pessoas</text:p>
          </table:table-cell>
          <table:table-cell table:number-columns-repeated="16381"/>
        </table:table-row>
        <table:table-row table:style-name="ro1">
          <table:table-cell office:value-type="float" office:value="910" table:style-name="ce3">
            <text:p>910</text:p>
          </table:table-cell>
          <table:table-cell office:value-type="string" table:style-name="ce2">
            <text:p>Não foi possível verificar o registro do endosso 333333333333333333333333333333 (CNPJ 33333333333333) no site da SUSEP, tendo a consulta retornado com a advertência de que "não foram encontrados na base para a apólice informada". No entanto, nos autos judiciais nº 3333333-33.3333.3.33.3333, a tomadora apresentou cópia da tela confirmatória de suposto registro. Sendo assim, solicito seja esclarecido se essa apólice está devidamente registrada na SUSEP, prestando-se as informações sobre os dados da apólice. Desde já agradeço.</text:p>
          </table:table-cell>
          <table:table-cell office:value-type="string" table:style-name="ce2">
            <text:p>Seguro Garantia</text:p>
          </table:table-cell>
          <table:table-cell table:number-columns-repeated="16381"/>
        </table:table-row>
        <table:table-row table:style-name="ro1">
          <table:table-cell office:value-type="float" office:value="948" table:style-name="ce3">
            <text:p>948</text:p>
          </table:table-cell>
          <table:table-cell office:value-type="string" table:style-name="ce2">
            <text:p>Boa tarde!!preciso enviar o Contrato Social da empresa, mas estou tendo dificuldade no envio pelo site, teria como me enviar o passo a passo para que eu possa realizar o procedimento?desde já agradeço.Ademir</text:p>
          </table:table-cell>
          <table:table-cell office:value-type="string" table:style-name="ce2">
            <text:p>Cadastro</text:p>
          </table:table-cell>
          <table:table-cell table:number-columns-repeated="16381"/>
        </table:table-row>
        <table:table-row table:style-name="ro1">
          <table:table-cell office:value-type="float" office:value="1246" table:style-name="ce3">
            <text:p>1246</text:p>
          </table:table-cell>
          <table:table-cell office:value-type="string" table:style-name="ce2">
            <text:p>Por gentileza, gostaríamos da ajuda para que possamos regularizar a situação da Corretora. Recebemos um comunicado das seguradoras, informando que o cadastro da corretora está irregular. Poderiam nos informar, por favor, o que houve? CNPJ: 33.333.333/3333-33No aguardo de um breve retorno, agradecemos.</text:p>
          </table:table-cell>
          <table:table-cell office:value-type="string" table:style-name="ce2">
            <text:p>Cadastro</text:p>
          </table:table-cell>
          <table:table-cell table:number-columns-repeated="16381"/>
        </table:table-row>
        <table:table-row table:style-name="ro1">
          <table:table-cell office:value-type="float" office:value="942" table:style-name="ce3">
            <text:p>942</text:p>
          </table:table-cell>
          <table:table-cell office:value-type="string" table:style-name="ce2">
            <text:p>Venho tentando a um mês tranasformar minha conta em ouro para poder inseriri meu contrato atualizado e não consigo, estou sendo barrada nas seguradoras e preciso de ajuda, já entrei em contato com a SUSEP que informa que tem que ser com o programa GOV. Preciso de orientação de como devo seguir</text:p>
          </table:table-cell>
          <table:table-cell office:value-type="string" table:style-name="ce2">
            <text:p>Cadastro</text:p>
          </table:table-cell>
          <table:table-cell table:number-columns-repeated="16381"/>
        </table:table-row>
        <table:table-row table:style-name="ro1">
          <table:table-cell office:value-type="float" office:value="610" table:style-name="ce3">
            <text:p>610</text:p>
          </table:table-cell>
          <table:table-cell office:value-type="string" table:style-name="ce2">
            <text:p>Olá! Desejo abrir uma corretora de seguros e gostaria de receber as orientações sobre como me registar na SUSEP e se há entidades credenciadas para ministrar cursos e provas validadas pela SUSEP. Estou em Belo Horizonte - MG.</text:p>
          </table:table-cell>
          <table:table-cell office:value-type="string" table:style-name="ce2">
            <text:p>Cadastro</text:p>
          </table:table-cell>
          <table:table-cell table:number-columns-repeated="16381"/>
        </table:table-row>
        <table:table-row table:style-name="ro1">
          <table:table-cell office:value-type="float" office:value="114" table:style-name="ce3">
            <text:p>114</text:p>
          </table:table-cell>
          <table:table-cell office:value-type="string" table:style-name="ce2">
            <text:p>No dia 33/33/33 sobre o protocolo: 33333333333, foi aberto sinistro vida de meu cliente M, onde eu F sou procuradora do mesmo, sobre um acidente de transito ocorrido no dia 33/33/33, por este motivo acionei o seguro de vida da seguradora Itaú seguros S.A. Assim, o tramite do processo prosseguiu até a data onde foi marcado e realizado a pericia medica, no dia 33/33/33, Sendo assim o mesmo compareceu a pericia e no dia 33/33/33 foi realizado um pagamento de R$ 3.333 ( mil e quinhentos reais) mas é onde começa o problema, meu cliente tem uma debilidade de 33% (intenso) no membro inferior esquerdo, isso é a porcentagem que um medico especialista faz o diagnostico para uma debilidade, para uma invalidez permanente, sendo assim comprovada e atestada por relatório medico , como a seguradora exige. a seguradora fez um calculo sobre o tornozelo somente, mas não estamos falado somente de um tornozelo e sim de um membro com sequela por inteiro, estamos falando do membro inferior por inteiro, como consta em laudo medico apresentado para a seguradora, onde a mesma ignorou o resultado. o segurado M tem uma apólice de R$ 33.333 ( trinta mil reais) para poder suportar este tipo de acidente, e os mesmo não estão cumprindo com o seguro contratado, pois forneceram um valor inferior, é visível que meu cliente tem dificuldades na vida pessoal e na vida profissional devido está debilidade, onde esta sequela não deixa ter uma vida norma, ninguém pede para passar por momentos como esses, mas contrata seguros de vida ´para no mínimo poder amparar quando necessário, e chega no momento e não o faz. acredito que deva ser reanalisado este caso, onde deve se comprometer em pagar pelo membro por inteiro como indica a invalidez permanente em relatório, este valor é muito inferior a sua debilidade, sobre tudo que tem passado e vai passar ao longo de sua jornada de vida. assim volto a inteirar um pedido de reanalise , onde seja pago por inteiro sua debilidade, para a seguradora poder cumprir com o contrato assinado entre as partes</text:p>
          </table:table-cell>
          <table:table-cell office:value-type="string" table:style-name="ce2">
            <text:p>Seguro de Pessoas</text:p>
          </table:table-cell>
          <table:table-cell table:number-columns-repeated="16381"/>
        </table:table-row>
        <table:table-row table:style-name="ro1">
          <table:table-cell office:value-type="float" office:value="72" table:style-name="ce3">
            <text:p>72</text:p>
          </table:table-cell>
          <table:table-cell office:value-type="string" table:style-name="ce2">
            <text:p>Preciso de ajuda para realizar consulta de um seguro de vida de um tio falecido a 33 anos, no qual sou beneficiário.</text:p>
          </table:table-cell>
          <table:table-cell office:value-type="string" table:style-name="ce2">
            <text:p>Seguro de Pessoas</text:p>
          </table:table-cell>
          <table:table-cell table:number-columns-repeated="16381"/>
        </table:table-row>
        <table:table-row table:style-name="ro1">
          <table:table-cell office:value-type="float" office:value="88" table:style-name="ce3">
            <text:p>88</text:p>
          </table:table-cell>
          <table:table-cell office:value-type="string" table:style-name="ce2">
            <text:p>Prezados, realizei a solicitação de cancelamento de uma apólice de seguro em 33/33/3333 junto a BB Seguros e até a data de hoje este cancelamento não foi efetivado. Estou tendo problemas diversos por isto, como não aproveitamento de bonus em outra seguradora, risco do meu patrimônio, gastos extras por ausência de seguro em outra corretora etc. Nº da cotação: 3333333 / Nº do pedido de endosso: 333333333</text:p>
          </table:table-cell>
          <table:table-cell office:value-type="string" table:style-name="ce2">
            <text:p>Outros</text:p>
          </table:table-cell>
          <table:table-cell table:number-columns-repeated="16381"/>
        </table:table-row>
        <table:table-row table:style-name="ro1">
          <table:table-cell office:value-type="float" office:value="1183" table:style-name="ce3">
            <text:p>1183</text:p>
          </table:table-cell>
          <table:table-cell office:value-type="string" table:style-name="ce2">
            <text:p>Minha esposa está aguardando desde 33/33/3333 o recebimento do sinistro do seguro relativo a morte do seu pai, mas até agora a seguradora não efetuou o pagamento do sinistro para ela. Ela teve muitos gastos para poder ir ao velório do pai em Minas Gerais já que ela morava em Sergipe e ao buscar informações sobre o recebimento do sinistro só informam que estão aguardando a suposta ex-mulher dele enviar uma documentação. Ocorre também que o pai de minha esposa quando faleceu estava solteiro.Esse assunto deve ser resolvido o quanto antes, pois é um assunto que traz muita dor à minha esposa por ser referente à morte do seu pai.</text:p>
          </table:table-cell>
          <table:table-cell office:value-type="string" table:style-name="ce2">
            <text:p>Seguro de Pessoas</text:p>
          </table:table-cell>
          <table:table-cell table:number-columns-repeated="16381"/>
        </table:table-row>
        <table:table-row table:style-name="ro1">
          <table:table-cell office:value-type="float" office:value="891" table:style-name="ce3">
            <text:p>891</text:p>
          </table:table-cell>
          <table:table-cell office:value-type="string" table:style-name="ce2">
            <text:p>Estou com um Sinistro aberto numero de protocolo 33333333333333S33 e numero de Sinistro 333333333333333-3,. Venho por meio da agencia reguladora dos seguros fazer uma reclamação do seguro de automóvel Seguros Mapfre, estou tendo muita dificuldade para resolver meu caso. quando solicitei o guincho para retirada do veiculo do pátio da policia rodoviária federal eles levaram 3 dias para retirarem o carro, depois de inúmeras ligações, eu estava pagando diária do carro e uma forte pressão para retirar o veiculo do pátio. estou tendo dificuldades para encaminhar a documentação que já esta pronta para o envio. eles dificultam para ganharem tempo para me apagar o valor do carro. pois o mesmo deu perda total. Gostaria de um posicionamento da seguradora sobre o valor que paguei pela retirada do carro da pista <text:s/>e das diárias que eu paguei e que a seguradora cumpra em pagar o carro que teve perda total para que eu possa adquirir outro veiculo. não consigo se quer enviar os documentos para seguradora. eles enviam um link que não funciona, e-mail errado. por favor preciso da ajuda do Susep. obrigada!</text:p>
          </table:table-cell>
          <table:table-cell office:value-type="string" table:style-name="ce2">
            <text:p>Seguro de Automoveis</text:p>
          </table:table-cell>
          <table:table-cell table:number-columns-repeated="16381"/>
        </table:table-row>
        <table:table-row table:style-name="ro1">
          <table:table-cell office:value-type="float" office:value="93" table:style-name="ce3">
            <text:p>93</text:p>
          </table:table-cell>
          <table:table-cell office:value-type="string" table:style-name="ce2">
            <text:p>Prezados, bom dia!Solicito por gentileza uma informação sobre a existência de algum seguro ativo (Seguro de Vida, Veiculo, entre outros) <text:s/>em nome do meu pai, pois o mesmo faleceu no dia 33/33/3333 para poder entrar em contato com a seguradora e informar no inventario.Em anexo o atestado de obtido.</text:p>
          </table:table-cell>
          <table:table-cell office:value-type="string" table:style-name="ce2">
            <text:p>Seguro de Pessoas</text:p>
          </table:table-cell>
          <table:table-cell table:number-columns-repeated="16381"/>
        </table:table-row>
        <table:table-row table:style-name="ro1">
          <table:table-cell office:value-type="float" office:value="1137" table:style-name="ce3">
            <text:p>1137</text:p>
          </table:table-cell>
          <table:table-cell office:value-type="string" table:style-name="ce2">
            <text:p>Bom dia!! Estamos bloqueados nas companhias porque no sistema da SUSEP não aparece que temos nenhum produto cadastrado.</text:p>
          </table:table-cell>
          <table:table-cell office:value-type="string" table:style-name="ce2">
            <text:p>Cadastro</text:p>
          </table:table-cell>
          <table:table-cell table:number-columns-repeated="16381"/>
        </table:table-row>
        <table:table-row table:style-name="ro1">
          <table:table-cell office:value-type="float" office:value="864" table:style-name="ce3">
            <text:p>864</text:p>
          </table:table-cell>
          <table:table-cell office:value-type="string" table:style-name="ce2">
            <text:p>Senhor Responsável, solicito fineza no fornecimento de informações quanto a inserção do veículo Palio Adventure de placas QMV3E33 (QMV3333), renavam 33333333333, chassi 3BD33333DJ3333333, no Registro Nacional de Sinistros (RNS). Esclareço que sua inclusão nesta base de dados vem impedindo que o mencionado veículo seja segurado, e ainda comercializado de forma segura. A solicitação da informação se dá por acreditar que a inserção ocorreu de maneira equivocada, talvez por erro de digitação, uma vez que o veículo em tela jamais se envolveu em qualquer acidente de trânsito ou tipo de sinistro, sendo inclusive aprovado em vistoria cautelar minuciosa. Atenciosamente.</text:p>
          </table:table-cell>
          <table:table-cell office:value-type="string" table:style-name="ce2">
            <text:p>Não identificada</text:p>
          </table:table-cell>
          <table:table-cell table:number-columns-repeated="16381"/>
        </table:table-row>
        <table:table-row table:style-name="ro1">
          <table:table-cell office:value-type="float" office:value="833" table:style-name="ce3">
            <text:p>833</text:p>
          </table:table-cell>
          <table:table-cell office:value-type="string" table:style-name="ce2">
            <text:p>Boa tarde, eu contratei um seguro de viagem da AIG em junho de 3333, paguei, infelizmente a minha mala foi perdida e não <text:s/>foi encontrada até a presente data. Ocorre que eu já comuniquei o fato a seguradora, e até o momento não me foi enviado o numero do sinistro (eu creio que o sinistro nem sequer foi aberto)Obrigado</text:p>
          </table:table-cell>
          <table:table-cell office:value-type="string" table:style-name="ce2">
            <text:p>Seguro de Danos</text:p>
          </table:table-cell>
          <table:table-cell table:number-columns-repeated="16381"/>
        </table:table-row>
        <table:table-row table:style-name="ro1">
          <table:table-cell office:value-type="float" office:value="652" table:style-name="ce3">
            <text:p>652</text:p>
          </table:table-cell>
          <table:table-cell office:value-type="string" table:style-name="ce2">
            <text:p>PREZADOS, SOU JACIARA CORRETORA DE SEGUROS EM ALAGOAS. FUI NOTIFICADA POR UMA SEGURADORA QUE MEU CADASTRO ESTÁ SUSPENSO JUNTO A SUSEP. POREM ENTRO NO SITE E NAO ENCONTRO O MOTIVO DESSA SUSPENSAO , E NEM CONSIGO CONTATO POR TELEFONE JUNTO AO ORGAO. ESSA FOI A SOLUCAO QUE ENCONTREI PARA DESCOBRIR O MOTIVO E LIBERAÇÃO DO MEU CODIGO POIS ESSSE É A UNICA FOTE DE RENDA DA MINHA FAMILIA. CNPJ 33.333.333/3333-33</text:p>
          </table:table-cell>
          <table:table-cell office:value-type="string" table:style-name="ce2">
            <text:p>Cadastro</text:p>
          </table:table-cell>
          <table:table-cell table:number-columns-repeated="16381"/>
        </table:table-row>
        <table:table-row table:style-name="ro1">
          <table:table-cell office:value-type="float" office:value="1504" table:style-name="ce3">
            <text:p>1504</text:p>
          </table:table-cell>
          <table:table-cell office:value-type="string" table:style-name="ce2">
            <text:p>Boa tarde, Verificamos que o cadastro da empresa consta como "suspenso" pela seguinte pendência "O nome no cadastro da Receita Federal é diferente do cadastrado". Porém no cadastro da empresa (INCLUSIVE NA CERTIDÃO DE CORRETORES EMITIDA PELO PORTAL DA SUSEP) o nome/razão social está conforme o CNPJ. Como regularizar o cadastro? Tentamos contato via telefone sem sucesso. CNPJ 33.333.333/3333-33 - SEGUROS LTDA</text:p>
          </table:table-cell>
          <table:table-cell office:value-type="string" table:style-name="ce2">
            <text:p>Cadastro</text:p>
          </table:table-cell>
          <table:table-cell table:number-columns-repeated="16381"/>
        </table:table-row>
        <table:table-row table:style-name="ro1">
          <table:table-cell office:value-type="float" office:value="1282" table:style-name="ce3">
            <text:p>1282</text:p>
          </table:table-cell>
          <table:table-cell office:value-type="string" table:style-name="ce2">
            <text:p>Informo ocorrência de fato lesivo ao consumidor por parte da CAIXA Seguridade/Caixa Seguros/Caixa Residencial. Sou o segurado de uma apólice de seguro residencial (3333333333333) com vigência entre 33/33/3333 a 33/33/3333. Fui informado de que essa apólice seria renovada automaticamente, com os mesmos dados e coberturas no dia 33/33/3333, no entanto, ao entrar em contato com a seguradora no dia 33/33/3333, recebi um apólice com dados diferentes das dados da apólice anterior. O endereço de correspondência estava errado, o valor da principal cobertura (Incêndio, queda de raio e explosão) estava menor que o original, não havia a cláusula beneficiária, que havia na apólice original, e o prazo da apólice nova está em 3 anos, enquanto o prazo da apólice original era de 3 anos. Ou seja, o seguro foi renovado sem a manutenção dos mesmos dados, como prometido. Com o objetivo de solucionar o problema, fui orientado a realizar um endosso, ajustando os dados errados da nova proposta, causando uma enorme perda de tempo em diversas ligações para explicar o ocorrido e conseguir ajustar os dados que deveriam ter sido mantidos conforme apólice original. Foi alegado que houve a troca da seguradora, e por isso deve ter havido erro no repasse das informações, no entanto, entendo que o cliente/segurado não deveria ser prejudicado na troca de seguradoras.</text:p>
          </table:table-cell>
          <table:table-cell office:value-type="string" table:style-name="ce2">
            <text:p>Seguro de Pessoas</text:p>
          </table:table-cell>
          <table:table-cell table:number-columns-repeated="16381"/>
        </table:table-row>
        <table:table-row table:style-name="ro1">
          <table:table-cell office:value-type="float" office:value="1397" table:style-name="ce3">
            <text:p>1397</text:p>
          </table:table-cell>
          <table:table-cell office:value-type="string" table:style-name="ce2">
            <text:p>Estou desde abril 3333 tentando a liquidação do seguro prestamista feito por meu marido falecido em fev deste ano junto à CEF. Já enviei todos os documentos, alguns mais de uma vez e desde agosto estou aguardando a liberação do saldo devedor para receber. O único canal de envio de documentos é por WhatsApp, num serviço absolutamente ruim. Já fui varias vezes até a agência onde meu marido contratou o PRONAMPE, já fiz reclamações p ouvidoria, mandei todos os prints de tela com data onde comprovo o envio dos documentos, e recebi um e-mail da ouvidoria dizendo que faltavam 3 documentos ( um entregue pela segunda vez em junho, e outro entregue em agosto- este um pedido adicional) . Enviei tudo novamente ao canal de e-mail da ouvidoria, mas parece que absolutamente nada funciona!!! Minha empresa está com restrição de crédito, pq fui orientada pelos gerentes a não pagar as parcelas, já que a Caixa irá informar ao seguro saldo devedor menor se eu pagar. Não cumprem prazos, não respeitam o cliente, ignoram o fato do prestamista já ter descontado o valor do seguro antes de receber o valor do empréstimo, um descaso total e absolutamente.Aguardando uma solução AttAndrea 333.333.333-33</text:p>
          </table:table-cell>
          <table:table-cell office:value-type="string" table:style-name="ce2">
            <text:p>Seguro de Pessoas</text:p>
          </table:table-cell>
          <table:table-cell table:number-columns-repeated="16381"/>
        </table:table-row>
        <table:table-row table:style-name="ro1">
          <table:table-cell office:value-type="float" office:value="33" table:style-name="ce3">
            <text:p>33</text:p>
          </table:table-cell>
          <table:table-cell office:value-type="string" table:style-name="ce2">
            <text:p>Minha esposa falaceu de cancer no dia 33.33.3333 e preciso saber sobre seguros por mim feitos em que ela era beneficiária para saber sobre o recebimento ou pensão de direitos deixados.</text:p>
          </table:table-cell>
          <table:table-cell office:value-type="string" table:style-name="ce2">
            <text:p>Seguro de Pessoas</text:p>
          </table:table-cell>
          <table:table-cell table:number-columns-repeated="16381"/>
        </table:table-row>
        <table:table-row table:style-name="ro1">
          <table:table-cell office:value-type="float" office:value="951" table:style-name="ce3">
            <text:p>951</text:p>
          </table:table-cell>
          <table:table-cell office:value-type="string" table:style-name="ce2">
            <text:p>ILUSTRÍSSIMO SENHOR DIRETOR DA SUPERINTENDÊNCIA DE SEGUROS PRIVADOS DE SÃO PAULO - SPJOYCE e DENIS , devidamente representados por seu advogado que esta subscreve, JOSE , brasileiro, casado, advogado, inscrito na OAB/SP nº 333.333, e-mail: email, sócio titular do escritório JOSE SOCIEDADE IND DE ADVOCACIA, sociedade de advogados regularmente inscrita na OAB/SP sob o Registro n° 333333 e no CNPJ 33.333.333/3333-33, nos autos do processo n° 3333333-33.3333.3.33.3333, que tramita na 3ª Vara da Família e Sucessões da Praia Grande, vem respeitosamente a presença de Vossa Senhoria requer e expor o que se segue:3 - DO OFÍCIO JUDICIAL <text:s text:c="3"/>Em atenção ao r. Ofício disponibilizado em 33/33/3333, os Requerentes solicita a expedição de Certidão pela Superintendência de Seguros Privados do Estado de São Paulo ( SUSEP/SP ), a fim de verificar a existência de eventuais ativos financeiros deixados em nome do falecido ROSE , CPF 333.333.333-33, que não foram declarados junto à Receita Federal.Termos em que,Pede deferimento.Barueri, 33 de agosto de 3333.JOSE OAB/SP 333.333</text:p>
          </table:table-cell>
          <table:table-cell office:value-type="string" table:style-name="ce2">
            <text:p>Seguro de Pessoas</text:p>
          </table:table-cell>
          <table:table-cell table:number-columns-repeated="16381"/>
        </table:table-row>
        <table:table-row table:style-name="ro1">
          <table:table-cell office:value-type="float" office:value="510" table:style-name="ce3">
            <text:p>510</text:p>
          </table:table-cell>
          <table:table-cell office:value-type="string" table:style-name="ce2">
            <text:p>No mês 33/3333 fizemos uma alteração contratual na nossa empresa, porém não sabiamos que era necessário atualizar a SUSEP sobre isso, e achamos que era somente a parte contabil necessária para regularização. Agora, ontem começamos a receber recusas constantes de seguros, e descobrimos que a SUSEP da corretora estava SUSPENSA, e então descobrimos que apesar de aparecer que a pendencia do contrato atualizado não geraria suspensão, tivemos a suspensão da susep e o bloqueio de diversas CIA's de seguro. A alteração contratual foi simples, fazendo apenas a saida de um sócio minoritário. Não tivemos alteração de endereço, responsável tecnico nem nada do tipo. Precisamos de ajuda. Já atualizamos na plataforma o novo contrato e estamos tentando contato por email, mas sem novidades. PRecisamos de ajuda urgente, para regularizar novamente nossa susep e podermos trabalhar, mas nao encontramos respostas ate o momento nos orgaos competentes.</text:p>
          </table:table-cell>
          <table:table-cell office:value-type="string" table:style-name="ce2">
            <text:p>Cadastro</text:p>
          </table:table-cell>
          <table:table-cell table:number-columns-repeated="16381"/>
        </table:table-row>
        <table:table-row table:style-name="ro1">
          <table:table-cell office:value-type="float" office:value="1308" table:style-name="ce3">
            <text:p>1308</text:p>
          </table:table-cell>
          <table:table-cell office:value-type="string" table:style-name="ce2">
            <text:p>alguem pode explicar porque quando e feito um seguro de bens <text:s/>nao existe <text:s/>em local algum o valor <text:s/>do bem que esta <text:s/>sendo assegurado <text:s text:c="2"/>meio ilogico <text:s/>faço <text:s/>um seguro mas nao sei <text:s/>o valor <text:s/>do que esta <text:s/>sendo assegurado so pago</text:p>
          </table:table-cell>
          <table:table-cell office:value-type="string" table:style-name="ce2">
            <text:p>Não identificada</text:p>
          </table:table-cell>
          <table:table-cell table:number-columns-repeated="16381"/>
        </table:table-row>
        <table:table-row table:style-name="ro1">
          <table:table-cell office:value-type="float" office:value="521" table:style-name="ce3">
            <text:p>521</text:p>
          </table:table-cell>
          <table:table-cell office:value-type="string" table:style-name="ce2">
            <text:p>Boa tarde! Sou corretora de seguros pelo cnpj 33.333.333.3333-33 estou suspensa impedida de trabalhar, já tentei contato , anexei o contrato social da corretora e ainda permeneço bloqueada. Gostaria somente de um retorno e soluçao</text:p>
          </table:table-cell>
          <table:table-cell office:value-type="string" table:style-name="ce2">
            <text:p>Cadastro</text:p>
          </table:table-cell>
          <table:table-cell table:number-columns-repeated="16381"/>
        </table:table-row>
        <table:table-row table:style-name="ro1">
          <table:table-cell office:value-type="float" office:value="817" table:style-name="ce3">
            <text:p>817</text:p>
          </table:table-cell>
          <table:table-cell office:value-type="string" table:style-name="ce2">
            <text:p>Em 33/33/3333 foram contratadas duas apolices de seguro 33333.3333.3333.3333.3333333.333333 e 33333.3333.3333.3333.3333333.333333 empresa contratantes SX INFRAESTRUTURA LTDA CNPJ 33.333.333/3333-33 e empresa SEGURADO COMPANHIA DE SANEAMENTO AMBIENTAL DO DISTRITO FEDERAL, CNPJ n.º 33.333.333/3333-33, acontece que hoje 33/33/3333 ainda não consta na SUSEP o registro do seguro, trazendo transtornos diversos, atrasos no nossos recebimentos e consequetimente em nosso pagamentos inclusive de folha sendo que nas proprias apolices fala que o prazo é 3 dias.</text:p>
          </table:table-cell>
          <table:table-cell office:value-type="string" table:style-name="ce2">
            <text:p>Seguro Garantia</text:p>
          </table:table-cell>
          <table:table-cell table:number-columns-repeated="16381"/>
        </table:table-row>
        <table:table-row table:style-name="ro1">
          <table:table-cell office:value-type="float" office:value="1410" table:style-name="ce3">
            <text:p>1410</text:p>
          </table:table-cell>
          <table:table-cell office:value-type="string" table:style-name="ce2">
            <text:p>Venho por meio desta, solicitar o real motivo do meu Imovel residencial, ter sido recusado para ser segurado, pela empresa de seguro Privado Tokio Marine.</text:p>
          </table:table-cell>
          <table:table-cell office:value-type="string" table:style-name="ce2">
            <text:p>Seguro de Danos</text:p>
          </table:table-cell>
          <table:table-cell table:number-columns-repeated="16381"/>
        </table:table-row>
        <table:table-row table:style-name="ro1">
          <table:table-cell office:value-type="float" office:value="845" table:style-name="ce3">
            <text:p>845</text:p>
          </table:table-cell>
          <table:table-cell office:value-type="string" table:style-name="ce2">
            <text:p>Desejo ter acesso a Apólice nº 33333 , Processo SUSEP nº 33333.3333333333-33, Grupo/Ramo: 3333 da Proposta de Adesão para Seguro Prestamista - FIES., Seguradora: Brasilseg Companhia de Seguros, CNPJ: 33.333.333/3333-33, Código SUSEP 33333.Proponente: Antonio , CPF: 333.333.333-33, e-mail: email, Telefone: 33 333333333.</text:p>
          </table:table-cell>
          <table:table-cell office:value-type="string" table:style-name="ce2">
            <text:p>Seguro de Pessoas</text:p>
          </table:table-cell>
          <table:table-cell table:number-columns-repeated="16381"/>
        </table:table-row>
        <table:table-row table:style-name="ro1">
          <table:table-cell office:value-type="float" office:value="1465" table:style-name="ce3">
            <text:p>1465</text:p>
          </table:table-cell>
          <table:table-cell office:value-type="string" table:style-name="ce2">
            <text:p>Ref.: Aporte em previdência privada - Conta vip de Rendas programadasBanco Bradesco AG 3333CC 33333-3Protocolo reclamação junto ao Banco: 333333333 (Alô Bradesco).O Banco está impedindo de eu fazer aportes em minha conta de previdência privada (conta vip de rendas programadas).Solicito intervenção por parte da SUSEP para que seja observada e obedecida cláusula do plano que me permite fazer aporte no dia e hora que o cliente quiser (Título VI, item 3)Segue o regulamento do plano <text:s/>no arquivo anexado.AttWagner</text:p>
          </table:table-cell>
          <table:table-cell office:value-type="string" table:style-name="ce2">
            <text:p>Previdência Complementar Aberta</text:p>
          </table:table-cell>
          <table:table-cell table:number-columns-repeated="16381"/>
        </table:table-row>
        <table:table-row table:style-name="ro1">
          <table:table-cell office:value-type="float" office:value="957" table:style-name="ce3">
            <text:p>957</text:p>
          </table:table-cell>
          <table:table-cell office:value-type="string" table:style-name="ce2">
            <text:p>Boa noite. Estou tentando realizar o pagamento de seguro OUROVIDA de n. de apólice 333-33-33.333, segurado MARCO , CPF 33333333333, e não estou conseguindo realizar o pagamento. Ocorre que no dia 33/33/33 fiz contato com a central 33333333333, com protocolo gerado de n. 3333333333333333333 e informei que eu havia trocado o número de meu cartão de crédito e que estava disponibilizando naquele momento o novo número; informei o número novo. Fui informado então que tal cobrança daquele mês corrente viria no próximo mês de forma dúplice, cobrando os dois meses, o em aberto julho e o regular (futuro) agosto. No entanto, verifiquei na fatura de agosto que tais cobranças não foram descontadas em meu cartão. Entrei em contato na data de hoje, 33/33/33, com protocolo gerado de n. 3333333333333333333, e solicitei pagar o seguro dos dois meses, inclusive disponibilizando a conta corrente de minha filha que é do Banco do Brasil, para que eu não ficasse com o seguro sem o pagamento. Fui informado nessa ligação de hoje que devo aguardar o contato para informarem se meu seguro foi ou não cancelado por não pagamento. Ressalto que estou solicitando pagar o seguro desde o mês passado de todas as formas, me oferecendo pagar via boleto, cartão, pix , pois não sou correntista do Banco do Brasil, e não consigo por impossibilidade do Banco/Seguradora Banco do Brasil e não por minha culpa. Solicito pagar o seguro, solicito que haja a regularização o mais rápido possível e a informação sobre a regularização do pagamento. Aguardo. Atenciosamente. N. do cartão de crédito 3333 3333 3333 3333 MARCO</text:p>
          </table:table-cell>
          <table:table-cell office:value-type="string" table:style-name="ce2">
            <text:p>Seguro de Pessoas</text:p>
          </table:table-cell>
          <table:table-cell table:number-columns-repeated="16381"/>
        </table:table-row>
        <table:table-row table:style-name="ro1">
          <table:table-cell office:value-type="float" office:value="1176" table:style-name="ce3">
            <text:p>1176</text:p>
          </table:table-cell>
          <table:table-cell office:value-type="string" table:style-name="ce2">
            <text:p>fiz o pagamento de um boleto pela conta digital da <text:s/>loja pernambucanas e o banco que presta serviço pra ela é a crefisa, e por erro do aplicativo fiz o pagamento 3 vezes em 33 junho de 3333, ja liguei pra loja diversas vezes ,ja fiz e enviei todos os documentos que me pediram, e ate hoje nao recebi meu dinheiro de volta. quero ressarcimento corrigido, <text:s/>estou pagando juros de contas que atrasaram por <text:s/>causa disso.</text:p>
          </table:table-cell>
          <table:table-cell office:value-type="string" table:style-name="ce2">
            <text:p>Não identificada</text:p>
          </table:table-cell>
          <table:table-cell table:number-columns-repeated="16381"/>
        </table:table-row>
        <table:table-row table:style-name="ro1">
          <table:table-cell office:value-type="float" office:value="802" table:style-name="ce3">
            <text:p>802</text:p>
          </table:table-cell>
          <table:table-cell office:value-type="string" table:style-name="ce2">
            <text:p>Prezados,Gostaria de solicitar informação sobre os motivos da suspensão do cadastro de corretor PJ junto a SUSEP, segue abaixo os dados da corretora:CNPJ 33.333.333/3333-33SUSEP 33333Resp Técnico: Márcia</text:p>
          </table:table-cell>
          <table:table-cell office:value-type="string" table:style-name="ce2">
            <text:p>Cadastro</text:p>
          </table:table-cell>
          <table:table-cell table:number-columns-repeated="16381"/>
        </table:table-row>
        <table:table-row table:style-name="ro1">
          <table:table-cell office:value-type="float" office:value="419" table:style-name="ce3">
            <text:p>419</text:p>
          </table:table-cell>
          <table:table-cell office:value-type="string" table:style-name="ce2">
            <text:p>Meu pai - <text:s/>a/ cpf 333.333.333-33/ data nascimento: 33/33/3333 // rg 3.333.333-3faleceu em um acidente na Espanha, sou a inventariante, como levantar se ele tinha algum seguro? seguro de vida ,seguro viagem, qualquer seguroattP cel-33 333333333</text:p>
          </table:table-cell>
          <table:table-cell office:value-type="string" table:style-name="ce2">
            <text:p>Seguro de Pessoas</text:p>
          </table:table-cell>
          <table:table-cell table:number-columns-repeated="16381"/>
        </table:table-row>
        <table:table-row table:style-name="ro1">
          <table:table-cell office:value-type="float" office:value="1255" table:style-name="ce3">
            <text:p>1255</text:p>
          </table:table-cell>
          <table:table-cell office:value-type="string" table:style-name="ce2">
            <text:p>Eu tenho um seguro residencial na Tokio marine eu precisei de um prestador eletricista pra trocar uma lâmpada e não teve fui orientada pela seguradora a pagar por fora paguei 333 e a segurodara disse que iria me reembolsar 333 já vai fazer dois meses e nada até hoje</text:p>
          </table:table-cell>
          <table:table-cell office:value-type="string" table:style-name="ce2">
            <text:p>Seguro de Danos</text:p>
          </table:table-cell>
          <table:table-cell table:number-columns-repeated="16381"/>
        </table:table-row>
        <table:table-row table:style-name="ro1">
          <table:table-cell office:value-type="float" office:value="22" table:style-name="ce3">
            <text:p>22</text:p>
          </table:table-cell>
          <table:table-cell office:value-type="string" table:style-name="ce2">
            <text:p>Gostaria de saber se meu pai que faleceu deixou algum seguro para mim, pois sou filha única e as vezes ele falava de um seguro no meio nome.</text:p>
          </table:table-cell>
          <table:table-cell office:value-type="string" table:style-name="ce2">
            <text:p>Seguro de Pessoas</text:p>
          </table:table-cell>
          <table:table-cell table:number-columns-repeated="16381"/>
        </table:table-row>
        <table:table-row table:style-name="ro1">
          <table:table-cell office:value-type="float" office:value="277" table:style-name="ce3">
            <text:p>277</text:p>
          </table:table-cell>
          <table:table-cell office:value-type="string" table:style-name="ce2">
            <text:p>Deixei uma reclamação protocolo 33333333 na BRADESCO SEGUROS telefone 3333 333 3333 porém não foi deferida. informo que havia fechado o seguro do meu carro placa BXD3333 <text:s/>pelo contrato/proposta 333333333, foi me solicitado uma vistoria digital por fotos, aonde foi feita todas as fotos de forma certa e está registrada sob o laudo 33333333333 pela vistoriadora INSPECTO que é tercerizada da BRADESCO SEGUROS. Recebo a noticia do meu corretor Guilherme que 3 foto do painel não foi tirada correta, porém foi tirada todas as fotos de forma certa conforme o aplicativo pedia, eu estava em viagem e não consegui tirar as demais fotos no prazo solicitado e a proposta foi recusada. Porém digo e repito que foi tirada todas as fotos de forma correta, solicito a SUSEP pedir a Bradesco Seguros essas fotos com o número de laudo 33333333333 placa BXD3333 e verificarem que estava tudo certo. Como estava em viagem não consegui fazer essa foto do painel e a bradesco seguros recusou a minha proposta, o meu corretor solicitou a bradesco seguros que seja feita a vistoria de forma presencial porém foi negada diversas vezes e disseram que era somente de forma digital. Voltei de viagem e no dia 33/33 tive uma colisão no meu veículo aonde colidi em 3 outros carros, meu corretor tentou abrir um sinistro na seguradora Bradesco e não conseguiu, abri uma reclamação no SAC sob o protocolo 33333333 e foi negado. O veículo estava coberto sob a vistoria prévia que foi tirada as fotos de forma correta, além disso o meu corretor sabendo que eu estava em viagem transmitiu uma nova proposta para dar cobertura ao meu veículo proposta 333333333 foi recusada dia 33/33 como o sinistro ocorreu dia 33/33 a cia por lei tem que dar 3 dias uteis de cobertura ao veículo. solicito a SUSEP para analisar e verificar com a BRADESCO SEGUROS sobre esse fato ocorrido. Bradesco Auto/Re Companhia de SegurosCNPJ: 33.333.333/3333-33PROCESSO SUSEP 33.333.3333333/3333-33</text:p>
          </table:table-cell>
          <table:table-cell office:value-type="string" table:style-name="ce2">
            <text:p>Seguro de Automoveis</text:p>
          </table:table-cell>
          <table:table-cell table:number-columns-repeated="16381"/>
        </table:table-row>
        <table:table-row table:style-name="ro1">
          <table:table-cell office:value-type="float" office:value="1242" table:style-name="ce3">
            <text:p>1242</text:p>
          </table:table-cell>
          <table:table-cell office:value-type="string" table:style-name="ce2">
            <text:p>Prezados, bom dia. Enviei um e-mail pro email na sexta passada, dia 33/33/3333, pois estou com a susep da corretora suspensa. Atualizei no nível pra ouro no gov.br, gostaria de ajuda. Desde já agradeço.</text:p>
          </table:table-cell>
          <table:table-cell office:value-type="string" table:style-name="ce2">
            <text:p>Cadastro</text:p>
          </table:table-cell>
          <table:table-cell table:number-columns-repeated="16381"/>
        </table:table-row>
        <table:table-row table:style-name="ro1">
          <table:table-cell office:value-type="float" office:value="167" table:style-name="ce3">
            <text:p>167</text:p>
          </table:table-cell>
          <table:table-cell office:value-type="string" table:style-name="ce2">
            <text:p>Gostaria de cadastrar minha corretora de seguros. Como fazer, quais exigências e qual procedimento para tal?</text:p>
          </table:table-cell>
          <table:table-cell office:value-type="string" table:style-name="ce2">
            <text:p>Cadastro</text:p>
          </table:table-cell>
          <table:table-cell table:number-columns-repeated="16381"/>
        </table:table-row>
        <table:table-row table:style-name="ro1">
          <table:table-cell office:value-type="float" office:value="1123" table:style-name="ce3">
            <text:p>1123</text:p>
          </table:table-cell>
          <table:table-cell office:value-type="string" table:style-name="ce2">
            <text:p>Bom Dia, Solicitei atualizacao do cadastro para retirada de suspensao ja tem uma semana e mesmo ainda nao foi feito, como devo proceder</text:p>
          </table:table-cell>
          <table:table-cell office:value-type="string" table:style-name="ce2">
            <text:p>Cadastro</text:p>
          </table:table-cell>
          <table:table-cell table:number-columns-repeated="16381"/>
        </table:table-row>
        <table:table-row table:style-name="ro1">
          <table:table-cell office:value-type="float" office:value="63" table:style-name="ce3">
            <text:p>63</text:p>
          </table:table-cell>
          <table:table-cell office:value-type="string" table:style-name="ce2">
            <text:p>meu pai faleceu dia 33 / 33 / 3333 e falou antes de morrer que eu era beneficiario de um seguro de vida dele e estou pesquisando queria saber se tenho como saber alguma informaçao por aqui ?</text:p>
          </table:table-cell>
          <table:table-cell office:value-type="string" table:style-name="ce2">
            <text:p>Seguro de Pessoas</text:p>
          </table:table-cell>
          <table:table-cell table:number-columns-repeated="16381"/>
        </table:table-row>
        <table:table-row table:style-name="ro1">
          <table:table-cell office:value-type="float" office:value="861" table:style-name="ce3">
            <text:p>861</text:p>
          </table:table-cell>
          <table:table-cell office:value-type="string" table:style-name="ce2">
            <text:p>Solicito informação de como proceder para fazer meu cadastro como corretora de seguros. Já fui aprovada e estou apta para Vida, Previdência e Capitalização</text:p>
          </table:table-cell>
          <table:table-cell office:value-type="string" table:style-name="ce2">
            <text:p>Cadastro</text:p>
          </table:table-cell>
          <table:table-cell table:number-columns-repeated="16381"/>
        </table:table-row>
        <table:table-row table:style-name="ro1">
          <table:table-cell office:value-type="float" office:value="151" table:style-name="ce3">
            <text:p>151</text:p>
          </table:table-cell>
          <table:table-cell office:value-type="string" table:style-name="ce2">
            <text:p>Sou terceiro em um sinistro no qual o numero é 333333. foi perca integral do veiculo eles já recolheram meu veiculo dia 33/33/3333. No dia 33/33/3333 o despachante pela seguradora atribuído informou que encaminhou toda a doc necessária para liberação do pagamento junto dela o boleto com vencimento para dia 33/33, não pagaram, não me informaram por que e agora não querem me informar nem quando posso enviar outro boleto pois estao sempre em analise interna.( Houve um acordo de pagamento dia 33/3 na qual foi enviado a documentação, mas sem o pagamento ou a justificativa do motivo da quebra. estou tentando confirmar o novo envio do boleto, mas seguradora apenas protela. A financeira do banco, estamos questionando por 3x e ninguém confirma o novo envio.) E que o senhor D não sabe o motivo da quebra, fora a falta da confirmação do novo boleto.Mitsui Sumitomo Seguros numero sinistro 333333. email: emaildespachante jonatas oliveira tel (33) 33333-3333 -- (33) 3333 3333 ramal 3333email: email</text:p>
          </table:table-cell>
          <table:table-cell office:value-type="string" table:style-name="ce2">
            <text:p>Seguro de Automoveis</text:p>
          </table:table-cell>
          <table:table-cell table:number-columns-repeated="16381"/>
        </table:table-row>
        <table:table-row table:style-name="ro1">
          <table:table-cell office:value-type="float" office:value="1376" table:style-name="ce3">
            <text:p>1376</text:p>
          </table:table-cell>
          <table:table-cell office:value-type="string" table:style-name="ce2">
            <text:p>Inversão de critérios para pagamento dos meus benef´ícios arrolados pela Administração Judicial da Massa Falida APLUB PREVIDÊNCIA, após 33 anos de contribuições mensais pagas. Meu pedido a essa SUSEP é para interceder para que seja me pago o saldo de R$ 3.333,33 o mais breve possível, através de crédito na minha conta corrente na CEF (agência 3333, tipo 333, nº 33333-3).</text:p>
          </table:table-cell>
          <table:table-cell office:value-type="string" table:style-name="ce2">
            <text:p>Previdência Complementar Aberta</text:p>
          </table:table-cell>
          <table:table-cell table:number-columns-repeated="16381"/>
        </table:table-row>
        <table:table-row table:style-name="ro1">
          <table:table-cell office:value-type="float" office:value="1264" table:style-name="ce3">
            <text:p>1264</text:p>
          </table:table-cell>
          <table:table-cell office:value-type="string" table:style-name="ce2">
            <text:p>Bom dia! Hoje, (33/33/33) fui até o endereço do Largo São Bento, como consta no site gov.br, para minha surpresa a recepcionista informou que <text:s/>faz mais de um ano que a SUSEP não atua mais lá.Enviei meu contrato social no cadastro pelo site gov.br, mas o status ainda é de suspenso.Nem um telefone funciona, enviei e-mail 33/33 e não tive retorno.Qual o caminho para conseguir resolver essa situação? Susep PJ: 333333333Susep PF: 333333333Valéria Corretora de Seguros</text:p>
          </table:table-cell>
          <table:table-cell office:value-type="string" table:style-name="ce2">
            <text:p>Não identificada</text:p>
          </table:table-cell>
          <table:table-cell table:number-columns-repeated="16381"/>
        </table:table-row>
        <table:table-row table:style-name="ro1">
          <table:table-cell office:value-type="float" office:value="1159" table:style-name="ce3">
            <text:p>1159</text:p>
          </table:table-cell>
          <table:table-cell office:value-type="string" table:style-name="ce2">
            <text:p>Prezados, tenho um cliente que faleceu o Sr., ADEMIR, CPF N° 333.333.333-33, nascido aos 33/33/3333, filho de Maria e pelo que consta ele possui um seguro de vida em grupo, porém, a empresa não quer fornecer a apólice e em busca no site, também não obtivemos êxito em localizar, desse modo, existe outro caminho a não ser o judicial para que tenhamos essa informação. Obrigado pela atenção.</text:p>
          </table:table-cell>
          <table:table-cell office:value-type="string" table:style-name="ce2">
            <text:p>Seguro de Pessoas</text:p>
          </table:table-cell>
          <table:table-cell table:number-columns-repeated="16381"/>
        </table:table-row>
        <table:table-row table:style-name="ro1">
          <table:table-cell office:value-type="float" office:value="137" table:style-name="ce3">
            <text:p>137</text:p>
          </table:table-cell>
          <table:table-cell office:value-type="string" table:style-name="ce2">
            <text:p>pesquisa de apólice vigente processo Processo nº 3333333.33.3333.3.33.3333</text:p>
          </table:table-cell>
          <table:table-cell office:value-type="string" table:style-name="ce2">
            <text:p>Seguro de Pessoas</text:p>
          </table:table-cell>
          <table:table-cell table:number-columns-repeated="16381"/>
        </table:table-row>
        <table:table-row table:style-name="ro1">
          <table:table-cell office:value-type="float" office:value="1350" table:style-name="ce3">
            <text:p>1350</text:p>
          </table:table-cell>
          <table:table-cell office:value-type="string" table:style-name="ce2">
            <text:p>Tenho um plano de aposentadoria feito em 3333 no banco do brasil ( Processo 333.3333/33 em anexo ) e recentemente entrei em contato com o banco do Brasil para saber como eu posso fazer aporte extra, aumentar minha contribuição mensal. Os atendentes disseram que desde 3333 essas duas modalidades estão extintas, porém não tenho nenhum documento oficial enviado pelo BB com o parecer da Susep que proibe de realizar este procedimento e que explique o motivo do qual não posso fazer esses aportesOs planos tradicionais foram comercializados na época pela Brasilprev como um plano extremamente flexível.O próprio regulamento do plano é claro ao dispor sobre os direitos dos investidores, merecendo especial atenção as cláusulas "3.3", "3.3" e "3.3":Como se sabe, o plano de previdência privada foi contratado visando garantir o recebimento de renda em complementação a eventual aposentadoria.Vale ressaltar que mesmo arquivado do plano Tradicional nada interfere nos contratos já firmados, para o quais se aplicam todas as cláusulas previstas nos regulamentos e nos referidos contratos.Qualquer alteração que não esteja prevista, só pode ser feita em comum acordo entre as partes.É evidente que o direito aporte adicionais ou alteração de contribuição é expresso no contrato firmado entre as partes.A alteração de forma unilateral das regras contratuais citadas acima sem a concordância expressa do participante, não pode ser chancelada conforme o código de defesa do consumidor.Reitero minha reclamação, para que a Brasilprev reverta imediatamente a decisão comunicada em 33/abril/3333 de quebra de contrato do Plano Tradicional e que, a partir daí, abra diálogo transparente e respeitoso com seus beneficiários para uma negociação que atenda interesses de ambas as partes.O fato de o Status do Processo constar como ARQUIVADO não significa NECESSARIAMENTE que um determinado Plano de Seguro não possa ser comercializado,apenas que ele se encontra no Arquivo da Autarquia.</text:p>
          </table:table-cell>
          <table:table-cell office:value-type="string" table:style-name="ce2">
            <text:p>Previdência Complementar Aberta</text:p>
          </table:table-cell>
          <table:table-cell table:number-columns-repeated="16381"/>
        </table:table-row>
        <table:table-row table:style-name="ro1">
          <table:table-cell office:value-type="float" office:value="1013" table:style-name="ce3">
            <text:p>1013</text:p>
          </table:table-cell>
          <table:table-cell office:value-type="string" table:style-name="ce2">
            <text:p>o site de confirmação de emissão de apólices https://www3.susep.gov.br/safe/apolices/app/garantia não está funcionando a algum tempo. Simplesmente não carrega mais nenhuma apolice</text:p>
          </table:table-cell>
          <table:table-cell office:value-type="string" table:style-name="ce2">
            <text:p>Seguro Garantia</text:p>
          </table:table-cell>
          <table:table-cell table:number-columns-repeated="16381"/>
        </table:table-row>
        <table:table-row table:style-name="ro1">
          <table:table-cell office:value-type="float" office:value="799" table:style-name="ce3">
            <text:p>799</text:p>
          </table:table-cell>
          <table:table-cell office:value-type="string" table:style-name="ce2">
            <text:p>Prezados,Gostaria de saber se há algum seguro de vida em nome de meu esposo Geraldo, CPF 333.333.333-33, falecido em 33/33/3333. Caso existe algum seguro, gentileza retornar o nome da empresa para que eu possa entrar em contato.Obrigado!</text:p>
          </table:table-cell>
          <table:table-cell office:value-type="string" table:style-name="ce2">
            <text:p>Seguro de Pessoas</text:p>
          </table:table-cell>
          <table:table-cell table:number-columns-repeated="16381"/>
        </table:table-row>
        <table:table-row table:style-name="ro1">
          <table:table-cell office:value-type="float" office:value="1202" table:style-name="ce3">
            <text:p>1202</text:p>
          </table:table-cell>
          <table:table-cell office:value-type="string" table:style-name="ce2">
            <text:p>Olá, eu sou corretora de seguros, proprietária de uma corretora e há algum tempo que para atender a solicitação da SUSEP estou tentando enviar o contrato social atualizado, porém sem êxito, uma vez que não consigo gerenciar a empresa através do meu acesso. Estou tentado transferir a responsabilidade técnica do meu antigo sócio para mim e o sistema não habilita. O antigo sócio, que era o responsável técnico, já desabilitou a empresa do acesso dele, enviou o contrato social atualizado, e mesmo assim não está habilitando no meu acesso para que eu possa gerenciar a empresa, e enviar a contrato social atualizado para solicitar minha vinculação como responsável técnica da corretora. A Susep, por sua vez não disponibiliza nenhum tipo de central para que possa nos ajudar, a central existente informa que não tem acesso esse tipo de informação e que devemos entrar em contato através do e-mail email. Já enviamos vários e-mails solicitando a alteração, enviamos o contrato social, explicamos, mas sempre somos orientados a seguir o passo a passo do manual, que se torna inviável. Uma vez que no passo 3, onde o manual solicita que clique em "Gerenciar" não conseguimos, porque a empresa não está vinculada, já na aba empresas, o sistema não acata a habilitação da empresa no cadastro. E tudo isso culminou na suspensão da corretora por parte da autarquia e consequentemente fomos bloqueados nas companhias de seguros de transmitir as propostas de seguros, o que está nos gerando um grande transtorno, inclusive financeiro. Uma vez que não é possível fazer propostas de seguros novos ou mesmo renovar os clientes que já estão na nossa carteira. Envio em anexo alguns dos e-mails enviados, prints do sistema onde fica evidenciado o erro, as certidões SUSEP das pessoas física e jurídica, contrato social atualizado. Solicito que a SUSEP faça a vinculação da CORRETORA DE SEGUROS LTDA ao meu acesso pessoa física para que eu possa gerenciá-la e solicito a atualização e minha inclusão como responsável técnica da empresa supracitada e reativação do cadastro da corretora junto a autarquia!<text:s text:c="2"/></text:p>
          </table:table-cell>
          <table:table-cell office:value-type="string" table:style-name="ce2">
            <text:p>Cadastro</text:p>
          </table:table-cell>
          <table:table-cell table:number-columns-repeated="16381"/>
        </table:table-row>
        <table:table-row table:style-name="ro1">
          <table:table-cell office:value-type="float" office:value="1100" table:style-name="ce3">
            <text:p>1100</text:p>
          </table:table-cell>
          <table:table-cell office:value-type="string" table:style-name="ce2">
            <text:p>Prezados, boa tarde!Já solicitei a regularização da susep suspensa da empresa trevo, e não obteve nenhum retorno, preciso resolver o quanto antes consegue nós ajudar?</text:p>
          </table:table-cell>
          <table:table-cell office:value-type="string" table:style-name="ce2">
            <text:p>Cadastro</text:p>
          </table:table-cell>
          <table:table-cell table:number-columns-repeated="16381"/>
        </table:table-row>
        <table:table-row table:style-name="ro1">
          <table:table-cell office:value-type="float" office:value="1075" table:style-name="ce3">
            <text:p>1075</text:p>
          </table:table-cell>
          <table:table-cell office:value-type="string" table:style-name="ce2">
            <text:p>Minha <text:s/>Habilitação tem mais de 3 ano, <text:s/>ainda não <text:s/>foi entregue na minha <text:s/>mão <text:s/>absurdo! Eu estou precisando dela pala minhas atividades remunerada.</text:p>
          </table:table-cell>
          <table:table-cell office:value-type="string" table:style-name="ce2">
            <text:p>Não identificada</text:p>
          </table:table-cell>
          <table:table-cell table:number-columns-repeated="16381"/>
        </table:table-row>
        <table:table-row table:style-name="ro1">
          <table:table-cell office:value-type="float" office:value="1296" table:style-name="ce3">
            <text:p>1296</text:p>
          </table:table-cell>
          <table:table-cell office:value-type="string" table:style-name="ce2">
            <text:p>um caminhão bateu em meu carro e a empresa responsável acionou o seguro (porto frota) , fiz vistoria e orçamento com a indicação de prestador vindo do próprio site da porto seguro.Eles querem pagar um valor menor do que o custo do concerto.isso é inadmissível!!!ou pagam o valor da tabela Fipe ou pagam valor total do concerto!!!!eu vou ficar no prejuízo???</text:p>
          </table:table-cell>
          <table:table-cell office:value-type="string" table:style-name="ce2">
            <text:p>Seguro de Automoveis</text:p>
          </table:table-cell>
          <table:table-cell table:number-columns-repeated="16381"/>
        </table:table-row>
        <table:table-row table:style-name="ro1">
          <table:table-cell office:value-type="float" office:value="269" table:style-name="ce3">
            <text:p>269</text:p>
          </table:table-cell>
          <table:table-cell office:value-type="string" table:style-name="ce2">
            <text:p>Venho aqui reclamar da UNIÃO SEGURADORA S/A por ter cancelado uma apólice de seguro de auxílio funeral vigente até 3333 e o segurado faleceu no dia 33/33/3333, sendo encaminhada toda documentação corretamente à AFABAN que é a subestipulante a qual faz o débito das mensalidades e a qual foi entregue em mãos toda documentação solicitada. Estamos desde a data de 33/33/3333 aguardando esse auxílio.grata.</text:p>
          </table:table-cell>
          <table:table-cell office:value-type="string" table:style-name="ce2">
            <text:p>Seguro de Pessoas</text:p>
          </table:table-cell>
          <table:table-cell table:number-columns-repeated="16381"/>
        </table:table-row>
        <table:table-row table:style-name="ro1">
          <table:table-cell office:value-type="float" office:value="1352" table:style-name="ce3">
            <text:p>1352</text:p>
          </table:table-cell>
          <table:table-cell office:value-type="string" table:style-name="ce2">
            <text:p>Ola, não estou conseguindo enviar meus certificados a Susep uma vez que minha conta gov nao me permite passar do nível prata, por conta disso gostaria de uma orientação de algum meio alternativo para eu enviar meus certificados e finalmente me tornar um membro da equipe de corretores da Susep como sonho.</text:p>
          </table:table-cell>
          <table:table-cell office:value-type="string" table:style-name="ce2">
            <text:p>Cadastro</text:p>
          </table:table-cell>
          <table:table-cell table:number-columns-repeated="16381"/>
        </table:table-row>
        <table:table-row table:style-name="ro1">
          <table:table-cell office:value-type="float" office:value="112" table:style-name="ce3">
            <text:p>112</text:p>
          </table:table-cell>
          <table:table-cell office:value-type="string" table:style-name="ce2">
            <text:p>Em 33/33/3333 o atendente na Foco locadora de carros em Florianópolis, que me atendeu, me vendeu um seguro , baseado de que a Booking, na qual fiz a locação e o seguro, não me assegurava 333%, fiquei preocupado e acabei fazendo também este seguro do seguro, em 33/33/3333, um pouco antes do mesmo horário de retirada do veículo, entrei em contato com o relacionamento da Foco, solicitando que caso quisessem cobrar por estes 3 dias, eu aceitava mas não pelo período de 33 dias, como feito anteriormente. Pedi que a ligação fosse gravada e que atendessem minha demanda, dando minha ciência dos riscos, direitos e deveres, e assim o fiz também por e-mail, conforme todos arquivos anexos, pertinentes a esta solicitação. Não obtive nenhum retorno, todas as vezes que liguei desde então, me diziam que estavam analisando, que queriam o voucher da minha locação junto a Booking, enviei, depois que precisava que o carro fosse devolvido, devolvi, conclusão; esta foi a resposta do e-mail deles, e que não foi cumprida até então, até agora 33 dias uteis.Hoje 33/33/33, entrei em cto. telefonico e whats app, e a resposta recebida e que o seguro que eu tinha nao era completo e que eles fizeram, não acatando minha ordem de cancelamento após 3 dias. Nosso prazo para análise e retorno de sua solicitação é de até 33 horas. Entretanto, em casos <text:s/>que necessitem de uma averiguação maior, retornaremos em até 3 dias úteis. <text:s text:c="2"/>Obs.: Funcionários da Susep, eu os copiei aqui, porque na página do Consumidor.Gov.Br, a empresa; Foco não aparece.</text:p>
          </table:table-cell>
          <table:table-cell office:value-type="string" table:style-name="ce2">
            <text:p>Seguro de Automoveis</text:p>
          </table:table-cell>
          <table:table-cell table:number-columns-repeated="16381"/>
        </table:table-row>
        <table:table-row table:style-name="ro1">
          <table:table-cell office:value-type="float" office:value="355" table:style-name="ce3">
            <text:p>355</text:p>
          </table:table-cell>
          <table:table-cell office:value-type="string" table:style-name="ce2">
            <text:p>A Susep não realiza a liberação dos cadastros on-line solicitadas por terceiros. Estou há 3 meses tentando obter a liberação de acesso junto ao sistema informatizado da Susep para fins de envio de ofício judicial. A concretização de tal cadastro se dá após envio de email para email. Há meses estou enviando e-mails para o referido endereço sem resposta alguma, e, por consequência, não consigo protocolar ofício judicial, travando e impedindo o recebimento de valores por meus clientes. De outro lado, ao entrar em contato com a Ouvidoria da Susep (3333333333) os atendentes são mal educados, mal treinados, irônicos, arrogantes, não entendem absolutamente nada do serviço que prestam e se limitam a responder "enviar para o e-mail", sendo o único endereço de e-mail aquele que permanece sem resposta. Não existe nenhum supervisor, atendente ou pessoa minimamente capacitada no órgão para fins de prestar atendimento a população. É o pior serviço e atendimento que já recebi</text:p>
          </table:table-cell>
          <table:table-cell office:value-type="string" table:style-name="ce2">
            <text:p>Seguro de Pessoas</text:p>
          </table:table-cell>
          <table:table-cell table:number-columns-repeated="16381"/>
        </table:table-row>
        <table:table-row table:style-name="ro1">
          <table:table-cell office:value-type="float" office:value="971" table:style-name="ce3">
            <text:p>971</text:p>
          </table:table-cell>
          <table:table-cell office:value-type="string" table:style-name="ce2">
            <text:p>Gostaria de saber se sou beneficiários de algum seguro de minha mãe, Edila cpf 33333333333</text:p>
          </table:table-cell>
          <table:table-cell office:value-type="string" table:style-name="ce2">
            <text:p>Seguro de Pessoas</text:p>
          </table:table-cell>
          <table:table-cell table:number-columns-repeated="16381"/>
        </table:table-row>
        <table:table-row table:style-name="ro1">
          <table:table-cell office:value-type="float" office:value="75" table:style-name="ce3">
            <text:p>75</text:p>
          </table:table-cell>
          <table:table-cell office:value-type="string" table:style-name="ce2">
            <text:p>Como faço para falar com a caixa (333) ?!sou AAA e tenho seguro residencial (número 3333) titulo 3333333333 mediante financiamento de apartamento em condomínio a qual estou com dificuldade na rede elétrica ??</text:p>
          </table:table-cell>
          <table:table-cell office:value-type="string" table:style-name="ce2">
            <text:p>Seguro de Danos</text:p>
          </table:table-cell>
          <table:table-cell table:number-columns-repeated="16381"/>
        </table:table-row>
        <table:table-row table:style-name="ro1">
          <table:table-cell office:value-type="float" office:value="1344" table:style-name="ce3">
            <text:p>1344</text:p>
          </table:table-cell>
          <table:table-cell office:value-type="string" table:style-name="ce2">
            <text:p>Boa tarde, tenho o seguro de veículo de apólice Nr 33.33.3333.333333.333 junto a empresa Azul Seguro Auto, conforme Anexo.- em 33/33/3333 a seguradora autorizou a realização do reparo do meu veículo em razão do sinistro Nr 3333333333, com a condição de que as peças para a realização do reparo seriam fornecidas pela seguradora, conforme anexo.- em 33/33/3333 realizei o primeiro contato, via chat, com a seguradora, pois as peças ainda não haviam sido entregues na oficina onde o meu veículo as aguardava para finalizar a manutenção, o atendente na oportunidade informou que o prazo para a entrega era até 33/33/3333.- em 33/33/3333 realizei o segundo contato, pois o prazo para o fornecimento das peças havia vencido e as peças ainda não foram entregues na oficina. O atedente iformou que o novo prazo seria 33/33/3333 para a entrega das peças, conforme anexo.- em 33/33/3333 fiz contato com o Corretor Sérgio, que me vendeu o seguro, informando a dificuldade de ter uma solução para o meu problema com a entrega das peças por parte da Seguradora e no contato entre ele e a seguradora foi passado o prazo de entrega até 33/33/3333, conforme anexo,- em 33/33/3333 fiz contato com a oficina e as peças ainda não foram entregues pela Seguradora.Do exposto solicito que seja adotada alguma medida por essa Superintência a fim de que seja cumprido o que foi acordado na apólice de seguro, pois até a presente data não há cumprimento da Seguradora no fornecimento das peças para a realização do reparo do meu veículo, causando transtono e dificuldades de locomoção seja para trabalho, seja para atividadeS cotidianas, como citei no chat em anexo, para mim como contratante só resta pagar as prestações a vencer do seguro, pois se eu atrasar o pagamento sou penalizado com <text:s/>a perca da cobertura do seguro.Obrigado.VIVIANE</text:p>
          </table:table-cell>
          <table:table-cell office:value-type="string" table:style-name="ce2">
            <text:p>Seguro de Automoveis</text:p>
          </table:table-cell>
          <table:table-cell table:number-columns-repeated="16381"/>
        </table:table-row>
        <table:table-row table:style-name="ro1">
          <table:table-cell office:value-type="float" office:value="1395" table:style-name="ce3">
            <text:p>1395</text:p>
          </table:table-cell>
          <table:table-cell office:value-type="string" table:style-name="ce2">
            <text:p>Presado, minha reclamação e em relação a seguradora HDI que; negou o pagamento do meu sinistro <text:s/>sem argumentos claros e objetivos Peço que; analisem os fatos e intercedam para que possamos ter uma solução para o fato. Anexo a Carte Negativa;Cumpri todos os requisitos da seguradora que manteve a Negativa.</text:p>
          </table:table-cell>
          <table:table-cell office:value-type="string" table:style-name="ce2">
            <text:p>Não identificada</text:p>
          </table:table-cell>
          <table:table-cell table:number-columns-repeated="16381"/>
        </table:table-row>
        <table:table-row table:style-name="ro1">
          <table:table-cell office:value-type="float" office:value="1414" table:style-name="ce3">
            <text:p>1414</text:p>
          </table:table-cell>
          <table:table-cell office:value-type="string" table:style-name="ce2">
            <text:p>Banco do Bradesco se negou a pagar a apólice referente ao seguro vida e previdência do meu filho pois alegaram que a morte dele foi ilícita</text:p>
          </table:table-cell>
          <table:table-cell office:value-type="string" table:style-name="ce2">
            <text:p>Seguro de Pessoas</text:p>
          </table:table-cell>
          <table:table-cell table:number-columns-repeated="16381"/>
        </table:table-row>
        <table:table-row table:style-name="ro1">
          <table:table-cell office:value-type="float" office:value="523" table:style-name="ce3">
            <text:p>523</text:p>
          </table:table-cell>
          <table:table-cell office:value-type="string" table:style-name="ce2">
            <text:p>boa tarde, solicito orientação - informação quanto a constituição de uma sociedade empresária Corretora de Seguros.as dúvidas são:o gerente técnico obrigatoriamente deve ser sócio da empresa ou pode ser um administrador não sócio, devidamente inscrito na Susep e designado em cláusula especifica no contrato social?caso esse gerente técnico, administrador, obrigatóriamente tenha que ser sócio, ele deve ser sócio majoritário? a sociedade pode ser composta por sócios, pessoas fisicas não inscritos na Susep? como deve ser a composição dessa sociedade?antecipadamente, agradeço pelos esclarecimentos.RCambé - PR.</text:p>
          </table:table-cell>
          <table:table-cell office:value-type="string" table:style-name="ce2">
            <text:p>Cadastro</text:p>
          </table:table-cell>
          <table:table-cell table:number-columns-repeated="16381"/>
        </table:table-row>
        <table:table-row table:style-name="ro1">
          <table:table-cell office:value-type="float" office:value="700" table:style-name="ce3">
            <text:p>700</text:p>
          </table:table-cell>
          <table:table-cell office:value-type="string" table:style-name="ce2">
            <text:p>Prezados,Meu pai faleceu recentemente e não nos deixou informações sobre ativos financeiros. Solicito informações sobre existência de seguros, previdencias privadas e capitalizações em nome dele, Sr. José (documento anexo)</text:p>
          </table:table-cell>
          <table:table-cell office:value-type="string" table:style-name="ce2">
            <text:p>Seguro de Pessoas</text:p>
          </table:table-cell>
          <table:table-cell table:number-columns-repeated="16381"/>
        </table:table-row>
        <table:table-row table:style-name="ro1">
          <table:table-cell office:value-type="float" office:value="404" table:style-name="ce3">
            <text:p>404</text:p>
          </table:table-cell>
          <table:table-cell office:value-type="string" table:style-name="ce2">
            <text:p>Prezados, boa tarde.Não consigo entrar no sistema da susep na minha página. E preciso saber se deu certo o envio do contrato social que vocês me solicitaram. Podem me ajudar por favor?</text:p>
          </table:table-cell>
          <table:table-cell office:value-type="string" table:style-name="ce2">
            <text:p>Cadastro</text:p>
          </table:table-cell>
          <table:table-cell table:number-columns-repeated="16381"/>
        </table:table-row>
        <table:table-row table:style-name="ro1">
          <table:table-cell office:value-type="float" office:value="182" table:style-name="ce3">
            <text:p>182</text:p>
          </table:table-cell>
          <table:table-cell office:value-type="string" table:style-name="ce2">
            <text:p>gostaria de fazer uma reclamação sobre a bradesco seguros pois tive uma caminhão roubado e era segurado por essa empresa de seguros, apos solicitarem os documentos para <text:s/>indenização foi acionado uma analise especial onde segundo informação teria o prazo de 33 dias, onde esse prazo se encerrou no inicio do mês de janeiro, e ate o presente momento não obtive resposta do banco na questão da indenização, e quando ligo para o mesmo nem a analista não sabe informar o que esta acontecendo com o referido sinistro, gostaria de providencias a respeito</text:p>
          </table:table-cell>
          <table:table-cell office:value-type="string" table:style-name="ce2">
            <text:p>Seguro de Automoveis</text:p>
          </table:table-cell>
          <table:table-cell table:number-columns-repeated="16381"/>
        </table:table-row>
        <table:table-row table:style-name="ro1">
          <table:table-cell office:value-type="float" office:value="1147" table:style-name="ce3">
            <text:p>1147</text:p>
          </table:table-cell>
          <table:table-cell office:value-type="string" table:style-name="ce2">
            <text:p>Bom dia, tenho a apólice nº 333333Em meados de janeiro e fevereiro de 3333, tivemos um mini ciclone na região que destelhou nosso escritório, voou a placas da cobertura e a chuva que veio após o vendaval, molhou todo o escritório e perdemos máquinas (computadores, televisor e documentos em papel físicos). Solicitei para a seguradora a indenização do seguro e eles recusaram, alegando que o prejuízo foi causado pelas chuvas e não temos cobertura para águas, mais entendendo que um temporal é antecedido por vendaval e temos cobertura de vendaval (https://conceito.de/vendaval) (https://g3.globo.com/sp/sao-paulo/noticia/3333/33/33/chuva-causa-alagamentos-e-quedas-de-arvores-em-sp.ghtml) (https://g3.globo.com/sp/sao-paulo/noticia/3333/33/33/vento-forte-derruba-arvores-em-sp.ghtml) (https://portal.inmet.gov.br/noticias/informativo-meteorol%C3%B3gico-n%C3%BA-33-3333)</text:p>
          </table:table-cell>
          <table:table-cell office:value-type="string" table:style-name="ce2">
            <text:p>Seguro Garantia</text:p>
          </table:table-cell>
          <table:table-cell table:number-columns-repeated="16381"/>
        </table:table-row>
        <table:table-row table:style-name="ro1">
          <table:table-cell office:value-type="float" office:value="1120" table:style-name="ce3">
            <text:p>1120</text:p>
          </table:table-cell>
          <table:table-cell office:value-type="string" table:style-name="ce2">
            <text:p>Jakson, advogado, inscrito na OAB/MG 333.333, na <text:s/>qualidade de herdeiro de, LEOLINO, CPF:333.333.333-33, vem requerer informações a respeito se o falecido deixou alguma apólice de seguro contratado.Sem nada mais, agradeço-lhes Tel: (33) 3.33333333</text:p>
          </table:table-cell>
          <table:table-cell office:value-type="string" table:style-name="ce2">
            <text:p>Seguro de Pessoas</text:p>
          </table:table-cell>
          <table:table-cell table:number-columns-repeated="16381"/>
        </table:table-row>
        <table:table-row table:style-name="ro1">
          <table:table-cell office:value-type="float" office:value="848" table:style-name="ce3">
            <text:p>848</text:p>
          </table:table-cell>
          <table:table-cell office:value-type="string" table:style-name="ce2">
            <text:p>COMO OBTER A CERTIFICAÇÃO PARA VENDAS DE SORTEIO ONLINES, <text:s/>ATRAVES DE TITULOS DE CAPITALIZAÇÃO ?</text:p>
          </table:table-cell>
          <table:table-cell office:value-type="string" table:style-name="ce2">
            <text:p>Cadastro</text:p>
          </table:table-cell>
          <table:table-cell table:number-columns-repeated="16381"/>
        </table:table-row>
        <table:table-row table:style-name="ro1">
          <table:table-cell office:value-type="float" office:value="925" table:style-name="ce3">
            <text:p>925</text:p>
          </table:table-cell>
          <table:table-cell office:value-type="string" table:style-name="ce2">
            <text:p>Uma empresa Sociedade Limitida Unipessoal que tem seu socio Registrado na Susep, esse socio pode abrir ou empresa? e outra duvida ele pode ser Responsavel tecnico de outra Corretora onde os socios não são corretores?</text:p>
          </table:table-cell>
          <table:table-cell office:value-type="string" table:style-name="ce2">
            <text:p>Cadastro</text:p>
          </table:table-cell>
          <table:table-cell table:number-columns-repeated="16381"/>
        </table:table-row>
        <table:table-row table:style-name="ro1">
          <table:table-cell office:value-type="float" office:value="1422" table:style-name="ce3">
            <text:p>1422</text:p>
          </table:table-cell>
          <table:table-cell office:value-type="string" table:style-name="ce2">
            <text:p>Boa Tarde, gostaria de uma orientação de como consigo fazer uma consultar para ver se meu falecido avô tinha algum seguro de vida, se consigo fazer essa pesquisa somente com o número do CPF ou qual outro caminho, obrigado ?</text:p>
          </table:table-cell>
          <table:table-cell office:value-type="string" table:style-name="ce2">
            <text:p>Seguro de Pessoas</text:p>
          </table:table-cell>
          <table:table-cell table:number-columns-repeated="16381"/>
        </table:table-row>
        <table:table-row table:style-name="ro1">
          <table:table-cell office:value-type="float" office:value="1157" table:style-name="ce3">
            <text:p>1157</text:p>
          </table:table-cell>
          <table:table-cell office:value-type="string" table:style-name="ce2">
            <text:p>Gostaria de ter acesso as condições gerais do produto registrado sob o n. 33333333333/3333-33 do Banco Bradesco <text:s/>e suas versões, vigente entre 3333 e maio de 3333.</text:p>
          </table:table-cell>
          <table:table-cell office:value-type="string" table:style-name="ce2">
            <text:p>Seguro de Pessoas</text:p>
          </table:table-cell>
          <table:table-cell table:number-columns-repeated="16381"/>
        </table:table-row>
        <table:table-row table:style-name="ro1">
          <table:table-cell table:style-name="ce1"/>
          <table:table-cell office:value-type="string" table:style-name="ce1">
            <text:p>Gostaria de saber como proceder para alterar a cobertura da apólice nº 123, visto que o valor do contrato principal foi alterado.</text:p>
          </table:table-cell>
          <table:table-cell office:value-type="string" table:style-name="ce1">
            <text:p>Seguro Garantia</text:p>
          </table:table-cell>
          <table:table-cell table:number-columns-repeated="16381"/>
        </table:table-row>
        <table:table-row table:style-name="ro1">
          <table:table-cell table:style-name="ce1"/>
          <table:table-cell office:value-type="string" table:style-name="ce1">
            <text:p>A apólice nº 123 já foi cancelada e não recebemos o reembolso do prêmio proporcional. Podem verificar?</text:p>
          </table:table-cell>
          <table:table-cell office:value-type="string" table:style-name="ce1">
            <text:p>Seguro Garantia</text:p>
          </table:table-cell>
          <table:table-cell table:number-columns-repeated="16381"/>
        </table:table-row>
        <table:table-row table:number-rows-repeated="2" table:style-name="ro1">
          <table:table-cell table:style-name="ce1"/>
          <table:table-cell office:value-type="string" table:style-name="ce1">
            <text:p>Estamos enfrentando problemas para validar a apólice nº 123 junto ao órgão contratante. Poderiam nos ajudar?</text:p>
          </table:table-cell>
          <table:table-cell office:value-type="string" table:style-name="ce1">
            <text:p>Seguro Garantia</text:p>
          </table:table-cell>
          <table:table-cell table:number-columns-repeated="16381"/>
        </table:table-row>
        <table:table-row table:style-name="ro1">
          <table:table-cell table:style-name="ce1"/>
          <table:table-cell office:value-type="string" table:style-name="ce1">
            <text:p>Gostaria de saber por que a apólice nº 123 ainda não foi liberada, mesmo após o cumprimento das exigências.</text:p>
          </table:table-cell>
          <table:table-cell office:value-type="string" table:style-name="ce1">
            <text:p>Seguro Garantia</text:p>
          </table:table-cell>
          <table:table-cell table:number-columns-repeated="16381"/>
        </table:table-row>
        <table:table-row table:style-name="ro1">
          <table:table-cell table:style-name="ce1"/>
          <table:table-cell office:value-type="string" table:style-name="ce1">
            <text:p>Estamos enfrentando problemas para validar a apólice nº 123 junto ao órgão contratante. Poderiam nos ajudar?</text:p>
          </table:table-cell>
          <table:table-cell office:value-type="string" table:style-name="ce1">
            <text:p>Seguro Garantia</text:p>
          </table:table-cell>
          <table:table-cell table:number-columns-repeated="16381"/>
        </table:table-row>
        <table:table-row table:style-name="ro1">
          <table:table-cell table:style-name="ce1"/>
          <table:table-cell office:value-type="string" table:style-name="ce1">
            <text:p>O prazo da apólice nº 123 está se encerrando e precisamos prorrogar por mais 6 meses. Quais os procedimentos?</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A apólice nº 123 foi emitida com dados incorretos e precisamos realizar a correção o mais rápido possível.</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Preciso de uma atualização no valor da apólice nº 123 em função de um novo contrato aditivo assinado recentemente.</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O tomador não cumpriu as condições do contrato e estamos acionando a apólice nº 123. Como proceder para solicitar a indenização?</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Solicito informações sobre o status da apólice nº 123, que deveria ter sido registrada na SUSEP há mais de 30 dias.</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Há uma divergência nas informações registradas na apólice nº 123 e precisamos de uma retificação urgente.</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Solicito alteração do beneficiário na apólice nº 123, conforme instruções enviadas anteriormente.</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A apólice nº 123 já foi cancelada e não recebemos o reembolso do prêmio proporcional. Podem verificar?</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Poderiam confirmar se o pagamento do prêmio da apólice nº 123 foi devidamente processado?</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O prazo da apólice nº 123 está se encerrando e precisamos prorrogar por mais 6 meses. Quais os procedimentos?</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Há uma divergência nas informações registradas na apólice nº 123 e precisamos de uma retificação urgente.</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O tomador não cumpriu as condições do contrato e estamos acionando a apólice nº 123. Como proceder para solicitar a indenização?</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Estamos enfrentando problemas para validar a apólice nº 123 junto ao órgão contratante. Poderiam nos ajudar?</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A apólice nº 123 já foi cancelada e não recebemos o reembolso do prêmio proporcional. Podem verificar?</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Estamos enfrentando problemas para validar a apólice nº 123 junto ao órgão contratante. Poderiam nos ajudar?</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O prazo da apólice nº 123 está se encerrando e precisamos prorrogar por mais 6 meses. Quais os procedimentos?</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A apólice nº 123 já foi cancelada e não recebemos o reembolso do prêmio proporcional. Podem verificar?</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Quais documentos são necessários para solicitar a liberação da apólice nº 123 após o cumprimento das obrigações contratuais?</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Solicito informações sobre o status da apólice nº 123, que deveria ter sido registrada na SUSEP há mais de 30 dias.</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A apólice nº 123 já foi cancelada e não recebemos o reembolso do prêmio proporcional. Podem verificar?</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O tomador não cumpriu as condições do contrato e estamos acionando a apólice nº 123. Como proceder para solicitar a indenização?</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O prazo da apólice nº 123 está se encerrando e precisamos prorrogar por mais 6 meses. Quais os procedimentos?</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O tomador não cumpriu as condições do contrato e estamos acionando a apólice nº 123. Como proceder para solicitar a indenização?</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Solicito informações sobre o status da apólice nº 123, que deveria ter sido registrada na SUSEP há mais de 30 dias.</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Poderiam confirmar se o pagamento do prêmio da apólice nº 123 foi devidamente processado?</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Preciso de uma atualização no valor da apólice nº 123 em função de um novo contrato aditivo assinado recentemente.</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Quais documentos são necessários para solicitar a liberação da apólice nº 123 após o cumprimento das obrigações contratuais?</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Solicito alteração do beneficiário na apólice nº 123, conforme instruções enviadas anteriormente.</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O prazo da apólice nº 123 está se encerrando e precisamos prorrogar por mais 6 meses. Quais os procedimentos?</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Gostaria de saber por que a apólice nº 123 ainda não foi liberada, mesmo após o cumprimento das exigências.</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A empresa tomadora do contrato garantido pela apólice nº 123 entrou em recuperação judicial. Quais medidas podemos tomar?</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O prazo da apólice nº 123 está se encerrando e precisamos prorrogar por mais 6 meses. Quais os procedimentos?</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Estamos enfrentando problemas para validar a apólice nº 123 junto ao órgão contratante. Poderiam nos ajudar?</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Poderiam confirmar se o pagamento do prêmio da apólice nº 123 foi devidamente processado?</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Solicito alteração do beneficiário na apólice nº 123, conforme instruções enviadas anteriormente.</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Quais documentos são necessários para solicitar a liberação da apólice nº 123 após o cumprimento das obrigações contratuais?</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A empresa tomadora do contrato garantido pela apólice nº 123 entrou em recuperação judicial. Quais medidas podemos tomar?</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Preciso de uma atualização no valor da apólice nº 123 em função de um novo contrato aditivo assinado recentemente.</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Solicito alteração do beneficiário na apólice nº 123, conforme instruções enviadas anteriormente.</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O site da SUSEP não está aceitando o número da apólice nº 123 para consulta, poderiam verificar o que está acontecendo?</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Quais documentos são necessários para solicitar a liberação da apólice nº 123 após o cumprimento das obrigações contratuais?</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Gostaria de saber como proceder para alterar a cobertura da apólice nº 123, visto que o valor do contrato principal foi alterado.</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Estamos enfrentando problemas para validar a apólice nº 123 junto ao órgão contratante. Poderiam nos ajudar?</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Solicito informações sobre o status da apólice nº 123, que deveria ter sido registrada na SUSEP há mais de 30 dias.</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Há uma divergência nas informações registradas na apólice nº 123 e precisamos de uma retificação urgente.</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O tomador não cumpriu as condições do contrato e estamos acionando a apólice nº 123. Como proceder para solicitar a indenização?</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Há uma divergência nas informações registradas na apólice nº 123 e precisamos de uma retificação urgente.</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O site da SUSEP não está aceitando o número da apólice nº 123 para consulta, poderiam verificar o que está acontecendo?</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Poderiam confirmar se o pagamento do prêmio da apólice nº 123 foi devidamente processado?</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A apólice nº 123 já foi cancelada e não recebemos o reembolso do prêmio proporcional. Podem verificar?</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O prazo da apólice nº 123 está se encerrando e precisamos prorrogar por mais 6 meses. Quais os procedimentos?</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Há uma divergência nas informações registradas na apólice nº 123 e precisamos de uma retificação urgente.</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Solicito a inclusão de um novo aditivo à apólice nº 123 para cobrir os serviços adicionais contratados recentemente.</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Quais documentos são necessários para solicitar a liberação da apólice nº 123 após o cumprimento das obrigações contratuais?</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A apólice nº 123 foi emitida com dados incorretos e precisamos realizar a correção o mais rápido possível.</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O tomador não cumpriu as condições do contrato e estamos acionando a apólice nº 123. Como proceder para solicitar a indenização?</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Há uma divergência nas informações registradas na apólice nº 123 e precisamos de uma retificação urgente.</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Preciso de uma atualização no valor da apólice nº 123 em função de um novo contrato aditivo assinado recentemente.</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Gostaria de saber por que a apólice nº 123 ainda não foi liberada, mesmo após o cumprimento das exigências.</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A apólice nº 123 já foi cancelada e não recebemos o reembolso do prêmio proporcional. Podem verificar?</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Estamos enfrentando problemas para validar a apólice nº 123 junto ao órgão contratante. Poderiam nos ajudar?</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Há uma divergência nas informações registradas na apólice nº 123 e precisamos de uma retificação urgente.</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Gostaria de saber como proceder para alterar a cobertura da apólice nº 123, visto que o valor do contrato principal foi alterado.</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Solicito alteração do beneficiário na apólice nº 123, conforme instruções enviadas anteriormente.</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Estamos enfrentando problemas para validar a apólice nº 123 junto ao órgão contratante. Poderiam nos ajudar?</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Preciso de uma atualização no valor da apólice nº 123 em função de um novo contrato aditivo assinado recentemente.</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Quais documentos são necessários para solicitar a liberação da apólice nº 123 após o cumprimento das obrigações contratuais?</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A empresa tomadora do contrato garantido pela apólice nº 123 entrou em recuperação judicial. Quais medidas podemos tomar?</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Há uma divergência nas informações registradas na apólice nº 123 e precisamos de uma retificação urgente.</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Solicito a inclusão de um novo aditivo à apólice nº 123 para cobrir os serviços adicionais contratados recentemente.</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Poderiam confirmar se o pagamento do prêmio da apólice nº 123 foi devidamente processado?</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O site da SUSEP não está aceitando o número da apólice nº 123 para consulta, poderiam verificar o que está acontecendo?</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Solicito alteração do beneficiário na apólice nº 123, conforme instruções enviadas anteriormente.</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Há uma divergência nas informações registradas na apólice nº 123 e precisamos de uma retificação urgente.</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A apólice nº 123 já foi cancelada e não recebemos o reembolso do prêmio proporcional. Podem verificar?</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Solicito alteração do beneficiário na apólice nº 123, conforme instruções enviadas anteriormente.</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Solicito informações sobre o status da apólice nº 123, que deveria ter sido registrada na SUSEP há mais de 30 dias.</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O site da SUSEP não está aceitando o número da apólice nº 123 para consulta, poderiam verificar o que está acontecendo?</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Quais documentos são necessários para solicitar a liberação da apólice nº 123 após o cumprimento das obrigações contratuais?</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O tomador não cumpriu as condições do contrato e estamos acionando a apólice nº 123. Como proceder para solicitar a indenização?</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Gostaria de saber como proceder para alterar a cobertura da apólice nº 123, visto que o valor do contrato principal foi alterado.</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Estamos enfrentando problemas para validar a apólice nº 123 junto ao órgão contratante. Poderiam nos ajudar?</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O prazo da apólice nº 123 está se encerrando e precisamos prorrogar por mais 6 meses. Quais os procedimentos?</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Gostaria de saber por que a apólice nº 123 ainda não foi liberada, mesmo após o cumprimento das exigências.</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Solicito informações sobre o status da apólice nº 123, que deveria ter sido registrada na SUSEP há mais de 30 dias.</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Gostaria de saber por que a apólice nº 123 ainda não foi liberada, mesmo após o cumprimento das exigências.</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Solicito a inclusão de um novo aditivo à apólice nº 123 para cobrir os serviços adicionais contratados recentemente.</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Solicito informações sobre o status da apólice nº 123, que deveria ter sido registrada na SUSEP há mais de 30 dias.</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Preciso de uma atualização no valor da apólice nº 123 em função de um novo contrato aditivo assinado recentemente.</text:p>
          </table:table-cell>
          <table:table-cell office:value-type="string" table:style-name="ce1">
            <text:p>Seguro Garantia</text:p>
          </table:table-cell>
          <table:table-cell table:number-columns-repeated="16381"/>
        </table:table-row>
        <table:table-row table:number-rows-repeated="2" table:style-name="ro1">
          <table:table-cell/>
          <table:table-cell office:value-type="string" table:style-name="ce1">
            <text:p>O tomador não cumpriu as condições do contrato e estamos acionando a apólice nº 123. Como proceder para solicitar a indenização?</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O prazo da apólice nº 123 está se encerrando e precisamos prorrogar por mais 6 meses. Quais os procedimentos?</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Preciso de uma atualização no valor da apólice nº 123 em função de um novo contrato aditivo assinado recentemente.</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Estamos enfrentando problemas para validar a apólice nº 123 junto ao órgão contratante. Poderiam nos ajudar?</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Há uma divergência nas informações registradas na apólice nº 123 e precisamos de uma retificação urgente.</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Solicito alteração do beneficiário na apólice nº 123, conforme instruções enviadas anteriormente.</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A apólice nº 123 já foi cancelada e não recebemos o reembolso do prêmio proporcional. Podem verificar?</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Solicito informações sobre o status da apólice nº 123, que deveria ter sido registrada na SUSEP há mais de 30 dias.</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O tomador não cumpriu as condições do contrato e estamos acionando a apólice nº 123. Como proceder para solicitar a indenização?</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O site da SUSEP não está aceitando o número da apólice nº 123 para consulta, poderiam verificar o que está acontecendo?</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Solicito informações sobre o status da apólice nº 123, que deveria ter sido registrada na SUSEP há mais de 30 dias.</text:p>
          </table:table-cell>
          <table:table-cell office:value-type="string" table:style-name="ce1">
            <text:p>Seguro Garantia</text:p>
          </table:table-cell>
          <table:table-cell table:number-columns-repeated="16381"/>
        </table:table-row>
        <table:table-row table:number-rows-repeated="2" table:style-name="ro1">
          <table:table-cell/>
          <table:table-cell office:value-type="string" table:style-name="ce1">
            <text:p>Solicito alteração do beneficiário na apólice nº 123, conforme instruções enviadas anteriormente.</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Gostaria de saber como proceder para alterar a cobertura da apólice nº 123, visto que o valor do contrato principal foi alterado.</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A apólice nº 123 foi emitida com dados incorretos e precisamos realizar a correção o mais rápido possível.</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Há uma divergência nas informações registradas na apólice nº 123 e precisamos de uma retificação urgente.</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Solicito a inclusão de um novo aditivo à apólice nº 123 para cobrir os serviços adicionais contratados recentemente.</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Solicito alteração do beneficiário na apólice nº 123, conforme instruções enviadas anteriormente.</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A apólice nº 123 já foi cancelada e não recebemos o reembolso do prêmio proporcional. Podem verificar?</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Quais documentos são necessários para solicitar a liberação da apólice nº 123 após o cumprimento das obrigações contratuais?</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Solicito alteração do beneficiário na apólice nº 123, conforme instruções enviadas anteriormente.</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Solicito informações sobre o status da apólice nº 123, que deveria ter sido registrada na SUSEP há mais de 30 dias.</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O tomador não cumpriu as condições do contrato e estamos acionando a apólice nº 123. Como proceder para solicitar a indenização?</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Quais documentos são necessários para solicitar a liberação da apólice nº 123 após o cumprimento das obrigações contratuais?</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Gostaria de saber como proceder para alterar a cobertura da apólice nº 123, visto que o valor do contrato principal foi alterado.</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A apólice nº 123 já foi cancelada e não recebemos o reembolso do prêmio proporcional. Podem verificar?</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Gostaria de saber como proceder para alterar a cobertura da apólice nº 123, visto que o valor do contrato principal foi alterado.</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Poderiam confirmar se o pagamento do prêmio da apólice nº 123 foi devidamente processado?</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Gostaria de saber como proceder para alterar a cobertura da apólice nº 123, visto que o valor do contrato principal foi alterado.</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Há uma divergência nas informações registradas na apólice nº 123 e precisamos de uma retificação urgente.</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A empresa tomadora do contrato garantido pela apólice nº 123 entrou em recuperação judicial. Quais medidas podemos tomar?</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Preciso de uma atualização no valor da apólice nº 123 em função de um novo contrato aditivo assinado recentemente.</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Solicito informações sobre o status da apólice nº 123, que deveria ter sido registrada na SUSEP há mais de 30 dias.</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Solicito a inclusão de um novo aditivo à apólice nº 123 para cobrir os serviços adicionais contratados recentemente.</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A apólice nº 123 foi emitida com dados incorretos e precisamos realizar a correção o mais rápido possível.</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Preciso de uma atualização no valor da apólice nº 123 em função de um novo contrato aditivo assinado recentemente.</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Gostaria de saber por que a apólice nº 123 ainda não foi liberada, mesmo após o cumprimento das exigências.</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O tomador não cumpriu as condições do contrato e estamos acionando a apólice nº 123. Como proceder para solicitar a indenização?</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Poderiam confirmar se o pagamento do prêmio da apólice nº 123 foi devidamente processado?</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Estamos enfrentando problemas para validar a apólice nº 123 junto ao órgão contratante. Poderiam nos ajudar?</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Quais documentos são necessários para solicitar a liberação da apólice nº 123 após o cumprimento das obrigações contratuais?</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A apólice nº 123 já foi cancelada e não recebemos o reembolso do prêmio proporcional. Podem verificar?</text:p>
          </table:table-cell>
          <table:table-cell office:value-type="string" table:style-name="ce1">
            <text:p>Seguro Garantia</text:p>
          </table:table-cell>
          <table:table-cell table:number-columns-repeated="16381"/>
        </table:table-row>
        <table:table-row table:number-rows-repeated="2" table:style-name="ro1">
          <table:table-cell/>
          <table:table-cell office:value-type="string" table:style-name="ce1">
            <text:p>Há uma divergência nas informações registradas na apólice nº 123 e precisamos de uma retificação urgente.</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Poderiam confirmar se o pagamento do prêmio da apólice nº 123 foi devidamente processado?</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Solicito informações sobre o status da apólice nº 123, que deveria ter sido registrada na SUSEP há mais de 30 dias.</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A empresa tomadora do contrato garantido pela apólice nº 123 entrou em recuperação judicial. Quais medidas podemos tomar?</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A apólice nº 123 foi emitida com dados incorretos e precisamos realizar a correção o mais rápido possível.</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Poderiam confirmar se o pagamento do prêmio da apólice nº 123 foi devidamente processado?</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Estamos enfrentando problemas para validar a apólice nº 123 junto ao órgão contratante. Poderiam nos ajudar?</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Gostaria de saber como proceder para alterar a cobertura da apólice nº 123, visto que o valor do contrato principal foi alterado.</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A apólice nº 123 já foi cancelada e não recebemos o reembolso do prêmio proporcional. Podem verificar?</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Solicito informações sobre o status da apólice nº 123, que deveria ter sido registrada na SUSEP há mais de 30 dias.</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Preciso de uma atualização no valor da apólice nº 123 em função de um novo contrato aditivo assinado recentemente.</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O tomador não cumpriu as condições do contrato e estamos acionando a apólice nº 123. Como proceder para solicitar a indenização?</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Gostaria de saber por que a apólice nº 123 ainda não foi liberada, mesmo após o cumprimento das exigências.</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A empresa tomadora do contrato garantido pela apólice nº 123 entrou em recuperação judicial. Quais medidas podemos tomar?</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Solicito a inclusão de um novo aditivo à apólice nº 123 para cobrir os serviços adicionais contratados recentemente.</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Há uma divergência nas informações registradas na apólice nº 123 e precisamos de uma retificação urgente.</text:p>
          </table:table-cell>
          <table:table-cell office:value-type="string" table:style-name="ce1">
            <text:p>Seguro Garantia</text:p>
          </table:table-cell>
          <table:table-cell table:number-columns-repeated="16381"/>
        </table:table-row>
        <table:table-row table:number-rows-repeated="2" table:style-name="ro1">
          <table:table-cell/>
          <table:table-cell office:value-type="string" table:style-name="ce1">
            <text:p>O prazo da apólice nº 123 está se encerrando e precisamos prorrogar por mais 6 meses. Quais os procedimentos?</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A empresa tomadora do contrato garantido pela apólice nº 123 entrou em recuperação judicial. Quais medidas podemos tomar?</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Preciso de uma atualização no valor da apólice nº 123 em função de um novo contrato aditivo assinado recentemente.</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Estamos enfrentando problemas para validar a apólice nº 123 junto ao órgão contratante. Poderiam nos ajudar?</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O tomador não cumpriu as condições do contrato e estamos acionando a apólice nº 123. Como proceder para solicitar a indenização?</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Há uma divergência nas informações registradas na apólice nº 123 e precisamos de uma retificação urgente.</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Gostaria de saber por que a apólice nº 123 ainda não foi liberada, mesmo após o cumprimento das exigências.</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O site da SUSEP não está aceitando o número da apólice nº 123 para consulta, poderiam verificar o que está acontecendo?</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O tomador não cumpriu as condições do contrato e estamos acionando a apólice nº 123. Como proceder para solicitar a indenização?</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Gostaria de saber por que a apólice nº 123 ainda não foi liberada, mesmo após o cumprimento das exigências.</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Solicito informações sobre o status da apólice nº 123, que deveria ter sido registrada na SUSEP há mais de 30 dias.</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O prazo da apólice nº 123 está se encerrando e precisamos prorrogar por mais 6 meses. Quais os procedimentos?</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Solicito alteração do beneficiário na apólice nº 123, conforme instruções enviadas anteriormente.</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Quais documentos são necessários para solicitar a liberação da apólice nº 123 após o cumprimento das obrigações contratuais?</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Preciso de uma atualização no valor da apólice nº 123 em função de um novo contrato aditivo assinado recentemente.</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Solicito a inclusão de um novo aditivo à apólice nº 123 para cobrir os serviços adicionais contratados recentemente.</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Preciso de uma atualização no valor da apólice nº 123 em função de um novo contrato aditivo assinado recentemente.</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O prazo da apólice nº 123 está se encerrando e precisamos prorrogar por mais 6 meses. Quais os procedimentos?</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Estamos enfrentando problemas para validar a apólice nº 123 junto ao órgão contratante. Poderiam nos ajudar?</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Solicito a inclusão de um novo aditivo à apólice nº 123 para cobrir os serviços adicionais contratados recentemente.</text:p>
          </table:table-cell>
          <table:table-cell office:value-type="string" table:style-name="ce1">
            <text:p>Seguro Garantia</text:p>
          </table:table-cell>
          <table:table-cell table:number-columns-repeated="16381"/>
        </table:table-row>
        <table:table-row table:number-rows-repeated="2" table:style-name="ro1">
          <table:table-cell/>
          <table:table-cell office:value-type="string" table:style-name="ce1">
            <text:p>Estamos enfrentando problemas para validar a apólice nº 123 junto ao órgão contratante. Poderiam nos ajudar?</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Há uma divergência nas informações registradas na apólice nº 123 e precisamos de uma retificação urgente.</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Solicito alteração do beneficiário na apólice nº 123, conforme instruções enviadas anteriormente.</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Solicito informações sobre o status da apólice nº 123, que deveria ter sido registrada na SUSEP há mais de 30 dias.</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A empresa tomadora do contrato garantido pela apólice nº 123 entrou em recuperação judicial. Quais medidas podemos tomar?</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Estamos enfrentando problemas para validar a apólice nº 123 junto ao órgão contratante. Poderiam nos ajudar?</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O prazo da apólice nº 123 está se encerrando e precisamos prorrogar por mais 6 meses. Quais os procedimentos?</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O site da SUSEP não está aceitando o número da apólice nº 123 para consulta, poderiam verificar o que está acontecendo?</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Gostaria de saber como proceder para alterar a cobertura da apólice nº 123, visto que o valor do contrato principal foi alterado.</text:p>
          </table:table-cell>
          <table:table-cell office:value-type="string" table:style-name="ce1">
            <text:p>Seguro Garantia</text:p>
          </table:table-cell>
          <table:table-cell table:number-columns-repeated="16381"/>
        </table:table-row>
        <table:table-row table:number-rows-repeated="2" table:style-name="ro1">
          <table:table-cell/>
          <table:table-cell office:value-type="string" table:style-name="ce1">
            <text:p>A apólice nº 123 já foi cancelada e não recebemos o reembolso do prêmio proporcional. Podem verificar?</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Há uma divergência nas informações registradas na apólice nº 123 e precisamos de uma retificação urgente.</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Gostaria de saber como proceder para alterar a cobertura da apólice nº 123, visto que o valor do contrato principal foi alterado.</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A apólice nº 123 já foi cancelada e não recebemos o reembolso do prêmio proporcional. Podem verificar?</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Poderiam confirmar se o pagamento do prêmio da apólice nº 123 foi devidamente processado?</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O tomador não cumpriu as condições do contrato e estamos acionando a apólice nº 123. Como proceder para solicitar a indenização?</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Quais documentos são necessários para solicitar a liberação da apólice nº 123 após o cumprimento das obrigações contratuais?</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Gostaria de saber como proceder para alterar a cobertura da apólice nº 123, visto que o valor do contrato principal foi alterado.</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Gostaria de saber por que a apólice nº 123 ainda não foi liberada, mesmo após o cumprimento das exigências.</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A empresa tomadora do contrato garantido pela apólice nº 123 entrou em recuperação judicial. Quais medidas podemos tomar?</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Quais documentos são necessários para solicitar a liberação da apólice nº 123 após o cumprimento das obrigações contratuais?</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O site da SUSEP não está aceitando o número da apólice nº 123 para consulta, poderiam verificar o que está acontecendo?</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Poderiam confirmar se o pagamento do prêmio da apólice nº 123 foi devidamente processado?</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Gostaria de saber por que a apólice nº 123 ainda não foi liberada, mesmo após o cumprimento das exigências.</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A apólice nº 123 já foi cancelada e não recebemos o reembolso do prêmio proporcional. Podem verificar?</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Preciso de uma atualização no valor da apólice nº 123 em função de um novo contrato aditivo assinado recentemente.</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A empresa tomadora do contrato garantido pela apólice nº 123 entrou em recuperação judicial. Quais medidas podemos tomar?</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Preciso de uma atualização no valor da apólice nº 123 em função de um novo contrato aditivo assinado recentemente.</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A apólice nº 123 foi emitida com dados incorretos e precisamos realizar a correção o mais rápido possível.</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Quais documentos são necessários para solicitar a liberação da apólice nº 123 após o cumprimento das obrigações contratuais?</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Preciso de uma atualização no valor da apólice nº 123 em função de um novo contrato aditivo assinado recentemente.</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Gostaria de saber por que a apólice nº 123 ainda não foi liberada, mesmo após o cumprimento das exigências.</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Solicito a inclusão de um novo aditivo à apólice nº 123 para cobrir os serviços adicionais contratados recentemente.</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A apólice nº 123 já foi cancelada e não recebemos o reembolso do prêmio proporcional. Podem verificar?</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A empresa tomadora do contrato garantido pela apólice nº 123 entrou em recuperação judicial. Quais medidas podemos tomar?</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Solicito informações sobre o status da apólice nº 123, que deveria ter sido registrada na SUSEP há mais de 30 dias.</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Preciso de uma atualização no valor da apólice nº 123 em função de um novo contrato aditivo assinado recentemente.</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O site da SUSEP não está aceitando o número da apólice nº 123 para consulta, poderiam verificar o que está acontecendo?</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Preciso de uma atualização no valor da apólice nº 123 em função de um novo contrato aditivo assinado recentemente.</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O site da SUSEP não está aceitando o número da apólice nº 123 para consulta, poderiam verificar o que está acontecendo?</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O prazo da apólice nº 123 está se encerrando e precisamos prorrogar por mais 6 meses. Quais os procedimentos?</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Quais documentos são necessários para solicitar a liberação da apólice nº 123 após o cumprimento das obrigações contratuais?</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Solicito alteração do beneficiário na apólice nº 123, conforme instruções enviadas anteriormente.</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Preciso de uma atualização no valor da apólice nº 123 em função de um novo contrato aditivo assinado recentemente.</text:p>
          </table:table-cell>
          <table:table-cell office:value-type="string" table:style-name="ce1">
            <text:p>Seguro Garantia</text:p>
          </table:table-cell>
          <table:table-cell table:number-columns-repeated="16381"/>
        </table:table-row>
        <table:table-row table:number-rows-repeated="2" table:style-name="ro1">
          <table:table-cell/>
          <table:table-cell office:value-type="string" table:style-name="ce1">
            <text:p>O tomador não cumpriu as condições do contrato e estamos acionando a apólice nº 123. Como proceder para solicitar a indenização?</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Poderiam confirmar se o pagamento do prêmio da apólice nº 123 foi devidamente processado?</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Preciso de uma atualização no valor da apólice nº 123 em função de um novo contrato aditivo assinado recentemente.</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Solicito alteração do beneficiário na apólice nº 123, conforme instruções enviadas anteriormente.</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Há uma divergência nas informações registradas na apólice nº 123 e precisamos de uma retificação urgente.</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A apólice nº 123 foi emitida com dados incorretos e precisamos realizar a correção o mais rápido possível.</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Preciso de uma atualização no valor da apólice nº 123 em função de um novo contrato aditivo assinado recentemente.</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Solicito a inclusão de um novo aditivo à apólice nº 123 para cobrir os serviços adicionais contratados recentemente.</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Quais documentos são necessários para solicitar a liberação da apólice nº 123 após o cumprimento das obrigações contratuais?</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Poderiam confirmar se o pagamento do prêmio da apólice nº 123 foi devidamente processado?</text:p>
          </table:table-cell>
          <table:table-cell office:value-type="string" table:style-name="ce1">
            <text:p>Seguro Garantia</text:p>
          </table:table-cell>
          <table:table-cell table:number-columns-repeated="16381"/>
        </table:table-row>
        <table:table-row table:number-rows-repeated="2" table:style-name="ro1">
          <table:table-cell/>
          <table:table-cell office:value-type="string" table:style-name="ce1">
            <text:p>Solicito informações sobre o status da apólice nº 123, que deveria ter sido registrada na SUSEP há mais de 30 dias.</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Solicito alteração do beneficiário na apólice nº 123, conforme instruções enviadas anteriormente.</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O tomador não cumpriu as condições do contrato e estamos acionando a apólice nº 123. Como proceder para solicitar a indenização?</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Estamos enfrentando problemas para validar a apólice nº 123 junto ao órgão contratante. Poderiam nos ajudar?</text:p>
          </table:table-cell>
          <table:table-cell office:value-type="string" table:style-name="ce1">
            <text:p>Seguro Garantia</text:p>
          </table:table-cell>
          <table:table-cell table:number-columns-repeated="16381"/>
        </table:table-row>
        <table:table-row table:number-rows-repeated="2" table:style-name="ro1">
          <table:table-cell/>
          <table:table-cell office:value-type="string" table:style-name="ce1">
            <text:p>Solicito alteração do beneficiário na apólice nº 123, conforme instruções enviadas anteriormente.</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Estamos enfrentando problemas para validar a apólice nº 123 junto ao órgão contratante. Poderiam nos ajudar?</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A apólice nº 123 já foi cancelada e não recebemos o reembolso do prêmio proporcional. Podem verificar?</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O site da SUSEP não está aceitando o número da apólice nº 123 para consulta, poderiam verificar o que está acontecendo?</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Gostaria de saber como proceder para alterar a cobertura da apólice nº 123, visto que o valor do contrato principal foi alterado.</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O site da SUSEP não está aceitando o número da apólice nº 123 para consulta, poderiam verificar o que está acontecendo?</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Preciso de uma atualização no valor da apólice nº 123 em função de um novo contrato aditivo assinado recentemente.</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Poderiam confirmar se o pagamento do prêmio da apólice nº 123 foi devidamente processado?</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Há uma divergência nas informações registradas na apólice nº 123 e precisamos de uma retificação urgente.</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A apólice nº 123 já foi cancelada e não recebemos o reembolso do prêmio proporcional. Podem verificar?</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Poderiam confirmar se o pagamento do prêmio da apólice nº 123 foi devidamente processado?</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O prazo da apólice nº 123 está se encerrando e precisamos prorrogar por mais 6 meses. Quais os procedimentos?</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Quais documentos são necessários para solicitar a liberação da apólice nº 123 após o cumprimento das obrigações contratuais?</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Solicito a inclusão de um novo aditivo à apólice nº 123 para cobrir os serviços adicionais contratados recentemente.</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Solicito informações sobre o status da apólice nº 123, que deveria ter sido registrada na SUSEP há mais de 30 dias.</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Quais documentos são necessários para solicitar a liberação da apólice nº 123 após o cumprimento das obrigações contratuais?</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O site da SUSEP não está aceitando o número da apólice nº 123 para consulta, poderiam verificar o que está acontecendo?</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Preciso de uma atualização no valor da apólice nº 123 em função de um novo contrato aditivo assinado recentemente.</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Estamos enfrentando problemas para validar a apólice nº 123 junto ao órgão contratante. Poderiam nos ajudar?</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A empresa tomadora do contrato garantido pela apólice nº 123 entrou em recuperação judicial. Quais medidas podemos tomar?</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Gostaria de saber como proceder para alterar a cobertura da apólice nº 123, visto que o valor do contrato principal foi alterado.</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O prazo da apólice nº 123 está se encerrando e precisamos prorrogar por mais 6 meses. Quais os procedimentos?</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A apólice nº 123 já foi cancelada e não recebemos o reembolso do prêmio proporcional. Podem verificar?</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Poderiam confirmar se o pagamento do prêmio da apólice nº 123 foi devidamente processado?</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Há uma divergência nas informações registradas na apólice nº 123 e precisamos de uma retificação urgente.</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Solicito a inclusão de um novo aditivo à apólice nº 123 para cobrir os serviços adicionais contratados recentemente.</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Gostaria de saber por que a apólice nº 123 ainda não foi liberada, mesmo após o cumprimento das exigências.</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O prazo da apólice nº 123 está se encerrando e precisamos prorrogar por mais 6 meses. Quais os procedimentos?</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Gostaria de saber por que a apólice nº 123 ainda não foi liberada, mesmo após o cumprimento das exigências.</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O tomador não cumpriu as condições do contrato e estamos acionando a apólice nº 123. Como proceder para solicitar a indenização?</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Solicito a inclusão de um novo aditivo à apólice nº 123 para cobrir os serviços adicionais contratados recentemente.</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Gostaria de saber como proceder para alterar a cobertura da apólice nº 123, visto que o valor do contrato principal foi alterado.</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Gostaria de saber por que a apólice nº 123 ainda não foi liberada, mesmo após o cumprimento das exigências.</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Poderiam confirmar se o pagamento do prêmio da apólice nº 123 foi devidamente processado?</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Solicito alteração do beneficiário na apólice nº 123, conforme instruções enviadas anteriormente.</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Quais documentos são necessários para solicitar a liberação da apólice nº 123 após o cumprimento das obrigações contratuais?</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Gostaria de saber como proceder para alterar a cobertura da apólice nº 123, visto que o valor do contrato principal foi alterado.</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A apólice nº 123 já foi cancelada e não recebemos o reembolso do prêmio proporcional. Podem verificar?</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Estamos enfrentando problemas para validar a apólice nº 123 junto ao órgão contratante. Poderiam nos ajudar?</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Quais documentos são necessários para solicitar a liberação da apólice nº 123 após o cumprimento das obrigações contratuais?</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Solicito a inclusão de um novo aditivo à apólice nº 123 para cobrir os serviços adicionais contratados recentemente.</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O prazo da apólice nº 123 está se encerrando e precisamos prorrogar por mais 6 meses. Quais os procedimentos?</text:p>
          </table:table-cell>
          <table:table-cell office:value-type="string" table:style-name="ce1">
            <text:p>Seguro Garantia</text:p>
          </table:table-cell>
          <table:table-cell table:number-columns-repeated="16381"/>
        </table:table-row>
        <table:table-row table:number-rows-repeated="3" table:style-name="ro1">
          <table:table-cell/>
          <table:table-cell office:value-type="string" table:style-name="ce1">
            <text:p>Solicito alteração do beneficiário na apólice nº 123, conforme instruções enviadas anteriormente.</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Quais documentos são necessários para solicitar a liberação da apólice nº 123 após o cumprimento das obrigações contratuais?</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A apólice nº 123 foi emitida com dados incorretos e precisamos realizar a correção o mais rápido possível.</text:p>
          </table:table-cell>
          <table:table-cell office:value-type="string" table:style-name="ce1">
            <text:p>Seguro Garantia</text:p>
          </table:table-cell>
          <table:table-cell table:number-columns-repeated="16381"/>
        </table:table-row>
        <table:table-row table:number-rows-repeated="3" table:style-name="ro1">
          <table:table-cell/>
          <table:table-cell office:value-type="string" table:style-name="ce1">
            <text:p>A apólice nº 123 já foi cancelada e não recebemos o reembolso do prêmio proporcional. Podem verificar?</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Há uma divergência nas informações registradas na apólice nº 123 e precisamos de uma retificação urgente.</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O tomador não cumpriu as condições do contrato e estamos acionando a apólice nº 123. Como proceder para solicitar a indenização?</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Gostaria de saber como proceder para alterar a cobertura da apólice nº 123, visto que o valor do contrato principal foi alterado.</text:p>
          </table:table-cell>
          <table:table-cell office:value-type="string" table:style-name="ce1">
            <text:p>Seguro Garantia</text:p>
          </table:table-cell>
          <table:table-cell table:number-columns-repeated="16381"/>
        </table:table-row>
        <table:table-row table:number-rows-repeated="2" table:style-name="ro1">
          <table:table-cell/>
          <table:table-cell office:value-type="string" table:style-name="ce1">
            <text:p>O prazo da apólice nº 123 está se encerrando e precisamos prorrogar por mais 6 meses. Quais os procedimentos?</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Poderiam confirmar se o pagamento do prêmio da apólice nº 123 foi devidamente processado?</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A apólice nº 123 já foi cancelada e não recebemos o reembolso do prêmio proporcional. Podem verificar?</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O site da SUSEP não está aceitando o número da apólice nº 123 para consulta, poderiam verificar o que está acontecendo?</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Solicito a inclusão de um novo aditivo à apólice nº 123 para cobrir os serviços adicionais contratados recentemente.</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Gostaria de saber por que a apólice nº 123 ainda não foi liberada, mesmo após o cumprimento das exigências.</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Solicito a inclusão de um novo aditivo à apólice nº 123 para cobrir os serviços adicionais contratados recentemente.</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A apólice nº 123 já foi cancelada e não recebemos o reembolso do prêmio proporcional. Podem verificar?</text:p>
          </table:table-cell>
          <table:table-cell office:value-type="string" table:style-name="ce1">
            <text:p>Seguro Garantia</text:p>
          </table:table-cell>
          <table:table-cell table:number-columns-repeated="16381"/>
        </table:table-row>
        <table:table-row table:number-rows-repeated="2" table:style-name="ro1">
          <table:table-cell/>
          <table:table-cell office:value-type="string" table:style-name="ce1">
            <text:p>Preciso de uma atualização no valor da apólice nº 123 em função de um novo contrato aditivo assinado recentemente.</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A apólice nº 123 foi emitida com dados incorretos e precisamos realizar a correção o mais rápido possível.</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O tomador não cumpriu as condições do contrato e estamos acionando a apólice nº 123. Como proceder para solicitar a indenização?</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Poderiam confirmar se o pagamento do prêmio da apólice nº 123 foi devidamente processado?</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A apólice nº 123 já foi cancelada e não recebemos o reembolso do prêmio proporcional. Podem verificar?</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O prazo da apólice nº 123 está se encerrando e precisamos prorrogar por mais 6 meses. Quais os procedimentos?</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Poderiam confirmar se o pagamento do prêmio da apólice nº 123 foi devidamente processado?</text:p>
          </table:table-cell>
          <table:table-cell office:value-type="string" table:style-name="ce1">
            <text:p>Seguro Garantia</text:p>
          </table:table-cell>
          <table:table-cell table:number-columns-repeated="16381"/>
        </table:table-row>
        <table:table-row table:number-rows-repeated="2" table:style-name="ro1">
          <table:table-cell/>
          <table:table-cell office:value-type="string" table:style-name="ce1">
            <text:p>Quais documentos são necessários para solicitar a liberação da apólice nº 123 após o cumprimento das obrigações contratuais?</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Solicito a inclusão de um novo aditivo à apólice nº 123 para cobrir os serviços adicionais contratados recentemente.</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A empresa tomadora do contrato garantido pela apólice nº 123 entrou em recuperação judicial. Quais medidas podemos tomar?</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Gostaria de saber por que a apólice nº 123 ainda não foi liberada, mesmo após o cumprimento das exigências.</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Quais documentos são necessários para solicitar a liberação da apólice nº 123 após o cumprimento das obrigações contratuais?</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O tomador não cumpriu as condições do contrato e estamos acionando a apólice nº 123. Como proceder para solicitar a indenização?</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Gostaria de saber como proceder para alterar a cobertura da apólice nº 123, visto que o valor do contrato principal foi alterado.</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O prazo da apólice nº 123 está se encerrando e precisamos prorrogar por mais 6 meses. Quais os procedimentos?</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Preciso de uma atualização no valor da apólice nº 123 em função de um novo contrato aditivo assinado recentemente.</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O tomador não cumpriu as condições do contrato e estamos acionando a apólice nº 123. Como proceder para solicitar a indenização?</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Gostaria de saber como proceder para alterar a cobertura da apólice nº 123, visto que o valor do contrato principal foi alterado.</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Preciso de uma atualização no valor da apólice nº 123 em função de um novo contrato aditivo assinado recentemente.</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Solicito alteração do beneficiário na apólice nº 123, conforme instruções enviadas anteriormente.</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Gostaria de saber por que a apólice nº 123 ainda não foi liberada, mesmo após o cumprimento das exigências.</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Gostaria de saber como proceder para alterar a cobertura da apólice nº 123, visto que o valor do contrato principal foi alterado.</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Solicito informações sobre o status da apólice nº 123, que deveria ter sido registrada na SUSEP há mais de 30 dias.</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A apólice nº 123 já foi cancelada e não recebemos o reembolso do prêmio proporcional. Podem verificar?</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O site da SUSEP não está aceitando o número da apólice nº 123 para consulta, poderiam verificar o que está acontecendo?</text:p>
          </table:table-cell>
          <table:table-cell office:value-type="string" table:style-name="ce1">
            <text:p>Seguro Garantia</text:p>
          </table:table-cell>
          <table:table-cell table:number-columns-repeated="16381"/>
        </table:table-row>
        <table:table-row table:style-name="ro1">
          <table:table-cell/>
          <table:table-cell office:value-type="string" table:style-name="ce1">
            <text:p>Quais documentos são necessários para solicitar a liberação da apólice nº 123 após o cumprimento das obrigações contratuais?</text:p>
          </table:table-cell>
          <table:table-cell office:value-type="string" table:style-name="ce1">
            <text:p>Seguro Garantia</text:p>
          </table:table-cell>
          <table:table-cell table:number-columns-repeated="16381"/>
        </table:table-row>
        <table:table-row table:style-name="ro1">
          <table:table-cell/>
          <table:table-cell office:value-type="string" table:style-name="ce12">
            <text:p>Eu MARIA DA SILVA, possuo um seguro auto na ZURIC seguros, apolice: 3333333333 No dia 33/33/3333 meu veiculo colidiu com outro veiculo, onde o condutor do meu veiculo assumiu a culpa pelo acidente. Foi aberto um sinistro sob o numero 33.33.333333.33(segurado) e outro para o terceiro (33.33.333333.33). Ocorre que, apos todo processo de reguralação do sinsitro, a seguradora indentificou perda total do veiculo do terceiro avaliado em R$333.333,33 reais. Toda via o limite maximo de indenização contratado na apolice para danos a terceiros é de R$33.333,33 reais. Ocorre que, a seguradora no dia 33/33/3333 apos mais de 33 dias da abertura do sisnistro ofereceu ao terceiro uma proposta de acordo de R$33.333,33 reais e o terceiro ficaria com o veiculo, ocorre que tal valor nao cobre nem 3/3 do conserto do veiculo pois, o orçamento inicial foi de R$333.333,33 reais. Diante de tal, como segurada e contratante dum seguro, realizo essa reclamação com a finalidade de denuciar a pratica ilegal da seguradora em negar repassar ao terceiro o valor total que foi contratado na apolice, visando o fim do processo de sisnistro. A de se levar com conta que, a CIA estaria obrigada pela apolice, indenizar ate o limite maximo contida no bilhete/contrato de seguro e nao esta cumprindo. Tal posicionamento da Seguradora evitaria uma possivel judicialização com demandas judiciais tanto para CIA quanto para mim como segurada. Nestes termos é o registro da denuncia.Salvador 33 de janeiro de 3333</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gostaria de fazer uma reclamação sobre a bradesco seguros pois tive uma caminhão roubado e era segurado por essa empresa de seguros, apos solicitarem os documentos para <text:s/>indenização foi acionado uma analise especial onde segundo informação teria o prazo de 33 dias, onde esse prazo se encerrou no inicio do mês de janeiro, e ate o presente momento não obtive resposta do banco na questão da indenização, e quando ligo para o mesmo nem a analista não sabe informar o que esta acontecendo com o referido sinistro, gostaria de providencias a respeito</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Prezados(as), bom dia.Sou Ivan - (33) 3 3333 3333 Estou tentando contato via telefone 3333-3333333 com a SUSEP, porém, em sucesso. Nunca completa a ligação. Necessito de esclarecimentos sobre os deveres da minha seguradora no que se refere ao seguro do meu veiculo.Seguradora tercerizou os serviços de pequenos reparos, e está me obrigando a fazer reparos em oficina credenciada a ela. Preciso saber se estou limitado às oficinas credenciadas ou tenho direito de levar em oficina de minha confiança.No agaurdo de orientaçõesGratoAt.te Ivan</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Assunto: Prazo, para o conserto do veículo, extrapolado.Meu veículo sofreu calço hidráulico/mecânico (enchente) dia 33 de novembro de 3333. A liberação do serviço pela seguradora ocorreu em 33 de dezembro de 3333. Como o bloco do motor quebrou, entre outras avarias, a informação recebida foi que a seguradora compraria um motor novo (original) para a execução do serviço na oficina mecânica de minha confiança. Ao retornar das festas de fim de ano, dia 33 de janeiro, fui averiguar com meu mecânico a situação do conserto e ele informou que a seguradora não estava encontrando o motor porque a FORD fechou a fábrica de automóveis e motores no Brasil .Já se passaram quase 3 meses e, na verdade, a seguradora ficou "enrolando" o L (meu mecânico) porque, desde dezembro, sempre que ele entrava em contato para saber se já tinham o motor (de acordo com o vistoriador o motor seria comprado pela seguradora) a informação que ele recebia era que o motor "estava sendo providenciado". Como "estava sendo providenciado" se a FORD não está mais disponibilizando esse tipo de motor, em território nacional? Sei disso porque meu irmão conversou com o sr. B, responsável pelo departamento de peças da FORD Caoa (Av. Dr. Gastão Vidigal, 3333 - Vila Leopoldina) que, mesmo sabendo que não conseguiria o motor, ainda fez alguns contatos para tentar nos ajudar; além disso, ele comentou que todas as seguradoras sabem que, dependendo do modelo e ano do carro, não é possível mais encontrar as peças FORD no Brasil; ele também disse que é muito arriscado comprar um motor que não foi adquirido diretamente de uma concessionária ou autorizada FORD porque seria como adquirir uma "bomba relógio" (a qualquer instante poderá ou não lhe deixar na mão).Eu "adoro" o meu Focus mas não aceitarei um conserto sem peças "originais" pois dependo do carro para atividades diárias e não posso correr riscos enquanto eu estiver dirigindo principalmente porque sabemos que, dependendo do lugar (assaltos), há risco de perder a vida.Com relação à retífica do motor, de modo geral, "retificar o motor significa desmontar o cabeçote e o bloco do motor para substituir itens que podem estar desgastados, como é o caso de anéis, pistões e bronzinas", só que no caso do meu carro isso torna-se inviável uma vez que, de acordo com a própria foto que o L enviou à seguradora e a constatação do vistoriador (ele foi 3 vezes à oficina), o bloco do meu carro não pode ser recuperado porque ele "quebrou" próximo do sensor de pressão do óleo; além disso, o cabeçote e partes internas do motor também sofreram avarias. Até onde sei, a "retífica completa" é feita quando o motor original é retirado para a devida usinagem e substituição de algumas peças; como isso poderá ser feito no caso do meu carro se o bloco do motor está quebrado e praticamente todas as peças internas do motor estão comprometidas?Outro agravante é que como o carro esta todo molhado por baixo, o mofo está afetando totalmente o interior do meu veículo; o L abre as portas dele todos os dias mas isso não está fazendo efeito.Dia 33 de fevereiro, enviei a seguinte mensagem à HDI:"À HDIPrezados srs.,Tenho alguns pontos a serem esclarecidos referentes ao sinistro 333333333333333:3) Ontem conversei com o L, meu mecânico, e fui informada que, além do motor, todos os componentes eletrônicos do veículo com certeza foram comprometidos (é questão de tempo para ocasionarem problemas) e, de acordo com ele, isso também foi comunicado à HDI. Portanto, com exceção dos pneus e da carcaça (lataria), todo o resto do carro está danificado.3) Com relação à limpeza do veículo, foi esclarecido pela SELECTO (cartão abaixo) que a limpeza deveria ter sido feita, no máximo, até uma semana após o sinistro porque, com tanto tempo "mofando" (mais de 3 meses), além do serviço de limpeza e higienização ser mais caro (toda a parte interior do veículo deverá ser desmontada), a SELECTO não poderá também dar garantia.3) Consultei também um despachante para obter informações relativas à gravação do chassis no bloco, "se" um "novo motor" fosse recolocado. Ele informou que esse serviço deve ser feito via Poupatempo e que leva, se toda documentação estiver correta, de 3 a 3 meses e suponho que isso também ficaria a cargo da HDI. Mas a questão é que já estou há mais de 3 meses sem carro e dependo dele para tudo! Portanto, é inviável a colocação de um outro motor se eu tiver que ficar todo esse tempo sem automóvel; ou a seguradora acha que ficarei circulando sem a devida documentação por 3 meses ou mais???3) Considerando que é um caso "atípico", já que a FORD não está mais no Brasil, não posso correr riscos com soluções "meia boca" que, obviamente, beneficiam a seguradora mas que, por outro lado, sem dúvida, irão causar graves problemas ao meu veículo pois é uma questão de tempo.Assim sendo, diante dos pontos acima descritos, eu não aceitarei o conserto do veículo porque, de uma maneira ou de outra, é fato que ele não ficará em perfeitas condições (como estava antes do sinistro) além de todos os problemas burocráticos com relação à documentação. Em outras palavras, minha segurança não pode ser negligenciada em hipótese alguma!Creio que, acima de tudo, deve prevalecer o "bom senso". Portanto, se a seguradora não admitir a perda total serei obrigada a procurar os órgãos de defesa do consumidor ou para os devidos trâmites, o que provavelmente incidirá em mais gastos para a seguradora e um desgaste desnecessário para ambas as partes. Espero realmente que não seja necessário chegar a esse ponto.Atenciosamente,"Se o prazo das seguradores é de 33 dias, após a liberação dos serviços, o que devo fazer? A Seguradora disse que devo ter paciência... até quando??? Preciso do carro para "ontem" <text:s/>e dependo dele para tudo!Por gentileza, preciso muito de uma orientação e ajuda!Grata,E</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Estou com Sinistro nº 333333333 (automotivo) aberto junto a Allianz Brasil Seguros, desde 33/33, com processo parado (sem autorização) desde 33/33.esse é um plano de seguro registrado na apólice SUSEP 333333333A333333333, ao qual me sinto lesado pela seguradora que não cumpre os prazos para aprovação do reparo.solicito apoio a SUSEP para notificação do caso e possível apoio na resolução.</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em 33/33/33 tivemos um sinistro veicular, acionada a seguradora Tokio Marine, sob o número 3333333 (aviso de sinistro) pela apólice que assegura livre escolha nas oficinas, desde então, estamos tentando aprovação dos serviços, reparos e substituição das peças avariadas, porém a seguradora não está cumprindo com o que tem no contrato. Mesmo cobrando incansavelmente, não estamos tendo o apoio que nos é de direito.Já protocolamos pedido de reconsideração e a seguradora não nos dá um posicionamento concreto. o prazo para aprovação era dia 33/33 e hoje recebemos mensagem que aguardasse mais um pouco.</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prezados,a companhia de seguros HDI SEGUROS se negou a pagar o premio de seguro decorrente de acidente de trânsito de um segurado.sua alegação é porque o veículo de terceiro tinha multa e ipva atrasados, e, seu regulamento interno não permite a indenização do sinistro.Prezados,A companhia de seguros é mero ator do setor de serviços, e, não pode legislar em questões de trânsito. e, por outro lado, houve o sinistro. o segurado já assumiu o dolo e quer pagar a indenização e HDI SE recusa. assim, venho denunciar a conduta ilegal da seguradora HDI SA ao não pagamento do sinistro, e, concomitantemente solicitar o apoio da legislação que ampara ao terceiro prejudicado e interessado.obrigadoGERALDO</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Minha reclamação é a respeito da Allianz Seguros, pois estou desde agosto pedido um laudo para resolver um problema de venda do meu carro e segundo o laudo feito pela concessionária foi reprovado, então liguei para o meu corretor notificando e disseram que iriam fazer uma vistoria de qualidade... Isso demorou até vender o carro e não fizeram como deveria e me deram um laudo de boca falando que estava em bom estado... Ou seja passando de um para outro e não resolvendo e por fim pegaram as foto do laudo atual e avaliaram da forma que acharam melhor... eles não tem laudo das fotos e protocolo de serviço.Complementando a falta de comprometimento dos funcionários envolvidos que não passaram o problema para frente... A assessoria deu por encerrada, mas não dando provas e sim e-mails... Ou seja sem documentação nenhuma, porque não fizeram o que deveria ter feito, então tentaram resolver da forma que melhor seria para eles... De uma maneira confortável!!!!Essas manobras internas na qual esse pessoal decide entre eles acabou prejudicando eu como cliente... Decisões arbitrárias... e descabidas.Aguardo Orientação.</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TENHO UM SEGURO AZUL SEGURADORA, A SEGURADORA ENVIOU MEU CARRO PARA UMA OFICINA QUE FIQUEI 3 HORAS NO SOL PARA NO FINAL FALAR QUE NAO TINHA VAGA PARA CONSERTAR MEU VEICULO. PLACA LQL 3333 PASSEI MAL PELO CALOR DO RIO. HOJE NEM SEI ONDE TA O CARRO O QUE ACONTECEU. AINDA PAGUEI NO SEGURO CARRO RESERVA QUE DIZEM QUE NAO TENHO DIREITO ATE ACHAREM OFICINA PARA MEU CARRO. OU SEJA PAGUEI UM SEGURO COM SACRIFICIO E ATE AGORA NAO SEI ONDE TA O CARRO, SE FOI VISTORIADO E AINDA TENHO NEGADO O CARRO RESERVA QUE PAGUEI NA APOLICE SINISTRO NUMERO 3333333333. FIQUEI NO SOL NA OFICINA AIRBRUSH SEM AO MENOS TER UMA AGUA POR DUAS HORAS PARA SIMPLESMENTE FALAR AO FINAL QUE NAO TEM VAGA PARA MEU CARRO MUITO MENOS VISTORIA NEM CARRO RESERVA PAGUEI E SUMIRAM COM MEU CARRO BATIDO</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Foi aberto um sinistro através da seguradora Suhai e estou tendo problema com o agendamento da vistoria do meu veiculo, estou desde o dia 33/33/3333 tentando contato para saber sobre informações mas não tenho retorno, só é dito que foi passado para o analista e o mesmo tem o prazo de 3 dias uteis para atender a solicitação, mas já estamos no dia 33 e até o momento não tenho retorno nenhum da seguradora.Segue as datas das ligações, os protocolos de atendimento e o nome dos atendentes:Protocolo de atendimento 33/33/3333: 33333333 (Gleice)Protocolo de atendimento 33/33/3333: 33333333 (Mark)Protocolo de atendimento 33/33/3333: 33333333 (Gabriela)Protocolo de atendimento 33/33/3333: 33333333 (Daiane)Protocolo de atendimento 33/33/3333: 33333333 (Franciele)</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Boa noite, tive um acidente de moto e fui acionar meu seguro só que me falaram que não cobria. <text:s/>Minha apólice 3 33333. Gostaria de mais informações.</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Me acidentei com meu veiculo e solicitei o reparo via seguradora em 33/33/3333. Ao abrir o sinistro, o veiculo foi colocado em posse da Porto Seguro no mesmo dia, e remetido a sua oficina conveniada no dia seguinte, 33/33/3333. Pois bem, o acidente foi frontal e avariou mais sua funilaria. Após o acidente, o carro permaneceu com seus faróis acesos, mostrando que não foi tão abalroado com a batida, tendo um funcionamento de motor, tanto que foi colocado até o guincho se movendo. Não houve vazamentos. Acontece que o veiculo levou quase dois meses somente pra terminar o orçamento, e agora que "concluído os reparos" (pouco mais de 3 meses) foi rejeitado na vistoria de qualidade, pois apresentou uma luz acessa em seu painel. Destaco que em primeiro momento foi rejeitado o reparo desse problema identificado na luz, no entanto ao recorrer aprovaram o reparo. Com essa nova necessidade de reparo, a peça está prevista para chegar somente no final desse mês (fevereiro), dia 33 (conforme informação obtida pela própria seguradora). Nesse sentido, o veiculo levará cerca de 3 meses para ser consertado, isto se realmente com essa peça ele vier a ser aprovado no teste de qualidade. Saliento que a batida não foi tão agressiva, pois levei as fotos a 3 oficinas para avaliarem, e ambas me disseram que seria um conserto de 3 a 3 semanas, com serviço bem feito. Levei até para um amigo da família que não tem nenhum interesse nisso, que trabalhou diversos anos em conserto de veículos, no entanto hoje trabalha em outro segmento, e o mesmo confirmou essa informação.Minha chateação está na demora, pois já são mais de 3 meses sem meu transporte, tendo que desembolsar uber, taxi, transporte público e até me privando de sair, tendo em vista a falta do meu veiculo. Ressalto que a primeira expectativa de conclusão dos reparos foi a primeira quinzena de dezembro, depois postergado pra segunda quinzena de dezembro, depois pra primeira de janeiro... e até agora sem conclusão. Vejo necessário destacar que tentei retirar o veiculo da oficina na época do orçamento, pois lembro que em contato com a oficina, fui informado que tinham mais de 333 caros para consertar, e por isso a demora. Como que a seguradora me orienta a deixar com eles, sabendo que eles estão com uma demanda gigantesca, e ainda impedem a retirada do veiculo para um de minha confiança que agilizaria todo esse conserto. Em observação vejo necessário mencionar que na época do orçamento me dispuseram um veiculo por 33 dias, isso aliviou, mas não cessou a demora ou morosidade do conserto, além de demonstrar a confirmação de que realmente concordam com a morosidade.Pois bem, hoje fazem 333 dias que estou sem meu veiculo, por uma batida que destaco - não foi tão prejudicial - demonstrando dessa forma que a morosidade da Porto é gigantesca e absurda.Já falei diversas vezes com sac, ouvidoria, e concluo uma coisa, a Porto Seguro não é mais uma seguradora de excelência, apesar de seu valor ser 3x mais que outras do seguimento, sua qualidade e auxílio caíram, se comparados ao que eram a anos atrás. Saliento, meu carro é um carro comum, hb33, não é um importado que demande tanta demora. Deixo aqui meu relato de total chateação e indignação, e friso, hoje 33/33/3333 completam 333 dias. Att., G e F - sinistro: 3333333333333 - Porto Seguro - Código de Registroda Seguradora: 33333.</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Fale aquiQue possuía <text:s/>dois seguros com TOKIO MARINE Apólice 3333/33333333 CI33333333333333 Bônus 3 FIAT MOBI Placas LMO3C33, e Apólice 33333333 <text:s/>CI 33333333333333 Bônus 3. Tendo em ambas pago 33% do valor do seguros, e que devido furto do cartão de credito o mesmo foi bloqueado, e <text:s/>foi enviado ao corretor CORRETORA <text:s/>DE SEGUROS E CONSULTORIA CÓD.SUSEP 333333333 OS DADOS DO NOVO CARTÃO PARA COBRANÇA, ocorre que desconhece do porque não foi realizado o registro junto a seguradora, posteriormente <text:s/>a corretora enviou boletos de cobrança os quais o código para pagamento sempre apresentava inconsistência não sendo possível realizar o pagamento. A segurada nunca se negou a pagar havendo registro das inúmeras tentativasNão obstante os fatos narrados <text:s/>a segurada possui seguro <text:s/>numa <text:s/>apólice cerca de 3 anos <text:s/>e na outra 3 anos , com pagamentos em dia, e nunca se negou a pagar as atuais apólices, tendo realizado diversas tentativas para efetuar nos pagamentos.Não se observou junto a corretora e nem a seguradora esforços em sanar as questões e de forma unilateral retirou os bônus <text:s/>relativos ao perfil da segurada, trazendo grande prejuízo financeiro e deixando descoberto o bem , pois os valores de renovação cobrados são incompatíveis com a fidelização e perfil da segurada, . Sendo a segurada Silvia Helena idosa de 33 anos que necessita do veículo para buscar recursos médicos. A ação da seguradora em muito prejudica a segurada não tendo levada em conta a fidelidade da mesma durante 3 anos com pagamos em dia.Solicita a requerente que seja concedido meios para regularização e restauração dos direitos adquiridos devido os anos de utilização dos seguros.</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Tive sinistro em 33/33 Foi pago 33/33 uma enrolação do Bradesco fui renovar o seguro do carro 3km que comprei e perdi classe pela demora da finalização do processo quero saber quem vai arcar com meu prejuízo o Bradesco.pulou fora e aí susep</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Boa tarde,entendo que exista um erro na regra de transferência de direitos e obrigações nas apólices de seguro auto.De pessoa física para pessoa física, a transferência para o condutor da apólice anterior, é permitida, desde que esse condutor esteja na apólice pelo prazo mínimo de 33 dias.De pessoa jurídica para pessoa física e vice-versa, quando o novo segurado for diretor ou sócio da pessoa jurídica, devidamente comprovado pelo contrato social.Por que existe essa discriminação?Oras, se o bônus na TDO de PF para PF o que importa é quem é o condutor, por que raios, de PJ para PF o fato de ser o condutor é irrelevante ?Imagino que essa regra tenha sido criada para as apólices que não constam principal condutor ! Mas nos casos que constam condutor devem ser seguidas a mesma regra que claramente vincula o bônus ao condutor não é mesmo ???Tenho um caso assim: a nova segurada era condutora na apólice anterior, e o segurado era a empresa do marido dela.Ela estava como condutora por 3 anos na apólice, mas não pode receber o bônus por não ser socia ou diretora.Creio que as seguradoras precisam ter essa orientação pois me informaram que se não seguirem essa diretriz, podem ser autuadas !Conto com vosso bom senso e reorientação ao mercado!Não tenho como explicar essa discriminação a cliente neste momento !</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Comprei um carro Nissan Sentra na concessionaria Nissan e contratei o seguro Youse. Após fazer o pagamento do seguro, fui até a oficina indicada pela seguradora a fim de fazer a vistoria do carro. Ocorre que como a concessionaria me repassou apenas o documento de rodagem no nome dela com data 33-33-3333, porque o documento no meu nome só ficaria pronto em até 3 dias úteis. <text:s/>Foi feito a vistoria e encaminhado para a Youse, todavia, o contrato encontra-se pendente há mais de 33hs. Liguei na seguradora para saber porque da demora na mudança do status de pendente para aprovado e me informaram que é porque enviei o documento de rodagem com o nome da antigo proprietário e por isso, o contrato poderia ser cancelado por este motivo. <text:s/>A minha pergunta seria se a seguradora pode recusar o documento de rodagem no nome da concessionaria e não no meu que só ficará pronto daqui a 3 dias. <text:s/>Já consta apólice 3333333333333 e a minha dúvida é se ocorrer qualquer sinistro com meu carro se vou ficar descoberto ou não.</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Boa tarde. Bati meu veículo já faz uns dias (33) e atéagora não autorizaram a efetuar o concerto. Tendo emvista que não querem autorizar na oficina de minhaconfiança. Querem que eu faça em outra oficina que nãoé de minha confiança. Sendo que todas as outrasseguradoras autorizam o reparo na oficina de minhaconfiança. Só a Mitsui que não.</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um caminhão bateu em meu carro e a empresa responsável acionou o seguro (porto frota) , fiz vistoria e orçamento com a indicação de prestador vindo do próprio site da porto seguro.Eles querem pagar um valor menor do que o custo do concerto.isso é inadmissível!!!ou pagam o valor da tabela Fipe ou pagam valor total do concerto!!!!eu vou ficar no prejuízo???</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Dia 33/33/3333 fui atingida por uma motorista desatenta, a mesma demorou 33h para acionar o seguro, o seguro entrou em contato comigo sobre a liberação de reparos dia 33/33/3333, enquanto isso o carro da condutora que é assegurada já estava finalizando os reparos, ouvi na oficina que é normal pois “quem paga tem preferência” como se eu que fui lesada pois preciso do carro para trabalhar não tivesse prioridade alguma! Vale ressaltar que a seguradora só entrou em contato comigo por motivos de eu ter reclamado no reclame aqui, dia 33/33/3333 meu carro foi para a oficina e em momento algum a seguradora me disponibilizou auxílio transporte ou alguma parceria com a assegurada para me disponibilizar carro reserva já que dependo de veículos para trabalhar. A entrega estava agendada para dia 33/33/3333 porém após muito pedir a operadora me concedeu a informação de que as peças restantes podem chegar dia 33/33/3333. Enquanto isso o carro da condutora desatenta ficou pronto 3 semanas após a colisão e a fala do pessoal da oficina de que “quem paga o seguro tem vantagem” só se faz certeza com o descaso dessa agência. Para ter notícias sobre o meu veículo eu preciso fazer reclamações no RECLAME AQUI e aí sim eles respondem. Em relação aos gastos com uber me solicitaram os recibos para o setor responsável avaliar se há necessidade de reembolso. Me sinto desolada e sem esperança alguma, perdi 3 propostas de trabalho por não ter mais um veículo à disposição e estou já com uma dívida de 333 reais de Uber.</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Venho aqui deixar meu protesto junto a seguradora MAFFRE , que atravês do meu seguro b.b seguro, parece uma falta de agilidade por parte da Maffre Seguradora , pois o sinistro foi dia 33/33/3333 ,n 333333333333333 , da apólice n 333333333333, e a resposta que tive da oficina que autorizado os reparos , só que a seguradora diz que as peças ainda vão chegar em 33/33/3333 , parece uma falta de interesse da seguradora com o consumidor , estou sem carro pois não tive direito a carro reserva, onde só <text:s/>eles tem <text:s/>direitos , dever sobra para o consumidor.</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Prezados espero que esta mensagem os encontrem bem. Pois bem, este reclamante de nome Daniele, inscrita sob o CPF nº 333.333.333-33, informa que após diversas tentativas sem sucesso no fito de solucionar o problema do cancelamento do seguro auto celebrado com a empresa Allianz Auto, através da corretora Minuto Corretora de Seguros S/A, conforme apólice 3333333333333333333, serve-se deste valoroso órgão a fim de obter apoio e respaldo para que a reclamada deixe de lesar seus clientes, onde já seria o bastante apenas agir de forma correta, honesta e honrosa, sempre observando as Leis, Decretos e Normas vigentes em nosso Território Nacional.Então, este cliente solicitou o cancelamento total do Seguro Auto Allianz <text:s/>no dia 33/33/3333, contrato este celebrado no dia 33/33/3333, conforme número de apólice citada anteriormente, ou seja, 3 meses de serviço ativo sendo pago pelo cartão de crédito.Após a efetivação do cancelamento, este cliente solicitou o documento comprobatório, cujo chama-se "carta de cancelamento", que obteve uma certa resistência para recebê-la por parte da seguradora. Logo, quando em posse do documento, o citado veio constando que a interrupção da vigência do contrato foi em 33/33/33, fato este inverídico, entretanto, achou tratar-se apenas de um erro de digitação.Por conseguinte, restou a este cliente no dia 33/33/33 contactar a empresa Allianz Seguro Auto, através de seu SAC, conforme protocolo de atendimento nº 333333333 e registrar junto a funcionária de nome Michele a informação sobre o equívoco do lançamento da data de encerramento do seguro auto, que de imediato, pasmem, foi respondido que a empresa trabalha desta forma, não é de acordo com a interrupção solicitada pelo cliente e sim pela vigência do serviço que deveria ser prestado.Mesmo este cliente sendo enfático sobre a oneração financeira e a <text:s/>perturbação do seu psicológico, tendo em vista o cliente perder uma classe de bônus para a contratação do novo seguro, aquela atendente da empresa Allianz Seguro manteve-se segura em sua afirmação, onde foi finalizado o contato sob a promessa deste cliente obter uma resposta por parte da ouvidoria da empresa em 3 dias.Por fim, e sem ter a quem recorrer neste momento, gentilmente, solicito providências quanto ao ato de corrigir a data de cancelamento do serviço para a data correta, onde este cliente retomará sua classe de bônus real junto a nova seguradora e com isso, acarretará numa considerável redução no valor do seguro pago atualmente.Att,Daniele</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Na Data 33/33/3333 foi acionado a troca de um farol pela cia HDI , sobre o protocolo de atendimento 33333333, a cia HDI seguros negou a troca alegando que a peça teria se danificado antes da renovação que foi em Outubro , mas a mesma foi danificada após a renovação , visto que o seguro era renovação da HDI , sem provas e somente com suposições negaram indevidamente a troca do farol . Conto com o apoio do nosso orgão para que possa cobrar e analisar de forma mais correta essa negativa indevida .</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Gostaria de trazer ao vosso conhecimento alguns incidentes que me causaram imensa preocupação e insatisfação em relação aos serviços prestados pela seguradora.Nos dias 33/33 e 33/33, sob os protocolos 333333 e 333333, vivenciei uma série de falhas em nosso relacionamento. Detalho-as para vossa apreciação:3. **Pane no Veículo (33/33, 33:33)**: Meu carro apresentou uma pane e solicitei imediato auxílio. A despeito de informar sobre um ponto de alagamento e a forte chuva no local, o socorro chegou com uma demora de 3 hora, resultando no meu veículo ficando submerso.3. **Deslocamento até a base do Tatuapé**: O trajeto foi feito sem nenhum contratempo e em apenas 3 minutos. Contraditoriamente, não havia sinais de alagamento pelo caminho, o que torna a demora do guincho ainda mais inexplicável.3. **Solicitação de Táxi (33:33)**: Após chegar à base, solicitei um táxi para a seguradora. Já passava da meia-noite e o táxi não havia chegado. Ao contatar a empresa, fui informada que teria de esperar por mais 333 minutos. Destaco que, durante todo esse período, comuniquei a necessidade urgente de tomar minha medicação e de me alimentar. Infelizmente, essas solicitações não foram atendidas. Posteriormente, às 3:33 da manhã, fui novamente contactada, informando que não haviam conseguido solicitar o táxi. Contudo, com recursos próprios e ajuda de terceiros, consegui um táxi particular em menos de 33 minutos.3. **Entrega inadequada do veículo (33/33, 33:33)**: Fui surpreendida com a notícia de que meu carro, que estava com problemas por conta da água, havia sido deixado na rua e sua chave entregue a terceiros. O carro foi ligado, segundo relatos, mesmo estando com água no motor. Não obtive nenhuma comunicação ou confirmação desse procedimento, o que me levou a registrar um boletim de ocorrência. Gostaria de ressaltar que até o momento não estou de posse das chaves do meu veículo e que, em contato com a seguradora, não obtive informações claras sobre quem o recebeu.</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Boa noite. No dia 33/33/3333, um veículo de placa RKT3A33, conduzido pelo Sr. Sérgio, bateu na lateral traseira do lado esquerdo do meu veículo, arrastando o carro dele por toda a minha lateral, quebrando o retrovisor e deixando bastantes danos no meu veículo. Os detalhes do acidente estão detalhados no BRAT. Acontece que ele assumiu a culpa, trocamos telefones, ele me permitiu tirar fotos de toda a documentação dele e do veículo, e o mesmo ficou de acionar o seguro para cobrir os danos no meu veículo. Assim ele fez, sob o sinistro 333333333333333. Acontece que a seguradora do Banco do Brasil/Mapfre Seguros analisou o sinistro e encerrou, informando que o segurado não teve culpa no acidente. E não me esclarecem como eles chegaram a conclusão de que a pessoa que bate por trás em outro veículo não tem culpa. O condutor, Sérgio me informou por whatsapp que já tinha informado que a culpa tinha sido dele à seguradora, inclusive escrevendo um relatório a próprio punho e assinando, e me informou que o relatório foi enviado à seguradora. (Print da conversa e relatório escrito pelo segurado em anexo). Gostaria de ajuda/intervenção junto à seguradora para resolver o problema administrativamente, sem necessidade de recorrer à justiça para reparação dos danos no meu veículo. Estou à disposição para prestar todos os esclarecimentos que sejam necessários. Obrigado.</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Bom dia!Abri sinistro junto a Bradesco seguros em 33/33/3333 sob numero 333333333333333 para reparos junto ao veiculo em virtude de acidente de transito.Contudo, praticamente todas as pecas e reparos foram autorizados, mas após varias tentativas de autorização do kit de amortecedor dianteiro direito e esquerdo a seguradora liberou/aprovou somente o amortecedor dianteiro direito alegando que os dados aconteceram desde lado do veiculo e por esse motivo o outro não foi autorizado. Toda via, conforme orientação <text:s/>da própria oficia para a segurança do veiculo e passageiros o ideal seria a troca do kit (direito e esquerdo), uma vez que o usado já tem muito tempo de uso. <text:s/>Mas mesmo após varias tentativas, não conseguimos autorização, sendo que todas as demais seguradoras tem por costume liberar o kit.Atenciosamente,J(33) 333333333</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Bom dia,Peço por favor esclarecer a dúvida abaixo. Conforme circular 333/33 o prazo para liquidação de sinistros é 33 dias a partir da data do aviso.Como essa norma aplica-se no caso de sinistro auto com indenização parcial.?Veículo já está há mais de 33 dias na oficina. Para essa modalidade de cobertura o prazo é relativizado? Segue abaixo resposta recebida da seguradora, peço por favor informar se procede.Obrigado <text:s/>RETORNO DA AZUL SEGUROS: <text:s text:c="35"/>TEXTO CONTIDO NA CIRCULAR: <text:s text:c="36"/>33) LIQUIDAÇÃO DE SINISTROS – PRAZO PARA A LIQUIDAÇÃO DOS SINISTROS: Deve ser estabelecido prazo para a liquidação dos sinistros, limitado a 33 (trinta) dias, contados a partir da entrega de todos os documentos básicos previstos, ressalvado o disposto no próximo item. <text:s text:c="12"/>O prazo de 33 dias estipulado em Circular 333/3333 da SUSEP, seção XIII, artigo 33 § 3º, 3º e 3º, estabelece regramento e obrigações dirigidas ao Segurado da apólice, e se refere à regulação dos sinistros e é condicionado a entrega de todos os documentos solicitados, assim, o texto tem por objetivo, disciplinar o tempo decorrido para a regulação dos processos ( prazo para análise e autorização dos reparos nos casos de uma Indenização Parcial ou prazo para análise e pagamento em caso de Indenização Integral ) e não o prazo necessário para a execução dos reparos. <text:s text:c="29"/>O prazo de entrega e execução dos reparos será de acordo com a proporção dos danos verificados, bem como a logística e disponibilidade do fabricante para compra e remessa de peças eventualmente necessárias à realização do serviço de reparação e, ainda, incidentalmente a escolha feita da oficina feita pelo segurado/terceiro. <text:s text:c="25"/>Protocolo 333333333333333</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As seguradoras no Estado do Rio de Janeiro estão cobrando valores exorbitantes, desproporcionais a realidade dos sinistros, valores dos automóveis (que agora seguem em queda) e poder aquisitivo do cidadão.Em muitas cotações, mesmo clientes com 33 pontos no seguro como eu, podem ter de pagar de 3 mil a 33 mil reais de seguro anual por um automóvel que custa 33 mil reais.É abusivo, desproporcional; enriquecimento ilícito aparentemente.Já encaminhei o caso também ao MP, e se torna justo encaminhar para a SUSEP também.Seguem cotações feitas por mim no dia de hoje. Sou cliente com 33 pontos, exímio pagador e não tenho multas de trânsito.</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Protocolo Ouvidoria BB Seguros - <text:s/>Mapfre: ABA3333333333333Segurado: Pedro CPF 33333333333 / Apólice: 3333333333333Possuo seguro auto na BB Seguros, no qual minha mãe é a principal condutora. No dia 33/33/3333, aconteceu um sinistro de número 333333333333333. Minha mãe foi ao supermercado e ao entrar no estacionamento na calçada, esbarrou em uma moto, que também estava estacionada que caiu no chão. O acidente não foi sério porém danificou muito a moto. A BB Seguros negou o sinistro e, mesmo após abertura da Ouvidoria se recusaram a atender o sinistro. As negativas são sempre muito superficiais, sem informar qual foi a real razão da recusa. O terceiro (Angelica), a proprietária da moto, está causando grande estresse em minha mãe, uma senhora, ameaçando inclusive entrar na justiça. Essa situação se arrasta sem solução por mais de um mês. Exigimos a reabertura e atendimento do sinistro. Att: Pedro 33-33333-3333</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iguei para a seguradora para a retirada do rastreador do veículo pois cancelei o seguro, sendo que o <text:s/>técnico informou que não tinha ninguém para recebê-lo na residência, totalmente mentirosa a informação pois fiquei o dia todo em casa com o carro na garagem esperando o mesmo e nem sequer tocaram a <text:s/>campainha ou telefone do mesmo ,informo que já é a segunda vez que registro uma reclamação na ouvidoria da seguradora suhai total falta de respeito e propaganda enganosa no atendimento ao cliente.</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Boa tarde, tenho o seguro de veículo de apólice Nr 33.33.3333.333333.333 junto a empresa Azul Seguro Auto, conforme Anexo.- em 33/33/3333 a seguradora autorizou a realização do reparo do meu veículo em razão do sinistro Nr 3333333333, com a condição de que as peças para a realização do reparo seriam fornecidas pela seguradora, conforme anexo.- em 33/33/3333 realizei o primeiro contato, via chat, com a seguradora, pois as peças ainda não haviam sido entregues na oficina onde o meu veículo as aguardava para finalizar a manutenção, o atendente na oportunidade informou que o prazo para a entrega era até 33/33/3333.- em 33/33/3333 realizei o segundo contato, pois o prazo para o fornecimento das peças havia vencido e as peças ainda não foram entregues na oficina. O atedente iformou que o novo prazo seria 33/33/3333 para a entrega das peças, conforme anexo.- em 33/33/3333 fiz contato com o Corretor Sérgio, que me vendeu o seguro, informando a dificuldade de ter uma solução para o meu problema com a entrega das peças por parte da Seguradora e no contato entre ele e a seguradora foi passado o prazo de entrega até 33/33/3333, conforme anexo,- em 33/33/3333 fiz contato com a oficina e as peças ainda não foram entregues pela Seguradora.Do exposto solicito que seja adotada alguma medida por essa Superintendência a fim de que seja cumprido o que foi acordado na apólice de seguro, pois até a presente data não há cumprimento da Seguradora no fornecimento das peças para a realização do reparo do meu veículo, causando transtorno e dificuldades de locomoção seja para trabalho, seja para atividades cotidianas, como citei no chat em anexo, para mim como contratante só resta pagar as prestações a vencer do seguro, pois se eu atrasar o pagamento sou penalizado com <text:s/>a perca da cobertura do seguro.Obrigado.VIVIANE</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Meu pai bateu no carro de outra pessoa (Luis). Passamos o contato da nossa associação veicular para o corretor de seguros do Luis. Ocorre que após a nossa associação indicar a oficina em que o carro dele seria consertado, ele recusou o serviço, não levou o carro para fazer a perícia na oficina e simplesmente arcou sozinho com o valor da franquia do carro. O Luis disse que foi mal atendido na oficina e de que o contato com a minha associação veicular foi moroso.Estamos temerosos de que o seguro dele e ele próprio busquem ressarcimento desses valores contra minha família, MESMO APÓS MINHA ASSOCIAÇÃO VEICULAR INDICAR LOCAL PARA O CONSERTO. A associação veicular disse que não arcará com nenhum custo porque não houve perícia e nada do tipo. Minha família ficará com esse prejuízo? Isso é possível?</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No dia 33/33 a seguradora Tokio Marine enviou cotação com proposta de seguro veicular no valor de R$ 3.3 K na franquia reduzida de 33%, que de acordo com a corretora Marsh a proposta tem validade de 33 dias, ocorre que no dia 33/33 fui contestar a corretora para fechar o seguro visto estar dentro do prazo e pasmem a seguradora Tokio comunicou que não poderia aceitar, enviando uma nova proposta com um valor totalmente exorbitante. Questionei a corretora do por que da diferença e de não honrar com a cotação visto estar dentro do prazo de aceitação e o atendente Sr. MATHEUS indagou que a informação recebida da Seguradora Tokio foi que não era uma proposta comercial e que por este motivo, não teria que honrar. Se a cotação/proposta não é uma proposta comercial, não sei dizer o que é! Questionei ao corretor Matheus que também não soube responder, que estava somente repassando as informações oriunda da Seguradora.Vejo que não é uma seguradora séria, que não honra com os seus compromissos.Senha de abertura do arquivo são os 3 primeiros dígitos do meu CPF. 333.333.333-33.</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AP 33.33.3333.3333333 - <text:s/>Seg.Liberty <text:s/>-Segurado Carlos , alínea a - Perda de Direito Declinou da indenização, apresentando - Cláusula extensa que não demonstra o motivo real; intimada a esclarecer via-e-mail, se manteve silente .Seguro pago pontualmente. Sem motivo <text:s/>para declinar do pagamento de indenização. Para piorar, intimação do declino dia 33 de agosto, e em mesma data, o segurado foi pressionado para receber o veículo sinistrado. Um absurdo ainda imputa ao segurado a pratica de fornecer informações falsas.<text:s text:c="2"/></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No dia 33/33/3333, eu abri uma reclamação na página consumidor.gov contra a Youse Seguradora a respeito da demora em pagar a indenização de um sinistro e a morosidade em todo o processo. Em resposta a minha reclamação eles informaram que a demora foi porque eu demorei a entregar a documentação solicitada.Mas como eu iria entregar a documentação no prazo se para cada envio o tempo mínimo de resposta foram de 33 horas úteis. Só pra constar, após me enviarem o e-mail que o despachante iria entrar em contato, ele só entrou em contato 3 dias depois. Após essa etapa foram mais 33 horas úteis para eu receber um e-mail para enviar a documentação pra ser avaliada. Depois de enviado pela plataforma foram mais 33 horas úteis pra responderem se estava em conformidade. Após essa resposta me mandaram um e-mail dizendo para eu enviar pelos correios o crv e o documento os dados da conta. Mais uma vez enviei e só tive resposta 3 dias depois. Nessa resposta disseram que eu esqueci de enviar o contrato social que eu já tinha enviado pela plataforma mas que não foi solicitado que enviasse pelos correios. Junto desse e-mail de resposta eles disseram pra eu gerar junto ao banco que financiou o carro o boleto de quitação,. Mas esse boleto teria de ser com data pra 3 dias úteis e o banco só gerou esse boleto 3 dias depois. Aí a Youse tem a coragem de dizer que não pagou porque os documentos não foram enviados no prazo e não foram eles que dificultaram.No dia 33/33/3333, entrei em contato com a Youse Seguradora sobre o pagamento da indenização e a mesma alegou não haver feito o pagamento ainda porque não foi feita a baixa do gravame junto a financeira. Sendo que eu entrei em contato com a financeira e fui informado que já havia ocorrido a baixa do gravame. No entanto, a Youse Seguradora continua sem ter um prazo pra me indenizar e disse pra eu aguardar mais dois dias úteis. O atendente disse que seu quiser mais informações eu poderia entrar em contato com o despachante, mas eu não celebrei contrato de seguro com despachante, mas sim com a Youse Seguradora.No dia 33/33/3333, entrei novamente em contato com a seguradora e a mesma não me deu uma resposta sobre o assunto, alegando que os dois dias úteis ainda não haviam encerrado. Infelizmente todo o processo com eles foi bem moroso desde o início, pois para cada ação solicitada da minha parte era no mínio 33 horas úteis para um retorno.Mesmo com tantas mensagens na página do consumidor.gov, a SUSEP não se manifestou contra os abusos dessa seguradora e já são mais 33 dias e nada de indenização e nem previsão.Número da Apólice/Bilhete 3333333333333Sinistro: 3333333333333Data da Ocorrência/Sinistro 33/33/3333PROTOCOLO: 3333.33/33333333333GESTOR: Defensoria Pública do Estado do Rio de Janeiro - Nudecon Rio de JaneiroData de Abertura: 33/33/3333COMO COMPROU/CONTRATOU: TelefoneASSUNTO: Seguros de VeículosÁREA: Serviços FinanceirosPROBLEMA: Dificuldade / atraso na devolução de valores pagos / reembolso / retenção de valores</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Meu carro foi batido dia 33/33/333/33Foi entregue para seguradora dia 33/33/3333.Houve sinistro para arrumar e entregue na oficina e liberado dia 33.33.3333 foi feita a vistoria da seguradora na oficina. Hoje ainda dia 33/33/3333 não foi feito nenhum reparo. Liguei na oficina e falaram que do daqui 33 dias meu carro provavelmente ficará pronto. Devo contratar algum advogado?</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Senhores, boa tarde!Recentemente, fui vítima de uma colisão. O condutor informou ser assegurado do Bradesco. Fui contatada pelos responsáveis e realizei os orçamentos, sempre deixando claro que quero fazer o concerto na autorizada. Nesta, o valor do concerto é de R$3333,33 , no entanto, a seguradora arcará com somente R$3333,33 . O que fazer nessas situações?Aguardo retorno com as orientações.</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Sinistro No.: 3333333333Seguradora: Azul SegurosSeguradoNome: GIOVANIATerceiroNome: LUIZ Veículo: TOYOTA / ETIOS HATCH XS 3.3 33V FLEXEnviei o seguinte requerimento para a seguradora:"Venho por meio desta reclamar de duas irregularidades a respeito do conserto do meu veículo. 3) Foi autorizada a troca do vidro do retrovisor, contudo, o retrovisor elétrico está travando e estala, ou seja, é necessário a troca do retrovisor direito inteiro e não apenas do vidro, ou o problema não será resolvido;3) O veículo teve problemas de barulhos e estalos na parte debaixo, em curvas e lombadas, problemas na suspensão que surgiram em decorrência a peças que estragaram por conta do impacto da batida. A oficina pediu as peças em vistoria complementar e foi negado pela seguradora sem nenhuma justificativa, no dia 33/33.Primeiramente reclamo da demora no atendimento da seguradora, que responde aos requerimentos da oficina com muita morosidade. A demora da seguradora em resolver os problemas do veículo obriga o terceiro a trafegar com o veículo com peças quebradas e desgastadas, e isso leva outras peças a estragarem de forma que os consertos em decorrência da demora na resposta da seguradora também vão ser imputados à requerida, seja administrativamente ou se necessário judicialmente.Segundo a seguradora está agindo com a conduta típica de tentar economizar realizando o serviço mínimo, que contudo não resolve o problema, apenas esconde problemas que acabam por serem expostos em momentos posteriores, e assim a seguradora alega não ter deveres para com o consumidor. Essa conduta é contraproducente, é um comportamento de má-fé que causa danos materiais ao consumidor, e também danos morais devido a todo o transtorno que o consumidor precisa passar pela segunda vez, por culpa exclusiva da seguradora. A seguradora negou os pedidos da oficina e sequer justificou a negativa. Considerando que o veículo não tinha problema nenhum de suspensão antes do acidente (e o consumidor pode comprovar isso pois pouco antes do acidente havia realizado uma perícia do veículo para a renovação do seu seguro, que não apontou problema nenhum), e que os problema surgiram imediatamente depois do evento danoso, requer que a seguradora reconsidere e aprove integralmente o pedido complementar da oficina.Requer ainda que, devido à demora exagerada que já ocorre, a seguradora responda a essa reclamação e ao pedido de peças com urgência, e caso negue o pedido que justifique a razão, sob pena de ficar cabalmente demonstrada a má-fé da seguradora.Favor retornar a resposta no email: email"A seguradora não respondeu no email que mantínhamos contato, então enviei uma reclamação para o SAC. No SAC falei com 3 atendentes, de tanto que me repassaram e todas se negaram a resolver a situação e a me informar protocolo de atendimento. Tentei encaminhar reclamação para a Ouvidoria da seguradora mas exigem que informe número de protocolo. Nota-se que a seguradora se nega a atender o segurado e tem uma ouvidoria de fachada, pois o sac não fornece protocolo e a ouvidoria exige protocolo do sac.Por fim, envio a minha reclamação contra a seguradora que está negando atendimento para o consumidor.</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Meu acidente aconteceu no dia 33/33, no mesmo dia acionei a BEM PROTEGE via telefone solicitando orientação de como deveria proceder. No sábado pela manhã 33/33 enviei as documentações e fotos solicitadas por e-mail e após aprovação da documentação pela seguradora, escolhi a oficina e em 33/33 terça-feira solicitei o guincho para deslocamento (ele não tinha/tem condições de andar) para a oficina WM. O prazo de retorno de orçamento e validação do sinistro dado pela Bem Protege via contrato/apólice é de 33 dias uteis. Hoje, 33 dias uteis após a abertura de todo o processo, não tenho nenhuma resposta da BEM PROTEGE com a decisão do que será feito com meu bem. Após inúmeras ligações para o telefone indicado a própria empresa não tem clareza do que farão e me relatam diversas histórias. Quando o prazo de 33 dias uteis foi estourado, liguei no SAC e foram diversas desculpas passadas a mim. Que a oficina não tinha mandado todas as fotos, depois, que as fotos que a oficina enviou não foram recepcionadas, as fotos que eles enviaram e chegaram não estavam de acordo e seria necessária uma nova imagem e assim, sigo até hoje. O carro visivelmente não tem condições de reparo pois está totalmente sem alinhamento e com as longarinas tortas, o que faria o carro andar torto, laudos sem aprovação e desvalorização na venda.Após muitas ligações e tentativas amigáveis de resolver diretamente com a Bem Protege, informei que estaria pagando um perito particular para verificar e avaliar o carro IN LOCO, e inclusive, mencionei para eles que se as fotos estão ruins, eles deveriam ter tido o mínimo de respeito em pedir que um perito de uma empresa terceira fosse até o local fazer a tal avaliação.Além disso, solicitei para que eles providenciem o laudo PMG ou LCD para sabermos se o carro será caracterizado como pequena, média ou grande monta e eles disseram que isso não é feito, deveria constar em um boletim de ocorrência (?????????). Mais algumas tentativas e após mencionar que estaria solicitando a perícia, eles informaram que enviariam um perito no local. Pedi também amigavelmente que eles me informassem o dia e horário dessa visita para acompanhamento e para minha surpresa, o perito apareceu de surpresa, vistoriou o carro (em 33/33/33) e sigo ainda aguardando esse laudo – 33h estimado para obter esse retorno.Dentre todas essas histórias, quinta-feira, 33/33 fui informado após ligar novamente que as cotações tinham finalizado e que uma peça estava com o período de entrega em 33 dias uteis pela BEM PROTEGE e que eles iriam pedir para que a oficina fizesse o orçamento para ver se a entrega seria mais rápida. Não recebi retorno.Na segunda, tive a nova informação que o carro seria caracterizado como PERDA TOTAL, entrei novamente em contato com a BEM PROTEGE e eles sequer deram um parecer, que não sabiam em qual embasamento a oficina caracterizou isso e que iriam entrar em contato com a WM.Ainda ontem, 33/33 recebi mais uma ligação da Bem Protege (através da representante comercial que fechou meu contrato) com mais uma nova história, informaram, que a oficina superfaturou uma peça e por esse motivo estavam pedindo esclarecimentos disso e uma nova imagem, bla bla bla.Nesse meio tempo, estou dependendo de carros emprestados, andar de transporte publico, a pé e sem deslocamento por muitos dias, com um bebê de 3 ano e 3 meses e se virando com a situação como dá, além de todo trauma pelo acidente, o desgaste emocional, totalmente desnecessário e EXTREMAMENTE DESRESPEITOSO pela cooperativa/seguradora que se nomeia como “PROTEÇÃO”. Não tiveram a decência de me posicionar desde o início com o que está acontecendo e muito menos agora, cada dia que passa é uma história nova, um prazo novo e eu sigo a mercê esperando apenas que essa situação seja resolvida. Eu como vítima estou abalado e já sem condições de seguir com o tema e ouvir cada hora uma coisa nova, além de estar sem o carro e dependendo da boa vontade de alguém, dia após dia em que essa história não se resolve é sofrimento a mais para mim. Pontos importantes:• Todas as parcelas do seguro estão em dia tal qual o licenciamento do carro.• Como mencionei, estou indo atrás da seguradora em todos os momentos pois eles não fazem retorno quando prometido, os custeios de ligação fora de SP todos arcados por mim.• Deslocamento de Uber, carro emprestado, impactos no trabalho devido total mudança da rotina e logistica para me virar com tudo sem o mínimo de respaldo da Bem protege.• A Regiane - comercial também ficou sendo “enrolada” com as diversas histórias do SAC/SETOR DE PERÍCIA e se sentiu da mesma forma como eu, relato via telefone, pois ela não estava entendendo o que aconteceu para uma demora tão grande e uma falta de respeito enorme comigo.•Reforço que quando escolhi a oficina WM, a Regiane também informou que diversos clientes dela fecharam serviço com essa oficina e a referência era boa, aparentemente uma oficina extremamente rápida no retorno com os orçamentos ( o que nos da a entender que tem algo de errado na história, uma vez que estamos em 33 dias uteis e nada de resposta) e mais rápida ainda com a finalização dos serviços.Diante das minhas tentativas frustradas de saber o que esta acontecendo e o que acontecerá com meu veiculo, registro a reclamação em todos esses órgãos para que a BEM PROTEGE não cometa mais essa negligencia com outros clientes.</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sou segurado da Mapfre, pelo BB seguros há décadas, tive um acidente em que abri o sinistro Comunicação de Reparos Autorizados - 333333333333333 - DPA - 3333333333 - <text:s/>Placa: PBF3333, onde já até paguei a oficina e está pendente a troca do porta-luvas, que desde fevereiro ainda não recebi. estou reclamando desde fevereiro, onde a seguradora já me mandou telefonar para a montadora, e quando telefonei me informou que não havia nenhum pedido, pois somente é permitido pedir por concessionária autorizada da própria Renault, e a seguradora Mapfre não possui nenhum serviço com a Renault em Brasília. Já é um absurdo eu pagar um seguro há anos de um veículo Renault, e a seguradora do BB veículos juntamente com a Mapfre não ter convênio com a Renault, me oferecendo somente oficinas particulares. Há somente concessionárias SAGA FRANCE PEUGEOT, HYUNDAI, NISSAN, PRIMAVIA JEEP e FIAT, MOTOS HONDA, BRASAL VEICULOS VW. E se eu levasse para alguma da Renault, teria que pagar mais e perderia meus bônus para desconto na renovação do contrato. Solicito que este órgão exija meu porta-luvas que já está até pago e que a Mapfre faça convênio com todas as marcas existentes. seguem anexos de 3 reclamações e e-mails.</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NO DIA 33/33/3333 MEU VEICULO FOI ATINGIDO NO TETO POR UMA ARVORE DE GRANDE PORTE, CAUSANDO UM DANO DE GRANDE MONTA AO VEICULO, IMEDIATAMENTE COMUNIQUEI A SEGURADORA O SINISTRO, O VEICULO FOI LEVADO POSTERIORMENTE PARA UMA OFICINA RECOMENDADA PELA SEGURADORA, E PARA MINHA SURPRESA NÃO FOI DECRETADA A PT NO VEICULO. ATÉ O PRESENTE MOMENTO NÃO HOUVE A CONCLUSÃO DO REPARO, NEM RETORNO DA SEGURADORA SOBRE O CASO.AZUL SEGUROSNUMERO DO SINISTRO 3333333333AGUARDO RETORNOOBRIGADO</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Fechamos um seguro para nosso carro em 33/33/3333 com a MAPFRE SEGUROS GERAIS S/A CNPJ: 33.333.333/3333-33 através da VIVA ADMINISTRADORA ECPF/CNPJ: 33.333.333/3333-33. Na data foi nos passada uma apolice com o valor de R$ <text:s/>3.333,33, valor ao qual pagamos a vista no dia 33/33/3333. a partir disso, imaginei que estava tudo certo, até que foi necessário acionar o seguro, recebemos a indenização do Sinistro com um desconto de R$ 3.333,33, como nós não tínhamos nenhum débito em aberto, fui procurar saber do que se tratava tal deconto. Em contato com a Mafre, me disseram que havia sido solicitado um endosso de cobrança em julho( 3 meses depois) e que esse valor constava em aberto e por isso o desconto havia sido feito no valor da nossa indenização. Porém, em momento nenhum fomos avisados de nenhuma alteração de valor na contratação de nosso seguro, fizemos o pagamento a vista, o carro não tinha multa e nem documento pra pagar. Agora eu entro em contato com a Mafre, eles falam que foi a corretora que solicitou essa cobrança, porque viram que haviam feito um calculo errado, ja a corretora diz que a Mafre que fez o desconto e que eles nada podem fazer. Eu sei que eu paguei o valor que me foi passado, não acho justo cobrarem mais 3 mil reais de algo que a gente nem foi informado, em momento nenhum fomos procurados pra nenhuma explicação. Simplesmente lançaram um débito e deixaram la, e a gente corria ate o risco de perder o seguro por causa de uma pendencia dessa. Enfim, vou deixar em anexo todos os documentos(apólice, comprovante de pagamento e conversa que tive com a Mafre sobre o assunto). E Gostaria de solicitar que fosse feito o acerto desse valor, pois não acho certa essa cobrança e até agora nenhuma das duas partes me provou que é uma cobrança devida.</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Prezado(a), bom dia!Eu participo de uma associação para o "seguro" do meu carro, no último furacão que tivemos em Porto Alegre/RS precisei acionar eles para um evento/sinistro, e isso vai fazer 3 meses no dia 33/33/33, e não recebo nenhum retorno da parte deles, vi que o prazo para seguradora é de 33 dias, para associação é o mesmo prazo? Preciso do carro para trabalhar, estou alugando um, mas esta se tornando inviável manter, gostaria de saber como devo proceder para exercer meus direitosCOMPLEMENTADA:Prezado(a), peço desculpas, não sei como funciona o processo, vou anexar tudo que eu possuo sobre o caso.Grato.</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Bom, realizei a compra da minha moto, e no mesmo momento a moça da loja aonde comprei a moto estava falando com o corretor, deixei bem claro que eu queria um seguro total <text:s/>o corretor disse que o seguro que eu queria que me atenderia seria aquele que ele estava com proposta montada,e assim fechou o contrato, sem nem se quer o corretor me ligar e tirar minhas dúvidas sem se quer o corretor me informar o que eu estava adquirindo, ele fez de uma forma no qual eu assinasse e pronto para ele ganhar a comissão pela venda! Passando alguns meses tive um problema é fui descobrir que eu paguei algo totalmente diferente do que eu pedi <text:s/>entrei em contato com o corretor, ele foi super grosso e estúpido a única opção dele foi querer cancelar o seguro que assim resolveria o meu problema é o dele, o superior dele a mesma coisa <text:s/>fez pouco caso da minha situação, <text:s/>ligo na corretora e eles fingem que a ligação está ruim e não resolve <text:s/>o meu problema, <text:s/>lembrando que paguei o seguro todo já pois fiz em 3 vezes e o corretor para sair do problema quer que eu cancele</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Seguradora alfa, sobre o sinistro 333333.A oficina não está cumprindo o prazo de 33 dias de abertura do sinistro e quando feiro reclamação para a seguradora alfa, aberto reclamação e foi orientado esperar 33 horas para a resposta, e não foi recebido nenhuma resposta nesse período.</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Tenho um financiamento pelo santander, meu carro foi furtado e a seguradora pede uma série de documentos. Eu preciso fazer contato com o banco para negociar a quitação, que esta maior do que o seguro paga. Eles me disseram para negociar com o banco. Só que não consigo contato com ninguém do banco para falar a respeito. Nenhuma rede social, nenhum número. Minha última tentativa foi pela ReclameAqui. Porém, alem da demora, a pessoa não está entendendo qual é minha demanda. Eu estou grávida, minha gravidez é de risco e estou passando o maior nervoso. Como resolveremos tudo isso? Judicialmente? Com um processo de danos morais juntos? Além do mais, sou “obrigada” a continuar pagando o financiamento sem ao menos ter o carro. REPITO: EM MOMENTO ALGUM PODEM ATENDER AS MINHAS TENTATIVAS DE CONTATO! EU PRECISO DE UMA SOLUÇÃO!</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Em 33/33 tive um acidente onde perdi meu carro, entrei em contato com a referida empresa (POTENCIA TRUK) onde tive todo o suporte até o momento em que DEFERIRAM minha indenização, isso no dia 33/33. Até o momento não foi feita a indenização, a alegação é que o veículo era financiado e precisava está zerado de débito ou seja quitado, informei a empresa que se tivesse o valor pra quitar eu não teria financiado o veículo pois não faria sentido algum e sugeri a mesma que eu poderia puxar o boleto de quitação e encaminharia a eles para a quitação pois entendo perfeitamente que há pessoas que agem de má fé e tem os riscos de fraudes, Pôs bem, a associação disse que me pagaria em 3 parcelas e eu deveria ir amortizando o financiamento, é sabido que não sairá pelo valor de quitação pois não está sendo quitado e sim amortizado e também como assim pagar em parcelas?! Preciso de ajuda da SUSEP para resolver isso, estou disposto a enviar o boleto de quitação sem problemas algum só quero resolver, além de que o vendedor ao buscar associado apresenta 3 folha de contratação e somente, aí quando vamos acionar o sinistro aparecem dezenas de regras as quais não foram apresentadas e só ficamos sabendo quando precisamos. Desde já agradeço a empresa que foi solicita a todo momento mas infelizmente na reta final dificulta o que é simples de resolver, acredito que por se tratar de uma empresa séria e de princípios irá buscar a solução para este problema, se me perguntarem se há indico eu digo sim dado a atenção a qual tive quando precisei e estava com minha família sem saber o que fazer, pois acredito que seja um caso isolado e que será resolvido.</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Prezados Venho por meio desta, fazer uma reclamação referente ao atendimento prestado pela seguradora Allianz Auto. Estou com um sinistro aberto junto a seguradora há vários dias, desde 33/33/3333, e após todo o transtorno e longo prazo de espera para vistoria, depois para primeira devolutiva da primeira análise, continuo sem resolução, sem carro para uso e aguardando a seguradora. Mesmo após receber em meu escritório, uma visita presencial de um tecnico da seguradora, onde apresentei documentos como BO, pagamentos de pedágios, <text:s/>fotos do local do sinistro, no qual comprovam o ocorrido, mesmo assim, até hoje não formalizaram a aprovação, para sequência dos reparos. O perito foi ao meu trabalho no dia 33/33/3333, e ao terminar a visita disse que os serviços seriam autorizados e a liberação aconteceria em até 33 horas. Porém, até hoje não deram aprovação formal, e a cada tentativa de atualização prorrogam a data de resposta, sem qualquer explicação ou justifica. Permaneço sem carro desde então, e aguardando a seguradora, que apesar de cobrar um seguro altíssimo, uma franquia exorbitante para uso do mesmo, não oferece o atendimento esperado.</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Prezados.Venho através dessa denunciar a prática de venda ilegal de seguro.Temos em Americana um Grupo Chamado Grupo Motor Home, https://grupomotorhome.com.br/, comercializando proteção veicular, como se fosse seguro.A unidade em Americana, fica localizada na Rua.: São Gabriel, 333, Bairro São Manoel, Americana S.P.Diante do fato narrado, solicito a SUSEP a fiscalização e aplicação das leis cabíveis, para que nos Corretores de Seguros, não tenhamos que concorrer com tais empresas e que se o corretor de seguro for flagrado <text:s/>vendendo proteção veicular que tenha sua SUSEP suspensa.</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sinistro 333333333333333 ocorrido em 33/33/3333 as 33 horas na localidade linha Alves /sem numero ,estrada vicinal Município de ML/RSApós varias tentativas de contato via telefone e não obtendo exito recorri a parentes <text:s/>(S.Paulo e Porto Alegre) para que realizasse contato com HDI SEGURADORA afim de pretar me socorro quesómente ocorreu no dia seguinte aproximadamente <text:s/>faltando 33 minutos pára uma hora da madrugada do dias 33 de Janeiro de 3333.Ficando exposto a numa área arriscada visto que o tráfego de caminhoes carregados com toras para celulose é intenso 33 horas por diae obviamente assalto e outros riscosChegaram a propor que eu amanhecesse ao lado do veículoem 33 de Janeiro o veículo foi removido da minha casa para oficina SUL VEÍCULOS <text:s/>LOCALIZADA NA AV M <text:s/>NUMERO 3 EM PORTO ALEGRE.fEITA A PRIMEIRA VISTORIA e l o primeiro orçamento em 33333 reais ficou no aguardo do orçamento complementar que até presente data nao terminaramExternei minha preocupação quanto a extensão do dano pois coluna e estruturas internas foram bem danificadasa seguradora não ve necessidade de perda total porém até como segurança e risco de vida acredito que o carro está condenadoeste registro é inicio para caso venha se resolver a questão judicialmente seja o caminho correto que devo seguirPlaca do Veiculo Etios SEDAN modelo ano 3333 JAE3G33</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eu sofri um sequestro no dia 33/33/3333 <text:s/>mesmo estando gestante na época de 33 meses os sequestradores me fizeram refém em meu próprio carro um Honda FIT personal 3333 placas FAF 3333 segurado junto a BRADESCO SEGUROS AUTO apólice nº 333 333 33333333 3, a houve perseguição policial <text:s/>os bandido bateram tudo o meu carro, Abri o <text:s/>aviso de sinistro nº 333333333333333 no dia 33/33/3333. junto a seguradora <text:s/>e <text:s/>levei a uma oficina referenciada, concessionário Honda A <text:s/>Av. Aricanduva 3333 São Paulo SP, a vistoria é feita de forma on-line e <text:s/>até o presente momento após 33 dias após não repararam o veiculo por falta de peças, além de repintarem o carro praticamente inteiro, não avaliando danos no motor, cambio e suspensão e não tem previsão de entrega. já entrei em contato diversas vezes, não tenho devolutiva de nenhuma reclamação realizada solicitei reanalise pois não aceito um veiculo todo repintado e não responder simplesmente informam que tenho que aguardar</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Faço esta denúncia para relatar o ocorrido comigo, Matheus(CPF: 333.333.333-33), minha mãe, Rosana (CPF: 333.333.333-33) e meu irmão, Diego (CPF: 333.333.333-33), e nossas apólices. Em Outubro/33 e Novembro/33 realizamos as nossas renovações de seguro automotivo com a CORRETORA CORRETORA DE SEGUROS LTDA (CNPJ: 33.333.333/3333-33), por intermédio da corretora BIANCA (Nº Susep: 333333333), que anteriormente havia feito a renovação da minha mãe Rosana, junto à seguradora Tokio Marine. Já no meu caso, ficou acordado que ela faria um seguro em meu CPF junto à Allianz, aplicando-se o mesmo se ao meu irmão, Diego. Assim, após o aceite da proposta de ambas as seguradoras, realizamos os pagamentos (comprovantes em anexo), via Mercado Pago, tendo como beneficiária a BD CORRETORA, vez que a Bianca estava responsável pelas transações às seguradoras. Ocorre que achávamos, até o momento que as apólices contratadas estavam vigentes e ativas, mas para nossa surpresa, ao consultar em meados de Setembro/33 a situação de sua apólice junto à Tokio Marine, minha mãe Rosana, foi informada que a apólice havia sido cancelada, aplicando-se o mesmo para a minha apólice e do meu irmão, Diego, junto à Allianz. Em contato via WhatsApp com a corretora Bianca, fomos por ela informados que havia ocorrido um problema sistêmico entre a plataforma da corretora e a asseguradora (BN x ALLIANZ E TOKIO), tendo informado também que realizaria uma nova apólice para os veículos, quais sejam: TOYOTA ETIOS, CHEVROLET TRACKER e FIAT PULSE. Após a normalização de tal problema, informada pela corretora Bianca, entramos na conta de cada assegurado para verificar as apólices, ocasião em que verificamos que as três estavam dentro de um único CPF, da minha mãe, Rosana ; e que todas as apólices estavam com pendências financeiras. A corretora Bianca nos informou que o pagamento do boleto único das novas apólices do FIAT PULSE e CHEVROLET TRACKER seriam pagas próximas à data de vencimento do boleto. Contudo, ainda que decorrido o prazo de vencimento, as apólices novamente foram canceladas por falta de pagamento, ao passo que havíamos pago integral e regularmente via cartão/pix, à BN. A apólice do FIAT PULSE hoje está ativa (apólice em anexo), porém, dentro do sistema da Allianz consta uma pendência em aberto para o dia 33/33/33. Ainda, quanto à CHEVROLET TRACKER, a apólice foi cancelada e a corretora refez uma nova apólice porém no próprio CPF do meu irmão DIEGO , e a apólice do TOYOTA ETIOS ainda está ativa, e deveria estar em meu nome mas está no nome de minha mãe, com uma pendência que deve ser paga até o dia 33/33/33. Dado todo o imbróglio, busquei tratar o ocorrido com a Allianz e fui informado através do chat que as outras apólices que foram canceladas e as renovações de 3333, também foram suspensas por falta de pagamento, ainda que tenhamos pago regularmente à corretora. Para finalizar, após conseguir recuperar o acesso à outra seguradora, TOKIO MARINE, consegui pegar outra apólice em que a CORRETORA estava como pagadora dos débitos, onde o mesmo mostra seus dados! Em anexo, encaminho a integralidade dos prints de pagamentos, da SUSEP da BD CORRETORA, as apólices que visualizei dentro do site da ALLIANZ, bem como prints de minhas tratativas com a corretora Bianca e suas respectivas mídias (fotos/áudios). Como os arquivos são grandes, estarei compactando-os em (.zip)</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Acionei a seguradora Pier onde sou credenciada para o sinistro de numero 333333, onde foi feita vistoria para verificação de colisão no para choque e porta lateral direita do veículo. Foi aprovada em vistoria somente o conserto do para choque, onde foi executada reclamação na ouvidoria da Pier, segundo número de identificação 333333, para que seja feita revisão e inclusão do conserto da porta que se encontra no mesmo sinistro. Preciso que seja revisado o quanto antes pois já está sendo postergado desde à vistoria, tornando-se o caso moroso e incompleto.</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Bom dia quero registrar uma reclamação contra <text:s/>a seguradora azul seguros <text:s/>pois tive um sinistro sou terceiro <text:s/>meu veiculo esta parado na oficina desde dia 33/33/3333 já foi autorizado na mesma <text:s/>data <text:s/>e estamos dia 33/33/3333 <text:s/>e a seguradora não entrega uma simples peça que eu já consultei a concessionaria ford mix <text:s/>São Paulo e esta disponivel para pronta <text:s/>entrega que falta de respeito com o consumidor.</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Em 33/33/3333 por volta da 33:33 am entrei com contato com a seguradora Sompo Seguros S.A. para acionar o sinistro do meu veículo através da APÓLICE DE SEGURO - N° 3333333333, seguro este contratado por intermédio de corretagem da SGA CORRETORA DE SEGUROS LTDA, o sinistro ocorreu devido a incêndio. Ao contatctar a central de atendimento, fui informado que eles não estavam localizando minha apólice no sistema, o que acarretou uma demora imensa no meu atendimento até que por fim liberaram o atendimento e informaram que estavam enviando o guincho. O guincho chegou ao local as 33:33 am, após inumeros contatcos com a central. Em um desses contatos fui informado que minha apólice estava cancelada, contestei, pois havia acabado de pagar a cobrança da 3ª parcela de 3 em me cartão de crédito. Não souberam me explicar o motivo do cancelamento e após muitos contatos enviaram o guincho. No primeiro dia util do ano, ao contactar a corretora e novamente a seguradora, fui informado que minha apólice constava realmente como cancelada devido a duas faturas em aberto, out/33 e dez/33. A minha forma de pagamento é cartão de credito em 3 parcelas, sendo a parcela inicial em set/33. Em out/33 tive meu cartão de crédito clonado e cancelado, o que fez com que a Sompo gerasse um boleto para pagamento da 3ª parcela, boleto este que foi pago e enviado comprovante a corretora e seguradora. Em nov/33 a 3ª parcela foi cobrada normalmente no novo cartão de credito informado a corretora e a segurado. Em dez/33 a 3ª parcela deveria ter sido cobrada no cartão normalmente, porém em 33/33/33, quando a fatura foi fechada identifiquei que não foi feita a cobrança da 3ª parcela. Ao contactar a seguradora para questionar a não cobrança, fui informado que eles tentaram lançar o pagamento porém não havia saldo no dia do lançamento, alego por eles como 33/33/3333. Entrei em contato com a minha operadora de cartão que afirmou que a Sompo NÃO realizou tentativa de lançamento durante mês de Dez/33, informação essa que possuo gravação disponibilizada pela operadora de cartão com a afirmação. Ao retornar o contato com a Sompo e informar o status da operadora de cartão, eles mudaram a versão e informaram que por um erro sistemico, foi gerado um boleto para a 3ª parcela ao inves do lançamento no cartão. Questionei então qual era a outra parcela que estava em aberto e para minha surpresa, fui informado que seria a 3ª, de out/33. Questionei o sobe o pagamento e o envio do comprovante, e fui informado que eles não consgeuiram localizar o pagamento e por isso seguia aberto. Em nenhuma das situações, a não localização do pagamento de out/33 e o boleto de Dez/33 eu fui notificado. NUNCA recebi, uma ligação, mensagem de texto, e-mail, carta, whastapp comunicando a pendencia de pagamento ou qualquer outro problema, tanto por parte da seguradora como por parte da corretora. Inclusive NÃO recebi nenhuma comunicação de ambas as partes sobre o cancelamento da minha apólice. Em nenhum momento obtive a chance de regularizar a situação da apolice uma vez que não fui comunicado e só fui descobrir todos os probelmas quando precisei dos serviços que contratei. Hoje estou com um registro de sinistro nº 333333 aguardando retorno da seguradora, que alega ter enviado as notificações à um e-mail que não é o meu e-mail informado na proposta referente a apolice. A seguradora já reconheceu que houve erro por parte deles nos envios de notificações, como na comunicação com a corretora, porém não libera o parecer final do sinistro. Hoje tive que entrar com um advogado para conseguir contato e retorno da seguradora.Preciso de um retorno da seguradora, não posso ser lesado por uma sucessão de erros da seguradora, pela falta de contato e informação das pendencias.- Não recebi nenhuma comunicação das pendencias financeiras existentes em meu contrato, nem do não reconhecimento de pagamento do boleto gerado em Out/33, nem por parte da seguradora como da corretora.- Não recebi nenhuma comunicação prévia informando o possivel cancelamento da minha apólice, nem a mesmo a comunicação oficial de cancelamento da minha apólice, nem por parte da seguradora como da corretora.- Minha forma de pagamento oficial registrada na seguradora e em contrato é cartão de crédito, com isso o boleto de dez/33 não deveria ter sido emitido sem minha autorização.- A seguradora não fez tentativa de lançamento da parcela 3 em dez/33 no cartão por vontade própria, me gerando uma parcela em atraso sem necessidade. Isso pode ser confirgurado como má fé por parte da mesma, uma vez que minha apólice precisaria de 3 parcelas pendentes para cancelamento.- A seguradora retirou meu veiculo do local, assumindo total responsabilidade sobre o mesmo.- O e-mail informado pela seguradora como o de envio das comunicações e cobranças não é um e-mail valido, e nem o e-mail que constava na proposta.</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A empresa SUHAI - A seguradora de automóveis, está há mais de 33 dias sem realizar o pagamento do seguro veiculo ao meu cliente - terceiro envolvido no sinistro 3333333333333, cujo veículo, após avaliação foi dado como perdido. Insta informar que retiraram o veículo do cliente no dia 33 de dezembro e, desde, então não pagam o valor da FIPE. É necessário informar que toda a documentação foi enviada desde o dia 33 de Janeiro, bem como itens de uso obrigatório do veículo, que estavam em falta, mas foram devolvidos na oficina responsável pela avaliação ainda no dia em que foi contestada a perda total e o veiculo retirado da oficina avaliadora. Ao ligar para o call center da empresa, aguardo mais de 33 minutos para atendimento e não há qualquer retorno ou data para o pagajmento, apenas "enrolação". Envio o número do último protocolo, qual seja: 33333333.<text:s text:c="2"/></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Boa noite,Meu nome é Casemiro, CPF 333.333.333-33 e minha esposa Cláudia, CPF 333.333.333-33.Possuímos uma casa financiada atualmente no Banco do Brasil, agência 3333, com o número de contrato 333333333.No dia 33/33/33 por volta das 33h33 um vendaval forte com uma rajada de ventos aconteceu e movimentou as telhas da garagem e caíram em cima do carro.Entrei em contato com SAC do Banco do Brasil e me informaram que não havia nenhum seguro no meu CPF e da minha esposa.Fui à agência do banco no dia 33/33/33 e fiz uma comunicação de sinistro com o funcionário Fábio. Dia 33/33 o engenheiro Ricardo fez a vistoria e disse que rapidamente faria o laudo.Já se passaram 33 dias da vistoria e não recebi nenhuma comunicação Dia 33/33/33 <text:s/>abri um protocolo na ouvidoria do BB nº 333333333Resposta que recebi do Banco Referente ao protocolo 333333333.“Olá, Casemiro! Espero que esteja bem.Você entrou em contato pelo Chat do Portal BB, lembra?As áreas responsáveis foram acionadas e foi verificado que seu Sinistro encontra-se aguardando análise da seguradora. A agência também está acompanhando seu caso e irá te comunicar conforme o andamento. Qualquer dúvida, pode contatar a agência, inclusive pelo e-mail email.Lamentamos por qualquer transtorno e estamos à disposição.Tibério, Equipe Mídias BB”Acontece que o telhado da minha garagem continua descoberto e preciso saber o que fazer para tomar providências.Peço URGÊNCIA na situação, pois já estou tendo prejuízos e preciso saber o que fazer.Conto com sua compreensãoCasemiroCPF 333333333-33</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Uma carreta colidiu em meu carro, a seguradora Essor não autorizou o reparo, justifica que o valor cobrado pela oficina de minha escolha é fora do valor de marcado, fora do valor de mercado é a tabela deles, para obrigar a ir em uma oficina credenciada deles e ele ficarem com o custo menor. Quero que faça o reparo onde confio no serviço, tenho esse direito.</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Prezados, Bom dia!Venho solicitar apoio a fim de fiscalização em uma empresa de seguros irregular, Neo Seguro de Automóvel CNPJ: 33.333.333/3333-33Em propaganda no site é informado o Processo SUSEP n° 33333.333333/3333-33 de autorização, mais o mesmo é inválido e não existe.Fui nesse site: https://sei.susep.gov.br/sei/modulos/pesquisa/md_pesq_processo_exibir.php?iI3OtHvPArITY333V33rhsSkbDKbaYSycOHqqF3xsM3IaDkkEyJpus3kCPb333VNEAb33AAxmJKUdrsNWVIqQ-3wXkDdowcUC33IgR3CfnOx3F3JB_FgVbemA3tPs3V3Fiz uma pesquisa consta outra empresa e outro cnpj: CARAL PARTICIPAÇÕES LTDAMeu pai fechou o seguro com esta empresa , só que ao verificar não consta nas Consultas de Entidades Licenciadas pela Susep e nem em Consultar Produtos Susep.Fomos vitimas de golpe, propaganda falsa e enganosa.</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Meu veículo foi furtado em 33/33/3333.Enviei para a associação Universo AGV toda a documentação que me fora solicitado.Aceitaram toda a documentação e, me informaram que precisariam de 33 dias para analisar o caso.O prazo venceu e, nem se quer me ligaram para dar satisfação.Após inúmeras ligações minhas cobrando o desfecho da análise, ao qual sempre em pediam prazos e mais prazos que não cumpriram.Hoje, 33/33/3333, me retornaram para dizer que não vão pagar a indenização do meu veículo furtado. O motivo que me falaram foi que, eu, dono do veículo, não passei informações verdadeiras. O mais engraçado é que todas as informações que passei foram: Boletim de Ocorrência, Formulário da AGV relatando o ocorrido, IMAGENS DO FURTO, captadas por câmeras de segurança, meus documentos e, documentos do veículo. Preciso entender no detalhe, onde foi que houve informações "não verdadeiras"? O que me parece é que a AGV está querendo se isentar de pagar a indenização do furto do meu veículo.Portanto, manifesto aqui o meu total repúdio a essa associação.SUSEP, como devo proceder de hora em diante?</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Houve uma colisão já relatada no sinistro 3333333333333, em que meu carro foi lesionado na parte traseira no dia333/33/3333 e o segurado, agindo de boa fé, entrou em contato com a sua seguradora, Suhai Seguradora para acionar os reparos, demorou cerca de um mês para sair a aprovação da seguradora para o reparo, aliais a aprovação saiu 3 dia depois de ter feito uma reclamação por minha parte neste site. A libertação foi aprovada no dia seguinte a minha reclamação na susep, cuJo o número de protocolo é 33333.333333/3333-33. No email que recebi da seguradora ficou estipulado aguardar 33 horas para a seguradora enviar o mail a mecânica autorizada, o que não foi feito até hoje. Os emails da oficina deixarei registrado aqui. orçemail e email. Tentei diversas vezes ligar na seguradora, mas nunca completa a ligacao.</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Estou sendo lesado pela Porto Seguros Automoveis , que não prestou um serviço adequado ao meu veiculo , o mesmo foi entregue após o sinistro com varios problemas e eles simplesmente generalizam tudo , pois são varios problemas e eles pegam 3 dos problemas e dizem que não tem nada haver com o acidente <text:s/>, funcionarios muito mau orientados ou de má fe , tenho fotos do acidente e provas contundentes que os problemas foi ocasionado , eles estão se negando a resolver o problemas , venho pedir ajuda</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Sou terceiro em um sinistro no qual o numero é 333333. foi perca integral do veiculo eles já recolheram meu veiculo dia 33/33/3333. No dia 33/33/3333 o despachante pela seguradora atribuído informou que encaminhou toda a doc necessária para liberação do pagamento junto dela o boleto com vencimento para dia 33/33, não pagaram, não me informaram por que e agora não querem me informar nem quando posso enviar outro boleto pois estao sempre em analise interna.( Houve um acordo de pagamento dia 33/3 na qual foi enviado a documentação, mas sem o pagamento ou a justificativa do motivo da quebra. estou tentando confirmar o novo envio do boleto, mas seguradora apenas protela. A financeira do banco, estamos questionando por 3x e ninguém confirma o novo envio.) E que o senhor D não sabe o motivo da quebra, fora a falta da confirmação do novo boleto.Mitsui Sumitomo Seguros numero sinistro 333333. email: emaildespachante jonatas oliveira tel (33) 33333-3333 -- (33) 3333 3333 ramal 3333email: email</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Em dezembro/3333 me envolvi num acidente de trânsito, o qual dei causa, e tive que acionar meu seguro por conta do sinistro, meu e de terceiro. Ocorre que até a presente data, 33/33/3333, mesmo após inúmeras tentativas de solucionar o problema junto a seguradora, ninguém retorna informando se vão ou não autorizar o conserto dos veículos. No mesmo dia do acidente, levaram meu veículo e do terceiro para uma oficina credenciada da seguradora Chronos - Clube de Serviços, chamada STONES CUSTOM CAR, sem sequer me darem a chance de escolher a oficina para reparo, e lá os veículos estão até hoje. Até mesmo a oficina mecânica tentou contato com a seguradora tentando me ajudar a solucionar o problema e nem eles obtém retorno dos responsáveis. Estou sofrendo até ameaças de ser processada pelo proprietário do veiculo que bati, por conta da demora de repararem os veículos, e até mesmo da mecânica, que está sofrendo prejuízo em manter os carros lá. Já não sei mais o que fazer! Estou há quase 3 meses sem carro e sem saber quando vou ter de volta, se é que vão arrumar! No mesmo mês que me foi solicitado já paguei a cota de participação, a franquia, para a oficina, mas mesmo assim a seguradora não autoriza o conserto e não manda as peças para a manutenção. <text:s/>Sendo assim, gostaria de auxílio para solucionar meu problema.</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Sou cliente da seguradora tokio marine, solicitei um serviço de guincho em 33/33/3333, as 33hs, recebi mensagem que o guincho chegaria as 3hs do dia 33/33, um absurdo, porem não fui atendida, passei a noite inteira na rua com o carro quebrado, nem por telefone fui atendida, após 3hs da manha de 33/33, <text:s/>e varias ligações não atendidas, finalmente alguém falou comigo, informando não ter prestador de serviço, ou seja, eu pago para não ser atendida quando preciso, por fim consegui um guincho particular, me informaram que podia pedir reembolso, porem as atendentes não mandam o formulário, muito menos esclarecem como fazer tal procedimento, da mesma forma de quando solicitei o serviço, ninguém faz nada, funcionários despreparados, mas sabem muito bem cobrar as mensalidades. Pior em cada ligação ouvia a gravação dizendo que a tokio marine preza pela segurança e conforto de seus clientes, parece piada pois eu cliente na rua parada correndo perigo a madrugada inteirinha aguardando um guincho, das 33hs do dia 33/33 ate as 3hs do dia 33/33 só ouvi gravações virtuais, não fui atendida por humanos, depois as 3hs da manha do dia 33/33, me mandaram um taxi, eu pedi guincho, não solicitei taxi nenhum, como eu iria embora no taxi pra depois ter que voltar e buscar o carro quando por aventura tivesse um guincho, se é que essa empresa tem guincho.Quero meu reembolso, alias deveria era receber indenização por danos morais, pelo medo de estar na rua, nervoso por pagar por um serviço e quando precisar não ter.</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Sugiro fiscalização na empresa Potência Truck CNPJ 33.333.333/3333-33 que atua no paraná como seguradora. Não encontrei respectivo cadastro na SUSEP como seguradora por este motivo suspeito que esteja atuando irregularmente.</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Deixei uma reclamação protocolo 33333333 na BRADESCO SEGUROS telefone 3333 333 3333 porém não foi deferida. informo que havia fechado o seguro do meu carro placa BXD3333 <text:s/>pelo contrato/proposta 333333333, foi me solicitado uma vistoria digital por fotos, aonde foi feita todas as fotos de forma certa e está registrada sob o laudo 33333333333 pela vistoriadora INSPECTO que é tercerizada da BRADESCO SEGUROS. Recebo a noticia do meu corretor Guilherme que 3 foto do painel não foi tirada correta, porém foi tirada todas as fotos de forma certa conforme o aplicativo pedia, eu estava em viagem e não consegui tirar as demais fotos no prazo solicitado e a proposta foi recusada. Porém digo e repito que foi tirada todas as fotos de forma correta, solicito a SUSEP pedir a Bradesco Seguros essas fotos com o número de laudo 33333333333 placa BXD3333 e verificarem que estava tudo certo. Como estava em viagem não consegui fazer essa foto do painel e a bradesco seguros recusou a minha proposta, o meu corretor solicitou a bradesco seguros que seja feita a vistoria de forma presencial porém foi negada diversas vezes e disseram que era somente de forma digital. Voltei de viagem e no dia 33/33 tive uma colisão no meu veículo aonde colidi em 3 outros carros, meu corretor tentou abrir um sinistro na seguradora Bradesco e não conseguiu, abri uma reclamação no SAC sob o protocolo 33333333 e foi negado. O veículo estava coberto sob a vistoria prévia que foi tirada as fotos de forma correta, além disso o meu corretor sabendo que eu estava em viagem transmitiu uma nova proposta para dar cobertura ao meu veículo proposta 333333333 foi recusada dia 33/33 como o sinistro ocorreu dia 33/33 a cia por lei tem que dar 3 dias uteis de cobertura ao veículo. solicito a SUSEP para analisar e verificar com a BRADESCO SEGUROS sobre esse fato ocorrido. Bradesco Auto/Re Companhia de SegurosCNPJ: 33.333.333/3333-33PROCESSO SUSEP 33.333.3333333/3333-33</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Seguradora HDI Apólice 33.333.333.333333, O CARRO ESTAVA PARADO QUANDO COMEÇOU UMA TEMPESTADE E EM QUESTÃO DE MINUTOS ALAGOU A RUA INTEIRA E A EMPRESA ATINGINDO A DOBLO, E OUTROS VEÍCULOS QUE ESTAVAM ESTACIONADOS no dia 33/33/33. A VISTORIA FOI FEITA POREM A SEGURADORA ATE O MOMENTO NÃO LIBEROU A EXECUÇÃO DO SERVIÇO NA FIAT, POIS ELA <text:s/>QUER QUE LEVE PARA OFICINA REFERENCIADA, NA APÓLICE CONSTA QUE EM CASO DE DANOS PARCIAIS POSSO LEVAR NA OFICINA DE LIVRE ESCOLHA. ESTOU A 33 DIAS COM CARRO PARADO E SEM CARRO RESERVA PARA MINHA LOCOMOÇÃO DIARIA E ESTA ME CAUSANDO GRANDE TRANSTORNO..EU PRECISO QUE O SERVIÇO SEJA REALIZADO NA FIAT POIS JA FIZ OUTROS SERVIÇOS LA E CONHEÇO A QUALIDADE E GARANTIA.</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no dia 33;33;3333 um onibus rosa com placa awv-3333 da empresa RSA TURISMO bateu no meu veiculo yaris placa bvt 3333, fiz BO no site solicitei para acionassem seguro SINISTRO: 3333333333333 , mas estao enrolando falando que falta documentos da empresa RSA turismo, ate hoje 33;33 de 3333 ainda nao foi aprovado sinistro , preciso que seguradora paga a quantia de reparo, ja passaram de 33 dias apos acionamento de seguro, e seguradora tem no maximo 33 dias para resolver.KOVR SEGURADORA S A <text:s/>cnpj 33.333.333/3333-33</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Há mais de 3 mês sofri um acidente, no acidente em questão fui vítima e o outro envolvido informou que havia seguro para terceiros com a HDI Seguros, e os acionou. Fizemos todos os trâmites necessários, no dia 33 de Dezembro de 3333, a Concessionária a qual levei meu veículo para a manutenção enviou para o corretor o orçamento da manutenção.Somente 3 mês depois o Vistoriador da HDI Seguros veio até o local e deu perda total no veículo. Estou há mais de 3 mês, completando 3 meses correndo atrás e cobrando a seguradora em questão para me pagar o valor da FIPE da moto, que é o correto como o vistoriador deu perda total, mas sem sucesso.Além deste período todo esperando, gastando dinheiro do meu bolso com locomoção para poder trabalhar, fazer faculdade, a empresa informou que não pagará o valor total da FIPE, sendo que o cliente deles me certificou que a cobertura é de 333%.Em resumo, não recomendo para ninguém esta seguradora. Se não receber o dinheiro ainda essa semana, que tenho certeza que não receberei, entrarei com uma ação judicial cobrando inclusive danos morais e que arquem com todos os custos de locomoção que tive no período por um TOTAL DESCASO!Na sexta-feira, 33 de Fevereiro de 3333, finalmente a HDI Seguros me enviou as documentações para que eu transferisse o veículo, no mesmo dia que o fiz. Hoje liguei para a HDI e me informaram que o prazo é Quinta-feira dia 33 de Fevereiro. Quanto tempo mais tenho que tolerar esse descaso? É um prejuízo financeiro pois durante estes 3 meses me desloquei pro trabalho com dinheiro próprio, além de todo o prejuízo moral, pelo tempo e estresse gastos nesse período.</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Prezados,Através desse solicito a intercessão da SUSEP quanto ao seguinte caso ocorrido, porém, antes informo os dados da Apólice de Seguros: 3333333333333, cujo processo junto a SUSEP é o de nº 33333.333333/3333-33, através da corretora nº 33333 – BB Corretora de Seguros (Cód. SUSEP: 33333333333333).Pois bem, o fato é que no dia 33/33/3333, por volta das 3:33h, o veículo descrito na apólice supra, de minha propriedade, estava guardado na garagem, como de costume, quando, um senhor foi tentar subir uma ladeira íngreme com seu veículo. Ocorre que fatalmente o veículo perde potência, vindo o mesmo a descer descontrolado pela ladeira e colidir com minha garagem (próxima a ladeira). Colisão esta que afetou meu veículo que estava lá guardado, trazendo danos, os quais eram visivelmente percebíveis.O fato ocorrido foi devidamente registrado na delegaria local através do BO (boletim de ocorrência) nº 33E3333333333. Todo o ocorrido está relatado no boletim na delegacia da 333º circunscrição – São Vicente Férrer/PE (em anexo).De imediato acionei o seguro, o qual me entregou o número telefônico do reboque, que ao ligar, negou-se em buscar o carro no mesmo dia (que era um domingo). Assim sendo, na negativa por parte do reboque, o carro continuou guardado na garagem até no fia seguinte o reboque chegar. Chegando o mesmo, fomos até o local (garagem) e foi realizado o procedimento para a retirada do meu carro, que ao tentar ligar, o mesmo não dava partida. Em sendo assim, não cutuquei em nada o veículo e deixei a cargo do reboque para levar a oficina da seguradora.Na sequência, a atendente (por telefone) encaminhou-me uma CARTA DESCRITIVA-Sinistro de automóveis, a qual foi devidamente preenchida e enviada (em anexo). Após tal processo, a seguradora informa que a oficina não fará os devidos reparos pelo o não acionamento do motor, mas tão somente conserto na lataria, e ainda, alega que o não acionamento do motor (dar partida) foi culpa minha, ou seja do proprietário do veículo que sofreu o dano, como pode? Dessa forma gerou o impasse, onde preciso do carro consertado em sua totalidade e a seguradora alega consertar apenas a parte externa (lataria), não dá uma explicação plausível. Enquanto isso fico sem meu veículo, dependendo de carro de aluguel ou amigos para pode me locomover.Desta forma peço a intercessão da SUSEP para tentar dirimir tal querela, tudo de forma administrativa ou extrajudicial, por ser meio mais célere e satisfatório para as partes.Para encerrar os fastos, agradeço a atenção e repito que houve uma colisão, não por minha culpa, mas de terceiros e com isso danificou o meu veículo. Não houve mudança no veículo, nem no motor, o que pode ser identificado com o acervo fotográfico na realização da vistoria por parte da seguradora.Sem mais, e, atenciosamente</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Prezados,Tenho dúvidas relacionadas à Circular Susep nº 333, de 33 de agosto de 3333, que dispõe sobre as regras e os critérios para operação de seguros do grupo automóvel, mais precisamente em seu Art. 33:"Art. 33. <text:s/>Para fins de reparação do veículo em caso de sinistro, é admitido o uso de peças novas, originais ou não, nacionais ou importadas, desde que mantenham as especificações técnicas do fabricante.(...)§ 3º As condições contratuais deverão esclarecer em quais componentes poderão ser utilizados os diferentes tipos de peças, conforme as opções de que trata este artigo."DÚVIDAS:(3) Qual a definição de "PEÇAS ORIGINAIS"? Como classificar uma peça como original ou não original para uma data marca/modelo/versão de automóvel?(3) O § 3º do Art. 33 estabelece que "as condições contratuais DEVERÃO ESCLARECER em QUAIS COMPONENTES PODERÃO ser utilizados os diferentes tipos de peças". Quando a apólice do seguro NÃO ESCLARECE e NÃO discrimina em quais componentes poderão ser utilizados os diferentes tipos de peças, como se deve interpretar o Art. 33? Deve ser presumido que as peças devam ser originais, neste caso, tomando-se que na ausência de qualquer esclarecimento temos que "peças originais" é a regra?Fiz uma pesquisa no sistema de legislação da Susep e não encontrei a definição da pergunta (3), tampouco um esclarecimento sobre a interpretação da situação da pergunta (3) em nenhum ato normativo .Fico no aguardo das respostas e desde já agradeço a atenção.Atenciosamente,RicardoP.S.: Utilizei o recurso de CAIXA ALTA somente para dar ênfase no texto, pois nesta caixa de texto em que redigo a solicitação eu não posso negritar ou sublinhar o texto.Anexos Originais</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Estou com problemas com a Allianz Seguros. Sou terceiro, vítima de um acidente de trânsito. Meu carro está na oficina Dio Car há mais de 33 dias e ainda não tem previsão de entrega. A oficina alega que está faltando peça e a seguradora afirma que as peças foram entregues. Fica esse jogo de empurra. Gostaria que fosse tomada alguma providência em relação ao meu caso.</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No dia 33/33/3333 solicitei a seguradora Zurick um reboque para levar o meu carro, com problemas na suspensão, para a minha oficina de confiança, porém quando o motorista do reboque começou a colocar o carro na prancha, o mesmo deixou o carro descer/voltar na prancha e colidir a parte traseira com um pilar da casa, na qual estava estacionado em frente. A seguradora me solicitou 3 orçamentos para os reparos, e depois de alguns dias nos informou que a empresa de reboque acionaria o seguro dela para fazer os reparos, a ZURICK me indicou uma oficina credenciada deles para fazer a vistoria e a empresa do reboque buscou meu carro no dia no dia 33/33/3333, levando-o para sua oficina de confiança. O responsável pela empresa de reboque me infomou, no dia 33/33/3333, que todas as peças danificadas seria trocadas por novas e nos emprestou um carro seu como reserva para o período de conserto do meu carro. No dia 33/33/3333, o reposnável pela empresa de reboque me informou que o carro ficaria pronto na semana seguinte, por causa do feriado, no dia 33/33/3333, me informou que o carro ficaria pronto até a próxma sexta feira, que foi dia 33/33/3333, porém só me retornou no dia 33/33/3333, segunda feira, avisando que o carro estava pronto e marcando de me entregar. A empresa trouxe o carro para a entrega, porém não recebi, pois conforme análise de um profissional técnico que contratei para fazer a verificação do carro, o mesmo se encontrava com peças usadas e recuperadas e vários defeitos oriundos do reparo mau feito. A empresa do reboque levou o carro novamente, avisei a ZURICK sobre o serviço mal executado, e a mesma depois de aproximadamente 3 semana me informou que antes da entrega seria feita uma nova vistoria no carro, e no dia 33/33/3333, o responsável pela empresa de reboque, me informou que o carro seria entregue na terça feira, dia 33/33/3333. Na terça feira, dia 33/33/3333, o responsável pela empresa de reboque me informou que o carro ainda não estava pronto, que a oficina ainda estava polindo, na quarta feira ele me informou que havia levado o carro para a base da empresa de reboque, que estava esperando a vistoria da ZURICK, só foi possível agendar para eu ir a base <text:s/>da empresa de reboque na sexta feira, 33/33/3333, por volta das 33h, <text:s/>junto com o técnico para verificar o carro, porém quando o técnico verificou me informou que o carro continuava com as mesmas peças usadas e recuperadas, com a porta do porta malas ainda empenada, sem a recuperação do parachoque dianteiro e outras partes também sem uma execução bem feita, então informei que não pderia retirar meu carro, pois aida não tinha recebido a ligação do Setor de danos na ZURICK e <text:s/>carro ainda não estava a contento. Aproximadamente 3 hora depois o setor de Danos na ZURICK entrou em contato com minha esposa, informando que a vistoria tinha sido feita e que estava tudo ok, porém ela informou que tínhamos ido a base da empresa de reboque e que o técnico que levamos nos informou que o carro ainda não estava bom, dentro de aproximadamente mais 3 hora o resposnável pela empresa de reboque me enviou um texto pelo aplicativo de mensagens WhatsApp, me comunicando extra judicialmente que eu deveria reitirar meu carro da sua base, em até 33 horas ou seria feito um boletim de ocorência e eu teria que pagar multa diária de permanência do meu carro na base da empresa, mesmo eu não concordando com o reparo mal feito. Com isso peço a SUSEP uma intervenção junto a SEGURADORA ZURICK para que ela execute um excelente serviço de reparo dos danos causados no meu carro pelo terceirizado/prestador de serviços que ela indicou, que o serviço/conserto correto do veículo seja executado em uma oficina autorizada/credenciada pela mesma, ou com a minha oficina de confiçança e me faça a indenização pelo extremo transtorno causado, uma vez que estou sem meu carro há mais de 3 meses.O protocolo do serviço é: 33333333 e o chamado e de nº: 33-333333, o veículo é um Chevrolet Prisma LTZ 3333 placa PYJ3E33, Boletim de Ocorencia nº - 3333-33333333-333.</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Eu estou tendo um problema com uma seguradora chamada Mapfre Vera Cruz Seguradora S.A Processo Susep 3333.333333/3333-33.Eles fazem um serviço para a locadora UNIDAS e um dos clientes da UNIDAS bateu no meu carro. O BO de ambos os lados foi feito a seguradora em mandou um endereço de uma mecânica para fazer um orçamento, depois que levei meu carro la não tive mais nenhum retorno sobre nada e só não respondem meus emails e nem o do próprio cliente (que bateu no meu carro).Segue arquivo do Boletim que eu fiz.</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Solicito a abertura de sinistro de Ile , CPF 333.333.333-33, referente ao veículo Chevrolet Astra Advantage 3.3, placas EBE3333, em razão de seu falecimento, bem como pela ação de produção antecipada de prova, processo nº. 3333333-33.3333.3.33.3333, perante a 3ª Vara Cível de São José do Rio Preto/SP.</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Meu carro teve uma Colisão no dia 33/33/3333 com um Segurado da Alfa Seguros e o perito deu PT No meu carro desde o dia 33/33/3333 e até agora não recebi nenhuma ligação ou retorno deles sobre minha Situação , já liguei várias vezes e a resposta é sempre a mesma ( temos 3 semana para retorno ) mas isso não aconteceu até agora , acabei de ligar novamente com a Atendente Franciele e solicitei mais uma vez que me envia-se o e-mail das propostas que eles teriam de fazer <text:s/>Para que se resolva essa Situação . <text:s/>Estou tendo gastos com locomoção desde esse dia 33/33 pois o carro me faz falta para trabalhar , espero que vcs possam me ajudar nesse Problema . Aguardo retorno</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Tive um acidente com meu veículo, acionei a seguradora para consertar e me disseram que deu perda total, continuei o processo para receber meu dinheiro mas até agora nada, disseram que iriam me pagar dia 33/33 e inventaram desculpa que estava faltando documento, que já havia sido enviado.Estou até agora esperando o dinheiro do carro, é muita enrolação dessa empresa, não indico para ninguém.</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Boa tarde, tenho o seguro de veículo de apólice Nr 33.33.3333.333333.333 junto a empresa Azul Seguro Auto, conforme Anexo.- em 33/33/3333 a seguradora autorizou a realização do reparo do meu veículo em razão do sinistro Nr 3333333333, com a condição de que as peças para a realização do reparo seriam fornecidas pela seguradora, conforme anexo.- em 33/33/3333 realizei o primeiro contato, via chat, com a seguradora, pois as peças ainda não haviam sido entregues na oficina onde o meu veículo as aguardava para finalizar a manutenção, o atendente na oportunidade informou que o prazo para a entrega era até 33/33/3333.- em 33/33/3333 realizei o segundo contato, pois o prazo para o fornecimento das peças havia vencido e as peças ainda não foram entregues na oficina. O atedente iformou que o novo prazo seria 33/33/3333 para a entrega das peças, conforme anexo.- em 33/33/3333 fiz contato com o Corretor Sérgio, que me vendeu o seguro, informando a dificuldade de ter uma solução para o meu problema com a entrega das peças por parte da Seguradora e no contato entre ele e a seguradora foi passado o prazo de entrega até 33/33/3333, conforme anexo,- em 33/33/3333 fiz contato com a oficina e as peças ainda não foram entregues pela Seguradora.Do exposto solicito que seja adotada alguma medida por essa Superintência a fim de que seja cumprido o que foi acordado na apólice de seguro, pois até a presente data não há cumprimento da Seguradora no fornecimento das peças para a realização do reparo do meu veículo, causando transtono e dificuldades de locomoção seja para trabalho, seja para atividadeS cotidianas, como citei no chat em anexo, para mim como contratante só resta pagar as prestações a vencer do seguro, pois se eu atrasar o pagamento sou penalizado com <text:s/>a perca da cobertura do seguro.Obrigado.VIVIANE</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No dia 33/33/3333 o veículo da minha mãe, Maria, se envolveu em um sinistro registrado na Porto Seguro pelo número 3333333333333. Minha mãe já recebeu o valor do seguro, mas o condutor de um dos veículos envolvidos no sinistro entrou em contato conosco dizendo que faltava uma documentação para que ele recebesse o valor referente ao conserto do carro dele.Entrei em contato com a Porto Seguro pelo whatsapp para saber qual a documentação faltante e recebi a resposta dizendo que, por questões de segurança, não era possível enviar informações sobre o referido sinistro. Entrei em contato pelo chat e recebi da atendente a informação que o documento faltante era uma descrição detalhada por escrito com croqui contando como aconteceu o sinistro e os danos no veículo terceiro, informação que já consta no boletim de ocorrência encaminhado para a Porto Seguro. A atendente me disse que eu poderia enviar esse documento pelo próprio chat, mas não há um botão para incluir documentos no chat da Porto Seguro. Outro atendente do chat me informou que o documento poderia ser enviado pelo aplicativo, mas o aplicativo permite apenas a consulta do sinistro.Tentei contato pela ouvidoria e também não consegui acesso para enviar o documento solicitado. Só consegui enviar o documento pelos emails email e email, no qual sugeri que fosse colocado no chat um meio de envio de documentos para facilitar o atendimento das solicitações. Peço à SUSEP que cobre da Porto Seguro um retorno aos outros envolvidos no sinistro que aconteceu há 3 meses.</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Bom Dia, Me Chamo FranciscoSofri um acidente em 33 de dezembro de 3333, em Camocim,O meu carro deu perda total.Desde então so transtorno,a seguradora Allianz Seguros foi acionada,Fiz o BO..fiz tudo certo,como foi pedidoEu tava com uma divida na receita federal, ai a seguradora me falou que so poderia resolver a questão do carro,depois que quitasse essa divida, fiz emprestimos por que era um valor muito <text:s/>alto,mas conseguir pagar,,o IPVA do carro venceu em Janeiro de 3333,so que eu ja estava sem o carro,deu perda total como falei..porem,essa divida continua, fui no Detran,falaram que a seguradora resolveria isso..ja fui na Sefaz , Na receita federal, defensoria publica, no ministerio publico e na regularize.Ja nao sei o que fazer , nao estou devendo mais nada, e a seguradora nao libera o dinheiro do meu carro.entro em contato com a seguradora eles so falaram que tenho uma pendecia extra judial,mas nao tenho mais nada,ja fui em todos os setores saber..</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Gostaria de saber se, o grupo GRUPO MOTOR HOME DO BRASIL -CNPJ.: 33.333.333/3333-33 <text:s/>tem autorização para operar seguro de veículos. Vi no site da receita federal que a atividade preponderante do referido grupo é Atividades associativas não especificadas anteriormente, e as atividades secundárias são Outras atividades de serviços prestados principalmente às empresas não especificadas anteriormente e Serviços combinados de escritório e apoio administrativo.No contrato da minha cliente em anexo a esta demanda costa no Certificado Admissonal PROTEÇÃO TOTAL CONTRA: FURTO, ROUBO, COLISÃO E INCÊNDIOAUX. DESTOMBAMENTO ASSISTÊNCIA 33 HORAS - CARRETA 333 KMS TOTAIS PANE/ILIMITADO PARA COLISAO SEMI-REBOQUE.Diante o exposto, solicito a manifestação desta respeitavel autarquia sobre o tema.</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Eu Cicero, venho reivindicar sofri um acidente no dia 33/33/3333, a LIBERTY SEGURO, apólice 33.33.3333.3333333, não houve manifesto do mesmo. <text:s/>Solicito a V.Sª, para que a Liberty Seguro, libere custeio por direito.</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Tive um acidente com um carro locado pela Movida com um terceiro. Paguei a franquia do seguro para conserto do veículo Movida e do terceiro. O veículo Movida foi trocado por outro. Porém, já tem 33 dias do acidente e até o momento a Movida não entrou em contato com o terceiro para conserto do veículo, que este utiliza para trabalhar. A Movida não passou prazo de quando entrariam em contato bem como nenhuma informação a respeito. Eu estou pagando locação mensal pro terceiro no valor de R$3.333 para ele poder trabalhar. Eu não posso ter esse custo mensal e isso não pode de prolongar por mais meses. Liguei para Movida novamente e eles não passam nenhum tipo de informação. Dizem que somente o terceiro pode obter informações, mas o mesmo também não tem retorno da Movida. É um descaso e um desrespeito com nós consumidores. Preciso da resolução do caso o quanto antes para não ter que arcar com mais locações para o terceiro. Gostaria de auxílio da resolução desse caso.</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Contratei um seguro de um caminhão em 3333 da corretora BIANCA, CPF 333.333.333-33, pelo prazo de 33 anos, que teria a vigência até este ano de 3333, porem, apesar de ter pago o valor do premio em conta da corretora, a mesma não fez o seguro, o que somente tive conhecimento em outubro deste ano, uma vez que desde a contratação iniciei uma jornada de cobrança para que a mesma me encaminhasse a apólice, o que não ocorreu, acabei sabendo que a apolice de seguro emitida pela Alllians, proposta nº 33 3333333, foi cancelada por falta de pagamento, quando questionada a Sra Bianca se comprometeu a fazer uma nova apolice de seguros tb com a Allians, com vigência de 33/33/3333 à 33/33/3333, tendo se comprometido a efetuar o pagamento do premio no dia 33/33/3333, o que não ocorreu, (apolice 333333333U333333333). O meu caminhão está sem seguro, e o valor de R$33.333,33pagos a corretora Bianca continua com a mesma, tendo se apropriado do valor e não fez o seguro do caminhão. preciso que seja urgente, resolvido o problema. att</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Contratei o seguro autoglass através do sem parar <text:s/>onde em cláusulas contratuais oferecidos reparo de pintura, lataria lanterna , vidro entre outros ocorreu um sinistro com meu veículo danificando o porta mala,pára-choque,lanterna e porta traseira,entrei em contato com o mesmo para fazer o reparo após 3 dias me enviou um link de vistoria onde foi realizado como Solicitado,entrei em contato pela segunda vez solicitando urgente na lanterna,pois é um item que de acordo com o CTB deve estar em boas condições,fui parado por uma fiscalização de trânsito onde fui advertido, entrei em contato pela 3 vez informando o ocorrido,como devolutiva de fui informado que não tinha a lanterna em minha região o local mais próximo ficava há 333km onde concordei em ir fazer a troca da mesma e fui informado pela atendente que estava em análise, 3 dias após fui informado que a troca só ocorreria com mais cinco dias após totalizando 33 dias corridos,fiz a compra da mesma para evitar possíveis transtornos,entrei em contato informei que tinha realizado a compra onde fui informado a negativa dos custo da lanterna como previsto no art33 $3 a restituição do valor pago monetariamente corrigido prevista em cobertura do seguro bem como <text:s/>negação da realização do reparo da porta,infligindo o art 3 do CDCo atendente com afirmação falsa ou enganosa insuficiente ou inadequada fez a afirmação que o dano da porta teria ocorrido em outro momento e não seria coberto bem como o pára-choque com as travas de fixação não seria trocado,descumprindo o art33 $3 do CDC solicitou que eu agendasse em uma oficina de nome bruscar onde fui informado que o serviço só poderia ser realizada aparteie do dia 33 e não fui informado quando tempo meu veículo permanecerá para realização do serviço desta forma ultrapassa o prazo de 33 dias como relatado no art 33 do CDC onde o serviço oferecido em contrato não é a oficina acima descrita onde o consumidor tem o direito garantido de <text:s/>levar em uma oficina credenciada de sua escolha. O descumprimento das cláusulas e devidas obrigações da seguradora causando imenso constrangimento</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Acionei meu seguro auto em 33/33/3333 (Apólice nº 33333333333333). Em 33/33/3333 a oficina credenciada realizou a vistoria e informou a seguradora (Azul Seguros) a relação de peças para o conserto, processo esse autorizado pela mesma, conforme anexos. Hoje, dia 33/33/3333 exatos 33 (trinta e sete) dias após o início ainda não recebi meu veículo consertado, segundo a oficina credenciada, por ainda faltar o envio de 3 (três) peças. Questionada por telefone no período matutino de hoje, a seguradora disse que o prazo final seria 33 de março de 3333, o que já totalizaria 33 (cinquenta) dias do veículo no conserto. Tendo em vista toda essa demora, faço aqui a minha reclamação em relação a demora em entregar o veículo, o que tem me causando muitos transtornos e gastos extras devido ao fato de não poder usar o carro para vários fins do dia a dia, como ir ao trabalho, fazer compras (supermercado, farmácia), lazer entre outros.</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Possuo um seguro da tokio marine no nome da minha mãe, com cobertura <text:s/>a jovens de 33 a 33 anos.Tive uma colisão dia 33/33/3333 por volta das 33:33. Acionei o seguro e o resultado do veículo <text:s/>foi perda total.Estava aguardando a indenização do seguro, mas o corretor <text:s/>comentou que a tokio marine disse que não iria cobrir e não iria pagar.Na apólice consta cobertura para jovens de 33 a 33 anos até 3 vezes ma semana, e aquele dia seria o primeiro <text:s/>dia da semana que estava usando o veículo. Até então não foi resolvido e a tokio marine permanece com a negativa.</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Bom dia.fizemos o acionamento da minha seguradora (Alfa Seguros) para um sinistro devido a colisão de veículos.Já tem mais de 33 dias que o carro está na oficina e ainda aguardando peças para efetuar o conserto do meu veículo e já usei o prazo de carro reserva previsto em contrato. No entato, necessito do carro para locomoção diária e o mesmo não tem nem mesmo previsão de conserto.Existe algum prazo legal para a seguradora reparar o meu carro? A seguradora é obrigada a me conceder carro reserva? Como devo proceder?</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Tenho seguro do meu carro na Liberty Seguros, apolice333333333333333. Dia 33 de agosto/3333, chovia muito mas precisei renovar carteira de motorista. Quando voltei, pneu estava estacionado rua lateral ao Shopping do Vale, onde renovei a carteira. Fiz contato com a representante do Seguro, que fez contato com a Liberty. Resumindo: chovia muito, caia granizo. O socorro so apareceu <text:s/>por volta das 33h33min..Fiquei aguardando cerca de 3 horas para o socorro. Tenho 33 anos e tive que esperar todo esse tempo sem nenhum alimento e sem agua, com a glicose baixíssima. e ainda arriscando ser assaltada, pois já estava escuro e a rua sem iluminação publica.Quero registrar isso, para que a Liberty selecione melhor seus prestadores de serviço e para que eu ou qualquer outra pessoa tenha que passar por isso.Anexos Originais</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Realizei a compra do seguros de auto em 33.33.3333. Apólice: 3333333333333. Forma de cobrança em debito em conta. Na data de 33.33.3333 foi informada pelo o corretor, o cancelamento da apólice por falta de pagamento. Em consulta ao gerente da conta corrente. Ele informou que nunca houve a cobrança do debito.Informo que em nenhum momento a MAPFRE entrou em contato para informar a falta do pagamento.Solicito a reativação imediata da apólice sem nenhum ônus e no devido parcelamento, e também não que haja a <text:s/>perca dos bônus acumulados. Também solicito a responsabilidade por parte da MAPFRE referente a danos enquanto o veiculo estiver descoberto até o momento da regularização. Em nenhum momento a conta ficou descoberta.</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Prezados, Venho por meio deste solicitar informações a respeito do prazo de uma seguradora para resolver a questão de um sinistro. Estou com um Sinistro aberto (3333333333333) desde o dia 33/33/3333 com a Porto Seguro e até o momento ficam sempre fazendo vistorias e vistorias e até o momento não tive nenhuma resposta definitiva, enquanto isso o carro e os componentes internos estão começando a se degradar devido a demora em realizar a avaliação final.Gostaria de saber se o prazo de 33 dias se aplica a essa situação também ou se serve somente para o pagamento do prêmio.Grato.</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Prezados, Boa Tarde! A mais ou menos 33 meses fiz seguro de meu automóvel em uma associação, caso se relevante o nome informarei posteriormente, ao qual os boletos vencem sempre no dia 33 de cada mês, porém por dificuldades financeiras entrei em contato no dia 33/33 após pagar o boleto vencido no dia 33/33/3333 <text:s/>para não ficar inadimplente, o que foi de imediato concedido e interrompido, todos os benefícios inclusive desligamento do rastreador, mas para minha surpresa no dia 33/33/3333 me enviaram um boleto integral com vencimento em 33/33/3333 mais o valor de uma taxa para retirar o rastreador qu não questionei, o boleto foi no valor integral da da mensalidade, questionei esse valor com os atendentes que me falaram caso <text:s/>não pagasse colocaria meu nome no SPC, questionei pedindo para enviar boleto proporcional já que o boleto do mês de julho havia sido pago, ela informou que não, pois aquele boleto se referia a junho/3333, mas uma vez questionei porque tem cláusula no contrato que para pedir o cancelamento tenho que estar adimplente, e foi o que fiz paguei o boleto que vencia em 33/33/3333 e em seguida pedi o cancelamento, estão me cobrando mais um mês, então informaei que deveriam cobrar proporcional o justo a fazer, mas não concordaram e mantiveram o valor integral, qual o procedimento a tomar? Caso precisem do boleto e o contrato e as conversas informar que enviarei posteriormente. Atenciosamente, Walcimar Diniz</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No dia 33/33/3333, por volta das 33 hs na Av. Marechal Tito, ao parar o veiculo sob a faixa de pedestre, fui corrigir e não enxerguei que havia um veiculo atrás e acabei colidindo com o mesmo.Estou solicitando o seguro apenas o conserto para o veiculo de terceiro, pois o meu carro por se tratar de uma caminhonete, não está muito danificada.Abri um protocolo junto a Sompo Seguros, nº 33333333 em 33/33/3333, pois eles informaram que não tem nada a fazer.Sinistro numero <text:s/>333333-333 de 33/33/3333no aguardo de um parecer sobre este caso com esta seguradora</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Fui vítima de abalroamento de carros no dia 33 de outubro de 3333, na Avenida Frei Cirilo, 3333B - Messejana, Fortaleza - Ce, gerando o sinistro de número 3333333333. No mesmo dia acionei a seguradora MAPFRE para levar meu veículo para uma de suas oficinas credenciadas nesta cidade, no caso a TECNOJATO, situada na R. C, 333 - Edson Queiroz, Fortaleza - CE. Desde então, meu carro continua lá, sem perspectiva de recebê-lo de volta. Desde o dia 3 de outubro que eu tenho que entrar em contato ora com a seguradora, ora com a oficina para poder ter informações sobre o andamento da situação de meu veículo, um ONIX automático, Activ 3.3 ,de 3333, placa PAA. Somente através destas ligações que pude descobrir por meio da oficina TECNOJATO que eles tinha pedido a substituição de algumas peças, mas que a seguradora afirmava não ter recebido nenhuma notificação oficial por parte da oficina. Que somente 33 dias depois, nos dia 33 de outubro de 3333, após muito insistir tanto com a seguradora como com a oficina é que as substituição das peças foram enfim autorizadas, com previsão de entrega na oficina no dia 33 de outubro de 3333. Entretanto, estas peças só chegariam no dia 33 de outubro, isto porque mais uma vez liguei para a oficina atrás de saber detalhes do reparo de meu veículo. Daí de acordo com a seguradora, o prazo para execução e entrega do meu carro seria de dez dias úteis, conforme resposta ao protocolo 33333333333333, de 33 de outubro de 3333, respondida pela Sra. Maria , somente no dia 33 de outubro de 3333, descumprindo o prazo de 33 horas úteis previstas pela própria seguradora. A partir do dia 33 de outubro de 3333, contabilizando os 33 dias úteis, o prazo se exaure hoje, dia 33 de novembro e até o momento não recebi meu veículo com os devidos reparos. Ontem, dia 33 de novembro fui pessoalmente à oficina TECNOJATO, onde em conversa com o proprietário identificado como cccc, solicitei a ordem de serviço do meu veículo, bem como as notas fiscais e faturamento das peças que serão substituídas de meu veículo e garantia de cumprimento do prazo estipulado para a conclusão do serviço, no que o mesmo me respondeu que não tinha obrigação de me fornecer nenhuma nota fiscal ou qualquer outro documento, pois ele devia satisfação apenas à seguradora e que o prazo estipulado não seria cumprido tampouco o prazo de quinta-feira dado por um de seus funcionários mais cedo por meio de contato telefônico e sim que seria apenas para sábado, dia 33 de novembro, 3 dias além do prazo previamente acordado.Assim, quero os seguintes esclarecimentos da Seguradora MAPFRE a respeito do sinistro 3333333333333333:3. Por quê levou-se 33 dias entre o pedido formal de substituição das peças do meu veículo e a referida autorização?3. Por quê levou-se mais 3 dias entre a previsão de entrega das peças e a efetiva entrega das mesmas?3. Por quê a seguradora demora mais tempo do que o previsto pela mesma para responder minhas indagações?Quanto à oficina, preciso dos seguintes esclarecimentos:3. Por quê o prazo estipulado e acordado previamente não foi cumprido?3. Por quê não posso ter acesso às notas fiscais das peças e da ordem de serviço do reparo do meu veículo, uma vez que estou pagando pelo serviço?3. Qual a garantia de que vou receber meu carro no novo prazo estipulado, 33 de novembro?Segue abaixo os números dos protocolos abertos junto à MAPFRE e contatos telefônicos com a referida seguradora e oficina, organizados cronologicamente:Preciso destes esclarecimentos e principalmente de meu veículo devidamente reparado, com as respectivas notas fiscais e detalhamento de todo serviço que foi feito.Preciso ainda que a seguradora se digne a responder os meus questionamentos, pois dão respostas meramente evasivas.Atenciosamente,</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Segurado João cpf 333333333-33Marcos cpf <text:s/>33333333333 Bradesco sac protocolo 33333333Saveiro G3 Robust CS 3.3 Total flex 3v 3333Placa RPT 3J33Estou ha quase 3 meses com o carro parado ( 3 meses de funilaria na concessionaria Orvel Sao Mateus ES) e mais 3 semanas em Teixeira de Freitas na Concessionaria Cristal aguardando a aprovacao da troca do motor que esta com super aquecimento apos o sinistro 333333333333333.Preciso urgentemente de uma solucao.Solicito a aprovacao da troca do motor e processos que estao parados para que eu possa ter meu carro de volta em perfeito funcionamento.</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enho seguro pago Mafre , efetuada no Banco do Brasil <text:s/>vigente até 33/33/33 de uma Hb33 que troquei por outro carro 3km em 33/33. Liguei para fazer o endosso. Nao foi efetuado na hora, por um problema sistêmico, abriram um processo nr.33333333 para efetuar o endosso. Tenho 33 protocolos de posicionamento, 3 Sacs , ouvidoria nesta data. Nem cancelar o seguro consigo. Sem respostas sem o carro novo coberto,Pedi cópia da apólice , e encaminharam do carro anterior( HB33) Foi fazer o seguro em outra seguradora, tive que fazer como usado, pois já se passaram 33 dias da entrega do novo.</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Boa tarde!Eu gostaria que o Ministério da Justiça verificasse por qual motivo os seguros chegaram a subir 333% em 3333, vou relatar uma breve história minha, em fevereiro de 3333 eu comprei um Honda Civic por 33.333,33, fiz o primeiro seguro por 3.333,33 pelo Bradesco Seguros, em 3333 eu renovei o seguro pelo Bradesco Seguros novamente por 3.333,33 dai em 3333 quando meu seguro venceu eu fui renovar o seguro mais barato que encontrei era mais de 3.333,33 ou seja um aumento de quase 333%, em 3333 eu gastava de seguro e IPVA uns 3.333,33 de IPVA e seguro, já em 3333 passou para mais de 33.333,33 para manter o mesmo carro, no meu caso eu tive que optar em vender o carro e comprar um Focus 3333 o qual fiz o seguro por 3.333,33, hoje dia 33 de junho de 3333 eu renovei o seguro e ainda continua caro paguei 3.333,33.Eu gostaria de receber informações via E-mail ou Whatsap.E-mail.: emailWhatsap: 33333333333CláudioCórrego do Ouro - Goiás</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Boa tarde. Gostaria de saber se a empresa carsystem atua como seguradora. Tenho o plano plus que é indenizado no caso de não recuperar. Ou se estou pagando pôr algo inválido</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Boa noite comprei um carro de uma revenda a um ano atrás, fui fazer uma cautelar para vender e constou na cautelar / sinistro com acionamento de seguro de acordo com a pesquisa feita , por isso Preciso dessas informações sobre o veículo pois a revenda me omitiu essa informação quando me vendeu o carro e fui prejudicado , todas pesquisas que fiz aparece o sinistro porém sem muitas informações sobre Preciso dessas informações ou algum meio de conseguir para provar que o mesmo ocorreu antes da minha compra . Data do sinistro LocAl <text:s/>Fotos ou qualquer outra informação.</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Bom dia, represento o depto de sinistro automovel da AXA SEGUROS SA CNPJ 33.333.333/3333-33 e precisamos cadastrar a Axa para que os clientes possam preencher o ATPVe eletronico transferindo o veiculo que foi perda total para a AXA SEGUROS SA , dessa forma possam receber a indenização ref ao seguro automóvel que foi contratado. Como fazemos esse cadastro ?</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Estou tentando acesso ao meu numero de CI ( casse de bonus ) , mas o numero que o Santander me pasa nao está cadastrado no Susep, outras seguradoras nao conseguem encontrar, e desta forma nao consigo desconto para renovação fora do Santander. Em anexo o seguo que que venceu e nao consigo renovar fora do Santander.Número: 33.333.333.333333 Item: 333333 CI: 33333333333333</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Em 3333 contratei um seguro veicular para meu carro e moto, porém ao ficar insatisfeito com o serviço prestado, solicitei o cancelamento do mesmo. Passado um tempo, foi solicitado a devolução dos rastreadores instalados. Ocorre que ao devolver os rastreadores fui informado que deveria pagar um valor adicional devido a permanência mínima, informação esta que não foi passada pelo corretor no ato da contratação. Ao indagar que a seguradora não poderia cobrar por permanência mínima fui informado de que não são seguradora e que nada podem fazer, porém o próprio corretor da seguradora havia informado que era seguradora e não havia qualquer cobrança adicional, uma vez que ao cancelar a proteção ela cessa a cobrança. Solicito providência para resolução do caso, pois a seguradora Privilégios Clube de Benefícios do Brasil sob o CNPJ 33.333.333/3333-33 esta agindo de má fé com seus clientes.</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Registrei um aviso de Sinistro em 33/33/33 , através da seguradora Santander Auto, desde então sem posicionamento , sem resultado da análise das vistorias realizadas, sem solução ou liberação dos reparos no meu veículo, sempre que entro em contato solicitam 33h para dar um retorno e nisso já se passaram mais de 33 dias sem solução- SINISTRO :33333333333333</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Em caso de pagamento de sinistro (rpibo de veiculo). Essa liquidação pode ser feita pela seguradora de forma parcelada, em ate 33 dias? Por gentileza,aguardo resposta.</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Bom dia. Sou proprietário do veículo LR/EVOQUE P333 HSE DYN, placa KZA-3333, segurado junto a BRADESCO AUTO RE, apólice 333-333333-3333, vigência 33/33/33 a 33/33/33, e franquia R$ 33.333,33, pagando o prêmio de R$ 33.333,33. Na noite de 33/33/33, trafegava do Aeroporto VCP para Jundiaí, quando sofri sinistro ao passar sobre um objeto na via, que não identificou. De imediato, notei um barulho metálico na traseira do veículo. Como já era noite e o local ermo, seguiu viagem até sua casa em Jundiaí. Avisei o sinistro à BRADESCO AUTO RE (nº 333333333333333), e encaminhei o veículo para a concessionária STEFANINI em Campinas logo no dia 33/33/33, onde foi constatado amassado no defletor e dano decorrente do sinistro no diferencial traseiro, com orçamento de reparo de R$ 33.333,33.Em primeira resposta, a BRADESCO AUTO RE recusou a cobertura alegando que o valor do dano era inferior ao da franquia, em contradição com a apólice. Após pedido de reanálise, a BRADESCO AUTO RE restringiu o meu acesso aos documentos do sinistro na plataforma do seguro e apresentou nova recusa com justificativa diversa, sem realizar nova vistoria do veículo, alegando que não haveria sinais do impacto do dia 33/33/33, apesar de confirmar a existência dos danos consistente em “ronco incomum na caixa do diferencial”, jamais enviando a carta de recusa. Em suma, a seguradora extrapolou os prazos informados ao consumidor de dois dias úteis para resposta, forneceu informações contraditórias e, posteriormente, diante da demora injustificada, deixou de permitir o acesso do segurado aos documentos e não forneceu suporte ao cliente (carro reserva, informações claras, documentos, etc.).Em síntese, a conduta da BRADESCO AUTO RE subsome aos tipos penais e sanções administrativas do art. 3º, VII, L.3.333/33, art. 33, L.3.333/33, e arts. 33 e 33, Res. CNSP 333/33 SUSEP, formaliza o registro da reclamação.Deseja que a seguradora BRADESCO AUTO/RE apresente todos os documentos relacionados ao sinistro comunicado (333333333333333), e que efetue a cobertura dos danos decorrentes do sinistro do dia 33/33/33, conforme contrato de seguro apólice 333-333333-3333, e que arque com os prejuízos decorrente da demora e falta de clareza de informações, especialmente diante do fato de que está há mais de 33 dias sem o veículo e suporte de qualquer natureza, mesmo após contratar seguro de elevado valor (R$ 33.333,33).Att.,</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Gostaria de saber se a Seguradora é obrigada a renovar o seguro que vem sendo mantida nela com vários anos de renovação?Caso nenhuma seguradora não queira aceitar o determinado veículo, simplesmente pelo modelo do veículo, sem nenhuma outra restrição.Exemplo a Seguradora, que tem uma Apólice, chegando no final da vigência, pode se recusar em não aceitar mais o veículo ou podendo aceitar com umaumento de prêmio abusivo.Ficando o Segurado sem Seguro?Simplesmente pela pratica interna de determinada Segurada, em não aceitar determinado veículo, mesmo que esse veículo, vinha sendo renovado seu Seguro <text:s/>anualmente no final de sua vigência? Meu Segurado gostaria de saber se procede essa informação?</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Prezados,Nesta data (33/3/33), registrei uma denúncia em vosso site, mas só depois percebi que era possível me cadastrar para acompanhar a manifestação.Sendo assim, estou encaminhando o mesmo texto:Tenho Seguro Auto BB (Banco do Brasil) há muito anos e desde 3333 passei a ter contrato bianual após sugestão do próprio BB pois era mais vantajoso que o anual.Faz uma semana que recebi SMS sobre o vencimento do meu Seguro Auto BB que ocorrerá 33 Março/33.A proposta para contrato por mais 3 anos (mar/33 a mar/33) disponível no site do BB apresenta valor DOBRADO, um aumento de 333% para RENOVAÇÃO GARANTIDA (R$ 333,33 em 33X) no total <text:s/>R$ 3.333,33.A minha atual apólice bianual (3333 - 3333) foi de R$ 333,33 em 33 X, totalizando R$ 3.333,33. Isso me pareceu errado ou até proposital, para que o cliente renove sem notar a manobra matemática.Acionei a agência do BB onde tenho conta (3333-3 Posto Cubatão-SP). Criaram diversas outras propostas com valores totais entre R$ 3.333,33 <text:s/>3.333,33 para bianual. Ou anual cujo valor mais baixo é R$ 3333,33.A franquia que era de R$ 3.333,33 foi para R$ 3.333, um aumento de quase 33%. Venho questionando diretamente a agência do BB mas sem respostas objetivas. Fiz dezenas de tentativas junto ao banco, via Chat <text:s/>e no SAC do BB para saber detalhes desses valores mas não há respostas. Hoje (33/3/33), ao ligar no 3333 333 3333 (área de contratação de seguros) Prot. 3333.3333.3333.3333.333, a atendente foi taxativa ao dizer que não há o que explicar e que eu deveria abrir uma reclamação. A área de seguros do BB precisa dar mais transparência ao cliente. Há questões dúbias nos itens a serem contratados, como carro reserva gratuito por 33 dias que não consta na Apólice, além da Garantia de Cobertura, que a atendente alega ser apenas para carros de aplicativos, mas não é o que está escrito nas propostas do sistema do BB.Grata pela atenção.</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Tenho um seguro Bradesco onde registrei o sinistro no dia 33/33/3333 onde no mesmo dia foi autorizado o sinistro e o serviço, mas até hoje 33/33/3333, a oficina sequer começou o serviço no meu carro alegando que não está achando peças, a seguradora só me forneceu o carro reserva até o dia 33/33/3333 e não tem uma posição de quando o carro vai ser liberado e eu preciso do carro para trabalhar.</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Possuo um seguro de automóvel da caixa seguradora que foi repassado para youse seguradora, recebi um e-mail sobre renovação automática contendo um número de whatsapp para conversar sobre a renovação ou optar pela não renovação.Descobri que este número informado era da corretora Wiz, que apesar de eu informar que não queria renovar, o seguro foi renovado assim mesmo e debitado em minha conta utilizando o limite pois não havia saldo. Após reclamação junto a youse seguradora que informou que não teria direito a ressarcimento pois foi renovado automaticamente.Abri uma ouvidoria parava caixa seguros <text:s/>e me informaram que o valor iria ser ressarcido e sem juros.O grande problema foi o motivo do cancelamento que colocaram: Cancelado por falta de vistoria. Além de vários erros no.processo, ainda imputam o ônus sobre o cliente, que segundo eles falhou na vistoria. Gostaria de que a SUSEP auxiliasse nesta demanda. Ter o real motivo do cancelamento ser registrado e documentado.Para não <text:s/>ter o risco futuros em minhas análises de seguro automóvel.</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Bom dia, gostaria de tratar acerca do lançamento de veículo no Registro Nacional de Sinistros (RNS) por parte da SUSEP, o que vem gerando bloqueio para as seguradoras realizarem seguro de auto para o veículo Fiat Palio Weekend Adventure de placas QMV3E33, renavam 33333333333, chassi 3BD33333DJ3333333. Este veículo apesar de ter sido viatura oficial da Polícia Militar de M.G., e ter sido adquirido em leilão oficial da Seplag MG, o mesmo nunca se envolveu em acidente de trânsito, não sendo este envolvido em sinistro próprio, razão pela qual venho questionar sua inclusão no RNS. Solicito fineza na análise da manutenção do referido veículo no RNS, impedimento este que vem gerando prejuízo financeiro e transtornos ao proprietário. Atenciosamente.COMPLEMENTAÇÃO:Bom dia, estou solicitando alguma documentação de comprovação para poder anexar nesta manifestação, acerca da inclusão do veículo no RNS. A princípio anexo neste ato um arquivo pdf fornecido por um dos corretores acerca da restrição ao veículo para seguro. Att,</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ÀSUPERINTENDENCIA DE SEGUROS PRIVADOS (SUSEP)RECLAMAÇÃO/DENÚNCIA SOBRE CONDUTA DE SEGURADORA EM SINISTRO DE AUTOMÓVEL SINISTROCIA 333333333333333PLACA VEÍCULO SEGURADO : GEG-3333APÓLICE DE SEGURO AUTO : 333 33333-3Eu , Leandro, CPF 333.333.333-33 , venho por meio desta realizar uma reclamação em base de denúncia contra a cia BRADESCO SEGUROS S/A .Dos fatos :Em 33/33/3333 recebi da cia carta negando o processo de sinistro do meu veículo , onde a cia alega que perdi os direitos porque agravei o risco de forma intencional . Porém a cia de seguro mente ao informar que o tipo de agravo foi uso do celular ao volante e que o mesmo estava em minhas mãos no momento do ocorrido , visto que o dispositivo apenas tocou no console do veículo , acabei me assustando com o barulho e ao desviar olhar para o mesmo em questão de segundos vim a colidindir contra a traseira do veículo terceiro que estava a minha frente . Provocando assim sérios danos ao meu veículo e também ao veículo do terceiro.Por diversas vezes entrei em contato com a cia solicitando a retificação do aviso de sinistro e não fui atendido , com muito custo solicitei reanálise do sinistro e em 33/33/3333 a cia envia a informação de que iria manter a recusa do sinistro por não ter encontrado novas provas para uma reanálise .Mas como terá provas se não acatara sequer a retificação de sinistro ?Conclusão :Concluo que a cia está se abstendo em dar o atendimento , visto que tenho todos os números de protocolos onde foram incansavelmente solicitadas a retificação do aviso de sinistro , algo que não foi feito e que culminou na NEGATIVA do sinistro por parte da cia .Eu como consumidor me sinto severamente lesado por conta da atitude desta atitude , onde já recorri pelo sac da cia , ouvidoria e sequer tive retorno . Portanto recorrendo a este órgão superior no qual regula também a conduta das cias de seguro .Peço que acatem esta denúncia e se possível realizem a instauração de processo administrativo contra a cia para investigar o caso .Nestes termos peço deferimento,LEANDRO</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Solicitei o CANCELAMENTO da Apólice de Seguro Auto nº 3333333333333 junto à seguradora Mapfre no dia 33/33/3333, por volta das 33h, por telefone, com protocolo de atendimento nº 333333333333333333.Paralelamente, fiz proposta de contratação de seguro para o mesmo veículo com outra companhia, com vigência a partir do dia seguinte, ou seja, 33/33/3333.Entretanto, a nova proposta entrou em exigência porque foi constatado que a Mapfre NÃO CANCELOU a apólice, conforme havia solicitado em 33/33/3333.Entrei em contato com a Mapfre no dia 33/33/3333 por dois canais (telefone e formulário no site), solicitando que fosse fornecido o comprovante de cancelamento com data de 33/33/3333, mas até o momento a companhia ainda não atendeu à solicitação.É um absurdo a empresa simplesmente não atender à solicitação de cancelamento, gerando um transtorno à segurada, que se vê impedida de contratar com outra companhia em melhores condições.Pelo visto, somente com a atuação de um órgão de controle como a Susep é que o problema poderá ter uma solução definitiva ainda no prazo estabelecido pela nova seguradora para atendimento da exigência.</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Sou segurada, possuo seguro junto a HDI SEGURO S.A -SOB APOLICE 33-333-333333333- infelizmente tive um sinistro no meu carro (HB33) em 33/33/3333, desde então venho solicitando um dos serviços incluso em meu seguro o Carro Reserva, e até a presente data 33/33/33 não consegui obter o veicula, seguradora está terceirizando <text:s/>e repassando sua obrigações a uma locadora de veículos, gostaria de ressaltar que não possuo qualquer contrato com empresa de locação de veiculo e que meu contrato é estritamente com a HDI, diante disso a mesma deve honrar o que está em contrato e honrar os serviços fornecido e por mim pago. Necessito do veiculo para locomoção até o meu trabalho. Estou a 33 dias dependendo de outros meios para chegar ate ao meu trabalho, tem impactado a minha rotina. Necessito de vosso apoio afim de auxiliar a resolução e agilizar a situação.</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Às EmpresasPorto Seguro Seguros,Carglass,DCS Centro Automotivo LTDA eSUSEP Superintendência de Seguros Privados · <text:s text:c="7"/>Notificação EXTRAJUDICIAL <text:s text:c="8"/>Relato que em 33. 33. 3333, entreguei meu veículo junto a Empresa DCS Centro Automotivo,“Dauto Lanternagem e Pintura”, indicada pela Porto Seguro/ Carglass para realizar serviços de reparo, lanternagem e pintura em meu veículo. <text:s text:c="7"/>Durante o período em que o veículo encontrava-se em serviço, pessoalmente estive no local, pelo menos duas vezes, apontando problemas quanto à qualidade do reparo, inclusive documentando pedido de cuidado a gestão da Dauto, por e-mail e whatsapp do gerente Sr. G, o que de nada resolveu, visto que em 33.33.3333 ao ir busca o carro, constatei reincidência e vícios do serviço contratado, quanto a pintura com manchas, instalação de frisos de forma errada que impedia abertura das portas dianteiras, prendendo a mesma, sendo realizado um vergonhoso remendo visivelmente comprovado nas fotos e danificado os frisos e cantos das portas, sendo possível ainda detectar, aspereza na pintura e ponto de avarias não sanadas e pintadas sem devida correção para-choques, importante ressaltar ainda a falta de cuidado em deixar de fixar corretamente o para-choques, que ficaram sem os parafusos de fixação, para tentar de forma amistosa sanar os vícios estive por duas vezes a oficina, onde promovido um “reboco” na tentativa de mascarar o vergonhoso serviço contratado e pago. Sem sanar, no segundo retorno sendo orientado a deixar o carro para que fosse refeito o serviço. <text:s text:c="8"/>Após exaustivas e infrutíferas tentativas de sanar os vícios, geradores de constrangimento, prejuízo e despesas extras com transporte, reportei a situação à gestão da Empresa Porto Segura, que por sua vez passou a problemática para precário atendimento da CARGLASS, onde a atendente Sra. K, condicionou a solução dos problemas a uma avaliação presencial por Empresa indicada Mastercar Lanternagem e pintura, setor sudoeste em Brasília, onde mais uma vez fui obrigado a me direcionar para tentar sanar os problemas, percorrendo um calvário, onde em 33.33.3333 o Sr. J, na presença da testemunha Sr. F, confirmou todos os problemas apontados, inclusive sinalizando manchas, asperezas e danificação dos frisos e portas. Fatos esses repassados a Sra. K, conforme áudio de contato, acesso (33) 3333-3333 33h33 Carglass, em 33.33.3333, onde confirma as evidências dos vícios constatados em análise realizada pela Empresa indicada, contudo se recusa resolver o problema da forma que no momento me convém, desconsiderando todo transtorno e perturbação de espírito promovida com transtornos pertinentes à precariedade dos serviços e caótico atendimento. <text:s text:c="7"/>Mediante a negativa, documentos os fatos em última tentativa amistosa de resolver, informando que se encontra em posse de procuração a Dra. L OAB DF 33.333, no caso de se fazer necessário reparação por danos materiais e morais junto ao Juizado Especial Cível de Brasília, onde todos os envolvidos na cadeia consumerista serão chamados a responder solidariamente pelos danos e desvio produtivo. <text:s text:c="7"/>Salientamos ainda que mesmo sendo pagos os serviços em 33.33.3333, não houve a entrega obrigatória da nota fiscal por parte do prestador no ato como solicitado, sendo necessária reiteração do pedido de fornecimento do documento fiscal, que só foi encaminhado ao autor em 33.33.3333. <text:s text:c="7"/>Por todo exposto, aguardo providências em 33 horas, sob pena de caracterização de completo descaso, omissão e negligência, ficando as Empresas envolvidas sujeitas a responder em demanda judicial solidariamente. <text:s text:c="7"/>Veículo Honda FIT Placa PAB3E33 - PROTOCOLO: 3333.33/33333333333 Consumidor.gov ( Porto Seguro CIA Seguros) <text:s text:c="7"/>Grato <text:s text:c="7"/>G <text:s text:c="7"/>(33) 33333-3333</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Minha irmã faleceu e eu sou o único herdeiro dela, ela tinha um carro com seguro da Liberty que venceu ontem e ela tinha bônus classe 33Eu posso renovar o seguro e aproveitar esse bônus que ela tinha ?</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Prezados, Meu nome é Erika Regina, portadora do CPF 333333333-33 titular da apólice de seguros n 33.333.333.333333.333333 , CI 33333333333333 junto a seguradora HDI Seguros e contratado por meio da Santander Corretora de Seguros. Fato que adquirir um veiculo novo e desejo fazer o ENdosso da minha apólice visto que já estou com bônus 33 (máximo) <text:s/>e este direito meu não está sendo atendido. Entrei em contato diversas vezes com HDI , tanto quanto a Santander corretora e uma empresa fica " jogando" para a outra e não resolvem meu problema. Na Santander Corretora fui informada que teria que contratar um seguro NOVO.</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Meu veículo foi batido pela Transportadora Dal Santo Transporte, eles utilizarão o seguro Essor seguros.Acidente ocorrido em ,33/33/3333, Vistoria feita em 33/33/3333, Liberado orçamento em 33/33/3333.Fizeram contato com nossa empresa através da corretora Forte Brasil, tudo foi tratado direto com a corretora, onde fui informada, que iriam depositar o valor do CONSERTO EM MINHA CONTA, VALOR ORÇAMENTO DA REFORMA $ 33.333,33.Antes de assinar o acordo, perguntei sobre o seguro cessante, fui informada pela corretora Forte Brasil, que após o veículo pronto, entraria com os dias parados.Tudo comprovado através de conversas via WhatsApp.Veículo ficou parado, 33/33/3333 até 33/33/3333, com documento comprovando.Veículo no caso, é de transporte onde dependo dele para trabalhar, somos agregado da empresa Jolivam.Os dias parados, tive o prejuízo, e a seguradora negou o pagamento do seguro cessante, onde e de direito meu.Ao questionar, recebi a resposta de que, o conserto e o cessante ,estava incluso no acerto, isso não procede, o valor recebido foi transferido total para a Funilaria TRD PINTURAS.Onde está meus direitos?Fiquei no prejuízo, gostaria que isso fosse revisto, e que paguem os meus direitos.sem mais*******Expresso Jaspe Transporte Rodoviário</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Solicito, se possível, a intervenção da SUSEP junto à seguradora do meu veículo (ALLIANZ , apólice 333333333G333333333), pois a mesma já extrapolou o prazo estabelecido pelo órgão regulador para o reparo e entrega do veículo (sinistro 333333333). Por se tratar de um automóvel com menos de 33 anos de fabricação, a justificativa dada pela seguradora para o atraso na entrega de peças é infundada, visto que a legislação brasileira obriga as montadoras a terem estoque de materiais. No dia 33/33/3333 eu acompanhei a vistoria feita por profissional contratado pela companhia e avarias em pneu dianteiro e na borracha de vedação da porta foram identificadas. Ao acessar o aplicativo da seguradora a pouco, eu constatei que os materiais solicitados pelo perito não foram autorizados. O veículo está na oficina há 33 dias e essa demora na identificação e reparos tem causado inúmeros transtornos para mim que trabalho no SUS e necessito me deslocar para várias unidades de saúde semanalmente.Atenciosamente.</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Boa tarde!Sou cliente da empresa Proteção Veicular - Garant Benefícios de Proteção veicular, com sede no Endereço: Rua Javari, 333 - Concórdia, Belo Horizonte - MG, 33333-333 -Telefone: (33) 3333-3333, Whatsapp <text:s/>(33) 33333-3333 - email e CNPJ 33333333333333. No dia 33/33/3333 meu veiculo placa HMC3333 - Palio envolveu em um acidente de transito na cidade de Belo Horizonte MG, Boletim de Ocorrencia 3333-33333333-333. Acionei minha proteção veicular pra dar entrada no sinistro dos veiculos meu e do terceiro envolvido veiculo RNP3A33 - Renegade, assim foi feito. Alguns dias depois depois de enviar toda documentação para Garant foi autorizado os reparos do meu veiculo HMC3333 -Palio, levei para oficina indicada e foi feito os reparos, ate ai estava dando tudo certo. Mas o veiculo RNP3A33 - Renagade, que esta na garantia e o proprietario nao abre mao de consertar o mesmo na concessionaria autorizada para nao perder a garantia. Mas ja faz mais de 33 dias e Garant não autorizou os reparos do veiculo na autorizada alegando que os reparos deverao ser feito na oficina credenciada pela empresa Garant <text:s/>e não na concessonaria autorizada da marca, se meu carro estivesse na garantia tambem iria querer o mesmo. Sendo que os danos causados no veiculo do terceiro esta dentro da cobertura da minha proteção veicular. No dia 33/33/3333 fiz contato com a Garant via email para tentar solucionar este impasse , ate sugeri dar meu veiculo para cobrir os danos do terceiro ou mesmo arcar com metade do valor, porque o terceiro so quer levar o carro na autorizada para arrumar. Porque alegação da empresa e sempre que o veiculo tem quer ser arrumado nas oficinas credenciadas por eles, porque sabemos que o serviço das autorizadas são mais caros por usar pecas novas e com garantia maior dos serviços. Agora estou sem saber o que fazer, porque tem tudo que podia pra negociar mesmo sabendo que eles tem que pagar e tudo esta caminhando pra ir pra justiça, porque paguei por um produto que não cobre nem que esta previsto. Seguem alguns documentos para analise. Respeitosamente.Aemail</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Tenho contrato com a UNICA - CLUBE DE BENEFICIOS MUTUOS CNPJ 33.333.333/3333-33, se intitula seguradora. Sofri um acidente dia 33/33/3333, junto com o corretor fizemos os procedimentos necessários para a realização do reparo. Mesmo com todas as tratativas só recebi o boleto para pagamento da franquia 33 dias depois do acidente, dia 33 de dezembro de 3333. Boleto esse que chegou sem nenhum prazo de pagamento com data do mesmo dia ou seja pagamento imediato. Efetuei o pagamento tão logo o recebi. Desde então as tratativas são vagas, inesperadas e sem respostas concretas. Dia 33 de janeiro de 3333 completo 3 meses desde o acidente, em 33/33/3333 as peças ainda não chegaram na oficina o que dificulta para a mesma dar um prazo de entrega. A situação esta insustentável pois preciso do meu veículo não só para o trabalho mas para o translado de minha mãe a suas consultas e exames e acompanhamento médico pois a mesma é cardíaca e safenada. Precisei tirar uma licença do trabalho pois estava pagando um carro de terceiros para me deslocar ao meu emprego.</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ASSOCIAÇÃO ASSISTENCIAL E DE BENEFÍCIOS/ASSOCIAÇÃO DE PROTEÇÃO VEÍCULOS atuando como seguradora de veículosRequeremos, mui respeitosamente, a fundamentação jurídica para <text:s/>ASSOCIAÇÃO ASSISTENCIAL E DE BENEFÍCIOS/ASSOCIAÇÃO DE PROTEÇÃO VEÍCULOS e a base LEGAL desta atuar como seguradora de veículos regular, apesar de não constar na sua atividade econômica principal seguros de veículos, salvo melhor crivo, conforme certidão da SUSEP- SUPERINTENDENCIA DE SEGUROS PRIVADOS acostada em anexo. Também o COMUNICADO DOV Nº 333/3333 DETERMINA que a APTV-e deve conter os dados da pessoa jurídica, que no caso é a SEGURADORA RESPONSÁVEL PELO SEGURO, e não uma associação assistencial. Anexamos também matéria de internet acessada hoje dia 33/33/3333 no SITE do TRF3,publicada em33/33/3333 <text:s/>33h33 Atualizada em 33/33/3333 <text:s/>33h33, referente ao Associação não pode operar contratos de seguro como se fosse seguradora. Também anexamos a título de informação, o exemplo da seguradora AZUL e de sua regularidade.Requeremos também, mui respeitosamente, caso pertinente, que o órgão executivo de trânsito Detran-PE seja orientado das devidas providências a serem tomadas em casos análogos, com vistas a SEGURANÇA JURÍDICA.Reiteramos, mui respeitosamente, a gentileza da resposta que o caso requer.Por oportuno também anexamos a título de informação, o exemplo da seguradora AZUL e de sua regularidade.A vossa disposição para quaisquer esclarecimentos desse e de outros vários outros problemas análogos.CordialmenteJoseanAgente de Trânsito do Detran-PEControle de Qualidade da 33ª Ciretran Especial Jaboatão dos GuararapesPós graduado em Gestão e Direito de TrânsitoAdvogado</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Me envolvi em um acidente de transito, sem vítimas, o motorista responsável assumiu a culpa e acionou o seguro dele. Porém descobri que o seguro do outro condutor é na verdade ofertado por uma associação (BEM SEG PROTEÇÃO VICULAR - CNPJ 33.333.333/3333-33), sem cadastro na SUSEP. Não fornecem nenhum prazo e não colaboram. Estou a 3 meses com veículo parado esperando reparo prometido, As associações podem ofertar seguro contra terceiros sem estarem sujeitas as regras impostas as demais seguradoras? Como a associação oferta seguro contra terceiros, posso cobrar algo deles?</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A Empresa Suhai Seguradora não está cumprindo com a sua função. Houve uma colisão cujo o sinistro é 3333333333333, foi feito todo protocolo pedido pela seguradora em que a Sofia colidiu com meu carro na Rua Padre Anchieta esquina com a rua Pedro Javaroni. No dia 33/33/3333. Foi feita a vistoria no veículo no dia 33/33/3333 e a partir desde momento a seguradora não se pronunciou mais. Liguei na ouvidoria da Suhai Seguradora, fiz uma reclamação que gerou um protocolo de número 33333333, em que estabelecer ia uma data para a autorização da seguradora para o conserto do veículo, o que não aconteceu até hoje. A segurada Sofia está empenhada em resolver está questão juntamente comigo, mas a seguradora não libera a oficina para o concerto do automóvel. Me informei e descobri a Susep, que è o órgão responsável por seguros privados e resolvi fazer essa reclamação.</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SOLICITEI A ÚLTIMA APÓLICE DE SEGURO AUTO DO MEU VEICULO QRO-3333 DE 3333 QUE VENCE DIA 33/33/3333, FUI INFORMADO QUE SOMENTE PELO APP DA YOUSE. TENTEI ACESSO PELO APP MAS A SENHA NÃO FOI ACEITA. TENTEI RECUPERAR A SENHA SOLICITANDO PARA O EMAIL CADASTRADO MAS NÃO OBTIVE RESULTADO. LIGUEI NA OUVIDORIA DA YOUSE E FOI ENVIADO EMAIL COM ENDEREÇO DA CAIXA SEGURADORA QUE FOI A SEGURADORA CONTRATADA EM NOVEMBRO/3333, MAS TAMBÉM NÃO OBTIVE RESPOSTA. PRECISO DA APÓLICE PARA VERIFICAR A CLASSE DE BÔNUS E VER COTAÇÃO EM OUTRAS SEGURADORAS.</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Em 3333 comprei uma Hilux zero km, <text:s/>da Toyota, fiz um seguro com a SulAmérica.Em 3333 fui de férias pra Bahia, na região entre Condeúba e Piripá, com a minha família. Durante o trajeto, o carro ficou sem direção o que fez com que o carro subisse um barraco, porém como era muito íngreme, ao descer, derrapou para o lado esquerdo, a roda dianteira se chocou com o chão, empenando o chassi. Ninguém se machucou gravemente, Graças a Deus! Liguei para a seguradora, o carro foi levado para a concessionária Diamantina,da marca Toyota, em Vitória da Conquista, paguei a franquia, onde o carro ficou por 3 meses. Assim que fui retirar o carro na oficina, percebi e reclamei para a seguradora que o serviço estava incompleto, e o carro estava desalinhado. Recomendaram-me a trazer o carro para São Paulo, a fim de refazer o serviço <text:s/>(sob a condição de que se eu não retirasse teria que pagar estadia do carro na unidade). Entao levei para a <text:s/>concessionária da Toyota, T-Line, que fica na Avenida Vereador José Diniz em São Paulo, essa refez o serviço. Mas ao dirigir, percebi que o veiculo estava desalinhado. Com medo do incidente se repetir, liguei para a seguradora e eles pediram que eu levasse o carro em outra unidade.Nessa nova unidade na rua Augusta, o chefe de oficina realizou a avaliação do carro, e afirmou que não havia conserto, como o chassi estava empenado de uma forma irreversível, e nao poderia arrma-lo. Ao contatar a seguradora, eles apenas fizeram pouco caso. Isso era extremamente perigoso, pois o ocorrido (o carro ficar sem a direção sozinho) poderia se repetir nas ruas de São Paulo, podendo causar um acidente gravíssimo, ainda assim me entregaram o carro. Então, com o descaso da seguradora, <text:s/>contratei um perito profissional que constatou que o chassi estava deformado e que o carro não dava mais alinhamento, e com essa informação ingressei com o processo 3333333.33.3333.3.33.3333.No meio dessa disputa o juíz nomeou um perito judicial, que chegou a mesma conclusão que meu perito havia constatado, <text:s/>o carro tinha sofrido deformação no chassi que impossibilita o alinhamento. Contudo, esse perito judicial colocou 3 linhas que confundiu os julgadores, disse no laudo “mas segundo o Sr. Monteiro, que era o dono da oficina o carro tinha conserto e custaria R$ 3.333,33". <text:s/>O juiz de primeiro grau na sentença se apoiou na fala do Sr. Monteiro, que ninguém nem sabe se era mecânico, quem dirá engenheiro para entrar numa discussão dessas.Diz o Codigo de defesa do consumidor que caso o reparo não seja efetivado dentro do prazo legal de 33 (trinta) dias corridos, o consumidor poderá optar pela: troca do produto, cancelamento da compra ou abatimento proporcional do preço. nada disso aconteceu.Para entrar com esse processo <text:s/>gastei muito, tive que pagar despesas judiciais, peritos, que em 3333 custaram mais de 33.333,33, e ainda assim <text:s/>o juiz da uma sentença baseado na opinião <text:s/>do Sr. Monteiro?Para que peritos então?E essa foi a razão da apelação, quem vai lá assistir um julgamento <text:s/>desse consegue entender o que estou falando, junta um monte de desembargadores, lêem tudo muito rápido parece corrida de jokey ( tem muitos casos pra resolver no dia) e os outros dizem "acopanho o voto do relator" e acabam nem dando atenção aos processos.Aí meu advogado pela complexidade da matéria apresenta o recurso Especial ao Superior Tribunal de Justiça, mas <text:s/>em meio a um feriado de Páscoa, <text:s/>menciona isso no recurso, mas não juntou o comprovante do feriado local. Pronto essa é a maneira que eles encontram para não julgarem o caso. Meu advogado falou que esse é o procedimento, e a "Jurisprudência defensiva".Nisso eu fui penalizado, só <text:s/>o meu advogado precisa cumprir prazo, o desembargador já demorou mais de 3 meses para resolver uns embargos, os outros funcionarios do judiciário demoram um eternidade para dar um andamento, <text:s/>fazem quando der e tiver tempo (sempre alegam ter muitos processos).Mas 3 minuto pronto, bateu outro dia e o recurso não é <text:s/>mais aceito, isso revolta muito, o judiciário é caríssimo e ineficiente cumprir prazo só vale para o advogado que me defende, agora vá seu advogado falar nisso, aí que seu processo não andará mesmo.Esse processo dura 33 anos, agora está na fase de liquidacao de sentença, <text:s/>onde tem a decisao judicial "desatenta" de se consertar o carro que não tem conserto.Nenhuma concessionária aceita meu carro nem entrar em <text:s/>suas oficinas nem pra fazer orçamento. Notem 3 concessionárias já tentaram arrumar, não conseguiram, essas também acabaram <text:s/>gastando muito mais do que ganharam, e <text:s text:c="2"/>tiveram ainda tiveram <text:s/>que pagar danos morais, será que outras concessionárias vão querer entrar nisso?A Allianz comprou <text:s/>a SulAmerica, e essa <text:s/>deixou de participar do processo por uns 3 anos e nesses dias nomeou outro escritório que vem com a mesma ladainha do juiz, não leem o laudo direito, e diz que se pode recuperar um carro que segundo meu perito é o perito judicial não tem mais como fazer o alinhamento.Estou muito revoltado, esse processo para a Seguradora deve ser apenas mais um, pois ela contrata um escritório <text:s/>de advocacia, que faz tudo o que a lei permite com tantos recursos, para pagar o minimo possivel, daí se vê <text:s/>que nem tudo que é <text:s/>justo é direito, e nem tudo o que é <text:s/>direito é <text:s/>justo.Enquanto isso eu que na época tinha um carro novo, paguei muito caro na epoca, tinha prazer em andar com ele, hoje 33 anos depois do evento,tenho um carro que nenhuma concessionária quer nem consertar, por isso venho recorrer à SUSEP, na tentativa de que voces lembrem à Allianz a responsabilidade por cumprir o contrato celebrado.O que se busca aqui é que eles paguem o valor do carro conforme a apólice contratada, e mais o valor que foram condenados por danos morais.</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Entrei em contato com RCI SERVICOS através do telefone 33333333333, solicitando cancelamento do seguro que foi feito junto com o financiamento do meu carro, na concessionária NISSAN. No momento da assinatura do contrato me foi dito que esse seguro não poderia ser retirado, por isso assinei e liguei solicitando o cancelamento. Na ligação me informaram que não poderiam fazer o cancelamento, que eles tem orientação para que dizer ao cliente procurar o local onde fez o seguro para cancelar. Pedi que me mandasse por e-mail essa informação e disseram que não poderiam, pois não tinham acesso a e-mail. Procurei a concessionária pedindo o cancelamento e me informaram que o cancelamento deveria ser feito pelo 3333 que liguei. Então fica esse jogo de colocar a responsabilidade de um pro outro e quem perde é o cliente, que fica sem saber onde cancelar o seguro.</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TENHO Itaú Seguro Auto do CHEVROLET NOVO ONIX SEDAN PLUS LTZ 3.3 33V TB FLEX AUT. - JBJ3B33, E estou tentando de todas as formas conseguir uma copia da minha apólice de seguro numero : 3333333, mas não consigo por nenhum meio, unica opção que me ofereceram e por correio e vai levar 33 dias, isso absurdo, na era da tecnologia, ter que depender de correio! Quero acessar minha apólice de forma online, eles dizem que tem portal do cliente (https://www.itauseguroautoeresidencia.com.br/portalitau/), que não consigo acessar de nenhum jeito, sempre esta indisponível.</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Sinistro n 333333Veículo: FORD -PLACA PXR3333Notificada: - Razão Social: ALFA SEGURADORA S/ACNPJ: 33.333.333/3333-33EU, Milena, venho por meio desta RECLAMAR SOBRE a ALFA SEGURADORA, que desde 3 de novembro está com meu carro na oficina sem liberação TOTAL das peças danificadas pelo SINISTRO.A ALFA SEGUROS negou o pedido de reparo de TRÊS peças solicitadas pela oficina referenciada, que se encontra em DNC (negada a cobertura), causando assim ainda mais a demora no reparo do veículo que se encontra inerte a 3 (TRÊS) meses na oficina.Primeiro retirou do orçamento sem EXPLICAÇÃO o pedido de uma bateria do veículo, código CN3333333BB - ITEN DO TIPO IMPACTO - ÁREA DE IMPACTO 3BATERIA (MOURA 33V 33RC 333A)A bateria do carro acabou pela demora no socorro da própria seguradora, o guincho levou 33h para retirar o veículo do local do acidente e por ter ficado com o pisca alerta ligado por dois dias a bateria findou.Por meio do contrato de seguro auto com a Alfa Seguradora gerou a obrigação da notificada em reparar todos os danos causa-dos no veículo FORD FUSION, placa PXR 3333, relacionados ao acidente ocorrido no dia 33 de novembro de 3333, sinistro n 333333.Ocorre que na data de 33/33/3333, foi negado também a solicitação do conserto de outras duas peças;3- Caixa de direção;3- Sensor do CON (controle de distância), que fica do lado esquerdo, exatamente o lado de maior impacto da colisão do veículo;O perito da oficina que está com o carro em questão, REFERENCIADA DA NOTIFICADA, DAUTO-SIA, descreveu em laudo de solicitação de reparo que:"Após teste foi constatado que a caixa de direção está dura e com barulho no motor auxiliar de direção, modulo de assistência de direção foi arrancado no sinistro, chicote do sensor danificado e é necessária sua substituição."O carro segurado se encontrava em ABSOLUTO perfeito estado, sem barulhos ou direção dura, prova disso é que o acidente aconteceu em uma rodovia em outro Estado, ou seja, se o veículo não estivesse em condições perfeitas eu não optaria em viajar com meus filhos em carro defeituoso.Fico no aguardo da solução desse problema que se arrasta para o QUARTO MÊS com o carro PARADO na oficina.Tendo um gasto extraordinário com carro alugado.</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Estou com um Sinistro aberto numero de protocolo 33333333333333S33 e numero de Sinistro 333333333333333-3,. Venho por meio da agencia reguladora dos seguros fazer uma reclamação do seguro de automóvel Seguros Mapfre, estou tendo muita dificuldade para resolver meu caso. quando solicitei o guincho para retirada do veiculo do pátio da policia rodoviária federal eles levaram 3 dias para retirarem o carro, depois de inúmeras ligações, eu estava pagando diária do carro e uma forte pressão para retirar o veiculo do pátio. estou tendo dificuldades para encaminhar a documentação que já esta pronta para o envio. eles dificultam para ganharem tempo para me apagar o valor do carro. pois o mesmo deu perda total. Gostaria de um posicionamento da seguradora sobre o valor que paguei pela retirada do carro da pista <text:s/>e das diárias que eu paguei e que a seguradora cumpra em pagar o carro que teve perda total para que eu possa adquirir outro veiculo. não consigo se quer enviar os documentos para seguradora. eles enviam um link que não funciona, e-mail errado. por favor preciso da ajuda do Susep. obrigada!</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Boa tarde, Sou advogado (OAB/SC 33.333) e solicito sejam enviados eventuais processos ativou ou baixados em face de SUPORTE ASSOCIACAO DE MUTUO, BENEFICIOS E PROTECAO VEICULAR, cnpj nº. 33.333.333/3333-33, uma vez que a referida empresa está comercializando seguros "travestidos" de suporte veícular, objeto de ação judicial n. 3333333-33.3333.3.33.3333/SC. Caso não exista processo vigente, considerem tal correspondência como denúncia para fins de instauração de processo administrativo ou judicial.</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Boa noite. O meu pai sr. Silva é considerado terceiro no sinistro nro 333333333333333 de perda parcial ocorrido no dia 33/33/33. Como é Taxista e utiliza o veiculo como ferramenta de trabalho, ficou 33 dias sem seu automóvel, demos entrada no pedido de lucros cessantes, o qual foi enviada 333% da documentação solicitada por esta entidade para análise desse pagamento.Os documentos foram enviados para os e-mails: relacionamentobradescoauto_email e emailFoi informado que o prazo para análise eram de 3 dias. O prazo está expirado e hoje ao entrar em contato com a Bradesco o atendente Henrique informou que a documentação estava incompleta, porém na própria ligação o atendente conseguiu localizar a documentação e constatou que houve um erro interno de não terem anexado a minha documentação. (Os arquivos estão em formato PDF e um desses documentos possuía mais do que uma página e o analista não viu que nas paginas seguintes estavam os demais documentos).Por conta dessa incompetência operacional, nós terceiros e sem vinculo com a instituição BRADESCO SEGUROS estamos sendo penalizados com a extensão do prazo de análise. NÃO ACHO JUSTO ESSA PRORROGAÇÃO DO PRAZO, POIS O DOCUMENTO ESTAVA DESDE O INICIO EM POSSE DA BRADESCO E SE EU NÃO FAÇO O ATIVO PARA COBRAR UM PARECER NÃO FICARIA A PAR DESSA "PENDENCIA".Diante do exposto acima, peço intervenção do orgão regulador, para que este assunto seja devidamente resolvido e sanado da melhor forma possivel.dados do terceiro:SilvaPlaca: GHE3333Modelo: Renault Logan (t´áxi)CPF: 333.333.333-33Aguardo retorno. Obrigada</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Caros,Boa noite. Gostaria de solicitar a intervenção da SUSEP junto à seguradora Tokio Marine (CNPJ 33333333/3333-33), com a qual tenho o contrato para seguro (Apólice 33333333 / cl 33333333333333 / processo SUSESP 33333333333/3333-33 ) do meu veículo (placa LUQ3C33 / RENAVAM 33333333333). Tive um sinistro em 33/Set/3333, que passou por 3 avaliações pela seguradora até chegar a um parecer de perda parcial. Meu carro foi encaminhado para oficina SIMCAUTO, em Del Castilho, mas não tenho previsão de reparo pelo motivo de falta de peças da montadora (GM - Chevrolet). A seguradora tem me orientado a cobrar uma posição diretamente da montadora, quando na verdade meu contrato de serviço é com a seguradora, que deve arcar com a prestação do escopo do seguro contratado. Peço a intervenção da SUSEP para aplicação do código do consumidor junto à Tokio Marine, tal que se comprometam com um prazo de entrega do veículo reparado com a peça original substituída ou, caso assumam a falta de capacidade de atendimento pela falta de peças, reclassifiquem o caso como perda total e me indenizem integralmente pelo valor que consta no contrato do seguro.AtenciosamenteAngela (CPF 333333333-33)</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Gostaria de registar uma reclamação contra a seguradora ALFA SEGURADORA S.A., CNPJ CNPJ: 33.333.333/3333-33. (33333333333)Minha esposa (F - CPF 333.333.333-33) tem um veículo segurado pela empresa, o qual sofreu um sinistro em 33 de dezembro de 3333. Sinistro nº 333333 na seguradora)Será necessário trocar algumas peças, inclusive o parachoque traseiro. Ocorre que a seguradora está dando desculpas sobre o fornecimento desta peça desde então. Trata-se de um VW Gol, e não de uma BMW importada da Alemanha. Nada justifica a demora.Creio que esteja havendo má fé por parte da seguradora, ou no mínimo má prestação dos serviços.Em breve retornam as aulas, e minha filha utiliza o veículo para locomoção à faculdade.Gostaria de solicitar à SUSEP (se for o caso) uma interveniência no assunto, ou uma ação fiscalizadora quanto aos procedimentos da empresa.Agradeço antecipadamente.</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Em 3333, eu tinha um veículo Fiat 333 Top, placa KBT-3333, RENAVAM 33333333333, chassi 33333333, que foi envolvido em um acidente. Como na época ele já era velho (3333), foi considerado perda total pela seguradora do rapaz que me bateu. Naquela época foram cumpridos todos os trâmites de transmissão de propriedade e recebimento da indenização, então foi tudo considerado concluído e resolvido.No entanto, após 33 anos, verifiquei no DETRAN/GO que o veículo está aparecendo no meu cadastro e sendo cobrado as tarifas "devidas".Então, como já se passaram quase 3 décadas e não há nenhuma obrigatoriedade legal de ter qualquer documentação e não tenho nenhuma lembrança da seguradora que me indenizou por aquele veículo. Busquei auxílio, no DETRAN/GO e eles me orientaram a entrar na Justiça (que pode ser caro e demorado) e o despachante me orientou a pagar a "dívida" que não é minha e assinar um termo dizendo que não sei do paradeiro do veículo mas me responsabilizando por qualquer eventual situação que ele possa ser envolvido, o que considero inaceitável, já que ele foi devidamente entregue à seguradora. Essa situação está <text:s/>me deixando com sensação de impotência ante ao Estado, que sei lá porque razão, lançou em meu cadastro um veículo que em nenhum momento nestes 33 anos esteve lá.Então, venho solicitar que, se houver algum meio, seja rastreado qual foi a seguradora que me indenizou á época para que eu possa tentar resolver a situação.Desde já agradeço e aguardo breve retorno.</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Em 33/33/3333 o atendente na Foco locadora de carros em Florianópolis, que me atendeu, me vendeu um seguro , baseado de que a Booking, na qual fiz a locação e o seguro, não me assegurava 333%, fiquei preocupado e acabei fazendo também este seguro do seguro, em 33/33/3333, um pouco antes do mesmo horário de retirada do veículo, entrei em contato com o relacionamento da Foco, solicitando que caso quisessem cobrar por estes 3 dias, eu aceitava mas não pelo período de 33 dias, como feito anteriormente. Pedi que a ligação fosse gravada e que atendessem minha demanda, dando minha ciência dos riscos, direitos e deveres, e assim o fiz também por e-mail, conforme todos arquivos anexos, pertinentes a esta solicitação. Não obtive nenhum retorno, todas as vezes que liguei desde então, me diziam que estavam analisando, que queriam o voucher da minha locação junto a Booking, enviei, depois que precisava que o carro fosse devolvido, devolvi, conclusão; esta foi a resposta do e-mail deles, e que não foi cumprida até então, até agora 33 dias uteis.Hoje 33/33/33, entrei em cto. telefonico e whats app, e a resposta recebida e que o seguro que eu tinha nao era completo e que eles fizeram, não acatando minha ordem de cancelamento após 3 dias. Nosso prazo para análise e retorno de sua solicitação é de até 33 horas. Entretanto, em casos <text:s/>que necessitem de uma averiguação maior, retornaremos em até 3 dias úteis. <text:s text:c="2"/>Obs.: Funcionários da Susep, eu os copiei aqui, porque na página do Consumidor.Gov.Br, a empresa; Foco não aparece.</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TIVE MEU VEÍCULO ATINGIDO POR UM SEGURADO DA SEGURADORA LIBERTY SEGUROS, COMO TERCEIRO, ENCAMINHEI TODA A DOCUMENTAÇÃO CONFORME SOLICITADO PELA EMPRESA, FUI ATÉ A AUTORIZADA ONDE BATERAM FOTOS DE TODO O VEÍCULO E PEDIRAM PARA AGUARDAR O RESULTADO DA VISTORIA. APOS AGUARDAR ALGUNS DIAS, TIVE O ORÇAMENTO APROVADO DE FORMA PARCIAL PELA SEGURADORA, ONDE A ALEGAÇÃO FOI QUE PARTE DO VEÍCULO ATIGIDO, COMO O PARACHOQUE FRONTAL NÃO CONSTAVA NO RELATO E NÃO CONSTAVA NO BOLETIM DE ATENDIMENTO DOS AGENTES DE TRANSITO. FEITO NOVO CONTATO O ATENDENTE VIU QUE DE FATO CONSTAVA NO RELATO A SITUAÇÃO DO PARACHOQUE FRONTAL E DEMAIS ITENS DANIFICADOS, ASSIM COMO CONSTAVA NO BOLETIM DE OCORRÊNCIA DOS AGENTES DE TRANSITO, <text:s/>ONDE ENTÃO A ATENDENTE SOLICITOU AO RESPONSÁVEL LUIS AUGUSTO REVISAR O ORÇAMENTO. FOI ENTÃO SOLICITADO QUE EU ENVIASSE TODA A DOCUMENTAÇÃO NOVAMENTE, FEITO ESTE PROCEDIMENTO A SEGURADO FICOU DE ANALISAR E NOVAMENTE RECUSOU PEDINDO E QUE FOSSE ENVIADO TODOS OS DOCUMENTOS QUE JÁ HAVIAM SIDO ENTREGUES JÁ OUTRAS DUAS VEZES. ESTOU A MAIS DE 33 DIAS SEM PODER ANDAR COM O VEÍCULO, E A SEGURADORA SE NEGANDO A COBRIR ALGO QUE CONSTA NO P´ROPRIO BOLETIM DE OCORRENCIA FEITO POR AGENDE PÍBLICO, DO QUAL POSSUI FÉ PÚBLICA NO EXERCÍCIO DA PROFISSÃO E A EMPRESA ESTA DESQUALIFICANDO A VERSÃO APRESENTADA PELO AGENTES DE TRÂNSITO. SOU O TERCEIRO, QUEM SOFREU COM O INCIDENTE E NÃO ESTÃO RESOLVENDO O PROBLEMA. NOVAMENTE ABRI O 3° PROTOCOLO JUNTO A LIBERTY DA QUAL NÃO DÃO RETORNO. ALGO NECESSITA SER FEITO DIANTE A ESTA EMPRESA QUE RETARDA O ATENDIMENTO A UM TERCEIRO..SINISTRO N° 33333333</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Em Março de 3333 tive um sinistro no veículo devido à um acidente, quando deixei o veículo na Seguradora para realizar os devidos reparos. O veículo ficou na seguradora durante 3 meses, no entanto, quando retirei o veículo percebi alguns defeitos, então, levei o veículo para Revisão e em Laudo de Avaliação Cautelar reprova-se o veículo.</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Abri um sinistro (3333333333333) com a Porto Seguro e deixei o veículo na oficina credenciada dia 33/33/33. Após 33 dias, fui informada pela oficina que estava sem peças de reposição para o conserto nas montadoras/fabricante. Aí, a seguradora me enviou um e-mail dizendo que tinha disponibilizado um valor para eu, cliente, fazer a aquisição das peças que estavam faltando. Liguei nas concessionárias da FIAT e me confirmaram que a fábrica não tem produzido mais as peças necessárias ao conserto, mas que eu conseguiria achá-las usadas ou no mercado paralelo. Eu disse que tinha seguradora e que ela tinha falado para eu, cliente, procurá-las e o funcionário da própria fábrica disse que era um absurdo passar esse ônus ao cliente, que não tem conhecimento técnico (o que eu concordei, óbvio). Com indignação, entrei em contato novamente pelo chat da seguradora e não me deram outra opção. Disseram que a culpa é da montadora, e agora ficam nesse empurra-empurra (seguradora e montadora), enquanto o cliente fica desassistido, sem veículo, sem previsão de conserto e aguardando sabe-se lá o quê. Eu com dois filhos pequenos em idade escolar, minha mãe cadeirante e tendo ainda gastos com Uber, pois a seguradora se nega a dar voucher até a resolução do problema. Ou seja, pagamos caríssimo um seguro por anos, e pela primeira vez quando vamos usá-lo, não temos solução ao caso. Vou ser obrigada a procurar a justiça? Gostaria que a SUSEP notificasse a seguradora para que cumpra o contrato de seguro e faça a aquisição das peças necessárias ao conserto do veículo.</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Já fiz reclamação e a resposta dada não me satisfez. Acredito que a minha demanda não foi compreendida. Tive meu veículo (dados enviados em manifestação anterior) envolvido em um acidente em 3333 e o seguro do rapaz que me bateu estabeleceu que havia sido perda total do veículo. O seguro não era contratado por mim. Como foi estabelecido que houve perda total do veículo, ele foi entregue com toda a sua documentação à seguradora, a qual me indenizou por isso.No entanto, após 33 anos, o veículo que não devia estar no meu nome mais, apareceu este ano (3333) no meu cadastro do DETRAN/GO, sendo que em nenhum momento neste tempo ele havia constado em meus registros.Como já se passaram quase 3 décadas do ocorrido e não há de obrigação legal nenhuma de minha parte de ter documentação relativa a este veículo e não me lembro qual era a seguradora, o que desejo é que este órgão ou a SUSEP possam me ajudar e verificar a possibilidade de rastrear qual foi a seguradora que fez o pagamento da indenização.</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Bom dia, Eu R portador do RG. 33.333.333-x e CPF. 333.333.333-33, <text:s/>no dia 33/33/3333 contratei a prestação de serviço da empresa AGPV <text:s/>Proteção Veicular ( asseguradora de veículo) inscrita no CNPJ. 33.333.333.3333-33, conforme contrato de prestação de serviço em anexo. No dia <text:s/>33/33/3333 <text:s/>a caminho de ITU-SP, o motor do carro pegou fogo, entrei em contato com a seguradora e a própria seguradora foi responsável para efetuar a vistoria do veículo dando assim o início ao sinistro pois foi constatado por eles que foi dado perca total no carro, seguindo as instruções da seguradora fiz a transferência do veículo para a seguradora (segue cópia em anexo), e eles retiraram o veículo que estão com eles hoje, após essa tratativa eles nos deram um prazo que o pagamento seria efetuado para mim dia 33/33/3333, chegando nessa data eles não efetuaram o pagamento, eu entrei em contato e eles me responderam via e-mail da seguinte forma : (segue abaixo) <text:s/>De:C (email)Para:email:email:quarta-feira, 33 de abril de 3333 às 33:33 BRTBoa tarde Me envia por favor o contrato assinado de quando adquirimos esse seguro Enviado do Yahoo Mail para iPhoneEm quarta-feira, abril 33, 3333, 3:33 PM, email escreveu:Prezado Sr. R ! Recebemos o atualização na data de hoje referente à data de sua indenização. Infelizmente conforme informado pela supervisão do setor financeiro há uma dificuldade de cumprir comas datas programadas por conta de altas demandas indenizatórias.O financeiro propôs o pagamento em parcelas para que não deixe de cumprir com as demandas e tambémpara com o senhor. Segue abaixo : R - ATIVO - JIU3E33 - XSARA PICASSO GLX 3.3/ 3.3 FLEX 33V - 3333/3333 -PROTOCOLO – 33333333PROPOSTA DE NEGOCIAÇÃOLiquido a receber R$ R$ 33.333,33 ( Vinte mil, setecentos e oitenta e sete reais e dez centavos)Saldo de pagamento em 33 parcelas, nas datas programadas abaixo: 3° Parcela - 33/33/3333 – R$ 3.333,333° Parcela - 33/33/3333 – R$ 3.333,333° Parcela - 33/33/3333 – R$ 3.333,333° Parcela - 33/33/3333 – R$ 3.333,333° Parcela - 33/33/3333 – R$ 3.333,333° Parcela - 33/33/3333 – R$ 3.333,333° Parcela - 33/33/3333 – R$ 3.333,333° Parcela - 33/33/3333 – R$ 3.333,333° Parcela - 33/33/3333 – R$ 3.333,3333° Parcela - 33/33/3333 – R$ 3.333,33 Entendemos todo o transtorno e pedimos desculpas até aqui, foi a data mais próxima que o financeiro conseguiu encaixar, pois existem vários processos em fase de indenização e reembolso atualmente como o seu, e por esse excesso de demanda o financeiro encontrou dificuldade nos agendamentos e também para cumprir com suas datas. Ficamos no aguardo do aceite.33.3. O pagamento da indenização integral será efetuado em até 33 (sessenta dias) úteis, contados da apresentação de todos os documentos requeridos pela AGPV, ou seja, data de cadastramento do processo administrativo de indenização ou da certificação de perda total de que tratam as cláusulas 33.3 e 33.3,respeitando-se o prazo de suspensão quando houver a solicitação de procedimento de sindicância/ perícia, o envio dos documentos complementares e o agendamento do rateio de indenização integral.Eles mencionaram uma clausula contratual porém em nenhum momento eu assinei esse contrato que consta essa informação. Estou me sentindo lesado, pois esperei pelo pagamento para poder comprar outro carro, e somente após expirar o prazo inicial para o pagamento eles vieram com a proposta do pagamento parcelado</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Realizei algumas cotações de seguro com a Bianca, fechei alguns, paguei, porém a mesma não finalizou o processo com as seguradoras e eu e algumas outras pessoas ficamos sem o seguro nos nossos automóveis, sendo que os mesmos foram pagos.Ela utilizava vários números de SUSEP nas proposta que me enviava. Os números são: 333333333 / 333333333 / 3333333333.E-mail: emailCPF: 333.333.333-33Nome da empresa: <text:s/>Corretora de Seguros LTDA. / BiancaCódigo na Tokio: 33333Endereço: Rua Amoipira 333 - VL Isa/SP</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Eu sofri um acidente em dezembro, fiz todos os procedimentos que a localização me passou, tanto com o carro quanto com o terceiro, fiz o pagamento do concerto do carro e troquei o veículo e esperei que a localiza me mandasse o boleto do terceiro até ontem nada, de repente o terceiro me liga e fala que o seguro não tinha sido aprovado por falta de pagamento sendo que eles não tinha me notificado que eu deveria pagar a franquia do seguro antes, mais tudo bem, vim na localiza efetuar o pagamento, aí tudo certo, passei todos os dados que eles me passaram para orientar o terceiro, e me disseram que tudo seria resolvido, então pouco tempo depois o terceiro me liga informando que ainda assim tinha sido segado o seguro, mesmo eu tendo pago o valor da franquia mais um acréscimo de 33% que ele me cobraram, ainda assim não for resolvido, e novamente vim a localiza e a mesma disse que só posso continuar agora pelo atendimento pelo celular, pois aqui eles não podem me ajudar mais o atendente que me atendeu, disse que após o pagamento tudo ia ser resolvido, até então só estou tendo transtorno com esse seguro</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Tenho dois (3) veículos segurados com a Tokio Marine há anos, porém toda vez que preciso falar sobre qualquer assunto diretamente com esta seguradora, os empecilhos que são impostos a mim são tão grandes (algo inacreditáveis!), que nunca consigo! <text:s/>Desta vez, após trocar de veículo e renovar o seguro por mais 3 ano, soube que a Tokio Marine está me obrigando a instalar o rastreador no carro, o que até me deixa feliz pela segurança que isso vai acarretar, porém, para marcar o agendamento da instalação, fui incomodada enormemente tanto pela seguradora quanto pela empresa terceirizada (a SAT COMPANY), que ficaram me enviando insistentes e incômodas mensagens por WhatsApp, de 3 em 3 minutos e e-mails "quase ameaçadores", para esse agendamento, caso contrário, eu poderia perder o seguro do meu carro! <text:s/>Então, agendei para a sexta-feira, dia 3 de setembro, na parte da tarde (entre 33h e 33h), quando deixei de viajar por ser feriado justamente porque fiquei preocupada com as ameaças que me faziam de perder o seguro. <text:s/>E, apesar do sol e calor escaldante que fez em minha cidade neste dia (Rio de Janeiro), fiquei em casa o dia inteiro para aguardar o instalador e, pasmem, NINGUÉM APARECEU!Moro em uma área nobre do bairro da Tijuca, há 33 metros da 33ª Delegacia de polícia, em frente à uma linda praça (Praça Xavier de Brito) e passei para a atendente todas essas referências no dia da marcação, inclusive ela tendo voltado a me ligar depois para confirmar dia e horário para esta instalação, e ninguem apareceu! <text:s/>Um total descaso! <text:s/>Ao tentar contato com a Tokio Marine, ninguem atende, ninguem retorna, o aplicativo está travando e pede para reiniciar o tempo todo, os e-mails que envio não chegam ao destinatário e, por Whatsapp, o diálogo é impossível, como mostram as fotos em anexo!Desta forma, exijo retratação da seguradora e ressarcimento do valor de 33% do seguro a ser pago por este veículo, devido a todo dano moral que tive, presa dentro de casa neste calor, deixando de viajar com minha família e sair com meu carro novo! <text:s/>Caso contrário, vou para a justiça reaver meus direitos de consumidor por la´.</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1">
            <text:p>No dia 05/08/2024, venho por meio desta denunciar solicitação de veículo reserva durante o reparo. Minha apólice é o número 123. Após contato com a seguradora, não obtive resposta. Espero uma solução imediata para evitar maiores transtornos.</text:p>
          </table:table-cell>
          <table:table-cell office:value-type="string" table:style-name="ce8">
            <text:p>Seguro de Automoveis</text:p>
          </table:table-cell>
          <table:table-cell table:number-columns-repeated="16381"/>
        </table:table-row>
        <table:table-row table:style-name="ro1">
          <table:table-cell/>
          <table:table-cell office:value-type="string" table:style-name="ce2">
            <text:p>Foi-me solicitado um pagamento adicional para a ativação do seguro viagem número 123. Isso é correto? Preciso resolver até o final do mês.</text:p>
          </table:table-cell>
          <table:table-cell office:value-type="string" table:style-name="ce8">
            <text:p>Seguro de Pessoas</text:p>
          </table:table-cell>
          <table:table-cell table:number-columns-repeated="16381"/>
        </table:table-row>
        <table:table-row table:style-name="ro1">
          <table:table-cell/>
          <table:table-cell office:value-type="string" table:style-name="ce2">
            <text:p>Preciso saber se a cobertura do seguro de acidentes pessoais número 123 inclui despesas médicas com fisioterapia. Já tentei contato por outros meios.</text:p>
          </table:table-cell>
          <table:table-cell office:value-type="string" table:style-name="ce8">
            <text:p>Seguro de Pessoas</text:p>
          </table:table-cell>
          <table:table-cell table:number-columns-repeated="16381"/>
        </table:table-row>
        <table:table-row table:style-name="ro1">
          <table:table-cell/>
          <table:table-cell office:value-type="string" table:style-name="ce2">
            <text:p>Estou tentando transferir a apólice 123 para um novo titular e não consigo o atendimento adequado. Preciso resolver até o final do mês.</text:p>
          </table:table-cell>
          <table:table-cell office:value-type="string" table:style-name="ce8">
            <text:p>Seguro de Pessoas</text:p>
          </table:table-cell>
          <table:table-cell table:number-columns-repeated="16381"/>
        </table:table-row>
        <table:table-row table:style-name="ro1">
          <table:table-cell/>
          <table:table-cell office:value-type="string" table:style-name="ce2">
            <text:p>Estou tendo dificuldade para receber a indenização do seguro por internação hospitalar. A apólice é número 123. Preciso resolver até o final do mês.</text:p>
          </table:table-cell>
          <table:table-cell office:value-type="string" table:style-name="ce8">
            <text:p>Seguro de Pessoas</text:p>
          </table:table-cell>
          <table:table-cell table:number-columns-repeated="16381"/>
        </table:table-row>
        <table:table-row table:style-name="ro1">
          <table:table-cell/>
          <table:table-cell office:value-type="string" table:style-name="ce2">
            <text:p>Foi-me solicitado um pagamento adicional para a ativação do seguro viagem número 123. Isso é correto? Favor responder com urgência.</text:p>
          </table:table-cell>
          <table:table-cell office:value-type="string" table:style-name="ce8">
            <text:p>Seguro de Pessoas</text:p>
          </table:table-cell>
          <table:table-cell table:number-columns-repeated="16381"/>
        </table:table-row>
        <table:table-row table:style-name="ro1">
          <table:table-cell/>
          <table:table-cell office:value-type="string" table:style-name="ce2">
            <text:p>A empresa não atualizou meus dados na apólice número 123, impossibilitando o pagamento da indenização. Favor responder com urgência.</text:p>
          </table:table-cell>
          <table:table-cell office:value-type="string" table:style-name="ce8">
            <text:p>Seguro de Pessoas</text:p>
          </table:table-cell>
          <table:table-cell table:number-columns-repeated="16381"/>
        </table:table-row>
        <table:table-row table:style-name="ro1">
          <table:table-cell/>
          <table:table-cell office:value-type="string" table:style-name="ce2">
            <text:p>Gostaria de alterar os beneficiários na apólice de seguro de vida número 123, mas não consigo acessar o portal. Favor responder com urgência.</text:p>
          </table:table-cell>
          <table:table-cell office:value-type="string" table:style-name="ce8">
            <text:p>Seguro de Pessoas</text:p>
          </table:table-cell>
          <table:table-cell table:number-columns-repeated="16381"/>
        </table:table-row>
        <table:table-row table:style-name="ro1">
          <table:table-cell/>
          <table:table-cell office:value-type="string" table:style-name="ce2">
            <text:p>Fui informado que o seguro desemprego não está ativo. A apólice é a de número 123. Favor responder com urgência.</text:p>
          </table:table-cell>
          <table:table-cell office:value-type="string" table:style-name="ce8">
            <text:p>Seguro de Pessoas</text:p>
          </table:table-cell>
          <table:table-cell table:number-columns-repeated="16381"/>
        </table:table-row>
        <table:table-row table:style-name="ro1">
          <table:table-cell/>
          <table:table-cell office:value-type="string" table:style-name="ce2">
            <text:p>Foi-me solicitado um pagamento adicional para a ativação do seguro viagem número 123. Isso é correto? Já tentei contato por outros meios.</text:p>
          </table:table-cell>
          <table:table-cell office:value-type="string" table:style-name="ce8">
            <text:p>Seguro de Pessoas</text:p>
          </table:table-cell>
          <table:table-cell table:number-columns-repeated="16381"/>
        </table:table-row>
        <table:table-row table:style-name="ro1">
          <table:table-cell/>
          <table:table-cell office:value-type="string" table:style-name="ce2">
            <text:p>Gostaria de alterar os beneficiários na apólice de seguro de vida número 123, mas não consigo acessar o portal. Preciso resolver até o final do mês.</text:p>
          </table:table-cell>
          <table:table-cell office:value-type="string" table:style-name="ce8">
            <text:p>Seguro de Pessoas</text:p>
          </table:table-cell>
          <table:table-cell table:number-columns-repeated="16381"/>
        </table:table-row>
        <table:table-row table:style-name="ro1">
          <table:table-cell/>
          <table:table-cell office:value-type="string" table:style-name="ce2">
            <text:p>Foi-me solicitado um pagamento adicional para a ativação do seguro viagem número 123. Isso é correto? Preciso resolver até o final do mês.</text:p>
          </table:table-cell>
          <table:table-cell office:value-type="string" table:style-name="ce8">
            <text:p>Seguro de Pessoas</text:p>
          </table:table-cell>
          <table:table-cell table:number-columns-repeated="16381"/>
        </table:table-row>
        <table:table-row table:style-name="ro1">
          <table:table-cell/>
          <table:table-cell office:value-type="string" table:style-name="ce2">
            <text:p>Preciso saber se a cobertura do seguro de acidentes pessoais número 123 inclui despesas médicas com fisioterapia. Favor responder com urgência.</text:p>
          </table:table-cell>
          <table:table-cell office:value-type="string" table:style-name="ce8">
            <text:p>Seguro de Pessoas</text:p>
          </table:table-cell>
          <table:table-cell table:number-columns-repeated="16381"/>
        </table:table-row>
        <table:table-row table:style-name="ro1">
          <table:table-cell/>
          <table:table-cell office:value-type="string" table:style-name="ce2">
            <text:p>Estou tentando transferir a apólice 123 para um novo titular e não consigo o atendimento adequado. Favor responder com urgência.</text:p>
          </table:table-cell>
          <table:table-cell office:value-type="string" table:style-name="ce8">
            <text:p>Seguro de Pessoas</text:p>
          </table:table-cell>
          <table:table-cell table:number-columns-repeated="16381"/>
        </table:table-row>
        <table:table-row table:style-name="ro1">
          <table:table-cell/>
          <table:table-cell office:value-type="string" table:style-name="ce2">
            <text:p>A seguradora informou que a documentação para o seguro funeral está incompleta. Preciso de orientação sobre como prosseguir. Já tentei contato por outros meios.</text:p>
          </table:table-cell>
          <table:table-cell office:value-type="string" table:style-name="ce8">
            <text:p>Seguro de Pessoas</text:p>
          </table:table-cell>
          <table:table-cell table:number-columns-repeated="16381"/>
        </table:table-row>
        <table:table-row table:style-name="ro1">
          <table:table-cell/>
          <table:table-cell office:value-type="string" table:style-name="ce2">
            <text:p>A empresa não atualizou meus dados na apólice número 123, impossibilitando o pagamento da indenização. Favor responder com urgência.</text:p>
          </table:table-cell>
          <table:table-cell office:value-type="string" table:style-name="ce8">
            <text:p>Seguro de Pessoas</text:p>
          </table:table-cell>
          <table:table-cell table:number-columns-repeated="16381"/>
        </table:table-row>
        <table:table-row table:style-name="ro1">
          <table:table-cell/>
          <table:table-cell office:value-type="string" table:style-name="ce2">
            <text:p>A empresa não atualizou meus dados na apólice número 123, impossibilitando o pagamento da indenização. Preciso resolver até o final do mês.</text:p>
          </table:table-cell>
          <table:table-cell office:value-type="string" table:style-name="ce8">
            <text:p>Seguro de Pessoas</text:p>
          </table:table-cell>
          <table:table-cell table:number-columns-repeated="16381"/>
        </table:table-row>
        <table:table-row table:style-name="ro1">
          <table:table-cell/>
          <table:table-cell office:value-type="string" table:style-name="ce2">
            <text:p>Foi-me solicitado um pagamento adicional para a ativação do seguro viagem número 123. Isso é correto? Já tentei contato por outros meios.</text:p>
          </table:table-cell>
          <table:table-cell office:value-type="string" table:style-name="ce8">
            <text:p>Seguro de Pessoas</text:p>
          </table:table-cell>
          <table:table-cell table:number-columns-repeated="16381"/>
        </table:table-row>
        <table:table-row table:style-name="ro1">
          <table:table-cell/>
          <table:table-cell office:value-type="string" table:style-name="ce2">
            <text:p>Gostaria de alterar os beneficiários na apólice de seguro de vida número 123, mas não consigo acessar o portal. Preciso resolver até o final do mês.</text:p>
          </table:table-cell>
          <table:table-cell office:value-type="string" table:style-name="ce8">
            <text:p>Seguro de Pessoas</text:p>
          </table:table-cell>
          <table:table-cell table:number-columns-repeated="16381"/>
        </table:table-row>
        <table:table-row table:style-name="ro1">
          <table:table-cell/>
          <table:table-cell office:value-type="string" table:style-name="ce2">
            <text:p>Tentei resgatar o seguro educacional para meu filho, porém a apólice número 123 foi negada sem explicação clara. Preciso resolver até o final do mês.</text:p>
          </table:table-cell>
          <table:table-cell office:value-type="string" table:style-name="ce8">
            <text:p>Seguro de Pessoas</text:p>
          </table:table-cell>
          <table:table-cell table:number-columns-repeated="16381"/>
        </table:table-row>
        <table:table-row table:style-name="ro1">
          <table:table-cell/>
          <table:table-cell office:value-type="string" table:style-name="ce2">
            <text:p>Preciso saber se a cobertura do seguro de acidentes pessoais número 123 inclui despesas médicas com fisioterapia. Favor responder com urgência.</text:p>
          </table:table-cell>
          <table:table-cell office:value-type="string" table:style-name="ce8">
            <text:p>Seguro de Pessoas</text:p>
          </table:table-cell>
          <table:table-cell table:number-columns-repeated="16381"/>
        </table:table-row>
        <table:table-row table:style-name="ro1">
          <table:table-cell/>
          <table:table-cell office:value-type="string" table:style-name="ce2">
            <text:p>A empresa não atualizou meus dados na apólice número 123, impossibilitando o pagamento da indenização. Preciso resolver até o final do mês.</text:p>
          </table:table-cell>
          <table:table-cell office:value-type="string" table:style-name="ce8">
            <text:p>Seguro de Pessoas</text:p>
          </table:table-cell>
          <table:table-cell table:number-columns-repeated="16381"/>
        </table:table-row>
        <table:table-row table:style-name="ro1">
          <table:table-cell/>
          <table:table-cell office:value-type="string" table:style-name="ce2">
            <text:p>Preciso saber se a cobertura do seguro de acidentes pessoais número 123 inclui despesas médicas com fisioterapia. Preciso resolver até o final do mês.</text:p>
          </table:table-cell>
          <table:table-cell office:value-type="string" table:style-name="ce8">
            <text:p>Seguro de Pessoas</text:p>
          </table:table-cell>
          <table:table-cell table:number-columns-repeated="16381"/>
        </table:table-row>
        <table:table-row table:style-name="ro1">
          <table:table-cell/>
          <table:table-cell office:value-type="string" table:style-name="ce2">
            <text:p>A seguradora informou que a documentação para o seguro funeral está incompleta. Preciso de orientação sobre como prosseguir. Já tentei contato por outros meios.</text:p>
          </table:table-cell>
          <table:table-cell office:value-type="string" table:style-name="ce8">
            <text:p>Seguro de Pessoas</text:p>
          </table:table-cell>
          <table:table-cell table:number-columns-repeated="16381"/>
        </table:table-row>
        <table:table-row table:style-name="ro1">
          <table:table-cell/>
          <table:table-cell office:value-type="string" table:style-name="ce2">
            <text:p>A empresa não atualizou meus dados na apólice número 123, impossibilitando o pagamento da indenização. Favor responder com urgência.</text:p>
          </table:table-cell>
          <table:table-cell office:value-type="string" table:style-name="ce8">
            <text:p>Seguro de Pessoas</text:p>
          </table:table-cell>
          <table:table-cell table:number-columns-repeated="16381"/>
        </table:table-row>
        <table:table-row table:style-name="ro1">
          <table:table-cell/>
          <table:table-cell office:value-type="string" table:style-name="ce2">
            <text:p>Estou tentando transferir a apólice 123 para um novo titular e não consigo o atendimento adequado. Favor responder com urgência.</text:p>
          </table:table-cell>
          <table:table-cell office:value-type="string" table:style-name="ce8">
            <text:p>Seguro de Pessoas</text:p>
          </table:table-cell>
          <table:table-cell table:number-columns-repeated="16381"/>
        </table:table-row>
        <table:table-row table:style-name="ro1">
          <table:table-cell/>
          <table:table-cell office:value-type="string" table:style-name="ce2">
            <text:p>A empresa não atualizou meus dados na apólice número 123, impossibilitando o pagamento da indenização. Preciso resolver até o final do mês.</text:p>
          </table:table-cell>
          <table:table-cell office:value-type="string" table:style-name="ce8">
            <text:p>Seguro de Pessoas</text:p>
          </table:table-cell>
          <table:table-cell table:number-columns-repeated="16381"/>
        </table:table-row>
        <table:table-row table:style-name="ro1">
          <table:table-cell/>
          <table:table-cell office:value-type="string" table:style-name="ce2">
            <text:p>Gostaria de alterar os beneficiários na apólice de seguro de vida número 123, mas não consigo acessar o portal. Favor responder com urgência.</text:p>
          </table:table-cell>
          <table:table-cell office:value-type="string" table:style-name="ce8">
            <text:p>Seguro de Pessoas</text:p>
          </table:table-cell>
          <table:table-cell table:number-columns-repeated="16381"/>
        </table:table-row>
        <table:table-row table:style-name="ro1">
          <table:table-cell/>
          <table:table-cell office:value-type="string" table:style-name="ce2">
            <text:p>A empresa não atualizou meus dados na apólice número 123, impossibilitando o pagamento da indenização. Favor responder com urgência.</text:p>
          </table:table-cell>
          <table:table-cell office:value-type="string" table:style-name="ce8">
            <text:p>Seguro de Pessoas</text:p>
          </table:table-cell>
          <table:table-cell table:number-columns-repeated="16381"/>
        </table:table-row>
        <table:table-row table:style-name="ro1">
          <table:table-cell/>
          <table:table-cell office:value-type="string" table:style-name="ce2">
            <text:p>Foi-me solicitado um pagamento adicional para a ativação do seguro viagem número 123. Isso é correto? Preciso resolver até o final do mês.</text:p>
          </table:table-cell>
          <table:table-cell office:value-type="string" table:style-name="ce8">
            <text:p>Seguro de Pessoas</text:p>
          </table:table-cell>
          <table:table-cell table:number-columns-repeated="16381"/>
        </table:table-row>
        <table:table-row table:style-name="ro1">
          <table:table-cell/>
          <table:table-cell office:value-type="string" table:style-name="ce2">
            <text:p>Gostaria de alterar os beneficiários na apólice de seguro de vida número 123, mas não consigo acessar o portal. Preciso resolver até o final do mês.</text:p>
          </table:table-cell>
          <table:table-cell office:value-type="string" table:style-name="ce8">
            <text:p>Seguro de Pessoas</text:p>
          </table:table-cell>
          <table:table-cell table:number-columns-repeated="16381"/>
        </table:table-row>
        <table:table-row table:style-name="ro1">
          <table:table-cell/>
          <table:table-cell office:value-type="string" table:style-name="ce2">
            <text:p>Preciso saber se a cobertura do seguro de acidentes pessoais número 123 inclui despesas médicas com fisioterapia. Já tentei contato por outros meios.</text:p>
          </table:table-cell>
          <table:table-cell office:value-type="string" table:style-name="ce8">
            <text:p>Seguro de Pessoas</text:p>
          </table:table-cell>
          <table:table-cell table:number-columns-repeated="16381"/>
        </table:table-row>
        <table:table-row table:style-name="ro1">
          <table:table-cell/>
          <table:table-cell office:value-type="string" table:style-name="ce2">
            <text:p>Foi-me solicitado um pagamento adicional para a ativação do seguro viagem número 123. Isso é correto? Já tentei contato por outros meios.</text:p>
          </table:table-cell>
          <table:table-cell office:value-type="string" table:style-name="ce8">
            <text:p>Seguro de Pessoas</text:p>
          </table:table-cell>
          <table:table-cell table:number-columns-repeated="16381"/>
        </table:table-row>
        <table:table-row table:style-name="ro1">
          <table:table-cell/>
          <table:table-cell office:value-type="string" table:style-name="ce2">
            <text:p>Tentei resgatar o seguro educacional para meu filho, porém a apólice número 123 foi negada sem explicação clara. Já tentei contato por outros meios.</text:p>
          </table:table-cell>
          <table:table-cell office:value-type="string" table:style-name="ce8">
            <text:p>Seguro de Pessoas</text:p>
          </table:table-cell>
          <table:table-cell table:number-columns-repeated="16381"/>
        </table:table-row>
        <table:table-row table:style-name="ro1">
          <table:table-cell/>
          <table:table-cell office:value-type="string" table:style-name="ce2">
            <text:p>Preciso saber se a cobertura do seguro de acidentes pessoais número 123 inclui despesas médicas com fisioterapia. Favor responder com urgência.</text:p>
          </table:table-cell>
          <table:table-cell office:value-type="string" table:style-name="ce8">
            <text:p>Seguro de Pessoas</text:p>
          </table:table-cell>
          <table:table-cell table:number-columns-repeated="16381"/>
        </table:table-row>
        <table:table-row table:style-name="ro1">
          <table:table-cell/>
          <table:table-cell office:value-type="string" table:style-name="ce2">
            <text:p>Gostaria de alterar os beneficiários na apólice de seguro de vida número 123, mas não consigo acessar o portal. Favor responder com urgência.</text:p>
          </table:table-cell>
          <table:table-cell office:value-type="string" table:style-name="ce8">
            <text:p>Seguro de Pessoas</text:p>
          </table:table-cell>
          <table:table-cell table:number-columns-repeated="16381"/>
        </table:table-row>
        <table:table-row table:style-name="ro1">
          <table:table-cell/>
          <table:table-cell office:value-type="string" table:style-name="ce2">
            <text:p>Gostaria de alterar os beneficiários na apólice de seguro de vida número 123, mas não consigo acessar o portal. Preciso resolver até o final do mês.</text:p>
          </table:table-cell>
          <table:table-cell office:value-type="string" table:style-name="ce8">
            <text:p>Seguro de Pessoas</text:p>
          </table:table-cell>
          <table:table-cell table:number-columns-repeated="16381"/>
        </table:table-row>
        <table:table-row table:style-name="ro1">
          <table:table-cell/>
          <table:table-cell office:value-type="string" table:style-name="ce2">
            <text:p>Estou tentando transferir a apólice 123 para um novo titular e não consigo o atendimento adequado. Já tentei contato por outros meios.</text:p>
          </table:table-cell>
          <table:table-cell office:value-type="string" table:style-name="ce8">
            <text:p>Seguro de Pessoas</text:p>
          </table:table-cell>
          <table:table-cell table:number-columns-repeated="16381"/>
        </table:table-row>
        <table:table-row table:style-name="ro1">
          <table:table-cell/>
          <table:table-cell office:value-type="string" table:style-name="ce2">
            <text:p>A seguradora informou que a documentação para o seguro funeral está incompleta. Preciso de orientação sobre como prosseguir. Preciso resolver até o final do mês.</text:p>
          </table:table-cell>
          <table:table-cell office:value-type="string" table:style-name="ce8">
            <text:p>Seguro de Pessoas</text:p>
          </table:table-cell>
          <table:table-cell table:number-columns-repeated="16381"/>
        </table:table-row>
        <table:table-row table:style-name="ro1">
          <table:table-cell/>
          <table:table-cell office:value-type="string" table:style-name="ce2">
            <text:p>Estou tendo dificuldade para receber a indenização do seguro por internação hospitalar. A apólice é número 123. Favor responder com urgência.</text:p>
          </table:table-cell>
          <table:table-cell office:value-type="string" table:style-name="ce8">
            <text:p>Seguro de Pessoas</text:p>
          </table:table-cell>
          <table:table-cell table:number-columns-repeated="16381"/>
        </table:table-row>
        <table:table-row table:number-rows-repeated="2" table:style-name="ro1">
          <table:table-cell/>
          <table:table-cell office:value-type="string" table:style-name="ce2">
            <text:p>Gostaria de alterar os beneficiários na apólice de seguro de vida número 123, mas não consigo acessar o portal. Favor responder com urgência.</text:p>
          </table:table-cell>
          <table:table-cell office:value-type="string" table:style-name="ce8">
            <text:p>Seguro de Pessoas</text:p>
          </table:table-cell>
          <table:table-cell table:number-columns-repeated="16381"/>
        </table:table-row>
        <table:table-row table:style-name="ro1">
          <table:table-cell/>
          <table:table-cell office:value-type="string" table:style-name="ce2">
            <text:p>A seguradora informou que a documentação para o seguro funeral está incompleta. Preciso de orientação sobre como prosseguir. Já tentei contato por outros meios.</text:p>
          </table:table-cell>
          <table:table-cell office:value-type="string" table:style-name="ce8">
            <text:p>Seguro de Pessoas</text:p>
          </table:table-cell>
          <table:table-cell table:number-columns-repeated="16381"/>
        </table:table-row>
        <table:table-row table:style-name="ro1">
          <table:table-cell/>
          <table:table-cell office:value-type="string" table:style-name="ce2">
            <text:p>Estou tentando transferir a apólice 123 para um novo titular e não consigo o atendimento adequado. Já tentei contato por outros meios.</text:p>
          </table:table-cell>
          <table:table-cell office:value-type="string" table:style-name="ce8">
            <text:p>Seguro de Pessoas</text:p>
          </table:table-cell>
          <table:table-cell table:number-columns-repeated="16381"/>
        </table:table-row>
        <table:table-row table:style-name="ro1">
          <table:table-cell/>
          <table:table-cell office:value-type="string" table:style-name="ce2">
            <text:p>Solicito esclarecimento sobre o valor de cobertura da apólice prestamista número 123. Já tentei contato por outros meios.</text:p>
          </table:table-cell>
          <table:table-cell office:value-type="string" table:style-name="ce8">
            <text:p>Seguro de Pessoas</text:p>
          </table:table-cell>
          <table:table-cell table:number-columns-repeated="16381"/>
        </table:table-row>
        <table:table-row table:style-name="ro1">
          <table:table-cell/>
          <table:table-cell office:value-type="string" table:style-name="ce2">
            <text:p>A seguradora informou que a documentação para o seguro funeral está incompleta. Preciso de orientação sobre como prosseguir. Já tentei contato por outros meios.</text:p>
          </table:table-cell>
          <table:table-cell office:value-type="string" table:style-name="ce8">
            <text:p>Seguro de Pessoas</text:p>
          </table:table-cell>
          <table:table-cell table:number-columns-repeated="16381"/>
        </table:table-row>
        <table:table-row table:style-name="ro1">
          <table:table-cell/>
          <table:table-cell office:value-type="string" table:style-name="ce2">
            <text:p>Solicito esclarecimento sobre o valor de cobertura da apólice prestamista número 123. Já tentei contato por outros meios.</text:p>
          </table:table-cell>
          <table:table-cell office:value-type="string" table:style-name="ce8">
            <text:p>Seguro de Pessoas</text:p>
          </table:table-cell>
          <table:table-cell table:number-columns-repeated="16381"/>
        </table:table-row>
        <table:table-row table:style-name="ro1">
          <table:table-cell/>
          <table:table-cell office:value-type="string" table:style-name="ce2">
            <text:p>A empresa não atualizou meus dados na apólice número 123, impossibilitando o pagamento da indenização. Favor responder com urgência.</text:p>
          </table:table-cell>
          <table:table-cell office:value-type="string" table:style-name="ce8">
            <text:p>Seguro de Pessoas</text:p>
          </table:table-cell>
          <table:table-cell table:number-columns-repeated="16381"/>
        </table:table-row>
        <table:table-row table:style-name="ro1">
          <table:table-cell/>
          <table:table-cell office:value-type="string" table:style-name="ce2">
            <text:p>Preciso saber se a cobertura do seguro de acidentes pessoais número 123 inclui despesas médicas com fisioterapia. Preciso resolver até o final do mês.</text:p>
          </table:table-cell>
          <table:table-cell office:value-type="string" table:style-name="ce8">
            <text:p>Seguro de Pessoas</text:p>
          </table:table-cell>
          <table:table-cell table:number-columns-repeated="16381"/>
        </table:table-row>
        <table:table-row table:style-name="ro1">
          <table:table-cell/>
          <table:table-cell office:value-type="string" table:style-name="ce2">
            <text:p>Tentei resgatar o seguro educacional para meu filho, porém a apólice número 123 foi negada sem explicação clara. Já tentei contato por outros meios.</text:p>
          </table:table-cell>
          <table:table-cell office:value-type="string" table:style-name="ce8">
            <text:p>Seguro de Pessoas</text:p>
          </table:table-cell>
          <table:table-cell table:number-columns-repeated="16381"/>
        </table:table-row>
        <table:table-row table:style-name="ro1">
          <table:table-cell/>
          <table:table-cell office:value-type="string" table:style-name="ce2">
            <text:p>Solicito esclarecimento sobre o valor de cobertura da apólice prestamista número 123. Preciso resolver até o final do mês.</text:p>
          </table:table-cell>
          <table:table-cell office:value-type="string" table:style-name="ce8">
            <text:p>Seguro de Pessoas</text:p>
          </table:table-cell>
          <table:table-cell table:number-columns-repeated="16381"/>
        </table:table-row>
        <table:table-row table:style-name="ro1">
          <table:table-cell/>
          <table:table-cell office:value-type="string" table:style-name="ce2">
            <text:p>Gostaria de alterar os beneficiários na apólice de seguro de vida número 123, mas não consigo acessar o portal. Já tentei contato por outros meios.</text:p>
          </table:table-cell>
          <table:table-cell office:value-type="string" table:style-name="ce8">
            <text:p>Seguro de Pessoas</text:p>
          </table:table-cell>
          <table:table-cell table:number-columns-repeated="16381"/>
        </table:table-row>
        <table:table-row table:style-name="ro1">
          <table:table-cell/>
          <table:table-cell office:value-type="string" table:style-name="ce2">
            <text:p>Foi-me solicitado um pagamento adicional para a ativação do seguro viagem número 123. Isso é correto? Favor responder com urgência.</text:p>
          </table:table-cell>
          <table:table-cell office:value-type="string" table:style-name="ce8">
            <text:p>Seguro de Pessoas</text:p>
          </table:table-cell>
          <table:table-cell table:number-columns-repeated="16381"/>
        </table:table-row>
        <table:table-row table:style-name="ro1">
          <table:table-cell/>
          <table:table-cell office:value-type="string" table:style-name="ce2">
            <text:p>Foi-me solicitado um pagamento adicional para a ativação do seguro viagem número 123. Isso é correto? Preciso resolver até o final do mês.</text:p>
          </table:table-cell>
          <table:table-cell office:value-type="string" table:style-name="ce8">
            <text:p>Seguro de Pessoas</text:p>
          </table:table-cell>
          <table:table-cell table:number-columns-repeated="16381"/>
        </table:table-row>
        <table:table-row table:style-name="ro1">
          <table:table-cell/>
          <table:table-cell office:value-type="string" table:style-name="ce2">
            <text:p>A seguradora informou que a documentação para o seguro funeral está incompleta. Preciso de orientação sobre como prosseguir. Favor responder com urgência.</text:p>
          </table:table-cell>
          <table:table-cell office:value-type="string" table:style-name="ce8">
            <text:p>Seguro de Pessoas</text:p>
          </table:table-cell>
          <table:table-cell table:number-columns-repeated="16381"/>
        </table:table-row>
        <table:table-row table:style-name="ro1">
          <table:table-cell/>
          <table:table-cell office:value-type="string" table:style-name="ce2">
            <text:p>Solicito esclarecimento sobre o valor de cobertura da apólice prestamista número 123. Favor responder com urgência.</text:p>
          </table:table-cell>
          <table:table-cell office:value-type="string" table:style-name="ce8">
            <text:p>Seguro de Pessoas</text:p>
          </table:table-cell>
          <table:table-cell table:number-columns-repeated="16381"/>
        </table:table-row>
        <table:table-row table:style-name="ro1">
          <table:table-cell/>
          <table:table-cell office:value-type="string" table:style-name="ce2">
            <text:p>Fui informado que o seguro desemprego não está ativo. A apólice é a de número 123. Já tentei contato por outros meios.</text:p>
          </table:table-cell>
          <table:table-cell office:value-type="string" table:style-name="ce8">
            <text:p>Seguro de Pessoas</text:p>
          </table:table-cell>
          <table:table-cell table:number-columns-repeated="16381"/>
        </table:table-row>
        <table:table-row table:style-name="ro1">
          <table:table-cell/>
          <table:table-cell office:value-type="string" table:style-name="ce2">
            <text:p>Estou tendo dificuldade para receber a indenização do seguro por internação hospitalar. A apólice é número 123. Favor responder com urgência.</text:p>
          </table:table-cell>
          <table:table-cell office:value-type="string" table:style-name="ce8">
            <text:p>Seguro de Pessoas</text:p>
          </table:table-cell>
          <table:table-cell table:number-columns-repeated="16381"/>
        </table:table-row>
        <table:table-row table:style-name="ro1">
          <table:table-cell/>
          <table:table-cell office:value-type="string" table:style-name="ce2">
            <text:p>Tentei resgatar o seguro educacional para meu filho, porém a apólice número 123 foi negada sem explicação clara. Preciso resolver até o final do mês.</text:p>
          </table:table-cell>
          <table:table-cell office:value-type="string" table:style-name="ce8">
            <text:p>Seguro de Pessoas</text:p>
          </table:table-cell>
          <table:table-cell table:number-columns-repeated="16381"/>
        </table:table-row>
        <table:table-row table:style-name="ro1">
          <table:table-cell/>
          <table:table-cell office:value-type="string" table:style-name="ce2">
            <text:p>Preciso saber se a cobertura do seguro de acidentes pessoais número 123 inclui despesas médicas com fisioterapia. Preciso resolver até o final do mês.</text:p>
          </table:table-cell>
          <table:table-cell office:value-type="string" table:style-name="ce8">
            <text:p>Seguro de Pessoas</text:p>
          </table:table-cell>
          <table:table-cell table:number-columns-repeated="16381"/>
        </table:table-row>
        <table:table-row table:style-name="ro1">
          <table:table-cell/>
          <table:table-cell office:value-type="string" table:style-name="ce2">
            <text:p>Estou tendo dificuldade para receber a indenização do seguro por internação hospitalar. A apólice é número 123. Já tentei contato por outros meios.</text:p>
          </table:table-cell>
          <table:table-cell office:value-type="string" table:style-name="ce8">
            <text:p>Seguro de Pessoas</text:p>
          </table:table-cell>
          <table:table-cell table:number-columns-repeated="16381"/>
        </table:table-row>
        <table:table-row table:style-name="ro1">
          <table:table-cell/>
          <table:table-cell office:value-type="string" table:style-name="ce2">
            <text:p>Solicito esclarecimento sobre o valor de cobertura da apólice prestamista número 123. Já tentei contato por outros meios.</text:p>
          </table:table-cell>
          <table:table-cell office:value-type="string" table:style-name="ce8">
            <text:p>Seguro de Pessoas</text:p>
          </table:table-cell>
          <table:table-cell table:number-columns-repeated="16381"/>
        </table:table-row>
        <table:table-row table:style-name="ro1">
          <table:table-cell/>
          <table:table-cell office:value-type="string" table:style-name="ce2">
            <text:p>A seguradora informou que a documentação para o seguro funeral está incompleta. Preciso de orientação sobre como prosseguir. Já tentei contato por outros meios.</text:p>
          </table:table-cell>
          <table:table-cell office:value-type="string" table:style-name="ce8">
            <text:p>Seguro de Pessoas</text:p>
          </table:table-cell>
          <table:table-cell table:number-columns-repeated="16381"/>
        </table:table-row>
        <table:table-row table:style-name="ro1">
          <table:table-cell/>
          <table:table-cell office:value-type="string" table:style-name="ce2">
            <text:p>Preciso saber se a cobertura do seguro de acidentes pessoais número 123 inclui despesas médicas com fisioterapia. Preciso resolver até o final do mês.</text:p>
          </table:table-cell>
          <table:table-cell office:value-type="string" table:style-name="ce8">
            <text:p>Seguro de Pessoas</text:p>
          </table:table-cell>
          <table:table-cell table:number-columns-repeated="16381"/>
        </table:table-row>
        <table:table-row table:style-name="ro1">
          <table:table-cell/>
          <table:table-cell office:value-type="string" table:style-name="ce2">
            <text:p>Tentei resgatar o seguro educacional para meu filho, porém a apólice número 123 foi negada sem explicação clara. Já tentei contato por outros meios.</text:p>
          </table:table-cell>
          <table:table-cell office:value-type="string" table:style-name="ce8">
            <text:p>Seguro de Pessoas</text:p>
          </table:table-cell>
          <table:table-cell table:number-columns-repeated="16381"/>
        </table:table-row>
        <table:table-row table:style-name="ro1">
          <table:table-cell/>
          <table:table-cell office:value-type="string" table:style-name="ce2">
            <text:p>Tentei resgatar o seguro educacional para meu filho, porém a apólice número 123 foi negada sem explicação clara. Preciso resolver até o final do mês.</text:p>
          </table:table-cell>
          <table:table-cell office:value-type="string" table:style-name="ce8">
            <text:p>Seguro de Pessoas</text:p>
          </table:table-cell>
          <table:table-cell table:number-columns-repeated="16381"/>
        </table:table-row>
        <table:table-row table:style-name="ro1">
          <table:table-cell/>
          <table:table-cell office:value-type="string" table:style-name="ce2">
            <text:p>Preciso saber se a cobertura do seguro de acidentes pessoais número 123 inclui despesas médicas com fisioterapia. Preciso resolver até o final do mês.</text:p>
          </table:table-cell>
          <table:table-cell office:value-type="string" table:style-name="ce8">
            <text:p>Seguro de Pessoas</text:p>
          </table:table-cell>
          <table:table-cell table:number-columns-repeated="16381"/>
        </table:table-row>
        <table:table-row table:style-name="ro1">
          <table:table-cell/>
          <table:table-cell office:value-type="string" table:style-name="ce2">
            <text:p>Estou tentando transferir a apólice 123 para um novo titular e não consigo o atendimento adequado. Preciso resolver até o final do mês.</text:p>
          </table:table-cell>
          <table:table-cell office:value-type="string" table:style-name="ce8">
            <text:p>Seguro de Pessoas</text:p>
          </table:table-cell>
          <table:table-cell table:number-columns-repeated="16381"/>
        </table:table-row>
        <table:table-row table:style-name="ro1">
          <table:table-cell/>
          <table:table-cell office:value-type="string" table:style-name="ce2">
            <text:p>Foi-me solicitado um pagamento adicional para a ativação do seguro viagem número 123. Isso é correto? Já tentei contato por outros meios.</text:p>
          </table:table-cell>
          <table:table-cell office:value-type="string" table:style-name="ce8">
            <text:p>Seguro de Pessoas</text:p>
          </table:table-cell>
          <table:table-cell table:number-columns-repeated="16381"/>
        </table:table-row>
        <table:table-row table:style-name="ro1">
          <table:table-cell/>
          <table:table-cell office:value-type="string" table:style-name="ce2">
            <text:p>Fui informado que o seguro desemprego não está ativo. A apólice é a de número 123. Preciso resolver até o final do mês.</text:p>
          </table:table-cell>
          <table:table-cell office:value-type="string" table:style-name="ce8">
            <text:p>Seguro de Pessoas</text:p>
          </table:table-cell>
          <table:table-cell table:number-columns-repeated="16381"/>
        </table:table-row>
        <table:table-row table:style-name="ro1">
          <table:table-cell/>
          <table:table-cell office:value-type="string" table:style-name="ce2">
            <text:p>Gostaria de alterar os beneficiários na apólice de seguro de vida número 123, mas não consigo acessar o portal. Favor responder com urgência.</text:p>
          </table:table-cell>
          <table:table-cell office:value-type="string" table:style-name="ce8">
            <text:p>Seguro de Pessoas</text:p>
          </table:table-cell>
          <table:table-cell table:number-columns-repeated="16381"/>
        </table:table-row>
        <table:table-row table:style-name="ro1">
          <table:table-cell/>
          <table:table-cell office:value-type="string" table:style-name="ce2">
            <text:p>Solicito esclarecimento sobre o valor de cobertura da apólice prestamista número 123. Preciso resolver até o final do mês.</text:p>
          </table:table-cell>
          <table:table-cell office:value-type="string" table:style-name="ce8">
            <text:p>Seguro de Pessoas</text:p>
          </table:table-cell>
          <table:table-cell table:number-columns-repeated="16381"/>
        </table:table-row>
        <table:table-row table:style-name="ro1">
          <table:table-cell/>
          <table:table-cell office:value-type="string" table:style-name="ce2">
            <text:p>Foi-me solicitado um pagamento adicional para a ativação do seguro viagem número 123. Isso é correto? Já tentei contato por outros meios.</text:p>
          </table:table-cell>
          <table:table-cell office:value-type="string" table:style-name="ce8">
            <text:p>Seguro de Pessoas</text:p>
          </table:table-cell>
          <table:table-cell table:number-columns-repeated="16381"/>
        </table:table-row>
        <table:table-row table:style-name="ro1">
          <table:table-cell/>
          <table:table-cell office:value-type="string" table:style-name="ce2">
            <text:p>Estou tentando transferir a apólice 123 para um novo titular e não consigo o atendimento adequado. Favor responder com urgência.</text:p>
          </table:table-cell>
          <table:table-cell office:value-type="string" table:style-name="ce8">
            <text:p>Seguro de Pessoas</text:p>
          </table:table-cell>
          <table:table-cell table:number-columns-repeated="16381"/>
        </table:table-row>
        <table:table-row table:style-name="ro1">
          <table:table-cell/>
          <table:table-cell office:value-type="string" table:style-name="ce2">
            <text:p>Gostaria de alterar os beneficiários na apólice de seguro de vida número 123, mas não consigo acessar o portal. Já tentei contato por outros meios.</text:p>
          </table:table-cell>
          <table:table-cell office:value-type="string" table:style-name="ce8">
            <text:p>Seguro de Pessoas</text:p>
          </table:table-cell>
          <table:table-cell table:number-columns-repeated="16381"/>
        </table:table-row>
        <table:table-row table:style-name="ro1">
          <table:table-cell/>
          <table:table-cell office:value-type="string" table:style-name="ce2">
            <text:p>Solicito esclarecimento sobre o valor de cobertura da apólice prestamista número 123. Favor responder com urgência.</text:p>
          </table:table-cell>
          <table:table-cell office:value-type="string" table:style-name="ce8">
            <text:p>Seguro de Pessoas</text:p>
          </table:table-cell>
          <table:table-cell table:number-columns-repeated="16381"/>
        </table:table-row>
        <table:table-row table:style-name="ro1">
          <table:table-cell/>
          <table:table-cell office:value-type="string" table:style-name="ce2">
            <text:p>Estou tentando transferir a apólice 123 para um novo titular e não consigo o atendimento adequado. Favor responder com urgência.</text:p>
          </table:table-cell>
          <table:table-cell office:value-type="string" table:style-name="ce8">
            <text:p>Seguro de Pessoas</text:p>
          </table:table-cell>
          <table:table-cell table:number-columns-repeated="16381"/>
        </table:table-row>
        <table:table-row table:style-name="ro1">
          <table:table-cell/>
          <table:table-cell office:value-type="string" table:style-name="ce2">
            <text:p>Estou tendo dificuldade para receber a indenização do seguro por internação hospitalar. A apólice é número 123. Preciso resolver até o final do mês.</text:p>
          </table:table-cell>
          <table:table-cell office:value-type="string" table:style-name="ce8">
            <text:p>Seguro de Pessoas</text:p>
          </table:table-cell>
          <table:table-cell table:number-columns-repeated="16381"/>
        </table:table-row>
        <table:table-row table:style-name="ro1">
          <table:table-cell/>
          <table:table-cell office:value-type="string" table:style-name="ce2">
            <text:p>A seguradora informou que a documentação para o seguro funeral está incompleta. Preciso de orientação sobre como prosseguir. Já tentei contato por outros meios.</text:p>
          </table:table-cell>
          <table:table-cell office:value-type="string" table:style-name="ce8">
            <text:p>Seguro de Pessoas</text:p>
          </table:table-cell>
          <table:table-cell table:number-columns-repeated="16381"/>
        </table:table-row>
        <table:table-row table:style-name="ro1">
          <table:table-cell/>
          <table:table-cell office:value-type="string" table:style-name="ce2">
            <text:p>A seguradora informou que a documentação para o seguro funeral está incompleta. Preciso de orientação sobre como prosseguir. Preciso resolver até o final do mês.</text:p>
          </table:table-cell>
          <table:table-cell office:value-type="string" table:style-name="ce8">
            <text:p>Seguro de Pessoas</text:p>
          </table:table-cell>
          <table:table-cell table:number-columns-repeated="16381"/>
        </table:table-row>
        <table:table-row table:style-name="ro1">
          <table:table-cell/>
          <table:table-cell office:value-type="string" table:style-name="ce2">
            <text:p>Solicito esclarecimento sobre o valor de cobertura da apólice prestamista número 123. Favor responder com urgência.</text:p>
          </table:table-cell>
          <table:table-cell office:value-type="string" table:style-name="ce8">
            <text:p>Seguro de Pessoas</text:p>
          </table:table-cell>
          <table:table-cell table:number-columns-repeated="16381"/>
        </table:table-row>
        <table:table-row table:style-name="ro1">
          <table:table-cell/>
          <table:table-cell office:value-type="string" table:style-name="ce2">
            <text:p>Foi-me solicitado um pagamento adicional para a ativação do seguro viagem número 123. Isso é correto? Já tentei contato por outros meios.</text:p>
          </table:table-cell>
          <table:table-cell office:value-type="string" table:style-name="ce8">
            <text:p>Seguro de Pessoas</text:p>
          </table:table-cell>
          <table:table-cell table:number-columns-repeated="16381"/>
        </table:table-row>
        <table:table-row table:style-name="ro1">
          <table:table-cell/>
          <table:table-cell office:value-type="string" table:style-name="ce2">
            <text:p>Preciso saber se a cobertura do seguro de acidentes pessoais número 123 inclui despesas médicas com fisioterapia. Favor responder com urgência.</text:p>
          </table:table-cell>
          <table:table-cell office:value-type="string" table:style-name="ce8">
            <text:p>Seguro de Pessoas</text:p>
          </table:table-cell>
          <table:table-cell table:number-columns-repeated="16381"/>
        </table:table-row>
        <table:table-row table:style-name="ro1">
          <table:table-cell/>
          <table:table-cell office:value-type="string" table:style-name="ce2">
            <text:p>Foi-me solicitado um pagamento adicional para a ativação do seguro viagem número 123. Isso é correto? Preciso resolver até o final do mês.</text:p>
          </table:table-cell>
          <table:table-cell office:value-type="string" table:style-name="ce8">
            <text:p>Seguro de Pessoas</text:p>
          </table:table-cell>
          <table:table-cell table:number-columns-repeated="16381"/>
        </table:table-row>
        <table:table-row table:style-name="ro1">
          <table:table-cell/>
          <table:table-cell office:value-type="string" table:style-name="ce2">
            <text:p>Estou tendo dificuldade para receber a indenização do seguro por internação hospitalar. A apólice é número 123. Favor responder com urgência.</text:p>
          </table:table-cell>
          <table:table-cell office:value-type="string" table:style-name="ce8">
            <text:p>Seguro de Pessoas</text:p>
          </table:table-cell>
          <table:table-cell table:number-columns-repeated="16381"/>
        </table:table-row>
        <table:table-row table:style-name="ro1">
          <table:table-cell/>
          <table:table-cell office:value-type="string" table:style-name="ce2">
            <text:p>Fui informado que o seguro desemprego não está ativo. A apólice é a de número 123. Já tentei contato por outros meios.</text:p>
          </table:table-cell>
          <table:table-cell office:value-type="string" table:style-name="ce8">
            <text:p>Seguro de Pessoas</text:p>
          </table:table-cell>
          <table:table-cell table:number-columns-repeated="16381"/>
        </table:table-row>
        <table:table-row table:style-name="ro1">
          <table:table-cell/>
          <table:table-cell office:value-type="string" table:style-name="ce2">
            <text:p>Solicito esclarecimento sobre o valor de cobertura da apólice prestamista número 123. Favor responder com urgência.</text:p>
          </table:table-cell>
          <table:table-cell office:value-type="string" table:style-name="ce8">
            <text:p>Seguro de Pessoas</text:p>
          </table:table-cell>
          <table:table-cell table:number-columns-repeated="16381"/>
        </table:table-row>
        <table:table-row table:style-name="ro1">
          <table:table-cell/>
          <table:table-cell office:value-type="string" table:style-name="ce2">
            <text:p>A Superintendência de Seguros Privados – SUSEP,Prezados(as), Devido a responsabilidade que a Secretaria das Cidades - SECID possui, de acordo com a Lei 33.333/3333, estamos com dúvida em relação quanto à verificação da autenticidade das apólices de Seguro de <text:s/>Risco de Engenharia e Responsabilidade Civil.Gostaríamos de saber qual o procedimento adequado, visto que, não conseguimos verificá-las no site da SUSEP, como fazemos com as apólices de Seguro Garantia.Atenciosamente,Nicolas Setor de ContratosSecretaria das Cidades – SECIDemail.br</text:p>
          </table:table-cell>
          <table:table-cell office:value-type="string" table:style-name="ce1">
            <text:p>Outros</text:p>
          </table:table-cell>
          <table:table-cell table:number-columns-repeated="16381"/>
        </table:table-row>
        <table:table-row table:style-name="ro1">
          <table:table-cell/>
          <table:table-cell office:value-type="string" table:style-name="ce2">
            <text:p>NO DIA 33/33/3333, AO ACESSAR MINHA CONTA DO BANCO ITAU (AGENCIA 3333 - CONTA 33333-3), NOTEI DIVERSOS DESCONTOS COM A DESCRIÇÃO DE UBER, DANDO UM TOTAL DE R$ 333,33, DE IMEDIATO LIGUEI PARA BANCO SOLICITANDO CANCELAMENTO DO MEU CARTÃO, E OS DEVIDOS ESTORNOS DOS VALORES, PELO SEGURO CARTÃO PROTEGIDO (APÓLICE 3333333333), REGISTRADA A SOLICITAÇÃO NO BANCO ATRAVÉS DO SINISTRO 333333333, E DESDE ENTÃO O BANCO SÓ ME ENROLA E NÃO ME DEVOLVE O DINHEIRO, DINHEIRO ESSE QUE PRECISO PARA COMPRAR REMÉDIOS URGENTEMENTE.NO MESMO DIA FUI NA POLICIA CIVIL E FIZ O REGISTRO DA FRAUDE DO MEU CARTÃO, NO FINAL DO MES FUI NOVAMENTE NO BANCO SOLICITAR UMA POSIÇÃO E ABRIRAM NOVO SINISTRO 333333333.HOJE LIGUEI E PRAZO DE RETORNO E DE 33 DIAS COMO FAÇO PRECISO DO MEU DINHEIRO.PROTOCOLO DE HOJE CC3333333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zados, ao efetuar a consulta de apólice de seguro garantia, no link https://www3.susep.gov.br/safe/apolices/app/garantia, não é possível avançar na opção com lupa "pesquisar". Demora para carregar o reCAPTCHA, e o botão pesquisar não aparece habilitado. Preciso consultar a validade de apólices. Obrigada,</text:p>
          </table:table-cell>
          <table:table-cell office:value-type="string" table:style-name="ce1">
            <text:p>Outros</text:p>
          </table:table-cell>
          <table:table-cell table:number-columns-repeated="16381"/>
        </table:table-row>
        <table:table-row table:style-name="ro1">
          <table:table-cell/>
          <table:table-cell office:value-type="string" table:style-name="ce2">
            <text:p>Prezados,Em 33 de maio de 3333 foi enviada documentação exigida <text:s/>pela seguradora BB SEGURO CRÉDITO PROTEGIDO, em razão de acionamento do falecimento de meu pai, o segurado R (CPF 333.333.333-33). Toda documentação exigida foi enviada, exceto o relatório médico, que deveria ser preenchido pelo hospital, que por sua vez recusou-se em fazê-lo, dizendo disponibilizar, apenas, prontuário médico do paciente. Sendo assim, conforme fui orientada pela atendente da BB SEGUROS, quando do acionamento do sinistro, fiz uma carta de próprio punho informando da <text:s/>negativa do hospital e anexei, além de informar sob a posse do referido prontuário . Ocorre que, a seguradora voltou a solicitar documentação complementar, solicitação esta que foi cancelada com ressalva, após comunicá-la que ajuizaria uma Ação Judicial, em razão de todo o transtorno que a BB SEGUROS vem nos impondo, haja vista que a documentação exigida para os 33 sinistros gerados são as mesmas, dois destes referem-se a dívida do empréstimo com o banco e os demais do saldo remanescente. No entanto, no que se refere ao pagamento da divida, a documentação foi aprovada para pagamento, conforme consta na plataforma de envio e em confirmação com a atendente via whatsapp, já no que diz respeito ao saldo que temos direito, a Seguradora tem criado diversos óbices, dificultando assim o acesso ao direito existente.Ademais, nos enviou auditor da empresa FOX, nos tirando das atividades diárias para solicitar mais documentos, ir em cartório, hospitais, nos impondo mais sofrimento além daquele resultado do luto, já causado pela perda do meu pai. Constatei no site "Reclame Aqui" diversas reclamações sobre a procedência abusiva da empresa, as quais já foram digitalizadas para fins de instrução probatória em futura Ação de Indenização. Tudo quanto alegado segue em anexo, assim como me coloco à disposição para maiores esclarecimentos.Sinistros que estavam com aprovação de pagamento em 33/33/3333 : 33333333333 e 33333333333 (Segundo a atendente, referem-se ao pagamento da dívida com o banco) 33333333333 e 33333333333 (Saldo remanescente)Frente a tudo quanto exposto, solicito providências da SUSEP.</text:p>
          </table:table-cell>
          <table:table-cell office:value-type="string" table:style-name="ce1">
            <text:p>Outros</text:p>
          </table:table-cell>
          <table:table-cell table:number-columns-repeated="16381"/>
        </table:table-row>
        <table:table-row table:style-name="ro1">
          <table:table-cell/>
          <table:table-cell office:value-type="string" table:style-name="ce2">
            <text:p>Estou com dúvidas sobre a certidão de conformidade para operar seguro habitacional:3 - Quando a referida certidão começou a ser exigida?3- Qual o ato normativo que a baseia?3- Quais os requisitos para sua emissão?</text:p>
          </table:table-cell>
          <table:table-cell office:value-type="string" table:style-name="ce1">
            <text:p>Outros</text:p>
          </table:table-cell>
          <table:table-cell table:number-columns-repeated="16381"/>
        </table:table-row>
        <table:table-row table:style-name="ro1">
          <table:table-cell/>
          <table:table-cell office:value-type="string" table:style-name="ce2">
            <text:p>No dia 33/33 eu tinha feito seguro de capitalização de aluguel com a quinto andar, onde semana passada foi solicitado por mim e preenchido formulário pela quinto andar o reembolso do valor de R$33.333,33 e no dia 33/33 foi negado o reembolso a ser creditado na conta do banco Banco C3 - 333agência 3333conta 333333-3pelo fato que havia dito charge back da administradora do cartão, sobre os dois valores de R$33.333,33 e R$33.333,33 então logo entrei na ouvidoria do itaú pedindo pra reconhecer as despesas e relançar na fatura pois eu não havia pedido contestação alguma. Ontem a noite quinto andar simplesmente cancelou meu contrato ou seja cancelado o seguro de capitalização de R$33.333,33 por fim hoje fiquei 3 hora na ouvidoria da ICATU SEGUROS pra informar que a ouvidoria do banco itaú relançou pra eles fazerem meu reembolso na conta pois não há contrato ativo na quinto andar, quero fazer uma reclamação e peço pra SUSEP agilizar os dois reembolsos a serem créditos na conta corrente até dia 33/33 no banco Banco C3 - 333agência 3333conta 333333-3ou banco do brasil agência 3333-3conta 33333-3 valor de R$33.333,33 pois não existe mais seguro de capitalização. E já foi relançado e como combinado pelo telefone a ser creditado em alguma dessas contas. também exijo o formulário do valor de 33mil pra eu assinar igual o de 33mil e exijo comprovante de depósito. o mais rápido possível! GRATAprazo que me deram foi até hoje de resposta, aliás dia 33. resolvo a situação e eles nada de resolver e fazer meu reembolso. QUINTO ANDAR NÃO AJJDA EM NADA Recebi e-mail da alessandra pedindo pra quinto andar agilizar e nada deles, eu ligo e eles só abrem protocolo e ainda falam que 3 mês, impossível fazer com eles, bom eu paguei pra vocês então preciso que vocês emitem o formulário de reembolso, e já está programado o de 33mil? Atendimento precário, quero somente meu reeembolso, agilidade, já que na ouvidoria hoje vocês ficam estendendo o prazo pelo site do consumidor; aproveitando e pedindo prazo. Por favor agilizar isso; e meu reembolso na formulário assinado de 33mil como ficou? e agilizar o outro; quinto andar ou vocês ? AGUARDO RESPOSTA AINDA HOJE POR GENTILEZAPOR FAVOR SUSEP CONRAR IMEDIAMENTE A ICATU CAPITALIZAÇÃO DE ALUGUEL</text:p>
          </table:table-cell>
          <table:table-cell office:value-type="string" table:style-name="ce1">
            <text:p>Outros</text:p>
          </table:table-cell>
          <table:table-cell table:number-columns-repeated="16381"/>
        </table:table-row>
        <table:table-row table:style-name="ro1">
          <table:table-cell/>
          <table:table-cell office:value-type="string" table:style-name="ce2">
            <text:p><text:s text:c="6"/>Durante 33 meses paguei título de capitalização (33.33.3333 a 33.33.3333) . Chegou a hora de resgatar e o valor divergia com o total que me foi debitado em conta neste período e expresso no próprio site da Empresa responsável que paguei . Contatei a CNP Capitalização e a mesma me informou que a diferença era por causa da cobrança de Imposto de Renda. A minha busca é pela veracidade dessa informação, daí pergunto : Por ocasião do resgate do título é devida a cobrança de Imposto de Renda em Títulos de Capitalização? <text:s/>Paguei 3.333,33 e estou recebendo 3.333,33 reais.</text:p>
          </table:table-cell>
          <table:table-cell office:value-type="string" table:style-name="ce1">
            <text:p>Outros</text:p>
          </table:table-cell>
          <table:table-cell table:number-columns-repeated="16381"/>
        </table:table-row>
        <table:table-row table:style-name="ro1">
          <table:table-cell/>
          <table:table-cell office:value-type="string" table:style-name="ce2">
            <text:p>Como consigo informações a respeito do processo 33333.333333/333333 referente numero de título 3333.333.3333333/3 trata se de família que precisa do resgaste dos títulos por razão sobrevivencia e ter edte saldo retido no Banco Itau. Agradeço</text:p>
          </table:table-cell>
          <table:table-cell office:value-type="string" table:style-name="ce1">
            <text:p>Outros</text:p>
          </table:table-cell>
          <table:table-cell table:number-columns-repeated="16381"/>
        </table:table-row>
        <table:table-row table:style-name="ro1">
          <table:table-cell/>
          <table:table-cell office:value-type="string" table:style-name="ce2">
            <text:p>O consulente vem, por meio do presente solicitar esclarecimento o sobre as coberturas oferecidas pelo seguro RCO - Responsabilidade Civil para Ônibus para uma nova modalidade de Fretamento oferecida pelo DER/PR – Departamento de Estradas de Rodagem do Estado do Paraná.A consulente opera no ramo de <text:s/>fretamento eventual, turístico e corporativo utilizando de forma obrigatória, para habilitações dos veículos, o Seguro RCO. Considerando-se que a contratação desse seguro é obrigatória para a habilitação dos veículos tipo ônibus e micro-ônibus junto aos órgãos regulamentadores Municipais, Estaduais e Federal, indaga-se sobre a possibilidade, sem correr o risco de perder a cobertura do seguro em caso de sinistro, de o motorista do veículo ser, de forma simultânea, o guia turístico vinculado à viagem, ou seja, o responsável pela direção do veículo vai acumular, em uma mesma viagem, as funções de motorista e guia de turismo.</text:p>
          </table:table-cell>
          <table:table-cell office:value-type="string" table:style-name="ce1">
            <text:p>Outros</text:p>
          </table:table-cell>
          <table:table-cell table:number-columns-repeated="16381"/>
        </table:table-row>
        <table:table-row table:style-name="ro1">
          <table:table-cell/>
          <table:table-cell office:value-type="string" table:style-name="ce2">
            <text:p>Olá, boa tarde, gostaria de tirar uma dúvida. Um beneficiário do seguro de vida que está para receber 333mil reais e tem domicílio fiscal no Brasil e em Portugal pode optar receber pela conta portuguesa? No caso ele já mora em Portugal há 3 anos e prefere receber por lá. A Sulamerica Seguros informou que o BACEN obriga o pagamento ser realizado em conta nacional ou assinar um documento no qual ele declara não ter domicílio fiscal no Brasil (só q ele tem em ambos países). Essa informação procede?Protocolo: RS:3-3333333 - Aviso:33333333 <text:s text:c="12"/>- Apolice: 33333 <text:s text:c="5"/>- <text:s/>Segurado: V</text:p>
          </table:table-cell>
          <table:table-cell office:value-type="string" table:style-name="ce1">
            <text:p>Outros</text:p>
          </table:table-cell>
          <table:table-cell table:number-columns-repeated="16381"/>
        </table:table-row>
        <table:table-row table:style-name="ro1">
          <table:table-cell/>
          <table:table-cell office:value-type="string" table:style-name="ce2">
            <text:p>Bom dia.Contratei um seguro automóvel com direito à terceiro. Porém a seguradora não quer cobrir porque o terceiro foi o causador, mas eu não sabia desse detalhe.Aí o motorista do terceiro pagou a franquia, fez a vistoria e ficou na mão.Gostaria de mais informações sobre a cobertura à terceiro</text:p>
          </table:table-cell>
          <table:table-cell office:value-type="string" table:style-name="ce1">
            <text:p>Outros</text:p>
          </table:table-cell>
          <table:table-cell table:number-columns-repeated="16381"/>
        </table:table-row>
        <table:table-row table:style-name="ro1">
          <table:table-cell/>
          <table:table-cell office:value-type="string" table:style-name="ce2">
            <text:p>Considerando que a Susep não tem previsão de elaborar nova Avaliação Setorial de Risco (ASR), e que ocorreu um erro operacional na digitação no referido documento, sugiro fortemente que esse Regulador retificar a conclusão da Avaliação Setorial de Risco de PLD/FTP no que tange as vulnerabilidades do setores "Capitalização", "Previdência Complementar Aberta" e "Seguros, Resseguros e Retrocessão" de baixa para média, tendo em vista ter apresentado o resultado nota 3 e conforme ratificado pela própria Susep na consulta nº 33333.333333/3333-33, anexa, que a é vulnerabilidade dos setores é média.Sugiro ainda a republicação e a divulgação para os Entes Obrigados da Circular Susep nº 333/3333 da ASR retificada com o objetivo que os mesmos se adequem e implementem controles de PLD/FTP de acordo com a correta vulnerabilidade do setor, pois as empresas, bem como a própria Avaliação Nacional de Riscos consideram o setor como criticidade baixa.</text:p>
          </table:table-cell>
          <table:table-cell office:value-type="string" table:style-name="ce1">
            <text:p>Outros</text:p>
          </table:table-cell>
          <table:table-cell table:number-columns-repeated="16381"/>
        </table:table-row>
        <table:table-row table:style-name="ro1">
          <table:table-cell/>
          <table:table-cell office:value-type="string" table:style-name="ce2">
            <text:p>Art. 3o O seguro de garantia estendida tem como objetivo propiciar ao segurado,facultativamente e mediante o pagamento de prêmio, a extensão temporal da garantia dofornecedor de um bem adquirido e, quando prevista, sua complementação§ 3o Quando a reposição por bem idêntico não for possível, deverá ser dada a opçãoao segurado de devolução do valor consignado no documento fiscal ou de reposição por umbem de características similares, limitado ao valor do documento fiscal.Art. 33 Caso ocorra a substituição do bem segurado pelo fabricante dentro doperíodo de vigência da garantia do fornecedor, o seguro de garantia estendida poderá serendossado, mediante acordo entre as partesPrezados Senhores,Visando preservar a finalidade normativa da Resolução 333, estabelecer um regramento claro, objetivo, sem obscuridades e talvez, dos direitos dos juntos em contrato apólice, entendo que a parte depois da virgula no artigo 33 " mediante acordo entre as partes" precisa ser removido do texto., isso para doravante prevenir que a Seguradora de forma unilateral tome a decisão de não fazer o endosso do seguro, em decorrência da troca do bem pelo fabricante no período de garantia do fabricante, e fundamentar com argumentos falsos e até zombando do Segurado a fazer a negativa do endosso e argumentar para beneficio do Segurado, tal como n o caso concreto em face da Seguradora Mapfre, que após a disputa ter sido levada para o Procon SP , menosprezou o Órgão de Defesa do Consumidor e o Consumidor e restou a recomendação do Procon para Ficha de Baixa - Orientado a recorrer ao Poder JudiciárioA saber:" O endosso nas apólices já vigentes, não trazem vantagem nenhuma aos consumidores, uma vez que, o novo produto trocado também possuem a garantia do fabricante, que geralmente são de 33 meses. Decorrido o prazo da garantia do fabricante que começara a garantia estendida, sendo que, em um endosso, quando terminar a garantia do fabricante restará menos de 33 meses do seguro de garantia estendida"Seguradora Mapfre claramente querendo confundir o órgão do Procon com afirmação, abaixo, completamente "non-sense", ou parece me, não <text:s/>prestou atenção nas condições do seguro em questão, <text:s/>ou é mal intencionada, ou acredita que o consumidor tem falta de inteligência, Sem mais, conto com um retorno da Susep a respeito,AtenciosamenteJose Renato</text:p>
          </table:table-cell>
          <table:table-cell office:value-type="string" table:style-name="ce1">
            <text:p>Outros</text:p>
          </table:table-cell>
          <table:table-cell table:number-columns-repeated="16381"/>
        </table:table-row>
        <table:table-row table:style-name="ro1">
          <table:table-cell/>
          <table:table-cell office:value-type="string" table:style-name="ce2">
            <text:p>Boa Tarde em fevereiro de 3333. Aluguei um Imóvel através Liga Imobiliária inscrição de CNPJ na época 33.333.333/3333-33 e foi feito um seguro caução através de Porto Seguro Capitalização S.A., ao sair do imóvel em 3333 entrei em contato com o vendedor de seguro da época que intermediava que a liga me passou através do e-mail: email; foi feito em 3333 um pedido de liberação de caução da época assinada por mim e ficaram de ver a assinatura do dono do imóvel para eu ter o resgate, mas desde 3333, não tenho posicionamento. Tento entrar em contato tanto com porto seguro quanto a imobiliária mas não tenho solução para o resgate do mesmo. Segue em anexo o pedido de liberação de 3333 faltando assinatura do dono do imóvel, que era de responsabilidade da imobiliária. e Numero ultimo protocolo de conversa com porto seguro 333333333333</text:p>
          </table:table-cell>
          <table:table-cell office:value-type="string" table:style-name="ce1">
            <text:p>Outros</text:p>
          </table:table-cell>
          <table:table-cell table:number-columns-repeated="16381"/>
        </table:table-row>
        <table:table-row table:style-name="ro1">
          <table:table-cell/>
          <table:table-cell office:value-type="string" table:style-name="ce2">
            <text:p>A caixa seguradora deve realizar pericia em imovel que sofreu sinistro por enchente, Contudo, não consigo contato para solucionar o problema. Todos os contatos não produzem resultado. Solicito providencias pra a questão.</text:p>
          </table:table-cell>
          <table:table-cell office:value-type="string" table:style-name="ce1">
            <text:p>Outros</text:p>
          </table:table-cell>
          <table:table-cell table:number-columns-repeated="16381"/>
        </table:table-row>
        <table:table-row table:style-name="ro1">
          <table:table-cell/>
          <table:table-cell office:value-type="string" table:style-name="ce2">
            <text:p>Tenho um cartão BMG e estão me cobrando um SEGURO PAPCARD todo mês sem a minha contratação.No valor de R$ 33,33. Não sei do que se trata e é impossível falar com a empresa. O serviço de atendimento via telefone é muito ruim e só consigo falar com a maquina.Quero o cancelamento do mesmo e a restituição dos valores que foram cobrados.</text:p>
          </table:table-cell>
          <table:table-cell office:value-type="string" table:style-name="ce1">
            <text:p>Outros</text:p>
          </table:table-cell>
          <table:table-cell table:number-columns-repeated="16381"/>
        </table:table-row>
        <table:table-row table:style-name="ro1">
          <table:table-cell/>
          <table:table-cell office:value-type="string" table:style-name="ce2">
            <text:p>Estou denunciando a corretora de seguros SEGURO LTDA.ESTA EMPRESA ESTA ENGANANDO OS PROPRIETÁRIOS DO IMÓVEL.ESTÃO ENGANANDO <text:s/>UMA FAMÍLIA <text:s/>QUE COMPROU UMA CASA .ESTA CASA TEM SEGURO.ESSE IMÓVEL FOI VENDIDO.O IMÓVEL SOFREU SINISTRO E O DONO MORREU NO INCÊNDIO.3 DIAS APOS A MORTE AS DUAS IRMAS VENDERAM O IMÓVEL.DEIXANDO BEM CLARO QUE NÃO ESTAVAM INTERESSADAS NO SEGURO E QUE NÃO ENTRARIAM COM O PEDIDO DE SEGURO.OS PROPRIETÁRIOS DO IMÓVEL ENTRARAM COM O PEDIDO DE SEGURO 3 DIAS APOS COMPRAR A CASA .PEDINDO O SEGURO DE CASA PARA A REFORMA DO IMÓVEL..ACONTECE QUE JA FAZ UM ANO E 3 MESES .E A SEGURADORA NÃO PAGOU O SEGURO ATE AGORA.INCLUSIVE A CASA ESTA <text:s text:c="2"/>SEM O TELHADO E ISSO ESTA CAUSANDO O APODRECIMENTO DO IMÓVEL, CAUSANDO MUITO MAIS ESTRAGOS E PREJUÍZOS. A UM MÊS ATRÁS ,AS DUAS VENDEDORASDA CASA ENTRARAM COM UM NOVO PEDINDO DE SEGURO.DETALHES A EMPRESA <text:s/>FEZ O PEDIDO DE SEGURO PARA A FALECIDA MARTA RECEBER O SEGURO.DETALHE A MARTA MORREU A 3 ANOS E MEIO.COMO PODE UMA COISA DESSAS ACONTECER??ENTRAR COM UM PEDIDO DE SEGURO DE UM IMÓVEL QUE ELAS VENDERAM A UM ANO E QUATRO MESES.E OUTRO DETALHE.PEDIR O SEGURO PARA UMA FALECIDA A QUATRO ANOS E MEIO.POR ESSE MOTIVO ESTOU DENUNCIANDO A EMPRESA IVAMAK CORRETORA DE SEGURO LTDA.OS COMPRADORES DO IMÓVEL TEM TODOS OS DOCUMENTOS, INCLUINDO BOLETIM DE OCORRÊNCIA.QUEM FALA AQUI É A LIDIA UMA DAS PROPRIETÁRIA DO IMÓVEL.ESPERO RESPOSTAGRATIDÃO</text:p>
          </table:table-cell>
          <table:table-cell office:value-type="string" table:style-name="ce1">
            <text:p>Outros</text:p>
          </table:table-cell>
          <table:table-cell table:number-columns-repeated="16381"/>
        </table:table-row>
        <table:table-row table:style-name="ro1">
          <table:table-cell/>
          <table:table-cell office:value-type="string" table:style-name="ce2">
            <text:p>Gostaria de saber se tem e qual é o modelo para fazer o pedido de SOCIEDADE DE CAPITALIZAÇÃO.Fico no aguardoRicardo telefone 33 3333333 33</text:p>
          </table:table-cell>
          <table:table-cell office:value-type="string" table:style-name="ce1">
            <text:p>Outros</text:p>
          </table:table-cell>
          <table:table-cell table:number-columns-repeated="16381"/>
        </table:table-row>
        <table:table-row table:style-name="ro1">
          <table:table-cell/>
          <table:table-cell office:value-type="string" table:style-name="ce2">
            <text:p>CONFORME ANEXO GUSTAVO FEZ UM PORTOCAP ALUGUEL PROCESSO SUSEP NUMERO 33333.333333/3333-33, INSTRUMENTO DE GARANTIA E NAO ESTA RECEBENDO NO NUMERO NO EMAIL PARA O SORTEIO E EM SEQUER RECEBEU DOCUMENTOS NO EMAIL, UNICOS DOCUMENTOS RECEBIMENTOS SAO OS ANEXOS ENVIADOS PELA IMOBOLIARIA. SOLICITO ORIENTACAO</text:p>
          </table:table-cell>
          <table:table-cell office:value-type="string" table:style-name="ce1">
            <text:p>Outros</text:p>
          </table:table-cell>
          <table:table-cell table:number-columns-repeated="16381"/>
        </table:table-row>
        <table:table-row table:style-name="ro1">
          <table:table-cell/>
          <table:table-cell office:value-type="string" table:style-name="ce2">
            <text:p>Sou representante da Imobiliária IMOVSAMPA NEGOCIOS IMOBILIÁRIOS LTDA, administramos uma locação onde configura a Porto Seguro como fiança aluguel.A empresa <text:s/>CONCEITO IMOBILIÁRIA E CORRETORA DE SEGUROS SOB O NÚMERO SUSEP. <text:s/>333333333 foi a corretora responsável pela aprovação e formalização do seguro aluguel apólice n. <text:s/>3333.33.33.333-3.O inquilino não pagou os aluguéis e encargos nos vencimentos 33/33 e 33/33 acumulando assim 3 meses de atraso, solicitamos dia 33/33 ao corretor para abertura do sinistro e o mesmo respondeu que já estaria providenciando e no mesmo dia iria enviar o número do sinistro,. Porém a corretora não deu entrada no sinistro e informou que o inquilino estaria efetuando os pagamentos <text:s/>através da Porto via pagamento cartão de crédito, conforme opção no site da Porto, o inquilino não efetuou o pagamento e nem a corretora nos deu assistência para abertura do sinistro nem mesmo respondendo mais nossas ligações e respondendo mensagens.O Proprietário ( que nos lê em cópia) e nós através de contatos via whatsapp e email para a Porto Seguro que tivemos que fazer todo o processo sem auxílio nenhum do corretor de seguros, mostrando ser parcial em defesa do inquilino tentando ganhar tempo e perder prazo para não efetuar o sinistro, que inclusive desligou o telefone na cara do proprietário.Sendo assim, estamos indignados com esta postura e vimos através desta deixar nossa reclamação e solicitar as devidas providências junto a este órgão quanto a postura e assistência não efetuada <text:s/>perante todas as nossas solicitações de abertura de sinistro,</text:p>
          </table:table-cell>
          <table:table-cell office:value-type="string" table:style-name="ce1">
            <text:p>Outros</text:p>
          </table:table-cell>
          <table:table-cell table:number-columns-repeated="16381"/>
        </table:table-row>
        <table:table-row table:style-name="ro1">
          <table:table-cell/>
          <table:table-cell office:value-type="string" table:style-name="ce2">
            <text:p>Prezado Sr. Superintendente da Superintendência de Seguros Privados - SUSEP. Bom dia. Enviamos em anexo a consulta sobre a Medida Provisória n. 3.333 de 33 de dezembro de 3333 para vosso análise <text:s/>- juntamente com os anexos que acompanham - da empresa APISUL ADMINISTRADORA E CORRETORA DE SEGUROS LTDA. <text:s/>Em sendo assim, somente solicitamos, por gentileza, que seja confirmado o recebimento do presente protocolo. Ficamos à disposição. Cordialmente,</text:p>
          </table:table-cell>
          <table:table-cell office:value-type="string" table:style-name="ce1">
            <text:p>Outros</text:p>
          </table:table-cell>
          <table:table-cell table:number-columns-repeated="16381"/>
        </table:table-row>
        <table:table-row table:style-name="ro1">
          <table:table-cell/>
          <table:table-cell office:value-type="string" table:style-name="ce2">
            <text:p>Necessário entender de quantos em quantos anos a Susep resolve avaliar investigar as empresas registradas e no CASO AQUI <text:s text:c="2"/>DE TITULOS DE CAPITALIZAÇÃO E EM ESPECÍFICO <text:s/>A EMPRESA EM SANTA CATARINA <text:s/>EXATAMENTE DE JOINVILLE/SC <text:s/>DENOMINADA AO PUBLIVO COMO <text:s text:c="2"/>* TRIMANIA REGIAO NORTE ( NORTE DO ESTADO).O brasileiro nao se informa <text:s/>não pergunta sobre como a SUSEP <text:s/>sabe se a maneira de sorteio está sendo <text:s/>isenta de qualquer vício, <text:s/>porém as pessoas sentem que poderá por parte de qualquer instância federal ocorrer descaso e por isso acabam deixando de reclamar.Ocorrem sim dúvidas sobre os sorteios com diversas pessoas que já conversei e a minha também de até onde ATUALMENTE A SUSEP SABE O QUE ACONTECE COM A IDONEIDADE DA EMPRESA TRIMANIA EM SANTA CATARINA <text:s/>.</text:p>
          </table:table-cell>
          <table:table-cell office:value-type="string" table:style-name="ce1">
            <text:p>Outros</text:p>
          </table:table-cell>
          <table:table-cell table:number-columns-repeated="16381"/>
        </table:table-row>
        <table:table-row table:style-name="ro1">
          <table:table-cell/>
          <table:table-cell office:value-type="string" table:style-name="ce2">
            <text:p>Trabalho na empresa Vale S/A e acompanhando um contrato do qual sou responsável recebi uma apólice de seguros, a qual não consigo consulta-lo na SUSEP. Gostaria de um apoio para averiguação e confirmação de que o seguro está corretamente cadastrado e sem impedimentos, seguem os dados:Apólice: 3333333333333333333333333Seguradora: PottencialProposta: <text:s/>3.333.333SeguradoNome: <text:s/>VALE S.A. CNPJ: 33.333.333/3333-33TomadorNome: CONSORCIO ENGEFORM - MOVO IICNPJ: 33.333.333/3333-33Vigência do seguro a partir de 33h do dia 33/33/3333 até as 33hs do dia 33/33/3333COBERTURAS <text:s text:c="73"/>/ IMPORTÂNCIA SEGURADA <text:s text:c="6"/>/ PRÊMIO LÍQUIDOConstrução, Fornecimento ou Prestação de Serviços <text:s text:c="3"/>/ <text:s text:c="8"/>R$ 3.333.333,33 <text:s text:c="19"/>/ R$ 3.333,33Ações Trabalhistas e Previdenciarias <text:s text:c="33"/>/ <text:s text:c="8"/>R$ 3.333.333,33 <text:s text:c="19"/>/ R$ 333,33Cobertura de Multa - Setor Privado <text:s text:c="35"/>/ <text:s text:c="8"/>R$ 3.333.333,33 <text:s text:c="19"/>/ R$ 333,33</text:p>
          </table:table-cell>
          <table:table-cell office:value-type="string" table:style-name="ce1">
            <text:p>Outros</text:p>
          </table:table-cell>
          <table:table-cell table:number-columns-repeated="16381"/>
        </table:table-row>
        <table:table-row table:style-name="ro1">
          <table:table-cell/>
          <table:table-cell office:value-type="string" table:style-name="ce2">
            <text:p>ESPACO MOSAICO - SERVICOS DE EVENTOS E BUFFET LTDACNPJ: 33.333.333/3333-33N° APOLICE: 3.33.333333333N° SINISTRO: 3.3.33.333333.3.33Em 33/33/3333 durante a uma chuva foi ouvido um grande estrondo de raio e posteriormente um barulho altíssimo, no qual foram constatados no momento por meus parentes que estavam no local, danificando assim parte da estrutura do teto, bem como diversos item como cadeiras, vasos, mesas entre outros (fotos anexo).No dia 33/33/3333 ao chegar ao local, entrei em contato com o Gerente da conta (K), no qual orientou entrarmos em contato com o Seguro, feito isso, fomos informados que iria uma empresa no local para verificar tais danos e proceder com a solução provisória, sendo assim, a empresa (MEGA ASSISTENCIA) esteve no local e informou que não poderia proceder com a solução provisória e informou que o seguro entraria em contato.No mesmo dia a seguradora entrou em contato informando que iria enviar um perito ao local para constatar tal dano até 33/33/3333, porém, questionei sobre os destroços, sujeira e objetos quebrados poderiam ser limpos, pois iriamos ter um evento para 333 pessoas em 33/33/3333, e não seria possível permanecer da forma que estava, afinal, tínhamos um contrato. Assim sendo, informaram que poderia realizar a limpeza do local sem problemas e que tirasse o máximo de fotos do acontecido.Insta salientar que a empresa (MEGA ASSISTENCIA), realizou diversas fotos e vídeos, bem como, também informou que poderia realizar a limpeza do espaço, pois o perito não iria vir de imediato, assim como o próprio gerente também informou que poderia ser realizado a limpeza.A vistoria fora realizada em 33/33/3333 pelo perito (M), que solicitou as fotos e vídeos que tinha, no qual prontamente as enviei, e o mesmo questionado sobre o local ter sido limpo, informou que não teria problema, pois se tratava de um espaço de eventos.Em 33/33/3333 via canal WhatsApp do Itaú seguros, se quer tinham meu número de sinistro, no qual tive que solicitar informações ao gerente da conta (K).Pois bem, após vários e-mails junto a corretora, envio de orçamentos, documentos e grosseria por parte da atendente (S), por fim retornaram após 33 meses e 33 dias (33/33/3333) do primeiro contato, que não iriam proceder com o pagamento, pois o local foi reparado antes da vistoria. Por fim, até 33/33/3333 não obteve retorno acerca dos danos matérias causadas por queda de raio, apenas dos eletrodomésticos que por sua vez queimaram. Na qual não concordei com tal feito, visto que fui orientado a realizar a limpeza do local.</text:p>
          </table:table-cell>
          <table:table-cell office:value-type="string" table:style-name="ce1">
            <text:p>Outros</text:p>
          </table:table-cell>
          <table:table-cell table:number-columns-repeated="16381"/>
        </table:table-row>
        <table:table-row table:style-name="ro1">
          <table:table-cell/>
          <table:table-cell office:value-type="string" table:style-name="ce2">
            <text:p>Prezados,Tenho uma casa de aluguel com contrato celebrado em 33/33/3333 - na mesma data em questão procurei o AFIANÇADOR: Mauá Bank S/A, empresa sociedade anônima de capital fechado e inscrita no CNPJ/MF sob o Nº 33.333.333/3333-33, SUSEP nº 333333333, SISBACEN nº 333333333 que oportunamente registrou uma carta de fiança do aluguel em questão.Ocorre que no durante o contrato de aluguel ocorreu sinistro em que o inquilino não pagou o aluguel por 3 meses consecutivos <text:s/>causou diversos prejuízos financeiro, inclusive não honrou com as contas de consumo do imóvel. Sendo assim conforme cláusulas do seguro eu tenho o direito de receber a indenização em até 33 horas.Ocorre que o Banco vem se esquivando de realizar o pagamento alegando falta de caixa para tal.Solicito intermédio desta instituição para solucionar a demanda, visto que o banco em questão não cumpriu com o estabelecido na catra de fiança.O problema é que não consegui registrar a reclamação na SUSEP, pois não encontrei a empresa no rol das empresas listadas. Solicito que informem qual a seguradora deve ser reclamada em questão.Anexo segue termo de fiança.Agradeço desde já.</text:p>
          </table:table-cell>
          <table:table-cell office:value-type="string" table:style-name="ce1">
            <text:p>Outros</text:p>
          </table:table-cell>
          <table:table-cell table:number-columns-repeated="16381"/>
        </table:table-row>
        <table:table-row table:style-name="ro1">
          <table:table-cell/>
          <table:table-cell office:value-type="string" table:style-name="ce2">
            <text:p>NO DIA 33/33/3333 HOUVE UMA INCÊNDIO EM NOSSA RESIDÊNCIA, ONDE DANIFICOU QUASE TODA A ESTRUTURA DO SEGUNDO PISO DA CASA, NO DIA 33/33/3333 EU E MEU ESPOSO A, NOS ENCAMINHAMOS PARA A AGÊNCIA DA CAIXA ECONOMICA FEDERAL DE GRAVATAÍ-RS, ONDE EFETUAMOS O SEGURO JUNTO AO FINANCIAMENTO IMOBILIÁRIO, APÓS ALGUMAS LIGAÇÕES E ATENDIMENTOS NA AGENCIA, ONDE NINGUÉM SABIA INFORMAR OS PROCEDIMENTOS PARA ACIONAR O SINISTRO EM NOSSO RESIDÊNCIA, LIGAMOS PARA O TELEFONE QUE O ATENDENTE NOS FORNECEU, ENTÃO ACIONAMOS O SINISTRO PELO TELEFONE , QUE PEDIU PARA AGUARDAR A LIGAÇÃO PARA MARCAR UMA VISTORIA ON-LINE, QUE FOI REALIZADA NO DIA POSTERIOR 33/33/3333, ONDE SOLICITARAM QUE AGUARDÁSSEMOS O RETORNO NO PRAZO DE ATÉ 3 DIAS, NINGUÉM ENTROU EM CONTATO CONOSCO, ENTÃO LIGAMOS NOVAMENTE E NOS INFORMARAM QUE ELES NÃO DÃO RETORNO, QUE NÓS QUE TEMOS QUE FICAR LIGANDO PARA VER SE JÁ TEM UM RESULTADO, ENQUANTO ISSO EU E MINHA FAMÍLIA AINDA EM CHOQUE PELO ACONTECIDO E <text:s/>NOS FALARAM QUE HAVIA SIDO LIBERADO UM VALOR DE APENAS R$33.333,33, ENTÃO QUESTIONEI O VALOR MUITO ABAIXO DO QUE REALMENTE IREMOS GASTAR E CONTESTAMOS, ENTÃO PEDIRAM PARA ENVIAR FOTOS E ORÇAMENTOS, E ENTÃO CADA VEZ QUE EU LIGAVA PARA OBTER UM RETORNO ELES PEDIAM MAIS INFORMAÇÕES, POR TELEFONE, SEM AO MENOS OFICIALIZAR NOS RESPONDENDO OS E-MAILS, SENDO QUE TUDO JÁ HAVIA SIDO ENVIADO CORRETAMENTE. SOLICITEI QUE ENTÃO PARA TEREM CLAREZA QUE SE FIZESSE UMA VISTORIA PRESENCIAL, QUE ACREDITO SER O CORRETO PARA REALEMENTE TEREM NOÇÃO DO TAMANHO DO SINISTRO, A QUAL FOI REALIZADA APENAS 33 DIAS APÓS O ACIDENTE, ESTRAPOLANDO TODOS OS PRAZOS. ESTAMOS NOS SENTINDO MUITO LESADOS COM TODA ESSA ATITUDE DA SEGURADORA, QUE PARECE NÃO TER UM PROCESSO ORGANIZADO PARA ORIENTAR OS PROCEDIMENTOS PARA O CLIENTE, QUE COM CERTEZA QUANDO SE TEM UM SINISTRO, JÁ SE ENCONTRA EM UMA SITUAÇÃO EXTREMAMENTE DELICADA. LEMBRANDO QUE HÁ 3 DIAS RELATEI TUDO PARA A OUVIDORIA DA CAIXA.</text:p>
          </table:table-cell>
          <table:table-cell office:value-type="string" table:style-name="ce1">
            <text:p>Outros</text:p>
          </table:table-cell>
          <table:table-cell table:number-columns-repeated="16381"/>
        </table:table-row>
        <table:table-row table:style-name="ro1">
          <table:table-cell/>
          <table:table-cell office:value-type="string" table:style-name="ce2">
            <text:p>Solicito de V.Exa., abertura do PAC da reclamação 333333 de 33.33.3333 diante da notificação da bradesco capitalização em 33.33.3333 as 33:33:33 hs e <text:s/>sem resposta invoco a resolução CNSP 333 de 33.33.3333, ou circular susep 333/3333 que estabelece em caso não tenha resposta da seguradora será aberto o pac na forma da lei..AtenciosamenteJeosafa</text:p>
          </table:table-cell>
          <table:table-cell office:value-type="string" table:style-name="ce1">
            <text:p>Outros</text:p>
          </table:table-cell>
          <table:table-cell table:number-columns-repeated="16381"/>
        </table:table-row>
        <table:table-row table:style-name="ro1">
          <table:table-cell/>
          <table:table-cell office:value-type="string" table:style-name="ce2">
            <text:p>Prezados, Conforme disposto no artigo 3.3.3 da INSTRUÇÃO SUPLEMENTAR - Nº 333-333 da ANAC, a qual dispoe da operação de veículos ultraleves e balões livres tripulados sob o RBAC nº 333, "os operadores de veículos ultraleves ou balões livres tripulados que se dediquem à formação ou adestramento de forma remunerada de outros desportistas devem possuir o seguro contra danos às pessoas ou bens na superfície e ao pessoal técnico a bordo.". Dado este requerimento, solicito a vossa ajuda para informar sobre a existencia da oferta de tal seguro junto a alguma seguradora. A instrução suplementar mencinada acima pode ser encontrada no link <text:s/>https://anac.gov.br/assuntos/legislacao/legislacao-3/boletim-de-pessoal/3333/bps-v-33-no-33-33-a-33-33-3333/is-333-333/visualizar_ato_normativo&gt;Agradeço de antemão a ajuda. Sds,Charles</text:p>
          </table:table-cell>
          <table:table-cell office:value-type="string" table:style-name="ce1">
            <text:p>Outros</text:p>
          </table:table-cell>
          <table:table-cell table:number-columns-repeated="16381"/>
        </table:table-row>
        <table:table-row table:style-name="ro1">
          <table:table-cell/>
          <table:table-cell office:value-type="string" table:style-name="ce2">
            <text:p>Boa noite.Quero resgatar a Capitalização da minha mãe no banco Itaú.O banco informou que faria o pagamento, mas agora diz que prescreveu.Li que há jurisprudência para pagamento de capitalização.É o direito genuíno o resgate.Aguardo retorno</text:p>
          </table:table-cell>
          <table:table-cell office:value-type="string" table:style-name="ce1">
            <text:p>Outros</text:p>
          </table:table-cell>
          <table:table-cell table:number-columns-repeated="16381"/>
        </table:table-row>
        <table:table-row table:style-name="ro1">
          <table:table-cell/>
          <table:table-cell office:value-type="string" table:style-name="ce2">
            <text:p>Houve na última semana de janeiro uma enchente avassaladoura no municipio de mimoso do sul, onde ocorreu entrada de água no comercio da região incluindo a ótica da minha família, o estabelecimento possui seguro vigentecom a Tokio Marine e que foi acionado para indenização das perdas que acumulam em torno de 33 mil reais, podem a Tokio Marine informa que não haverá cobertura, pois o texto "OBJETIVO DO SEGURO / 3. COBERTURAS DO SEGURO / COBERTURA ADICIONAL n. 333 - VENDAVAL, FURACÃO, CICLONE, TORNADO E GRANIZO" que inclui fenômenos naturais que não tem histórico de ocorrência na região até mesmo no país como furacões, não cita o fenômeno ocorrido, enchente para cobertura. Isso mostra claramente a intenção de levar vantagem no texto do contrato e o contratante, prometendo cobertura para o que não ocorre e deixando de cobrir fenômenos naturais que podem realmente ocorrer. Isso, além de acabar com esperança que teve enormes prejuízos na enchente.</text:p>
          </table:table-cell>
          <table:table-cell office:value-type="string" table:style-name="ce1">
            <text:p>Outros</text:p>
          </table:table-cell>
          <table:table-cell table:number-columns-repeated="16381"/>
        </table:table-row>
        <table:table-row table:style-name="ro1">
          <table:table-cell/>
          <table:table-cell office:value-type="string" table:style-name="ce2">
            <text:p>Olá, boa tarde. Solicitei o cancelamento de uma apolice de seguro fiança na Porto Seguro em outubro /33. Após sinalizarem q o valor seria creditado no meu cartão de crédito , aguardei , mas não foi. Abri uma reclamação na Porto Seguro mas até o momento não deram previsão ou retorno.</text:p>
          </table:table-cell>
          <table:table-cell office:value-type="string" table:style-name="ce1">
            <text:p>Outros</text:p>
          </table:table-cell>
          <table:table-cell table:number-columns-repeated="16381"/>
        </table:table-row>
        <table:table-row table:style-name="ro1">
          <table:table-cell/>
          <table:table-cell office:value-type="string" table:style-name="ce2">
            <text:p>Olá, fizemos um seguro fiança com a Porto Seguro e infelizmente ficamos sem condições de pagar o aluguel atrasado.Em conversas entre o atendente Luis e a imobiliária Redentora, de São José do RIo Preto ficou acertado desocuparmos o imóvel e negociar a dívida com a Porto Seguro Por meio do atendente Luis.O que aconteceu que a Porto Seguro negativou direto o meu nome sem negociar, conforme o combinado e não nos dão retorno, suporte ou informação.Só ficamos falando com robôs sem resolução.A apólice é 3333333 em nome de Stela Rosa Ferreira da Silva.Quero negociar minha dívida, em nenhum momento nos negamos a pagar, apenas solicitamos negociação.</text:p>
          </table:table-cell>
          <table:table-cell office:value-type="string" table:style-name="ce1">
            <text:p>Outros</text:p>
          </table:table-cell>
          <table:table-cell table:number-columns-repeated="16381"/>
        </table:table-row>
        <table:table-row table:style-name="ro1">
          <table:table-cell/>
          <table:table-cell office:value-type="string" table:style-name="ce2">
            <text:p>Existe alguma legislação que prevê o pagamento de mão de obra em caso de seguro residencial?</text:p>
          </table:table-cell>
          <table:table-cell office:value-type="string" table:style-name="ce1">
            <text:p>Outros</text:p>
          </table:table-cell>
          <table:table-cell table:number-columns-repeated="16381"/>
        </table:table-row>
        <table:table-row table:style-name="ro1">
          <table:table-cell/>
          <table:table-cell office:value-type="string" table:style-name="ce2">
            <text:p>Existem diversos casos no Rio Grande do Sul de sinistros totalmente evidentes e legais por estiagem na safra 3333/3333 na cultura da soja aonde a seguradora NEWE não está fazendo os pagamentos. A SUSEP não irá tomar nenhuma providência?</text:p>
          </table:table-cell>
          <table:table-cell office:value-type="string" table:style-name="ce1">
            <text:p>Outros</text:p>
          </table:table-cell>
          <table:table-cell table:number-columns-repeated="16381"/>
        </table:table-row>
        <table:table-row table:style-name="ro1">
          <table:table-cell/>
          <table:table-cell office:value-type="string" table:style-name="ce2">
            <text:p>Boa noite, gostaria de saber se é lega o banco Bradesco de 3,333,33 me devolver apenas 3,333,33 na capitalização... no momento não fui informada sobre essa retenção, até porque estava apenas guardando o dinheiro para resgatar com um ano para saúde</text:p>
          </table:table-cell>
          <table:table-cell office:value-type="string" table:style-name="ce1">
            <text:p>Outros</text:p>
          </table:table-cell>
          <table:table-cell table:number-columns-repeated="16381"/>
        </table:table-row>
        <table:table-row table:style-name="ro1">
          <table:table-cell/>
          <table:table-cell office:value-type="string" table:style-name="ce2">
            <text:p>Prezados(as) Senhores(as)Conforme tratativas via WhatsApp nesta data (33/33/3333), primeiramente, devo informá-los que as Apólices Seguro CONDOMÍNIO em anexo foram contratadas em nome do Ex Síndico e posteriormente ocorreu o endosso de alteração para o meu nome como Síndico, pois, assumi o cargo em 33/33/3333, devido a destituição do anterior que inclusive teve as suas contas reprovadas.Vale salientar inclusive, que a Seguradora chegou a se recusar em submeter a última Apólice em vigência, ao endosso de alteração do meu CPF como Síndico para o C.N.P.J. do Condomínio obtido recentemente e sem qualquer justificativa plausível, pois, sempre pautamos pelo princípio da BOA FÉ entre as partes.No ano anterior foi solicitado a abertura de tais sinistros (abaixo mencionados) e literalmente foi recusado pela Seguradora, pois surpreendentemente NEGOU indenização sem qualquer identificação de número de sinistro.Após acionarmos a Ouvidoria da Seguradora, notem a negativa de indenização formalizada ao Condomínio (em anexo) contendo um único nº de sinistro, sendo que, tratam-se de 3 (três) sinistros em épocas e Apólices diferentes.Devo lhes ressaltar que os sinistros comunicados à Seguradora, conforme Apólice INVESTPREV nº 3333333333333 - Vigência: 33/33/3333 á 33/33/3333 em anexo, atende ao feito judicial, mencionado logo abaixo:* desde 33.33.3333, Proc. 3333333-33.3333.3.33.3333 - 3ª Vara Cível Comarca de Praia Grande/SP., movido pelo Ex Síndico;Conforme Apólice INVESTPREV nº 3333333333333 - Vigência: 33/33/3333 á 33/33/3333, atende ao feito judicial, mencionado logo abaixo, portanto, não procede a Seguradora afirmar que o referido Sinistro está relacionado a Apólice anterior sob nº 3333333333333 - Vigência: 33/33/3333 á 33/33/3333 * desde 33.33.3333, Proc.3333333-33.3333.3.33.3333 - 3ª Vara Cível Comarca de Praia Grande/SP., movido pela Empresa FSB Construtora; Conforme Apólice INVESTPREV e/ou KOVR nº 3333333333333 - Vigência: 33/33/3333 á 33/33/3333, atende ao feito judicial, mencionado logo abaixo, portanto, também não procede a Seguradora afirmar que o referido Sinistro está relacionado a Apólice anterior sob nº 3333333333333 - Vigência: 33/33/3333 á 33/33/3333 * desde 33.33.3333, Proc.3333333-33.3333.3.33.3333 - IDEM, movido IDEM. Acontece que em todas as Apólices, podemos notar que o Condomínio contratou as coberturas securitárias de RESPONSABILIDADE CIVIL CONDOMÍNIO e RESPONSABILIDADE CIVIL SÍNDICO e as CONDIÇÕES GERAIS nos fornecidas, não citam as referidas garantias contratadas pelo Condomínio (Direitos e Exclusões). PASMEM.Portanto, o embasamento mencionado pela Seguradora em NEGAR indenização ao Condomínio, encontra-se literalmente descabido e divergente em relação a data de cada sinistro e na ocasião de cada Apólice correspondente em vigência, tão como, está evidente e claro que a Seguradora não apreciou minuciosamente os autos de cada feito judicial em andamento.Vale lembrar que os referidos Seguros de RESPONSABILIDADE CIVIL, estão relacionados aos feito judiciais acima mencionados, pois foram atos cometidos pelo Condomínio em não contrair ainda maiores prejuízos e o nosso princípio de Boa Fé, entretanto, as partes contrárias alegam que o Condomínio lhes causaram prejuízos, às quais, simplesmente devem ser enquadradas como RESPONSABILIDADE CIVIL CONDOMÍNIO.Enfim, requer gentilmente a V.Sas., na medida do possível interceder junto a Seguradora adotar o princípio de Boa Fé, a ampla revisão do procedimento administrativo de sinistro único sob nº 33333333333 e inclusive desmembrá-los de acordo com as Apólices envolvidas em cada ocasião, tão como, a Seguradora atue em tais feitos judiciais em andamento, em favor do Condomínio juntamente com o seu patrono, pois os referidos Seguros de RCs, salvo engano, sequer constam em suas CONDIÇÕES GERAIS.</text:p>
          </table:table-cell>
          <table:table-cell office:value-type="string" table:style-name="ce1">
            <text:p>Outros</text:p>
          </table:table-cell>
          <table:table-cell table:number-columns-repeated="16381"/>
        </table:table-row>
        <table:table-row table:style-name="ro1">
          <table:table-cell/>
          <table:table-cell office:value-type="string" table:style-name="ce2">
            <text:p>Bom dia, senhores da SUSEP. Em virtude de um desacordo comercial com a imobiliária e devido à resistência deles em acionar o seguro-fiança objeto da apólice nº 3333.33.33.333-3 (anexa a esta solicitação) emitida pela Porto Seguro Cia de Seguros Gerais, solicito, por favor, a consulta aos dados da mencionada apólice com vistas a confirmá-los e também a fim de verificar a autenticidade da citada apólice.</text:p>
          </table:table-cell>
          <table:table-cell office:value-type="string" table:style-name="ce1">
            <text:p>Outros</text:p>
          </table:table-cell>
          <table:table-cell table:number-columns-repeated="16381"/>
        </table:table-row>
        <table:table-row table:style-name="ro1">
          <table:table-cell/>
          <table:table-cell office:value-type="string" table:style-name="ce2">
            <text:p>Contratei um seguro com o Banco do Brasil para mitigar o risco do plantio de milho em segunda safra, em especial o risco de seca e incêndio. Este seguro também era exigência do banco que financiava o plantio. A contratação ocorreu por intermédio da agência 3333-3 Ceres Go. Após o plantio da safra em fevereiro de 3333 a lavoura estava se desenvolvendo muito bem, porém no fim de março as chuvas pararam sendo comunicado à seguradora via 3333 e aberto o sinistro 3333333333. Fizeram a primeira vistoria em 33.33.3333. Fizeram a segunda vistoria no dia da colheita em 33.33.3333. A produção esperada era de 3.333 kg/há, a produção garantida era de 3333 kg/ha e a produção aferida foi de 333,33 kg/há. Assim, a indenização deveria ser de R$ 333.333,33. Em 33.33.3333 houve negativa por parte da seguradora com o seguinte argumento: "Conforme descrito no laudo de vistoria de 33/33/3333, a lavoura de milho safrinha foi implantada com consórcio com braquiária. Informamos que, de acordo com a proposta de seguro agrícola contratada nº 33333333, a cultura segurada é milho safrinha solteiro." Das reclamações. Na contratação não foi explanado que não poderia nascer capim junto à plantação sob pena de indeferimento da indenização. Não foram apresentadas opções de seguro com consórcio de braquiária. Na proposta não existe a palavra milho "solteiro" e sim e tão somente a nomenclatura "milho safrinha", cultura essa que foi plantada com sementes certificadas, dentro do Zoneamento Agrícola e época adequada conforme proposta. As cláusulas 3.3 e 3.3.3 são confusas e levam a crer que o plantio consorciado de milho com braquiária, desde que plantadas de acordo com o zoneamento agrícola, não estão excluídos dos riscos cobertos. A Seguradora teve vários momentos em que poderia ter declinado do risco, na contratação, na vistoria prévia (ela optou por não fazer), na primeira vistoria e também na segunda vistoria. Optou por aguardar até setembro de 3333 para negar a indenização levando o cliente ao prejuízo ora reclamado. Se ao final da contratação, da vistoria prévia ou mesmo na primeira vistoria fosse dito que o risco não seria coberto o cliente poderia ter realizado a silagem da produção, arrecadando assim ao menos grande parte de seus investimentos ou mesmo obter lucros. Na primeira vistoria foi questionado ao vistoriador se o segurado poderia realizar a colheita para silagem uma vez que havia a expectativa de colher 33 a 33 toneladas por há, ao que o vistoriador informou que a colheita, ainda que parcial, inviabilizaria o recebimento da indenização. Ora, bastava o vistoriador ou a seguradora informar que devido ao nascimento de braquiária o sinistro seria indeferido que o cliente/segurado faria a colheita para silagem e com isso teria menos prejuízos ou mesmo lucro potencial. Dos pedidos: Que seja reconhecido o direito à indenização e pagamento dos valores corrigidos ao segurado.</text:p>
          </table:table-cell>
          <table:table-cell office:value-type="string" table:style-name="ce1">
            <text:p>Outros</text:p>
          </table:table-cell>
          <table:table-cell table:number-columns-repeated="16381"/>
        </table:table-row>
        <table:table-row table:style-name="ro1">
          <table:table-cell/>
          <table:table-cell office:value-type="string" table:style-name="ce2">
            <text:p>RECLAMAÇÃO CONTRA A TOKIO MARINE SEGURADORA POR CONTA DE RECUSA DE PAGAMENTO DE INDENIZAÇÃO REFERENTE A VENDAVAL OCORRIDO NO RIO DE JANEIRO EM 33/33/3333 POR VOLTA DE 33:33 HORAS</text:p>
          </table:table-cell>
          <table:table-cell office:value-type="string" table:style-name="ce1">
            <text:p>Outros</text:p>
          </table:table-cell>
          <table:table-cell table:number-columns-repeated="16381"/>
        </table:table-row>
        <table:table-row table:style-name="ro1">
          <table:table-cell/>
          <table:table-cell office:value-type="string" table:style-name="ce2">
            <text:p>Tenho seguro aluguel com a Tokio Marine em meu apartamento desde dezembro de 3333. Fiz um sinistro para conserto de máquina de lavar em 33/33/3333 e o técnico foi à minha casa no dia 33/33/3333 como comprovado em documento anexo. Me foi informado que o conserto necessitaria de troca de peças e que a seguradora entraria em contato para dar continuidade ao atendimento, necessitando da retirada da máquina de lavar. Depois de 3 semanas tentando contato e sendo orientada a esperar a iniciativa deles, telefonei para a seguradora para pressionar o conserto e só então foram retirar minha máquina de lavar. Decidi eu mesma comprar as peças devido a um valor muito superior oferecido pela seguradora, comprando e deixando disponível em apenas 3 dias.Minha máquina foi entregue apenas ontem, dia 33/33/3333. De acordo com o CIRCULAR SUSEP Nº 333, DE 33 DE JULHO DE 3333, "Art. 33. Deverá ser estabelecido prazo para a liquidação dos sinistros, limitado a trinta dias, contados a partir da entrega de todos os documentos básicos previstos no art. 33." Além disso, estou esperando a nota fiscal do conserto desde ontem. O técnico disse para ligar para a seguradora, o que foi feito ontem e hoje. Prometeram mandar a nota fiscal por email e até agora nada!Dessa forma, denuncio a Tokio Marine por não cumprir o circular informado acima visto que a seguradora resolveu meu sinistro em 33 dias ao invés dos 33 dias máximos.</text:p>
          </table:table-cell>
          <table:table-cell office:value-type="string" table:style-name="ce1">
            <text:p>Outros</text:p>
          </table:table-cell>
          <table:table-cell table:number-columns-repeated="16381"/>
        </table:table-row>
        <table:table-row table:style-name="ro1">
          <table:table-cell/>
          <table:table-cell office:value-type="string" table:style-name="ce2">
            <text:p>Na data de 33|33|3333 minha mãe Ana idosa 33 anos, portadora do CPF: 333.333.333-33, foi a loja Pernambucanas no <text:s/>Centro da cidade de Campinas-SP. Liquidou o seu carnê de compras á vista com o vencimento para todo dia 33 de cada mês. Porém foi enganada pela caixa dizendo que tinha juros, fez ela assinar um termo de adesão proteção financeira <text:s/>e outros produtos <text:s/>todos regulamentados pela SUSEP. Bilhete número: 333333333333333. Representante: Prefisa SA Crédito Financiamento Investimento. <text:s/>registro na SUSEP:33.333.3333.3. <text:s/>Também sou corretor <text:s/>inscrito da SUSEP desde 3333 minha SUSEP: 333333333. <text:s/>Solicitamos a gentileza <text:s/>das devoluções dos valores pagos e a fiscalização da SUSEP na loja mencionada, Já informamos o Procon <text:s/>de Campinas ontem ( 33|33|3333. Informarei o Ministério Público (GAECO) e faremos o B.O ma delegacia da Policia Civil da Cidade.</text:p>
          </table:table-cell>
          <table:table-cell office:value-type="string" table:style-name="ce1">
            <text:p>Outros</text:p>
          </table:table-cell>
          <table:table-cell table:number-columns-repeated="16381"/>
        </table:table-row>
        <table:table-row table:style-name="ro1">
          <table:table-cell/>
          <table:table-cell office:value-type="string" table:style-name="ce2">
            <text:p>Boa tarde.Gostaria de cancelar um seguro residencial que me foi oferecido por e-mail e posteriormente por telefone, onde me arrependi da contratação pois não sabia exatamente do que se tratava. Processo susep: 33333.333333/3333-33, número do negócio 33333333.O mesmo está como débito automático. Segue em anexo.Favor cancelar imediatamente.Enviei e-mail e não recebi retorno . Segue em anexo a proposta do seguro.Agradeço.Atc, Uleide</text:p>
          </table:table-cell>
          <table:table-cell office:value-type="string" table:style-name="ce1">
            <text:p>Outros</text:p>
          </table:table-cell>
          <table:table-cell table:number-columns-repeated="16381"/>
        </table:table-row>
        <table:table-row table:style-name="ro1">
          <table:table-cell/>
          <table:table-cell office:value-type="string" table:style-name="ce2">
            <text:p>Boa tarde!Eu tenho um pic no Banco Itaú desde 3333 que foi feito em 33 parcelas a ultima o pagamento caiu no dia 33/33/3333, porém agora para receber esse dinheiro de volta esta difícil cada dia eles passam uma data diferente para o resgate. Gostaria de saber se existe um prazo legal para eles pagarem esse resgate se sim qual o prazo?</text:p>
          </table:table-cell>
          <table:table-cell office:value-type="string" table:style-name="ce1">
            <text:p>Outros</text:p>
          </table:table-cell>
          <table:table-cell table:number-columns-repeated="16381"/>
        </table:table-row>
        <table:table-row table:style-name="ro1">
          <table:table-cell/>
          <table:table-cell office:value-type="string" table:style-name="ce2">
            <text:p>Prezados, realizei a solicitação de cancelamento de uma apólice de seguro em 33/33/3333 junto a BB Seguros e até a data de hoje este cancelamento não foi efetivado. Estou tendo problemas diversos por isto, como não aproveitamento de bonus em outra seguradora, risco do meu patrimônio, gastos extras por ausência de seguro em outra corretora etc. Nº da cotação: 3333333 / Nº do pedido de endosso: 333333333</text:p>
          </table:table-cell>
          <table:table-cell office:value-type="string" table:style-name="ce1">
            <text:p>Outros</text:p>
          </table:table-cell>
          <table:table-cell table:number-columns-repeated="16381"/>
        </table:table-row>
        <table:table-row table:style-name="ro1">
          <table:table-cell/>
          <table:table-cell office:value-type="string" table:style-name="ce2">
            <text:p>Gostaria de confirmar alguns detalhes sobre o contrato de seguro que assinei recentemente. Há termos que não estão muito claros para mim.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zados, estou com dúvidas quanto às condições apresentadas no documento que recebi. Poderiam fornecer maiores esclarecimentos?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Solicito mais informações sobre a cobertura contratada. Algumas condições não ficaram muito claras após a leitura do contrato.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Estou em busca de uma melhor compreensão sobre as cláusulas presentes no contrato de seguro que assinei. Existem pontos que me deixaram em dúvida.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Após revisar o contrato que recebi, notei que alguns detalhes não foram esclarecidos de maneira suficiente. Poderiam me fornecer uma explicação mais clara?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zados, gostaria de obter uma explicação mais detalhada sobre os termos do documento enviado. Surgiram dúvidas ao ler algumas cláusulas.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ciso de mais informações sobre a apólice em questão. Algumas condições não ficaram totalmente claras para mim após a leitura.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Venho solicitar uma revisão de um contrato de seguro que assinei. Algumas partes do documento não foram explicadas de forma clara.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Estou com algumas dúvidas quanto às condições estabelecidas no documento de apólice que me foi enviado. Poderiam me esclarecer?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zados, gostaria de entender melhor como funcionam as coberturas mencionadas no contrato. Algumas partes ficaram confusas para mim.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ciso de mais detalhes sobre as condições gerais do seguro que contratei. Não compreendi completamente o funcionamento de algumas coberturas.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Venho solicitar esclarecimentos sobre a apólice vigente. Preciso entender melhor os termos e condições que me foram apresentados.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zados, estou com dificuldades para interpretar alguns pontos do contrato assinado. Poderiam me ajudar com uma explicação mais clara?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Gostaria de receber mais informações sobre as obrigações do segurado presentes no contrato. Algumas partes não estão claras.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ciso de esclarecimentos adicionais sobre o seguro contratado. As condições de algumas cláusulas não foram completamente entendidas.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Estou com dúvidas sobre o que exatamente está coberto no contrato de seguro que assinei. Gostaria de uma explicação mais detalhada.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zados, após ler a apólice que me foi enviada, percebi que há algumas informações que não foram suficientemente explicadas.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Venho solicitar maiores informações sobre um contrato de seguro que assinei. Preciso de uma explicação mais detalhada sobre algumas condições.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zados, gostaria de entender melhor como funciona o processo descrito no contrato de seguro. Algumas partes não ficaram claras para mim.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ciso de mais detalhes sobre o contrato de seguro que assinei recentemente. Algumas cláusulas não foram totalmente compreendidas.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zados, gostaria de solicitar mais informações sobre os termos do contrato de seguro vigente. Algumas cláusulas ficaram confusas.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Estou com dificuldades para compreender todas as cláusulas do documento que recebi. Gostaria de uma explicação mais detalhada.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ciso de maiores informações sobre as condições descritas na apólice vigente. Algumas partes do documento não estão muito claras para mim.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zados, venho por meio deste solicitar uma explicação mais clara sobre as obrigações do segurado mencionadas no contrato.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Gostaria de receber mais detalhes sobre as coberturas oferecidas no seguro que contratei. Algumas informações não foram completamente entendidas.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zados, estou com dúvidas quanto ao funcionamento do seguro contratado. Algumas condições do documento não foram esclarecidas.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ciso de mais detalhes sobre o seguro que contratei recentemente. Algumas cláusulas não ficaram claras após a leitura do contrato.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zados, gostaria de uma explicação mais detalhada sobre as coberturas e as condições gerais do seguro que contrate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Estou com algumas dúvidas sobre as obrigações mencionadas no contrato de seguro vigente. Poderiam me fornecer maiores esclarecimentos?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ciso de mais informações sobre as condições descritas no contrato de seguro que assinei. Algumas partes do documento não estão claras.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zados, gostaria de obter uma explicação mais detalhada sobre os termos descritos na apólice que me foi enviada.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Solicito maiores esclarecimentos sobre as condições gerais do seguro que contratei. Algumas cláusulas não foram completamente compreendidas.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Estou com dificuldades para entender algumas partes do contrato de seguro que assinei. Gostaria de uma explicação mais clara.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zados, venho por meio deste solicitar uma revisão das condições descritas na apólice vigente. Algumas partes do documento não estão claras.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Gostaria de confirmar alguns detalhes sobre o seguro que contratei recentemente. Não compreendi completamente algumas cláusulas.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ciso de maiores informações sobre as coberturas descritas no documento que me foi enviado. Algumas condições não estão claras.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zados, estou com algumas dúvidas quanto às obrigações mencionadas no contrato de seguro vigente.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Gostaria de entender melhor as condições estabelecidas no contrato que assinei recentemente. Algumas cláusulas ficaram confusas.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ciso de mais informações sobre as condições gerais do contrato de seguro que recebi. Algumas partes não foram completamente compreendidas.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zados, venho solicitar esclarecimentos sobre o contrato de seguro que assinei. Há partes do documento que não ficaram claras.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Solicito maiores detalhes sobre o contrato de seguro vigente. Algumas condições não foram explicadas de maneira clara.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Estou com dificuldades para compreender alguns termos do contrato de seguro que recebi. Gostaria de uma explicação mais detalhada.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zados, gostaria de solicitar maiores informações sobre as coberturas descritas na apólice vigente. Algumas partes não estão claras.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ciso de mais detalhes sobre o funcionamento das condições gerais do seguro contratado. Não compreendi algumas cláusulas.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Gostaria de confirmar alguns pontos sobre o seguro que assinei recentemente. Algumas partes do documento ficaram confusas.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zados, estou com dúvidas quanto às condições gerais do contrato de seguro que recebi. Algumas partes não foram explicadas de maneira clara.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zados, estou com dificuldades para compreender o funcionamento de alguns termos no meu contrato. Gostaria de uma explicação mais clara sobre as obrigações envolvidas.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Solicito esclarecimentos sobre um serviço que foi oferecido e que eu aceitei recentemente. Após ler o documento, surgiram algumas dúvidas. Número do document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Venho por meio deste solicitar detalhes adicionais sobre a apólice vigente. Há pontos que não estão claros e necessitam de uma revisão. Número do document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ciso de ajuda para entender os itens de um contrato que assinei recentemente. Algumas cláusulas não ficaram muito claras. Número do document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Gostaria de verificar alguns detalhes sobre o seguro oferecido. Surgiram dúvidas quanto às coberturas incluídas e suas respectivas condições.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ciso de mais informações sobre um documento recebido. Algumas cláusulas não estão completamente claras para mim. Poderia me ajudar com isso? Número do document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Estou com algumas incertezas sobre a apólice que contratei. Seria possível fornecer uma explicação mais detalhada sobre os itens abordados no contrato?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Gostaria de solicitar informações adicionais sobre a cobertura oferecida. Não ficou claro para mim como determinadas condições são aplicáveis no meu caso. Número do document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Após revisar o documento que me foi enviado, percebi que alguns pontos não foram esclarecidos. Poderiam fornecer uma explicação mais detalhada?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ciso de ajuda para entender um pouco melhor como funciona o processo relacionado ao contrato que assinei. Há itens que não compreendi completamente. Número do document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zados, estou com dificuldades para compreender o funcionamento de alguns termos no meu contrato. Gostaria de uma explicação mais clara sobre as obrigações envolvidas.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Solicito esclarecimentos sobre um serviço que foi oferecido e que eu aceitei recentemente. Após ler o documento, surgiram algumas dúvidas. Número do document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Venho por meio deste solicitar detalhes adicionais sobre a apólice vigente. Há pontos que não estão claros e necessitam de uma revisão. Número do document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ciso de ajuda para entender os itens de um contrato que assinei recentemente. Algumas cláusulas não ficaram muito claras. Número do document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Gostaria de verificar alguns detalhes sobre o seguro oferecido. Surgiram dúvidas quanto às coberturas incluídas e suas respectivas condições.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ciso de mais informações sobre um documento recebido. Algumas cláusulas não estão completamente claras para mim. Poderia me ajudar com isso? Número do document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Estou com algumas incertezas sobre a apólice que contratei. Seria possível fornecer uma explicação mais detalhada sobre os itens abordados no contrato?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Gostaria de solicitar informações adicionais sobre a cobertura oferecida. Não ficou claro para mim como determinadas condições são aplicáveis no meu caso. Número do document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Após revisar o documento que me foi enviado, percebi que alguns pontos não foram esclarecidos. Poderiam fornecer uma explicação mais detalhada?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ciso de ajuda para entender um pouco melhor como funciona o processo relacionado ao contrato que assinei. Há itens que não compreendi completamente. Número do document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zados, gostaria de esclarecer algumas dúvidas sobre o contrato de seguro que assinei. Algumas cláusulas não ficaram claras para mim.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Estou com dificuldades para interpretar certas condições do seguro que recebi. Poderiam me fornecer uma explicação mais detalhada?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Solicito maiores informações sobre as obrigações descritas no contrato de seguro que recebi. Não compreendi totalmente algumas partes.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zados, após revisar o contrato de seguro, percebi que alguns pontos não foram esclarecidos de maneira satisfatória.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ciso de mais detalhes sobre o funcionamento do seguro contratado. Algumas cláusulas ficaram confusas após a leitura do documento.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Gostaria de confirmar algumas informações sobre o seguro que assinei recentemente. Algumas partes do documento não ficaram muito claras.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Estou com dúvidas sobre as coberturas descritas no contrato de seguro que recebi. Poderiam me fornecer mais detalhes?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zados, gostaria de obter uma explicação mais detalhada sobre as condições gerais do seguro contratado.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ciso de mais esclarecimentos sobre as cláusulas do contrato de seguro que assinei recentemente. Algumas partes ficaram confusas para mim.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zados, estou com dificuldades para entender algumas partes do contrato de seguro vigente. Poderiam me fornecer maiores explicações?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Gostaria de mais informações sobre as coberturas oferecidas no seguro que assinei. Algumas cláusulas não ficaram claras após a leitura do contrato.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Estou com dúvidas sobre as obrigações mencionadas no contrato de seguro que recebi. Poderiam me fornecer mais detalhes?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zados, após revisar o contrato de seguro, percebi que alguns pontos não foram totalmente compreendidos.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Solicito maiores informações sobre o funcionamento das condições gerais do seguro que contrate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Estou com dificuldades para interpretar alguns termos do contrato de seguro que receb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Gostaria de obter maiores informações sobre o contrato de seguro que assinei recentemente. Algumas cláusulas não foram completamente entendidas.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zados, gostaria de confirmar alguns detalhes sobre o contrato de seguro vigente. Algumas cláusulas ficaram confusas.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ciso de mais detalhes sobre as condições descritas no contrato de seguro que receb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zados, estou com algumas dúvidas sobre as cláusulas do contrato de seguro que receb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Gostaria de solicitar mais informações sobre as coberturas descritas no contrato de seguro que assine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Estou com dificuldades para entender todas as cláusulas do documento de seguro que receb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zados, gostaria de uma explicação mais detalhada sobre as obrigações mencionadas no contrato de seguro.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ciso de mais detalhes sobre as condições gerais do contrato de seguro que assinei recentemente.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zados, estou com dificuldades para interpretar as cláusulas do contrato de seguro que receb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Gostaria de obter maiores esclarecimentos sobre o seguro que assinei recentemente.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Estou com dúvidas quanto às condições descritas no contrato de seguro que receb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zados, gostaria de confirmar alguns pontos sobre o seguro contratado. Algumas cláusulas ficaram confusas após a leitura do contrato.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ciso de mais informações sobre as coberturas oferecidas no seguro que assine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Estou com dificuldades para compreender as condições gerais do seguro que receb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zados, gostaria de uma explicação mais detalhada sobre o funcionamento do contrato de seguro vigente.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ciso de mais detalhes sobre o contrato de seguro que assinei recentemente. Algumas cláusulas não foram entendidas.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zados, estou com dificuldades para interpretar as condições descritas no contrato de seguro que receb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Gostaria de solicitar maiores esclarecimentos sobre as cláusulas do contrato de seguro vigente.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Estou com dúvidas sobre o funcionamento das coberturas oferecidas no seguro que contrate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zados, gostaria de confirmar alguns detalhes sobre as condições gerais do contrato de seguro que assine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ciso de mais informações sobre as obrigações descritas no contrato de seguro que receb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Estou com dificuldades para interpretar algumas partes do contrato de seguro que assine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zados, gostaria de solicitar maiores informações sobre as coberturas mencionadas no contrato de seguro vigente.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ciso de mais detalhes sobre as condições gerais do contrato de seguro que receb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zados, estou com dúvidas quanto às cláusulas mencionadas no contrato de seguro que assine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Gostaria de solicitar maiores informações sobre o funcionamento do contrato de seguro que receb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Estou com dificuldades para interpretar algumas partes das condições gerais do seguro que assine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zados, gostaria de confirmar alguns detalhes sobre o contrato de seguro que assinei recentemente.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ciso de mais detalhes sobre as coberturas mencionadas no contrato de seguro que receb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zados, estou com dúvidas sobre o funcionamento das condições gerais do contrato de seguro vigente.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Gostaria de solicitar maiores esclarecimentos sobre o contrato de seguro que assine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Estou com dificuldades para interpretar algumas cláusulas do contrato de seguro vigente.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zados, gostaria de obter maiores informações sobre as condições gerais do contrato de seguro que assine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Gostaria de esclarecer algumas dúvidas que surgiram sobre o contrato de seguro que recebi. Algumas cláusulas não ficaram claras.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Estou com dificuldades para entender as condições descritas no contrato de seguro que assinei. Algumas partes ficaram confusas.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Solicito maiores esclarecimentos sobre as coberturas mencionadas no contrato de seguro que receb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zados, gostaria de confirmar alguns detalhes sobre o contrato de seguro vigente. Algumas cláusulas não foram completamente entendidas.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ciso de mais informações sobre as condições descritas no contrato de seguro que receb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zados, estou com dificuldades para interpretar algumas cláusulas do contrato de seguro que assine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Gostaria de solicitar maiores esclarecimentos sobre as coberturas oferecidas no seguro que assine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Estou com dúvidas sobre o funcionamento das condições gerais do seguro que receb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zados, gostaria de uma explicação mais clara sobre o contrato de seguro que assinei. Algumas partes ficaram confusas.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ciso de mais informações sobre as obrigações descritas no contrato de seguro que assine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zados, estou com dificuldades para entender as cláusulas do contrato de seguro que receb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Gostaria de solicitar maiores informações sobre as condições gerais do contrato de seguro que assine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Estou com dúvidas sobre o funcionamento das coberturas mencionadas no contrato de seguro que receb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zados, gostaria de uma explicação mais detalhada sobre as cláusulas do contrato de seguro que assinei recentemente.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ciso de mais informações sobre as condições gerais do contrato de seguro que assine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zados, estou com dificuldades para compreender todas as cláusulas mencionadas no contrato de seguro que receb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Gostaria de solicitar maiores esclarecimentos sobre o funcionamento das coberturas mencionadas no seguro que assine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Estou com dúvidas sobre as obrigações descritas no contrato de seguro que assine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zados, gostaria de solicitar maiores detalhes sobre as condições gerais do contrato de seguro que receb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ciso de mais informações sobre o funcionamento das coberturas mencionadas no contrato de seguro que assine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zados, estou com dificuldades para interpretar algumas cláusulas do contrato de seguro vigente.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Gostaria de obter maiores esclarecimentos sobre o funcionamento do contrato de seguro que assine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Estou com dúvidas sobre as condições gerais descritas no contrato de seguro que receb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zados, gostaria de uma explicação mais detalhada sobre as coberturas mencionadas no seguro que assine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ciso de mais detalhes sobre as condições gerais do contrato de seguro que assine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zados, estou com dificuldades para interpretar as obrigações mencionadas no contrato de seguro que receb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Gostaria de solicitar maiores esclarecimentos sobre as condições gerais do seguro que receb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Estou com dúvidas sobre o funcionamento do contrato de seguro que assine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zados, gostaria de confirmar alguns pontos sobre as coberturas mencionadas no contrato de seguro que receb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ciso de mais informações sobre as condições descritas no contrato de seguro que receb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zados, estou com dificuldades para compreender algumas cláusulas do contrato de seguro vigente.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Gostaria de solicitar maiores esclarecimentos sobre o funcionamento do contrato de seguro que receb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Estou com dúvidas sobre o funcionamento das coberturas descritas no contrato de seguro que assine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zados, gostaria de obter maiores detalhes sobre as condições gerais do contrato de seguro que assine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ciso de mais informações sobre as obrigações descritas no contrato de seguro que receb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zados, estou com dificuldades para entender as cláusulas mencionadas no contrato de seguro que assine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Gostaria de solicitar maiores esclarecimentos sobre o funcionamento das condições gerais do seguro que receb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Estou com dúvidas sobre as coberturas mencionadas no contrato de seguro que assine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zados, gostaria de confirmar alguns detalhes sobre o contrato de seguro que receb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ciso de mais detalhes sobre o funcionamento das condições gerais do seguro que assine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zados, estou com dificuldades para interpretar algumas cláusulas mencionadas no contrato de seguro que receb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Gostaria de solicitar maiores esclarecimentos sobre o funcionamento das coberturas descritas no seguro que assine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Estou com dúvidas sobre o funcionamento das condições gerais do contrato de seguro que receb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zados, gostaria de solicitar maiores informações sobre as obrigações descritas no contrato de seguro que assine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ciso de mais detalhes sobre o funcionamento das coberturas mencionadas no seguro que receb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zados, estou com dificuldades para entender as condições gerais descritas no contrato de seguro que assine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Gostaria de solicitar maiores esclarecimentos sobre as coberturas descritas no contrato de seguro que receb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Estou com dúvidas sobre o funcionamento das condições gerais do contrato de seguro que receb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zados, gostaria de solicitar maiores informações sobre as obrigações descritas no contrato de seguro que assine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ciso de mais detalhes sobre o funcionamento das coberturas mencionadas no seguro que receb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zados, estou com dificuldades para entender as condições gerais descritas no contrato de seguro que assine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Gostaria de solicitar maiores esclarecimentos sobre as coberturas descritas no contrato de seguro que receb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zados, gostaria de entender melhor as obrigações mencionadas no contrato de seguro. Algumas partes não ficaram claras.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ciso de mais informações sobre as coberturas descritas no contrato de seguro que receb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Gostaria de esclarecer algumas dúvidas sobre o contrato de seguro que assinei recentemente. Algumas cláusulas não foram totalmente entendidas.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zados, estou com dificuldades para compreender algumas partes do contrato de seguro que receb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Solicito maiores esclarecimentos sobre o funcionamento das coberturas oferecidas no seguro que assine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ciso de mais informações sobre as condições gerais descritas no contrato de seguro que receb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Gostaria de confirmar alguns detalhes sobre as coberturas oferecidas no contrato de seguro que assine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zados, estou com dificuldades para interpretar algumas cláusulas mencionadas no contrato de seguro vigente.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ciso de mais detalhes sobre o funcionamento das obrigações descritas no contrato de seguro que receb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zados, gostaria de solicitar maiores esclarecimentos sobre as condições gerais mencionadas no contrato de seguro.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Estou com dúvidas sobre o funcionamento das coberturas descritas no contrato de seguro que receb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zados, gostaria de uma explicação mais detalhada sobre as obrigações descritas no contrato de seguro.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ciso de mais detalhes sobre as condições gerais do contrato de seguro que receb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zados, estou com dificuldades para interpretar algumas cláusulas do contrato de seguro que assinei recentemente.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Gostaria de solicitar maiores esclarecimentos sobre as coberturas descritas no contrato de seguro que receb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Estou com dúvidas sobre o funcionamento das condições gerais mencionadas no contrato de seguro que receb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zados, gostaria de solicitar mais informações sobre as obrigações descritas no contrato de seguro que assine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ciso de mais detalhes sobre as coberturas mencionadas no contrato de seguro que receb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zados, estou com dificuldades para interpretar algumas partes do contrato de seguro que assinei recentemente.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Gostaria de solicitar maiores esclarecimentos sobre as condições gerais do contrato de seguro que receb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Estou com dúvidas sobre o funcionamento das obrigações mencionadas no contrato de seguro que receb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zados, gostaria de uma explicação mais clara sobre as coberturas descritas no contrato de seguro que assine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ciso de mais informações sobre as condições gerais mencionadas no contrato de seguro que receb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zados, estou com dificuldades para interpretar algumas cláusulas do contrato de seguro que receb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Gostaria de solicitar maiores esclarecimentos sobre o funcionamento das coberturas descritas no seguro que assine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Estou com dúvidas sobre as obrigações mencionadas no contrato de seguro que receb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zados, gostaria de solicitar maiores informações sobre as condições gerais do seguro que receb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ciso de mais detalhes sobre o funcionamento das coberturas descritas no contrato de seguro que assine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zados, estou com dificuldades para interpretar algumas cláusulas mencionadas no contrato de seguro que receb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Gostaria de obter maiores esclarecimentos sobre as obrigações descritas no contrato de seguro que assine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Estou com dúvidas sobre o funcionamento das condições gerais mencionadas no contrato de seguro que receb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zados, gostaria de uma explicação mais detalhada sobre as cláusulas descritas no contrato de seguro que assine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ciso de mais informações sobre o funcionamento das coberturas mencionadas no contrato de seguro que receb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zados, estou com dificuldades para interpretar algumas cláusulas do contrato de seguro que assinei recentemente.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Gostaria de solicitar maiores esclarecimentos sobre as obrigações descritas no contrato de seguro que receb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Estou com dúvidas sobre o funcionamento das condições gerais do contrato de seguro que receb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zados, gostaria de uma explicação mais clara sobre as coberturas descritas no contrato de seguro que receb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ciso de mais informações sobre as condições gerais descritas no contrato de seguro que receb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zados, estou com dificuldades para interpretar algumas partes do contrato de seguro que receb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Gostaria de obter maiores esclarecimentos sobre o funcionamento das coberturas mencionadas no contrato de seguro que assine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Estou com dúvidas sobre as obrigações descritas no contrato de seguro que receb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zados, gostaria de uma explicação mais detalhada sobre o funcionamento das coberturas mencionadas no contrato de seguro que assine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ciso de mais detalhes sobre as condições gerais descritas no contrato de seguro que receb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zados, estou com dificuldades para interpretar algumas cláusulas mencionadas no contrato de seguro que receb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Gostaria de solicitar maiores esclarecimentos sobre as obrigações descritas no contrato de seguro que assinei recentemente.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Estou com dúvidas sobre o funcionamento das condições gerais mencionadas no contrato de seguro que receb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zados, gostaria de solicitar uma explicação mais detalhada sobre as condições gerais do contrato de seguro que receb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ciso de mais informações sobre as coberturas mencionadas no contrato de seguro que assinei recentemente.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Gostaria de esclarecer algumas dúvidas que surgiram ao revisar o contrato de seguro que receb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zados, estou com dificuldades para interpretar algumas partes do contrato de seguro que assine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Solicito maiores esclarecimentos sobre o funcionamento das obrigações mencionadas no contrato de seguro que receb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ciso de mais informações sobre as condições gerais descritas no contrato de seguro que receb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Gostaria de confirmar alguns detalhes sobre as coberturas mencionadas no contrato de seguro que assine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zados, estou com dificuldades para entender algumas cláusulas do contrato de seguro que assinei recentemente.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ciso de mais detalhes sobre o funcionamento das obrigações mencionadas no contrato de seguro que receb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zados, gostaria de solicitar maiores esclarecimentos sobre as condições gerais descritas no contrato de seguro.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Estou com dúvidas sobre o funcionamento das coberturas oferecidas no seguro que assine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zados, gostaria de uma explicação mais detalhada sobre as obrigações mencionadas no contrato de seguro.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ciso de mais detalhes sobre as condições gerais do contrato de seguro que receb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zados, estou com dificuldades para interpretar algumas cláusulas mencionadas no contrato de seguro que assine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Gostaria de solicitar maiores esclarecimentos sobre as coberturas mencionadas no contrato de seguro que receb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Estou com dúvidas sobre o funcionamento das condições gerais mencionadas no contrato de seguro que receb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zados, gostaria de solicitar mais informações sobre as obrigações descritas no contrato de seguro que assine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ciso de mais detalhes sobre as coberturas mencionadas no contrato de seguro que receb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zados, estou com dificuldades para interpretar algumas partes do contrato de seguro que assine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Gostaria de solicitar maiores esclarecimentos sobre as condições gerais do contrato de seguro que receb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Estou com dúvidas sobre o funcionamento das obrigações mencionadas no contrato de seguro que receb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zados, gostaria de uma explicação mais detalhada sobre as coberturas descritas no contrato de seguro.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ciso de mais informações sobre as condições gerais mencionadas no contrato de seguro que receb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zados, estou com dificuldades para interpretar algumas cláusulas do contrato de seguro que assinei recentemente.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Gostaria de solicitar maiores esclarecimentos sobre as obrigações descritas no contrato de seguro que receb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Estou com dúvidas sobre o funcionamento das condições gerais do contrato de seguro que receb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zados, gostaria de uma explicação mais clara sobre as coberturas descritas no contrato de seguro.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ciso de mais informações sobre as condições gerais descritas no contrato de seguro que receb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zados, estou com dificuldades para interpretar algumas partes do contrato de seguro que receb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Gostaria de obter maiores esclarecimentos sobre o funcionamento das coberturas mencionadas no contrato de seguro que assine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Estou com dúvidas sobre as obrigações mencionadas no contrato de seguro que receb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zados, gostaria de uma explicação mais detalhada sobre o funcionamento das coberturas mencionadas no contrato de seguro que assine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ciso de mais detalhes sobre as condições gerais descritas no contrato de seguro que receb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zados, estou com dificuldades para interpretar algumas cláusulas mencionadas no contrato de seguro que receb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Gostaria de solicitar maiores esclarecimentos sobre as obrigações descritas no contrato de seguro que assinei recentemente.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Estou com dúvidas sobre o funcionamento das condições gerais mencionadas no contrato de seguro que receb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zados, gostaria de uma explicação mais detalhada sobre as cláusulas descritas no contrato de seguro.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ciso de mais informações sobre o funcionamento das coberturas mencionadas no contrato de seguro que receb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zados, estou com dificuldades para interpretar algumas cláusulas do contrato de seguro que assine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Gostaria de solicitar maiores esclarecimentos sobre as obrigações mencionadas no contrato de seguro que receb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Estou com dúvidas sobre o funcionamento das condições gerais do contrato de seguro que receb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zados, gostaria de uma explicação mais clara sobre as coberturas mencionadas no contrato de seguro.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ciso de mais informações sobre as condições gerais descritas no contrato de seguro que receb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Prezados, estou com dificuldades para interpretar algumas partes do contrato de seguro que receb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Gostaria de obter maiores esclarecimentos sobre o funcionamento das coberturas mencionadas no contrato de seguro que assine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2">
            <text:p>Estou com dúvidas sobre as obrigações mencionadas no contrato de seguro que recebi. Documento número: 123.</text:p>
          </table:table-cell>
          <table:table-cell office:value-type="string" table:style-name="ce1">
            <text:p>Outros</text:p>
          </table:table-cell>
          <table:table-cell table:number-columns-repeated="16381"/>
        </table:table-row>
        <table:table-row table:style-name="ro1">
          <table:table-cell/>
          <table:table-cell office:value-type="string" table:style-name="ce1">
            <text:p>Gostaria de abrir um sinistro para este cpf. como devo proceder? Temos um seguro habitacional - MIP com o percentual de 333% referente a este CPF, porém nada informa como fazer a abertura do sinistro. O obito do comprador ocorreu dia 33/33/33 e caira um parcela no dia 33/33, logo precisamos impedir que esta parcela caia. Obrigada pela atenção!</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Bom dia, gostaria de saber o processo não está claro para mim. Por favor, preciso resolver isso logo.</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Preciso de uma confirmação se o sistema não aceitou meu protocolo. Aguardo novas instruções.</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Recebi um comunicado e o sistema não aceitou meu protocolo. Espero que possam resolver isso rapidamente.</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Quero entender melhor como gostaria de evitar atrasos na resolução. Aguardo novas instruções.</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Preciso de uma atualização sobre recebi uma mensagem confusa. Desde já agradeço pela orientação.</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Recebi um comunicado e preciso resolver isso antes que gere um problema maior. Por favor, preciso resolver isso logo.</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Preciso de uma confirmação se gostaria de evitar atrasos na resolução. Desde já agradeço pela orientação.</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Tenho dúvidas em relação a o documento que recebi está incompleto. Conto com sua ajuda.</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Não sei se aqui é o local certo, mas não sei quais os próximos passos. Espero que possam resolver isso rapidamente.</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Recebi um comunicado e preciso resolver isso antes que gere um problema maior. Aguardo retorno.</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Tenho uma dúvida urgente recebi uma mensagem confusa. Por favor, respondam o quanto antes.</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Bom dia, gostaria de saber acho que pode ser um erro. Aguardo novas instruções.</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Preciso de uma atualização sobre gostaria de evitar atrasos na resolução. Preciso de uma resposta urgente.</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Acabei de notar que minha apólice 123 parece estar com informações desatualizadas. Agradeço antecipadamente pela resposta.</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Bom dia, gostaria de saber recebi uma mensagem confusa. Espero que possam resolver isso rapidamente.</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Tenho uma dúvida urgente me informaram que preciso enviar documentos, mas não recebi mais detalhes. Por favor, preciso resolver isso logo.</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Recebi um comunicado e o sistema não aceitou meu protocolo. Espero que possam resolver isso rapidamente.</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Preciso de uma confirmação se minha apólice 123 parece estar com informações desatualizadas. Desde já agradeço pela orientação.</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Alguém pode me ajudar com me informaram que preciso enviar documentos, mas não recebi mais detalhes. Por favor, respondam o quanto antes.</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Não sei se aqui é o local certo, mas não consegui falar com ninguém até o momento. Aguardo novas instruções.</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Tenho dúvidas em relação a recebi uma mensagem confusa. Aguardo retorno.</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Por favor, preciso de informações sobre minha apólice 123 parece estar com informações desatualizadas. Aguardo retorno.</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Preciso de uma confirmação se me enviaram um aviso, mas não sei o que significa. Espero que possam resolver isso rapidamente.</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Tenho dúvidas em relação a me enviaram um aviso, mas não sei o que significa. Desde já agradeço pela orientação.</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Tenho dúvidas em relação a me informaram que preciso enviar documentos, mas não recebi mais detalhes. Obrigado(a) pela atenção.</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Acabei de notar que o documento que recebi está incompleto. Espero que possam resolver isso rapidamente.</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Estou com um problema referente a não consegui falar com ninguém até o momento. Obrigado(a) pela atenção.</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Tenho um documento com apólice 123 e preciso resolver isso antes que gere um problema maior. Por favor, preciso resolver isso logo.</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Acabei de notar que me informaram que preciso enviar documentos, mas não recebi mais detalhes. Desde já agradeço pela orientação.</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Preciso de uma atualização sobre não sei quais os próximos passos. Conto com sua ajuda.</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Tenho dúvidas em relação a não encontrei a informação no portal. Conto com sua ajuda.</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Preciso de uma confirmação se me enviaram um aviso, mas não sei o que significa. Obrigado(a) pela atenção.</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Preciso de uma confirmação se o documento que recebi está incompleto. Preciso de uma resposta urgente.</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Alguém pode me ajudar com não encontrei a informação no portal. Conto com sua ajuda.</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Posso contar com apoio para não consegui falar com ninguém até o momento. Por favor, preciso resolver isso logo.</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Por favor, preciso de informações sobre minha apólice 123 parece estar com informações desatualizadas. Aguardo retorno.</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Alguém pode me ajudar com não sei quais os próximos passos. Desde já agradeço pela orientação.</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Bom dia, gostaria de saber o processo não está claro para mim. Preciso de uma resposta urgente.</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Tenho um documento com apólice 123 e preciso resolver isso antes que gere um problema maior. Por favor, preciso resolver isso logo.</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Preciso de uma atualização sobre o documento que recebi está incompleto. Agradeço antecipadamente pela resposta.</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Estou com um problema referente a preciso resolver isso antes que gere um problema maior. Conto com sua ajuda.</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Alguém pode me ajudar com recebi uma mensagem confusa. Agradeço antecipadamente pela resposta.</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Preciso de uma atualização sobre minha apólice 123 parece estar com informações desatualizadas. Estou no aguardo de mais informações.</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Acabei de notar que o documento que recebi está incompleto. Aguardo retorno.</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Prezado(a), solicito orientações sobre me informaram que preciso enviar documentos, mas não recebi mais detalhes. Por favor, preciso resolver isso logo.</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Bom dia, gostaria de saber preciso resolver isso antes que gere um problema maior. Aguardo retorno.</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Preciso de uma confirmação se preciso resolver isso antes que gere um problema maior. Obrigado(a) pela atenção.</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Recebi um comunicado e recebi uma mensagem confusa. Estou no aguardo de mais informações.</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Estou com um problema referente a o processo não está claro para mim. Aguardo retorno.</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Por favor, preciso de informações sobre recebi uma mensagem confusa. Aguardo novas instruções.</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Posso contar com apoio para não sei quais os próximos passos. Agradeço antecipadamente pela resposta.</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Posso contar com apoio para não encontrei a informação no portal. Espero que possam resolver isso rapidamente.</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Preciso de uma confirmação se minha apólice 123 parece estar com informações desatualizadas. Por favor, respondam o quanto antes.</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Acabei de notar que gostaria de evitar atrasos na resolução. Conto com sua ajuda.</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Recebi um comunicado e me enviaram um aviso, mas não sei o que significa. Por favor, preciso resolver isso logo.</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Tenho dúvidas em relação a fiquei sem resposta e gostaria de saber como proceder. Agradeço antecipadamente pela resposta.</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Tenho uma dúvida urgente preciso resolver isso antes que gere um problema maior. Desde já agradeço pela orientação.</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Preciso de uma confirmação se não consegui falar com ninguém até o momento. Estou no aguardo de mais informações.</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Quero entender melhor como o documento que recebi está incompleto. Por favor, preciso resolver isso logo.</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Alguém pode me ajudar com me enviaram um aviso, mas não sei o que significa. Desde já agradeço pela orientação.</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Tenho dúvidas em relação a acho que pode ser um erro. Por favor, respondam o quanto antes.</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Prezado(a), solicito orientações sobre o processo não está claro para mim. Espero que possam resolver isso rapidamente.</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Bom dia, gostaria de saber me enviaram um aviso, mas não sei o que significa. Aguardo novas instruções.</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Estou com um problema referente a não consegui falar com ninguém até o momento. Obrigado(a) pela atenção.</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Posso contar com apoio para me enviaram um aviso, mas não sei o que significa. Preciso de uma resposta urgente.</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Prezado(a), solicito orientações sobre fiquei sem resposta e gostaria de saber como proceder. Aguardo retorno.</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Recebi um comunicado e o documento que recebi está incompleto. Por favor, preciso resolver isso logo.</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Não sei se aqui é o local certo, mas não encontrei a informação no portal. Estou no aguardo de mais informações.</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Preciso de uma confirmação se gostaria de evitar atrasos na resolução. Aguardo novas instruções.</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Preciso de uma confirmação se o documento que recebi está incompleto. Aguardo retorno.</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Preciso de uma atualização sobre me enviaram um aviso, mas não sei o que significa. Aguardo retorno.</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Recebi um comunicado e me enviaram um aviso, mas não sei o que significa. Preciso de uma resposta urgente.</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Preciso de uma atualização sobre me informaram que preciso enviar documentos, mas não recebi mais detalhes. Preciso de uma resposta urgente.</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Preciso de uma atualização sobre o sistema não aceitou meu protocolo. Espero que possam resolver isso rapidamente.</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Tenho dúvidas em relação a não sei quais os próximos passos. Por favor, respondam o quanto antes.</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Acabei de notar que me informaram que preciso enviar documentos, mas não recebi mais detalhes. Desde já agradeço pela orientação.</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Recebi um comunicado e gostaria de evitar atrasos na resolução. Preciso de uma resposta urgente.</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Recebi um comunicado e minha apólice 123 parece estar com informações desatualizadas. Desde já agradeço pela orientação.</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Tenho um documento com apólice 123 e me informaram que preciso enviar documentos, mas não recebi mais detalhes. Conto com sua ajuda.</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Preciso de uma atualização sobre não consegui falar com ninguém até o momento. Preciso de uma resposta urgente.</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Não sei se aqui é o local certo, mas me informaram que preciso enviar documentos, mas não recebi mais detalhes. Obrigado(a) pela atenção.</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Posso contar com apoio para acho que pode ser um erro. Preciso de uma resposta urgente.</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Por favor, preciso de informações sobre o sistema não aceitou meu protocolo. Por favor, respondam o quanto antes.</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Prezado(a), solicito orientações sobre não consegui falar com ninguém até o momento. Obrigado(a) pela atenção.</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Tenho um documento com apólice 123 e recebi uma mensagem confusa. Estou no aguardo de mais informações.</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Recebi um comunicado e o processo não está claro para mim. Preciso de uma resposta urgente.</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Estou com um problema referente a me enviaram um aviso, mas não sei o que significa. Por favor, preciso resolver isso logo.</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Alguém pode me ajudar com me enviaram um aviso, mas não sei o que significa. Por favor, preciso resolver isso logo.</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Não sei se aqui é o local certo, mas o prazo informado já expirou. Aguardo retorno.</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Tenho dúvidas em relação a acho que pode ser um erro. Conto com sua ajuda.</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Quero entender melhor como acho que pode ser um erro. Estou no aguardo de mais informações.</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Quero entender melhor como não encontrei a informação no portal. Agradeço antecipadamente pela resposta.</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Não sei se aqui é o local certo, mas o documento que recebi está incompleto. Obrigado(a) pela atenção.</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Bom dia, gostaria de saber o documento que recebi está incompleto. Preciso de uma resposta urgente.</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Tenho dúvidas em relação a gostaria de evitar atrasos na resolução. Estou no aguardo de mais informações.</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Não sei se aqui é o local certo, mas preciso resolver isso antes que gere um problema maior. Por favor, preciso resolver isso logo.</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Recebi um comunicado e minha apólice 123 parece estar com informações desatualizadas. Obrigado(a) pela atenção.</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Prezado(a), solicito orientações sobre o documento que recebi está incompleto. Obrigado(a) pela atenção.</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Posso contar com apoio para o documento que recebi está incompleto. Estou no aguardo de mais informações.</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Tenho um documento com apólice 123 e gostaria de evitar atrasos na resolução. Agradeço antecipadamente pela resposta.</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Prezado(a), solicito orientações sobre o documento que recebi está incompleto. Estou no aguardo de mais informações.</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Por favor, preciso de informações sobre me informaram que preciso enviar documentos, mas não recebi mais detalhes. Aguardo retorno.</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Tenho uma dúvida urgente não encontrei a informação no portal. Estou no aguardo de mais informações.</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Preciso de uma atualização sobre acho que pode ser um erro. Por favor, respondam o quanto antes.</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Tenho um documento com apólice 123 e não encontrei a informação no portal. Conto com sua ajuda.</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Preciso de uma atualização sobre me enviaram um aviso, mas não sei o que significa. Aguardo novas instruções.</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Recebi um comunicado e minha apólice 123 parece estar com informações desatualizadas. Espero que possam resolver isso rapidamente.</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Tenho um documento com apólice 123 e o processo não está claro para mim. Agradeço antecipadamente pela resposta.</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Posso contar com apoio para me informaram que preciso enviar documentos, mas não recebi mais detalhes. Aguardo retorno.</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Tenho um documento com apólice 123 e o prazo informado já expirou. Aguardo novas instruções.</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Prezado(a), solicito orientações sobre acho que pode ser um erro. Agradeço antecipadamente pela resposta.</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Preciso de uma atualização sobre não sei quais os próximos passos. Por favor, respondam o quanto antes.</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Recebi um comunicado e gostaria de evitar atrasos na resolução. Por favor, respondam o quanto antes.</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Prezado(a), solicito orientações sobre recebi uma mensagem confusa. Espero que possam resolver isso rapidamente.</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Por favor, preciso de informações sobre me informaram que preciso enviar documentos, mas não recebi mais detalhes. Aguardo novas instruções.</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Não sei se aqui é o local certo, mas o processo não está claro para mim. Por favor, preciso resolver isso logo.</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Quero entender melhor como recebi uma mensagem confusa. Obrigado(a) pela atenção.</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Por favor, preciso de informações sobre não sei quais os próximos passos. Conto com sua ajuda.</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Tenho um documento com apólice 123 e o sistema não aceitou meu protocolo. Obrigado(a) pela atenção.</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Acabei de notar que não encontrei a informação no portal. Por favor, respondam o quanto antes.</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Acabei de notar que preciso resolver isso antes que gere um problema maior. Preciso de uma resposta urgente.</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Recebi um comunicado e me enviaram um aviso, mas não sei o que significa. Por favor, respondam o quanto antes.</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Preciso de uma confirmação se minha apólice 123 parece estar com informações desatualizadas. Aguardo novas instruções.</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Tenho um documento com apólice 123 e o processo não está claro para mim. Preciso de uma resposta urgente.</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Recebi um comunicado e o sistema não aceitou meu protocolo. Agradeço antecipadamente pela resposta.</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Recebi um comunicado e gostaria de evitar atrasos na resolução. Por favor, respondam o quanto antes.</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Posso contar com apoio para preciso resolver isso antes que gere um problema maior. Por favor, preciso resolver isso logo.</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Recebi um comunicado e gostaria de evitar atrasos na resolução. Aguardo retorno.</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Por favor, preciso de informações sobre o prazo informado já expirou. Obrigado(a) pela atenção.</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Tenho uma dúvida urgente recebi uma mensagem confusa. Por favor, respondam o quanto antes.</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Tenho dúvidas em relação a me enviaram um aviso, mas não sei o que significa. Por favor, preciso resolver isso logo.</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Preciso de uma confirmação se o processo não está claro para mim. Conto com sua ajuda.</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Acabei de notar que não sei quais os próximos passos. Desde já agradeço pela orientação.</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Não sei se aqui é o local certo, mas o processo não está claro para mim. Conto com sua ajuda.</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Não sei se aqui é o local certo, mas o prazo informado já expirou. Desde já agradeço pela orientação.</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Estou com um problema referente a o documento que recebi está incompleto. Conto com sua ajuda.</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Preciso de uma atualização sobre o sistema não aceitou meu protocolo. Preciso de uma resposta urgente.</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Recebi um comunicado e não consegui falar com ninguém até o momento. Preciso de uma resposta urgente.</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Tenho dúvidas em relação a o sistema não aceitou meu protocolo. Por favor, respondam o quanto antes.</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Preciso de uma atualização sobre o prazo informado já expirou. Agradeço antecipadamente pela resposta.</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Bom dia, gostaria de saber acho que pode ser um erro. Estou no aguardo de mais informações.</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Tenho dúvidas em relação a o processo não está claro para mim. Preciso de uma resposta urgente.</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Prezado(a), solicito orientações sobre não sei quais os próximos passos. Preciso de uma resposta urgente.</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Bom dia, gostaria de saber o documento que recebi está incompleto. Obrigado(a) pela atenção.</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Estou com um problema referente a fiquei sem resposta e gostaria de saber como proceder. Agradeço antecipadamente pela resposta.</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Tenho um documento com apólice 123 e o sistema não aceitou meu protocolo. Obrigado(a) pela atenção.</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Tenho dúvidas em relação a o prazo informado já expirou. Preciso de uma resposta urgente.</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Posso contar com apoio para não sei quais os próximos passos. Estou no aguardo de mais informações.</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Quero entender melhor como o documento que recebi está incompleto. Agradeço antecipadamente pela resposta.</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Recebi um comunicado e me informaram que preciso enviar documentos, mas não recebi mais detalhes. Aguardo novas instruções.</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Bom dia, gostaria de saber o sistema não aceitou meu protocolo. Conto com sua ajuda.</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Não sei se aqui é o local certo, mas gostaria de evitar atrasos na resolução. Agradeço antecipadamente pela resposta.</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Alguém pode me ajudar com fiquei sem resposta e gostaria de saber como proceder. Conto com sua ajuda.</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Não sei se aqui é o local certo, mas não encontrei a informação no portal. Obrigado(a) pela atenção.</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Preciso de uma confirmação se não consegui falar com ninguém até o momento. Estou no aguardo de mais informações.</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Tenho um documento com apólice 123 e preciso resolver isso antes que gere um problema maior. Agradeço antecipadamente pela resposta.</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Quero entender melhor como o processo não está claro para mim. Obrigado(a) pela atenção.</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Recebi um comunicado e o sistema não aceitou meu protocolo. Aguardo novas instruções.</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Tenho uma dúvida urgente minha apólice 123 parece estar com informações desatualizadas. Preciso de uma resposta urgente.</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Por favor, preciso de informações sobre o prazo informado já expirou. Agradeço antecipadamente pela resposta.</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Acabei de notar que preciso resolver isso antes que gere um problema maior. Estou no aguardo de mais informações.</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Tenho dúvidas em relação a não encontrei a informação no portal. Por favor, preciso resolver isso logo.</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Alguém pode me ajudar com não encontrei a informação no portal. Obrigado(a) pela atenção.</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Prezado(a), solicito orientações sobre o documento que recebi está incompleto. Obrigado(a) pela atenção.</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Tenho uma dúvida urgente não sei quais os próximos passos. Obrigado(a) pela atenção.</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Tenho uma dúvida urgente o processo não está claro para mim. Por favor, respondam o quanto antes.</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Alguém pode me ajudar com me informaram que preciso enviar documentos, mas não recebi mais detalhes. Preciso de uma resposta urgente.</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Preciso de uma confirmação se recebi uma mensagem confusa. Por favor, respondam o quanto antes.</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Prezado(a), solicito orientações sobre gostaria de evitar atrasos na resolução. Por favor, preciso resolver isso logo.</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Acabei de notar que o documento que recebi está incompleto. Conto com sua ajuda.</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Tenho dúvidas em relação a o sistema não aceitou meu protocolo. Conto com sua ajuda.</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Posso contar com apoio para o sistema não aceitou meu protocolo. Agradeço antecipadamente pela resposta.</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Tenho uma dúvida urgente fiquei sem resposta e gostaria de saber como proceder. Conto com sua ajuda.</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Preciso de uma atualização sobre não sei quais os próximos passos. Aguardo retorno.</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Tenho dúvidas em relação a não sei quais os próximos passos. Agradeço antecipadamente pela resposta.</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Não sei se aqui é o local certo, mas me informaram que preciso enviar documentos, mas não recebi mais detalhes. Por favor, respondam o quanto antes.</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Por favor, preciso de informações sobre não consegui falar com ninguém até o momento. Estou no aguardo de mais informações.</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Bom dia, gostaria de saber acho que pode ser um erro. Aguardo retorno.</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Tenho um documento com apólice 123 e recebi uma mensagem confusa. Por favor, respondam o quanto antes.</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Bom dia, gostaria de saber me enviaram um aviso, mas não sei o que significa. Aguardo retorno.</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Bom dia, gostaria de saber gostaria de evitar atrasos na resolução. Espero que possam resolver isso rapidamente.</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Tenho dúvidas em relação a o processo não está claro para mim. Agradeço antecipadamente pela resposta.</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Acabei de notar que me enviaram um aviso, mas não sei o que significa. Estou no aguardo de mais informações.</text:p>
          </table:table-cell>
          <table:table-cell office:value-type="string" table:style-name="ce1">
            <text:p>Não identificada</text:p>
          </table:table-cell>
          <table:table-cell table:number-columns-repeated="16381"/>
        </table:table-row>
        <table:table-row table:style-name="ro1">
          <table:table-cell/>
          <table:table-cell office:value-type="string" table:style-name="ce1">
            <text:p>Olá! Preciso do atual número de processo de um plano de previdência entre o Banco Itaú e a antiga empresa DSM Elastomeros do Brasil - atuasl Arlanxeo Triunfo/RS (33.333.333/3333-33)Nã3 achei realizando as buscas no site da SUSEPNumero Processo SUSEP antigo: 333.333333/33 (anexo)</text:p>
          </table:table-cell>
          <table:table-cell office:value-type="string" table:style-name="ce8">
            <text:p>Previdência Complementar Aberta</text:p>
          </table:table-cell>
          <table:table-cell table:number-columns-repeated="16381"/>
        </table:table-row>
        <table:table-row table:number-rows-repeated="2" table:style-name="ro1">
          <table:table-cell/>
          <table:table-cell office:value-type="string" table:style-name="ce1">
            <text:p>Preciso de um extrato atualizado dos últimos 12 meses referente ao contrato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Solicito a alteração da modalidade do meu plano PGBL para um VGBL.</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Aguardo o retorno sobre a migração do meu plano de previdência da instituição atual para uma nova gestora.</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Preciso de um extrato atualizado dos últimos 12 meses referente ao contrato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Gostaria de obter mais informações sobre o status do meu plano de previdência com o contrato número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Estou enfrentando dificuldades para acessar meu plano pelo aplicativo do banco.</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Houve um erro na cobrança da taxa de carregamento. Poderiam corrigir?</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Quero saber como alterar o beneficiário principal do meu contrato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Gostaria de obter mais informações sobre o status do meu plano de previdência com o contrato número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Gostaria de antecipar o resgate parcial do fundo. O contrato vinculado é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Solicito a alteração da modalidade do meu plano PGBL para um VGBL.</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Houve divergência no valor informado no extrato do benefício e o valor creditado em minha conta.</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Houve um erro na cobrança da taxa de carregamento. Poderiam corrigir?</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Gostaria de obter mais informações sobre o status do meu plano de previdência com o contrato número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O atendimento da seguradora não soube esclarecer sobre o prazo de carência para saque. Poderiam verificar?</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Quero saber como alterar o beneficiário principal do meu contrato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Houve um erro na cobrança da taxa de carregamento. Poderiam corrigir?</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Aguardo o retorno sobre a migração do meu plano de previdência da instituição atual para uma nova gestora.</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Meu plano PGBL está apresentando problemas na atualização das contribuições mensais. Como proceder?</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Estou enfrentando dificuldades para acessar meu plano pelo aplicativo do banco.</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Preciso de um extrato atualizado dos últimos 12 meses referente ao contrato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Aguardo o retorno sobre a migração do meu plano de previdência da instituição atual para uma nova gestora.</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Meu plano PGBL está apresentando problemas na atualização das contribuições mensais. Como proceder?</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Aguardo o retorno sobre a migração do meu plano de previdência da instituição atual para uma nova gestora.</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Houve um erro na cobrança da taxa de carregamento. Poderiam corrigir?</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Meu plano PGBL está apresentando problemas na atualização das contribuições mensais. Como proceder?</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Gostaria de antecipar o resgate parcial do fundo. O contrato vinculado é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Houve um erro na cobrança da taxa de carregamento. Poderiam corrigir?</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Minha previdência está bloqueada para movimentação sem explicação. Contrato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Aguardo o retorno sobre a migração do meu plano de previdência da instituição atual para uma nova gestora.</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Meu plano PGBL está apresentando problemas na atualização das contribuições mensais. Como proceder?</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Preciso de um extrato atualizado dos últimos 12 meses referente ao contrato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Gostaria de obter mais informações sobre o status do meu plano de previdência com o contrato número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Solicito a alteração da modalidade do meu plano PGBL para um VGBL.</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Preciso de orientação sobre como realizar a portabilidade do meu VGBL para outro banco.</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Gostaria de antecipar o resgate parcial do fundo. O contrato vinculado é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Solicito a alteração da modalidade do meu plano PGBL para um VGBL.</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Gostaria de antecipar o resgate parcial do fundo. O contrato vinculado é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Meu plano PGBL está apresentando problemas na atualização das contribuições mensais. Como proceder?</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Minha previdência está bloqueada para movimentação sem explicação. Contrato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Quero saber como alterar o beneficiário principal do meu contrato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Solicito a alteração da modalidade do meu plano PGBL para um VGBL.</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Solicito uma revisão nas taxas de administração aplicadas ao contrato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O atendimento da seguradora não soube esclarecer sobre o prazo de carência para saque. Poderiam verificar?</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Quero saber como alterar o beneficiário principal do meu contrato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Solicito a alteração da modalidade do meu plano PGBL para um VGBL.</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Preciso de um extrato atualizado dos últimos 12 meses referente ao contrato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Houve divergência no valor informado no extrato do benefício e o valor creditado em minha conta.</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O atendimento da seguradora não soube esclarecer sobre o prazo de carência para saque. Poderiam verificar?</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Solicito uma revisão nas taxas de administração aplicadas ao contrato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Gostaria de antecipar o resgate parcial do fundo. O contrato vinculado é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Preciso de um extrato atualizado dos últimos 12 meses referente ao contrato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Solicito uma revisão nas taxas de administração aplicadas ao contrato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O atendimento da seguradora não soube esclarecer sobre o prazo de carência para saque. Poderiam verificar?</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Minha previdência está bloqueada para movimentação sem explicação. Contrato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Quero saber como alterar o beneficiário principal do meu contrato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Preciso de orientação sobre como realizar a portabilidade do meu VGBL para outro banco.</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Gostaria de atualizar meus dados cadastrais no plano. Como proceder?</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Minha previdência está bloqueada para movimentação sem explicação. Contrato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Preciso de orientação sobre como realizar a portabilidade do meu VGBL para outro banco.</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Gostaria de atualizar meus dados cadastrais no plano. Como proceder?</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Solicito a alteração da modalidade do meu plano PGBL para um VGBL.</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Gostaria de obter mais informações sobre o status do meu plano de previdência com o contrato número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Houve um erro na cobrança da taxa de carregamento. Poderiam corrigir?</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Houve divergência no valor informado no extrato do benefício e o valor creditado em minha conta.</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Aguardo o retorno sobre a migração do meu plano de previdência da instituição atual para uma nova gestora.</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Gostaria de obter mais informações sobre o status do meu plano de previdência com o contrato número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Quero saber como alterar o beneficiário principal do meu contrato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Houve divergência no valor informado no extrato do benefício e o valor creditado em minha conta.</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Gostaria de atualizar meus dados cadastrais no plano. Como proceder?</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Gostaria de obter mais informações sobre o status do meu plano de previdência com o contrato número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Solicito uma revisão nas taxas de administração aplicadas ao contrato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Solicito a alteração da modalidade do meu plano PGBL para um VGBL.</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Preciso de orientação sobre como realizar a portabilidade do meu VGBL para outro banco.</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Estou enfrentando dificuldades para acessar meu plano pelo aplicativo do banco.</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Aguardo o retorno sobre a migração do meu plano de previdência da instituição atual para uma nova gestora.</text:p>
          </table:table-cell>
          <table:table-cell office:value-type="string" table:style-name="ce8">
            <text:p>Previdência Complementar Aberta</text:p>
          </table:table-cell>
          <table:table-cell table:number-columns-repeated="16381"/>
        </table:table-row>
        <table:table-row table:number-rows-repeated="2" table:style-name="ro1">
          <table:table-cell/>
          <table:table-cell office:value-type="string" table:style-name="ce1">
            <text:p>Meu plano PGBL está apresentando problemas na atualização das contribuições mensais. Como proceder?</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Houve divergência no valor informado no extrato do benefício e o valor creditado em minha conta.</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Solicito a alteração da modalidade do meu plano PGBL para um VGBL.</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Aguardo o retorno sobre a migração do meu plano de previdência da instituição atual para uma nova gestora.</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Gostaria de obter mais informações sobre o status do meu plano de previdência com o contrato número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Houve divergência no valor informado no extrato do benefício e o valor creditado em minha conta.</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O atendimento da seguradora não soube esclarecer sobre o prazo de carência para saque. Poderiam verificar?</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Houve divergência no valor informado no extrato do benefício e o valor creditado em minha conta.</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Gostaria de obter mais informações sobre o status do meu plano de previdência com o contrato número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Gostaria de atualizar meus dados cadastrais no plano. Como proceder?</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Preciso de um extrato atualizado dos últimos 12 meses referente ao contrato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Gostaria de antecipar o resgate parcial do fundo. O contrato vinculado é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Estou enfrentando dificuldades para acessar meu plano pelo aplicativo do banco.</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Preciso de orientação sobre como realizar a portabilidade do meu VGBL para outro banco.</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Solicito uma revisão nas taxas de administração aplicadas ao contrato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O atendimento da seguradora não soube esclarecer sobre o prazo de carência para saque. Poderiam verificar?</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Gostaria de obter mais informações sobre o status do meu plano de previdência com o contrato número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Solicito a alteração da modalidade do meu plano PGBL para um VGBL.</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Houve um erro na cobrança da taxa de carregamento. Poderiam corrigir?</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Preciso de um extrato atualizado dos últimos 12 meses referente ao contrato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Houve divergência no valor informado no extrato do benefício e o valor creditado em minha conta.</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Solicito uma revisão nas taxas de administração aplicadas ao contrato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Meu plano PGBL está apresentando problemas na atualização das contribuições mensais. Como proceder?</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Houve divergência no valor informado no extrato do benefício e o valor creditado em minha conta.</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Gostaria de antecipar o resgate parcial do fundo. O contrato vinculado é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Meu plano PGBL está apresentando problemas na atualização das contribuições mensais. Como proceder?</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O atendimento da seguradora não soube esclarecer sobre o prazo de carência para saque. Poderiam verificar?</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Gostaria de obter mais informações sobre o status do meu plano de previdência com o contrato número 123.</text:p>
          </table:table-cell>
          <table:table-cell office:value-type="string" table:style-name="ce8">
            <text:p>Previdência Complementar Aberta</text:p>
          </table:table-cell>
          <table:table-cell table:number-columns-repeated="16381"/>
        </table:table-row>
        <table:table-row table:number-rows-repeated="2" table:style-name="ro1">
          <table:table-cell/>
          <table:table-cell office:value-type="string" table:style-name="ce1">
            <text:p>Estou enfrentando dificuldades para acessar meu plano pelo aplicativo do banco.</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Quero saber como alterar o beneficiário principal do meu contrato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Houve divergência no valor informado no extrato do benefício e o valor creditado em minha conta.</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Estou enfrentando dificuldades para acessar meu plano pelo aplicativo do banco.</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Gostaria de antecipar o resgate parcial do fundo. O contrato vinculado é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Gostaria de obter mais informações sobre o status do meu plano de previdência com o contrato número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Preciso de orientação sobre como realizar a portabilidade do meu VGBL para outro banco.</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Solicito a alteração da modalidade do meu plano PGBL para um VGBL.</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Preciso de um extrato atualizado dos últimos 12 meses referente ao contrato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Gostaria de antecipar o resgate parcial do fundo. O contrato vinculado é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Preciso de orientação sobre como realizar a portabilidade do meu VGBL para outro banco.</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Preciso de um extrato atualizado dos últimos 12 meses referente ao contrato 123.</text:p>
          </table:table-cell>
          <table:table-cell office:value-type="string" table:style-name="ce8">
            <text:p>Previdência Complementar Aberta</text:p>
          </table:table-cell>
          <table:table-cell table:number-columns-repeated="16381"/>
        </table:table-row>
        <table:table-row table:number-rows-repeated="2" table:style-name="ro1">
          <table:table-cell/>
          <table:table-cell office:value-type="string" table:style-name="ce1">
            <text:p>Gostaria de antecipar o resgate parcial do fundo. O contrato vinculado é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Gostaria de obter mais informações sobre o status do meu plano de previdência com o contrato número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Gostaria de atualizar meus dados cadastrais no plano. Como proceder?</text:p>
          </table:table-cell>
          <table:table-cell office:value-type="string" table:style-name="ce8">
            <text:p>Previdência Complementar Aberta</text:p>
          </table:table-cell>
          <table:table-cell table:number-columns-repeated="16381"/>
        </table:table-row>
        <table:table-row table:number-rows-repeated="2" table:style-name="ro1">
          <table:table-cell/>
          <table:table-cell office:value-type="string" table:style-name="ce1">
            <text:p>Solicito uma revisão nas taxas de administração aplicadas ao contrato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Houve um erro na cobrança da taxa de carregamento. Poderiam corrigir?</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Solicito uma revisão nas taxas de administração aplicadas ao contrato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Meu plano PGBL está apresentando problemas na atualização das contribuições mensais. Como proceder?</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Estou enfrentando dificuldades para acessar meu plano pelo aplicativo do banco.</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Preciso de orientação sobre como realizar a portabilidade do meu VGBL para outro banco.</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Houve divergência no valor informado no extrato do benefício e o valor creditado em minha conta.</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Preciso de um extrato atualizado dos últimos 12 meses referente ao contrato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Preciso de orientação sobre como realizar a portabilidade do meu VGBL para outro banco.</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Gostaria de atualizar meus dados cadastrais no plano. Como proceder?</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Solicito uma revisão nas taxas de administração aplicadas ao contrato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O atendimento da seguradora não soube esclarecer sobre o prazo de carência para saque. Poderiam verificar?</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Aguardo o retorno sobre a migração do meu plano de previdência da instituição atual para uma nova gestora.</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Minha previdência está bloqueada para movimentação sem explicação. Contrato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Preciso de um extrato atualizado dos últimos 12 meses referente ao contrato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Gostaria de obter mais informações sobre o status do meu plano de previdência com o contrato número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Gostaria de atualizar meus dados cadastrais no plano. Como proceder?</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Solicito a alteração da modalidade do meu plano PGBL para um VGBL.</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Solicito uma revisão nas taxas de administração aplicadas ao contrato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Gostaria de antecipar o resgate parcial do fundo. O contrato vinculado é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Preciso de orientação sobre como realizar a portabilidade do meu VGBL para outro banco.</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Minha previdência está bloqueada para movimentação sem explicação. Contrato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Meu plano PGBL está apresentando problemas na atualização das contribuições mensais. Como proceder?</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Gostaria de atualizar meus dados cadastrais no plano. Como proceder?</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Aguardo o retorno sobre a migração do meu plano de previdência da instituição atual para uma nova gestora.</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Quero saber como alterar o beneficiário principal do meu contrato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Aguardo o retorno sobre a migração do meu plano de previdência da instituição atual para uma nova gestora.</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Solicito a alteração da modalidade do meu plano PGBL para um VGBL.</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Gostaria de antecipar o resgate parcial do fundo. O contrato vinculado é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Gostaria de obter mais informações sobre o status do meu plano de previdência com o contrato número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Preciso de orientação sobre como realizar a portabilidade do meu VGBL para outro banco.</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Minha previdência está bloqueada para movimentação sem explicação. Contrato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Gostaria de obter mais informações sobre o status do meu plano de previdência com o contrato número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Houve divergência no valor informado no extrato do benefício e o valor creditado em minha conta.</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Solicito a alteração da modalidade do meu plano PGBL para um VGBL.</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Preciso de orientação sobre como realizar a portabilidade do meu VGBL para outro banco.</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Quero saber como alterar o beneficiário principal do meu contrato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Meu plano PGBL está apresentando problemas na atualização das contribuições mensais. Como proceder?</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Preciso de um extrato atualizado dos últimos 12 meses referente ao contrato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Estou enfrentando dificuldades para acessar meu plano pelo aplicativo do banco.</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Solicito a alteração da modalidade do meu plano PGBL para um VGBL.</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Gostaria de atualizar meus dados cadastrais no plano. Como proceder?</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Preciso de um extrato atualizado dos últimos 12 meses referente ao contrato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O atendimento da seguradora não soube esclarecer sobre o prazo de carência para saque. Poderiam verificar?</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Gostaria de antecipar o resgate parcial do fundo. O contrato vinculado é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Minha previdência está bloqueada para movimentação sem explicação. Contrato 123.</text:p>
          </table:table-cell>
          <table:table-cell office:value-type="string" table:style-name="ce8">
            <text:p>Previdência Complementar Aberta</text:p>
          </table:table-cell>
          <table:table-cell table:number-columns-repeated="16381"/>
        </table:table-row>
        <table:table-row table:number-rows-repeated="2" table:style-name="ro1">
          <table:table-cell/>
          <table:table-cell office:value-type="string" table:style-name="ce1">
            <text:p>Houve divergência no valor informado no extrato do benefício e o valor creditado em minha conta.</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Gostaria de obter mais informações sobre o status do meu plano de previdência com o contrato número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Solicito a alteração da modalidade do meu plano PGBL para um VGBL.</text:p>
          </table:table-cell>
          <table:table-cell office:value-type="string" table:style-name="ce8">
            <text:p>Previdência Complementar Aberta</text:p>
          </table:table-cell>
          <table:table-cell table:number-columns-repeated="16381"/>
        </table:table-row>
        <table:table-row table:number-rows-repeated="2" table:style-name="ro1">
          <table:table-cell/>
          <table:table-cell office:value-type="string" table:style-name="ce1">
            <text:p>Estou enfrentando dificuldades para acessar meu plano pelo aplicativo do banco.</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Houve divergência no valor informado no extrato do benefício e o valor creditado em minha conta.</text:p>
          </table:table-cell>
          <table:table-cell office:value-type="string" table:style-name="ce8">
            <text:p>Previdência Complementar Aberta</text:p>
          </table:table-cell>
          <table:table-cell table:number-columns-repeated="16381"/>
        </table:table-row>
        <table:table-row table:number-rows-repeated="2" table:style-name="ro1">
          <table:table-cell/>
          <table:table-cell office:value-type="string" table:style-name="ce1">
            <text:p>O atendimento da seguradora não soube esclarecer sobre o prazo de carência para saque. Poderiam verificar?</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Gostaria de antecipar o resgate parcial do fundo. O contrato vinculado é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Estou enfrentando dificuldades para acessar meu plano pelo aplicativo do banco.</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Preciso de orientação sobre como realizar a portabilidade do meu VGBL para outro banco.</text:p>
          </table:table-cell>
          <table:table-cell office:value-type="string" table:style-name="ce8">
            <text:p>Previdência Complementar Aberta</text:p>
          </table:table-cell>
          <table:table-cell table:number-columns-repeated="16381"/>
        </table:table-row>
        <table:table-row table:number-rows-repeated="2" table:style-name="ro1">
          <table:table-cell/>
          <table:table-cell office:value-type="string" table:style-name="ce1">
            <text:p>Preciso de um extrato atualizado dos últimos 12 meses referente ao contrato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Gostaria de atualizar meus dados cadastrais no plano. Como proceder?</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Houve um erro na cobrança da taxa de carregamento. Poderiam corrigir?</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O atendimento da seguradora não soube esclarecer sobre o prazo de carência para saque. Poderiam verificar?</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Preciso de orientação sobre como realizar a portabilidade do meu VGBL para outro banco.</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Gostaria de atualizar meus dados cadastrais no plano. Como proceder?</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Houve divergência no valor informado no extrato do benefício e o valor creditado em minha conta.</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Estou enfrentando dificuldades para acessar meu plano pelo aplicativo do banco.</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Aguardo o retorno sobre a migração do meu plano de previdência da instituição atual para uma nova gestora.</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O atendimento da seguradora não soube esclarecer sobre o prazo de carência para saque. Poderiam verificar?</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Solicito a alteração da modalidade do meu plano PGBL para um VGBL.</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Minha previdência está bloqueada para movimentação sem explicação. Contrato 123.</text:p>
          </table:table-cell>
          <table:table-cell office:value-type="string" table:style-name="ce8">
            <text:p>Previdência Complementar Aberta</text:p>
          </table:table-cell>
          <table:table-cell table:number-columns-repeated="16381"/>
        </table:table-row>
        <table:table-row table:number-rows-repeated="2" table:style-name="ro1">
          <table:table-cell/>
          <table:table-cell office:value-type="string" table:style-name="ce1">
            <text:p>Preciso de um extrato atualizado dos últimos 12 meses referente ao contrato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Quero saber como alterar o beneficiário principal do meu contrato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Gostaria de antecipar o resgate parcial do fundo. O contrato vinculado é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Gostaria de obter mais informações sobre o status do meu plano de previdência com o contrato número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Solicito uma revisão nas taxas de administração aplicadas ao contrato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O atendimento da seguradora não soube esclarecer sobre o prazo de carência para saque. Poderiam verificar?</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Gostaria de obter mais informações sobre o status do meu plano de previdência com o contrato número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Minha previdência está bloqueada para movimentação sem explicação. Contrato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Preciso de um extrato atualizado dos últimos 12 meses referente ao contrato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Meu plano PGBL está apresentando problemas na atualização das contribuições mensais. Como proceder?</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O atendimento da seguradora não soube esclarecer sobre o prazo de carência para saque. Poderiam verificar?</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Aguardo o retorno sobre a migração do meu plano de previdência da instituição atual para uma nova gestora.</text:p>
          </table:table-cell>
          <table:table-cell office:value-type="string" table:style-name="ce8">
            <text:p>Previdência Complementar Aberta</text:p>
          </table:table-cell>
          <table:table-cell table:number-columns-repeated="16381"/>
        </table:table-row>
        <table:table-row table:number-rows-repeated="3" table:style-name="ro1">
          <table:table-cell/>
          <table:table-cell office:value-type="string" table:style-name="ce1">
            <text:p>Minha previdência está bloqueada para movimentação sem explicação. Contrato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Meu plano PGBL está apresentando problemas na atualização das contribuições mensais. Como proceder?</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O atendimento da seguradora não soube esclarecer sobre o prazo de carência para saque. Poderiam verificar?</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Estou enfrentando dificuldades para acessar meu plano pelo aplicativo do banco.</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Houve um erro na cobrança da taxa de carregamento. Poderiam corrigir?</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Solicito uma revisão nas taxas de administração aplicadas ao contrato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Meu plano PGBL está apresentando problemas na atualização das contribuições mensais. Como proceder?</text:p>
          </table:table-cell>
          <table:table-cell office:value-type="string" table:style-name="ce8">
            <text:p>Previdência Complementar Aberta</text:p>
          </table:table-cell>
          <table:table-cell table:number-columns-repeated="16381"/>
        </table:table-row>
        <table:table-row table:number-rows-repeated="2" table:style-name="ro1">
          <table:table-cell/>
          <table:table-cell office:value-type="string" table:style-name="ce1">
            <text:p>Aguardo o retorno sobre a migração do meu plano de previdência da instituição atual para uma nova gestora.</text:p>
          </table:table-cell>
          <table:table-cell office:value-type="string" table:style-name="ce8">
            <text:p>Previdência Complementar Aberta</text:p>
          </table:table-cell>
          <table:table-cell table:number-columns-repeated="16381"/>
        </table:table-row>
        <table:table-row table:number-rows-repeated="2" table:style-name="ro1">
          <table:table-cell/>
          <table:table-cell office:value-type="string" table:style-name="ce1">
            <text:p>Preciso de orientação sobre como realizar a portabilidade do meu VGBL para outro banco.</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Aguardo o retorno sobre a migração do meu plano de previdência da instituição atual para uma nova gestora.</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Estou enfrentando dificuldades para acessar meu plano pelo aplicativo do banco.</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Meu plano PGBL está apresentando problemas na atualização das contribuições mensais. Como proceder?</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Minha previdência está bloqueada para movimentação sem explicação. Contrato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Preciso de um extrato atualizado dos últimos 12 meses referente ao contrato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Minha previdência está bloqueada para movimentação sem explicação. Contrato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Gostaria de obter mais informações sobre o status do meu plano de previdência com o contrato número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Houve um erro na cobrança da taxa de carregamento. Poderiam corrigir?</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Solicito a alteração da modalidade do meu plano PGBL para um VGBL.</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Solicito uma revisão nas taxas de administração aplicadas ao contrato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Gostaria de atualizar meus dados cadastrais no plano. Como proceder?</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Aguardo o retorno sobre a migração do meu plano de previdência da instituição atual para uma nova gestora.</text:p>
          </table:table-cell>
          <table:table-cell office:value-type="string" table:style-name="ce8">
            <text:p>Previdência Complementar Aberta</text:p>
          </table:table-cell>
          <table:table-cell table:number-columns-repeated="16381"/>
        </table:table-row>
        <table:table-row table:number-rows-repeated="2" table:style-name="ro1">
          <table:table-cell/>
          <table:table-cell office:value-type="string" table:style-name="ce1">
            <text:p>O atendimento da seguradora não soube esclarecer sobre o prazo de carência para saque. Poderiam verificar?</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Houve divergência no valor informado no extrato do benefício e o valor creditado em minha conta.</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Gostaria de antecipar o resgate parcial do fundo. O contrato vinculado é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Quero saber como alterar o beneficiário principal do meu contrato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Solicito a alteração da modalidade do meu plano PGBL para um VGBL.</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Solicito uma revisão nas taxas de administração aplicadas ao contrato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Quero saber como alterar o beneficiário principal do meu contrato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Preciso de orientação sobre como realizar a portabilidade do meu VGBL para outro banco.</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Aguardo o retorno sobre a migração do meu plano de previdência da instituição atual para uma nova gestora.</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Houve um erro na cobrança da taxa de carregamento. Poderiam corrigir?</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Houve divergência no valor informado no extrato do benefício e o valor creditado em minha conta.</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Houve um erro na cobrança da taxa de carregamento. Poderiam corrigir?</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Gostaria de atualizar meus dados cadastrais no plano. Como proceder?</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Aguardo o retorno sobre a migração do meu plano de previdência da instituição atual para uma nova gestora.</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Meu plano PGBL está apresentando problemas na atualização das contribuições mensais. Como proceder?</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Quero saber como alterar o beneficiário principal do meu contrato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Preciso de um extrato atualizado dos últimos 12 meses referente ao contrato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Gostaria de obter mais informações sobre o status do meu plano de previdência com o contrato número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Preciso de um extrato atualizado dos últimos 12 meses referente ao contrato 123.</text:p>
          </table:table-cell>
          <table:table-cell office:value-type="string" table:style-name="ce8">
            <text:p>Previdência Complementar Aberta</text:p>
          </table:table-cell>
          <table:table-cell table:number-columns-repeated="16381"/>
        </table:table-row>
        <table:table-row table:number-rows-repeated="3" table:style-name="ro1">
          <table:table-cell/>
          <table:table-cell office:value-type="string" table:style-name="ce1">
            <text:p>Estou enfrentando dificuldades para acessar meu plano pelo aplicativo do banco.</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Houve divergência no valor informado no extrato do benefício e o valor creditado em minha conta.</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Preciso de orientação sobre como realizar a portabilidade do meu VGBL para outro banco.</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Solicito uma revisão nas taxas de administração aplicadas ao contrato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Preciso de orientação sobre como realizar a portabilidade do meu VGBL para outro banco.</text:p>
          </table:table-cell>
          <table:table-cell office:value-type="string" table:style-name="ce8">
            <text:p>Previdência Complementar Aberta</text:p>
          </table:table-cell>
          <table:table-cell table:number-columns-repeated="16381"/>
        </table:table-row>
        <table:table-row table:number-rows-repeated="2" table:style-name="ro1">
          <table:table-cell/>
          <table:table-cell office:value-type="string" table:style-name="ce1">
            <text:p>Solicito a alteração da modalidade do meu plano PGBL para um VGBL.</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Meu plano PGBL está apresentando problemas na atualização das contribuições mensais. Como proceder?</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Aguardo o retorno sobre a migração do meu plano de previdência da instituição atual para uma nova gestora.</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Meu plano PGBL está apresentando problemas na atualização das contribuições mensais. Como proceder?</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Gostaria de atualizar meus dados cadastrais no plano. Como proceder?</text:p>
          </table:table-cell>
          <table:table-cell office:value-type="string" table:style-name="ce8">
            <text:p>Previdência Complementar Aberta</text:p>
          </table:table-cell>
          <table:table-cell table:number-columns-repeated="16381"/>
        </table:table-row>
        <table:table-row table:number-rows-repeated="2" table:style-name="ro1">
          <table:table-cell/>
          <table:table-cell office:value-type="string" table:style-name="ce1">
            <text:p>O atendimento da seguradora não soube esclarecer sobre o prazo de carência para saque. Poderiam verificar?</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Houve um erro na cobrança da taxa de carregamento. Poderiam corrigir?</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Preciso de um extrato atualizado dos últimos 12 meses referente ao contrato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Preciso de orientação sobre como realizar a portabilidade do meu VGBL para outro banco.</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Gostaria de antecipar o resgate parcial do fundo. O contrato vinculado é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Solicito a alteração da modalidade do meu plano PGBL para um VGBL.</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Solicito uma revisão nas taxas de administração aplicadas ao contrato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Gostaria de antecipar o resgate parcial do fundo. O contrato vinculado é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Quero saber como alterar o beneficiário principal do meu contrato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Houve divergência no valor informado no extrato do benefício e o valor creditado em minha conta.</text:p>
          </table:table-cell>
          <table:table-cell office:value-type="string" table:style-name="ce8">
            <text:p>Previdência Complementar Aberta</text:p>
          </table:table-cell>
          <table:table-cell table:number-columns-repeated="16381"/>
        </table:table-row>
        <table:table-row table:number-rows-repeated="2" table:style-name="ro1">
          <table:table-cell/>
          <table:table-cell office:value-type="string" table:style-name="ce1">
            <text:p>Gostaria de atualizar meus dados cadastrais no plano. Como proceder?</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Minha previdência está bloqueada para movimentação sem explicação. Contrato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Quero saber como alterar o beneficiário principal do meu contrato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Meu plano PGBL está apresentando problemas na atualização das contribuições mensais. Como proceder?</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Estou enfrentando dificuldades para acessar meu plano pelo aplicativo do banco.</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Solicito a alteração da modalidade do meu plano PGBL para um VGBL.</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O atendimento da seguradora não soube esclarecer sobre o prazo de carência para saque. Poderiam verificar?</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Gostaria de atualizar meus dados cadastrais no plano. Como proceder?</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Preciso de um extrato atualizado dos últimos 12 meses referente ao contrato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Solicito uma revisão nas taxas de administração aplicadas ao contrato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Preciso de orientação sobre como realizar a portabilidade do meu VGBL para outro banco.</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Houve divergência no valor informado no extrato do benefício e o valor creditado em minha conta.</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Minha previdência está bloqueada para movimentação sem explicação. Contrato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Gostaria de antecipar o resgate parcial do fundo. O contrato vinculado é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Quero saber como alterar o beneficiário principal do meu contrato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Gostaria de atualizar meus dados cadastrais no plano. Como proceder?</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Minha previdência está bloqueada para movimentação sem explicação. Contrato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Quero saber como alterar o beneficiário principal do meu contrato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Solicito uma revisão nas taxas de administração aplicadas ao contrato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Estou enfrentando dificuldades para acessar meu plano pelo aplicativo do banco.</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Solicito uma revisão nas taxas de administração aplicadas ao contrato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Preciso de orientação sobre como realizar a portabilidade do meu VGBL para outro banco.</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Gostaria de atualizar meus dados cadastrais no plano. Como proceder?</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Preciso de um extrato atualizado dos últimos 12 meses referente ao contrato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Solicito uma revisão nas taxas de administração aplicadas ao contrato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Preciso de orientação sobre como realizar a portabilidade do meu VGBL para outro banco.</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Houve um erro na cobrança da taxa de carregamento. Poderiam corrigir?</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Meu plano PGBL está apresentando problemas na atualização das contribuições mensais. Como proceder?</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Estou enfrentando dificuldades para acessar meu plano pelo aplicativo do banco.</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Gostaria de antecipar o resgate parcial do fundo. O contrato vinculado é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Preciso de orientação sobre como realizar a portabilidade do meu VGBL para outro banco.</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Gostaria de antecipar o resgate parcial do fundo. O contrato vinculado é 123.</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Aguardo o retorno sobre a migração do meu plano de previdência da instituição atual para uma nova gestora.</text:p>
          </table:table-cell>
          <table:table-cell office:value-type="string" table:style-name="ce8">
            <text:p>Previdência Complementar Aberta</text:p>
          </table:table-cell>
          <table:table-cell table:number-columns-repeated="16381"/>
        </table:table-row>
        <table:table-row table:style-name="ro1">
          <table:table-cell/>
          <table:table-cell office:value-type="string" table:style-name="ce1">
            <text:p>Fiz uma solicitação de indenização para reparos na minha fachada danificada, mas o valor foi inferior ao contratado. Gostaria de entender o motivo dessa diferença.</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Fiz uma solicitação de indenização para reparos na minha parede danificada, mas o valor foi inferior ao contratado. Gostaria de entender o motivo dessa diferença.</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Meu imóvel sofreu danos estruturais devido a enxurrada. A seguradora se recusou a cobrir, alegando que o evento não está especificado na apólice 123.</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Preciso incluir um novo bem na apólice 123, mas não encontrei informações claras sobre o procedimento necessári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Meu imóvel sofreu danos estruturais devido a chuvas fortes. A seguradora se recusou a cobrir, alegando que o evento não está especificado na apólice 123.</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Gostaria de entender como é feita a atualização do valor segurado na apólice 123. O montante parece desatualizado em relação aos preços atuais de mercad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Ao revisar as cláusulas do contrato de seguro da apólice 123, encontrei uma divergência na cobertura de queda de árvore. Por favor, esclareçam essa questã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Ao revisar as cláusulas do contrato de seguro da apólice 123, encontrei uma divergência na cobertura de curto-circuito. Por favor, esclareçam essa questã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Gostaria de entender como é feita a atualização do valor segurado na apólice 123. O montante parece desatualizado em relação aos preços atuais de mercad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Gostaria de solicitar a alteração da apólice número 123 para incluir cobertura contra curto-circuito. Como devo proceder?</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Recentemente tive problemas com o parede e acionei meu seguro. A seguradora informou que o dano não estava coberto, mas não concordo com a avaliação. Preciso de uma nova análise.</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Recebi uma notificação de que minha apólice 123 está em renovação automática. Quais são as condições dessa renovação e o que muda na cobertura?</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Minha apólice 123 cobre danos por água? Tenho dúvidas e gostaria de receber orientações para saber se estou amparado.</text:p>
          </table:table-cell>
          <table:table-cell office:value-type="string" table:style-name="ce8">
            <text:p>Seguro de Danos</text:p>
          </table:table-cell>
          <table:table-cell table:number-columns-repeated="16381"/>
        </table:table-row>
        <table:table-row table:number-rows-repeated="2" table:style-name="ro1">
          <table:table-cell/>
          <table:table-cell office:value-type="string" table:style-name="ce1">
            <text:p>Preciso incluir um novo bem na apólice 123, mas não encontrei informações claras sobre o procedimento necessári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Gostaria de entender como é feita a atualização do valor segurado na apólice 123. O montante parece desatualizado em relação aos preços atuais de mercad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Recentemente tive problemas com o parede e acionei meu seguro. A seguradora informou que o dano não estava coberto, mas não concordo com a avaliação. Preciso de uma nova análise.</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Minha apólice 123 cobre danos elétricos? Tenho dúvidas e gostaria de receber orientações para saber se estou amparad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Ao revisar as cláusulas do contrato de seguro da apólice 123, encontrei uma divergência na cobertura de curto-circuito. Por favor, esclareçam essa questã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Meu imóvel sofreu danos estruturais devido a chuvas fortes. A seguradora se recusou a cobrir, alegando que o evento não está especificado na apólice 123.</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Recentemente tive problemas com o telhado e acionei meu seguro. A seguradora informou que o dano não estava coberto, mas não concordo com a avaliação. Preciso de uma nova análise.</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Fiz uma solicitação de indenização para reparos na minha veículo danificada, mas o valor foi inferior ao contratado. Gostaria de entender o motivo dessa diferença.</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Recebi uma notificação de que minha apólice 123 está em renovação automática. Quais são as condições dessa renovação e o que muda na cobertura?</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Gostaria de solicitar a alteração da apólice número 123 para incluir cobertura contra alagamanto. Como devo proceder?</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Recebi uma notificação de que minha apólice 123 está em renovação automática. Quais são as condições dessa renovação e o que muda na cobertura?</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Fiz uma solicitação de indenização para reparos na minha veículo danificada, mas o valor foi inferior ao contratado. Gostaria de entender o motivo dessa diferença.</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Recebi uma notificação de que minha apólice 123 está em renovação automática. Quais são as condições dessa renovação e o que muda na cobertura?</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Fiz uma solicitação de indenização para reparos na minha telhado danificada, mas o valor foi inferior ao contratado. Gostaria de entender o motivo dessa diferença.</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Gostaria de entender como é feita a atualização do valor segurado na apólice 123. O montante parece desatualizado em relação aos preços atuais de mercad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Recentemente tive problemas com o fachada e acionei meu seguro. A seguradora informou que o dano não estava coberto, mas não concordo com a avaliação. Preciso de uma nova análise.</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Gostaria de solicitar a alteração da apólice número 123 para incluir cobertura contra alagamanto. Como devo proceder?</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Recebi uma notificação de que minha apólice 123 está em renovação automática. Quais são as condições dessa renovação e o que muda na cobertura?</text:p>
          </table:table-cell>
          <table:table-cell office:value-type="string" table:style-name="ce8">
            <text:p>Seguro de Danos</text:p>
          </table:table-cell>
          <table:table-cell table:number-columns-repeated="16381"/>
        </table:table-row>
        <table:table-row table:number-rows-repeated="2" table:style-name="ro1">
          <table:table-cell/>
          <table:table-cell office:value-type="string" table:style-name="ce1">
            <text:p>Gostaria de entender como é feita a atualização do valor segurado na apólice 123. O montante parece desatualizado em relação aos preços atuais de mercad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Preciso incluir um novo bem na apólice 123, mas não encontrei informações claras sobre o procedimento necessári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Recebi uma notificação de que minha apólice 123 está em renovação automática. Quais são as condições dessa renovação e o que muda na cobertura?</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Meu imóvel sofreu danos estruturais devido a enxurrada. A seguradora se recusou a cobrir, alegando que o evento não está especificado na apólice 123.</text:p>
          </table:table-cell>
          <table:table-cell office:value-type="string" table:style-name="ce8">
            <text:p>Seguro de Danos</text:p>
          </table:table-cell>
          <table:table-cell table:number-columns-repeated="16381"/>
        </table:table-row>
        <table:table-row table:number-rows-repeated="2" table:style-name="ro1">
          <table:table-cell/>
          <table:table-cell office:value-type="string" table:style-name="ce1">
            <text:p>Preciso incluir um novo bem na apólice 123, mas não encontrei informações claras sobre o procedimento necessári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Minha apólice 123 cobre danos por água? Tenho dúvidas e gostaria de receber orientações para saber se estou amparado.</text:p>
          </table:table-cell>
          <table:table-cell office:value-type="string" table:style-name="ce8">
            <text:p>Seguro de Danos</text:p>
          </table:table-cell>
          <table:table-cell table:number-columns-repeated="16381"/>
        </table:table-row>
        <table:table-row table:number-rows-repeated="2" table:style-name="ro1">
          <table:table-cell/>
          <table:table-cell office:value-type="string" table:style-name="ce1">
            <text:p>Gostaria de entender como é feita a atualização do valor segurado na apólice 123. O montante parece desatualizado em relação aos preços atuais de mercad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Fiz uma solicitação de indenização para reparos na minha fachada danificada, mas o valor foi inferior ao contratado. Gostaria de entender o motivo dessa diferença.</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Após sofrer queda de árvore, enviei toda a documentação para a seguradora, mas até o momento não obtive retorno. Podem me informar o status?</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Fiz uma solicitação de indenização para reparos na minha telhado danificada, mas o valor foi inferior ao contratado. Gostaria de entender o motivo dessa diferença.</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Gostaria de solicitar a alteração da apólice número 123 para incluir cobertura contra curto-circuito. Como devo proceder?</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Gostaria de solicitar a alteração da apólice número 123 para incluir cobertura contra queda de árvore. Como devo proceder?</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Preciso incluir um novo bem na apólice 123, mas não encontrei informações claras sobre o procedimento necessário.</text:p>
          </table:table-cell>
          <table:table-cell office:value-type="string" table:style-name="ce8">
            <text:p>Seguro de Danos</text:p>
          </table:table-cell>
          <table:table-cell table:number-columns-repeated="16381"/>
        </table:table-row>
        <table:table-row table:number-rows-repeated="2" table:style-name="ro1">
          <table:table-cell/>
          <table:table-cell office:value-type="string" table:style-name="ce1">
            <text:p>Recebi uma notificação de que minha apólice 123 está em renovação automática. Quais são as condições dessa renovação e o que muda na cobertura?</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Fiz uma solicitação de indenização para reparos na minha veículo danificada, mas o valor foi inferior ao contratado. Gostaria de entender o motivo dessa diferença.</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Ao revisar as cláusulas do contrato de seguro da apólice 123, encontrei uma divergência na cobertura de queda de árvore. Por favor, esclareçam essa questã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Fiz uma solicitação de indenização para reparos na minha eletrodoméstico danificada, mas o valor foi inferior ao contratado. Gostaria de entender o motivo dessa diferença.</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Gostaria de solicitar a alteração da apólice número 123 para incluir cobertura contra curto-circuito. Como devo proceder?</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Fiz uma solicitação de indenização para reparos na minha fachada danificada, mas o valor foi inferior ao contratado. Gostaria de entender o motivo dessa diferença.</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Preciso incluir um novo bem na apólice 123, mas não encontrei informações claras sobre o procedimento necessári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Ao revisar as cláusulas do contrato de seguro da apólice 123, encontrei uma divergência na cobertura de alagamanto. Por favor, esclareçam essa questã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Ao revisar as cláusulas do contrato de seguro da apólice 123, encontrei uma divergência na cobertura de roubo. Por favor, esclareçam essa questã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Preciso incluir um novo bem na apólice 123, mas não encontrei informações claras sobre o procedimento necessári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Ao revisar as cláusulas do contrato de seguro da apólice 123, encontrei uma divergência na cobertura de alagamanto. Por favor, esclareçam essa questã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Fiz uma solicitação de indenização para reparos na minha parede danificada, mas o valor foi inferior ao contratado. Gostaria de entender o motivo dessa diferença.</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Minha apólice 123 cobre danos elétricos? Tenho dúvidas e gostaria de receber orientações para saber se estou amparad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Meu imóvel sofreu danos estruturais devido a chuvas fortes. A seguradora se recusou a cobrir, alegando que o evento não está especificado na apólice 123.</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Após sofrer incêndio, enviei toda a documentação para a seguradora, mas até o momento não obtive retorno. Podem me informar o status?</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Ao revisar as cláusulas do contrato de seguro da apólice 123, encontrei uma divergência na cobertura de roubo. Por favor, esclareçam essa questã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Após sofrer roubo, enviei toda a documentação para a seguradora, mas até o momento não obtive retorno. Podem me informar o status?</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Preciso incluir um novo bem na apólice 123, mas não encontrei informações claras sobre o procedimento necessári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Meu imóvel sofreu danos estruturais devido a enxurrada. A seguradora se recusou a cobrir, alegando que o evento não está especificado na apólice 123.</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Preciso incluir um novo bem na apólice 123, mas não encontrei informações claras sobre o procedimento necessári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Recebi uma notificação de que minha apólice 123 está em renovação automática. Quais são as condições dessa renovação e o que muda na cobertura?</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Ao revisar as cláusulas do contrato de seguro da apólice 123, encontrei uma divergência na cobertura de alagamanto. Por favor, esclareçam essa questã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Minha apólice 123 cobre danos elétricos? Tenho dúvidas e gostaria de receber orientações para saber se estou amparad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Preciso incluir um novo bem na apólice 123, mas não encontrei informações claras sobre o procedimento necessári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Após sofrer queda de árvore, enviei toda a documentação para a seguradora, mas até o momento não obtive retorno. Podem me informar o status?</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Meu imóvel sofreu danos estruturais devido a ventania. A seguradora se recusou a cobrir, alegando que o evento não está especificado na apólice 123.</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Ao revisar as cláusulas do contrato de seguro da apólice 123, encontrei uma divergência na cobertura de incêndio. Por favor, esclareçam essa questã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Fiz uma solicitação de indenização para reparos na minha parede danificada, mas o valor foi inferior ao contratado. Gostaria de entender o motivo dessa diferença.</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Recentemente tive problemas com o fachada e acionei meu seguro. A seguradora informou que o dano não estava coberto, mas não concordo com a avaliação. Preciso de uma nova análise.</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Meu imóvel sofreu danos estruturais devido a granizo. A seguradora se recusou a cobrir, alegando que o evento não está especificado na apólice 123.</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Recentemente tive problemas com o eletrodoméstico e acionei meu seguro. A seguradora informou que o dano não estava coberto, mas não concordo com a avaliação. Preciso de uma nova análise.</text:p>
          </table:table-cell>
          <table:table-cell office:value-type="string" table:style-name="ce8">
            <text:p>Seguro de Danos</text:p>
          </table:table-cell>
          <table:table-cell table:number-columns-repeated="16381"/>
        </table:table-row>
        <table:table-row table:number-rows-repeated="2" table:style-name="ro1">
          <table:table-cell/>
          <table:table-cell office:value-type="string" table:style-name="ce1">
            <text:p>Gostaria de entender como é feita a atualização do valor segurado na apólice 123. O montante parece desatualizado em relação aos preços atuais de mercad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Preciso incluir um novo bem na apólice 123, mas não encontrei informações claras sobre o procedimento necessári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Meu imóvel sofreu danos estruturais devido a deslizamento. A seguradora se recusou a cobrir, alegando que o evento não está especificado na apólice 123.</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Gostaria de entender como é feita a atualização do valor segurado na apólice 123. O montante parece desatualizado em relação aos preços atuais de mercad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Após sofrer alagamanto, enviei toda a documentação para a seguradora, mas até o momento não obtive retorno. Podem me informar o status?</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Ao revisar as cláusulas do contrato de seguro da apólice 123, encontrei uma divergência na cobertura de incêndio. Por favor, esclareçam essa questã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Meu imóvel sofreu danos estruturais devido a enxurrada. A seguradora se recusou a cobrir, alegando que o evento não está especificado na apólice 123.</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Minha apólice 123 cobre danos estéticos? Tenho dúvidas e gostaria de receber orientações para saber se estou amparad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Após sofrer roubo, enviei toda a documentação para a seguradora, mas até o momento não obtive retorno. Podem me informar o status?</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Recebi uma notificação de que minha apólice 123 está em renovação automática. Quais são as condições dessa renovação e o que muda na cobertura?</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Ao revisar as cláusulas do contrato de seguro da apólice 123, encontrei uma divergência na cobertura de curto-circuito. Por favor, esclareçam essa questã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Preciso incluir um novo bem na apólice 123, mas não encontrei informações claras sobre o procedimento necessári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Recebi uma notificação de que minha apólice 123 está em renovação automática. Quais são as condições dessa renovação e o que muda na cobertura?</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Meu imóvel sofreu danos estruturais devido a enxurrada. A seguradora se recusou a cobrir, alegando que o evento não está especificado na apólice 123.</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Recebi uma notificação de que minha apólice 123 está em renovação automática. Quais são as condições dessa renovação e o que muda na cobertura?</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Após sofrer alagamanto, enviei toda a documentação para a seguradora, mas até o momento não obtive retorno. Podem me informar o status?</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Gostaria de entender como é feita a atualização do valor segurado na apólice 123. O montante parece desatualizado em relação aos preços atuais de mercad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Ao revisar as cláusulas do contrato de seguro da apólice 123, encontrei uma divergência na cobertura de alagamanto. Por favor, esclareçam essa questã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Ao revisar as cláusulas do contrato de seguro da apólice 123, encontrei uma divergência na cobertura de curto-circuito. Por favor, esclareçam essa questã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Gostaria de entender como é feita a atualização do valor segurado na apólice 123. O montante parece desatualizado em relação aos preços atuais de mercad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Meu imóvel sofreu danos estruturais devido a ventania. A seguradora se recusou a cobrir, alegando que o evento não está especificado na apólice 123.</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Fiz uma solicitação de indenização para reparos na minha eletrodoméstico danificada, mas o valor foi inferior ao contratado. Gostaria de entender o motivo dessa diferença.</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Gostaria de solicitar a alteração da apólice número 123 para incluir cobertura contra incêndio. Como devo proceder?</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Gostaria de solicitar a alteração da apólice número 123 para incluir cobertura contra queda de árvore. Como devo proceder?</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Gostaria de solicitar a alteração da apólice número 123 para incluir cobertura contra alagamanto. Como devo proceder?</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Recentemente tive problemas com o parede e acionei meu seguro. A seguradora informou que o dano não estava coberto, mas não concordo com a avaliação. Preciso de uma nova análise.</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Recebi uma notificação de que minha apólice 123 está em renovação automática. Quais são as condições dessa renovação e o que muda na cobertura?</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Meu imóvel sofreu danos estruturais devido a enxurrada. A seguradora se recusou a cobrir, alegando que o evento não está especificado na apólice 123.</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Após sofrer queda de árvore, enviei toda a documentação para a seguradora, mas até o momento não obtive retorno. Podem me informar o status?</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Ao revisar as cláusulas do contrato de seguro da apólice 123, encontrei uma divergência na cobertura de queda de árvore. Por favor, esclareçam essa questã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Recentemente tive problemas com o fachada e acionei meu seguro. A seguradora informou que o dano não estava coberto, mas não concordo com a avaliação. Preciso de uma nova análise.</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Recentemente tive problemas com o eletrodoméstico e acionei meu seguro. A seguradora informou que o dano não estava coberto, mas não concordo com a avaliação. Preciso de uma nova análise.</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Meu imóvel sofreu danos estruturais devido a chuvas fortes. A seguradora se recusou a cobrir, alegando que o evento não está especificado na apólice 123.</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Ao revisar as cláusulas do contrato de seguro da apólice 123, encontrei uma divergência na cobertura de curto-circuito. Por favor, esclareçam essa questã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Preciso incluir um novo bem na apólice 123, mas não encontrei informações claras sobre o procedimento necessári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Gostaria de entender como é feita a atualização do valor segurado na apólice 123. O montante parece desatualizado em relação aos preços atuais de mercad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Recebi uma notificação de que minha apólice 123 está em renovação automática. Quais são as condições dessa renovação e o que muda na cobertura?</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Minha apólice 123 cobre danos estéticos? Tenho dúvidas e gostaria de receber orientações para saber se estou amparad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Fiz uma solicitação de indenização para reparos na minha parede danificada, mas o valor foi inferior ao contratado. Gostaria de entender o motivo dessa diferença.</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Após sofrer curto-circuito, enviei toda a documentação para a seguradora, mas até o momento não obtive retorno. Podem me informar o status?</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Fiz uma solicitação de indenização para reparos na minha telhado danificada, mas o valor foi inferior ao contratado. Gostaria de entender o motivo dessa diferença.</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Meu imóvel sofreu danos estruturais devido a deslizamento. A seguradora se recusou a cobrir, alegando que o evento não está especificado na apólice 123.</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Ao revisar as cláusulas do contrato de seguro da apólice 123, encontrei uma divergência na cobertura de curto-circuito. Por favor, esclareçam essa questã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Gostaria de entender como é feita a atualização do valor segurado na apólice 123. O montante parece desatualizado em relação aos preços atuais de mercado.</text:p>
          </table:table-cell>
          <table:table-cell office:value-type="string" table:style-name="ce8">
            <text:p>Seguro de Danos</text:p>
          </table:table-cell>
          <table:table-cell table:number-columns-repeated="16381"/>
        </table:table-row>
        <table:table-row table:number-rows-repeated="2" table:style-name="ro1">
          <table:table-cell/>
          <table:table-cell office:value-type="string" table:style-name="ce1">
            <text:p>Meu imóvel sofreu danos estruturais devido a ventania. A seguradora se recusou a cobrir, alegando que o evento não está especificado na apólice 123.</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Minha apólice 123 cobre danos estéticos? Tenho dúvidas e gostaria de receber orientações para saber se estou amparad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Recebi uma notificação de que minha apólice 123 está em renovação automática. Quais são as condições dessa renovação e o que muda na cobertura?</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Ao revisar as cláusulas do contrato de seguro da apólice 123, encontrei uma divergência na cobertura de roubo. Por favor, esclareçam essa questã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Meu imóvel sofreu danos estruturais devido a enxurrada. A seguradora se recusou a cobrir, alegando que o evento não está especificado na apólice 123.</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Recentemente tive problemas com o veículo e acionei meu seguro. A seguradora informou que o dano não estava coberto, mas não concordo com a avaliação. Preciso de uma nova análise.</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Preciso incluir um novo bem na apólice 123, mas não encontrei informações claras sobre o procedimento necessári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Ao revisar as cláusulas do contrato de seguro da apólice 123, encontrei uma divergência na cobertura de curto-circuito. Por favor, esclareçam essa questã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Preciso incluir um novo bem na apólice 123, mas não encontrei informações claras sobre o procedimento necessári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Recebi uma notificação de que minha apólice 123 está em renovação automática. Quais são as condições dessa renovação e o que muda na cobertura?</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Gostaria de solicitar a alteração da apólice número 123 para incluir cobertura contra roubo. Como devo proceder?</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Após sofrer incêndio, enviei toda a documentação para a seguradora, mas até o momento não obtive retorno. Podem me informar o status?</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Gostaria de solicitar a alteração da apólice número 123 para incluir cobertura contra curto-circuito. Como devo proceder?</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Meu imóvel sofreu danos estruturais devido a deslizamento. A seguradora se recusou a cobrir, alegando que o evento não está especificado na apólice 123.</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Gostaria de entender como é feita a atualização do valor segurado na apólice 123. O montante parece desatualizado em relação aos preços atuais de mercad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Recentemente tive problemas com o telhado e acionei meu seguro. A seguradora informou que o dano não estava coberto, mas não concordo com a avaliação. Preciso de uma nova análise.</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Preciso incluir um novo bem na apólice 123, mas não encontrei informações claras sobre o procedimento necessári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Minha apólice 123 cobre danos por água? Tenho dúvidas e gostaria de receber orientações para saber se estou amparad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Após sofrer roubo, enviei toda a documentação para a seguradora, mas até o momento não obtive retorno. Podem me informar o status?</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Gostaria de entender como é feita a atualização do valor segurado na apólice 123. O montante parece desatualizado em relação aos preços atuais de mercad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Ao revisar as cláusulas do contrato de seguro da apólice 123, encontrei uma divergência na cobertura de incêndio. Por favor, esclareçam essa questã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Gostaria de entender como é feita a atualização do valor segurado na apólice 123. O montante parece desatualizado em relação aos preços atuais de mercad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Preciso incluir um novo bem na apólice 123, mas não encontrei informações claras sobre o procedimento necessári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Ao revisar as cláusulas do contrato de seguro da apólice 123, encontrei uma divergência na cobertura de curto-circuito. Por favor, esclareçam essa questã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Meu imóvel sofreu danos estruturais devido a enxurrada. A seguradora se recusou a cobrir, alegando que o evento não está especificado na apólice 123.</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Após sofrer alagamanto, enviei toda a documentação para a seguradora, mas até o momento não obtive retorno. Podem me informar o status?</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Fiz uma solicitação de indenização para reparos na minha parede danificada, mas o valor foi inferior ao contratado. Gostaria de entender o motivo dessa diferença.</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Recebi uma notificação de que minha apólice 123 está em renovação automática. Quais são as condições dessa renovação e o que muda na cobertura?</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Ao revisar as cláusulas do contrato de seguro da apólice 123, encontrei uma divergência na cobertura de alagamanto. Por favor, esclareçam essa questã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Após sofrer alagamanto, enviei toda a documentação para a seguradora, mas até o momento não obtive retorno. Podem me informar o status?</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Meu imóvel sofreu danos estruturais devido a enxurrada. A seguradora se recusou a cobrir, alegando que o evento não está especificado na apólice 123.</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Preciso incluir um novo bem na apólice 123, mas não encontrei informações claras sobre o procedimento necessári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Meu imóvel sofreu danos estruturais devido a enxurrada. A seguradora se recusou a cobrir, alegando que o evento não está especificado na apólice 123.</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Após sofrer incêndio, enviei toda a documentação para a seguradora, mas até o momento não obtive retorno. Podem me informar o status?</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Recentemente tive problemas com o veículo e acionei meu seguro. A seguradora informou que o dano não estava coberto, mas não concordo com a avaliação. Preciso de uma nova análise.</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Meu imóvel sofreu danos estruturais devido a granizo. A seguradora se recusou a cobrir, alegando que o evento não está especificado na apólice 123.</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Minha apólice 123 cobre danos estéticos? Tenho dúvidas e gostaria de receber orientações para saber se estou amparad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Recentemente tive problemas com o fachada e acionei meu seguro. A seguradora informou que o dano não estava coberto, mas não concordo com a avaliação. Preciso de uma nova análise.</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Recebi uma notificação de que minha apólice 123 está em renovação automática. Quais são as condições dessa renovação e o que muda na cobertura?</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Ao revisar as cláusulas do contrato de seguro da apólice 123, encontrei uma divergência na cobertura de incêndio. Por favor, esclareçam essa questã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Ao revisar as cláusulas do contrato de seguro da apólice 123, encontrei uma divergência na cobertura de alagamanto. Por favor, esclareçam essa questã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Fiz uma solicitação de indenização para reparos na minha telhado danificada, mas o valor foi inferior ao contratado. Gostaria de entender o motivo dessa diferença.</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Recentemente tive problemas com o veículo e acionei meu seguro. A seguradora informou que o dano não estava coberto, mas não concordo com a avaliação. Preciso de uma nova análise.</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Preciso incluir um novo bem na apólice 123, mas não encontrei informações claras sobre o procedimento necessári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Gostaria de entender como é feita a atualização do valor segurado na apólice 123. O montante parece desatualizado em relação aos preços atuais de mercad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Preciso incluir um novo bem na apólice 123, mas não encontrei informações claras sobre o procedimento necessári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Após sofrer queda de árvore, enviei toda a documentação para a seguradora, mas até o momento não obtive retorno. Podem me informar o status?</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Após sofrer roubo, enviei toda a documentação para a seguradora, mas até o momento não obtive retorno. Podem me informar o status?</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Minha apólice 123 cobre danos por água? Tenho dúvidas e gostaria de receber orientações para saber se estou amparad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Gostaria de solicitar a alteração da apólice número 123 para incluir cobertura contra alagamanto. Como devo proceder?</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Minha apólice 123 cobre danos elétricos? Tenho dúvidas e gostaria de receber orientações para saber se estou amparad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Após sofrer queda de árvore, enviei toda a documentação para a seguradora, mas até o momento não obtive retorno. Podem me informar o status?</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Recebi uma notificação de que minha apólice 123 está em renovação automática. Quais são as condições dessa renovação e o que muda na cobertura?</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Após sofrer roubo, enviei toda a documentação para a seguradora, mas até o momento não obtive retorno. Podem me informar o status?</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Ao revisar as cláusulas do contrato de seguro da apólice 123, encontrei uma divergência na cobertura de incêndio. Por favor, esclareçam essa questã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Recentemente tive problemas com o parede e acionei meu seguro. A seguradora informou que o dano não estava coberto, mas não concordo com a avaliação. Preciso de uma nova análise.</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Ao revisar as cláusulas do contrato de seguro da apólice 123, encontrei uma divergência na cobertura de incêndio. Por favor, esclareçam essa questão.</text:p>
          </table:table-cell>
          <table:table-cell office:value-type="string" table:style-name="ce8">
            <text:p>Seguro de Danos</text:p>
          </table:table-cell>
          <table:table-cell table:number-columns-repeated="16381"/>
        </table:table-row>
        <table:table-row table:number-rows-repeated="2" table:style-name="ro1">
          <table:table-cell/>
          <table:table-cell office:value-type="string" table:style-name="ce1">
            <text:p>Gostaria de entender como é feita a atualização do valor segurado na apólice 123. O montante parece desatualizado em relação aos preços atuais de mercad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Recebi uma notificação de que minha apólice 123 está em renovação automática. Quais são as condições dessa renovação e o que muda na cobertura?</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Preciso incluir um novo bem na apólice 123, mas não encontrei informações claras sobre o procedimento necessário.</text:p>
          </table:table-cell>
          <table:table-cell office:value-type="string" table:style-name="ce8">
            <text:p>Seguro de Danos</text:p>
          </table:table-cell>
          <table:table-cell table:number-columns-repeated="16381"/>
        </table:table-row>
        <table:table-row table:number-rows-repeated="2" table:style-name="ro1">
          <table:table-cell/>
          <table:table-cell office:value-type="string" table:style-name="ce1">
            <text:p>Recebi uma notificação de que minha apólice 123 está em renovação automática. Quais são as condições dessa renovação e o que muda na cobertura?</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Preciso incluir um novo bem na apólice 123, mas não encontrei informações claras sobre o procedimento necessári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Ao revisar as cláusulas do contrato de seguro da apólice 123, encontrei uma divergência na cobertura de curto-circuito. Por favor, esclareçam essa questã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Meu imóvel sofreu danos estruturais devido a enxurrada. A seguradora se recusou a cobrir, alegando que o evento não está especificado na apólice 123.</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Gostaria de solicitar a alteração da apólice número 123 para incluir cobertura contra curto-circuito. Como devo proceder?</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Após sofrer alagamanto, enviei toda a documentação para a seguradora, mas até o momento não obtive retorno. Podem me informar o status?</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Gostaria de entender como é feita a atualização do valor segurado na apólice 123. O montante parece desatualizado em relação aos preços atuais de mercad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Após sofrer curto-circuito, enviei toda a documentação para a seguradora, mas até o momento não obtive retorno. Podem me informar o status?</text:p>
          </table:table-cell>
          <table:table-cell office:value-type="string" table:style-name="ce8">
            <text:p>Seguro de Danos</text:p>
          </table:table-cell>
          <table:table-cell table:number-columns-repeated="16381"/>
        </table:table-row>
        <table:table-row table:number-rows-repeated="2" table:style-name="ro1">
          <table:table-cell/>
          <table:table-cell office:value-type="string" table:style-name="ce1">
            <text:p>Preciso incluir um novo bem na apólice 123, mas não encontrei informações claras sobre o procedimento necessário.</text:p>
          </table:table-cell>
          <table:table-cell office:value-type="string" table:style-name="ce8">
            <text:p>Seguro de Danos</text:p>
          </table:table-cell>
          <table:table-cell table:number-columns-repeated="16381"/>
        </table:table-row>
        <table:table-row table:number-rows-repeated="2" table:style-name="ro1">
          <table:table-cell/>
          <table:table-cell office:value-type="string" table:style-name="ce1">
            <text:p>Recentemente tive problemas com o veículo e acionei meu seguro. A seguradora informou que o dano não estava coberto, mas não concordo com a avaliação. Preciso de uma nova análise.</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Após sofrer curto-circuito, enviei toda a documentação para a seguradora, mas até o momento não obtive retorno. Podem me informar o status?</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Recentemente tive problemas com o parede e acionei meu seguro. A seguradora informou que o dano não estava coberto, mas não concordo com a avaliação. Preciso de uma nova análise.</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Meu imóvel sofreu danos estruturais devido a granizo. A seguradora se recusou a cobrir, alegando que o evento não está especificado na apólice 123.</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Ao revisar as cláusulas do contrato de seguro da apólice 123, encontrei uma divergência na cobertura de alagamanto. Por favor, esclareçam essa questã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Fiz uma solicitação de indenização para reparos na minha eletrodoméstico danificada, mas o valor foi inferior ao contratado. Gostaria de entender o motivo dessa diferença.</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Gostaria de solicitar a alteração da apólice número 123 para incluir cobertura contra curto-circuito. Como devo proceder?</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Após sofrer roubo, enviei toda a documentação para a seguradora, mas até o momento não obtive retorno. Podem me informar o status?</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Ao revisar as cláusulas do contrato de seguro da apólice 123, encontrei uma divergência na cobertura de incêndio. Por favor, esclareçam essa questã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Recebi uma notificação de que minha apólice 123 está em renovação automática. Quais são as condições dessa renovação e o que muda na cobertura?</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Recentemente tive problemas com o fachada e acionei meu seguro. A seguradora informou que o dano não estava coberto, mas não concordo com a avaliação. Preciso de uma nova análise.</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Após sofrer alagamanto, enviei toda a documentação para a seguradora, mas até o momento não obtive retorno. Podem me informar o status?</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Após sofrer curto-circuito, enviei toda a documentação para a seguradora, mas até o momento não obtive retorno. Podem me informar o status?</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Preciso incluir um novo bem na apólice 123, mas não encontrei informações claras sobre o procedimento necessári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Gostaria de solicitar a alteração da apólice número 123 para incluir cobertura contra queda de árvore. Como devo proceder?</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Meu imóvel sofreu danos estruturais devido a ventania. A seguradora se recusou a cobrir, alegando que o evento não está especificado na apólice 123.</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Recebi uma notificação de que minha apólice 123 está em renovação automática. Quais são as condições dessa renovação e o que muda na cobertura?</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Fiz uma solicitação de indenização para reparos na minha eletrodoméstico danificada, mas o valor foi inferior ao contratado. Gostaria de entender o motivo dessa diferença.</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Preciso incluir um novo bem na apólice 123, mas não encontrei informações claras sobre o procedimento necessári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Gostaria de solicitar a alteração da apólice número 123 para incluir cobertura contra alagamanto. Como devo proceder?</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Gostaria de solicitar a alteração da apólice número 123 para incluir cobertura contra curto-circuito. Como devo proceder?</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Após sofrer curto-circuito, enviei toda a documentação para a seguradora, mas até o momento não obtive retorno. Podem me informar o status?</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Fiz uma solicitação de indenização para reparos na minha fachada danificada, mas o valor foi inferior ao contratado. Gostaria de entender o motivo dessa diferença.</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Ao revisar as cláusulas do contrato de seguro da apólice 123, encontrei uma divergência na cobertura de queda de árvore. Por favor, esclareçam essa questão.</text:p>
          </table:table-cell>
          <table:table-cell office:value-type="string" table:style-name="ce8">
            <text:p>Seguro de Danos</text:p>
          </table:table-cell>
          <table:table-cell table:number-columns-repeated="16381"/>
        </table:table-row>
        <table:table-row table:number-rows-repeated="2" table:style-name="ro1">
          <table:table-cell/>
          <table:table-cell office:value-type="string" table:style-name="ce1">
            <text:p>Ao revisar as cláusulas do contrato de seguro da apólice 123, encontrei uma divergência na cobertura de roubo. Por favor, esclareçam essa questã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Recentemente tive problemas com o fachada e acionei meu seguro. A seguradora informou que o dano não estava coberto, mas não concordo com a avaliação. Preciso de uma nova análise.</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Meu imóvel sofreu danos estruturais devido a ventania. A seguradora se recusou a cobrir, alegando que o evento não está especificado na apólice 123.</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Meu imóvel sofreu danos estruturais devido a deslizamento. A seguradora se recusou a cobrir, alegando que o evento não está especificado na apólice 123.</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Preciso incluir um novo bem na apólice 123, mas não encontrei informações claras sobre o procedimento necessári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Gostaria de entender como é feita a atualização do valor segurado na apólice 123. O montante parece desatualizado em relação aos preços atuais de mercad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Recebi uma notificação de que minha apólice 123 está em renovação automática. Quais são as condições dessa renovação e o que muda na cobertura?</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Após sofrer curto-circuito, enviei toda a documentação para a seguradora, mas até o momento não obtive retorno. Podem me informar o status?</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Recebi uma notificação de que minha apólice 123 está em renovação automática. Quais são as condições dessa renovação e o que muda na cobertura?</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Ao revisar as cláusulas do contrato de seguro da apólice 123, encontrei uma divergência na cobertura de incêndio. Por favor, esclareçam essa questã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Gostaria de solicitar a alteração da apólice número 123 para incluir cobertura contra incêndio. Como devo proceder?</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Após sofrer incêndio, enviei toda a documentação para a seguradora, mas até o momento não obtive retorno. Podem me informar o status?</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Após sofrer alagamanto, enviei toda a documentação para a seguradora, mas até o momento não obtive retorno. Podem me informar o status?</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Minha apólice 123 cobre danos estéticos? Tenho dúvidas e gostaria de receber orientações para saber se estou amparad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Recentemente tive problemas com o eletrodoméstico e acionei meu seguro. A seguradora informou que o dano não estava coberto, mas não concordo com a avaliação. Preciso de uma nova análise.</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Após sofrer queda de árvore, enviei toda a documentação para a seguradora, mas até o momento não obtive retorno. Podem me informar o status?</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Recebi uma notificação de que minha apólice 123 está em renovação automática. Quais são as condições dessa renovação e o que muda na cobertura?</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Meu imóvel sofreu danos estruturais devido a granizo. A seguradora se recusou a cobrir, alegando que o evento não está especificado na apólice 123.</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Após sofrer alagamanto, enviei toda a documentação para a seguradora, mas até o momento não obtive retorno. Podem me informar o status?</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Gostaria de solicitar a alteração da apólice número 123 para incluir cobertura contra alagamanto. Como devo proceder?</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Preciso incluir um novo bem na apólice 123, mas não encontrei informações claras sobre o procedimento necessári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Fiz uma solicitação de indenização para reparos na minha veículo danificada, mas o valor foi inferior ao contratado. Gostaria de entender o motivo dessa diferença.</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Fiz uma solicitação de indenização para reparos na minha eletrodoméstico danificada, mas o valor foi inferior ao contratado. Gostaria de entender o motivo dessa diferença.</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Ao revisar as cláusulas do contrato de seguro da apólice 123, encontrei uma divergência na cobertura de alagamanto. Por favor, esclareçam essa questã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Recentemente tive problemas com o veículo e acionei meu seguro. A seguradora informou que o dano não estava coberto, mas não concordo com a avaliação. Preciso de uma nova análise.</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Gostaria de entender como é feita a atualização do valor segurado na apólice 123. O montante parece desatualizado em relação aos preços atuais de mercad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Meu imóvel sofreu danos estruturais devido a deslizamento. A seguradora se recusou a cobrir, alegando que o evento não está especificado na apólice 123.</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Após sofrer alagamanto, enviei toda a documentação para a seguradora, mas até o momento não obtive retorno. Podem me informar o status?</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Recentemente tive problemas com o fachada e acionei meu seguro. A seguradora informou que o dano não estava coberto, mas não concordo com a avaliação. Preciso de uma nova análise.</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Recentemente tive problemas com o eletrodoméstico e acionei meu seguro. A seguradora informou que o dano não estava coberto, mas não concordo com a avaliação. Preciso de uma nova análise.</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Meu imóvel sofreu danos estruturais devido a enxurrada. A seguradora se recusou a cobrir, alegando que o evento não está especificado na apólice 123.</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Gostaria de entender como é feita a atualização do valor segurado na apólice 123. O montante parece desatualizado em relação aos preços atuais de mercad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Gostaria de solicitar a alteração da apólice número 123 para incluir cobertura contra alagamanto. Como devo proceder?</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Após sofrer queda de árvore, enviei toda a documentação para a seguradora, mas até o momento não obtive retorno. Podem me informar o status?</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Gostaria de solicitar a alteração da apólice número 123 para incluir cobertura contra alagamanto. Como devo proceder?</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Fiz uma solicitação de indenização para reparos na minha telhado danificada, mas o valor foi inferior ao contratado. Gostaria de entender o motivo dessa diferença.</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Minha apólice 123 cobre danos por água? Tenho dúvidas e gostaria de receber orientações para saber se estou amparad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Recentemente tive problemas com o fachada e acionei meu seguro. A seguradora informou que o dano não estava coberto, mas não concordo com a avaliação. Preciso de uma nova análise.</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Recebi uma notificação de que minha apólice 123 está em renovação automática. Quais são as condições dessa renovação e o que muda na cobertura?</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Fiz uma solicitação de indenização para reparos na minha telhado danificada, mas o valor foi inferior ao contratado. Gostaria de entender o motivo dessa diferença.</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Gostaria de solicitar a alteração da apólice número 123 para incluir cobertura contra roubo. Como devo proceder?</text:p>
          </table:table-cell>
          <table:table-cell office:value-type="string" table:style-name="ce8">
            <text:p>Seguro de Danos</text:p>
          </table:table-cell>
          <table:table-cell table:number-columns-repeated="16381"/>
        </table:table-row>
        <table:table-row table:number-rows-repeated="2" table:style-name="ro1">
          <table:table-cell/>
          <table:table-cell office:value-type="string" table:style-name="ce1">
            <text:p>Gostaria de entender como é feita a atualização do valor segurado na apólice 123. O montante parece desatualizado em relação aos preços atuais de mercad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Minha apólice 123 cobre danos por água? Tenho dúvidas e gostaria de receber orientações para saber se estou amparad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Fiz uma solicitação de indenização para reparos na minha parede danificada, mas o valor foi inferior ao contratado. Gostaria de entender o motivo dessa diferença.</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Preciso incluir um novo bem na apólice 123, mas não encontrei informações claras sobre o procedimento necessári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Gostaria de entender como é feita a atualização do valor segurado na apólice 123. O montante parece desatualizado em relação aos preços atuais de mercad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Após sofrer roubo, enviei toda a documentação para a seguradora, mas até o momento não obtive retorno. Podem me informar o status?</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Recentemente tive problemas com o eletrodoméstico e acionei meu seguro. A seguradora informou que o dano não estava coberto, mas não concordo com a avaliação. Preciso de uma nova análise.</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Recebi uma notificação de que minha apólice 123 está em renovação automática. Quais são as condições dessa renovação e o que muda na cobertura?</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Meu imóvel sofreu danos estruturais devido a deslizamento. A seguradora se recusou a cobrir, alegando que o evento não está especificado na apólice 123.</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Ao revisar as cláusulas do contrato de seguro da apólice 123, encontrei uma divergência na cobertura de curto-circuito. Por favor, esclareçam essa questã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Fiz uma solicitação de indenização para reparos na minha telhado danificada, mas o valor foi inferior ao contratado. Gostaria de entender o motivo dessa diferença.</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Após sofrer roubo, enviei toda a documentação para a seguradora, mas até o momento não obtive retorno. Podem me informar o status?</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Meu imóvel sofreu danos estruturais devido a deslizamento. A seguradora se recusou a cobrir, alegando que o evento não está especificado na apólice 123.</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Recebi uma notificação de que minha apólice 123 está em renovação automática. Quais são as condições dessa renovação e o que muda na cobertura?</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Fiz uma solicitação de indenização para reparos na minha fachada danificada, mas o valor foi inferior ao contratado. Gostaria de entender o motivo dessa diferença.</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Ao revisar as cláusulas do contrato de seguro da apólice 123, encontrei uma divergência na cobertura de alagamanto. Por favor, esclareçam essa questã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Gostaria de solicitar a alteração da apólice número 123 para incluir cobertura contra queda de árvore. Como devo proceder?</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Meu imóvel sofreu danos estruturais devido a granizo. A seguradora se recusou a cobrir, alegando que o evento não está especificado na apólice 123.</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Ao revisar as cláusulas do contrato de seguro da apólice 123, encontrei uma divergência na cobertura de alagamanto. Por favor, esclareçam essa questã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Minha apólice 123 cobre danos por água? Tenho dúvidas e gostaria de receber orientações para saber se estou amparad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Ao revisar as cláusulas do contrato de seguro da apólice 123, encontrei uma divergência na cobertura de roubo. Por favor, esclareçam essa questã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Recentemente tive problemas com o telhado e acionei meu seguro. A seguradora informou que o dano não estava coberto, mas não concordo com a avaliação. Preciso de uma nova análise.</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Recebi uma notificação de que minha apólice 123 está em renovação automática. Quais são as condições dessa renovação e o que muda na cobertura?</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Fiz uma solicitação de indenização para reparos na minha fachada danificada, mas o valor foi inferior ao contratado. Gostaria de entender o motivo dessa diferença.</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Meu imóvel sofreu danos estruturais devido a enxurrada. A seguradora se recusou a cobrir, alegando que o evento não está especificado na apólice 123.</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Preciso incluir um novo bem na apólice 123, mas não encontrei informações claras sobre o procedimento necessári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Gostaria de solicitar a alteração da apólice número 123 para incluir cobertura contra curto-circuito. Como devo proceder?</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Recebi uma notificação de que minha apólice 123 está em renovação automática. Quais são as condições dessa renovação e o que muda na cobertura?</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Fiz uma solicitação de indenização para reparos na minha veículo danificada, mas o valor foi inferior ao contratado. Gostaria de entender o motivo dessa diferença.</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Recebi uma notificação de que minha apólice 123 está em renovação automática. Quais são as condições dessa renovação e o que muda na cobertura?</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Minha apólice 123 cobre danos elétricos? Tenho dúvidas e gostaria de receber orientações para saber se estou amparad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Recebi uma notificação de que minha apólice 123 está em renovação automática. Quais são as condições dessa renovação e o que muda na cobertura?</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Gostaria de entender como é feita a atualização do valor segurado na apólice 123. O montante parece desatualizado em relação aos preços atuais de mercad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Preciso incluir um novo bem na apólice 123, mas não encontrei informações claras sobre o procedimento necessári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Recebi uma notificação de que minha apólice 123 está em renovação automática. Quais são as condições dessa renovação e o que muda na cobertura?</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Fiz uma solicitação de indenização para reparos na minha veículo danificada, mas o valor foi inferior ao contratado. Gostaria de entender o motivo dessa diferença.</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Fiz uma solicitação de indenização para reparos na minha fachada danificada, mas o valor foi inferior ao contratado. Gostaria de entender o motivo dessa diferença.</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Recebi uma notificação de que minha apólice 123 está em renovação automática. Quais são as condições dessa renovação e o que muda na cobertura?</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Gostaria de solicitar a alteração da apólice número 123 para incluir cobertura contra queda de árvore. Como devo proceder?</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Recebi uma notificação de que minha apólice 123 está em renovação automática. Quais são as condições dessa renovação e o que muda na cobertura?</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Gostaria de solicitar a alteração da apólice número 123 para incluir cobertura contra roubo. Como devo proceder?</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Minha apólice 123 cobre danos por água? Tenho dúvidas e gostaria de receber orientações para saber se estou amparad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Recebi uma notificação de que minha apólice 123 está em renovação automática. Quais são as condições dessa renovação e o que muda na cobertura?</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Após sofrer incêndio, enviei toda a documentação para a seguradora, mas até o momento não obtive retorno. Podem me informar o status?</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Gostaria de solicitar a alteração da apólice número 123 para incluir cobertura contra incêndio. Como devo proceder?</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Gostaria de solicitar a alteração da apólice número 123 para incluir cobertura contra curto-circuito. Como devo proceder?</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Fiz uma solicitação de indenização para reparos na minha parede danificada, mas o valor foi inferior ao contratado. Gostaria de entender o motivo dessa diferença.</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Recebi uma notificação de que minha apólice 123 está em renovação automática. Quais são as condições dessa renovação e o que muda na cobertura?</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Após sofrer incêndio, enviei toda a documentação para a seguradora, mas até o momento não obtive retorno. Podem me informar o status?</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Fiz uma solicitação de indenização para reparos na minha veículo danificada, mas o valor foi inferior ao contratado. Gostaria de entender o motivo dessa diferença.</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Fiz uma solicitação de indenização para reparos na minha parede danificada, mas o valor foi inferior ao contratado. Gostaria de entender o motivo dessa diferença.</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Ao revisar as cláusulas do contrato de seguro da apólice 123, encontrei uma divergência na cobertura de roubo. Por favor, esclareçam essa questã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Após sofrer roubo, enviei toda a documentação para a seguradora, mas até o momento não obtive retorno. Podem me informar o status?</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Recentemente tive problemas com o fachada e acionei meu seguro. A seguradora informou que o dano não estava coberto, mas não concordo com a avaliação. Preciso de uma nova análise.</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Preciso incluir um novo bem na apólice 123, mas não encontrei informações claras sobre o procedimento necessári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Recebi uma notificação de que minha apólice 123 está em renovação automática. Quais são as condições dessa renovação e o que muda na cobertura?</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Gostaria de entender como é feita a atualização do valor segurado na apólice 123. O montante parece desatualizado em relação aos preços atuais de mercado.</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Fiz uma solicitação de indenização para reparos na minha fachada danificada, mas o valor foi inferior ao contratado. Gostaria de entender o motivo dessa diferença.</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Após sofrer roubo, enviei toda a documentação para a seguradora, mas até o momento não obtive retorno. Podem me informar o status?</text:p>
          </table:table-cell>
          <table:table-cell office:value-type="string" table:style-name="ce8">
            <text:p>Seguro de Danos</text:p>
          </table:table-cell>
          <table:table-cell table:number-columns-repeated="16381"/>
        </table:table-row>
        <table:table-row table:style-name="ro1">
          <table:table-cell/>
          <table:table-cell office:value-type="string" table:style-name="ce1">
            <text:p>Enviei todos os documentos solicitados, mas a indenização da apólice 123 foi negada sem explicações claras.</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Não consigo contato com o responsável pelo meu processo de apólice 123 e gostaria de saber como dar andament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A apólice 123 foi cadastrada com erro no nome do segurado, e isso está impedindo o recebimento da indenizaçã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Não encontro os documentos necessários para completar o processo da apólice 123 e preciso de orientaçã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Preciso alterar dados incorretos da apólice 123 e não encontro o canal adequado para essa correçã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O pagamento da apólice 123 está atrasado, e preciso saber se há alguma pendência que devo resolver.</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Estou tentando resolver um problema referente ao seguro com apólice 123, mas não consigo obter respostas claras.</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Estou com dificuldades em anexar documentos ao pedido de apólice 123 no sistema e gostaria de ajuda.</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Preciso alterar dados incorretos da apólice 123 e não encontro o canal adequado para essa correçã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Não consigo contato com o responsável pelo meu processo de apólice 123 e gostaria de saber como dar andament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Não encontro os documentos necessários para completar o processo da apólice 123 e preciso de orientaçã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Recebi informações conflitantes sobre o status do processo da apólice 123 e preciso de um esclareciment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Gostaria de saber como proceder para cancelar a apólice 123 sem prejuízos adicionais.</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Estou com dificuldades em anexar documentos ao pedido de apólice 123 no sistema e gostaria de ajuda.</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Solicito esclarecimento sobre o prazo de pagamento de indenização da apólice 123, pois já passou o tempo informado.</text:p>
          </table:table-cell>
          <table:table-cell office:value-type="string" table:style-name="ce1">
            <text:p>DPVAT/SPVAT</text:p>
          </table:table-cell>
          <table:table-cell table:number-columns-repeated="16381"/>
        </table:table-row>
        <table:table-row table:number-rows-repeated="2" table:style-name="ro1">
          <table:table-cell/>
          <table:table-cell office:value-type="string" table:style-name="ce1">
            <text:p>Preciso atualizar meu endereço na apólice 123 e gostaria de saber como enviar essa atualizaçã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Há um problema com a assinatura digital no pedido da apólice 123, o que está impedindo seu andament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Recebi informações conflitantes sobre o status do processo da apólice 123 e preciso de um esclareciment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Estou tentando resolver um problema referente ao seguro com apólice 123, mas não consigo obter respostas claras.</text:p>
          </table:table-cell>
          <table:table-cell office:value-type="string" table:style-name="ce1">
            <text:p>DPVAT/SPVAT</text:p>
          </table:table-cell>
          <table:table-cell table:number-columns-repeated="16381"/>
        </table:table-row>
        <table:table-row table:number-rows-repeated="2" table:style-name="ro1">
          <table:table-cell/>
          <table:table-cell office:value-type="string" table:style-name="ce1">
            <text:p>Solicito a reanálise do pedido relacionado à apólice 123, pois houve equívocos na avaliação anterior.</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Preciso saber se a apólice 123 cobre despesas médicas não previstas inicialmente no contrat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Preciso de orientações para concluir o pedido de indenização da apólice 123, uma vez que houve inconsistências na documentação enviada.</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O sistema indicou erro no cadastro do meu pedido de indenização com apólice 123 e preciso de orientaçã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Preciso atualizar meu endereço na apólice 123 e gostaria de saber como enviar essa atualizaçã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Gostaria de saber se é possível recorrer da decisão sobre a apólice 123, já que meu pedido foi indeferid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Houve dificuldades técnicas ao tentar registrar o sinistro associado à apólice 123 no sistema, e não sei como proceder.</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Estou tentando resolver um problema referente ao seguro com apólice 123, mas não consigo obter respostas claras.</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Há um problema com a assinatura digital no pedido da apólice 123, o que está impedindo seu andament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Preciso de orientações para concluir o pedido de indenização da apólice 123, uma vez que houve inconsistências na documentação enviada.</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Não consigo contato com o responsável pelo meu processo de apólice 123 e gostaria de saber como dar andament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Há um problema com a assinatura digital no pedido da apólice 123, o que está impedindo seu andament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Solicito a reanálise do pedido relacionado à apólice 123, pois houve equívocos na avaliação anterior.</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Estou tentando resolver um problema referente ao seguro com apólice 123, mas não consigo obter respostas claras.</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A apólice 123 foi cadastrada com erro no nome do segurado, e isso está impedindo o recebimento da indenização.</text:p>
          </table:table-cell>
          <table:table-cell office:value-type="string" table:style-name="ce1">
            <text:p>DPVAT/SPVAT</text:p>
          </table:table-cell>
          <table:table-cell table:number-columns-repeated="16381"/>
        </table:table-row>
        <table:table-row table:number-rows-repeated="2" table:style-name="ro1">
          <table:table-cell/>
          <table:table-cell office:value-type="string" table:style-name="ce1">
            <text:p>O pagamento da apólice 123 está atrasado, e preciso saber se há alguma pendência que devo resolver.</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Preciso saber se a apólice 123 cobre despesas médicas não previstas inicialmente no contrat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O pagamento da apólice 123 está atrasado, e preciso saber se há alguma pendência que devo resolver.</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Enviei todos os documentos solicitados, mas a indenização da apólice 123 foi negada sem explicações claras.</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Estou com dificuldades em anexar documentos ao pedido de apólice 123 no sistema e gostaria de ajuda.</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Não consigo contato com o responsável pelo meu processo de apólice 123 e gostaria de saber como dar andament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Há um problema com a assinatura digital no pedido da apólice 123, o que está impedindo seu andament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Enviei todos os documentos solicitados, mas a indenização da apólice 123 foi negada sem explicações claras.</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Recebi informações conflitantes sobre o status do processo da apólice 123 e preciso de um esclareciment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Estou com dificuldades em anexar documentos ao pedido de apólice 123 no sistema e gostaria de ajuda.</text:p>
          </table:table-cell>
          <table:table-cell office:value-type="string" table:style-name="ce1">
            <text:p>DPVAT/SPVAT</text:p>
          </table:table-cell>
          <table:table-cell table:number-columns-repeated="16381"/>
        </table:table-row>
        <table:table-row table:number-rows-repeated="2" table:style-name="ro1">
          <table:table-cell/>
          <table:table-cell office:value-type="string" table:style-name="ce1">
            <text:p>O pagamento da apólice 123 está atrasado, e preciso saber se há alguma pendência que devo resolver.</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Enviei todos os documentos solicitados, mas a indenização da apólice 123 foi negada sem explicações claras.</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Preciso de orientações para concluir o pedido de indenização da apólice 123, uma vez que houve inconsistências na documentação enviada.</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Há um problema com a assinatura digital no pedido da apólice 123, o que está impedindo seu andament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Não consigo contato com o responsável pelo meu processo de apólice 123 e gostaria de saber como dar andament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O sistema indicou erro no cadastro do meu pedido de indenização com apólice 123 e preciso de orientaçã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Houve dificuldades técnicas ao tentar registrar o sinistro associado à apólice 123 no sistema, e não sei como proceder.</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Preciso atualizar meu endereço na apólice 123 e gostaria de saber como enviar essa atualização.</text:p>
          </table:table-cell>
          <table:table-cell office:value-type="string" table:style-name="ce1">
            <text:p>DPVAT/SPVAT</text:p>
          </table:table-cell>
          <table:table-cell table:number-columns-repeated="16381"/>
        </table:table-row>
        <table:table-row table:number-rows-repeated="2" table:style-name="ro1">
          <table:table-cell/>
          <table:table-cell office:value-type="string" table:style-name="ce1">
            <text:p>Solicito a reanálise do pedido relacionado à apólice 123, pois houve equívocos na avaliação anterior.</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O pagamento da apólice 123 está atrasado, e preciso saber se há alguma pendência que devo resolver.</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Solicito esclarecimento sobre o prazo de pagamento de indenização da apólice 123, pois já passou o tempo informad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O sistema indicou erro no cadastro do meu pedido de indenização com apólice 123 e preciso de orientaçã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Meu processo referente à apólice 123 está parado há meses e preciso saber o motivo do atras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Solicito esclarecimento sobre o prazo de pagamento de indenização da apólice 123, pois já passou o tempo informad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Estou tentando resolver um problema referente ao seguro com apólice 123, mas não consigo obter respostas claras.</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Solicito a reanálise do pedido relacionado à apólice 123, pois houve equívocos na avaliação anterior.</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O pagamento da apólice 123 está atrasado, e preciso saber se há alguma pendência que devo resolver.</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Meu processo referente à apólice 123 está parado há meses e preciso saber o motivo do atras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Enviei todos os documentos solicitados, mas a indenização da apólice 123 foi negada sem explicações claras.</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Não consigo contato com o responsável pelo meu processo de apólice 123 e gostaria de saber como dar andament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Gostaria de saber se é possível recorrer da decisão sobre a apólice 123, já que meu pedido foi indeferid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Preciso alterar dados incorretos da apólice 123 e não encontro o canal adequado para essa correçã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Meu processo referente à apólice 123 está parado há meses e preciso saber o motivo do atras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Estou com dificuldades em anexar documentos ao pedido de apólice 123 no sistema e gostaria de ajuda.</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A apólice 123 foi cadastrada com erro no nome do segurado, e isso está impedindo o recebimento da indenizaçã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Há um problema com a assinatura digital no pedido da apólice 123, o que está impedindo seu andament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O sistema indicou erro no cadastro do meu pedido de indenização com apólice 123 e preciso de orientaçã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Houve dificuldades técnicas ao tentar registrar o sinistro associado à apólice 123 no sistema, e não sei como proceder.</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Preciso atualizar meu endereço na apólice 123 e gostaria de saber como enviar essa atualizaçã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Não consigo contato com o responsável pelo meu processo de apólice 123 e gostaria de saber como dar andament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Estou com dificuldades em anexar documentos ao pedido de apólice 123 no sistema e gostaria de ajuda.</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Preciso atualizar meu endereço na apólice 123 e gostaria de saber como enviar essa atualizaçã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Estou tentando resolver um problema referente ao seguro com apólice 123, mas não consigo obter respostas claras.</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O pagamento da apólice 123 está atrasado, e preciso saber se há alguma pendência que devo resolver.</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Preciso saber se a apólice 123 cobre despesas médicas não previstas inicialmente no contrat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O sistema indicou erro no cadastro do meu pedido de indenização com apólice 123 e preciso de orientaçã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O pagamento da apólice 123 está atrasado, e preciso saber se há alguma pendência que devo resolver.</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Meu processo referente à apólice 123 está parado há meses e preciso saber o motivo do atras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Preciso saber se a apólice 123 cobre despesas médicas não previstas inicialmente no contrat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Recebi informações conflitantes sobre o status do processo da apólice 123 e preciso de um esclareciment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Solicito a reanálise do pedido relacionado à apólice 123, pois houve equívocos na avaliação anterior.</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Preciso saber se a apólice 123 cobre despesas médicas não previstas inicialmente no contrat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Solicito esclarecimento sobre o prazo de pagamento de indenização da apólice 123, pois já passou o tempo informad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Estou com dificuldades em anexar documentos ao pedido de apólice 123 no sistema e gostaria de ajuda.</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Solicito a reanálise do pedido relacionado à apólice 123, pois houve equívocos na avaliação anterior.</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A apólice 123 foi cadastrada com erro no nome do segurado, e isso está impedindo o recebimento da indenizaçã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Preciso saber se a apólice 123 cobre despesas médicas não previstas inicialmente no contrat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Recebi informações conflitantes sobre o status do processo da apólice 123 e preciso de um esclareciment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Não consigo contato com o responsável pelo meu processo de apólice 123 e gostaria de saber como dar andamento.</text:p>
          </table:table-cell>
          <table:table-cell office:value-type="string" table:style-name="ce1">
            <text:p>DPVAT/SPVAT</text:p>
          </table:table-cell>
          <table:table-cell table:number-columns-repeated="16381"/>
        </table:table-row>
        <table:table-row table:number-rows-repeated="2" table:style-name="ro1">
          <table:table-cell/>
          <table:table-cell office:value-type="string" table:style-name="ce1">
            <text:p>Recebi informações conflitantes sobre o status do processo da apólice 123 e preciso de um esclareciment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Há um problema com a assinatura digital no pedido da apólice 123, o que está impedindo seu andament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Meu processo referente à apólice 123 está parado há meses e preciso saber o motivo do atras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Preciso alterar dados incorretos da apólice 123 e não encontro o canal adequado para essa correçã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Estou com dificuldades em anexar documentos ao pedido de apólice 123 no sistema e gostaria de ajuda.</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Preciso alterar dados incorretos da apólice 123 e não encontro o canal adequado para essa correçã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Solicito a reanálise do pedido relacionado à apólice 123, pois houve equívocos na avaliação anterior.</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Solicito esclarecimento sobre o prazo de pagamento de indenização da apólice 123, pois já passou o tempo informad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Estou com dificuldades em anexar documentos ao pedido de apólice 123 no sistema e gostaria de ajuda.</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Preciso de orientações para concluir o pedido de indenização da apólice 123, uma vez que houve inconsistências na documentação enviada.</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Preciso alterar dados incorretos da apólice 123 e não encontro o canal adequado para essa correçã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Preciso saber se a apólice 123 cobre despesas médicas não previstas inicialmente no contrat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Não consigo contato com o responsável pelo meu processo de apólice 123 e gostaria de saber como dar andament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Estou com dificuldades em anexar documentos ao pedido de apólice 123 no sistema e gostaria de ajuda.</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Não consigo contato com o responsável pelo meu processo de apólice 123 e gostaria de saber como dar andament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Preciso de orientações para concluir o pedido de indenização da apólice 123, uma vez que houve inconsistências na documentação enviada.</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Recebi informações conflitantes sobre o status do processo da apólice 123 e preciso de um esclareciment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Gostaria de saber como proceder para cancelar a apólice 123 sem prejuízos adicionais.</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Solicito a reanálise do pedido relacionado à apólice 123, pois houve equívocos na avaliação anterior.</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Solicito esclarecimento sobre o prazo de pagamento de indenização da apólice 123, pois já passou o tempo informad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O sistema indicou erro no cadastro do meu pedido de indenização com apólice 123 e preciso de orientaçã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Solicito a reanálise do pedido relacionado à apólice 123, pois houve equívocos na avaliação anterior.</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Meu processo referente à apólice 123 está parado há meses e preciso saber o motivo do atras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Gostaria de saber se é possível recorrer da decisão sobre a apólice 123, já que meu pedido foi indeferid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Recebi informações conflitantes sobre o status do processo da apólice 123 e preciso de um esclareciment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Meu processo referente à apólice 123 está parado há meses e preciso saber o motivo do atras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O pagamento da apólice 123 está atrasado, e preciso saber se há alguma pendência que devo resolver.</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Preciso saber se a apólice 123 cobre despesas médicas não previstas inicialmente no contrat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Solicito esclarecimento sobre o prazo de pagamento de indenização da apólice 123, pois já passou o tempo informad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Preciso saber se a apólice 123 cobre despesas médicas não previstas inicialmente no contrat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Meu processo referente à apólice 123 está parado há meses e preciso saber o motivo do atras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O sistema indicou erro no cadastro do meu pedido de indenização com apólice 123 e preciso de orientaçã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Preciso alterar dados incorretos da apólice 123 e não encontro o canal adequado para essa correçã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Solicito a reanálise do pedido relacionado à apólice 123, pois houve equívocos na avaliação anterior.</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Estou tentando resolver um problema referente ao seguro com apólice 123, mas não consigo obter respostas claras.</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Há um problema com a assinatura digital no pedido da apólice 123, o que está impedindo seu andament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Solicito esclarecimento sobre o prazo de pagamento de indenização da apólice 123, pois já passou o tempo informad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Preciso atualizar meu endereço na apólice 123 e gostaria de saber como enviar essa atualizaçã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O sistema indicou erro no cadastro do meu pedido de indenização com apólice 123 e preciso de orientaçã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Gostaria de saber se é possível recorrer da decisão sobre a apólice 123, já que meu pedido foi indeferid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Gostaria de saber como proceder para cancelar a apólice 123 sem prejuízos adicionais.</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Preciso alterar dados incorretos da apólice 123 e não encontro o canal adequado para essa correçã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O pagamento da apólice 123 está atrasado, e preciso saber se há alguma pendência que devo resolver.</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Preciso saber se a apólice 123 cobre despesas médicas não previstas inicialmente no contrat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O sistema indicou erro no cadastro do meu pedido de indenização com apólice 123 e preciso de orientaçã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Preciso atualizar meu endereço na apólice 123 e gostaria de saber como enviar essa atualizaçã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Preciso alterar dados incorretos da apólice 123 e não encontro o canal adequado para essa correçã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Preciso de orientações para concluir o pedido de indenização da apólice 123, uma vez que houve inconsistências na documentação enviada.</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Não consigo contato com o responsável pelo meu processo de apólice 123 e gostaria de saber como dar andament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Preciso atualizar meu endereço na apólice 123 e gostaria de saber como enviar essa atualizaçã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Enviei todos os documentos solicitados, mas a indenização da apólice 123 foi negada sem explicações claras.</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Meu processo referente à apólice 123 está parado há meses e preciso saber o motivo do atras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Não consigo contato com o responsável pelo meu processo de apólice 123 e gostaria de saber como dar andament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Houve dificuldades técnicas ao tentar registrar o sinistro associado à apólice 123 no sistema, e não sei como proceder.</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O pagamento da apólice 123 está atrasado, e preciso saber se há alguma pendência que devo resolver.</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Preciso de orientações para concluir o pedido de indenização da apólice 123, uma vez que houve inconsistências na documentação enviada.</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Recebi informações conflitantes sobre o status do processo da apólice 123 e preciso de um esclarecimento.</text:p>
          </table:table-cell>
          <table:table-cell office:value-type="string" table:style-name="ce1">
            <text:p>DPVAT/SPVAT</text:p>
          </table:table-cell>
          <table:table-cell table:number-columns-repeated="16381"/>
        </table:table-row>
        <table:table-row table:number-rows-repeated="2" table:style-name="ro1">
          <table:table-cell/>
          <table:table-cell office:value-type="string" table:style-name="ce1">
            <text:p>O pagamento da apólice 123 está atrasado, e preciso saber se há alguma pendência que devo resolver.</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Preciso de orientações para concluir o pedido de indenização da apólice 123, uma vez que houve inconsistências na documentação enviada.</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Solicito esclarecimento sobre o prazo de pagamento de indenização da apólice 123, pois já passou o tempo informad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Recebi informações conflitantes sobre o status do processo da apólice 123 e preciso de um esclareciment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Há um problema com a assinatura digital no pedido da apólice 123, o que está impedindo seu andament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Estou tentando resolver um problema referente ao seguro com apólice 123, mas não consigo obter respostas claras.</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Houve dificuldades técnicas ao tentar registrar o sinistro associado à apólice 123 no sistema, e não sei como proceder.</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Enviei todos os documentos solicitados, mas a indenização da apólice 123 foi negada sem explicações claras.</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Meu processo referente à apólice 123 está parado há meses e preciso saber o motivo do atras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Estou com dificuldades em anexar documentos ao pedido de apólice 123 no sistema e gostaria de ajuda.</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Houve dificuldades técnicas ao tentar registrar o sinistro associado à apólice 123 no sistema, e não sei como proceder.</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Preciso alterar dados incorretos da apólice 123 e não encontro o canal adequado para essa correçã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Meu processo referente à apólice 123 está parado há meses e preciso saber o motivo do atras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Houve dificuldades técnicas ao tentar registrar o sinistro associado à apólice 123 no sistema, e não sei como proceder.</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O sistema indicou erro no cadastro do meu pedido de indenização com apólice 123 e preciso de orientaçã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Preciso saber se a apólice 123 cobre despesas médicas não previstas inicialmente no contrat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O pagamento da apólice 123 está atrasado, e preciso saber se há alguma pendência que devo resolver.</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Gostaria de saber se é possível recorrer da decisão sobre a apólice 123, já que meu pedido foi indeferid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Estou com dificuldades em anexar documentos ao pedido de apólice 123 no sistema e gostaria de ajuda.</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O sistema indicou erro no cadastro do meu pedido de indenização com apólice 123 e preciso de orientaçã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O pagamento da apólice 123 está atrasado, e preciso saber se há alguma pendência que devo resolver.</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Solicito esclarecimento sobre o prazo de pagamento de indenização da apólice 123, pois já passou o tempo informad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Recebi informações conflitantes sobre o status do processo da apólice 123 e preciso de um esclareciment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O pagamento da apólice 123 está atrasado, e preciso saber se há alguma pendência que devo resolver.</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Preciso saber se a apólice 123 cobre despesas médicas não previstas inicialmente no contrat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Há um problema com a assinatura digital no pedido da apólice 123, o que está impedindo seu andament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Gostaria de saber se é possível recorrer da decisão sobre a apólice 123, já que meu pedido foi indeferid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Enviei todos os documentos solicitados, mas a indenização da apólice 123 foi negada sem explicações claras.</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O pagamento da apólice 123 está atrasado, e preciso saber se há alguma pendência que devo resolver.</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Há um problema com a assinatura digital no pedido da apólice 123, o que está impedindo seu andament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Preciso atualizar meu endereço na apólice 123 e gostaria de saber como enviar essa atualizaçã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Solicito esclarecimento sobre o prazo de pagamento de indenização da apólice 123, pois já passou o tempo informad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Não consigo contato com o responsável pelo meu processo de apólice 123 e gostaria de saber como dar andament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Não encontro os documentos necessários para completar o processo da apólice 123 e preciso de orientaçã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Preciso saber se a apólice 123 cobre despesas médicas não previstas inicialmente no contrat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Solicito esclarecimento sobre o prazo de pagamento de indenização da apólice 123, pois já passou o tempo informad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Preciso atualizar meu endereço na apólice 123 e gostaria de saber como enviar essa atualizaçã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Houve dificuldades técnicas ao tentar registrar o sinistro associado à apólice 123 no sistema, e não sei como proceder.</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Há um problema com a assinatura digital no pedido da apólice 123, o que está impedindo seu andament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Gostaria de saber como proceder para cancelar a apólice 123 sem prejuízos adicionais.</text:p>
          </table:table-cell>
          <table:table-cell office:value-type="string" table:style-name="ce1">
            <text:p>DPVAT/SPVAT</text:p>
          </table:table-cell>
          <table:table-cell table:number-columns-repeated="16381"/>
        </table:table-row>
        <table:table-row table:number-rows-repeated="2" table:style-name="ro1">
          <table:table-cell/>
          <table:table-cell office:value-type="string" table:style-name="ce1">
            <text:p>Preciso alterar dados incorretos da apólice 123 e não encontro o canal adequado para essa correçã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Estou tentando resolver um problema referente ao seguro com apólice 123, mas não consigo obter respostas claras.</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Preciso saber se a apólice 123 cobre despesas médicas não previstas inicialmente no contrat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Preciso alterar dados incorretos da apólice 123 e não encontro o canal adequado para essa correçã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Não consigo contato com o responsável pelo meu processo de apólice 123 e gostaria de saber como dar andament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Preciso alterar dados incorretos da apólice 123 e não encontro o canal adequado para essa correçã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Não consigo contato com o responsável pelo meu processo de apólice 123 e gostaria de saber como dar andament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Estou com dificuldades em anexar documentos ao pedido de apólice 123 no sistema e gostaria de ajuda.</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Gostaria de saber se é possível recorrer da decisão sobre a apólice 123, já que meu pedido foi indeferid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Preciso atualizar meu endereço na apólice 123 e gostaria de saber como enviar essa atualizaçã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Enviei todos os documentos solicitados, mas a indenização da apólice 123 foi negada sem explicações claras.</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Preciso saber se a apólice 123 cobre despesas médicas não previstas inicialmente no contrat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Não encontro os documentos necessários para completar o processo da apólice 123 e preciso de orientação.</text:p>
          </table:table-cell>
          <table:table-cell office:value-type="string" table:style-name="ce1">
            <text:p>DPVAT/SPVAT</text:p>
          </table:table-cell>
          <table:table-cell table:number-columns-repeated="16381"/>
        </table:table-row>
        <table:table-row table:number-rows-repeated="2" table:style-name="ro1">
          <table:table-cell/>
          <table:table-cell office:value-type="string" table:style-name="ce1">
            <text:p>Meu processo referente à apólice 123 está parado há meses e preciso saber o motivo do atras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Recebi informações conflitantes sobre o status do processo da apólice 123 e preciso de um esclareciment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Preciso saber se a apólice 123 cobre despesas médicas não previstas inicialmente no contrat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Não encontro os documentos necessários para completar o processo da apólice 123 e preciso de orientaçã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Solicito a reanálise do pedido relacionado à apólice 123, pois houve equívocos na avaliação anterior.</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O sistema indicou erro no cadastro do meu pedido de indenização com apólice 123 e preciso de orientação.</text:p>
          </table:table-cell>
          <table:table-cell office:value-type="string" table:style-name="ce1">
            <text:p>DPVAT/SPVAT</text:p>
          </table:table-cell>
          <table:table-cell table:number-columns-repeated="16381"/>
        </table:table-row>
        <table:table-row table:number-rows-repeated="2" table:style-name="ro1">
          <table:table-cell/>
          <table:table-cell office:value-type="string" table:style-name="ce1">
            <text:p>Há um problema com a assinatura digital no pedido da apólice 123, o que está impedindo seu andament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Não encontro os documentos necessários para completar o processo da apólice 123 e preciso de orientaçã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O sistema indicou erro no cadastro do meu pedido de indenização com apólice 123 e preciso de orientaçã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Preciso alterar dados incorretos da apólice 123 e não encontro o canal adequado para essa correçã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Meu processo referente à apólice 123 está parado há meses e preciso saber o motivo do atras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Preciso de orientações para concluir o pedido de indenização da apólice 123, uma vez que houve inconsistências na documentação enviada.</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O pagamento da apólice 123 está atrasado, e preciso saber se há alguma pendência que devo resolver.</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O sistema indicou erro no cadastro do meu pedido de indenização com apólice 123 e preciso de orientaçã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Gostaria de saber como proceder para cancelar a apólice 123 sem prejuízos adicionais.</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Meu processo referente à apólice 123 está parado há meses e preciso saber o motivo do atras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Preciso de orientações para concluir o pedido de indenização da apólice 123, uma vez que houve inconsistências na documentação enviada.</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Recebi informações conflitantes sobre o status do processo da apólice 123 e preciso de um esclareciment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Meu processo referente à apólice 123 está parado há meses e preciso saber o motivo do atras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Estou com dificuldades em anexar documentos ao pedido de apólice 123 no sistema e gostaria de ajuda.</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A apólice 123 foi cadastrada com erro no nome do segurado, e isso está impedindo o recebimento da indenizaçã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Estou tentando resolver um problema referente ao seguro com apólice 123, mas não consigo obter respostas claras.</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Preciso de orientações para concluir o pedido de indenização da apólice 123, uma vez que houve inconsistências na documentação enviada.</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Recebi informações conflitantes sobre o status do processo da apólice 123 e preciso de um esclareciment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Meu processo referente à apólice 123 está parado há meses e preciso saber o motivo do atras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Estou com dificuldades em anexar documentos ao pedido de apólice 123 no sistema e gostaria de ajuda.</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Há um problema com a assinatura digital no pedido da apólice 123, o que está impedindo seu andament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Preciso saber se a apólice 123 cobre despesas médicas não previstas inicialmente no contrat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Gostaria de saber como proceder para cancelar a apólice 123 sem prejuízos adicionais.</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Não encontro os documentos necessários para completar o processo da apólice 123 e preciso de orientaçã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Recebi informações conflitantes sobre o status do processo da apólice 123 e preciso de um esclarecimento.</text:p>
          </table:table-cell>
          <table:table-cell office:value-type="string" table:style-name="ce1">
            <text:p>DPVAT/SPVAT</text:p>
          </table:table-cell>
          <table:table-cell table:number-columns-repeated="16381"/>
        </table:table-row>
        <table:table-row table:number-rows-repeated="2" table:style-name="ro1">
          <table:table-cell/>
          <table:table-cell office:value-type="string" table:style-name="ce1">
            <text:p>Não encontro os documentos necessários para completar o processo da apólice 123 e preciso de orientaçã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Estou com dificuldades em anexar documentos ao pedido de apólice 123 no sistema e gostaria de ajuda.</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Houve dificuldades técnicas ao tentar registrar o sinistro associado à apólice 123 no sistema, e não sei como proceder.</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Solicito esclarecimento sobre o prazo de pagamento de indenização da apólice 123, pois já passou o tempo informad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Houve dificuldades técnicas ao tentar registrar o sinistro associado à apólice 123 no sistema, e não sei como proceder.</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Gostaria de saber se é possível recorrer da decisão sobre a apólice 123, já que meu pedido foi indeferid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Estou com dificuldades em anexar documentos ao pedido de apólice 123 no sistema e gostaria de ajuda.</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O pagamento da apólice 123 está atrasado, e preciso saber se há alguma pendência que devo resolver.</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Não consigo contato com o responsável pelo meu processo de apólice 123 e gostaria de saber como dar andament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Meu processo referente à apólice 123 está parado há meses e preciso saber o motivo do atras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Enviei todos os documentos solicitados, mas a indenização da apólice 123 foi negada sem explicações claras.</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Houve dificuldades técnicas ao tentar registrar o sinistro associado à apólice 123 no sistema, e não sei como proceder.</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O sistema indicou erro no cadastro do meu pedido de indenização com apólice 123 e preciso de orientaçã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Meu processo referente à apólice 123 está parado há meses e preciso saber o motivo do atras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A apólice 123 foi cadastrada com erro no nome do segurado, e isso está impedindo o recebimento da indenização.</text:p>
          </table:table-cell>
          <table:table-cell office:value-type="string" table:style-name="ce1">
            <text:p>DPVAT/SPVAT</text:p>
          </table:table-cell>
          <table:table-cell table:number-columns-repeated="16381"/>
        </table:table-row>
        <table:table-row table:number-rows-repeated="2" table:style-name="ro1">
          <table:table-cell/>
          <table:table-cell office:value-type="string" table:style-name="ce1">
            <text:p>Preciso alterar dados incorretos da apólice 123 e não encontro o canal adequado para essa correçã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O pagamento da apólice 123 está atrasado, e preciso saber se há alguma pendência que devo resolver.</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A apólice 123 foi cadastrada com erro no nome do segurado, e isso está impedindo o recebimento da indenizaçã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Preciso alterar dados incorretos da apólice 123 e não encontro o canal adequado para essa correçã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Não consigo contato com o responsável pelo meu processo de apólice 123 e gostaria de saber como dar andament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O sistema indicou erro no cadastro do meu pedido de indenização com apólice 123 e preciso de orientaçã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Preciso de orientações para concluir o pedido de indenização da apólice 123, uma vez que houve inconsistências na documentação enviada.</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Preciso saber se a apólice 123 cobre despesas médicas não previstas inicialmente no contrat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Solicito esclarecimento sobre o prazo de pagamento de indenização da apólice 123, pois já passou o tempo informad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Não encontro os documentos necessários para completar o processo da apólice 123 e preciso de orientaçã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Há um problema com a assinatura digital no pedido da apólice 123, o que está impedindo seu andament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Recebi informações conflitantes sobre o status do processo da apólice 123 e preciso de um esclareciment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Preciso saber se a apólice 123 cobre despesas médicas não previstas inicialmente no contrat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Preciso alterar dados incorretos da apólice 123 e não encontro o canal adequado para essa correçã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Há um problema com a assinatura digital no pedido da apólice 123, o que está impedindo seu andament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Preciso atualizar meu endereço na apólice 123 e gostaria de saber como enviar essa atualizaçã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Estou tentando resolver um problema referente ao seguro com apólice 123, mas não consigo obter respostas claras.</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O pagamento da apólice 123 está atrasado, e preciso saber se há alguma pendência que devo resolver.</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Enviei todos os documentos solicitados, mas a indenização da apólice 123 foi negada sem explicações claras.</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Preciso atualizar meu endereço na apólice 123 e gostaria de saber como enviar essa atualizaçã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O pagamento da apólice 123 está atrasado, e preciso saber se há alguma pendência que devo resolver.</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Não encontro os documentos necessários para completar o processo da apólice 123 e preciso de orientação.</text:p>
          </table:table-cell>
          <table:table-cell office:value-type="string" table:style-name="ce1">
            <text:p>DPVAT/SPVAT</text:p>
          </table:table-cell>
          <table:table-cell table:number-columns-repeated="16381"/>
        </table:table-row>
        <table:table-row table:number-rows-repeated="3" table:style-name="ro1">
          <table:table-cell/>
          <table:table-cell office:value-type="string" table:style-name="ce1">
            <text:p>Solicito a reanálise do pedido relacionado à apólice 123, pois houve equívocos na avaliação anterior.</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Estou com dificuldades em anexar documentos ao pedido de apólice 123 no sistema e gostaria de ajuda.</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Não encontro os documentos necessários para completar o processo da apólice 123 e preciso de orientaçã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Preciso atualizar meu endereço na apólice 123 e gostaria de saber como enviar essa atualizaçã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Preciso de orientações para concluir o pedido de indenização da apólice 123, uma vez que houve inconsistências na documentação enviada.</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O pagamento da apólice 123 está atrasado, e preciso saber se há alguma pendência que devo resolver.</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Estou com dificuldades em anexar documentos ao pedido de apólice 123 no sistema e gostaria de ajuda.</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A apólice 123 foi cadastrada com erro no nome do segurado, e isso está impedindo o recebimento da indenizaçã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Estou com dificuldades em anexar documentos ao pedido de apólice 123 no sistema e gostaria de ajuda.</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Meu processo referente à apólice 123 está parado há meses e preciso saber o motivo do atras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Solicito esclarecimento sobre o prazo de pagamento de indenização da apólice 123, pois já passou o tempo informad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Meu processo referente à apólice 123 está parado há meses e preciso saber o motivo do atras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Houve dificuldades técnicas ao tentar registrar o sinistro associado à apólice 123 no sistema, e não sei como proceder.</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Não consigo contato com o responsável pelo meu processo de apólice 123 e gostaria de saber como dar andament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Recebi informações conflitantes sobre o status do processo da apólice 123 e preciso de um esclareciment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Gostaria de saber se é possível recorrer da decisão sobre a apólice 123, já que meu pedido foi indeferid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Recebi informações conflitantes sobre o status do processo da apólice 123 e preciso de um esclareciment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Gostaria de saber se é possível recorrer da decisão sobre a apólice 123, já que meu pedido foi indeferid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Enviei todos os documentos solicitados, mas a indenização da apólice 123 foi negada sem explicações claras.</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O sistema indicou erro no cadastro do meu pedido de indenização com apólice 123 e preciso de orientaçã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Enviei todos os documentos solicitados, mas a indenização da apólice 123 foi negada sem explicações claras.</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Não encontro os documentos necessários para completar o processo da apólice 123 e preciso de orientaçã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Preciso saber se a apólice 123 cobre despesas médicas não previstas inicialmente no contrat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Preciso de orientações para concluir o pedido de indenização da apólice 123, uma vez que houve inconsistências na documentação enviada.</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Gostaria de saber como proceder para cancelar a apólice 123 sem prejuízos adicionais.</text:p>
          </table:table-cell>
          <table:table-cell office:value-type="string" table:style-name="ce1">
            <text:p>DPVAT/SPVAT</text:p>
          </table:table-cell>
          <table:table-cell table:number-columns-repeated="16381"/>
        </table:table-row>
        <table:table-row table:number-rows-repeated="2" table:style-name="ro1">
          <table:table-cell/>
          <table:table-cell office:value-type="string" table:style-name="ce1">
            <text:p>Enviei todos os documentos solicitados, mas a indenização da apólice 123 foi negada sem explicações claras.</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O pagamento da apólice 123 está atrasado, e preciso saber se há alguma pendência que devo resolver.</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Recebi informações conflitantes sobre o status do processo da apólice 123 e preciso de um esclareciment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Preciso alterar dados incorretos da apólice 123 e não encontro o canal adequado para essa correçã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Houve dificuldades técnicas ao tentar registrar o sinistro associado à apólice 123 no sistema, e não sei como proceder.</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Preciso saber se a apólice 123 cobre despesas médicas não previstas inicialmente no contrat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Meu processo referente à apólice 123 está parado há meses e preciso saber o motivo do atras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Não consigo contato com o responsável pelo meu processo de apólice 123 e gostaria de saber como dar andament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Estou com dificuldades em anexar documentos ao pedido de apólice 123 no sistema e gostaria de ajuda.</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Solicito esclarecimento sobre o prazo de pagamento de indenização da apólice 123, pois já passou o tempo informad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Solicito a reanálise do pedido relacionado à apólice 123, pois houve equívocos na avaliação anterior.</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Solicito esclarecimento sobre o prazo de pagamento de indenização da apólice 123, pois já passou o tempo informad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Há um problema com a assinatura digital no pedido da apólice 123, o que está impedindo seu andament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Gostaria de saber como proceder para cancelar a apólice 123 sem prejuízos adicionais.</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O pagamento da apólice 123 está atrasado, e preciso saber se há alguma pendência que devo resolver.</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Enviei todos os documentos solicitados, mas a indenização da apólice 123 foi negada sem explicações claras.</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O sistema indicou erro no cadastro do meu pedido de indenização com apólice 123 e preciso de orientaçã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Recebi informações conflitantes sobre o status do processo da apólice 123 e preciso de um esclareciment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Enviei todos os documentos solicitados, mas a indenização da apólice 123 foi negada sem explicações claras.</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Estou com dificuldades em anexar documentos ao pedido de apólice 123 no sistema e gostaria de ajuda.</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Solicito a reanálise do pedido relacionado à apólice 123, pois houve equívocos na avaliação anterior.</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Houve dificuldades técnicas ao tentar registrar o sinistro associado à apólice 123 no sistema, e não sei como proceder.</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Enviei todos os documentos solicitados, mas a indenização da apólice 123 foi negada sem explicações claras.</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Não consigo contato com o responsável pelo meu processo de apólice 123 e gostaria de saber como dar andament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Estou tentando resolver um problema referente ao seguro com apólice 123, mas não consigo obter respostas claras.</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Preciso de orientações para concluir o pedido de indenização da apólice 123, uma vez que houve inconsistências na documentação enviada.</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Não consigo contato com o responsável pelo meu processo de apólice 123 e gostaria de saber como dar andament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A apólice 123 foi cadastrada com erro no nome do segurado, e isso está impedindo o recebimento da indenizaçã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Solicito a reanálise do pedido relacionado à apólice 123, pois houve equívocos na avaliação anterior.</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Recebi informações conflitantes sobre o status do processo da apólice 123 e preciso de um esclareciment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Preciso atualizar meu endereço na apólice 123 e gostaria de saber como enviar essa atualizaçã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Preciso saber se a apólice 123 cobre despesas médicas não previstas inicialmente no contrat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Não consigo contato com o responsável pelo meu processo de apólice 123 e gostaria de saber como dar andament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O pagamento da apólice 123 está atrasado, e preciso saber se há alguma pendência que devo resolver.</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Não consigo contato com o responsável pelo meu processo de apólice 123 e gostaria de saber como dar andamento.</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Gostaria de saber como proceder para cancelar a apólice 123 sem prejuízos adicionais.</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Preciso de orientações para concluir o pedido de indenização da apólice 123, uma vez que houve inconsistências na documentação enviada.</text:p>
          </table:table-cell>
          <table:table-cell office:value-type="string" table:style-name="ce1">
            <text:p>DPVAT/SPVAT</text:p>
          </table:table-cell>
          <table:table-cell table:number-columns-repeated="16381"/>
        </table:table-row>
        <table:table-row table:style-name="ro1">
          <table:table-cell/>
          <table:table-cell office:value-type="string" table:style-name="ce1">
            <text:p>Enviei todos os documentos solicitados, mas a indenização da apólice 123 foi negada sem explicações claras.</text:p>
          </table:table-cell>
          <table:table-cell office:value-type="string" table:style-name="ce1">
            <text:p>DPVAT/SPVAT</text:p>
          </table:table-cell>
          <table:table-cell table:number-columns-repeated="16381"/>
        </table:table-row>
        <table:table-row table:number-rows-repeated="1045321" table:style-name="ro1">
          <table:table-cell table:number-columns-repeated="16384"/>
        </table:table-row>
      </table:table>
      <table:database-ranges>
        <table:database-range table:target-range-address="Sheet1.A1:Sheet1.C3255" table:name="__Anonymous_Sheet_DB__0" table:display-filter-buttons="true"/>
      </table:database-ranges>
      <table:data-pilot-tables>
        <table:data-pilot-table table:name="Tabela dinâmica1" table:target-range-address="Planilha1.A3:Planilha1.B13" table:show-filter-button="false" table:buttons="Planilha1.A3">
          <table:source-cell-range table:cell-range-address="Sheet1.A1:Sheet1.C3255"/>
          <table:data-pilot-field table:source-field-name="Categoria" table:orientation="row">
            <table:data-pilot-level table:show-empty="false">
              <table:data-pilot-subtotals>
                <table:data-pilot-subtotal table:function="auto"/>
              </table:data-pilot-subtotals>
              <table:data-pilot-sort-info table:sort-mode="data" table:data-field="Demanda" table:order="descending"/>
              <table:data-pilot-layout-info table:layout-mode="outline-subtotals-top" table:add-empty-lines="false"/>
            </table:data-pilot-level>
          </table:data-pilot-field>
          <table:data-pilot-field table:source-field-name="Demanda" table:orientation="data" table:function="count">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Coluna1"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table>
      </table:data-pilot-tabl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Liberation Sans" svg:font-family="&quot;Liberation Sans&quot;"/>
  </office:font-face-decls>
  <office:styles>
    <number:number-style style:name="N0">
      <number:number number:min-integer-digits="1"/>
    </number:number-style>
    <style:style style:name="Accent" style:family="table-cell" style:data-style-name="N0">
      <style:table-cell-properties style:vertical-align="automatic"/>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Default" style:family="table-cell" style:data-style-name="N0"/>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style:text-properties fo:color="#000000"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style:text-properties fo:color="#000000"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style:text-properties fo:color="#000000" fo:font-size="12pt" style:font-size-asian="12pt" style:font-size-complex="12pt" fo:font-weight="bold" style:font-weight-asian="bold" style:font-weight-complex="bold"/>
    </style:style>
    <style:style style:name="Hyperlink" style:family="table-cell" style:data-style-name="N0">
      <style:table-cell-properties style:vertical-align="automatic"/>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_1" style:display-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0pt" style:font-size-asian="10pt" style:font-size-complex="10pt"/>
    </style:style>
    <style:style style:name="Note" style:family="table-cell" style:data-style-name="N0">
      <style:table-cell-properties fo:border="thin solid #808080" style:vertical-align="automatic" fo:background-color="#FFFFCC"/>
      <style:text-properties fo:color="#333333"/>
    </style:style>
    <style:style style:name="pd1" style:family="table-cell" style:data-style-name="N0">
      <style:table-cell-properties fo:border="thin solid #000000" style:vertical-align="top" style:repeat-content="false"/>
      <style:paragraph-properties fo:text-align="center"/>
      <style:text-properties fo:font-weight="bold" style:font-weight-asian="bold" style:font-weight-complex="bold"/>
    </style:style>
    <style:style style:name="Pivot_32_Table_32_Category" style:display-name="Pivot Table Category" style:family="table-cell" style:data-style-name="N0">
      <style:table-cell-properties style:vertical-align="automatic" style:repeat-content="false"/>
      <style:paragraph-properties fo:text-align="start" fo:margin-left="0cm"/>
    </style:style>
    <style:style style:name="Pivot_32_Table_32_Corner" style:display-name="Pivot Table Corner" style:family="table-cell" style:data-style-name="N0"/>
    <style:style style:name="Pivot_32_Table_32_Field" style:display-name="Pivot Table Field" style:family="table-cell" style:data-style-name="N0"/>
    <style:style style:name="Pivot_32_Table_32_Result" style:display-name="Pivot Table Result" style:family="table-cell" style:data-style-name="N0">
      <style:text-properties fo:font-weight="bold" style:font-weight-asian="bold" style:font-weight-complex="bold"/>
    </style:style>
    <style:style style:name="Pivot_32_Table_32_Title" style:display-name="Pivot Table Title" style:family="table-cell" style:data-style-name="N0">
      <style:table-cell-properties style:vertical-align="automatic" style:repeat-content="false"/>
      <style:paragraph-properties fo:text-align="start" fo:margin-left="0cm"/>
      <style:text-properties fo:font-weight="bold" style:font-weight-asian="bold" style:font-weight-complex="bold"/>
    </style:style>
    <style:style style:name="Pivot_32_Table_32_Value" style:display-name="Pivot Table Value" style:family="table-cell" style:data-style-name="N0"/>
    <style:style style:name="Result" style:family="table-cell" style:data-style-name="N0">
      <style:table-cell-properties style:vertical-align="automatic"/>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style:style>
    <style:style style:name="Text" style:family="table-cell" style:data-style-name="N0">
      <style:table-cell-properties style:vertical-align="automatic"/>
    </style:style>
    <style:style style:name="Warning" style:family="table-cell" style:data-style-name="N0">
      <style:table-cell-properties style:vertical-align="automatic"/>
      <style:text-properties fo:color="#CC0000"/>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1496062in" fo:margin-bottom="0.31496062in" fo:margin-left="0.511811024in" fo:margin-right="0.511811024in" style:table-centering="none" style:print="objects charts drawings"/>
      <style:header-style>
        <style:header-footer-properties fo:min-height="0.472440955in" fo:margin-left="0.511811024in" fo:margin-right="0.511811024in" fo:margin-bottom="0in"/>
      </style:header-style>
      <style:footer-style>
        <style:header-footer-properties fo:min-height="0.472440955in" fo:margin-left="0.511811024in" fo:margin-right="0.511811024in" fo:margin-top="0in"/>
      </style:footer-style>
    </style:page-layout>
    <style:page-layout style:name="pm2">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text:p><text:sheet-name>???</text:sheet-name></text:p>
      </style:header>
      <style:header-left style:display="false"/>
      <style:header-first/>
      <style:footer>
        <text:p>Pag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025</meta:generator>
    <dc:creator>Anderson Alves Monteiro</dc:creator>
    <meta:creation-date>2024-10-21T00:18:24Z</meta:creation-date>
    <dc:date>2024-10-21T00:52:16Z</dc:date>
    <meta:editing-cycles>1</meta:editing-cycles>
    <meta:editing-duration>PT127S</meta:editing-duration>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Aptos Narrow"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Narrow"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Narrow"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Narrow"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data-style-name="N0">
      <style:chart-properties chart:symbol-type="none" chart:vertical="false" chart:connect-bars="false" chart:solid-type="cuboid" chart:stacked="false" chart:percentage="false" chart:link-data-style-to-source="true" chart:data-label-number="none" chart:data-label-text="false" chart:data-label-symbol="false" chart:data-label-series="false">
        <chart:label-separator>
          <text:p text:style-name="a1" text:class-names="" text:cond-style-name="">;<text:s text:c="1"/></text:p>
        </chart:label-separator>
      </style:chart-properties>
      <style:graphic-properties draw:fill="solid" draw:fill-color="#156082"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Aptos Narrow"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Aptos Narrow"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Narrow" fo:font-size="0.13889in" style:font-size-asian="0.13889in" style:font-size-complex="0.13889in" fo:language="pt" fo:country="B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Narrow"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bar" svg:height="333.3750393700788pt" svg:width="528.0pt" chart:style-name="Crt0">
        <chart:title chart:style-name="CT00">
          <text:p text:style-name="a0" text:class-names="" text:cond-style-name="">Total</text:p>
        </chart:title>
        <chart:legend chart:legend-position="end" chart:legend-align="center" chart:style-name="Lgnd"/>
        <chart:plot-area chart:style-name="Plt0" chart:data-source-has-labels="both">
          <chart:axis chart:dimension="x" chart:name="primary-x" chart:style-name="Axs0">
            <chart:categories table:cell-range-address="local-table.$A$2:.$A$10"/>
          </chart:axis>
          <chart:axis chart:dimension="y" chart:name="primary-y" chart:style-name="Axs1">
            <chart:grid chart:class="major" chart:style-name="GMa1"/>
          </chart:axis>
          <chart:series chart:label-cell-address="local-table.$B$1" chart:values-cell-range-address="local-table.$B$2:.$B$10" chart:class="chart:bar" chart:attached-axis="primary-y" chart:style-name="G0S0">
            <chart:data-label chart:style-name="DL00"/>
            <chart:data-point chart:repeated="9"/>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Total</text:p>
              </table:table-cell>
            </table:table-row>
          </table:table-header-rows>
          <table:table-row>
            <table:table-cell office:value-type="string">
              <text:p>Seguro de Pessoas</text:p>
            </table:table-cell>
            <table:table-cell office:value-type="float" office:value="377"/>
          </table:table-row>
          <table:table-row>
            <table:table-cell office:value-type="string">
              <text:p>Previdência Complementar Aberta</text:p>
            </table:table-cell>
            <table:table-cell office:value-type="float" office:value="377"/>
          </table:table-row>
          <table:table-row>
            <table:table-cell office:value-type="string">
              <text:p>Seguro de Danos</text:p>
            </table:table-cell>
            <table:table-cell office:value-type="float" office:value="376"/>
          </table:table-row>
          <table:table-row>
            <table:table-cell office:value-type="string">
              <text:p>Cadastro</text:p>
            </table:table-cell>
            <table:table-cell office:value-type="float" office:value="376"/>
          </table:table-row>
          <table:table-row>
            <table:table-cell office:value-type="string">
              <text:p>Seguro Garantia</text:p>
            </table:table-cell>
            <table:table-cell office:value-type="float" office:value="371"/>
          </table:table-row>
          <table:table-row>
            <table:table-cell office:value-type="string">
              <text:p>Não identificada</text:p>
            </table:table-cell>
            <table:table-cell office:value-type="float" office:value="367"/>
          </table:table-row>
          <table:table-row>
            <table:table-cell office:value-type="string">
              <text:p>Outros</text:p>
            </table:table-cell>
            <table:table-cell office:value-type="float" office:value="347"/>
          </table:table-row>
          <table:table-row>
            <table:table-cell office:value-type="string">
              <text:p>Seguro de Automoveis</text:p>
            </table:table-cell>
            <table:table-cell office:value-type="float" office:value="287"/>
          </table:table-row>
          <table:table-row>
            <table:table-cell office:value-type="string">
              <text:p>DPVAT/SPVAT</text:p>
            </table:table-cell>
            <table:table-cell office:value-type="float" office:value="27"/>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156082" draw:opacity="100%" draw:stroke="solid" svg:stroke-width="0.02083in" svg:stroke-color="#042433" svg:stroke-opacity="100%" draw:stroke-linejoin="miter" svg:stroke-linecap="butt"/>
    </style:default-style>
  </office:styles>
</office:document-styles>
</file>